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61"/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JP Regular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-objval" table:style-name="ta1">
        <table:table-column table:style-name="co1" table:number-columns-repeated="7" table:default-cell-style-name="Default"/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ir 5 ils j</text:p>
          </table:table-cell>
          <table:table-cell table:style-name="ce1" office:value-type="string" calcext:value-type="string">
            <text:p>ir 5 ils j/2</text:p>
          </table:table-cell>
          <table:table-cell table:style-name="ce1" office:value-type="string" calcext:value-type="string">
            <text:p>ir 10 ils j</text:p>
          </table:table-cell>
          <table:table-cell table:style-name="ce1" office:value-type="string" calcext:value-type="string">
            <text:p>ir 10 ils j/2</text:p>
          </table:table-cell>
          <table:table-cell table:style-name="ce1" office:value-type="string" calcext:value-type="string">
            <text:p>ir 15 ils j</text:p>
          </table:table-cell>
          <table:table-cell table:style-name="ce1" office:value-type="string" calcext:value-type="string">
            <text:p>ir 15 ils j/2</text:p>
          </table:table-cell>
          <table:table-cell table:style-name="ce1" office:value-type="string" calcext:value-type="string">
            <text:p>opt</text:p>
          </table:table-cell>
          <table:table-cell table:style-name="ce1" office:value-type="string" calcext:value-type="string">
            <text:p>gap ir 5 ils j</text:p>
          </table:table-cell>
          <table:table-cell table:style-name="ce1" office:value-type="string" calcext:value-type="string">
            <text:p><text:span text:style-name="T1">gap </text:span>ir 5 ils j/2</text:p>
          </table:table-cell>
          <table:table-cell table:style-name="ce1" office:value-type="string" calcext:value-type="string">
            <text:p><text:span text:style-name="T1">gap </text:span>ir 10 ils j</text:p>
          </table:table-cell>
          <table:table-cell table:style-name="ce1" office:value-type="string" calcext:value-type="string">
            <text:p><text:span text:style-name="T1">gap </text:span>ir 10 ils j/2</text:p>
          </table:table-cell>
          <table:table-cell table:style-name="ce1" office:value-type="string" calcext:value-type="string">
            <text:p><text:span text:style-name="T1">gap </text:span>ir 15 ils j</text:p>
          </table:table-cell>
          <table:table-cell table:style-name="ce1" office:value-type="string" calcext:value-type="string">
            <text:p><text:span text:style-name="T1">gap </text:span>ir 15 ils j/2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table:formula="of:=([.G2]-[.A2])/[.A2]" office:value-type="percentage" office:value="0" calcext:value-type="percentage">
            <text:p>0.00%</text:p>
          </table:table-cell>
          <table:table-cell table:formula="of:=([.G2]-[.B2])/[.B2]" office:value-type="percentage" office:value="0" calcext:value-type="percentage">
            <text:p>0.00%</text:p>
          </table:table-cell>
          <table:table-cell table:formula="of:=([.G2]-[.C2])/[.C2]" office:value-type="percentage" office:value="0" calcext:value-type="percentage">
            <text:p>0.00%</text:p>
          </table:table-cell>
          <table:table-cell table:formula="of:=([.G2]-[.D2])/[.D2]" office:value-type="percentage" office:value="0" calcext:value-type="percentage">
            <text:p>0.00%</text:p>
          </table:table-cell>
          <table:table-cell table:formula="of:=([.G2]-[.E2])/[.E2]" office:value-type="percentage" office:value="0" calcext:value-type="percentage">
            <text:p>0.00%</text:p>
          </table:table-cell>
          <table:table-cell table:formula="of:=([.G2]-[.F2])/[.F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table:formula="of:=([.G3]-[.A3])/[.A3]" office:value-type="percentage" office:value="0" calcext:value-type="percentage">
            <text:p>0.00%</text:p>
          </table:table-cell>
          <table:table-cell table:formula="of:=([.G3]-[.B3])/[.B3]" office:value-type="percentage" office:value="0" calcext:value-type="percentage">
            <text:p>0.00%</text:p>
          </table:table-cell>
          <table:table-cell table:formula="of:=([.G3]-[.C3])/[.C3]" office:value-type="percentage" office:value="0" calcext:value-type="percentage">
            <text:p>0.00%</text:p>
          </table:table-cell>
          <table:table-cell table:formula="of:=([.G3]-[.D3])/[.D3]" office:value-type="percentage" office:value="0" calcext:value-type="percentage">
            <text:p>0.00%</text:p>
          </table:table-cell>
          <table:table-cell table:formula="of:=([.G3]-[.E3])/[.E3]" office:value-type="percentage" office:value="0" calcext:value-type="percentage">
            <text:p>0.00%</text:p>
          </table:table-cell>
          <table:table-cell table:formula="of:=([.G3]-[.F3])/[.F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43" calcext:value-type="float">
            <text:p>43</text:p>
          </table:table-cell>
          <table:table-cell table:formula="of:=([.G4]-[.A4])/[.A4]" office:value-type="percentage" office:value="0" calcext:value-type="percentage">
            <text:p>0.00%</text:p>
          </table:table-cell>
          <table:table-cell table:formula="of:=([.G4]-[.B4])/[.B4]" office:value-type="percentage" office:value="0" calcext:value-type="percentage">
            <text:p>0.00%</text:p>
          </table:table-cell>
          <table:table-cell table:formula="of:=([.G4]-[.C4])/[.C4]" office:value-type="percentage" office:value="0" calcext:value-type="percentage">
            <text:p>0.00%</text:p>
          </table:table-cell>
          <table:table-cell table:formula="of:=([.G4]-[.D4])/[.D4]" office:value-type="percentage" office:value="0" calcext:value-type="percentage">
            <text:p>0.00%</text:p>
          </table:table-cell>
          <table:table-cell table:formula="of:=([.G4]-[.E4])/[.E4]" office:value-type="percentage" office:value="0" calcext:value-type="percentage">
            <text:p>0.00%</text:p>
          </table:table-cell>
          <table:table-cell table:formula="of:=([.G4]-[.F4])/[.F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43" calcext:value-type="float">
            <text:p>43</text:p>
          </table:table-cell>
          <table:table-cell table:formula="of:=([.G5]-[.A5])/[.A5]" office:value-type="percentage" office:value="0" calcext:value-type="percentage">
            <text:p>0.00%</text:p>
          </table:table-cell>
          <table:table-cell table:formula="of:=([.G5]-[.B5])/[.B5]" office:value-type="percentage" office:value="0" calcext:value-type="percentage">
            <text:p>0.00%</text:p>
          </table:table-cell>
          <table:table-cell table:formula="of:=([.G5]-[.C5])/[.C5]" office:value-type="percentage" office:value="0" calcext:value-type="percentage">
            <text:p>0.00%</text:p>
          </table:table-cell>
          <table:table-cell table:formula="of:=([.G5]-[.D5])/[.D5]" office:value-type="percentage" office:value="0" calcext:value-type="percentage">
            <text:p>0.00%</text:p>
          </table:table-cell>
          <table:table-cell table:formula="of:=([.G5]-[.E5])/[.E5]" office:value-type="percentage" office:value="0" calcext:value-type="percentage">
            <text:p>0.00%</text:p>
          </table:table-cell>
          <table:table-cell table:formula="of:=([.G5]-[.F5])/[.F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48" calcext:value-type="float">
            <text:p>48</text:p>
          </table:table-cell>
          <table:table-cell table:formula="of:=([.G6]-[.A6])/[.A6]" office:value-type="percentage" office:value="0" calcext:value-type="percentage">
            <text:p>0.00%</text:p>
          </table:table-cell>
          <table:table-cell table:formula="of:=([.G6]-[.B6])/[.B6]" office:value-type="percentage" office:value="0" calcext:value-type="percentage">
            <text:p>0.00%</text:p>
          </table:table-cell>
          <table:table-cell table:formula="of:=([.G6]-[.C6])/[.C6]" office:value-type="percentage" office:value="0" calcext:value-type="percentage">
            <text:p>0.00%</text:p>
          </table:table-cell>
          <table:table-cell table:formula="of:=([.G6]-[.D6])/[.D6]" office:value-type="percentage" office:value="0" calcext:value-type="percentage">
            <text:p>0.00%</text:p>
          </table:table-cell>
          <table:table-cell table:formula="of:=([.G6]-[.E6])/[.E6]" office:value-type="percentage" office:value="0" calcext:value-type="percentage">
            <text:p>0.00%</text:p>
          </table:table-cell>
          <table:table-cell table:formula="of:=([.G6]-[.F6])/[.F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80" calcext:value-type="float">
            <text:p>80</text:p>
          </table:table-cell>
          <table:table-cell table:formula="of:=([.G7]-[.A7])/[.A7]" office:value-type="percentage" office:value="0" calcext:value-type="percentage">
            <text:p>0.00%</text:p>
          </table:table-cell>
          <table:table-cell table:formula="of:=([.G7]-[.B7])/[.B7]" office:value-type="percentage" office:value="0" calcext:value-type="percentage">
            <text:p>0.00%</text:p>
          </table:table-cell>
          <table:table-cell table:formula="of:=([.G7]-[.C7])/[.C7]" office:value-type="percentage" office:value="0" calcext:value-type="percentage">
            <text:p>0.00%</text:p>
          </table:table-cell>
          <table:table-cell table:formula="of:=([.G7]-[.D7])/[.D7]" office:value-type="percentage" office:value="0" calcext:value-type="percentage">
            <text:p>0.00%</text:p>
          </table:table-cell>
          <table:table-cell table:formula="of:=([.G7]-[.E7])/[.E7]" office:value-type="percentage" office:value="0" calcext:value-type="percentage">
            <text:p>0.00%</text:p>
          </table:table-cell>
          <table:table-cell table:formula="of:=([.G7]-[.F7])/[.F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96" calcext:value-type="float">
            <text:p>96</text:p>
          </table:table-cell>
          <table:table-cell table:formula="of:=([.G8]-[.A8])/[.A8]" office:value-type="percentage" office:value="0" calcext:value-type="percentage">
            <text:p>0.00%</text:p>
          </table:table-cell>
          <table:table-cell table:formula="of:=([.G8]-[.B8])/[.B8]" office:value-type="percentage" office:value="0" calcext:value-type="percentage">
            <text:p>0.00%</text:p>
          </table:table-cell>
          <table:table-cell table:formula="of:=([.G8]-[.C8])/[.C8]" office:value-type="percentage" office:value="0" calcext:value-type="percentage">
            <text:p>0.00%</text:p>
          </table:table-cell>
          <table:table-cell table:formula="of:=([.G8]-[.D8])/[.D8]" office:value-type="percentage" office:value="0" calcext:value-type="percentage">
            <text:p>0.00%</text:p>
          </table:table-cell>
          <table:table-cell table:formula="of:=([.G8]-[.E8])/[.E8]" office:value-type="percentage" office:value="0" calcext:value-type="percentage">
            <text:p>0.00%</text:p>
          </table:table-cell>
          <table:table-cell table:formula="of:=([.G8]-[.F8])/[.F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office:value-type="float" office:value="99.7" calcext:value-type="float">
            <text:p>99.7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([.G9]-[.A9])/[.A9]" office:value-type="percentage" office:value="0.00200400801603209" calcext:value-type="percentage">
            <text:p>0.20%</text:p>
          </table:table-cell>
          <table:table-cell table:formula="of:=([.G9]-[.B9])/[.B9]" office:value-type="percentage" office:value="0.00200400801603209" calcext:value-type="percentage">
            <text:p>0.20%</text:p>
          </table:table-cell>
          <table:table-cell table:formula="of:=([.G9]-[.C9])/[.C9]" office:value-type="percentage" office:value="0" calcext:value-type="percentage">
            <text:p>0.00%</text:p>
          </table:table-cell>
          <table:table-cell table:formula="of:=([.G9]-[.D9])/[.D9]" office:value-type="percentage" office:value="0.0030090270812437" calcext:value-type="percentage">
            <text:p>0.30%</text:p>
          </table:table-cell>
          <table:table-cell table:formula="of:=([.G9]-[.E9])/[.E9]" office:value-type="percentage" office:value="0" calcext:value-type="percentage">
            <text:p>0.00%</text:p>
          </table:table-cell>
          <table:table-cell table:formula="of:=([.G9]-[.F9])/[.F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03" calcext:value-type="float">
            <text:p>103</text:p>
          </table:table-cell>
          <table:table-cell table:formula="of:=([.G10]-[.A10])/[.A10]" office:value-type="percentage" office:value="0" calcext:value-type="percentage">
            <text:p>0.00%</text:p>
          </table:table-cell>
          <table:table-cell table:formula="of:=([.G10]-[.B10])/[.B10]" office:value-type="percentage" office:value="0" calcext:value-type="percentage">
            <text:p>0.00%</text:p>
          </table:table-cell>
          <table:table-cell table:formula="of:=([.G10]-[.C10])/[.C10]" office:value-type="percentage" office:value="0" calcext:value-type="percentage">
            <text:p>0.00%</text:p>
          </table:table-cell>
          <table:table-cell table:formula="of:=([.G10]-[.D10])/[.D10]" office:value-type="percentage" office:value="0" calcext:value-type="percentage">
            <text:p>0.00%</text:p>
          </table:table-cell>
          <table:table-cell table:formula="of:=([.G10]-[.E10])/[.E10]" office:value-type="percentage" office:value="0" calcext:value-type="percentage">
            <text:p>0.00%</text:p>
          </table:table-cell>
          <table:table-cell table:formula="of:=([.G10]-[.F10])/[.F1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03" calcext:value-type="float">
            <text:p>103</text:p>
          </table:table-cell>
          <table:table-cell table:formula="of:=([.G11]-[.A11])/[.A11]" office:value-type="percentage" office:value="0" calcext:value-type="percentage">
            <text:p>0.00%</text:p>
          </table:table-cell>
          <table:table-cell table:formula="of:=([.G11]-[.B11])/[.B11]" office:value-type="percentage" office:value="0" calcext:value-type="percentage">
            <text:p>0.00%</text:p>
          </table:table-cell>
          <table:table-cell table:formula="of:=([.G11]-[.C11])/[.C11]" office:value-type="percentage" office:value="0" calcext:value-type="percentage">
            <text:p>0.00%</text:p>
          </table:table-cell>
          <table:table-cell table:formula="of:=([.G11]-[.D11])/[.D11]" office:value-type="percentage" office:value="0" calcext:value-type="percentage">
            <text:p>0.00%</text:p>
          </table:table-cell>
          <table:table-cell table:formula="of:=([.G11]-[.E11])/[.E11]" office:value-type="percentage" office:value="0" calcext:value-type="percentage">
            <text:p>0.00%</text:p>
          </table:table-cell>
          <table:table-cell table:formula="of:=([.G11]-[.F11])/[.F1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10" calcext:value-type="float">
            <text:p>110</text:p>
          </table:table-cell>
          <table:table-cell table:formula="of:=([.G12]-[.A12])/[.A12]" office:value-type="percentage" office:value="0" calcext:value-type="percentage">
            <text:p>0.00%</text:p>
          </table:table-cell>
          <table:table-cell table:formula="of:=([.G12]-[.B12])/[.B12]" office:value-type="percentage" office:value="0" calcext:value-type="percentage">
            <text:p>0.00%</text:p>
          </table:table-cell>
          <table:table-cell table:formula="of:=([.G12]-[.C12])/[.C12]" office:value-type="percentage" office:value="0" calcext:value-type="percentage">
            <text:p>0.00%</text:p>
          </table:table-cell>
          <table:table-cell table:formula="of:=([.G12]-[.D12])/[.D12]" office:value-type="percentage" office:value="0" calcext:value-type="percentage">
            <text:p>0.00%</text:p>
          </table:table-cell>
          <table:table-cell table:formula="of:=([.G12]-[.E12])/[.E12]" office:value-type="percentage" office:value="0" calcext:value-type="percentage">
            <text:p>0.00%</text:p>
          </table:table-cell>
          <table:table-cell table:formula="of:=([.G12]-[.F12])/[.F1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11" calcext:value-type="float">
            <text:p>111</text:p>
          </table:table-cell>
          <table:table-cell table:formula="of:=([.G13]-[.A13])/[.A13]" office:value-type="percentage" office:value="0" calcext:value-type="percentage">
            <text:p>0.00%</text:p>
          </table:table-cell>
          <table:table-cell table:formula="of:=([.G13]-[.B13])/[.B13]" office:value-type="percentage" office:value="0" calcext:value-type="percentage">
            <text:p>0.00%</text:p>
          </table:table-cell>
          <table:table-cell table:formula="of:=([.G13]-[.C13])/[.C13]" office:value-type="percentage" office:value="0" calcext:value-type="percentage">
            <text:p>0.00%</text:p>
          </table:table-cell>
          <table:table-cell table:formula="of:=([.G13]-[.D13])/[.D13]" office:value-type="percentage" office:value="0" calcext:value-type="percentage">
            <text:p>0.00%</text:p>
          </table:table-cell>
          <table:table-cell table:formula="of:=([.G13]-[.E13])/[.E13]" office:value-type="percentage" office:value="0" calcext:value-type="percentage">
            <text:p>0.00%</text:p>
          </table:table-cell>
          <table:table-cell table:formula="of:=([.G13]-[.F13])/[.F1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12" calcext:value-type="float">
            <text:p>112</text:p>
          </table:table-cell>
          <table:table-cell table:formula="of:=([.G14]-[.A14])/[.A14]" office:value-type="percentage" office:value="0" calcext:value-type="percentage">
            <text:p>0.00%</text:p>
          </table:table-cell>
          <table:table-cell table:formula="of:=([.G14]-[.B14])/[.B14]" office:value-type="percentage" office:value="0" calcext:value-type="percentage">
            <text:p>0.00%</text:p>
          </table:table-cell>
          <table:table-cell table:formula="of:=([.G14]-[.C14])/[.C14]" office:value-type="percentage" office:value="0" calcext:value-type="percentage">
            <text:p>0.00%</text:p>
          </table:table-cell>
          <table:table-cell table:formula="of:=([.G14]-[.D14])/[.D14]" office:value-type="percentage" office:value="0" calcext:value-type="percentage">
            <text:p>0.00%</text:p>
          </table:table-cell>
          <table:table-cell table:formula="of:=([.G14]-[.E14])/[.E14]" office:value-type="percentage" office:value="0" calcext:value-type="percentage">
            <text:p>0.00%</text:p>
          </table:table-cell>
          <table:table-cell table:formula="of:=([.G14]-[.F14])/[.F1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14" calcext:value-type="float">
            <text:p>114</text:p>
          </table:table-cell>
          <table:table-cell table:formula="of:=([.G15]-[.A15])/[.A15]" office:value-type="percentage" office:value="0" calcext:value-type="percentage">
            <text:p>0.00%</text:p>
          </table:table-cell>
          <table:table-cell table:formula="of:=([.G15]-[.B15])/[.B15]" office:value-type="percentage" office:value="0" calcext:value-type="percentage">
            <text:p>0.00%</text:p>
          </table:table-cell>
          <table:table-cell table:formula="of:=([.G15]-[.C15])/[.C15]" office:value-type="percentage" office:value="0" calcext:value-type="percentage">
            <text:p>0.00%</text:p>
          </table:table-cell>
          <table:table-cell table:formula="of:=([.G15]-[.D15])/[.D15]" office:value-type="percentage" office:value="0" calcext:value-type="percentage">
            <text:p>0.00%</text:p>
          </table:table-cell>
          <table:table-cell table:formula="of:=([.G15]-[.E15])/[.E15]" office:value-type="percentage" office:value="0" calcext:value-type="percentage">
            <text:p>0.00%</text:p>
          </table:table-cell>
          <table:table-cell table:formula="of:=([.G15]-[.F15])/[.F1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27" calcext:value-type="float">
            <text:p>127</text:p>
          </table:table-cell>
          <table:table-cell table:formula="of:=([.G16]-[.A16])/[.A16]" office:value-type="percentage" office:value="0" calcext:value-type="percentage">
            <text:p>0.00%</text:p>
          </table:table-cell>
          <table:table-cell table:formula="of:=([.G16]-[.B16])/[.B16]" office:value-type="percentage" office:value="0" calcext:value-type="percentage">
            <text:p>0.00%</text:p>
          </table:table-cell>
          <table:table-cell table:formula="of:=([.G16]-[.C16])/[.C16]" office:value-type="percentage" office:value="0" calcext:value-type="percentage">
            <text:p>0.00%</text:p>
          </table:table-cell>
          <table:table-cell table:formula="of:=([.G16]-[.D16])/[.D16]" office:value-type="percentage" office:value="0" calcext:value-type="percentage">
            <text:p>0.00%</text:p>
          </table:table-cell>
          <table:table-cell table:formula="of:=([.G16]-[.E16])/[.E16]" office:value-type="percentage" office:value="0" calcext:value-type="percentage">
            <text:p>0.00%</text:p>
          </table:table-cell>
          <table:table-cell table:formula="of:=([.G16]-[.F16])/[.F1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28" calcext:value-type="float">
            <text:p>128</text:p>
          </table:table-cell>
          <table:table-cell table:formula="of:=([.G17]-[.A17])/[.A17]" office:value-type="percentage" office:value="0" calcext:value-type="percentage">
            <text:p>0.00%</text:p>
          </table:table-cell>
          <table:table-cell table:formula="of:=([.G17]-[.B17])/[.B17]" office:value-type="percentage" office:value="0" calcext:value-type="percentage">
            <text:p>0.00%</text:p>
          </table:table-cell>
          <table:table-cell table:formula="of:=([.G17]-[.C17])/[.C17]" office:value-type="percentage" office:value="0" calcext:value-type="percentage">
            <text:p>0.00%</text:p>
          </table:table-cell>
          <table:table-cell table:formula="of:=([.G17]-[.D17])/[.D17]" office:value-type="percentage" office:value="0" calcext:value-type="percentage">
            <text:p>0.00%</text:p>
          </table:table-cell>
          <table:table-cell table:formula="of:=([.G17]-[.E17])/[.E17]" office:value-type="percentage" office:value="0" calcext:value-type="percentage">
            <text:p>0.00%</text:p>
          </table:table-cell>
          <table:table-cell table:formula="of:=([.G17]-[.F17])/[.F1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38" calcext:value-type="float">
            <text:p>138</text:p>
          </table:table-cell>
          <table:table-cell table:formula="of:=([.G18]-[.A18])/[.A18]" office:value-type="percentage" office:value="0" calcext:value-type="percentage">
            <text:p>0.00%</text:p>
          </table:table-cell>
          <table:table-cell table:formula="of:=([.G18]-[.B18])/[.B18]" office:value-type="percentage" office:value="0" calcext:value-type="percentage">
            <text:p>0.00%</text:p>
          </table:table-cell>
          <table:table-cell table:formula="of:=([.G18]-[.C18])/[.C18]" office:value-type="percentage" office:value="0" calcext:value-type="percentage">
            <text:p>0.00%</text:p>
          </table:table-cell>
          <table:table-cell table:formula="of:=([.G18]-[.D18])/[.D18]" office:value-type="percentage" office:value="0" calcext:value-type="percentage">
            <text:p>0.00%</text:p>
          </table:table-cell>
          <table:table-cell table:formula="of:=([.G18]-[.E18])/[.E18]" office:value-type="percentage" office:value="0" calcext:value-type="percentage">
            <text:p>0.00%</text:p>
          </table:table-cell>
          <table:table-cell table:formula="of:=([.G18]-[.F18])/[.F1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38" calcext:value-type="float">
            <text:p>138</text:p>
          </table:table-cell>
          <table:table-cell table:formula="of:=([.G19]-[.A19])/[.A19]" office:value-type="percentage" office:value="0" calcext:value-type="percentage">
            <text:p>0.00%</text:p>
          </table:table-cell>
          <table:table-cell table:formula="of:=([.G19]-[.B19])/[.B19]" office:value-type="percentage" office:value="0" calcext:value-type="percentage">
            <text:p>0.00%</text:p>
          </table:table-cell>
          <table:table-cell table:formula="of:=([.G19]-[.C19])/[.C19]" office:value-type="percentage" office:value="0" calcext:value-type="percentage">
            <text:p>0.00%</text:p>
          </table:table-cell>
          <table:table-cell table:formula="of:=([.G19]-[.D19])/[.D19]" office:value-type="percentage" office:value="0" calcext:value-type="percentage">
            <text:p>0.00%</text:p>
          </table:table-cell>
          <table:table-cell table:formula="of:=([.G19]-[.E19])/[.E19]" office:value-type="percentage" office:value="0" calcext:value-type="percentage">
            <text:p>0.00%</text:p>
          </table:table-cell>
          <table:table-cell table:formula="of:=([.G19]-[.F19])/[.F1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41" calcext:value-type="float">
            <text:p>141</text:p>
          </table:table-cell>
          <table:table-cell table:formula="of:=([.G20]-[.A20])/[.A20]" office:value-type="percentage" office:value="0" calcext:value-type="percentage">
            <text:p>0.00%</text:p>
          </table:table-cell>
          <table:table-cell table:formula="of:=([.G20]-[.B20])/[.B20]" office:value-type="percentage" office:value="0" calcext:value-type="percentage">
            <text:p>0.00%</text:p>
          </table:table-cell>
          <table:table-cell table:formula="of:=([.G20]-[.C20])/[.C20]" office:value-type="percentage" office:value="0" calcext:value-type="percentage">
            <text:p>0.00%</text:p>
          </table:table-cell>
          <table:table-cell table:formula="of:=([.G20]-[.D20])/[.D20]" office:value-type="percentage" office:value="0" calcext:value-type="percentage">
            <text:p>0.00%</text:p>
          </table:table-cell>
          <table:table-cell table:formula="of:=([.G20]-[.E20])/[.E20]" office:value-type="percentage" office:value="0" calcext:value-type="percentage">
            <text:p>0.00%</text:p>
          </table:table-cell>
          <table:table-cell table:formula="of:=([.G20]-[.F20])/[.F2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0.6" calcext:value-type="float">
            <text:p>140.6</text:p>
          </table:table-cell>
          <table:table-cell office:value-type="float" office:value="139.4" calcext:value-type="float">
            <text:p>139.4</text:p>
          </table:table-cell>
          <table:table-cell office:value-type="float" office:value="140.8" calcext:value-type="float">
            <text:p>140.8</text:p>
          </table:table-cell>
          <table:table-cell office:value-type="float" office:value="139.2" calcext:value-type="float">
            <text:p>139.2</text:p>
          </table:table-cell>
          <table:table-cell office:value-type="float" office:value="141.2" calcext:value-type="float">
            <text:p>141.2</text:p>
          </table:table-cell>
          <table:table-cell office:value-type="float" office:value="140.2" calcext:value-type="float">
            <text:p>140.2</text:p>
          </table:table-cell>
          <table:table-cell office:value-type="float" office:value="143" calcext:value-type="float">
            <text:p>143</text:p>
          </table:table-cell>
          <table:table-cell table:formula="of:=([.G21]-[.A21])/[.A21]" office:value-type="percentage" office:value="0.0170697012802276" calcext:value-type="percentage">
            <text:p>1.71%</text:p>
          </table:table-cell>
          <table:table-cell table:formula="of:=([.G21]-[.B21])/[.B21]" office:value-type="percentage" office:value="0.0258249641319942" calcext:value-type="percentage">
            <text:p>2.58%</text:p>
          </table:table-cell>
          <table:table-cell table:formula="of:=([.G21]-[.C21])/[.C21]" office:value-type="percentage" office:value="0.0156249999999999" calcext:value-type="percentage">
            <text:p>1.56%</text:p>
          </table:table-cell>
          <table:table-cell table:formula="of:=([.G21]-[.D21])/[.D21]" office:value-type="percentage" office:value="0.0272988505747127" calcext:value-type="percentage">
            <text:p>2.73%</text:p>
          </table:table-cell>
          <table:table-cell table:formula="of:=([.G21]-[.E21])/[.E21]" office:value-type="percentage" office:value="0.0127478753541077" calcext:value-type="percentage">
            <text:p>1.27%</text:p>
          </table:table-cell>
          <table:table-cell table:formula="of:=([.G21]-[.F21])/[.F21]" office:value-type="percentage" office:value="0.0199714693295293" calcext:value-type="percentage">
            <text:p>2.00%</text:p>
          </table:table-cell>
        </table:table-row>
        <table:table-row table:style-name="ro1">
          <table:table-cell table:number-columns-repeated="7" office:value-type="float" office:value="144" calcext:value-type="float">
            <text:p>144</text:p>
          </table:table-cell>
          <table:table-cell table:formula="of:=([.G22]-[.A22])/[.A22]" office:value-type="percentage" office:value="0" calcext:value-type="percentage">
            <text:p>0.00%</text:p>
          </table:table-cell>
          <table:table-cell table:formula="of:=([.G22]-[.B22])/[.B22]" office:value-type="percentage" office:value="0" calcext:value-type="percentage">
            <text:p>0.00%</text:p>
          </table:table-cell>
          <table:table-cell table:formula="of:=([.G22]-[.C22])/[.C22]" office:value-type="percentage" office:value="0" calcext:value-type="percentage">
            <text:p>0.00%</text:p>
          </table:table-cell>
          <table:table-cell table:formula="of:=([.G22]-[.D22])/[.D22]" office:value-type="percentage" office:value="0" calcext:value-type="percentage">
            <text:p>0.00%</text:p>
          </table:table-cell>
          <table:table-cell table:formula="of:=([.G22]-[.E22])/[.E22]" office:value-type="percentage" office:value="0" calcext:value-type="percentage">
            <text:p>0.00%</text:p>
          </table:table-cell>
          <table:table-cell table:formula="of:=([.G22]-[.F22])/[.F2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49" calcext:value-type="float">
            <text:p>149</text:p>
          </table:table-cell>
          <table:table-cell table:formula="of:=([.G23]-[.A23])/[.A23]" office:value-type="percentage" office:value="0" calcext:value-type="percentage">
            <text:p>0.00%</text:p>
          </table:table-cell>
          <table:table-cell table:formula="of:=([.G23]-[.B23])/[.B23]" office:value-type="percentage" office:value="0" calcext:value-type="percentage">
            <text:p>0.00%</text:p>
          </table:table-cell>
          <table:table-cell table:formula="of:=([.G23]-[.C23])/[.C23]" office:value-type="percentage" office:value="0" calcext:value-type="percentage">
            <text:p>0.00%</text:p>
          </table:table-cell>
          <table:table-cell table:formula="of:=([.G23]-[.D23])/[.D23]" office:value-type="percentage" office:value="0" calcext:value-type="percentage">
            <text:p>0.00%</text:p>
          </table:table-cell>
          <table:table-cell table:formula="of:=([.G23]-[.E23])/[.E23]" office:value-type="percentage" office:value="0" calcext:value-type="percentage">
            <text:p>0.00%</text:p>
          </table:table-cell>
          <table:table-cell table:formula="of:=([.G23]-[.F23])/[.F2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55" calcext:value-type="float">
            <text:p>155</text:p>
          </table:table-cell>
          <table:table-cell table:formula="of:=([.G24]-[.A24])/[.A24]" office:value-type="percentage" office:value="0" calcext:value-type="percentage">
            <text:p>0.00%</text:p>
          </table:table-cell>
          <table:table-cell table:formula="of:=([.G24]-[.B24])/[.B24]" office:value-type="percentage" office:value="0" calcext:value-type="percentage">
            <text:p>0.00%</text:p>
          </table:table-cell>
          <table:table-cell table:formula="of:=([.G24]-[.C24])/[.C24]" office:value-type="percentage" office:value="0" calcext:value-type="percentage">
            <text:p>0.00%</text:p>
          </table:table-cell>
          <table:table-cell table:formula="of:=([.G24]-[.D24])/[.D24]" office:value-type="percentage" office:value="0" calcext:value-type="percentage">
            <text:p>0.00%</text:p>
          </table:table-cell>
          <table:table-cell table:formula="of:=([.G24]-[.E24])/[.E24]" office:value-type="percentage" office:value="0" calcext:value-type="percentage">
            <text:p>0.00%</text:p>
          </table:table-cell>
          <table:table-cell table:formula="of:=([.G24]-[.F24])/[.F2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56" calcext:value-type="float">
            <text:p>156</text:p>
          </table:table-cell>
          <table:table-cell table:formula="of:=([.G25]-[.A25])/[.A25]" office:value-type="percentage" office:value="0" calcext:value-type="percentage">
            <text:p>0.00%</text:p>
          </table:table-cell>
          <table:table-cell table:formula="of:=([.G25]-[.B25])/[.B25]" office:value-type="percentage" office:value="0" calcext:value-type="percentage">
            <text:p>0.00%</text:p>
          </table:table-cell>
          <table:table-cell table:formula="of:=([.G25]-[.C25])/[.C25]" office:value-type="percentage" office:value="0" calcext:value-type="percentage">
            <text:p>0.00%</text:p>
          </table:table-cell>
          <table:table-cell table:formula="of:=([.G25]-[.D25])/[.D25]" office:value-type="percentage" office:value="0" calcext:value-type="percentage">
            <text:p>0.00%</text:p>
          </table:table-cell>
          <table:table-cell table:formula="of:=([.G25]-[.E25])/[.E25]" office:value-type="percentage" office:value="0" calcext:value-type="percentage">
            <text:p>0.00%</text:p>
          </table:table-cell>
          <table:table-cell table:formula="of:=([.G25]-[.F25])/[.F2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60" calcext:value-type="float">
            <text:p>160</text:p>
          </table:table-cell>
          <table:table-cell table:formula="of:=([.G26]-[.A26])/[.A26]" office:value-type="percentage" office:value="0" calcext:value-type="percentage">
            <text:p>0.00%</text:p>
          </table:table-cell>
          <table:table-cell table:formula="of:=([.G26]-[.B26])/[.B26]" office:value-type="percentage" office:value="0" calcext:value-type="percentage">
            <text:p>0.00%</text:p>
          </table:table-cell>
          <table:table-cell table:formula="of:=([.G26]-[.C26])/[.C26]" office:value-type="percentage" office:value="0" calcext:value-type="percentage">
            <text:p>0.00%</text:p>
          </table:table-cell>
          <table:table-cell table:formula="of:=([.G26]-[.D26])/[.D26]" office:value-type="percentage" office:value="0" calcext:value-type="percentage">
            <text:p>0.00%</text:p>
          </table:table-cell>
          <table:table-cell table:formula="of:=([.G26]-[.E26])/[.E26]" office:value-type="percentage" office:value="0" calcext:value-type="percentage">
            <text:p>0.00%</text:p>
          </table:table-cell>
          <table:table-cell table:formula="of:=([.G26]-[.F26])/[.F2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.6" calcext:value-type="float">
            <text:p>146.6</text:p>
          </table:table-cell>
          <table:table-cell office:value-type="float" office:value="147" calcext:value-type="float">
            <text:p>147</text:p>
          </table:table-cell>
          <table:table-cell office:value-type="float" office:value="146.9" calcext:value-type="float">
            <text:p>146.9</text:p>
          </table:table-cell>
          <table:table-cell table:number-columns-repeated="3" office:value-type="float" office:value="147" calcext:value-type="float">
            <text:p>147</text:p>
          </table:table-cell>
          <table:table-cell table:formula="of:=([.G27]-[.A27])/[.A27]" office:value-type="percentage" office:value="0" calcext:value-type="percentage">
            <text:p>0.00%</text:p>
          </table:table-cell>
          <table:table-cell table:formula="of:=([.G27]-[.B27])/[.B27]" office:value-type="percentage" office:value="0.0027285129604366" calcext:value-type="percentage">
            <text:p>0.27%</text:p>
          </table:table-cell>
          <table:table-cell table:formula="of:=([.G27]-[.C27])/[.C27]" office:value-type="percentage" office:value="0" calcext:value-type="percentage">
            <text:p>0.00%</text:p>
          </table:table-cell>
          <table:table-cell table:formula="of:=([.G27]-[.D27])/[.D27]" office:value-type="percentage" office:value="0.000680735194009492" calcext:value-type="percentage">
            <text:p>0.07%</text:p>
          </table:table-cell>
          <table:table-cell table:formula="of:=([.G27]-[.E27])/[.E27]" office:value-type="percentage" office:value="0" calcext:value-type="percentage">
            <text:p>0.00%</text:p>
          </table:table-cell>
          <table:table-cell table:formula="of:=([.G27]-[.F27])/[.F2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64" calcext:value-type="float">
            <text:p>164</text:p>
          </table:table-cell>
          <table:table-cell table:formula="of:=([.G28]-[.A28])/[.A28]" office:value-type="percentage" office:value="0" calcext:value-type="percentage">
            <text:p>0.00%</text:p>
          </table:table-cell>
          <table:table-cell table:formula="of:=([.G28]-[.B28])/[.B28]" office:value-type="percentage" office:value="0" calcext:value-type="percentage">
            <text:p>0.00%</text:p>
          </table:table-cell>
          <table:table-cell table:formula="of:=([.G28]-[.C28])/[.C28]" office:value-type="percentage" office:value="0" calcext:value-type="percentage">
            <text:p>0.00%</text:p>
          </table:table-cell>
          <table:table-cell table:formula="of:=([.G28]-[.D28])/[.D28]" office:value-type="percentage" office:value="0" calcext:value-type="percentage">
            <text:p>0.00%</text:p>
          </table:table-cell>
          <table:table-cell table:formula="of:=([.G28]-[.E28])/[.E28]" office:value-type="percentage" office:value="0" calcext:value-type="percentage">
            <text:p>0.00%</text:p>
          </table:table-cell>
          <table:table-cell table:formula="of:=([.G28]-[.F28])/[.F2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64" calcext:value-type="float">
            <text:p>164</text:p>
          </table:table-cell>
          <table:table-cell table:formula="of:=([.G29]-[.A29])/[.A29]" office:value-type="percentage" office:value="0" calcext:value-type="percentage">
            <text:p>0.00%</text:p>
          </table:table-cell>
          <table:table-cell table:formula="of:=([.G29]-[.B29])/[.B29]" office:value-type="percentage" office:value="0" calcext:value-type="percentage">
            <text:p>0.00%</text:p>
          </table:table-cell>
          <table:table-cell table:formula="of:=([.G29]-[.C29])/[.C29]" office:value-type="percentage" office:value="0" calcext:value-type="percentage">
            <text:p>0.00%</text:p>
          </table:table-cell>
          <table:table-cell table:formula="of:=([.G29]-[.D29])/[.D29]" office:value-type="percentage" office:value="0" calcext:value-type="percentage">
            <text:p>0.00%</text:p>
          </table:table-cell>
          <table:table-cell table:formula="of:=([.G29]-[.E29])/[.E29]" office:value-type="percentage" office:value="0" calcext:value-type="percentage">
            <text:p>0.00%</text:p>
          </table:table-cell>
          <table:table-cell table:formula="of:=([.G29]-[.F29])/[.F2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66" calcext:value-type="float">
            <text:p>166</text:p>
          </table:table-cell>
          <table:table-cell table:formula="of:=([.G30]-[.A30])/[.A30]" office:value-type="percentage" office:value="0" calcext:value-type="percentage">
            <text:p>0.00%</text:p>
          </table:table-cell>
          <table:table-cell table:formula="of:=([.G30]-[.B30])/[.B30]" office:value-type="percentage" office:value="0" calcext:value-type="percentage">
            <text:p>0.00%</text:p>
          </table:table-cell>
          <table:table-cell table:formula="of:=([.G30]-[.C30])/[.C30]" office:value-type="percentage" office:value="0" calcext:value-type="percentage">
            <text:p>0.00%</text:p>
          </table:table-cell>
          <table:table-cell table:formula="of:=([.G30]-[.D30])/[.D30]" office:value-type="percentage" office:value="0" calcext:value-type="percentage">
            <text:p>0.00%</text:p>
          </table:table-cell>
          <table:table-cell table:formula="of:=([.G30]-[.E30])/[.E30]" office:value-type="percentage" office:value="0" calcext:value-type="percentage">
            <text:p>0.00%</text:p>
          </table:table-cell>
          <table:table-cell table:formula="of:=([.G30]-[.F30])/[.F3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73" calcext:value-type="float">
            <text:p>173</text:p>
          </table:table-cell>
          <table:table-cell table:formula="of:=([.G31]-[.A31])/[.A31]" office:value-type="percentage" office:value="0" calcext:value-type="percentage">
            <text:p>0.00%</text:p>
          </table:table-cell>
          <table:table-cell table:formula="of:=([.G31]-[.B31])/[.B31]" office:value-type="percentage" office:value="0" calcext:value-type="percentage">
            <text:p>0.00%</text:p>
          </table:table-cell>
          <table:table-cell table:formula="of:=([.G31]-[.C31])/[.C31]" office:value-type="percentage" office:value="0" calcext:value-type="percentage">
            <text:p>0.00%</text:p>
          </table:table-cell>
          <table:table-cell table:formula="of:=([.G31]-[.D31])/[.D31]" office:value-type="percentage" office:value="0" calcext:value-type="percentage">
            <text:p>0.00%</text:p>
          </table:table-cell>
          <table:table-cell table:formula="of:=([.G31]-[.E31])/[.E31]" office:value-type="percentage" office:value="0" calcext:value-type="percentage">
            <text:p>0.00%</text:p>
          </table:table-cell>
          <table:table-cell table:formula="of:=([.G31]-[.F31])/[.F3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74" calcext:value-type="float">
            <text:p>174</text:p>
          </table:table-cell>
          <table:table-cell table:formula="of:=([.G32]-[.A32])/[.A32]" office:value-type="percentage" office:value="0" calcext:value-type="percentage">
            <text:p>0.00%</text:p>
          </table:table-cell>
          <table:table-cell table:formula="of:=([.G32]-[.B32])/[.B32]" office:value-type="percentage" office:value="0" calcext:value-type="percentage">
            <text:p>0.00%</text:p>
          </table:table-cell>
          <table:table-cell table:formula="of:=([.G32]-[.C32])/[.C32]" office:value-type="percentage" office:value="0" calcext:value-type="percentage">
            <text:p>0.00%</text:p>
          </table:table-cell>
          <table:table-cell table:formula="of:=([.G32]-[.D32])/[.D32]" office:value-type="percentage" office:value="0" calcext:value-type="percentage">
            <text:p>0.00%</text:p>
          </table:table-cell>
          <table:table-cell table:formula="of:=([.G32]-[.E32])/[.E32]" office:value-type="percentage" office:value="0" calcext:value-type="percentage">
            <text:p>0.00%</text:p>
          </table:table-cell>
          <table:table-cell table:formula="of:=([.G32]-[.F32])/[.F3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75" calcext:value-type="float">
            <text:p>175</text:p>
          </table:table-cell>
          <table:table-cell table:formula="of:=([.G33]-[.A33])/[.A33]" office:value-type="percentage" office:value="0" calcext:value-type="percentage">
            <text:p>0.00%</text:p>
          </table:table-cell>
          <table:table-cell table:formula="of:=([.G33]-[.B33])/[.B33]" office:value-type="percentage" office:value="0" calcext:value-type="percentage">
            <text:p>0.00%</text:p>
          </table:table-cell>
          <table:table-cell table:formula="of:=([.G33]-[.C33])/[.C33]" office:value-type="percentage" office:value="0" calcext:value-type="percentage">
            <text:p>0.00%</text:p>
          </table:table-cell>
          <table:table-cell table:formula="of:=([.G33]-[.D33])/[.D33]" office:value-type="percentage" office:value="0" calcext:value-type="percentage">
            <text:p>0.00%</text:p>
          </table:table-cell>
          <table:table-cell table:formula="of:=([.G33]-[.E33])/[.E33]" office:value-type="percentage" office:value="0" calcext:value-type="percentage">
            <text:p>0.00%</text:p>
          </table:table-cell>
          <table:table-cell table:formula="of:=([.G33]-[.F33])/[.F3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35" calcext:value-type="float">
            <text:p>135</text:p>
          </table:table-cell>
          <table:table-cell table:formula="of:=([.G34]-[.A34])/[.A34]" office:value-type="percentage" office:value="0" calcext:value-type="percentage">
            <text:p>0.00%</text:p>
          </table:table-cell>
          <table:table-cell table:formula="of:=([.G34]-[.B34])/[.B34]" office:value-type="percentage" office:value="0" calcext:value-type="percentage">
            <text:p>0.00%</text:p>
          </table:table-cell>
          <table:table-cell table:formula="of:=([.G34]-[.C34])/[.C34]" office:value-type="percentage" office:value="0" calcext:value-type="percentage">
            <text:p>0.00%</text:p>
          </table:table-cell>
          <table:table-cell table:formula="of:=([.G34]-[.D34])/[.D34]" office:value-type="percentage" office:value="0" calcext:value-type="percentage">
            <text:p>0.00%</text:p>
          </table:table-cell>
          <table:table-cell table:formula="of:=([.G34]-[.E34])/[.E34]" office:value-type="percentage" office:value="0" calcext:value-type="percentage">
            <text:p>0.00%</text:p>
          </table:table-cell>
          <table:table-cell table:formula="of:=([.G34]-[.F34])/[.F3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76" calcext:value-type="float">
            <text:p>176</text:p>
          </table:table-cell>
          <table:table-cell table:formula="of:=([.G35]-[.A35])/[.A35]" office:value-type="percentage" office:value="0" calcext:value-type="percentage">
            <text:p>0.00%</text:p>
          </table:table-cell>
          <table:table-cell table:formula="of:=([.G35]-[.B35])/[.B35]" office:value-type="percentage" office:value="0" calcext:value-type="percentage">
            <text:p>0.00%</text:p>
          </table:table-cell>
          <table:table-cell table:formula="of:=([.G35]-[.C35])/[.C35]" office:value-type="percentage" office:value="0" calcext:value-type="percentage">
            <text:p>0.00%</text:p>
          </table:table-cell>
          <table:table-cell table:formula="of:=([.G35]-[.D35])/[.D35]" office:value-type="percentage" office:value="0" calcext:value-type="percentage">
            <text:p>0.00%</text:p>
          </table:table-cell>
          <table:table-cell table:formula="of:=([.G35]-[.E35])/[.E35]" office:value-type="percentage" office:value="0" calcext:value-type="percentage">
            <text:p>0.00%</text:p>
          </table:table-cell>
          <table:table-cell table:formula="of:=([.G35]-[.F35])/[.F3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3" office:value-type="float" office:value="173" calcext:value-type="float">
            <text:p>173</text:p>
          </table:table-cell>
          <table:table-cell office:value-type="float" office:value="172.6" calcext:value-type="float">
            <text:p>172.6</text:p>
          </table:table-cell>
          <table:table-cell table:number-columns-repeated="3" office:value-type="float" office:value="173" calcext:value-type="float">
            <text:p>173</text:p>
          </table:table-cell>
          <table:table-cell table:formula="of:=([.G36]-[.A36])/[.A36]" office:value-type="percentage" office:value="0" calcext:value-type="percentage">
            <text:p>0.00%</text:p>
          </table:table-cell>
          <table:table-cell table:formula="of:=([.G36]-[.B36])/[.B36]" office:value-type="percentage" office:value="0" calcext:value-type="percentage">
            <text:p>0.00%</text:p>
          </table:table-cell>
          <table:table-cell table:formula="of:=([.G36]-[.C36])/[.C36]" office:value-type="percentage" office:value="0" calcext:value-type="percentage">
            <text:p>0.00%</text:p>
          </table:table-cell>
          <table:table-cell table:formula="of:=([.G36]-[.D36])/[.D36]" office:value-type="percentage" office:value="0.00231749710312865" calcext:value-type="percentage">
            <text:p>0.23%</text:p>
          </table:table-cell>
          <table:table-cell table:formula="of:=([.G36]-[.E36])/[.E36]" office:value-type="percentage" office:value="0" calcext:value-type="percentage">
            <text:p>0.00%</text:p>
          </table:table-cell>
          <table:table-cell table:formula="of:=([.G36]-[.F36])/[.F3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69" calcext:value-type="float">
            <text:p>169</text:p>
          </table:table-cell>
          <table:table-cell table:formula="of:=([.G37]-[.A37])/[.A37]" office:value-type="percentage" office:value="0" calcext:value-type="percentage">
            <text:p>0.00%</text:p>
          </table:table-cell>
          <table:table-cell table:formula="of:=([.G37]-[.B37])/[.B37]" office:value-type="percentage" office:value="0" calcext:value-type="percentage">
            <text:p>0.00%</text:p>
          </table:table-cell>
          <table:table-cell table:formula="of:=([.G37]-[.C37])/[.C37]" office:value-type="percentage" office:value="0" calcext:value-type="percentage">
            <text:p>0.00%</text:p>
          </table:table-cell>
          <table:table-cell table:formula="of:=([.G37]-[.D37])/[.D37]" office:value-type="percentage" office:value="0" calcext:value-type="percentage">
            <text:p>0.00%</text:p>
          </table:table-cell>
          <table:table-cell table:formula="of:=([.G37]-[.E37])/[.E37]" office:value-type="percentage" office:value="0" calcext:value-type="percentage">
            <text:p>0.00%</text:p>
          </table:table-cell>
          <table:table-cell table:formula="of:=([.G37]-[.F37])/[.F3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82" calcext:value-type="float">
            <text:p>182</text:p>
          </table:table-cell>
          <table:table-cell table:formula="of:=([.G38]-[.A38])/[.A38]" office:value-type="percentage" office:value="0" calcext:value-type="percentage">
            <text:p>0.00%</text:p>
          </table:table-cell>
          <table:table-cell table:formula="of:=([.G38]-[.B38])/[.B38]" office:value-type="percentage" office:value="0" calcext:value-type="percentage">
            <text:p>0.00%</text:p>
          </table:table-cell>
          <table:table-cell table:formula="of:=([.G38]-[.C38])/[.C38]" office:value-type="percentage" office:value="0" calcext:value-type="percentage">
            <text:p>0.00%</text:p>
          </table:table-cell>
          <table:table-cell table:formula="of:=([.G38]-[.D38])/[.D38]" office:value-type="percentage" office:value="0" calcext:value-type="percentage">
            <text:p>0.00%</text:p>
          </table:table-cell>
          <table:table-cell table:formula="of:=([.G38]-[.E38])/[.E38]" office:value-type="percentage" office:value="0" calcext:value-type="percentage">
            <text:p>0.00%</text:p>
          </table:table-cell>
          <table:table-cell table:formula="of:=([.G38]-[.F38])/[.F3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87" calcext:value-type="float">
            <text:p>187</text:p>
          </table:table-cell>
          <table:table-cell table:formula="of:=([.G39]-[.A39])/[.A39]" office:value-type="percentage" office:value="0" calcext:value-type="percentage">
            <text:p>0.00%</text:p>
          </table:table-cell>
          <table:table-cell table:formula="of:=([.G39]-[.B39])/[.B39]" office:value-type="percentage" office:value="0" calcext:value-type="percentage">
            <text:p>0.00%</text:p>
          </table:table-cell>
          <table:table-cell table:formula="of:=([.G39]-[.C39])/[.C39]" office:value-type="percentage" office:value="0" calcext:value-type="percentage">
            <text:p>0.00%</text:p>
          </table:table-cell>
          <table:table-cell table:formula="of:=([.G39]-[.D39])/[.D39]" office:value-type="percentage" office:value="0" calcext:value-type="percentage">
            <text:p>0.00%</text:p>
          </table:table-cell>
          <table:table-cell table:formula="of:=([.G39]-[.E39])/[.E39]" office:value-type="percentage" office:value="0" calcext:value-type="percentage">
            <text:p>0.00%</text:p>
          </table:table-cell>
          <table:table-cell table:formula="of:=([.G39]-[.F39])/[.F3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89" calcext:value-type="float">
            <text:p>189</text:p>
          </table:table-cell>
          <table:table-cell table:formula="of:=([.G40]-[.A40])/[.A40]" office:value-type="percentage" office:value="0" calcext:value-type="percentage">
            <text:p>0.00%</text:p>
          </table:table-cell>
          <table:table-cell table:formula="of:=([.G40]-[.B40])/[.B40]" office:value-type="percentage" office:value="0" calcext:value-type="percentage">
            <text:p>0.00%</text:p>
          </table:table-cell>
          <table:table-cell table:formula="of:=([.G40]-[.C40])/[.C40]" office:value-type="percentage" office:value="0" calcext:value-type="percentage">
            <text:p>0.00%</text:p>
          </table:table-cell>
          <table:table-cell table:formula="of:=([.G40]-[.D40])/[.D40]" office:value-type="percentage" office:value="0" calcext:value-type="percentage">
            <text:p>0.00%</text:p>
          </table:table-cell>
          <table:table-cell table:formula="of:=([.G40]-[.E40])/[.E40]" office:value-type="percentage" office:value="0" calcext:value-type="percentage">
            <text:p>0.00%</text:p>
          </table:table-cell>
          <table:table-cell table:formula="of:=([.G40]-[.F40])/[.F4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91" calcext:value-type="float">
            <text:p>191</text:p>
          </table:table-cell>
          <table:table-cell table:formula="of:=([.G41]-[.A41])/[.A41]" office:value-type="percentage" office:value="0" calcext:value-type="percentage">
            <text:p>0.00%</text:p>
          </table:table-cell>
          <table:table-cell table:formula="of:=([.G41]-[.B41])/[.B41]" office:value-type="percentage" office:value="0" calcext:value-type="percentage">
            <text:p>0.00%</text:p>
          </table:table-cell>
          <table:table-cell table:formula="of:=([.G41]-[.C41])/[.C41]" office:value-type="percentage" office:value="0" calcext:value-type="percentage">
            <text:p>0.00%</text:p>
          </table:table-cell>
          <table:table-cell table:formula="of:=([.G41]-[.D41])/[.D41]" office:value-type="percentage" office:value="0" calcext:value-type="percentage">
            <text:p>0.00%</text:p>
          </table:table-cell>
          <table:table-cell table:formula="of:=([.G41]-[.E41])/[.E41]" office:value-type="percentage" office:value="0" calcext:value-type="percentage">
            <text:p>0.00%</text:p>
          </table:table-cell>
          <table:table-cell table:formula="of:=([.G41]-[.F41])/[.F4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91" calcext:value-type="float">
            <text:p>191</text:p>
          </table:table-cell>
          <table:table-cell table:formula="of:=([.G42]-[.A42])/[.A42]" office:value-type="percentage" office:value="0" calcext:value-type="percentage">
            <text:p>0.00%</text:p>
          </table:table-cell>
          <table:table-cell table:formula="of:=([.G42]-[.B42])/[.B42]" office:value-type="percentage" office:value="0" calcext:value-type="percentage">
            <text:p>0.00%</text:p>
          </table:table-cell>
          <table:table-cell table:formula="of:=([.G42]-[.C42])/[.C42]" office:value-type="percentage" office:value="0" calcext:value-type="percentage">
            <text:p>0.00%</text:p>
          </table:table-cell>
          <table:table-cell table:formula="of:=([.G42]-[.D42])/[.D42]" office:value-type="percentage" office:value="0" calcext:value-type="percentage">
            <text:p>0.00%</text:p>
          </table:table-cell>
          <table:table-cell table:formula="of:=([.G42]-[.E42])/[.E42]" office:value-type="percentage" office:value="0" calcext:value-type="percentage">
            <text:p>0.00%</text:p>
          </table:table-cell>
          <table:table-cell table:formula="of:=([.G42]-[.F42])/[.F4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95" calcext:value-type="float">
            <text:p>195</text:p>
          </table:table-cell>
          <table:table-cell table:formula="of:=([.G43]-[.A43])/[.A43]" office:value-type="percentage" office:value="0" calcext:value-type="percentage">
            <text:p>0.00%</text:p>
          </table:table-cell>
          <table:table-cell table:formula="of:=([.G43]-[.B43])/[.B43]" office:value-type="percentage" office:value="0" calcext:value-type="percentage">
            <text:p>0.00%</text:p>
          </table:table-cell>
          <table:table-cell table:formula="of:=([.G43]-[.C43])/[.C43]" office:value-type="percentage" office:value="0" calcext:value-type="percentage">
            <text:p>0.00%</text:p>
          </table:table-cell>
          <table:table-cell table:formula="of:=([.G43]-[.D43])/[.D43]" office:value-type="percentage" office:value="0" calcext:value-type="percentage">
            <text:p>0.00%</text:p>
          </table:table-cell>
          <table:table-cell table:formula="of:=([.G43]-[.E43])/[.E43]" office:value-type="percentage" office:value="0" calcext:value-type="percentage">
            <text:p>0.00%</text:p>
          </table:table-cell>
          <table:table-cell table:formula="of:=([.G43]-[.F43])/[.F4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96" calcext:value-type="float">
            <text:p>196</text:p>
          </table:table-cell>
          <table:table-cell table:formula="of:=([.G44]-[.A44])/[.A44]" office:value-type="percentage" office:value="0" calcext:value-type="percentage">
            <text:p>0.00%</text:p>
          </table:table-cell>
          <table:table-cell table:formula="of:=([.G44]-[.B44])/[.B44]" office:value-type="percentage" office:value="0" calcext:value-type="percentage">
            <text:p>0.00%</text:p>
          </table:table-cell>
          <table:table-cell table:formula="of:=([.G44]-[.C44])/[.C44]" office:value-type="percentage" office:value="0" calcext:value-type="percentage">
            <text:p>0.00%</text:p>
          </table:table-cell>
          <table:table-cell table:formula="of:=([.G44]-[.D44])/[.D44]" office:value-type="percentage" office:value="0" calcext:value-type="percentage">
            <text:p>0.00%</text:p>
          </table:table-cell>
          <table:table-cell table:formula="of:=([.G44]-[.E44])/[.E44]" office:value-type="percentage" office:value="0" calcext:value-type="percentage">
            <text:p>0.00%</text:p>
          </table:table-cell>
          <table:table-cell table:formula="of:=([.G44]-[.F44])/[.F4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98" calcext:value-type="float">
            <text:p>198</text:p>
          </table:table-cell>
          <table:table-cell table:formula="of:=([.G45]-[.A45])/[.A45]" office:value-type="percentage" office:value="0" calcext:value-type="percentage">
            <text:p>0.00%</text:p>
          </table:table-cell>
          <table:table-cell table:formula="of:=([.G45]-[.B45])/[.B45]" office:value-type="percentage" office:value="0" calcext:value-type="percentage">
            <text:p>0.00%</text:p>
          </table:table-cell>
          <table:table-cell table:formula="of:=([.G45]-[.C45])/[.C45]" office:value-type="percentage" office:value="0" calcext:value-type="percentage">
            <text:p>0.00%</text:p>
          </table:table-cell>
          <table:table-cell table:formula="of:=([.G45]-[.D45])/[.D45]" office:value-type="percentage" office:value="0" calcext:value-type="percentage">
            <text:p>0.00%</text:p>
          </table:table-cell>
          <table:table-cell table:formula="of:=([.G45]-[.E45])/[.E45]" office:value-type="percentage" office:value="0" calcext:value-type="percentage">
            <text:p>0.00%</text:p>
          </table:table-cell>
          <table:table-cell table:formula="of:=([.G45]-[.F45])/[.F4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98" calcext:value-type="float">
            <text:p>198</text:p>
          </table:table-cell>
          <table:table-cell table:formula="of:=([.G46]-[.A46])/[.A46]" office:value-type="percentage" office:value="0" calcext:value-type="percentage">
            <text:p>0.00%</text:p>
          </table:table-cell>
          <table:table-cell table:formula="of:=([.G46]-[.B46])/[.B46]" office:value-type="percentage" office:value="0" calcext:value-type="percentage">
            <text:p>0.00%</text:p>
          </table:table-cell>
          <table:table-cell table:formula="of:=([.G46]-[.C46])/[.C46]" office:value-type="percentage" office:value="0" calcext:value-type="percentage">
            <text:p>0.00%</text:p>
          </table:table-cell>
          <table:table-cell table:formula="of:=([.G46]-[.D46])/[.D46]" office:value-type="percentage" office:value="0" calcext:value-type="percentage">
            <text:p>0.00%</text:p>
          </table:table-cell>
          <table:table-cell table:formula="of:=([.G46]-[.E46])/[.E46]" office:value-type="percentage" office:value="0" calcext:value-type="percentage">
            <text:p>0.00%</text:p>
          </table:table-cell>
          <table:table-cell table:formula="of:=([.G46]-[.F46])/[.F4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98" calcext:value-type="float">
            <text:p>198</text:p>
          </table:table-cell>
          <table:table-cell table:formula="of:=([.G47]-[.A47])/[.A47]" office:value-type="percentage" office:value="0" calcext:value-type="percentage">
            <text:p>0.00%</text:p>
          </table:table-cell>
          <table:table-cell table:formula="of:=([.G47]-[.B47])/[.B47]" office:value-type="percentage" office:value="0" calcext:value-type="percentage">
            <text:p>0.00%</text:p>
          </table:table-cell>
          <table:table-cell table:formula="of:=([.G47]-[.C47])/[.C47]" office:value-type="percentage" office:value="0" calcext:value-type="percentage">
            <text:p>0.00%</text:p>
          </table:table-cell>
          <table:table-cell table:formula="of:=([.G47]-[.D47])/[.D47]" office:value-type="percentage" office:value="0" calcext:value-type="percentage">
            <text:p>0.00%</text:p>
          </table:table-cell>
          <table:table-cell table:formula="of:=([.G47]-[.E47])/[.E47]" office:value-type="percentage" office:value="0" calcext:value-type="percentage">
            <text:p>0.00%</text:p>
          </table:table-cell>
          <table:table-cell table:formula="of:=([.G47]-[.F47])/[.F4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99" calcext:value-type="float">
            <text:p>199</text:p>
          </table:table-cell>
          <table:table-cell table:formula="of:=([.G48]-[.A48])/[.A48]" office:value-type="percentage" office:value="0" calcext:value-type="percentage">
            <text:p>0.00%</text:p>
          </table:table-cell>
          <table:table-cell table:formula="of:=([.G48]-[.B48])/[.B48]" office:value-type="percentage" office:value="0" calcext:value-type="percentage">
            <text:p>0.00%</text:p>
          </table:table-cell>
          <table:table-cell table:formula="of:=([.G48]-[.C48])/[.C48]" office:value-type="percentage" office:value="0" calcext:value-type="percentage">
            <text:p>0.00%</text:p>
          </table:table-cell>
          <table:table-cell table:formula="of:=([.G48]-[.D48])/[.D48]" office:value-type="percentage" office:value="0" calcext:value-type="percentage">
            <text:p>0.00%</text:p>
          </table:table-cell>
          <table:table-cell table:formula="of:=([.G48]-[.E48])/[.E48]" office:value-type="percentage" office:value="0" calcext:value-type="percentage">
            <text:p>0.00%</text:p>
          </table:table-cell>
          <table:table-cell table:formula="of:=([.G48]-[.F48])/[.F4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01" calcext:value-type="float">
            <text:p>201</text:p>
          </table:table-cell>
          <table:table-cell table:formula="of:=([.G49]-[.A49])/[.A49]" office:value-type="percentage" office:value="0" calcext:value-type="percentage">
            <text:p>0.00%</text:p>
          </table:table-cell>
          <table:table-cell table:formula="of:=([.G49]-[.B49])/[.B49]" office:value-type="percentage" office:value="0" calcext:value-type="percentage">
            <text:p>0.00%</text:p>
          </table:table-cell>
          <table:table-cell table:formula="of:=([.G49]-[.C49])/[.C49]" office:value-type="percentage" office:value="0" calcext:value-type="percentage">
            <text:p>0.00%</text:p>
          </table:table-cell>
          <table:table-cell table:formula="of:=([.G49]-[.D49])/[.D49]" office:value-type="percentage" office:value="0" calcext:value-type="percentage">
            <text:p>0.00%</text:p>
          </table:table-cell>
          <table:table-cell table:formula="of:=([.G49]-[.E49])/[.E49]" office:value-type="percentage" office:value="0" calcext:value-type="percentage">
            <text:p>0.00%</text:p>
          </table:table-cell>
          <table:table-cell table:formula="of:=([.G49]-[.F49])/[.F4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02" calcext:value-type="float">
            <text:p>202</text:p>
          </table:table-cell>
          <table:table-cell table:formula="of:=([.G50]-[.A50])/[.A50]" office:value-type="percentage" office:value="0" calcext:value-type="percentage">
            <text:p>0.00%</text:p>
          </table:table-cell>
          <table:table-cell table:formula="of:=([.G50]-[.B50])/[.B50]" office:value-type="percentage" office:value="0" calcext:value-type="percentage">
            <text:p>0.00%</text:p>
          </table:table-cell>
          <table:table-cell table:formula="of:=([.G50]-[.C50])/[.C50]" office:value-type="percentage" office:value="0" calcext:value-type="percentage">
            <text:p>0.00%</text:p>
          </table:table-cell>
          <table:table-cell table:formula="of:=([.G50]-[.D50])/[.D50]" office:value-type="percentage" office:value="0" calcext:value-type="percentage">
            <text:p>0.00%</text:p>
          </table:table-cell>
          <table:table-cell table:formula="of:=([.G50]-[.E50])/[.E50]" office:value-type="percentage" office:value="0" calcext:value-type="percentage">
            <text:p>0.00%</text:p>
          </table:table-cell>
          <table:table-cell table:formula="of:=([.G50]-[.F50])/[.F5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03" calcext:value-type="float">
            <text:p>203</text:p>
          </table:table-cell>
          <table:table-cell table:formula="of:=([.G51]-[.A51])/[.A51]" office:value-type="percentage" office:value="0" calcext:value-type="percentage">
            <text:p>0.00%</text:p>
          </table:table-cell>
          <table:table-cell table:formula="of:=([.G51]-[.B51])/[.B51]" office:value-type="percentage" office:value="0" calcext:value-type="percentage">
            <text:p>0.00%</text:p>
          </table:table-cell>
          <table:table-cell table:formula="of:=([.G51]-[.C51])/[.C51]" office:value-type="percentage" office:value="0" calcext:value-type="percentage">
            <text:p>0.00%</text:p>
          </table:table-cell>
          <table:table-cell table:formula="of:=([.G51]-[.D51])/[.D51]" office:value-type="percentage" office:value="0" calcext:value-type="percentage">
            <text:p>0.00%</text:p>
          </table:table-cell>
          <table:table-cell table:formula="of:=([.G51]-[.E51])/[.E51]" office:value-type="percentage" office:value="0" calcext:value-type="percentage">
            <text:p>0.00%</text:p>
          </table:table-cell>
          <table:table-cell table:formula="of:=([.G51]-[.F51])/[.F5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05" calcext:value-type="float">
            <text:p>205</text:p>
          </table:table-cell>
          <table:table-cell table:formula="of:=([.G52]-[.A52])/[.A52]" office:value-type="percentage" office:value="0" calcext:value-type="percentage">
            <text:p>0.00%</text:p>
          </table:table-cell>
          <table:table-cell table:formula="of:=([.G52]-[.B52])/[.B52]" office:value-type="percentage" office:value="0" calcext:value-type="percentage">
            <text:p>0.00%</text:p>
          </table:table-cell>
          <table:table-cell table:formula="of:=([.G52]-[.C52])/[.C52]" office:value-type="percentage" office:value="0" calcext:value-type="percentage">
            <text:p>0.00%</text:p>
          </table:table-cell>
          <table:table-cell table:formula="of:=([.G52]-[.D52])/[.D52]" office:value-type="percentage" office:value="0" calcext:value-type="percentage">
            <text:p>0.00%</text:p>
          </table:table-cell>
          <table:table-cell table:formula="of:=([.G52]-[.E52])/[.E52]" office:value-type="percentage" office:value="0" calcext:value-type="percentage">
            <text:p>0.00%</text:p>
          </table:table-cell>
          <table:table-cell table:formula="of:=([.G52]-[.F52])/[.F5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07" calcext:value-type="float">
            <text:p>207</text:p>
          </table:table-cell>
          <table:table-cell table:formula="of:=([.G53]-[.A53])/[.A53]" office:value-type="percentage" office:value="0" calcext:value-type="percentage">
            <text:p>0.00%</text:p>
          </table:table-cell>
          <table:table-cell table:formula="of:=([.G53]-[.B53])/[.B53]" office:value-type="percentage" office:value="0" calcext:value-type="percentage">
            <text:p>0.00%</text:p>
          </table:table-cell>
          <table:table-cell table:formula="of:=([.G53]-[.C53])/[.C53]" office:value-type="percentage" office:value="0" calcext:value-type="percentage">
            <text:p>0.00%</text:p>
          </table:table-cell>
          <table:table-cell table:formula="of:=([.G53]-[.D53])/[.D53]" office:value-type="percentage" office:value="0" calcext:value-type="percentage">
            <text:p>0.00%</text:p>
          </table:table-cell>
          <table:table-cell table:formula="of:=([.G53]-[.E53])/[.E53]" office:value-type="percentage" office:value="0" calcext:value-type="percentage">
            <text:p>0.00%</text:p>
          </table:table-cell>
          <table:table-cell table:formula="of:=([.G53]-[.F53])/[.F5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07" calcext:value-type="float">
            <text:p>207</text:p>
          </table:table-cell>
          <table:table-cell table:formula="of:=([.G54]-[.A54])/[.A54]" office:value-type="percentage" office:value="0" calcext:value-type="percentage">
            <text:p>0.00%</text:p>
          </table:table-cell>
          <table:table-cell table:formula="of:=([.G54]-[.B54])/[.B54]" office:value-type="percentage" office:value="0" calcext:value-type="percentage">
            <text:p>0.00%</text:p>
          </table:table-cell>
          <table:table-cell table:formula="of:=([.G54]-[.C54])/[.C54]" office:value-type="percentage" office:value="0" calcext:value-type="percentage">
            <text:p>0.00%</text:p>
          </table:table-cell>
          <table:table-cell table:formula="of:=([.G54]-[.D54])/[.D54]" office:value-type="percentage" office:value="0" calcext:value-type="percentage">
            <text:p>0.00%</text:p>
          </table:table-cell>
          <table:table-cell table:formula="of:=([.G54]-[.E54])/[.E54]" office:value-type="percentage" office:value="0" calcext:value-type="percentage">
            <text:p>0.00%</text:p>
          </table:table-cell>
          <table:table-cell table:formula="of:=([.G54]-[.F54])/[.F5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.9" calcext:value-type="float">
            <text:p>207.9</text:p>
          </table:table-cell>
          <table:table-cell table:number-columns-repeated="5" office:value-type="float" office:value="208" calcext:value-type="float">
            <text:p>208</text:p>
          </table:table-cell>
          <table:table-cell table:formula="of:=([.G55]-[.A55])/[.A55]" office:value-type="percentage" office:value="0" calcext:value-type="percentage">
            <text:p>0.00%</text:p>
          </table:table-cell>
          <table:table-cell table:formula="of:=([.G55]-[.B55])/[.B55]" office:value-type="percentage" office:value="0.000481000481000454" calcext:value-type="percentage">
            <text:p>0.05%</text:p>
          </table:table-cell>
          <table:table-cell table:formula="of:=([.G55]-[.C55])/[.C55]" office:value-type="percentage" office:value="0" calcext:value-type="percentage">
            <text:p>0.00%</text:p>
          </table:table-cell>
          <table:table-cell table:formula="of:=([.G55]-[.D55])/[.D55]" office:value-type="percentage" office:value="0" calcext:value-type="percentage">
            <text:p>0.00%</text:p>
          </table:table-cell>
          <table:table-cell table:formula="of:=([.G55]-[.E55])/[.E55]" office:value-type="percentage" office:value="0" calcext:value-type="percentage">
            <text:p>0.00%</text:p>
          </table:table-cell>
          <table:table-cell table:formula="of:=([.G55]-[.F55])/[.F5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08" calcext:value-type="float">
            <text:p>208</text:p>
          </table:table-cell>
          <table:table-cell table:formula="of:=([.G56]-[.A56])/[.A56]" office:value-type="percentage" office:value="0" calcext:value-type="percentage">
            <text:p>0.00%</text:p>
          </table:table-cell>
          <table:table-cell table:formula="of:=([.G56]-[.B56])/[.B56]" office:value-type="percentage" office:value="0" calcext:value-type="percentage">
            <text:p>0.00%</text:p>
          </table:table-cell>
          <table:table-cell table:formula="of:=([.G56]-[.C56])/[.C56]" office:value-type="percentage" office:value="0" calcext:value-type="percentage">
            <text:p>0.00%</text:p>
          </table:table-cell>
          <table:table-cell table:formula="of:=([.G56]-[.D56])/[.D56]" office:value-type="percentage" office:value="0" calcext:value-type="percentage">
            <text:p>0.00%</text:p>
          </table:table-cell>
          <table:table-cell table:formula="of:=([.G56]-[.E56])/[.E56]" office:value-type="percentage" office:value="0" calcext:value-type="percentage">
            <text:p>0.00%</text:p>
          </table:table-cell>
          <table:table-cell table:formula="of:=([.G56]-[.F56])/[.F5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11" calcext:value-type="float">
            <text:p>211</text:p>
          </table:table-cell>
          <table:table-cell table:formula="of:=([.G57]-[.A57])/[.A57]" office:value-type="percentage" office:value="0" calcext:value-type="percentage">
            <text:p>0.00%</text:p>
          </table:table-cell>
          <table:table-cell table:formula="of:=([.G57]-[.B57])/[.B57]" office:value-type="percentage" office:value="0" calcext:value-type="percentage">
            <text:p>0.00%</text:p>
          </table:table-cell>
          <table:table-cell table:formula="of:=([.G57]-[.C57])/[.C57]" office:value-type="percentage" office:value="0" calcext:value-type="percentage">
            <text:p>0.00%</text:p>
          </table:table-cell>
          <table:table-cell table:formula="of:=([.G57]-[.D57])/[.D57]" office:value-type="percentage" office:value="0" calcext:value-type="percentage">
            <text:p>0.00%</text:p>
          </table:table-cell>
          <table:table-cell table:formula="of:=([.G57]-[.E57])/[.E57]" office:value-type="percentage" office:value="0" calcext:value-type="percentage">
            <text:p>0.00%</text:p>
          </table:table-cell>
          <table:table-cell table:formula="of:=([.G57]-[.F57])/[.F5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11" calcext:value-type="float">
            <text:p>211</text:p>
          </table:table-cell>
          <table:table-cell table:formula="of:=([.G58]-[.A58])/[.A58]" office:value-type="percentage" office:value="0" calcext:value-type="percentage">
            <text:p>0.00%</text:p>
          </table:table-cell>
          <table:table-cell table:formula="of:=([.G58]-[.B58])/[.B58]" office:value-type="percentage" office:value="0" calcext:value-type="percentage">
            <text:p>0.00%</text:p>
          </table:table-cell>
          <table:table-cell table:formula="of:=([.G58]-[.C58])/[.C58]" office:value-type="percentage" office:value="0" calcext:value-type="percentage">
            <text:p>0.00%</text:p>
          </table:table-cell>
          <table:table-cell table:formula="of:=([.G58]-[.D58])/[.D58]" office:value-type="percentage" office:value="0" calcext:value-type="percentage">
            <text:p>0.00%</text:p>
          </table:table-cell>
          <table:table-cell table:formula="of:=([.G58]-[.E58])/[.E58]" office:value-type="percentage" office:value="0" calcext:value-type="percentage">
            <text:p>0.00%</text:p>
          </table:table-cell>
          <table:table-cell table:formula="of:=([.G58]-[.F58])/[.F5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12" calcext:value-type="float">
            <text:p>212</text:p>
          </table:table-cell>
          <table:table-cell table:formula="of:=([.G59]-[.A59])/[.A59]" office:value-type="percentage" office:value="0" calcext:value-type="percentage">
            <text:p>0.00%</text:p>
          </table:table-cell>
          <table:table-cell table:formula="of:=([.G59]-[.B59])/[.B59]" office:value-type="percentage" office:value="0" calcext:value-type="percentage">
            <text:p>0.00%</text:p>
          </table:table-cell>
          <table:table-cell table:formula="of:=([.G59]-[.C59])/[.C59]" office:value-type="percentage" office:value="0" calcext:value-type="percentage">
            <text:p>0.00%</text:p>
          </table:table-cell>
          <table:table-cell table:formula="of:=([.G59]-[.D59])/[.D59]" office:value-type="percentage" office:value="0" calcext:value-type="percentage">
            <text:p>0.00%</text:p>
          </table:table-cell>
          <table:table-cell table:formula="of:=([.G59]-[.E59])/[.E59]" office:value-type="percentage" office:value="0" calcext:value-type="percentage">
            <text:p>0.00%</text:p>
          </table:table-cell>
          <table:table-cell table:formula="of:=([.G59]-[.F59])/[.F5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13" calcext:value-type="float">
            <text:p>213</text:p>
          </table:table-cell>
          <table:table-cell table:formula="of:=([.G60]-[.A60])/[.A60]" office:value-type="percentage" office:value="0" calcext:value-type="percentage">
            <text:p>0.00%</text:p>
          </table:table-cell>
          <table:table-cell table:formula="of:=([.G60]-[.B60])/[.B60]" office:value-type="percentage" office:value="0" calcext:value-type="percentage">
            <text:p>0.00%</text:p>
          </table:table-cell>
          <table:table-cell table:formula="of:=([.G60]-[.C60])/[.C60]" office:value-type="percentage" office:value="0" calcext:value-type="percentage">
            <text:p>0.00%</text:p>
          </table:table-cell>
          <table:table-cell table:formula="of:=([.G60]-[.D60])/[.D60]" office:value-type="percentage" office:value="0" calcext:value-type="percentage">
            <text:p>0.00%</text:p>
          </table:table-cell>
          <table:table-cell table:formula="of:=([.G60]-[.E60])/[.E60]" office:value-type="percentage" office:value="0" calcext:value-type="percentage">
            <text:p>0.00%</text:p>
          </table:table-cell>
          <table:table-cell table:formula="of:=([.G60]-[.F60])/[.F6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14" calcext:value-type="float">
            <text:p>214</text:p>
          </table:table-cell>
          <table:table-cell table:formula="of:=([.G61]-[.A61])/[.A61]" office:value-type="percentage" office:value="0" calcext:value-type="percentage">
            <text:p>0.00%</text:p>
          </table:table-cell>
          <table:table-cell table:formula="of:=([.G61]-[.B61])/[.B61]" office:value-type="percentage" office:value="0" calcext:value-type="percentage">
            <text:p>0.00%</text:p>
          </table:table-cell>
          <table:table-cell table:formula="of:=([.G61]-[.C61])/[.C61]" office:value-type="percentage" office:value="0" calcext:value-type="percentage">
            <text:p>0.00%</text:p>
          </table:table-cell>
          <table:table-cell table:formula="of:=([.G61]-[.D61])/[.D61]" office:value-type="percentage" office:value="0" calcext:value-type="percentage">
            <text:p>0.00%</text:p>
          </table:table-cell>
          <table:table-cell table:formula="of:=([.G61]-[.E61])/[.E61]" office:value-type="percentage" office:value="0" calcext:value-type="percentage">
            <text:p>0.00%</text:p>
          </table:table-cell>
          <table:table-cell table:formula="of:=([.G61]-[.F61])/[.F6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15" calcext:value-type="float">
            <text:p>215</text:p>
          </table:table-cell>
          <table:table-cell table:formula="of:=([.G62]-[.A62])/[.A62]" office:value-type="percentage" office:value="0" calcext:value-type="percentage">
            <text:p>0.00%</text:p>
          </table:table-cell>
          <table:table-cell table:formula="of:=([.G62]-[.B62])/[.B62]" office:value-type="percentage" office:value="0" calcext:value-type="percentage">
            <text:p>0.00%</text:p>
          </table:table-cell>
          <table:table-cell table:formula="of:=([.G62]-[.C62])/[.C62]" office:value-type="percentage" office:value="0" calcext:value-type="percentage">
            <text:p>0.00%</text:p>
          </table:table-cell>
          <table:table-cell table:formula="of:=([.G62]-[.D62])/[.D62]" office:value-type="percentage" office:value="0" calcext:value-type="percentage">
            <text:p>0.00%</text:p>
          </table:table-cell>
          <table:table-cell table:formula="of:=([.G62]-[.E62])/[.E62]" office:value-type="percentage" office:value="0" calcext:value-type="percentage">
            <text:p>0.00%</text:p>
          </table:table-cell>
          <table:table-cell table:formula="of:=([.G62]-[.F62])/[.F6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16" calcext:value-type="float">
            <text:p>216</text:p>
          </table:table-cell>
          <table:table-cell table:formula="of:=([.G63]-[.A63])/[.A63]" office:value-type="percentage" office:value="0" calcext:value-type="percentage">
            <text:p>0.00%</text:p>
          </table:table-cell>
          <table:table-cell table:formula="of:=([.G63]-[.B63])/[.B63]" office:value-type="percentage" office:value="0" calcext:value-type="percentage">
            <text:p>0.00%</text:p>
          </table:table-cell>
          <table:table-cell table:formula="of:=([.G63]-[.C63])/[.C63]" office:value-type="percentage" office:value="0" calcext:value-type="percentage">
            <text:p>0.00%</text:p>
          </table:table-cell>
          <table:table-cell table:formula="of:=([.G63]-[.D63])/[.D63]" office:value-type="percentage" office:value="0" calcext:value-type="percentage">
            <text:p>0.00%</text:p>
          </table:table-cell>
          <table:table-cell table:formula="of:=([.G63]-[.E63])/[.E63]" office:value-type="percentage" office:value="0" calcext:value-type="percentage">
            <text:p>0.00%</text:p>
          </table:table-cell>
          <table:table-cell table:formula="of:=([.G63]-[.F63])/[.F6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17" calcext:value-type="float">
            <text:p>217</text:p>
          </table:table-cell>
          <table:table-cell table:formula="of:=([.G64]-[.A64])/[.A64]" office:value-type="percentage" office:value="0" calcext:value-type="percentage">
            <text:p>0.00%</text:p>
          </table:table-cell>
          <table:table-cell table:formula="of:=([.G64]-[.B64])/[.B64]" office:value-type="percentage" office:value="0" calcext:value-type="percentage">
            <text:p>0.00%</text:p>
          </table:table-cell>
          <table:table-cell table:formula="of:=([.G64]-[.C64])/[.C64]" office:value-type="percentage" office:value="0" calcext:value-type="percentage">
            <text:p>0.00%</text:p>
          </table:table-cell>
          <table:table-cell table:formula="of:=([.G64]-[.D64])/[.D64]" office:value-type="percentage" office:value="0" calcext:value-type="percentage">
            <text:p>0.00%</text:p>
          </table:table-cell>
          <table:table-cell table:formula="of:=([.G64]-[.E64])/[.E64]" office:value-type="percentage" office:value="0" calcext:value-type="percentage">
            <text:p>0.00%</text:p>
          </table:table-cell>
          <table:table-cell table:formula="of:=([.G64]-[.F64])/[.F6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17" calcext:value-type="float">
            <text:p>217</text:p>
          </table:table-cell>
          <table:table-cell table:formula="of:=([.G65]-[.A65])/[.A65]" office:value-type="percentage" office:value="0" calcext:value-type="percentage">
            <text:p>0.00%</text:p>
          </table:table-cell>
          <table:table-cell table:formula="of:=([.G65]-[.B65])/[.B65]" office:value-type="percentage" office:value="0" calcext:value-type="percentage">
            <text:p>0.00%</text:p>
          </table:table-cell>
          <table:table-cell table:formula="of:=([.G65]-[.C65])/[.C65]" office:value-type="percentage" office:value="0" calcext:value-type="percentage">
            <text:p>0.00%</text:p>
          </table:table-cell>
          <table:table-cell table:formula="of:=([.G65]-[.D65])/[.D65]" office:value-type="percentage" office:value="0" calcext:value-type="percentage">
            <text:p>0.00%</text:p>
          </table:table-cell>
          <table:table-cell table:formula="of:=([.G65]-[.E65])/[.E65]" office:value-type="percentage" office:value="0" calcext:value-type="percentage">
            <text:p>0.00%</text:p>
          </table:table-cell>
          <table:table-cell table:formula="of:=([.G65]-[.F65])/[.F6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81" calcext:value-type="float">
            <text:p>181</text:p>
          </table:table-cell>
          <table:table-cell table:formula="of:=([.G66]-[.A66])/[.A66]" office:value-type="percentage" office:value="0" calcext:value-type="percentage">
            <text:p>0.00%</text:p>
          </table:table-cell>
          <table:table-cell table:formula="of:=([.G66]-[.B66])/[.B66]" office:value-type="percentage" office:value="0" calcext:value-type="percentage">
            <text:p>0.00%</text:p>
          </table:table-cell>
          <table:table-cell table:formula="of:=([.G66]-[.C66])/[.C66]" office:value-type="percentage" office:value="0" calcext:value-type="percentage">
            <text:p>0.00%</text:p>
          </table:table-cell>
          <table:table-cell table:formula="of:=([.G66]-[.D66])/[.D66]" office:value-type="percentage" office:value="0" calcext:value-type="percentage">
            <text:p>0.00%</text:p>
          </table:table-cell>
          <table:table-cell table:formula="of:=([.G66]-[.E66])/[.E66]" office:value-type="percentage" office:value="0" calcext:value-type="percentage">
            <text:p>0.00%</text:p>
          </table:table-cell>
          <table:table-cell table:formula="of:=([.G66]-[.F66])/[.F6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18" calcext:value-type="float">
            <text:p>218</text:p>
          </table:table-cell>
          <table:table-cell table:formula="of:=([.G67]-[.A67])/[.A67]" office:value-type="percentage" office:value="0" calcext:value-type="percentage">
            <text:p>0.00%</text:p>
          </table:table-cell>
          <table:table-cell table:formula="of:=([.G67]-[.B67])/[.B67]" office:value-type="percentage" office:value="0" calcext:value-type="percentage">
            <text:p>0.00%</text:p>
          </table:table-cell>
          <table:table-cell table:formula="of:=([.G67]-[.C67])/[.C67]" office:value-type="percentage" office:value="0" calcext:value-type="percentage">
            <text:p>0.00%</text:p>
          </table:table-cell>
          <table:table-cell table:formula="of:=([.G67]-[.D67])/[.D67]" office:value-type="percentage" office:value="0" calcext:value-type="percentage">
            <text:p>0.00%</text:p>
          </table:table-cell>
          <table:table-cell table:formula="of:=([.G67]-[.E67])/[.E67]" office:value-type="percentage" office:value="0" calcext:value-type="percentage">
            <text:p>0.00%</text:p>
          </table:table-cell>
          <table:table-cell table:formula="of:=([.G67]-[.F67])/[.F6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19" calcext:value-type="float">
            <text:p>219</text:p>
          </table:table-cell>
          <table:table-cell table:formula="of:=([.G68]-[.A68])/[.A68]" office:value-type="percentage" office:value="0" calcext:value-type="percentage">
            <text:p>0.00%</text:p>
          </table:table-cell>
          <table:table-cell table:formula="of:=([.G68]-[.B68])/[.B68]" office:value-type="percentage" office:value="0" calcext:value-type="percentage">
            <text:p>0.00%</text:p>
          </table:table-cell>
          <table:table-cell table:formula="of:=([.G68]-[.C68])/[.C68]" office:value-type="percentage" office:value="0" calcext:value-type="percentage">
            <text:p>0.00%</text:p>
          </table:table-cell>
          <table:table-cell table:formula="of:=([.G68]-[.D68])/[.D68]" office:value-type="percentage" office:value="0" calcext:value-type="percentage">
            <text:p>0.00%</text:p>
          </table:table-cell>
          <table:table-cell table:formula="of:=([.G68]-[.E68])/[.E68]" office:value-type="percentage" office:value="0" calcext:value-type="percentage">
            <text:p>0.00%</text:p>
          </table:table-cell>
          <table:table-cell table:formula="of:=([.G68]-[.F68])/[.F6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20" calcext:value-type="float">
            <text:p>220</text:p>
          </table:table-cell>
          <table:table-cell table:formula="of:=([.G69]-[.A69])/[.A69]" office:value-type="percentage" office:value="0" calcext:value-type="percentage">
            <text:p>0.00%</text:p>
          </table:table-cell>
          <table:table-cell table:formula="of:=([.G69]-[.B69])/[.B69]" office:value-type="percentage" office:value="0" calcext:value-type="percentage">
            <text:p>0.00%</text:p>
          </table:table-cell>
          <table:table-cell table:formula="of:=([.G69]-[.C69])/[.C69]" office:value-type="percentage" office:value="0" calcext:value-type="percentage">
            <text:p>0.00%</text:p>
          </table:table-cell>
          <table:table-cell table:formula="of:=([.G69]-[.D69])/[.D69]" office:value-type="percentage" office:value="0" calcext:value-type="percentage">
            <text:p>0.00%</text:p>
          </table:table-cell>
          <table:table-cell table:formula="of:=([.G69]-[.E69])/[.E69]" office:value-type="percentage" office:value="0" calcext:value-type="percentage">
            <text:p>0.00%</text:p>
          </table:table-cell>
          <table:table-cell table:formula="of:=([.G69]-[.F69])/[.F6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20" calcext:value-type="float">
            <text:p>220</text:p>
          </table:table-cell>
          <table:table-cell table:formula="of:=([.G70]-[.A70])/[.A70]" office:value-type="percentage" office:value="0" calcext:value-type="percentage">
            <text:p>0.00%</text:p>
          </table:table-cell>
          <table:table-cell table:formula="of:=([.G70]-[.B70])/[.B70]" office:value-type="percentage" office:value="0" calcext:value-type="percentage">
            <text:p>0.00%</text:p>
          </table:table-cell>
          <table:table-cell table:formula="of:=([.G70]-[.C70])/[.C70]" office:value-type="percentage" office:value="0" calcext:value-type="percentage">
            <text:p>0.00%</text:p>
          </table:table-cell>
          <table:table-cell table:formula="of:=([.G70]-[.D70])/[.D70]" office:value-type="percentage" office:value="0" calcext:value-type="percentage">
            <text:p>0.00%</text:p>
          </table:table-cell>
          <table:table-cell table:formula="of:=([.G70]-[.E70])/[.E70]" office:value-type="percentage" office:value="0" calcext:value-type="percentage">
            <text:p>0.00%</text:p>
          </table:table-cell>
          <table:table-cell table:formula="of:=([.G70]-[.F70])/[.F7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22" calcext:value-type="float">
            <text:p>222</text:p>
          </table:table-cell>
          <table:table-cell table:formula="of:=([.G71]-[.A71])/[.A71]" office:value-type="percentage" office:value="0" calcext:value-type="percentage">
            <text:p>0.00%</text:p>
          </table:table-cell>
          <table:table-cell table:formula="of:=([.G71]-[.B71])/[.B71]" office:value-type="percentage" office:value="0" calcext:value-type="percentage">
            <text:p>0.00%</text:p>
          </table:table-cell>
          <table:table-cell table:formula="of:=([.G71]-[.C71])/[.C71]" office:value-type="percentage" office:value="0" calcext:value-type="percentage">
            <text:p>0.00%</text:p>
          </table:table-cell>
          <table:table-cell table:formula="of:=([.G71]-[.D71])/[.D71]" office:value-type="percentage" office:value="0" calcext:value-type="percentage">
            <text:p>0.00%</text:p>
          </table:table-cell>
          <table:table-cell table:formula="of:=([.G71]-[.E71])/[.E71]" office:value-type="percentage" office:value="0" calcext:value-type="percentage">
            <text:p>0.00%</text:p>
          </table:table-cell>
          <table:table-cell table:formula="of:=([.G71]-[.F71])/[.F7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23" calcext:value-type="float">
            <text:p>223</text:p>
          </table:table-cell>
          <table:table-cell table:formula="of:=([.G72]-[.A72])/[.A72]" office:value-type="percentage" office:value="0" calcext:value-type="percentage">
            <text:p>0.00%</text:p>
          </table:table-cell>
          <table:table-cell table:formula="of:=([.G72]-[.B72])/[.B72]" office:value-type="percentage" office:value="0" calcext:value-type="percentage">
            <text:p>0.00%</text:p>
          </table:table-cell>
          <table:table-cell table:formula="of:=([.G72]-[.C72])/[.C72]" office:value-type="percentage" office:value="0" calcext:value-type="percentage">
            <text:p>0.00%</text:p>
          </table:table-cell>
          <table:table-cell table:formula="of:=([.G72]-[.D72])/[.D72]" office:value-type="percentage" office:value="0" calcext:value-type="percentage">
            <text:p>0.00%</text:p>
          </table:table-cell>
          <table:table-cell table:formula="of:=([.G72]-[.E72])/[.E72]" office:value-type="percentage" office:value="0" calcext:value-type="percentage">
            <text:p>0.00%</text:p>
          </table:table-cell>
          <table:table-cell table:formula="of:=([.G72]-[.F72])/[.F7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23" calcext:value-type="float">
            <text:p>223</text:p>
          </table:table-cell>
          <table:table-cell table:formula="of:=([.G73]-[.A73])/[.A73]" office:value-type="percentage" office:value="0" calcext:value-type="percentage">
            <text:p>0.00%</text:p>
          </table:table-cell>
          <table:table-cell table:formula="of:=([.G73]-[.B73])/[.B73]" office:value-type="percentage" office:value="0" calcext:value-type="percentage">
            <text:p>0.00%</text:p>
          </table:table-cell>
          <table:table-cell table:formula="of:=([.G73]-[.C73])/[.C73]" office:value-type="percentage" office:value="0" calcext:value-type="percentage">
            <text:p>0.00%</text:p>
          </table:table-cell>
          <table:table-cell table:formula="of:=([.G73]-[.D73])/[.D73]" office:value-type="percentage" office:value="0" calcext:value-type="percentage">
            <text:p>0.00%</text:p>
          </table:table-cell>
          <table:table-cell table:formula="of:=([.G73]-[.E73])/[.E73]" office:value-type="percentage" office:value="0" calcext:value-type="percentage">
            <text:p>0.00%</text:p>
          </table:table-cell>
          <table:table-cell table:formula="of:=([.G73]-[.F73])/[.F7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25" calcext:value-type="float">
            <text:p>225</text:p>
          </table:table-cell>
          <table:table-cell table:formula="of:=([.G74]-[.A74])/[.A74]" office:value-type="percentage" office:value="0" calcext:value-type="percentage">
            <text:p>0.00%</text:p>
          </table:table-cell>
          <table:table-cell table:formula="of:=([.G74]-[.B74])/[.B74]" office:value-type="percentage" office:value="0" calcext:value-type="percentage">
            <text:p>0.00%</text:p>
          </table:table-cell>
          <table:table-cell table:formula="of:=([.G74]-[.C74])/[.C74]" office:value-type="percentage" office:value="0" calcext:value-type="percentage">
            <text:p>0.00%</text:p>
          </table:table-cell>
          <table:table-cell table:formula="of:=([.G74]-[.D74])/[.D74]" office:value-type="percentage" office:value="0" calcext:value-type="percentage">
            <text:p>0.00%</text:p>
          </table:table-cell>
          <table:table-cell table:formula="of:=([.G74]-[.E74])/[.E74]" office:value-type="percentage" office:value="0" calcext:value-type="percentage">
            <text:p>0.00%</text:p>
          </table:table-cell>
          <table:table-cell table:formula="of:=([.G74]-[.F74])/[.F7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26" calcext:value-type="float">
            <text:p>226</text:p>
          </table:table-cell>
          <table:table-cell table:formula="of:=([.G75]-[.A75])/[.A75]" office:value-type="percentage" office:value="0" calcext:value-type="percentage">
            <text:p>0.00%</text:p>
          </table:table-cell>
          <table:table-cell table:formula="of:=([.G75]-[.B75])/[.B75]" office:value-type="percentage" office:value="0" calcext:value-type="percentage">
            <text:p>0.00%</text:p>
          </table:table-cell>
          <table:table-cell table:formula="of:=([.G75]-[.C75])/[.C75]" office:value-type="percentage" office:value="0" calcext:value-type="percentage">
            <text:p>0.00%</text:p>
          </table:table-cell>
          <table:table-cell table:formula="of:=([.G75]-[.D75])/[.D75]" office:value-type="percentage" office:value="0" calcext:value-type="percentage">
            <text:p>0.00%</text:p>
          </table:table-cell>
          <table:table-cell table:formula="of:=([.G75]-[.E75])/[.E75]" office:value-type="percentage" office:value="0" calcext:value-type="percentage">
            <text:p>0.00%</text:p>
          </table:table-cell>
          <table:table-cell table:formula="of:=([.G75]-[.F75])/[.F7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26" calcext:value-type="float">
            <text:p>226</text:p>
          </table:table-cell>
          <table:table-cell table:formula="of:=([.G76]-[.A76])/[.A76]" office:value-type="percentage" office:value="0" calcext:value-type="percentage">
            <text:p>0.00%</text:p>
          </table:table-cell>
          <table:table-cell table:formula="of:=([.G76]-[.B76])/[.B76]" office:value-type="percentage" office:value="0" calcext:value-type="percentage">
            <text:p>0.00%</text:p>
          </table:table-cell>
          <table:table-cell table:formula="of:=([.G76]-[.C76])/[.C76]" office:value-type="percentage" office:value="0" calcext:value-type="percentage">
            <text:p>0.00%</text:p>
          </table:table-cell>
          <table:table-cell table:formula="of:=([.G76]-[.D76])/[.D76]" office:value-type="percentage" office:value="0" calcext:value-type="percentage">
            <text:p>0.00%</text:p>
          </table:table-cell>
          <table:table-cell table:formula="of:=([.G76]-[.E76])/[.E76]" office:value-type="percentage" office:value="0" calcext:value-type="percentage">
            <text:p>0.00%</text:p>
          </table:table-cell>
          <table:table-cell table:formula="of:=([.G76]-[.F76])/[.F7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29" calcext:value-type="float">
            <text:p>229</text:p>
          </table:table-cell>
          <table:table-cell table:formula="of:=([.G77]-[.A77])/[.A77]" office:value-type="percentage" office:value="0" calcext:value-type="percentage">
            <text:p>0.00%</text:p>
          </table:table-cell>
          <table:table-cell table:formula="of:=([.G77]-[.B77])/[.B77]" office:value-type="percentage" office:value="0" calcext:value-type="percentage">
            <text:p>0.00%</text:p>
          </table:table-cell>
          <table:table-cell table:formula="of:=([.G77]-[.C77])/[.C77]" office:value-type="percentage" office:value="0" calcext:value-type="percentage">
            <text:p>0.00%</text:p>
          </table:table-cell>
          <table:table-cell table:formula="of:=([.G77]-[.D77])/[.D77]" office:value-type="percentage" office:value="0" calcext:value-type="percentage">
            <text:p>0.00%</text:p>
          </table:table-cell>
          <table:table-cell table:formula="of:=([.G77]-[.E77])/[.E77]" office:value-type="percentage" office:value="0" calcext:value-type="percentage">
            <text:p>0.00%</text:p>
          </table:table-cell>
          <table:table-cell table:formula="of:=([.G77]-[.F77])/[.F7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43" calcext:value-type="float">
            <text:p>243</text:p>
          </table:table-cell>
          <table:table-cell table:formula="of:=([.G78]-[.A78])/[.A78]" office:value-type="percentage" office:value="0" calcext:value-type="percentage">
            <text:p>0.00%</text:p>
          </table:table-cell>
          <table:table-cell table:formula="of:=([.G78]-[.B78])/[.B78]" office:value-type="percentage" office:value="0" calcext:value-type="percentage">
            <text:p>0.00%</text:p>
          </table:table-cell>
          <table:table-cell table:formula="of:=([.G78]-[.C78])/[.C78]" office:value-type="percentage" office:value="0" calcext:value-type="percentage">
            <text:p>0.00%</text:p>
          </table:table-cell>
          <table:table-cell table:formula="of:=([.G78]-[.D78])/[.D78]" office:value-type="percentage" office:value="0" calcext:value-type="percentage">
            <text:p>0.00%</text:p>
          </table:table-cell>
          <table:table-cell table:formula="of:=([.G78]-[.E78])/[.E78]" office:value-type="percentage" office:value="0" calcext:value-type="percentage">
            <text:p>0.00%</text:p>
          </table:table-cell>
          <table:table-cell table:formula="of:=([.G78]-[.F78])/[.F7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46" calcext:value-type="float">
            <text:p>246</text:p>
          </table:table-cell>
          <table:table-cell table:formula="of:=([.G79]-[.A79])/[.A79]" office:value-type="percentage" office:value="0" calcext:value-type="percentage">
            <text:p>0.00%</text:p>
          </table:table-cell>
          <table:table-cell table:formula="of:=([.G79]-[.B79])/[.B79]" office:value-type="percentage" office:value="0" calcext:value-type="percentage">
            <text:p>0.00%</text:p>
          </table:table-cell>
          <table:table-cell table:formula="of:=([.G79]-[.C79])/[.C79]" office:value-type="percentage" office:value="0" calcext:value-type="percentage">
            <text:p>0.00%</text:p>
          </table:table-cell>
          <table:table-cell table:formula="of:=([.G79]-[.D79])/[.D79]" office:value-type="percentage" office:value="0" calcext:value-type="percentage">
            <text:p>0.00%</text:p>
          </table:table-cell>
          <table:table-cell table:formula="of:=([.G79]-[.E79])/[.E79]" office:value-type="percentage" office:value="0" calcext:value-type="percentage">
            <text:p>0.00%</text:p>
          </table:table-cell>
          <table:table-cell table:formula="of:=([.G79]-[.F79])/[.F7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47" calcext:value-type="float">
            <text:p>247</text:p>
          </table:table-cell>
          <table:table-cell table:formula="of:=([.G80]-[.A80])/[.A80]" office:value-type="percentage" office:value="0" calcext:value-type="percentage">
            <text:p>0.00%</text:p>
          </table:table-cell>
          <table:table-cell table:formula="of:=([.G80]-[.B80])/[.B80]" office:value-type="percentage" office:value="0" calcext:value-type="percentage">
            <text:p>0.00%</text:p>
          </table:table-cell>
          <table:table-cell table:formula="of:=([.G80]-[.C80])/[.C80]" office:value-type="percentage" office:value="0" calcext:value-type="percentage">
            <text:p>0.00%</text:p>
          </table:table-cell>
          <table:table-cell table:formula="of:=([.G80]-[.D80])/[.D80]" office:value-type="percentage" office:value="0" calcext:value-type="percentage">
            <text:p>0.00%</text:p>
          </table:table-cell>
          <table:table-cell table:formula="of:=([.G80]-[.E80])/[.E80]" office:value-type="percentage" office:value="0" calcext:value-type="percentage">
            <text:p>0.00%</text:p>
          </table:table-cell>
          <table:table-cell table:formula="of:=([.G80]-[.F80])/[.F8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50" calcext:value-type="float">
            <text:p>250</text:p>
          </table:table-cell>
          <table:table-cell table:formula="of:=([.G81]-[.A81])/[.A81]" office:value-type="percentage" office:value="0" calcext:value-type="percentage">
            <text:p>0.00%</text:p>
          </table:table-cell>
          <table:table-cell table:formula="of:=([.G81]-[.B81])/[.B81]" office:value-type="percentage" office:value="0" calcext:value-type="percentage">
            <text:p>0.00%</text:p>
          </table:table-cell>
          <table:table-cell table:formula="of:=([.G81]-[.C81])/[.C81]" office:value-type="percentage" office:value="0" calcext:value-type="percentage">
            <text:p>0.00%</text:p>
          </table:table-cell>
          <table:table-cell table:formula="of:=([.G81]-[.D81])/[.D81]" office:value-type="percentage" office:value="0" calcext:value-type="percentage">
            <text:p>0.00%</text:p>
          </table:table-cell>
          <table:table-cell table:formula="of:=([.G81]-[.E81])/[.E81]" office:value-type="percentage" office:value="0" calcext:value-type="percentage">
            <text:p>0.00%</text:p>
          </table:table-cell>
          <table:table-cell table:formula="of:=([.G81]-[.F81])/[.F8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62" calcext:value-type="float">
            <text:p>262</text:p>
          </table:table-cell>
          <table:table-cell table:formula="of:=([.G82]-[.A82])/[.A82]" office:value-type="percentage" office:value="0" calcext:value-type="percentage">
            <text:p>0.00%</text:p>
          </table:table-cell>
          <table:table-cell table:formula="of:=([.G82]-[.B82])/[.B82]" office:value-type="percentage" office:value="0" calcext:value-type="percentage">
            <text:p>0.00%</text:p>
          </table:table-cell>
          <table:table-cell table:formula="of:=([.G82]-[.C82])/[.C82]" office:value-type="percentage" office:value="0" calcext:value-type="percentage">
            <text:p>0.00%</text:p>
          </table:table-cell>
          <table:table-cell table:formula="of:=([.G82]-[.D82])/[.D82]" office:value-type="percentage" office:value="0" calcext:value-type="percentage">
            <text:p>0.00%</text:p>
          </table:table-cell>
          <table:table-cell table:formula="of:=([.G82]-[.E82])/[.E82]" office:value-type="percentage" office:value="0" calcext:value-type="percentage">
            <text:p>0.00%</text:p>
          </table:table-cell>
          <table:table-cell table:formula="of:=([.G82]-[.F82])/[.F8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78" calcext:value-type="float">
            <text:p>278</text:p>
          </table:table-cell>
          <table:table-cell table:formula="of:=([.G83]-[.A83])/[.A83]" office:value-type="percentage" office:value="0" calcext:value-type="percentage">
            <text:p>0.00%</text:p>
          </table:table-cell>
          <table:table-cell table:formula="of:=([.G83]-[.B83])/[.B83]" office:value-type="percentage" office:value="0" calcext:value-type="percentage">
            <text:p>0.00%</text:p>
          </table:table-cell>
          <table:table-cell table:formula="of:=([.G83]-[.C83])/[.C83]" office:value-type="percentage" office:value="0" calcext:value-type="percentage">
            <text:p>0.00%</text:p>
          </table:table-cell>
          <table:table-cell table:formula="of:=([.G83]-[.D83])/[.D83]" office:value-type="percentage" office:value="0" calcext:value-type="percentage">
            <text:p>0.00%</text:p>
          </table:table-cell>
          <table:table-cell table:formula="of:=([.G83]-[.E83])/[.E83]" office:value-type="percentage" office:value="0" calcext:value-type="percentage">
            <text:p>0.00%</text:p>
          </table:table-cell>
          <table:table-cell table:formula="of:=([.G83]-[.F83])/[.F8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87" calcext:value-type="float">
            <text:p>287</text:p>
          </table:table-cell>
          <table:table-cell table:formula="of:=([.G84]-[.A84])/[.A84]" office:value-type="percentage" office:value="0" calcext:value-type="percentage">
            <text:p>0.00%</text:p>
          </table:table-cell>
          <table:table-cell table:formula="of:=([.G84]-[.B84])/[.B84]" office:value-type="percentage" office:value="0" calcext:value-type="percentage">
            <text:p>0.00%</text:p>
          </table:table-cell>
          <table:table-cell table:formula="of:=([.G84]-[.C84])/[.C84]" office:value-type="percentage" office:value="0" calcext:value-type="percentage">
            <text:p>0.00%</text:p>
          </table:table-cell>
          <table:table-cell table:formula="of:=([.G84]-[.D84])/[.D84]" office:value-type="percentage" office:value="0" calcext:value-type="percentage">
            <text:p>0.00%</text:p>
          </table:table-cell>
          <table:table-cell table:formula="of:=([.G84]-[.E84])/[.E84]" office:value-type="percentage" office:value="0" calcext:value-type="percentage">
            <text:p>0.00%</text:p>
          </table:table-cell>
          <table:table-cell table:formula="of:=([.G84]-[.F84])/[.F8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96" calcext:value-type="float">
            <text:p>296</text:p>
          </table:table-cell>
          <table:table-cell table:formula="of:=([.G85]-[.A85])/[.A85]" office:value-type="percentage" office:value="0" calcext:value-type="percentage">
            <text:p>0.00%</text:p>
          </table:table-cell>
          <table:table-cell table:formula="of:=([.G85]-[.B85])/[.B85]" office:value-type="percentage" office:value="0" calcext:value-type="percentage">
            <text:p>0.00%</text:p>
          </table:table-cell>
          <table:table-cell table:formula="of:=([.G85]-[.C85])/[.C85]" office:value-type="percentage" office:value="0" calcext:value-type="percentage">
            <text:p>0.00%</text:p>
          </table:table-cell>
          <table:table-cell table:formula="of:=([.G85]-[.D85])/[.D85]" office:value-type="percentage" office:value="0" calcext:value-type="percentage">
            <text:p>0.00%</text:p>
          </table:table-cell>
          <table:table-cell table:formula="of:=([.G85]-[.E85])/[.E85]" office:value-type="percentage" office:value="0" calcext:value-type="percentage">
            <text:p>0.00%</text:p>
          </table:table-cell>
          <table:table-cell table:formula="of:=([.G85]-[.F85])/[.F8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99" calcext:value-type="float">
            <text:p>299</text:p>
          </table:table-cell>
          <table:table-cell table:formula="of:=([.G86]-[.A86])/[.A86]" office:value-type="percentage" office:value="0" calcext:value-type="percentage">
            <text:p>0.00%</text:p>
          </table:table-cell>
          <table:table-cell table:formula="of:=([.G86]-[.B86])/[.B86]" office:value-type="percentage" office:value="0" calcext:value-type="percentage">
            <text:p>0.00%</text:p>
          </table:table-cell>
          <table:table-cell table:formula="of:=([.G86]-[.C86])/[.C86]" office:value-type="percentage" office:value="0" calcext:value-type="percentage">
            <text:p>0.00%</text:p>
          </table:table-cell>
          <table:table-cell table:formula="of:=([.G86]-[.D86])/[.D86]" office:value-type="percentage" office:value="0" calcext:value-type="percentage">
            <text:p>0.00%</text:p>
          </table:table-cell>
          <table:table-cell table:formula="of:=([.G86]-[.E86])/[.E86]" office:value-type="percentage" office:value="0" calcext:value-type="percentage">
            <text:p>0.00%</text:p>
          </table:table-cell>
          <table:table-cell table:formula="of:=([.G86]-[.F86])/[.F8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00" calcext:value-type="float">
            <text:p>300</text:p>
          </table:table-cell>
          <table:table-cell table:formula="of:=([.G87]-[.A87])/[.A87]" office:value-type="percentage" office:value="0" calcext:value-type="percentage">
            <text:p>0.00%</text:p>
          </table:table-cell>
          <table:table-cell table:formula="of:=([.G87]-[.B87])/[.B87]" office:value-type="percentage" office:value="0" calcext:value-type="percentage">
            <text:p>0.00%</text:p>
          </table:table-cell>
          <table:table-cell table:formula="of:=([.G87]-[.C87])/[.C87]" office:value-type="percentage" office:value="0" calcext:value-type="percentage">
            <text:p>0.00%</text:p>
          </table:table-cell>
          <table:table-cell table:formula="of:=([.G87]-[.D87])/[.D87]" office:value-type="percentage" office:value="0" calcext:value-type="percentage">
            <text:p>0.00%</text:p>
          </table:table-cell>
          <table:table-cell table:formula="of:=([.G87]-[.E87])/[.E87]" office:value-type="percentage" office:value="0" calcext:value-type="percentage">
            <text:p>0.00%</text:p>
          </table:table-cell>
          <table:table-cell table:formula="of:=([.G87]-[.F87])/[.F8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01" calcext:value-type="float">
            <text:p>301</text:p>
          </table:table-cell>
          <table:table-cell table:formula="of:=([.G88]-[.A88])/[.A88]" office:value-type="percentage" office:value="0" calcext:value-type="percentage">
            <text:p>0.00%</text:p>
          </table:table-cell>
          <table:table-cell table:formula="of:=([.G88]-[.B88])/[.B88]" office:value-type="percentage" office:value="0" calcext:value-type="percentage">
            <text:p>0.00%</text:p>
          </table:table-cell>
          <table:table-cell table:formula="of:=([.G88]-[.C88])/[.C88]" office:value-type="percentage" office:value="0" calcext:value-type="percentage">
            <text:p>0.00%</text:p>
          </table:table-cell>
          <table:table-cell table:formula="of:=([.G88]-[.D88])/[.D88]" office:value-type="percentage" office:value="0" calcext:value-type="percentage">
            <text:p>0.00%</text:p>
          </table:table-cell>
          <table:table-cell table:formula="of:=([.G88]-[.E88])/[.E88]" office:value-type="percentage" office:value="0" calcext:value-type="percentage">
            <text:p>0.00%</text:p>
          </table:table-cell>
          <table:table-cell table:formula="of:=([.G88]-[.F88])/[.F8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04" calcext:value-type="float">
            <text:p>304</text:p>
          </table:table-cell>
          <table:table-cell table:formula="of:=([.G89]-[.A89])/[.A89]" office:value-type="percentage" office:value="0" calcext:value-type="percentage">
            <text:p>0.00%</text:p>
          </table:table-cell>
          <table:table-cell table:formula="of:=([.G89]-[.B89])/[.B89]" office:value-type="percentage" office:value="0" calcext:value-type="percentage">
            <text:p>0.00%</text:p>
          </table:table-cell>
          <table:table-cell table:formula="of:=([.G89]-[.C89])/[.C89]" office:value-type="percentage" office:value="0" calcext:value-type="percentage">
            <text:p>0.00%</text:p>
          </table:table-cell>
          <table:table-cell table:formula="of:=([.G89]-[.D89])/[.D89]" office:value-type="percentage" office:value="0" calcext:value-type="percentage">
            <text:p>0.00%</text:p>
          </table:table-cell>
          <table:table-cell table:formula="of:=([.G89]-[.E89])/[.E89]" office:value-type="percentage" office:value="0" calcext:value-type="percentage">
            <text:p>0.00%</text:p>
          </table:table-cell>
          <table:table-cell table:formula="of:=([.G89]-[.F89])/[.F8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04" calcext:value-type="float">
            <text:p>304</text:p>
          </table:table-cell>
          <table:table-cell table:formula="of:=([.G90]-[.A90])/[.A90]" office:value-type="percentage" office:value="0" calcext:value-type="percentage">
            <text:p>0.00%</text:p>
          </table:table-cell>
          <table:table-cell table:formula="of:=([.G90]-[.B90])/[.B90]" office:value-type="percentage" office:value="0" calcext:value-type="percentage">
            <text:p>0.00%</text:p>
          </table:table-cell>
          <table:table-cell table:formula="of:=([.G90]-[.C90])/[.C90]" office:value-type="percentage" office:value="0" calcext:value-type="percentage">
            <text:p>0.00%</text:p>
          </table:table-cell>
          <table:table-cell table:formula="of:=([.G90]-[.D90])/[.D90]" office:value-type="percentage" office:value="0" calcext:value-type="percentage">
            <text:p>0.00%</text:p>
          </table:table-cell>
          <table:table-cell table:formula="of:=([.G90]-[.E90])/[.E90]" office:value-type="percentage" office:value="0" calcext:value-type="percentage">
            <text:p>0.00%</text:p>
          </table:table-cell>
          <table:table-cell table:formula="of:=([.G90]-[.F90])/[.F9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04" calcext:value-type="float">
            <text:p>304</text:p>
          </table:table-cell>
          <table:table-cell table:formula="of:=([.G91]-[.A91])/[.A91]" office:value-type="percentage" office:value="0" calcext:value-type="percentage">
            <text:p>0.00%</text:p>
          </table:table-cell>
          <table:table-cell table:formula="of:=([.G91]-[.B91])/[.B91]" office:value-type="percentage" office:value="0" calcext:value-type="percentage">
            <text:p>0.00%</text:p>
          </table:table-cell>
          <table:table-cell table:formula="of:=([.G91]-[.C91])/[.C91]" office:value-type="percentage" office:value="0" calcext:value-type="percentage">
            <text:p>0.00%</text:p>
          </table:table-cell>
          <table:table-cell table:formula="of:=([.G91]-[.D91])/[.D91]" office:value-type="percentage" office:value="0" calcext:value-type="percentage">
            <text:p>0.00%</text:p>
          </table:table-cell>
          <table:table-cell table:formula="of:=([.G91]-[.E91])/[.E91]" office:value-type="percentage" office:value="0" calcext:value-type="percentage">
            <text:p>0.00%</text:p>
          </table:table-cell>
          <table:table-cell table:formula="of:=([.G91]-[.F91])/[.F9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07" calcext:value-type="float">
            <text:p>307</text:p>
          </table:table-cell>
          <table:table-cell table:formula="of:=([.G92]-[.A92])/[.A92]" office:value-type="percentage" office:value="0" calcext:value-type="percentage">
            <text:p>0.00%</text:p>
          </table:table-cell>
          <table:table-cell table:formula="of:=([.G92]-[.B92])/[.B92]" office:value-type="percentage" office:value="0" calcext:value-type="percentage">
            <text:p>0.00%</text:p>
          </table:table-cell>
          <table:table-cell table:formula="of:=([.G92]-[.C92])/[.C92]" office:value-type="percentage" office:value="0" calcext:value-type="percentage">
            <text:p>0.00%</text:p>
          </table:table-cell>
          <table:table-cell table:formula="of:=([.G92]-[.D92])/[.D92]" office:value-type="percentage" office:value="0" calcext:value-type="percentage">
            <text:p>0.00%</text:p>
          </table:table-cell>
          <table:table-cell table:formula="of:=([.G92]-[.E92])/[.E92]" office:value-type="percentage" office:value="0" calcext:value-type="percentage">
            <text:p>0.00%</text:p>
          </table:table-cell>
          <table:table-cell table:formula="of:=([.G92]-[.F92])/[.F9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08" calcext:value-type="float">
            <text:p>308</text:p>
          </table:table-cell>
          <table:table-cell table:formula="of:=([.G93]-[.A93])/[.A93]" office:value-type="percentage" office:value="0" calcext:value-type="percentage">
            <text:p>0.00%</text:p>
          </table:table-cell>
          <table:table-cell table:formula="of:=([.G93]-[.B93])/[.B93]" office:value-type="percentage" office:value="0" calcext:value-type="percentage">
            <text:p>0.00%</text:p>
          </table:table-cell>
          <table:table-cell table:formula="of:=([.G93]-[.C93])/[.C93]" office:value-type="percentage" office:value="0" calcext:value-type="percentage">
            <text:p>0.00%</text:p>
          </table:table-cell>
          <table:table-cell table:formula="of:=([.G93]-[.D93])/[.D93]" office:value-type="percentage" office:value="0" calcext:value-type="percentage">
            <text:p>0.00%</text:p>
          </table:table-cell>
          <table:table-cell table:formula="of:=([.G93]-[.E93])/[.E93]" office:value-type="percentage" office:value="0" calcext:value-type="percentage">
            <text:p>0.00%</text:p>
          </table:table-cell>
          <table:table-cell table:formula="of:=([.G93]-[.F93])/[.F9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08" calcext:value-type="float">
            <text:p>308</text:p>
          </table:table-cell>
          <table:table-cell table:formula="of:=([.G94]-[.A94])/[.A94]" office:value-type="percentage" office:value="0" calcext:value-type="percentage">
            <text:p>0.00%</text:p>
          </table:table-cell>
          <table:table-cell table:formula="of:=([.G94]-[.B94])/[.B94]" office:value-type="percentage" office:value="0" calcext:value-type="percentage">
            <text:p>0.00%</text:p>
          </table:table-cell>
          <table:table-cell table:formula="of:=([.G94]-[.C94])/[.C94]" office:value-type="percentage" office:value="0" calcext:value-type="percentage">
            <text:p>0.00%</text:p>
          </table:table-cell>
          <table:table-cell table:formula="of:=([.G94]-[.D94])/[.D94]" office:value-type="percentage" office:value="0" calcext:value-type="percentage">
            <text:p>0.00%</text:p>
          </table:table-cell>
          <table:table-cell table:formula="of:=([.G94]-[.E94])/[.E94]" office:value-type="percentage" office:value="0" calcext:value-type="percentage">
            <text:p>0.00%</text:p>
          </table:table-cell>
          <table:table-cell table:formula="of:=([.G94]-[.F94])/[.F9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07.9" calcext:value-type="float">
            <text:p>307.9</text:p>
          </table:table-cell>
          <table:table-cell office:value-type="float" office:value="307.5" calcext:value-type="float">
            <text:p>307.5</text:p>
          </table:table-cell>
          <table:table-cell office:value-type="float" office:value="308" calcext:value-type="float">
            <text:p>308</text:p>
          </table:table-cell>
          <table:table-cell office:value-type="float" office:value="306.1" calcext:value-type="float">
            <text:p>306.1</text:p>
          </table:table-cell>
          <table:table-cell office:value-type="float" office:value="308" calcext:value-type="float">
            <text:p>308</text:p>
          </table:table-cell>
          <table:table-cell office:value-type="float" office:value="307.9" calcext:value-type="float">
            <text:p>307.9</text:p>
          </table:table-cell>
          <table:table-cell office:value-type="float" office:value="308" calcext:value-type="float">
            <text:p>308</text:p>
          </table:table-cell>
          <table:table-cell table:formula="of:=([.G95]-[.A95])/[.A95]" office:value-type="percentage" office:value="0.000324780772978314" calcext:value-type="percentage">
            <text:p>0.03%</text:p>
          </table:table-cell>
          <table:table-cell table:formula="of:=([.G95]-[.B95])/[.B95]" office:value-type="percentage" office:value="0.0016260162601626" calcext:value-type="percentage">
            <text:p>0.16%</text:p>
          </table:table-cell>
          <table:table-cell table:formula="of:=([.G95]-[.C95])/[.C95]" office:value-type="percentage" office:value="0" calcext:value-type="percentage">
            <text:p>0.00%</text:p>
          </table:table-cell>
          <table:table-cell table:formula="of:=([.G95]-[.D95])/[.D95]" office:value-type="percentage" office:value="0.00620712185560267" calcext:value-type="percentage">
            <text:p>0.62%</text:p>
          </table:table-cell>
          <table:table-cell table:formula="of:=([.G95]-[.E95])/[.E95]" office:value-type="percentage" office:value="0" calcext:value-type="percentage">
            <text:p>0.00%</text:p>
          </table:table-cell>
          <table:table-cell table:formula="of:=([.G95]-[.F95])/[.F95]" office:value-type="percentage" office:value="0.000324780772978314" calcext:value-type="percentage">
            <text:p>0.03%</text:p>
          </table:table-cell>
        </table:table-row>
        <table:table-row table:style-name="ro1">
          <table:table-cell table:number-columns-repeated="7" office:value-type="float" office:value="310" calcext:value-type="float">
            <text:p>310</text:p>
          </table:table-cell>
          <table:table-cell table:formula="of:=([.G96]-[.A96])/[.A96]" office:value-type="percentage" office:value="0" calcext:value-type="percentage">
            <text:p>0.00%</text:p>
          </table:table-cell>
          <table:table-cell table:formula="of:=([.G96]-[.B96])/[.B96]" office:value-type="percentage" office:value="0" calcext:value-type="percentage">
            <text:p>0.00%</text:p>
          </table:table-cell>
          <table:table-cell table:formula="of:=([.G96]-[.C96])/[.C96]" office:value-type="percentage" office:value="0" calcext:value-type="percentage">
            <text:p>0.00%</text:p>
          </table:table-cell>
          <table:table-cell table:formula="of:=([.G96]-[.D96])/[.D96]" office:value-type="percentage" office:value="0" calcext:value-type="percentage">
            <text:p>0.00%</text:p>
          </table:table-cell>
          <table:table-cell table:formula="of:=([.G96]-[.E96])/[.E96]" office:value-type="percentage" office:value="0" calcext:value-type="percentage">
            <text:p>0.00%</text:p>
          </table:table-cell>
          <table:table-cell table:formula="of:=([.G96]-[.F96])/[.F9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15" calcext:value-type="float">
            <text:p>315</text:p>
          </table:table-cell>
          <table:table-cell table:formula="of:=([.G97]-[.A97])/[.A97]" office:value-type="percentage" office:value="0" calcext:value-type="percentage">
            <text:p>0.00%</text:p>
          </table:table-cell>
          <table:table-cell table:formula="of:=([.G97]-[.B97])/[.B97]" office:value-type="percentage" office:value="0" calcext:value-type="percentage">
            <text:p>0.00%</text:p>
          </table:table-cell>
          <table:table-cell table:formula="of:=([.G97]-[.C97])/[.C97]" office:value-type="percentage" office:value="0" calcext:value-type="percentage">
            <text:p>0.00%</text:p>
          </table:table-cell>
          <table:table-cell table:formula="of:=([.G97]-[.D97])/[.D97]" office:value-type="percentage" office:value="0" calcext:value-type="percentage">
            <text:p>0.00%</text:p>
          </table:table-cell>
          <table:table-cell table:formula="of:=([.G97]-[.E97])/[.E97]" office:value-type="percentage" office:value="0" calcext:value-type="percentage">
            <text:p>0.00%</text:p>
          </table:table-cell>
          <table:table-cell table:formula="of:=([.G97]-[.F97])/[.F9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81" calcext:value-type="float">
            <text:p>281</text:p>
          </table:table-cell>
          <table:table-cell table:formula="of:=([.G98]-[.A98])/[.A98]" office:value-type="percentage" office:value="0" calcext:value-type="percentage">
            <text:p>0.00%</text:p>
          </table:table-cell>
          <table:table-cell table:formula="of:=([.G98]-[.B98])/[.B98]" office:value-type="percentage" office:value="0" calcext:value-type="percentage">
            <text:p>0.00%</text:p>
          </table:table-cell>
          <table:table-cell table:formula="of:=([.G98]-[.C98])/[.C98]" office:value-type="percentage" office:value="0" calcext:value-type="percentage">
            <text:p>0.00%</text:p>
          </table:table-cell>
          <table:table-cell table:formula="of:=([.G98]-[.D98])/[.D98]" office:value-type="percentage" office:value="0" calcext:value-type="percentage">
            <text:p>0.00%</text:p>
          </table:table-cell>
          <table:table-cell table:formula="of:=([.G98]-[.E98])/[.E98]" office:value-type="percentage" office:value="0" calcext:value-type="percentage">
            <text:p>0.00%</text:p>
          </table:table-cell>
          <table:table-cell table:formula="of:=([.G98]-[.F98])/[.F9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17" calcext:value-type="float">
            <text:p>317</text:p>
          </table:table-cell>
          <table:table-cell table:formula="of:=([.G99]-[.A99])/[.A99]" office:value-type="percentage" office:value="0" calcext:value-type="percentage">
            <text:p>0.00%</text:p>
          </table:table-cell>
          <table:table-cell table:formula="of:=([.G99]-[.B99])/[.B99]" office:value-type="percentage" office:value="0" calcext:value-type="percentage">
            <text:p>0.00%</text:p>
          </table:table-cell>
          <table:table-cell table:formula="of:=([.G99]-[.C99])/[.C99]" office:value-type="percentage" office:value="0" calcext:value-type="percentage">
            <text:p>0.00%</text:p>
          </table:table-cell>
          <table:table-cell table:formula="of:=([.G99]-[.D99])/[.D99]" office:value-type="percentage" office:value="0" calcext:value-type="percentage">
            <text:p>0.00%</text:p>
          </table:table-cell>
          <table:table-cell table:formula="of:=([.G99]-[.E99])/[.E99]" office:value-type="percentage" office:value="0" calcext:value-type="percentage">
            <text:p>0.00%</text:p>
          </table:table-cell>
          <table:table-cell table:formula="of:=([.G99]-[.F99])/[.F9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17" calcext:value-type="float">
            <text:p>317</text:p>
          </table:table-cell>
          <table:table-cell table:formula="of:=([.G100]-[.A100])/[.A100]" office:value-type="percentage" office:value="0" calcext:value-type="percentage">
            <text:p>0.00%</text:p>
          </table:table-cell>
          <table:table-cell table:formula="of:=([.G100]-[.B100])/[.B100]" office:value-type="percentage" office:value="0" calcext:value-type="percentage">
            <text:p>0.00%</text:p>
          </table:table-cell>
          <table:table-cell table:formula="of:=([.G100]-[.C100])/[.C100]" office:value-type="percentage" office:value="0" calcext:value-type="percentage">
            <text:p>0.00%</text:p>
          </table:table-cell>
          <table:table-cell table:formula="of:=([.G100]-[.D100])/[.D100]" office:value-type="percentage" office:value="0" calcext:value-type="percentage">
            <text:p>0.00%</text:p>
          </table:table-cell>
          <table:table-cell table:formula="of:=([.G100]-[.E100])/[.E100]" office:value-type="percentage" office:value="0" calcext:value-type="percentage">
            <text:p>0.00%</text:p>
          </table:table-cell>
          <table:table-cell table:formula="of:=([.G100]-[.F100])/[.F10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18" calcext:value-type="float">
            <text:p>318</text:p>
          </table:table-cell>
          <table:table-cell table:formula="of:=([.G101]-[.A101])/[.A101]" office:value-type="percentage" office:value="0" calcext:value-type="percentage">
            <text:p>0.00%</text:p>
          </table:table-cell>
          <table:table-cell table:formula="of:=([.G101]-[.B101])/[.B101]" office:value-type="percentage" office:value="0" calcext:value-type="percentage">
            <text:p>0.00%</text:p>
          </table:table-cell>
          <table:table-cell table:formula="of:=([.G101]-[.C101])/[.C101]" office:value-type="percentage" office:value="0" calcext:value-type="percentage">
            <text:p>0.00%</text:p>
          </table:table-cell>
          <table:table-cell table:formula="of:=([.G101]-[.D101])/[.D101]" office:value-type="percentage" office:value="0" calcext:value-type="percentage">
            <text:p>0.00%</text:p>
          </table:table-cell>
          <table:table-cell table:formula="of:=([.G101]-[.E101])/[.E101]" office:value-type="percentage" office:value="0" calcext:value-type="percentage">
            <text:p>0.00%</text:p>
          </table:table-cell>
          <table:table-cell table:formula="of:=([.G101]-[.F101])/[.F10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19" calcext:value-type="float">
            <text:p>319</text:p>
          </table:table-cell>
          <table:table-cell table:formula="of:=([.G102]-[.A102])/[.A102]" office:value-type="percentage" office:value="0" calcext:value-type="percentage">
            <text:p>0.00%</text:p>
          </table:table-cell>
          <table:table-cell table:formula="of:=([.G102]-[.B102])/[.B102]" office:value-type="percentage" office:value="0" calcext:value-type="percentage">
            <text:p>0.00%</text:p>
          </table:table-cell>
          <table:table-cell table:formula="of:=([.G102]-[.C102])/[.C102]" office:value-type="percentage" office:value="0" calcext:value-type="percentage">
            <text:p>0.00%</text:p>
          </table:table-cell>
          <table:table-cell table:formula="of:=([.G102]-[.D102])/[.D102]" office:value-type="percentage" office:value="0" calcext:value-type="percentage">
            <text:p>0.00%</text:p>
          </table:table-cell>
          <table:table-cell table:formula="of:=([.G102]-[.E102])/[.E102]" office:value-type="percentage" office:value="0" calcext:value-type="percentage">
            <text:p>0.00%</text:p>
          </table:table-cell>
          <table:table-cell table:formula="of:=([.G102]-[.F102])/[.F10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24" calcext:value-type="float">
            <text:p>324</text:p>
          </table:table-cell>
          <table:table-cell table:formula="of:=([.G103]-[.A103])/[.A103]" office:value-type="percentage" office:value="0" calcext:value-type="percentage">
            <text:p>0.00%</text:p>
          </table:table-cell>
          <table:table-cell table:formula="of:=([.G103]-[.B103])/[.B103]" office:value-type="percentage" office:value="0" calcext:value-type="percentage">
            <text:p>0.00%</text:p>
          </table:table-cell>
          <table:table-cell table:formula="of:=([.G103]-[.C103])/[.C103]" office:value-type="percentage" office:value="0" calcext:value-type="percentage">
            <text:p>0.00%</text:p>
          </table:table-cell>
          <table:table-cell table:formula="of:=([.G103]-[.D103])/[.D103]" office:value-type="percentage" office:value="0" calcext:value-type="percentage">
            <text:p>0.00%</text:p>
          </table:table-cell>
          <table:table-cell table:formula="of:=([.G103]-[.E103])/[.E103]" office:value-type="percentage" office:value="0" calcext:value-type="percentage">
            <text:p>0.00%</text:p>
          </table:table-cell>
          <table:table-cell table:formula="of:=([.G103]-[.F103])/[.F10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25" calcext:value-type="float">
            <text:p>325</text:p>
          </table:table-cell>
          <table:table-cell table:formula="of:=([.G104]-[.A104])/[.A104]" office:value-type="percentage" office:value="0" calcext:value-type="percentage">
            <text:p>0.00%</text:p>
          </table:table-cell>
          <table:table-cell table:formula="of:=([.G104]-[.B104])/[.B104]" office:value-type="percentage" office:value="0" calcext:value-type="percentage">
            <text:p>0.00%</text:p>
          </table:table-cell>
          <table:table-cell table:formula="of:=([.G104]-[.C104])/[.C104]" office:value-type="percentage" office:value="0" calcext:value-type="percentage">
            <text:p>0.00%</text:p>
          </table:table-cell>
          <table:table-cell table:formula="of:=([.G104]-[.D104])/[.D104]" office:value-type="percentage" office:value="0" calcext:value-type="percentage">
            <text:p>0.00%</text:p>
          </table:table-cell>
          <table:table-cell table:formula="of:=([.G104]-[.E104])/[.E104]" office:value-type="percentage" office:value="0" calcext:value-type="percentage">
            <text:p>0.00%</text:p>
          </table:table-cell>
          <table:table-cell table:formula="of:=([.G104]-[.F104])/[.F10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25" calcext:value-type="float">
            <text:p>325</text:p>
          </table:table-cell>
          <table:table-cell table:formula="of:=([.G105]-[.A105])/[.A105]" office:value-type="percentage" office:value="0" calcext:value-type="percentage">
            <text:p>0.00%</text:p>
          </table:table-cell>
          <table:table-cell table:formula="of:=([.G105]-[.B105])/[.B105]" office:value-type="percentage" office:value="0" calcext:value-type="percentage">
            <text:p>0.00%</text:p>
          </table:table-cell>
          <table:table-cell table:formula="of:=([.G105]-[.C105])/[.C105]" office:value-type="percentage" office:value="0" calcext:value-type="percentage">
            <text:p>0.00%</text:p>
          </table:table-cell>
          <table:table-cell table:formula="of:=([.G105]-[.D105])/[.D105]" office:value-type="percentage" office:value="0" calcext:value-type="percentage">
            <text:p>0.00%</text:p>
          </table:table-cell>
          <table:table-cell table:formula="of:=([.G105]-[.E105])/[.E105]" office:value-type="percentage" office:value="0" calcext:value-type="percentage">
            <text:p>0.00%</text:p>
          </table:table-cell>
          <table:table-cell table:formula="of:=([.G105]-[.F105])/[.F10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29" calcext:value-type="float">
            <text:p>329</text:p>
          </table:table-cell>
          <table:table-cell table:formula="of:=([.G106]-[.A106])/[.A106]" office:value-type="percentage" office:value="0" calcext:value-type="percentage">
            <text:p>0.00%</text:p>
          </table:table-cell>
          <table:table-cell table:formula="of:=([.G106]-[.B106])/[.B106]" office:value-type="percentage" office:value="0" calcext:value-type="percentage">
            <text:p>0.00%</text:p>
          </table:table-cell>
          <table:table-cell table:formula="of:=([.G106]-[.C106])/[.C106]" office:value-type="percentage" office:value="0" calcext:value-type="percentage">
            <text:p>0.00%</text:p>
          </table:table-cell>
          <table:table-cell table:formula="of:=([.G106]-[.D106])/[.D106]" office:value-type="percentage" office:value="0" calcext:value-type="percentage">
            <text:p>0.00%</text:p>
          </table:table-cell>
          <table:table-cell table:formula="of:=([.G106]-[.E106])/[.E106]" office:value-type="percentage" office:value="0" calcext:value-type="percentage">
            <text:p>0.00%</text:p>
          </table:table-cell>
          <table:table-cell table:formula="of:=([.G106]-[.F106])/[.F10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29" calcext:value-type="float">
            <text:p>329</text:p>
          </table:table-cell>
          <table:table-cell table:formula="of:=([.G107]-[.A107])/[.A107]" office:value-type="percentage" office:value="0" calcext:value-type="percentage">
            <text:p>0.00%</text:p>
          </table:table-cell>
          <table:table-cell table:formula="of:=([.G107]-[.B107])/[.B107]" office:value-type="percentage" office:value="0" calcext:value-type="percentage">
            <text:p>0.00%</text:p>
          </table:table-cell>
          <table:table-cell table:formula="of:=([.G107]-[.C107])/[.C107]" office:value-type="percentage" office:value="0" calcext:value-type="percentage">
            <text:p>0.00%</text:p>
          </table:table-cell>
          <table:table-cell table:formula="of:=([.G107]-[.D107])/[.D107]" office:value-type="percentage" office:value="0" calcext:value-type="percentage">
            <text:p>0.00%</text:p>
          </table:table-cell>
          <table:table-cell table:formula="of:=([.G107]-[.E107])/[.E107]" office:value-type="percentage" office:value="0" calcext:value-type="percentage">
            <text:p>0.00%</text:p>
          </table:table-cell>
          <table:table-cell table:formula="of:=([.G107]-[.F107])/[.F10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31" calcext:value-type="float">
            <text:p>331</text:p>
          </table:table-cell>
          <table:table-cell table:formula="of:=([.G108]-[.A108])/[.A108]" office:value-type="percentage" office:value="0" calcext:value-type="percentage">
            <text:p>0.00%</text:p>
          </table:table-cell>
          <table:table-cell table:formula="of:=([.G108]-[.B108])/[.B108]" office:value-type="percentage" office:value="0" calcext:value-type="percentage">
            <text:p>0.00%</text:p>
          </table:table-cell>
          <table:table-cell table:formula="of:=([.G108]-[.C108])/[.C108]" office:value-type="percentage" office:value="0" calcext:value-type="percentage">
            <text:p>0.00%</text:p>
          </table:table-cell>
          <table:table-cell table:formula="of:=([.G108]-[.D108])/[.D108]" office:value-type="percentage" office:value="0" calcext:value-type="percentage">
            <text:p>0.00%</text:p>
          </table:table-cell>
          <table:table-cell table:formula="of:=([.G108]-[.E108])/[.E108]" office:value-type="percentage" office:value="0" calcext:value-type="percentage">
            <text:p>0.00%</text:p>
          </table:table-cell>
          <table:table-cell table:formula="of:=([.G108]-[.F108])/[.F10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32" calcext:value-type="float">
            <text:p>332</text:p>
          </table:table-cell>
          <table:table-cell table:formula="of:=([.G109]-[.A109])/[.A109]" office:value-type="percentage" office:value="0" calcext:value-type="percentage">
            <text:p>0.00%</text:p>
          </table:table-cell>
          <table:table-cell table:formula="of:=([.G109]-[.B109])/[.B109]" office:value-type="percentage" office:value="0" calcext:value-type="percentage">
            <text:p>0.00%</text:p>
          </table:table-cell>
          <table:table-cell table:formula="of:=([.G109]-[.C109])/[.C109]" office:value-type="percentage" office:value="0" calcext:value-type="percentage">
            <text:p>0.00%</text:p>
          </table:table-cell>
          <table:table-cell table:formula="of:=([.G109]-[.D109])/[.D109]" office:value-type="percentage" office:value="0" calcext:value-type="percentage">
            <text:p>0.00%</text:p>
          </table:table-cell>
          <table:table-cell table:formula="of:=([.G109]-[.E109])/[.E109]" office:value-type="percentage" office:value="0" calcext:value-type="percentage">
            <text:p>0.00%</text:p>
          </table:table-cell>
          <table:table-cell table:formula="of:=([.G109]-[.F109])/[.F10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33" calcext:value-type="float">
            <text:p>333</text:p>
          </table:table-cell>
          <table:table-cell table:formula="of:=([.G110]-[.A110])/[.A110]" office:value-type="percentage" office:value="0" calcext:value-type="percentage">
            <text:p>0.00%</text:p>
          </table:table-cell>
          <table:table-cell table:formula="of:=([.G110]-[.B110])/[.B110]" office:value-type="percentage" office:value="0" calcext:value-type="percentage">
            <text:p>0.00%</text:p>
          </table:table-cell>
          <table:table-cell table:formula="of:=([.G110]-[.C110])/[.C110]" office:value-type="percentage" office:value="0" calcext:value-type="percentage">
            <text:p>0.00%</text:p>
          </table:table-cell>
          <table:table-cell table:formula="of:=([.G110]-[.D110])/[.D110]" office:value-type="percentage" office:value="0" calcext:value-type="percentage">
            <text:p>0.00%</text:p>
          </table:table-cell>
          <table:table-cell table:formula="of:=([.G110]-[.E110])/[.E110]" office:value-type="percentage" office:value="0" calcext:value-type="percentage">
            <text:p>0.00%</text:p>
          </table:table-cell>
          <table:table-cell table:formula="of:=([.G110]-[.F110])/[.F11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30" calcext:value-type="float">
            <text:p>330</text:p>
          </table:table-cell>
          <table:table-cell table:formula="of:=([.G111]-[.A111])/[.A111]" office:value-type="percentage" office:value="0" calcext:value-type="percentage">
            <text:p>0.00%</text:p>
          </table:table-cell>
          <table:table-cell table:formula="of:=([.G111]-[.B111])/[.B111]" office:value-type="percentage" office:value="0" calcext:value-type="percentage">
            <text:p>0.00%</text:p>
          </table:table-cell>
          <table:table-cell table:formula="of:=([.G111]-[.C111])/[.C111]" office:value-type="percentage" office:value="0" calcext:value-type="percentage">
            <text:p>0.00%</text:p>
          </table:table-cell>
          <table:table-cell table:formula="of:=([.G111]-[.D111])/[.D111]" office:value-type="percentage" office:value="0" calcext:value-type="percentage">
            <text:p>0.00%</text:p>
          </table:table-cell>
          <table:table-cell table:formula="of:=([.G111]-[.E111])/[.E111]" office:value-type="percentage" office:value="0" calcext:value-type="percentage">
            <text:p>0.00%</text:p>
          </table:table-cell>
          <table:table-cell table:formula="of:=([.G111]-[.F111])/[.F11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35" calcext:value-type="float">
            <text:p>335</text:p>
          </table:table-cell>
          <table:table-cell table:formula="of:=([.G112]-[.A112])/[.A112]" office:value-type="percentage" office:value="0" calcext:value-type="percentage">
            <text:p>0.00%</text:p>
          </table:table-cell>
          <table:table-cell table:formula="of:=([.G112]-[.B112])/[.B112]" office:value-type="percentage" office:value="0" calcext:value-type="percentage">
            <text:p>0.00%</text:p>
          </table:table-cell>
          <table:table-cell table:formula="of:=([.G112]-[.C112])/[.C112]" office:value-type="percentage" office:value="0" calcext:value-type="percentage">
            <text:p>0.00%</text:p>
          </table:table-cell>
          <table:table-cell table:formula="of:=([.G112]-[.D112])/[.D112]" office:value-type="percentage" office:value="0" calcext:value-type="percentage">
            <text:p>0.00%</text:p>
          </table:table-cell>
          <table:table-cell table:formula="of:=([.G112]-[.E112])/[.E112]" office:value-type="percentage" office:value="0" calcext:value-type="percentage">
            <text:p>0.00%</text:p>
          </table:table-cell>
          <table:table-cell table:formula="of:=([.G112]-[.F112])/[.F11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36" calcext:value-type="float">
            <text:p>336</text:p>
          </table:table-cell>
          <table:table-cell table:formula="of:=([.G113]-[.A113])/[.A113]" office:value-type="percentage" office:value="0" calcext:value-type="percentage">
            <text:p>0.00%</text:p>
          </table:table-cell>
          <table:table-cell table:formula="of:=([.G113]-[.B113])/[.B113]" office:value-type="percentage" office:value="0" calcext:value-type="percentage">
            <text:p>0.00%</text:p>
          </table:table-cell>
          <table:table-cell table:formula="of:=([.G113]-[.C113])/[.C113]" office:value-type="percentage" office:value="0" calcext:value-type="percentage">
            <text:p>0.00%</text:p>
          </table:table-cell>
          <table:table-cell table:formula="of:=([.G113]-[.D113])/[.D113]" office:value-type="percentage" office:value="0" calcext:value-type="percentage">
            <text:p>0.00%</text:p>
          </table:table-cell>
          <table:table-cell table:formula="of:=([.G113]-[.E113])/[.E113]" office:value-type="percentage" office:value="0" calcext:value-type="percentage">
            <text:p>0.00%</text:p>
          </table:table-cell>
          <table:table-cell table:formula="of:=([.G113]-[.F113])/[.F11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40" calcext:value-type="float">
            <text:p>340</text:p>
          </table:table-cell>
          <table:table-cell table:formula="of:=([.G114]-[.A114])/[.A114]" office:value-type="percentage" office:value="0" calcext:value-type="percentage">
            <text:p>0.00%</text:p>
          </table:table-cell>
          <table:table-cell table:formula="of:=([.G114]-[.B114])/[.B114]" office:value-type="percentage" office:value="0" calcext:value-type="percentage">
            <text:p>0.00%</text:p>
          </table:table-cell>
          <table:table-cell table:formula="of:=([.G114]-[.C114])/[.C114]" office:value-type="percentage" office:value="0" calcext:value-type="percentage">
            <text:p>0.00%</text:p>
          </table:table-cell>
          <table:table-cell table:formula="of:=([.G114]-[.D114])/[.D114]" office:value-type="percentage" office:value="0" calcext:value-type="percentage">
            <text:p>0.00%</text:p>
          </table:table-cell>
          <table:table-cell table:formula="of:=([.G114]-[.E114])/[.E114]" office:value-type="percentage" office:value="0" calcext:value-type="percentage">
            <text:p>0.00%</text:p>
          </table:table-cell>
          <table:table-cell table:formula="of:=([.G114]-[.F114])/[.F11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43" calcext:value-type="float">
            <text:p>343</text:p>
          </table:table-cell>
          <table:table-cell table:formula="of:=([.G115]-[.A115])/[.A115]" office:value-type="percentage" office:value="0" calcext:value-type="percentage">
            <text:p>0.00%</text:p>
          </table:table-cell>
          <table:table-cell table:formula="of:=([.G115]-[.B115])/[.B115]" office:value-type="percentage" office:value="0" calcext:value-type="percentage">
            <text:p>0.00%</text:p>
          </table:table-cell>
          <table:table-cell table:formula="of:=([.G115]-[.C115])/[.C115]" office:value-type="percentage" office:value="0" calcext:value-type="percentage">
            <text:p>0.00%</text:p>
          </table:table-cell>
          <table:table-cell table:formula="of:=([.G115]-[.D115])/[.D115]" office:value-type="percentage" office:value="0" calcext:value-type="percentage">
            <text:p>0.00%</text:p>
          </table:table-cell>
          <table:table-cell table:formula="of:=([.G115]-[.E115])/[.E115]" office:value-type="percentage" office:value="0" calcext:value-type="percentage">
            <text:p>0.00%</text:p>
          </table:table-cell>
          <table:table-cell table:formula="of:=([.G115]-[.F115])/[.F11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81" calcext:value-type="float">
            <text:p>281</text:p>
          </table:table-cell>
          <table:table-cell table:formula="of:=([.G116]-[.A116])/[.A116]" office:value-type="percentage" office:value="0" calcext:value-type="percentage">
            <text:p>0.00%</text:p>
          </table:table-cell>
          <table:table-cell table:formula="of:=([.G116]-[.B116])/[.B116]" office:value-type="percentage" office:value="0" calcext:value-type="percentage">
            <text:p>0.00%</text:p>
          </table:table-cell>
          <table:table-cell table:formula="of:=([.G116]-[.C116])/[.C116]" office:value-type="percentage" office:value="0" calcext:value-type="percentage">
            <text:p>0.00%</text:p>
          </table:table-cell>
          <table:table-cell table:formula="of:=([.G116]-[.D116])/[.D116]" office:value-type="percentage" office:value="0" calcext:value-type="percentage">
            <text:p>0.00%</text:p>
          </table:table-cell>
          <table:table-cell table:formula="of:=([.G116]-[.E116])/[.E116]" office:value-type="percentage" office:value="0" calcext:value-type="percentage">
            <text:p>0.00%</text:p>
          </table:table-cell>
          <table:table-cell table:formula="of:=([.G116]-[.F116])/[.F11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2.7" calcext:value-type="float">
            <text:p>342.7</text:p>
          </table:table-cell>
          <table:table-cell table:number-columns-repeated="5" office:value-type="float" office:value="343" calcext:value-type="float">
            <text:p>343</text:p>
          </table:table-cell>
          <table:table-cell table:formula="of:=([.G117]-[.A117])/[.A117]" office:value-type="percentage" office:value="0" calcext:value-type="percentage">
            <text:p>0.00%</text:p>
          </table:table-cell>
          <table:table-cell table:formula="of:=([.G117]-[.B117])/[.B117]" office:value-type="percentage" office:value="0.000875401225561749" calcext:value-type="percentage">
            <text:p>0.09%</text:p>
          </table:table-cell>
          <table:table-cell table:formula="of:=([.G117]-[.C117])/[.C117]" office:value-type="percentage" office:value="0" calcext:value-type="percentage">
            <text:p>0.00%</text:p>
          </table:table-cell>
          <table:table-cell table:formula="of:=([.G117]-[.D117])/[.D117]" office:value-type="percentage" office:value="0" calcext:value-type="percentage">
            <text:p>0.00%</text:p>
          </table:table-cell>
          <table:table-cell table:formula="of:=([.G117]-[.E117])/[.E117]" office:value-type="percentage" office:value="0" calcext:value-type="percentage">
            <text:p>0.00%</text:p>
          </table:table-cell>
          <table:table-cell table:formula="of:=([.G117]-[.F117])/[.F11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41" calcext:value-type="float">
            <text:p>341</text:p>
          </table:table-cell>
          <table:table-cell table:formula="of:=([.G118]-[.A118])/[.A118]" office:value-type="percentage" office:value="0" calcext:value-type="percentage">
            <text:p>0.00%</text:p>
          </table:table-cell>
          <table:table-cell table:formula="of:=([.G118]-[.B118])/[.B118]" office:value-type="percentage" office:value="0" calcext:value-type="percentage">
            <text:p>0.00%</text:p>
          </table:table-cell>
          <table:table-cell table:formula="of:=([.G118]-[.C118])/[.C118]" office:value-type="percentage" office:value="0" calcext:value-type="percentage">
            <text:p>0.00%</text:p>
          </table:table-cell>
          <table:table-cell table:formula="of:=([.G118]-[.D118])/[.D118]" office:value-type="percentage" office:value="0" calcext:value-type="percentage">
            <text:p>0.00%</text:p>
          </table:table-cell>
          <table:table-cell table:formula="of:=([.G118]-[.E118])/[.E118]" office:value-type="percentage" office:value="0" calcext:value-type="percentage">
            <text:p>0.00%</text:p>
          </table:table-cell>
          <table:table-cell table:formula="of:=([.G118]-[.F118])/[.F11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47" calcext:value-type="float">
            <text:p>347</text:p>
          </table:table-cell>
          <table:table-cell table:formula="of:=([.G119]-[.A119])/[.A119]" office:value-type="percentage" office:value="0" calcext:value-type="percentage">
            <text:p>0.00%</text:p>
          </table:table-cell>
          <table:table-cell table:formula="of:=([.G119]-[.B119])/[.B119]" office:value-type="percentage" office:value="0" calcext:value-type="percentage">
            <text:p>0.00%</text:p>
          </table:table-cell>
          <table:table-cell table:formula="of:=([.G119]-[.C119])/[.C119]" office:value-type="percentage" office:value="0" calcext:value-type="percentage">
            <text:p>0.00%</text:p>
          </table:table-cell>
          <table:table-cell table:formula="of:=([.G119]-[.D119])/[.D119]" office:value-type="percentage" office:value="0" calcext:value-type="percentage">
            <text:p>0.00%</text:p>
          </table:table-cell>
          <table:table-cell table:formula="of:=([.G119]-[.E119])/[.E119]" office:value-type="percentage" office:value="0" calcext:value-type="percentage">
            <text:p>0.00%</text:p>
          </table:table-cell>
          <table:table-cell table:formula="of:=([.G119]-[.F119])/[.F11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46" calcext:value-type="float">
            <text:p>346</text:p>
          </table:table-cell>
          <table:table-cell table:formula="of:=([.G120]-[.A120])/[.A120]" office:value-type="percentage" office:value="0" calcext:value-type="percentage">
            <text:p>0.00%</text:p>
          </table:table-cell>
          <table:table-cell table:formula="of:=([.G120]-[.B120])/[.B120]" office:value-type="percentage" office:value="0" calcext:value-type="percentage">
            <text:p>0.00%</text:p>
          </table:table-cell>
          <table:table-cell table:formula="of:=([.G120]-[.C120])/[.C120]" office:value-type="percentage" office:value="0" calcext:value-type="percentage">
            <text:p>0.00%</text:p>
          </table:table-cell>
          <table:table-cell table:formula="of:=([.G120]-[.D120])/[.D120]" office:value-type="percentage" office:value="0" calcext:value-type="percentage">
            <text:p>0.00%</text:p>
          </table:table-cell>
          <table:table-cell table:formula="of:=([.G120]-[.E120])/[.E120]" office:value-type="percentage" office:value="0" calcext:value-type="percentage">
            <text:p>0.00%</text:p>
          </table:table-cell>
          <table:table-cell table:formula="of:=([.G120]-[.F120])/[.F12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46" calcext:value-type="float">
            <text:p>346</text:p>
          </table:table-cell>
          <table:table-cell table:formula="of:=([.G121]-[.A121])/[.A121]" office:value-type="percentage" office:value="0" calcext:value-type="percentage">
            <text:p>0.00%</text:p>
          </table:table-cell>
          <table:table-cell table:formula="of:=([.G121]-[.B121])/[.B121]" office:value-type="percentage" office:value="0" calcext:value-type="percentage">
            <text:p>0.00%</text:p>
          </table:table-cell>
          <table:table-cell table:formula="of:=([.G121]-[.C121])/[.C121]" office:value-type="percentage" office:value="0" calcext:value-type="percentage">
            <text:p>0.00%</text:p>
          </table:table-cell>
          <table:table-cell table:formula="of:=([.G121]-[.D121])/[.D121]" office:value-type="percentage" office:value="0" calcext:value-type="percentage">
            <text:p>0.00%</text:p>
          </table:table-cell>
          <table:table-cell table:formula="of:=([.G121]-[.E121])/[.E121]" office:value-type="percentage" office:value="0" calcext:value-type="percentage">
            <text:p>0.00%</text:p>
          </table:table-cell>
          <table:table-cell table:formula="of:=([.G121]-[.F121])/[.F12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48" calcext:value-type="float">
            <text:p>348</text:p>
          </table:table-cell>
          <table:table-cell table:formula="of:=([.G122]-[.A122])/[.A122]" office:value-type="percentage" office:value="0" calcext:value-type="percentage">
            <text:p>0.00%</text:p>
          </table:table-cell>
          <table:table-cell table:formula="of:=([.G122]-[.B122])/[.B122]" office:value-type="percentage" office:value="0" calcext:value-type="percentage">
            <text:p>0.00%</text:p>
          </table:table-cell>
          <table:table-cell table:formula="of:=([.G122]-[.C122])/[.C122]" office:value-type="percentage" office:value="0" calcext:value-type="percentage">
            <text:p>0.00%</text:p>
          </table:table-cell>
          <table:table-cell table:formula="of:=([.G122]-[.D122])/[.D122]" office:value-type="percentage" office:value="0" calcext:value-type="percentage">
            <text:p>0.00%</text:p>
          </table:table-cell>
          <table:table-cell table:formula="of:=([.G122]-[.E122])/[.E122]" office:value-type="percentage" office:value="0" calcext:value-type="percentage">
            <text:p>0.00%</text:p>
          </table:table-cell>
          <table:table-cell table:formula="of:=([.G122]-[.F122])/[.F12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0" calcext:value-type="float">
            <text:p>350</text:p>
          </table:table-cell>
          <table:table-cell table:formula="of:=([.G123]-[.A123])/[.A123]" office:value-type="percentage" office:value="0" calcext:value-type="percentage">
            <text:p>0.00%</text:p>
          </table:table-cell>
          <table:table-cell table:formula="of:=([.G123]-[.B123])/[.B123]" office:value-type="percentage" office:value="0" calcext:value-type="percentage">
            <text:p>0.00%</text:p>
          </table:table-cell>
          <table:table-cell table:formula="of:=([.G123]-[.C123])/[.C123]" office:value-type="percentage" office:value="0" calcext:value-type="percentage">
            <text:p>0.00%</text:p>
          </table:table-cell>
          <table:table-cell table:formula="of:=([.G123]-[.D123])/[.D123]" office:value-type="percentage" office:value="0" calcext:value-type="percentage">
            <text:p>0.00%</text:p>
          </table:table-cell>
          <table:table-cell table:formula="of:=([.G123]-[.E123])/[.E123]" office:value-type="percentage" office:value="0" calcext:value-type="percentage">
            <text:p>0.00%</text:p>
          </table:table-cell>
          <table:table-cell table:formula="of:=([.G123]-[.F123])/[.F12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1" calcext:value-type="float">
            <text:p>351</text:p>
          </table:table-cell>
          <table:table-cell table:formula="of:=([.G124]-[.A124])/[.A124]" office:value-type="percentage" office:value="0" calcext:value-type="percentage">
            <text:p>0.00%</text:p>
          </table:table-cell>
          <table:table-cell table:formula="of:=([.G124]-[.B124])/[.B124]" office:value-type="percentage" office:value="0" calcext:value-type="percentage">
            <text:p>0.00%</text:p>
          </table:table-cell>
          <table:table-cell table:formula="of:=([.G124]-[.C124])/[.C124]" office:value-type="percentage" office:value="0" calcext:value-type="percentage">
            <text:p>0.00%</text:p>
          </table:table-cell>
          <table:table-cell table:formula="of:=([.G124]-[.D124])/[.D124]" office:value-type="percentage" office:value="0" calcext:value-type="percentage">
            <text:p>0.00%</text:p>
          </table:table-cell>
          <table:table-cell table:formula="of:=([.G124]-[.E124])/[.E124]" office:value-type="percentage" office:value="0" calcext:value-type="percentage">
            <text:p>0.00%</text:p>
          </table:table-cell>
          <table:table-cell table:formula="of:=([.G124]-[.F124])/[.F12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2" calcext:value-type="float">
            <text:p>352</text:p>
          </table:table-cell>
          <table:table-cell table:formula="of:=([.G125]-[.A125])/[.A125]" office:value-type="percentage" office:value="0" calcext:value-type="percentage">
            <text:p>0.00%</text:p>
          </table:table-cell>
          <table:table-cell table:formula="of:=([.G125]-[.B125])/[.B125]" office:value-type="percentage" office:value="0" calcext:value-type="percentage">
            <text:p>0.00%</text:p>
          </table:table-cell>
          <table:table-cell table:formula="of:=([.G125]-[.C125])/[.C125]" office:value-type="percentage" office:value="0" calcext:value-type="percentage">
            <text:p>0.00%</text:p>
          </table:table-cell>
          <table:table-cell table:formula="of:=([.G125]-[.D125])/[.D125]" office:value-type="percentage" office:value="0" calcext:value-type="percentage">
            <text:p>0.00%</text:p>
          </table:table-cell>
          <table:table-cell table:formula="of:=([.G125]-[.E125])/[.E125]" office:value-type="percentage" office:value="0" calcext:value-type="percentage">
            <text:p>0.00%</text:p>
          </table:table-cell>
          <table:table-cell table:formula="of:=([.G125]-[.F125])/[.F12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2" calcext:value-type="float">
            <text:p>352</text:p>
          </table:table-cell>
          <table:table-cell table:formula="of:=([.G126]-[.A126])/[.A126]" office:value-type="percentage" office:value="0" calcext:value-type="percentage">
            <text:p>0.00%</text:p>
          </table:table-cell>
          <table:table-cell table:formula="of:=([.G126]-[.B126])/[.B126]" office:value-type="percentage" office:value="0" calcext:value-type="percentage">
            <text:p>0.00%</text:p>
          </table:table-cell>
          <table:table-cell table:formula="of:=([.G126]-[.C126])/[.C126]" office:value-type="percentage" office:value="0" calcext:value-type="percentage">
            <text:p>0.00%</text:p>
          </table:table-cell>
          <table:table-cell table:formula="of:=([.G126]-[.D126])/[.D126]" office:value-type="percentage" office:value="0" calcext:value-type="percentage">
            <text:p>0.00%</text:p>
          </table:table-cell>
          <table:table-cell table:formula="of:=([.G126]-[.E126])/[.E126]" office:value-type="percentage" office:value="0" calcext:value-type="percentage">
            <text:p>0.00%</text:p>
          </table:table-cell>
          <table:table-cell table:formula="of:=([.G126]-[.F126])/[.F12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2" calcext:value-type="float">
            <text:p>352</text:p>
          </table:table-cell>
          <table:table-cell table:formula="of:=([.G127]-[.A127])/[.A127]" office:value-type="percentage" office:value="0" calcext:value-type="percentage">
            <text:p>0.00%</text:p>
          </table:table-cell>
          <table:table-cell table:formula="of:=([.G127]-[.B127])/[.B127]" office:value-type="percentage" office:value="0" calcext:value-type="percentage">
            <text:p>0.00%</text:p>
          </table:table-cell>
          <table:table-cell table:formula="of:=([.G127]-[.C127])/[.C127]" office:value-type="percentage" office:value="0" calcext:value-type="percentage">
            <text:p>0.00%</text:p>
          </table:table-cell>
          <table:table-cell table:formula="of:=([.G127]-[.D127])/[.D127]" office:value-type="percentage" office:value="0" calcext:value-type="percentage">
            <text:p>0.00%</text:p>
          </table:table-cell>
          <table:table-cell table:formula="of:=([.G127]-[.E127])/[.E127]" office:value-type="percentage" office:value="0" calcext:value-type="percentage">
            <text:p>0.00%</text:p>
          </table:table-cell>
          <table:table-cell table:formula="of:=([.G127]-[.F127])/[.F12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3" calcext:value-type="float">
            <text:p>353</text:p>
          </table:table-cell>
          <table:table-cell table:formula="of:=([.G128]-[.A128])/[.A128]" office:value-type="percentage" office:value="0" calcext:value-type="percentage">
            <text:p>0.00%</text:p>
          </table:table-cell>
          <table:table-cell table:formula="of:=([.G128]-[.B128])/[.B128]" office:value-type="percentage" office:value="0" calcext:value-type="percentage">
            <text:p>0.00%</text:p>
          </table:table-cell>
          <table:table-cell table:formula="of:=([.G128]-[.C128])/[.C128]" office:value-type="percentage" office:value="0" calcext:value-type="percentage">
            <text:p>0.00%</text:p>
          </table:table-cell>
          <table:table-cell table:formula="of:=([.G128]-[.D128])/[.D128]" office:value-type="percentage" office:value="0" calcext:value-type="percentage">
            <text:p>0.00%</text:p>
          </table:table-cell>
          <table:table-cell table:formula="of:=([.G128]-[.E128])/[.E128]" office:value-type="percentage" office:value="0" calcext:value-type="percentage">
            <text:p>0.00%</text:p>
          </table:table-cell>
          <table:table-cell table:formula="of:=([.G128]-[.F128])/[.F12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4" calcext:value-type="float">
            <text:p>354</text:p>
          </table:table-cell>
          <table:table-cell table:formula="of:=([.G129]-[.A129])/[.A129]" office:value-type="percentage" office:value="0" calcext:value-type="percentage">
            <text:p>0.00%</text:p>
          </table:table-cell>
          <table:table-cell table:formula="of:=([.G129]-[.B129])/[.B129]" office:value-type="percentage" office:value="0" calcext:value-type="percentage">
            <text:p>0.00%</text:p>
          </table:table-cell>
          <table:table-cell table:formula="of:=([.G129]-[.C129])/[.C129]" office:value-type="percentage" office:value="0" calcext:value-type="percentage">
            <text:p>0.00%</text:p>
          </table:table-cell>
          <table:table-cell table:formula="of:=([.G129]-[.D129])/[.D129]" office:value-type="percentage" office:value="0" calcext:value-type="percentage">
            <text:p>0.00%</text:p>
          </table:table-cell>
          <table:table-cell table:formula="of:=([.G129]-[.E129])/[.E129]" office:value-type="percentage" office:value="0" calcext:value-type="percentage">
            <text:p>0.00%</text:p>
          </table:table-cell>
          <table:table-cell table:formula="of:=([.G129]-[.F129])/[.F12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4" calcext:value-type="float">
            <text:p>354</text:p>
          </table:table-cell>
          <table:table-cell table:formula="of:=([.G130]-[.A130])/[.A130]" office:value-type="percentage" office:value="0" calcext:value-type="percentage">
            <text:p>0.00%</text:p>
          </table:table-cell>
          <table:table-cell table:formula="of:=([.G130]-[.B130])/[.B130]" office:value-type="percentage" office:value="0" calcext:value-type="percentage">
            <text:p>0.00%</text:p>
          </table:table-cell>
          <table:table-cell table:formula="of:=([.G130]-[.C130])/[.C130]" office:value-type="percentage" office:value="0" calcext:value-type="percentage">
            <text:p>0.00%</text:p>
          </table:table-cell>
          <table:table-cell table:formula="of:=([.G130]-[.D130])/[.D130]" office:value-type="percentage" office:value="0" calcext:value-type="percentage">
            <text:p>0.00%</text:p>
          </table:table-cell>
          <table:table-cell table:formula="of:=([.G130]-[.E130])/[.E130]" office:value-type="percentage" office:value="0" calcext:value-type="percentage">
            <text:p>0.00%</text:p>
          </table:table-cell>
          <table:table-cell table:formula="of:=([.G130]-[.F130])/[.F13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27" calcext:value-type="float">
            <text:p>327</text:p>
          </table:table-cell>
          <table:table-cell table:formula="of:=([.G131]-[.A131])/[.A131]" office:value-type="percentage" office:value="0" calcext:value-type="percentage">
            <text:p>0.00%</text:p>
          </table:table-cell>
          <table:table-cell table:formula="of:=([.G131]-[.B131])/[.B131]" office:value-type="percentage" office:value="0" calcext:value-type="percentage">
            <text:p>0.00%</text:p>
          </table:table-cell>
          <table:table-cell table:formula="of:=([.G131]-[.C131])/[.C131]" office:value-type="percentage" office:value="0" calcext:value-type="percentage">
            <text:p>0.00%</text:p>
          </table:table-cell>
          <table:table-cell table:formula="of:=([.G131]-[.D131])/[.D131]" office:value-type="percentage" office:value="0" calcext:value-type="percentage">
            <text:p>0.00%</text:p>
          </table:table-cell>
          <table:table-cell table:formula="of:=([.G131]-[.E131])/[.E131]" office:value-type="percentage" office:value="0" calcext:value-type="percentage">
            <text:p>0.00%</text:p>
          </table:table-cell>
          <table:table-cell table:formula="of:=([.G131]-[.F131])/[.F13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6" calcext:value-type="float">
            <text:p>356</text:p>
          </table:table-cell>
          <table:table-cell table:formula="of:=([.G132]-[.A132])/[.A132]" office:value-type="percentage" office:value="0" calcext:value-type="percentage">
            <text:p>0.00%</text:p>
          </table:table-cell>
          <table:table-cell table:formula="of:=([.G132]-[.B132])/[.B132]" office:value-type="percentage" office:value="0" calcext:value-type="percentage">
            <text:p>0.00%</text:p>
          </table:table-cell>
          <table:table-cell table:formula="of:=([.G132]-[.C132])/[.C132]" office:value-type="percentage" office:value="0" calcext:value-type="percentage">
            <text:p>0.00%</text:p>
          </table:table-cell>
          <table:table-cell table:formula="of:=([.G132]-[.D132])/[.D132]" office:value-type="percentage" office:value="0" calcext:value-type="percentage">
            <text:p>0.00%</text:p>
          </table:table-cell>
          <table:table-cell table:formula="of:=([.G132]-[.E132])/[.E132]" office:value-type="percentage" office:value="0" calcext:value-type="percentage">
            <text:p>0.00%</text:p>
          </table:table-cell>
          <table:table-cell table:formula="of:=([.G132]-[.F132])/[.F13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6" calcext:value-type="float">
            <text:p>356</text:p>
          </table:table-cell>
          <table:table-cell table:formula="of:=([.G133]-[.A133])/[.A133]" office:value-type="percentage" office:value="0" calcext:value-type="percentage">
            <text:p>0.00%</text:p>
          </table:table-cell>
          <table:table-cell table:formula="of:=([.G133]-[.B133])/[.B133]" office:value-type="percentage" office:value="0" calcext:value-type="percentage">
            <text:p>0.00%</text:p>
          </table:table-cell>
          <table:table-cell table:formula="of:=([.G133]-[.C133])/[.C133]" office:value-type="percentage" office:value="0" calcext:value-type="percentage">
            <text:p>0.00%</text:p>
          </table:table-cell>
          <table:table-cell table:formula="of:=([.G133]-[.D133])/[.D133]" office:value-type="percentage" office:value="0" calcext:value-type="percentage">
            <text:p>0.00%</text:p>
          </table:table-cell>
          <table:table-cell table:formula="of:=([.G133]-[.E133])/[.E133]" office:value-type="percentage" office:value="0" calcext:value-type="percentage">
            <text:p>0.00%</text:p>
          </table:table-cell>
          <table:table-cell table:formula="of:=([.G133]-[.F133])/[.F13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7" calcext:value-type="float">
            <text:p>357</text:p>
          </table:table-cell>
          <table:table-cell table:formula="of:=([.G134]-[.A134])/[.A134]" office:value-type="percentage" office:value="0" calcext:value-type="percentage">
            <text:p>0.00%</text:p>
          </table:table-cell>
          <table:table-cell table:formula="of:=([.G134]-[.B134])/[.B134]" office:value-type="percentage" office:value="0" calcext:value-type="percentage">
            <text:p>0.00%</text:p>
          </table:table-cell>
          <table:table-cell table:formula="of:=([.G134]-[.C134])/[.C134]" office:value-type="percentage" office:value="0" calcext:value-type="percentage">
            <text:p>0.00%</text:p>
          </table:table-cell>
          <table:table-cell table:formula="of:=([.G134]-[.D134])/[.D134]" office:value-type="percentage" office:value="0" calcext:value-type="percentage">
            <text:p>0.00%</text:p>
          </table:table-cell>
          <table:table-cell table:formula="of:=([.G134]-[.E134])/[.E134]" office:value-type="percentage" office:value="0" calcext:value-type="percentage">
            <text:p>0.00%</text:p>
          </table:table-cell>
          <table:table-cell table:formula="of:=([.G134]-[.F134])/[.F13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8" calcext:value-type="float">
            <text:p>358</text:p>
          </table:table-cell>
          <table:table-cell table:formula="of:=([.G135]-[.A135])/[.A135]" office:value-type="percentage" office:value="0" calcext:value-type="percentage">
            <text:p>0.00%</text:p>
          </table:table-cell>
          <table:table-cell table:formula="of:=([.G135]-[.B135])/[.B135]" office:value-type="percentage" office:value="0" calcext:value-type="percentage">
            <text:p>0.00%</text:p>
          </table:table-cell>
          <table:table-cell table:formula="of:=([.G135]-[.C135])/[.C135]" office:value-type="percentage" office:value="0" calcext:value-type="percentage">
            <text:p>0.00%</text:p>
          </table:table-cell>
          <table:table-cell table:formula="of:=([.G135]-[.D135])/[.D135]" office:value-type="percentage" office:value="0" calcext:value-type="percentage">
            <text:p>0.00%</text:p>
          </table:table-cell>
          <table:table-cell table:formula="of:=([.G135]-[.E135])/[.E135]" office:value-type="percentage" office:value="0" calcext:value-type="percentage">
            <text:p>0.00%</text:p>
          </table:table-cell>
          <table:table-cell table:formula="of:=([.G135]-[.F135])/[.F13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7" calcext:value-type="float">
            <text:p>357</text:p>
          </table:table-cell>
          <table:table-cell table:formula="of:=([.G136]-[.A136])/[.A136]" office:value-type="percentage" office:value="0" calcext:value-type="percentage">
            <text:p>0.00%</text:p>
          </table:table-cell>
          <table:table-cell table:formula="of:=([.G136]-[.B136])/[.B136]" office:value-type="percentage" office:value="0" calcext:value-type="percentage">
            <text:p>0.00%</text:p>
          </table:table-cell>
          <table:table-cell table:formula="of:=([.G136]-[.C136])/[.C136]" office:value-type="percentage" office:value="0" calcext:value-type="percentage">
            <text:p>0.00%</text:p>
          </table:table-cell>
          <table:table-cell table:formula="of:=([.G136]-[.D136])/[.D136]" office:value-type="percentage" office:value="0" calcext:value-type="percentage">
            <text:p>0.00%</text:p>
          </table:table-cell>
          <table:table-cell table:formula="of:=([.G136]-[.E136])/[.E136]" office:value-type="percentage" office:value="0" calcext:value-type="percentage">
            <text:p>0.00%</text:p>
          </table:table-cell>
          <table:table-cell table:formula="of:=([.G136]-[.F136])/[.F13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60" calcext:value-type="float">
            <text:p>360</text:p>
          </table:table-cell>
          <table:table-cell table:formula="of:=([.G137]-[.A137])/[.A137]" office:value-type="percentage" office:value="0" calcext:value-type="percentage">
            <text:p>0.00%</text:p>
          </table:table-cell>
          <table:table-cell table:formula="of:=([.G137]-[.B137])/[.B137]" office:value-type="percentage" office:value="0" calcext:value-type="percentage">
            <text:p>0.00%</text:p>
          </table:table-cell>
          <table:table-cell table:formula="of:=([.G137]-[.C137])/[.C137]" office:value-type="percentage" office:value="0" calcext:value-type="percentage">
            <text:p>0.00%</text:p>
          </table:table-cell>
          <table:table-cell table:formula="of:=([.G137]-[.D137])/[.D137]" office:value-type="percentage" office:value="0" calcext:value-type="percentage">
            <text:p>0.00%</text:p>
          </table:table-cell>
          <table:table-cell table:formula="of:=([.G137]-[.E137])/[.E137]" office:value-type="percentage" office:value="0" calcext:value-type="percentage">
            <text:p>0.00%</text:p>
          </table:table-cell>
          <table:table-cell table:formula="of:=([.G137]-[.F137])/[.F13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65" calcext:value-type="float">
            <text:p>365</text:p>
          </table:table-cell>
          <table:table-cell table:formula="of:=([.G138]-[.A138])/[.A138]" office:value-type="percentage" office:value="0" calcext:value-type="percentage">
            <text:p>0.00%</text:p>
          </table:table-cell>
          <table:table-cell table:formula="of:=([.G138]-[.B138])/[.B138]" office:value-type="percentage" office:value="0" calcext:value-type="percentage">
            <text:p>0.00%</text:p>
          </table:table-cell>
          <table:table-cell table:formula="of:=([.G138]-[.C138])/[.C138]" office:value-type="percentage" office:value="0" calcext:value-type="percentage">
            <text:p>0.00%</text:p>
          </table:table-cell>
          <table:table-cell table:formula="of:=([.G138]-[.D138])/[.D138]" office:value-type="percentage" office:value="0" calcext:value-type="percentage">
            <text:p>0.00%</text:p>
          </table:table-cell>
          <table:table-cell table:formula="of:=([.G138]-[.E138])/[.E138]" office:value-type="percentage" office:value="0" calcext:value-type="percentage">
            <text:p>0.00%</text:p>
          </table:table-cell>
          <table:table-cell table:formula="of:=([.G138]-[.F138])/[.F13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31" calcext:value-type="float">
            <text:p>331</text:p>
          </table:table-cell>
          <table:table-cell table:formula="of:=([.G139]-[.A139])/[.A139]" office:value-type="percentage" office:value="0" calcext:value-type="percentage">
            <text:p>0.00%</text:p>
          </table:table-cell>
          <table:table-cell table:formula="of:=([.G139]-[.B139])/[.B139]" office:value-type="percentage" office:value="0" calcext:value-type="percentage">
            <text:p>0.00%</text:p>
          </table:table-cell>
          <table:table-cell table:formula="of:=([.G139]-[.C139])/[.C139]" office:value-type="percentage" office:value="0" calcext:value-type="percentage">
            <text:p>0.00%</text:p>
          </table:table-cell>
          <table:table-cell table:formula="of:=([.G139]-[.D139])/[.D139]" office:value-type="percentage" office:value="0" calcext:value-type="percentage">
            <text:p>0.00%</text:p>
          </table:table-cell>
          <table:table-cell table:formula="of:=([.G139]-[.E139])/[.E139]" office:value-type="percentage" office:value="0" calcext:value-type="percentage">
            <text:p>0.00%</text:p>
          </table:table-cell>
          <table:table-cell table:formula="of:=([.G139]-[.F139])/[.F13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66" calcext:value-type="float">
            <text:p>366</text:p>
          </table:table-cell>
          <table:table-cell table:formula="of:=([.G140]-[.A140])/[.A140]" office:value-type="percentage" office:value="0" calcext:value-type="percentage">
            <text:p>0.00%</text:p>
          </table:table-cell>
          <table:table-cell table:formula="of:=([.G140]-[.B140])/[.B140]" office:value-type="percentage" office:value="0" calcext:value-type="percentage">
            <text:p>0.00%</text:p>
          </table:table-cell>
          <table:table-cell table:formula="of:=([.G140]-[.C140])/[.C140]" office:value-type="percentage" office:value="0" calcext:value-type="percentage">
            <text:p>0.00%</text:p>
          </table:table-cell>
          <table:table-cell table:formula="of:=([.G140]-[.D140])/[.D140]" office:value-type="percentage" office:value="0" calcext:value-type="percentage">
            <text:p>0.00%</text:p>
          </table:table-cell>
          <table:table-cell table:formula="of:=([.G140]-[.E140])/[.E140]" office:value-type="percentage" office:value="0" calcext:value-type="percentage">
            <text:p>0.00%</text:p>
          </table:table-cell>
          <table:table-cell table:formula="of:=([.G140]-[.F140])/[.F14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8.9" calcext:value-type="float">
            <text:p>368.9</text:p>
          </table:table-cell>
          <table:table-cell office:value-type="float" office:value="367.5" calcext:value-type="float">
            <text:p>367.5</text:p>
          </table:table-cell>
          <table:table-cell office:value-type="float" office:value="368.8" calcext:value-type="float">
            <text:p>368.8</text:p>
          </table:table-cell>
          <table:table-cell office:value-type="float" office:value="366.4" calcext:value-type="float">
            <text:p>366.4</text:p>
          </table:table-cell>
          <table:table-cell office:value-type="float" office:value="368.9" calcext:value-type="float">
            <text:p>368.9</text:p>
          </table:table-cell>
          <table:table-cell office:value-type="float" office:value="368.7" calcext:value-type="float">
            <text:p>368.7</text:p>
          </table:table-cell>
          <table:table-cell office:value-type="float" office:value="369" calcext:value-type="float">
            <text:p>369</text:p>
          </table:table-cell>
          <table:table-cell table:formula="of:=([.G141]-[.A141])/[.A141]" office:value-type="percentage" office:value="0.000271076172404507" calcext:value-type="percentage">
            <text:p>0.03%</text:p>
          </table:table-cell>
          <table:table-cell table:formula="of:=([.G141]-[.B141])/[.B141]" office:value-type="percentage" office:value="0.00408163265306122" calcext:value-type="percentage">
            <text:p>0.41%</text:p>
          </table:table-cell>
          <table:table-cell table:formula="of:=([.G141]-[.C141])/[.C141]" office:value-type="percentage" office:value="0.00054229934924075" calcext:value-type="percentage">
            <text:p>0.05%</text:p>
          </table:table-cell>
          <table:table-cell table:formula="of:=([.G141]-[.D141])/[.D141]" office:value-type="percentage" office:value="0.0070960698689957" calcext:value-type="percentage">
            <text:p>0.71%</text:p>
          </table:table-cell>
          <table:table-cell table:formula="of:=([.G141]-[.E141])/[.E141]" office:value-type="percentage" office:value="0.000271076172404507" calcext:value-type="percentage">
            <text:p>0.03%</text:p>
          </table:table-cell>
          <table:table-cell table:formula="of:=([.G141]-[.F141])/[.F141]" office:value-type="percentage" office:value="0.000813669650122081" calcext:value-type="percentage">
            <text:p>0.08%</text:p>
          </table:table-cell>
        </table:table-row>
        <table:table-row table:style-name="ro1">
          <table:table-cell table:number-columns-repeated="7" office:value-type="float" office:value="369" calcext:value-type="float">
            <text:p>369</text:p>
          </table:table-cell>
          <table:table-cell table:formula="of:=([.G142]-[.A142])/[.A142]" office:value-type="percentage" office:value="0" calcext:value-type="percentage">
            <text:p>0.00%</text:p>
          </table:table-cell>
          <table:table-cell table:formula="of:=([.G142]-[.B142])/[.B142]" office:value-type="percentage" office:value="0" calcext:value-type="percentage">
            <text:p>0.00%</text:p>
          </table:table-cell>
          <table:table-cell table:formula="of:=([.G142]-[.C142])/[.C142]" office:value-type="percentage" office:value="0" calcext:value-type="percentage">
            <text:p>0.00%</text:p>
          </table:table-cell>
          <table:table-cell table:formula="of:=([.G142]-[.D142])/[.D142]" office:value-type="percentage" office:value="0" calcext:value-type="percentage">
            <text:p>0.00%</text:p>
          </table:table-cell>
          <table:table-cell table:formula="of:=([.G142]-[.E142])/[.E142]" office:value-type="percentage" office:value="0" calcext:value-type="percentage">
            <text:p>0.00%</text:p>
          </table:table-cell>
          <table:table-cell table:formula="of:=([.G142]-[.F142])/[.F14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70" calcext:value-type="float">
            <text:p>370</text:p>
          </table:table-cell>
          <table:table-cell table:formula="of:=([.G143]-[.A143])/[.A143]" office:value-type="percentage" office:value="0" calcext:value-type="percentage">
            <text:p>0.00%</text:p>
          </table:table-cell>
          <table:table-cell table:formula="of:=([.G143]-[.B143])/[.B143]" office:value-type="percentage" office:value="0" calcext:value-type="percentage">
            <text:p>0.00%</text:p>
          </table:table-cell>
          <table:table-cell table:formula="of:=([.G143]-[.C143])/[.C143]" office:value-type="percentage" office:value="0" calcext:value-type="percentage">
            <text:p>0.00%</text:p>
          </table:table-cell>
          <table:table-cell table:formula="of:=([.G143]-[.D143])/[.D143]" office:value-type="percentage" office:value="0" calcext:value-type="percentage">
            <text:p>0.00%</text:p>
          </table:table-cell>
          <table:table-cell table:formula="of:=([.G143]-[.E143])/[.E143]" office:value-type="percentage" office:value="0" calcext:value-type="percentage">
            <text:p>0.00%</text:p>
          </table:table-cell>
          <table:table-cell table:formula="of:=([.G143]-[.F143])/[.F14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70" calcext:value-type="float">
            <text:p>370</text:p>
          </table:table-cell>
          <table:table-cell table:formula="of:=([.G144]-[.A144])/[.A144]" office:value-type="percentage" office:value="0" calcext:value-type="percentage">
            <text:p>0.00%</text:p>
          </table:table-cell>
          <table:table-cell table:formula="of:=([.G144]-[.B144])/[.B144]" office:value-type="percentage" office:value="0" calcext:value-type="percentage">
            <text:p>0.00%</text:p>
          </table:table-cell>
          <table:table-cell table:formula="of:=([.G144]-[.C144])/[.C144]" office:value-type="percentage" office:value="0" calcext:value-type="percentage">
            <text:p>0.00%</text:p>
          </table:table-cell>
          <table:table-cell table:formula="of:=([.G144]-[.D144])/[.D144]" office:value-type="percentage" office:value="0" calcext:value-type="percentage">
            <text:p>0.00%</text:p>
          </table:table-cell>
          <table:table-cell table:formula="of:=([.G144]-[.E144])/[.E144]" office:value-type="percentage" office:value="0" calcext:value-type="percentage">
            <text:p>0.00%</text:p>
          </table:table-cell>
          <table:table-cell table:formula="of:=([.G144]-[.F144])/[.F14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71" calcext:value-type="float">
            <text:p>371</text:p>
          </table:table-cell>
          <table:table-cell table:formula="of:=([.G145]-[.A145])/[.A145]" office:value-type="percentage" office:value="0" calcext:value-type="percentage">
            <text:p>0.00%</text:p>
          </table:table-cell>
          <table:table-cell table:formula="of:=([.G145]-[.B145])/[.B145]" office:value-type="percentage" office:value="0" calcext:value-type="percentage">
            <text:p>0.00%</text:p>
          </table:table-cell>
          <table:table-cell table:formula="of:=([.G145]-[.C145])/[.C145]" office:value-type="percentage" office:value="0" calcext:value-type="percentage">
            <text:p>0.00%</text:p>
          </table:table-cell>
          <table:table-cell table:formula="of:=([.G145]-[.D145])/[.D145]" office:value-type="percentage" office:value="0" calcext:value-type="percentage">
            <text:p>0.00%</text:p>
          </table:table-cell>
          <table:table-cell table:formula="of:=([.G145]-[.E145])/[.E145]" office:value-type="percentage" office:value="0" calcext:value-type="percentage">
            <text:p>0.00%</text:p>
          </table:table-cell>
          <table:table-cell table:formula="of:=([.G145]-[.F145])/[.F14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4.7" calcext:value-type="float">
            <text:p>364.7</text:p>
          </table:table-cell>
          <table:table-cell office:value-type="float" office:value="364.6" calcext:value-type="float">
            <text:p>364.6</text:p>
          </table:table-cell>
          <table:table-cell office:value-type="float" office:value="365.5" calcext:value-type="float">
            <text:p>365.5</text:p>
          </table:table-cell>
          <table:table-cell office:value-type="float" office:value="362.9" calcext:value-type="float">
            <text:p>362.9</text:p>
          </table:table-cell>
          <table:table-cell office:value-type="float" office:value="365.9" calcext:value-type="float">
            <text:p>365.9</text:p>
          </table:table-cell>
          <table:table-cell office:value-type="float" office:value="364.8" calcext:value-type="float">
            <text:p>364.8</text:p>
          </table:table-cell>
          <table:table-cell office:value-type="float" office:value="368" calcext:value-type="float">
            <text:p>368</text:p>
          </table:table-cell>
          <table:table-cell table:formula="of:=([.G146]-[.A146])/[.A146]" office:value-type="percentage" office:value="0.00904853304085553" calcext:value-type="percentage">
            <text:p>0.90%</text:p>
          </table:table-cell>
          <table:table-cell table:formula="of:=([.G146]-[.B146])/[.B146]" office:value-type="percentage" office:value="0.00932528798683482" calcext:value-type="percentage">
            <text:p>0.93%</text:p>
          </table:table-cell>
          <table:table-cell table:formula="of:=([.G146]-[.C146])/[.C146]" office:value-type="percentage" office:value="0.00683994528043776" calcext:value-type="percentage">
            <text:p>0.68%</text:p>
          </table:table-cell>
          <table:table-cell table:formula="of:=([.G146]-[.D146])/[.D146]" office:value-type="percentage" office:value="0.0140534582529623" calcext:value-type="percentage">
            <text:p>1.41%</text:p>
          </table:table-cell>
          <table:table-cell table:formula="of:=([.G146]-[.E146])/[.E146]" office:value-type="percentage" office:value="0.00573927302541684" calcext:value-type="percentage">
            <text:p>0.57%</text:p>
          </table:table-cell>
          <table:table-cell table:formula="of:=([.G146]-[.F146])/[.F146]" office:value-type="percentage" office:value="0.00877192982456137" calcext:value-type="percentage">
            <text:p>0.88%</text:p>
          </table:table-cell>
        </table:table-row>
        <table:table-row table:style-name="ro1">
          <table:table-cell table:number-columns-repeated="7" office:value-type="float" office:value="319" calcext:value-type="float">
            <text:p>319</text:p>
          </table:table-cell>
          <table:table-cell table:formula="of:=([.G147]-[.A147])/[.A147]" office:value-type="percentage" office:value="0" calcext:value-type="percentage">
            <text:p>0.00%</text:p>
          </table:table-cell>
          <table:table-cell table:formula="of:=([.G147]-[.B147])/[.B147]" office:value-type="percentage" office:value="0" calcext:value-type="percentage">
            <text:p>0.00%</text:p>
          </table:table-cell>
          <table:table-cell table:formula="of:=([.G147]-[.C147])/[.C147]" office:value-type="percentage" office:value="0" calcext:value-type="percentage">
            <text:p>0.00%</text:p>
          </table:table-cell>
          <table:table-cell table:formula="of:=([.G147]-[.D147])/[.D147]" office:value-type="percentage" office:value="0" calcext:value-type="percentage">
            <text:p>0.00%</text:p>
          </table:table-cell>
          <table:table-cell table:formula="of:=([.G147]-[.E147])/[.E147]" office:value-type="percentage" office:value="0" calcext:value-type="percentage">
            <text:p>0.00%</text:p>
          </table:table-cell>
          <table:table-cell table:formula="of:=([.G147]-[.F147])/[.F14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71" calcext:value-type="float">
            <text:p>371</text:p>
          </table:table-cell>
          <table:table-cell table:formula="of:=([.G148]-[.A148])/[.A148]" office:value-type="percentage" office:value="0" calcext:value-type="percentage">
            <text:p>0.00%</text:p>
          </table:table-cell>
          <table:table-cell table:formula="of:=([.G148]-[.B148])/[.B148]" office:value-type="percentage" office:value="0" calcext:value-type="percentage">
            <text:p>0.00%</text:p>
          </table:table-cell>
          <table:table-cell table:formula="of:=([.G148]-[.C148])/[.C148]" office:value-type="percentage" office:value="0" calcext:value-type="percentage">
            <text:p>0.00%</text:p>
          </table:table-cell>
          <table:table-cell table:formula="of:=([.G148]-[.D148])/[.D148]" office:value-type="percentage" office:value="0" calcext:value-type="percentage">
            <text:p>0.00%</text:p>
          </table:table-cell>
          <table:table-cell table:formula="of:=([.G148]-[.E148])/[.E148]" office:value-type="percentage" office:value="0" calcext:value-type="percentage">
            <text:p>0.00%</text:p>
          </table:table-cell>
          <table:table-cell table:formula="of:=([.G148]-[.F148])/[.F14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6.5" calcext:value-type="float">
            <text:p>366.5</text:p>
          </table:table-cell>
          <table:table-cell table:number-columns-repeated="2" office:value-type="float" office:value="366.7" calcext:value-type="float">
            <text:p>366.7</text:p>
          </table:table-cell>
          <table:table-cell office:value-type="float" office:value="364.9" calcext:value-type="float">
            <text:p>364.9</text:p>
          </table:table-cell>
          <table:table-cell office:value-type="float" office:value="367.1" calcext:value-type="float">
            <text:p>367.1</text:p>
          </table:table-cell>
          <table:table-cell office:value-type="float" office:value="366.8" calcext:value-type="float">
            <text:p>366.8</text:p>
          </table:table-cell>
          <table:table-cell office:value-type="float" office:value="369" calcext:value-type="float">
            <text:p>369</text:p>
          </table:table-cell>
          <table:table-cell table:formula="of:=([.G149]-[.A149])/[.A149]" office:value-type="percentage" office:value="0.00682128240109141" calcext:value-type="percentage">
            <text:p>0.68%</text:p>
          </table:table-cell>
          <table:table-cell table:formula="of:=([.G149]-[.B149])/[.B149]" office:value-type="percentage" office:value="0.00627215707662943" calcext:value-type="percentage">
            <text:p>0.63%</text:p>
          </table:table-cell>
          <table:table-cell table:formula="of:=([.G149]-[.C149])/[.C149]" office:value-type="percentage" office:value="0.00627215707662943" calcext:value-type="percentage">
            <text:p>0.63%</text:p>
          </table:table-cell>
          <table:table-cell table:formula="of:=([.G149]-[.D149])/[.D149]" office:value-type="percentage" office:value="0.0112359550561798" calcext:value-type="percentage">
            <text:p>1.12%</text:p>
          </table:table-cell>
          <table:table-cell table:formula="of:=([.G149]-[.E149])/[.E149]" office:value-type="percentage" office:value="0.00517570144374824" calcext:value-type="percentage">
            <text:p>0.52%</text:p>
          </table:table-cell>
          <table:table-cell table:formula="of:=([.G149]-[.F149])/[.F149]" office:value-type="percentage" office:value="0.00599781897491818" calcext:value-type="percentage">
            <text:p>0.60%</text:p>
          </table:table-cell>
        </table:table-row>
        <table:table-row table:style-name="ro1">
          <table:table-cell table:number-columns-repeated="7" office:value-type="float" office:value="372" calcext:value-type="float">
            <text:p>372</text:p>
          </table:table-cell>
          <table:table-cell table:formula="of:=([.G150]-[.A150])/[.A150]" office:value-type="percentage" office:value="0" calcext:value-type="percentage">
            <text:p>0.00%</text:p>
          </table:table-cell>
          <table:table-cell table:formula="of:=([.G150]-[.B150])/[.B150]" office:value-type="percentage" office:value="0" calcext:value-type="percentage">
            <text:p>0.00%</text:p>
          </table:table-cell>
          <table:table-cell table:formula="of:=([.G150]-[.C150])/[.C150]" office:value-type="percentage" office:value="0" calcext:value-type="percentage">
            <text:p>0.00%</text:p>
          </table:table-cell>
          <table:table-cell table:formula="of:=([.G150]-[.D150])/[.D150]" office:value-type="percentage" office:value="0" calcext:value-type="percentage">
            <text:p>0.00%</text:p>
          </table:table-cell>
          <table:table-cell table:formula="of:=([.G150]-[.E150])/[.E150]" office:value-type="percentage" office:value="0" calcext:value-type="percentage">
            <text:p>0.00%</text:p>
          </table:table-cell>
          <table:table-cell table:formula="of:=([.G150]-[.F150])/[.F15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73" calcext:value-type="float">
            <text:p>373</text:p>
          </table:table-cell>
          <table:table-cell table:formula="of:=([.G151]-[.A151])/[.A151]" office:value-type="percentage" office:value="0" calcext:value-type="percentage">
            <text:p>0.00%</text:p>
          </table:table-cell>
          <table:table-cell table:formula="of:=([.G151]-[.B151])/[.B151]" office:value-type="percentage" office:value="0" calcext:value-type="percentage">
            <text:p>0.00%</text:p>
          </table:table-cell>
          <table:table-cell table:formula="of:=([.G151]-[.C151])/[.C151]" office:value-type="percentage" office:value="0" calcext:value-type="percentage">
            <text:p>0.00%</text:p>
          </table:table-cell>
          <table:table-cell table:formula="of:=([.G151]-[.D151])/[.D151]" office:value-type="percentage" office:value="0" calcext:value-type="percentage">
            <text:p>0.00%</text:p>
          </table:table-cell>
          <table:table-cell table:formula="of:=([.G151]-[.E151])/[.E151]" office:value-type="percentage" office:value="0" calcext:value-type="percentage">
            <text:p>0.00%</text:p>
          </table:table-cell>
          <table:table-cell table:formula="of:=([.G151]-[.F151])/[.F15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73" calcext:value-type="float">
            <text:p>373</text:p>
          </table:table-cell>
          <table:table-cell table:formula="of:=([.G152]-[.A152])/[.A152]" office:value-type="percentage" office:value="0" calcext:value-type="percentage">
            <text:p>0.00%</text:p>
          </table:table-cell>
          <table:table-cell table:formula="of:=([.G152]-[.B152])/[.B152]" office:value-type="percentage" office:value="0" calcext:value-type="percentage">
            <text:p>0.00%</text:p>
          </table:table-cell>
          <table:table-cell table:formula="of:=([.G152]-[.C152])/[.C152]" office:value-type="percentage" office:value="0" calcext:value-type="percentage">
            <text:p>0.00%</text:p>
          </table:table-cell>
          <table:table-cell table:formula="of:=([.G152]-[.D152])/[.D152]" office:value-type="percentage" office:value="0" calcext:value-type="percentage">
            <text:p>0.00%</text:p>
          </table:table-cell>
          <table:table-cell table:formula="of:=([.G152]-[.E152])/[.E152]" office:value-type="percentage" office:value="0" calcext:value-type="percentage">
            <text:p>0.00%</text:p>
          </table:table-cell>
          <table:table-cell table:formula="of:=([.G152]-[.F152])/[.F15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47" calcext:value-type="float">
            <text:p>347</text:p>
          </table:table-cell>
          <table:table-cell table:formula="of:=([.G153]-[.A153])/[.A153]" office:value-type="percentage" office:value="0" calcext:value-type="percentage">
            <text:p>0.00%</text:p>
          </table:table-cell>
          <table:table-cell table:formula="of:=([.G153]-[.B153])/[.B153]" office:value-type="percentage" office:value="0" calcext:value-type="percentage">
            <text:p>0.00%</text:p>
          </table:table-cell>
          <table:table-cell table:formula="of:=([.G153]-[.C153])/[.C153]" office:value-type="percentage" office:value="0" calcext:value-type="percentage">
            <text:p>0.00%</text:p>
          </table:table-cell>
          <table:table-cell table:formula="of:=([.G153]-[.D153])/[.D153]" office:value-type="percentage" office:value="0" calcext:value-type="percentage">
            <text:p>0.00%</text:p>
          </table:table-cell>
          <table:table-cell table:formula="of:=([.G153]-[.E153])/[.E153]" office:value-type="percentage" office:value="0" calcext:value-type="percentage">
            <text:p>0.00%</text:p>
          </table:table-cell>
          <table:table-cell table:formula="of:=([.G153]-[.F153])/[.F15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75" calcext:value-type="float">
            <text:p>375</text:p>
          </table:table-cell>
          <table:table-cell table:formula="of:=([.G154]-[.A154])/[.A154]" office:value-type="percentage" office:value="0" calcext:value-type="percentage">
            <text:p>0.00%</text:p>
          </table:table-cell>
          <table:table-cell table:formula="of:=([.G154]-[.B154])/[.B154]" office:value-type="percentage" office:value="0" calcext:value-type="percentage">
            <text:p>0.00%</text:p>
          </table:table-cell>
          <table:table-cell table:formula="of:=([.G154]-[.C154])/[.C154]" office:value-type="percentage" office:value="0" calcext:value-type="percentage">
            <text:p>0.00%</text:p>
          </table:table-cell>
          <table:table-cell table:formula="of:=([.G154]-[.D154])/[.D154]" office:value-type="percentage" office:value="0" calcext:value-type="percentage">
            <text:p>0.00%</text:p>
          </table:table-cell>
          <table:table-cell table:formula="of:=([.G154]-[.E154])/[.E154]" office:value-type="percentage" office:value="0" calcext:value-type="percentage">
            <text:p>0.00%</text:p>
          </table:table-cell>
          <table:table-cell table:formula="of:=([.G154]-[.F154])/[.F15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75" calcext:value-type="float">
            <text:p>375</text:p>
          </table:table-cell>
          <table:table-cell table:formula="of:=([.G155]-[.A155])/[.A155]" office:value-type="percentage" office:value="0" calcext:value-type="percentage">
            <text:p>0.00%</text:p>
          </table:table-cell>
          <table:table-cell table:formula="of:=([.G155]-[.B155])/[.B155]" office:value-type="percentage" office:value="0" calcext:value-type="percentage">
            <text:p>0.00%</text:p>
          </table:table-cell>
          <table:table-cell table:formula="of:=([.G155]-[.C155])/[.C155]" office:value-type="percentage" office:value="0" calcext:value-type="percentage">
            <text:p>0.00%</text:p>
          </table:table-cell>
          <table:table-cell table:formula="of:=([.G155]-[.D155])/[.D155]" office:value-type="percentage" office:value="0" calcext:value-type="percentage">
            <text:p>0.00%</text:p>
          </table:table-cell>
          <table:table-cell table:formula="of:=([.G155]-[.E155])/[.E155]" office:value-type="percentage" office:value="0" calcext:value-type="percentage">
            <text:p>0.00%</text:p>
          </table:table-cell>
          <table:table-cell table:formula="of:=([.G155]-[.F155])/[.F15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76" calcext:value-type="float">
            <text:p>376</text:p>
          </table:table-cell>
          <table:table-cell table:formula="of:=([.G156]-[.A156])/[.A156]" office:value-type="percentage" office:value="0" calcext:value-type="percentage">
            <text:p>0.00%</text:p>
          </table:table-cell>
          <table:table-cell table:formula="of:=([.G156]-[.B156])/[.B156]" office:value-type="percentage" office:value="0" calcext:value-type="percentage">
            <text:p>0.00%</text:p>
          </table:table-cell>
          <table:table-cell table:formula="of:=([.G156]-[.C156])/[.C156]" office:value-type="percentage" office:value="0" calcext:value-type="percentage">
            <text:p>0.00%</text:p>
          </table:table-cell>
          <table:table-cell table:formula="of:=([.G156]-[.D156])/[.D156]" office:value-type="percentage" office:value="0" calcext:value-type="percentage">
            <text:p>0.00%</text:p>
          </table:table-cell>
          <table:table-cell table:formula="of:=([.G156]-[.E156])/[.E156]" office:value-type="percentage" office:value="0" calcext:value-type="percentage">
            <text:p>0.00%</text:p>
          </table:table-cell>
          <table:table-cell table:formula="of:=([.G156]-[.F156])/[.F15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76" calcext:value-type="float">
            <text:p>376</text:p>
          </table:table-cell>
          <table:table-cell table:formula="of:=([.G157]-[.A157])/[.A157]" office:value-type="percentage" office:value="0" calcext:value-type="percentage">
            <text:p>0.00%</text:p>
          </table:table-cell>
          <table:table-cell table:formula="of:=([.G157]-[.B157])/[.B157]" office:value-type="percentage" office:value="0" calcext:value-type="percentage">
            <text:p>0.00%</text:p>
          </table:table-cell>
          <table:table-cell table:formula="of:=([.G157]-[.C157])/[.C157]" office:value-type="percentage" office:value="0" calcext:value-type="percentage">
            <text:p>0.00%</text:p>
          </table:table-cell>
          <table:table-cell table:formula="of:=([.G157]-[.D157])/[.D157]" office:value-type="percentage" office:value="0" calcext:value-type="percentage">
            <text:p>0.00%</text:p>
          </table:table-cell>
          <table:table-cell table:formula="of:=([.G157]-[.E157])/[.E157]" office:value-type="percentage" office:value="0" calcext:value-type="percentage">
            <text:p>0.00%</text:p>
          </table:table-cell>
          <table:table-cell table:formula="of:=([.G157]-[.F157])/[.F15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76" calcext:value-type="float">
            <text:p>376</text:p>
          </table:table-cell>
          <table:table-cell table:formula="of:=([.G158]-[.A158])/[.A158]" office:value-type="percentage" office:value="0" calcext:value-type="percentage">
            <text:p>0.00%</text:p>
          </table:table-cell>
          <table:table-cell table:formula="of:=([.G158]-[.B158])/[.B158]" office:value-type="percentage" office:value="0" calcext:value-type="percentage">
            <text:p>0.00%</text:p>
          </table:table-cell>
          <table:table-cell table:formula="of:=([.G158]-[.C158])/[.C158]" office:value-type="percentage" office:value="0" calcext:value-type="percentage">
            <text:p>0.00%</text:p>
          </table:table-cell>
          <table:table-cell table:formula="of:=([.G158]-[.D158])/[.D158]" office:value-type="percentage" office:value="0" calcext:value-type="percentage">
            <text:p>0.00%</text:p>
          </table:table-cell>
          <table:table-cell table:formula="of:=([.G158]-[.E158])/[.E158]" office:value-type="percentage" office:value="0" calcext:value-type="percentage">
            <text:p>0.00%</text:p>
          </table:table-cell>
          <table:table-cell table:formula="of:=([.G158]-[.F158])/[.F15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77" calcext:value-type="float">
            <text:p>377</text:p>
          </table:table-cell>
          <table:table-cell table:formula="of:=([.G159]-[.A159])/[.A159]" office:value-type="percentage" office:value="0" calcext:value-type="percentage">
            <text:p>0.00%</text:p>
          </table:table-cell>
          <table:table-cell table:formula="of:=([.G159]-[.B159])/[.B159]" office:value-type="percentage" office:value="0" calcext:value-type="percentage">
            <text:p>0.00%</text:p>
          </table:table-cell>
          <table:table-cell table:formula="of:=([.G159]-[.C159])/[.C159]" office:value-type="percentage" office:value="0" calcext:value-type="percentage">
            <text:p>0.00%</text:p>
          </table:table-cell>
          <table:table-cell table:formula="of:=([.G159]-[.D159])/[.D159]" office:value-type="percentage" office:value="0" calcext:value-type="percentage">
            <text:p>0.00%</text:p>
          </table:table-cell>
          <table:table-cell table:formula="of:=([.G159]-[.E159])/[.E159]" office:value-type="percentage" office:value="0" calcext:value-type="percentage">
            <text:p>0.00%</text:p>
          </table:table-cell>
          <table:table-cell table:formula="of:=([.G159]-[.F159])/[.F15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77" calcext:value-type="float">
            <text:p>377</text:p>
          </table:table-cell>
          <table:table-cell table:formula="of:=([.G160]-[.A160])/[.A160]" office:value-type="percentage" office:value="0" calcext:value-type="percentage">
            <text:p>0.00%</text:p>
          </table:table-cell>
          <table:table-cell table:formula="of:=([.G160]-[.B160])/[.B160]" office:value-type="percentage" office:value="0" calcext:value-type="percentage">
            <text:p>0.00%</text:p>
          </table:table-cell>
          <table:table-cell table:formula="of:=([.G160]-[.C160])/[.C160]" office:value-type="percentage" office:value="0" calcext:value-type="percentage">
            <text:p>0.00%</text:p>
          </table:table-cell>
          <table:table-cell table:formula="of:=([.G160]-[.D160])/[.D160]" office:value-type="percentage" office:value="0" calcext:value-type="percentage">
            <text:p>0.00%</text:p>
          </table:table-cell>
          <table:table-cell table:formula="of:=([.G160]-[.E160])/[.E160]" office:value-type="percentage" office:value="0" calcext:value-type="percentage">
            <text:p>0.00%</text:p>
          </table:table-cell>
          <table:table-cell table:formula="of:=([.G160]-[.F160])/[.F16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0" calcext:value-type="float">
            <text:p>380</text:p>
          </table:table-cell>
          <table:table-cell table:formula="of:=([.G161]-[.A161])/[.A161]" office:value-type="percentage" office:value="0" calcext:value-type="percentage">
            <text:p>0.00%</text:p>
          </table:table-cell>
          <table:table-cell table:formula="of:=([.G161]-[.B161])/[.B161]" office:value-type="percentage" office:value="0" calcext:value-type="percentage">
            <text:p>0.00%</text:p>
          </table:table-cell>
          <table:table-cell table:formula="of:=([.G161]-[.C161])/[.C161]" office:value-type="percentage" office:value="0" calcext:value-type="percentage">
            <text:p>0.00%</text:p>
          </table:table-cell>
          <table:table-cell table:formula="of:=([.G161]-[.D161])/[.D161]" office:value-type="percentage" office:value="0" calcext:value-type="percentage">
            <text:p>0.00%</text:p>
          </table:table-cell>
          <table:table-cell table:formula="of:=([.G161]-[.E161])/[.E161]" office:value-type="percentage" office:value="0" calcext:value-type="percentage">
            <text:p>0.00%</text:p>
          </table:table-cell>
          <table:table-cell table:formula="of:=([.G161]-[.F161])/[.F16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0" calcext:value-type="float">
            <text:p>380</text:p>
          </table:table-cell>
          <table:table-cell table:formula="of:=([.G162]-[.A162])/[.A162]" office:value-type="percentage" office:value="0" calcext:value-type="percentage">
            <text:p>0.00%</text:p>
          </table:table-cell>
          <table:table-cell table:formula="of:=([.G162]-[.B162])/[.B162]" office:value-type="percentage" office:value="0" calcext:value-type="percentage">
            <text:p>0.00%</text:p>
          </table:table-cell>
          <table:table-cell table:formula="of:=([.G162]-[.C162])/[.C162]" office:value-type="percentage" office:value="0" calcext:value-type="percentage">
            <text:p>0.00%</text:p>
          </table:table-cell>
          <table:table-cell table:formula="of:=([.G162]-[.D162])/[.D162]" office:value-type="percentage" office:value="0" calcext:value-type="percentage">
            <text:p>0.00%</text:p>
          </table:table-cell>
          <table:table-cell table:formula="of:=([.G162]-[.E162])/[.E162]" office:value-type="percentage" office:value="0" calcext:value-type="percentage">
            <text:p>0.00%</text:p>
          </table:table-cell>
          <table:table-cell table:formula="of:=([.G162]-[.F162])/[.F16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1" calcext:value-type="float">
            <text:p>381</text:p>
          </table:table-cell>
          <table:table-cell table:formula="of:=([.G163]-[.A163])/[.A163]" office:value-type="percentage" office:value="0" calcext:value-type="percentage">
            <text:p>0.00%</text:p>
          </table:table-cell>
          <table:table-cell table:formula="of:=([.G163]-[.B163])/[.B163]" office:value-type="percentage" office:value="0" calcext:value-type="percentage">
            <text:p>0.00%</text:p>
          </table:table-cell>
          <table:table-cell table:formula="of:=([.G163]-[.C163])/[.C163]" office:value-type="percentage" office:value="0" calcext:value-type="percentage">
            <text:p>0.00%</text:p>
          </table:table-cell>
          <table:table-cell table:formula="of:=([.G163]-[.D163])/[.D163]" office:value-type="percentage" office:value="0" calcext:value-type="percentage">
            <text:p>0.00%</text:p>
          </table:table-cell>
          <table:table-cell table:formula="of:=([.G163]-[.E163])/[.E163]" office:value-type="percentage" office:value="0" calcext:value-type="percentage">
            <text:p>0.00%</text:p>
          </table:table-cell>
          <table:table-cell table:formula="of:=([.G163]-[.F163])/[.F16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1" calcext:value-type="float">
            <text:p>381</text:p>
          </table:table-cell>
          <table:table-cell table:formula="of:=([.G164]-[.A164])/[.A164]" office:value-type="percentage" office:value="0" calcext:value-type="percentage">
            <text:p>0.00%</text:p>
          </table:table-cell>
          <table:table-cell table:formula="of:=([.G164]-[.B164])/[.B164]" office:value-type="percentage" office:value="0" calcext:value-type="percentage">
            <text:p>0.00%</text:p>
          </table:table-cell>
          <table:table-cell table:formula="of:=([.G164]-[.C164])/[.C164]" office:value-type="percentage" office:value="0" calcext:value-type="percentage">
            <text:p>0.00%</text:p>
          </table:table-cell>
          <table:table-cell table:formula="of:=([.G164]-[.D164])/[.D164]" office:value-type="percentage" office:value="0" calcext:value-type="percentage">
            <text:p>0.00%</text:p>
          </table:table-cell>
          <table:table-cell table:formula="of:=([.G164]-[.E164])/[.E164]" office:value-type="percentage" office:value="0" calcext:value-type="percentage">
            <text:p>0.00%</text:p>
          </table:table-cell>
          <table:table-cell table:formula="of:=([.G164]-[.F164])/[.F16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2" calcext:value-type="float">
            <text:p>382</text:p>
          </table:table-cell>
          <table:table-cell table:formula="of:=([.G165]-[.A165])/[.A165]" office:value-type="percentage" office:value="0" calcext:value-type="percentage">
            <text:p>0.00%</text:p>
          </table:table-cell>
          <table:table-cell table:formula="of:=([.G165]-[.B165])/[.B165]" office:value-type="percentage" office:value="0" calcext:value-type="percentage">
            <text:p>0.00%</text:p>
          </table:table-cell>
          <table:table-cell table:formula="of:=([.G165]-[.C165])/[.C165]" office:value-type="percentage" office:value="0" calcext:value-type="percentage">
            <text:p>0.00%</text:p>
          </table:table-cell>
          <table:table-cell table:formula="of:=([.G165]-[.D165])/[.D165]" office:value-type="percentage" office:value="0" calcext:value-type="percentage">
            <text:p>0.00%</text:p>
          </table:table-cell>
          <table:table-cell table:formula="of:=([.G165]-[.E165])/[.E165]" office:value-type="percentage" office:value="0" calcext:value-type="percentage">
            <text:p>0.00%</text:p>
          </table:table-cell>
          <table:table-cell table:formula="of:=([.G165]-[.F165])/[.F16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49" calcext:value-type="float">
            <text:p>349</text:p>
          </table:table-cell>
          <table:table-cell table:formula="of:=([.G166]-[.A166])/[.A166]" office:value-type="percentage" office:value="0" calcext:value-type="percentage">
            <text:p>0.00%</text:p>
          </table:table-cell>
          <table:table-cell table:formula="of:=([.G166]-[.B166])/[.B166]" office:value-type="percentage" office:value="0" calcext:value-type="percentage">
            <text:p>0.00%</text:p>
          </table:table-cell>
          <table:table-cell table:formula="of:=([.G166]-[.C166])/[.C166]" office:value-type="percentage" office:value="0" calcext:value-type="percentage">
            <text:p>0.00%</text:p>
          </table:table-cell>
          <table:table-cell table:formula="of:=([.G166]-[.D166])/[.D166]" office:value-type="percentage" office:value="0" calcext:value-type="percentage">
            <text:p>0.00%</text:p>
          </table:table-cell>
          <table:table-cell table:formula="of:=([.G166]-[.E166])/[.E166]" office:value-type="percentage" office:value="0" calcext:value-type="percentage">
            <text:p>0.00%</text:p>
          </table:table-cell>
          <table:table-cell table:formula="of:=([.G166]-[.F166])/[.F16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2" calcext:value-type="float">
            <text:p>382</text:p>
          </table:table-cell>
          <table:table-cell table:formula="of:=([.G167]-[.A167])/[.A167]" office:value-type="percentage" office:value="0" calcext:value-type="percentage">
            <text:p>0.00%</text:p>
          </table:table-cell>
          <table:table-cell table:formula="of:=([.G167]-[.B167])/[.B167]" office:value-type="percentage" office:value="0" calcext:value-type="percentage">
            <text:p>0.00%</text:p>
          </table:table-cell>
          <table:table-cell table:formula="of:=([.G167]-[.C167])/[.C167]" office:value-type="percentage" office:value="0" calcext:value-type="percentage">
            <text:p>0.00%</text:p>
          </table:table-cell>
          <table:table-cell table:formula="of:=([.G167]-[.D167])/[.D167]" office:value-type="percentage" office:value="0" calcext:value-type="percentage">
            <text:p>0.00%</text:p>
          </table:table-cell>
          <table:table-cell table:formula="of:=([.G167]-[.E167])/[.E167]" office:value-type="percentage" office:value="0" calcext:value-type="percentage">
            <text:p>0.00%</text:p>
          </table:table-cell>
          <table:table-cell table:formula="of:=([.G167]-[.F167])/[.F16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3" calcext:value-type="float">
            <text:p>383</text:p>
          </table:table-cell>
          <table:table-cell table:formula="of:=([.G168]-[.A168])/[.A168]" office:value-type="percentage" office:value="0" calcext:value-type="percentage">
            <text:p>0.00%</text:p>
          </table:table-cell>
          <table:table-cell table:formula="of:=([.G168]-[.B168])/[.B168]" office:value-type="percentage" office:value="0" calcext:value-type="percentage">
            <text:p>0.00%</text:p>
          </table:table-cell>
          <table:table-cell table:formula="of:=([.G168]-[.C168])/[.C168]" office:value-type="percentage" office:value="0" calcext:value-type="percentage">
            <text:p>0.00%</text:p>
          </table:table-cell>
          <table:table-cell table:formula="of:=([.G168]-[.D168])/[.D168]" office:value-type="percentage" office:value="0" calcext:value-type="percentage">
            <text:p>0.00%</text:p>
          </table:table-cell>
          <table:table-cell table:formula="of:=([.G168]-[.E168])/[.E168]" office:value-type="percentage" office:value="0" calcext:value-type="percentage">
            <text:p>0.00%</text:p>
          </table:table-cell>
          <table:table-cell table:formula="of:=([.G168]-[.F168])/[.F16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3" calcext:value-type="float">
            <text:p>383</text:p>
          </table:table-cell>
          <table:table-cell table:formula="of:=([.G169]-[.A169])/[.A169]" office:value-type="percentage" office:value="0" calcext:value-type="percentage">
            <text:p>0.00%</text:p>
          </table:table-cell>
          <table:table-cell table:formula="of:=([.G169]-[.B169])/[.B169]" office:value-type="percentage" office:value="0" calcext:value-type="percentage">
            <text:p>0.00%</text:p>
          </table:table-cell>
          <table:table-cell table:formula="of:=([.G169]-[.C169])/[.C169]" office:value-type="percentage" office:value="0" calcext:value-type="percentage">
            <text:p>0.00%</text:p>
          </table:table-cell>
          <table:table-cell table:formula="of:=([.G169]-[.D169])/[.D169]" office:value-type="percentage" office:value="0" calcext:value-type="percentage">
            <text:p>0.00%</text:p>
          </table:table-cell>
          <table:table-cell table:formula="of:=([.G169]-[.E169])/[.E169]" office:value-type="percentage" office:value="0" calcext:value-type="percentage">
            <text:p>0.00%</text:p>
          </table:table-cell>
          <table:table-cell table:formula="of:=([.G169]-[.F169])/[.F16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4" calcext:value-type="float">
            <text:p>384</text:p>
          </table:table-cell>
          <table:table-cell table:formula="of:=([.G170]-[.A170])/[.A170]" office:value-type="percentage" office:value="0" calcext:value-type="percentage">
            <text:p>0.00%</text:p>
          </table:table-cell>
          <table:table-cell table:formula="of:=([.G170]-[.B170])/[.B170]" office:value-type="percentage" office:value="0" calcext:value-type="percentage">
            <text:p>0.00%</text:p>
          </table:table-cell>
          <table:table-cell table:formula="of:=([.G170]-[.C170])/[.C170]" office:value-type="percentage" office:value="0" calcext:value-type="percentage">
            <text:p>0.00%</text:p>
          </table:table-cell>
          <table:table-cell table:formula="of:=([.G170]-[.D170])/[.D170]" office:value-type="percentage" office:value="0" calcext:value-type="percentage">
            <text:p>0.00%</text:p>
          </table:table-cell>
          <table:table-cell table:formula="of:=([.G170]-[.E170])/[.E170]" office:value-type="percentage" office:value="0" calcext:value-type="percentage">
            <text:p>0.00%</text:p>
          </table:table-cell>
          <table:table-cell table:formula="of:=([.G170]-[.F170])/[.F17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5" calcext:value-type="float">
            <text:p>385</text:p>
          </table:table-cell>
          <table:table-cell table:formula="of:=([.G171]-[.A171])/[.A171]" office:value-type="percentage" office:value="0" calcext:value-type="percentage">
            <text:p>0.00%</text:p>
          </table:table-cell>
          <table:table-cell table:formula="of:=([.G171]-[.B171])/[.B171]" office:value-type="percentage" office:value="0" calcext:value-type="percentage">
            <text:p>0.00%</text:p>
          </table:table-cell>
          <table:table-cell table:formula="of:=([.G171]-[.C171])/[.C171]" office:value-type="percentage" office:value="0" calcext:value-type="percentage">
            <text:p>0.00%</text:p>
          </table:table-cell>
          <table:table-cell table:formula="of:=([.G171]-[.D171])/[.D171]" office:value-type="percentage" office:value="0" calcext:value-type="percentage">
            <text:p>0.00%</text:p>
          </table:table-cell>
          <table:table-cell table:formula="of:=([.G171]-[.E171])/[.E171]" office:value-type="percentage" office:value="0" calcext:value-type="percentage">
            <text:p>0.00%</text:p>
          </table:table-cell>
          <table:table-cell table:formula="of:=([.G171]-[.F171])/[.F17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6" calcext:value-type="float">
            <text:p>386</text:p>
          </table:table-cell>
          <table:table-cell table:formula="of:=([.G172]-[.A172])/[.A172]" office:value-type="percentage" office:value="0" calcext:value-type="percentage">
            <text:p>0.00%</text:p>
          </table:table-cell>
          <table:table-cell table:formula="of:=([.G172]-[.B172])/[.B172]" office:value-type="percentage" office:value="0" calcext:value-type="percentage">
            <text:p>0.00%</text:p>
          </table:table-cell>
          <table:table-cell table:formula="of:=([.G172]-[.C172])/[.C172]" office:value-type="percentage" office:value="0" calcext:value-type="percentage">
            <text:p>0.00%</text:p>
          </table:table-cell>
          <table:table-cell table:formula="of:=([.G172]-[.D172])/[.D172]" office:value-type="percentage" office:value="0" calcext:value-type="percentage">
            <text:p>0.00%</text:p>
          </table:table-cell>
          <table:table-cell table:formula="of:=([.G172]-[.E172])/[.E172]" office:value-type="percentage" office:value="0" calcext:value-type="percentage">
            <text:p>0.00%</text:p>
          </table:table-cell>
          <table:table-cell table:formula="of:=([.G172]-[.F172])/[.F17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6.2" calcext:value-type="float">
            <text:p>386.2</text:p>
          </table:table-cell>
          <table:table-cell office:value-type="float" office:value="385.7" calcext:value-type="float">
            <text:p>385.7</text:p>
          </table:table-cell>
          <table:table-cell office:value-type="float" office:value="386.1" calcext:value-type="float">
            <text:p>386.1</text:p>
          </table:table-cell>
          <table:table-cell office:value-type="float" office:value="383.8" calcext:value-type="float">
            <text:p>383.8</text:p>
          </table:table-cell>
          <table:table-cell office:value-type="float" office:value="386.6" calcext:value-type="float">
            <text:p>386.6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table:formula="of:=([.G173]-[.A173])/[.A173]" office:value-type="percentage" office:value="0.00207146556188506" calcext:value-type="percentage">
            <text:p>0.21%</text:p>
          </table:table-cell>
          <table:table-cell table:formula="of:=([.G173]-[.B173])/[.B173]" office:value-type="percentage" office:value="0.00337049520352609" calcext:value-type="percentage">
            <text:p>0.34%</text:p>
          </table:table-cell>
          <table:table-cell table:formula="of:=([.G173]-[.C173])/[.C173]" office:value-type="percentage" office:value="0.00233100233100227" calcext:value-type="percentage">
            <text:p>0.23%</text:p>
          </table:table-cell>
          <table:table-cell table:formula="of:=([.G173]-[.D173])/[.D173]" office:value-type="percentage" office:value="0.00833767587285041" calcext:value-type="percentage">
            <text:p>0.83%</text:p>
          </table:table-cell>
          <table:table-cell table:formula="of:=([.G173]-[.E173])/[.E173]" office:value-type="percentage" office:value="0.00103466114847382" calcext:value-type="percentage">
            <text:p>0.10%</text:p>
          </table:table-cell>
          <table:table-cell table:formula="of:=([.G173]-[.F173])/[.F173]" office:value-type="percentage" office:value="0.00259067357512953" calcext:value-type="percentage">
            <text:p>0.26%</text:p>
          </table:table-cell>
        </table:table-row>
        <table:table-row table:style-name="ro1">
          <table:table-cell table:number-columns-repeated="7" office:value-type="float" office:value="387" calcext:value-type="float">
            <text:p>387</text:p>
          </table:table-cell>
          <table:table-cell table:formula="of:=([.G174]-[.A174])/[.A174]" office:value-type="percentage" office:value="0" calcext:value-type="percentage">
            <text:p>0.00%</text:p>
          </table:table-cell>
          <table:table-cell table:formula="of:=([.G174]-[.B174])/[.B174]" office:value-type="percentage" office:value="0" calcext:value-type="percentage">
            <text:p>0.00%</text:p>
          </table:table-cell>
          <table:table-cell table:formula="of:=([.G174]-[.C174])/[.C174]" office:value-type="percentage" office:value="0" calcext:value-type="percentage">
            <text:p>0.00%</text:p>
          </table:table-cell>
          <table:table-cell table:formula="of:=([.G174]-[.D174])/[.D174]" office:value-type="percentage" office:value="0" calcext:value-type="percentage">
            <text:p>0.00%</text:p>
          </table:table-cell>
          <table:table-cell table:formula="of:=([.G174]-[.E174])/[.E174]" office:value-type="percentage" office:value="0" calcext:value-type="percentage">
            <text:p>0.00%</text:p>
          </table:table-cell>
          <table:table-cell table:formula="of:=([.G174]-[.F174])/[.F17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8" calcext:value-type="float">
            <text:p>388</text:p>
          </table:table-cell>
          <table:table-cell table:formula="of:=([.G175]-[.A175])/[.A175]" office:value-type="percentage" office:value="0" calcext:value-type="percentage">
            <text:p>0.00%</text:p>
          </table:table-cell>
          <table:table-cell table:formula="of:=([.G175]-[.B175])/[.B175]" office:value-type="percentage" office:value="0" calcext:value-type="percentage">
            <text:p>0.00%</text:p>
          </table:table-cell>
          <table:table-cell table:formula="of:=([.G175]-[.C175])/[.C175]" office:value-type="percentage" office:value="0" calcext:value-type="percentage">
            <text:p>0.00%</text:p>
          </table:table-cell>
          <table:table-cell table:formula="of:=([.G175]-[.D175])/[.D175]" office:value-type="percentage" office:value="0" calcext:value-type="percentage">
            <text:p>0.00%</text:p>
          </table:table-cell>
          <table:table-cell table:formula="of:=([.G175]-[.E175])/[.E175]" office:value-type="percentage" office:value="0" calcext:value-type="percentage">
            <text:p>0.00%</text:p>
          </table:table-cell>
          <table:table-cell table:formula="of:=([.G175]-[.F175])/[.F17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8" calcext:value-type="float">
            <text:p>388</text:p>
          </table:table-cell>
          <table:table-cell table:formula="of:=([.G176]-[.A176])/[.A176]" office:value-type="percentage" office:value="0" calcext:value-type="percentage">
            <text:p>0.00%</text:p>
          </table:table-cell>
          <table:table-cell table:formula="of:=([.G176]-[.B176])/[.B176]" office:value-type="percentage" office:value="0" calcext:value-type="percentage">
            <text:p>0.00%</text:p>
          </table:table-cell>
          <table:table-cell table:formula="of:=([.G176]-[.C176])/[.C176]" office:value-type="percentage" office:value="0" calcext:value-type="percentage">
            <text:p>0.00%</text:p>
          </table:table-cell>
          <table:table-cell table:formula="of:=([.G176]-[.D176])/[.D176]" office:value-type="percentage" office:value="0" calcext:value-type="percentage">
            <text:p>0.00%</text:p>
          </table:table-cell>
          <table:table-cell table:formula="of:=([.G176]-[.E176])/[.E176]" office:value-type="percentage" office:value="0" calcext:value-type="percentage">
            <text:p>0.00%</text:p>
          </table:table-cell>
          <table:table-cell table:formula="of:=([.G176]-[.F176])/[.F17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8" calcext:value-type="float">
            <text:p>388</text:p>
          </table:table-cell>
          <table:table-cell table:formula="of:=([.G177]-[.A177])/[.A177]" office:value-type="percentage" office:value="0" calcext:value-type="percentage">
            <text:p>0.00%</text:p>
          </table:table-cell>
          <table:table-cell table:formula="of:=([.G177]-[.B177])/[.B177]" office:value-type="percentage" office:value="0" calcext:value-type="percentage">
            <text:p>0.00%</text:p>
          </table:table-cell>
          <table:table-cell table:formula="of:=([.G177]-[.C177])/[.C177]" office:value-type="percentage" office:value="0" calcext:value-type="percentage">
            <text:p>0.00%</text:p>
          </table:table-cell>
          <table:table-cell table:formula="of:=([.G177]-[.D177])/[.D177]" office:value-type="percentage" office:value="0" calcext:value-type="percentage">
            <text:p>0.00%</text:p>
          </table:table-cell>
          <table:table-cell table:formula="of:=([.G177]-[.E177])/[.E177]" office:value-type="percentage" office:value="0" calcext:value-type="percentage">
            <text:p>0.00%</text:p>
          </table:table-cell>
          <table:table-cell table:formula="of:=([.G177]-[.F177])/[.F17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90" calcext:value-type="float">
            <text:p>390</text:p>
          </table:table-cell>
          <table:table-cell table:formula="of:=([.G178]-[.A178])/[.A178]" office:value-type="percentage" office:value="0" calcext:value-type="percentage">
            <text:p>0.00%</text:p>
          </table:table-cell>
          <table:table-cell table:formula="of:=([.G178]-[.B178])/[.B178]" office:value-type="percentage" office:value="0" calcext:value-type="percentage">
            <text:p>0.00%</text:p>
          </table:table-cell>
          <table:table-cell table:formula="of:=([.G178]-[.C178])/[.C178]" office:value-type="percentage" office:value="0" calcext:value-type="percentage">
            <text:p>0.00%</text:p>
          </table:table-cell>
          <table:table-cell table:formula="of:=([.G178]-[.D178])/[.D178]" office:value-type="percentage" office:value="0" calcext:value-type="percentage">
            <text:p>0.00%</text:p>
          </table:table-cell>
          <table:table-cell table:formula="of:=([.G178]-[.E178])/[.E178]" office:value-type="percentage" office:value="0" calcext:value-type="percentage">
            <text:p>0.00%</text:p>
          </table:table-cell>
          <table:table-cell table:formula="of:=([.G178]-[.F178])/[.F17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92" calcext:value-type="float">
            <text:p>392</text:p>
          </table:table-cell>
          <table:table-cell table:formula="of:=([.G179]-[.A179])/[.A179]" office:value-type="percentage" office:value="0" calcext:value-type="percentage">
            <text:p>0.00%</text:p>
          </table:table-cell>
          <table:table-cell table:formula="of:=([.G179]-[.B179])/[.B179]" office:value-type="percentage" office:value="0" calcext:value-type="percentage">
            <text:p>0.00%</text:p>
          </table:table-cell>
          <table:table-cell table:formula="of:=([.G179]-[.C179])/[.C179]" office:value-type="percentage" office:value="0" calcext:value-type="percentage">
            <text:p>0.00%</text:p>
          </table:table-cell>
          <table:table-cell table:formula="of:=([.G179]-[.D179])/[.D179]" office:value-type="percentage" office:value="0" calcext:value-type="percentage">
            <text:p>0.00%</text:p>
          </table:table-cell>
          <table:table-cell table:formula="of:=([.G179]-[.E179])/[.E179]" office:value-type="percentage" office:value="0" calcext:value-type="percentage">
            <text:p>0.00%</text:p>
          </table:table-cell>
          <table:table-cell table:formula="of:=([.G179]-[.F179])/[.F17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93" calcext:value-type="float">
            <text:p>393</text:p>
          </table:table-cell>
          <table:table-cell table:formula="of:=([.G180]-[.A180])/[.A180]" office:value-type="percentage" office:value="0" calcext:value-type="percentage">
            <text:p>0.00%</text:p>
          </table:table-cell>
          <table:table-cell table:formula="of:=([.G180]-[.B180])/[.B180]" office:value-type="percentage" office:value="0" calcext:value-type="percentage">
            <text:p>0.00%</text:p>
          </table:table-cell>
          <table:table-cell table:formula="of:=([.G180]-[.C180])/[.C180]" office:value-type="percentage" office:value="0" calcext:value-type="percentage">
            <text:p>0.00%</text:p>
          </table:table-cell>
          <table:table-cell table:formula="of:=([.G180]-[.D180])/[.D180]" office:value-type="percentage" office:value="0" calcext:value-type="percentage">
            <text:p>0.00%</text:p>
          </table:table-cell>
          <table:table-cell table:formula="of:=([.G180]-[.E180])/[.E180]" office:value-type="percentage" office:value="0" calcext:value-type="percentage">
            <text:p>0.00%</text:p>
          </table:table-cell>
          <table:table-cell table:formula="of:=([.G180]-[.F180])/[.F18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94" calcext:value-type="float">
            <text:p>394</text:p>
          </table:table-cell>
          <table:table-cell table:formula="of:=([.G181]-[.A181])/[.A181]" office:value-type="percentage" office:value="0" calcext:value-type="percentage">
            <text:p>0.00%</text:p>
          </table:table-cell>
          <table:table-cell table:formula="of:=([.G181]-[.B181])/[.B181]" office:value-type="percentage" office:value="0" calcext:value-type="percentage">
            <text:p>0.00%</text:p>
          </table:table-cell>
          <table:table-cell table:formula="of:=([.G181]-[.C181])/[.C181]" office:value-type="percentage" office:value="0" calcext:value-type="percentage">
            <text:p>0.00%</text:p>
          </table:table-cell>
          <table:table-cell table:formula="of:=([.G181]-[.D181])/[.D181]" office:value-type="percentage" office:value="0" calcext:value-type="percentage">
            <text:p>0.00%</text:p>
          </table:table-cell>
          <table:table-cell table:formula="of:=([.G181]-[.E181])/[.E181]" office:value-type="percentage" office:value="0" calcext:value-type="percentage">
            <text:p>0.00%</text:p>
          </table:table-cell>
          <table:table-cell table:formula="of:=([.G181]-[.F181])/[.F18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96" calcext:value-type="float">
            <text:p>396</text:p>
          </table:table-cell>
          <table:table-cell table:formula="of:=([.G182]-[.A182])/[.A182]" office:value-type="percentage" office:value="0" calcext:value-type="percentage">
            <text:p>0.00%</text:p>
          </table:table-cell>
          <table:table-cell table:formula="of:=([.G182]-[.B182])/[.B182]" office:value-type="percentage" office:value="0" calcext:value-type="percentage">
            <text:p>0.00%</text:p>
          </table:table-cell>
          <table:table-cell table:formula="of:=([.G182]-[.C182])/[.C182]" office:value-type="percentage" office:value="0" calcext:value-type="percentage">
            <text:p>0.00%</text:p>
          </table:table-cell>
          <table:table-cell table:formula="of:=([.G182]-[.D182])/[.D182]" office:value-type="percentage" office:value="0" calcext:value-type="percentage">
            <text:p>0.00%</text:p>
          </table:table-cell>
          <table:table-cell table:formula="of:=([.G182]-[.E182])/[.E182]" office:value-type="percentage" office:value="0" calcext:value-type="percentage">
            <text:p>0.00%</text:p>
          </table:table-cell>
          <table:table-cell table:formula="of:=([.G182]-[.F182])/[.F18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97" calcext:value-type="float">
            <text:p>397</text:p>
          </table:table-cell>
          <table:table-cell table:formula="of:=([.G183]-[.A183])/[.A183]" office:value-type="percentage" office:value="0" calcext:value-type="percentage">
            <text:p>0.00%</text:p>
          </table:table-cell>
          <table:table-cell table:formula="of:=([.G183]-[.B183])/[.B183]" office:value-type="percentage" office:value="0" calcext:value-type="percentage">
            <text:p>0.00%</text:p>
          </table:table-cell>
          <table:table-cell table:formula="of:=([.G183]-[.C183])/[.C183]" office:value-type="percentage" office:value="0" calcext:value-type="percentage">
            <text:p>0.00%</text:p>
          </table:table-cell>
          <table:table-cell table:formula="of:=([.G183]-[.D183])/[.D183]" office:value-type="percentage" office:value="0" calcext:value-type="percentage">
            <text:p>0.00%</text:p>
          </table:table-cell>
          <table:table-cell table:formula="of:=([.G183]-[.E183])/[.E183]" office:value-type="percentage" office:value="0" calcext:value-type="percentage">
            <text:p>0.00%</text:p>
          </table:table-cell>
          <table:table-cell table:formula="of:=([.G183]-[.F183])/[.F18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400" calcext:value-type="float">
            <text:p>400</text:p>
          </table:table-cell>
          <table:table-cell table:formula="of:=([.G184]-[.A184])/[.A184]" office:value-type="percentage" office:value="0" calcext:value-type="percentage">
            <text:p>0.00%</text:p>
          </table:table-cell>
          <table:table-cell table:formula="of:=([.G184]-[.B184])/[.B184]" office:value-type="percentage" office:value="0" calcext:value-type="percentage">
            <text:p>0.00%</text:p>
          </table:table-cell>
          <table:table-cell table:formula="of:=([.G184]-[.C184])/[.C184]" office:value-type="percentage" office:value="0" calcext:value-type="percentage">
            <text:p>0.00%</text:p>
          </table:table-cell>
          <table:table-cell table:formula="of:=([.G184]-[.D184])/[.D184]" office:value-type="percentage" office:value="0" calcext:value-type="percentage">
            <text:p>0.00%</text:p>
          </table:table-cell>
          <table:table-cell table:formula="of:=([.G184]-[.E184])/[.E184]" office:value-type="percentage" office:value="0" calcext:value-type="percentage">
            <text:p>0.00%</text:p>
          </table:table-cell>
          <table:table-cell table:formula="of:=([.G184]-[.F184])/[.F18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402" calcext:value-type="float">
            <text:p>402</text:p>
          </table:table-cell>
          <table:table-cell table:formula="of:=([.G185]-[.A185])/[.A185]" office:value-type="percentage" office:value="0" calcext:value-type="percentage">
            <text:p>0.00%</text:p>
          </table:table-cell>
          <table:table-cell table:formula="of:=([.G185]-[.B185])/[.B185]" office:value-type="percentage" office:value="0" calcext:value-type="percentage">
            <text:p>0.00%</text:p>
          </table:table-cell>
          <table:table-cell table:formula="of:=([.G185]-[.C185])/[.C185]" office:value-type="percentage" office:value="0" calcext:value-type="percentage">
            <text:p>0.00%</text:p>
          </table:table-cell>
          <table:table-cell table:formula="of:=([.G185]-[.D185])/[.D185]" office:value-type="percentage" office:value="0" calcext:value-type="percentage">
            <text:p>0.00%</text:p>
          </table:table-cell>
          <table:table-cell table:formula="of:=([.G185]-[.E185])/[.E185]" office:value-type="percentage" office:value="0" calcext:value-type="percentage">
            <text:p>0.00%</text:p>
          </table:table-cell>
          <table:table-cell table:formula="of:=([.G185]-[.F185])/[.F18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403" calcext:value-type="float">
            <text:p>403</text:p>
          </table:table-cell>
          <table:table-cell table:formula="of:=([.G186]-[.A186])/[.A186]" office:value-type="percentage" office:value="0" calcext:value-type="percentage">
            <text:p>0.00%</text:p>
          </table:table-cell>
          <table:table-cell table:formula="of:=([.G186]-[.B186])/[.B186]" office:value-type="percentage" office:value="0" calcext:value-type="percentage">
            <text:p>0.00%</text:p>
          </table:table-cell>
          <table:table-cell table:formula="of:=([.G186]-[.C186])/[.C186]" office:value-type="percentage" office:value="0" calcext:value-type="percentage">
            <text:p>0.00%</text:p>
          </table:table-cell>
          <table:table-cell table:formula="of:=([.G186]-[.D186])/[.D186]" office:value-type="percentage" office:value="0" calcext:value-type="percentage">
            <text:p>0.00%</text:p>
          </table:table-cell>
          <table:table-cell table:formula="of:=([.G186]-[.E186])/[.E186]" office:value-type="percentage" office:value="0" calcext:value-type="percentage">
            <text:p>0.00%</text:p>
          </table:table-cell>
          <table:table-cell table:formula="of:=([.G186]-[.F186])/[.F18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8.5" calcext:value-type="float">
            <text:p>398.5</text:p>
          </table:table-cell>
          <table:table-cell office:value-type="float" office:value="396.9" calcext:value-type="float">
            <text:p>396.9</text:p>
          </table:table-cell>
          <table:table-cell office:value-type="float" office:value="399.1" calcext:value-type="float">
            <text:p>399.1</text:p>
          </table:table-cell>
          <table:table-cell office:value-type="float" office:value="395.9" calcext:value-type="float">
            <text:p>395.9</text:p>
          </table:table-cell>
          <table:table-cell office:value-type="float" office:value="399.4" calcext:value-type="float">
            <text:p>399.4</text:p>
          </table:table-cell>
          <table:table-cell office:value-type="float" office:value="398.4" calcext:value-type="float">
            <text:p>398.4</text:p>
          </table:table-cell>
          <table:table-cell office:value-type="float" office:value="406" calcext:value-type="float">
            <text:p>406</text:p>
          </table:table-cell>
          <table:table-cell table:formula="of:=([.G187]-[.A187])/[.A187]" office:value-type="percentage" office:value="0.0188205771643664" calcext:value-type="percentage">
            <text:p>1.88%</text:p>
          </table:table-cell>
          <table:table-cell table:formula="of:=([.G187]-[.B187])/[.B187]" office:value-type="percentage" office:value="0.0229276895943563" calcext:value-type="percentage">
            <text:p>2.29%</text:p>
          </table:table-cell>
          <table:table-cell table:formula="of:=([.G187]-[.C187])/[.C187]" office:value-type="percentage" office:value="0.0172889000250563" calcext:value-type="percentage">
            <text:p>1.73%</text:p>
          </table:table-cell>
          <table:table-cell table:formula="of:=([.G187]-[.D187])/[.D187]" office:value-type="percentage" office:value="0.0255114928012125" calcext:value-type="percentage">
            <text:p>2.55%</text:p>
          </table:table-cell>
          <table:table-cell table:formula="of:=([.G187]-[.E187])/[.E187]" office:value-type="percentage" office:value="0.0165247871807712" calcext:value-type="percentage">
            <text:p>1.65%</text:p>
          </table:table-cell>
          <table:table-cell table:formula="of:=([.G187]-[.F187])/[.F187]" office:value-type="percentage" office:value="0.0190763052208836" calcext:value-type="percentage">
            <text:p>1.91%</text:p>
          </table:table-cell>
        </table:table-row>
        <table:table-row table:style-name="ro1">
          <table:table-cell table:number-columns-repeated="7" office:value-type="float" office:value="406" calcext:value-type="float">
            <text:p>406</text:p>
          </table:table-cell>
          <table:table-cell table:formula="of:=([.G188]-[.A188])/[.A188]" office:value-type="percentage" office:value="0" calcext:value-type="percentage">
            <text:p>0.00%</text:p>
          </table:table-cell>
          <table:table-cell table:formula="of:=([.G188]-[.B188])/[.B188]" office:value-type="percentage" office:value="0" calcext:value-type="percentage">
            <text:p>0.00%</text:p>
          </table:table-cell>
          <table:table-cell table:formula="of:=([.G188]-[.C188])/[.C188]" office:value-type="percentage" office:value="0" calcext:value-type="percentage">
            <text:p>0.00%</text:p>
          </table:table-cell>
          <table:table-cell table:formula="of:=([.G188]-[.D188])/[.D188]" office:value-type="percentage" office:value="0" calcext:value-type="percentage">
            <text:p>0.00%</text:p>
          </table:table-cell>
          <table:table-cell table:formula="of:=([.G188]-[.E188])/[.E188]" office:value-type="percentage" office:value="0" calcext:value-type="percentage">
            <text:p>0.00%</text:p>
          </table:table-cell>
          <table:table-cell table:formula="of:=([.G188]-[.F188])/[.F18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406" calcext:value-type="float">
            <text:p>406</text:p>
          </table:table-cell>
          <table:table-cell table:formula="of:=([.G189]-[.A189])/[.A189]" office:value-type="percentage" office:value="0" calcext:value-type="percentage">
            <text:p>0.00%</text:p>
          </table:table-cell>
          <table:table-cell table:formula="of:=([.G189]-[.B189])/[.B189]" office:value-type="percentage" office:value="0" calcext:value-type="percentage">
            <text:p>0.00%</text:p>
          </table:table-cell>
          <table:table-cell table:formula="of:=([.G189]-[.C189])/[.C189]" office:value-type="percentage" office:value="0" calcext:value-type="percentage">
            <text:p>0.00%</text:p>
          </table:table-cell>
          <table:table-cell table:formula="of:=([.G189]-[.D189])/[.D189]" office:value-type="percentage" office:value="0" calcext:value-type="percentage">
            <text:p>0.00%</text:p>
          </table:table-cell>
          <table:table-cell table:formula="of:=([.G189]-[.E189])/[.E189]" office:value-type="percentage" office:value="0" calcext:value-type="percentage">
            <text:p>0.00%</text:p>
          </table:table-cell>
          <table:table-cell table:formula="of:=([.G189]-[.F189])/[.F18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408" calcext:value-type="float">
            <text:p>408</text:p>
          </table:table-cell>
          <table:table-cell table:formula="of:=([.G190]-[.A190])/[.A190]" office:value-type="percentage" office:value="0" calcext:value-type="percentage">
            <text:p>0.00%</text:p>
          </table:table-cell>
          <table:table-cell table:formula="of:=([.G190]-[.B190])/[.B190]" office:value-type="percentage" office:value="0" calcext:value-type="percentage">
            <text:p>0.00%</text:p>
          </table:table-cell>
          <table:table-cell table:formula="of:=([.G190]-[.C190])/[.C190]" office:value-type="percentage" office:value="0" calcext:value-type="percentage">
            <text:p>0.00%</text:p>
          </table:table-cell>
          <table:table-cell table:formula="of:=([.G190]-[.D190])/[.D190]" office:value-type="percentage" office:value="0" calcext:value-type="percentage">
            <text:p>0.00%</text:p>
          </table:table-cell>
          <table:table-cell table:formula="of:=([.G190]-[.E190])/[.E190]" office:value-type="percentage" office:value="0" calcext:value-type="percentage">
            <text:p>0.00%</text:p>
          </table:table-cell>
          <table:table-cell table:formula="of:=([.G190]-[.F190])/[.F19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408" calcext:value-type="float">
            <text:p>408</text:p>
          </table:table-cell>
          <table:table-cell table:formula="of:=([.G191]-[.A191])/[.A191]" office:value-type="percentage" office:value="0" calcext:value-type="percentage">
            <text:p>0.00%</text:p>
          </table:table-cell>
          <table:table-cell table:formula="of:=([.G191]-[.B191])/[.B191]" office:value-type="percentage" office:value="0" calcext:value-type="percentage">
            <text:p>0.00%</text:p>
          </table:table-cell>
          <table:table-cell table:formula="of:=([.G191]-[.C191])/[.C191]" office:value-type="percentage" office:value="0" calcext:value-type="percentage">
            <text:p>0.00%</text:p>
          </table:table-cell>
          <table:table-cell table:formula="of:=([.G191]-[.D191])/[.D191]" office:value-type="percentage" office:value="0" calcext:value-type="percentage">
            <text:p>0.00%</text:p>
          </table:table-cell>
          <table:table-cell table:formula="of:=([.G191]-[.E191])/[.E191]" office:value-type="percentage" office:value="0" calcext:value-type="percentage">
            <text:p>0.00%</text:p>
          </table:table-cell>
          <table:table-cell table:formula="of:=([.G191]-[.F191])/[.F19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411" calcext:value-type="float">
            <text:p>411</text:p>
          </table:table-cell>
          <table:table-cell table:formula="of:=([.G192]-[.A192])/[.A192]" office:value-type="percentage" office:value="0" calcext:value-type="percentage">
            <text:p>0.00%</text:p>
          </table:table-cell>
          <table:table-cell table:formula="of:=([.G192]-[.B192])/[.B192]" office:value-type="percentage" office:value="0" calcext:value-type="percentage">
            <text:p>0.00%</text:p>
          </table:table-cell>
          <table:table-cell table:formula="of:=([.G192]-[.C192])/[.C192]" office:value-type="percentage" office:value="0" calcext:value-type="percentage">
            <text:p>0.00%</text:p>
          </table:table-cell>
          <table:table-cell table:formula="of:=([.G192]-[.D192])/[.D192]" office:value-type="percentage" office:value="0" calcext:value-type="percentage">
            <text:p>0.00%</text:p>
          </table:table-cell>
          <table:table-cell table:formula="of:=([.G192]-[.E192])/[.E192]" office:value-type="percentage" office:value="0" calcext:value-type="percentage">
            <text:p>0.00%</text:p>
          </table:table-cell>
          <table:table-cell table:formula="of:=([.G192]-[.F192])/[.F19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599" calcext:value-type="float">
            <text:p>599</text:p>
          </table:table-cell>
          <table:table-cell table:formula="of:=([.G193]-[.A193])/[.A193]" office:value-type="percentage" office:value="0" calcext:value-type="percentage">
            <text:p>0.00%</text:p>
          </table:table-cell>
          <table:table-cell table:formula="of:=([.G193]-[.B193])/[.B193]" office:value-type="percentage" office:value="0" calcext:value-type="percentage">
            <text:p>0.00%</text:p>
          </table:table-cell>
          <table:table-cell table:formula="of:=([.G193]-[.C193])/[.C193]" office:value-type="percentage" office:value="0" calcext:value-type="percentage">
            <text:p>0.00%</text:p>
          </table:table-cell>
          <table:table-cell table:formula="of:=([.G193]-[.D193])/[.D193]" office:value-type="percentage" office:value="0" calcext:value-type="percentage">
            <text:p>0.00%</text:p>
          </table:table-cell>
          <table:table-cell table:formula="of:=([.G193]-[.E193])/[.E193]" office:value-type="percentage" office:value="0" calcext:value-type="percentage">
            <text:p>0.00%</text:p>
          </table:table-cell>
          <table:table-cell table:formula="of:=([.G193]-[.F193])/[.F19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749" calcext:value-type="float">
            <text:p>749</text:p>
          </table:table-cell>
          <table:table-cell table:formula="of:=([.G194]-[.A194])/[.A194]" office:value-type="percentage" office:value="0" calcext:value-type="percentage">
            <text:p>0.00%</text:p>
          </table:table-cell>
          <table:table-cell table:formula="of:=([.G194]-[.B194])/[.B194]" office:value-type="percentage" office:value="0" calcext:value-type="percentage">
            <text:p>0.00%</text:p>
          </table:table-cell>
          <table:table-cell table:formula="of:=([.G194]-[.C194])/[.C194]" office:value-type="percentage" office:value="0" calcext:value-type="percentage">
            <text:p>0.00%</text:p>
          </table:table-cell>
          <table:table-cell table:formula="of:=([.G194]-[.D194])/[.D194]" office:value-type="percentage" office:value="0" calcext:value-type="percentage">
            <text:p>0.00%</text:p>
          </table:table-cell>
          <table:table-cell table:formula="of:=([.G194]-[.E194])/[.E194]" office:value-type="percentage" office:value="0" calcext:value-type="percentage">
            <text:p>0.00%</text:p>
          </table:table-cell>
          <table:table-cell table:formula="of:=([.G194]-[.F194])/[.F19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/>
          <table:table-cell table:style-name="ce3" table:formula="of:=SUM([.H2:.H194])/193" office:value-type="percentage" office:value="0.000292390800050989" calcext:value-type="percentage">
            <text:p>0.03%</text:p>
          </table:table-cell>
          <table:table-cell table:style-name="ce3" table:formula="of:=SUM([.I2:.I194])/193" office:value-type="percentage" office:value="0.00041200603932433" calcext:value-type="percentage">
            <text:p>0.04%</text:p>
          </table:table-cell>
          <table:table-cell table:style-name="ce3" table:formula="of:=SUM([.J2:.J194])/193" office:value-type="percentage" office:value="0.000253364269753194" calcext:value-type="percentage">
            <text:p>0.03%</text:p>
          </table:table-cell>
          <table:table-cell table:style-name="ce3" table:formula="of:=SUM([.K2:.K194])/193" office:value-type="percentage" office:value="0.000547916495652321" calcext:value-type="percentage">
            <text:p>0.05%</text:p>
          </table:table-cell>
          <table:table-cell table:style-name="ce3" table:formula="of:=SUM([.L2:.L194])/193" office:value-type="percentage" office:value="0.000214991576813069" calcext:value-type="percentage">
            <text:p>0.02%</text:p>
          </table:table-cell>
          <table:table-cell table:style-name="ce3" table:formula="of:=SUM([.M2:.M194])/193" office:value-type="percentage" office:value="0.000298169157244158" calcext:value-type="percentage">
            <text:p>0.03%</text:p>
          </table:table-cell>
        </table:table-row>
        <table:table-row table:style-name="ro1"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</table:table-row>
      </table:table>
      <table:table table:name="B-objval" table:style-name="ta1">
        <table:table-column table:style-name="co1" table:number-columns-repeated="7" table:default-cell-style-name="Default"/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ir 5 ils j</text:p>
          </table:table-cell>
          <table:table-cell table:style-name="ce1" office:value-type="string" calcext:value-type="string">
            <text:p>ir 5 ils j/2</text:p>
          </table:table-cell>
          <table:table-cell table:style-name="ce1" office:value-type="string" calcext:value-type="string">
            <text:p>ir 10 ils j</text:p>
          </table:table-cell>
          <table:table-cell table:style-name="ce1" office:value-type="string" calcext:value-type="string">
            <text:p>ir 10 ils j/2</text:p>
          </table:table-cell>
          <table:table-cell table:style-name="ce1" office:value-type="string" calcext:value-type="string">
            <text:p>ir 15 ils j</text:p>
          </table:table-cell>
          <table:table-cell table:style-name="ce1" office:value-type="string" calcext:value-type="string">
            <text:p>ir 15 ils j/2</text:p>
          </table:table-cell>
          <table:table-cell table:style-name="ce1" office:value-type="string" calcext:value-type="string">
            <text:p>opt</text:p>
          </table:table-cell>
          <table:table-cell table:style-name="ce1" office:value-type="string" calcext:value-type="string">
            <text:p>gap ir 5 ils j</text:p>
          </table:table-cell>
          <table:table-cell table:style-name="ce1" office:value-type="string" calcext:value-type="string">
            <text:p><text:span text:style-name="T1">gap </text:span>ir 5 ils j/2</text:p>
          </table:table-cell>
          <table:table-cell table:style-name="ce1" office:value-type="string" calcext:value-type="string">
            <text:p><text:span text:style-name="T1">gap </text:span>ir 10 ils j</text:p>
          </table:table-cell>
          <table:table-cell table:style-name="ce1" office:value-type="string" calcext:value-type="string">
            <text:p><text:span text:style-name="T1">gap </text:span>ir 10 ils j/2</text:p>
          </table:table-cell>
          <table:table-cell table:style-name="ce1" office:value-type="string" calcext:value-type="string">
            <text:p><text:span text:style-name="T1">gap </text:span>ir 15 ils j</text:p>
          </table:table-cell>
          <table:table-cell table:style-name="ce1" office:value-type="string" calcext:value-type="string">
            <text:p><text:span text:style-name="T1">gap </text:span>ir 15 ils j/2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table:formula="of:=([.G2]-[.A2])/[.A2]" office:value-type="percentage" office:value="0" calcext:value-type="percentage">
            <text:p>0.00%</text:p>
          </table:table-cell>
          <table:table-cell table:formula="of:=([.G2]-[.B2])/[.B2]" office:value-type="percentage" office:value="0" calcext:value-type="percentage">
            <text:p>0.00%</text:p>
          </table:table-cell>
          <table:table-cell table:formula="of:=([.G2]-[.C2])/[.C2]" office:value-type="percentage" office:value="0" calcext:value-type="percentage">
            <text:p>0.00%</text:p>
          </table:table-cell>
          <table:table-cell table:formula="of:=([.G2]-[.D2])/[.D2]" office:value-type="percentage" office:value="0" calcext:value-type="percentage">
            <text:p>0.00%</text:p>
          </table:table-cell>
          <table:table-cell table:formula="of:=([.G2]-[.E2])/[.E2]" office:value-type="percentage" office:value="0" calcext:value-type="percentage">
            <text:p>0.00%</text:p>
          </table:table-cell>
          <table:table-cell table:formula="of:=([.G2]-[.F2])/[.F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table:formula="of:=([.G3]-[.A3])/[.A3]" office:value-type="percentage" office:value="0" calcext:value-type="percentage">
            <text:p>0.00%</text:p>
          </table:table-cell>
          <table:table-cell table:formula="of:=([.G3]-[.B3])/[.B3]" office:value-type="percentage" office:value="0" calcext:value-type="percentage">
            <text:p>0.00%</text:p>
          </table:table-cell>
          <table:table-cell table:formula="of:=([.G3]-[.C3])/[.C3]" office:value-type="percentage" office:value="0" calcext:value-type="percentage">
            <text:p>0.00%</text:p>
          </table:table-cell>
          <table:table-cell table:formula="of:=([.G3]-[.D3])/[.D3]" office:value-type="percentage" office:value="0" calcext:value-type="percentage">
            <text:p>0.00%</text:p>
          </table:table-cell>
          <table:table-cell table:formula="of:=([.G3]-[.E3])/[.E3]" office:value-type="percentage" office:value="0" calcext:value-type="percentage">
            <text:p>0.00%</text:p>
          </table:table-cell>
          <table:table-cell table:formula="of:=([.G3]-[.F3])/[.F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43" calcext:value-type="float">
            <text:p>43</text:p>
          </table:table-cell>
          <table:table-cell table:formula="of:=([.G4]-[.A4])/[.A4]" office:value-type="percentage" office:value="0" calcext:value-type="percentage">
            <text:p>0.00%</text:p>
          </table:table-cell>
          <table:table-cell table:formula="of:=([.G4]-[.B4])/[.B4]" office:value-type="percentage" office:value="0" calcext:value-type="percentage">
            <text:p>0.00%</text:p>
          </table:table-cell>
          <table:table-cell table:formula="of:=([.G4]-[.C4])/[.C4]" office:value-type="percentage" office:value="0" calcext:value-type="percentage">
            <text:p>0.00%</text:p>
          </table:table-cell>
          <table:table-cell table:formula="of:=([.G4]-[.D4])/[.D4]" office:value-type="percentage" office:value="0" calcext:value-type="percentage">
            <text:p>0.00%</text:p>
          </table:table-cell>
          <table:table-cell table:formula="of:=([.G4]-[.E4])/[.E4]" office:value-type="percentage" office:value="0" calcext:value-type="percentage">
            <text:p>0.00%</text:p>
          </table:table-cell>
          <table:table-cell table:formula="of:=([.G4]-[.F4])/[.F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43" calcext:value-type="float">
            <text:p>43</text:p>
          </table:table-cell>
          <table:table-cell table:formula="of:=([.G5]-[.A5])/[.A5]" office:value-type="percentage" office:value="0" calcext:value-type="percentage">
            <text:p>0.00%</text:p>
          </table:table-cell>
          <table:table-cell table:formula="of:=([.G5]-[.B5])/[.B5]" office:value-type="percentage" office:value="0" calcext:value-type="percentage">
            <text:p>0.00%</text:p>
          </table:table-cell>
          <table:table-cell table:formula="of:=([.G5]-[.C5])/[.C5]" office:value-type="percentage" office:value="0" calcext:value-type="percentage">
            <text:p>0.00%</text:p>
          </table:table-cell>
          <table:table-cell table:formula="of:=([.G5]-[.D5])/[.D5]" office:value-type="percentage" office:value="0" calcext:value-type="percentage">
            <text:p>0.00%</text:p>
          </table:table-cell>
          <table:table-cell table:formula="of:=([.G5]-[.E5])/[.E5]" office:value-type="percentage" office:value="0" calcext:value-type="percentage">
            <text:p>0.00%</text:p>
          </table:table-cell>
          <table:table-cell table:formula="of:=([.G5]-[.F5])/[.F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48" calcext:value-type="float">
            <text:p>48</text:p>
          </table:table-cell>
          <table:table-cell table:formula="of:=([.G6]-[.A6])/[.A6]" office:value-type="percentage" office:value="0" calcext:value-type="percentage">
            <text:p>0.00%</text:p>
          </table:table-cell>
          <table:table-cell table:formula="of:=([.G6]-[.B6])/[.B6]" office:value-type="percentage" office:value="0" calcext:value-type="percentage">
            <text:p>0.00%</text:p>
          </table:table-cell>
          <table:table-cell table:formula="of:=([.G6]-[.C6])/[.C6]" office:value-type="percentage" office:value="0" calcext:value-type="percentage">
            <text:p>0.00%</text:p>
          </table:table-cell>
          <table:table-cell table:formula="of:=([.G6]-[.D6])/[.D6]" office:value-type="percentage" office:value="0" calcext:value-type="percentage">
            <text:p>0.00%</text:p>
          </table:table-cell>
          <table:table-cell table:formula="of:=([.G6]-[.E6])/[.E6]" office:value-type="percentage" office:value="0" calcext:value-type="percentage">
            <text:p>0.00%</text:p>
          </table:table-cell>
          <table:table-cell table:formula="of:=([.G6]-[.F6])/[.F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80" calcext:value-type="float">
            <text:p>80</text:p>
          </table:table-cell>
          <table:table-cell table:formula="of:=([.G7]-[.A7])/[.A7]" office:value-type="percentage" office:value="0" calcext:value-type="percentage">
            <text:p>0.00%</text:p>
          </table:table-cell>
          <table:table-cell table:formula="of:=([.G7]-[.B7])/[.B7]" office:value-type="percentage" office:value="0" calcext:value-type="percentage">
            <text:p>0.00%</text:p>
          </table:table-cell>
          <table:table-cell table:formula="of:=([.G7]-[.C7])/[.C7]" office:value-type="percentage" office:value="0" calcext:value-type="percentage">
            <text:p>0.00%</text:p>
          </table:table-cell>
          <table:table-cell table:formula="of:=([.G7]-[.D7])/[.D7]" office:value-type="percentage" office:value="0" calcext:value-type="percentage">
            <text:p>0.00%</text:p>
          </table:table-cell>
          <table:table-cell table:formula="of:=([.G7]-[.E7])/[.E7]" office:value-type="percentage" office:value="0" calcext:value-type="percentage">
            <text:p>0.00%</text:p>
          </table:table-cell>
          <table:table-cell table:formula="of:=([.G7]-[.F7])/[.F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96" calcext:value-type="float">
            <text:p>96</text:p>
          </table:table-cell>
          <table:table-cell table:formula="of:=([.G8]-[.A8])/[.A8]" office:value-type="percentage" office:value="0" calcext:value-type="percentage">
            <text:p>0.00%</text:p>
          </table:table-cell>
          <table:table-cell table:formula="of:=([.G8]-[.B8])/[.B8]" office:value-type="percentage" office:value="0" calcext:value-type="percentage">
            <text:p>0.00%</text:p>
          </table:table-cell>
          <table:table-cell table:formula="of:=([.G8]-[.C8])/[.C8]" office:value-type="percentage" office:value="0" calcext:value-type="percentage">
            <text:p>0.00%</text:p>
          </table:table-cell>
          <table:table-cell table:formula="of:=([.G8]-[.D8])/[.D8]" office:value-type="percentage" office:value="0" calcext:value-type="percentage">
            <text:p>0.00%</text:p>
          </table:table-cell>
          <table:table-cell table:formula="of:=([.G8]-[.E8])/[.E8]" office:value-type="percentage" office:value="0" calcext:value-type="percentage">
            <text:p>0.00%</text:p>
          </table:table-cell>
          <table:table-cell table:formula="of:=([.G8]-[.F8])/[.F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02" calcext:value-type="float">
            <text:p>102</text:p>
          </table:table-cell>
          <table:table-cell table:formula="of:=([.G9]-[.A9])/[.A9]" office:value-type="percentage" office:value="0" calcext:value-type="percentage">
            <text:p>0.00%</text:p>
          </table:table-cell>
          <table:table-cell table:formula="of:=([.G9]-[.B9])/[.B9]" office:value-type="percentage" office:value="0" calcext:value-type="percentage">
            <text:p>0.00%</text:p>
          </table:table-cell>
          <table:table-cell table:formula="of:=([.G9]-[.C9])/[.C9]" office:value-type="percentage" office:value="0" calcext:value-type="percentage">
            <text:p>0.00%</text:p>
          </table:table-cell>
          <table:table-cell table:formula="of:=([.G9]-[.D9])/[.D9]" office:value-type="percentage" office:value="0" calcext:value-type="percentage">
            <text:p>0.00%</text:p>
          </table:table-cell>
          <table:table-cell table:formula="of:=([.G9]-[.E9])/[.E9]" office:value-type="percentage" office:value="0" calcext:value-type="percentage">
            <text:p>0.00%</text:p>
          </table:table-cell>
          <table:table-cell table:formula="of:=([.G9]-[.F9])/[.F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.6" calcext:value-type="float">
            <text:p>101.6</text:p>
          </table:table-cell>
          <table:table-cell office:value-type="float" office:value="102.2" calcext:value-type="float">
            <text:p>102.2</text:p>
          </table:table-cell>
          <table:table-cell table:number-columns-repeated="2" office:value-type="float" office:value="102.1" calcext:value-type="float">
            <text:p>102.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formula="of:=([.G10]-[.A10])/[.A10]" office:value-type="percentage" office:value="0.00980392156862745" calcext:value-type="percentage">
            <text:p>0.98%</text:p>
          </table:table-cell>
          <table:table-cell table:formula="of:=([.G10]-[.B10])/[.B10]" office:value-type="percentage" office:value="0.0137795275590552" calcext:value-type="percentage">
            <text:p>1.38%</text:p>
          </table:table-cell>
          <table:table-cell table:formula="of:=([.G10]-[.C10])/[.C10]" office:value-type="percentage" office:value="0.00782778864970643" calcext:value-type="percentage">
            <text:p>0.78%</text:p>
          </table:table-cell>
          <table:table-cell table:formula="of:=([.G10]-[.D10])/[.D10]" office:value-type="percentage" office:value="0.00881488736532817" calcext:value-type="percentage">
            <text:p>0.88%</text:p>
          </table:table-cell>
          <table:table-cell table:formula="of:=([.G10]-[.E10])/[.E10]" office:value-type="percentage" office:value="0.00881488736532817" calcext:value-type="percentage">
            <text:p>0.88%</text:p>
          </table:table-cell>
          <table:table-cell table:formula="of:=([.G10]-[.F10])/[.F10]" office:value-type="percentage" office:value="0.00980392156862745" calcext:value-type="percentage">
            <text:p>0.98%</text:p>
          </table:table-cell>
        </table:table-row>
        <table:table-row table:style-name="ro1">
          <table:table-cell table:number-columns-repeated="7" office:value-type="float" office:value="103" calcext:value-type="float">
            <text:p>103</text:p>
          </table:table-cell>
          <table:table-cell table:formula="of:=([.G11]-[.A11])/[.A11]" office:value-type="percentage" office:value="0" calcext:value-type="percentage">
            <text:p>0.00%</text:p>
          </table:table-cell>
          <table:table-cell table:formula="of:=([.G11]-[.B11])/[.B11]" office:value-type="percentage" office:value="0" calcext:value-type="percentage">
            <text:p>0.00%</text:p>
          </table:table-cell>
          <table:table-cell table:formula="of:=([.G11]-[.C11])/[.C11]" office:value-type="percentage" office:value="0" calcext:value-type="percentage">
            <text:p>0.00%</text:p>
          </table:table-cell>
          <table:table-cell table:formula="of:=([.G11]-[.D11])/[.D11]" office:value-type="percentage" office:value="0" calcext:value-type="percentage">
            <text:p>0.00%</text:p>
          </table:table-cell>
          <table:table-cell table:formula="of:=([.G11]-[.E11])/[.E11]" office:value-type="percentage" office:value="0" calcext:value-type="percentage">
            <text:p>0.00%</text:p>
          </table:table-cell>
          <table:table-cell table:formula="of:=([.G11]-[.F11])/[.F1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10" calcext:value-type="float">
            <text:p>110</text:p>
          </table:table-cell>
          <table:table-cell table:formula="of:=([.G12]-[.A12])/[.A12]" office:value-type="percentage" office:value="0" calcext:value-type="percentage">
            <text:p>0.00%</text:p>
          </table:table-cell>
          <table:table-cell table:formula="of:=([.G12]-[.B12])/[.B12]" office:value-type="percentage" office:value="0" calcext:value-type="percentage">
            <text:p>0.00%</text:p>
          </table:table-cell>
          <table:table-cell table:formula="of:=([.G12]-[.C12])/[.C12]" office:value-type="percentage" office:value="0" calcext:value-type="percentage">
            <text:p>0.00%</text:p>
          </table:table-cell>
          <table:table-cell table:formula="of:=([.G12]-[.D12])/[.D12]" office:value-type="percentage" office:value="0" calcext:value-type="percentage">
            <text:p>0.00%</text:p>
          </table:table-cell>
          <table:table-cell table:formula="of:=([.G12]-[.E12])/[.E12]" office:value-type="percentage" office:value="0" calcext:value-type="percentage">
            <text:p>0.00%</text:p>
          </table:table-cell>
          <table:table-cell table:formula="of:=([.G12]-[.F12])/[.F1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11" calcext:value-type="float">
            <text:p>111</text:p>
          </table:table-cell>
          <table:table-cell table:formula="of:=([.G13]-[.A13])/[.A13]" office:value-type="percentage" office:value="0" calcext:value-type="percentage">
            <text:p>0.00%</text:p>
          </table:table-cell>
          <table:table-cell table:formula="of:=([.G13]-[.B13])/[.B13]" office:value-type="percentage" office:value="0" calcext:value-type="percentage">
            <text:p>0.00%</text:p>
          </table:table-cell>
          <table:table-cell table:formula="of:=([.G13]-[.C13])/[.C13]" office:value-type="percentage" office:value="0" calcext:value-type="percentage">
            <text:p>0.00%</text:p>
          </table:table-cell>
          <table:table-cell table:formula="of:=([.G13]-[.D13])/[.D13]" office:value-type="percentage" office:value="0" calcext:value-type="percentage">
            <text:p>0.00%</text:p>
          </table:table-cell>
          <table:table-cell table:formula="of:=([.G13]-[.E13])/[.E13]" office:value-type="percentage" office:value="0" calcext:value-type="percentage">
            <text:p>0.00%</text:p>
          </table:table-cell>
          <table:table-cell table:formula="of:=([.G13]-[.F13])/[.F1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12" calcext:value-type="float">
            <text:p>112</text:p>
          </table:table-cell>
          <table:table-cell table:formula="of:=([.G14]-[.A14])/[.A14]" office:value-type="percentage" office:value="0" calcext:value-type="percentage">
            <text:p>0.00%</text:p>
          </table:table-cell>
          <table:table-cell table:formula="of:=([.G14]-[.B14])/[.B14]" office:value-type="percentage" office:value="0" calcext:value-type="percentage">
            <text:p>0.00%</text:p>
          </table:table-cell>
          <table:table-cell table:formula="of:=([.G14]-[.C14])/[.C14]" office:value-type="percentage" office:value="0" calcext:value-type="percentage">
            <text:p>0.00%</text:p>
          </table:table-cell>
          <table:table-cell table:formula="of:=([.G14]-[.D14])/[.D14]" office:value-type="percentage" office:value="0" calcext:value-type="percentage">
            <text:p>0.00%</text:p>
          </table:table-cell>
          <table:table-cell table:formula="of:=([.G14]-[.E14])/[.E14]" office:value-type="percentage" office:value="0" calcext:value-type="percentage">
            <text:p>0.00%</text:p>
          </table:table-cell>
          <table:table-cell table:formula="of:=([.G14]-[.F14])/[.F1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14" calcext:value-type="float">
            <text:p>114</text:p>
          </table:table-cell>
          <table:table-cell table:formula="of:=([.G15]-[.A15])/[.A15]" office:value-type="percentage" office:value="0" calcext:value-type="percentage">
            <text:p>0.00%</text:p>
          </table:table-cell>
          <table:table-cell table:formula="of:=([.G15]-[.B15])/[.B15]" office:value-type="percentage" office:value="0" calcext:value-type="percentage">
            <text:p>0.00%</text:p>
          </table:table-cell>
          <table:table-cell table:formula="of:=([.G15]-[.C15])/[.C15]" office:value-type="percentage" office:value="0" calcext:value-type="percentage">
            <text:p>0.00%</text:p>
          </table:table-cell>
          <table:table-cell table:formula="of:=([.G15]-[.D15])/[.D15]" office:value-type="percentage" office:value="0" calcext:value-type="percentage">
            <text:p>0.00%</text:p>
          </table:table-cell>
          <table:table-cell table:formula="of:=([.G15]-[.E15])/[.E15]" office:value-type="percentage" office:value="0" calcext:value-type="percentage">
            <text:p>0.00%</text:p>
          </table:table-cell>
          <table:table-cell table:formula="of:=([.G15]-[.F15])/[.F1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126.1" calcext:value-type="float">
            <text:p>126.1</text:p>
          </table:table-cell>
          <table:table-cell office:value-type="float" office:value="126.3" calcext:value-type="float">
            <text:p>126.3</text:p>
          </table:table-cell>
          <table:table-cell office:value-type="float" office:value="126.1" calcext:value-type="float">
            <text:p>126.1</text:p>
          </table:table-cell>
          <table:table-cell office:value-type="float" office:value="126.4" calcext:value-type="float">
            <text:p>126.4</text:p>
          </table:table-cell>
          <table:table-cell office:value-type="float" office:value="126.1" calcext:value-type="float">
            <text:p>126.1</text:p>
          </table:table-cell>
          <table:table-cell office:value-type="float" office:value="127" calcext:value-type="float">
            <text:p>127</text:p>
          </table:table-cell>
          <table:table-cell table:formula="of:=([.G16]-[.A16])/[.A16]" office:value-type="percentage" office:value="0.00633914421553088" calcext:value-type="percentage">
            <text:p>0.63%</text:p>
          </table:table-cell>
          <table:table-cell table:formula="of:=([.G16]-[.B16])/[.B16]" office:value-type="percentage" office:value="0.00713719270420306" calcext:value-type="percentage">
            <text:p>0.71%</text:p>
          </table:table-cell>
          <table:table-cell table:formula="of:=([.G16]-[.C16])/[.C16]" office:value-type="percentage" office:value="0.00554235946159939" calcext:value-type="percentage">
            <text:p>0.55%</text:p>
          </table:table-cell>
          <table:table-cell table:formula="of:=([.G16]-[.D16])/[.D16]" office:value-type="percentage" office:value="0.00713719270420306" calcext:value-type="percentage">
            <text:p>0.71%</text:p>
          </table:table-cell>
          <table:table-cell table:formula="of:=([.G16]-[.E16])/[.E16]" office:value-type="percentage" office:value="0.00474683544303793" calcext:value-type="percentage">
            <text:p>0.47%</text:p>
          </table:table-cell>
          <table:table-cell table:formula="of:=([.G16]-[.F16])/[.F16]" office:value-type="percentage" office:value="0.00713719270420306" calcext:value-type="percentage">
            <text:p>0.71%</text:p>
          </table:table-cell>
        </table:table-row>
        <table:table-row table:style-name="ro1">
          <table:table-cell table:number-columns-repeated="7" office:value-type="float" office:value="128" calcext:value-type="float">
            <text:p>128</text:p>
          </table:table-cell>
          <table:table-cell table:formula="of:=([.G17]-[.A17])/[.A17]" office:value-type="percentage" office:value="0" calcext:value-type="percentage">
            <text:p>0.00%</text:p>
          </table:table-cell>
          <table:table-cell table:formula="of:=([.G17]-[.B17])/[.B17]" office:value-type="percentage" office:value="0" calcext:value-type="percentage">
            <text:p>0.00%</text:p>
          </table:table-cell>
          <table:table-cell table:formula="of:=([.G17]-[.C17])/[.C17]" office:value-type="percentage" office:value="0" calcext:value-type="percentage">
            <text:p>0.00%</text:p>
          </table:table-cell>
          <table:table-cell table:formula="of:=([.G17]-[.D17])/[.D17]" office:value-type="percentage" office:value="0" calcext:value-type="percentage">
            <text:p>0.00%</text:p>
          </table:table-cell>
          <table:table-cell table:formula="of:=([.G17]-[.E17])/[.E17]" office:value-type="percentage" office:value="0" calcext:value-type="percentage">
            <text:p>0.00%</text:p>
          </table:table-cell>
          <table:table-cell table:formula="of:=([.G17]-[.F17])/[.F1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38" calcext:value-type="float">
            <text:p>138</text:p>
          </table:table-cell>
          <table:table-cell table:formula="of:=([.G18]-[.A18])/[.A18]" office:value-type="percentage" office:value="0" calcext:value-type="percentage">
            <text:p>0.00%</text:p>
          </table:table-cell>
          <table:table-cell table:formula="of:=([.G18]-[.B18])/[.B18]" office:value-type="percentage" office:value="0" calcext:value-type="percentage">
            <text:p>0.00%</text:p>
          </table:table-cell>
          <table:table-cell table:formula="of:=([.G18]-[.C18])/[.C18]" office:value-type="percentage" office:value="0" calcext:value-type="percentage">
            <text:p>0.00%</text:p>
          </table:table-cell>
          <table:table-cell table:formula="of:=([.G18]-[.D18])/[.D18]" office:value-type="percentage" office:value="0" calcext:value-type="percentage">
            <text:p>0.00%</text:p>
          </table:table-cell>
          <table:table-cell table:formula="of:=([.G18]-[.E18])/[.E18]" office:value-type="percentage" office:value="0" calcext:value-type="percentage">
            <text:p>0.00%</text:p>
          </table:table-cell>
          <table:table-cell table:formula="of:=([.G18]-[.F18])/[.F1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38" calcext:value-type="float">
            <text:p>138</text:p>
          </table:table-cell>
          <table:table-cell table:formula="of:=([.G19]-[.A19])/[.A19]" office:value-type="percentage" office:value="0" calcext:value-type="percentage">
            <text:p>0.00%</text:p>
          </table:table-cell>
          <table:table-cell table:formula="of:=([.G19]-[.B19])/[.B19]" office:value-type="percentage" office:value="0" calcext:value-type="percentage">
            <text:p>0.00%</text:p>
          </table:table-cell>
          <table:table-cell table:formula="of:=([.G19]-[.C19])/[.C19]" office:value-type="percentage" office:value="0" calcext:value-type="percentage">
            <text:p>0.00%</text:p>
          </table:table-cell>
          <table:table-cell table:formula="of:=([.G19]-[.D19])/[.D19]" office:value-type="percentage" office:value="0" calcext:value-type="percentage">
            <text:p>0.00%</text:p>
          </table:table-cell>
          <table:table-cell table:formula="of:=([.G19]-[.E19])/[.E19]" office:value-type="percentage" office:value="0" calcext:value-type="percentage">
            <text:p>0.00%</text:p>
          </table:table-cell>
          <table:table-cell table:formula="of:=([.G19]-[.F19])/[.F1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41" calcext:value-type="float">
            <text:p>141</text:p>
          </table:table-cell>
          <table:table-cell table:formula="of:=([.G20]-[.A20])/[.A20]" office:value-type="percentage" office:value="0" calcext:value-type="percentage">
            <text:p>0.00%</text:p>
          </table:table-cell>
          <table:table-cell table:formula="of:=([.G20]-[.B20])/[.B20]" office:value-type="percentage" office:value="0" calcext:value-type="percentage">
            <text:p>0.00%</text:p>
          </table:table-cell>
          <table:table-cell table:formula="of:=([.G20]-[.C20])/[.C20]" office:value-type="percentage" office:value="0" calcext:value-type="percentage">
            <text:p>0.00%</text:p>
          </table:table-cell>
          <table:table-cell table:formula="of:=([.G20]-[.D20])/[.D20]" office:value-type="percentage" office:value="0" calcext:value-type="percentage">
            <text:p>0.00%</text:p>
          </table:table-cell>
          <table:table-cell table:formula="of:=([.G20]-[.E20])/[.E20]" office:value-type="percentage" office:value="0" calcext:value-type="percentage">
            <text:p>0.00%</text:p>
          </table:table-cell>
          <table:table-cell table:formula="of:=([.G20]-[.F20])/[.F2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7.7" calcext:value-type="float">
            <text:p>137.7</text:p>
          </table:table-cell>
          <table:table-cell office:value-type="float" office:value="137.1" calcext:value-type="float">
            <text:p>137.1</text:p>
          </table:table-cell>
          <table:table-cell office:value-type="float" office:value="138.2" calcext:value-type="float">
            <text:p>138.2</text:p>
          </table:table-cell>
          <table:table-cell office:value-type="float" office:value="137.3" calcext:value-type="float">
            <text:p>137.3</text:p>
          </table:table-cell>
          <table:table-cell office:value-type="float" office:value="138.3" calcext:value-type="float">
            <text:p>138.3</text:p>
          </table:table-cell>
          <table:table-cell office:value-type="float" office:value="137.7" calcext:value-type="float">
            <text:p>137.7</text:p>
          </table:table-cell>
          <table:table-cell office:value-type="float" office:value="139" calcext:value-type="float">
            <text:p>139</text:p>
          </table:table-cell>
          <table:table-cell table:formula="of:=([.G21]-[.A21])/[.A21]" office:value-type="percentage" office:value="0.00944081336238207" calcext:value-type="percentage">
            <text:p>0.94%</text:p>
          </table:table-cell>
          <table:table-cell table:formula="of:=([.G21]-[.B21])/[.B21]" office:value-type="percentage" office:value="0.0138584974471189" calcext:value-type="percentage">
            <text:p>1.39%</text:p>
          </table:table-cell>
          <table:table-cell table:formula="of:=([.G21]-[.C21])/[.C21]" office:value-type="percentage" office:value="0.00578871201157751" calcext:value-type="percentage">
            <text:p>0.58%</text:p>
          </table:table-cell>
          <table:table-cell table:formula="of:=([.G21]-[.D21])/[.D21]" office:value-type="percentage" office:value="0.0123816460305899" calcext:value-type="percentage">
            <text:p>1.24%</text:p>
          </table:table-cell>
          <table:table-cell table:formula="of:=([.G21]-[.E21])/[.E21]" office:value-type="percentage" office:value="0.00506146059291387" calcext:value-type="percentage">
            <text:p>0.51%</text:p>
          </table:table-cell>
          <table:table-cell table:formula="of:=([.G21]-[.F21])/[.F21]" office:value-type="percentage" office:value="0.00944081336238207" calcext:value-type="percentage">
            <text:p>0.94%</text:p>
          </table:table-cell>
        </table:table-row>
        <table:table-row table:style-name="ro1">
          <table:table-cell table:number-columns-repeated="7" office:value-type="float" office:value="144" calcext:value-type="float">
            <text:p>144</text:p>
          </table:table-cell>
          <table:table-cell table:formula="of:=([.G22]-[.A22])/[.A22]" office:value-type="percentage" office:value="0" calcext:value-type="percentage">
            <text:p>0.00%</text:p>
          </table:table-cell>
          <table:table-cell table:formula="of:=([.G22]-[.B22])/[.B22]" office:value-type="percentage" office:value="0" calcext:value-type="percentage">
            <text:p>0.00%</text:p>
          </table:table-cell>
          <table:table-cell table:formula="of:=([.G22]-[.C22])/[.C22]" office:value-type="percentage" office:value="0" calcext:value-type="percentage">
            <text:p>0.00%</text:p>
          </table:table-cell>
          <table:table-cell table:formula="of:=([.G22]-[.D22])/[.D22]" office:value-type="percentage" office:value="0" calcext:value-type="percentage">
            <text:p>0.00%</text:p>
          </table:table-cell>
          <table:table-cell table:formula="of:=([.G22]-[.E22])/[.E22]" office:value-type="percentage" office:value="0" calcext:value-type="percentage">
            <text:p>0.00%</text:p>
          </table:table-cell>
          <table:table-cell table:formula="of:=([.G22]-[.F22])/[.F2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49" calcext:value-type="float">
            <text:p>149</text:p>
          </table:table-cell>
          <table:table-cell table:formula="of:=([.G23]-[.A23])/[.A23]" office:value-type="percentage" office:value="0" calcext:value-type="percentage">
            <text:p>0.00%</text:p>
          </table:table-cell>
          <table:table-cell table:formula="of:=([.G23]-[.B23])/[.B23]" office:value-type="percentage" office:value="0" calcext:value-type="percentage">
            <text:p>0.00%</text:p>
          </table:table-cell>
          <table:table-cell table:formula="of:=([.G23]-[.C23])/[.C23]" office:value-type="percentage" office:value="0" calcext:value-type="percentage">
            <text:p>0.00%</text:p>
          </table:table-cell>
          <table:table-cell table:formula="of:=([.G23]-[.D23])/[.D23]" office:value-type="percentage" office:value="0" calcext:value-type="percentage">
            <text:p>0.00%</text:p>
          </table:table-cell>
          <table:table-cell table:formula="of:=([.G23]-[.E23])/[.E23]" office:value-type="percentage" office:value="0" calcext:value-type="percentage">
            <text:p>0.00%</text:p>
          </table:table-cell>
          <table:table-cell table:formula="of:=([.G23]-[.F23])/[.F2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55" calcext:value-type="float">
            <text:p>155</text:p>
          </table:table-cell>
          <table:table-cell table:formula="of:=([.G24]-[.A24])/[.A24]" office:value-type="percentage" office:value="0" calcext:value-type="percentage">
            <text:p>0.00%</text:p>
          </table:table-cell>
          <table:table-cell table:formula="of:=([.G24]-[.B24])/[.B24]" office:value-type="percentage" office:value="0" calcext:value-type="percentage">
            <text:p>0.00%</text:p>
          </table:table-cell>
          <table:table-cell table:formula="of:=([.G24]-[.C24])/[.C24]" office:value-type="percentage" office:value="0" calcext:value-type="percentage">
            <text:p>0.00%</text:p>
          </table:table-cell>
          <table:table-cell table:formula="of:=([.G24]-[.D24])/[.D24]" office:value-type="percentage" office:value="0" calcext:value-type="percentage">
            <text:p>0.00%</text:p>
          </table:table-cell>
          <table:table-cell table:formula="of:=([.G24]-[.E24])/[.E24]" office:value-type="percentage" office:value="0" calcext:value-type="percentage">
            <text:p>0.00%</text:p>
          </table:table-cell>
          <table:table-cell table:formula="of:=([.G24]-[.F24])/[.F2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56" calcext:value-type="float">
            <text:p>156</text:p>
          </table:table-cell>
          <table:table-cell table:formula="of:=([.G25]-[.A25])/[.A25]" office:value-type="percentage" office:value="0" calcext:value-type="percentage">
            <text:p>0.00%</text:p>
          </table:table-cell>
          <table:table-cell table:formula="of:=([.G25]-[.B25])/[.B25]" office:value-type="percentage" office:value="0" calcext:value-type="percentage">
            <text:p>0.00%</text:p>
          </table:table-cell>
          <table:table-cell table:formula="of:=([.G25]-[.C25])/[.C25]" office:value-type="percentage" office:value="0" calcext:value-type="percentage">
            <text:p>0.00%</text:p>
          </table:table-cell>
          <table:table-cell table:formula="of:=([.G25]-[.D25])/[.D25]" office:value-type="percentage" office:value="0" calcext:value-type="percentage">
            <text:p>0.00%</text:p>
          </table:table-cell>
          <table:table-cell table:formula="of:=([.G25]-[.E25])/[.E25]" office:value-type="percentage" office:value="0" calcext:value-type="percentage">
            <text:p>0.00%</text:p>
          </table:table-cell>
          <table:table-cell table:formula="of:=([.G25]-[.F25])/[.F2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60" calcext:value-type="float">
            <text:p>160</text:p>
          </table:table-cell>
          <table:table-cell table:formula="of:=([.G26]-[.A26])/[.A26]" office:value-type="percentage" office:value="0" calcext:value-type="percentage">
            <text:p>0.00%</text:p>
          </table:table-cell>
          <table:table-cell table:formula="of:=([.G26]-[.B26])/[.B26]" office:value-type="percentage" office:value="0" calcext:value-type="percentage">
            <text:p>0.00%</text:p>
          </table:table-cell>
          <table:table-cell table:formula="of:=([.G26]-[.C26])/[.C26]" office:value-type="percentage" office:value="0" calcext:value-type="percentage">
            <text:p>0.00%</text:p>
          </table:table-cell>
          <table:table-cell table:formula="of:=([.G26]-[.D26])/[.D26]" office:value-type="percentage" office:value="0" calcext:value-type="percentage">
            <text:p>0.00%</text:p>
          </table:table-cell>
          <table:table-cell table:formula="of:=([.G26]-[.E26])/[.E26]" office:value-type="percentage" office:value="0" calcext:value-type="percentage">
            <text:p>0.00%</text:p>
          </table:table-cell>
          <table:table-cell table:formula="of:=([.G26]-[.F26])/[.F2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.7" calcext:value-type="float">
            <text:p>154.7</text:p>
          </table:table-cell>
          <table:table-cell office:value-type="float" office:value="155" calcext:value-type="float">
            <text:p>155</text:p>
          </table:table-cell>
          <table:table-cell office:value-type="float" office:value="154.7" calcext:value-type="float">
            <text:p>154.7</text:p>
          </table:table-cell>
          <table:table-cell table:number-columns-repeated="3" office:value-type="float" office:value="155" calcext:value-type="float">
            <text:p>155</text:p>
          </table:table-cell>
          <table:table-cell table:formula="of:=([.G27]-[.A27])/[.A27]" office:value-type="percentage" office:value="0" calcext:value-type="percentage">
            <text:p>0.00%</text:p>
          </table:table-cell>
          <table:table-cell table:formula="of:=([.G27]-[.B27])/[.B27]" office:value-type="percentage" office:value="0.00193923723335495" calcext:value-type="percentage">
            <text:p>0.19%</text:p>
          </table:table-cell>
          <table:table-cell table:formula="of:=([.G27]-[.C27])/[.C27]" office:value-type="percentage" office:value="0" calcext:value-type="percentage">
            <text:p>0.00%</text:p>
          </table:table-cell>
          <table:table-cell table:formula="of:=([.G27]-[.D27])/[.D27]" office:value-type="percentage" office:value="0.00193923723335495" calcext:value-type="percentage">
            <text:p>0.19%</text:p>
          </table:table-cell>
          <table:table-cell table:formula="of:=([.G27]-[.E27])/[.E27]" office:value-type="percentage" office:value="0" calcext:value-type="percentage">
            <text:p>0.00%</text:p>
          </table:table-cell>
          <table:table-cell table:formula="of:=([.G27]-[.F27])/[.F2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64" calcext:value-type="float">
            <text:p>164</text:p>
          </table:table-cell>
          <table:table-cell table:formula="of:=([.G28]-[.A28])/[.A28]" office:value-type="percentage" office:value="0" calcext:value-type="percentage">
            <text:p>0.00%</text:p>
          </table:table-cell>
          <table:table-cell table:formula="of:=([.G28]-[.B28])/[.B28]" office:value-type="percentage" office:value="0" calcext:value-type="percentage">
            <text:p>0.00%</text:p>
          </table:table-cell>
          <table:table-cell table:formula="of:=([.G28]-[.C28])/[.C28]" office:value-type="percentage" office:value="0" calcext:value-type="percentage">
            <text:p>0.00%</text:p>
          </table:table-cell>
          <table:table-cell table:formula="of:=([.G28]-[.D28])/[.D28]" office:value-type="percentage" office:value="0" calcext:value-type="percentage">
            <text:p>0.00%</text:p>
          </table:table-cell>
          <table:table-cell table:formula="of:=([.G28]-[.E28])/[.E28]" office:value-type="percentage" office:value="0" calcext:value-type="percentage">
            <text:p>0.00%</text:p>
          </table:table-cell>
          <table:table-cell table:formula="of:=([.G28]-[.F28])/[.F2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64" calcext:value-type="float">
            <text:p>164</text:p>
          </table:table-cell>
          <table:table-cell table:formula="of:=([.G29]-[.A29])/[.A29]" office:value-type="percentage" office:value="0" calcext:value-type="percentage">
            <text:p>0.00%</text:p>
          </table:table-cell>
          <table:table-cell table:formula="of:=([.G29]-[.B29])/[.B29]" office:value-type="percentage" office:value="0" calcext:value-type="percentage">
            <text:p>0.00%</text:p>
          </table:table-cell>
          <table:table-cell table:formula="of:=([.G29]-[.C29])/[.C29]" office:value-type="percentage" office:value="0" calcext:value-type="percentage">
            <text:p>0.00%</text:p>
          </table:table-cell>
          <table:table-cell table:formula="of:=([.G29]-[.D29])/[.D29]" office:value-type="percentage" office:value="0" calcext:value-type="percentage">
            <text:p>0.00%</text:p>
          </table:table-cell>
          <table:table-cell table:formula="of:=([.G29]-[.E29])/[.E29]" office:value-type="percentage" office:value="0" calcext:value-type="percentage">
            <text:p>0.00%</text:p>
          </table:table-cell>
          <table:table-cell table:formula="of:=([.G29]-[.F29])/[.F2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66" calcext:value-type="float">
            <text:p>166</text:p>
          </table:table-cell>
          <table:table-cell table:formula="of:=([.G30]-[.A30])/[.A30]" office:value-type="percentage" office:value="0" calcext:value-type="percentage">
            <text:p>0.00%</text:p>
          </table:table-cell>
          <table:table-cell table:formula="of:=([.G30]-[.B30])/[.B30]" office:value-type="percentage" office:value="0" calcext:value-type="percentage">
            <text:p>0.00%</text:p>
          </table:table-cell>
          <table:table-cell table:formula="of:=([.G30]-[.C30])/[.C30]" office:value-type="percentage" office:value="0" calcext:value-type="percentage">
            <text:p>0.00%</text:p>
          </table:table-cell>
          <table:table-cell table:formula="of:=([.G30]-[.D30])/[.D30]" office:value-type="percentage" office:value="0" calcext:value-type="percentage">
            <text:p>0.00%</text:p>
          </table:table-cell>
          <table:table-cell table:formula="of:=([.G30]-[.E30])/[.E30]" office:value-type="percentage" office:value="0" calcext:value-type="percentage">
            <text:p>0.00%</text:p>
          </table:table-cell>
          <table:table-cell table:formula="of:=([.G30]-[.F30])/[.F3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73" calcext:value-type="float">
            <text:p>173</text:p>
          </table:table-cell>
          <table:table-cell table:formula="of:=([.G31]-[.A31])/[.A31]" office:value-type="percentage" office:value="0" calcext:value-type="percentage">
            <text:p>0.00%</text:p>
          </table:table-cell>
          <table:table-cell table:formula="of:=([.G31]-[.B31])/[.B31]" office:value-type="percentage" office:value="0" calcext:value-type="percentage">
            <text:p>0.00%</text:p>
          </table:table-cell>
          <table:table-cell table:formula="of:=([.G31]-[.C31])/[.C31]" office:value-type="percentage" office:value="0" calcext:value-type="percentage">
            <text:p>0.00%</text:p>
          </table:table-cell>
          <table:table-cell table:formula="of:=([.G31]-[.D31])/[.D31]" office:value-type="percentage" office:value="0" calcext:value-type="percentage">
            <text:p>0.00%</text:p>
          </table:table-cell>
          <table:table-cell table:formula="of:=([.G31]-[.E31])/[.E31]" office:value-type="percentage" office:value="0" calcext:value-type="percentage">
            <text:p>0.00%</text:p>
          </table:table-cell>
          <table:table-cell table:formula="of:=([.G31]-[.F31])/[.F3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74" calcext:value-type="float">
            <text:p>174</text:p>
          </table:table-cell>
          <table:table-cell table:formula="of:=([.G32]-[.A32])/[.A32]" office:value-type="percentage" office:value="0" calcext:value-type="percentage">
            <text:p>0.00%</text:p>
          </table:table-cell>
          <table:table-cell table:formula="of:=([.G32]-[.B32])/[.B32]" office:value-type="percentage" office:value="0" calcext:value-type="percentage">
            <text:p>0.00%</text:p>
          </table:table-cell>
          <table:table-cell table:formula="of:=([.G32]-[.C32])/[.C32]" office:value-type="percentage" office:value="0" calcext:value-type="percentage">
            <text:p>0.00%</text:p>
          </table:table-cell>
          <table:table-cell table:formula="of:=([.G32]-[.D32])/[.D32]" office:value-type="percentage" office:value="0" calcext:value-type="percentage">
            <text:p>0.00%</text:p>
          </table:table-cell>
          <table:table-cell table:formula="of:=([.G32]-[.E32])/[.E32]" office:value-type="percentage" office:value="0" calcext:value-type="percentage">
            <text:p>0.00%</text:p>
          </table:table-cell>
          <table:table-cell table:formula="of:=([.G32]-[.F32])/[.F3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75" calcext:value-type="float">
            <text:p>175</text:p>
          </table:table-cell>
          <table:table-cell table:formula="of:=([.G33]-[.A33])/[.A33]" office:value-type="percentage" office:value="0" calcext:value-type="percentage">
            <text:p>0.00%</text:p>
          </table:table-cell>
          <table:table-cell table:formula="of:=([.G33]-[.B33])/[.B33]" office:value-type="percentage" office:value="0" calcext:value-type="percentage">
            <text:p>0.00%</text:p>
          </table:table-cell>
          <table:table-cell table:formula="of:=([.G33]-[.C33])/[.C33]" office:value-type="percentage" office:value="0" calcext:value-type="percentage">
            <text:p>0.00%</text:p>
          </table:table-cell>
          <table:table-cell table:formula="of:=([.G33]-[.D33])/[.D33]" office:value-type="percentage" office:value="0" calcext:value-type="percentage">
            <text:p>0.00%</text:p>
          </table:table-cell>
          <table:table-cell table:formula="of:=([.G33]-[.E33])/[.E33]" office:value-type="percentage" office:value="0" calcext:value-type="percentage">
            <text:p>0.00%</text:p>
          </table:table-cell>
          <table:table-cell table:formula="of:=([.G33]-[.F33])/[.F3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45" calcext:value-type="float">
            <text:p>145</text:p>
          </table:table-cell>
          <table:table-cell table:formula="of:=([.G34]-[.A34])/[.A34]" office:value-type="percentage" office:value="0" calcext:value-type="percentage">
            <text:p>0.00%</text:p>
          </table:table-cell>
          <table:table-cell table:formula="of:=([.G34]-[.B34])/[.B34]" office:value-type="percentage" office:value="0" calcext:value-type="percentage">
            <text:p>0.00%</text:p>
          </table:table-cell>
          <table:table-cell table:formula="of:=([.G34]-[.C34])/[.C34]" office:value-type="percentage" office:value="0" calcext:value-type="percentage">
            <text:p>0.00%</text:p>
          </table:table-cell>
          <table:table-cell table:formula="of:=([.G34]-[.D34])/[.D34]" office:value-type="percentage" office:value="0" calcext:value-type="percentage">
            <text:p>0.00%</text:p>
          </table:table-cell>
          <table:table-cell table:formula="of:=([.G34]-[.E34])/[.E34]" office:value-type="percentage" office:value="0" calcext:value-type="percentage">
            <text:p>0.00%</text:p>
          </table:table-cell>
          <table:table-cell table:formula="of:=([.G34]-[.F34])/[.F3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76" calcext:value-type="float">
            <text:p>176</text:p>
          </table:table-cell>
          <table:table-cell table:formula="of:=([.G35]-[.A35])/[.A35]" office:value-type="percentage" office:value="0" calcext:value-type="percentage">
            <text:p>0.00%</text:p>
          </table:table-cell>
          <table:table-cell table:formula="of:=([.G35]-[.B35])/[.B35]" office:value-type="percentage" office:value="0" calcext:value-type="percentage">
            <text:p>0.00%</text:p>
          </table:table-cell>
          <table:table-cell table:formula="of:=([.G35]-[.C35])/[.C35]" office:value-type="percentage" office:value="0" calcext:value-type="percentage">
            <text:p>0.00%</text:p>
          </table:table-cell>
          <table:table-cell table:formula="of:=([.G35]-[.D35])/[.D35]" office:value-type="percentage" office:value="0" calcext:value-type="percentage">
            <text:p>0.00%</text:p>
          </table:table-cell>
          <table:table-cell table:formula="of:=([.G35]-[.E35])/[.E35]" office:value-type="percentage" office:value="0" calcext:value-type="percentage">
            <text:p>0.00%</text:p>
          </table:table-cell>
          <table:table-cell table:formula="of:=([.G35]-[.F35])/[.F3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78" calcext:value-type="float">
            <text:p>178</text:p>
          </table:table-cell>
          <table:table-cell table:formula="of:=([.G36]-[.A36])/[.A36]" office:value-type="percentage" office:value="0" calcext:value-type="percentage">
            <text:p>0.00%</text:p>
          </table:table-cell>
          <table:table-cell table:formula="of:=([.G36]-[.B36])/[.B36]" office:value-type="percentage" office:value="0" calcext:value-type="percentage">
            <text:p>0.00%</text:p>
          </table:table-cell>
          <table:table-cell table:formula="of:=([.G36]-[.C36])/[.C36]" office:value-type="percentage" office:value="0" calcext:value-type="percentage">
            <text:p>0.00%</text:p>
          </table:table-cell>
          <table:table-cell table:formula="of:=([.G36]-[.D36])/[.D36]" office:value-type="percentage" office:value="0" calcext:value-type="percentage">
            <text:p>0.00%</text:p>
          </table:table-cell>
          <table:table-cell table:formula="of:=([.G36]-[.E36])/[.E36]" office:value-type="percentage" office:value="0" calcext:value-type="percentage">
            <text:p>0.00%</text:p>
          </table:table-cell>
          <table:table-cell table:formula="of:=([.G36]-[.F36])/[.F3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77" calcext:value-type="float">
            <text:p>177</text:p>
          </table:table-cell>
          <table:table-cell table:formula="of:=([.G37]-[.A37])/[.A37]" office:value-type="percentage" office:value="0" calcext:value-type="percentage">
            <text:p>0.00%</text:p>
          </table:table-cell>
          <table:table-cell table:formula="of:=([.G37]-[.B37])/[.B37]" office:value-type="percentage" office:value="0" calcext:value-type="percentage">
            <text:p>0.00%</text:p>
          </table:table-cell>
          <table:table-cell table:formula="of:=([.G37]-[.C37])/[.C37]" office:value-type="percentage" office:value="0" calcext:value-type="percentage">
            <text:p>0.00%</text:p>
          </table:table-cell>
          <table:table-cell table:formula="of:=([.G37]-[.D37])/[.D37]" office:value-type="percentage" office:value="0" calcext:value-type="percentage">
            <text:p>0.00%</text:p>
          </table:table-cell>
          <table:table-cell table:formula="of:=([.G37]-[.E37])/[.E37]" office:value-type="percentage" office:value="0" calcext:value-type="percentage">
            <text:p>0.00%</text:p>
          </table:table-cell>
          <table:table-cell table:formula="of:=([.G37]-[.F37])/[.F3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1.9" calcext:value-type="float">
            <text:p>181.9</text:p>
          </table:table-cell>
          <table:table-cell office:value-type="float" office:value="181.7" calcext:value-type="float">
            <text:p>181.7</text:p>
          </table:table-cell>
          <table:table-cell office:value-type="float" office:value="182" calcext:value-type="float">
            <text:p>182</text:p>
          </table:table-cell>
          <table:table-cell office:value-type="float" office:value="181.8" calcext:value-type="float">
            <text:p>181.8</text:p>
          </table:table-cell>
          <table:table-cell table:number-columns-repeated="3" office:value-type="float" office:value="182" calcext:value-type="float">
            <text:p>182</text:p>
          </table:table-cell>
          <table:table-cell table:formula="of:=([.G38]-[.A38])/[.A38]" office:value-type="percentage" office:value="0.000549752611324873" calcext:value-type="percentage">
            <text:p>0.05%</text:p>
          </table:table-cell>
          <table:table-cell table:formula="of:=([.G38]-[.B38])/[.B38]" office:value-type="percentage" office:value="0.00165107319757849" calcext:value-type="percentage">
            <text:p>0.17%</text:p>
          </table:table-cell>
          <table:table-cell table:formula="of:=([.G38]-[.C38])/[.C38]" office:value-type="percentage" office:value="0" calcext:value-type="percentage">
            <text:p>0.00%</text:p>
          </table:table-cell>
          <table:table-cell table:formula="of:=([.G38]-[.D38])/[.D38]" office:value-type="percentage" office:value="0.00110011001100104" calcext:value-type="percentage">
            <text:p>0.11%</text:p>
          </table:table-cell>
          <table:table-cell table:formula="of:=([.G38]-[.E38])/[.E38]" office:value-type="percentage" office:value="0" calcext:value-type="percentage">
            <text:p>0.00%</text:p>
          </table:table-cell>
          <table:table-cell table:formula="of:=([.G38]-[.F38])/[.F3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4.6" calcext:value-type="float">
            <text:p>184.6</text:p>
          </table:table-cell>
          <table:table-cell office:value-type="float" office:value="183.8" calcext:value-type="float">
            <text:p>183.8</text:p>
          </table:table-cell>
          <table:table-cell office:value-type="float" office:value="184.8" calcext:value-type="float">
            <text:p>184.8</text:p>
          </table:table-cell>
          <table:table-cell office:value-type="float" office:value="184.1" calcext:value-type="float">
            <text:p>184.1</text:p>
          </table:table-cell>
          <table:table-cell office:value-type="float" office:value="186" calcext:value-type="float">
            <text:p>186</text:p>
          </table:table-cell>
          <table:table-cell table:formula="of:=([.G39]-[.A39])/[.A39]" office:value-type="percentage" office:value="0.0108695652173913" calcext:value-type="percentage">
            <text:p>1.09%</text:p>
          </table:table-cell>
          <table:table-cell table:formula="of:=([.G39]-[.B39])/[.B39]" office:value-type="percentage" office:value="0.0163934426229508" calcext:value-type="percentage">
            <text:p>1.64%</text:p>
          </table:table-cell>
          <table:table-cell table:formula="of:=([.G39]-[.C39])/[.C39]" office:value-type="percentage" office:value="0.00758396533044423" calcext:value-type="percentage">
            <text:p>0.76%</text:p>
          </table:table-cell>
          <table:table-cell table:formula="of:=([.G39]-[.D39])/[.D39]" office:value-type="percentage" office:value="0.0119695321001088" calcext:value-type="percentage">
            <text:p>1.20%</text:p>
          </table:table-cell>
          <table:table-cell table:formula="of:=([.G39]-[.E39])/[.E39]" office:value-type="percentage" office:value="0.00649350649350643" calcext:value-type="percentage">
            <text:p>0.65%</text:p>
          </table:table-cell>
          <table:table-cell table:formula="of:=([.G39]-[.F39])/[.F39]" office:value-type="percentage" office:value="0.0103204780010864" calcext:value-type="percentage">
            <text:p>1.03%</text:p>
          </table:table-cell>
        </table:table-row>
        <table:table-row table:style-name="ro1">
          <table:table-cell table:number-columns-repeated="7" office:value-type="float" office:value="189" calcext:value-type="float">
            <text:p>189</text:p>
          </table:table-cell>
          <table:table-cell table:formula="of:=([.G40]-[.A40])/[.A40]" office:value-type="percentage" office:value="0" calcext:value-type="percentage">
            <text:p>0.00%</text:p>
          </table:table-cell>
          <table:table-cell table:formula="of:=([.G40]-[.B40])/[.B40]" office:value-type="percentage" office:value="0" calcext:value-type="percentage">
            <text:p>0.00%</text:p>
          </table:table-cell>
          <table:table-cell table:formula="of:=([.G40]-[.C40])/[.C40]" office:value-type="percentage" office:value="0" calcext:value-type="percentage">
            <text:p>0.00%</text:p>
          </table:table-cell>
          <table:table-cell table:formula="of:=([.G40]-[.D40])/[.D40]" office:value-type="percentage" office:value="0" calcext:value-type="percentage">
            <text:p>0.00%</text:p>
          </table:table-cell>
          <table:table-cell table:formula="of:=([.G40]-[.E40])/[.E40]" office:value-type="percentage" office:value="0" calcext:value-type="percentage">
            <text:p>0.00%</text:p>
          </table:table-cell>
          <table:table-cell table:formula="of:=([.G40]-[.F40])/[.F4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0.9" calcext:value-type="float">
            <text:p>190.9</text:p>
          </table:table-cell>
          <table:table-cell office:value-type="float" office:value="190.3" calcext:value-type="float">
            <text:p>190.3</text:p>
          </table:table-cell>
          <table:table-cell office:value-type="float" office:value="191" calcext:value-type="float">
            <text:p>191</text:p>
          </table:table-cell>
          <table:table-cell office:value-type="float" office:value="190.9" calcext:value-type="float">
            <text:p>190.9</text:p>
          </table:table-cell>
          <table:table-cell table:number-columns-repeated="3" office:value-type="float" office:value="191" calcext:value-type="float">
            <text:p>191</text:p>
          </table:table-cell>
          <table:table-cell table:formula="of:=([.G41]-[.A41])/[.A41]" office:value-type="percentage" office:value="0.000523834468307985" calcext:value-type="percentage">
            <text:p>0.05%</text:p>
          </table:table-cell>
          <table:table-cell table:formula="of:=([.G41]-[.B41])/[.B41]" office:value-type="percentage" office:value="0.0036784025223331" calcext:value-type="percentage">
            <text:p>0.37%</text:p>
          </table:table-cell>
          <table:table-cell table:formula="of:=([.G41]-[.C41])/[.C41]" office:value-type="percentage" office:value="0" calcext:value-type="percentage">
            <text:p>0.00%</text:p>
          </table:table-cell>
          <table:table-cell table:formula="of:=([.G41]-[.D41])/[.D41]" office:value-type="percentage" office:value="0.000523834468307985" calcext:value-type="percentage">
            <text:p>0.05%</text:p>
          </table:table-cell>
          <table:table-cell table:formula="of:=([.G41]-[.E41])/[.E41]" office:value-type="percentage" office:value="0" calcext:value-type="percentage">
            <text:p>0.00%</text:p>
          </table:table-cell>
          <table:table-cell table:formula="of:=([.G41]-[.F41])/[.F4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91" calcext:value-type="float">
            <text:p>191</text:p>
          </table:table-cell>
          <table:table-cell table:formula="of:=([.G42]-[.A42])/[.A42]" office:value-type="percentage" office:value="0" calcext:value-type="percentage">
            <text:p>0.00%</text:p>
          </table:table-cell>
          <table:table-cell table:formula="of:=([.G42]-[.B42])/[.B42]" office:value-type="percentage" office:value="0" calcext:value-type="percentage">
            <text:p>0.00%</text:p>
          </table:table-cell>
          <table:table-cell table:formula="of:=([.G42]-[.C42])/[.C42]" office:value-type="percentage" office:value="0" calcext:value-type="percentage">
            <text:p>0.00%</text:p>
          </table:table-cell>
          <table:table-cell table:formula="of:=([.G42]-[.D42])/[.D42]" office:value-type="percentage" office:value="0" calcext:value-type="percentage">
            <text:p>0.00%</text:p>
          </table:table-cell>
          <table:table-cell table:formula="of:=([.G42]-[.E42])/[.E42]" office:value-type="percentage" office:value="0" calcext:value-type="percentage">
            <text:p>0.00%</text:p>
          </table:table-cell>
          <table:table-cell table:formula="of:=([.G42]-[.F42])/[.F4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95" calcext:value-type="float">
            <text:p>195</text:p>
          </table:table-cell>
          <table:table-cell table:formula="of:=([.G43]-[.A43])/[.A43]" office:value-type="percentage" office:value="0" calcext:value-type="percentage">
            <text:p>0.00%</text:p>
          </table:table-cell>
          <table:table-cell table:formula="of:=([.G43]-[.B43])/[.B43]" office:value-type="percentage" office:value="0" calcext:value-type="percentage">
            <text:p>0.00%</text:p>
          </table:table-cell>
          <table:table-cell table:formula="of:=([.G43]-[.C43])/[.C43]" office:value-type="percentage" office:value="0" calcext:value-type="percentage">
            <text:p>0.00%</text:p>
          </table:table-cell>
          <table:table-cell table:formula="of:=([.G43]-[.D43])/[.D43]" office:value-type="percentage" office:value="0" calcext:value-type="percentage">
            <text:p>0.00%</text:p>
          </table:table-cell>
          <table:table-cell table:formula="of:=([.G43]-[.E43])/[.E43]" office:value-type="percentage" office:value="0" calcext:value-type="percentage">
            <text:p>0.00%</text:p>
          </table:table-cell>
          <table:table-cell table:formula="of:=([.G43]-[.F43])/[.F4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96" calcext:value-type="float">
            <text:p>196</text:p>
          </table:table-cell>
          <table:table-cell table:formula="of:=([.G44]-[.A44])/[.A44]" office:value-type="percentage" office:value="0" calcext:value-type="percentage">
            <text:p>0.00%</text:p>
          </table:table-cell>
          <table:table-cell table:formula="of:=([.G44]-[.B44])/[.B44]" office:value-type="percentage" office:value="0" calcext:value-type="percentage">
            <text:p>0.00%</text:p>
          </table:table-cell>
          <table:table-cell table:formula="of:=([.G44]-[.C44])/[.C44]" office:value-type="percentage" office:value="0" calcext:value-type="percentage">
            <text:p>0.00%</text:p>
          </table:table-cell>
          <table:table-cell table:formula="of:=([.G44]-[.D44])/[.D44]" office:value-type="percentage" office:value="0" calcext:value-type="percentage">
            <text:p>0.00%</text:p>
          </table:table-cell>
          <table:table-cell table:formula="of:=([.G44]-[.E44])/[.E44]" office:value-type="percentage" office:value="0" calcext:value-type="percentage">
            <text:p>0.00%</text:p>
          </table:table-cell>
          <table:table-cell table:formula="of:=([.G44]-[.F44])/[.F4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98" calcext:value-type="float">
            <text:p>198</text:p>
          </table:table-cell>
          <table:table-cell table:formula="of:=([.G45]-[.A45])/[.A45]" office:value-type="percentage" office:value="0" calcext:value-type="percentage">
            <text:p>0.00%</text:p>
          </table:table-cell>
          <table:table-cell table:formula="of:=([.G45]-[.B45])/[.B45]" office:value-type="percentage" office:value="0" calcext:value-type="percentage">
            <text:p>0.00%</text:p>
          </table:table-cell>
          <table:table-cell table:formula="of:=([.G45]-[.C45])/[.C45]" office:value-type="percentage" office:value="0" calcext:value-type="percentage">
            <text:p>0.00%</text:p>
          </table:table-cell>
          <table:table-cell table:formula="of:=([.G45]-[.D45])/[.D45]" office:value-type="percentage" office:value="0" calcext:value-type="percentage">
            <text:p>0.00%</text:p>
          </table:table-cell>
          <table:table-cell table:formula="of:=([.G45]-[.E45])/[.E45]" office:value-type="percentage" office:value="0" calcext:value-type="percentage">
            <text:p>0.00%</text:p>
          </table:table-cell>
          <table:table-cell table:formula="of:=([.G45]-[.F45])/[.F4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98" calcext:value-type="float">
            <text:p>198</text:p>
          </table:table-cell>
          <table:table-cell table:formula="of:=([.G46]-[.A46])/[.A46]" office:value-type="percentage" office:value="0" calcext:value-type="percentage">
            <text:p>0.00%</text:p>
          </table:table-cell>
          <table:table-cell table:formula="of:=([.G46]-[.B46])/[.B46]" office:value-type="percentage" office:value="0" calcext:value-type="percentage">
            <text:p>0.00%</text:p>
          </table:table-cell>
          <table:table-cell table:formula="of:=([.G46]-[.C46])/[.C46]" office:value-type="percentage" office:value="0" calcext:value-type="percentage">
            <text:p>0.00%</text:p>
          </table:table-cell>
          <table:table-cell table:formula="of:=([.G46]-[.D46])/[.D46]" office:value-type="percentage" office:value="0" calcext:value-type="percentage">
            <text:p>0.00%</text:p>
          </table:table-cell>
          <table:table-cell table:formula="of:=([.G46]-[.E46])/[.E46]" office:value-type="percentage" office:value="0" calcext:value-type="percentage">
            <text:p>0.00%</text:p>
          </table:table-cell>
          <table:table-cell table:formula="of:=([.G46]-[.F46])/[.F4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98" calcext:value-type="float">
            <text:p>198</text:p>
          </table:table-cell>
          <table:table-cell table:formula="of:=([.G47]-[.A47])/[.A47]" office:value-type="percentage" office:value="0" calcext:value-type="percentage">
            <text:p>0.00%</text:p>
          </table:table-cell>
          <table:table-cell table:formula="of:=([.G47]-[.B47])/[.B47]" office:value-type="percentage" office:value="0" calcext:value-type="percentage">
            <text:p>0.00%</text:p>
          </table:table-cell>
          <table:table-cell table:formula="of:=([.G47]-[.C47])/[.C47]" office:value-type="percentage" office:value="0" calcext:value-type="percentage">
            <text:p>0.00%</text:p>
          </table:table-cell>
          <table:table-cell table:formula="of:=([.G47]-[.D47])/[.D47]" office:value-type="percentage" office:value="0" calcext:value-type="percentage">
            <text:p>0.00%</text:p>
          </table:table-cell>
          <table:table-cell table:formula="of:=([.G47]-[.E47])/[.E47]" office:value-type="percentage" office:value="0" calcext:value-type="percentage">
            <text:p>0.00%</text:p>
          </table:table-cell>
          <table:table-cell table:formula="of:=([.G47]-[.F47])/[.F4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99" calcext:value-type="float">
            <text:p>199</text:p>
          </table:table-cell>
          <table:table-cell table:formula="of:=([.G48]-[.A48])/[.A48]" office:value-type="percentage" office:value="0" calcext:value-type="percentage">
            <text:p>0.00%</text:p>
          </table:table-cell>
          <table:table-cell table:formula="of:=([.G48]-[.B48])/[.B48]" office:value-type="percentage" office:value="0" calcext:value-type="percentage">
            <text:p>0.00%</text:p>
          </table:table-cell>
          <table:table-cell table:formula="of:=([.G48]-[.C48])/[.C48]" office:value-type="percentage" office:value="0" calcext:value-type="percentage">
            <text:p>0.00%</text:p>
          </table:table-cell>
          <table:table-cell table:formula="of:=([.G48]-[.D48])/[.D48]" office:value-type="percentage" office:value="0" calcext:value-type="percentage">
            <text:p>0.00%</text:p>
          </table:table-cell>
          <table:table-cell table:formula="of:=([.G48]-[.E48])/[.E48]" office:value-type="percentage" office:value="0" calcext:value-type="percentage">
            <text:p>0.00%</text:p>
          </table:table-cell>
          <table:table-cell table:formula="of:=([.G48]-[.F48])/[.F4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01" calcext:value-type="float">
            <text:p>201</text:p>
          </table:table-cell>
          <table:table-cell table:formula="of:=([.G49]-[.A49])/[.A49]" office:value-type="percentage" office:value="0" calcext:value-type="percentage">
            <text:p>0.00%</text:p>
          </table:table-cell>
          <table:table-cell table:formula="of:=([.G49]-[.B49])/[.B49]" office:value-type="percentage" office:value="0" calcext:value-type="percentage">
            <text:p>0.00%</text:p>
          </table:table-cell>
          <table:table-cell table:formula="of:=([.G49]-[.C49])/[.C49]" office:value-type="percentage" office:value="0" calcext:value-type="percentage">
            <text:p>0.00%</text:p>
          </table:table-cell>
          <table:table-cell table:formula="of:=([.G49]-[.D49])/[.D49]" office:value-type="percentage" office:value="0" calcext:value-type="percentage">
            <text:p>0.00%</text:p>
          </table:table-cell>
          <table:table-cell table:formula="of:=([.G49]-[.E49])/[.E49]" office:value-type="percentage" office:value="0" calcext:value-type="percentage">
            <text:p>0.00%</text:p>
          </table:table-cell>
          <table:table-cell table:formula="of:=([.G49]-[.F49])/[.F4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02" calcext:value-type="float">
            <text:p>202</text:p>
          </table:table-cell>
          <table:table-cell table:formula="of:=([.G50]-[.A50])/[.A50]" office:value-type="percentage" office:value="0" calcext:value-type="percentage">
            <text:p>0.00%</text:p>
          </table:table-cell>
          <table:table-cell table:formula="of:=([.G50]-[.B50])/[.B50]" office:value-type="percentage" office:value="0" calcext:value-type="percentage">
            <text:p>0.00%</text:p>
          </table:table-cell>
          <table:table-cell table:formula="of:=([.G50]-[.C50])/[.C50]" office:value-type="percentage" office:value="0" calcext:value-type="percentage">
            <text:p>0.00%</text:p>
          </table:table-cell>
          <table:table-cell table:formula="of:=([.G50]-[.D50])/[.D50]" office:value-type="percentage" office:value="0" calcext:value-type="percentage">
            <text:p>0.00%</text:p>
          </table:table-cell>
          <table:table-cell table:formula="of:=([.G50]-[.E50])/[.E50]" office:value-type="percentage" office:value="0" calcext:value-type="percentage">
            <text:p>0.00%</text:p>
          </table:table-cell>
          <table:table-cell table:formula="of:=([.G50]-[.F50])/[.F5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03" calcext:value-type="float">
            <text:p>203</text:p>
          </table:table-cell>
          <table:table-cell table:formula="of:=([.G51]-[.A51])/[.A51]" office:value-type="percentage" office:value="0" calcext:value-type="percentage">
            <text:p>0.00%</text:p>
          </table:table-cell>
          <table:table-cell table:formula="of:=([.G51]-[.B51])/[.B51]" office:value-type="percentage" office:value="0" calcext:value-type="percentage">
            <text:p>0.00%</text:p>
          </table:table-cell>
          <table:table-cell table:formula="of:=([.G51]-[.C51])/[.C51]" office:value-type="percentage" office:value="0" calcext:value-type="percentage">
            <text:p>0.00%</text:p>
          </table:table-cell>
          <table:table-cell table:formula="of:=([.G51]-[.D51])/[.D51]" office:value-type="percentage" office:value="0" calcext:value-type="percentage">
            <text:p>0.00%</text:p>
          </table:table-cell>
          <table:table-cell table:formula="of:=([.G51]-[.E51])/[.E51]" office:value-type="percentage" office:value="0" calcext:value-type="percentage">
            <text:p>0.00%</text:p>
          </table:table-cell>
          <table:table-cell table:formula="of:=([.G51]-[.F51])/[.F5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8.1" calcext:value-type="float">
            <text:p>198.1</text:p>
          </table:table-cell>
          <table:table-cell office:value-type="float" office:value="197.4" calcext:value-type="float">
            <text:p>197.4</text:p>
          </table:table-cell>
          <table:table-cell office:value-type="float" office:value="198.1" calcext:value-type="float">
            <text:p>198.1</text:p>
          </table:table-cell>
          <table:table-cell office:value-type="float" office:value="197.4" calcext:value-type="float">
            <text:p>197.4</text:p>
          </table:table-cell>
          <table:table-cell office:value-type="float" office:value="198.7" calcext:value-type="float">
            <text:p>198.7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table:formula="of:=([.G52]-[.A52])/[.A52]" office:value-type="percentage" office:value="0.00959111559818276" calcext:value-type="percentage">
            <text:p>0.96%</text:p>
          </table:table-cell>
          <table:table-cell table:formula="of:=([.G52]-[.B52])/[.B52]" office:value-type="percentage" office:value="0.0131712259371834" calcext:value-type="percentage">
            <text:p>1.32%</text:p>
          </table:table-cell>
          <table:table-cell table:formula="of:=([.G52]-[.C52])/[.C52]" office:value-type="percentage" office:value="0.00959111559818276" calcext:value-type="percentage">
            <text:p>0.96%</text:p>
          </table:table-cell>
          <table:table-cell table:formula="of:=([.G52]-[.D52])/[.D52]" office:value-type="percentage" office:value="0.0131712259371834" calcext:value-type="percentage">
            <text:p>1.32%</text:p>
          </table:table-cell>
          <table:table-cell table:formula="of:=([.G52]-[.E52])/[.E52]" office:value-type="percentage" office:value="0.00654252642174138" calcext:value-type="percentage">
            <text:p>0.65%</text:p>
          </table:table-cell>
          <table:table-cell table:formula="of:=([.G52]-[.F52])/[.F52]" office:value-type="percentage" office:value="0.0101010101010101" calcext:value-type="percentage">
            <text:p>1.01%</text:p>
          </table:table-cell>
        </table:table-row>
        <table:table-row table:style-name="ro1">
          <table:table-cell table:number-columns-repeated="7" office:value-type="float" office:value="207" calcext:value-type="float">
            <text:p>207</text:p>
          </table:table-cell>
          <table:table-cell table:formula="of:=([.G53]-[.A53])/[.A53]" office:value-type="percentage" office:value="0" calcext:value-type="percentage">
            <text:p>0.00%</text:p>
          </table:table-cell>
          <table:table-cell table:formula="of:=([.G53]-[.B53])/[.B53]" office:value-type="percentage" office:value="0" calcext:value-type="percentage">
            <text:p>0.00%</text:p>
          </table:table-cell>
          <table:table-cell table:formula="of:=([.G53]-[.C53])/[.C53]" office:value-type="percentage" office:value="0" calcext:value-type="percentage">
            <text:p>0.00%</text:p>
          </table:table-cell>
          <table:table-cell table:formula="of:=([.G53]-[.D53])/[.D53]" office:value-type="percentage" office:value="0" calcext:value-type="percentage">
            <text:p>0.00%</text:p>
          </table:table-cell>
          <table:table-cell table:formula="of:=([.G53]-[.E53])/[.E53]" office:value-type="percentage" office:value="0" calcext:value-type="percentage">
            <text:p>0.00%</text:p>
          </table:table-cell>
          <table:table-cell table:formula="of:=([.G53]-[.F53])/[.F5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07" calcext:value-type="float">
            <text:p>207</text:p>
          </table:table-cell>
          <table:table-cell table:formula="of:=([.G54]-[.A54])/[.A54]" office:value-type="percentage" office:value="0" calcext:value-type="percentage">
            <text:p>0.00%</text:p>
          </table:table-cell>
          <table:table-cell table:formula="of:=([.G54]-[.B54])/[.B54]" office:value-type="percentage" office:value="0" calcext:value-type="percentage">
            <text:p>0.00%</text:p>
          </table:table-cell>
          <table:table-cell table:formula="of:=([.G54]-[.C54])/[.C54]" office:value-type="percentage" office:value="0" calcext:value-type="percentage">
            <text:p>0.00%</text:p>
          </table:table-cell>
          <table:table-cell table:formula="of:=([.G54]-[.D54])/[.D54]" office:value-type="percentage" office:value="0" calcext:value-type="percentage">
            <text:p>0.00%</text:p>
          </table:table-cell>
          <table:table-cell table:formula="of:=([.G54]-[.E54])/[.E54]" office:value-type="percentage" office:value="0" calcext:value-type="percentage">
            <text:p>0.00%</text:p>
          </table:table-cell>
          <table:table-cell table:formula="of:=([.G54]-[.F54])/[.F5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6.7" calcext:value-type="float">
            <text:p>196.7</text:p>
          </table:table-cell>
          <table:table-cell office:value-type="float" office:value="196.6" calcext:value-type="float">
            <text:p>196.6</text:p>
          </table:table-cell>
          <table:table-cell office:value-type="float" office:value="197.5" calcext:value-type="float">
            <text:p>197.5</text:p>
          </table:table-cell>
          <table:table-cell office:value-type="float" office:value="196.5" calcext:value-type="float">
            <text:p>196.5</text:p>
          </table:table-cell>
          <table:table-cell office:value-type="float" office:value="197.3" calcext:value-type="float">
            <text:p>197.3</text:p>
          </table:table-cell>
          <table:table-cell office:value-type="float" office:value="196.7" calcext:value-type="float">
            <text:p>196.7</text:p>
          </table:table-cell>
          <table:table-cell office:value-type="float" office:value="199" calcext:value-type="float">
            <text:p>199</text:p>
          </table:table-cell>
          <table:table-cell table:formula="of:=([.G55]-[.A55])/[.A55]" office:value-type="percentage" office:value="0.0116929334011185" calcext:value-type="percentage">
            <text:p>1.17%</text:p>
          </table:table-cell>
          <table:table-cell table:formula="of:=([.G55]-[.B55])/[.B55]" office:value-type="percentage" office:value="0.012207527975585" calcext:value-type="percentage">
            <text:p>1.22%</text:p>
          </table:table-cell>
          <table:table-cell table:formula="of:=([.G55]-[.C55])/[.C55]" office:value-type="percentage" office:value="0.00759493670886076" calcext:value-type="percentage">
            <text:p>0.76%</text:p>
          </table:table-cell>
          <table:table-cell table:formula="of:=([.G55]-[.D55])/[.D55]" office:value-type="percentage" office:value="0.0127226463104326" calcext:value-type="percentage">
            <text:p>1.27%</text:p>
          </table:table-cell>
          <table:table-cell table:formula="of:=([.G55]-[.E55])/[.E55]" office:value-type="percentage" office:value="0.00861632032437906" calcext:value-type="percentage">
            <text:p>0.86%</text:p>
          </table:table-cell>
          <table:table-cell table:formula="of:=([.G55]-[.F55])/[.F55]" office:value-type="percentage" office:value="0.0116929334011185" calcext:value-type="percentage">
            <text:p>1.17%</text:p>
          </table:table-cell>
        </table:table-row>
        <table:table-row table:style-name="ro1">
          <table:table-cell table:number-columns-repeated="7" office:value-type="float" office:value="208" calcext:value-type="float">
            <text:p>208</text:p>
          </table:table-cell>
          <table:table-cell table:formula="of:=([.G56]-[.A56])/[.A56]" office:value-type="percentage" office:value="0" calcext:value-type="percentage">
            <text:p>0.00%</text:p>
          </table:table-cell>
          <table:table-cell table:formula="of:=([.G56]-[.B56])/[.B56]" office:value-type="percentage" office:value="0" calcext:value-type="percentage">
            <text:p>0.00%</text:p>
          </table:table-cell>
          <table:table-cell table:formula="of:=([.G56]-[.C56])/[.C56]" office:value-type="percentage" office:value="0" calcext:value-type="percentage">
            <text:p>0.00%</text:p>
          </table:table-cell>
          <table:table-cell table:formula="of:=([.G56]-[.D56])/[.D56]" office:value-type="percentage" office:value="0" calcext:value-type="percentage">
            <text:p>0.00%</text:p>
          </table:table-cell>
          <table:table-cell table:formula="of:=([.G56]-[.E56])/[.E56]" office:value-type="percentage" office:value="0" calcext:value-type="percentage">
            <text:p>0.00%</text:p>
          </table:table-cell>
          <table:table-cell table:formula="of:=([.G56]-[.F56])/[.F5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11" calcext:value-type="float">
            <text:p>211</text:p>
          </table:table-cell>
          <table:table-cell table:formula="of:=([.G57]-[.A57])/[.A57]" office:value-type="percentage" office:value="0" calcext:value-type="percentage">
            <text:p>0.00%</text:p>
          </table:table-cell>
          <table:table-cell table:formula="of:=([.G57]-[.B57])/[.B57]" office:value-type="percentage" office:value="0" calcext:value-type="percentage">
            <text:p>0.00%</text:p>
          </table:table-cell>
          <table:table-cell table:formula="of:=([.G57]-[.C57])/[.C57]" office:value-type="percentage" office:value="0" calcext:value-type="percentage">
            <text:p>0.00%</text:p>
          </table:table-cell>
          <table:table-cell table:formula="of:=([.G57]-[.D57])/[.D57]" office:value-type="percentage" office:value="0" calcext:value-type="percentage">
            <text:p>0.00%</text:p>
          </table:table-cell>
          <table:table-cell table:formula="of:=([.G57]-[.E57])/[.E57]" office:value-type="percentage" office:value="0" calcext:value-type="percentage">
            <text:p>0.00%</text:p>
          </table:table-cell>
          <table:table-cell table:formula="of:=([.G57]-[.F57])/[.F5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11" calcext:value-type="float">
            <text:p>211</text:p>
          </table:table-cell>
          <table:table-cell table:formula="of:=([.G58]-[.A58])/[.A58]" office:value-type="percentage" office:value="0" calcext:value-type="percentage">
            <text:p>0.00%</text:p>
          </table:table-cell>
          <table:table-cell table:formula="of:=([.G58]-[.B58])/[.B58]" office:value-type="percentage" office:value="0" calcext:value-type="percentage">
            <text:p>0.00%</text:p>
          </table:table-cell>
          <table:table-cell table:formula="of:=([.G58]-[.C58])/[.C58]" office:value-type="percentage" office:value="0" calcext:value-type="percentage">
            <text:p>0.00%</text:p>
          </table:table-cell>
          <table:table-cell table:formula="of:=([.G58]-[.D58])/[.D58]" office:value-type="percentage" office:value="0" calcext:value-type="percentage">
            <text:p>0.00%</text:p>
          </table:table-cell>
          <table:table-cell table:formula="of:=([.G58]-[.E58])/[.E58]" office:value-type="percentage" office:value="0" calcext:value-type="percentage">
            <text:p>0.00%</text:p>
          </table:table-cell>
          <table:table-cell table:formula="of:=([.G58]-[.F58])/[.F5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12" calcext:value-type="float">
            <text:p>212</text:p>
          </table:table-cell>
          <table:table-cell table:formula="of:=([.G59]-[.A59])/[.A59]" office:value-type="percentage" office:value="0" calcext:value-type="percentage">
            <text:p>0.00%</text:p>
          </table:table-cell>
          <table:table-cell table:formula="of:=([.G59]-[.B59])/[.B59]" office:value-type="percentage" office:value="0" calcext:value-type="percentage">
            <text:p>0.00%</text:p>
          </table:table-cell>
          <table:table-cell table:formula="of:=([.G59]-[.C59])/[.C59]" office:value-type="percentage" office:value="0" calcext:value-type="percentage">
            <text:p>0.00%</text:p>
          </table:table-cell>
          <table:table-cell table:formula="of:=([.G59]-[.D59])/[.D59]" office:value-type="percentage" office:value="0" calcext:value-type="percentage">
            <text:p>0.00%</text:p>
          </table:table-cell>
          <table:table-cell table:formula="of:=([.G59]-[.E59])/[.E59]" office:value-type="percentage" office:value="0" calcext:value-type="percentage">
            <text:p>0.00%</text:p>
          </table:table-cell>
          <table:table-cell table:formula="of:=([.G59]-[.F59])/[.F5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13" calcext:value-type="float">
            <text:p>213</text:p>
          </table:table-cell>
          <table:table-cell table:formula="of:=([.G60]-[.A60])/[.A60]" office:value-type="percentage" office:value="0" calcext:value-type="percentage">
            <text:p>0.00%</text:p>
          </table:table-cell>
          <table:table-cell table:formula="of:=([.G60]-[.B60])/[.B60]" office:value-type="percentage" office:value="0" calcext:value-type="percentage">
            <text:p>0.00%</text:p>
          </table:table-cell>
          <table:table-cell table:formula="of:=([.G60]-[.C60])/[.C60]" office:value-type="percentage" office:value="0" calcext:value-type="percentage">
            <text:p>0.00%</text:p>
          </table:table-cell>
          <table:table-cell table:formula="of:=([.G60]-[.D60])/[.D60]" office:value-type="percentage" office:value="0" calcext:value-type="percentage">
            <text:p>0.00%</text:p>
          </table:table-cell>
          <table:table-cell table:formula="of:=([.G60]-[.E60])/[.E60]" office:value-type="percentage" office:value="0" calcext:value-type="percentage">
            <text:p>0.00%</text:p>
          </table:table-cell>
          <table:table-cell table:formula="of:=([.G60]-[.F60])/[.F6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14" calcext:value-type="float">
            <text:p>214</text:p>
          </table:table-cell>
          <table:table-cell table:formula="of:=([.G61]-[.A61])/[.A61]" office:value-type="percentage" office:value="0" calcext:value-type="percentage">
            <text:p>0.00%</text:p>
          </table:table-cell>
          <table:table-cell table:formula="of:=([.G61]-[.B61])/[.B61]" office:value-type="percentage" office:value="0" calcext:value-type="percentage">
            <text:p>0.00%</text:p>
          </table:table-cell>
          <table:table-cell table:formula="of:=([.G61]-[.C61])/[.C61]" office:value-type="percentage" office:value="0" calcext:value-type="percentage">
            <text:p>0.00%</text:p>
          </table:table-cell>
          <table:table-cell table:formula="of:=([.G61]-[.D61])/[.D61]" office:value-type="percentage" office:value="0" calcext:value-type="percentage">
            <text:p>0.00%</text:p>
          </table:table-cell>
          <table:table-cell table:formula="of:=([.G61]-[.E61])/[.E61]" office:value-type="percentage" office:value="0" calcext:value-type="percentage">
            <text:p>0.00%</text:p>
          </table:table-cell>
          <table:table-cell table:formula="of:=([.G61]-[.F61])/[.F6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15" calcext:value-type="float">
            <text:p>215</text:p>
          </table:table-cell>
          <table:table-cell table:formula="of:=([.G62]-[.A62])/[.A62]" office:value-type="percentage" office:value="0" calcext:value-type="percentage">
            <text:p>0.00%</text:p>
          </table:table-cell>
          <table:table-cell table:formula="of:=([.G62]-[.B62])/[.B62]" office:value-type="percentage" office:value="0" calcext:value-type="percentage">
            <text:p>0.00%</text:p>
          </table:table-cell>
          <table:table-cell table:formula="of:=([.G62]-[.C62])/[.C62]" office:value-type="percentage" office:value="0" calcext:value-type="percentage">
            <text:p>0.00%</text:p>
          </table:table-cell>
          <table:table-cell table:formula="of:=([.G62]-[.D62])/[.D62]" office:value-type="percentage" office:value="0" calcext:value-type="percentage">
            <text:p>0.00%</text:p>
          </table:table-cell>
          <table:table-cell table:formula="of:=([.G62]-[.E62])/[.E62]" office:value-type="percentage" office:value="0" calcext:value-type="percentage">
            <text:p>0.00%</text:p>
          </table:table-cell>
          <table:table-cell table:formula="of:=([.G62]-[.F62])/[.F6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9.9" calcext:value-type="float">
            <text:p>209.9</text:p>
          </table:table-cell>
          <table:table-cell office:value-type="float" office:value="209.8" calcext:value-type="float">
            <text:p>209.8</text:p>
          </table:table-cell>
          <table:table-cell office:value-type="float" office:value="210" calcext:value-type="float">
            <text:p>210</text:p>
          </table:table-cell>
          <table:table-cell office:value-type="float" office:value="209.9" calcext:value-type="float">
            <text:p>209.9</text:p>
          </table:table-cell>
          <table:table-cell office:value-type="float" office:value="210.1" calcext:value-type="float">
            <text:p>210.1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formula="of:=([.G63]-[.A63])/[.A63]" office:value-type="percentage" office:value="0.00524059075750355" calcext:value-type="percentage">
            <text:p>0.52%</text:p>
          </table:table-cell>
          <table:table-cell table:formula="of:=([.G63]-[.B63])/[.B63]" office:value-type="percentage" office:value="0.00571973307912292" calcext:value-type="percentage">
            <text:p>0.57%</text:p>
          </table:table-cell>
          <table:table-cell table:formula="of:=([.G63]-[.C63])/[.C63]" office:value-type="percentage" office:value="0.00476190476190476" calcext:value-type="percentage">
            <text:p>0.48%</text:p>
          </table:table-cell>
          <table:table-cell table:formula="of:=([.G63]-[.D63])/[.D63]" office:value-type="percentage" office:value="0.00524059075750355" calcext:value-type="percentage">
            <text:p>0.52%</text:p>
          </table:table-cell>
          <table:table-cell table:formula="of:=([.G63]-[.E63])/[.E63]" office:value-type="percentage" office:value="0.00428367444074253" calcext:value-type="percentage">
            <text:p>0.43%</text:p>
          </table:table-cell>
          <table:table-cell table:formula="of:=([.G63]-[.F63])/[.F63]" office:value-type="percentage" office:value="0.00476190476190476" calcext:value-type="percentage">
            <text:p>0.48%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.5" calcext:value-type="float">
            <text:p>216.5</text:p>
          </table:table-cell>
          <table:table-cell office:value-type="float" office:value="217" calcext:value-type="float">
            <text:p>217</text:p>
          </table:table-cell>
          <table:table-cell office:value-type="float" office:value="216.9" calcext:value-type="float">
            <text:p>216.9</text:p>
          </table:table-cell>
          <table:table-cell table:number-columns-repeated="3" office:value-type="float" office:value="217" calcext:value-type="float">
            <text:p>217</text:p>
          </table:table-cell>
          <table:table-cell table:formula="of:=([.G64]-[.A64])/[.A64]" office:value-type="percentage" office:value="0" calcext:value-type="percentage">
            <text:p>0.00%</text:p>
          </table:table-cell>
          <table:table-cell table:formula="of:=([.G64]-[.B64])/[.B64]" office:value-type="percentage" office:value="0.0023094688221709" calcext:value-type="percentage">
            <text:p>0.23%</text:p>
          </table:table-cell>
          <table:table-cell table:formula="of:=([.G64]-[.C64])/[.C64]" office:value-type="percentage" office:value="0" calcext:value-type="percentage">
            <text:p>0.00%</text:p>
          </table:table-cell>
          <table:table-cell table:formula="of:=([.G64]-[.D64])/[.D64]" office:value-type="percentage" office:value="0.000461041954817862" calcext:value-type="percentage">
            <text:p>0.05%</text:p>
          </table:table-cell>
          <table:table-cell table:formula="of:=([.G64]-[.E64])/[.E64]" office:value-type="percentage" office:value="0" calcext:value-type="percentage">
            <text:p>0.00%</text:p>
          </table:table-cell>
          <table:table-cell table:formula="of:=([.G64]-[.F64])/[.F6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17" calcext:value-type="float">
            <text:p>217</text:p>
          </table:table-cell>
          <table:table-cell table:formula="of:=([.G65]-[.A65])/[.A65]" office:value-type="percentage" office:value="0" calcext:value-type="percentage">
            <text:p>0.00%</text:p>
          </table:table-cell>
          <table:table-cell table:formula="of:=([.G65]-[.B65])/[.B65]" office:value-type="percentage" office:value="0" calcext:value-type="percentage">
            <text:p>0.00%</text:p>
          </table:table-cell>
          <table:table-cell table:formula="of:=([.G65]-[.C65])/[.C65]" office:value-type="percentage" office:value="0" calcext:value-type="percentage">
            <text:p>0.00%</text:p>
          </table:table-cell>
          <table:table-cell table:formula="of:=([.G65]-[.D65])/[.D65]" office:value-type="percentage" office:value="0" calcext:value-type="percentage">
            <text:p>0.00%</text:p>
          </table:table-cell>
          <table:table-cell table:formula="of:=([.G65]-[.E65])/[.E65]" office:value-type="percentage" office:value="0" calcext:value-type="percentage">
            <text:p>0.00%</text:p>
          </table:table-cell>
          <table:table-cell table:formula="of:=([.G65]-[.F65])/[.F6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83" calcext:value-type="float">
            <text:p>183</text:p>
          </table:table-cell>
          <table:table-cell table:formula="of:=([.G66]-[.A66])/[.A66]" office:value-type="percentage" office:value="0" calcext:value-type="percentage">
            <text:p>0.00%</text:p>
          </table:table-cell>
          <table:table-cell table:formula="of:=([.G66]-[.B66])/[.B66]" office:value-type="percentage" office:value="0" calcext:value-type="percentage">
            <text:p>0.00%</text:p>
          </table:table-cell>
          <table:table-cell table:formula="of:=([.G66]-[.C66])/[.C66]" office:value-type="percentage" office:value="0" calcext:value-type="percentage">
            <text:p>0.00%</text:p>
          </table:table-cell>
          <table:table-cell table:formula="of:=([.G66]-[.D66])/[.D66]" office:value-type="percentage" office:value="0" calcext:value-type="percentage">
            <text:p>0.00%</text:p>
          </table:table-cell>
          <table:table-cell table:formula="of:=([.G66]-[.E66])/[.E66]" office:value-type="percentage" office:value="0" calcext:value-type="percentage">
            <text:p>0.00%</text:p>
          </table:table-cell>
          <table:table-cell table:formula="of:=([.G66]-[.F66])/[.F6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18" calcext:value-type="float">
            <text:p>218</text:p>
          </table:table-cell>
          <table:table-cell table:formula="of:=([.G67]-[.A67])/[.A67]" office:value-type="percentage" office:value="0" calcext:value-type="percentage">
            <text:p>0.00%</text:p>
          </table:table-cell>
          <table:table-cell table:formula="of:=([.G67]-[.B67])/[.B67]" office:value-type="percentage" office:value="0" calcext:value-type="percentage">
            <text:p>0.00%</text:p>
          </table:table-cell>
          <table:table-cell table:formula="of:=([.G67]-[.C67])/[.C67]" office:value-type="percentage" office:value="0" calcext:value-type="percentage">
            <text:p>0.00%</text:p>
          </table:table-cell>
          <table:table-cell table:formula="of:=([.G67]-[.D67])/[.D67]" office:value-type="percentage" office:value="0" calcext:value-type="percentage">
            <text:p>0.00%</text:p>
          </table:table-cell>
          <table:table-cell table:formula="of:=([.G67]-[.E67])/[.E67]" office:value-type="percentage" office:value="0" calcext:value-type="percentage">
            <text:p>0.00%</text:p>
          </table:table-cell>
          <table:table-cell table:formula="of:=([.G67]-[.F67])/[.F6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19" calcext:value-type="float">
            <text:p>219</text:p>
          </table:table-cell>
          <table:table-cell table:formula="of:=([.G68]-[.A68])/[.A68]" office:value-type="percentage" office:value="0" calcext:value-type="percentage">
            <text:p>0.00%</text:p>
          </table:table-cell>
          <table:table-cell table:formula="of:=([.G68]-[.B68])/[.B68]" office:value-type="percentage" office:value="0" calcext:value-type="percentage">
            <text:p>0.00%</text:p>
          </table:table-cell>
          <table:table-cell table:formula="of:=([.G68]-[.C68])/[.C68]" office:value-type="percentage" office:value="0" calcext:value-type="percentage">
            <text:p>0.00%</text:p>
          </table:table-cell>
          <table:table-cell table:formula="of:=([.G68]-[.D68])/[.D68]" office:value-type="percentage" office:value="0" calcext:value-type="percentage">
            <text:p>0.00%</text:p>
          </table:table-cell>
          <table:table-cell table:formula="of:=([.G68]-[.E68])/[.E68]" office:value-type="percentage" office:value="0" calcext:value-type="percentage">
            <text:p>0.00%</text:p>
          </table:table-cell>
          <table:table-cell table:formula="of:=([.G68]-[.F68])/[.F6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9.3" calcext:value-type="float">
            <text:p>219.3</text:p>
          </table:table-cell>
          <table:table-cell office:value-type="float" office:value="218.7" calcext:value-type="float">
            <text:p>218.7</text:p>
          </table:table-cell>
          <table:table-cell office:value-type="float" office:value="219.7" calcext:value-type="float">
            <text:p>219.7</text:p>
          </table:table-cell>
          <table:table-cell office:value-type="float" office:value="218.1" calcext:value-type="float">
            <text:p>218.1</text:p>
          </table:table-cell>
          <table:table-cell office:value-type="float" office:value="219.6" calcext:value-type="float">
            <text:p>219.6</text:p>
          </table:table-cell>
          <table:table-cell office:value-type="float" office:value="219.1" calcext:value-type="float">
            <text:p>219.1</text:p>
          </table:table-cell>
          <table:table-cell office:value-type="float" office:value="220" calcext:value-type="float">
            <text:p>220</text:p>
          </table:table-cell>
          <table:table-cell table:formula="of:=([.G69]-[.A69])/[.A69]" office:value-type="percentage" office:value="0.00319197446420423" calcext:value-type="percentage">
            <text:p>0.32%</text:p>
          </table:table-cell>
          <table:table-cell table:formula="of:=([.G69]-[.B69])/[.B69]" office:value-type="percentage" office:value="0.00594421582075908" calcext:value-type="percentage">
            <text:p>0.59%</text:p>
          </table:table-cell>
          <table:table-cell table:formula="of:=([.G69]-[.C69])/[.C69]" office:value-type="percentage" office:value="0.00136549840691858" calcext:value-type="percentage">
            <text:p>0.14%</text:p>
          </table:table-cell>
          <table:table-cell table:formula="of:=([.G69]-[.D69])/[.D69]" office:value-type="percentage" office:value="0.00871160018340214" calcext:value-type="percentage">
            <text:p>0.87%</text:p>
          </table:table-cell>
          <table:table-cell table:formula="of:=([.G69]-[.E69])/[.E69]" office:value-type="percentage" office:value="0.00182149362477234" calcext:value-type="percentage">
            <text:p>0.18%</text:p>
          </table:table-cell>
          <table:table-cell table:formula="of:=([.G69]-[.F69])/[.F69]" office:value-type="percentage" office:value="0.00410771337288912" calcext:value-type="percentage">
            <text:p>0.41%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.4" calcext:value-type="float">
            <text:p>219.4</text:p>
          </table:table-cell>
          <table:table-cell office:value-type="float" office:value="220" calcext:value-type="float">
            <text:p>220</text:p>
          </table:table-cell>
          <table:table-cell office:value-type="float" office:value="219.4" calcext:value-type="float">
            <text:p>219.4</text:p>
          </table:table-cell>
          <table:table-cell office:value-type="float" office:value="220" calcext:value-type="float">
            <text:p>220</text:p>
          </table:table-cell>
          <table:table-cell office:value-type="float" office:value="219.9" calcext:value-type="float">
            <text:p>219.9</text:p>
          </table:table-cell>
          <table:table-cell office:value-type="float" office:value="220" calcext:value-type="float">
            <text:p>220</text:p>
          </table:table-cell>
          <table:table-cell table:formula="of:=([.G70]-[.A70])/[.A70]" office:value-type="percentage" office:value="0" calcext:value-type="percentage">
            <text:p>0.00%</text:p>
          </table:table-cell>
          <table:table-cell table:formula="of:=([.G70]-[.B70])/[.B70]" office:value-type="percentage" office:value="0.00273473108477664" calcext:value-type="percentage">
            <text:p>0.27%</text:p>
          </table:table-cell>
          <table:table-cell table:formula="of:=([.G70]-[.C70])/[.C70]" office:value-type="percentage" office:value="0" calcext:value-type="percentage">
            <text:p>0.00%</text:p>
          </table:table-cell>
          <table:table-cell table:formula="of:=([.G70]-[.D70])/[.D70]" office:value-type="percentage" office:value="0.00273473108477664" calcext:value-type="percentage">
            <text:p>0.27%</text:p>
          </table:table-cell>
          <table:table-cell table:formula="of:=([.G70]-[.E70])/[.E70]" office:value-type="percentage" office:value="0" calcext:value-type="percentage">
            <text:p>0.00%</text:p>
          </table:table-cell>
          <table:table-cell table:formula="of:=([.G70]-[.F70])/[.F70]" office:value-type="percentage" office:value="0.000454752160072735" calcext:value-type="percentage">
            <text:p>0.05%</text:p>
          </table:table-cell>
        </table:table-row>
        <table:table-row table:style-name="ro1">
          <table:table-cell table:number-columns-repeated="7" office:value-type="float" office:value="222" calcext:value-type="float">
            <text:p>222</text:p>
          </table:table-cell>
          <table:table-cell table:formula="of:=([.G71]-[.A71])/[.A71]" office:value-type="percentage" office:value="0" calcext:value-type="percentage">
            <text:p>0.00%</text:p>
          </table:table-cell>
          <table:table-cell table:formula="of:=([.G71]-[.B71])/[.B71]" office:value-type="percentage" office:value="0" calcext:value-type="percentage">
            <text:p>0.00%</text:p>
          </table:table-cell>
          <table:table-cell table:formula="of:=([.G71]-[.C71])/[.C71]" office:value-type="percentage" office:value="0" calcext:value-type="percentage">
            <text:p>0.00%</text:p>
          </table:table-cell>
          <table:table-cell table:formula="of:=([.G71]-[.D71])/[.D71]" office:value-type="percentage" office:value="0" calcext:value-type="percentage">
            <text:p>0.00%</text:p>
          </table:table-cell>
          <table:table-cell table:formula="of:=([.G71]-[.E71])/[.E71]" office:value-type="percentage" office:value="0" calcext:value-type="percentage">
            <text:p>0.00%</text:p>
          </table:table-cell>
          <table:table-cell table:formula="of:=([.G71]-[.F71])/[.F7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23" calcext:value-type="float">
            <text:p>223</text:p>
          </table:table-cell>
          <table:table-cell table:formula="of:=([.G72]-[.A72])/[.A72]" office:value-type="percentage" office:value="0" calcext:value-type="percentage">
            <text:p>0.00%</text:p>
          </table:table-cell>
          <table:table-cell table:formula="of:=([.G72]-[.B72])/[.B72]" office:value-type="percentage" office:value="0" calcext:value-type="percentage">
            <text:p>0.00%</text:p>
          </table:table-cell>
          <table:table-cell table:formula="of:=([.G72]-[.C72])/[.C72]" office:value-type="percentage" office:value="0" calcext:value-type="percentage">
            <text:p>0.00%</text:p>
          </table:table-cell>
          <table:table-cell table:formula="of:=([.G72]-[.D72])/[.D72]" office:value-type="percentage" office:value="0" calcext:value-type="percentage">
            <text:p>0.00%</text:p>
          </table:table-cell>
          <table:table-cell table:formula="of:=([.G72]-[.E72])/[.E72]" office:value-type="percentage" office:value="0" calcext:value-type="percentage">
            <text:p>0.00%</text:p>
          </table:table-cell>
          <table:table-cell table:formula="of:=([.G72]-[.F72])/[.F7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23" calcext:value-type="float">
            <text:p>223</text:p>
          </table:table-cell>
          <table:table-cell table:formula="of:=([.G73]-[.A73])/[.A73]" office:value-type="percentage" office:value="0" calcext:value-type="percentage">
            <text:p>0.00%</text:p>
          </table:table-cell>
          <table:table-cell table:formula="of:=([.G73]-[.B73])/[.B73]" office:value-type="percentage" office:value="0" calcext:value-type="percentage">
            <text:p>0.00%</text:p>
          </table:table-cell>
          <table:table-cell table:formula="of:=([.G73]-[.C73])/[.C73]" office:value-type="percentage" office:value="0" calcext:value-type="percentage">
            <text:p>0.00%</text:p>
          </table:table-cell>
          <table:table-cell table:formula="of:=([.G73]-[.D73])/[.D73]" office:value-type="percentage" office:value="0" calcext:value-type="percentage">
            <text:p>0.00%</text:p>
          </table:table-cell>
          <table:table-cell table:formula="of:=([.G73]-[.E73])/[.E73]" office:value-type="percentage" office:value="0" calcext:value-type="percentage">
            <text:p>0.00%</text:p>
          </table:table-cell>
          <table:table-cell table:formula="of:=([.G73]-[.F73])/[.F7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25" calcext:value-type="float">
            <text:p>225</text:p>
          </table:table-cell>
          <table:table-cell table:formula="of:=([.G74]-[.A74])/[.A74]" office:value-type="percentage" office:value="0" calcext:value-type="percentage">
            <text:p>0.00%</text:p>
          </table:table-cell>
          <table:table-cell table:formula="of:=([.G74]-[.B74])/[.B74]" office:value-type="percentage" office:value="0" calcext:value-type="percentage">
            <text:p>0.00%</text:p>
          </table:table-cell>
          <table:table-cell table:formula="of:=([.G74]-[.C74])/[.C74]" office:value-type="percentage" office:value="0" calcext:value-type="percentage">
            <text:p>0.00%</text:p>
          </table:table-cell>
          <table:table-cell table:formula="of:=([.G74]-[.D74])/[.D74]" office:value-type="percentage" office:value="0" calcext:value-type="percentage">
            <text:p>0.00%</text:p>
          </table:table-cell>
          <table:table-cell table:formula="of:=([.G74]-[.E74])/[.E74]" office:value-type="percentage" office:value="0" calcext:value-type="percentage">
            <text:p>0.00%</text:p>
          </table:table-cell>
          <table:table-cell table:formula="of:=([.G74]-[.F74])/[.F7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26" calcext:value-type="float">
            <text:p>226</text:p>
          </table:table-cell>
          <table:table-cell table:formula="of:=([.G75]-[.A75])/[.A75]" office:value-type="percentage" office:value="0" calcext:value-type="percentage">
            <text:p>0.00%</text:p>
          </table:table-cell>
          <table:table-cell table:formula="of:=([.G75]-[.B75])/[.B75]" office:value-type="percentage" office:value="0" calcext:value-type="percentage">
            <text:p>0.00%</text:p>
          </table:table-cell>
          <table:table-cell table:formula="of:=([.G75]-[.C75])/[.C75]" office:value-type="percentage" office:value="0" calcext:value-type="percentage">
            <text:p>0.00%</text:p>
          </table:table-cell>
          <table:table-cell table:formula="of:=([.G75]-[.D75])/[.D75]" office:value-type="percentage" office:value="0" calcext:value-type="percentage">
            <text:p>0.00%</text:p>
          </table:table-cell>
          <table:table-cell table:formula="of:=([.G75]-[.E75])/[.E75]" office:value-type="percentage" office:value="0" calcext:value-type="percentage">
            <text:p>0.00%</text:p>
          </table:table-cell>
          <table:table-cell table:formula="of:=([.G75]-[.F75])/[.F7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26" calcext:value-type="float">
            <text:p>226</text:p>
          </table:table-cell>
          <table:table-cell table:formula="of:=([.G76]-[.A76])/[.A76]" office:value-type="percentage" office:value="0" calcext:value-type="percentage">
            <text:p>0.00%</text:p>
          </table:table-cell>
          <table:table-cell table:formula="of:=([.G76]-[.B76])/[.B76]" office:value-type="percentage" office:value="0" calcext:value-type="percentage">
            <text:p>0.00%</text:p>
          </table:table-cell>
          <table:table-cell table:formula="of:=([.G76]-[.C76])/[.C76]" office:value-type="percentage" office:value="0" calcext:value-type="percentage">
            <text:p>0.00%</text:p>
          </table:table-cell>
          <table:table-cell table:formula="of:=([.G76]-[.D76])/[.D76]" office:value-type="percentage" office:value="0" calcext:value-type="percentage">
            <text:p>0.00%</text:p>
          </table:table-cell>
          <table:table-cell table:formula="of:=([.G76]-[.E76])/[.E76]" office:value-type="percentage" office:value="0" calcext:value-type="percentage">
            <text:p>0.00%</text:p>
          </table:table-cell>
          <table:table-cell table:formula="of:=([.G76]-[.F76])/[.F7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.9" calcext:value-type="float">
            <text:p>228.9</text:p>
          </table:table-cell>
          <table:table-cell table:number-columns-repeated="5" office:value-type="float" office:value="229" calcext:value-type="float">
            <text:p>229</text:p>
          </table:table-cell>
          <table:table-cell table:formula="of:=([.G77]-[.A77])/[.A77]" office:value-type="percentage" office:value="0" calcext:value-type="percentage">
            <text:p>0.00%</text:p>
          </table:table-cell>
          <table:table-cell table:formula="of:=([.G77]-[.B77])/[.B77]" office:value-type="percentage" office:value="0.000436871996504999" calcext:value-type="percentage">
            <text:p>0.04%</text:p>
          </table:table-cell>
          <table:table-cell table:formula="of:=([.G77]-[.C77])/[.C77]" office:value-type="percentage" office:value="0" calcext:value-type="percentage">
            <text:p>0.00%</text:p>
          </table:table-cell>
          <table:table-cell table:formula="of:=([.G77]-[.D77])/[.D77]" office:value-type="percentage" office:value="0" calcext:value-type="percentage">
            <text:p>0.00%</text:p>
          </table:table-cell>
          <table:table-cell table:formula="of:=([.G77]-[.E77])/[.E77]" office:value-type="percentage" office:value="0" calcext:value-type="percentage">
            <text:p>0.00%</text:p>
          </table:table-cell>
          <table:table-cell table:formula="of:=([.G77]-[.F77])/[.F7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43" calcext:value-type="float">
            <text:p>243</text:p>
          </table:table-cell>
          <table:table-cell table:formula="of:=([.G78]-[.A78])/[.A78]" office:value-type="percentage" office:value="0" calcext:value-type="percentage">
            <text:p>0.00%</text:p>
          </table:table-cell>
          <table:table-cell table:formula="of:=([.G78]-[.B78])/[.B78]" office:value-type="percentage" office:value="0" calcext:value-type="percentage">
            <text:p>0.00%</text:p>
          </table:table-cell>
          <table:table-cell table:formula="of:=([.G78]-[.C78])/[.C78]" office:value-type="percentage" office:value="0" calcext:value-type="percentage">
            <text:p>0.00%</text:p>
          </table:table-cell>
          <table:table-cell table:formula="of:=([.G78]-[.D78])/[.D78]" office:value-type="percentage" office:value="0" calcext:value-type="percentage">
            <text:p>0.00%</text:p>
          </table:table-cell>
          <table:table-cell table:formula="of:=([.G78]-[.E78])/[.E78]" office:value-type="percentage" office:value="0" calcext:value-type="percentage">
            <text:p>0.00%</text:p>
          </table:table-cell>
          <table:table-cell table:formula="of:=([.G78]-[.F78])/[.F7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46" calcext:value-type="float">
            <text:p>246</text:p>
          </table:table-cell>
          <table:table-cell table:formula="of:=([.G79]-[.A79])/[.A79]" office:value-type="percentage" office:value="0" calcext:value-type="percentage">
            <text:p>0.00%</text:p>
          </table:table-cell>
          <table:table-cell table:formula="of:=([.G79]-[.B79])/[.B79]" office:value-type="percentage" office:value="0" calcext:value-type="percentage">
            <text:p>0.00%</text:p>
          </table:table-cell>
          <table:table-cell table:formula="of:=([.G79]-[.C79])/[.C79]" office:value-type="percentage" office:value="0" calcext:value-type="percentage">
            <text:p>0.00%</text:p>
          </table:table-cell>
          <table:table-cell table:formula="of:=([.G79]-[.D79])/[.D79]" office:value-type="percentage" office:value="0" calcext:value-type="percentage">
            <text:p>0.00%</text:p>
          </table:table-cell>
          <table:table-cell table:formula="of:=([.G79]-[.E79])/[.E79]" office:value-type="percentage" office:value="0" calcext:value-type="percentage">
            <text:p>0.00%</text:p>
          </table:table-cell>
          <table:table-cell table:formula="of:=([.G79]-[.F79])/[.F7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47" calcext:value-type="float">
            <text:p>247</text:p>
          </table:table-cell>
          <table:table-cell table:formula="of:=([.G80]-[.A80])/[.A80]" office:value-type="percentage" office:value="0" calcext:value-type="percentage">
            <text:p>0.00%</text:p>
          </table:table-cell>
          <table:table-cell table:formula="of:=([.G80]-[.B80])/[.B80]" office:value-type="percentage" office:value="0" calcext:value-type="percentage">
            <text:p>0.00%</text:p>
          </table:table-cell>
          <table:table-cell table:formula="of:=([.G80]-[.C80])/[.C80]" office:value-type="percentage" office:value="0" calcext:value-type="percentage">
            <text:p>0.00%</text:p>
          </table:table-cell>
          <table:table-cell table:formula="of:=([.G80]-[.D80])/[.D80]" office:value-type="percentage" office:value="0" calcext:value-type="percentage">
            <text:p>0.00%</text:p>
          </table:table-cell>
          <table:table-cell table:formula="of:=([.G80]-[.E80])/[.E80]" office:value-type="percentage" office:value="0" calcext:value-type="percentage">
            <text:p>0.00%</text:p>
          </table:table-cell>
          <table:table-cell table:formula="of:=([.G80]-[.F80])/[.F8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50" calcext:value-type="float">
            <text:p>250</text:p>
          </table:table-cell>
          <table:table-cell table:formula="of:=([.G81]-[.A81])/[.A81]" office:value-type="percentage" office:value="0" calcext:value-type="percentage">
            <text:p>0.00%</text:p>
          </table:table-cell>
          <table:table-cell table:formula="of:=([.G81]-[.B81])/[.B81]" office:value-type="percentage" office:value="0" calcext:value-type="percentage">
            <text:p>0.00%</text:p>
          </table:table-cell>
          <table:table-cell table:formula="of:=([.G81]-[.C81])/[.C81]" office:value-type="percentage" office:value="0" calcext:value-type="percentage">
            <text:p>0.00%</text:p>
          </table:table-cell>
          <table:table-cell table:formula="of:=([.G81]-[.D81])/[.D81]" office:value-type="percentage" office:value="0" calcext:value-type="percentage">
            <text:p>0.00%</text:p>
          </table:table-cell>
          <table:table-cell table:formula="of:=([.G81]-[.E81])/[.E81]" office:value-type="percentage" office:value="0" calcext:value-type="percentage">
            <text:p>0.00%</text:p>
          </table:table-cell>
          <table:table-cell table:formula="of:=([.G81]-[.F81])/[.F8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62" calcext:value-type="float">
            <text:p>262</text:p>
          </table:table-cell>
          <table:table-cell table:formula="of:=([.G82]-[.A82])/[.A82]" office:value-type="percentage" office:value="0" calcext:value-type="percentage">
            <text:p>0.00%</text:p>
          </table:table-cell>
          <table:table-cell table:formula="of:=([.G82]-[.B82])/[.B82]" office:value-type="percentage" office:value="0" calcext:value-type="percentage">
            <text:p>0.00%</text:p>
          </table:table-cell>
          <table:table-cell table:formula="of:=([.G82]-[.C82])/[.C82]" office:value-type="percentage" office:value="0" calcext:value-type="percentage">
            <text:p>0.00%</text:p>
          </table:table-cell>
          <table:table-cell table:formula="of:=([.G82]-[.D82])/[.D82]" office:value-type="percentage" office:value="0" calcext:value-type="percentage">
            <text:p>0.00%</text:p>
          </table:table-cell>
          <table:table-cell table:formula="of:=([.G82]-[.E82])/[.E82]" office:value-type="percentage" office:value="0" calcext:value-type="percentage">
            <text:p>0.00%</text:p>
          </table:table-cell>
          <table:table-cell table:formula="of:=([.G82]-[.F82])/[.F8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78" calcext:value-type="float">
            <text:p>278</text:p>
          </table:table-cell>
          <table:table-cell table:formula="of:=([.G83]-[.A83])/[.A83]" office:value-type="percentage" office:value="0" calcext:value-type="percentage">
            <text:p>0.00%</text:p>
          </table:table-cell>
          <table:table-cell table:formula="of:=([.G83]-[.B83])/[.B83]" office:value-type="percentage" office:value="0" calcext:value-type="percentage">
            <text:p>0.00%</text:p>
          </table:table-cell>
          <table:table-cell table:formula="of:=([.G83]-[.C83])/[.C83]" office:value-type="percentage" office:value="0" calcext:value-type="percentage">
            <text:p>0.00%</text:p>
          </table:table-cell>
          <table:table-cell table:formula="of:=([.G83]-[.D83])/[.D83]" office:value-type="percentage" office:value="0" calcext:value-type="percentage">
            <text:p>0.00%</text:p>
          </table:table-cell>
          <table:table-cell table:formula="of:=([.G83]-[.E83])/[.E83]" office:value-type="percentage" office:value="0" calcext:value-type="percentage">
            <text:p>0.00%</text:p>
          </table:table-cell>
          <table:table-cell table:formula="of:=([.G83]-[.F83])/[.F8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87" calcext:value-type="float">
            <text:p>287</text:p>
          </table:table-cell>
          <table:table-cell table:formula="of:=([.G84]-[.A84])/[.A84]" office:value-type="percentage" office:value="0" calcext:value-type="percentage">
            <text:p>0.00%</text:p>
          </table:table-cell>
          <table:table-cell table:formula="of:=([.G84]-[.B84])/[.B84]" office:value-type="percentage" office:value="0" calcext:value-type="percentage">
            <text:p>0.00%</text:p>
          </table:table-cell>
          <table:table-cell table:formula="of:=([.G84]-[.C84])/[.C84]" office:value-type="percentage" office:value="0" calcext:value-type="percentage">
            <text:p>0.00%</text:p>
          </table:table-cell>
          <table:table-cell table:formula="of:=([.G84]-[.D84])/[.D84]" office:value-type="percentage" office:value="0" calcext:value-type="percentage">
            <text:p>0.00%</text:p>
          </table:table-cell>
          <table:table-cell table:formula="of:=([.G84]-[.E84])/[.E84]" office:value-type="percentage" office:value="0" calcext:value-type="percentage">
            <text:p>0.00%</text:p>
          </table:table-cell>
          <table:table-cell table:formula="of:=([.G84]-[.F84])/[.F8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96" calcext:value-type="float">
            <text:p>296</text:p>
          </table:table-cell>
          <table:table-cell table:formula="of:=([.G85]-[.A85])/[.A85]" office:value-type="percentage" office:value="0" calcext:value-type="percentage">
            <text:p>0.00%</text:p>
          </table:table-cell>
          <table:table-cell table:formula="of:=([.G85]-[.B85])/[.B85]" office:value-type="percentage" office:value="0" calcext:value-type="percentage">
            <text:p>0.00%</text:p>
          </table:table-cell>
          <table:table-cell table:formula="of:=([.G85]-[.C85])/[.C85]" office:value-type="percentage" office:value="0" calcext:value-type="percentage">
            <text:p>0.00%</text:p>
          </table:table-cell>
          <table:table-cell table:formula="of:=([.G85]-[.D85])/[.D85]" office:value-type="percentage" office:value="0" calcext:value-type="percentage">
            <text:p>0.00%</text:p>
          </table:table-cell>
          <table:table-cell table:formula="of:=([.G85]-[.E85])/[.E85]" office:value-type="percentage" office:value="0" calcext:value-type="percentage">
            <text:p>0.00%</text:p>
          </table:table-cell>
          <table:table-cell table:formula="of:=([.G85]-[.F85])/[.F8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99" calcext:value-type="float">
            <text:p>299</text:p>
          </table:table-cell>
          <table:table-cell table:formula="of:=([.G86]-[.A86])/[.A86]" office:value-type="percentage" office:value="0" calcext:value-type="percentage">
            <text:p>0.00%</text:p>
          </table:table-cell>
          <table:table-cell table:formula="of:=([.G86]-[.B86])/[.B86]" office:value-type="percentage" office:value="0" calcext:value-type="percentage">
            <text:p>0.00%</text:p>
          </table:table-cell>
          <table:table-cell table:formula="of:=([.G86]-[.C86])/[.C86]" office:value-type="percentage" office:value="0" calcext:value-type="percentage">
            <text:p>0.00%</text:p>
          </table:table-cell>
          <table:table-cell table:formula="of:=([.G86]-[.D86])/[.D86]" office:value-type="percentage" office:value="0" calcext:value-type="percentage">
            <text:p>0.00%</text:p>
          </table:table-cell>
          <table:table-cell table:formula="of:=([.G86]-[.E86])/[.E86]" office:value-type="percentage" office:value="0" calcext:value-type="percentage">
            <text:p>0.00%</text:p>
          </table:table-cell>
          <table:table-cell table:formula="of:=([.G86]-[.F86])/[.F8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00" calcext:value-type="float">
            <text:p>300</text:p>
          </table:table-cell>
          <table:table-cell table:formula="of:=([.G87]-[.A87])/[.A87]" office:value-type="percentage" office:value="0" calcext:value-type="percentage">
            <text:p>0.00%</text:p>
          </table:table-cell>
          <table:table-cell table:formula="of:=([.G87]-[.B87])/[.B87]" office:value-type="percentage" office:value="0" calcext:value-type="percentage">
            <text:p>0.00%</text:p>
          </table:table-cell>
          <table:table-cell table:formula="of:=([.G87]-[.C87])/[.C87]" office:value-type="percentage" office:value="0" calcext:value-type="percentage">
            <text:p>0.00%</text:p>
          </table:table-cell>
          <table:table-cell table:formula="of:=([.G87]-[.D87])/[.D87]" office:value-type="percentage" office:value="0" calcext:value-type="percentage">
            <text:p>0.00%</text:p>
          </table:table-cell>
          <table:table-cell table:formula="of:=([.G87]-[.E87])/[.E87]" office:value-type="percentage" office:value="0" calcext:value-type="percentage">
            <text:p>0.00%</text:p>
          </table:table-cell>
          <table:table-cell table:formula="of:=([.G87]-[.F87])/[.F8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01" calcext:value-type="float">
            <text:p>301</text:p>
          </table:table-cell>
          <table:table-cell table:formula="of:=([.G88]-[.A88])/[.A88]" office:value-type="percentage" office:value="0" calcext:value-type="percentage">
            <text:p>0.00%</text:p>
          </table:table-cell>
          <table:table-cell table:formula="of:=([.G88]-[.B88])/[.B88]" office:value-type="percentage" office:value="0" calcext:value-type="percentage">
            <text:p>0.00%</text:p>
          </table:table-cell>
          <table:table-cell table:formula="of:=([.G88]-[.C88])/[.C88]" office:value-type="percentage" office:value="0" calcext:value-type="percentage">
            <text:p>0.00%</text:p>
          </table:table-cell>
          <table:table-cell table:formula="of:=([.G88]-[.D88])/[.D88]" office:value-type="percentage" office:value="0" calcext:value-type="percentage">
            <text:p>0.00%</text:p>
          </table:table-cell>
          <table:table-cell table:formula="of:=([.G88]-[.E88])/[.E88]" office:value-type="percentage" office:value="0" calcext:value-type="percentage">
            <text:p>0.00%</text:p>
          </table:table-cell>
          <table:table-cell table:formula="of:=([.G88]-[.F88])/[.F8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04" calcext:value-type="float">
            <text:p>304</text:p>
          </table:table-cell>
          <table:table-cell table:formula="of:=([.G89]-[.A89])/[.A89]" office:value-type="percentage" office:value="0" calcext:value-type="percentage">
            <text:p>0.00%</text:p>
          </table:table-cell>
          <table:table-cell table:formula="of:=([.G89]-[.B89])/[.B89]" office:value-type="percentage" office:value="0" calcext:value-type="percentage">
            <text:p>0.00%</text:p>
          </table:table-cell>
          <table:table-cell table:formula="of:=([.G89]-[.C89])/[.C89]" office:value-type="percentage" office:value="0" calcext:value-type="percentage">
            <text:p>0.00%</text:p>
          </table:table-cell>
          <table:table-cell table:formula="of:=([.G89]-[.D89])/[.D89]" office:value-type="percentage" office:value="0" calcext:value-type="percentage">
            <text:p>0.00%</text:p>
          </table:table-cell>
          <table:table-cell table:formula="of:=([.G89]-[.E89])/[.E89]" office:value-type="percentage" office:value="0" calcext:value-type="percentage">
            <text:p>0.00%</text:p>
          </table:table-cell>
          <table:table-cell table:formula="of:=([.G89]-[.F89])/[.F8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04" calcext:value-type="float">
            <text:p>304</text:p>
          </table:table-cell>
          <table:table-cell table:formula="of:=([.G90]-[.A90])/[.A90]" office:value-type="percentage" office:value="0" calcext:value-type="percentage">
            <text:p>0.00%</text:p>
          </table:table-cell>
          <table:table-cell table:formula="of:=([.G90]-[.B90])/[.B90]" office:value-type="percentage" office:value="0" calcext:value-type="percentage">
            <text:p>0.00%</text:p>
          </table:table-cell>
          <table:table-cell table:formula="of:=([.G90]-[.C90])/[.C90]" office:value-type="percentage" office:value="0" calcext:value-type="percentage">
            <text:p>0.00%</text:p>
          </table:table-cell>
          <table:table-cell table:formula="of:=([.G90]-[.D90])/[.D90]" office:value-type="percentage" office:value="0" calcext:value-type="percentage">
            <text:p>0.00%</text:p>
          </table:table-cell>
          <table:table-cell table:formula="of:=([.G90]-[.E90])/[.E90]" office:value-type="percentage" office:value="0" calcext:value-type="percentage">
            <text:p>0.00%</text:p>
          </table:table-cell>
          <table:table-cell table:formula="of:=([.G90]-[.F90])/[.F9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04" calcext:value-type="float">
            <text:p>304</text:p>
          </table:table-cell>
          <table:table-cell table:formula="of:=([.G91]-[.A91])/[.A91]" office:value-type="percentage" office:value="0" calcext:value-type="percentage">
            <text:p>0.00%</text:p>
          </table:table-cell>
          <table:table-cell table:formula="of:=([.G91]-[.B91])/[.B91]" office:value-type="percentage" office:value="0" calcext:value-type="percentage">
            <text:p>0.00%</text:p>
          </table:table-cell>
          <table:table-cell table:formula="of:=([.G91]-[.C91])/[.C91]" office:value-type="percentage" office:value="0" calcext:value-type="percentage">
            <text:p>0.00%</text:p>
          </table:table-cell>
          <table:table-cell table:formula="of:=([.G91]-[.D91])/[.D91]" office:value-type="percentage" office:value="0" calcext:value-type="percentage">
            <text:p>0.00%</text:p>
          </table:table-cell>
          <table:table-cell table:formula="of:=([.G91]-[.E91])/[.E91]" office:value-type="percentage" office:value="0" calcext:value-type="percentage">
            <text:p>0.00%</text:p>
          </table:table-cell>
          <table:table-cell table:formula="of:=([.G91]-[.F91])/[.F9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07" calcext:value-type="float">
            <text:p>307</text:p>
          </table:table-cell>
          <table:table-cell table:formula="of:=([.G92]-[.A92])/[.A92]" office:value-type="percentage" office:value="0" calcext:value-type="percentage">
            <text:p>0.00%</text:p>
          </table:table-cell>
          <table:table-cell table:formula="of:=([.G92]-[.B92])/[.B92]" office:value-type="percentage" office:value="0" calcext:value-type="percentage">
            <text:p>0.00%</text:p>
          </table:table-cell>
          <table:table-cell table:formula="of:=([.G92]-[.C92])/[.C92]" office:value-type="percentage" office:value="0" calcext:value-type="percentage">
            <text:p>0.00%</text:p>
          </table:table-cell>
          <table:table-cell table:formula="of:=([.G92]-[.D92])/[.D92]" office:value-type="percentage" office:value="0" calcext:value-type="percentage">
            <text:p>0.00%</text:p>
          </table:table-cell>
          <table:table-cell table:formula="of:=([.G92]-[.E92])/[.E92]" office:value-type="percentage" office:value="0" calcext:value-type="percentage">
            <text:p>0.00%</text:p>
          </table:table-cell>
          <table:table-cell table:formula="of:=([.G92]-[.F92])/[.F9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08" calcext:value-type="float">
            <text:p>308</text:p>
          </table:table-cell>
          <table:table-cell table:formula="of:=([.G93]-[.A93])/[.A93]" office:value-type="percentage" office:value="0" calcext:value-type="percentage">
            <text:p>0.00%</text:p>
          </table:table-cell>
          <table:table-cell table:formula="of:=([.G93]-[.B93])/[.B93]" office:value-type="percentage" office:value="0" calcext:value-type="percentage">
            <text:p>0.00%</text:p>
          </table:table-cell>
          <table:table-cell table:formula="of:=([.G93]-[.C93])/[.C93]" office:value-type="percentage" office:value="0" calcext:value-type="percentage">
            <text:p>0.00%</text:p>
          </table:table-cell>
          <table:table-cell table:formula="of:=([.G93]-[.D93])/[.D93]" office:value-type="percentage" office:value="0" calcext:value-type="percentage">
            <text:p>0.00%</text:p>
          </table:table-cell>
          <table:table-cell table:formula="of:=([.G93]-[.E93])/[.E93]" office:value-type="percentage" office:value="0" calcext:value-type="percentage">
            <text:p>0.00%</text:p>
          </table:table-cell>
          <table:table-cell table:formula="of:=([.G93]-[.F93])/[.F9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08" calcext:value-type="float">
            <text:p>308</text:p>
          </table:table-cell>
          <table:table-cell table:formula="of:=([.G94]-[.A94])/[.A94]" office:value-type="percentage" office:value="0" calcext:value-type="percentage">
            <text:p>0.00%</text:p>
          </table:table-cell>
          <table:table-cell table:formula="of:=([.G94]-[.B94])/[.B94]" office:value-type="percentage" office:value="0" calcext:value-type="percentage">
            <text:p>0.00%</text:p>
          </table:table-cell>
          <table:table-cell table:formula="of:=([.G94]-[.C94])/[.C94]" office:value-type="percentage" office:value="0" calcext:value-type="percentage">
            <text:p>0.00%</text:p>
          </table:table-cell>
          <table:table-cell table:formula="of:=([.G94]-[.D94])/[.D94]" office:value-type="percentage" office:value="0" calcext:value-type="percentage">
            <text:p>0.00%</text:p>
          </table:table-cell>
          <table:table-cell table:formula="of:=([.G94]-[.E94])/[.E94]" office:value-type="percentage" office:value="0" calcext:value-type="percentage">
            <text:p>0.00%</text:p>
          </table:table-cell>
          <table:table-cell table:formula="of:=([.G94]-[.F94])/[.F9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09" calcext:value-type="float">
            <text:p>309</text:p>
          </table:table-cell>
          <table:table-cell table:formula="of:=([.G95]-[.A95])/[.A95]" office:value-type="percentage" office:value="0" calcext:value-type="percentage">
            <text:p>0.00%</text:p>
          </table:table-cell>
          <table:table-cell table:formula="of:=([.G95]-[.B95])/[.B95]" office:value-type="percentage" office:value="0" calcext:value-type="percentage">
            <text:p>0.00%</text:p>
          </table:table-cell>
          <table:table-cell table:formula="of:=([.G95]-[.C95])/[.C95]" office:value-type="percentage" office:value="0" calcext:value-type="percentage">
            <text:p>0.00%</text:p>
          </table:table-cell>
          <table:table-cell table:formula="of:=([.G95]-[.D95])/[.D95]" office:value-type="percentage" office:value="0" calcext:value-type="percentage">
            <text:p>0.00%</text:p>
          </table:table-cell>
          <table:table-cell table:formula="of:=([.G95]-[.E95])/[.E95]" office:value-type="percentage" office:value="0" calcext:value-type="percentage">
            <text:p>0.00%</text:p>
          </table:table-cell>
          <table:table-cell table:formula="of:=([.G95]-[.F95])/[.F9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10" calcext:value-type="float">
            <text:p>310</text:p>
          </table:table-cell>
          <table:table-cell table:formula="of:=([.G96]-[.A96])/[.A96]" office:value-type="percentage" office:value="0" calcext:value-type="percentage">
            <text:p>0.00%</text:p>
          </table:table-cell>
          <table:table-cell table:formula="of:=([.G96]-[.B96])/[.B96]" office:value-type="percentage" office:value="0" calcext:value-type="percentage">
            <text:p>0.00%</text:p>
          </table:table-cell>
          <table:table-cell table:formula="of:=([.G96]-[.C96])/[.C96]" office:value-type="percentage" office:value="0" calcext:value-type="percentage">
            <text:p>0.00%</text:p>
          </table:table-cell>
          <table:table-cell table:formula="of:=([.G96]-[.D96])/[.D96]" office:value-type="percentage" office:value="0" calcext:value-type="percentage">
            <text:p>0.00%</text:p>
          </table:table-cell>
          <table:table-cell table:formula="of:=([.G96]-[.E96])/[.E96]" office:value-type="percentage" office:value="0" calcext:value-type="percentage">
            <text:p>0.00%</text:p>
          </table:table-cell>
          <table:table-cell table:formula="of:=([.G96]-[.F96])/[.F9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15" calcext:value-type="float">
            <text:p>315</text:p>
          </table:table-cell>
          <table:table-cell table:formula="of:=([.G97]-[.A97])/[.A97]" office:value-type="percentage" office:value="0" calcext:value-type="percentage">
            <text:p>0.00%</text:p>
          </table:table-cell>
          <table:table-cell table:formula="of:=([.G97]-[.B97])/[.B97]" office:value-type="percentage" office:value="0" calcext:value-type="percentage">
            <text:p>0.00%</text:p>
          </table:table-cell>
          <table:table-cell table:formula="of:=([.G97]-[.C97])/[.C97]" office:value-type="percentage" office:value="0" calcext:value-type="percentage">
            <text:p>0.00%</text:p>
          </table:table-cell>
          <table:table-cell table:formula="of:=([.G97]-[.D97])/[.D97]" office:value-type="percentage" office:value="0" calcext:value-type="percentage">
            <text:p>0.00%</text:p>
          </table:table-cell>
          <table:table-cell table:formula="of:=([.G97]-[.E97])/[.E97]" office:value-type="percentage" office:value="0" calcext:value-type="percentage">
            <text:p>0.00%</text:p>
          </table:table-cell>
          <table:table-cell table:formula="of:=([.G97]-[.F97])/[.F9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91" calcext:value-type="float">
            <text:p>291</text:p>
          </table:table-cell>
          <table:table-cell table:formula="of:=([.G98]-[.A98])/[.A98]" office:value-type="percentage" office:value="0" calcext:value-type="percentage">
            <text:p>0.00%</text:p>
          </table:table-cell>
          <table:table-cell table:formula="of:=([.G98]-[.B98])/[.B98]" office:value-type="percentage" office:value="0" calcext:value-type="percentage">
            <text:p>0.00%</text:p>
          </table:table-cell>
          <table:table-cell table:formula="of:=([.G98]-[.C98])/[.C98]" office:value-type="percentage" office:value="0" calcext:value-type="percentage">
            <text:p>0.00%</text:p>
          </table:table-cell>
          <table:table-cell table:formula="of:=([.G98]-[.D98])/[.D98]" office:value-type="percentage" office:value="0" calcext:value-type="percentage">
            <text:p>0.00%</text:p>
          </table:table-cell>
          <table:table-cell table:formula="of:=([.G98]-[.E98])/[.E98]" office:value-type="percentage" office:value="0" calcext:value-type="percentage">
            <text:p>0.00%</text:p>
          </table:table-cell>
          <table:table-cell table:formula="of:=([.G98]-[.F98])/[.F9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17" calcext:value-type="float">
            <text:p>317</text:p>
          </table:table-cell>
          <table:table-cell table:formula="of:=([.G99]-[.A99])/[.A99]" office:value-type="percentage" office:value="0" calcext:value-type="percentage">
            <text:p>0.00%</text:p>
          </table:table-cell>
          <table:table-cell table:formula="of:=([.G99]-[.B99])/[.B99]" office:value-type="percentage" office:value="0" calcext:value-type="percentage">
            <text:p>0.00%</text:p>
          </table:table-cell>
          <table:table-cell table:formula="of:=([.G99]-[.C99])/[.C99]" office:value-type="percentage" office:value="0" calcext:value-type="percentage">
            <text:p>0.00%</text:p>
          </table:table-cell>
          <table:table-cell table:formula="of:=([.G99]-[.D99])/[.D99]" office:value-type="percentage" office:value="0" calcext:value-type="percentage">
            <text:p>0.00%</text:p>
          </table:table-cell>
          <table:table-cell table:formula="of:=([.G99]-[.E99])/[.E99]" office:value-type="percentage" office:value="0" calcext:value-type="percentage">
            <text:p>0.00%</text:p>
          </table:table-cell>
          <table:table-cell table:formula="of:=([.G99]-[.F99])/[.F9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17" calcext:value-type="float">
            <text:p>317</text:p>
          </table:table-cell>
          <table:table-cell table:formula="of:=([.G100]-[.A100])/[.A100]" office:value-type="percentage" office:value="0" calcext:value-type="percentage">
            <text:p>0.00%</text:p>
          </table:table-cell>
          <table:table-cell table:formula="of:=([.G100]-[.B100])/[.B100]" office:value-type="percentage" office:value="0" calcext:value-type="percentage">
            <text:p>0.00%</text:p>
          </table:table-cell>
          <table:table-cell table:formula="of:=([.G100]-[.C100])/[.C100]" office:value-type="percentage" office:value="0" calcext:value-type="percentage">
            <text:p>0.00%</text:p>
          </table:table-cell>
          <table:table-cell table:formula="of:=([.G100]-[.D100])/[.D100]" office:value-type="percentage" office:value="0" calcext:value-type="percentage">
            <text:p>0.00%</text:p>
          </table:table-cell>
          <table:table-cell table:formula="of:=([.G100]-[.E100])/[.E100]" office:value-type="percentage" office:value="0" calcext:value-type="percentage">
            <text:p>0.00%</text:p>
          </table:table-cell>
          <table:table-cell table:formula="of:=([.G100]-[.F100])/[.F10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18" calcext:value-type="float">
            <text:p>318</text:p>
          </table:table-cell>
          <table:table-cell table:formula="of:=([.G101]-[.A101])/[.A101]" office:value-type="percentage" office:value="0" calcext:value-type="percentage">
            <text:p>0.00%</text:p>
          </table:table-cell>
          <table:table-cell table:formula="of:=([.G101]-[.B101])/[.B101]" office:value-type="percentage" office:value="0" calcext:value-type="percentage">
            <text:p>0.00%</text:p>
          </table:table-cell>
          <table:table-cell table:formula="of:=([.G101]-[.C101])/[.C101]" office:value-type="percentage" office:value="0" calcext:value-type="percentage">
            <text:p>0.00%</text:p>
          </table:table-cell>
          <table:table-cell table:formula="of:=([.G101]-[.D101])/[.D101]" office:value-type="percentage" office:value="0" calcext:value-type="percentage">
            <text:p>0.00%</text:p>
          </table:table-cell>
          <table:table-cell table:formula="of:=([.G101]-[.E101])/[.E101]" office:value-type="percentage" office:value="0" calcext:value-type="percentage">
            <text:p>0.00%</text:p>
          </table:table-cell>
          <table:table-cell table:formula="of:=([.G101]-[.F101])/[.F10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19" calcext:value-type="float">
            <text:p>319</text:p>
          </table:table-cell>
          <table:table-cell table:formula="of:=([.G102]-[.A102])/[.A102]" office:value-type="percentage" office:value="0" calcext:value-type="percentage">
            <text:p>0.00%</text:p>
          </table:table-cell>
          <table:table-cell table:formula="of:=([.G102]-[.B102])/[.B102]" office:value-type="percentage" office:value="0" calcext:value-type="percentage">
            <text:p>0.00%</text:p>
          </table:table-cell>
          <table:table-cell table:formula="of:=([.G102]-[.C102])/[.C102]" office:value-type="percentage" office:value="0" calcext:value-type="percentage">
            <text:p>0.00%</text:p>
          </table:table-cell>
          <table:table-cell table:formula="of:=([.G102]-[.D102])/[.D102]" office:value-type="percentage" office:value="0" calcext:value-type="percentage">
            <text:p>0.00%</text:p>
          </table:table-cell>
          <table:table-cell table:formula="of:=([.G102]-[.E102])/[.E102]" office:value-type="percentage" office:value="0" calcext:value-type="percentage">
            <text:p>0.00%</text:p>
          </table:table-cell>
          <table:table-cell table:formula="of:=([.G102]-[.F102])/[.F10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24" calcext:value-type="float">
            <text:p>324</text:p>
          </table:table-cell>
          <table:table-cell table:formula="of:=([.G103]-[.A103])/[.A103]" office:value-type="percentage" office:value="0" calcext:value-type="percentage">
            <text:p>0.00%</text:p>
          </table:table-cell>
          <table:table-cell table:formula="of:=([.G103]-[.B103])/[.B103]" office:value-type="percentage" office:value="0" calcext:value-type="percentage">
            <text:p>0.00%</text:p>
          </table:table-cell>
          <table:table-cell table:formula="of:=([.G103]-[.C103])/[.C103]" office:value-type="percentage" office:value="0" calcext:value-type="percentage">
            <text:p>0.00%</text:p>
          </table:table-cell>
          <table:table-cell table:formula="of:=([.G103]-[.D103])/[.D103]" office:value-type="percentage" office:value="0" calcext:value-type="percentage">
            <text:p>0.00%</text:p>
          </table:table-cell>
          <table:table-cell table:formula="of:=([.G103]-[.E103])/[.E103]" office:value-type="percentage" office:value="0" calcext:value-type="percentage">
            <text:p>0.00%</text:p>
          </table:table-cell>
          <table:table-cell table:formula="of:=([.G103]-[.F103])/[.F10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25" calcext:value-type="float">
            <text:p>325</text:p>
          </table:table-cell>
          <table:table-cell table:formula="of:=([.G104]-[.A104])/[.A104]" office:value-type="percentage" office:value="0" calcext:value-type="percentage">
            <text:p>0.00%</text:p>
          </table:table-cell>
          <table:table-cell table:formula="of:=([.G104]-[.B104])/[.B104]" office:value-type="percentage" office:value="0" calcext:value-type="percentage">
            <text:p>0.00%</text:p>
          </table:table-cell>
          <table:table-cell table:formula="of:=([.G104]-[.C104])/[.C104]" office:value-type="percentage" office:value="0" calcext:value-type="percentage">
            <text:p>0.00%</text:p>
          </table:table-cell>
          <table:table-cell table:formula="of:=([.G104]-[.D104])/[.D104]" office:value-type="percentage" office:value="0" calcext:value-type="percentage">
            <text:p>0.00%</text:p>
          </table:table-cell>
          <table:table-cell table:formula="of:=([.G104]-[.E104])/[.E104]" office:value-type="percentage" office:value="0" calcext:value-type="percentage">
            <text:p>0.00%</text:p>
          </table:table-cell>
          <table:table-cell table:formula="of:=([.G104]-[.F104])/[.F10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25" calcext:value-type="float">
            <text:p>325</text:p>
          </table:table-cell>
          <table:table-cell table:formula="of:=([.G105]-[.A105])/[.A105]" office:value-type="percentage" office:value="0" calcext:value-type="percentage">
            <text:p>0.00%</text:p>
          </table:table-cell>
          <table:table-cell table:formula="of:=([.G105]-[.B105])/[.B105]" office:value-type="percentage" office:value="0" calcext:value-type="percentage">
            <text:p>0.00%</text:p>
          </table:table-cell>
          <table:table-cell table:formula="of:=([.G105]-[.C105])/[.C105]" office:value-type="percentage" office:value="0" calcext:value-type="percentage">
            <text:p>0.00%</text:p>
          </table:table-cell>
          <table:table-cell table:formula="of:=([.G105]-[.D105])/[.D105]" office:value-type="percentage" office:value="0" calcext:value-type="percentage">
            <text:p>0.00%</text:p>
          </table:table-cell>
          <table:table-cell table:formula="of:=([.G105]-[.E105])/[.E105]" office:value-type="percentage" office:value="0" calcext:value-type="percentage">
            <text:p>0.00%</text:p>
          </table:table-cell>
          <table:table-cell table:formula="of:=([.G105]-[.F105])/[.F10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29" calcext:value-type="float">
            <text:p>329</text:p>
          </table:table-cell>
          <table:table-cell table:formula="of:=([.G106]-[.A106])/[.A106]" office:value-type="percentage" office:value="0" calcext:value-type="percentage">
            <text:p>0.00%</text:p>
          </table:table-cell>
          <table:table-cell table:formula="of:=([.G106]-[.B106])/[.B106]" office:value-type="percentage" office:value="0" calcext:value-type="percentage">
            <text:p>0.00%</text:p>
          </table:table-cell>
          <table:table-cell table:formula="of:=([.G106]-[.C106])/[.C106]" office:value-type="percentage" office:value="0" calcext:value-type="percentage">
            <text:p>0.00%</text:p>
          </table:table-cell>
          <table:table-cell table:formula="of:=([.G106]-[.D106])/[.D106]" office:value-type="percentage" office:value="0" calcext:value-type="percentage">
            <text:p>0.00%</text:p>
          </table:table-cell>
          <table:table-cell table:formula="of:=([.G106]-[.E106])/[.E106]" office:value-type="percentage" office:value="0" calcext:value-type="percentage">
            <text:p>0.00%</text:p>
          </table:table-cell>
          <table:table-cell table:formula="of:=([.G106]-[.F106])/[.F10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29" calcext:value-type="float">
            <text:p>329</text:p>
          </table:table-cell>
          <table:table-cell table:formula="of:=([.G107]-[.A107])/[.A107]" office:value-type="percentage" office:value="0" calcext:value-type="percentage">
            <text:p>0.00%</text:p>
          </table:table-cell>
          <table:table-cell table:formula="of:=([.G107]-[.B107])/[.B107]" office:value-type="percentage" office:value="0" calcext:value-type="percentage">
            <text:p>0.00%</text:p>
          </table:table-cell>
          <table:table-cell table:formula="of:=([.G107]-[.C107])/[.C107]" office:value-type="percentage" office:value="0" calcext:value-type="percentage">
            <text:p>0.00%</text:p>
          </table:table-cell>
          <table:table-cell table:formula="of:=([.G107]-[.D107])/[.D107]" office:value-type="percentage" office:value="0" calcext:value-type="percentage">
            <text:p>0.00%</text:p>
          </table:table-cell>
          <table:table-cell table:formula="of:=([.G107]-[.E107])/[.E107]" office:value-type="percentage" office:value="0" calcext:value-type="percentage">
            <text:p>0.00%</text:p>
          </table:table-cell>
          <table:table-cell table:formula="of:=([.G107]-[.F107])/[.F10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31" calcext:value-type="float">
            <text:p>331</text:p>
          </table:table-cell>
          <table:table-cell table:formula="of:=([.G108]-[.A108])/[.A108]" office:value-type="percentage" office:value="0" calcext:value-type="percentage">
            <text:p>0.00%</text:p>
          </table:table-cell>
          <table:table-cell table:formula="of:=([.G108]-[.B108])/[.B108]" office:value-type="percentage" office:value="0" calcext:value-type="percentage">
            <text:p>0.00%</text:p>
          </table:table-cell>
          <table:table-cell table:formula="of:=([.G108]-[.C108])/[.C108]" office:value-type="percentage" office:value="0" calcext:value-type="percentage">
            <text:p>0.00%</text:p>
          </table:table-cell>
          <table:table-cell table:formula="of:=([.G108]-[.D108])/[.D108]" office:value-type="percentage" office:value="0" calcext:value-type="percentage">
            <text:p>0.00%</text:p>
          </table:table-cell>
          <table:table-cell table:formula="of:=([.G108]-[.E108])/[.E108]" office:value-type="percentage" office:value="0" calcext:value-type="percentage">
            <text:p>0.00%</text:p>
          </table:table-cell>
          <table:table-cell table:formula="of:=([.G108]-[.F108])/[.F10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32" calcext:value-type="float">
            <text:p>332</text:p>
          </table:table-cell>
          <table:table-cell table:formula="of:=([.G109]-[.A109])/[.A109]" office:value-type="percentage" office:value="0" calcext:value-type="percentage">
            <text:p>0.00%</text:p>
          </table:table-cell>
          <table:table-cell table:formula="of:=([.G109]-[.B109])/[.B109]" office:value-type="percentage" office:value="0" calcext:value-type="percentage">
            <text:p>0.00%</text:p>
          </table:table-cell>
          <table:table-cell table:formula="of:=([.G109]-[.C109])/[.C109]" office:value-type="percentage" office:value="0" calcext:value-type="percentage">
            <text:p>0.00%</text:p>
          </table:table-cell>
          <table:table-cell table:formula="of:=([.G109]-[.D109])/[.D109]" office:value-type="percentage" office:value="0" calcext:value-type="percentage">
            <text:p>0.00%</text:p>
          </table:table-cell>
          <table:table-cell table:formula="of:=([.G109]-[.E109])/[.E109]" office:value-type="percentage" office:value="0" calcext:value-type="percentage">
            <text:p>0.00%</text:p>
          </table:table-cell>
          <table:table-cell table:formula="of:=([.G109]-[.F109])/[.F10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33" calcext:value-type="float">
            <text:p>333</text:p>
          </table:table-cell>
          <table:table-cell table:formula="of:=([.G110]-[.A110])/[.A110]" office:value-type="percentage" office:value="0" calcext:value-type="percentage">
            <text:p>0.00%</text:p>
          </table:table-cell>
          <table:table-cell table:formula="of:=([.G110]-[.B110])/[.B110]" office:value-type="percentage" office:value="0" calcext:value-type="percentage">
            <text:p>0.00%</text:p>
          </table:table-cell>
          <table:table-cell table:formula="of:=([.G110]-[.C110])/[.C110]" office:value-type="percentage" office:value="0" calcext:value-type="percentage">
            <text:p>0.00%</text:p>
          </table:table-cell>
          <table:table-cell table:formula="of:=([.G110]-[.D110])/[.D110]" office:value-type="percentage" office:value="0" calcext:value-type="percentage">
            <text:p>0.00%</text:p>
          </table:table-cell>
          <table:table-cell table:formula="of:=([.G110]-[.E110])/[.E110]" office:value-type="percentage" office:value="0" calcext:value-type="percentage">
            <text:p>0.00%</text:p>
          </table:table-cell>
          <table:table-cell table:formula="of:=([.G110]-[.F110])/[.F11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30" calcext:value-type="float">
            <text:p>330</text:p>
          </table:table-cell>
          <table:table-cell table:formula="of:=([.G111]-[.A111])/[.A111]" office:value-type="percentage" office:value="0" calcext:value-type="percentage">
            <text:p>0.00%</text:p>
          </table:table-cell>
          <table:table-cell table:formula="of:=([.G111]-[.B111])/[.B111]" office:value-type="percentage" office:value="0" calcext:value-type="percentage">
            <text:p>0.00%</text:p>
          </table:table-cell>
          <table:table-cell table:formula="of:=([.G111]-[.C111])/[.C111]" office:value-type="percentage" office:value="0" calcext:value-type="percentage">
            <text:p>0.00%</text:p>
          </table:table-cell>
          <table:table-cell table:formula="of:=([.G111]-[.D111])/[.D111]" office:value-type="percentage" office:value="0" calcext:value-type="percentage">
            <text:p>0.00%</text:p>
          </table:table-cell>
          <table:table-cell table:formula="of:=([.G111]-[.E111])/[.E111]" office:value-type="percentage" office:value="0" calcext:value-type="percentage">
            <text:p>0.00%</text:p>
          </table:table-cell>
          <table:table-cell table:formula="of:=([.G111]-[.F111])/[.F11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35" calcext:value-type="float">
            <text:p>335</text:p>
          </table:table-cell>
          <table:table-cell table:formula="of:=([.G112]-[.A112])/[.A112]" office:value-type="percentage" office:value="0" calcext:value-type="percentage">
            <text:p>0.00%</text:p>
          </table:table-cell>
          <table:table-cell table:formula="of:=([.G112]-[.B112])/[.B112]" office:value-type="percentage" office:value="0" calcext:value-type="percentage">
            <text:p>0.00%</text:p>
          </table:table-cell>
          <table:table-cell table:formula="of:=([.G112]-[.C112])/[.C112]" office:value-type="percentage" office:value="0" calcext:value-type="percentage">
            <text:p>0.00%</text:p>
          </table:table-cell>
          <table:table-cell table:formula="of:=([.G112]-[.D112])/[.D112]" office:value-type="percentage" office:value="0" calcext:value-type="percentage">
            <text:p>0.00%</text:p>
          </table:table-cell>
          <table:table-cell table:formula="of:=([.G112]-[.E112])/[.E112]" office:value-type="percentage" office:value="0" calcext:value-type="percentage">
            <text:p>0.00%</text:p>
          </table:table-cell>
          <table:table-cell table:formula="of:=([.G112]-[.F112])/[.F11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36" calcext:value-type="float">
            <text:p>336</text:p>
          </table:table-cell>
          <table:table-cell table:formula="of:=([.G113]-[.A113])/[.A113]" office:value-type="percentage" office:value="0" calcext:value-type="percentage">
            <text:p>0.00%</text:p>
          </table:table-cell>
          <table:table-cell table:formula="of:=([.G113]-[.B113])/[.B113]" office:value-type="percentage" office:value="0" calcext:value-type="percentage">
            <text:p>0.00%</text:p>
          </table:table-cell>
          <table:table-cell table:formula="of:=([.G113]-[.C113])/[.C113]" office:value-type="percentage" office:value="0" calcext:value-type="percentage">
            <text:p>0.00%</text:p>
          </table:table-cell>
          <table:table-cell table:formula="of:=([.G113]-[.D113])/[.D113]" office:value-type="percentage" office:value="0" calcext:value-type="percentage">
            <text:p>0.00%</text:p>
          </table:table-cell>
          <table:table-cell table:formula="of:=([.G113]-[.E113])/[.E113]" office:value-type="percentage" office:value="0" calcext:value-type="percentage">
            <text:p>0.00%</text:p>
          </table:table-cell>
          <table:table-cell table:formula="of:=([.G113]-[.F113])/[.F11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40" calcext:value-type="float">
            <text:p>340</text:p>
          </table:table-cell>
          <table:table-cell table:formula="of:=([.G114]-[.A114])/[.A114]" office:value-type="percentage" office:value="0" calcext:value-type="percentage">
            <text:p>0.00%</text:p>
          </table:table-cell>
          <table:table-cell table:formula="of:=([.G114]-[.B114])/[.B114]" office:value-type="percentage" office:value="0" calcext:value-type="percentage">
            <text:p>0.00%</text:p>
          </table:table-cell>
          <table:table-cell table:formula="of:=([.G114]-[.C114])/[.C114]" office:value-type="percentage" office:value="0" calcext:value-type="percentage">
            <text:p>0.00%</text:p>
          </table:table-cell>
          <table:table-cell table:formula="of:=([.G114]-[.D114])/[.D114]" office:value-type="percentage" office:value="0" calcext:value-type="percentage">
            <text:p>0.00%</text:p>
          </table:table-cell>
          <table:table-cell table:formula="of:=([.G114]-[.E114])/[.E114]" office:value-type="percentage" office:value="0" calcext:value-type="percentage">
            <text:p>0.00%</text:p>
          </table:table-cell>
          <table:table-cell table:formula="of:=([.G114]-[.F114])/[.F11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43" calcext:value-type="float">
            <text:p>343</text:p>
          </table:table-cell>
          <table:table-cell table:formula="of:=([.G115]-[.A115])/[.A115]" office:value-type="percentage" office:value="0" calcext:value-type="percentage">
            <text:p>0.00%</text:p>
          </table:table-cell>
          <table:table-cell table:formula="of:=([.G115]-[.B115])/[.B115]" office:value-type="percentage" office:value="0" calcext:value-type="percentage">
            <text:p>0.00%</text:p>
          </table:table-cell>
          <table:table-cell table:formula="of:=([.G115]-[.C115])/[.C115]" office:value-type="percentage" office:value="0" calcext:value-type="percentage">
            <text:p>0.00%</text:p>
          </table:table-cell>
          <table:table-cell table:formula="of:=([.G115]-[.D115])/[.D115]" office:value-type="percentage" office:value="0" calcext:value-type="percentage">
            <text:p>0.00%</text:p>
          </table:table-cell>
          <table:table-cell table:formula="of:=([.G115]-[.E115])/[.E115]" office:value-type="percentage" office:value="0" calcext:value-type="percentage">
            <text:p>0.00%</text:p>
          </table:table-cell>
          <table:table-cell table:formula="of:=([.G115]-[.F115])/[.F11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03" calcext:value-type="float">
            <text:p>303</text:p>
          </table:table-cell>
          <table:table-cell table:formula="of:=([.G116]-[.A116])/[.A116]" office:value-type="percentage" office:value="0" calcext:value-type="percentage">
            <text:p>0.00%</text:p>
          </table:table-cell>
          <table:table-cell table:formula="of:=([.G116]-[.B116])/[.B116]" office:value-type="percentage" office:value="0" calcext:value-type="percentage">
            <text:p>0.00%</text:p>
          </table:table-cell>
          <table:table-cell table:formula="of:=([.G116]-[.C116])/[.C116]" office:value-type="percentage" office:value="0" calcext:value-type="percentage">
            <text:p>0.00%</text:p>
          </table:table-cell>
          <table:table-cell table:formula="of:=([.G116]-[.D116])/[.D116]" office:value-type="percentage" office:value="0" calcext:value-type="percentage">
            <text:p>0.00%</text:p>
          </table:table-cell>
          <table:table-cell table:formula="of:=([.G116]-[.E116])/[.E116]" office:value-type="percentage" office:value="0" calcext:value-type="percentage">
            <text:p>0.00%</text:p>
          </table:table-cell>
          <table:table-cell table:formula="of:=([.G116]-[.F116])/[.F11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3.2" calcext:value-type="float">
            <text:p>343.2</text:p>
          </table:table-cell>
          <table:table-cell office:value-type="float" office:value="342.7" calcext:value-type="float">
            <text:p>342.7</text:p>
          </table:table-cell>
          <table:table-cell office:value-type="float" office:value="343.6" calcext:value-type="float">
            <text:p>343.6</text:p>
          </table:table-cell>
          <table:table-cell office:value-type="float" office:value="342.2" calcext:value-type="float">
            <text:p>342.2</text:p>
          </table:table-cell>
          <table:table-cell office:value-type="float" office:value="343.8" calcext:value-type="float">
            <text:p>343.8</text:p>
          </table:table-cell>
          <table:table-cell office:value-type="float" office:value="342.9" calcext:value-type="float">
            <text:p>342.9</text:p>
          </table:table-cell>
          <table:table-cell office:value-type="float" office:value="344" calcext:value-type="float">
            <text:p>344</text:p>
          </table:table-cell>
          <table:table-cell table:formula="of:=([.G117]-[.A117])/[.A117]" office:value-type="percentage" office:value="0.00233100233100236" calcext:value-type="percentage">
            <text:p>0.23%</text:p>
          </table:table-cell>
          <table:table-cell table:formula="of:=([.G117]-[.B117])/[.B117]" office:value-type="percentage" office:value="0.00379340531076747" calcext:value-type="percentage">
            <text:p>0.38%</text:p>
          </table:table-cell>
          <table:table-cell table:formula="of:=([.G117]-[.C117])/[.C117]" office:value-type="percentage" office:value="0.00116414435389982" calcext:value-type="percentage">
            <text:p>0.12%</text:p>
          </table:table-cell>
          <table:table-cell table:formula="of:=([.G117]-[.D117])/[.D117]" office:value-type="percentage" office:value="0.00526008182349507" calcext:value-type="percentage">
            <text:p>0.53%</text:p>
          </table:table-cell>
          <table:table-cell table:formula="of:=([.G117]-[.E117])/[.E117]" office:value-type="percentage" office:value="0.000581733566026727" calcext:value-type="percentage">
            <text:p>0.06%</text:p>
          </table:table-cell>
          <table:table-cell table:formula="of:=([.G117]-[.F117])/[.F117]" office:value-type="percentage" office:value="0.00320793234179068" calcext:value-type="percentage">
            <text:p>0.32%</text:p>
          </table:table-cell>
        </table:table-row>
        <table:table-row table:style-name="ro1">
          <table:table-cell office:value-type="float" office:value="345.9" calcext:value-type="float">
            <text:p>345.9</text:p>
          </table:table-cell>
          <table:table-cell office:value-type="float" office:value="345.5" calcext:value-type="float">
            <text:p>345.5</text:p>
          </table:table-cell>
          <table:table-cell office:value-type="float" office:value="346" calcext:value-type="float">
            <text:p>346</text:p>
          </table:table-cell>
          <table:table-cell office:value-type="float" office:value="345.9" calcext:value-type="float">
            <text:p>345.9</text:p>
          </table:table-cell>
          <table:table-cell office:value-type="float" office:value="346" calcext:value-type="float">
            <text:p>346</text:p>
          </table:table-cell>
          <table:table-cell office:value-type="float" office:value="345.9" calcext:value-type="float">
            <text:p>345.9</text:p>
          </table:table-cell>
          <table:table-cell office:value-type="float" office:value="346" calcext:value-type="float">
            <text:p>346</text:p>
          </table:table-cell>
          <table:table-cell table:formula="of:=([.G118]-[.A118])/[.A118]" office:value-type="percentage" office:value="0.000289100896212844" calcext:value-type="percentage">
            <text:p>0.03%</text:p>
          </table:table-cell>
          <table:table-cell table:formula="of:=([.G118]-[.B118])/[.B118]" office:value-type="percentage" office:value="0.00144717800289436" calcext:value-type="percentage">
            <text:p>0.14%</text:p>
          </table:table-cell>
          <table:table-cell table:formula="of:=([.G118]-[.C118])/[.C118]" office:value-type="percentage" office:value="0" calcext:value-type="percentage">
            <text:p>0.00%</text:p>
          </table:table-cell>
          <table:table-cell table:formula="of:=([.G118]-[.D118])/[.D118]" office:value-type="percentage" office:value="0.000289100896212844" calcext:value-type="percentage">
            <text:p>0.03%</text:p>
          </table:table-cell>
          <table:table-cell table:formula="of:=([.G118]-[.E118])/[.E118]" office:value-type="percentage" office:value="0" calcext:value-type="percentage">
            <text:p>0.00%</text:p>
          </table:table-cell>
          <table:table-cell table:formula="of:=([.G118]-[.F118])/[.F118]" office:value-type="percentage" office:value="0.000289100896212844" calcext:value-type="percentage">
            <text:p>0.03%</text:p>
          </table:table-cell>
        </table:table-row>
        <table:table-row table:style-name="ro1">
          <table:table-cell table:number-columns-repeated="7" office:value-type="float" office:value="347" calcext:value-type="float">
            <text:p>347</text:p>
          </table:table-cell>
          <table:table-cell table:formula="of:=([.G119]-[.A119])/[.A119]" office:value-type="percentage" office:value="0" calcext:value-type="percentage">
            <text:p>0.00%</text:p>
          </table:table-cell>
          <table:table-cell table:formula="of:=([.G119]-[.B119])/[.B119]" office:value-type="percentage" office:value="0" calcext:value-type="percentage">
            <text:p>0.00%</text:p>
          </table:table-cell>
          <table:table-cell table:formula="of:=([.G119]-[.C119])/[.C119]" office:value-type="percentage" office:value="0" calcext:value-type="percentage">
            <text:p>0.00%</text:p>
          </table:table-cell>
          <table:table-cell table:formula="of:=([.G119]-[.D119])/[.D119]" office:value-type="percentage" office:value="0" calcext:value-type="percentage">
            <text:p>0.00%</text:p>
          </table:table-cell>
          <table:table-cell table:formula="of:=([.G119]-[.E119])/[.E119]" office:value-type="percentage" office:value="0" calcext:value-type="percentage">
            <text:p>0.00%</text:p>
          </table:table-cell>
          <table:table-cell table:formula="of:=([.G119]-[.F119])/[.F11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46" calcext:value-type="float">
            <text:p>346</text:p>
          </table:table-cell>
          <table:table-cell table:formula="of:=([.G120]-[.A120])/[.A120]" office:value-type="percentage" office:value="0" calcext:value-type="percentage">
            <text:p>0.00%</text:p>
          </table:table-cell>
          <table:table-cell table:formula="of:=([.G120]-[.B120])/[.B120]" office:value-type="percentage" office:value="0" calcext:value-type="percentage">
            <text:p>0.00%</text:p>
          </table:table-cell>
          <table:table-cell table:formula="of:=([.G120]-[.C120])/[.C120]" office:value-type="percentage" office:value="0" calcext:value-type="percentage">
            <text:p>0.00%</text:p>
          </table:table-cell>
          <table:table-cell table:formula="of:=([.G120]-[.D120])/[.D120]" office:value-type="percentage" office:value="0" calcext:value-type="percentage">
            <text:p>0.00%</text:p>
          </table:table-cell>
          <table:table-cell table:formula="of:=([.G120]-[.E120])/[.E120]" office:value-type="percentage" office:value="0" calcext:value-type="percentage">
            <text:p>0.00%</text:p>
          </table:table-cell>
          <table:table-cell table:formula="of:=([.G120]-[.F120])/[.F12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46" calcext:value-type="float">
            <text:p>346</text:p>
          </table:table-cell>
          <table:table-cell table:formula="of:=([.G121]-[.A121])/[.A121]" office:value-type="percentage" office:value="0" calcext:value-type="percentage">
            <text:p>0.00%</text:p>
          </table:table-cell>
          <table:table-cell table:formula="of:=([.G121]-[.B121])/[.B121]" office:value-type="percentage" office:value="0" calcext:value-type="percentage">
            <text:p>0.00%</text:p>
          </table:table-cell>
          <table:table-cell table:formula="of:=([.G121]-[.C121])/[.C121]" office:value-type="percentage" office:value="0" calcext:value-type="percentage">
            <text:p>0.00%</text:p>
          </table:table-cell>
          <table:table-cell table:formula="of:=([.G121]-[.D121])/[.D121]" office:value-type="percentage" office:value="0" calcext:value-type="percentage">
            <text:p>0.00%</text:p>
          </table:table-cell>
          <table:table-cell table:formula="of:=([.G121]-[.E121])/[.E121]" office:value-type="percentage" office:value="0" calcext:value-type="percentage">
            <text:p>0.00%</text:p>
          </table:table-cell>
          <table:table-cell table:formula="of:=([.G121]-[.F121])/[.F12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48" calcext:value-type="float">
            <text:p>348</text:p>
          </table:table-cell>
          <table:table-cell table:formula="of:=([.G122]-[.A122])/[.A122]" office:value-type="percentage" office:value="0" calcext:value-type="percentage">
            <text:p>0.00%</text:p>
          </table:table-cell>
          <table:table-cell table:formula="of:=([.G122]-[.B122])/[.B122]" office:value-type="percentage" office:value="0" calcext:value-type="percentage">
            <text:p>0.00%</text:p>
          </table:table-cell>
          <table:table-cell table:formula="of:=([.G122]-[.C122])/[.C122]" office:value-type="percentage" office:value="0" calcext:value-type="percentage">
            <text:p>0.00%</text:p>
          </table:table-cell>
          <table:table-cell table:formula="of:=([.G122]-[.D122])/[.D122]" office:value-type="percentage" office:value="0" calcext:value-type="percentage">
            <text:p>0.00%</text:p>
          </table:table-cell>
          <table:table-cell table:formula="of:=([.G122]-[.E122])/[.E122]" office:value-type="percentage" office:value="0" calcext:value-type="percentage">
            <text:p>0.00%</text:p>
          </table:table-cell>
          <table:table-cell table:formula="of:=([.G122]-[.F122])/[.F12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0" calcext:value-type="float">
            <text:p>350</text:p>
          </table:table-cell>
          <table:table-cell table:formula="of:=([.G123]-[.A123])/[.A123]" office:value-type="percentage" office:value="0" calcext:value-type="percentage">
            <text:p>0.00%</text:p>
          </table:table-cell>
          <table:table-cell table:formula="of:=([.G123]-[.B123])/[.B123]" office:value-type="percentage" office:value="0" calcext:value-type="percentage">
            <text:p>0.00%</text:p>
          </table:table-cell>
          <table:table-cell table:formula="of:=([.G123]-[.C123])/[.C123]" office:value-type="percentage" office:value="0" calcext:value-type="percentage">
            <text:p>0.00%</text:p>
          </table:table-cell>
          <table:table-cell table:formula="of:=([.G123]-[.D123])/[.D123]" office:value-type="percentage" office:value="0" calcext:value-type="percentage">
            <text:p>0.00%</text:p>
          </table:table-cell>
          <table:table-cell table:formula="of:=([.G123]-[.E123])/[.E123]" office:value-type="percentage" office:value="0" calcext:value-type="percentage">
            <text:p>0.00%</text:p>
          </table:table-cell>
          <table:table-cell table:formula="of:=([.G123]-[.F123])/[.F12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1" calcext:value-type="float">
            <text:p>351</text:p>
          </table:table-cell>
          <table:table-cell table:formula="of:=([.G124]-[.A124])/[.A124]" office:value-type="percentage" office:value="0" calcext:value-type="percentage">
            <text:p>0.00%</text:p>
          </table:table-cell>
          <table:table-cell table:formula="of:=([.G124]-[.B124])/[.B124]" office:value-type="percentage" office:value="0" calcext:value-type="percentage">
            <text:p>0.00%</text:p>
          </table:table-cell>
          <table:table-cell table:formula="of:=([.G124]-[.C124])/[.C124]" office:value-type="percentage" office:value="0" calcext:value-type="percentage">
            <text:p>0.00%</text:p>
          </table:table-cell>
          <table:table-cell table:formula="of:=([.G124]-[.D124])/[.D124]" office:value-type="percentage" office:value="0" calcext:value-type="percentage">
            <text:p>0.00%</text:p>
          </table:table-cell>
          <table:table-cell table:formula="of:=([.G124]-[.E124])/[.E124]" office:value-type="percentage" office:value="0" calcext:value-type="percentage">
            <text:p>0.00%</text:p>
          </table:table-cell>
          <table:table-cell table:formula="of:=([.G124]-[.F124])/[.F12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2" calcext:value-type="float">
            <text:p>352</text:p>
          </table:table-cell>
          <table:table-cell table:formula="of:=([.G125]-[.A125])/[.A125]" office:value-type="percentage" office:value="0" calcext:value-type="percentage">
            <text:p>0.00%</text:p>
          </table:table-cell>
          <table:table-cell table:formula="of:=([.G125]-[.B125])/[.B125]" office:value-type="percentage" office:value="0" calcext:value-type="percentage">
            <text:p>0.00%</text:p>
          </table:table-cell>
          <table:table-cell table:formula="of:=([.G125]-[.C125])/[.C125]" office:value-type="percentage" office:value="0" calcext:value-type="percentage">
            <text:p>0.00%</text:p>
          </table:table-cell>
          <table:table-cell table:formula="of:=([.G125]-[.D125])/[.D125]" office:value-type="percentage" office:value="0" calcext:value-type="percentage">
            <text:p>0.00%</text:p>
          </table:table-cell>
          <table:table-cell table:formula="of:=([.G125]-[.E125])/[.E125]" office:value-type="percentage" office:value="0" calcext:value-type="percentage">
            <text:p>0.00%</text:p>
          </table:table-cell>
          <table:table-cell table:formula="of:=([.G125]-[.F125])/[.F12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2" calcext:value-type="float">
            <text:p>352</text:p>
          </table:table-cell>
          <table:table-cell table:formula="of:=([.G126]-[.A126])/[.A126]" office:value-type="percentage" office:value="0" calcext:value-type="percentage">
            <text:p>0.00%</text:p>
          </table:table-cell>
          <table:table-cell table:formula="of:=([.G126]-[.B126])/[.B126]" office:value-type="percentage" office:value="0" calcext:value-type="percentage">
            <text:p>0.00%</text:p>
          </table:table-cell>
          <table:table-cell table:formula="of:=([.G126]-[.C126])/[.C126]" office:value-type="percentage" office:value="0" calcext:value-type="percentage">
            <text:p>0.00%</text:p>
          </table:table-cell>
          <table:table-cell table:formula="of:=([.G126]-[.D126])/[.D126]" office:value-type="percentage" office:value="0" calcext:value-type="percentage">
            <text:p>0.00%</text:p>
          </table:table-cell>
          <table:table-cell table:formula="of:=([.G126]-[.E126])/[.E126]" office:value-type="percentage" office:value="0" calcext:value-type="percentage">
            <text:p>0.00%</text:p>
          </table:table-cell>
          <table:table-cell table:formula="of:=([.G126]-[.F126])/[.F12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2" calcext:value-type="float">
            <text:p>352</text:p>
          </table:table-cell>
          <table:table-cell table:formula="of:=([.G127]-[.A127])/[.A127]" office:value-type="percentage" office:value="0" calcext:value-type="percentage">
            <text:p>0.00%</text:p>
          </table:table-cell>
          <table:table-cell table:formula="of:=([.G127]-[.B127])/[.B127]" office:value-type="percentage" office:value="0" calcext:value-type="percentage">
            <text:p>0.00%</text:p>
          </table:table-cell>
          <table:table-cell table:formula="of:=([.G127]-[.C127])/[.C127]" office:value-type="percentage" office:value="0" calcext:value-type="percentage">
            <text:p>0.00%</text:p>
          </table:table-cell>
          <table:table-cell table:formula="of:=([.G127]-[.D127])/[.D127]" office:value-type="percentage" office:value="0" calcext:value-type="percentage">
            <text:p>0.00%</text:p>
          </table:table-cell>
          <table:table-cell table:formula="of:=([.G127]-[.E127])/[.E127]" office:value-type="percentage" office:value="0" calcext:value-type="percentage">
            <text:p>0.00%</text:p>
          </table:table-cell>
          <table:table-cell table:formula="of:=([.G127]-[.F127])/[.F12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3" calcext:value-type="float">
            <text:p>353</text:p>
          </table:table-cell>
          <table:table-cell table:formula="of:=([.G128]-[.A128])/[.A128]" office:value-type="percentage" office:value="0" calcext:value-type="percentage">
            <text:p>0.00%</text:p>
          </table:table-cell>
          <table:table-cell table:formula="of:=([.G128]-[.B128])/[.B128]" office:value-type="percentage" office:value="0" calcext:value-type="percentage">
            <text:p>0.00%</text:p>
          </table:table-cell>
          <table:table-cell table:formula="of:=([.G128]-[.C128])/[.C128]" office:value-type="percentage" office:value="0" calcext:value-type="percentage">
            <text:p>0.00%</text:p>
          </table:table-cell>
          <table:table-cell table:formula="of:=([.G128]-[.D128])/[.D128]" office:value-type="percentage" office:value="0" calcext:value-type="percentage">
            <text:p>0.00%</text:p>
          </table:table-cell>
          <table:table-cell table:formula="of:=([.G128]-[.E128])/[.E128]" office:value-type="percentage" office:value="0" calcext:value-type="percentage">
            <text:p>0.00%</text:p>
          </table:table-cell>
          <table:table-cell table:formula="of:=([.G128]-[.F128])/[.F12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4" calcext:value-type="float">
            <text:p>354</text:p>
          </table:table-cell>
          <table:table-cell table:formula="of:=([.G129]-[.A129])/[.A129]" office:value-type="percentage" office:value="0" calcext:value-type="percentage">
            <text:p>0.00%</text:p>
          </table:table-cell>
          <table:table-cell table:formula="of:=([.G129]-[.B129])/[.B129]" office:value-type="percentage" office:value="0" calcext:value-type="percentage">
            <text:p>0.00%</text:p>
          </table:table-cell>
          <table:table-cell table:formula="of:=([.G129]-[.C129])/[.C129]" office:value-type="percentage" office:value="0" calcext:value-type="percentage">
            <text:p>0.00%</text:p>
          </table:table-cell>
          <table:table-cell table:formula="of:=([.G129]-[.D129])/[.D129]" office:value-type="percentage" office:value="0" calcext:value-type="percentage">
            <text:p>0.00%</text:p>
          </table:table-cell>
          <table:table-cell table:formula="of:=([.G129]-[.E129])/[.E129]" office:value-type="percentage" office:value="0" calcext:value-type="percentage">
            <text:p>0.00%</text:p>
          </table:table-cell>
          <table:table-cell table:formula="of:=([.G129]-[.F129])/[.F12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4" calcext:value-type="float">
            <text:p>354</text:p>
          </table:table-cell>
          <table:table-cell table:formula="of:=([.G130]-[.A130])/[.A130]" office:value-type="percentage" office:value="0" calcext:value-type="percentage">
            <text:p>0.00%</text:p>
          </table:table-cell>
          <table:table-cell table:formula="of:=([.G130]-[.B130])/[.B130]" office:value-type="percentage" office:value="0" calcext:value-type="percentage">
            <text:p>0.00%</text:p>
          </table:table-cell>
          <table:table-cell table:formula="of:=([.G130]-[.C130])/[.C130]" office:value-type="percentage" office:value="0" calcext:value-type="percentage">
            <text:p>0.00%</text:p>
          </table:table-cell>
          <table:table-cell table:formula="of:=([.G130]-[.D130])/[.D130]" office:value-type="percentage" office:value="0" calcext:value-type="percentage">
            <text:p>0.00%</text:p>
          </table:table-cell>
          <table:table-cell table:formula="of:=([.G130]-[.E130])/[.E130]" office:value-type="percentage" office:value="0" calcext:value-type="percentage">
            <text:p>0.00%</text:p>
          </table:table-cell>
          <table:table-cell table:formula="of:=([.G130]-[.F130])/[.F13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41" calcext:value-type="float">
            <text:p>341</text:p>
          </table:table-cell>
          <table:table-cell table:formula="of:=([.G131]-[.A131])/[.A131]" office:value-type="percentage" office:value="0" calcext:value-type="percentage">
            <text:p>0.00%</text:p>
          </table:table-cell>
          <table:table-cell table:formula="of:=([.G131]-[.B131])/[.B131]" office:value-type="percentage" office:value="0" calcext:value-type="percentage">
            <text:p>0.00%</text:p>
          </table:table-cell>
          <table:table-cell table:formula="of:=([.G131]-[.C131])/[.C131]" office:value-type="percentage" office:value="0" calcext:value-type="percentage">
            <text:p>0.00%</text:p>
          </table:table-cell>
          <table:table-cell table:formula="of:=([.G131]-[.D131])/[.D131]" office:value-type="percentage" office:value="0" calcext:value-type="percentage">
            <text:p>0.00%</text:p>
          </table:table-cell>
          <table:table-cell table:formula="of:=([.G131]-[.E131])/[.E131]" office:value-type="percentage" office:value="0" calcext:value-type="percentage">
            <text:p>0.00%</text:p>
          </table:table-cell>
          <table:table-cell table:formula="of:=([.G131]-[.F131])/[.F13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6" calcext:value-type="float">
            <text:p>356</text:p>
          </table:table-cell>
          <table:table-cell table:formula="of:=([.G132]-[.A132])/[.A132]" office:value-type="percentage" office:value="0" calcext:value-type="percentage">
            <text:p>0.00%</text:p>
          </table:table-cell>
          <table:table-cell table:formula="of:=([.G132]-[.B132])/[.B132]" office:value-type="percentage" office:value="0" calcext:value-type="percentage">
            <text:p>0.00%</text:p>
          </table:table-cell>
          <table:table-cell table:formula="of:=([.G132]-[.C132])/[.C132]" office:value-type="percentage" office:value="0" calcext:value-type="percentage">
            <text:p>0.00%</text:p>
          </table:table-cell>
          <table:table-cell table:formula="of:=([.G132]-[.D132])/[.D132]" office:value-type="percentage" office:value="0" calcext:value-type="percentage">
            <text:p>0.00%</text:p>
          </table:table-cell>
          <table:table-cell table:formula="of:=([.G132]-[.E132])/[.E132]" office:value-type="percentage" office:value="0" calcext:value-type="percentage">
            <text:p>0.00%</text:p>
          </table:table-cell>
          <table:table-cell table:formula="of:=([.G132]-[.F132])/[.F13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6" calcext:value-type="float">
            <text:p>356</text:p>
          </table:table-cell>
          <table:table-cell table:formula="of:=([.G133]-[.A133])/[.A133]" office:value-type="percentage" office:value="0" calcext:value-type="percentage">
            <text:p>0.00%</text:p>
          </table:table-cell>
          <table:table-cell table:formula="of:=([.G133]-[.B133])/[.B133]" office:value-type="percentage" office:value="0" calcext:value-type="percentage">
            <text:p>0.00%</text:p>
          </table:table-cell>
          <table:table-cell table:formula="of:=([.G133]-[.C133])/[.C133]" office:value-type="percentage" office:value="0" calcext:value-type="percentage">
            <text:p>0.00%</text:p>
          </table:table-cell>
          <table:table-cell table:formula="of:=([.G133]-[.D133])/[.D133]" office:value-type="percentage" office:value="0" calcext:value-type="percentage">
            <text:p>0.00%</text:p>
          </table:table-cell>
          <table:table-cell table:formula="of:=([.G133]-[.E133])/[.E133]" office:value-type="percentage" office:value="0" calcext:value-type="percentage">
            <text:p>0.00%</text:p>
          </table:table-cell>
          <table:table-cell table:formula="of:=([.G133]-[.F133])/[.F13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7" calcext:value-type="float">
            <text:p>357</text:p>
          </table:table-cell>
          <table:table-cell table:formula="of:=([.G134]-[.A134])/[.A134]" office:value-type="percentage" office:value="0" calcext:value-type="percentage">
            <text:p>0.00%</text:p>
          </table:table-cell>
          <table:table-cell table:formula="of:=([.G134]-[.B134])/[.B134]" office:value-type="percentage" office:value="0" calcext:value-type="percentage">
            <text:p>0.00%</text:p>
          </table:table-cell>
          <table:table-cell table:formula="of:=([.G134]-[.C134])/[.C134]" office:value-type="percentage" office:value="0" calcext:value-type="percentage">
            <text:p>0.00%</text:p>
          </table:table-cell>
          <table:table-cell table:formula="of:=([.G134]-[.D134])/[.D134]" office:value-type="percentage" office:value="0" calcext:value-type="percentage">
            <text:p>0.00%</text:p>
          </table:table-cell>
          <table:table-cell table:formula="of:=([.G134]-[.E134])/[.E134]" office:value-type="percentage" office:value="0" calcext:value-type="percentage">
            <text:p>0.00%</text:p>
          </table:table-cell>
          <table:table-cell table:formula="of:=([.G134]-[.F134])/[.F13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8" calcext:value-type="float">
            <text:p>358</text:p>
          </table:table-cell>
          <table:table-cell table:formula="of:=([.G135]-[.A135])/[.A135]" office:value-type="percentage" office:value="0" calcext:value-type="percentage">
            <text:p>0.00%</text:p>
          </table:table-cell>
          <table:table-cell table:formula="of:=([.G135]-[.B135])/[.B135]" office:value-type="percentage" office:value="0" calcext:value-type="percentage">
            <text:p>0.00%</text:p>
          </table:table-cell>
          <table:table-cell table:formula="of:=([.G135]-[.C135])/[.C135]" office:value-type="percentage" office:value="0" calcext:value-type="percentage">
            <text:p>0.00%</text:p>
          </table:table-cell>
          <table:table-cell table:formula="of:=([.G135]-[.D135])/[.D135]" office:value-type="percentage" office:value="0" calcext:value-type="percentage">
            <text:p>0.00%</text:p>
          </table:table-cell>
          <table:table-cell table:formula="of:=([.G135]-[.E135])/[.E135]" office:value-type="percentage" office:value="0" calcext:value-type="percentage">
            <text:p>0.00%</text:p>
          </table:table-cell>
          <table:table-cell table:formula="of:=([.G135]-[.F135])/[.F13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7" calcext:value-type="float">
            <text:p>357</text:p>
          </table:table-cell>
          <table:table-cell table:formula="of:=([.G136]-[.A136])/[.A136]" office:value-type="percentage" office:value="0" calcext:value-type="percentage">
            <text:p>0.00%</text:p>
          </table:table-cell>
          <table:table-cell table:formula="of:=([.G136]-[.B136])/[.B136]" office:value-type="percentage" office:value="0" calcext:value-type="percentage">
            <text:p>0.00%</text:p>
          </table:table-cell>
          <table:table-cell table:formula="of:=([.G136]-[.C136])/[.C136]" office:value-type="percentage" office:value="0" calcext:value-type="percentage">
            <text:p>0.00%</text:p>
          </table:table-cell>
          <table:table-cell table:formula="of:=([.G136]-[.D136])/[.D136]" office:value-type="percentage" office:value="0" calcext:value-type="percentage">
            <text:p>0.00%</text:p>
          </table:table-cell>
          <table:table-cell table:formula="of:=([.G136]-[.E136])/[.E136]" office:value-type="percentage" office:value="0" calcext:value-type="percentage">
            <text:p>0.00%</text:p>
          </table:table-cell>
          <table:table-cell table:formula="of:=([.G136]-[.F136])/[.F13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60" calcext:value-type="float">
            <text:p>360</text:p>
          </table:table-cell>
          <table:table-cell table:formula="of:=([.G137]-[.A137])/[.A137]" office:value-type="percentage" office:value="0" calcext:value-type="percentage">
            <text:p>0.00%</text:p>
          </table:table-cell>
          <table:table-cell table:formula="of:=([.G137]-[.B137])/[.B137]" office:value-type="percentage" office:value="0" calcext:value-type="percentage">
            <text:p>0.00%</text:p>
          </table:table-cell>
          <table:table-cell table:formula="of:=([.G137]-[.C137])/[.C137]" office:value-type="percentage" office:value="0" calcext:value-type="percentage">
            <text:p>0.00%</text:p>
          </table:table-cell>
          <table:table-cell table:formula="of:=([.G137]-[.D137])/[.D137]" office:value-type="percentage" office:value="0" calcext:value-type="percentage">
            <text:p>0.00%</text:p>
          </table:table-cell>
          <table:table-cell table:formula="of:=([.G137]-[.E137])/[.E137]" office:value-type="percentage" office:value="0" calcext:value-type="percentage">
            <text:p>0.00%</text:p>
          </table:table-cell>
          <table:table-cell table:formula="of:=([.G137]-[.F137])/[.F13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9.5" calcext:value-type="float">
            <text:p>349.5</text:p>
          </table:table-cell>
          <table:table-cell office:value-type="float" office:value="349.4" calcext:value-type="float">
            <text:p>349.4</text:p>
          </table:table-cell>
          <table:table-cell office:value-type="float" office:value="349.6" calcext:value-type="float">
            <text:p>349.6</text:p>
          </table:table-cell>
          <table:table-cell office:value-type="float" office:value="349.1" calcext:value-type="float">
            <text:p>349.1</text:p>
          </table:table-cell>
          <table:table-cell office:value-type="float" office:value="349.7" calcext:value-type="float">
            <text:p>349.7</text:p>
          </table:table-cell>
          <table:table-cell office:value-type="float" office:value="349.6" calcext:value-type="float">
            <text:p>349.6</text:p>
          </table:table-cell>
          <table:table-cell office:value-type="float" office:value="351" calcext:value-type="float">
            <text:p>351</text:p>
          </table:table-cell>
          <table:table-cell table:formula="of:=([.G138]-[.A138])/[.A138]" office:value-type="percentage" office:value="0.00429184549356223" calcext:value-type="percentage">
            <text:p>0.43%</text:p>
          </table:table-cell>
          <table:table-cell table:formula="of:=([.G138]-[.B138])/[.B138]" office:value-type="percentage" office:value="0.0045792787635948" calcext:value-type="percentage">
            <text:p>0.46%</text:p>
          </table:table-cell>
          <table:table-cell table:formula="of:=([.G138]-[.C138])/[.C138]" office:value-type="percentage" office:value="0.00400457665903884" calcext:value-type="percentage">
            <text:p>0.40%</text:p>
          </table:table-cell>
          <table:table-cell table:formula="of:=([.G138]-[.D138])/[.D138]" office:value-type="percentage" office:value="0.00544256659982806" calcext:value-type="percentage">
            <text:p>0.54%</text:p>
          </table:table-cell>
          <table:table-cell table:formula="of:=([.G138]-[.E138])/[.E138]" office:value-type="percentage" office:value="0.00371747211895914" calcext:value-type="percentage">
            <text:p>0.37%</text:p>
          </table:table-cell>
          <table:table-cell table:formula="of:=([.G138]-[.F138])/[.F138]" office:value-type="percentage" office:value="0.00400457665903884" calcext:value-type="percentage">
            <text:p>0.40%</text:p>
          </table:table-cell>
        </table:table-row>
        <table:table-row table:style-name="ro1">
          <table:table-cell office:value-type="float" office:value="342.8" calcext:value-type="float">
            <text:p>342.8</text:p>
          </table:table-cell>
          <table:table-cell office:value-type="float" office:value="341.7" calcext:value-type="float">
            <text:p>341.7</text:p>
          </table:table-cell>
          <table:table-cell office:value-type="float" office:value="343.1" calcext:value-type="float">
            <text:p>343.1</text:p>
          </table:table-cell>
          <table:table-cell office:value-type="float" office:value="340.9" calcext:value-type="float">
            <text:p>340.9</text:p>
          </table:table-cell>
          <table:table-cell office:value-type="float" office:value="343.6" calcext:value-type="float">
            <text:p>343.6</text:p>
          </table:table-cell>
          <table:table-cell office:value-type="float" office:value="342.5" calcext:value-type="float">
            <text:p>342.5</text:p>
          </table:table-cell>
          <table:table-cell office:value-type="float" office:value="345" calcext:value-type="float">
            <text:p>345</text:p>
          </table:table-cell>
          <table:table-cell table:formula="of:=([.G139]-[.A139])/[.A139]" office:value-type="percentage" office:value="0.00641773628938153" calcext:value-type="percentage">
            <text:p>0.64%</text:p>
          </table:table-cell>
          <table:table-cell table:formula="of:=([.G139]-[.B139])/[.B139]" office:value-type="percentage" office:value="0.00965759438103603" calcext:value-type="percentage">
            <text:p>0.97%</text:p>
          </table:table-cell>
          <table:table-cell table:formula="of:=([.G139]-[.C139])/[.C139]" office:value-type="percentage" office:value="0.00553774409793057" calcext:value-type="percentage">
            <text:p>0.55%</text:p>
          </table:table-cell>
          <table:table-cell table:formula="of:=([.G139]-[.D139])/[.D139]" office:value-type="percentage" office:value="0.0120269873863304" calcext:value-type="percentage">
            <text:p>1.20%</text:p>
          </table:table-cell>
          <table:table-cell table:formula="of:=([.G139]-[.E139])/[.E139]" office:value-type="percentage" office:value="0.00407450523864953" calcext:value-type="percentage">
            <text:p>0.41%</text:p>
          </table:table-cell>
          <table:table-cell table:formula="of:=([.G139]-[.F139])/[.F139]" office:value-type="percentage" office:value="0.0072992700729927" calcext:value-type="percentage">
            <text:p>0.73%</text:p>
          </table:table-cell>
        </table:table-row>
        <table:table-row table:style-name="ro1">
          <table:table-cell office:value-type="float" office:value="353.3" calcext:value-type="float">
            <text:p>353.3</text:p>
          </table:table-cell>
          <table:table-cell office:value-type="float" office:value="352.4" calcext:value-type="float">
            <text:p>352.4</text:p>
          </table:table-cell>
          <table:table-cell office:value-type="float" office:value="352.9" calcext:value-type="float">
            <text:p>352.9</text:p>
          </table:table-cell>
          <table:table-cell office:value-type="float" office:value="351.7" calcext:value-type="float">
            <text:p>351.7</text:p>
          </table:table-cell>
          <table:table-cell office:value-type="float" office:value="353.4" calcext:value-type="float">
            <text:p>353.4</text:p>
          </table:table-cell>
          <table:table-cell office:value-type="float" office:value="352.5" calcext:value-type="float">
            <text:p>352.5</text:p>
          </table:table-cell>
          <table:table-cell office:value-type="float" office:value="356" calcext:value-type="float">
            <text:p>356</text:p>
          </table:table-cell>
          <table:table-cell table:formula="of:=([.G140]-[.A140])/[.A140]" office:value-type="percentage" office:value="0.00764223039909422" calcext:value-type="percentage">
            <text:p>0.76%</text:p>
          </table:table-cell>
          <table:table-cell table:formula="of:=([.G140]-[.B140])/[.B140]" office:value-type="percentage" office:value="0.0102156640181612" calcext:value-type="percentage">
            <text:p>1.02%</text:p>
          </table:table-cell>
          <table:table-cell table:formula="of:=([.G140]-[.C140])/[.C140]" office:value-type="percentage" office:value="0.0087843581751205" calcext:value-type="percentage">
            <text:p>0.88%</text:p>
          </table:table-cell>
          <table:table-cell table:formula="of:=([.G140]-[.D140])/[.D140]" office:value-type="percentage" office:value="0.0122263292578903" calcext:value-type="percentage">
            <text:p>1.22%</text:p>
          </table:table-cell>
          <table:table-cell table:formula="of:=([.G140]-[.E140])/[.E140]" office:value-type="percentage" office:value="0.00735710243350318" calcext:value-type="percentage">
            <text:p>0.74%</text:p>
          </table:table-cell>
          <table:table-cell table:formula="of:=([.G140]-[.F140])/[.F140]" office:value-type="percentage" office:value="0.0099290780141844" calcext:value-type="percentage">
            <text:p>0.99%</text:p>
          </table:table-cell>
        </table:table-row>
        <table:table-row table:style-name="ro1">
          <table:table-cell office:value-type="float" office:value="351.2" calcext:value-type="float">
            <text:p>351.2</text:p>
          </table:table-cell>
          <table:table-cell office:value-type="float" office:value="350.3" calcext:value-type="float">
            <text:p>350.3</text:p>
          </table:table-cell>
          <table:table-cell office:value-type="float" office:value="352.6" calcext:value-type="float">
            <text:p>352.6</text:p>
          </table:table-cell>
          <table:table-cell office:value-type="float" office:value="350.2" calcext:value-type="float">
            <text:p>350.2</text:p>
          </table:table-cell>
          <table:table-cell office:value-type="float" office:value="352.6" calcext:value-type="float">
            <text:p>352.6</text:p>
          </table:table-cell>
          <table:table-cell office:value-type="float" office:value="351.3" calcext:value-type="float">
            <text:p>351.3</text:p>
          </table:table-cell>
          <table:table-cell office:value-type="float" office:value="358" calcext:value-type="float">
            <text:p>358</text:p>
          </table:table-cell>
          <table:table-cell table:formula="of:=([.G141]-[.A141])/[.A141]" office:value-type="percentage" office:value="0.0193621867881549" calcext:value-type="percentage">
            <text:p>1.94%</text:p>
          </table:table-cell>
          <table:table-cell table:formula="of:=([.G141]-[.B141])/[.B141]" office:value-type="percentage" office:value="0.0219811590065658" calcext:value-type="percentage">
            <text:p>2.20%</text:p>
          </table:table-cell>
          <table:table-cell table:formula="of:=([.G141]-[.C141])/[.C141]" office:value-type="percentage" office:value="0.0153148043108337" calcext:value-type="percentage">
            <text:p>1.53%</text:p>
          </table:table-cell>
          <table:table-cell table:formula="of:=([.G141]-[.D141])/[.D141]" office:value-type="percentage" office:value="0.0222729868646488" calcext:value-type="percentage">
            <text:p>2.23%</text:p>
          </table:table-cell>
          <table:table-cell table:formula="of:=([.G141]-[.E141])/[.E141]" office:value-type="percentage" office:value="0.0153148043108337" calcext:value-type="percentage">
            <text:p>1.53%</text:p>
          </table:table-cell>
          <table:table-cell table:formula="of:=([.G141]-[.F141])/[.F141]" office:value-type="percentage" office:value="0.0190720182180472" calcext:value-type="percentage">
            <text:p>1.91%</text:p>
          </table:table-cell>
        </table:table-row>
        <table:table-row table:style-name="ro1">
          <table:table-cell table:number-columns-repeated="7" office:value-type="float" office:value="369" calcext:value-type="float">
            <text:p>369</text:p>
          </table:table-cell>
          <table:table-cell table:formula="of:=([.G142]-[.A142])/[.A142]" office:value-type="percentage" office:value="0" calcext:value-type="percentage">
            <text:p>0.00%</text:p>
          </table:table-cell>
          <table:table-cell table:formula="of:=([.G142]-[.B142])/[.B142]" office:value-type="percentage" office:value="0" calcext:value-type="percentage">
            <text:p>0.00%</text:p>
          </table:table-cell>
          <table:table-cell table:formula="of:=([.G142]-[.C142])/[.C142]" office:value-type="percentage" office:value="0" calcext:value-type="percentage">
            <text:p>0.00%</text:p>
          </table:table-cell>
          <table:table-cell table:formula="of:=([.G142]-[.D142])/[.D142]" office:value-type="percentage" office:value="0" calcext:value-type="percentage">
            <text:p>0.00%</text:p>
          </table:table-cell>
          <table:table-cell table:formula="of:=([.G142]-[.E142])/[.E142]" office:value-type="percentage" office:value="0" calcext:value-type="percentage">
            <text:p>0.00%</text:p>
          </table:table-cell>
          <table:table-cell table:formula="of:=([.G142]-[.F142])/[.F14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6.3" calcext:value-type="float">
            <text:p>356.3</text:p>
          </table:table-cell>
          <table:table-cell office:value-type="float" office:value="355.7" calcext:value-type="float">
            <text:p>355.7</text:p>
          </table:table-cell>
          <table:table-cell office:value-type="float" office:value="357.2" calcext:value-type="float">
            <text:p>357.2</text:p>
          </table:table-cell>
          <table:table-cell office:value-type="float" office:value="355.4" calcext:value-type="float">
            <text:p>355.4</text:p>
          </table:table-cell>
          <table:table-cell office:value-type="float" office:value="356.9" calcext:value-type="float">
            <text:p>356.9</text:p>
          </table:table-cell>
          <table:table-cell office:value-type="float" office:value="356.7" calcext:value-type="float">
            <text:p>356.7</text:p>
          </table:table-cell>
          <table:table-cell office:value-type="float" office:value="359" calcext:value-type="float">
            <text:p>359</text:p>
          </table:table-cell>
          <table:table-cell table:formula="of:=([.G143]-[.A143])/[.A143]" office:value-type="percentage" office:value="0.00757788380578161" calcext:value-type="percentage">
            <text:p>0.76%</text:p>
          </table:table-cell>
          <table:table-cell table:formula="of:=([.G143]-[.B143])/[.B143]" office:value-type="percentage" office:value="0.0092774810233343" calcext:value-type="percentage">
            <text:p>0.93%</text:p>
          </table:table-cell>
          <table:table-cell table:formula="of:=([.G143]-[.C143])/[.C143]" office:value-type="percentage" office:value="0.00503919372900339" calcext:value-type="percentage">
            <text:p>0.50%</text:p>
          </table:table-cell>
          <table:table-cell table:formula="of:=([.G143]-[.D143])/[.D143]" office:value-type="percentage" office:value="0.0101294316263366" calcext:value-type="percentage">
            <text:p>1.01%</text:p>
          </table:table-cell>
          <table:table-cell table:formula="of:=([.G143]-[.E143])/[.E143]" office:value-type="percentage" office:value="0.00588400112076218" calcext:value-type="percentage">
            <text:p>0.59%</text:p>
          </table:table-cell>
          <table:table-cell table:formula="of:=([.G143]-[.F143])/[.F143]" office:value-type="percentage" office:value="0.00644799551443793" calcext:value-type="percentage">
            <text:p>0.64%</text:p>
          </table:table-cell>
        </table:table-row>
        <table:table-row table:style-name="ro1">
          <table:table-cell table:number-columns-repeated="7" office:value-type="float" office:value="370" calcext:value-type="float">
            <text:p>370</text:p>
          </table:table-cell>
          <table:table-cell table:formula="of:=([.G144]-[.A144])/[.A144]" office:value-type="percentage" office:value="0" calcext:value-type="percentage">
            <text:p>0.00%</text:p>
          </table:table-cell>
          <table:table-cell table:formula="of:=([.G144]-[.B144])/[.B144]" office:value-type="percentage" office:value="0" calcext:value-type="percentage">
            <text:p>0.00%</text:p>
          </table:table-cell>
          <table:table-cell table:formula="of:=([.G144]-[.C144])/[.C144]" office:value-type="percentage" office:value="0" calcext:value-type="percentage">
            <text:p>0.00%</text:p>
          </table:table-cell>
          <table:table-cell table:formula="of:=([.G144]-[.D144])/[.D144]" office:value-type="percentage" office:value="0" calcext:value-type="percentage">
            <text:p>0.00%</text:p>
          </table:table-cell>
          <table:table-cell table:formula="of:=([.G144]-[.E144])/[.E144]" office:value-type="percentage" office:value="0" calcext:value-type="percentage">
            <text:p>0.00%</text:p>
          </table:table-cell>
          <table:table-cell table:formula="of:=([.G144]-[.F144])/[.F14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71" calcext:value-type="float">
            <text:p>371</text:p>
          </table:table-cell>
          <table:table-cell table:formula="of:=([.G145]-[.A145])/[.A145]" office:value-type="percentage" office:value="0" calcext:value-type="percentage">
            <text:p>0.00%</text:p>
          </table:table-cell>
          <table:table-cell table:formula="of:=([.G145]-[.B145])/[.B145]" office:value-type="percentage" office:value="0" calcext:value-type="percentage">
            <text:p>0.00%</text:p>
          </table:table-cell>
          <table:table-cell table:formula="of:=([.G145]-[.C145])/[.C145]" office:value-type="percentage" office:value="0" calcext:value-type="percentage">
            <text:p>0.00%</text:p>
          </table:table-cell>
          <table:table-cell table:formula="of:=([.G145]-[.D145])/[.D145]" office:value-type="percentage" office:value="0" calcext:value-type="percentage">
            <text:p>0.00%</text:p>
          </table:table-cell>
          <table:table-cell table:formula="of:=([.G145]-[.E145])/[.E145]" office:value-type="percentage" office:value="0" calcext:value-type="percentage">
            <text:p>0.00%</text:p>
          </table:table-cell>
          <table:table-cell table:formula="of:=([.G145]-[.F145])/[.F14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5.8" calcext:value-type="float">
            <text:p>345.8</text:p>
          </table:table-cell>
          <table:table-cell office:value-type="float" office:value="345.9" calcext:value-type="float">
            <text:p>345.9</text:p>
          </table:table-cell>
          <table:table-cell office:value-type="float" office:value="346.3" calcext:value-type="float">
            <text:p>346.3</text:p>
          </table:table-cell>
          <table:table-cell office:value-type="float" office:value="345.1" calcext:value-type="float">
            <text:p>345.1</text:p>
          </table:table-cell>
          <table:table-cell office:value-type="float" office:value="346.5" calcext:value-type="float">
            <text:p>346.5</text:p>
          </table:table-cell>
          <table:table-cell office:value-type="float" office:value="345.9" calcext:value-type="float">
            <text:p>345.9</text:p>
          </table:table-cell>
          <table:table-cell office:value-type="float" office:value="347" calcext:value-type="float">
            <text:p>347</text:p>
          </table:table-cell>
          <table:table-cell table:formula="of:=([.G146]-[.A146])/[.A146]" office:value-type="percentage" office:value="0.00347021399652975" calcext:value-type="percentage">
            <text:p>0.35%</text:p>
          </table:table-cell>
          <table:table-cell table:formula="of:=([.G146]-[.B146])/[.B146]" office:value-type="percentage" office:value="0.00318010985834063" calcext:value-type="percentage">
            <text:p>0.32%</text:p>
          </table:table-cell>
          <table:table-cell table:formula="of:=([.G146]-[.C146])/[.C146]" office:value-type="percentage" office:value="0.00202136875541435" calcext:value-type="percentage">
            <text:p>0.20%</text:p>
          </table:table-cell>
          <table:table-cell table:formula="of:=([.G146]-[.D146])/[.D146]" office:value-type="percentage" office:value="0.00550565053607643" calcext:value-type="percentage">
            <text:p>0.55%</text:p>
          </table:table-cell>
          <table:table-cell table:formula="of:=([.G146]-[.E146])/[.E146]" office:value-type="percentage" office:value="0.00144300144300144" calcext:value-type="percentage">
            <text:p>0.14%</text:p>
          </table:table-cell>
          <table:table-cell table:formula="of:=([.G146]-[.F146])/[.F146]" office:value-type="percentage" office:value="0.00318010985834063" calcext:value-type="percentage">
            <text:p>0.32%</text:p>
          </table:table-cell>
        </table:table-row>
        <table:table-row table:style-name="ro1">
          <table:table-cell table:number-columns-repeated="7" office:value-type="float" office:value="329" calcext:value-type="float">
            <text:p>329</text:p>
          </table:table-cell>
          <table:table-cell table:formula="of:=([.G147]-[.A147])/[.A147]" office:value-type="percentage" office:value="0" calcext:value-type="percentage">
            <text:p>0.00%</text:p>
          </table:table-cell>
          <table:table-cell table:formula="of:=([.G147]-[.B147])/[.B147]" office:value-type="percentage" office:value="0" calcext:value-type="percentage">
            <text:p>0.00%</text:p>
          </table:table-cell>
          <table:table-cell table:formula="of:=([.G147]-[.C147])/[.C147]" office:value-type="percentage" office:value="0" calcext:value-type="percentage">
            <text:p>0.00%</text:p>
          </table:table-cell>
          <table:table-cell table:formula="of:=([.G147]-[.D147])/[.D147]" office:value-type="percentage" office:value="0" calcext:value-type="percentage">
            <text:p>0.00%</text:p>
          </table:table-cell>
          <table:table-cell table:formula="of:=([.G147]-[.E147])/[.E147]" office:value-type="percentage" office:value="0" calcext:value-type="percentage">
            <text:p>0.00%</text:p>
          </table:table-cell>
          <table:table-cell table:formula="of:=([.G147]-[.F147])/[.F14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71" calcext:value-type="float">
            <text:p>371</text:p>
          </table:table-cell>
          <table:table-cell table:formula="of:=([.G148]-[.A148])/[.A148]" office:value-type="percentage" office:value="0" calcext:value-type="percentage">
            <text:p>0.00%</text:p>
          </table:table-cell>
          <table:table-cell table:formula="of:=([.G148]-[.B148])/[.B148]" office:value-type="percentage" office:value="0" calcext:value-type="percentage">
            <text:p>0.00%</text:p>
          </table:table-cell>
          <table:table-cell table:formula="of:=([.G148]-[.C148])/[.C148]" office:value-type="percentage" office:value="0" calcext:value-type="percentage">
            <text:p>0.00%</text:p>
          </table:table-cell>
          <table:table-cell table:formula="of:=([.G148]-[.D148])/[.D148]" office:value-type="percentage" office:value="0" calcext:value-type="percentage">
            <text:p>0.00%</text:p>
          </table:table-cell>
          <table:table-cell table:formula="of:=([.G148]-[.E148])/[.E148]" office:value-type="percentage" office:value="0" calcext:value-type="percentage">
            <text:p>0.00%</text:p>
          </table:table-cell>
          <table:table-cell table:formula="of:=([.G148]-[.F148])/[.F14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6.2" calcext:value-type="float">
            <text:p>346.2</text:p>
          </table:table-cell>
          <table:table-cell office:value-type="float" office:value="345.6" calcext:value-type="float">
            <text:p>345.6</text:p>
          </table:table-cell>
          <table:table-cell office:value-type="float" office:value="346.1" calcext:value-type="float">
            <text:p>346.1</text:p>
          </table:table-cell>
          <table:table-cell office:value-type="float" office:value="345.6" calcext:value-type="float">
            <text:p>345.6</text:p>
          </table:table-cell>
          <table:table-cell table:number-columns-repeated="2" office:value-type="float" office:value="346.1" calcext:value-type="float">
            <text:p>346.1</text:p>
          </table:table-cell>
          <table:table-cell office:value-type="float" office:value="347" calcext:value-type="float">
            <text:p>347</text:p>
          </table:table-cell>
          <table:table-cell table:formula="of:=([.G149]-[.A149])/[.A149]" office:value-type="percentage" office:value="0.00231080300404394" calcext:value-type="percentage">
            <text:p>0.23%</text:p>
          </table:table-cell>
          <table:table-cell table:formula="of:=([.G149]-[.B149])/[.B149]" office:value-type="percentage" office:value="0.00405092592592586" calcext:value-type="percentage">
            <text:p>0.41%</text:p>
          </table:table-cell>
          <table:table-cell table:formula="of:=([.G149]-[.C149])/[.C149]" office:value-type="percentage" office:value="0.00260040450736775" calcext:value-type="percentage">
            <text:p>0.26%</text:p>
          </table:table-cell>
          <table:table-cell table:formula="of:=([.G149]-[.D149])/[.D149]" office:value-type="percentage" office:value="0.00405092592592586" calcext:value-type="percentage">
            <text:p>0.41%</text:p>
          </table:table-cell>
          <table:table-cell table:formula="of:=([.G149]-[.E149])/[.E149]" office:value-type="percentage" office:value="0.00260040450736775" calcext:value-type="percentage">
            <text:p>0.26%</text:p>
          </table:table-cell>
          <table:table-cell table:formula="of:=([.G149]-[.F149])/[.F149]" office:value-type="percentage" office:value="0.00260040450736775" calcext:value-type="percentage">
            <text:p>0.26%</text:p>
          </table:table-cell>
        </table:table-row>
        <table:table-row table:style-name="ro1">
          <table:table-cell table:number-columns-repeated="7" office:value-type="float" office:value="372" calcext:value-type="float">
            <text:p>372</text:p>
          </table:table-cell>
          <table:table-cell table:formula="of:=([.G150]-[.A150])/[.A150]" office:value-type="percentage" office:value="0" calcext:value-type="percentage">
            <text:p>0.00%</text:p>
          </table:table-cell>
          <table:table-cell table:formula="of:=([.G150]-[.B150])/[.B150]" office:value-type="percentage" office:value="0" calcext:value-type="percentage">
            <text:p>0.00%</text:p>
          </table:table-cell>
          <table:table-cell table:formula="of:=([.G150]-[.C150])/[.C150]" office:value-type="percentage" office:value="0" calcext:value-type="percentage">
            <text:p>0.00%</text:p>
          </table:table-cell>
          <table:table-cell table:formula="of:=([.G150]-[.D150])/[.D150]" office:value-type="percentage" office:value="0" calcext:value-type="percentage">
            <text:p>0.00%</text:p>
          </table:table-cell>
          <table:table-cell table:formula="of:=([.G150]-[.E150])/[.E150]" office:value-type="percentage" office:value="0" calcext:value-type="percentage">
            <text:p>0.00%</text:p>
          </table:table-cell>
          <table:table-cell table:formula="of:=([.G150]-[.F150])/[.F15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73" calcext:value-type="float">
            <text:p>373</text:p>
          </table:table-cell>
          <table:table-cell table:formula="of:=([.G151]-[.A151])/[.A151]" office:value-type="percentage" office:value="0" calcext:value-type="percentage">
            <text:p>0.00%</text:p>
          </table:table-cell>
          <table:table-cell table:formula="of:=([.G151]-[.B151])/[.B151]" office:value-type="percentage" office:value="0" calcext:value-type="percentage">
            <text:p>0.00%</text:p>
          </table:table-cell>
          <table:table-cell table:formula="of:=([.G151]-[.C151])/[.C151]" office:value-type="percentage" office:value="0" calcext:value-type="percentage">
            <text:p>0.00%</text:p>
          </table:table-cell>
          <table:table-cell table:formula="of:=([.G151]-[.D151])/[.D151]" office:value-type="percentage" office:value="0" calcext:value-type="percentage">
            <text:p>0.00%</text:p>
          </table:table-cell>
          <table:table-cell table:formula="of:=([.G151]-[.E151])/[.E151]" office:value-type="percentage" office:value="0" calcext:value-type="percentage">
            <text:p>0.00%</text:p>
          </table:table-cell>
          <table:table-cell table:formula="of:=([.G151]-[.F151])/[.F15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73" calcext:value-type="float">
            <text:p>373</text:p>
          </table:table-cell>
          <table:table-cell table:formula="of:=([.G152]-[.A152])/[.A152]" office:value-type="percentage" office:value="0" calcext:value-type="percentage">
            <text:p>0.00%</text:p>
          </table:table-cell>
          <table:table-cell table:formula="of:=([.G152]-[.B152])/[.B152]" office:value-type="percentage" office:value="0" calcext:value-type="percentage">
            <text:p>0.00%</text:p>
          </table:table-cell>
          <table:table-cell table:formula="of:=([.G152]-[.C152])/[.C152]" office:value-type="percentage" office:value="0" calcext:value-type="percentage">
            <text:p>0.00%</text:p>
          </table:table-cell>
          <table:table-cell table:formula="of:=([.G152]-[.D152])/[.D152]" office:value-type="percentage" office:value="0" calcext:value-type="percentage">
            <text:p>0.00%</text:p>
          </table:table-cell>
          <table:table-cell table:formula="of:=([.G152]-[.E152])/[.E152]" office:value-type="percentage" office:value="0" calcext:value-type="percentage">
            <text:p>0.00%</text:p>
          </table:table-cell>
          <table:table-cell table:formula="of:=([.G152]-[.F152])/[.F15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2.1" calcext:value-type="float">
            <text:p>352.1</text:p>
          </table:table-cell>
          <table:table-cell office:value-type="float" office:value="350.5" calcext:value-type="float">
            <text:p>350.5</text:p>
          </table:table-cell>
          <table:table-cell office:value-type="float" office:value="352.5" calcext:value-type="float">
            <text:p>352.5</text:p>
          </table:table-cell>
          <table:table-cell office:value-type="float" office:value="350.4" calcext:value-type="float">
            <text:p>350.4</text:p>
          </table:table-cell>
          <table:table-cell office:value-type="float" office:value="353" calcext:value-type="float">
            <text:p>353</text:p>
          </table:table-cell>
          <table:table-cell office:value-type="float" office:value="351.6" calcext:value-type="float">
            <text:p>351.6</text:p>
          </table:table-cell>
          <table:table-cell office:value-type="float" office:value="359" calcext:value-type="float">
            <text:p>359</text:p>
          </table:table-cell>
          <table:table-cell table:formula="of:=([.G153]-[.A153])/[.A153]" office:value-type="percentage" office:value="0.0195967054813973" calcext:value-type="percentage">
            <text:p>1.96%</text:p>
          </table:table-cell>
          <table:table-cell table:formula="of:=([.G153]-[.B153])/[.B153]" office:value-type="percentage" office:value="0.0242510699001427" calcext:value-type="percentage">
            <text:p>2.43%</text:p>
          </table:table-cell>
          <table:table-cell table:formula="of:=([.G153]-[.C153])/[.C153]" office:value-type="percentage" office:value="0.0184397163120567" calcext:value-type="percentage">
            <text:p>1.84%</text:p>
          </table:table-cell>
          <table:table-cell table:formula="of:=([.G153]-[.D153])/[.D153]" office:value-type="percentage" office:value="0.0245433789954339" calcext:value-type="percentage">
            <text:p>2.45%</text:p>
          </table:table-cell>
          <table:table-cell table:formula="of:=([.G153]-[.E153])/[.E153]" office:value-type="percentage" office:value="0.0169971671388102" calcext:value-type="percentage">
            <text:p>1.70%</text:p>
          </table:table-cell>
          <table:table-cell table:formula="of:=([.G153]-[.F153])/[.F153]" office:value-type="percentage" office:value="0.021046643913538" calcext:value-type="percentage">
            <text:p>2.10%</text:p>
          </table:table-cell>
        </table:table-row>
        <table:table-row table:style-name="ro1">
          <table:table-cell table:number-columns-repeated="7" office:value-type="float" office:value="375" calcext:value-type="float">
            <text:p>375</text:p>
          </table:table-cell>
          <table:table-cell table:formula="of:=([.G154]-[.A154])/[.A154]" office:value-type="percentage" office:value="0" calcext:value-type="percentage">
            <text:p>0.00%</text:p>
          </table:table-cell>
          <table:table-cell table:formula="of:=([.G154]-[.B154])/[.B154]" office:value-type="percentage" office:value="0" calcext:value-type="percentage">
            <text:p>0.00%</text:p>
          </table:table-cell>
          <table:table-cell table:formula="of:=([.G154]-[.C154])/[.C154]" office:value-type="percentage" office:value="0" calcext:value-type="percentage">
            <text:p>0.00%</text:p>
          </table:table-cell>
          <table:table-cell table:formula="of:=([.G154]-[.D154])/[.D154]" office:value-type="percentage" office:value="0" calcext:value-type="percentage">
            <text:p>0.00%</text:p>
          </table:table-cell>
          <table:table-cell table:formula="of:=([.G154]-[.E154])/[.E154]" office:value-type="percentage" office:value="0" calcext:value-type="percentage">
            <text:p>0.00%</text:p>
          </table:table-cell>
          <table:table-cell table:formula="of:=([.G154]-[.F154])/[.F15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75" calcext:value-type="float">
            <text:p>375</text:p>
          </table:table-cell>
          <table:table-cell table:formula="of:=([.G155]-[.A155])/[.A155]" office:value-type="percentage" office:value="0" calcext:value-type="percentage">
            <text:p>0.00%</text:p>
          </table:table-cell>
          <table:table-cell table:formula="of:=([.G155]-[.B155])/[.B155]" office:value-type="percentage" office:value="0" calcext:value-type="percentage">
            <text:p>0.00%</text:p>
          </table:table-cell>
          <table:table-cell table:formula="of:=([.G155]-[.C155])/[.C155]" office:value-type="percentage" office:value="0" calcext:value-type="percentage">
            <text:p>0.00%</text:p>
          </table:table-cell>
          <table:table-cell table:formula="of:=([.G155]-[.D155])/[.D155]" office:value-type="percentage" office:value="0" calcext:value-type="percentage">
            <text:p>0.00%</text:p>
          </table:table-cell>
          <table:table-cell table:formula="of:=([.G155]-[.E155])/[.E155]" office:value-type="percentage" office:value="0" calcext:value-type="percentage">
            <text:p>0.00%</text:p>
          </table:table-cell>
          <table:table-cell table:formula="of:=([.G155]-[.F155])/[.F15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76" calcext:value-type="float">
            <text:p>376</text:p>
          </table:table-cell>
          <table:table-cell table:formula="of:=([.G156]-[.A156])/[.A156]" office:value-type="percentage" office:value="0" calcext:value-type="percentage">
            <text:p>0.00%</text:p>
          </table:table-cell>
          <table:table-cell table:formula="of:=([.G156]-[.B156])/[.B156]" office:value-type="percentage" office:value="0" calcext:value-type="percentage">
            <text:p>0.00%</text:p>
          </table:table-cell>
          <table:table-cell table:formula="of:=([.G156]-[.C156])/[.C156]" office:value-type="percentage" office:value="0" calcext:value-type="percentage">
            <text:p>0.00%</text:p>
          </table:table-cell>
          <table:table-cell table:formula="of:=([.G156]-[.D156])/[.D156]" office:value-type="percentage" office:value="0" calcext:value-type="percentage">
            <text:p>0.00%</text:p>
          </table:table-cell>
          <table:table-cell table:formula="of:=([.G156]-[.E156])/[.E156]" office:value-type="percentage" office:value="0" calcext:value-type="percentage">
            <text:p>0.00%</text:p>
          </table:table-cell>
          <table:table-cell table:formula="of:=([.G156]-[.F156])/[.F15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76" calcext:value-type="float">
            <text:p>376</text:p>
          </table:table-cell>
          <table:table-cell table:formula="of:=([.G157]-[.A157])/[.A157]" office:value-type="percentage" office:value="0" calcext:value-type="percentage">
            <text:p>0.00%</text:p>
          </table:table-cell>
          <table:table-cell table:formula="of:=([.G157]-[.B157])/[.B157]" office:value-type="percentage" office:value="0" calcext:value-type="percentage">
            <text:p>0.00%</text:p>
          </table:table-cell>
          <table:table-cell table:formula="of:=([.G157]-[.C157])/[.C157]" office:value-type="percentage" office:value="0" calcext:value-type="percentage">
            <text:p>0.00%</text:p>
          </table:table-cell>
          <table:table-cell table:formula="of:=([.G157]-[.D157])/[.D157]" office:value-type="percentage" office:value="0" calcext:value-type="percentage">
            <text:p>0.00%</text:p>
          </table:table-cell>
          <table:table-cell table:formula="of:=([.G157]-[.E157])/[.E157]" office:value-type="percentage" office:value="0" calcext:value-type="percentage">
            <text:p>0.00%</text:p>
          </table:table-cell>
          <table:table-cell table:formula="of:=([.G157]-[.F157])/[.F15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76" calcext:value-type="float">
            <text:p>376</text:p>
          </table:table-cell>
          <table:table-cell table:formula="of:=([.G158]-[.A158])/[.A158]" office:value-type="percentage" office:value="0" calcext:value-type="percentage">
            <text:p>0.00%</text:p>
          </table:table-cell>
          <table:table-cell table:formula="of:=([.G158]-[.B158])/[.B158]" office:value-type="percentage" office:value="0" calcext:value-type="percentage">
            <text:p>0.00%</text:p>
          </table:table-cell>
          <table:table-cell table:formula="of:=([.G158]-[.C158])/[.C158]" office:value-type="percentage" office:value="0" calcext:value-type="percentage">
            <text:p>0.00%</text:p>
          </table:table-cell>
          <table:table-cell table:formula="of:=([.G158]-[.D158])/[.D158]" office:value-type="percentage" office:value="0" calcext:value-type="percentage">
            <text:p>0.00%</text:p>
          </table:table-cell>
          <table:table-cell table:formula="of:=([.G158]-[.E158])/[.E158]" office:value-type="percentage" office:value="0" calcext:value-type="percentage">
            <text:p>0.00%</text:p>
          </table:table-cell>
          <table:table-cell table:formula="of:=([.G158]-[.F158])/[.F15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77" calcext:value-type="float">
            <text:p>377</text:p>
          </table:table-cell>
          <table:table-cell table:formula="of:=([.G159]-[.A159])/[.A159]" office:value-type="percentage" office:value="0" calcext:value-type="percentage">
            <text:p>0.00%</text:p>
          </table:table-cell>
          <table:table-cell table:formula="of:=([.G159]-[.B159])/[.B159]" office:value-type="percentage" office:value="0" calcext:value-type="percentage">
            <text:p>0.00%</text:p>
          </table:table-cell>
          <table:table-cell table:formula="of:=([.G159]-[.C159])/[.C159]" office:value-type="percentage" office:value="0" calcext:value-type="percentage">
            <text:p>0.00%</text:p>
          </table:table-cell>
          <table:table-cell table:formula="of:=([.G159]-[.D159])/[.D159]" office:value-type="percentage" office:value="0" calcext:value-type="percentage">
            <text:p>0.00%</text:p>
          </table:table-cell>
          <table:table-cell table:formula="of:=([.G159]-[.E159])/[.E159]" office:value-type="percentage" office:value="0" calcext:value-type="percentage">
            <text:p>0.00%</text:p>
          </table:table-cell>
          <table:table-cell table:formula="of:=([.G159]-[.F159])/[.F15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77" calcext:value-type="float">
            <text:p>377</text:p>
          </table:table-cell>
          <table:table-cell table:formula="of:=([.G160]-[.A160])/[.A160]" office:value-type="percentage" office:value="0" calcext:value-type="percentage">
            <text:p>0.00%</text:p>
          </table:table-cell>
          <table:table-cell table:formula="of:=([.G160]-[.B160])/[.B160]" office:value-type="percentage" office:value="0" calcext:value-type="percentage">
            <text:p>0.00%</text:p>
          </table:table-cell>
          <table:table-cell table:formula="of:=([.G160]-[.C160])/[.C160]" office:value-type="percentage" office:value="0" calcext:value-type="percentage">
            <text:p>0.00%</text:p>
          </table:table-cell>
          <table:table-cell table:formula="of:=([.G160]-[.D160])/[.D160]" office:value-type="percentage" office:value="0" calcext:value-type="percentage">
            <text:p>0.00%</text:p>
          </table:table-cell>
          <table:table-cell table:formula="of:=([.G160]-[.E160])/[.E160]" office:value-type="percentage" office:value="0" calcext:value-type="percentage">
            <text:p>0.00%</text:p>
          </table:table-cell>
          <table:table-cell table:formula="of:=([.G160]-[.F160])/[.F16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0" calcext:value-type="float">
            <text:p>380</text:p>
          </table:table-cell>
          <table:table-cell table:formula="of:=([.G161]-[.A161])/[.A161]" office:value-type="percentage" office:value="0" calcext:value-type="percentage">
            <text:p>0.00%</text:p>
          </table:table-cell>
          <table:table-cell table:formula="of:=([.G161]-[.B161])/[.B161]" office:value-type="percentage" office:value="0" calcext:value-type="percentage">
            <text:p>0.00%</text:p>
          </table:table-cell>
          <table:table-cell table:formula="of:=([.G161]-[.C161])/[.C161]" office:value-type="percentage" office:value="0" calcext:value-type="percentage">
            <text:p>0.00%</text:p>
          </table:table-cell>
          <table:table-cell table:formula="of:=([.G161]-[.D161])/[.D161]" office:value-type="percentage" office:value="0" calcext:value-type="percentage">
            <text:p>0.00%</text:p>
          </table:table-cell>
          <table:table-cell table:formula="of:=([.G161]-[.E161])/[.E161]" office:value-type="percentage" office:value="0" calcext:value-type="percentage">
            <text:p>0.00%</text:p>
          </table:table-cell>
          <table:table-cell table:formula="of:=([.G161]-[.F161])/[.F16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0" calcext:value-type="float">
            <text:p>380</text:p>
          </table:table-cell>
          <table:table-cell table:formula="of:=([.G162]-[.A162])/[.A162]" office:value-type="percentage" office:value="0" calcext:value-type="percentage">
            <text:p>0.00%</text:p>
          </table:table-cell>
          <table:table-cell table:formula="of:=([.G162]-[.B162])/[.B162]" office:value-type="percentage" office:value="0" calcext:value-type="percentage">
            <text:p>0.00%</text:p>
          </table:table-cell>
          <table:table-cell table:formula="of:=([.G162]-[.C162])/[.C162]" office:value-type="percentage" office:value="0" calcext:value-type="percentage">
            <text:p>0.00%</text:p>
          </table:table-cell>
          <table:table-cell table:formula="of:=([.G162]-[.D162])/[.D162]" office:value-type="percentage" office:value="0" calcext:value-type="percentage">
            <text:p>0.00%</text:p>
          </table:table-cell>
          <table:table-cell table:formula="of:=([.G162]-[.E162])/[.E162]" office:value-type="percentage" office:value="0" calcext:value-type="percentage">
            <text:p>0.00%</text:p>
          </table:table-cell>
          <table:table-cell table:formula="of:=([.G162]-[.F162])/[.F16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1" calcext:value-type="float">
            <text:p>381</text:p>
          </table:table-cell>
          <table:table-cell table:formula="of:=([.G163]-[.A163])/[.A163]" office:value-type="percentage" office:value="0" calcext:value-type="percentage">
            <text:p>0.00%</text:p>
          </table:table-cell>
          <table:table-cell table:formula="of:=([.G163]-[.B163])/[.B163]" office:value-type="percentage" office:value="0" calcext:value-type="percentage">
            <text:p>0.00%</text:p>
          </table:table-cell>
          <table:table-cell table:formula="of:=([.G163]-[.C163])/[.C163]" office:value-type="percentage" office:value="0" calcext:value-type="percentage">
            <text:p>0.00%</text:p>
          </table:table-cell>
          <table:table-cell table:formula="of:=([.G163]-[.D163])/[.D163]" office:value-type="percentage" office:value="0" calcext:value-type="percentage">
            <text:p>0.00%</text:p>
          </table:table-cell>
          <table:table-cell table:formula="of:=([.G163]-[.E163])/[.E163]" office:value-type="percentage" office:value="0" calcext:value-type="percentage">
            <text:p>0.00%</text:p>
          </table:table-cell>
          <table:table-cell table:formula="of:=([.G163]-[.F163])/[.F16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6.9" calcext:value-type="float">
            <text:p>366.9</text:p>
          </table:table-cell>
          <table:table-cell office:value-type="float" office:value="367.9" calcext:value-type="float">
            <text:p>367.9</text:p>
          </table:table-cell>
          <table:table-cell office:value-type="float" office:value="366.8" calcext:value-type="float">
            <text:p>366.8</text:p>
          </table:table-cell>
          <table:table-cell office:value-type="float" office:value="368.4" calcext:value-type="float">
            <text:p>368.4</text:p>
          </table:table-cell>
          <table:table-cell office:value-type="float" office:value="367.4" calcext:value-type="float">
            <text:p>367.4</text:p>
          </table:table-cell>
          <table:table-cell office:value-type="float" office:value="370" calcext:value-type="float">
            <text:p>370</text:p>
          </table:table-cell>
          <table:table-cell table:formula="of:=([.G164]-[.A164])/[.A164]" office:value-type="percentage" office:value="0.00543478260869565" calcext:value-type="percentage">
            <text:p>0.54%</text:p>
          </table:table-cell>
          <table:table-cell table:formula="of:=([.G164]-[.B164])/[.B164]" office:value-type="percentage" office:value="0.00844916871082045" calcext:value-type="percentage">
            <text:p>0.84%</text:p>
          </table:table-cell>
          <table:table-cell table:formula="of:=([.G164]-[.C164])/[.C164]" office:value-type="percentage" office:value="0.00570807284588209" calcext:value-type="percentage">
            <text:p>0.57%</text:p>
          </table:table-cell>
          <table:table-cell table:formula="of:=([.G164]-[.D164])/[.D164]" office:value-type="percentage" office:value="0.00872410032715373" calcext:value-type="percentage">
            <text:p>0.87%</text:p>
          </table:table-cell>
          <table:table-cell table:formula="of:=([.G164]-[.E164])/[.E164]" office:value-type="percentage" office:value="0.00434310532030408" calcext:value-type="percentage">
            <text:p>0.43%</text:p>
          </table:table-cell>
          <table:table-cell table:formula="of:=([.G164]-[.F164])/[.F164]" office:value-type="percentage" office:value="0.00707675557974965" calcext:value-type="percentage">
            <text:p>0.71%</text:p>
          </table:table-cell>
        </table:table-row>
        <table:table-row table:style-name="ro1">
          <table:table-cell table:number-columns-repeated="7" office:value-type="float" office:value="382" calcext:value-type="float">
            <text:p>382</text:p>
          </table:table-cell>
          <table:table-cell table:formula="of:=([.G165]-[.A165])/[.A165]" office:value-type="percentage" office:value="0" calcext:value-type="percentage">
            <text:p>0.00%</text:p>
          </table:table-cell>
          <table:table-cell table:formula="of:=([.G165]-[.B165])/[.B165]" office:value-type="percentage" office:value="0" calcext:value-type="percentage">
            <text:p>0.00%</text:p>
          </table:table-cell>
          <table:table-cell table:formula="of:=([.G165]-[.C165])/[.C165]" office:value-type="percentage" office:value="0" calcext:value-type="percentage">
            <text:p>0.00%</text:p>
          </table:table-cell>
          <table:table-cell table:formula="of:=([.G165]-[.D165])/[.D165]" office:value-type="percentage" office:value="0" calcext:value-type="percentage">
            <text:p>0.00%</text:p>
          </table:table-cell>
          <table:table-cell table:formula="of:=([.G165]-[.E165])/[.E165]" office:value-type="percentage" office:value="0" calcext:value-type="percentage">
            <text:p>0.00%</text:p>
          </table:table-cell>
          <table:table-cell table:formula="of:=([.G165]-[.F165])/[.F16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8.4" calcext:value-type="float">
            <text:p>358.4</text:p>
          </table:table-cell>
          <table:table-cell office:value-type="float" office:value="357.9" calcext:value-type="float">
            <text:p>357.9</text:p>
          </table:table-cell>
          <table:table-cell office:value-type="float" office:value="359.8" calcext:value-type="float">
            <text:p>359.8</text:p>
          </table:table-cell>
          <table:table-cell office:value-type="float" office:value="358" calcext:value-type="float">
            <text:p>358</text:p>
          </table:table-cell>
          <table:table-cell office:value-type="float" office:value="359.9" calcext:value-type="float">
            <text:p>359.9</text:p>
          </table:table-cell>
          <table:table-cell office:value-type="float" office:value="358.6" calcext:value-type="float">
            <text:p>358.6</text:p>
          </table:table-cell>
          <table:table-cell office:value-type="float" office:value="363" calcext:value-type="float">
            <text:p>363</text:p>
          </table:table-cell>
          <table:table-cell table:formula="of:=([.G166]-[.A166])/[.A166]" office:value-type="percentage" office:value="0.0128348214285715" calcext:value-type="percentage">
            <text:p>1.28%</text:p>
          </table:table-cell>
          <table:table-cell table:formula="of:=([.G166]-[.B166])/[.B166]" office:value-type="percentage" office:value="0.0142497904442582" calcext:value-type="percentage">
            <text:p>1.42%</text:p>
          </table:table-cell>
          <table:table-cell table:formula="of:=([.G166]-[.C166])/[.C166]" office:value-type="percentage" office:value="0.00889382990550303" calcext:value-type="percentage">
            <text:p>0.89%</text:p>
          </table:table-cell>
          <table:table-cell table:formula="of:=([.G166]-[.D166])/[.D166]" office:value-type="percentage" office:value="0.0139664804469274" calcext:value-type="percentage">
            <text:p>1.40%</text:p>
          </table:table-cell>
          <table:table-cell table:formula="of:=([.G166]-[.E166])/[.E166]" office:value-type="percentage" office:value="0.00861350375104202" calcext:value-type="percentage">
            <text:p>0.86%</text:p>
          </table:table-cell>
          <table:table-cell table:formula="of:=([.G166]-[.F166])/[.F166]" office:value-type="percentage" office:value="0.0122699386503067" calcext:value-type="percentage">
            <text:p>1.23%</text:p>
          </table:table-cell>
        </table:table-row>
        <table:table-row table:style-name="ro1">
          <table:table-cell table:number-columns-repeated="7" office:value-type="float" office:value="382" calcext:value-type="float">
            <text:p>382</text:p>
          </table:table-cell>
          <table:table-cell table:formula="of:=([.G167]-[.A167])/[.A167]" office:value-type="percentage" office:value="0" calcext:value-type="percentage">
            <text:p>0.00%</text:p>
          </table:table-cell>
          <table:table-cell table:formula="of:=([.G167]-[.B167])/[.B167]" office:value-type="percentage" office:value="0" calcext:value-type="percentage">
            <text:p>0.00%</text:p>
          </table:table-cell>
          <table:table-cell table:formula="of:=([.G167]-[.C167])/[.C167]" office:value-type="percentage" office:value="0" calcext:value-type="percentage">
            <text:p>0.00%</text:p>
          </table:table-cell>
          <table:table-cell table:formula="of:=([.G167]-[.D167])/[.D167]" office:value-type="percentage" office:value="0" calcext:value-type="percentage">
            <text:p>0.00%</text:p>
          </table:table-cell>
          <table:table-cell table:formula="of:=([.G167]-[.E167])/[.E167]" office:value-type="percentage" office:value="0" calcext:value-type="percentage">
            <text:p>0.00%</text:p>
          </table:table-cell>
          <table:table-cell table:formula="of:=([.G167]-[.F167])/[.F16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3" calcext:value-type="float">
            <text:p>383</text:p>
          </table:table-cell>
          <table:table-cell table:formula="of:=([.G168]-[.A168])/[.A168]" office:value-type="percentage" office:value="0" calcext:value-type="percentage">
            <text:p>0.00%</text:p>
          </table:table-cell>
          <table:table-cell table:formula="of:=([.G168]-[.B168])/[.B168]" office:value-type="percentage" office:value="0" calcext:value-type="percentage">
            <text:p>0.00%</text:p>
          </table:table-cell>
          <table:table-cell table:formula="of:=([.G168]-[.C168])/[.C168]" office:value-type="percentage" office:value="0" calcext:value-type="percentage">
            <text:p>0.00%</text:p>
          </table:table-cell>
          <table:table-cell table:formula="of:=([.G168]-[.D168])/[.D168]" office:value-type="percentage" office:value="0" calcext:value-type="percentage">
            <text:p>0.00%</text:p>
          </table:table-cell>
          <table:table-cell table:formula="of:=([.G168]-[.E168])/[.E168]" office:value-type="percentage" office:value="0" calcext:value-type="percentage">
            <text:p>0.00%</text:p>
          </table:table-cell>
          <table:table-cell table:formula="of:=([.G168]-[.F168])/[.F16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3" calcext:value-type="float">
            <text:p>383</text:p>
          </table:table-cell>
          <table:table-cell table:formula="of:=([.G169]-[.A169])/[.A169]" office:value-type="percentage" office:value="0" calcext:value-type="percentage">
            <text:p>0.00%</text:p>
          </table:table-cell>
          <table:table-cell table:formula="of:=([.G169]-[.B169])/[.B169]" office:value-type="percentage" office:value="0" calcext:value-type="percentage">
            <text:p>0.00%</text:p>
          </table:table-cell>
          <table:table-cell table:formula="of:=([.G169]-[.C169])/[.C169]" office:value-type="percentage" office:value="0" calcext:value-type="percentage">
            <text:p>0.00%</text:p>
          </table:table-cell>
          <table:table-cell table:formula="of:=([.G169]-[.D169])/[.D169]" office:value-type="percentage" office:value="0" calcext:value-type="percentage">
            <text:p>0.00%</text:p>
          </table:table-cell>
          <table:table-cell table:formula="of:=([.G169]-[.E169])/[.E169]" office:value-type="percentage" office:value="0" calcext:value-type="percentage">
            <text:p>0.00%</text:p>
          </table:table-cell>
          <table:table-cell table:formula="of:=([.G169]-[.F169])/[.F16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4" calcext:value-type="float">
            <text:p>384</text:p>
          </table:table-cell>
          <table:table-cell table:formula="of:=([.G170]-[.A170])/[.A170]" office:value-type="percentage" office:value="0" calcext:value-type="percentage">
            <text:p>0.00%</text:p>
          </table:table-cell>
          <table:table-cell table:formula="of:=([.G170]-[.B170])/[.B170]" office:value-type="percentage" office:value="0" calcext:value-type="percentage">
            <text:p>0.00%</text:p>
          </table:table-cell>
          <table:table-cell table:formula="of:=([.G170]-[.C170])/[.C170]" office:value-type="percentage" office:value="0" calcext:value-type="percentage">
            <text:p>0.00%</text:p>
          </table:table-cell>
          <table:table-cell table:formula="of:=([.G170]-[.D170])/[.D170]" office:value-type="percentage" office:value="0" calcext:value-type="percentage">
            <text:p>0.00%</text:p>
          </table:table-cell>
          <table:table-cell table:formula="of:=([.G170]-[.E170])/[.E170]" office:value-type="percentage" office:value="0" calcext:value-type="percentage">
            <text:p>0.00%</text:p>
          </table:table-cell>
          <table:table-cell table:formula="of:=([.G170]-[.F170])/[.F17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5" calcext:value-type="float">
            <text:p>385</text:p>
          </table:table-cell>
          <table:table-cell table:formula="of:=([.G171]-[.A171])/[.A171]" office:value-type="percentage" office:value="0" calcext:value-type="percentage">
            <text:p>0.00%</text:p>
          </table:table-cell>
          <table:table-cell table:formula="of:=([.G171]-[.B171])/[.B171]" office:value-type="percentage" office:value="0" calcext:value-type="percentage">
            <text:p>0.00%</text:p>
          </table:table-cell>
          <table:table-cell table:formula="of:=([.G171]-[.C171])/[.C171]" office:value-type="percentage" office:value="0" calcext:value-type="percentage">
            <text:p>0.00%</text:p>
          </table:table-cell>
          <table:table-cell table:formula="of:=([.G171]-[.D171])/[.D171]" office:value-type="percentage" office:value="0" calcext:value-type="percentage">
            <text:p>0.00%</text:p>
          </table:table-cell>
          <table:table-cell table:formula="of:=([.G171]-[.E171])/[.E171]" office:value-type="percentage" office:value="0" calcext:value-type="percentage">
            <text:p>0.00%</text:p>
          </table:table-cell>
          <table:table-cell table:formula="of:=([.G171]-[.F171])/[.F17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6" calcext:value-type="float">
            <text:p>386</text:p>
          </table:table-cell>
          <table:table-cell table:formula="of:=([.G172]-[.A172])/[.A172]" office:value-type="percentage" office:value="0" calcext:value-type="percentage">
            <text:p>0.00%</text:p>
          </table:table-cell>
          <table:table-cell table:formula="of:=([.G172]-[.B172])/[.B172]" office:value-type="percentage" office:value="0" calcext:value-type="percentage">
            <text:p>0.00%</text:p>
          </table:table-cell>
          <table:table-cell table:formula="of:=([.G172]-[.C172])/[.C172]" office:value-type="percentage" office:value="0" calcext:value-type="percentage">
            <text:p>0.00%</text:p>
          </table:table-cell>
          <table:table-cell table:formula="of:=([.G172]-[.D172])/[.D172]" office:value-type="percentage" office:value="0" calcext:value-type="percentage">
            <text:p>0.00%</text:p>
          </table:table-cell>
          <table:table-cell table:formula="of:=([.G172]-[.E172])/[.E172]" office:value-type="percentage" office:value="0" calcext:value-type="percentage">
            <text:p>0.00%</text:p>
          </table:table-cell>
          <table:table-cell table:formula="of:=([.G172]-[.F172])/[.F17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1.3" calcext:value-type="float">
            <text:p>361.3</text:p>
          </table:table-cell>
          <table:table-cell office:value-type="float" office:value="360.6" calcext:value-type="float">
            <text:p>360.6</text:p>
          </table:table-cell>
          <table:table-cell office:value-type="float" office:value="361.4" calcext:value-type="float">
            <text:p>361.4</text:p>
          </table:table-cell>
          <table:table-cell office:value-type="float" office:value="360.4" calcext:value-type="float">
            <text:p>360.4</text:p>
          </table:table-cell>
          <table:table-cell office:value-type="float" office:value="361.6" calcext:value-type="float">
            <text:p>361.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table:formula="of:=([.G173]-[.A173])/[.A173]" office:value-type="percentage" office:value="0.00470523110988095" calcext:value-type="percentage">
            <text:p>0.47%</text:p>
          </table:table-cell>
          <table:table-cell table:formula="of:=([.G173]-[.B173])/[.B173]" office:value-type="percentage" office:value="0.00665557404326117" calcext:value-type="percentage">
            <text:p>0.67%</text:p>
          </table:table-cell>
          <table:table-cell table:formula="of:=([.G173]-[.C173])/[.C173]" office:value-type="percentage" office:value="0.00442722744881025" calcext:value-type="percentage">
            <text:p>0.44%</text:p>
          </table:table-cell>
          <table:table-cell table:formula="of:=([.G173]-[.D173])/[.D173]" office:value-type="percentage" office:value="0.00721420643729196" calcext:value-type="percentage">
            <text:p>0.72%</text:p>
          </table:table-cell>
          <table:table-cell table:formula="of:=([.G173]-[.E173])/[.E173]" office:value-type="percentage" office:value="0.00387168141592914" calcext:value-type="percentage">
            <text:p>0.39%</text:p>
          </table:table-cell>
          <table:table-cell table:formula="of:=([.G173]-[.F173])/[.F173]" office:value-type="percentage" office:value="0.00554016620498615" calcext:value-type="percentage">
            <text:p>0.55%</text:p>
          </table:table-cell>
        </table:table-row>
        <table:table-row table:style-name="ro1">
          <table:table-cell table:number-columns-repeated="7" office:value-type="float" office:value="387" calcext:value-type="float">
            <text:p>387</text:p>
          </table:table-cell>
          <table:table-cell table:formula="of:=([.G174]-[.A174])/[.A174]" office:value-type="percentage" office:value="0" calcext:value-type="percentage">
            <text:p>0.00%</text:p>
          </table:table-cell>
          <table:table-cell table:formula="of:=([.G174]-[.B174])/[.B174]" office:value-type="percentage" office:value="0" calcext:value-type="percentage">
            <text:p>0.00%</text:p>
          </table:table-cell>
          <table:table-cell table:formula="of:=([.G174]-[.C174])/[.C174]" office:value-type="percentage" office:value="0" calcext:value-type="percentage">
            <text:p>0.00%</text:p>
          </table:table-cell>
          <table:table-cell table:formula="of:=([.G174]-[.D174])/[.D174]" office:value-type="percentage" office:value="0" calcext:value-type="percentage">
            <text:p>0.00%</text:p>
          </table:table-cell>
          <table:table-cell table:formula="of:=([.G174]-[.E174])/[.E174]" office:value-type="percentage" office:value="0" calcext:value-type="percentage">
            <text:p>0.00%</text:p>
          </table:table-cell>
          <table:table-cell table:formula="of:=([.G174]-[.F174])/[.F17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8" calcext:value-type="float">
            <text:p>388</text:p>
          </table:table-cell>
          <table:table-cell table:formula="of:=([.G175]-[.A175])/[.A175]" office:value-type="percentage" office:value="0" calcext:value-type="percentage">
            <text:p>0.00%</text:p>
          </table:table-cell>
          <table:table-cell table:formula="of:=([.G175]-[.B175])/[.B175]" office:value-type="percentage" office:value="0" calcext:value-type="percentage">
            <text:p>0.00%</text:p>
          </table:table-cell>
          <table:table-cell table:formula="of:=([.G175]-[.C175])/[.C175]" office:value-type="percentage" office:value="0" calcext:value-type="percentage">
            <text:p>0.00%</text:p>
          </table:table-cell>
          <table:table-cell table:formula="of:=([.G175]-[.D175])/[.D175]" office:value-type="percentage" office:value="0" calcext:value-type="percentage">
            <text:p>0.00%</text:p>
          </table:table-cell>
          <table:table-cell table:formula="of:=([.G175]-[.E175])/[.E175]" office:value-type="percentage" office:value="0" calcext:value-type="percentage">
            <text:p>0.00%</text:p>
          </table:table-cell>
          <table:table-cell table:formula="of:=([.G175]-[.F175])/[.F17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8" calcext:value-type="float">
            <text:p>388</text:p>
          </table:table-cell>
          <table:table-cell table:formula="of:=([.G176]-[.A176])/[.A176]" office:value-type="percentage" office:value="0" calcext:value-type="percentage">
            <text:p>0.00%</text:p>
          </table:table-cell>
          <table:table-cell table:formula="of:=([.G176]-[.B176])/[.B176]" office:value-type="percentage" office:value="0" calcext:value-type="percentage">
            <text:p>0.00%</text:p>
          </table:table-cell>
          <table:table-cell table:formula="of:=([.G176]-[.C176])/[.C176]" office:value-type="percentage" office:value="0" calcext:value-type="percentage">
            <text:p>0.00%</text:p>
          </table:table-cell>
          <table:table-cell table:formula="of:=([.G176]-[.D176])/[.D176]" office:value-type="percentage" office:value="0" calcext:value-type="percentage">
            <text:p>0.00%</text:p>
          </table:table-cell>
          <table:table-cell table:formula="of:=([.G176]-[.E176])/[.E176]" office:value-type="percentage" office:value="0" calcext:value-type="percentage">
            <text:p>0.00%</text:p>
          </table:table-cell>
          <table:table-cell table:formula="of:=([.G176]-[.F176])/[.F17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7.8" calcext:value-type="float">
            <text:p>377.8</text:p>
          </table:table-cell>
          <table:table-cell office:value-type="float" office:value="378.2" calcext:value-type="float">
            <text:p>378.2</text:p>
          </table:table-cell>
          <table:table-cell office:value-type="float" office:value="377.1" calcext:value-type="float">
            <text:p>377.1</text:p>
          </table:table-cell>
          <table:table-cell office:value-type="float" office:value="378.2" calcext:value-type="float">
            <text:p>378.2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table:formula="of:=([.G177]-[.A177])/[.A177]" office:value-type="percentage" office:value="0.00529100529100529" calcext:value-type="percentage">
            <text:p>0.53%</text:p>
          </table:table-cell>
          <table:table-cell table:formula="of:=([.G177]-[.B177])/[.B177]" office:value-type="percentage" office:value="0.00582318687136048" calcext:value-type="percentage">
            <text:p>0.58%</text:p>
          </table:table-cell>
          <table:table-cell table:formula="of:=([.G177]-[.C177])/[.C177]" office:value-type="percentage" office:value="0.00475938656795349" calcext:value-type="percentage">
            <text:p>0.48%</text:p>
          </table:table-cell>
          <table:table-cell table:formula="of:=([.G177]-[.D177])/[.D177]" office:value-type="percentage" office:value="0.00769026783346586" calcext:value-type="percentage">
            <text:p>0.77%</text:p>
          </table:table-cell>
          <table:table-cell table:formula="of:=([.G177]-[.E177])/[.E177]" office:value-type="percentage" office:value="0.00475938656795349" calcext:value-type="percentage">
            <text:p>0.48%</text:p>
          </table:table-cell>
          <table:table-cell table:formula="of:=([.G177]-[.F177])/[.F177]" office:value-type="percentage" office:value="0.00529100529100529" calcext:value-type="percentage">
            <text:p>0.53%</text:p>
          </table:table-cell>
        </table:table-row>
        <table:table-row table:style-name="ro1">
          <table:table-cell table:number-columns-repeated="7" office:value-type="float" office:value="390" calcext:value-type="float">
            <text:p>390</text:p>
          </table:table-cell>
          <table:table-cell table:formula="of:=([.G178]-[.A178])/[.A178]" office:value-type="percentage" office:value="0" calcext:value-type="percentage">
            <text:p>0.00%</text:p>
          </table:table-cell>
          <table:table-cell table:formula="of:=([.G178]-[.B178])/[.B178]" office:value-type="percentage" office:value="0" calcext:value-type="percentage">
            <text:p>0.00%</text:p>
          </table:table-cell>
          <table:table-cell table:formula="of:=([.G178]-[.C178])/[.C178]" office:value-type="percentage" office:value="0" calcext:value-type="percentage">
            <text:p>0.00%</text:p>
          </table:table-cell>
          <table:table-cell table:formula="of:=([.G178]-[.D178])/[.D178]" office:value-type="percentage" office:value="0" calcext:value-type="percentage">
            <text:p>0.00%</text:p>
          </table:table-cell>
          <table:table-cell table:formula="of:=([.G178]-[.E178])/[.E178]" office:value-type="percentage" office:value="0" calcext:value-type="percentage">
            <text:p>0.00%</text:p>
          </table:table-cell>
          <table:table-cell table:formula="of:=([.G178]-[.F178])/[.F17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92" calcext:value-type="float">
            <text:p>392</text:p>
          </table:table-cell>
          <table:table-cell table:formula="of:=([.G179]-[.A179])/[.A179]" office:value-type="percentage" office:value="0" calcext:value-type="percentage">
            <text:p>0.00%</text:p>
          </table:table-cell>
          <table:table-cell table:formula="of:=([.G179]-[.B179])/[.B179]" office:value-type="percentage" office:value="0" calcext:value-type="percentage">
            <text:p>0.00%</text:p>
          </table:table-cell>
          <table:table-cell table:formula="of:=([.G179]-[.C179])/[.C179]" office:value-type="percentage" office:value="0" calcext:value-type="percentage">
            <text:p>0.00%</text:p>
          </table:table-cell>
          <table:table-cell table:formula="of:=([.G179]-[.D179])/[.D179]" office:value-type="percentage" office:value="0" calcext:value-type="percentage">
            <text:p>0.00%</text:p>
          </table:table-cell>
          <table:table-cell table:formula="of:=([.G179]-[.E179])/[.E179]" office:value-type="percentage" office:value="0" calcext:value-type="percentage">
            <text:p>0.00%</text:p>
          </table:table-cell>
          <table:table-cell table:formula="of:=([.G179]-[.F179])/[.F17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93" calcext:value-type="float">
            <text:p>393</text:p>
          </table:table-cell>
          <table:table-cell table:formula="of:=([.G180]-[.A180])/[.A180]" office:value-type="percentage" office:value="0" calcext:value-type="percentage">
            <text:p>0.00%</text:p>
          </table:table-cell>
          <table:table-cell table:formula="of:=([.G180]-[.B180])/[.B180]" office:value-type="percentage" office:value="0" calcext:value-type="percentage">
            <text:p>0.00%</text:p>
          </table:table-cell>
          <table:table-cell table:formula="of:=([.G180]-[.C180])/[.C180]" office:value-type="percentage" office:value="0" calcext:value-type="percentage">
            <text:p>0.00%</text:p>
          </table:table-cell>
          <table:table-cell table:formula="of:=([.G180]-[.D180])/[.D180]" office:value-type="percentage" office:value="0" calcext:value-type="percentage">
            <text:p>0.00%</text:p>
          </table:table-cell>
          <table:table-cell table:formula="of:=([.G180]-[.E180])/[.E180]" office:value-type="percentage" office:value="0" calcext:value-type="percentage">
            <text:p>0.00%</text:p>
          </table:table-cell>
          <table:table-cell table:formula="of:=([.G180]-[.F180])/[.F18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94" calcext:value-type="float">
            <text:p>394</text:p>
          </table:table-cell>
          <table:table-cell table:formula="of:=([.G181]-[.A181])/[.A181]" office:value-type="percentage" office:value="0" calcext:value-type="percentage">
            <text:p>0.00%</text:p>
          </table:table-cell>
          <table:table-cell table:formula="of:=([.G181]-[.B181])/[.B181]" office:value-type="percentage" office:value="0" calcext:value-type="percentage">
            <text:p>0.00%</text:p>
          </table:table-cell>
          <table:table-cell table:formula="of:=([.G181]-[.C181])/[.C181]" office:value-type="percentage" office:value="0" calcext:value-type="percentage">
            <text:p>0.00%</text:p>
          </table:table-cell>
          <table:table-cell table:formula="of:=([.G181]-[.D181])/[.D181]" office:value-type="percentage" office:value="0" calcext:value-type="percentage">
            <text:p>0.00%</text:p>
          </table:table-cell>
          <table:table-cell table:formula="of:=([.G181]-[.E181])/[.E181]" office:value-type="percentage" office:value="0" calcext:value-type="percentage">
            <text:p>0.00%</text:p>
          </table:table-cell>
          <table:table-cell table:formula="of:=([.G181]-[.F181])/[.F18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96" calcext:value-type="float">
            <text:p>396</text:p>
          </table:table-cell>
          <table:table-cell table:formula="of:=([.G182]-[.A182])/[.A182]" office:value-type="percentage" office:value="0" calcext:value-type="percentage">
            <text:p>0.00%</text:p>
          </table:table-cell>
          <table:table-cell table:formula="of:=([.G182]-[.B182])/[.B182]" office:value-type="percentage" office:value="0" calcext:value-type="percentage">
            <text:p>0.00%</text:p>
          </table:table-cell>
          <table:table-cell table:formula="of:=([.G182]-[.C182])/[.C182]" office:value-type="percentage" office:value="0" calcext:value-type="percentage">
            <text:p>0.00%</text:p>
          </table:table-cell>
          <table:table-cell table:formula="of:=([.G182]-[.D182])/[.D182]" office:value-type="percentage" office:value="0" calcext:value-type="percentage">
            <text:p>0.00%</text:p>
          </table:table-cell>
          <table:table-cell table:formula="of:=([.G182]-[.E182])/[.E182]" office:value-type="percentage" office:value="0" calcext:value-type="percentage">
            <text:p>0.00%</text:p>
          </table:table-cell>
          <table:table-cell table:formula="of:=([.G182]-[.F182])/[.F18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97" calcext:value-type="float">
            <text:p>397</text:p>
          </table:table-cell>
          <table:table-cell table:formula="of:=([.G183]-[.A183])/[.A183]" office:value-type="percentage" office:value="0" calcext:value-type="percentage">
            <text:p>0.00%</text:p>
          </table:table-cell>
          <table:table-cell table:formula="of:=([.G183]-[.B183])/[.B183]" office:value-type="percentage" office:value="0" calcext:value-type="percentage">
            <text:p>0.00%</text:p>
          </table:table-cell>
          <table:table-cell table:formula="of:=([.G183]-[.C183])/[.C183]" office:value-type="percentage" office:value="0" calcext:value-type="percentage">
            <text:p>0.00%</text:p>
          </table:table-cell>
          <table:table-cell table:formula="of:=([.G183]-[.D183])/[.D183]" office:value-type="percentage" office:value="0" calcext:value-type="percentage">
            <text:p>0.00%</text:p>
          </table:table-cell>
          <table:table-cell table:formula="of:=([.G183]-[.E183])/[.E183]" office:value-type="percentage" office:value="0" calcext:value-type="percentage">
            <text:p>0.00%</text:p>
          </table:table-cell>
          <table:table-cell table:formula="of:=([.G183]-[.F183])/[.F18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400" calcext:value-type="float">
            <text:p>400</text:p>
          </table:table-cell>
          <table:table-cell table:formula="of:=([.G184]-[.A184])/[.A184]" office:value-type="percentage" office:value="0" calcext:value-type="percentage">
            <text:p>0.00%</text:p>
          </table:table-cell>
          <table:table-cell table:formula="of:=([.G184]-[.B184])/[.B184]" office:value-type="percentage" office:value="0" calcext:value-type="percentage">
            <text:p>0.00%</text:p>
          </table:table-cell>
          <table:table-cell table:formula="of:=([.G184]-[.C184])/[.C184]" office:value-type="percentage" office:value="0" calcext:value-type="percentage">
            <text:p>0.00%</text:p>
          </table:table-cell>
          <table:table-cell table:formula="of:=([.G184]-[.D184])/[.D184]" office:value-type="percentage" office:value="0" calcext:value-type="percentage">
            <text:p>0.00%</text:p>
          </table:table-cell>
          <table:table-cell table:formula="of:=([.G184]-[.E184])/[.E184]" office:value-type="percentage" office:value="0" calcext:value-type="percentage">
            <text:p>0.00%</text:p>
          </table:table-cell>
          <table:table-cell table:formula="of:=([.G184]-[.F184])/[.F18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3.9" calcext:value-type="float">
            <text:p>393.9</text:p>
          </table:table-cell>
          <table:table-cell office:value-type="float" office:value="392.7" calcext:value-type="float">
            <text:p>392.7</text:p>
          </table:table-cell>
          <table:table-cell office:value-type="float" office:value="394.3" calcext:value-type="float">
            <text:p>394.3</text:p>
          </table:table-cell>
          <table:table-cell office:value-type="float" office:value="392.6" calcext:value-type="float">
            <text:p>392.6</text:p>
          </table:table-cell>
          <table:table-cell table:number-columns-repeated="2" office:value-type="float" office:value="394.3" calcext:value-type="float">
            <text:p>394.3</text:p>
          </table:table-cell>
          <table:table-cell office:value-type="float" office:value="399" calcext:value-type="float">
            <text:p>399</text:p>
          </table:table-cell>
          <table:table-cell table:formula="of:=([.G185]-[.A185])/[.A185]" office:value-type="percentage" office:value="0.012947448591013" calcext:value-type="percentage">
            <text:p>1.29%</text:p>
          </table:table-cell>
          <table:table-cell table:formula="of:=([.G185]-[.B185])/[.B185]" office:value-type="percentage" office:value="0.0160427807486631" calcext:value-type="percentage">
            <text:p>1.60%</text:p>
          </table:table-cell>
          <table:table-cell table:formula="of:=([.G185]-[.C185])/[.C185]" office:value-type="percentage" office:value="0.0119198579761603" calcext:value-type="percentage">
            <text:p>1.19%</text:p>
          </table:table-cell>
          <table:table-cell table:formula="of:=([.G185]-[.D185])/[.D185]" office:value-type="percentage" office:value="0.0163015792154864" calcext:value-type="percentage">
            <text:p>1.63%</text:p>
          </table:table-cell>
          <table:table-cell table:formula="of:=([.G185]-[.E185])/[.E185]" office:value-type="percentage" office:value="0.0119198579761603" calcext:value-type="percentage">
            <text:p>1.19%</text:p>
          </table:table-cell>
          <table:table-cell table:formula="of:=([.G185]-[.F185])/[.F185]" office:value-type="percentage" office:value="0.0119198579761603" calcext:value-type="percentage">
            <text:p>1.19%</text:p>
          </table:table-cell>
        </table:table-row>
        <table:table-row table:style-name="ro1">
          <table:table-cell table:number-columns-repeated="7" office:value-type="float" office:value="403" calcext:value-type="float">
            <text:p>403</text:p>
          </table:table-cell>
          <table:table-cell table:formula="of:=([.G186]-[.A186])/[.A186]" office:value-type="percentage" office:value="0" calcext:value-type="percentage">
            <text:p>0.00%</text:p>
          </table:table-cell>
          <table:table-cell table:formula="of:=([.G186]-[.B186])/[.B186]" office:value-type="percentage" office:value="0" calcext:value-type="percentage">
            <text:p>0.00%</text:p>
          </table:table-cell>
          <table:table-cell table:formula="of:=([.G186]-[.C186])/[.C186]" office:value-type="percentage" office:value="0" calcext:value-type="percentage">
            <text:p>0.00%</text:p>
          </table:table-cell>
          <table:table-cell table:formula="of:=([.G186]-[.D186])/[.D186]" office:value-type="percentage" office:value="0" calcext:value-type="percentage">
            <text:p>0.00%</text:p>
          </table:table-cell>
          <table:table-cell table:formula="of:=([.G186]-[.E186])/[.E186]" office:value-type="percentage" office:value="0" calcext:value-type="percentage">
            <text:p>0.00%</text:p>
          </table:table-cell>
          <table:table-cell table:formula="of:=([.G186]-[.F186])/[.F18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7.3" calcext:value-type="float">
            <text:p>377.3</text:p>
          </table:table-cell>
          <table:table-cell office:value-type="float" office:value="376.6" calcext:value-type="float">
            <text:p>376.6</text:p>
          </table:table-cell>
          <table:table-cell office:value-type="float" office:value="377.7" calcext:value-type="float">
            <text:p>377.7</text:p>
          </table:table-cell>
          <table:table-cell office:value-type="float" office:value="376.2" calcext:value-type="float">
            <text:p>376.2</text:p>
          </table:table-cell>
          <table:table-cell office:value-type="float" office:value="378.3" calcext:value-type="float">
            <text:p>378.3</text:p>
          </table:table-cell>
          <table:table-cell office:value-type="float" office:value="377.7" calcext:value-type="float">
            <text:p>377.7</text:p>
          </table:table-cell>
          <table:table-cell office:value-type="float" office:value="382" calcext:value-type="float">
            <text:p>382</text:p>
          </table:table-cell>
          <table:table-cell table:formula="of:=([.G187]-[.A187])/[.A187]" office:value-type="percentage" office:value="0.0124569308242777" calcext:value-type="percentage">
            <text:p>1.25%</text:p>
          </table:table-cell>
          <table:table-cell table:formula="of:=([.G187]-[.B187])/[.B187]" office:value-type="percentage" office:value="0.0143388210302708" calcext:value-type="percentage">
            <text:p>1.43%</text:p>
          </table:table-cell>
          <table:table-cell table:formula="of:=([.G187]-[.C187])/[.C187]" office:value-type="percentage" office:value="0.0113846968493514" calcext:value-type="percentage">
            <text:p>1.14%</text:p>
          </table:table-cell>
          <table:table-cell table:formula="of:=([.G187]-[.D187])/[.D187]" office:value-type="percentage" office:value="0.0154173312068049" calcext:value-type="percentage">
            <text:p>1.54%</text:p>
          </table:table-cell>
          <table:table-cell table:formula="of:=([.G187]-[.E187])/[.E187]" office:value-type="percentage" office:value="0.00978059740946336" calcext:value-type="percentage">
            <text:p>0.98%</text:p>
          </table:table-cell>
          <table:table-cell table:formula="of:=([.G187]-[.F187])/[.F187]" office:value-type="percentage" office:value="0.0113846968493514" calcext:value-type="percentage">
            <text:p>1.14%</text:p>
          </table:table-cell>
        </table:table-row>
        <table:table-row table:style-name="ro1">
          <table:table-cell table:number-columns-repeated="7" office:value-type="float" office:value="406" calcext:value-type="float">
            <text:p>406</text:p>
          </table:table-cell>
          <table:table-cell table:formula="of:=([.G188]-[.A188])/[.A188]" office:value-type="percentage" office:value="0" calcext:value-type="percentage">
            <text:p>0.00%</text:p>
          </table:table-cell>
          <table:table-cell table:formula="of:=([.G188]-[.B188])/[.B188]" office:value-type="percentage" office:value="0" calcext:value-type="percentage">
            <text:p>0.00%</text:p>
          </table:table-cell>
          <table:table-cell table:formula="of:=([.G188]-[.C188])/[.C188]" office:value-type="percentage" office:value="0" calcext:value-type="percentage">
            <text:p>0.00%</text:p>
          </table:table-cell>
          <table:table-cell table:formula="of:=([.G188]-[.D188])/[.D188]" office:value-type="percentage" office:value="0" calcext:value-type="percentage">
            <text:p>0.00%</text:p>
          </table:table-cell>
          <table:table-cell table:formula="of:=([.G188]-[.E188])/[.E188]" office:value-type="percentage" office:value="0" calcext:value-type="percentage">
            <text:p>0.00%</text:p>
          </table:table-cell>
          <table:table-cell table:formula="of:=([.G188]-[.F188])/[.F18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406" calcext:value-type="float">
            <text:p>406</text:p>
          </table:table-cell>
          <table:table-cell table:formula="of:=([.G189]-[.A189])/[.A189]" office:value-type="percentage" office:value="0" calcext:value-type="percentage">
            <text:p>0.00%</text:p>
          </table:table-cell>
          <table:table-cell table:formula="of:=([.G189]-[.B189])/[.B189]" office:value-type="percentage" office:value="0" calcext:value-type="percentage">
            <text:p>0.00%</text:p>
          </table:table-cell>
          <table:table-cell table:formula="of:=([.G189]-[.C189])/[.C189]" office:value-type="percentage" office:value="0" calcext:value-type="percentage">
            <text:p>0.00%</text:p>
          </table:table-cell>
          <table:table-cell table:formula="of:=([.G189]-[.D189])/[.D189]" office:value-type="percentage" office:value="0" calcext:value-type="percentage">
            <text:p>0.00%</text:p>
          </table:table-cell>
          <table:table-cell table:formula="of:=([.G189]-[.E189])/[.E189]" office:value-type="percentage" office:value="0" calcext:value-type="percentage">
            <text:p>0.00%</text:p>
          </table:table-cell>
          <table:table-cell table:formula="of:=([.G189]-[.F189])/[.F18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408" calcext:value-type="float">
            <text:p>408</text:p>
          </table:table-cell>
          <table:table-cell table:formula="of:=([.G190]-[.A190])/[.A190]" office:value-type="percentage" office:value="0" calcext:value-type="percentage">
            <text:p>0.00%</text:p>
          </table:table-cell>
          <table:table-cell table:formula="of:=([.G190]-[.B190])/[.B190]" office:value-type="percentage" office:value="0" calcext:value-type="percentage">
            <text:p>0.00%</text:p>
          </table:table-cell>
          <table:table-cell table:formula="of:=([.G190]-[.C190])/[.C190]" office:value-type="percentage" office:value="0" calcext:value-type="percentage">
            <text:p>0.00%</text:p>
          </table:table-cell>
          <table:table-cell table:formula="of:=([.G190]-[.D190])/[.D190]" office:value-type="percentage" office:value="0" calcext:value-type="percentage">
            <text:p>0.00%</text:p>
          </table:table-cell>
          <table:table-cell table:formula="of:=([.G190]-[.E190])/[.E190]" office:value-type="percentage" office:value="0" calcext:value-type="percentage">
            <text:p>0.00%</text:p>
          </table:table-cell>
          <table:table-cell table:formula="of:=([.G190]-[.F190])/[.F19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408" calcext:value-type="float">
            <text:p>408</text:p>
          </table:table-cell>
          <table:table-cell table:formula="of:=([.G191]-[.A191])/[.A191]" office:value-type="percentage" office:value="0" calcext:value-type="percentage">
            <text:p>0.00%</text:p>
          </table:table-cell>
          <table:table-cell table:formula="of:=([.G191]-[.B191])/[.B191]" office:value-type="percentage" office:value="0" calcext:value-type="percentage">
            <text:p>0.00%</text:p>
          </table:table-cell>
          <table:table-cell table:formula="of:=([.G191]-[.C191])/[.C191]" office:value-type="percentage" office:value="0" calcext:value-type="percentage">
            <text:p>0.00%</text:p>
          </table:table-cell>
          <table:table-cell table:formula="of:=([.G191]-[.D191])/[.D191]" office:value-type="percentage" office:value="0" calcext:value-type="percentage">
            <text:p>0.00%</text:p>
          </table:table-cell>
          <table:table-cell table:formula="of:=([.G191]-[.E191])/[.E191]" office:value-type="percentage" office:value="0" calcext:value-type="percentage">
            <text:p>0.00%</text:p>
          </table:table-cell>
          <table:table-cell table:formula="of:=([.G191]-[.F191])/[.F19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411" calcext:value-type="float">
            <text:p>411</text:p>
          </table:table-cell>
          <table:table-cell table:formula="of:=([.G192]-[.A192])/[.A192]" office:value-type="percentage" office:value="0" calcext:value-type="percentage">
            <text:p>0.00%</text:p>
          </table:table-cell>
          <table:table-cell table:formula="of:=([.G192]-[.B192])/[.B192]" office:value-type="percentage" office:value="0" calcext:value-type="percentage">
            <text:p>0.00%</text:p>
          </table:table-cell>
          <table:table-cell table:formula="of:=([.G192]-[.C192])/[.C192]" office:value-type="percentage" office:value="0" calcext:value-type="percentage">
            <text:p>0.00%</text:p>
          </table:table-cell>
          <table:table-cell table:formula="of:=([.G192]-[.D192])/[.D192]" office:value-type="percentage" office:value="0" calcext:value-type="percentage">
            <text:p>0.00%</text:p>
          </table:table-cell>
          <table:table-cell table:formula="of:=([.G192]-[.E192])/[.E192]" office:value-type="percentage" office:value="0" calcext:value-type="percentage">
            <text:p>0.00%</text:p>
          </table:table-cell>
          <table:table-cell table:formula="of:=([.G192]-[.F192])/[.F19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84.5" calcext:value-type="float">
            <text:p>584.5</text:p>
          </table:table-cell>
          <table:table-cell office:value-type="float" office:value="583.4" calcext:value-type="float">
            <text:p>583.4</text:p>
          </table:table-cell>
          <table:table-cell office:value-type="float" office:value="584.8" calcext:value-type="float">
            <text:p>584.8</text:p>
          </table:table-cell>
          <table:table-cell office:value-type="float" office:value="582.7" calcext:value-type="float">
            <text:p>582.7</text:p>
          </table:table-cell>
          <table:table-cell office:value-type="float" office:value="585.1" calcext:value-type="float">
            <text:p>585.1</text:p>
          </table:table-cell>
          <table:table-cell office:value-type="float" office:value="584.3" calcext:value-type="float">
            <text:p>584.3</text:p>
          </table:table-cell>
          <table:table-cell office:value-type="float" office:value="589" calcext:value-type="float">
            <text:p>589</text:p>
          </table:table-cell>
          <table:table-cell table:formula="of:=([.G193]-[.A193])/[.A193]" office:value-type="percentage" office:value="0.0076988879384089" calcext:value-type="percentage">
            <text:p>0.77%</text:p>
          </table:table-cell>
          <table:table-cell table:formula="of:=([.G193]-[.B193])/[.B193]" office:value-type="percentage" office:value="0.00959890298251632" calcext:value-type="percentage">
            <text:p>0.96%</text:p>
          </table:table-cell>
          <table:table-cell table:formula="of:=([.G193]-[.C193])/[.C193]" office:value-type="percentage" office:value="0.00718194254445972" calcext:value-type="percentage">
            <text:p>0.72%</text:p>
          </table:table-cell>
          <table:table-cell table:formula="of:=([.G193]-[.D193])/[.D193]" office:value-type="percentage" office:value="0.0108117384588982" calcext:value-type="percentage">
            <text:p>1.08%</text:p>
          </table:table-cell>
          <table:table-cell table:formula="of:=([.G193]-[.E193])/[.E193]" office:value-type="percentage" office:value="0.00666552726029735" calcext:value-type="percentage">
            <text:p>0.67%</text:p>
          </table:table-cell>
          <table:table-cell table:formula="of:=([.G193]-[.F193])/[.F193]" office:value-type="percentage" office:value="0.008043813109704" calcext:value-type="percentage">
            <text:p>0.80%</text:p>
          </table:table-cell>
        </table:table-row>
        <table:table-row table:style-name="ro1">
          <table:table-cell table:number-columns-repeated="3" office:value-type="float" office:value="749" calcext:value-type="float">
            <text:p>749</text:p>
          </table:table-cell>
          <table:table-cell office:value-type="float" office:value="748.6" calcext:value-type="float">
            <text:p>748.6</text:p>
          </table:table-cell>
          <table:table-cell table:number-columns-repeated="3" office:value-type="float" office:value="749" calcext:value-type="float">
            <text:p>749</text:p>
          </table:table-cell>
          <table:table-cell table:formula="of:=([.G194]-[.A194])/[.A194]" office:value-type="percentage" office:value="0" calcext:value-type="percentage">
            <text:p>0.00%</text:p>
          </table:table-cell>
          <table:table-cell table:formula="of:=([.G194]-[.B194])/[.B194]" office:value-type="percentage" office:value="0" calcext:value-type="percentage">
            <text:p>0.00%</text:p>
          </table:table-cell>
          <table:table-cell table:formula="of:=([.G194]-[.C194])/[.C194]" office:value-type="percentage" office:value="0" calcext:value-type="percentage">
            <text:p>0.00%</text:p>
          </table:table-cell>
          <table:table-cell table:formula="of:=([.G194]-[.D194])/[.D194]" office:value-type="percentage" office:value="0.000534330750734674" calcext:value-type="percentage">
            <text:p>0.05%</text:p>
          </table:table-cell>
          <table:table-cell table:formula="of:=([.G194]-[.E194])/[.E194]" office:value-type="percentage" office:value="0" calcext:value-type="percentage">
            <text:p>0.00%</text:p>
          </table:table-cell>
          <table:table-cell table:formula="of:=([.G194]-[.F194])/[.F19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/>
          <table:table-cell table:style-name="ce3" table:formula="of:=SUM([.H2:.H194])/193" office:value-type="percentage" office:value="0.00104612674581133" calcext:value-type="percentage">
            <text:p>0.10%</text:p>
          </table:table-cell>
          <table:table-cell table:style-name="ce3" table:formula="of:=SUM([.I2:.I194])/193" office:value-type="percentage" office:value="0.00139146755971301" calcext:value-type="percentage">
            <text:p>0.14%</text:p>
          </table:table-cell>
          <table:table-cell table:style-name="ce3" table:formula="of:=SUM([.J2:.J194])/193" office:value-type="percentage" office:value="0.000866516093098344" calcext:value-type="percentage">
            <text:p>0.09%</text:p>
          </table:table-cell>
          <table:table-cell table:style-name="ce3" table:formula="of:=SUM([.K2:.K194])/193" office:value-type="percentage" office:value="0.00139541839756451" calcext:value-type="percentage">
            <text:p>0.14%</text:p>
          </table:table-cell>
          <table:table-cell table:style-name="ce3" table:formula="of:=SUM([.L2:.L194])/193" office:value-type="percentage" office:value="0.000799505472981789" calcext:value-type="percentage">
            <text:p>0.08%</text:p>
          </table:table-cell>
          <table:table-cell table:style-name="ce3" table:formula="of:=SUM([.M2:.M194])/193" office:value-type="percentage" office:value="0.00106955483466585" calcext:value-type="percentage">
            <text:p>0.11%</text:p>
          </table:table-cell>
        </table:table-row>
        <table:table-row table:style-name="ro1"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</table:table-row>
      </table:table>
      <table:table table:name="C-objval" table:style-name="ta1">
        <table:table-column table:style-name="co1" table:number-columns-repeated="7" table:default-cell-style-name="Default"/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ir 5 ils j</text:p>
          </table:table-cell>
          <table:table-cell table:style-name="ce1" office:value-type="string" calcext:value-type="string">
            <text:p>ir 5 ils j/2</text:p>
          </table:table-cell>
          <table:table-cell table:style-name="ce1" office:value-type="string" calcext:value-type="string">
            <text:p>ir 10 ils j</text:p>
          </table:table-cell>
          <table:table-cell table:style-name="ce1" office:value-type="string" calcext:value-type="string">
            <text:p>ir 10 ils j/2</text:p>
          </table:table-cell>
          <table:table-cell table:style-name="ce1" office:value-type="string" calcext:value-type="string">
            <text:p>ir 15 ils j</text:p>
          </table:table-cell>
          <table:table-cell table:style-name="ce1" office:value-type="string" calcext:value-type="string">
            <text:p>ir 15 ils j/2</text:p>
          </table:table-cell>
          <table:table-cell table:style-name="ce1" office:value-type="string" calcext:value-type="string">
            <text:p>opt</text:p>
          </table:table-cell>
          <table:table-cell table:style-name="ce1" office:value-type="string" calcext:value-type="string">
            <text:p>gap ir 5 ils j</text:p>
          </table:table-cell>
          <table:table-cell table:style-name="ce1" office:value-type="string" calcext:value-type="string">
            <text:p><text:span text:style-name="T1">gap </text:span>ir 5 ils j/2</text:p>
          </table:table-cell>
          <table:table-cell table:style-name="ce1" office:value-type="string" calcext:value-type="string">
            <text:p><text:span text:style-name="T1">gap </text:span>ir 10 ils j</text:p>
          </table:table-cell>
          <table:table-cell table:style-name="ce1" office:value-type="string" calcext:value-type="string">
            <text:p><text:span text:style-name="T1">gap </text:span>ir 10 ils j/2</text:p>
          </table:table-cell>
          <table:table-cell table:style-name="ce1" office:value-type="string" calcext:value-type="string">
            <text:p><text:span text:style-name="T1">gap </text:span>ir 15 ils j</text:p>
          </table:table-cell>
          <table:table-cell table:style-name="ce1" office:value-type="string" calcext:value-type="string">
            <text:p><text:span text:style-name="T1">gap </text:span>ir 15 ils j/2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table:formula="of:=([.G2]-[.A2])/[.A2]" office:value-type="percentage" office:value="0" calcext:value-type="percentage">
            <text:p>0.00%</text:p>
          </table:table-cell>
          <table:table-cell table:formula="of:=([.G2]-[.B2])/[.B2]" office:value-type="percentage" office:value="0" calcext:value-type="percentage">
            <text:p>0.00%</text:p>
          </table:table-cell>
          <table:table-cell table:formula="of:=([.G2]-[.C2])/[.C2]" office:value-type="percentage" office:value="0" calcext:value-type="percentage">
            <text:p>0.00%</text:p>
          </table:table-cell>
          <table:table-cell table:formula="of:=([.G2]-[.D2])/[.D2]" office:value-type="percentage" office:value="0" calcext:value-type="percentage">
            <text:p>0.00%</text:p>
          </table:table-cell>
          <table:table-cell table:formula="of:=([.G2]-[.E2])/[.E2]" office:value-type="percentage" office:value="0" calcext:value-type="percentage">
            <text:p>0.00%</text:p>
          </table:table-cell>
          <table:table-cell table:formula="of:=([.G2]-[.F2])/[.F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table:formula="of:=([.G3]-[.A3])/[.A3]" office:value-type="percentage" office:value="0" calcext:value-type="percentage">
            <text:p>0.00%</text:p>
          </table:table-cell>
          <table:table-cell table:formula="of:=([.G3]-[.B3])/[.B3]" office:value-type="percentage" office:value="0" calcext:value-type="percentage">
            <text:p>0.00%</text:p>
          </table:table-cell>
          <table:table-cell table:formula="of:=([.G3]-[.C3])/[.C3]" office:value-type="percentage" office:value="0" calcext:value-type="percentage">
            <text:p>0.00%</text:p>
          </table:table-cell>
          <table:table-cell table:formula="of:=([.G3]-[.D3])/[.D3]" office:value-type="percentage" office:value="0" calcext:value-type="percentage">
            <text:p>0.00%</text:p>
          </table:table-cell>
          <table:table-cell table:formula="of:=([.G3]-[.E3])/[.E3]" office:value-type="percentage" office:value="0" calcext:value-type="percentage">
            <text:p>0.00%</text:p>
          </table:table-cell>
          <table:table-cell table:formula="of:=([.G3]-[.F3])/[.F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table:number-columns-repeated="6" office:value-type="float" office:value="43" calcext:value-type="float">
            <text:p>43</text:p>
          </table:table-cell>
          <table:table-cell table:formula="of:=([.G4]-[.A4])/[.A4]" office:value-type="percentage" office:value="0.00702576112412171" calcext:value-type="percentage">
            <text:p>0.70%</text:p>
          </table:table-cell>
          <table:table-cell table:formula="of:=([.G4]-[.B4])/[.B4]" office:value-type="percentage" office:value="0" calcext:value-type="percentage">
            <text:p>0.00%</text:p>
          </table:table-cell>
          <table:table-cell table:formula="of:=([.G4]-[.C4])/[.C4]" office:value-type="percentage" office:value="0" calcext:value-type="percentage">
            <text:p>0.00%</text:p>
          </table:table-cell>
          <table:table-cell table:formula="of:=([.G4]-[.D4])/[.D4]" office:value-type="percentage" office:value="0" calcext:value-type="percentage">
            <text:p>0.00%</text:p>
          </table:table-cell>
          <table:table-cell table:formula="of:=([.G4]-[.E4])/[.E4]" office:value-type="percentage" office:value="0" calcext:value-type="percentage">
            <text:p>0.00%</text:p>
          </table:table-cell>
          <table:table-cell table:formula="of:=([.G4]-[.F4])/[.F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43" calcext:value-type="float">
            <text:p>43</text:p>
          </table:table-cell>
          <table:table-cell table:formula="of:=([.G5]-[.A5])/[.A5]" office:value-type="percentage" office:value="0" calcext:value-type="percentage">
            <text:p>0.00%</text:p>
          </table:table-cell>
          <table:table-cell table:formula="of:=([.G5]-[.B5])/[.B5]" office:value-type="percentage" office:value="0" calcext:value-type="percentage">
            <text:p>0.00%</text:p>
          </table:table-cell>
          <table:table-cell table:formula="of:=([.G5]-[.C5])/[.C5]" office:value-type="percentage" office:value="0" calcext:value-type="percentage">
            <text:p>0.00%</text:p>
          </table:table-cell>
          <table:table-cell table:formula="of:=([.G5]-[.D5])/[.D5]" office:value-type="percentage" office:value="0" calcext:value-type="percentage">
            <text:p>0.00%</text:p>
          </table:table-cell>
          <table:table-cell table:formula="of:=([.G5]-[.E5])/[.E5]" office:value-type="percentage" office:value="0" calcext:value-type="percentage">
            <text:p>0.00%</text:p>
          </table:table-cell>
          <table:table-cell table:formula="of:=([.G5]-[.F5])/[.F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48" calcext:value-type="float">
            <text:p>48</text:p>
          </table:table-cell>
          <table:table-cell table:formula="of:=([.G6]-[.A6])/[.A6]" office:value-type="percentage" office:value="0" calcext:value-type="percentage">
            <text:p>0.00%</text:p>
          </table:table-cell>
          <table:table-cell table:formula="of:=([.G6]-[.B6])/[.B6]" office:value-type="percentage" office:value="0" calcext:value-type="percentage">
            <text:p>0.00%</text:p>
          </table:table-cell>
          <table:table-cell table:formula="of:=([.G6]-[.C6])/[.C6]" office:value-type="percentage" office:value="0" calcext:value-type="percentage">
            <text:p>0.00%</text:p>
          </table:table-cell>
          <table:table-cell table:formula="of:=([.G6]-[.D6])/[.D6]" office:value-type="percentage" office:value="0" calcext:value-type="percentage">
            <text:p>0.00%</text:p>
          </table:table-cell>
          <table:table-cell table:formula="of:=([.G6]-[.E6])/[.E6]" office:value-type="percentage" office:value="0" calcext:value-type="percentage">
            <text:p>0.00%</text:p>
          </table:table-cell>
          <table:table-cell table:formula="of:=([.G6]-[.F6])/[.F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79.6" calcext:value-type="float">
            <text:p>79.6</text:p>
          </table:table-cell>
          <table:table-cell table:number-columns-repeated="5" office:value-type="float" office:value="80" calcext:value-type="float">
            <text:p>80</text:p>
          </table:table-cell>
          <table:table-cell table:formula="of:=([.G7]-[.A7])/[.A7]" office:value-type="percentage" office:value="0.00250626566416044" calcext:value-type="percentage">
            <text:p>0.25%</text:p>
          </table:table-cell>
          <table:table-cell table:formula="of:=([.G7]-[.B7])/[.B7]" office:value-type="percentage" office:value="0.00502512562814078" calcext:value-type="percentage">
            <text:p>0.50%</text:p>
          </table:table-cell>
          <table:table-cell table:formula="of:=([.G7]-[.C7])/[.C7]" office:value-type="percentage" office:value="0" calcext:value-type="percentage">
            <text:p>0.00%</text:p>
          </table:table-cell>
          <table:table-cell table:formula="of:=([.G7]-[.D7])/[.D7]" office:value-type="percentage" office:value="0" calcext:value-type="percentage">
            <text:p>0.00%</text:p>
          </table:table-cell>
          <table:table-cell table:formula="of:=([.G7]-[.E7])/[.E7]" office:value-type="percentage" office:value="0" calcext:value-type="percentage">
            <text:p>0.00%</text:p>
          </table:table-cell>
          <table:table-cell table:formula="of:=([.G7]-[.F7])/[.F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96" calcext:value-type="float">
            <text:p>96</text:p>
          </table:table-cell>
          <table:table-cell table:formula="of:=([.G8]-[.A8])/[.A8]" office:value-type="percentage" office:value="0" calcext:value-type="percentage">
            <text:p>0.00%</text:p>
          </table:table-cell>
          <table:table-cell table:formula="of:=([.G8]-[.B8])/[.B8]" office:value-type="percentage" office:value="0" calcext:value-type="percentage">
            <text:p>0.00%</text:p>
          </table:table-cell>
          <table:table-cell table:formula="of:=([.G8]-[.C8])/[.C8]" office:value-type="percentage" office:value="0" calcext:value-type="percentage">
            <text:p>0.00%</text:p>
          </table:table-cell>
          <table:table-cell table:formula="of:=([.G8]-[.D8])/[.D8]" office:value-type="percentage" office:value="0" calcext:value-type="percentage">
            <text:p>0.00%</text:p>
          </table:table-cell>
          <table:table-cell table:formula="of:=([.G8]-[.E8])/[.E8]" office:value-type="percentage" office:value="0" calcext:value-type="percentage">
            <text:p>0.00%</text:p>
          </table:table-cell>
          <table:table-cell table:formula="of:=([.G8]-[.F8])/[.F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02" calcext:value-type="float">
            <text:p>102</text:p>
          </table:table-cell>
          <table:table-cell table:formula="of:=([.G9]-[.A9])/[.A9]" office:value-type="percentage" office:value="0" calcext:value-type="percentage">
            <text:p>0.00%</text:p>
          </table:table-cell>
          <table:table-cell table:formula="of:=([.G9]-[.B9])/[.B9]" office:value-type="percentage" office:value="0" calcext:value-type="percentage">
            <text:p>0.00%</text:p>
          </table:table-cell>
          <table:table-cell table:formula="of:=([.G9]-[.C9])/[.C9]" office:value-type="percentage" office:value="0" calcext:value-type="percentage">
            <text:p>0.00%</text:p>
          </table:table-cell>
          <table:table-cell table:formula="of:=([.G9]-[.D9])/[.D9]" office:value-type="percentage" office:value="0" calcext:value-type="percentage">
            <text:p>0.00%</text:p>
          </table:table-cell>
          <table:table-cell table:formula="of:=([.G9]-[.E9])/[.E9]" office:value-type="percentage" office:value="0" calcext:value-type="percentage">
            <text:p>0.00%</text:p>
          </table:table-cell>
          <table:table-cell table:formula="of:=([.G9]-[.F9])/[.F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100.3" calcext:value-type="float">
            <text:p>100.3</text:p>
          </table:table-cell>
          <table:table-cell office:value-type="float" office:value="100.9" calcext:value-type="float">
            <text:p>100.9</text:p>
          </table:table-cell>
          <table:table-cell office:value-type="float" office:value="100.6" calcext:value-type="float">
            <text:p>100.6</text:p>
          </table:table-cell>
          <table:table-cell office:value-type="float" office:value="100.8" calcext:value-type="float">
            <text:p>100.8</text:p>
          </table:table-cell>
          <table:table-cell office:value-type="float" office:value="100.5" calcext:value-type="float">
            <text:p>100.5</text:p>
          </table:table-cell>
          <table:table-cell office:value-type="float" office:value="101" calcext:value-type="float">
            <text:p>101</text:p>
          </table:table-cell>
          <table:table-cell table:formula="of:=([.G10]-[.A10])/[.A10]" office:value-type="percentage" office:value="0.00697906281156533" calcext:value-type="percentage">
            <text:p>0.70%</text:p>
          </table:table-cell>
          <table:table-cell table:formula="of:=([.G10]-[.B10])/[.B10]" office:value-type="percentage" office:value="0.00697906281156533" calcext:value-type="percentage">
            <text:p>0.70%</text:p>
          </table:table-cell>
          <table:table-cell table:formula="of:=([.G10]-[.C10])/[.C10]" office:value-type="percentage" office:value="0.000991080277502421" calcext:value-type="percentage">
            <text:p>0.10%</text:p>
          </table:table-cell>
          <table:table-cell table:formula="of:=([.G10]-[.D10])/[.D10]" office:value-type="percentage" office:value="0.00397614314115314" calcext:value-type="percentage">
            <text:p>0.40%</text:p>
          </table:table-cell>
          <table:table-cell table:formula="of:=([.G10]-[.E10])/[.E10]" office:value-type="percentage" office:value="0.00198412698412701" calcext:value-type="percentage">
            <text:p>0.20%</text:p>
          </table:table-cell>
          <table:table-cell table:formula="of:=([.G10]-[.F10])/[.F10]" office:value-type="percentage" office:value="0.00497512437810945" calcext:value-type="percentage">
            <text:p>0.50%</text:p>
          </table:table-cell>
        </table:table-row>
        <table:table-row table:style-name="ro1">
          <table:table-cell table:number-columns-repeated="7" office:value-type="float" office:value="103" calcext:value-type="float">
            <text:p>103</text:p>
          </table:table-cell>
          <table:table-cell table:formula="of:=([.G11]-[.A11])/[.A11]" office:value-type="percentage" office:value="0" calcext:value-type="percentage">
            <text:p>0.00%</text:p>
          </table:table-cell>
          <table:table-cell table:formula="of:=([.G11]-[.B11])/[.B11]" office:value-type="percentage" office:value="0" calcext:value-type="percentage">
            <text:p>0.00%</text:p>
          </table:table-cell>
          <table:table-cell table:formula="of:=([.G11]-[.C11])/[.C11]" office:value-type="percentage" office:value="0" calcext:value-type="percentage">
            <text:p>0.00%</text:p>
          </table:table-cell>
          <table:table-cell table:formula="of:=([.G11]-[.D11])/[.D11]" office:value-type="percentage" office:value="0" calcext:value-type="percentage">
            <text:p>0.00%</text:p>
          </table:table-cell>
          <table:table-cell table:formula="of:=([.G11]-[.E11])/[.E11]" office:value-type="percentage" office:value="0" calcext:value-type="percentage">
            <text:p>0.00%</text:p>
          </table:table-cell>
          <table:table-cell table:formula="of:=([.G11]-[.F11])/[.F1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10" calcext:value-type="float">
            <text:p>110</text:p>
          </table:table-cell>
          <table:table-cell table:formula="of:=([.G12]-[.A12])/[.A12]" office:value-type="percentage" office:value="0" calcext:value-type="percentage">
            <text:p>0.00%</text:p>
          </table:table-cell>
          <table:table-cell table:formula="of:=([.G12]-[.B12])/[.B12]" office:value-type="percentage" office:value="0" calcext:value-type="percentage">
            <text:p>0.00%</text:p>
          </table:table-cell>
          <table:table-cell table:formula="of:=([.G12]-[.C12])/[.C12]" office:value-type="percentage" office:value="0" calcext:value-type="percentage">
            <text:p>0.00%</text:p>
          </table:table-cell>
          <table:table-cell table:formula="of:=([.G12]-[.D12])/[.D12]" office:value-type="percentage" office:value="0" calcext:value-type="percentage">
            <text:p>0.00%</text:p>
          </table:table-cell>
          <table:table-cell table:formula="of:=([.G12]-[.E12])/[.E12]" office:value-type="percentage" office:value="0" calcext:value-type="percentage">
            <text:p>0.00%</text:p>
          </table:table-cell>
          <table:table-cell table:formula="of:=([.G12]-[.F12])/[.F1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11" calcext:value-type="float">
            <text:p>111</text:p>
          </table:table-cell>
          <table:table-cell table:formula="of:=([.G13]-[.A13])/[.A13]" office:value-type="percentage" office:value="0" calcext:value-type="percentage">
            <text:p>0.00%</text:p>
          </table:table-cell>
          <table:table-cell table:formula="of:=([.G13]-[.B13])/[.B13]" office:value-type="percentage" office:value="0" calcext:value-type="percentage">
            <text:p>0.00%</text:p>
          </table:table-cell>
          <table:table-cell table:formula="of:=([.G13]-[.C13])/[.C13]" office:value-type="percentage" office:value="0" calcext:value-type="percentage">
            <text:p>0.00%</text:p>
          </table:table-cell>
          <table:table-cell table:formula="of:=([.G13]-[.D13])/[.D13]" office:value-type="percentage" office:value="0" calcext:value-type="percentage">
            <text:p>0.00%</text:p>
          </table:table-cell>
          <table:table-cell table:formula="of:=([.G13]-[.E13])/[.E13]" office:value-type="percentage" office:value="0" calcext:value-type="percentage">
            <text:p>0.00%</text:p>
          </table:table-cell>
          <table:table-cell table:formula="of:=([.G13]-[.F13])/[.F1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12" calcext:value-type="float">
            <text:p>112</text:p>
          </table:table-cell>
          <table:table-cell table:formula="of:=([.G14]-[.A14])/[.A14]" office:value-type="percentage" office:value="0" calcext:value-type="percentage">
            <text:p>0.00%</text:p>
          </table:table-cell>
          <table:table-cell table:formula="of:=([.G14]-[.B14])/[.B14]" office:value-type="percentage" office:value="0" calcext:value-type="percentage">
            <text:p>0.00%</text:p>
          </table:table-cell>
          <table:table-cell table:formula="of:=([.G14]-[.C14])/[.C14]" office:value-type="percentage" office:value="0" calcext:value-type="percentage">
            <text:p>0.00%</text:p>
          </table:table-cell>
          <table:table-cell table:formula="of:=([.G14]-[.D14])/[.D14]" office:value-type="percentage" office:value="0" calcext:value-type="percentage">
            <text:p>0.00%</text:p>
          </table:table-cell>
          <table:table-cell table:formula="of:=([.G14]-[.E14])/[.E14]" office:value-type="percentage" office:value="0" calcext:value-type="percentage">
            <text:p>0.00%</text:p>
          </table:table-cell>
          <table:table-cell table:formula="of:=([.G14]-[.F14])/[.F1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14" calcext:value-type="float">
            <text:p>114</text:p>
          </table:table-cell>
          <table:table-cell table:formula="of:=([.G15]-[.A15])/[.A15]" office:value-type="percentage" office:value="0" calcext:value-type="percentage">
            <text:p>0.00%</text:p>
          </table:table-cell>
          <table:table-cell table:formula="of:=([.G15]-[.B15])/[.B15]" office:value-type="percentage" office:value="0" calcext:value-type="percentage">
            <text:p>0.00%</text:p>
          </table:table-cell>
          <table:table-cell table:formula="of:=([.G15]-[.C15])/[.C15]" office:value-type="percentage" office:value="0" calcext:value-type="percentage">
            <text:p>0.00%</text:p>
          </table:table-cell>
          <table:table-cell table:formula="of:=([.G15]-[.D15])/[.D15]" office:value-type="percentage" office:value="0" calcext:value-type="percentage">
            <text:p>0.00%</text:p>
          </table:table-cell>
          <table:table-cell table:formula="of:=([.G15]-[.E15])/[.E15]" office:value-type="percentage" office:value="0" calcext:value-type="percentage">
            <text:p>0.00%</text:p>
          </table:table-cell>
          <table:table-cell table:formula="of:=([.G15]-[.F15])/[.F1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119.7" calcext:value-type="float">
            <text:p>119.7</text:p>
          </table:table-cell>
          <table:table-cell table:number-columns-repeated="4" office:value-type="float" office:value="120.1" calcext:value-type="float">
            <text:p>120.1</text:p>
          </table:table-cell>
          <table:table-cell office:value-type="float" office:value="121" calcext:value-type="float">
            <text:p>121</text:p>
          </table:table-cell>
          <table:table-cell table:formula="of:=([.G16]-[.A16])/[.A16]" office:value-type="percentage" office:value="0.00749375520399672" calcext:value-type="percentage">
            <text:p>0.75%</text:p>
          </table:table-cell>
          <table:table-cell table:formula="of:=([.G16]-[.B16])/[.B16]" office:value-type="percentage" office:value="0.010860484544695" calcext:value-type="percentage">
            <text:p>1.09%</text:p>
          </table:table-cell>
          <table:table-cell table:formula="of:=([.G16]-[.C16])/[.C16]" office:value-type="percentage" office:value="0.00749375520399672" calcext:value-type="percentage">
            <text:p>0.75%</text:p>
          </table:table-cell>
          <table:table-cell table:formula="of:=([.G16]-[.D16])/[.D16]" office:value-type="percentage" office:value="0.00749375520399672" calcext:value-type="percentage">
            <text:p>0.75%</text:p>
          </table:table-cell>
          <table:table-cell table:formula="of:=([.G16]-[.E16])/[.E16]" office:value-type="percentage" office:value="0.00749375520399672" calcext:value-type="percentage">
            <text:p>0.75%</text:p>
          </table:table-cell>
          <table:table-cell table:formula="of:=([.G16]-[.F16])/[.F16]" office:value-type="percentage" office:value="0.00749375520399672" calcext:value-type="percentage">
            <text:p>0.75%</text:p>
          </table:table-cell>
        </table:table-row>
        <table:table-row table:style-name="ro1">
          <table:table-cell table:number-columns-repeated="7" office:value-type="float" office:value="128" calcext:value-type="float">
            <text:p>128</text:p>
          </table:table-cell>
          <table:table-cell table:formula="of:=([.G17]-[.A17])/[.A17]" office:value-type="percentage" office:value="0" calcext:value-type="percentage">
            <text:p>0.00%</text:p>
          </table:table-cell>
          <table:table-cell table:formula="of:=([.G17]-[.B17])/[.B17]" office:value-type="percentage" office:value="0" calcext:value-type="percentage">
            <text:p>0.00%</text:p>
          </table:table-cell>
          <table:table-cell table:formula="of:=([.G17]-[.C17])/[.C17]" office:value-type="percentage" office:value="0" calcext:value-type="percentage">
            <text:p>0.00%</text:p>
          </table:table-cell>
          <table:table-cell table:formula="of:=([.G17]-[.D17])/[.D17]" office:value-type="percentage" office:value="0" calcext:value-type="percentage">
            <text:p>0.00%</text:p>
          </table:table-cell>
          <table:table-cell table:formula="of:=([.G17]-[.E17])/[.E17]" office:value-type="percentage" office:value="0" calcext:value-type="percentage">
            <text:p>0.00%</text:p>
          </table:table-cell>
          <table:table-cell table:formula="of:=([.G17]-[.F17])/[.F1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4.5" calcext:value-type="float">
            <text:p>134.5</text:p>
          </table:table-cell>
          <table:table-cell office:value-type="float" office:value="134.4" calcext:value-type="float">
            <text:p>134.4</text:p>
          </table:table-cell>
          <table:table-cell office:value-type="float" office:value="135.2" calcext:value-type="float">
            <text:p>135.2</text:p>
          </table:table-cell>
          <table:table-cell office:value-type="float" office:value="134.6" calcext:value-type="float">
            <text:p>134.6</text:p>
          </table:table-cell>
          <table:table-cell office:value-type="float" office:value="135.2" calcext:value-type="float">
            <text:p>135.2</text:p>
          </table:table-cell>
          <table:table-cell office:value-type="float" office:value="134.7" calcext:value-type="float">
            <text:p>134.7</text:p>
          </table:table-cell>
          <table:table-cell office:value-type="float" office:value="138" calcext:value-type="float">
            <text:p>138</text:p>
          </table:table-cell>
          <table:table-cell table:formula="of:=([.G18]-[.A18])/[.A18]" office:value-type="percentage" office:value="0.0260223048327138" calcext:value-type="percentage">
            <text:p>2.60%</text:p>
          </table:table-cell>
          <table:table-cell table:formula="of:=([.G18]-[.B18])/[.B18]" office:value-type="percentage" office:value="0.0267857142857142" calcext:value-type="percentage">
            <text:p>2.68%</text:p>
          </table:table-cell>
          <table:table-cell table:formula="of:=([.G18]-[.C18])/[.C18]" office:value-type="percentage" office:value="0.0207100591715977" calcext:value-type="percentage">
            <text:p>2.07%</text:p>
          </table:table-cell>
          <table:table-cell table:formula="of:=([.G18]-[.D18])/[.D18]" office:value-type="percentage" office:value="0.0252600297176821" calcext:value-type="percentage">
            <text:p>2.53%</text:p>
          </table:table-cell>
          <table:table-cell table:formula="of:=([.G18]-[.E18])/[.E18]" office:value-type="percentage" office:value="0.0207100591715977" calcext:value-type="percentage">
            <text:p>2.07%</text:p>
          </table:table-cell>
          <table:table-cell table:formula="of:=([.G18]-[.F18])/[.F18]" office:value-type="percentage" office:value="0.024498886414254" calcext:value-type="percentage">
            <text:p>2.45%</text:p>
          </table:table-cell>
        </table:table-row>
        <table:table-row table:style-name="ro1">
          <table:table-cell table:number-columns-repeated="7" office:value-type="float" office:value="138" calcext:value-type="float">
            <text:p>138</text:p>
          </table:table-cell>
          <table:table-cell table:formula="of:=([.G19]-[.A19])/[.A19]" office:value-type="percentage" office:value="0" calcext:value-type="percentage">
            <text:p>0.00%</text:p>
          </table:table-cell>
          <table:table-cell table:formula="of:=([.G19]-[.B19])/[.B19]" office:value-type="percentage" office:value="0" calcext:value-type="percentage">
            <text:p>0.00%</text:p>
          </table:table-cell>
          <table:table-cell table:formula="of:=([.G19]-[.C19])/[.C19]" office:value-type="percentage" office:value="0" calcext:value-type="percentage">
            <text:p>0.00%</text:p>
          </table:table-cell>
          <table:table-cell table:formula="of:=([.G19]-[.D19])/[.D19]" office:value-type="percentage" office:value="0" calcext:value-type="percentage">
            <text:p>0.00%</text:p>
          </table:table-cell>
          <table:table-cell table:formula="of:=([.G19]-[.E19])/[.E19]" office:value-type="percentage" office:value="0" calcext:value-type="percentage">
            <text:p>0.00%</text:p>
          </table:table-cell>
          <table:table-cell table:formula="of:=([.G19]-[.F19])/[.F1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41" calcext:value-type="float">
            <text:p>141</text:p>
          </table:table-cell>
          <table:table-cell table:formula="of:=([.G20]-[.A20])/[.A20]" office:value-type="percentage" office:value="0" calcext:value-type="percentage">
            <text:p>0.00%</text:p>
          </table:table-cell>
          <table:table-cell table:formula="of:=([.G20]-[.B20])/[.B20]" office:value-type="percentage" office:value="0" calcext:value-type="percentage">
            <text:p>0.00%</text:p>
          </table:table-cell>
          <table:table-cell table:formula="of:=([.G20]-[.C20])/[.C20]" office:value-type="percentage" office:value="0" calcext:value-type="percentage">
            <text:p>0.00%</text:p>
          </table:table-cell>
          <table:table-cell table:formula="of:=([.G20]-[.D20])/[.D20]" office:value-type="percentage" office:value="0" calcext:value-type="percentage">
            <text:p>0.00%</text:p>
          </table:table-cell>
          <table:table-cell table:formula="of:=([.G20]-[.E20])/[.E20]" office:value-type="percentage" office:value="0" calcext:value-type="percentage">
            <text:p>0.00%</text:p>
          </table:table-cell>
          <table:table-cell table:formula="of:=([.G20]-[.F20])/[.F2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1.6" calcext:value-type="float">
            <text:p>131.6</text:p>
          </table:table-cell>
          <table:table-cell office:value-type="float" office:value="130.8" calcext:value-type="float">
            <text:p>130.8</text:p>
          </table:table-cell>
          <table:table-cell office:value-type="float" office:value="131.9" calcext:value-type="float">
            <text:p>131.9</text:p>
          </table:table-cell>
          <table:table-cell office:value-type="float" office:value="131.3" calcext:value-type="float">
            <text:p>131.3</text:p>
          </table:table-cell>
          <table:table-cell office:value-type="float" office:value="132.1" calcext:value-type="float">
            <text:p>132.1</text:p>
          </table:table-cell>
          <table:table-cell office:value-type="float" office:value="131.5" calcext:value-type="float">
            <text:p>131.5</text:p>
          </table:table-cell>
          <table:table-cell office:value-type="float" office:value="134" calcext:value-type="float">
            <text:p>134</text:p>
          </table:table-cell>
          <table:table-cell table:formula="of:=([.G21]-[.A21])/[.A21]" office:value-type="percentage" office:value="0.0182370820668693" calcext:value-type="percentage">
            <text:p>1.82%</text:p>
          </table:table-cell>
          <table:table-cell table:formula="of:=([.G21]-[.B21])/[.B21]" office:value-type="percentage" office:value="0.0244648318042813" calcext:value-type="percentage">
            <text:p>2.45%</text:p>
          </table:table-cell>
          <table:table-cell table:formula="of:=([.G21]-[.C21])/[.C21]" office:value-type="percentage" office:value="0.0159211523881728" calcext:value-type="percentage">
            <text:p>1.59%</text:p>
          </table:table-cell>
          <table:table-cell table:formula="of:=([.G21]-[.D21])/[.D21]" office:value-type="percentage" office:value="0.0205635948210205" calcext:value-type="percentage">
            <text:p>2.06%</text:p>
          </table:table-cell>
          <table:table-cell table:formula="of:=([.G21]-[.E21])/[.E21]" office:value-type="percentage" office:value="0.0143830431491295" calcext:value-type="percentage">
            <text:p>1.44%</text:p>
          </table:table-cell>
          <table:table-cell table:formula="of:=([.G21]-[.F21])/[.F21]" office:value-type="percentage" office:value="0.0190114068441065" calcext:value-type="percentage">
            <text:p>1.90%</text:p>
          </table:table-cell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140.1" calcext:value-type="float">
            <text:p>140.1</text:p>
          </table:table-cell>
          <table:table-cell office:value-type="float" office:value="141" calcext:value-type="float">
            <text:p>141</text:p>
          </table:table-cell>
          <table:table-cell office:value-type="float" office:value="140.3" calcext:value-type="float">
            <text:p>140.3</text:p>
          </table:table-cell>
          <table:table-cell office:value-type="float" office:value="141.3" calcext:value-type="float">
            <text:p>141.3</text:p>
          </table:table-cell>
          <table:table-cell office:value-type="float" office:value="140.9" calcext:value-type="float">
            <text:p>140.9</text:p>
          </table:table-cell>
          <table:table-cell office:value-type="float" office:value="143" calcext:value-type="float">
            <text:p>143</text:p>
          </table:table-cell>
          <table:table-cell table:formula="of:=([.G22]-[.A22])/[.A22]" office:value-type="percentage" office:value="0.0156249999999999" calcext:value-type="percentage">
            <text:p>1.56%</text:p>
          </table:table-cell>
          <table:table-cell table:formula="of:=([.G22]-[.B22])/[.B22]" office:value-type="percentage" office:value="0.020699500356888" calcext:value-type="percentage">
            <text:p>2.07%</text:p>
          </table:table-cell>
          <table:table-cell table:formula="of:=([.G22]-[.C22])/[.C22]" office:value-type="percentage" office:value="0.0141843971631206" calcext:value-type="percentage">
            <text:p>1.42%</text:p>
          </table:table-cell>
          <table:table-cell table:formula="of:=([.G22]-[.D22])/[.D22]" office:value-type="percentage" office:value="0.0192444761225944" calcext:value-type="percentage">
            <text:p>1.92%</text:p>
          </table:table-cell>
          <table:table-cell table:formula="of:=([.G22]-[.E22])/[.E22]" office:value-type="percentage" office:value="0.0120311394196744" calcext:value-type="percentage">
            <text:p>1.20%</text:p>
          </table:table-cell>
          <table:table-cell table:formula="of:=([.G22]-[.F22])/[.F22]" office:value-type="percentage" office:value="0.0149041873669269" calcext:value-type="percentage">
            <text:p>1.49%</text:p>
          </table:table-cell>
        </table:table-row>
        <table:table-row table:style-name="ro1">
          <table:table-cell table:number-columns-repeated="7" office:value-type="float" office:value="149" calcext:value-type="float">
            <text:p>149</text:p>
          </table:table-cell>
          <table:table-cell table:formula="of:=([.G23]-[.A23])/[.A23]" office:value-type="percentage" office:value="0" calcext:value-type="percentage">
            <text:p>0.00%</text:p>
          </table:table-cell>
          <table:table-cell table:formula="of:=([.G23]-[.B23])/[.B23]" office:value-type="percentage" office:value="0" calcext:value-type="percentage">
            <text:p>0.00%</text:p>
          </table:table-cell>
          <table:table-cell table:formula="of:=([.G23]-[.C23])/[.C23]" office:value-type="percentage" office:value="0" calcext:value-type="percentage">
            <text:p>0.00%</text:p>
          </table:table-cell>
          <table:table-cell table:formula="of:=([.G23]-[.D23])/[.D23]" office:value-type="percentage" office:value="0" calcext:value-type="percentage">
            <text:p>0.00%</text:p>
          </table:table-cell>
          <table:table-cell table:formula="of:=([.G23]-[.E23])/[.E23]" office:value-type="percentage" office:value="0" calcext:value-type="percentage">
            <text:p>0.00%</text:p>
          </table:table-cell>
          <table:table-cell table:formula="of:=([.G23]-[.F23])/[.F2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55" calcext:value-type="float">
            <text:p>155</text:p>
          </table:table-cell>
          <table:table-cell table:formula="of:=([.G24]-[.A24])/[.A24]" office:value-type="percentage" office:value="0" calcext:value-type="percentage">
            <text:p>0.00%</text:p>
          </table:table-cell>
          <table:table-cell table:formula="of:=([.G24]-[.B24])/[.B24]" office:value-type="percentage" office:value="0" calcext:value-type="percentage">
            <text:p>0.00%</text:p>
          </table:table-cell>
          <table:table-cell table:formula="of:=([.G24]-[.C24])/[.C24]" office:value-type="percentage" office:value="0" calcext:value-type="percentage">
            <text:p>0.00%</text:p>
          </table:table-cell>
          <table:table-cell table:formula="of:=([.G24]-[.D24])/[.D24]" office:value-type="percentage" office:value="0" calcext:value-type="percentage">
            <text:p>0.00%</text:p>
          </table:table-cell>
          <table:table-cell table:formula="of:=([.G24]-[.E24])/[.E24]" office:value-type="percentage" office:value="0" calcext:value-type="percentage">
            <text:p>0.00%</text:p>
          </table:table-cell>
          <table:table-cell table:formula="of:=([.G24]-[.F24])/[.F2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1.4" calcext:value-type="float">
            <text:p>151.4</text:p>
          </table:table-cell>
          <table:table-cell office:value-type="float" office:value="150.4" calcext:value-type="float">
            <text:p>150.4</text:p>
          </table:table-cell>
          <table:table-cell office:value-type="float" office:value="151.7" calcext:value-type="float">
            <text:p>151.7</text:p>
          </table:table-cell>
          <table:table-cell office:value-type="float" office:value="151.1" calcext:value-type="float">
            <text:p>151.1</text:p>
          </table:table-cell>
          <table:table-cell office:value-type="float" office:value="151.6" calcext:value-type="float">
            <text:p>151.6</text:p>
          </table:table-cell>
          <table:table-cell office:value-type="float" office:value="151.4" calcext:value-type="float">
            <text:p>151.4</text:p>
          </table:table-cell>
          <table:table-cell office:value-type="float" office:value="153" calcext:value-type="float">
            <text:p>153</text:p>
          </table:table-cell>
          <table:table-cell table:formula="of:=([.G25]-[.A25])/[.A25]" office:value-type="percentage" office:value="0.0105680317040951" calcext:value-type="percentage">
            <text:p>1.06%</text:p>
          </table:table-cell>
          <table:table-cell table:formula="of:=([.G25]-[.B25])/[.B25]" office:value-type="percentage" office:value="0.0172872340425532" calcext:value-type="percentage">
            <text:p>1.73%</text:p>
          </table:table-cell>
          <table:table-cell table:formula="of:=([.G25]-[.C25])/[.C25]" office:value-type="percentage" office:value="0.00856954515491108" calcext:value-type="percentage">
            <text:p>0.86%</text:p>
          </table:table-cell>
          <table:table-cell table:formula="of:=([.G25]-[.D25])/[.D25]" office:value-type="percentage" office:value="0.0125744540039709" calcext:value-type="percentage">
            <text:p>1.26%</text:p>
          </table:table-cell>
          <table:table-cell table:formula="of:=([.G25]-[.E25])/[.E25]" office:value-type="percentage" office:value="0.00923482849604225" calcext:value-type="percentage">
            <text:p>0.92%</text:p>
          </table:table-cell>
          <table:table-cell table:formula="of:=([.G25]-[.F25])/[.F25]" office:value-type="percentage" office:value="0.0105680317040951" calcext:value-type="percentage">
            <text:p>1.06%</text:p>
          </table:table-cell>
        </table:table-row>
        <table:table-row table:style-name="ro1">
          <table:table-cell table:number-columns-repeated="7" office:value-type="float" office:value="160" calcext:value-type="float">
            <text:p>160</text:p>
          </table:table-cell>
          <table:table-cell table:formula="of:=([.G26]-[.A26])/[.A26]" office:value-type="percentage" office:value="0" calcext:value-type="percentage">
            <text:p>0.00%</text:p>
          </table:table-cell>
          <table:table-cell table:formula="of:=([.G26]-[.B26])/[.B26]" office:value-type="percentage" office:value="0" calcext:value-type="percentage">
            <text:p>0.00%</text:p>
          </table:table-cell>
          <table:table-cell table:formula="of:=([.G26]-[.C26])/[.C26]" office:value-type="percentage" office:value="0" calcext:value-type="percentage">
            <text:p>0.00%</text:p>
          </table:table-cell>
          <table:table-cell table:formula="of:=([.G26]-[.D26])/[.D26]" office:value-type="percentage" office:value="0" calcext:value-type="percentage">
            <text:p>0.00%</text:p>
          </table:table-cell>
          <table:table-cell table:formula="of:=([.G26]-[.E26])/[.E26]" office:value-type="percentage" office:value="0" calcext:value-type="percentage">
            <text:p>0.00%</text:p>
          </table:table-cell>
          <table:table-cell table:formula="of:=([.G26]-[.F26])/[.F2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.4" calcext:value-type="float">
            <text:p>156.4</text:p>
          </table:table-cell>
          <table:table-cell office:value-type="float" office:value="157" calcext:value-type="float">
            <text:p>157</text:p>
          </table:table-cell>
          <table:table-cell office:value-type="float" office:value="156.5" calcext:value-type="float">
            <text:p>156.5</text:p>
          </table:table-cell>
          <table:table-cell office:value-type="float" office:value="157.4" calcext:value-type="float">
            <text:p>157.4</text:p>
          </table:table-cell>
          <table:table-cell office:value-type="float" office:value="156.8" calcext:value-type="float">
            <text:p>156.8</text:p>
          </table:table-cell>
          <table:table-cell office:value-type="float" office:value="159" calcext:value-type="float">
            <text:p>159</text:p>
          </table:table-cell>
          <table:table-cell table:formula="of:=([.G27]-[.A27])/[.A27]" office:value-type="percentage" office:value="0.0127388535031847" calcext:value-type="percentage">
            <text:p>1.27%</text:p>
          </table:table-cell>
          <table:table-cell table:formula="of:=([.G27]-[.B27])/[.B27]" office:value-type="percentage" office:value="0.0166240409207161" calcext:value-type="percentage">
            <text:p>1.66%</text:p>
          </table:table-cell>
          <table:table-cell table:formula="of:=([.G27]-[.C27])/[.C27]" office:value-type="percentage" office:value="0.0127388535031847" calcext:value-type="percentage">
            <text:p>1.27%</text:p>
          </table:table-cell>
          <table:table-cell table:formula="of:=([.G27]-[.D27])/[.D27]" office:value-type="percentage" office:value="0.0159744408945687" calcext:value-type="percentage">
            <text:p>1.60%</text:p>
          </table:table-cell>
          <table:table-cell table:formula="of:=([.G27]-[.E27])/[.E27]" office:value-type="percentage" office:value="0.0101651842439644" calcext:value-type="percentage">
            <text:p>1.02%</text:p>
          </table:table-cell>
          <table:table-cell table:formula="of:=([.G27]-[.F27])/[.F27]" office:value-type="percentage" office:value="0.0140306122448979" calcext:value-type="percentage">
            <text:p>1.40%</text:p>
          </table:table-cell>
        </table:table-row>
        <table:table-row table:style-name="ro1">
          <table:table-cell table:number-columns-repeated="7" office:value-type="float" office:value="164" calcext:value-type="float">
            <text:p>164</text:p>
          </table:table-cell>
          <table:table-cell table:formula="of:=([.G28]-[.A28])/[.A28]" office:value-type="percentage" office:value="0" calcext:value-type="percentage">
            <text:p>0.00%</text:p>
          </table:table-cell>
          <table:table-cell table:formula="of:=([.G28]-[.B28])/[.B28]" office:value-type="percentage" office:value="0" calcext:value-type="percentage">
            <text:p>0.00%</text:p>
          </table:table-cell>
          <table:table-cell table:formula="of:=([.G28]-[.C28])/[.C28]" office:value-type="percentage" office:value="0" calcext:value-type="percentage">
            <text:p>0.00%</text:p>
          </table:table-cell>
          <table:table-cell table:formula="of:=([.G28]-[.D28])/[.D28]" office:value-type="percentage" office:value="0" calcext:value-type="percentage">
            <text:p>0.00%</text:p>
          </table:table-cell>
          <table:table-cell table:formula="of:=([.G28]-[.E28])/[.E28]" office:value-type="percentage" office:value="0" calcext:value-type="percentage">
            <text:p>0.00%</text:p>
          </table:table-cell>
          <table:table-cell table:formula="of:=([.G28]-[.F28])/[.F2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1.9" calcext:value-type="float">
            <text:p>161.9</text:p>
          </table:table-cell>
          <table:table-cell office:value-type="float" office:value="161.3" calcext:value-type="float">
            <text:p>161.3</text:p>
          </table:table-cell>
          <table:table-cell office:value-type="float" office:value="162" calcext:value-type="float">
            <text:p>162</text:p>
          </table:table-cell>
          <table:table-cell office:value-type="float" office:value="161.7" calcext:value-type="float">
            <text:p>161.7</text:p>
          </table:table-cell>
          <table:table-cell table:number-columns-repeated="2" office:value-type="float" office:value="162.1" calcext:value-type="float">
            <text:p>162.1</text:p>
          </table:table-cell>
          <table:table-cell office:value-type="float" office:value="164" calcext:value-type="float">
            <text:p>164</text:p>
          </table:table-cell>
          <table:table-cell table:formula="of:=([.G29]-[.A29])/[.A29]" office:value-type="percentage" office:value="0.0129709697344039" calcext:value-type="percentage">
            <text:p>1.30%</text:p>
          </table:table-cell>
          <table:table-cell table:formula="of:=([.G29]-[.B29])/[.B29]" office:value-type="percentage" office:value="0.0167389956602603" calcext:value-type="percentage">
            <text:p>1.67%</text:p>
          </table:table-cell>
          <table:table-cell table:formula="of:=([.G29]-[.C29])/[.C29]" office:value-type="percentage" office:value="0.0123456790123457" calcext:value-type="percentage">
            <text:p>1.23%</text:p>
          </table:table-cell>
          <table:table-cell table:formula="of:=([.G29]-[.D29])/[.D29]" office:value-type="percentage" office:value="0.0142238713667286" calcext:value-type="percentage">
            <text:p>1.42%</text:p>
          </table:table-cell>
          <table:table-cell table:formula="of:=([.G29]-[.E29])/[.E29]" office:value-type="percentage" office:value="0.0117211597779149" calcext:value-type="percentage">
            <text:p>1.17%</text:p>
          </table:table-cell>
          <table:table-cell table:formula="of:=([.G29]-[.F29])/[.F29]" office:value-type="percentage" office:value="0.0117211597779149" calcext:value-type="percentage">
            <text:p>1.17%</text:p>
          </table:table-cell>
        </table:table-row>
        <table:table-row table:style-name="ro1">
          <table:table-cell table:number-columns-repeated="7" office:value-type="float" office:value="166" calcext:value-type="float">
            <text:p>166</text:p>
          </table:table-cell>
          <table:table-cell table:formula="of:=([.G30]-[.A30])/[.A30]" office:value-type="percentage" office:value="0" calcext:value-type="percentage">
            <text:p>0.00%</text:p>
          </table:table-cell>
          <table:table-cell table:formula="of:=([.G30]-[.B30])/[.B30]" office:value-type="percentage" office:value="0" calcext:value-type="percentage">
            <text:p>0.00%</text:p>
          </table:table-cell>
          <table:table-cell table:formula="of:=([.G30]-[.C30])/[.C30]" office:value-type="percentage" office:value="0" calcext:value-type="percentage">
            <text:p>0.00%</text:p>
          </table:table-cell>
          <table:table-cell table:formula="of:=([.G30]-[.D30])/[.D30]" office:value-type="percentage" office:value="0" calcext:value-type="percentage">
            <text:p>0.00%</text:p>
          </table:table-cell>
          <table:table-cell table:formula="of:=([.G30]-[.E30])/[.E30]" office:value-type="percentage" office:value="0" calcext:value-type="percentage">
            <text:p>0.00%</text:p>
          </table:table-cell>
          <table:table-cell table:formula="of:=([.G30]-[.F30])/[.F3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73" calcext:value-type="float">
            <text:p>173</text:p>
          </table:table-cell>
          <table:table-cell table:formula="of:=([.G31]-[.A31])/[.A31]" office:value-type="percentage" office:value="0" calcext:value-type="percentage">
            <text:p>0.00%</text:p>
          </table:table-cell>
          <table:table-cell table:formula="of:=([.G31]-[.B31])/[.B31]" office:value-type="percentage" office:value="0" calcext:value-type="percentage">
            <text:p>0.00%</text:p>
          </table:table-cell>
          <table:table-cell table:formula="of:=([.G31]-[.C31])/[.C31]" office:value-type="percentage" office:value="0" calcext:value-type="percentage">
            <text:p>0.00%</text:p>
          </table:table-cell>
          <table:table-cell table:formula="of:=([.G31]-[.D31])/[.D31]" office:value-type="percentage" office:value="0" calcext:value-type="percentage">
            <text:p>0.00%</text:p>
          </table:table-cell>
          <table:table-cell table:formula="of:=([.G31]-[.E31])/[.E31]" office:value-type="percentage" office:value="0" calcext:value-type="percentage">
            <text:p>0.00%</text:p>
          </table:table-cell>
          <table:table-cell table:formula="of:=([.G31]-[.F31])/[.F3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1.2" calcext:value-type="float">
            <text:p>171.2</text:p>
          </table:table-cell>
          <table:table-cell office:value-type="float" office:value="171.1" calcext:value-type="float">
            <text:p>171.1</text:p>
          </table:table-cell>
          <table:table-cell office:value-type="float" office:value="171.7" calcext:value-type="float">
            <text:p>171.7</text:p>
          </table:table-cell>
          <table:table-cell office:value-type="float" office:value="171.1" calcext:value-type="float">
            <text:p>171.1</text:p>
          </table:table-cell>
          <table:table-cell office:value-type="float" office:value="171.8" calcext:value-type="float">
            <text:p>171.8</text:p>
          </table:table-cell>
          <table:table-cell office:value-type="float" office:value="171.2" calcext:value-type="float">
            <text:p>171.2</text:p>
          </table:table-cell>
          <table:table-cell office:value-type="float" office:value="172" calcext:value-type="float">
            <text:p>172</text:p>
          </table:table-cell>
          <table:table-cell table:formula="of:=([.G32]-[.A32])/[.A32]" office:value-type="percentage" office:value="0.00467289719626175" calcext:value-type="percentage">
            <text:p>0.47%</text:p>
          </table:table-cell>
          <table:table-cell table:formula="of:=([.G32]-[.B32])/[.B32]" office:value-type="percentage" office:value="0.00526008182349507" calcext:value-type="percentage">
            <text:p>0.53%</text:p>
          </table:table-cell>
          <table:table-cell table:formula="of:=([.G32]-[.C32])/[.C32]" office:value-type="percentage" office:value="0.00174723354688417" calcext:value-type="percentage">
            <text:p>0.17%</text:p>
          </table:table-cell>
          <table:table-cell table:formula="of:=([.G32]-[.D32])/[.D32]" office:value-type="percentage" office:value="0.00526008182349507" calcext:value-type="percentage">
            <text:p>0.53%</text:p>
          </table:table-cell>
          <table:table-cell table:formula="of:=([.G32]-[.E32])/[.E32]" office:value-type="percentage" office:value="0.00116414435389982" calcext:value-type="percentage">
            <text:p>0.12%</text:p>
          </table:table-cell>
          <table:table-cell table:formula="of:=([.G32]-[.F32])/[.F32]" office:value-type="percentage" office:value="0.00467289719626175" calcext:value-type="percentage">
            <text:p>0.47%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.9" calcext:value-type="float">
            <text:p>174.9</text:p>
          </table:table-cell>
          <table:table-cell table:number-columns-repeated="5" office:value-type="float" office:value="175" calcext:value-type="float">
            <text:p>175</text:p>
          </table:table-cell>
          <table:table-cell table:formula="of:=([.G33]-[.A33])/[.A33]" office:value-type="percentage" office:value="0" calcext:value-type="percentage">
            <text:p>0.00%</text:p>
          </table:table-cell>
          <table:table-cell table:formula="of:=([.G33]-[.B33])/[.B33]" office:value-type="percentage" office:value="0.000571755288736388" calcext:value-type="percentage">
            <text:p>0.06%</text:p>
          </table:table-cell>
          <table:table-cell table:formula="of:=([.G33]-[.C33])/[.C33]" office:value-type="percentage" office:value="0" calcext:value-type="percentage">
            <text:p>0.00%</text:p>
          </table:table-cell>
          <table:table-cell table:formula="of:=([.G33]-[.D33])/[.D33]" office:value-type="percentage" office:value="0" calcext:value-type="percentage">
            <text:p>0.00%</text:p>
          </table:table-cell>
          <table:table-cell table:formula="of:=([.G33]-[.E33])/[.E33]" office:value-type="percentage" office:value="0" calcext:value-type="percentage">
            <text:p>0.00%</text:p>
          </table:table-cell>
          <table:table-cell table:formula="of:=([.G33]-[.F33])/[.F3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2.7" calcext:value-type="float">
            <text:p>152.7</text:p>
          </table:table-cell>
          <table:table-cell office:value-type="float" office:value="152.1" calcext:value-type="float">
            <text:p>152.1</text:p>
          </table:table-cell>
          <table:table-cell office:value-type="float" office:value="153.3" calcext:value-type="float">
            <text:p>153.3</text:p>
          </table:table-cell>
          <table:table-cell office:value-type="float" office:value="152.4" calcext:value-type="float">
            <text:p>152.4</text:p>
          </table:table-cell>
          <table:table-cell office:value-type="float" office:value="153.5" calcext:value-type="float">
            <text:p>153.5</text:p>
          </table:table-cell>
          <table:table-cell office:value-type="float" office:value="152.6" calcext:value-type="float">
            <text:p>152.6</text:p>
          </table:table-cell>
          <table:table-cell office:value-type="float" office:value="155" calcext:value-type="float">
            <text:p>155</text:p>
          </table:table-cell>
          <table:table-cell table:formula="of:=([.G34]-[.A34])/[.A34]" office:value-type="percentage" office:value="0.0150622134905043" calcext:value-type="percentage">
            <text:p>1.51%</text:p>
          </table:table-cell>
          <table:table-cell table:formula="of:=([.G34]-[.B34])/[.B34]" office:value-type="percentage" office:value="0.0190664036817883" calcext:value-type="percentage">
            <text:p>1.91%</text:p>
          </table:table-cell>
          <table:table-cell table:formula="of:=([.G34]-[.C34])/[.C34]" office:value-type="percentage" office:value="0.0110893672537507" calcext:value-type="percentage">
            <text:p>1.11%</text:p>
          </table:table-cell>
          <table:table-cell table:formula="of:=([.G34]-[.D34])/[.D34]" office:value-type="percentage" office:value="0.0170603674540682" calcext:value-type="percentage">
            <text:p>1.71%</text:p>
          </table:table-cell>
          <table:table-cell table:formula="of:=([.G34]-[.E34])/[.E34]" office:value-type="percentage" office:value="0.00977198697068404" calcext:value-type="percentage">
            <text:p>0.98%</text:p>
          </table:table-cell>
          <table:table-cell table:formula="of:=([.G34]-[.F34])/[.F34]" office:value-type="percentage" office:value="0.0157273918741809" calcext:value-type="percentage">
            <text:p>1.57%</text:p>
          </table:table-cell>
        </table:table-row>
        <table:table-row table:style-name="ro1">
          <table:table-cell table:number-columns-repeated="7" office:value-type="float" office:value="176" calcext:value-type="float">
            <text:p>176</text:p>
          </table:table-cell>
          <table:table-cell table:formula="of:=([.G35]-[.A35])/[.A35]" office:value-type="percentage" office:value="0" calcext:value-type="percentage">
            <text:p>0.00%</text:p>
          </table:table-cell>
          <table:table-cell table:formula="of:=([.G35]-[.B35])/[.B35]" office:value-type="percentage" office:value="0" calcext:value-type="percentage">
            <text:p>0.00%</text:p>
          </table:table-cell>
          <table:table-cell table:formula="of:=([.G35]-[.C35])/[.C35]" office:value-type="percentage" office:value="0" calcext:value-type="percentage">
            <text:p>0.00%</text:p>
          </table:table-cell>
          <table:table-cell table:formula="of:=([.G35]-[.D35])/[.D35]" office:value-type="percentage" office:value="0" calcext:value-type="percentage">
            <text:p>0.00%</text:p>
          </table:table-cell>
          <table:table-cell table:formula="of:=([.G35]-[.E35])/[.E35]" office:value-type="percentage" office:value="0" calcext:value-type="percentage">
            <text:p>0.00%</text:p>
          </table:table-cell>
          <table:table-cell table:formula="of:=([.G35]-[.F35])/[.F3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78" calcext:value-type="float">
            <text:p>178</text:p>
          </table:table-cell>
          <table:table-cell table:formula="of:=([.G36]-[.A36])/[.A36]" office:value-type="percentage" office:value="0" calcext:value-type="percentage">
            <text:p>0.00%</text:p>
          </table:table-cell>
          <table:table-cell table:formula="of:=([.G36]-[.B36])/[.B36]" office:value-type="percentage" office:value="0" calcext:value-type="percentage">
            <text:p>0.00%</text:p>
          </table:table-cell>
          <table:table-cell table:formula="of:=([.G36]-[.C36])/[.C36]" office:value-type="percentage" office:value="0" calcext:value-type="percentage">
            <text:p>0.00%</text:p>
          </table:table-cell>
          <table:table-cell table:formula="of:=([.G36]-[.D36])/[.D36]" office:value-type="percentage" office:value="0" calcext:value-type="percentage">
            <text:p>0.00%</text:p>
          </table:table-cell>
          <table:table-cell table:formula="of:=([.G36]-[.E36])/[.E36]" office:value-type="percentage" office:value="0" calcext:value-type="percentage">
            <text:p>0.00%</text:p>
          </table:table-cell>
          <table:table-cell table:formula="of:=([.G36]-[.F36])/[.F3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7.7" calcext:value-type="float">
            <text:p>177.7</text:p>
          </table:table-cell>
          <table:table-cell office:value-type="float" office:value="178" calcext:value-type="float">
            <text:p>178</text:p>
          </table:table-cell>
          <table:table-cell office:value-type="float" office:value="177.8" calcext:value-type="float">
            <text:p>177.8</text:p>
          </table:table-cell>
          <table:table-cell office:value-type="float" office:value="178" calcext:value-type="float">
            <text:p>178</text:p>
          </table:table-cell>
          <table:table-cell office:value-type="float" office:value="177.9" calcext:value-type="float">
            <text:p>177.9</text:p>
          </table:table-cell>
          <table:table-cell office:value-type="float" office:value="178" calcext:value-type="float">
            <text:p>178</text:p>
          </table:table-cell>
          <table:table-cell table:formula="of:=([.G37]-[.A37])/[.A37]" office:value-type="percentage" office:value="0" calcext:value-type="percentage">
            <text:p>0.00%</text:p>
          </table:table-cell>
          <table:table-cell table:formula="of:=([.G37]-[.B37])/[.B37]" office:value-type="percentage" office:value="0.00168823860438948" calcext:value-type="percentage">
            <text:p>0.17%</text:p>
          </table:table-cell>
          <table:table-cell table:formula="of:=([.G37]-[.C37])/[.C37]" office:value-type="percentage" office:value="0" calcext:value-type="percentage">
            <text:p>0.00%</text:p>
          </table:table-cell>
          <table:table-cell table:formula="of:=([.G37]-[.D37])/[.D37]" office:value-type="percentage" office:value="0.00112485939257586" calcext:value-type="percentage">
            <text:p>0.11%</text:p>
          </table:table-cell>
          <table:table-cell table:formula="of:=([.G37]-[.E37])/[.E37]" office:value-type="percentage" office:value="0" calcext:value-type="percentage">
            <text:p>0.00%</text:p>
          </table:table-cell>
          <table:table-cell table:formula="of:=([.G37]-[.F37])/[.F37]" office:value-type="percentage" office:value="0.000562113546936449" calcext:value-type="percentage">
            <text:p>0.06%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.8" calcext:value-type="float">
            <text:p>174.8</text:p>
          </table:table-cell>
          <table:table-cell office:value-type="float" office:value="175.5" calcext:value-type="float">
            <text:p>175.5</text:p>
          </table:table-cell>
          <table:table-cell office:value-type="float" office:value="174.9" calcext:value-type="float">
            <text:p>174.9</text:p>
          </table:table-cell>
          <table:table-cell table:number-columns-repeated="2" office:value-type="float" office:value="175.3" calcext:value-type="float">
            <text:p>175.3</text:p>
          </table:table-cell>
          <table:table-cell office:value-type="float" office:value="177" calcext:value-type="float">
            <text:p>177</text:p>
          </table:table-cell>
          <table:table-cell table:formula="of:=([.G38]-[.A38])/[.A38]" office:value-type="percentage" office:value="0.0114285714285714" calcext:value-type="percentage">
            <text:p>1.14%</text:p>
          </table:table-cell>
          <table:table-cell table:formula="of:=([.G38]-[.B38])/[.B38]" office:value-type="percentage" office:value="0.0125858123569793" calcext:value-type="percentage">
            <text:p>1.26%</text:p>
          </table:table-cell>
          <table:table-cell table:formula="of:=([.G38]-[.C38])/[.C38]" office:value-type="percentage" office:value="0.00854700854700855" calcext:value-type="percentage">
            <text:p>0.85%</text:p>
          </table:table-cell>
          <table:table-cell table:formula="of:=([.G38]-[.D38])/[.D38]" office:value-type="percentage" office:value="0.0120068610634648" calcext:value-type="percentage">
            <text:p>1.20%</text:p>
          </table:table-cell>
          <table:table-cell table:formula="of:=([.G38]-[.E38])/[.E38]" office:value-type="percentage" office:value="0.00969766115231026" calcext:value-type="percentage">
            <text:p>0.97%</text:p>
          </table:table-cell>
          <table:table-cell table:formula="of:=([.G38]-[.F38])/[.F38]" office:value-type="percentage" office:value="0.00969766115231026" calcext:value-type="percentage">
            <text:p>0.97%</text:p>
          </table:table-cell>
        </table:table-row>
        <table:table-row table:style-name="ro1">
          <table:table-cell office:value-type="float" office:value="174.9" calcext:value-type="float">
            <text:p>174.9</text:p>
          </table:table-cell>
          <table:table-cell office:value-type="float" office:value="173.9" calcext:value-type="float">
            <text:p>173.9</text:p>
          </table:table-cell>
          <table:table-cell office:value-type="float" office:value="174.7" calcext:value-type="float">
            <text:p>174.7</text:p>
          </table:table-cell>
          <table:table-cell office:value-type="float" office:value="174" calcext:value-type="float">
            <text:p>174</text:p>
          </table:table-cell>
          <table:table-cell office:value-type="float" office:value="174.9" calcext:value-type="float">
            <text:p>174.9</text:p>
          </table:table-cell>
          <table:table-cell office:value-type="float" office:value="174.7" calcext:value-type="float">
            <text:p>174.7</text:p>
          </table:table-cell>
          <table:table-cell office:value-type="float" office:value="177" calcext:value-type="float">
            <text:p>177</text:p>
          </table:table-cell>
          <table:table-cell table:formula="of:=([.G39]-[.A39])/[.A39]" office:value-type="percentage" office:value="0.0120068610634648" calcext:value-type="percentage">
            <text:p>1.20%</text:p>
          </table:table-cell>
          <table:table-cell table:formula="of:=([.G39]-[.B39])/[.B39]" office:value-type="percentage" office:value="0.0178263369752731" calcext:value-type="percentage">
            <text:p>1.78%</text:p>
          </table:table-cell>
          <table:table-cell table:formula="of:=([.G39]-[.C39])/[.C39]" office:value-type="percentage" office:value="0.0131654264453349" calcext:value-type="percentage">
            <text:p>1.32%</text:p>
          </table:table-cell>
          <table:table-cell table:formula="of:=([.G39]-[.D39])/[.D39]" office:value-type="percentage" office:value="0.0172413793103448" calcext:value-type="percentage">
            <text:p>1.72%</text:p>
          </table:table-cell>
          <table:table-cell table:formula="of:=([.G39]-[.E39])/[.E39]" office:value-type="percentage" office:value="0.0120068610634648" calcext:value-type="percentage">
            <text:p>1.20%</text:p>
          </table:table-cell>
          <table:table-cell table:formula="of:=([.G39]-[.F39])/[.F39]" office:value-type="percentage" office:value="0.0131654264453349" calcext:value-type="percentage">
            <text:p>1.32%</text:p>
          </table:table-cell>
        </table:table-row>
        <table:table-row table:style-name="ro1">
          <table:table-cell office:value-type="float" office:value="188.7" calcext:value-type="float">
            <text:p>188.7</text:p>
          </table:table-cell>
          <table:table-cell office:value-type="float" office:value="188.4" calcext:value-type="float">
            <text:p>188.4</text:p>
          </table:table-cell>
          <table:table-cell office:value-type="float" office:value="189" calcext:value-type="float">
            <text:p>189</text:p>
          </table:table-cell>
          <table:table-cell office:value-type="float" office:value="188.7" calcext:value-type="float">
            <text:p>188.7</text:p>
          </table:table-cell>
          <table:table-cell office:value-type="float" office:value="189" calcext:value-type="float">
            <text:p>189</text:p>
          </table:table-cell>
          <table:table-cell office:value-type="float" office:value="188.8" calcext:value-type="float">
            <text:p>188.8</text:p>
          </table:table-cell>
          <table:table-cell office:value-type="float" office:value="189" calcext:value-type="float">
            <text:p>189</text:p>
          </table:table-cell>
          <table:table-cell table:formula="of:=([.G40]-[.A40])/[.A40]" office:value-type="percentage" office:value="0.00158982511923694" calcext:value-type="percentage">
            <text:p>0.16%</text:p>
          </table:table-cell>
          <table:table-cell table:formula="of:=([.G40]-[.B40])/[.B40]" office:value-type="percentage" office:value="0.00318471337579615" calcext:value-type="percentage">
            <text:p>0.32%</text:p>
          </table:table-cell>
          <table:table-cell table:formula="of:=([.G40]-[.C40])/[.C40]" office:value-type="percentage" office:value="0" calcext:value-type="percentage">
            <text:p>0.00%</text:p>
          </table:table-cell>
          <table:table-cell table:formula="of:=([.G40]-[.D40])/[.D40]" office:value-type="percentage" office:value="0.00158982511923694" calcext:value-type="percentage">
            <text:p>0.16%</text:p>
          </table:table-cell>
          <table:table-cell table:formula="of:=([.G40]-[.E40])/[.E40]" office:value-type="percentage" office:value="0" calcext:value-type="percentage">
            <text:p>0.00%</text:p>
          </table:table-cell>
          <table:table-cell table:formula="of:=([.G40]-[.F40])/[.F40]" office:value-type="percentage" office:value="0.00105932203389824" calcext:value-type="percentage">
            <text:p>0.11%</text:p>
          </table:table-cell>
        </table:table-row>
        <table:table-row table:style-name="ro1">
          <table:table-cell office:value-type="float" office:value="179.6" calcext:value-type="float">
            <text:p>179.6</text:p>
          </table:table-cell>
          <table:table-cell office:value-type="float" office:value="179.4" calcext:value-type="float">
            <text:p>179.4</text:p>
          </table:table-cell>
          <table:table-cell office:value-type="float" office:value="180.9" calcext:value-type="float">
            <text:p>180.9</text:p>
          </table:table-cell>
          <table:table-cell office:value-type="float" office:value="180.3" calcext:value-type="float">
            <text:p>180.3</text:p>
          </table:table-cell>
          <table:table-cell office:value-type="float" office:value="180.9" calcext:value-type="float">
            <text:p>180.9</text:p>
          </table:table-cell>
          <table:table-cell office:value-type="float" office:value="180.4" calcext:value-type="float">
            <text:p>180.4</text:p>
          </table:table-cell>
          <table:table-cell office:value-type="float" office:value="183" calcext:value-type="float">
            <text:p>183</text:p>
          </table:table-cell>
          <table:table-cell table:formula="of:=([.G41]-[.A41])/[.A41]" office:value-type="percentage" office:value="0.0189309576837417" calcext:value-type="percentage">
            <text:p>1.89%</text:p>
          </table:table-cell>
          <table:table-cell table:formula="of:=([.G41]-[.B41])/[.B41]" office:value-type="percentage" office:value="0.020066889632107" calcext:value-type="percentage">
            <text:p>2.01%</text:p>
          </table:table-cell>
          <table:table-cell table:formula="of:=([.G41]-[.C41])/[.C41]" office:value-type="percentage" office:value="0.011608623548922" calcext:value-type="percentage">
            <text:p>1.16%</text:p>
          </table:table-cell>
          <table:table-cell table:formula="of:=([.G41]-[.D41])/[.D41]" office:value-type="percentage" office:value="0.0149750415973377" calcext:value-type="percentage">
            <text:p>1.50%</text:p>
          </table:table-cell>
          <table:table-cell table:formula="of:=([.G41]-[.E41])/[.E41]" office:value-type="percentage" office:value="0.011608623548922" calcext:value-type="percentage">
            <text:p>1.16%</text:p>
          </table:table-cell>
          <table:table-cell table:formula="of:=([.G41]-[.F41])/[.F41]" office:value-type="percentage" office:value="0.0144124168514412" calcext:value-type="percentage">
            <text:p>1.44%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.2" calcext:value-type="float">
            <text:p>189.2</text:p>
          </table:table-cell>
          <table:table-cell office:value-type="float" office:value="190.2" calcext:value-type="float">
            <text:p>190.2</text:p>
          </table:table-cell>
          <table:table-cell office:value-type="float" office:value="189.8" calcext:value-type="float">
            <text:p>189.8</text:p>
          </table:table-cell>
          <table:table-cell office:value-type="float" office:value="190.1" calcext:value-type="float">
            <text:p>190.1</text:p>
          </table:table-cell>
          <table:table-cell office:value-type="float" office:value="190.2" calcext:value-type="float">
            <text:p>190.2</text:p>
          </table:table-cell>
          <table:table-cell office:value-type="float" office:value="191" calcext:value-type="float">
            <text:p>191</text:p>
          </table:table-cell>
          <table:table-cell table:formula="of:=([.G42]-[.A42])/[.A42]" office:value-type="percentage" office:value="0.00526315789473684" calcext:value-type="percentage">
            <text:p>0.53%</text:p>
          </table:table-cell>
          <table:table-cell table:formula="of:=([.G42]-[.B42])/[.B42]" office:value-type="percentage" office:value="0.00951374207188167" calcext:value-type="percentage">
            <text:p>0.95%</text:p>
          </table:table-cell>
          <table:table-cell table:formula="of:=([.G42]-[.C42])/[.C42]" office:value-type="percentage" office:value="0.00420609884332288" calcext:value-type="percentage">
            <text:p>0.42%</text:p>
          </table:table-cell>
          <table:table-cell table:formula="of:=([.G42]-[.D42])/[.D42]" office:value-type="percentage" office:value="0.006322444678609" calcext:value-type="percentage">
            <text:p>0.63%</text:p>
          </table:table-cell>
          <table:table-cell table:formula="of:=([.G42]-[.E42])/[.E42]" office:value-type="percentage" office:value="0.00473435034192533" calcext:value-type="percentage">
            <text:p>0.47%</text:p>
          </table:table-cell>
          <table:table-cell table:formula="of:=([.G42]-[.F42])/[.F42]" office:value-type="percentage" office:value="0.00420609884332288" calcext:value-type="percentage">
            <text:p>0.42%</text:p>
          </table:table-cell>
        </table:table-row>
        <table:table-row table:style-name="ro1">
          <table:table-cell table:number-columns-repeated="7" office:value-type="float" office:value="195" calcext:value-type="float">
            <text:p>195</text:p>
          </table:table-cell>
          <table:table-cell table:formula="of:=([.G43]-[.A43])/[.A43]" office:value-type="percentage" office:value="0" calcext:value-type="percentage">
            <text:p>0.00%</text:p>
          </table:table-cell>
          <table:table-cell table:formula="of:=([.G43]-[.B43])/[.B43]" office:value-type="percentage" office:value="0" calcext:value-type="percentage">
            <text:p>0.00%</text:p>
          </table:table-cell>
          <table:table-cell table:formula="of:=([.G43]-[.C43])/[.C43]" office:value-type="percentage" office:value="0" calcext:value-type="percentage">
            <text:p>0.00%</text:p>
          </table:table-cell>
          <table:table-cell table:formula="of:=([.G43]-[.D43])/[.D43]" office:value-type="percentage" office:value="0" calcext:value-type="percentage">
            <text:p>0.00%</text:p>
          </table:table-cell>
          <table:table-cell table:formula="of:=([.G43]-[.E43])/[.E43]" office:value-type="percentage" office:value="0" calcext:value-type="percentage">
            <text:p>0.00%</text:p>
          </table:table-cell>
          <table:table-cell table:formula="of:=([.G43]-[.F43])/[.F4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96" calcext:value-type="float">
            <text:p>196</text:p>
          </table:table-cell>
          <table:table-cell table:formula="of:=([.G44]-[.A44])/[.A44]" office:value-type="percentage" office:value="0" calcext:value-type="percentage">
            <text:p>0.00%</text:p>
          </table:table-cell>
          <table:table-cell table:formula="of:=([.G44]-[.B44])/[.B44]" office:value-type="percentage" office:value="0" calcext:value-type="percentage">
            <text:p>0.00%</text:p>
          </table:table-cell>
          <table:table-cell table:formula="of:=([.G44]-[.C44])/[.C44]" office:value-type="percentage" office:value="0" calcext:value-type="percentage">
            <text:p>0.00%</text:p>
          </table:table-cell>
          <table:table-cell table:formula="of:=([.G44]-[.D44])/[.D44]" office:value-type="percentage" office:value="0" calcext:value-type="percentage">
            <text:p>0.00%</text:p>
          </table:table-cell>
          <table:table-cell table:formula="of:=([.G44]-[.E44])/[.E44]" office:value-type="percentage" office:value="0" calcext:value-type="percentage">
            <text:p>0.00%</text:p>
          </table:table-cell>
          <table:table-cell table:formula="of:=([.G44]-[.F44])/[.F4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7.7" calcext:value-type="float">
            <text:p>197.7</text:p>
          </table:table-cell>
          <table:table-cell office:value-type="float" office:value="197.2" calcext:value-type="float">
            <text:p>197.2</text:p>
          </table:table-cell>
          <table:table-cell office:value-type="float" office:value="197.9" calcext:value-type="float">
            <text:p>197.9</text:p>
          </table:table-cell>
          <table:table-cell office:value-type="float" office:value="197.5" calcext:value-type="float">
            <text:p>197.5</text:p>
          </table:table-cell>
          <table:table-cell office:value-type="float" office:value="197.9" calcext:value-type="float">
            <text:p>197.9</text:p>
          </table:table-cell>
          <table:table-cell office:value-type="float" office:value="197.6" calcext:value-type="float">
            <text:p>197.6</text:p>
          </table:table-cell>
          <table:table-cell office:value-type="float" office:value="198" calcext:value-type="float">
            <text:p>198</text:p>
          </table:table-cell>
          <table:table-cell table:formula="of:=([.G45]-[.A45])/[.A45]" office:value-type="percentage" office:value="0.00151745068285286" calcext:value-type="percentage">
            <text:p>0.15%</text:p>
          </table:table-cell>
          <table:table-cell table:formula="of:=([.G45]-[.B45])/[.B45]" office:value-type="percentage" office:value="0.0040567951318459" calcext:value-type="percentage">
            <text:p>0.41%</text:p>
          </table:table-cell>
          <table:table-cell table:formula="of:=([.G45]-[.C45])/[.C45]" office:value-type="percentage" office:value="0.000505305709954494" calcext:value-type="percentage">
            <text:p>0.05%</text:p>
          </table:table-cell>
          <table:table-cell table:formula="of:=([.G45]-[.D45])/[.D45]" office:value-type="percentage" office:value="0.00253164556962025" calcext:value-type="percentage">
            <text:p>0.25%</text:p>
          </table:table-cell>
          <table:table-cell table:formula="of:=([.G45]-[.E45])/[.E45]" office:value-type="percentage" office:value="0.000505305709954494" calcext:value-type="percentage">
            <text:p>0.05%</text:p>
          </table:table-cell>
          <table:table-cell table:formula="of:=([.G45]-[.F45])/[.F45]" office:value-type="percentage" office:value="0.00202429149797574" calcext:value-type="percentage">
            <text:p>0.20%</text:p>
          </table:table-cell>
        </table:table-row>
        <table:table-row table:style-name="ro1">
          <table:table-cell table:number-columns-repeated="7" office:value-type="float" office:value="198" calcext:value-type="float">
            <text:p>198</text:p>
          </table:table-cell>
          <table:table-cell table:formula="of:=([.G46]-[.A46])/[.A46]" office:value-type="percentage" office:value="0" calcext:value-type="percentage">
            <text:p>0.00%</text:p>
          </table:table-cell>
          <table:table-cell table:formula="of:=([.G46]-[.B46])/[.B46]" office:value-type="percentage" office:value="0" calcext:value-type="percentage">
            <text:p>0.00%</text:p>
          </table:table-cell>
          <table:table-cell table:formula="of:=([.G46]-[.C46])/[.C46]" office:value-type="percentage" office:value="0" calcext:value-type="percentage">
            <text:p>0.00%</text:p>
          </table:table-cell>
          <table:table-cell table:formula="of:=([.G46]-[.D46])/[.D46]" office:value-type="percentage" office:value="0" calcext:value-type="percentage">
            <text:p>0.00%</text:p>
          </table:table-cell>
          <table:table-cell table:formula="of:=([.G46]-[.E46])/[.E46]" office:value-type="percentage" office:value="0" calcext:value-type="percentage">
            <text:p>0.00%</text:p>
          </table:table-cell>
          <table:table-cell table:formula="of:=([.G46]-[.F46])/[.F4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98" calcext:value-type="float">
            <text:p>198</text:p>
          </table:table-cell>
          <table:table-cell table:formula="of:=([.G47]-[.A47])/[.A47]" office:value-type="percentage" office:value="0" calcext:value-type="percentage">
            <text:p>0.00%</text:p>
          </table:table-cell>
          <table:table-cell table:formula="of:=([.G47]-[.B47])/[.B47]" office:value-type="percentage" office:value="0" calcext:value-type="percentage">
            <text:p>0.00%</text:p>
          </table:table-cell>
          <table:table-cell table:formula="of:=([.G47]-[.C47])/[.C47]" office:value-type="percentage" office:value="0" calcext:value-type="percentage">
            <text:p>0.00%</text:p>
          </table:table-cell>
          <table:table-cell table:formula="of:=([.G47]-[.D47])/[.D47]" office:value-type="percentage" office:value="0" calcext:value-type="percentage">
            <text:p>0.00%</text:p>
          </table:table-cell>
          <table:table-cell table:formula="of:=([.G47]-[.E47])/[.E47]" office:value-type="percentage" office:value="0" calcext:value-type="percentage">
            <text:p>0.00%</text:p>
          </table:table-cell>
          <table:table-cell table:formula="of:=([.G47]-[.F47])/[.F4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99" calcext:value-type="float">
            <text:p>199</text:p>
          </table:table-cell>
          <table:table-cell table:formula="of:=([.G48]-[.A48])/[.A48]" office:value-type="percentage" office:value="0" calcext:value-type="percentage">
            <text:p>0.00%</text:p>
          </table:table-cell>
          <table:table-cell table:formula="of:=([.G48]-[.B48])/[.B48]" office:value-type="percentage" office:value="0" calcext:value-type="percentage">
            <text:p>0.00%</text:p>
          </table:table-cell>
          <table:table-cell table:formula="of:=([.G48]-[.C48])/[.C48]" office:value-type="percentage" office:value="0" calcext:value-type="percentage">
            <text:p>0.00%</text:p>
          </table:table-cell>
          <table:table-cell table:formula="of:=([.G48]-[.D48])/[.D48]" office:value-type="percentage" office:value="0" calcext:value-type="percentage">
            <text:p>0.00%</text:p>
          </table:table-cell>
          <table:table-cell table:formula="of:=([.G48]-[.E48])/[.E48]" office:value-type="percentage" office:value="0" calcext:value-type="percentage">
            <text:p>0.00%</text:p>
          </table:table-cell>
          <table:table-cell table:formula="of:=([.G48]-[.F48])/[.F4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01" calcext:value-type="float">
            <text:p>201</text:p>
          </table:table-cell>
          <table:table-cell table:formula="of:=([.G49]-[.A49])/[.A49]" office:value-type="percentage" office:value="0" calcext:value-type="percentage">
            <text:p>0.00%</text:p>
          </table:table-cell>
          <table:table-cell table:formula="of:=([.G49]-[.B49])/[.B49]" office:value-type="percentage" office:value="0" calcext:value-type="percentage">
            <text:p>0.00%</text:p>
          </table:table-cell>
          <table:table-cell table:formula="of:=([.G49]-[.C49])/[.C49]" office:value-type="percentage" office:value="0" calcext:value-type="percentage">
            <text:p>0.00%</text:p>
          </table:table-cell>
          <table:table-cell table:formula="of:=([.G49]-[.D49])/[.D49]" office:value-type="percentage" office:value="0" calcext:value-type="percentage">
            <text:p>0.00%</text:p>
          </table:table-cell>
          <table:table-cell table:formula="of:=([.G49]-[.E49])/[.E49]" office:value-type="percentage" office:value="0" calcext:value-type="percentage">
            <text:p>0.00%</text:p>
          </table:table-cell>
          <table:table-cell table:formula="of:=([.G49]-[.F49])/[.F4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02" calcext:value-type="float">
            <text:p>202</text:p>
          </table:table-cell>
          <table:table-cell table:formula="of:=([.G50]-[.A50])/[.A50]" office:value-type="percentage" office:value="0" calcext:value-type="percentage">
            <text:p>0.00%</text:p>
          </table:table-cell>
          <table:table-cell table:formula="of:=([.G50]-[.B50])/[.B50]" office:value-type="percentage" office:value="0" calcext:value-type="percentage">
            <text:p>0.00%</text:p>
          </table:table-cell>
          <table:table-cell table:formula="of:=([.G50]-[.C50])/[.C50]" office:value-type="percentage" office:value="0" calcext:value-type="percentage">
            <text:p>0.00%</text:p>
          </table:table-cell>
          <table:table-cell table:formula="of:=([.G50]-[.D50])/[.D50]" office:value-type="percentage" office:value="0" calcext:value-type="percentage">
            <text:p>0.00%</text:p>
          </table:table-cell>
          <table:table-cell table:formula="of:=([.G50]-[.E50])/[.E50]" office:value-type="percentage" office:value="0" calcext:value-type="percentage">
            <text:p>0.00%</text:p>
          </table:table-cell>
          <table:table-cell table:formula="of:=([.G50]-[.F50])/[.F5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1.6" calcext:value-type="float">
            <text:p>201.6</text:p>
          </table:table-cell>
          <table:table-cell office:value-type="float" office:value="201.2" calcext:value-type="float">
            <text:p>201.2</text:p>
          </table:table-cell>
          <table:table-cell office:value-type="float" office:value="201.5" calcext:value-type="float">
            <text:p>201.5</text:p>
          </table:table-cell>
          <table:table-cell office:value-type="float" office:value="201" calcext:value-type="float">
            <text:p>201</text:p>
          </table:table-cell>
          <table:table-cell office:value-type="float" office:value="201.7" calcext:value-type="float">
            <text:p>201.7</text:p>
          </table:table-cell>
          <table:table-cell office:value-type="float" office:value="201.3" calcext:value-type="float">
            <text:p>201.3</text:p>
          </table:table-cell>
          <table:table-cell office:value-type="float" office:value="203" calcext:value-type="float">
            <text:p>203</text:p>
          </table:table-cell>
          <table:table-cell table:formula="of:=([.G51]-[.A51])/[.A51]" office:value-type="percentage" office:value="0.00694444444444447" calcext:value-type="percentage">
            <text:p>0.69%</text:p>
          </table:table-cell>
          <table:table-cell table:formula="of:=([.G51]-[.B51])/[.B51]" office:value-type="percentage" office:value="0.00894632206759449" calcext:value-type="percentage">
            <text:p>0.89%</text:p>
          </table:table-cell>
          <table:table-cell table:formula="of:=([.G51]-[.C51])/[.C51]" office:value-type="percentage" office:value="0.00744416873449132" calcext:value-type="percentage">
            <text:p>0.74%</text:p>
          </table:table-cell>
          <table:table-cell table:formula="of:=([.G51]-[.D51])/[.D51]" office:value-type="percentage" office:value="0.0099502487562189" calcext:value-type="percentage">
            <text:p>1.00%</text:p>
          </table:table-cell>
          <table:table-cell table:formula="of:=([.G51]-[.E51])/[.E51]" office:value-type="percentage" office:value="0.00644521566683199" calcext:value-type="percentage">
            <text:p>0.64%</text:p>
          </table:table-cell>
          <table:table-cell table:formula="of:=([.G51]-[.F51])/[.F51]" office:value-type="percentage" office:value="0.00844510680576249" calcext:value-type="percentage">
            <text:p>0.84%</text:p>
          </table:table-cell>
        </table:table-row>
        <table:table-row table:style-name="ro1">
          <table:table-cell office:value-type="float" office:value="189.5" calcext:value-type="float">
            <text:p>189.5</text:p>
          </table:table-cell>
          <table:table-cell office:value-type="float" office:value="189.7" calcext:value-type="float">
            <text:p>189.7</text:p>
          </table:table-cell>
          <table:table-cell office:value-type="float" office:value="190.1" calcext:value-type="float">
            <text:p>190.1</text:p>
          </table:table-cell>
          <table:table-cell office:value-type="float" office:value="189.5" calcext:value-type="float">
            <text:p>189.5</text:p>
          </table:table-cell>
          <table:table-cell office:value-type="float" office:value="190.1" calcext:value-type="float">
            <text:p>190.1</text:p>
          </table:table-cell>
          <table:table-cell office:value-type="float" office:value="189.4" calcext:value-type="float">
            <text:p>189.4</text:p>
          </table:table-cell>
          <table:table-cell office:value-type="float" office:value="191" calcext:value-type="float">
            <text:p>191</text:p>
          </table:table-cell>
          <table:table-cell table:formula="of:=([.G52]-[.A52])/[.A52]" office:value-type="percentage" office:value="0.0079155672823219" calcext:value-type="percentage">
            <text:p>0.79%</text:p>
          </table:table-cell>
          <table:table-cell table:formula="of:=([.G52]-[.B52])/[.B52]" office:value-type="percentage" office:value="0.00685292567211392" calcext:value-type="percentage">
            <text:p>0.69%</text:p>
          </table:table-cell>
          <table:table-cell table:formula="of:=([.G52]-[.C52])/[.C52]" office:value-type="percentage" office:value="0.00473435034192533" calcext:value-type="percentage">
            <text:p>0.47%</text:p>
          </table:table-cell>
          <table:table-cell table:formula="of:=([.G52]-[.D52])/[.D52]" office:value-type="percentage" office:value="0.0079155672823219" calcext:value-type="percentage">
            <text:p>0.79%</text:p>
          </table:table-cell>
          <table:table-cell table:formula="of:=([.G52]-[.E52])/[.E52]" office:value-type="percentage" office:value="0.00473435034192533" calcext:value-type="percentage">
            <text:p>0.47%</text:p>
          </table:table-cell>
          <table:table-cell table:formula="of:=([.G52]-[.F52])/[.F52]" office:value-type="percentage" office:value="0.00844772967265044" calcext:value-type="percentage">
            <text:p>0.84%</text:p>
          </table:table-cell>
        </table:table-row>
        <table:table-row table:style-name="ro1">
          <table:table-cell office:value-type="float" office:value="204.2" calcext:value-type="float">
            <text:p>204.2</text:p>
          </table:table-cell>
          <table:table-cell office:value-type="float" office:value="203.8" calcext:value-type="float">
            <text:p>203.8</text:p>
          </table:table-cell>
          <table:table-cell office:value-type="float" office:value="204.9" calcext:value-type="float">
            <text:p>204.9</text:p>
          </table:table-cell>
          <table:table-cell office:value-type="float" office:value="204.5" calcext:value-type="float">
            <text:p>204.5</text:p>
          </table:table-cell>
          <table:table-cell office:value-type="float" office:value="204.8" calcext:value-type="float">
            <text:p>204.8</text:p>
          </table:table-cell>
          <table:table-cell office:value-type="float" office:value="204.6" calcext:value-type="float">
            <text:p>204.6</text:p>
          </table:table-cell>
          <table:table-cell office:value-type="float" office:value="207" calcext:value-type="float">
            <text:p>207</text:p>
          </table:table-cell>
          <table:table-cell table:formula="of:=([.G53]-[.A53])/[.A53]" office:value-type="percentage" office:value="0.0137120470127327" calcext:value-type="percentage">
            <text:p>1.37%</text:p>
          </table:table-cell>
          <table:table-cell table:formula="of:=([.G53]-[.B53])/[.B53]" office:value-type="percentage" office:value="0.0157016683022571" calcext:value-type="percentage">
            <text:p>1.57%</text:p>
          </table:table-cell>
          <table:table-cell table:formula="of:=([.G53]-[.C53])/[.C53]" office:value-type="percentage" office:value="0.0102489019033675" calcext:value-type="percentage">
            <text:p>1.02%</text:p>
          </table:table-cell>
          <table:table-cell table:formula="of:=([.G53]-[.D53])/[.D53]" office:value-type="percentage" office:value="0.0122249388753056" calcext:value-type="percentage">
            <text:p>1.22%</text:p>
          </table:table-cell>
          <table:table-cell table:formula="of:=([.G53]-[.E53])/[.E53]" office:value-type="percentage" office:value="0.0107421874999999" calcext:value-type="percentage">
            <text:p>1.07%</text:p>
          </table:table-cell>
          <table:table-cell table:formula="of:=([.G53]-[.F53])/[.F53]" office:value-type="percentage" office:value="0.0117302052785924" calcext:value-type="percentage">
            <text:p>1.17%</text:p>
          </table:table-cell>
        </table:table-row>
        <table:table-row table:style-name="ro1">
          <table:table-cell table:number-columns-repeated="7" office:value-type="float" office:value="207" calcext:value-type="float">
            <text:p>207</text:p>
          </table:table-cell>
          <table:table-cell table:formula="of:=([.G54]-[.A54])/[.A54]" office:value-type="percentage" office:value="0" calcext:value-type="percentage">
            <text:p>0.00%</text:p>
          </table:table-cell>
          <table:table-cell table:formula="of:=([.G54]-[.B54])/[.B54]" office:value-type="percentage" office:value="0" calcext:value-type="percentage">
            <text:p>0.00%</text:p>
          </table:table-cell>
          <table:table-cell table:formula="of:=([.G54]-[.C54])/[.C54]" office:value-type="percentage" office:value="0" calcext:value-type="percentage">
            <text:p>0.00%</text:p>
          </table:table-cell>
          <table:table-cell table:formula="of:=([.G54]-[.D54])/[.D54]" office:value-type="percentage" office:value="0" calcext:value-type="percentage">
            <text:p>0.00%</text:p>
          </table:table-cell>
          <table:table-cell table:formula="of:=([.G54]-[.E54])/[.E54]" office:value-type="percentage" office:value="0" calcext:value-type="percentage">
            <text:p>0.00%</text:p>
          </table:table-cell>
          <table:table-cell table:formula="of:=([.G54]-[.F54])/[.F5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0.9" calcext:value-type="float">
            <text:p>190.9</text:p>
          </table:table-cell>
          <table:table-cell office:value-type="float" office:value="190.7" calcext:value-type="float">
            <text:p>190.7</text:p>
          </table:table-cell>
          <table:table-cell office:value-type="float" office:value="191.3" calcext:value-type="float">
            <text:p>191.3</text:p>
          </table:table-cell>
          <table:table-cell office:value-type="float" office:value="190.9" calcext:value-type="float">
            <text:p>190.9</text:p>
          </table:table-cell>
          <table:table-cell office:value-type="float" office:value="191.3" calcext:value-type="float">
            <text:p>191.3</text:p>
          </table:table-cell>
          <table:table-cell office:value-type="float" office:value="191.2" calcext:value-type="float">
            <text:p>191.2</text:p>
          </table:table-cell>
          <table:table-cell office:value-type="float" office:value="193" calcext:value-type="float">
            <text:p>193</text:p>
          </table:table-cell>
          <table:table-cell table:formula="of:=([.G55]-[.A55])/[.A55]" office:value-type="percentage" office:value="0.0110005238344683" calcext:value-type="percentage">
            <text:p>1.10%</text:p>
          </table:table-cell>
          <table:table-cell table:formula="of:=([.G55]-[.B55])/[.B55]" office:value-type="percentage" office:value="0.0120608285264814" calcext:value-type="percentage">
            <text:p>1.21%</text:p>
          </table:table-cell>
          <table:table-cell table:formula="of:=([.G55]-[.C55])/[.C55]" office:value-type="percentage" office:value="0.00888656560376366" calcext:value-type="percentage">
            <text:p>0.89%</text:p>
          </table:table-cell>
          <table:table-cell table:formula="of:=([.G55]-[.D55])/[.D55]" office:value-type="percentage" office:value="0.0110005238344683" calcext:value-type="percentage">
            <text:p>1.10%</text:p>
          </table:table-cell>
          <table:table-cell table:formula="of:=([.G55]-[.E55])/[.E55]" office:value-type="percentage" office:value="0.00888656560376366" calcext:value-type="percentage">
            <text:p>0.89%</text:p>
          </table:table-cell>
          <table:table-cell table:formula="of:=([.G55]-[.F55])/[.F55]" office:value-type="percentage" office:value="0.00941422594142265" calcext:value-type="percentage">
            <text:p>0.94%</text:p>
          </table:table-cell>
        </table:table-row>
        <table:table-row table:style-name="ro1">
          <table:table-cell table:number-columns-repeated="7" office:value-type="float" office:value="208" calcext:value-type="float">
            <text:p>208</text:p>
          </table:table-cell>
          <table:table-cell table:formula="of:=([.G56]-[.A56])/[.A56]" office:value-type="percentage" office:value="0" calcext:value-type="percentage">
            <text:p>0.00%</text:p>
          </table:table-cell>
          <table:table-cell table:formula="of:=([.G56]-[.B56])/[.B56]" office:value-type="percentage" office:value="0" calcext:value-type="percentage">
            <text:p>0.00%</text:p>
          </table:table-cell>
          <table:table-cell table:formula="of:=([.G56]-[.C56])/[.C56]" office:value-type="percentage" office:value="0" calcext:value-type="percentage">
            <text:p>0.00%</text:p>
          </table:table-cell>
          <table:table-cell table:formula="of:=([.G56]-[.D56])/[.D56]" office:value-type="percentage" office:value="0" calcext:value-type="percentage">
            <text:p>0.00%</text:p>
          </table:table-cell>
          <table:table-cell table:formula="of:=([.G56]-[.E56])/[.E56]" office:value-type="percentage" office:value="0" calcext:value-type="percentage">
            <text:p>0.00%</text:p>
          </table:table-cell>
          <table:table-cell table:formula="of:=([.G56]-[.F56])/[.F5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9.2" calcext:value-type="float">
            <text:p>209.2</text:p>
          </table:table-cell>
          <table:table-cell office:value-type="float" office:value="208.6" calcext:value-type="float">
            <text:p>208.6</text:p>
          </table:table-cell>
          <table:table-cell office:value-type="float" office:value="209.8" calcext:value-type="float">
            <text:p>209.8</text:p>
          </table:table-cell>
          <table:table-cell office:value-type="float" office:value="209.2" calcext:value-type="float">
            <text:p>209.2</text:p>
          </table:table-cell>
          <table:table-cell office:value-type="float" office:value="210.1" calcext:value-type="float">
            <text:p>210.1</text:p>
          </table:table-cell>
          <table:table-cell office:value-type="float" office:value="209.7" calcext:value-type="float">
            <text:p>209.7</text:p>
          </table:table-cell>
          <table:table-cell office:value-type="float" office:value="211" calcext:value-type="float">
            <text:p>211</text:p>
          </table:table-cell>
          <table:table-cell table:formula="of:=([.G57]-[.A57])/[.A57]" office:value-type="percentage" office:value="0.00860420650095608" calcext:value-type="percentage">
            <text:p>0.86%</text:p>
          </table:table-cell>
          <table:table-cell table:formula="of:=([.G57]-[.B57])/[.B57]" office:value-type="percentage" office:value="0.0115052732502397" calcext:value-type="percentage">
            <text:p>1.15%</text:p>
          </table:table-cell>
          <table:table-cell table:formula="of:=([.G57]-[.C57])/[.C57]" office:value-type="percentage" office:value="0.00571973307912292" calcext:value-type="percentage">
            <text:p>0.57%</text:p>
          </table:table-cell>
          <table:table-cell table:formula="of:=([.G57]-[.D57])/[.D57]" office:value-type="percentage" office:value="0.00860420650095608" calcext:value-type="percentage">
            <text:p>0.86%</text:p>
          </table:table-cell>
          <table:table-cell table:formula="of:=([.G57]-[.E57])/[.E57]" office:value-type="percentage" office:value="0.00428367444074253" calcext:value-type="percentage">
            <text:p>0.43%</text:p>
          </table:table-cell>
          <table:table-cell table:formula="of:=([.G57]-[.F57])/[.F57]" office:value-type="percentage" office:value="0.00619933237958994" calcext:value-type="percentage">
            <text:p>0.62%</text:p>
          </table:table-cell>
        </table:table-row>
        <table:table-row table:style-name="ro1">
          <table:table-cell table:number-columns-repeated="7" office:value-type="float" office:value="211" calcext:value-type="float">
            <text:p>211</text:p>
          </table:table-cell>
          <table:table-cell table:formula="of:=([.G58]-[.A58])/[.A58]" office:value-type="percentage" office:value="0" calcext:value-type="percentage">
            <text:p>0.00%</text:p>
          </table:table-cell>
          <table:table-cell table:formula="of:=([.G58]-[.B58])/[.B58]" office:value-type="percentage" office:value="0" calcext:value-type="percentage">
            <text:p>0.00%</text:p>
          </table:table-cell>
          <table:table-cell table:formula="of:=([.G58]-[.C58])/[.C58]" office:value-type="percentage" office:value="0" calcext:value-type="percentage">
            <text:p>0.00%</text:p>
          </table:table-cell>
          <table:table-cell table:formula="of:=([.G58]-[.D58])/[.D58]" office:value-type="percentage" office:value="0" calcext:value-type="percentage">
            <text:p>0.00%</text:p>
          </table:table-cell>
          <table:table-cell table:formula="of:=([.G58]-[.E58])/[.E58]" office:value-type="percentage" office:value="0" calcext:value-type="percentage">
            <text:p>0.00%</text:p>
          </table:table-cell>
          <table:table-cell table:formula="of:=([.G58]-[.F58])/[.F5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1.5" calcext:value-type="float">
            <text:p>211.5</text:p>
          </table:table-cell>
          <table:table-cell office:value-type="float" office:value="211.2" calcext:value-type="float">
            <text:p>211.2</text:p>
          </table:table-cell>
          <table:table-cell office:value-type="float" office:value="211.9" calcext:value-type="float">
            <text:p>211.9</text:p>
          </table:table-cell>
          <table:table-cell office:value-type="float" office:value="211.7" calcext:value-type="float">
            <text:p>211.7</text:p>
          </table:table-cell>
          <table:table-cell office:value-type="float" office:value="212" calcext:value-type="float">
            <text:p>212</text:p>
          </table:table-cell>
          <table:table-cell office:value-type="float" office:value="211.7" calcext:value-type="float">
            <text:p>211.7</text:p>
          </table:table-cell>
          <table:table-cell office:value-type="float" office:value="212" calcext:value-type="float">
            <text:p>212</text:p>
          </table:table-cell>
          <table:table-cell table:formula="of:=([.G59]-[.A59])/[.A59]" office:value-type="percentage" office:value="0.00236406619385343" calcext:value-type="percentage">
            <text:p>0.24%</text:p>
          </table:table-cell>
          <table:table-cell table:formula="of:=([.G59]-[.B59])/[.B59]" office:value-type="percentage" office:value="0.00378787878787884" calcext:value-type="percentage">
            <text:p>0.38%</text:p>
          </table:table-cell>
          <table:table-cell table:formula="of:=([.G59]-[.C59])/[.C59]" office:value-type="percentage" office:value="0.000471920717319463" calcext:value-type="percentage">
            <text:p>0.05%</text:p>
          </table:table-cell>
          <table:table-cell table:formula="of:=([.G59]-[.D59])/[.D59]" office:value-type="percentage" office:value="0.00141709966934346" calcext:value-type="percentage">
            <text:p>0.14%</text:p>
          </table:table-cell>
          <table:table-cell table:formula="of:=([.G59]-[.E59])/[.E59]" office:value-type="percentage" office:value="0" calcext:value-type="percentage">
            <text:p>0.00%</text:p>
          </table:table-cell>
          <table:table-cell table:formula="of:=([.G59]-[.F59])/[.F59]" office:value-type="percentage" office:value="0.00141709966934346" calcext:value-type="percentage">
            <text:p>0.14%</text:p>
          </table:table-cell>
        </table:table-row>
        <table:table-row table:style-name="ro1">
          <table:table-cell office:value-type="float" office:value="212.3" calcext:value-type="float">
            <text:p>212.3</text:p>
          </table:table-cell>
          <table:table-cell office:value-type="float" office:value="212.2" calcext:value-type="float">
            <text:p>212.2</text:p>
          </table:table-cell>
          <table:table-cell office:value-type="float" office:value="212.5" calcext:value-type="float">
            <text:p>212.5</text:p>
          </table:table-cell>
          <table:table-cell office:value-type="float" office:value="212.2" calcext:value-type="float">
            <text:p>212.2</text:p>
          </table:table-cell>
          <table:table-cell office:value-type="float" office:value="212.6" calcext:value-type="float">
            <text:p>212.6</text:p>
          </table:table-cell>
          <table:table-cell office:value-type="float" office:value="212.5" calcext:value-type="float">
            <text:p>212.5</text:p>
          </table:table-cell>
          <table:table-cell office:value-type="float" office:value="213" calcext:value-type="float">
            <text:p>213</text:p>
          </table:table-cell>
          <table:table-cell table:formula="of:=([.G60]-[.A60])/[.A60]" office:value-type="percentage" office:value="0.00329722091380117" calcext:value-type="percentage">
            <text:p>0.33%</text:p>
          </table:table-cell>
          <table:table-cell table:formula="of:=([.G60]-[.B60])/[.B60]" office:value-type="percentage" office:value="0.00377002827521212" calcext:value-type="percentage">
            <text:p>0.38%</text:p>
          </table:table-cell>
          <table:table-cell table:formula="of:=([.G60]-[.C60])/[.C60]" office:value-type="percentage" office:value="0.00235294117647059" calcext:value-type="percentage">
            <text:p>0.24%</text:p>
          </table:table-cell>
          <table:table-cell table:formula="of:=([.G60]-[.D60])/[.D60]" office:value-type="percentage" office:value="0.00377002827521212" calcext:value-type="percentage">
            <text:p>0.38%</text:p>
          </table:table-cell>
          <table:table-cell table:formula="of:=([.G60]-[.E60])/[.E60]" office:value-type="percentage" office:value="0.00188146754468488" calcext:value-type="percentage">
            <text:p>0.19%</text:p>
          </table:table-cell>
          <table:table-cell table:formula="of:=([.G60]-[.F60])/[.F60]" office:value-type="percentage" office:value="0.00235294117647059" calcext:value-type="percentage">
            <text:p>0.24%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3.8" calcext:value-type="float">
            <text:p>213.8</text:p>
          </table:table-cell>
          <table:table-cell office:value-type="float" office:value="214" calcext:value-type="float">
            <text:p>214</text:p>
          </table:table-cell>
          <table:table-cell office:value-type="float" office:value="213.9" calcext:value-type="float">
            <text:p>213.9</text:p>
          </table:table-cell>
          <table:table-cell table:number-columns-repeated="3" office:value-type="float" office:value="214" calcext:value-type="float">
            <text:p>214</text:p>
          </table:table-cell>
          <table:table-cell table:formula="of:=([.G61]-[.A61])/[.A61]" office:value-type="percentage" office:value="0" calcext:value-type="percentage">
            <text:p>0.00%</text:p>
          </table:table-cell>
          <table:table-cell table:formula="of:=([.G61]-[.B61])/[.B61]" office:value-type="percentage" office:value="0.000935453695042042" calcext:value-type="percentage">
            <text:p>0.09%</text:p>
          </table:table-cell>
          <table:table-cell table:formula="of:=([.G61]-[.C61])/[.C61]" office:value-type="percentage" office:value="0" calcext:value-type="percentage">
            <text:p>0.00%</text:p>
          </table:table-cell>
          <table:table-cell table:formula="of:=([.G61]-[.D61])/[.D61]" office:value-type="percentage" office:value="0.000467508181393148" calcext:value-type="percentage">
            <text:p>0.05%</text:p>
          </table:table-cell>
          <table:table-cell table:formula="of:=([.G61]-[.E61])/[.E61]" office:value-type="percentage" office:value="0" calcext:value-type="percentage">
            <text:p>0.00%</text:p>
          </table:table-cell>
          <table:table-cell table:formula="of:=([.G61]-[.F61])/[.F6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5.6" calcext:value-type="float">
            <text:p>205.6</text:p>
          </table:table-cell>
          <table:table-cell office:value-type="float" office:value="205.4" calcext:value-type="float">
            <text:p>205.4</text:p>
          </table:table-cell>
          <table:table-cell office:value-type="float" office:value="206.2" calcext:value-type="float">
            <text:p>206.2</text:p>
          </table:table-cell>
          <table:table-cell office:value-type="float" office:value="205.5" calcext:value-type="float">
            <text:p>205.5</text:p>
          </table:table-cell>
          <table:table-cell office:value-type="float" office:value="206.2" calcext:value-type="float">
            <text:p>206.2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formula="of:=([.G62]-[.A62])/[.A62]" office:value-type="percentage" office:value="0.00680933852140081" calcext:value-type="percentage">
            <text:p>0.68%</text:p>
          </table:table-cell>
          <table:table-cell table:formula="of:=([.G62]-[.B62])/[.B62]" office:value-type="percentage" office:value="0.0077896786757546" calcext:value-type="percentage">
            <text:p>0.78%</text:p>
          </table:table-cell>
          <table:table-cell table:formula="of:=([.G62]-[.C62])/[.C62]" office:value-type="percentage" office:value="0.00387972841901072" calcext:value-type="percentage">
            <text:p>0.39%</text:p>
          </table:table-cell>
          <table:table-cell table:formula="of:=([.G62]-[.D62])/[.D62]" office:value-type="percentage" office:value="0.0072992700729927" calcext:value-type="percentage">
            <text:p>0.73%</text:p>
          </table:table-cell>
          <table:table-cell table:formula="of:=([.G62]-[.E62])/[.E62]" office:value-type="percentage" office:value="0.00387972841901072" calcext:value-type="percentage">
            <text:p>0.39%</text:p>
          </table:table-cell>
          <table:table-cell table:formula="of:=([.G62]-[.F62])/[.F62]" office:value-type="percentage" office:value="0.00485436893203883" calcext:value-type="percentage">
            <text:p>0.49%</text:p>
          </table:table-cell>
        </table:table-row>
        <table:table-row table:style-name="ro1">
          <table:table-cell office:value-type="float" office:value="198.1" calcext:value-type="float">
            <text:p>198.1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97.5" calcext:value-type="float">
            <text:p>197.5</text:p>
          </table:table-cell>
          <table:table-cell table:number-columns-repeated="2" office:value-type="float" office:value="197.9" calcext:value-type="float">
            <text:p>197.9</text:p>
          </table:table-cell>
          <table:table-cell office:value-type="float" office:value="199" calcext:value-type="float">
            <text:p>199</text:p>
          </table:table-cell>
          <table:table-cell table:formula="of:=([.G63]-[.A63])/[.A63]" office:value-type="percentage" office:value="0.00454316002019185" calcext:value-type="percentage">
            <text:p>0.45%</text:p>
          </table:table-cell>
          <table:table-cell table:formula="of:=([.G63]-[.B63])/[.B63]" office:value-type="percentage" office:value="0.00505050505050505" calcext:value-type="percentage">
            <text:p>0.51%</text:p>
          </table:table-cell>
          <table:table-cell table:formula="of:=([.G63]-[.C63])/[.C63]" office:value-type="percentage" office:value="0.00505050505050505" calcext:value-type="percentage">
            <text:p>0.51%</text:p>
          </table:table-cell>
          <table:table-cell table:formula="of:=([.G63]-[.D63])/[.D63]" office:value-type="percentage" office:value="0.00759493670886076" calcext:value-type="percentage">
            <text:p>0.76%</text:p>
          </table:table-cell>
          <table:table-cell table:formula="of:=([.G63]-[.E63])/[.E63]" office:value-type="percentage" office:value="0.00555836280949972" calcext:value-type="percentage">
            <text:p>0.56%</text:p>
          </table:table-cell>
          <table:table-cell table:formula="of:=([.G63]-[.F63])/[.F63]" office:value-type="percentage" office:value="0.00555836280949972" calcext:value-type="percentage">
            <text:p>0.56%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.8" calcext:value-type="float">
            <text:p>206.8</text:p>
          </table:table-cell>
          <table:table-cell office:value-type="float" office:value="207.2" calcext:value-type="float">
            <text:p>207.2</text:p>
          </table:table-cell>
          <table:table-cell office:value-type="float" office:value="207" calcext:value-type="float">
            <text:p>207</text:p>
          </table:table-cell>
          <table:table-cell office:value-type="float" office:value="207.2" calcext:value-type="float">
            <text:p>207.2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formula="of:=([.G64]-[.A64])/[.A64]" office:value-type="percentage" office:value="0.00483091787439613" calcext:value-type="percentage">
            <text:p>0.48%</text:p>
          </table:table-cell>
          <table:table-cell table:formula="of:=([.G64]-[.B64])/[.B64]" office:value-type="percentage" office:value="0.00580270793036745" calcext:value-type="percentage">
            <text:p>0.58%</text:p>
          </table:table-cell>
          <table:table-cell table:formula="of:=([.G64]-[.C64])/[.C64]" office:value-type="percentage" office:value="0.00386100386100392" calcext:value-type="percentage">
            <text:p>0.39%</text:p>
          </table:table-cell>
          <table:table-cell table:formula="of:=([.G64]-[.D64])/[.D64]" office:value-type="percentage" office:value="0.00483091787439613" calcext:value-type="percentage">
            <text:p>0.48%</text:p>
          </table:table-cell>
          <table:table-cell table:formula="of:=([.G64]-[.E64])/[.E64]" office:value-type="percentage" office:value="0.00386100386100392" calcext:value-type="percentage">
            <text:p>0.39%</text:p>
          </table:table-cell>
          <table:table-cell table:formula="of:=([.G64]-[.F64])/[.F64]" office:value-type="percentage" office:value="0.00483091787439613" calcext:value-type="percentage">
            <text:p>0.48%</text:p>
          </table:table-cell>
        </table:table-row>
        <table:table-row table:style-name="ro1">
          <table:table-cell table:number-columns-repeated="7" office:value-type="float" office:value="217" calcext:value-type="float">
            <text:p>217</text:p>
          </table:table-cell>
          <table:table-cell table:formula="of:=([.G65]-[.A65])/[.A65]" office:value-type="percentage" office:value="0" calcext:value-type="percentage">
            <text:p>0.00%</text:p>
          </table:table-cell>
          <table:table-cell table:formula="of:=([.G65]-[.B65])/[.B65]" office:value-type="percentage" office:value="0" calcext:value-type="percentage">
            <text:p>0.00%</text:p>
          </table:table-cell>
          <table:table-cell table:formula="of:=([.G65]-[.C65])/[.C65]" office:value-type="percentage" office:value="0" calcext:value-type="percentage">
            <text:p>0.00%</text:p>
          </table:table-cell>
          <table:table-cell table:formula="of:=([.G65]-[.D65])/[.D65]" office:value-type="percentage" office:value="0" calcext:value-type="percentage">
            <text:p>0.00%</text:p>
          </table:table-cell>
          <table:table-cell table:formula="of:=([.G65]-[.E65])/[.E65]" office:value-type="percentage" office:value="0" calcext:value-type="percentage">
            <text:p>0.00%</text:p>
          </table:table-cell>
          <table:table-cell table:formula="of:=([.G65]-[.F65])/[.F6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4.7" calcext:value-type="float">
            <text:p>194.7</text:p>
          </table:table-cell>
          <table:table-cell office:value-type="float" office:value="194.3" calcext:value-type="float">
            <text:p>194.3</text:p>
          </table:table-cell>
          <table:table-cell office:value-type="float" office:value="194.9" calcext:value-type="float">
            <text:p>194.9</text:p>
          </table:table-cell>
          <table:table-cell office:value-type="float" office:value="194.3" calcext:value-type="float">
            <text:p>194.3</text:p>
          </table:table-cell>
          <table:table-cell table:number-columns-repeated="3" office:value-type="float" office:value="195" calcext:value-type="float">
            <text:p>195</text:p>
          </table:table-cell>
          <table:table-cell table:formula="of:=([.G66]-[.A66])/[.A66]" office:value-type="percentage" office:value="0.00154083204930668" calcext:value-type="percentage">
            <text:p>0.15%</text:p>
          </table:table-cell>
          <table:table-cell table:formula="of:=([.G66]-[.B66])/[.B66]" office:value-type="percentage" office:value="0.00360267627380334" calcext:value-type="percentage">
            <text:p>0.36%</text:p>
          </table:table-cell>
          <table:table-cell table:formula="of:=([.G66]-[.C66])/[.C66]" office:value-type="percentage" office:value="0.00051308363263209" calcext:value-type="percentage">
            <text:p>0.05%</text:p>
          </table:table-cell>
          <table:table-cell table:formula="of:=([.G66]-[.D66])/[.D66]" office:value-type="percentage" office:value="0.00360267627380334" calcext:value-type="percentage">
            <text:p>0.36%</text:p>
          </table:table-cell>
          <table:table-cell table:formula="of:=([.G66]-[.E66])/[.E66]" office:value-type="percentage" office:value="0" calcext:value-type="percentage">
            <text:p>0.00%</text:p>
          </table:table-cell>
          <table:table-cell table:formula="of:=([.G66]-[.F66])/[.F6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1.1" calcext:value-type="float">
            <text:p>211.1</text:p>
          </table:table-cell>
          <table:table-cell office:value-type="float" office:value="210.9" calcext:value-type="float">
            <text:p>210.9</text:p>
          </table:table-cell>
          <table:table-cell office:value-type="float" office:value="211.3" calcext:value-type="float">
            <text:p>211.3</text:p>
          </table:table-cell>
          <table:table-cell office:value-type="float" office:value="210.9" calcext:value-type="float">
            <text:p>210.9</text:p>
          </table:table-cell>
          <table:table-cell office:value-type="float" office:value="211.5" calcext:value-type="float">
            <text:p>211.5</text:p>
          </table:table-cell>
          <table:table-cell office:value-type="float" office:value="211" calcext:value-type="float">
            <text:p>211</text:p>
          </table:table-cell>
          <table:table-cell office:value-type="float" office:value="214" calcext:value-type="float">
            <text:p>214</text:p>
          </table:table-cell>
          <table:table-cell table:formula="of:=([.G67]-[.A67])/[.A67]" office:value-type="percentage" office:value="0.0137375651350071" calcext:value-type="percentage">
            <text:p>1.37%</text:p>
          </table:table-cell>
          <table:table-cell table:formula="of:=([.G67]-[.B67])/[.B67]" office:value-type="percentage" office:value="0.0146989094357515" calcext:value-type="percentage">
            <text:p>1.47%</text:p>
          </table:table-cell>
          <table:table-cell table:formula="of:=([.G67]-[.C67])/[.C67]" office:value-type="percentage" office:value="0.0127780407004259" calcext:value-type="percentage">
            <text:p>1.28%</text:p>
          </table:table-cell>
          <table:table-cell table:formula="of:=([.G67]-[.D67])/[.D67]" office:value-type="percentage" office:value="0.0146989094357515" calcext:value-type="percentage">
            <text:p>1.47%</text:p>
          </table:table-cell>
          <table:table-cell table:formula="of:=([.G67]-[.E67])/[.E67]" office:value-type="percentage" office:value="0.0118203309692671" calcext:value-type="percentage">
            <text:p>1.18%</text:p>
          </table:table-cell>
          <table:table-cell table:formula="of:=([.G67]-[.F67])/[.F67]" office:value-type="percentage" office:value="0.014218009478673" calcext:value-type="percentage">
            <text:p>1.42%</text:p>
          </table:table-cell>
        </table:table-row>
        <table:table-row table:style-name="ro1">
          <table:table-cell office:value-type="float" office:value="215.1" calcext:value-type="float">
            <text:p>215.1</text:p>
          </table:table-cell>
          <table:table-cell office:value-type="float" office:value="215.2" calcext:value-type="float">
            <text:p>215.2</text:p>
          </table:table-cell>
          <table:table-cell office:value-type="float" office:value="215.6" calcext:value-type="float">
            <text:p>215.6</text:p>
          </table:table-cell>
          <table:table-cell office:value-type="float" office:value="215" calcext:value-type="float">
            <text:p>215</text:p>
          </table:table-cell>
          <table:table-cell office:value-type="float" office:value="215.2" calcext:value-type="float">
            <text:p>215.2</text:p>
          </table:table-cell>
          <table:table-cell office:value-type="float" office:value="215.3" calcext:value-type="float">
            <text:p>215.3</text:p>
          </table:table-cell>
          <table:table-cell office:value-type="float" office:value="217" calcext:value-type="float">
            <text:p>217</text:p>
          </table:table-cell>
          <table:table-cell table:formula="of:=([.G68]-[.A68])/[.A68]" office:value-type="percentage" office:value="0.00883310088331012" calcext:value-type="percentage">
            <text:p>0.88%</text:p>
          </table:table-cell>
          <table:table-cell table:formula="of:=([.G68]-[.B68])/[.B68]" office:value-type="percentage" office:value="0.00836431226765805" calcext:value-type="percentage">
            <text:p>0.84%</text:p>
          </table:table-cell>
          <table:table-cell table:formula="of:=([.G68]-[.C68])/[.C68]" office:value-type="percentage" office:value="0.00649350649350652" calcext:value-type="percentage">
            <text:p>0.65%</text:p>
          </table:table-cell>
          <table:table-cell table:formula="of:=([.G68]-[.D68])/[.D68]" office:value-type="percentage" office:value="0.00930232558139535" calcext:value-type="percentage">
            <text:p>0.93%</text:p>
          </table:table-cell>
          <table:table-cell table:formula="of:=([.G68]-[.E68])/[.E68]" office:value-type="percentage" office:value="0.00836431226765805" calcext:value-type="percentage">
            <text:p>0.84%</text:p>
          </table:table-cell>
          <table:table-cell table:formula="of:=([.G68]-[.F68])/[.F68]" office:value-type="percentage" office:value="0.00789595912679976" calcext:value-type="percentage">
            <text:p>0.79%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.3" calcext:value-type="float">
            <text:p>207.3</text:p>
          </table:table-cell>
          <table:table-cell office:value-type="float" office:value="208.9" calcext:value-type="float">
            <text:p>208.9</text:p>
          </table:table-cell>
          <table:table-cell office:value-type="float" office:value="207.8" calcext:value-type="float">
            <text:p>207.8</text:p>
          </table:table-cell>
          <table:table-cell office:value-type="float" office:value="208.9" calcext:value-type="float">
            <text:p>208.9</text:p>
          </table:table-cell>
          <table:table-cell office:value-type="float" office:value="208.8" calcext:value-type="float">
            <text:p>208.8</text:p>
          </table:table-cell>
          <table:table-cell office:value-type="float" office:value="213" calcext:value-type="float">
            <text:p>213</text:p>
          </table:table-cell>
          <table:table-cell table:formula="of:=([.G69]-[.A69])/[.A69]" office:value-type="percentage" office:value="0.0240384615384615" calcext:value-type="percentage">
            <text:p>2.40%</text:p>
          </table:table-cell>
          <table:table-cell table:formula="of:=([.G69]-[.B69])/[.B69]" office:value-type="percentage" office:value="0.0274963820549927" calcext:value-type="percentage">
            <text:p>2.75%</text:p>
          </table:table-cell>
          <table:table-cell table:formula="of:=([.G69]-[.C69])/[.C69]" office:value-type="percentage" office:value="0.0196266156055529" calcext:value-type="percentage">
            <text:p>1.96%</text:p>
          </table:table-cell>
          <table:table-cell table:formula="of:=([.G69]-[.D69])/[.D69]" office:value-type="percentage" office:value="0.02502406159769" calcext:value-type="percentage">
            <text:p>2.50%</text:p>
          </table:table-cell>
          <table:table-cell table:formula="of:=([.G69]-[.E69])/[.E69]" office:value-type="percentage" office:value="0.0196266156055529" calcext:value-type="percentage">
            <text:p>1.96%</text:p>
          </table:table-cell>
          <table:table-cell table:formula="of:=([.G69]-[.F69])/[.F69]" office:value-type="percentage" office:value="0.0201149425287356" calcext:value-type="percentage">
            <text:p>2.01%</text:p>
          </table:table-cell>
        </table:table-row>
        <table:table-row table:style-name="ro1">
          <table:table-cell office:value-type="float" office:value="209.1" calcext:value-type="float">
            <text:p>209.1</text:p>
          </table:table-cell>
          <table:table-cell office:value-type="float" office:value="209" calcext:value-type="float">
            <text:p>209</text:p>
          </table:table-cell>
          <table:table-cell office:value-type="float" office:value="209.6" calcext:value-type="float">
            <text:p>209.6</text:p>
          </table:table-cell>
          <table:table-cell office:value-type="float" office:value="209.2" calcext:value-type="float">
            <text:p>209.2</text:p>
          </table:table-cell>
          <table:table-cell table:number-columns-repeated="2" office:value-type="float" office:value="209.6" calcext:value-type="float">
            <text:p>209.6</text:p>
          </table:table-cell>
          <table:table-cell office:value-type="float" office:value="211" calcext:value-type="float">
            <text:p>211</text:p>
          </table:table-cell>
          <table:table-cell table:formula="of:=([.G70]-[.A70])/[.A70]" office:value-type="percentage" office:value="0.00908656145384986" calcext:value-type="percentage">
            <text:p>0.91%</text:p>
          </table:table-cell>
          <table:table-cell table:formula="of:=([.G70]-[.B70])/[.B70]" office:value-type="percentage" office:value="0.00956937799043062" calcext:value-type="percentage">
            <text:p>0.96%</text:p>
          </table:table-cell>
          <table:table-cell table:formula="of:=([.G70]-[.C70])/[.C70]" office:value-type="percentage" office:value="0.00667938931297713" calcext:value-type="percentage">
            <text:p>0.67%</text:p>
          </table:table-cell>
          <table:table-cell table:formula="of:=([.G70]-[.D70])/[.D70]" office:value-type="percentage" office:value="0.00860420650095608" calcext:value-type="percentage">
            <text:p>0.86%</text:p>
          </table:table-cell>
          <table:table-cell table:formula="of:=([.G70]-[.E70])/[.E70]" office:value-type="percentage" office:value="0.00667938931297713" calcext:value-type="percentage">
            <text:p>0.67%</text:p>
          </table:table-cell>
          <table:table-cell table:formula="of:=([.G70]-[.F70])/[.F70]" office:value-type="percentage" office:value="0.00667938931297713" calcext:value-type="percentage">
            <text:p>0.67%</text:p>
          </table:table-cell>
        </table:table-row>
        <table:table-row table:style-name="ro1">
          <table:table-cell office:value-type="float" office:value="214.3" calcext:value-type="float">
            <text:p>214.3</text:p>
          </table:table-cell>
          <table:table-cell office:value-type="float" office:value="214.1" calcext:value-type="float">
            <text:p>214.1</text:p>
          </table:table-cell>
          <table:table-cell office:value-type="float" office:value="214.5" calcext:value-type="float">
            <text:p>214.5</text:p>
          </table:table-cell>
          <table:table-cell office:value-type="float" office:value="214" calcext:value-type="float">
            <text:p>214</text:p>
          </table:table-cell>
          <table:table-cell office:value-type="float" office:value="214.7" calcext:value-type="float">
            <text:p>214.7</text:p>
          </table:table-cell>
          <table:table-cell office:value-type="float" office:value="214.2" calcext:value-type="float">
            <text:p>214.2</text:p>
          </table:table-cell>
          <table:table-cell office:value-type="float" office:value="215" calcext:value-type="float">
            <text:p>215</text:p>
          </table:table-cell>
          <table:table-cell table:formula="of:=([.G71]-[.A71])/[.A71]" office:value-type="percentage" office:value="0.00326644890340639" calcext:value-type="percentage">
            <text:p>0.33%</text:p>
          </table:table-cell>
          <table:table-cell table:formula="of:=([.G71]-[.B71])/[.B71]" office:value-type="percentage" office:value="0.00420364315740311" calcext:value-type="percentage">
            <text:p>0.42%</text:p>
          </table:table-cell>
          <table:table-cell table:formula="of:=([.G71]-[.C71])/[.C71]" office:value-type="percentage" office:value="0.00233100233100233" calcext:value-type="percentage">
            <text:p>0.23%</text:p>
          </table:table-cell>
          <table:table-cell table:formula="of:=([.G71]-[.D71])/[.D71]" office:value-type="percentage" office:value="0.00467289719626168" calcext:value-type="percentage">
            <text:p>0.47%</text:p>
          </table:table-cell>
          <table:table-cell table:formula="of:=([.G71]-[.E71])/[.E71]" office:value-type="percentage" office:value="0.00139729855612488" calcext:value-type="percentage">
            <text:p>0.14%</text:p>
          </table:table-cell>
          <table:table-cell table:formula="of:=([.G71]-[.F71])/[.F71]" office:value-type="percentage" office:value="0.00373482726423908" calcext:value-type="percentage">
            <text:p>0.37%</text:p>
          </table:table-cell>
        </table:table-row>
        <table:table-row table:style-name="ro1">
          <table:table-cell table:number-columns-repeated="7" office:value-type="float" office:value="223" calcext:value-type="float">
            <text:p>223</text:p>
          </table:table-cell>
          <table:table-cell table:formula="of:=([.G72]-[.A72])/[.A72]" office:value-type="percentage" office:value="0" calcext:value-type="percentage">
            <text:p>0.00%</text:p>
          </table:table-cell>
          <table:table-cell table:formula="of:=([.G72]-[.B72])/[.B72]" office:value-type="percentage" office:value="0" calcext:value-type="percentage">
            <text:p>0.00%</text:p>
          </table:table-cell>
          <table:table-cell table:formula="of:=([.G72]-[.C72])/[.C72]" office:value-type="percentage" office:value="0" calcext:value-type="percentage">
            <text:p>0.00%</text:p>
          </table:table-cell>
          <table:table-cell table:formula="of:=([.G72]-[.D72])/[.D72]" office:value-type="percentage" office:value="0" calcext:value-type="percentage">
            <text:p>0.00%</text:p>
          </table:table-cell>
          <table:table-cell table:formula="of:=([.G72]-[.E72])/[.E72]" office:value-type="percentage" office:value="0" calcext:value-type="percentage">
            <text:p>0.00%</text:p>
          </table:table-cell>
          <table:table-cell table:formula="of:=([.G72]-[.F72])/[.F7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2.8" calcext:value-type="float">
            <text:p>222.8</text:p>
          </table:table-cell>
          <table:table-cell office:value-type="float" office:value="222.5" calcext:value-type="float">
            <text:p>222.5</text:p>
          </table:table-cell>
          <table:table-cell office:value-type="float" office:value="222.9" calcext:value-type="float">
            <text:p>222.9</text:p>
          </table:table-cell>
          <table:table-cell office:value-type="float" office:value="222.7" calcext:value-type="float">
            <text:p>222.7</text:p>
          </table:table-cell>
          <table:table-cell table:number-columns-repeated="3" office:value-type="float" office:value="223" calcext:value-type="float">
            <text:p>223</text:p>
          </table:table-cell>
          <table:table-cell table:formula="of:=([.G73]-[.A73])/[.A73]" office:value-type="percentage" office:value="0.00089766606822257" calcext:value-type="percentage">
            <text:p>0.09%</text:p>
          </table:table-cell>
          <table:table-cell table:formula="of:=([.G73]-[.B73])/[.B73]" office:value-type="percentage" office:value="0.00224719101123596" calcext:value-type="percentage">
            <text:p>0.22%</text:p>
          </table:table-cell>
          <table:table-cell table:formula="of:=([.G73]-[.C73])/[.C73]" office:value-type="percentage" office:value="0.000448631673396116" calcext:value-type="percentage">
            <text:p>0.04%</text:p>
          </table:table-cell>
          <table:table-cell table:formula="of:=([.G73]-[.D73])/[.D73]" office:value-type="percentage" office:value="0.00134710372698703" calcext:value-type="percentage">
            <text:p>0.13%</text:p>
          </table:table-cell>
          <table:table-cell table:formula="of:=([.G73]-[.E73])/[.E73]" office:value-type="percentage" office:value="0" calcext:value-type="percentage">
            <text:p>0.00%</text:p>
          </table:table-cell>
          <table:table-cell table:formula="of:=([.G73]-[.F73])/[.F7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25" calcext:value-type="float">
            <text:p>225</text:p>
          </table:table-cell>
          <table:table-cell table:formula="of:=([.G74]-[.A74])/[.A74]" office:value-type="percentage" office:value="0" calcext:value-type="percentage">
            <text:p>0.00%</text:p>
          </table:table-cell>
          <table:table-cell table:formula="of:=([.G74]-[.B74])/[.B74]" office:value-type="percentage" office:value="0" calcext:value-type="percentage">
            <text:p>0.00%</text:p>
          </table:table-cell>
          <table:table-cell table:formula="of:=([.G74]-[.C74])/[.C74]" office:value-type="percentage" office:value="0" calcext:value-type="percentage">
            <text:p>0.00%</text:p>
          </table:table-cell>
          <table:table-cell table:formula="of:=([.G74]-[.D74])/[.D74]" office:value-type="percentage" office:value="0" calcext:value-type="percentage">
            <text:p>0.00%</text:p>
          </table:table-cell>
          <table:table-cell table:formula="of:=([.G74]-[.E74])/[.E74]" office:value-type="percentage" office:value="0" calcext:value-type="percentage">
            <text:p>0.00%</text:p>
          </table:table-cell>
          <table:table-cell table:formula="of:=([.G74]-[.F74])/[.F7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26" calcext:value-type="float">
            <text:p>226</text:p>
          </table:table-cell>
          <table:table-cell table:formula="of:=([.G75]-[.A75])/[.A75]" office:value-type="percentage" office:value="0" calcext:value-type="percentage">
            <text:p>0.00%</text:p>
          </table:table-cell>
          <table:table-cell table:formula="of:=([.G75]-[.B75])/[.B75]" office:value-type="percentage" office:value="0" calcext:value-type="percentage">
            <text:p>0.00%</text:p>
          </table:table-cell>
          <table:table-cell table:formula="of:=([.G75]-[.C75])/[.C75]" office:value-type="percentage" office:value="0" calcext:value-type="percentage">
            <text:p>0.00%</text:p>
          </table:table-cell>
          <table:table-cell table:formula="of:=([.G75]-[.D75])/[.D75]" office:value-type="percentage" office:value="0" calcext:value-type="percentage">
            <text:p>0.00%</text:p>
          </table:table-cell>
          <table:table-cell table:formula="of:=([.G75]-[.E75])/[.E75]" office:value-type="percentage" office:value="0" calcext:value-type="percentage">
            <text:p>0.00%</text:p>
          </table:table-cell>
          <table:table-cell table:formula="of:=([.G75]-[.F75])/[.F7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26" calcext:value-type="float">
            <text:p>226</text:p>
          </table:table-cell>
          <table:table-cell table:formula="of:=([.G76]-[.A76])/[.A76]" office:value-type="percentage" office:value="0" calcext:value-type="percentage">
            <text:p>0.00%</text:p>
          </table:table-cell>
          <table:table-cell table:formula="of:=([.G76]-[.B76])/[.B76]" office:value-type="percentage" office:value="0" calcext:value-type="percentage">
            <text:p>0.00%</text:p>
          </table:table-cell>
          <table:table-cell table:formula="of:=([.G76]-[.C76])/[.C76]" office:value-type="percentage" office:value="0" calcext:value-type="percentage">
            <text:p>0.00%</text:p>
          </table:table-cell>
          <table:table-cell table:formula="of:=([.G76]-[.D76])/[.D76]" office:value-type="percentage" office:value="0" calcext:value-type="percentage">
            <text:p>0.00%</text:p>
          </table:table-cell>
          <table:table-cell table:formula="of:=([.G76]-[.E76])/[.E76]" office:value-type="percentage" office:value="0" calcext:value-type="percentage">
            <text:p>0.00%</text:p>
          </table:table-cell>
          <table:table-cell table:formula="of:=([.G76]-[.F76])/[.F7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7.8" calcext:value-type="float">
            <text:p>217.8</text:p>
          </table:table-cell>
          <table:table-cell office:value-type="float" office:value="218.8" calcext:value-type="float">
            <text:p>218.8</text:p>
          </table:table-cell>
          <table:table-cell office:value-type="float" office:value="217.9" calcext:value-type="float">
            <text:p>217.9</text:p>
          </table:table-cell>
          <table:table-cell office:value-type="float" office:value="218.6" calcext:value-type="float">
            <text:p>218.6</text:p>
          </table:table-cell>
          <table:table-cell office:value-type="float" office:value="217.9" calcext:value-type="float">
            <text:p>217.9</text:p>
          </table:table-cell>
          <table:table-cell office:value-type="float" office:value="222" calcext:value-type="float">
            <text:p>222</text:p>
          </table:table-cell>
          <table:table-cell table:formula="of:=([.G77]-[.A77])/[.A77]" office:value-type="percentage" office:value="0.018348623853211" calcext:value-type="percentage">
            <text:p>1.83%</text:p>
          </table:table-cell>
          <table:table-cell table:formula="of:=([.G77]-[.B77])/[.B77]" office:value-type="percentage" office:value="0.0192837465564738" calcext:value-type="percentage">
            <text:p>1.93%</text:p>
          </table:table-cell>
          <table:table-cell table:formula="of:=([.G77]-[.C77])/[.C77]" office:value-type="percentage" office:value="0.0146252285191956" calcext:value-type="percentage">
            <text:p>1.46%</text:p>
          </table:table-cell>
          <table:table-cell table:formula="of:=([.G77]-[.D77])/[.D77]" office:value-type="percentage" office:value="0.0188159706287287" calcext:value-type="percentage">
            <text:p>1.88%</text:p>
          </table:table-cell>
          <table:table-cell table:formula="of:=([.G77]-[.E77])/[.E77]" office:value-type="percentage" office:value="0.0155535224153706" calcext:value-type="percentage">
            <text:p>1.56%</text:p>
          </table:table-cell>
          <table:table-cell table:formula="of:=([.G77]-[.F77])/[.F77]" office:value-type="percentage" office:value="0.0188159706287287" calcext:value-type="percentage">
            <text:p>1.88%</text:p>
          </table:table-cell>
        </table:table-row>
        <table:table-row table:style-name="ro1">
          <table:table-cell table:number-columns-repeated="7" office:value-type="float" office:value="243" calcext:value-type="float">
            <text:p>243</text:p>
          </table:table-cell>
          <table:table-cell table:formula="of:=([.G78]-[.A78])/[.A78]" office:value-type="percentage" office:value="0" calcext:value-type="percentage">
            <text:p>0.00%</text:p>
          </table:table-cell>
          <table:table-cell table:formula="of:=([.G78]-[.B78])/[.B78]" office:value-type="percentage" office:value="0" calcext:value-type="percentage">
            <text:p>0.00%</text:p>
          </table:table-cell>
          <table:table-cell table:formula="of:=([.G78]-[.C78])/[.C78]" office:value-type="percentage" office:value="0" calcext:value-type="percentage">
            <text:p>0.00%</text:p>
          </table:table-cell>
          <table:table-cell table:formula="of:=([.G78]-[.D78])/[.D78]" office:value-type="percentage" office:value="0" calcext:value-type="percentage">
            <text:p>0.00%</text:p>
          </table:table-cell>
          <table:table-cell table:formula="of:=([.G78]-[.E78])/[.E78]" office:value-type="percentage" office:value="0" calcext:value-type="percentage">
            <text:p>0.00%</text:p>
          </table:table-cell>
          <table:table-cell table:formula="of:=([.G78]-[.F78])/[.F7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4.2" calcext:value-type="float">
            <text:p>244.2</text:p>
          </table:table-cell>
          <table:table-cell office:value-type="float" office:value="244.6" calcext:value-type="float">
            <text:p>244.6</text:p>
          </table:table-cell>
          <table:table-cell office:value-type="float" office:value="244.2" calcext:value-type="float">
            <text:p>244.2</text:p>
          </table:table-cell>
          <table:table-cell office:value-type="float" office:value="244.6" calcext:value-type="float">
            <text:p>244.6</text:p>
          </table:table-cell>
          <table:table-cell office:value-type="float" office:value="244.2" calcext:value-type="float">
            <text:p>244.2</text:p>
          </table:table-cell>
          <table:table-cell office:value-type="float" office:value="246" calcext:value-type="float">
            <text:p>246</text:p>
          </table:table-cell>
          <table:table-cell table:formula="of:=([.G79]-[.A79])/[.A79]" office:value-type="percentage" office:value="0.00819672131147541" calcext:value-type="percentage">
            <text:p>0.82%</text:p>
          </table:table-cell>
          <table:table-cell table:formula="of:=([.G79]-[.B79])/[.B79]" office:value-type="percentage" office:value="0.00737100737100742" calcext:value-type="percentage">
            <text:p>0.74%</text:p>
          </table:table-cell>
          <table:table-cell table:formula="of:=([.G79]-[.C79])/[.C79]" office:value-type="percentage" office:value="0.00572363041700738" calcext:value-type="percentage">
            <text:p>0.57%</text:p>
          </table:table-cell>
          <table:table-cell table:formula="of:=([.G79]-[.D79])/[.D79]" office:value-type="percentage" office:value="0.00737100737100742" calcext:value-type="percentage">
            <text:p>0.74%</text:p>
          </table:table-cell>
          <table:table-cell table:formula="of:=([.G79]-[.E79])/[.E79]" office:value-type="percentage" office:value="0.00572363041700738" calcext:value-type="percentage">
            <text:p>0.57%</text:p>
          </table:table-cell>
          <table:table-cell table:formula="of:=([.G79]-[.F79])/[.F79]" office:value-type="percentage" office:value="0.00737100737100742" calcext:value-type="percentage">
            <text:p>0.74%</text:p>
          </table:table-cell>
        </table:table-row>
        <table:table-row table:style-name="ro1">
          <table:table-cell table:number-columns-repeated="7" office:value-type="float" office:value="247" calcext:value-type="float">
            <text:p>247</text:p>
          </table:table-cell>
          <table:table-cell table:formula="of:=([.G80]-[.A80])/[.A80]" office:value-type="percentage" office:value="0" calcext:value-type="percentage">
            <text:p>0.00%</text:p>
          </table:table-cell>
          <table:table-cell table:formula="of:=([.G80]-[.B80])/[.B80]" office:value-type="percentage" office:value="0" calcext:value-type="percentage">
            <text:p>0.00%</text:p>
          </table:table-cell>
          <table:table-cell table:formula="of:=([.G80]-[.C80])/[.C80]" office:value-type="percentage" office:value="0" calcext:value-type="percentage">
            <text:p>0.00%</text:p>
          </table:table-cell>
          <table:table-cell table:formula="of:=([.G80]-[.D80])/[.D80]" office:value-type="percentage" office:value="0" calcext:value-type="percentage">
            <text:p>0.00%</text:p>
          </table:table-cell>
          <table:table-cell table:formula="of:=([.G80]-[.E80])/[.E80]" office:value-type="percentage" office:value="0" calcext:value-type="percentage">
            <text:p>0.00%</text:p>
          </table:table-cell>
          <table:table-cell table:formula="of:=([.G80]-[.F80])/[.F8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9.9" calcext:value-type="float">
            <text:p>249.9</text:p>
          </table:table-cell>
          <table:table-cell office:value-type="float" office:value="249.3" calcext:value-type="float">
            <text:p>249.3</text:p>
          </table:table-cell>
          <table:table-cell office:value-type="float" office:value="249.8" calcext:value-type="float">
            <text:p>249.8</text:p>
          </table:table-cell>
          <table:table-cell office:value-type="float" office:value="249.6" calcext:value-type="float">
            <text:p>249.6</text:p>
          </table:table-cell>
          <table:table-cell table:number-columns-repeated="2" office:value-type="float" office:value="249.7" calcext:value-type="float">
            <text:p>249.7</text:p>
          </table:table-cell>
          <table:table-cell office:value-type="float" office:value="250" calcext:value-type="float">
            <text:p>250</text:p>
          </table:table-cell>
          <table:table-cell table:formula="of:=([.G81]-[.A81])/[.A81]" office:value-type="percentage" office:value="0.000400160064025588" calcext:value-type="percentage">
            <text:p>0.04%</text:p>
          </table:table-cell>
          <table:table-cell table:formula="of:=([.G81]-[.B81])/[.B81]" office:value-type="percentage" office:value="0.00280786201363814" calcext:value-type="percentage">
            <text:p>0.28%</text:p>
          </table:table-cell>
          <table:table-cell table:formula="of:=([.G81]-[.C81])/[.C81]" office:value-type="percentage" office:value="0.000800640512409882" calcext:value-type="percentage">
            <text:p>0.08%</text:p>
          </table:table-cell>
          <table:table-cell table:formula="of:=([.G81]-[.D81])/[.D81]" office:value-type="percentage" office:value="0.00160256410256413" calcext:value-type="percentage">
            <text:p>0.16%</text:p>
          </table:table-cell>
          <table:table-cell table:formula="of:=([.G81]-[.E81])/[.E81]" office:value-type="percentage" office:value="0.00120144173007614" calcext:value-type="percentage">
            <text:p>0.12%</text:p>
          </table:table-cell>
          <table:table-cell table:formula="of:=([.G81]-[.F81])/[.F81]" office:value-type="percentage" office:value="0.00120144173007614" calcext:value-type="percentage">
            <text:p>0.12%</text:p>
          </table:table-cell>
        </table:table-row>
        <table:table-row table:style-name="ro1">
          <table:table-cell office:value-type="float" office:value="258.7" calcext:value-type="float">
            <text:p>258.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58.1" calcext:value-type="float">
            <text:p>258.1</text:p>
          </table:table-cell>
          <table:table-cell office:value-type="float" office:value="259.3" calcext:value-type="float">
            <text:p>259.3</text:p>
          </table:table-cell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table:formula="of:=([.G82]-[.A82])/[.A82]" office:value-type="percentage" office:value="0.00889060688055667" calcext:value-type="percentage">
            <text:p>0.89%</text:p>
          </table:table-cell>
          <table:table-cell table:formula="of:=([.G82]-[.B82])/[.B82]" office:value-type="percentage" office:value="0.0116279069767442" calcext:value-type="percentage">
            <text:p>1.16%</text:p>
          </table:table-cell>
          <table:table-cell table:formula="of:=([.G82]-[.C82])/[.C82]" office:value-type="percentage" office:value="0.00772200772200772" calcext:value-type="percentage">
            <text:p>0.77%</text:p>
          </table:table-cell>
          <table:table-cell table:formula="of:=([.G82]-[.D82])/[.D82]" office:value-type="percentage" office:value="0.0112359550561797" calcext:value-type="percentage">
            <text:p>1.12%</text:p>
          </table:table-cell>
          <table:table-cell table:formula="of:=([.G82]-[.E82])/[.E82]" office:value-type="percentage" office:value="0.00655611261087539" calcext:value-type="percentage">
            <text:p>0.66%</text:p>
          </table:table-cell>
          <table:table-cell table:formula="of:=([.G82]-[.F82])/[.F82]" office:value-type="percentage" office:value="0.00772200772200772" calcext:value-type="percentage">
            <text:p>0.77%</text:p>
          </table:table-cell>
        </table:table-row>
        <table:table-row table:style-name="ro1">
          <table:table-cell table:number-columns-repeated="7" office:value-type="float" office:value="278" calcext:value-type="float">
            <text:p>278</text:p>
          </table:table-cell>
          <table:table-cell table:formula="of:=([.G83]-[.A83])/[.A83]" office:value-type="percentage" office:value="0" calcext:value-type="percentage">
            <text:p>0.00%</text:p>
          </table:table-cell>
          <table:table-cell table:formula="of:=([.G83]-[.B83])/[.B83]" office:value-type="percentage" office:value="0" calcext:value-type="percentage">
            <text:p>0.00%</text:p>
          </table:table-cell>
          <table:table-cell table:formula="of:=([.G83]-[.C83])/[.C83]" office:value-type="percentage" office:value="0" calcext:value-type="percentage">
            <text:p>0.00%</text:p>
          </table:table-cell>
          <table:table-cell table:formula="of:=([.G83]-[.D83])/[.D83]" office:value-type="percentage" office:value="0" calcext:value-type="percentage">
            <text:p>0.00%</text:p>
          </table:table-cell>
          <table:table-cell table:formula="of:=([.G83]-[.E83])/[.E83]" office:value-type="percentage" office:value="0" calcext:value-type="percentage">
            <text:p>0.00%</text:p>
          </table:table-cell>
          <table:table-cell table:formula="of:=([.G83]-[.F83])/[.F8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287" calcext:value-type="float">
            <text:p>287</text:p>
          </table:table-cell>
          <table:table-cell table:formula="of:=([.G84]-[.A84])/[.A84]" office:value-type="percentage" office:value="0" calcext:value-type="percentage">
            <text:p>0.00%</text:p>
          </table:table-cell>
          <table:table-cell table:formula="of:=([.G84]-[.B84])/[.B84]" office:value-type="percentage" office:value="0" calcext:value-type="percentage">
            <text:p>0.00%</text:p>
          </table:table-cell>
          <table:table-cell table:formula="of:=([.G84]-[.C84])/[.C84]" office:value-type="percentage" office:value="0" calcext:value-type="percentage">
            <text:p>0.00%</text:p>
          </table:table-cell>
          <table:table-cell table:formula="of:=([.G84]-[.D84])/[.D84]" office:value-type="percentage" office:value="0" calcext:value-type="percentage">
            <text:p>0.00%</text:p>
          </table:table-cell>
          <table:table-cell table:formula="of:=([.G84]-[.E84])/[.E84]" office:value-type="percentage" office:value="0" calcext:value-type="percentage">
            <text:p>0.00%</text:p>
          </table:table-cell>
          <table:table-cell table:formula="of:=([.G84]-[.F84])/[.F8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9.4" calcext:value-type="float">
            <text:p>289.4</text:p>
          </table:table-cell>
          <table:table-cell office:value-type="float" office:value="289.1" calcext:value-type="float">
            <text:p>289.1</text:p>
          </table:table-cell>
          <table:table-cell office:value-type="float" office:value="289.5" calcext:value-type="float">
            <text:p>289.5</text:p>
          </table:table-cell>
          <table:table-cell office:value-type="float" office:value="288.8" calcext:value-type="float">
            <text:p>288.8</text:p>
          </table:table-cell>
          <table:table-cell office:value-type="float" office:value="289.7" calcext:value-type="float">
            <text:p>289.7</text:p>
          </table:table-cell>
          <table:table-cell office:value-type="float" office:value="289.4" calcext:value-type="float">
            <text:p>289.4</text:p>
          </table:table-cell>
          <table:table-cell office:value-type="float" office:value="291" calcext:value-type="float">
            <text:p>291</text:p>
          </table:table-cell>
          <table:table-cell table:formula="of:=([.G85]-[.A85])/[.A85]" office:value-type="percentage" office:value="0.00552868002764348" calcext:value-type="percentage">
            <text:p>0.55%</text:p>
          </table:table-cell>
          <table:table-cell table:formula="of:=([.G85]-[.B85])/[.B85]" office:value-type="percentage" office:value="0.00657212037357308" calcext:value-type="percentage">
            <text:p>0.66%</text:p>
          </table:table-cell>
          <table:table-cell table:formula="of:=([.G85]-[.C85])/[.C85]" office:value-type="percentage" office:value="0.00518134715025907" calcext:value-type="percentage">
            <text:p>0.52%</text:p>
          </table:table-cell>
          <table:table-cell table:formula="of:=([.G85]-[.D85])/[.D85]" office:value-type="percentage" office:value="0.00761772853185592" calcext:value-type="percentage">
            <text:p>0.76%</text:p>
          </table:table-cell>
          <table:table-cell table:formula="of:=([.G85]-[.E85])/[.E85]" office:value-type="percentage" office:value="0.00448740075940632" calcext:value-type="percentage">
            <text:p>0.45%</text:p>
          </table:table-cell>
          <table:table-cell table:formula="of:=([.G85]-[.F85])/[.F85]" office:value-type="percentage" office:value="0.00552868002764348" calcext:value-type="percentage">
            <text:p>0.55%</text:p>
          </table:table-cell>
        </table:table-row>
        <table:table-row table:style-name="ro1">
          <table:table-cell table:number-columns-repeated="7" office:value-type="float" office:value="299" calcext:value-type="float">
            <text:p>299</text:p>
          </table:table-cell>
          <table:table-cell table:formula="of:=([.G86]-[.A86])/[.A86]" office:value-type="percentage" office:value="0" calcext:value-type="percentage">
            <text:p>0.00%</text:p>
          </table:table-cell>
          <table:table-cell table:formula="of:=([.G86]-[.B86])/[.B86]" office:value-type="percentage" office:value="0" calcext:value-type="percentage">
            <text:p>0.00%</text:p>
          </table:table-cell>
          <table:table-cell table:formula="of:=([.G86]-[.C86])/[.C86]" office:value-type="percentage" office:value="0" calcext:value-type="percentage">
            <text:p>0.00%</text:p>
          </table:table-cell>
          <table:table-cell table:formula="of:=([.G86]-[.D86])/[.D86]" office:value-type="percentage" office:value="0" calcext:value-type="percentage">
            <text:p>0.00%</text:p>
          </table:table-cell>
          <table:table-cell table:formula="of:=([.G86]-[.E86])/[.E86]" office:value-type="percentage" office:value="0" calcext:value-type="percentage">
            <text:p>0.00%</text:p>
          </table:table-cell>
          <table:table-cell table:formula="of:=([.G86]-[.F86])/[.F8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00" calcext:value-type="float">
            <text:p>300</text:p>
          </table:table-cell>
          <table:table-cell table:formula="of:=([.G87]-[.A87])/[.A87]" office:value-type="percentage" office:value="0" calcext:value-type="percentage">
            <text:p>0.00%</text:p>
          </table:table-cell>
          <table:table-cell table:formula="of:=([.G87]-[.B87])/[.B87]" office:value-type="percentage" office:value="0" calcext:value-type="percentage">
            <text:p>0.00%</text:p>
          </table:table-cell>
          <table:table-cell table:formula="of:=([.G87]-[.C87])/[.C87]" office:value-type="percentage" office:value="0" calcext:value-type="percentage">
            <text:p>0.00%</text:p>
          </table:table-cell>
          <table:table-cell table:formula="of:=([.G87]-[.D87])/[.D87]" office:value-type="percentage" office:value="0" calcext:value-type="percentage">
            <text:p>0.00%</text:p>
          </table:table-cell>
          <table:table-cell table:formula="of:=([.G87]-[.E87])/[.E87]" office:value-type="percentage" office:value="0" calcext:value-type="percentage">
            <text:p>0.00%</text:p>
          </table:table-cell>
          <table:table-cell table:formula="of:=([.G87]-[.F87])/[.F8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2.2" calcext:value-type="float">
            <text:p>282.2</text:p>
          </table:table-cell>
          <table:table-cell office:value-type="float" office:value="282" calcext:value-type="float">
            <text:p>282</text:p>
          </table:table-cell>
          <table:table-cell office:value-type="float" office:value="282.4" calcext:value-type="float">
            <text:p>282.4</text:p>
          </table:table-cell>
          <table:table-cell office:value-type="float" office:value="281.9" calcext:value-type="float">
            <text:p>281.9</text:p>
          </table:table-cell>
          <table:table-cell office:value-type="float" office:value="282.9" calcext:value-type="float">
            <text:p>282.9</text:p>
          </table:table-cell>
          <table:table-cell office:value-type="float" office:value="282.3" calcext:value-type="float">
            <text:p>282.3</text:p>
          </table:table-cell>
          <table:table-cell office:value-type="float" office:value="284" calcext:value-type="float">
            <text:p>284</text:p>
          </table:table-cell>
          <table:table-cell table:formula="of:=([.G88]-[.A88])/[.A88]" office:value-type="percentage" office:value="0.00637845499645645" calcext:value-type="percentage">
            <text:p>0.64%</text:p>
          </table:table-cell>
          <table:table-cell table:formula="of:=([.G88]-[.B88])/[.B88]" office:value-type="percentage" office:value="0.00709219858156028" calcext:value-type="percentage">
            <text:p>0.71%</text:p>
          </table:table-cell>
          <table:table-cell table:formula="of:=([.G88]-[.C88])/[.C88]" office:value-type="percentage" office:value="0.00566572237960348" calcext:value-type="percentage">
            <text:p>0.57%</text:p>
          </table:table-cell>
          <table:table-cell table:formula="of:=([.G88]-[.D88])/[.D88]" office:value-type="percentage" office:value="0.00744945015963116" calcext:value-type="percentage">
            <text:p>0.74%</text:p>
          </table:table-cell>
          <table:table-cell table:formula="of:=([.G88]-[.E88])/[.E88]" office:value-type="percentage" office:value="0.00388829975256282" calcext:value-type="percentage">
            <text:p>0.39%</text:p>
          </table:table-cell>
          <table:table-cell table:formula="of:=([.G88]-[.F88])/[.F88]" office:value-type="percentage" office:value="0.00602196245129291" calcext:value-type="percentage">
            <text:p>0.60%</text:p>
          </table:table-cell>
        </table:table-row>
        <table:table-row table:style-name="ro1">
          <table:table-cell office:value-type="float" office:value="296.4" calcext:value-type="float">
            <text:p>296.4</text:p>
          </table:table-cell>
          <table:table-cell office:value-type="float" office:value="295.4" calcext:value-type="float">
            <text:p>295.4</text:p>
          </table:table-cell>
          <table:table-cell office:value-type="float" office:value="297.7" calcext:value-type="float">
            <text:p>297.7</text:p>
          </table:table-cell>
          <table:table-cell office:value-type="float" office:value="296.2" calcext:value-type="float">
            <text:p>296.2</text:p>
          </table:table-cell>
          <table:table-cell office:value-type="float" office:value="297.5" calcext:value-type="float">
            <text:p>297.5</text:p>
          </table:table-cell>
          <table:table-cell office:value-type="float" office:value="296.8" calcext:value-type="float">
            <text:p>296.8</text:p>
          </table:table-cell>
          <table:table-cell office:value-type="float" office:value="302" calcext:value-type="float">
            <text:p>302</text:p>
          </table:table-cell>
          <table:table-cell table:formula="of:=([.G89]-[.A89])/[.A89]" office:value-type="percentage" office:value="0.01889338731444" calcext:value-type="percentage">
            <text:p>1.89%</text:p>
          </table:table-cell>
          <table:table-cell table:formula="of:=([.G89]-[.B89])/[.B89]" office:value-type="percentage" office:value="0.0223425863236291" calcext:value-type="percentage">
            <text:p>2.23%</text:p>
          </table:table-cell>
          <table:table-cell table:formula="of:=([.G89]-[.C89])/[.C89]" office:value-type="percentage" office:value="0.0144440712126302" calcext:value-type="percentage">
            <text:p>1.44%</text:p>
          </table:table-cell>
          <table:table-cell table:formula="of:=([.G89]-[.D89])/[.D89]" office:value-type="percentage" office:value="0.0195813639432816" calcext:value-type="percentage">
            <text:p>1.96%</text:p>
          </table:table-cell>
          <table:table-cell table:formula="of:=([.G89]-[.E89])/[.E89]" office:value-type="percentage" office:value="0.0151260504201681" calcext:value-type="percentage">
            <text:p>1.51%</text:p>
          </table:table-cell>
          <table:table-cell table:formula="of:=([.G89]-[.F89])/[.F89]" office:value-type="percentage" office:value="0.0175202156334231" calcext:value-type="percentage">
            <text:p>1.75%</text:p>
          </table:table-cell>
        </table:table-row>
        <table:table-row table:style-name="ro1">
          <table:table-cell office:value-type="float" office:value="303.4" calcext:value-type="float">
            <text:p>303.4</text:p>
          </table:table-cell>
          <table:table-cell office:value-type="float" office:value="303.3" calcext:value-type="float">
            <text:p>303.3</text:p>
          </table:table-cell>
          <table:table-cell office:value-type="float" office:value="303.8" calcext:value-type="float">
            <text:p>303.8</text:p>
          </table:table-cell>
          <table:table-cell office:value-type="float" office:value="303.2" calcext:value-type="float">
            <text:p>303.2</text:p>
          </table:table-cell>
          <table:table-cell office:value-type="float" office:value="303.8" calcext:value-type="float">
            <text:p>303.8</text:p>
          </table:table-cell>
          <table:table-cell office:value-type="float" office:value="303.5" calcext:value-type="float">
            <text:p>303.5</text:p>
          </table:table-cell>
          <table:table-cell office:value-type="float" office:value="304" calcext:value-type="float">
            <text:p>304</text:p>
          </table:table-cell>
          <table:table-cell table:formula="of:=([.G90]-[.A90])/[.A90]" office:value-type="percentage" office:value="0.00197758734344108" calcext:value-type="percentage">
            <text:p>0.20%</text:p>
          </table:table-cell>
          <table:table-cell table:formula="of:=([.G90]-[.B90])/[.B90]" office:value-type="percentage" office:value="0.00230794592812393" calcext:value-type="percentage">
            <text:p>0.23%</text:p>
          </table:table-cell>
          <table:table-cell table:formula="of:=([.G90]-[.C90])/[.C90]" office:value-type="percentage" office:value="0.000658327847267902" calcext:value-type="percentage">
            <text:p>0.07%</text:p>
          </table:table-cell>
          <table:table-cell table:formula="of:=([.G90]-[.D90])/[.D90]" office:value-type="percentage" office:value="0.00263852242744067" calcext:value-type="percentage">
            <text:p>0.26%</text:p>
          </table:table-cell>
          <table:table-cell table:formula="of:=([.G90]-[.E90])/[.E90]" office:value-type="percentage" office:value="0.000658327847267902" calcext:value-type="percentage">
            <text:p>0.07%</text:p>
          </table:table-cell>
          <table:table-cell table:formula="of:=([.G90]-[.F90])/[.F90]" office:value-type="percentage" office:value="0.00164744645799012" calcext:value-type="percentage">
            <text:p>0.16%</text:p>
          </table:table-cell>
        </table:table-row>
        <table:table-row table:style-name="ro1">
          <table:table-cell office:value-type="float" office:value="299.9" calcext:value-type="float">
            <text:p>299.9</text:p>
          </table:table-cell>
          <table:table-cell office:value-type="float" office:value="299.6" calcext:value-type="float">
            <text:p>299.6</text:p>
          </table:table-cell>
          <table:table-cell office:value-type="float" office:value="300.1" calcext:value-type="float">
            <text:p>300.1</text:p>
          </table:table-cell>
          <table:table-cell office:value-type="float" office:value="299.1" calcext:value-type="float">
            <text:p>299.1</text:p>
          </table:table-cell>
          <table:table-cell office:value-type="float" office:value="300.3" calcext:value-type="float">
            <text:p>300.3</text:p>
          </table:table-cell>
          <table:table-cell office:value-type="float" office:value="300.2" calcext:value-type="float">
            <text:p>300.2</text:p>
          </table:table-cell>
          <table:table-cell office:value-type="float" office:value="302" calcext:value-type="float">
            <text:p>302</text:p>
          </table:table-cell>
          <table:table-cell table:formula="of:=([.G91]-[.A91])/[.A91]" office:value-type="percentage" office:value="0.00700233411137053" calcext:value-type="percentage">
            <text:p>0.70%</text:p>
          </table:table-cell>
          <table:table-cell table:formula="of:=([.G91]-[.B91])/[.B91]" office:value-type="percentage" office:value="0.00801068090787709" calcext:value-type="percentage">
            <text:p>0.80%</text:p>
          </table:table-cell>
          <table:table-cell table:formula="of:=([.G91]-[.C91])/[.C91]" office:value-type="percentage" office:value="0.00633122292569136" calcext:value-type="percentage">
            <text:p>0.63%</text:p>
          </table:table-cell>
          <table:table-cell table:formula="of:=([.G91]-[.D91])/[.D91]" office:value-type="percentage" office:value="0.00969575392845194" calcext:value-type="percentage">
            <text:p>0.97%</text:p>
          </table:table-cell>
          <table:table-cell table:formula="of:=([.G91]-[.E91])/[.E91]" office:value-type="percentage" office:value="0.00566100566100562" calcext:value-type="percentage">
            <text:p>0.57%</text:p>
          </table:table-cell>
          <table:table-cell table:formula="of:=([.G91]-[.F91])/[.F91]" office:value-type="percentage" office:value="0.00599600266489011" calcext:value-type="percentage">
            <text:p>0.60%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3.2" calcext:value-type="float">
            <text:p>303.2</text:p>
          </table:table-cell>
          <table:table-cell office:value-type="float" office:value="304" calcext:value-type="float">
            <text:p>304</text:p>
          </table:table-cell>
          <table:table-cell office:value-type="float" office:value="302.8" calcext:value-type="float">
            <text:p>302.8</text:p>
          </table:table-cell>
          <table:table-cell office:value-type="float" office:value="304.3" calcext:value-type="float">
            <text:p>304.3</text:p>
          </table:table-cell>
          <table:table-cell office:value-type="float" office:value="303.8" calcext:value-type="float">
            <text:p>303.8</text:p>
          </table:table-cell>
          <table:table-cell office:value-type="float" office:value="307" calcext:value-type="float">
            <text:p>307</text:p>
          </table:table-cell>
          <table:table-cell table:formula="of:=([.G92]-[.A92])/[.A92]" office:value-type="percentage" office:value="0.00986842105263158" calcext:value-type="percentage">
            <text:p>0.99%</text:p>
          </table:table-cell>
          <table:table-cell table:formula="of:=([.G92]-[.B92])/[.B92]" office:value-type="percentage" office:value="0.012532981530343" calcext:value-type="percentage">
            <text:p>1.25%</text:p>
          </table:table-cell>
          <table:table-cell table:formula="of:=([.G92]-[.C92])/[.C92]" office:value-type="percentage" office:value="0.00986842105263158" calcext:value-type="percentage">
            <text:p>0.99%</text:p>
          </table:table-cell>
          <table:table-cell table:formula="of:=([.G92]-[.D92])/[.D92]" office:value-type="percentage" office:value="0.0138705416116248" calcext:value-type="percentage">
            <text:p>1.39%</text:p>
          </table:table-cell>
          <table:table-cell table:formula="of:=([.G92]-[.E92])/[.E92]" office:value-type="percentage" office:value="0.00887282287216559" calcext:value-type="percentage">
            <text:p>0.89%</text:p>
          </table:table-cell>
          <table:table-cell table:formula="of:=([.G92]-[.F92])/[.F92]" office:value-type="percentage" office:value="0.010533245556287" calcext:value-type="percentage">
            <text:p>1.05%</text:p>
          </table:table-cell>
        </table:table-row>
        <table:table-row table:style-name="ro1">
          <table:table-cell office:value-type="float" office:value="300.7" calcext:value-type="float">
            <text:p>300.7</text:p>
          </table:table-cell>
          <table:table-cell office:value-type="float" office:value="299.9" calcext:value-type="float">
            <text:p>299.9</text:p>
          </table:table-cell>
          <table:table-cell office:value-type="float" office:value="300.9" calcext:value-type="float">
            <text:p>300.9</text:p>
          </table:table-cell>
          <table:table-cell office:value-type="float" office:value="299.9" calcext:value-type="float">
            <text:p>299.9</text:p>
          </table:table-cell>
          <table:table-cell office:value-type="float" office:value="301.3" calcext:value-type="float">
            <text:p>301.3</text:p>
          </table:table-cell>
          <table:table-cell office:value-type="float" office:value="300.9" calcext:value-type="float">
            <text:p>300.9</text:p>
          </table:table-cell>
          <table:table-cell office:value-type="float" office:value="305" calcext:value-type="float">
            <text:p>305</text:p>
          </table:table-cell>
          <table:table-cell table:formula="of:=([.G93]-[.A93])/[.A93]" office:value-type="percentage" office:value="0.0142999667442634" calcext:value-type="percentage">
            <text:p>1.43%</text:p>
          </table:table-cell>
          <table:table-cell table:formula="of:=([.G93]-[.B93])/[.B93]" office:value-type="percentage" office:value="0.0170056685561855" calcext:value-type="percentage">
            <text:p>1.70%</text:p>
          </table:table-cell>
          <table:table-cell table:formula="of:=([.G93]-[.C93])/[.C93]" office:value-type="percentage" office:value="0.0136257892987704" calcext:value-type="percentage">
            <text:p>1.36%</text:p>
          </table:table-cell>
          <table:table-cell table:formula="of:=([.G93]-[.D93])/[.D93]" office:value-type="percentage" office:value="0.0170056685561855" calcext:value-type="percentage">
            <text:p>1.70%</text:p>
          </table:table-cell>
          <table:table-cell table:formula="of:=([.G93]-[.E93])/[.E93]" office:value-type="percentage" office:value="0.0122801194822436" calcext:value-type="percentage">
            <text:p>1.23%</text:p>
          </table:table-cell>
          <table:table-cell table:formula="of:=([.G93]-[.F93])/[.F93]" office:value-type="percentage" office:value="0.0136257892987704" calcext:value-type="percentage">
            <text:p>1.36%</text:p>
          </table:table-cell>
        </table:table-row>
        <table:table-row table:style-name="ro1">
          <table:table-cell table:number-columns-repeated="7" office:value-type="float" office:value="308" calcext:value-type="float">
            <text:p>308</text:p>
          </table:table-cell>
          <table:table-cell table:formula="of:=([.G94]-[.A94])/[.A94]" office:value-type="percentage" office:value="0" calcext:value-type="percentage">
            <text:p>0.00%</text:p>
          </table:table-cell>
          <table:table-cell table:formula="of:=([.G94]-[.B94])/[.B94]" office:value-type="percentage" office:value="0" calcext:value-type="percentage">
            <text:p>0.00%</text:p>
          </table:table-cell>
          <table:table-cell table:formula="of:=([.G94]-[.C94])/[.C94]" office:value-type="percentage" office:value="0" calcext:value-type="percentage">
            <text:p>0.00%</text:p>
          </table:table-cell>
          <table:table-cell table:formula="of:=([.G94]-[.D94])/[.D94]" office:value-type="percentage" office:value="0" calcext:value-type="percentage">
            <text:p>0.00%</text:p>
          </table:table-cell>
          <table:table-cell table:formula="of:=([.G94]-[.E94])/[.E94]" office:value-type="percentage" office:value="0" calcext:value-type="percentage">
            <text:p>0.00%</text:p>
          </table:table-cell>
          <table:table-cell table:formula="of:=([.G94]-[.F94])/[.F9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7.5" calcext:value-type="float">
            <text:p>307.5</text:p>
          </table:table-cell>
          <table:table-cell office:value-type="float" office:value="308.2" calcext:value-type="float">
            <text:p>308.2</text:p>
          </table:table-cell>
          <table:table-cell office:value-type="float" office:value="307.7" calcext:value-type="float">
            <text:p>307.7</text:p>
          </table:table-cell>
          <table:table-cell office:value-type="float" office:value="308" calcext:value-type="float">
            <text:p>308</text:p>
          </table:table-cell>
          <table:table-cell office:value-type="float" office:value="307.9" calcext:value-type="float">
            <text:p>307.9</text:p>
          </table:table-cell>
          <table:table-cell office:value-type="float" office:value="309" calcext:value-type="float">
            <text:p>309</text:p>
          </table:table-cell>
          <table:table-cell table:formula="of:=([.G95]-[.A95])/[.A95]" office:value-type="percentage" office:value="0.00324675324675325" calcext:value-type="percentage">
            <text:p>0.32%</text:p>
          </table:table-cell>
          <table:table-cell table:formula="of:=([.G95]-[.B95])/[.B95]" office:value-type="percentage" office:value="0.00487804878048781" calcext:value-type="percentage">
            <text:p>0.49%</text:p>
          </table:table-cell>
          <table:table-cell table:formula="of:=([.G95]-[.C95])/[.C95]" office:value-type="percentage" office:value="0.00259571706683975" calcext:value-type="percentage">
            <text:p>0.26%</text:p>
          </table:table-cell>
          <table:table-cell table:formula="of:=([.G95]-[.D95])/[.D95]" office:value-type="percentage" office:value="0.0042248943776406" calcext:value-type="percentage">
            <text:p>0.42%</text:p>
          </table:table-cell>
          <table:table-cell table:formula="of:=([.G95]-[.E95])/[.E95]" office:value-type="percentage" office:value="0.00324675324675325" calcext:value-type="percentage">
            <text:p>0.32%</text:p>
          </table:table-cell>
          <table:table-cell table:formula="of:=([.G95]-[.F95])/[.F95]" office:value-type="percentage" office:value="0.00357258850276071" calcext:value-type="percentage">
            <text:p>0.36%</text:p>
          </table:table-cell>
        </table:table-row>
        <table:table-row table:style-name="ro1">
          <table:table-cell table:number-columns-repeated="7" office:value-type="float" office:value="310" calcext:value-type="float">
            <text:p>310</text:p>
          </table:table-cell>
          <table:table-cell table:formula="of:=([.G96]-[.A96])/[.A96]" office:value-type="percentage" office:value="0" calcext:value-type="percentage">
            <text:p>0.00%</text:p>
          </table:table-cell>
          <table:table-cell table:formula="of:=([.G96]-[.B96])/[.B96]" office:value-type="percentage" office:value="0" calcext:value-type="percentage">
            <text:p>0.00%</text:p>
          </table:table-cell>
          <table:table-cell table:formula="of:=([.G96]-[.C96])/[.C96]" office:value-type="percentage" office:value="0" calcext:value-type="percentage">
            <text:p>0.00%</text:p>
          </table:table-cell>
          <table:table-cell table:formula="of:=([.G96]-[.D96])/[.D96]" office:value-type="percentage" office:value="0" calcext:value-type="percentage">
            <text:p>0.00%</text:p>
          </table:table-cell>
          <table:table-cell table:formula="of:=([.G96]-[.E96])/[.E96]" office:value-type="percentage" office:value="0" calcext:value-type="percentage">
            <text:p>0.00%</text:p>
          </table:table-cell>
          <table:table-cell table:formula="of:=([.G96]-[.F96])/[.F9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15" calcext:value-type="float">
            <text:p>315</text:p>
          </table:table-cell>
          <table:table-cell table:formula="of:=([.G97]-[.A97])/[.A97]" office:value-type="percentage" office:value="0" calcext:value-type="percentage">
            <text:p>0.00%</text:p>
          </table:table-cell>
          <table:table-cell table:formula="of:=([.G97]-[.B97])/[.B97]" office:value-type="percentage" office:value="0" calcext:value-type="percentage">
            <text:p>0.00%</text:p>
          </table:table-cell>
          <table:table-cell table:formula="of:=([.G97]-[.C97])/[.C97]" office:value-type="percentage" office:value="0" calcext:value-type="percentage">
            <text:p>0.00%</text:p>
          </table:table-cell>
          <table:table-cell table:formula="of:=([.G97]-[.D97])/[.D97]" office:value-type="percentage" office:value="0" calcext:value-type="percentage">
            <text:p>0.00%</text:p>
          </table:table-cell>
          <table:table-cell table:formula="of:=([.G97]-[.E97])/[.E97]" office:value-type="percentage" office:value="0" calcext:value-type="percentage">
            <text:p>0.00%</text:p>
          </table:table-cell>
          <table:table-cell table:formula="of:=([.G97]-[.F97])/[.F9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93.6" calcext:value-type="float">
            <text:p>293.6</text:p>
          </table:table-cell>
          <table:table-cell office:value-type="float" office:value="293.3" calcext:value-type="float">
            <text:p>293.3</text:p>
          </table:table-cell>
          <table:table-cell office:value-type="float" office:value="294.2" calcext:value-type="float">
            <text:p>294.2</text:p>
          </table:table-cell>
          <table:table-cell office:value-type="float" office:value="292.8" calcext:value-type="float">
            <text:p>292.8</text:p>
          </table:table-cell>
          <table:table-cell office:value-type="float" office:value="294.3" calcext:value-type="float">
            <text:p>294.3</text:p>
          </table:table-cell>
          <table:table-cell office:value-type="float" office:value="293.1" calcext:value-type="float">
            <text:p>293.1</text:p>
          </table:table-cell>
          <table:table-cell office:value-type="float" office:value="301" calcext:value-type="float">
            <text:p>301</text:p>
          </table:table-cell>
          <table:table-cell table:formula="of:=([.G98]-[.A98])/[.A98]" office:value-type="percentage" office:value="0.0252043596730244" calcext:value-type="percentage">
            <text:p>2.52%</text:p>
          </table:table-cell>
          <table:table-cell table:formula="of:=([.G98]-[.B98])/[.B98]" office:value-type="percentage" office:value="0.026252983293556" calcext:value-type="percentage">
            <text:p>2.63%</text:p>
          </table:table-cell>
          <table:table-cell table:formula="of:=([.G98]-[.C98])/[.C98]" office:value-type="percentage" office:value="0.0231135282121007" calcext:value-type="percentage">
            <text:p>2.31%</text:p>
          </table:table-cell>
          <table:table-cell table:formula="of:=([.G98]-[.D98])/[.D98]" office:value-type="percentage" office:value="0.0280054644808743" calcext:value-type="percentage">
            <text:p>2.80%</text:p>
          </table:table-cell>
          <table:table-cell table:formula="of:=([.G98]-[.E98])/[.E98]" office:value-type="percentage" office:value="0.0227658851512062" calcext:value-type="percentage">
            <text:p>2.28%</text:p>
          </table:table-cell>
          <table:table-cell table:formula="of:=([.G98]-[.F98])/[.F98]" office:value-type="percentage" office:value="0.0269532582736267" calcext:value-type="percentage">
            <text:p>2.70%</text:p>
          </table:table-cell>
        </table:table-row>
        <table:table-row table:style-name="ro1">
          <table:table-cell table:number-columns-repeated="7" office:value-type="float" office:value="317" calcext:value-type="float">
            <text:p>317</text:p>
          </table:table-cell>
          <table:table-cell table:formula="of:=([.G99]-[.A99])/[.A99]" office:value-type="percentage" office:value="0" calcext:value-type="percentage">
            <text:p>0.00%</text:p>
          </table:table-cell>
          <table:table-cell table:formula="of:=([.G99]-[.B99])/[.B99]" office:value-type="percentage" office:value="0" calcext:value-type="percentage">
            <text:p>0.00%</text:p>
          </table:table-cell>
          <table:table-cell table:formula="of:=([.G99]-[.C99])/[.C99]" office:value-type="percentage" office:value="0" calcext:value-type="percentage">
            <text:p>0.00%</text:p>
          </table:table-cell>
          <table:table-cell table:formula="of:=([.G99]-[.D99])/[.D99]" office:value-type="percentage" office:value="0" calcext:value-type="percentage">
            <text:p>0.00%</text:p>
          </table:table-cell>
          <table:table-cell table:formula="of:=([.G99]-[.E99])/[.E99]" office:value-type="percentage" office:value="0" calcext:value-type="percentage">
            <text:p>0.00%</text:p>
          </table:table-cell>
          <table:table-cell table:formula="of:=([.G99]-[.F99])/[.F9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16.8" calcext:value-type="float">
            <text:p>316.8</text:p>
          </table:table-cell>
          <table:table-cell office:value-type="float" office:value="316.5" calcext:value-type="float">
            <text:p>316.5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316.9" calcext:value-type="float">
            <text:p>316.9</text:p>
          </table:table-cell>
          <table:table-cell table:number-columns-repeated="2" office:value-type="float" office:value="317" calcext:value-type="float">
            <text:p>317</text:p>
          </table:table-cell>
          <table:table-cell table:formula="of:=([.G100]-[.A100])/[.A100]" office:value-type="percentage" office:value="0.000631313131313095" calcext:value-type="percentage">
            <text:p>0.06%</text:p>
          </table:table-cell>
          <table:table-cell table:formula="of:=([.G100]-[.B100])/[.B100]" office:value-type="percentage" office:value="0.00157977883096367" calcext:value-type="percentage">
            <text:p>0.16%</text:p>
          </table:table-cell>
          <table:table-cell table:formula="of:=([.G100]-[.C100])/[.C100]" office:value-type="percentage" office:value="0" calcext:value-type="percentage">
            <text:p>0.00%</text:p>
          </table:table-cell>
          <table:table-cell table:formula="of:=([.G100]-[.D100])/[.D100]" office:value-type="percentage" office:value="0.000315556958030996" calcext:value-type="percentage">
            <text:p>0.03%</text:p>
          </table:table-cell>
          <table:table-cell table:formula="of:=([.G100]-[.E100])/[.E100]" office:value-type="percentage" office:value="0.000315556958030996" calcext:value-type="percentage">
            <text:p>0.03%</text:p>
          </table:table-cell>
          <table:table-cell table:formula="of:=([.G100]-[.F100])/[.F10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18" calcext:value-type="float">
            <text:p>318</text:p>
          </table:table-cell>
          <table:table-cell table:formula="of:=([.G101]-[.A101])/[.A101]" office:value-type="percentage" office:value="0" calcext:value-type="percentage">
            <text:p>0.00%</text:p>
          </table:table-cell>
          <table:table-cell table:formula="of:=([.G101]-[.B101])/[.B101]" office:value-type="percentage" office:value="0" calcext:value-type="percentage">
            <text:p>0.00%</text:p>
          </table:table-cell>
          <table:table-cell table:formula="of:=([.G101]-[.C101])/[.C101]" office:value-type="percentage" office:value="0" calcext:value-type="percentage">
            <text:p>0.00%</text:p>
          </table:table-cell>
          <table:table-cell table:formula="of:=([.G101]-[.D101])/[.D101]" office:value-type="percentage" office:value="0" calcext:value-type="percentage">
            <text:p>0.00%</text:p>
          </table:table-cell>
          <table:table-cell table:formula="of:=([.G101]-[.E101])/[.E101]" office:value-type="percentage" office:value="0" calcext:value-type="percentage">
            <text:p>0.00%</text:p>
          </table:table-cell>
          <table:table-cell table:formula="of:=([.G101]-[.F101])/[.F10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19" calcext:value-type="float">
            <text:p>319</text:p>
          </table:table-cell>
          <table:table-cell table:formula="of:=([.G102]-[.A102])/[.A102]" office:value-type="percentage" office:value="0" calcext:value-type="percentage">
            <text:p>0.00%</text:p>
          </table:table-cell>
          <table:table-cell table:formula="of:=([.G102]-[.B102])/[.B102]" office:value-type="percentage" office:value="0" calcext:value-type="percentage">
            <text:p>0.00%</text:p>
          </table:table-cell>
          <table:table-cell table:formula="of:=([.G102]-[.C102])/[.C102]" office:value-type="percentage" office:value="0" calcext:value-type="percentage">
            <text:p>0.00%</text:p>
          </table:table-cell>
          <table:table-cell table:formula="of:=([.G102]-[.D102])/[.D102]" office:value-type="percentage" office:value="0" calcext:value-type="percentage">
            <text:p>0.00%</text:p>
          </table:table-cell>
          <table:table-cell table:formula="of:=([.G102]-[.E102])/[.E102]" office:value-type="percentage" office:value="0" calcext:value-type="percentage">
            <text:p>0.00%</text:p>
          </table:table-cell>
          <table:table-cell table:formula="of:=([.G102]-[.F102])/[.F10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24" calcext:value-type="float">
            <text:p>324</text:p>
          </table:table-cell>
          <table:table-cell table:formula="of:=([.G103]-[.A103])/[.A103]" office:value-type="percentage" office:value="0" calcext:value-type="percentage">
            <text:p>0.00%</text:p>
          </table:table-cell>
          <table:table-cell table:formula="of:=([.G103]-[.B103])/[.B103]" office:value-type="percentage" office:value="0" calcext:value-type="percentage">
            <text:p>0.00%</text:p>
          </table:table-cell>
          <table:table-cell table:formula="of:=([.G103]-[.C103])/[.C103]" office:value-type="percentage" office:value="0" calcext:value-type="percentage">
            <text:p>0.00%</text:p>
          </table:table-cell>
          <table:table-cell table:formula="of:=([.G103]-[.D103])/[.D103]" office:value-type="percentage" office:value="0" calcext:value-type="percentage">
            <text:p>0.00%</text:p>
          </table:table-cell>
          <table:table-cell table:formula="of:=([.G103]-[.E103])/[.E103]" office:value-type="percentage" office:value="0" calcext:value-type="percentage">
            <text:p>0.00%</text:p>
          </table:table-cell>
          <table:table-cell table:formula="of:=([.G103]-[.F103])/[.F10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4.7" calcext:value-type="float">
            <text:p>324.7</text:p>
          </table:table-cell>
          <table:table-cell office:value-type="float" office:value="324.5" calcext:value-type="float">
            <text:p>324.5</text:p>
          </table:table-cell>
          <table:table-cell office:value-type="float" office:value="324.6" calcext:value-type="float">
            <text:p>324.6</text:p>
          </table:table-cell>
          <table:table-cell office:value-type="float" office:value="324.4" calcext:value-type="float">
            <text:p>324.4</text:p>
          </table:table-cell>
          <table:table-cell office:value-type="float" office:value="324.9" calcext:value-type="float">
            <text:p>324.9</text:p>
          </table:table-cell>
          <table:table-cell office:value-type="float" office:value="324.4" calcext:value-type="float">
            <text:p>324.4</text:p>
          </table:table-cell>
          <table:table-cell office:value-type="float" office:value="325" calcext:value-type="float">
            <text:p>325</text:p>
          </table:table-cell>
          <table:table-cell table:formula="of:=([.G104]-[.A104])/[.A104]" office:value-type="percentage" office:value="0.000923929781336653" calcext:value-type="percentage">
            <text:p>0.09%</text:p>
          </table:table-cell>
          <table:table-cell table:formula="of:=([.G104]-[.B104])/[.B104]" office:value-type="percentage" office:value="0.00154083204930663" calcext:value-type="percentage">
            <text:p>0.15%</text:p>
          </table:table-cell>
          <table:table-cell table:formula="of:=([.G104]-[.C104])/[.C104]" office:value-type="percentage" office:value="0.00123228589032649" calcext:value-type="percentage">
            <text:p>0.12%</text:p>
          </table:table-cell>
          <table:table-cell table:formula="of:=([.G104]-[.D104])/[.D104]" office:value-type="percentage" office:value="0.00184956843403213" calcext:value-type="percentage">
            <text:p>0.18%</text:p>
          </table:table-cell>
          <table:table-cell table:formula="of:=([.G104]-[.E104])/[.E104]" office:value-type="percentage" office:value="0.000307787011388189" calcext:value-type="percentage">
            <text:p>0.03%</text:p>
          </table:table-cell>
          <table:table-cell table:formula="of:=([.G104]-[.F104])/[.F104]" office:value-type="percentage" office:value="0.00184956843403213" calcext:value-type="percentage">
            <text:p>0.18%</text:p>
          </table:table-cell>
        </table:table-row>
        <table:table-row table:style-name="ro1">
          <table:table-cell table:number-columns-repeated="7" office:value-type="float" office:value="325" calcext:value-type="float">
            <text:p>325</text:p>
          </table:table-cell>
          <table:table-cell table:formula="of:=([.G105]-[.A105])/[.A105]" office:value-type="percentage" office:value="0" calcext:value-type="percentage">
            <text:p>0.00%</text:p>
          </table:table-cell>
          <table:table-cell table:formula="of:=([.G105]-[.B105])/[.B105]" office:value-type="percentage" office:value="0" calcext:value-type="percentage">
            <text:p>0.00%</text:p>
          </table:table-cell>
          <table:table-cell table:formula="of:=([.G105]-[.C105])/[.C105]" office:value-type="percentage" office:value="0" calcext:value-type="percentage">
            <text:p>0.00%</text:p>
          </table:table-cell>
          <table:table-cell table:formula="of:=([.G105]-[.D105])/[.D105]" office:value-type="percentage" office:value="0" calcext:value-type="percentage">
            <text:p>0.00%</text:p>
          </table:table-cell>
          <table:table-cell table:formula="of:=([.G105]-[.E105])/[.E105]" office:value-type="percentage" office:value="0" calcext:value-type="percentage">
            <text:p>0.00%</text:p>
          </table:table-cell>
          <table:table-cell table:formula="of:=([.G105]-[.F105])/[.F10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7.9" calcext:value-type="float">
            <text:p>327.9</text:p>
          </table:table-cell>
          <table:table-cell office:value-type="float" office:value="327.4" calcext:value-type="float">
            <text:p>327.4</text:p>
          </table:table-cell>
          <table:table-cell office:value-type="float" office:value="328" calcext:value-type="float">
            <text:p>328</text:p>
          </table:table-cell>
          <table:table-cell office:value-type="float" office:value="327.4" calcext:value-type="float">
            <text:p>327.4</text:p>
          </table:table-cell>
          <table:table-cell office:value-type="float" office:value="328.4" calcext:value-type="float">
            <text:p>328.4</text:p>
          </table:table-cell>
          <table:table-cell office:value-type="float" office:value="328.1" calcext:value-type="float">
            <text:p>328.1</text:p>
          </table:table-cell>
          <table:table-cell office:value-type="float" office:value="329" calcext:value-type="float">
            <text:p>329</text:p>
          </table:table-cell>
          <table:table-cell table:formula="of:=([.G106]-[.A106])/[.A106]" office:value-type="percentage" office:value="0.00335468130527607" calcext:value-type="percentage">
            <text:p>0.34%</text:p>
          </table:table-cell>
          <table:table-cell table:formula="of:=([.G106]-[.B106])/[.B106]" office:value-type="percentage" office:value="0.00488698839340264" calcext:value-type="percentage">
            <text:p>0.49%</text:p>
          </table:table-cell>
          <table:table-cell table:formula="of:=([.G106]-[.C106])/[.C106]" office:value-type="percentage" office:value="0.00304878048780488" calcext:value-type="percentage">
            <text:p>0.30%</text:p>
          </table:table-cell>
          <table:table-cell table:formula="of:=([.G106]-[.D106])/[.D106]" office:value-type="percentage" office:value="0.00488698839340264" calcext:value-type="percentage">
            <text:p>0.49%</text:p>
          </table:table-cell>
          <table:table-cell table:formula="of:=([.G106]-[.E106])/[.E106]" office:value-type="percentage" office:value="0.00182704019488436" calcext:value-type="percentage">
            <text:p>0.18%</text:p>
          </table:table-cell>
          <table:table-cell table:formula="of:=([.G106]-[.F106])/[.F106]" office:value-type="percentage" office:value="0.00274306613837238" calcext:value-type="percentage">
            <text:p>0.27%</text:p>
          </table:table-cell>
        </table:table-row>
        <table:table-row table:style-name="ro1">
          <table:table-cell table:number-columns-repeated="7" office:value-type="float" office:value="329" calcext:value-type="float">
            <text:p>329</text:p>
          </table:table-cell>
          <table:table-cell table:formula="of:=([.G107]-[.A107])/[.A107]" office:value-type="percentage" office:value="0" calcext:value-type="percentage">
            <text:p>0.00%</text:p>
          </table:table-cell>
          <table:table-cell table:formula="of:=([.G107]-[.B107])/[.B107]" office:value-type="percentage" office:value="0" calcext:value-type="percentage">
            <text:p>0.00%</text:p>
          </table:table-cell>
          <table:table-cell table:formula="of:=([.G107]-[.C107])/[.C107]" office:value-type="percentage" office:value="0" calcext:value-type="percentage">
            <text:p>0.00%</text:p>
          </table:table-cell>
          <table:table-cell table:formula="of:=([.G107]-[.D107])/[.D107]" office:value-type="percentage" office:value="0" calcext:value-type="percentage">
            <text:p>0.00%</text:p>
          </table:table-cell>
          <table:table-cell table:formula="of:=([.G107]-[.E107])/[.E107]" office:value-type="percentage" office:value="0" calcext:value-type="percentage">
            <text:p>0.00%</text:p>
          </table:table-cell>
          <table:table-cell table:formula="of:=([.G107]-[.F107])/[.F10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6.7" calcext:value-type="float">
            <text:p>326.7</text:p>
          </table:table-cell>
          <table:table-cell office:value-type="float" office:value="326.5" calcext:value-type="float">
            <text:p>326.5</text:p>
          </table:table-cell>
          <table:table-cell office:value-type="float" office:value="327" calcext:value-type="float">
            <text:p>327</text:p>
          </table:table-cell>
          <table:table-cell office:value-type="float" office:value="325.8" calcext:value-type="float">
            <text:p>325.8</text:p>
          </table:table-cell>
          <table:table-cell office:value-type="float" office:value="327.1" calcext:value-type="float">
            <text:p>327.1</text:p>
          </table:table-cell>
          <table:table-cell office:value-type="float" office:value="326.2" calcext:value-type="float">
            <text:p>326.2</text:p>
          </table:table-cell>
          <table:table-cell office:value-type="float" office:value="329" calcext:value-type="float">
            <text:p>329</text:p>
          </table:table-cell>
          <table:table-cell table:formula="of:=([.G108]-[.A108])/[.A108]" office:value-type="percentage" office:value="0.00704009794918889" calcext:value-type="percentage">
            <text:p>0.70%</text:p>
          </table:table-cell>
          <table:table-cell table:formula="of:=([.G108]-[.B108])/[.B108]" office:value-type="percentage" office:value="0.00765696784073507" calcext:value-type="percentage">
            <text:p>0.77%</text:p>
          </table:table-cell>
          <table:table-cell table:formula="of:=([.G108]-[.C108])/[.C108]" office:value-type="percentage" office:value="0.00611620795107034" calcext:value-type="percentage">
            <text:p>0.61%</text:p>
          </table:table-cell>
          <table:table-cell table:formula="of:=([.G108]-[.D108])/[.D108]" office:value-type="percentage" office:value="0.00982197667280537" calcext:value-type="percentage">
            <text:p>0.98%</text:p>
          </table:table-cell>
          <table:table-cell table:formula="of:=([.G108]-[.E108])/[.E108]" office:value-type="percentage" office:value="0.00580862121675322" calcext:value-type="percentage">
            <text:p>0.58%</text:p>
          </table:table-cell>
          <table:table-cell table:formula="of:=([.G108]-[.F108])/[.F108]" office:value-type="percentage" office:value="0.0085836909871245" calcext:value-type="percentage">
            <text:p>0.86%</text:p>
          </table:table-cell>
        </table:table-row>
        <table:table-row table:style-name="ro1">
          <table:table-cell table:number-columns-repeated="7" office:value-type="float" office:value="332" calcext:value-type="float">
            <text:p>332</text:p>
          </table:table-cell>
          <table:table-cell table:formula="of:=([.G109]-[.A109])/[.A109]" office:value-type="percentage" office:value="0" calcext:value-type="percentage">
            <text:p>0.00%</text:p>
          </table:table-cell>
          <table:table-cell table:formula="of:=([.G109]-[.B109])/[.B109]" office:value-type="percentage" office:value="0" calcext:value-type="percentage">
            <text:p>0.00%</text:p>
          </table:table-cell>
          <table:table-cell table:formula="of:=([.G109]-[.C109])/[.C109]" office:value-type="percentage" office:value="0" calcext:value-type="percentage">
            <text:p>0.00%</text:p>
          </table:table-cell>
          <table:table-cell table:formula="of:=([.G109]-[.D109])/[.D109]" office:value-type="percentage" office:value="0" calcext:value-type="percentage">
            <text:p>0.00%</text:p>
          </table:table-cell>
          <table:table-cell table:formula="of:=([.G109]-[.E109])/[.E109]" office:value-type="percentage" office:value="0" calcext:value-type="percentage">
            <text:p>0.00%</text:p>
          </table:table-cell>
          <table:table-cell table:formula="of:=([.G109]-[.F109])/[.F10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33" calcext:value-type="float">
            <text:p>333</text:p>
          </table:table-cell>
          <table:table-cell table:formula="of:=([.G110]-[.A110])/[.A110]" office:value-type="percentage" office:value="0" calcext:value-type="percentage">
            <text:p>0.00%</text:p>
          </table:table-cell>
          <table:table-cell table:formula="of:=([.G110]-[.B110])/[.B110]" office:value-type="percentage" office:value="0" calcext:value-type="percentage">
            <text:p>0.00%</text:p>
          </table:table-cell>
          <table:table-cell table:formula="of:=([.G110]-[.C110])/[.C110]" office:value-type="percentage" office:value="0" calcext:value-type="percentage">
            <text:p>0.00%</text:p>
          </table:table-cell>
          <table:table-cell table:formula="of:=([.G110]-[.D110])/[.D110]" office:value-type="percentage" office:value="0" calcext:value-type="percentage">
            <text:p>0.00%</text:p>
          </table:table-cell>
          <table:table-cell table:formula="of:=([.G110]-[.E110])/[.E110]" office:value-type="percentage" office:value="0" calcext:value-type="percentage">
            <text:p>0.00%</text:p>
          </table:table-cell>
          <table:table-cell table:formula="of:=([.G110]-[.F110])/[.F11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13.2" calcext:value-type="float">
            <text:p>313.2</text:p>
          </table:table-cell>
          <table:table-cell office:value-type="float" office:value="313.4" calcext:value-type="float">
            <text:p>313.4</text:p>
          </table:table-cell>
          <table:table-cell office:value-type="float" office:value="313.9" calcext:value-type="float">
            <text:p>313.9</text:p>
          </table:table-cell>
          <table:table-cell office:value-type="float" office:value="313.1" calcext:value-type="float">
            <text:p>313.1</text:p>
          </table:table-cell>
          <table:table-cell office:value-type="float" office:value="313.8" calcext:value-type="float">
            <text:p>313.8</text:p>
          </table:table-cell>
          <table:table-cell office:value-type="float" office:value="313.4" calcext:value-type="float">
            <text:p>313.4</text:p>
          </table:table-cell>
          <table:table-cell office:value-type="float" office:value="316" calcext:value-type="float">
            <text:p>316</text:p>
          </table:table-cell>
          <table:table-cell table:formula="of:=([.G111]-[.A111])/[.A111]" office:value-type="percentage" office:value="0.00893997445721587" calcext:value-type="percentage">
            <text:p>0.89%</text:p>
          </table:table-cell>
          <table:table-cell table:formula="of:=([.G111]-[.B111])/[.B111]" office:value-type="percentage" office:value="0.00829610721123173" calcext:value-type="percentage">
            <text:p>0.83%</text:p>
          </table:table-cell>
          <table:table-cell table:formula="of:=([.G111]-[.C111])/[.C111]" office:value-type="percentage" office:value="0.00669002867155152" calcext:value-type="percentage">
            <text:p>0.67%</text:p>
          </table:table-cell>
          <table:table-cell table:formula="of:=([.G111]-[.D111])/[.D111]" office:value-type="percentage" office:value="0.009262216544235" calcext:value-type="percentage">
            <text:p>0.93%</text:p>
          </table:table-cell>
          <table:table-cell table:formula="of:=([.G111]-[.E111])/[.E111]" office:value-type="percentage" office:value="0.00701083492670487" calcext:value-type="percentage">
            <text:p>0.70%</text:p>
          </table:table-cell>
          <table:table-cell table:formula="of:=([.G111]-[.F111])/[.F111]" office:value-type="percentage" office:value="0.00829610721123173" calcext:value-type="percentage">
            <text:p>0.83%</text:p>
          </table:table-cell>
        </table:table-row>
        <table:table-row table:style-name="ro1">
          <table:table-cell table:number-columns-repeated="7" office:value-type="float" office:value="335" calcext:value-type="float">
            <text:p>335</text:p>
          </table:table-cell>
          <table:table-cell table:formula="of:=([.G112]-[.A112])/[.A112]" office:value-type="percentage" office:value="0" calcext:value-type="percentage">
            <text:p>0.00%</text:p>
          </table:table-cell>
          <table:table-cell table:formula="of:=([.G112]-[.B112])/[.B112]" office:value-type="percentage" office:value="0" calcext:value-type="percentage">
            <text:p>0.00%</text:p>
          </table:table-cell>
          <table:table-cell table:formula="of:=([.G112]-[.C112])/[.C112]" office:value-type="percentage" office:value="0" calcext:value-type="percentage">
            <text:p>0.00%</text:p>
          </table:table-cell>
          <table:table-cell table:formula="of:=([.G112]-[.D112])/[.D112]" office:value-type="percentage" office:value="0" calcext:value-type="percentage">
            <text:p>0.00%</text:p>
          </table:table-cell>
          <table:table-cell table:formula="of:=([.G112]-[.E112])/[.E112]" office:value-type="percentage" office:value="0" calcext:value-type="percentage">
            <text:p>0.00%</text:p>
          </table:table-cell>
          <table:table-cell table:formula="of:=([.G112]-[.F112])/[.F11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6.9" calcext:value-type="float">
            <text:p>326.9</text:p>
          </table:table-cell>
          <table:table-cell office:value-type="float" office:value="327.9" calcext:value-type="float">
            <text:p>327.9</text:p>
          </table:table-cell>
          <table:table-cell office:value-type="float" office:value="327.5" calcext:value-type="float">
            <text:p>327.5</text:p>
          </table:table-cell>
          <table:table-cell office:value-type="float" office:value="328.3" calcext:value-type="float">
            <text:p>328.3</text:p>
          </table:table-cell>
          <table:table-cell office:value-type="float" office:value="328.1" calcext:value-type="float">
            <text:p>328.1</text:p>
          </table:table-cell>
          <table:table-cell office:value-type="float" office:value="332" calcext:value-type="float">
            <text:p>332</text:p>
          </table:table-cell>
          <table:table-cell table:formula="of:=([.G113]-[.A113])/[.A113]" office:value-type="percentage" office:value="0.0121951219512195" calcext:value-type="percentage">
            <text:p>1.22%</text:p>
          </table:table-cell>
          <table:table-cell table:formula="of:=([.G113]-[.B113])/[.B113]" office:value-type="percentage" office:value="0.0156011012542063" calcext:value-type="percentage">
            <text:p>1.56%</text:p>
          </table:table-cell>
          <table:table-cell table:formula="of:=([.G113]-[.C113])/[.C113]" office:value-type="percentage" office:value="0.012503812137847" calcext:value-type="percentage">
            <text:p>1.25%</text:p>
          </table:table-cell>
          <table:table-cell table:formula="of:=([.G113]-[.D113])/[.D113]" office:value-type="percentage" office:value="0.0137404580152672" calcext:value-type="percentage">
            <text:p>1.37%</text:p>
          </table:table-cell>
          <table:table-cell table:formula="of:=([.G113]-[.E113])/[.E113]" office:value-type="percentage" office:value="0.0112701797136765" calcext:value-type="percentage">
            <text:p>1.13%</text:p>
          </table:table-cell>
          <table:table-cell table:formula="of:=([.G113]-[.F113])/[.F113]" office:value-type="percentage" office:value="0.0118866199329472" calcext:value-type="percentage">
            <text:p>1.19%</text:p>
          </table:table-cell>
        </table:table-row>
        <table:table-row table:style-name="ro1">
          <table:table-cell office:value-type="float" office:value="339.9" calcext:value-type="float">
            <text:p>339.9</text:p>
          </table:table-cell>
          <table:table-cell office:value-type="float" office:value="339.8" calcext:value-type="float">
            <text:p>339.8</text:p>
          </table:table-cell>
          <table:table-cell office:value-type="float" office:value="340" calcext:value-type="float">
            <text:p>340</text:p>
          </table:table-cell>
          <table:table-cell office:value-type="float" office:value="339.8" calcext:value-type="float">
            <text:p>339.8</text:p>
          </table:table-cell>
          <table:table-cell office:value-type="float" office:value="340" calcext:value-type="float">
            <text:p>340</text:p>
          </table:table-cell>
          <table:table-cell office:value-type="float" office:value="339.9" calcext:value-type="float">
            <text:p>339.9</text:p>
          </table:table-cell>
          <table:table-cell office:value-type="float" office:value="340" calcext:value-type="float">
            <text:p>340</text:p>
          </table:table-cell>
          <table:table-cell table:formula="of:=([.G114]-[.A114])/[.A114]" office:value-type="percentage" office:value="0.00029420417769939" calcext:value-type="percentage">
            <text:p>0.03%</text:p>
          </table:table-cell>
          <table:table-cell table:formula="of:=([.G114]-[.B114])/[.B114]" office:value-type="percentage" office:value="0.000588581518540284" calcext:value-type="percentage">
            <text:p>0.06%</text:p>
          </table:table-cell>
          <table:table-cell table:formula="of:=([.G114]-[.C114])/[.C114]" office:value-type="percentage" office:value="0" calcext:value-type="percentage">
            <text:p>0.00%</text:p>
          </table:table-cell>
          <table:table-cell table:formula="of:=([.G114]-[.D114])/[.D114]" office:value-type="percentage" office:value="0.000588581518540284" calcext:value-type="percentage">
            <text:p>0.06%</text:p>
          </table:table-cell>
          <table:table-cell table:formula="of:=([.G114]-[.E114])/[.E114]" office:value-type="percentage" office:value="0" calcext:value-type="percentage">
            <text:p>0.00%</text:p>
          </table:table-cell>
          <table:table-cell table:formula="of:=([.G114]-[.F114])/[.F114]" office:value-type="percentage" office:value="0.00029420417769939" calcext:value-type="percentage">
            <text:p>0.03%</text:p>
          </table:table-cell>
        </table:table-row>
        <table:table-row table:style-name="ro1">
          <table:table-cell office:value-type="float" office:value="342.4" calcext:value-type="float">
            <text:p>342.4</text:p>
          </table:table-cell>
          <table:table-cell office:value-type="float" office:value="341.6" calcext:value-type="float">
            <text:p>341.6</text:p>
          </table:table-cell>
          <table:table-cell office:value-type="float" office:value="342.5" calcext:value-type="float">
            <text:p>342.5</text:p>
          </table:table-cell>
          <table:table-cell office:value-type="float" office:value="342" calcext:value-type="float">
            <text:p>342</text:p>
          </table:table-cell>
          <table:table-cell office:value-type="float" office:value="342.8" calcext:value-type="float">
            <text:p>342.8</text:p>
          </table:table-cell>
          <table:table-cell office:value-type="float" office:value="342.3" calcext:value-type="float">
            <text:p>342.3</text:p>
          </table:table-cell>
          <table:table-cell office:value-type="float" office:value="343" calcext:value-type="float">
            <text:p>343</text:p>
          </table:table-cell>
          <table:table-cell table:formula="of:=([.G115]-[.A115])/[.A115]" office:value-type="percentage" office:value="0.0017523364485982" calcext:value-type="percentage">
            <text:p>0.18%</text:p>
          </table:table-cell>
          <table:table-cell table:formula="of:=([.G115]-[.B115])/[.B115]" office:value-type="percentage" office:value="0.00409836065573764" calcext:value-type="percentage">
            <text:p>0.41%</text:p>
          </table:table-cell>
          <table:table-cell table:formula="of:=([.G115]-[.C115])/[.C115]" office:value-type="percentage" office:value="0.00145985401459854" calcext:value-type="percentage">
            <text:p>0.15%</text:p>
          </table:table-cell>
          <table:table-cell table:formula="of:=([.G115]-[.D115])/[.D115]" office:value-type="percentage" office:value="0.00292397660818713" calcext:value-type="percentage">
            <text:p>0.29%</text:p>
          </table:table-cell>
          <table:table-cell table:formula="of:=([.G115]-[.E115])/[.E115]" office:value-type="percentage" office:value="0.000583430571761927" calcext:value-type="percentage">
            <text:p>0.06%</text:p>
          </table:table-cell>
          <table:table-cell table:formula="of:=([.G115]-[.F115])/[.F115]" office:value-type="percentage" office:value="0.00204498977505109" calcext:value-type="percentage">
            <text:p>0.20%</text:p>
          </table:table-cell>
        </table:table-row>
        <table:table-row table:style-name="ro1">
          <table:table-cell table:number-columns-repeated="7" office:value-type="float" office:value="301" calcext:value-type="float">
            <text:p>301</text:p>
          </table:table-cell>
          <table:table-cell table:formula="of:=([.G116]-[.A116])/[.A116]" office:value-type="percentage" office:value="0" calcext:value-type="percentage">
            <text:p>0.00%</text:p>
          </table:table-cell>
          <table:table-cell table:formula="of:=([.G116]-[.B116])/[.B116]" office:value-type="percentage" office:value="0" calcext:value-type="percentage">
            <text:p>0.00%</text:p>
          </table:table-cell>
          <table:table-cell table:formula="of:=([.G116]-[.C116])/[.C116]" office:value-type="percentage" office:value="0" calcext:value-type="percentage">
            <text:p>0.00%</text:p>
          </table:table-cell>
          <table:table-cell table:formula="of:=([.G116]-[.D116])/[.D116]" office:value-type="percentage" office:value="0" calcext:value-type="percentage">
            <text:p>0.00%</text:p>
          </table:table-cell>
          <table:table-cell table:formula="of:=([.G116]-[.E116])/[.E116]" office:value-type="percentage" office:value="0" calcext:value-type="percentage">
            <text:p>0.00%</text:p>
          </table:table-cell>
          <table:table-cell table:formula="of:=([.G116]-[.F116])/[.F11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6.8" calcext:value-type="float">
            <text:p>326.8</text:p>
          </table:table-cell>
          <table:table-cell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office:value-type="float" office:value="329.5" calcext:value-type="float">
            <text:p>329.5</text:p>
          </table:table-cell>
          <table:table-cell office:value-type="float" office:value="327.4" calcext:value-type="float">
            <text:p>327.4</text:p>
          </table:table-cell>
          <table:table-cell office:value-type="float" office:value="342" calcext:value-type="float">
            <text:p>342</text:p>
          </table:table-cell>
          <table:table-cell table:formula="of:=([.G117]-[.A117])/[.A117]" office:value-type="percentage" office:value="0.0426829268292683" calcext:value-type="percentage">
            <text:p>4.27%</text:p>
          </table:table-cell>
          <table:table-cell table:formula="of:=([.G117]-[.B117])/[.B117]" office:value-type="percentage" office:value="0.0465116279069767" calcext:value-type="percentage">
            <text:p>4.65%</text:p>
          </table:table-cell>
          <table:table-cell table:formula="of:=([.G117]-[.C117])/[.C117]" office:value-type="percentage" office:value="0.0395136778115502" calcext:value-type="percentage">
            <text:p>3.95%</text:p>
          </table:table-cell>
          <table:table-cell table:formula="of:=([.G117]-[.D117])/[.D117]" office:value-type="percentage" office:value="0.0458715596330275" calcext:value-type="percentage">
            <text:p>4.59%</text:p>
          </table:table-cell>
          <table:table-cell table:formula="of:=([.G117]-[.E117])/[.E117]" office:value-type="percentage" office:value="0.0379362670713202" calcext:value-type="percentage">
            <text:p>3.79%</text:p>
          </table:table-cell>
          <table:table-cell table:formula="of:=([.G117]-[.F117])/[.F117]" office:value-type="percentage" office:value="0.0445937690897985" calcext:value-type="percentage">
            <text:p>4.46%</text:p>
          </table:table-cell>
        </table:table-row>
        <table:table-row table:style-name="ro1">
          <table:table-cell office:value-type="float" office:value="329.8" calcext:value-type="float">
            <text:p>329.8</text:p>
          </table:table-cell>
          <table:table-cell office:value-type="float" office:value="328.9" calcext:value-type="float">
            <text:p>328.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0.2" calcext:value-type="float">
            <text:p>330.2</text:p>
          </table:table-cell>
          <table:table-cell office:value-type="float" office:value="330" calcext:value-type="float">
            <text:p>330</text:p>
          </table:table-cell>
          <table:table-cell office:value-type="float" office:value="338" calcext:value-type="float">
            <text:p>338</text:p>
          </table:table-cell>
          <table:table-cell table:formula="of:=([.G118]-[.A118])/[.A118]" office:value-type="percentage" office:value="0.0248635536688902" calcext:value-type="percentage">
            <text:p>2.49%</text:p>
          </table:table-cell>
          <table:table-cell table:formula="of:=([.G118]-[.B118])/[.B118]" office:value-type="percentage" office:value="0.0276679841897234" calcext:value-type="percentage">
            <text:p>2.77%</text:p>
          </table:table-cell>
          <table:table-cell table:formula="of:=([.G118]-[.C118])/[.C118]" office:value-type="percentage" office:value="0.0242424242424242" calcext:value-type="percentage">
            <text:p>2.42%</text:p>
          </table:table-cell>
          <table:table-cell table:formula="of:=([.G118]-[.D118])/[.D118]" office:value-type="percentage" office:value="0.0273556231003039" calcext:value-type="percentage">
            <text:p>2.74%</text:p>
          </table:table-cell>
          <table:table-cell table:formula="of:=([.G118]-[.E118])/[.E118]" office:value-type="percentage" office:value="0.0236220472440945" calcext:value-type="percentage">
            <text:p>2.36%</text:p>
          </table:table-cell>
          <table:table-cell table:formula="of:=([.G118]-[.F118])/[.F118]" office:value-type="percentage" office:value="0.0242424242424242" calcext:value-type="percentage">
            <text:p>2.42%</text:p>
          </table:table-cell>
        </table:table-row>
        <table:table-row table:style-name="ro1">
          <table:table-cell table:number-columns-repeated="7" office:value-type="float" office:value="347" calcext:value-type="float">
            <text:p>347</text:p>
          </table:table-cell>
          <table:table-cell table:formula="of:=([.G119]-[.A119])/[.A119]" office:value-type="percentage" office:value="0" calcext:value-type="percentage">
            <text:p>0.00%</text:p>
          </table:table-cell>
          <table:table-cell table:formula="of:=([.G119]-[.B119])/[.B119]" office:value-type="percentage" office:value="0" calcext:value-type="percentage">
            <text:p>0.00%</text:p>
          </table:table-cell>
          <table:table-cell table:formula="of:=([.G119]-[.C119])/[.C119]" office:value-type="percentage" office:value="0" calcext:value-type="percentage">
            <text:p>0.00%</text:p>
          </table:table-cell>
          <table:table-cell table:formula="of:=([.G119]-[.D119])/[.D119]" office:value-type="percentage" office:value="0" calcext:value-type="percentage">
            <text:p>0.00%</text:p>
          </table:table-cell>
          <table:table-cell table:formula="of:=([.G119]-[.E119])/[.E119]" office:value-type="percentage" office:value="0" calcext:value-type="percentage">
            <text:p>0.00%</text:p>
          </table:table-cell>
          <table:table-cell table:formula="of:=([.G119]-[.F119])/[.F11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46" calcext:value-type="float">
            <text:p>346</text:p>
          </table:table-cell>
          <table:table-cell table:formula="of:=([.G120]-[.A120])/[.A120]" office:value-type="percentage" office:value="0" calcext:value-type="percentage">
            <text:p>0.00%</text:p>
          </table:table-cell>
          <table:table-cell table:formula="of:=([.G120]-[.B120])/[.B120]" office:value-type="percentage" office:value="0" calcext:value-type="percentage">
            <text:p>0.00%</text:p>
          </table:table-cell>
          <table:table-cell table:formula="of:=([.G120]-[.C120])/[.C120]" office:value-type="percentage" office:value="0" calcext:value-type="percentage">
            <text:p>0.00%</text:p>
          </table:table-cell>
          <table:table-cell table:formula="of:=([.G120]-[.D120])/[.D120]" office:value-type="percentage" office:value="0" calcext:value-type="percentage">
            <text:p>0.00%</text:p>
          </table:table-cell>
          <table:table-cell table:formula="of:=([.G120]-[.E120])/[.E120]" office:value-type="percentage" office:value="0" calcext:value-type="percentage">
            <text:p>0.00%</text:p>
          </table:table-cell>
          <table:table-cell table:formula="of:=([.G120]-[.F120])/[.F12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5.7" calcext:value-type="float">
            <text:p>345.7</text:p>
          </table:table-cell>
          <table:table-cell office:value-type="float" office:value="345.4" calcext:value-type="float">
            <text:p>345.4</text:p>
          </table:table-cell>
          <table:table-cell office:value-type="float" office:value="346" calcext:value-type="float">
            <text:p>346</text:p>
          </table:table-cell>
          <table:table-cell office:value-type="float" office:value="345.4" calcext:value-type="float">
            <text:p>345.4</text:p>
          </table:table-cell>
          <table:table-cell office:value-type="float" office:value="346" calcext:value-type="float">
            <text:p>346</text:p>
          </table:table-cell>
          <table:table-cell office:value-type="float" office:value="345.9" calcext:value-type="float">
            <text:p>345.9</text:p>
          </table:table-cell>
          <table:table-cell office:value-type="float" office:value="346" calcext:value-type="float">
            <text:p>346</text:p>
          </table:table-cell>
          <table:table-cell table:formula="of:=([.G121]-[.A121])/[.A121]" office:value-type="percentage" office:value="0.000867804454729567" calcext:value-type="percentage">
            <text:p>0.09%</text:p>
          </table:table-cell>
          <table:table-cell table:formula="of:=([.G121]-[.B121])/[.B121]" office:value-type="percentage" office:value="0.00173711638679798" calcext:value-type="percentage">
            <text:p>0.17%</text:p>
          </table:table-cell>
          <table:table-cell table:formula="of:=([.G121]-[.C121])/[.C121]" office:value-type="percentage" office:value="0" calcext:value-type="percentage">
            <text:p>0.00%</text:p>
          </table:table-cell>
          <table:table-cell table:formula="of:=([.G121]-[.D121])/[.D121]" office:value-type="percentage" office:value="0.00173711638679798" calcext:value-type="percentage">
            <text:p>0.17%</text:p>
          </table:table-cell>
          <table:table-cell table:formula="of:=([.G121]-[.E121])/[.E121]" office:value-type="percentage" office:value="0" calcext:value-type="percentage">
            <text:p>0.00%</text:p>
          </table:table-cell>
          <table:table-cell table:formula="of:=([.G121]-[.F121])/[.F121]" office:value-type="percentage" office:value="0.000289100896212844" calcext:value-type="percentage">
            <text:p>0.03%</text:p>
          </table:table-cell>
        </table:table-row>
        <table:table-row table:style-name="ro1">
          <table:table-cell office:value-type="float" office:value="337.3" calcext:value-type="float">
            <text:p>337.3</text:p>
          </table:table-cell>
          <table:table-cell office:value-type="float" office:value="337.5" calcext:value-type="float">
            <text:p>337.5</text:p>
          </table:table-cell>
          <table:table-cell office:value-type="float" office:value="338.2" calcext:value-type="float">
            <text:p>338.2</text:p>
          </table:table-cell>
          <table:table-cell office:value-type="float" office:value="337" calcext:value-type="float">
            <text:p>337</text:p>
          </table:table-cell>
          <table:table-cell office:value-type="float" office:value="338.3" calcext:value-type="float">
            <text:p>338.3</text:p>
          </table:table-cell>
          <table:table-cell office:value-type="float" office:value="337.6" calcext:value-type="float">
            <text:p>337.6</text:p>
          </table:table-cell>
          <table:table-cell office:value-type="float" office:value="341" calcext:value-type="float">
            <text:p>341</text:p>
          </table:table-cell>
          <table:table-cell table:formula="of:=([.G122]-[.A122])/[.A122]" office:value-type="percentage" office:value="0.01096946338571" calcext:value-type="percentage">
            <text:p>1.10%</text:p>
          </table:table-cell>
          <table:table-cell table:formula="of:=([.G122]-[.B122])/[.B122]" office:value-type="percentage" office:value="0.0103703703703704" calcext:value-type="percentage">
            <text:p>1.04%</text:p>
          </table:table-cell>
          <table:table-cell table:formula="of:=([.G122]-[.C122])/[.C122]" office:value-type="percentage" office:value="0.00827912477823776" calcext:value-type="percentage">
            <text:p>0.83%</text:p>
          </table:table-cell>
          <table:table-cell table:formula="of:=([.G122]-[.D122])/[.D122]" office:value-type="percentage" office:value="0.0118694362017804" calcext:value-type="percentage">
            <text:p>1.19%</text:p>
          </table:table-cell>
          <table:table-cell table:formula="of:=([.G122]-[.E122])/[.E122]" office:value-type="percentage" office:value="0.00798108187998814" calcext:value-type="percentage">
            <text:p>0.80%</text:p>
          </table:table-cell>
          <table:table-cell table:formula="of:=([.G122]-[.F122])/[.F122]" office:value-type="percentage" office:value="0.0100710900473933" calcext:value-type="percentage">
            <text:p>1.01%</text:p>
          </table:table-cell>
        </table:table-row>
        <table:table-row table:style-name="ro1">
          <table:table-cell office:value-type="float" office:value="349.3" calcext:value-type="float">
            <text:p>349.3</text:p>
          </table:table-cell>
          <table:table-cell office:value-type="float" office:value="348.7" calcext:value-type="float">
            <text:p>348.7</text:p>
          </table:table-cell>
          <table:table-cell office:value-type="float" office:value="349.7" calcext:value-type="float">
            <text:p>349.7</text:p>
          </table:table-cell>
          <table:table-cell office:value-type="float" office:value="349.1" calcext:value-type="float">
            <text:p>349.1</text:p>
          </table:table-cell>
          <table:table-cell office:value-type="float" office:value="349.7" calcext:value-type="float">
            <text:p>349.7</text:p>
          </table:table-cell>
          <table:table-cell office:value-type="float" office:value="349.4" calcext:value-type="float">
            <text:p>349.4</text:p>
          </table:table-cell>
          <table:table-cell office:value-type="float" office:value="350" calcext:value-type="float">
            <text:p>350</text:p>
          </table:table-cell>
          <table:table-cell table:formula="of:=([.G123]-[.A123])/[.A123]" office:value-type="percentage" office:value="0.00200400801603203" calcext:value-type="percentage">
            <text:p>0.20%</text:p>
          </table:table-cell>
          <table:table-cell table:formula="of:=([.G123]-[.B123])/[.B123]" office:value-type="percentage" office:value="0.00372813306567253" calcext:value-type="percentage">
            <text:p>0.37%</text:p>
          </table:table-cell>
          <table:table-cell table:formula="of:=([.G123]-[.C123])/[.C123]" office:value-type="percentage" office:value="0.000857878181298288" calcext:value-type="percentage">
            <text:p>0.09%</text:p>
          </table:table-cell>
          <table:table-cell table:formula="of:=([.G123]-[.D123])/[.D123]" office:value-type="percentage" office:value="0.00257805786307642" calcext:value-type="percentage">
            <text:p>0.26%</text:p>
          </table:table-cell>
          <table:table-cell table:formula="of:=([.G123]-[.E123])/[.E123]" office:value-type="percentage" office:value="0.000857878181298288" calcext:value-type="percentage">
            <text:p>0.09%</text:p>
          </table:table-cell>
          <table:table-cell table:formula="of:=([.G123]-[.F123])/[.F123]" office:value-type="percentage" office:value="0.00171722953634809" calcext:value-type="percentage">
            <text:p>0.17%</text:p>
          </table:table-cell>
        </table:table-row>
        <table:table-row table:style-name="ro1">
          <table:table-cell office:value-type="float" office:value="350.6" calcext:value-type="float">
            <text:p>350.6</text:p>
          </table:table-cell>
          <table:table-cell office:value-type="float" office:value="350.4" calcext:value-type="float">
            <text:p>350.4</text:p>
          </table:table-cell>
          <table:table-cell office:value-type="float" office:value="350.8" calcext:value-type="float">
            <text:p>350.8</text:p>
          </table:table-cell>
          <table:table-cell office:value-type="float" office:value="350.3" calcext:value-type="float">
            <text:p>350.3</text:p>
          </table:table-cell>
          <table:table-cell office:value-type="float" office:value="351" calcext:value-type="float">
            <text:p>351</text:p>
          </table:table-cell>
          <table:table-cell office:value-type="float" office:value="350.8" calcext:value-type="float">
            <text:p>350.8</text:p>
          </table:table-cell>
          <table:table-cell office:value-type="float" office:value="351" calcext:value-type="float">
            <text:p>351</text:p>
          </table:table-cell>
          <table:table-cell table:formula="of:=([.G124]-[.A124])/[.A124]" office:value-type="percentage" office:value="0.00114090131203644" calcext:value-type="percentage">
            <text:p>0.11%</text:p>
          </table:table-cell>
          <table:table-cell table:formula="of:=([.G124]-[.B124])/[.B124]" office:value-type="percentage" office:value="0.00171232876712335" calcext:value-type="percentage">
            <text:p>0.17%</text:p>
          </table:table-cell>
          <table:table-cell table:formula="of:=([.G124]-[.C124])/[.C124]" office:value-type="percentage" office:value="0.000570125427594038" calcext:value-type="percentage">
            <text:p>0.06%</text:p>
          </table:table-cell>
          <table:table-cell table:formula="of:=([.G124]-[.D124])/[.D124]" office:value-type="percentage" office:value="0.00199828718241504" calcext:value-type="percentage">
            <text:p>0.20%</text:p>
          </table:table-cell>
          <table:table-cell table:formula="of:=([.G124]-[.E124])/[.E124]" office:value-type="percentage" office:value="0" calcext:value-type="percentage">
            <text:p>0.00%</text:p>
          </table:table-cell>
          <table:table-cell table:formula="of:=([.G124]-[.F124])/[.F124]" office:value-type="percentage" office:value="0.000570125427594038" calcext:value-type="percentage">
            <text:p>0.06%</text:p>
          </table:table-cell>
        </table:table-row>
        <table:table-row table:style-name="ro1">
          <table:table-cell table:number-columns-repeated="7" office:value-type="float" office:value="352" calcext:value-type="float">
            <text:p>352</text:p>
          </table:table-cell>
          <table:table-cell table:formula="of:=([.G125]-[.A125])/[.A125]" office:value-type="percentage" office:value="0" calcext:value-type="percentage">
            <text:p>0.00%</text:p>
          </table:table-cell>
          <table:table-cell table:formula="of:=([.G125]-[.B125])/[.B125]" office:value-type="percentage" office:value="0" calcext:value-type="percentage">
            <text:p>0.00%</text:p>
          </table:table-cell>
          <table:table-cell table:formula="of:=([.G125]-[.C125])/[.C125]" office:value-type="percentage" office:value="0" calcext:value-type="percentage">
            <text:p>0.00%</text:p>
          </table:table-cell>
          <table:table-cell table:formula="of:=([.G125]-[.D125])/[.D125]" office:value-type="percentage" office:value="0" calcext:value-type="percentage">
            <text:p>0.00%</text:p>
          </table:table-cell>
          <table:table-cell table:formula="of:=([.G125]-[.E125])/[.E125]" office:value-type="percentage" office:value="0" calcext:value-type="percentage">
            <text:p>0.00%</text:p>
          </table:table-cell>
          <table:table-cell table:formula="of:=([.G125]-[.F125])/[.F12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2" calcext:value-type="float">
            <text:p>352</text:p>
          </table:table-cell>
          <table:table-cell table:formula="of:=([.G126]-[.A126])/[.A126]" office:value-type="percentage" office:value="0" calcext:value-type="percentage">
            <text:p>0.00%</text:p>
          </table:table-cell>
          <table:table-cell table:formula="of:=([.G126]-[.B126])/[.B126]" office:value-type="percentage" office:value="0" calcext:value-type="percentage">
            <text:p>0.00%</text:p>
          </table:table-cell>
          <table:table-cell table:formula="of:=([.G126]-[.C126])/[.C126]" office:value-type="percentage" office:value="0" calcext:value-type="percentage">
            <text:p>0.00%</text:p>
          </table:table-cell>
          <table:table-cell table:formula="of:=([.G126]-[.D126])/[.D126]" office:value-type="percentage" office:value="0" calcext:value-type="percentage">
            <text:p>0.00%</text:p>
          </table:table-cell>
          <table:table-cell table:formula="of:=([.G126]-[.E126])/[.E126]" office:value-type="percentage" office:value="0" calcext:value-type="percentage">
            <text:p>0.00%</text:p>
          </table:table-cell>
          <table:table-cell table:formula="of:=([.G126]-[.F126])/[.F12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2" calcext:value-type="float">
            <text:p>352</text:p>
          </table:table-cell>
          <table:table-cell table:formula="of:=([.G127]-[.A127])/[.A127]" office:value-type="percentage" office:value="0" calcext:value-type="percentage">
            <text:p>0.00%</text:p>
          </table:table-cell>
          <table:table-cell table:formula="of:=([.G127]-[.B127])/[.B127]" office:value-type="percentage" office:value="0" calcext:value-type="percentage">
            <text:p>0.00%</text:p>
          </table:table-cell>
          <table:table-cell table:formula="of:=([.G127]-[.C127])/[.C127]" office:value-type="percentage" office:value="0" calcext:value-type="percentage">
            <text:p>0.00%</text:p>
          </table:table-cell>
          <table:table-cell table:formula="of:=([.G127]-[.D127])/[.D127]" office:value-type="percentage" office:value="0" calcext:value-type="percentage">
            <text:p>0.00%</text:p>
          </table:table-cell>
          <table:table-cell table:formula="of:=([.G127]-[.E127])/[.E127]" office:value-type="percentage" office:value="0" calcext:value-type="percentage">
            <text:p>0.00%</text:p>
          </table:table-cell>
          <table:table-cell table:formula="of:=([.G127]-[.F127])/[.F12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3" calcext:value-type="float">
            <text:p>353</text:p>
          </table:table-cell>
          <table:table-cell table:formula="of:=([.G128]-[.A128])/[.A128]" office:value-type="percentage" office:value="0" calcext:value-type="percentage">
            <text:p>0.00%</text:p>
          </table:table-cell>
          <table:table-cell table:formula="of:=([.G128]-[.B128])/[.B128]" office:value-type="percentage" office:value="0" calcext:value-type="percentage">
            <text:p>0.00%</text:p>
          </table:table-cell>
          <table:table-cell table:formula="of:=([.G128]-[.C128])/[.C128]" office:value-type="percentage" office:value="0" calcext:value-type="percentage">
            <text:p>0.00%</text:p>
          </table:table-cell>
          <table:table-cell table:formula="of:=([.G128]-[.D128])/[.D128]" office:value-type="percentage" office:value="0" calcext:value-type="percentage">
            <text:p>0.00%</text:p>
          </table:table-cell>
          <table:table-cell table:formula="of:=([.G128]-[.E128])/[.E128]" office:value-type="percentage" office:value="0" calcext:value-type="percentage">
            <text:p>0.00%</text:p>
          </table:table-cell>
          <table:table-cell table:formula="of:=([.G128]-[.F128])/[.F12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7.4" calcext:value-type="float">
            <text:p>347.4</text:p>
          </table:table-cell>
          <table:table-cell office:value-type="float" office:value="346.7" calcext:value-type="float">
            <text:p>346.7</text:p>
          </table:table-cell>
          <table:table-cell office:value-type="float" office:value="348.2" calcext:value-type="float">
            <text:p>348.2</text:p>
          </table:table-cell>
          <table:table-cell office:value-type="float" office:value="347.6" calcext:value-type="float">
            <text:p>347.6</text:p>
          </table:table-cell>
          <table:table-cell office:value-type="float" office:value="348.3" calcext:value-type="float">
            <text:p>348.3</text:p>
          </table:table-cell>
          <table:table-cell office:value-type="float" office:value="347.7" calcext:value-type="float">
            <text:p>347.7</text:p>
          </table:table-cell>
          <table:table-cell office:value-type="float" office:value="354" calcext:value-type="float">
            <text:p>354</text:p>
          </table:table-cell>
          <table:table-cell table:formula="of:=([.G129]-[.A129])/[.A129]" office:value-type="percentage" office:value="0.0189982728842833" calcext:value-type="percentage">
            <text:p>1.90%</text:p>
          </table:table-cell>
          <table:table-cell table:formula="of:=([.G129]-[.B129])/[.B129]" office:value-type="percentage" office:value="0.0210556677242573" calcext:value-type="percentage">
            <text:p>2.11%</text:p>
          </table:table-cell>
          <table:table-cell table:formula="of:=([.G129]-[.C129])/[.C129]" office:value-type="percentage" office:value="0.0166570936243539" calcext:value-type="percentage">
            <text:p>1.67%</text:p>
          </table:table-cell>
          <table:table-cell table:formula="of:=([.G129]-[.D129])/[.D129]" office:value-type="percentage" office:value="0.0184119677790563" calcext:value-type="percentage">
            <text:p>1.84%</text:p>
          </table:table-cell>
          <table:table-cell table:formula="of:=([.G129]-[.E129])/[.E129]" office:value-type="percentage" office:value="0.016365202411714" calcext:value-type="percentage">
            <text:p>1.64%</text:p>
          </table:table-cell>
          <table:table-cell table:formula="of:=([.G129]-[.F129])/[.F129]" office:value-type="percentage" office:value="0.0181190681622088" calcext:value-type="percentage">
            <text:p>1.81%</text:p>
          </table:table-cell>
        </table:table-row>
        <table:table-row table:style-name="ro1">
          <table:table-cell office:value-type="float" office:value="342.7" calcext:value-type="float">
            <text:p>342.7</text:p>
          </table:table-cell>
          <table:table-cell office:value-type="float" office:value="342" calcext:value-type="float">
            <text:p>342</text:p>
          </table:table-cell>
          <table:table-cell office:value-type="float" office:value="342.9" calcext:value-type="float">
            <text:p>342.9</text:p>
          </table:table-cell>
          <table:table-cell office:value-type="float" office:value="342" calcext:value-type="float">
            <text:p>342</text:p>
          </table:table-cell>
          <table:table-cell office:value-type="float" office:value="342.9" calcext:value-type="float">
            <text:p>342.9</text:p>
          </table:table-cell>
          <table:table-cell office:value-type="float" office:value="343.1" calcext:value-type="float">
            <text:p>343.1</text:p>
          </table:table-cell>
          <table:table-cell office:value-type="float" office:value="346" calcext:value-type="float">
            <text:p>346</text:p>
          </table:table-cell>
          <table:table-cell table:formula="of:=([.G130]-[.A130])/[.A130]" office:value-type="percentage" office:value="0.00962941348117891" calcext:value-type="percentage">
            <text:p>0.96%</text:p>
          </table:table-cell>
          <table:table-cell table:formula="of:=([.G130]-[.B130])/[.B130]" office:value-type="percentage" office:value="0.0116959064327485" calcext:value-type="percentage">
            <text:p>1.17%</text:p>
          </table:table-cell>
          <table:table-cell table:formula="of:=([.G130]-[.C130])/[.C130]" office:value-type="percentage" office:value="0.00904053659959178" calcext:value-type="percentage">
            <text:p>0.90%</text:p>
          </table:table-cell>
          <table:table-cell table:formula="of:=([.G130]-[.D130])/[.D130]" office:value-type="percentage" office:value="0.0116959064327485" calcext:value-type="percentage">
            <text:p>1.17%</text:p>
          </table:table-cell>
          <table:table-cell table:formula="of:=([.G130]-[.E130])/[.E130]" office:value-type="percentage" office:value="0.00904053659959178" calcext:value-type="percentage">
            <text:p>0.90%</text:p>
          </table:table-cell>
          <table:table-cell table:formula="of:=([.G130]-[.F130])/[.F130]" office:value-type="percentage" office:value="0.00845234625473616" calcext:value-type="percentage">
            <text:p>0.85%</text:p>
          </table:table-cell>
        </table:table-row>
        <table:table-row table:style-name="ro1">
          <table:table-cell office:value-type="float" office:value="332.6" calcext:value-type="float">
            <text:p>332.6</text:p>
          </table:table-cell>
          <table:table-cell office:value-type="float" office:value="331.1" calcext:value-type="float">
            <text:p>331.1</text:p>
          </table:table-cell>
          <table:table-cell office:value-type="float" office:value="333.3" calcext:value-type="float">
            <text:p>333.3</text:p>
          </table:table-cell>
          <table:table-cell office:value-type="float" office:value="331.8" calcext:value-type="float">
            <text:p>331.8</text:p>
          </table:table-cell>
          <table:table-cell office:value-type="float" office:value="333.4" calcext:value-type="float">
            <text:p>333.4</text:p>
          </table:table-cell>
          <table:table-cell office:value-type="float" office:value="332.4" calcext:value-type="float">
            <text:p>332.4</text:p>
          </table:table-cell>
          <table:table-cell office:value-type="float" office:value="337" calcext:value-type="float">
            <text:p>337</text:p>
          </table:table-cell>
          <table:table-cell table:formula="of:=([.G131]-[.A131])/[.A131]" office:value-type="percentage" office:value="0.0132291040288634" calcext:value-type="percentage">
            <text:p>1.32%</text:p>
          </table:table-cell>
          <table:table-cell table:formula="of:=([.G131]-[.B131])/[.B131]" office:value-type="percentage" office:value="0.0178193899124131" calcext:value-type="percentage">
            <text:p>1.78%</text:p>
          </table:table-cell>
          <table:table-cell table:formula="of:=([.G131]-[.C131])/[.C131]" office:value-type="percentage" office:value="0.0111011101110111" calcext:value-type="percentage">
            <text:p>1.11%</text:p>
          </table:table-cell>
          <table:table-cell table:formula="of:=([.G131]-[.D131])/[.D131]" office:value-type="percentage" office:value="0.0156720916214587" calcext:value-type="percentage">
            <text:p>1.57%</text:p>
          </table:table-cell>
          <table:table-cell table:formula="of:=([.G131]-[.E131])/[.E131]" office:value-type="percentage" office:value="0.0107978404319137" calcext:value-type="percentage">
            <text:p>1.08%</text:p>
          </table:table-cell>
          <table:table-cell table:formula="of:=([.G131]-[.F131])/[.F131]" office:value-type="percentage" office:value="0.0138387484957883" calcext:value-type="percentage">
            <text:p>1.38%</text:p>
          </table:table-cell>
        </table:table-row>
        <table:table-row table:style-name="ro1">
          <table:table-cell office:value-type="float" office:value="355.4" calcext:value-type="float">
            <text:p>355.4</text:p>
          </table:table-cell>
          <table:table-cell office:value-type="float" office:value="354.7" calcext:value-type="float">
            <text:p>354.7</text:p>
          </table:table-cell>
          <table:table-cell office:value-type="float" office:value="355.9" calcext:value-type="float">
            <text:p>355.9</text:p>
          </table:table-cell>
          <table:table-cell office:value-type="float" office:value="355.2" calcext:value-type="float">
            <text:p>355.2</text:p>
          </table:table-cell>
          <table:table-cell office:value-type="float" office:value="355.8" calcext:value-type="float">
            <text:p>355.8</text:p>
          </table:table-cell>
          <table:table-cell office:value-type="float" office:value="355.7" calcext:value-type="float">
            <text:p>355.7</text:p>
          </table:table-cell>
          <table:table-cell office:value-type="float" office:value="356" calcext:value-type="float">
            <text:p>356</text:p>
          </table:table-cell>
          <table:table-cell table:formula="of:=([.G132]-[.A132])/[.A132]" office:value-type="percentage" office:value="0.00168823860438948" calcext:value-type="percentage">
            <text:p>0.17%</text:p>
          </table:table-cell>
          <table:table-cell table:formula="of:=([.G132]-[.B132])/[.B132]" office:value-type="percentage" office:value="0.00366506907245563" calcext:value-type="percentage">
            <text:p>0.37%</text:p>
          </table:table-cell>
          <table:table-cell table:formula="of:=([.G132]-[.C132])/[.C132]" office:value-type="percentage" office:value="0.000280977802753646" calcext:value-type="percentage">
            <text:p>0.03%</text:p>
          </table:table-cell>
          <table:table-cell table:formula="of:=([.G132]-[.D132])/[.D132]" office:value-type="percentage" office:value="0.00225225225225228" calcext:value-type="percentage">
            <text:p>0.23%</text:p>
          </table:table-cell>
          <table:table-cell table:formula="of:=([.G132]-[.E132])/[.E132]" office:value-type="percentage" office:value="0.000562113546936449" calcext:value-type="percentage">
            <text:p>0.06%</text:p>
          </table:table-cell>
          <table:table-cell table:formula="of:=([.G132]-[.F132])/[.F132]" office:value-type="percentage" office:value="0.000843407365757693" calcext:value-type="percentage">
            <text:p>0.08%</text:p>
          </table:table-cell>
        </table:table-row>
        <table:table-row table:style-name="ro1">
          <table:table-cell office:value-type="float" office:value="350.2" calcext:value-type="float">
            <text:p>350.2</text:p>
          </table:table-cell>
          <table:table-cell office:value-type="float" office:value="349.9" calcext:value-type="float">
            <text:p>349.9</text:p>
          </table:table-cell>
          <table:table-cell office:value-type="float" office:value="350.4" calcext:value-type="float">
            <text:p>350.4</text:p>
          </table:table-cell>
          <table:table-cell office:value-type="float" office:value="349.7" calcext:value-type="float">
            <text:p>349.7</text:p>
          </table:table-cell>
          <table:table-cell office:value-type="float" office:value="350.7" calcext:value-type="float">
            <text:p>350.7</text:p>
          </table:table-cell>
          <table:table-cell office:value-type="float" office:value="350.3" calcext:value-type="float">
            <text:p>350.3</text:p>
          </table:table-cell>
          <table:table-cell office:value-type="float" office:value="353" calcext:value-type="float">
            <text:p>353</text:p>
          </table:table-cell>
          <table:table-cell table:formula="of:=([.G133]-[.A133])/[.A133]" office:value-type="percentage" office:value="0.00799543118218164" calcext:value-type="percentage">
            <text:p>0.80%</text:p>
          </table:table-cell>
          <table:table-cell table:formula="of:=([.G133]-[.B133])/[.B133]" office:value-type="percentage" office:value="0.00885967419262653" calcext:value-type="percentage">
            <text:p>0.89%</text:p>
          </table:table-cell>
          <table:table-cell table:formula="of:=([.G133]-[.C133])/[.C133]" office:value-type="percentage" office:value="0.00742009132420098" calcext:value-type="percentage">
            <text:p>0.74%</text:p>
          </table:table-cell>
          <table:table-cell table:formula="of:=([.G133]-[.D133])/[.D133]" office:value-type="percentage" office:value="0.00943665999428085" calcext:value-type="percentage">
            <text:p>0.94%</text:p>
          </table:table-cell>
          <table:table-cell table:formula="of:=([.G133]-[.E133])/[.E133]" office:value-type="percentage" office:value="0.00655831194753354" calcext:value-type="percentage">
            <text:p>0.66%</text:p>
          </table:table-cell>
          <table:table-cell table:formula="of:=([.G133]-[.F133])/[.F133]" office:value-type="percentage" office:value="0.00770767913217239" calcext:value-type="percentage">
            <text:p>0.77%</text:p>
          </table:table-cell>
        </table:table-row>
        <table:table-row table:style-name="ro1">
          <table:table-cell table:number-columns-repeated="7" office:value-type="float" office:value="357" calcext:value-type="float">
            <text:p>357</text:p>
          </table:table-cell>
          <table:table-cell table:formula="of:=([.G134]-[.A134])/[.A134]" office:value-type="percentage" office:value="0" calcext:value-type="percentage">
            <text:p>0.00%</text:p>
          </table:table-cell>
          <table:table-cell table:formula="of:=([.G134]-[.B134])/[.B134]" office:value-type="percentage" office:value="0" calcext:value-type="percentage">
            <text:p>0.00%</text:p>
          </table:table-cell>
          <table:table-cell table:formula="of:=([.G134]-[.C134])/[.C134]" office:value-type="percentage" office:value="0" calcext:value-type="percentage">
            <text:p>0.00%</text:p>
          </table:table-cell>
          <table:table-cell table:formula="of:=([.G134]-[.D134])/[.D134]" office:value-type="percentage" office:value="0" calcext:value-type="percentage">
            <text:p>0.00%</text:p>
          </table:table-cell>
          <table:table-cell table:formula="of:=([.G134]-[.E134])/[.E134]" office:value-type="percentage" office:value="0" calcext:value-type="percentage">
            <text:p>0.00%</text:p>
          </table:table-cell>
          <table:table-cell table:formula="of:=([.G134]-[.F134])/[.F13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7.9" calcext:value-type="float">
            <text:p>357.9</text:p>
          </table:table-cell>
          <table:table-cell table:number-columns-repeated="5" office:value-type="float" office:value="358" calcext:value-type="float">
            <text:p>358</text:p>
          </table:table-cell>
          <table:table-cell table:formula="of:=([.G135]-[.A135])/[.A135]" office:value-type="percentage" office:value="0" calcext:value-type="percentage">
            <text:p>0.00%</text:p>
          </table:table-cell>
          <table:table-cell table:formula="of:=([.G135]-[.B135])/[.B135]" office:value-type="percentage" office:value="0.000279407655769832" calcext:value-type="percentage">
            <text:p>0.03%</text:p>
          </table:table-cell>
          <table:table-cell table:formula="of:=([.G135]-[.C135])/[.C135]" office:value-type="percentage" office:value="0" calcext:value-type="percentage">
            <text:p>0.00%</text:p>
          </table:table-cell>
          <table:table-cell table:formula="of:=([.G135]-[.D135])/[.D135]" office:value-type="percentage" office:value="0" calcext:value-type="percentage">
            <text:p>0.00%</text:p>
          </table:table-cell>
          <table:table-cell table:formula="of:=([.G135]-[.E135])/[.E135]" office:value-type="percentage" office:value="0" calcext:value-type="percentage">
            <text:p>0.00%</text:p>
          </table:table-cell>
          <table:table-cell table:formula="of:=([.G135]-[.F135])/[.F13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57" calcext:value-type="float">
            <text:p>357</text:p>
          </table:table-cell>
          <table:table-cell table:formula="of:=([.G136]-[.A136])/[.A136]" office:value-type="percentage" office:value="0" calcext:value-type="percentage">
            <text:p>0.00%</text:p>
          </table:table-cell>
          <table:table-cell table:formula="of:=([.G136]-[.B136])/[.B136]" office:value-type="percentage" office:value="0" calcext:value-type="percentage">
            <text:p>0.00%</text:p>
          </table:table-cell>
          <table:table-cell table:formula="of:=([.G136]-[.C136])/[.C136]" office:value-type="percentage" office:value="0" calcext:value-type="percentage">
            <text:p>0.00%</text:p>
          </table:table-cell>
          <table:table-cell table:formula="of:=([.G136]-[.D136])/[.D136]" office:value-type="percentage" office:value="0" calcext:value-type="percentage">
            <text:p>0.00%</text:p>
          </table:table-cell>
          <table:table-cell table:formula="of:=([.G136]-[.E136])/[.E136]" office:value-type="percentage" office:value="0" calcext:value-type="percentage">
            <text:p>0.00%</text:p>
          </table:table-cell>
          <table:table-cell table:formula="of:=([.G136]-[.F136])/[.F13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9.9" calcext:value-type="float">
            <text:p>359.9</text:p>
          </table:table-cell>
          <table:table-cell office:value-type="float" office:value="359.8" calcext:value-type="float">
            <text:p>359.8</text:p>
          </table:table-cell>
          <table:table-cell table:number-columns-repeated="5" office:value-type="float" office:value="360" calcext:value-type="float">
            <text:p>360</text:p>
          </table:table-cell>
          <table:table-cell table:formula="of:=([.G137]-[.A137])/[.A137]" office:value-type="percentage" office:value="0.000277854959711094" calcext:value-type="percentage">
            <text:p>0.03%</text:p>
          </table:table-cell>
          <table:table-cell table:formula="of:=([.G137]-[.B137])/[.B137]" office:value-type="percentage" office:value="0.000555864369093909" calcext:value-type="percentage">
            <text:p>0.06%</text:p>
          </table:table-cell>
          <table:table-cell table:formula="of:=([.G137]-[.C137])/[.C137]" office:value-type="percentage" office:value="0" calcext:value-type="percentage">
            <text:p>0.00%</text:p>
          </table:table-cell>
          <table:table-cell table:formula="of:=([.G137]-[.D137])/[.D137]" office:value-type="percentage" office:value="0" calcext:value-type="percentage">
            <text:p>0.00%</text:p>
          </table:table-cell>
          <table:table-cell table:formula="of:=([.G137]-[.E137])/[.E137]" office:value-type="percentage" office:value="0" calcext:value-type="percentage">
            <text:p>0.00%</text:p>
          </table:table-cell>
          <table:table-cell table:formula="of:=([.G137]-[.F137])/[.F13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9.8" calcext:value-type="float">
            <text:p>329.8</text:p>
          </table:table-cell>
          <table:table-cell office:value-type="float" office:value="329.3" calcext:value-type="float">
            <text:p>329.3</text:p>
          </table:table-cell>
          <table:table-cell office:value-type="float" office:value="330" calcext:value-type="float">
            <text:p>330</text:p>
          </table:table-cell>
          <table:table-cell office:value-type="float" office:value="328.9" calcext:value-type="float">
            <text:p>328.9</text:p>
          </table:table-cell>
          <table:table-cell office:value-type="float" office:value="330.2" calcext:value-type="float">
            <text:p>330.2</text:p>
          </table:table-cell>
          <table:table-cell office:value-type="float" office:value="329.7" calcext:value-type="float">
            <text:p>329.7</text:p>
          </table:table-cell>
          <table:table-cell office:value-type="float" office:value="332" calcext:value-type="float">
            <text:p>332</text:p>
          </table:table-cell>
          <table:table-cell table:formula="of:=([.G138]-[.A138])/[.A138]" office:value-type="percentage" office:value="0.00667070952092174" calcext:value-type="percentage">
            <text:p>0.67%</text:p>
          </table:table-cell>
          <table:table-cell table:formula="of:=([.G138]-[.B138])/[.B138]" office:value-type="percentage" office:value="0.00819921044640142" calcext:value-type="percentage">
            <text:p>0.82%</text:p>
          </table:table-cell>
          <table:table-cell table:formula="of:=([.G138]-[.C138])/[.C138]" office:value-type="percentage" office:value="0.00606060606060606" calcext:value-type="percentage">
            <text:p>0.61%</text:p>
          </table:table-cell>
          <table:table-cell table:formula="of:=([.G138]-[.D138])/[.D138]" office:value-type="percentage" office:value="0.00942535725144428" calcext:value-type="percentage">
            <text:p>0.94%</text:p>
          </table:table-cell>
          <table:table-cell table:formula="of:=([.G138]-[.E138])/[.E138]" office:value-type="percentage" office:value="0.00545124167171415" calcext:value-type="percentage">
            <text:p>0.55%</text:p>
          </table:table-cell>
          <table:table-cell table:formula="of:=([.G138]-[.F138])/[.F138]" office:value-type="percentage" office:value="0.00697603882317262" calcext:value-type="percentage">
            <text:p>0.70%</text:p>
          </table:table-cell>
        </table:table-row>
        <table:table-row table:style-name="ro1">
          <table:table-cell office:value-type="float" office:value="329.6" calcext:value-type="float">
            <text:p>329.6</text:p>
          </table:table-cell>
          <table:table-cell office:value-type="float" office:value="329.3" calcext:value-type="float">
            <text:p>329.3</text:p>
          </table:table-cell>
          <table:table-cell office:value-type="float" office:value="331.5" calcext:value-type="float">
            <text:p>331.5</text:p>
          </table:table-cell>
          <table:table-cell office:value-type="float" office:value="328.9" calcext:value-type="float">
            <text:p>328.9</text:p>
          </table:table-cell>
          <table:table-cell office:value-type="float" office:value="331.9" calcext:value-type="float">
            <text:p>331.9</text:p>
          </table:table-cell>
          <table:table-cell office:value-type="float" office:value="330.1" calcext:value-type="float">
            <text:p>330.1</text:p>
          </table:table-cell>
          <table:table-cell office:value-type="float" office:value="343" calcext:value-type="float">
            <text:p>343</text:p>
          </table:table-cell>
          <table:table-cell table:formula="of:=([.G139]-[.A139])/[.A139]" office:value-type="percentage" office:value="0.0406553398058252" calcext:value-type="percentage">
            <text:p>4.07%</text:p>
          </table:table-cell>
          <table:table-cell table:formula="of:=([.G139]-[.B139])/[.B139]" office:value-type="percentage" office:value="0.0416034011539629" calcext:value-type="percentage">
            <text:p>4.16%</text:p>
          </table:table-cell>
          <table:table-cell table:formula="of:=([.G139]-[.C139])/[.C139]" office:value-type="percentage" office:value="0.0346907993966817" calcext:value-type="percentage">
            <text:p>3.47%</text:p>
          </table:table-cell>
          <table:table-cell table:formula="of:=([.G139]-[.D139])/[.D139]" office:value-type="percentage" office:value="0.042870173304956" calcext:value-type="percentage">
            <text:p>4.29%</text:p>
          </table:table-cell>
          <table:table-cell table:formula="of:=([.G139]-[.E139])/[.E139]" office:value-type="percentage" office:value="0.0334438083760169" calcext:value-type="percentage">
            <text:p>3.34%</text:p>
          </table:table-cell>
          <table:table-cell table:formula="of:=([.G139]-[.F139])/[.F139]" office:value-type="percentage" office:value="0.0390790669494092" calcext:value-type="percentage">
            <text:p>3.91%</text:p>
          </table:table-cell>
        </table:table-row>
        <table:table-row table:style-name="ro1">
          <table:table-cell office:value-type="float" office:value="332.6" calcext:value-type="float">
            <text:p>332.6</text:p>
          </table:table-cell>
          <table:table-cell office:value-type="float" office:value="331.7" calcext:value-type="float">
            <text:p>331.7</text:p>
          </table:table-cell>
          <table:table-cell office:value-type="float" office:value="332.9" calcext:value-type="float">
            <text:p>332.9</text:p>
          </table:table-cell>
          <table:table-cell office:value-type="float" office:value="331.6" calcext:value-type="float">
            <text:p>331.6</text:p>
          </table:table-cell>
          <table:table-cell office:value-type="float" office:value="333.3" calcext:value-type="float">
            <text:p>333.3</text:p>
          </table:table-cell>
          <table:table-cell office:value-type="float" office:value="332.4" calcext:value-type="float">
            <text:p>332.4</text:p>
          </table:table-cell>
          <table:table-cell office:value-type="float" office:value="335" calcext:value-type="float">
            <text:p>335</text:p>
          </table:table-cell>
          <table:table-cell table:formula="of:=([.G140]-[.A140])/[.A140]" office:value-type="percentage" office:value="0.00721587492483457" calcext:value-type="percentage">
            <text:p>0.72%</text:p>
          </table:table-cell>
          <table:table-cell table:formula="of:=([.G140]-[.B140])/[.B140]" office:value-type="percentage" office:value="0.00994874886946039" calcext:value-type="percentage">
            <text:p>0.99%</text:p>
          </table:table-cell>
          <table:table-cell table:formula="of:=([.G140]-[.C140])/[.C140]" office:value-type="percentage" office:value="0.00630820066085919" calcext:value-type="percentage">
            <text:p>0.63%</text:p>
          </table:table-cell>
          <table:table-cell table:formula="of:=([.G140]-[.D140])/[.D140]" office:value-type="percentage" office:value="0.0102533172496984" calcext:value-type="percentage">
            <text:p>1.03%</text:p>
          </table:table-cell>
          <table:table-cell table:formula="of:=([.G140]-[.E140])/[.E140]" office:value-type="percentage" office:value="0.00510051005100507" calcext:value-type="percentage">
            <text:p>0.51%</text:p>
          </table:table-cell>
          <table:table-cell table:formula="of:=([.G140]-[.F140])/[.F140]" office:value-type="percentage" office:value="0.00782190132370645" calcext:value-type="percentage">
            <text:p>0.78%</text:p>
          </table:table-cell>
        </table:table-row>
        <table:table-row table:style-name="ro1">
          <table:table-cell office:value-type="float" office:value="331.8" calcext:value-type="float">
            <text:p>331.8</text:p>
          </table:table-cell>
          <table:table-cell office:value-type="float" office:value="330.6" calcext:value-type="float">
            <text:p>330.6</text:p>
          </table:table-cell>
          <table:table-cell office:value-type="float" office:value="332.1" calcext:value-type="float">
            <text:p>332.1</text:p>
          </table:table-cell>
          <table:table-cell office:value-type="float" office:value="330.5" calcext:value-type="float">
            <text:p>330.5</text:p>
          </table:table-cell>
          <table:table-cell office:value-type="float" office:value="332.5" calcext:value-type="float">
            <text:p>332.5</text:p>
          </table:table-cell>
          <table:table-cell office:value-type="float" office:value="331.4" calcext:value-type="float">
            <text:p>331.4</text:p>
          </table:table-cell>
          <table:table-cell office:value-type="float" office:value="339" calcext:value-type="float">
            <text:p>339</text:p>
          </table:table-cell>
          <table:table-cell table:formula="of:=([.G141]-[.A141])/[.A141]" office:value-type="percentage" office:value="0.0216998191681736" calcext:value-type="percentage">
            <text:p>2.17%</text:p>
          </table:table-cell>
          <table:table-cell table:formula="of:=([.G141]-[.B141])/[.B141]" office:value-type="percentage" office:value="0.0254083484573502" calcext:value-type="percentage">
            <text:p>2.54%</text:p>
          </table:table-cell>
          <table:table-cell table:formula="of:=([.G141]-[.C141])/[.C141]" office:value-type="percentage" office:value="0.0207768744354109" calcext:value-type="percentage">
            <text:p>2.08%</text:p>
          </table:table-cell>
          <table:table-cell table:formula="of:=([.G141]-[.D141])/[.D141]" office:value-type="percentage" office:value="0.0257186081694402" calcext:value-type="percentage">
            <text:p>2.57%</text:p>
          </table:table-cell>
          <table:table-cell table:formula="of:=([.G141]-[.E141])/[.E141]" office:value-type="percentage" office:value="0.0195488721804511" calcext:value-type="percentage">
            <text:p>1.95%</text:p>
          </table:table-cell>
          <table:table-cell table:formula="of:=([.G141]-[.F141])/[.F141]" office:value-type="percentage" office:value="0.0229330114665058" calcext:value-type="percentage">
            <text:p>2.29%</text:p>
          </table:table-cell>
        </table:table-row>
        <table:table-row table:style-name="ro1">
          <table:table-cell table:number-columns-repeated="7" office:value-type="float" office:value="369" calcext:value-type="float">
            <text:p>369</text:p>
          </table:table-cell>
          <table:table-cell table:formula="of:=([.G142]-[.A142])/[.A142]" office:value-type="percentage" office:value="0" calcext:value-type="percentage">
            <text:p>0.00%</text:p>
          </table:table-cell>
          <table:table-cell table:formula="of:=([.G142]-[.B142])/[.B142]" office:value-type="percentage" office:value="0" calcext:value-type="percentage">
            <text:p>0.00%</text:p>
          </table:table-cell>
          <table:table-cell table:formula="of:=([.G142]-[.C142])/[.C142]" office:value-type="percentage" office:value="0" calcext:value-type="percentage">
            <text:p>0.00%</text:p>
          </table:table-cell>
          <table:table-cell table:formula="of:=([.G142]-[.D142])/[.D142]" office:value-type="percentage" office:value="0" calcext:value-type="percentage">
            <text:p>0.00%</text:p>
          </table:table-cell>
          <table:table-cell table:formula="of:=([.G142]-[.E142])/[.E142]" office:value-type="percentage" office:value="0" calcext:value-type="percentage">
            <text:p>0.00%</text:p>
          </table:table-cell>
          <table:table-cell table:formula="of:=([.G142]-[.F142])/[.F14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37.1" calcext:value-type="float">
            <text:p>337.1</text:p>
          </table:table-cell>
          <table:table-cell office:value-type="float" office:value="336.7" calcext:value-type="float">
            <text:p>336.7</text:p>
          </table:table-cell>
          <table:table-cell office:value-type="float" office:value="337.6" calcext:value-type="float">
            <text:p>337.6</text:p>
          </table:table-cell>
          <table:table-cell office:value-type="float" office:value="336" calcext:value-type="float">
            <text:p>336</text:p>
          </table:table-cell>
          <table:table-cell office:value-type="float" office:value="337.6" calcext:value-type="float">
            <text:p>337.6</text:p>
          </table:table-cell>
          <table:table-cell office:value-type="float" office:value="337.1" calcext:value-type="float">
            <text:p>337.1</text:p>
          </table:table-cell>
          <table:table-cell office:value-type="float" office:value="340" calcext:value-type="float">
            <text:p>340</text:p>
          </table:table-cell>
          <table:table-cell table:formula="of:=([.G143]-[.A143])/[.A143]" office:value-type="percentage" office:value="0.00860278849006223" calcext:value-type="percentage">
            <text:p>0.86%</text:p>
          </table:table-cell>
          <table:table-cell table:formula="of:=([.G143]-[.B143])/[.B143]" office:value-type="percentage" office:value="0.00980100980100983" calcext:value-type="percentage">
            <text:p>0.98%</text:p>
          </table:table-cell>
          <table:table-cell table:formula="of:=([.G143]-[.C143])/[.C143]" office:value-type="percentage" office:value="0.00710900473933642" calcext:value-type="percentage">
            <text:p>0.71%</text:p>
          </table:table-cell>
          <table:table-cell table:formula="of:=([.G143]-[.D143])/[.D143]" office:value-type="percentage" office:value="0.0119047619047619" calcext:value-type="percentage">
            <text:p>1.19%</text:p>
          </table:table-cell>
          <table:table-cell table:formula="of:=([.G143]-[.E143])/[.E143]" office:value-type="percentage" office:value="0.00710900473933642" calcext:value-type="percentage">
            <text:p>0.71%</text:p>
          </table:table-cell>
          <table:table-cell table:formula="of:=([.G143]-[.F143])/[.F143]" office:value-type="percentage" office:value="0.00860278849006223" calcext:value-type="percentage">
            <text:p>0.86%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8.8" calcext:value-type="float">
            <text:p>368.8</text:p>
          </table:table-cell>
          <table:table-cell office:value-type="float" office:value="369.3" calcext:value-type="float">
            <text:p>369.3</text:p>
          </table:table-cell>
          <table:table-cell office:value-type="float" office:value="368.9" calcext:value-type="float">
            <text:p>368.9</text:p>
          </table:table-cell>
          <table:table-cell office:value-type="float" office:value="369.8" calcext:value-type="float">
            <text:p>369.8</text:p>
          </table:table-cell>
          <table:table-cell office:value-type="float" office:value="369.2" calcext:value-type="float">
            <text:p>369.2</text:p>
          </table:table-cell>
          <table:table-cell office:value-type="float" office:value="370" calcext:value-type="float">
            <text:p>370</text:p>
          </table:table-cell>
          <table:table-cell table:formula="of:=([.G144]-[.A144])/[.A144]" office:value-type="percentage" office:value="0.002710027100271" calcext:value-type="percentage">
            <text:p>0.27%</text:p>
          </table:table-cell>
          <table:table-cell table:formula="of:=([.G144]-[.B144])/[.B144]" office:value-type="percentage" office:value="0.00325379609544465" calcext:value-type="percentage">
            <text:p>0.33%</text:p>
          </table:table-cell>
          <table:table-cell table:formula="of:=([.G144]-[.C144])/[.C144]" office:value-type="percentage" office:value="0.0018954779312212" calcext:value-type="percentage">
            <text:p>0.19%</text:p>
          </table:table-cell>
          <table:table-cell table:formula="of:=([.G144]-[.D144])/[.D144]" office:value-type="percentage" office:value="0.00298183789644896" calcext:value-type="percentage">
            <text:p>0.30%</text:p>
          </table:table-cell>
          <table:table-cell table:formula="of:=([.G144]-[.E144])/[.E144]" office:value-type="percentage" office:value="0.000540832882639234" calcext:value-type="percentage">
            <text:p>0.05%</text:p>
          </table:table-cell>
          <table:table-cell table:formula="of:=([.G144]-[.F144])/[.F144]" office:value-type="percentage" office:value="0.0021668472372698" calcext:value-type="percentage">
            <text:p>0.22%</text:p>
          </table:table-cell>
        </table:table-row>
        <table:table-row table:style-name="ro1">
          <table:table-cell table:number-columns-repeated="7" office:value-type="float" office:value="371" calcext:value-type="float">
            <text:p>371</text:p>
          </table:table-cell>
          <table:table-cell table:formula="of:=([.G145]-[.A145])/[.A145]" office:value-type="percentage" office:value="0" calcext:value-type="percentage">
            <text:p>0.00%</text:p>
          </table:table-cell>
          <table:table-cell table:formula="of:=([.G145]-[.B145])/[.B145]" office:value-type="percentage" office:value="0" calcext:value-type="percentage">
            <text:p>0.00%</text:p>
          </table:table-cell>
          <table:table-cell table:formula="of:=([.G145]-[.C145])/[.C145]" office:value-type="percentage" office:value="0" calcext:value-type="percentage">
            <text:p>0.00%</text:p>
          </table:table-cell>
          <table:table-cell table:formula="of:=([.G145]-[.D145])/[.D145]" office:value-type="percentage" office:value="0" calcext:value-type="percentage">
            <text:p>0.00%</text:p>
          </table:table-cell>
          <table:table-cell table:formula="of:=([.G145]-[.E145])/[.E145]" office:value-type="percentage" office:value="0" calcext:value-type="percentage">
            <text:p>0.00%</text:p>
          </table:table-cell>
          <table:table-cell table:formula="of:=([.G145]-[.F145])/[.F14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8.5" calcext:value-type="float">
            <text:p>328.5</text:p>
          </table:table-cell>
          <table:table-cell office:value-type="float" office:value="328.9" calcext:value-type="float">
            <text:p>328.9</text:p>
          </table:table-cell>
          <table:table-cell office:value-type="float" office:value="329.3" calcext:value-type="float">
            <text:p>329.3</text:p>
          </table:table-cell>
          <table:table-cell office:value-type="float" office:value="328.5" calcext:value-type="float">
            <text:p>328.5</text:p>
          </table:table-cell>
          <table:table-cell office:value-type="float" office:value="329.3" calcext:value-type="float">
            <text:p>329.3</text:p>
          </table:table-cell>
          <table:table-cell office:value-type="float" office:value="328.9" calcext:value-type="float">
            <text:p>328.9</text:p>
          </table:table-cell>
          <table:table-cell office:value-type="float" office:value="331" calcext:value-type="float">
            <text:p>331</text:p>
          </table:table-cell>
          <table:table-cell table:formula="of:=([.G146]-[.A146])/[.A146]" office:value-type="percentage" office:value="0.0076103500761035" calcext:value-type="percentage">
            <text:p>0.76%</text:p>
          </table:table-cell>
          <table:table-cell table:formula="of:=([.G146]-[.B146])/[.B146]" office:value-type="percentage" office:value="0.00638491942839776" calcext:value-type="percentage">
            <text:p>0.64%</text:p>
          </table:table-cell>
          <table:table-cell table:formula="of:=([.G146]-[.C146])/[.C146]" office:value-type="percentage" office:value="0.00516246583662311" calcext:value-type="percentage">
            <text:p>0.52%</text:p>
          </table:table-cell>
          <table:table-cell table:formula="of:=([.G146]-[.D146])/[.D146]" office:value-type="percentage" office:value="0.0076103500761035" calcext:value-type="percentage">
            <text:p>0.76%</text:p>
          </table:table-cell>
          <table:table-cell table:formula="of:=([.G146]-[.E146])/[.E146]" office:value-type="percentage" office:value="0.00516246583662311" calcext:value-type="percentage">
            <text:p>0.52%</text:p>
          </table:table-cell>
          <table:table-cell table:formula="of:=([.G146]-[.F146])/[.F146]" office:value-type="percentage" office:value="0.00638491942839776" calcext:value-type="percentage">
            <text:p>0.64%</text:p>
          </table:table-cell>
        </table:table-row>
        <table:table-row table:style-name="ro1">
          <table:table-cell office:value-type="float" office:value="333.9" calcext:value-type="float">
            <text:p>333.9</text:p>
          </table:table-cell>
          <table:table-cell office:value-type="float" office:value="333.7" calcext:value-type="float">
            <text:p>333.7</text:p>
          </table:table-cell>
          <table:table-cell office:value-type="float" office:value="334.6" calcext:value-type="float">
            <text:p>334.6</text:p>
          </table:table-cell>
          <table:table-cell office:value-type="float" office:value="333.7" calcext:value-type="float">
            <text:p>333.7</text:p>
          </table:table-cell>
          <table:table-cell office:value-type="float" office:value="334.6" calcext:value-type="float">
            <text:p>334.6</text:p>
          </table:table-cell>
          <table:table-cell office:value-type="float" office:value="334.1" calcext:value-type="float">
            <text:p>334.1</text:p>
          </table:table-cell>
          <table:table-cell office:value-type="float" office:value="335" calcext:value-type="float">
            <text:p>335</text:p>
          </table:table-cell>
          <table:table-cell table:formula="of:=([.G147]-[.A147])/[.A147]" office:value-type="percentage" office:value="0.00329439952081468" calcext:value-type="percentage">
            <text:p>0.33%</text:p>
          </table:table-cell>
          <table:table-cell table:formula="of:=([.G147]-[.B147])/[.B147]" office:value-type="percentage" office:value="0.00389571471381484" calcext:value-type="percentage">
            <text:p>0.39%</text:p>
          </table:table-cell>
          <table:table-cell table:formula="of:=([.G147]-[.C147])/[.C147]" office:value-type="percentage" office:value="0.0011954572624028" calcext:value-type="percentage">
            <text:p>0.12%</text:p>
          </table:table-cell>
          <table:table-cell table:formula="of:=([.G147]-[.D147])/[.D147]" office:value-type="percentage" office:value="0.00389571471381484" calcext:value-type="percentage">
            <text:p>0.39%</text:p>
          </table:table-cell>
          <table:table-cell table:formula="of:=([.G147]-[.E147])/[.E147]" office:value-type="percentage" office:value="0.0011954572624028" calcext:value-type="percentage">
            <text:p>0.12%</text:p>
          </table:table-cell>
          <table:table-cell table:formula="of:=([.G147]-[.F147])/[.F147]" office:value-type="percentage" office:value="0.00269380425022442" calcext:value-type="percentage">
            <text:p>0.27%</text:p>
          </table:table-cell>
        </table:table-row>
        <table:table-row table:style-name="ro1">
          <table:table-cell office:value-type="float" office:value="369.3" calcext:value-type="float">
            <text:p>369.3</text:p>
          </table:table-cell>
          <table:table-cell office:value-type="float" office:value="368.5" calcext:value-type="float">
            <text:p>368.5</text:p>
          </table:table-cell>
          <table:table-cell office:value-type="float" office:value="369.5" calcext:value-type="float">
            <text:p>369.5</text:p>
          </table:table-cell>
          <table:table-cell office:value-type="float" office:value="368.6" calcext:value-type="float">
            <text:p>368.6</text:p>
          </table:table-cell>
          <table:table-cell office:value-type="float" office:value="369.7" calcext:value-type="float">
            <text:p>369.7</text:p>
          </table:table-cell>
          <table:table-cell office:value-type="float" office:value="369.2" calcext:value-type="float">
            <text:p>369.2</text:p>
          </table:table-cell>
          <table:table-cell office:value-type="float" office:value="371" calcext:value-type="float">
            <text:p>371</text:p>
          </table:table-cell>
          <table:table-cell table:formula="of:=([.G148]-[.A148])/[.A148]" office:value-type="percentage" office:value="0.00460330354725153" calcext:value-type="percentage">
            <text:p>0.46%</text:p>
          </table:table-cell>
          <table:table-cell table:formula="of:=([.G148]-[.B148])/[.B148]" office:value-type="percentage" office:value="0.0067842605156038" calcext:value-type="percentage">
            <text:p>0.68%</text:p>
          </table:table-cell>
          <table:table-cell table:formula="of:=([.G148]-[.C148])/[.C148]" office:value-type="percentage" office:value="0.0040595399188092" calcext:value-type="percentage">
            <text:p>0.41%</text:p>
          </table:table-cell>
          <table:table-cell table:formula="of:=([.G148]-[.D148])/[.D148]" office:value-type="percentage" office:value="0.00651112316874655" calcext:value-type="percentage">
            <text:p>0.65%</text:p>
          </table:table-cell>
          <table:table-cell table:formula="of:=([.G148]-[.E148])/[.E148]" office:value-type="percentage" office:value="0.00351636461996216" calcext:value-type="percentage">
            <text:p>0.35%</text:p>
          </table:table-cell>
          <table:table-cell table:formula="of:=([.G148]-[.F148])/[.F148]" office:value-type="percentage" office:value="0.00487540628385702" calcext:value-type="percentage">
            <text:p>0.49%</text:p>
          </table:table-cell>
        </table:table-row>
        <table:table-row table:style-name="ro1">
          <table:table-cell office:value-type="float" office:value="329.9" calcext:value-type="float">
            <text:p>329.9</text:p>
          </table:table-cell>
          <table:table-cell office:value-type="float" office:value="329.8" calcext:value-type="float">
            <text:p>329.8</text:p>
          </table:table-cell>
          <table:table-cell office:value-type="float" office:value="330.3" calcext:value-type="float">
            <text:p>330.3</text:p>
          </table:table-cell>
          <table:table-cell office:value-type="float" office:value="329.5" calcext:value-type="float">
            <text:p>329.5</text:p>
          </table:table-cell>
          <table:table-cell office:value-type="float" office:value="330.4" calcext:value-type="float">
            <text:p>330.4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table:formula="of:=([.G149]-[.A149])/[.A149]" office:value-type="percentage" office:value="0.00636556532282517" calcext:value-type="percentage">
            <text:p>0.64%</text:p>
          </table:table-cell>
          <table:table-cell table:formula="of:=([.G149]-[.B149])/[.B149]" office:value-type="percentage" office:value="0.00667070952092174" calcext:value-type="percentage">
            <text:p>0.67%</text:p>
          </table:table-cell>
          <table:table-cell table:formula="of:=([.G149]-[.C149])/[.C149]" office:value-type="percentage" office:value="0.00514683620950648" calcext:value-type="percentage">
            <text:p>0.51%</text:p>
          </table:table-cell>
          <table:table-cell table:formula="of:=([.G149]-[.D149])/[.D149]" office:value-type="percentage" office:value="0.00758725341426404" calcext:value-type="percentage">
            <text:p>0.76%</text:p>
          </table:table-cell>
          <table:table-cell table:formula="of:=([.G149]-[.E149])/[.E149]" office:value-type="percentage" office:value="0.00484261501210661" calcext:value-type="percentage">
            <text:p>0.48%</text:p>
          </table:table-cell>
          <table:table-cell table:formula="of:=([.G149]-[.F149])/[.F149]" office:value-type="percentage" office:value="0.00606060606060606" calcext:value-type="percentage">
            <text:p>0.61%</text:p>
          </table:table-cell>
        </table:table-row>
        <table:table-row table:style-name="ro1">
          <table:table-cell table:number-columns-repeated="7" office:value-type="float" office:value="372" calcext:value-type="float">
            <text:p>372</text:p>
          </table:table-cell>
          <table:table-cell table:formula="of:=([.G150]-[.A150])/[.A150]" office:value-type="percentage" office:value="0" calcext:value-type="percentage">
            <text:p>0.00%</text:p>
          </table:table-cell>
          <table:table-cell table:formula="of:=([.G150]-[.B150])/[.B150]" office:value-type="percentage" office:value="0" calcext:value-type="percentage">
            <text:p>0.00%</text:p>
          </table:table-cell>
          <table:table-cell table:formula="of:=([.G150]-[.C150])/[.C150]" office:value-type="percentage" office:value="0" calcext:value-type="percentage">
            <text:p>0.00%</text:p>
          </table:table-cell>
          <table:table-cell table:formula="of:=([.G150]-[.D150])/[.D150]" office:value-type="percentage" office:value="0" calcext:value-type="percentage">
            <text:p>0.00%</text:p>
          </table:table-cell>
          <table:table-cell table:formula="of:=([.G150]-[.E150])/[.E150]" office:value-type="percentage" office:value="0" calcext:value-type="percentage">
            <text:p>0.00%</text:p>
          </table:table-cell>
          <table:table-cell table:formula="of:=([.G150]-[.F150])/[.F15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2.3" calcext:value-type="float">
            <text:p>372.3</text:p>
          </table:table-cell>
          <table:table-cell office:value-type="float" office:value="371.8" calcext:value-type="float">
            <text:p>371.8</text:p>
          </table:table-cell>
          <table:table-cell office:value-type="float" office:value="372.5" calcext:value-type="float">
            <text:p>372.5</text:p>
          </table:table-cell>
          <table:table-cell office:value-type="float" office:value="371.8" calcext:value-type="float">
            <text:p>371.8</text:p>
          </table:table-cell>
          <table:table-cell office:value-type="float" office:value="372.6" calcext:value-type="float">
            <text:p>372.6</text:p>
          </table:table-cell>
          <table:table-cell office:value-type="float" office:value="372.3" calcext:value-type="float">
            <text:p>372.3</text:p>
          </table:table-cell>
          <table:table-cell office:value-type="float" office:value="373" calcext:value-type="float">
            <text:p>373</text:p>
          </table:table-cell>
          <table:table-cell table:formula="of:=([.G151]-[.A151])/[.A151]" office:value-type="percentage" office:value="0.00188020413644907" calcext:value-type="percentage">
            <text:p>0.19%</text:p>
          </table:table-cell>
          <table:table-cell table:formula="of:=([.G151]-[.B151])/[.B151]" office:value-type="percentage" office:value="0.00322754168908012" calcext:value-type="percentage">
            <text:p>0.32%</text:p>
          </table:table-cell>
          <table:table-cell table:formula="of:=([.G151]-[.C151])/[.C151]" office:value-type="percentage" office:value="0.00134228187919463" calcext:value-type="percentage">
            <text:p>0.13%</text:p>
          </table:table-cell>
          <table:table-cell table:formula="of:=([.G151]-[.D151])/[.D151]" office:value-type="percentage" office:value="0.00322754168908012" calcext:value-type="percentage">
            <text:p>0.32%</text:p>
          </table:table-cell>
          <table:table-cell table:formula="of:=([.G151]-[.E151])/[.E151]" office:value-type="percentage" office:value="0.0010735373054213" calcext:value-type="percentage">
            <text:p>0.11%</text:p>
          </table:table-cell>
          <table:table-cell table:formula="of:=([.G151]-[.F151])/[.F151]" office:value-type="percentage" office:value="0.00188020413644907" calcext:value-type="percentage">
            <text:p>0.19%</text:p>
          </table:table-cell>
        </table:table-row>
        <table:table-row table:style-name="ro1">
          <table:table-cell office:value-type="float" office:value="367.9" calcext:value-type="float">
            <text:p>367.9</text:p>
          </table:table-cell>
          <table:table-cell office:value-type="float" office:value="367.6" calcext:value-type="float">
            <text:p>367.6</text:p>
          </table:table-cell>
          <table:table-cell office:value-type="float" office:value="369" calcext:value-type="float">
            <text:p>369</text:p>
          </table:table-cell>
          <table:table-cell office:value-type="float" office:value="367.1" calcext:value-type="float">
            <text:p>367.1</text:p>
          </table:table-cell>
          <table:table-cell office:value-type="float" office:value="368.6" calcext:value-type="float">
            <text:p>368.6</text:p>
          </table:table-cell>
          <table:table-cell office:value-type="float" office:value="368.1" calcext:value-type="float">
            <text:p>368.1</text:p>
          </table:table-cell>
          <table:table-cell office:value-type="float" office:value="373" calcext:value-type="float">
            <text:p>373</text:p>
          </table:table-cell>
          <table:table-cell table:formula="of:=([.G152]-[.A152])/[.A152]" office:value-type="percentage" office:value="0.0138624626257136" calcext:value-type="percentage">
            <text:p>1.39%</text:p>
          </table:table-cell>
          <table:table-cell table:formula="of:=([.G152]-[.B152])/[.B152]" office:value-type="percentage" office:value="0.0146898803046789" calcext:value-type="percentage">
            <text:p>1.47%</text:p>
          </table:table-cell>
          <table:table-cell table:formula="of:=([.G152]-[.C152])/[.C152]" office:value-type="percentage" office:value="0.010840108401084" calcext:value-type="percentage">
            <text:p>1.08%</text:p>
          </table:table-cell>
          <table:table-cell table:formula="of:=([.G152]-[.D152])/[.D152]" office:value-type="percentage" office:value="0.0160719150095341" calcext:value-type="percentage">
            <text:p>1.61%</text:p>
          </table:table-cell>
          <table:table-cell table:formula="of:=([.G152]-[.E152])/[.E152]" office:value-type="percentage" office:value="0.0119370591427021" calcext:value-type="percentage">
            <text:p>1.19%</text:p>
          </table:table-cell>
          <table:table-cell table:formula="of:=([.G152]-[.F152])/[.F152]" office:value-type="percentage" office:value="0.0133116001086661" calcext:value-type="percentage">
            <text:p>1.33%</text:p>
          </table:table-cell>
        </table:table-row>
        <table:table-row table:style-name="ro1">
          <table:table-cell office:value-type="float" office:value="335.4" calcext:value-type="float">
            <text:p>335.4</text:p>
          </table:table-cell>
          <table:table-cell office:value-type="float" office:value="333.7" calcext:value-type="float">
            <text:p>333.7</text:p>
          </table:table-cell>
          <table:table-cell office:value-type="float" office:value="335.6" calcext:value-type="float">
            <text:p>335.6</text:p>
          </table:table-cell>
          <table:table-cell office:value-type="float" office:value="333.7" calcext:value-type="float">
            <text:p>333.7</text:p>
          </table:table-cell>
          <table:table-cell office:value-type="float" office:value="336.3" calcext:value-type="float">
            <text:p>336.3</text:p>
          </table:table-cell>
          <table:table-cell office:value-type="float" office:value="335.6" calcext:value-type="float">
            <text:p>335.6</text:p>
          </table:table-cell>
          <table:table-cell office:value-type="float" office:value="352" calcext:value-type="float">
            <text:p>352</text:p>
          </table:table-cell>
          <table:table-cell table:formula="of:=([.G153]-[.A153])/[.A153]" office:value-type="percentage" office:value="0.0494931425163984" calcext:value-type="percentage">
            <text:p>4.95%</text:p>
          </table:table-cell>
          <table:table-cell table:formula="of:=([.G153]-[.B153])/[.B153]" office:value-type="percentage" office:value="0.0548396763560084" calcext:value-type="percentage">
            <text:p>5.48%</text:p>
          </table:table-cell>
          <table:table-cell table:formula="of:=([.G153]-[.C153])/[.C153]" office:value-type="percentage" office:value="0.0488676996424314" calcext:value-type="percentage">
            <text:p>4.89%</text:p>
          </table:table-cell>
          <table:table-cell table:formula="of:=([.G153]-[.D153])/[.D153]" office:value-type="percentage" office:value="0.0548396763560084" calcext:value-type="percentage">
            <text:p>5.48%</text:p>
          </table:table-cell>
          <table:table-cell table:formula="of:=([.G153]-[.E153])/[.E153]" office:value-type="percentage" office:value="0.0466845078798691" calcext:value-type="percentage">
            <text:p>4.67%</text:p>
          </table:table-cell>
          <table:table-cell table:formula="of:=([.G153]-[.F153])/[.F153]" office:value-type="percentage" office:value="0.0488676996424314" calcext:value-type="percentage">
            <text:p>4.89%</text:p>
          </table:table-cell>
        </table:table-row>
        <table:table-row table:style-name="ro1">
          <table:table-cell office:value-type="float" office:value="356.5" calcext:value-type="float">
            <text:p>356.5</text:p>
          </table:table-cell>
          <table:table-cell office:value-type="float" office:value="356.1" calcext:value-type="float">
            <text:p>356.1</text:p>
          </table:table-cell>
          <table:table-cell office:value-type="float" office:value="356.8" calcext:value-type="float">
            <text:p>356.8</text:p>
          </table:table-cell>
          <table:table-cell office:value-type="float" office:value="356.2" calcext:value-type="float">
            <text:p>356.2</text:p>
          </table:table-cell>
          <table:table-cell office:value-type="float" office:value="357.2" calcext:value-type="float">
            <text:p>357.2</text:p>
          </table:table-cell>
          <table:table-cell office:value-type="float" office:value="356.8" calcext:value-type="float">
            <text:p>356.8</text:p>
          </table:table-cell>
          <table:table-cell office:value-type="float" office:value="359" calcext:value-type="float">
            <text:p>359</text:p>
          </table:table-cell>
          <table:table-cell table:formula="of:=([.G154]-[.A154])/[.A154]" office:value-type="percentage" office:value="0.00701262272089762" calcext:value-type="percentage">
            <text:p>0.70%</text:p>
          </table:table-cell>
          <table:table-cell table:formula="of:=([.G154]-[.B154])/[.B154]" office:value-type="percentage" office:value="0.00814377983712434" calcext:value-type="percentage">
            <text:p>0.81%</text:p>
          </table:table-cell>
          <table:table-cell table:formula="of:=([.G154]-[.C154])/[.C154]" office:value-type="percentage" office:value="0.00616591928251118" calcext:value-type="percentage">
            <text:p>0.62%</text:p>
          </table:table-cell>
          <table:table-cell table:formula="of:=([.G154]-[.D154])/[.D154]" office:value-type="percentage" office:value="0.00786075238629986" calcext:value-type="percentage">
            <text:p>0.79%</text:p>
          </table:table-cell>
          <table:table-cell table:formula="of:=([.G154]-[.E154])/[.E154]" office:value-type="percentage" office:value="0.00503919372900339" calcext:value-type="percentage">
            <text:p>0.50%</text:p>
          </table:table-cell>
          <table:table-cell table:formula="of:=([.G154]-[.F154])/[.F154]" office:value-type="percentage" office:value="0.00616591928251118" calcext:value-type="percentage">
            <text:p>0.62%</text:p>
          </table:table-cell>
        </table:table-row>
        <table:table-row table:style-name="ro1">
          <table:table-cell office:value-type="float" office:value="362.3" calcext:value-type="float">
            <text:p>362.3</text:p>
          </table:table-cell>
          <table:table-cell office:value-type="float" office:value="362.7" calcext:value-type="float">
            <text:p>362.7</text:p>
          </table:table-cell>
          <table:table-cell office:value-type="float" office:value="363.1" calcext:value-type="float">
            <text:p>363.1</text:p>
          </table:table-cell>
          <table:table-cell office:value-type="float" office:value="362.2" calcext:value-type="float">
            <text:p>362.2</text:p>
          </table:table-cell>
          <table:table-cell office:value-type="float" office:value="363.6" calcext:value-type="float">
            <text:p>363.6</text:p>
          </table:table-cell>
          <table:table-cell office:value-type="float" office:value="362.6" calcext:value-type="float">
            <text:p>362.6</text:p>
          </table:table-cell>
          <table:table-cell office:value-type="float" office:value="368" calcext:value-type="float">
            <text:p>368</text:p>
          </table:table-cell>
          <table:table-cell table:formula="of:=([.G155]-[.A155])/[.A155]" office:value-type="percentage" office:value="0.0157328181065415" calcext:value-type="percentage">
            <text:p>1.57%</text:p>
          </table:table-cell>
          <table:table-cell table:formula="of:=([.G155]-[.B155])/[.B155]" office:value-type="percentage" office:value="0.0146126275158534" calcext:value-type="percentage">
            <text:p>1.46%</text:p>
          </table:table-cell>
          <table:table-cell table:formula="of:=([.G155]-[.C155])/[.C155]" office:value-type="percentage" office:value="0.0134949049848526" calcext:value-type="percentage">
            <text:p>1.35%</text:p>
          </table:table-cell>
          <table:table-cell table:formula="of:=([.G155]-[.D155])/[.D155]" office:value-type="percentage" office:value="0.0160132523467698" calcext:value-type="percentage">
            <text:p>1.60%</text:p>
          </table:table-cell>
          <table:table-cell table:formula="of:=([.G155]-[.E155])/[.E155]" office:value-type="percentage" office:value="0.012101210121012" calcext:value-type="percentage">
            <text:p>1.21%</text:p>
          </table:table-cell>
          <table:table-cell table:formula="of:=([.G155]-[.F155])/[.F155]" office:value-type="percentage" office:value="0.014892443463872" calcext:value-type="percentage">
            <text:p>1.49%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2.6" calcext:value-type="float">
            <text:p>372.6</text:p>
          </table:table-cell>
          <table:table-cell office:value-type="float" office:value="373.6" calcext:value-type="float">
            <text:p>373.6</text:p>
          </table:table-cell>
          <table:table-cell office:value-type="float" office:value="372.5" calcext:value-type="float">
            <text:p>372.5</text:p>
          </table:table-cell>
          <table:table-cell office:value-type="float" office:value="373.7" calcext:value-type="float">
            <text:p>373.7</text:p>
          </table:table-cell>
          <table:table-cell office:value-type="float" office:value="373.2" calcext:value-type="float">
            <text:p>373.2</text:p>
          </table:table-cell>
          <table:table-cell office:value-type="float" office:value="376" calcext:value-type="float">
            <text:p>376</text:p>
          </table:table-cell>
          <table:table-cell table:formula="of:=([.G156]-[.A156])/[.A156]" office:value-type="percentage" office:value="0.00804289544235925" calcext:value-type="percentage">
            <text:p>0.80%</text:p>
          </table:table-cell>
          <table:table-cell table:formula="of:=([.G156]-[.B156])/[.B156]" office:value-type="percentage" office:value="0.00912506709608153" calcext:value-type="percentage">
            <text:p>0.91%</text:p>
          </table:table-cell>
          <table:table-cell table:formula="of:=([.G156]-[.C156])/[.C156]" office:value-type="percentage" office:value="0.00642398286937895" calcext:value-type="percentage">
            <text:p>0.64%</text:p>
          </table:table-cell>
          <table:table-cell table:formula="of:=([.G156]-[.D156])/[.D156]" office:value-type="percentage" office:value="0.00939597315436242" calcext:value-type="percentage">
            <text:p>0.94%</text:p>
          </table:table-cell>
          <table:table-cell table:formula="of:=([.G156]-[.E156])/[.E156]" office:value-type="percentage" office:value="0.00615466952100619" calcext:value-type="percentage">
            <text:p>0.62%</text:p>
          </table:table-cell>
          <table:table-cell table:formula="of:=([.G156]-[.F156])/[.F156]" office:value-type="percentage" office:value="0.00750267952840303" calcext:value-type="percentage">
            <text:p>0.75%</text:p>
          </table:table-cell>
        </table:table-row>
        <table:table-row table:style-name="ro1">
          <table:table-cell office:value-type="float" office:value="374.5" calcext:value-type="float">
            <text:p>374.5</text:p>
          </table:table-cell>
          <table:table-cell office:value-type="float" office:value="374.2" calcext:value-type="float">
            <text:p>374.2</text:p>
          </table:table-cell>
          <table:table-cell office:value-type="float" office:value="375" calcext:value-type="float">
            <text:p>375</text:p>
          </table:table-cell>
          <table:table-cell office:value-type="float" office:value="374.1" calcext:value-type="float">
            <text:p>374.1</text:p>
          </table:table-cell>
          <table:table-cell office:value-type="float" office:value="374.9" calcext:value-type="float">
            <text:p>374.9</text:p>
          </table:table-cell>
          <table:table-cell office:value-type="float" office:value="374.2" calcext:value-type="float">
            <text:p>374.2</text:p>
          </table:table-cell>
          <table:table-cell office:value-type="float" office:value="376" calcext:value-type="float">
            <text:p>376</text:p>
          </table:table-cell>
          <table:table-cell table:formula="of:=([.G157]-[.A157])/[.A157]" office:value-type="percentage" office:value="0.00400534045393859" calcext:value-type="percentage">
            <text:p>0.40%</text:p>
          </table:table-cell>
          <table:table-cell table:formula="of:=([.G157]-[.B157])/[.B157]" office:value-type="percentage" office:value="0.00481026189203638" calcext:value-type="percentage">
            <text:p>0.48%</text:p>
          </table:table-cell>
          <table:table-cell table:formula="of:=([.G157]-[.C157])/[.C157]" office:value-type="percentage" office:value="0.00266666666666667" calcext:value-type="percentage">
            <text:p>0.27%</text:p>
          </table:table-cell>
          <table:table-cell table:formula="of:=([.G157]-[.D157])/[.D157]" office:value-type="percentage" office:value="0.00507885592087671" calcext:value-type="percentage">
            <text:p>0.51%</text:p>
          </table:table-cell>
          <table:table-cell table:formula="of:=([.G157]-[.E157])/[.E157]" office:value-type="percentage" office:value="0.00293411576420385" calcext:value-type="percentage">
            <text:p>0.29%</text:p>
          </table:table-cell>
          <table:table-cell table:formula="of:=([.G157]-[.F157])/[.F157]" office:value-type="percentage" office:value="0.00481026189203638" calcext:value-type="percentage">
            <text:p>0.48%</text:p>
          </table:table-cell>
        </table:table-row>
        <table:table-row table:style-name="ro1">
          <table:table-cell table:number-columns-repeated="7" office:value-type="float" office:value="376" calcext:value-type="float">
            <text:p>376</text:p>
          </table:table-cell>
          <table:table-cell table:formula="of:=([.G158]-[.A158])/[.A158]" office:value-type="percentage" office:value="0" calcext:value-type="percentage">
            <text:p>0.00%</text:p>
          </table:table-cell>
          <table:table-cell table:formula="of:=([.G158]-[.B158])/[.B158]" office:value-type="percentage" office:value="0" calcext:value-type="percentage">
            <text:p>0.00%</text:p>
          </table:table-cell>
          <table:table-cell table:formula="of:=([.G158]-[.C158])/[.C158]" office:value-type="percentage" office:value="0" calcext:value-type="percentage">
            <text:p>0.00%</text:p>
          </table:table-cell>
          <table:table-cell table:formula="of:=([.G158]-[.D158])/[.D158]" office:value-type="percentage" office:value="0" calcext:value-type="percentage">
            <text:p>0.00%</text:p>
          </table:table-cell>
          <table:table-cell table:formula="of:=([.G158]-[.E158])/[.E158]" office:value-type="percentage" office:value="0" calcext:value-type="percentage">
            <text:p>0.00%</text:p>
          </table:table-cell>
          <table:table-cell table:formula="of:=([.G158]-[.F158])/[.F15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1.7" calcext:value-type="float">
            <text:p>371.7</text:p>
          </table:table-cell>
          <table:table-cell office:value-type="float" office:value="371.2" calcext:value-type="float">
            <text:p>371.2</text:p>
          </table:table-cell>
          <table:table-cell office:value-type="float" office:value="372.1" calcext:value-type="float">
            <text:p>372.1</text:p>
          </table:table-cell>
          <table:table-cell office:value-type="float" office:value="371.3" calcext:value-type="float">
            <text:p>371.3</text:p>
          </table:table-cell>
          <table:table-cell office:value-type="float" office:value="372" calcext:value-type="float">
            <text:p>372</text:p>
          </table:table-cell>
          <table:table-cell office:value-type="float" office:value="371.9" calcext:value-type="float">
            <text:p>371.9</text:p>
          </table:table-cell>
          <table:table-cell office:value-type="float" office:value="375" calcext:value-type="float">
            <text:p>375</text:p>
          </table:table-cell>
          <table:table-cell table:formula="of:=([.G159]-[.A159])/[.A159]" office:value-type="percentage" office:value="0.00887812752219535" calcext:value-type="percentage">
            <text:p>0.89%</text:p>
          </table:table-cell>
          <table:table-cell table:formula="of:=([.G159]-[.B159])/[.B159]" office:value-type="percentage" office:value="0.0102370689655173" calcext:value-type="percentage">
            <text:p>1.02%</text:p>
          </table:table-cell>
          <table:table-cell table:formula="of:=([.G159]-[.C159])/[.C159]" office:value-type="percentage" office:value="0.00779360386992738" calcext:value-type="percentage">
            <text:p>0.78%</text:p>
          </table:table-cell>
          <table:table-cell table:formula="of:=([.G159]-[.D159])/[.D159]" office:value-type="percentage" office:value="0.00996498788042011" calcext:value-type="percentage">
            <text:p>1.00%</text:p>
          </table:table-cell>
          <table:table-cell table:formula="of:=([.G159]-[.E159])/[.E159]" office:value-type="percentage" office:value="0.00806451612903226" calcext:value-type="percentage">
            <text:p>0.81%</text:p>
          </table:table-cell>
          <table:table-cell table:formula="of:=([.G159]-[.F159])/[.F159]" office:value-type="percentage" office:value="0.00833557407905357" calcext:value-type="percentage">
            <text:p>0.83%</text:p>
          </table:table-cell>
        </table:table-row>
        <table:table-row table:style-name="ro1">
          <table:table-cell office:value-type="float" office:value="372.7" calcext:value-type="float">
            <text:p>372.7</text:p>
          </table:table-cell>
          <table:table-cell office:value-type="float" office:value="371.7" calcext:value-type="float">
            <text:p>371.7</text:p>
          </table:table-cell>
          <table:table-cell office:value-type="float" office:value="372.7" calcext:value-type="float">
            <text:p>372.7</text:p>
          </table:table-cell>
          <table:table-cell office:value-type="float" office:value="372.5" calcext:value-type="float">
            <text:p>372.5</text:p>
          </table:table-cell>
          <table:table-cell office:value-type="float" office:value="373.2" calcext:value-type="float">
            <text:p>373.2</text:p>
          </table:table-cell>
          <table:table-cell office:value-type="float" office:value="372.8" calcext:value-type="float">
            <text:p>372.8</text:p>
          </table:table-cell>
          <table:table-cell office:value-type="float" office:value="377" calcext:value-type="float">
            <text:p>377</text:p>
          </table:table-cell>
          <table:table-cell table:formula="of:=([.G160]-[.A160])/[.A160]" office:value-type="percentage" office:value="0.0115374295680172" calcext:value-type="percentage">
            <text:p>1.15%</text:p>
          </table:table-cell>
          <table:table-cell table:formula="of:=([.G160]-[.B160])/[.B160]" office:value-type="percentage" office:value="0.0142588108689804" calcext:value-type="percentage">
            <text:p>1.43%</text:p>
          </table:table-cell>
          <table:table-cell table:formula="of:=([.G160]-[.C160])/[.C160]" office:value-type="percentage" office:value="0.0115374295680172" calcext:value-type="percentage">
            <text:p>1.15%</text:p>
          </table:table-cell>
          <table:table-cell table:formula="of:=([.G160]-[.D160])/[.D160]" office:value-type="percentage" office:value="0.0120805369127517" calcext:value-type="percentage">
            <text:p>1.21%</text:p>
          </table:table-cell>
          <table:table-cell table:formula="of:=([.G160]-[.E160])/[.E160]" office:value-type="percentage" office:value="0.0101822079314041" calcext:value-type="percentage">
            <text:p>1.02%</text:p>
          </table:table-cell>
          <table:table-cell table:formula="of:=([.G160]-[.F160])/[.F160]" office:value-type="percentage" office:value="0.0112660944206008" calcext:value-type="percentage">
            <text:p>1.13%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6.8" calcext:value-type="float">
            <text:p>376.8</text:p>
          </table:table-cell>
          <table:table-cell office:value-type="float" office:value="377.7" calcext:value-type="float">
            <text:p>377.7</text:p>
          </table:table-cell>
          <table:table-cell office:value-type="float" office:value="377.2" calcext:value-type="float">
            <text:p>377.2</text:p>
          </table:table-cell>
          <table:table-cell office:value-type="float" office:value="378" calcext:value-type="float">
            <text:p>378</text:p>
          </table:table-cell>
          <table:table-cell office:value-type="float" office:value="377.8" calcext:value-type="float">
            <text:p>377.8</text:p>
          </table:table-cell>
          <table:table-cell office:value-type="float" office:value="380" calcext:value-type="float">
            <text:p>380</text:p>
          </table:table-cell>
          <table:table-cell table:formula="of:=([.G161]-[.A161])/[.A161]" office:value-type="percentage" office:value="0.00529100529100529" calcext:value-type="percentage">
            <text:p>0.53%</text:p>
          </table:table-cell>
          <table:table-cell table:formula="of:=([.G161]-[.B161])/[.B161]" office:value-type="percentage" office:value="0.00849256900212311" calcext:value-type="percentage">
            <text:p>0.85%</text:p>
          </table:table-cell>
          <table:table-cell table:formula="of:=([.G161]-[.C161])/[.C161]" office:value-type="percentage" office:value="0.00608948901244377" calcext:value-type="percentage">
            <text:p>0.61%</text:p>
          </table:table-cell>
          <table:table-cell table:formula="of:=([.G161]-[.D161])/[.D161]" office:value-type="percentage" office:value="0.00742311770943799" calcext:value-type="percentage">
            <text:p>0.74%</text:p>
          </table:table-cell>
          <table:table-cell table:formula="of:=([.G161]-[.E161])/[.E161]" office:value-type="percentage" office:value="0.00529100529100529" calcext:value-type="percentage">
            <text:p>0.53%</text:p>
          </table:table-cell>
          <table:table-cell table:formula="of:=([.G161]-[.F161])/[.F161]" office:value-type="percentage" office:value="0.00582318687136048" calcext:value-type="percentage">
            <text:p>0.58%</text:p>
          </table:table-cell>
        </table:table-row>
        <table:table-row table:style-name="ro1">
          <table:table-cell office:value-type="float" office:value="372.7" calcext:value-type="float">
            <text:p>372.7</text:p>
          </table:table-cell>
          <table:table-cell office:value-type="float" office:value="372.1" calcext:value-type="float">
            <text:p>372.1</text:p>
          </table:table-cell>
          <table:table-cell office:value-type="float" office:value="373.2" calcext:value-type="float">
            <text:p>373.2</text:p>
          </table:table-cell>
          <table:table-cell office:value-type="float" office:value="372" calcext:value-type="float">
            <text:p>372</text:p>
          </table:table-cell>
          <table:table-cell office:value-type="float" office:value="373.3" calcext:value-type="float">
            <text:p>373.3</text:p>
          </table:table-cell>
          <table:table-cell office:value-type="float" office:value="372.8" calcext:value-type="float">
            <text:p>372.8</text:p>
          </table:table-cell>
          <table:table-cell office:value-type="float" office:value="380" calcext:value-type="float">
            <text:p>380</text:p>
          </table:table-cell>
          <table:table-cell table:formula="of:=([.G162]-[.A162])/[.A162]" office:value-type="percentage" office:value="0.0195867990340757" calcext:value-type="percentage">
            <text:p>1.96%</text:p>
          </table:table-cell>
          <table:table-cell table:formula="of:=([.G162]-[.B162])/[.B162]" office:value-type="percentage" office:value="0.0212308519215264" calcext:value-type="percentage">
            <text:p>2.12%</text:p>
          </table:table-cell>
          <table:table-cell table:formula="of:=([.G162]-[.C162])/[.C162]" office:value-type="percentage" office:value="0.0182207931404073" calcext:value-type="percentage">
            <text:p>1.82%</text:p>
          </table:table-cell>
          <table:table-cell table:formula="of:=([.G162]-[.D162])/[.D162]" office:value-type="percentage" office:value="0.021505376344086" calcext:value-type="percentage">
            <text:p>2.15%</text:p>
          </table:table-cell>
          <table:table-cell table:formula="of:=([.G162]-[.E162])/[.E162]" office:value-type="percentage" office:value="0.017948031074203" calcext:value-type="percentage">
            <text:p>1.79%</text:p>
          </table:table-cell>
          <table:table-cell table:formula="of:=([.G162]-[.F162])/[.F162]" office:value-type="percentage" office:value="0.01931330472103" calcext:value-type="percentage">
            <text:p>1.93%</text:p>
          </table:table-cell>
        </table:table-row>
        <table:table-row table:style-name="ro1">
          <table:table-cell table:number-columns-repeated="7" office:value-type="float" office:value="381" calcext:value-type="float">
            <text:p>381</text:p>
          </table:table-cell>
          <table:table-cell table:formula="of:=([.G163]-[.A163])/[.A163]" office:value-type="percentage" office:value="0" calcext:value-type="percentage">
            <text:p>0.00%</text:p>
          </table:table-cell>
          <table:table-cell table:formula="of:=([.G163]-[.B163])/[.B163]" office:value-type="percentage" office:value="0" calcext:value-type="percentage">
            <text:p>0.00%</text:p>
          </table:table-cell>
          <table:table-cell table:formula="of:=([.G163]-[.C163])/[.C163]" office:value-type="percentage" office:value="0" calcext:value-type="percentage">
            <text:p>0.00%</text:p>
          </table:table-cell>
          <table:table-cell table:formula="of:=([.G163]-[.D163])/[.D163]" office:value-type="percentage" office:value="0" calcext:value-type="percentage">
            <text:p>0.00%</text:p>
          </table:table-cell>
          <table:table-cell table:formula="of:=([.G163]-[.E163])/[.E163]" office:value-type="percentage" office:value="0" calcext:value-type="percentage">
            <text:p>0.00%</text:p>
          </table:table-cell>
          <table:table-cell table:formula="of:=([.G163]-[.F163])/[.F16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8.4" calcext:value-type="float">
            <text:p>348.4</text:p>
          </table:table-cell>
          <table:table-cell office:value-type="float" office:value="347.9" calcext:value-type="float">
            <text:p>347.9</text:p>
          </table:table-cell>
          <table:table-cell office:value-type="float" office:value="348.8" calcext:value-type="float">
            <text:p>348.8</text:p>
          </table:table-cell>
          <table:table-cell office:value-type="float" office:value="347.9" calcext:value-type="float">
            <text:p>347.9</text:p>
          </table:table-cell>
          <table:table-cell office:value-type="float" office:value="349" calcext:value-type="float">
            <text:p>349</text:p>
          </table:table-cell>
          <table:table-cell office:value-type="float" office:value="348.5" calcext:value-type="float">
            <text:p>348.5</text:p>
          </table:table-cell>
          <table:table-cell office:value-type="float" office:value="351" calcext:value-type="float">
            <text:p>351</text:p>
          </table:table-cell>
          <table:table-cell table:formula="of:=([.G164]-[.A164])/[.A164]" office:value-type="percentage" office:value="0.00746268656716425" calcext:value-type="percentage">
            <text:p>0.75%</text:p>
          </table:table-cell>
          <table:table-cell table:formula="of:=([.G164]-[.B164])/[.B164]" office:value-type="percentage" office:value="0.00891060649611964" calcext:value-type="percentage">
            <text:p>0.89%</text:p>
          </table:table-cell>
          <table:table-cell table:formula="of:=([.G164]-[.C164])/[.C164]" office:value-type="percentage" office:value="0.00630733944954125" calcext:value-type="percentage">
            <text:p>0.63%</text:p>
          </table:table-cell>
          <table:table-cell table:formula="of:=([.G164]-[.D164])/[.D164]" office:value-type="percentage" office:value="0.00891060649611964" calcext:value-type="percentage">
            <text:p>0.89%</text:p>
          </table:table-cell>
          <table:table-cell table:formula="of:=([.G164]-[.E164])/[.E164]" office:value-type="percentage" office:value="0.00573065902578797" calcext:value-type="percentage">
            <text:p>0.57%</text:p>
          </table:table-cell>
          <table:table-cell table:formula="of:=([.G164]-[.F164])/[.F164]" office:value-type="percentage" office:value="0.00717360114777618" calcext:value-type="percentage">
            <text:p>0.72%</text:p>
          </table:table-cell>
        </table:table-row>
        <table:table-row table:style-name="ro1">
          <table:table-cell office:value-type="float" office:value="378.9" calcext:value-type="float">
            <text:p>378.9</text:p>
          </table:table-cell>
          <table:table-cell office:value-type="float" office:value="378" calcext:value-type="float">
            <text:p>378</text:p>
          </table:table-cell>
          <table:table-cell office:value-type="float" office:value="379.1" calcext:value-type="float">
            <text:p>379.1</text:p>
          </table:table-cell>
          <table:table-cell office:value-type="float" office:value="377.7" calcext:value-type="float">
            <text:p>377.7</text:p>
          </table:table-cell>
          <table:table-cell office:value-type="float" office:value="379.1" calcext:value-type="float">
            <text:p>379.1</text:p>
          </table:table-cell>
          <table:table-cell office:value-type="float" office:value="378.8" calcext:value-type="float">
            <text:p>378.8</text:p>
          </table:table-cell>
          <table:table-cell office:value-type="float" office:value="382" calcext:value-type="float">
            <text:p>382</text:p>
          </table:table-cell>
          <table:table-cell table:formula="of:=([.G165]-[.A165])/[.A165]" office:value-type="percentage" office:value="0.00818157825283722" calcext:value-type="percentage">
            <text:p>0.82%</text:p>
          </table:table-cell>
          <table:table-cell table:formula="of:=([.G165]-[.B165])/[.B165]" office:value-type="percentage" office:value="0.0105820105820106" calcext:value-type="percentage">
            <text:p>1.06%</text:p>
          </table:table-cell>
          <table:table-cell table:formula="of:=([.G165]-[.C165])/[.C165]" office:value-type="percentage" office:value="0.00764969664996037" calcext:value-type="percentage">
            <text:p>0.76%</text:p>
          </table:table-cell>
          <table:table-cell table:formula="of:=([.G165]-[.D165])/[.D165]" office:value-type="percentage" office:value="0.0113846968493514" calcext:value-type="percentage">
            <text:p>1.14%</text:p>
          </table:table-cell>
          <table:table-cell table:formula="of:=([.G165]-[.E165])/[.E165]" office:value-type="percentage" office:value="0.00764969664996037" calcext:value-type="percentage">
            <text:p>0.76%</text:p>
          </table:table-cell>
          <table:table-cell table:formula="of:=([.G165]-[.F165])/[.F165]" office:value-type="percentage" office:value="0.00844772967265044" calcext:value-type="percentage">
            <text:p>0.84%</text:p>
          </table:table-cell>
        </table:table-row>
        <table:table-row table:style-name="ro1">
          <table:table-cell office:value-type="float" office:value="345.3" calcext:value-type="float">
            <text:p>345.3</text:p>
          </table:table-cell>
          <table:table-cell office:value-type="float" office:value="344.6" calcext:value-type="float">
            <text:p>344.6</text:p>
          </table:table-cell>
          <table:table-cell office:value-type="float" office:value="346.1" calcext:value-type="float">
            <text:p>346.1</text:p>
          </table:table-cell>
          <table:table-cell office:value-type="float" office:value="345.7" calcext:value-type="float">
            <text:p>345.7</text:p>
          </table:table-cell>
          <table:table-cell office:value-type="float" office:value="346.5" calcext:value-type="float">
            <text:p>346.5</text:p>
          </table:table-cell>
          <table:table-cell office:value-type="float" office:value="345.4" calcext:value-type="float">
            <text:p>345.4</text:p>
          </table:table-cell>
          <table:table-cell office:value-type="float" office:value="356" calcext:value-type="float">
            <text:p>356</text:p>
          </table:table-cell>
          <table:table-cell table:formula="of:=([.G166]-[.A166])/[.A166]" office:value-type="percentage" office:value="0.030987547060527" calcext:value-type="percentage">
            <text:p>3.10%</text:p>
          </table:table-cell>
          <table:table-cell table:formula="of:=([.G166]-[.B166])/[.B166]" office:value-type="percentage" office:value="0.0330818340104468" calcext:value-type="percentage">
            <text:p>3.31%</text:p>
          </table:table-cell>
          <table:table-cell table:formula="of:=([.G166]-[.C166])/[.C166]" office:value-type="percentage" office:value="0.0286044495810459" calcext:value-type="percentage">
            <text:p>2.86%</text:p>
          </table:table-cell>
          <table:table-cell table:formula="of:=([.G166]-[.D166])/[.D166]" office:value-type="percentage" office:value="0.0297946196123807" calcext:value-type="percentage">
            <text:p>2.98%</text:p>
          </table:table-cell>
          <table:table-cell table:formula="of:=([.G166]-[.E166])/[.E166]" office:value-type="percentage" office:value="0.0274170274170274" calcext:value-type="percentage">
            <text:p>2.74%</text:p>
          </table:table-cell>
          <table:table-cell table:formula="of:=([.G166]-[.F166])/[.F166]" office:value-type="percentage" office:value="0.0306890561667632" calcext:value-type="percentage">
            <text:p>3.07%</text:p>
          </table:table-cell>
        </table:table-row>
        <table:table-row table:style-name="ro1">
          <table:table-cell office:value-type="float" office:value="381.9" calcext:value-type="float">
            <text:p>381.9</text:p>
          </table:table-cell>
          <table:table-cell office:value-type="float" office:value="381.8" calcext:value-type="float">
            <text:p>381.8</text:p>
          </table:table-cell>
          <table:table-cell office:value-type="float" office:value="382" calcext:value-type="float">
            <text:p>382</text:p>
          </table:table-cell>
          <table:table-cell office:value-type="float" office:value="381.7" calcext:value-type="float">
            <text:p>381.7</text:p>
          </table:table-cell>
          <table:table-cell table:number-columns-repeated="3" office:value-type="float" office:value="382" calcext:value-type="float">
            <text:p>382</text:p>
          </table:table-cell>
          <table:table-cell table:formula="of:=([.G167]-[.A167])/[.A167]" office:value-type="percentage" office:value="0.000261848651479504" calcext:value-type="percentage">
            <text:p>0.03%</text:p>
          </table:table-cell>
          <table:table-cell table:formula="of:=([.G167]-[.B167])/[.B167]" office:value-type="percentage" office:value="0.000523834468307985" calcext:value-type="percentage">
            <text:p>0.05%</text:p>
          </table:table-cell>
          <table:table-cell table:formula="of:=([.G167]-[.C167])/[.C167]" office:value-type="percentage" office:value="0" calcext:value-type="percentage">
            <text:p>0.00%</text:p>
          </table:table-cell>
          <table:table-cell table:formula="of:=([.G167]-[.D167])/[.D167]" office:value-type="percentage" office:value="0.000785957558291882" calcext:value-type="percentage">
            <text:p>0.08%</text:p>
          </table:table-cell>
          <table:table-cell table:formula="of:=([.G167]-[.E167])/[.E167]" office:value-type="percentage" office:value="0" calcext:value-type="percentage">
            <text:p>0.00%</text:p>
          </table:table-cell>
          <table:table-cell table:formula="of:=([.G167]-[.F167])/[.F16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1.9" calcext:value-type="float">
            <text:p>381.9</text:p>
          </table:table-cell>
          <table:table-cell office:value-type="float" office:value="382.2" calcext:value-type="float">
            <text:p>382.2</text:p>
          </table:table-cell>
          <table:table-cell office:value-type="float" office:value="382.7" calcext:value-type="float">
            <text:p>382.7</text:p>
          </table:table-cell>
          <table:table-cell office:value-type="float" office:value="381.8" calcext:value-type="float">
            <text:p>381.8</text:p>
          </table:table-cell>
          <table:table-cell office:value-type="float" office:value="382.6" calcext:value-type="float">
            <text:p>382.6</text:p>
          </table:table-cell>
          <table:table-cell office:value-type="float" office:value="382.8" calcext:value-type="float">
            <text:p>382.8</text:p>
          </table:table-cell>
          <table:table-cell office:value-type="float" office:value="383" calcext:value-type="float">
            <text:p>383</text:p>
          </table:table-cell>
          <table:table-cell table:formula="of:=([.G168]-[.A168])/[.A168]" office:value-type="percentage" office:value="0.00288033516627395" calcext:value-type="percentage">
            <text:p>0.29%</text:p>
          </table:table-cell>
          <table:table-cell table:formula="of:=([.G168]-[.B168])/[.B168]" office:value-type="percentage" office:value="0.00209314495028784" calcext:value-type="percentage">
            <text:p>0.21%</text:p>
          </table:table-cell>
          <table:table-cell table:formula="of:=([.G168]-[.C168])/[.C168]" office:value-type="percentage" office:value="0.000783903841128851" calcext:value-type="percentage">
            <text:p>0.08%</text:p>
          </table:table-cell>
          <table:table-cell table:formula="of:=([.G168]-[.D168])/[.D168]" office:value-type="percentage" office:value="0.00314300680984806" calcext:value-type="percentage">
            <text:p>0.31%</text:p>
          </table:table-cell>
          <table:table-cell table:formula="of:=([.G168]-[.E168])/[.E168]" office:value-type="percentage" office:value="0.00104547830632508" calcext:value-type="percentage">
            <text:p>0.10%</text:p>
          </table:table-cell>
          <table:table-cell table:formula="of:=([.G168]-[.F168])/[.F168]" office:value-type="percentage" office:value="0.000522466039707389" calcext:value-type="percentage">
            <text:p>0.05%</text:p>
          </table:table-cell>
        </table:table-row>
        <table:table-row table:style-name="ro1">
          <table:table-cell table:number-columns-repeated="7" office:value-type="float" office:value="383" calcext:value-type="float">
            <text:p>383</text:p>
          </table:table-cell>
          <table:table-cell table:formula="of:=([.G169]-[.A169])/[.A169]" office:value-type="percentage" office:value="0" calcext:value-type="percentage">
            <text:p>0.00%</text:p>
          </table:table-cell>
          <table:table-cell table:formula="of:=([.G169]-[.B169])/[.B169]" office:value-type="percentage" office:value="0" calcext:value-type="percentage">
            <text:p>0.00%</text:p>
          </table:table-cell>
          <table:table-cell table:formula="of:=([.G169]-[.C169])/[.C169]" office:value-type="percentage" office:value="0" calcext:value-type="percentage">
            <text:p>0.00%</text:p>
          </table:table-cell>
          <table:table-cell table:formula="of:=([.G169]-[.D169])/[.D169]" office:value-type="percentage" office:value="0" calcext:value-type="percentage">
            <text:p>0.00%</text:p>
          </table:table-cell>
          <table:table-cell table:formula="of:=([.G169]-[.E169])/[.E169]" office:value-type="percentage" office:value="0" calcext:value-type="percentage">
            <text:p>0.00%</text:p>
          </table:table-cell>
          <table:table-cell table:formula="of:=([.G169]-[.F169])/[.F16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4" calcext:value-type="float">
            <text:p>384</text:p>
          </table:table-cell>
          <table:table-cell table:formula="of:=([.G170]-[.A170])/[.A170]" office:value-type="percentage" office:value="0" calcext:value-type="percentage">
            <text:p>0.00%</text:p>
          </table:table-cell>
          <table:table-cell table:formula="of:=([.G170]-[.B170])/[.B170]" office:value-type="percentage" office:value="0" calcext:value-type="percentage">
            <text:p>0.00%</text:p>
          </table:table-cell>
          <table:table-cell table:formula="of:=([.G170]-[.C170])/[.C170]" office:value-type="percentage" office:value="0" calcext:value-type="percentage">
            <text:p>0.00%</text:p>
          </table:table-cell>
          <table:table-cell table:formula="of:=([.G170]-[.D170])/[.D170]" office:value-type="percentage" office:value="0" calcext:value-type="percentage">
            <text:p>0.00%</text:p>
          </table:table-cell>
          <table:table-cell table:formula="of:=([.G170]-[.E170])/[.E170]" office:value-type="percentage" office:value="0" calcext:value-type="percentage">
            <text:p>0.00%</text:p>
          </table:table-cell>
          <table:table-cell table:formula="of:=([.G170]-[.F170])/[.F17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385" calcext:value-type="float">
            <text:p>385</text:p>
          </table:table-cell>
          <table:table-cell table:formula="of:=([.G171]-[.A171])/[.A171]" office:value-type="percentage" office:value="0" calcext:value-type="percentage">
            <text:p>0.00%</text:p>
          </table:table-cell>
          <table:table-cell table:formula="of:=([.G171]-[.B171])/[.B171]" office:value-type="percentage" office:value="0" calcext:value-type="percentage">
            <text:p>0.00%</text:p>
          </table:table-cell>
          <table:table-cell table:formula="of:=([.G171]-[.C171])/[.C171]" office:value-type="percentage" office:value="0" calcext:value-type="percentage">
            <text:p>0.00%</text:p>
          </table:table-cell>
          <table:table-cell table:formula="of:=([.G171]-[.D171])/[.D171]" office:value-type="percentage" office:value="0" calcext:value-type="percentage">
            <text:p>0.00%</text:p>
          </table:table-cell>
          <table:table-cell table:formula="of:=([.G171]-[.E171])/[.E171]" office:value-type="percentage" office:value="0" calcext:value-type="percentage">
            <text:p>0.00%</text:p>
          </table:table-cell>
          <table:table-cell table:formula="of:=([.G171]-[.F171])/[.F17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1.4" calcext:value-type="float">
            <text:p>381.4</text:p>
          </table:table-cell>
          <table:table-cell office:value-type="float" office:value="380.9" calcext:value-type="float">
            <text:p>380.9</text:p>
          </table:table-cell>
          <table:table-cell office:value-type="float" office:value="381.6" calcext:value-type="float">
            <text:p>381.6</text:p>
          </table:table-cell>
          <table:table-cell office:value-type="float" office:value="380.6" calcext:value-type="float">
            <text:p>380.6</text:p>
          </table:table-cell>
          <table:table-cell office:value-type="float" office:value="381.6" calcext:value-type="float">
            <text:p>381.6</text:p>
          </table:table-cell>
          <table:table-cell office:value-type="float" office:value="381.3" calcext:value-type="float">
            <text:p>381.3</text:p>
          </table:table-cell>
          <table:table-cell office:value-type="float" office:value="386" calcext:value-type="float">
            <text:p>386</text:p>
          </table:table-cell>
          <table:table-cell table:formula="of:=([.G172]-[.A172])/[.A172]" office:value-type="percentage" office:value="0.0120608285264814" calcext:value-type="percentage">
            <text:p>1.21%</text:p>
          </table:table-cell>
          <table:table-cell table:formula="of:=([.G172]-[.B172])/[.B172]" office:value-type="percentage" office:value="0.0133893410343923" calcext:value-type="percentage">
            <text:p>1.34%</text:p>
          </table:table-cell>
          <table:table-cell table:formula="of:=([.G172]-[.C172])/[.C172]" office:value-type="percentage" office:value="0.0115303983228511" calcext:value-type="percentage">
            <text:p>1.15%</text:p>
          </table:table-cell>
          <table:table-cell table:formula="of:=([.G172]-[.D172])/[.D172]" office:value-type="percentage" office:value="0.0141881240147136" calcext:value-type="percentage">
            <text:p>1.42%</text:p>
          </table:table-cell>
          <table:table-cell table:formula="of:=([.G172]-[.E172])/[.E172]" office:value-type="percentage" office:value="0.0115303983228511" calcext:value-type="percentage">
            <text:p>1.15%</text:p>
          </table:table-cell>
          <table:table-cell table:formula="of:=([.G172]-[.F172])/[.F172]" office:value-type="percentage" office:value="0.012326252294781" calcext:value-type="percentage">
            <text:p>1.23%</text:p>
          </table:table-cell>
        </table:table-row>
        <table:table-row table:style-name="ro1">
          <table:table-cell office:value-type="float" office:value="340.2" calcext:value-type="float">
            <text:p>340.2</text:p>
          </table:table-cell>
          <table:table-cell office:value-type="float" office:value="339.8" calcext:value-type="float">
            <text:p>339.8</text:p>
          </table:table-cell>
          <table:table-cell office:value-type="float" office:value="340.4" calcext:value-type="float">
            <text:p>340.4</text:p>
          </table:table-cell>
          <table:table-cell office:value-type="float" office:value="339.7" calcext:value-type="float">
            <text:p>339.7</text:p>
          </table:table-cell>
          <table:table-cell office:value-type="float" office:value="340.6" calcext:value-type="float">
            <text:p>340.6</text:p>
          </table:table-cell>
          <table:table-cell office:value-type="float" office:value="340.4" calcext:value-type="float">
            <text:p>340.4</text:p>
          </table:table-cell>
          <table:table-cell office:value-type="float" office:value="343" calcext:value-type="float">
            <text:p>343</text:p>
          </table:table-cell>
          <table:table-cell table:formula="of:=([.G173]-[.A173])/[.A173]" office:value-type="percentage" office:value="0.00823045267489715" calcext:value-type="percentage">
            <text:p>0.82%</text:p>
          </table:table-cell>
          <table:table-cell table:formula="of:=([.G173]-[.B173])/[.B173]" office:value-type="percentage" office:value="0.00941730429664505" calcext:value-type="percentage">
            <text:p>0.94%</text:p>
          </table:table-cell>
          <table:table-cell table:formula="of:=([.G173]-[.C173])/[.C173]" office:value-type="percentage" office:value="0.00763807285546423" calcext:value-type="percentage">
            <text:p>0.76%</text:p>
          </table:table-cell>
          <table:table-cell table:formula="of:=([.G173]-[.D173])/[.D173]" office:value-type="percentage" office:value="0.00971445392993821" calcext:value-type="percentage">
            <text:p>0.97%</text:p>
          </table:table-cell>
          <table:table-cell table:formula="of:=([.G173]-[.E173])/[.E173]" office:value-type="percentage" office:value="0.00704638872577797" calcext:value-type="percentage">
            <text:p>0.70%</text:p>
          </table:table-cell>
          <table:table-cell table:formula="of:=([.G173]-[.F173])/[.F173]" office:value-type="percentage" office:value="0.00763807285546423" calcext:value-type="percentage">
            <text:p>0.76%</text:p>
          </table:table-cell>
        </table:table-row>
        <table:table-row table:style-name="ro1">
          <table:table-cell office:value-type="float" office:value="382.8" calcext:value-type="float">
            <text:p>382.8</text:p>
          </table:table-cell>
          <table:table-cell office:value-type="float" office:value="382.6" calcext:value-type="float">
            <text:p>382.6</text:p>
          </table:table-cell>
          <table:table-cell office:value-type="float" office:value="383.2" calcext:value-type="float">
            <text:p>383.2</text:p>
          </table:table-cell>
          <table:table-cell office:value-type="float" office:value="382.5" calcext:value-type="float">
            <text:p>382.5</text:p>
          </table:table-cell>
          <table:table-cell office:value-type="float" office:value="383.5" calcext:value-type="float">
            <text:p>383.5</text:p>
          </table:table-cell>
          <table:table-cell office:value-type="float" office:value="383" calcext:value-type="float">
            <text:p>383</text:p>
          </table:table-cell>
          <table:table-cell office:value-type="float" office:value="387" calcext:value-type="float">
            <text:p>387</text:p>
          </table:table-cell>
          <table:table-cell table:formula="of:=([.G174]-[.A174])/[.A174]" office:value-type="percentage" office:value="0.0109717868338558" calcext:value-type="percentage">
            <text:p>1.10%</text:p>
          </table:table-cell>
          <table:table-cell table:formula="of:=([.G174]-[.B174])/[.B174]" office:value-type="percentage" office:value="0.0115002613695765" calcext:value-type="percentage">
            <text:p>1.15%</text:p>
          </table:table-cell>
          <table:table-cell table:formula="of:=([.G174]-[.C174])/[.C174]" office:value-type="percentage" office:value="0.00991649269311068" calcext:value-type="percentage">
            <text:p>0.99%</text:p>
          </table:table-cell>
          <table:table-cell table:formula="of:=([.G174]-[.D174])/[.D174]" office:value-type="percentage" office:value="0.0117647058823529" calcext:value-type="percentage">
            <text:p>1.18%</text:p>
          </table:table-cell>
          <table:table-cell table:formula="of:=([.G174]-[.E174])/[.E174]" office:value-type="percentage" office:value="0.0091264667535854" calcext:value-type="percentage">
            <text:p>0.91%</text:p>
          </table:table-cell>
          <table:table-cell table:formula="of:=([.G174]-[.F174])/[.F174]" office:value-type="percentage" office:value="0.010443864229765" calcext:value-type="percentage">
            <text:p>1.04%</text:p>
          </table:table-cell>
        </table:table-row>
        <table:table-row table:style-name="ro1">
          <table:table-cell table:number-columns-repeated="7" office:value-type="float" office:value="388" calcext:value-type="float">
            <text:p>388</text:p>
          </table:table-cell>
          <table:table-cell table:formula="of:=([.G175]-[.A175])/[.A175]" office:value-type="percentage" office:value="0" calcext:value-type="percentage">
            <text:p>0.00%</text:p>
          </table:table-cell>
          <table:table-cell table:formula="of:=([.G175]-[.B175])/[.B175]" office:value-type="percentage" office:value="0" calcext:value-type="percentage">
            <text:p>0.00%</text:p>
          </table:table-cell>
          <table:table-cell table:formula="of:=([.G175]-[.C175])/[.C175]" office:value-type="percentage" office:value="0" calcext:value-type="percentage">
            <text:p>0.00%</text:p>
          </table:table-cell>
          <table:table-cell table:formula="of:=([.G175]-[.D175])/[.D175]" office:value-type="percentage" office:value="0" calcext:value-type="percentage">
            <text:p>0.00%</text:p>
          </table:table-cell>
          <table:table-cell table:formula="of:=([.G175]-[.E175])/[.E175]" office:value-type="percentage" office:value="0" calcext:value-type="percentage">
            <text:p>0.00%</text:p>
          </table:table-cell>
          <table:table-cell table:formula="of:=([.G175]-[.F175])/[.F17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3" office:value-type="float" office:value="388" calcext:value-type="float">
            <text:p>388</text:p>
          </table:table-cell>
          <table:table-cell office:value-type="float" office:value="387.9" calcext:value-type="float">
            <text:p>387.9</text:p>
          </table:table-cell>
          <table:table-cell table:number-columns-repeated="3" office:value-type="float" office:value="388" calcext:value-type="float">
            <text:p>388</text:p>
          </table:table-cell>
          <table:table-cell table:formula="of:=([.G176]-[.A176])/[.A176]" office:value-type="percentage" office:value="0" calcext:value-type="percentage">
            <text:p>0.00%</text:p>
          </table:table-cell>
          <table:table-cell table:formula="of:=([.G176]-[.B176])/[.B176]" office:value-type="percentage" office:value="0" calcext:value-type="percentage">
            <text:p>0.00%</text:p>
          </table:table-cell>
          <table:table-cell table:formula="of:=([.G176]-[.C176])/[.C176]" office:value-type="percentage" office:value="0" calcext:value-type="percentage">
            <text:p>0.00%</text:p>
          </table:table-cell>
          <table:table-cell table:formula="of:=([.G176]-[.D176])/[.D176]" office:value-type="percentage" office:value="0.000257798401649968" calcext:value-type="percentage">
            <text:p>0.03%</text:p>
          </table:table-cell>
          <table:table-cell table:formula="of:=([.G176]-[.E176])/[.E176]" office:value-type="percentage" office:value="0" calcext:value-type="percentage">
            <text:p>0.00%</text:p>
          </table:table-cell>
          <table:table-cell table:formula="of:=([.G176]-[.F176])/[.F17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6.4" calcext:value-type="float">
            <text:p>356.4</text:p>
          </table:table-cell>
          <table:table-cell office:value-type="float" office:value="356.1" calcext:value-type="float">
            <text:p>356.1</text:p>
          </table:table-cell>
          <table:table-cell office:value-type="float" office:value="356.6" calcext:value-type="float">
            <text:p>356.6</text:p>
          </table:table-cell>
          <table:table-cell office:value-type="float" office:value="355.6" calcext:value-type="float">
            <text:p>355.6</text:p>
          </table:table-cell>
          <table:table-cell table:number-columns-repeated="2" office:value-type="float" office:value="356.6" calcext:value-type="float">
            <text:p>356.6</text:p>
          </table:table-cell>
          <table:table-cell office:value-type="float" office:value="358" calcext:value-type="float">
            <text:p>358</text:p>
          </table:table-cell>
          <table:table-cell table:formula="of:=([.G177]-[.A177])/[.A177]" office:value-type="percentage" office:value="0.00448933782267122" calcext:value-type="percentage">
            <text:p>0.45%</text:p>
          </table:table-cell>
          <table:table-cell table:formula="of:=([.G177]-[.B177])/[.B177]" office:value-type="percentage" office:value="0.00533557989328834" calcext:value-type="percentage">
            <text:p>0.53%</text:p>
          </table:table-cell>
          <table:table-cell table:formula="of:=([.G177]-[.C177])/[.C177]" office:value-type="percentage" office:value="0.00392596747055518" calcext:value-type="percentage">
            <text:p>0.39%</text:p>
          </table:table-cell>
          <table:table-cell table:formula="of:=([.G177]-[.D177])/[.D177]" office:value-type="percentage" office:value="0.0067491563554555" calcext:value-type="percentage">
            <text:p>0.67%</text:p>
          </table:table-cell>
          <table:table-cell table:formula="of:=([.G177]-[.E177])/[.E177]" office:value-type="percentage" office:value="0.00392596747055518" calcext:value-type="percentage">
            <text:p>0.39%</text:p>
          </table:table-cell>
          <table:table-cell table:formula="of:=([.G177]-[.F177])/[.F177]" office:value-type="percentage" office:value="0.00392596747055518" calcext:value-type="percentage">
            <text:p>0.39%</text:p>
          </table:table-cell>
        </table:table-row>
        <table:table-row table:style-name="ro1">
          <table:table-cell table:number-columns-repeated="7" office:value-type="float" office:value="390" calcext:value-type="float">
            <text:p>390</text:p>
          </table:table-cell>
          <table:table-cell table:formula="of:=([.G178]-[.A178])/[.A178]" office:value-type="percentage" office:value="0" calcext:value-type="percentage">
            <text:p>0.00%</text:p>
          </table:table-cell>
          <table:table-cell table:formula="of:=([.G178]-[.B178])/[.B178]" office:value-type="percentage" office:value="0" calcext:value-type="percentage">
            <text:p>0.00%</text:p>
          </table:table-cell>
          <table:table-cell table:formula="of:=([.G178]-[.C178])/[.C178]" office:value-type="percentage" office:value="0" calcext:value-type="percentage">
            <text:p>0.00%</text:p>
          </table:table-cell>
          <table:table-cell table:formula="of:=([.G178]-[.D178])/[.D178]" office:value-type="percentage" office:value="0" calcext:value-type="percentage">
            <text:p>0.00%</text:p>
          </table:table-cell>
          <table:table-cell table:formula="of:=([.G178]-[.E178])/[.E178]" office:value-type="percentage" office:value="0" calcext:value-type="percentage">
            <text:p>0.00%</text:p>
          </table:table-cell>
          <table:table-cell table:formula="of:=([.G178]-[.F178])/[.F17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4.6" calcext:value-type="float">
            <text:p>384.6</text:p>
          </table:table-cell>
          <table:table-cell office:value-type="float" office:value="384.5" calcext:value-type="float">
            <text:p>384.5</text:p>
          </table:table-cell>
          <table:table-cell office:value-type="float" office:value="385.3" calcext:value-type="float">
            <text:p>385.3</text:p>
          </table:table-cell>
          <table:table-cell office:value-type="float" office:value="384.3" calcext:value-type="float">
            <text:p>384.3</text:p>
          </table:table-cell>
          <table:table-cell office:value-type="float" office:value="385.5" calcext:value-type="float">
            <text:p>385.5</text:p>
          </table:table-cell>
          <table:table-cell office:value-type="float" office:value="385.3" calcext:value-type="float">
            <text:p>385.3</text:p>
          </table:table-cell>
          <table:table-cell office:value-type="float" office:value="392" calcext:value-type="float">
            <text:p>392</text:p>
          </table:table-cell>
          <table:table-cell table:formula="of:=([.G179]-[.A179])/[.A179]" office:value-type="percentage" office:value="0.0192407696307852" calcext:value-type="percentage">
            <text:p>1.92%</text:p>
          </table:table-cell>
          <table:table-cell table:formula="of:=([.G179]-[.B179])/[.B179]" office:value-type="percentage" office:value="0.0195058517555267" calcext:value-type="percentage">
            <text:p>1.95%</text:p>
          </table:table-cell>
          <table:table-cell table:formula="of:=([.G179]-[.C179])/[.C179]" office:value-type="percentage" office:value="0.0173890474954581" calcext:value-type="percentage">
            <text:p>1.74%</text:p>
          </table:table-cell>
          <table:table-cell table:formula="of:=([.G179]-[.D179])/[.D179]" office:value-type="percentage" office:value="0.0200364298724954" calcext:value-type="percentage">
            <text:p>2.00%</text:p>
          </table:table-cell>
          <table:table-cell table:formula="of:=([.G179]-[.E179])/[.E179]" office:value-type="percentage" office:value="0.0168612191958495" calcext:value-type="percentage">
            <text:p>1.69%</text:p>
          </table:table-cell>
          <table:table-cell table:formula="of:=([.G179]-[.F179])/[.F179]" office:value-type="percentage" office:value="0.0173890474954581" calcext:value-type="percentage">
            <text:p>1.74%</text:p>
          </table:table-cell>
        </table:table-row>
        <table:table-row table:style-name="ro1">
          <table:table-cell table:number-columns-repeated="7" office:value-type="float" office:value="393" calcext:value-type="float">
            <text:p>393</text:p>
          </table:table-cell>
          <table:table-cell table:formula="of:=([.G180]-[.A180])/[.A180]" office:value-type="percentage" office:value="0" calcext:value-type="percentage">
            <text:p>0.00%</text:p>
          </table:table-cell>
          <table:table-cell table:formula="of:=([.G180]-[.B180])/[.B180]" office:value-type="percentage" office:value="0" calcext:value-type="percentage">
            <text:p>0.00%</text:p>
          </table:table-cell>
          <table:table-cell table:formula="of:=([.G180]-[.C180])/[.C180]" office:value-type="percentage" office:value="0" calcext:value-type="percentage">
            <text:p>0.00%</text:p>
          </table:table-cell>
          <table:table-cell table:formula="of:=([.G180]-[.D180])/[.D180]" office:value-type="percentage" office:value="0" calcext:value-type="percentage">
            <text:p>0.00%</text:p>
          </table:table-cell>
          <table:table-cell table:formula="of:=([.G180]-[.E180])/[.E180]" office:value-type="percentage" office:value="0" calcext:value-type="percentage">
            <text:p>0.00%</text:p>
          </table:table-cell>
          <table:table-cell table:formula="of:=([.G180]-[.F180])/[.F18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9.9" calcext:value-type="float">
            <text:p>389.9</text:p>
          </table:table-cell>
          <table:table-cell office:value-type="float" office:value="389.7" calcext:value-type="float">
            <text:p>389.7</text:p>
          </table:table-cell>
          <table:table-cell office:value-type="float" office:value="390.8" calcext:value-type="float">
            <text:p>390.8</text:p>
          </table:table-cell>
          <table:table-cell office:value-type="float" office:value="389.7" calcext:value-type="float">
            <text:p>389.7</text:p>
          </table:table-cell>
          <table:table-cell office:value-type="float" office:value="390.4" calcext:value-type="float">
            <text:p>390.4</text:p>
          </table:table-cell>
          <table:table-cell office:value-type="float" office:value="389.9" calcext:value-type="float">
            <text:p>389.9</text:p>
          </table:table-cell>
          <table:table-cell office:value-type="float" office:value="394" calcext:value-type="float">
            <text:p>394</text:p>
          </table:table-cell>
          <table:table-cell table:formula="of:=([.G181]-[.A181])/[.A181]" office:value-type="percentage" office:value="0.0105155167991793" calcext:value-type="percentage">
            <text:p>1.05%</text:p>
          </table:table-cell>
          <table:table-cell table:formula="of:=([.G181]-[.B181])/[.B181]" office:value-type="percentage" office:value="0.0110341288170388" calcext:value-type="percentage">
            <text:p>1.10%</text:p>
          </table:table-cell>
          <table:table-cell table:formula="of:=([.G181]-[.C181])/[.C181]" office:value-type="percentage" office:value="0.00818833162743088" calcext:value-type="percentage">
            <text:p>0.82%</text:p>
          </table:table-cell>
          <table:table-cell table:formula="of:=([.G181]-[.D181])/[.D181]" office:value-type="percentage" office:value="0.0110341288170388" calcext:value-type="percentage">
            <text:p>1.10%</text:p>
          </table:table-cell>
          <table:table-cell table:formula="of:=([.G181]-[.E181])/[.E181]" office:value-type="percentage" office:value="0.00922131147540989" calcext:value-type="percentage">
            <text:p>0.92%</text:p>
          </table:table-cell>
          <table:table-cell table:formula="of:=([.G181]-[.F181])/[.F181]" office:value-type="percentage" office:value="0.0105155167991793" calcext:value-type="percentage">
            <text:p>1.05%</text:p>
          </table:table-cell>
        </table:table-row>
        <table:table-row table:style-name="ro1">
          <table:table-cell table:number-columns-repeated="2" office:value-type="float" office:value="393.1" calcext:value-type="float">
            <text:p>393.1</text:p>
          </table:table-cell>
          <table:table-cell office:value-type="float" office:value="393.8" calcext:value-type="float">
            <text:p>393.8</text:p>
          </table:table-cell>
          <table:table-cell office:value-type="float" office:value="393.2" calcext:value-type="float">
            <text:p>393.2</text:p>
          </table:table-cell>
          <table:table-cell office:value-type="float" office:value="394" calcext:value-type="float">
            <text:p>394</text:p>
          </table:table-cell>
          <table:table-cell office:value-type="float" office:value="393.6" calcext:value-type="float">
            <text:p>393.6</text:p>
          </table:table-cell>
          <table:table-cell office:value-type="float" office:value="396" calcext:value-type="float">
            <text:p>396</text:p>
          </table:table-cell>
          <table:table-cell table:formula="of:=([.G182]-[.A182])/[.A182]" office:value-type="percentage" office:value="0.00737725769524288" calcext:value-type="percentage">
            <text:p>0.74%</text:p>
          </table:table-cell>
          <table:table-cell table:formula="of:=([.G182]-[.B182])/[.B182]" office:value-type="percentage" office:value="0.00737725769524288" calcext:value-type="percentage">
            <text:p>0.74%</text:p>
          </table:table-cell>
          <table:table-cell table:formula="of:=([.G182]-[.C182])/[.C182]" office:value-type="percentage" office:value="0.00558659217877092" calcext:value-type="percentage">
            <text:p>0.56%</text:p>
          </table:table-cell>
          <table:table-cell table:formula="of:=([.G182]-[.D182])/[.D182]" office:value-type="percentage" office:value="0.00712105798575791" calcext:value-type="percentage">
            <text:p>0.71%</text:p>
          </table:table-cell>
          <table:table-cell table:formula="of:=([.G182]-[.E182])/[.E182]" office:value-type="percentage" office:value="0.00507614213197969" calcext:value-type="percentage">
            <text:p>0.51%</text:p>
          </table:table-cell>
          <table:table-cell table:formula="of:=([.G182]-[.F182])/[.F182]" office:value-type="percentage" office:value="0.0060975609756097" calcext:value-type="percentage">
            <text:p>0.61%</text:p>
          </table:table-cell>
        </table:table-row>
        <table:table-row table:style-name="ro1">
          <table:table-cell office:value-type="float" office:value="393.3" calcext:value-type="float">
            <text:p>393.3</text:p>
          </table:table-cell>
          <table:table-cell office:value-type="float" office:value="393" calcext:value-type="float">
            <text:p>393</text:p>
          </table:table-cell>
          <table:table-cell office:value-type="float" office:value="393.6" calcext:value-type="float">
            <text:p>393.6</text:p>
          </table:table-cell>
          <table:table-cell office:value-type="float" office:value="393" calcext:value-type="float">
            <text:p>393</text:p>
          </table:table-cell>
          <table:table-cell office:value-type="float" office:value="394.2" calcext:value-type="float">
            <text:p>394.2</text:p>
          </table:table-cell>
          <table:table-cell office:value-type="float" office:value="393.7" calcext:value-type="float">
            <text:p>393.7</text:p>
          </table:table-cell>
          <table:table-cell office:value-type="float" office:value="397" calcext:value-type="float">
            <text:p>397</text:p>
          </table:table-cell>
          <table:table-cell table:formula="of:=([.G183]-[.A183])/[.A183]" office:value-type="percentage" office:value="0.00940757691329771" calcext:value-type="percentage">
            <text:p>0.94%</text:p>
          </table:table-cell>
          <table:table-cell table:formula="of:=([.G183]-[.B183])/[.B183]" office:value-type="percentage" office:value="0.0101781170483461" calcext:value-type="percentage">
            <text:p>1.02%</text:p>
          </table:table-cell>
          <table:table-cell table:formula="of:=([.G183]-[.C183])/[.C183]" office:value-type="percentage" office:value="0.00863821138211376" calcext:value-type="percentage">
            <text:p>0.86%</text:p>
          </table:table-cell>
          <table:table-cell table:formula="of:=([.G183]-[.D183])/[.D183]" office:value-type="percentage" office:value="0.0101781170483461" calcext:value-type="percentage">
            <text:p>1.02%</text:p>
          </table:table-cell>
          <table:table-cell table:formula="of:=([.G183]-[.E183])/[.E183]" office:value-type="percentage" office:value="0.0071029934043633" calcext:value-type="percentage">
            <text:p>0.71%</text:p>
          </table:table-cell>
          <table:table-cell table:formula="of:=([.G183]-[.F183])/[.F183]" office:value-type="percentage" office:value="0.00838201676403356" calcext:value-type="percentage">
            <text:p>0.84%</text:p>
          </table:table-cell>
        </table:table-row>
        <table:table-row table:style-name="ro1">
          <table:table-cell office:value-type="float" office:value="395.6" calcext:value-type="float">
            <text:p>395.6</text:p>
          </table:table-cell>
          <table:table-cell office:value-type="float" office:value="394.8" calcext:value-type="float">
            <text:p>394.8</text:p>
          </table:table-cell>
          <table:table-cell office:value-type="float" office:value="395.5" calcext:value-type="float">
            <text:p>395.5</text:p>
          </table:table-cell>
          <table:table-cell office:value-type="float" office:value="395.1" calcext:value-type="float">
            <text:p>395.1</text:p>
          </table:table-cell>
          <table:table-cell office:value-type="float" office:value="396.2" calcext:value-type="float">
            <text:p>396.2</text:p>
          </table:table-cell>
          <table:table-cell office:value-type="float" office:value="396" calcext:value-type="float">
            <text:p>396</text:p>
          </table:table-cell>
          <table:table-cell office:value-type="float" office:value="400" calcext:value-type="float">
            <text:p>400</text:p>
          </table:table-cell>
          <table:table-cell table:formula="of:=([.G184]-[.A184])/[.A184]" office:value-type="percentage" office:value="0.0111223458038422" calcext:value-type="percentage">
            <text:p>1.11%</text:p>
          </table:table-cell>
          <table:table-cell table:formula="of:=([.G184]-[.B184])/[.B184]" office:value-type="percentage" office:value="0.0131712259371834" calcext:value-type="percentage">
            <text:p>1.32%</text:p>
          </table:table-cell>
          <table:table-cell table:formula="of:=([.G184]-[.C184])/[.C184]" office:value-type="percentage" office:value="0.011378002528445" calcext:value-type="percentage">
            <text:p>1.14%</text:p>
          </table:table-cell>
          <table:table-cell table:formula="of:=([.G184]-[.D184])/[.D184]" office:value-type="percentage" office:value="0.0124019235636547" calcext:value-type="percentage">
            <text:p>1.24%</text:p>
          </table:table-cell>
          <table:table-cell table:formula="of:=([.G184]-[.E184])/[.E184]" office:value-type="percentage" office:value="0.00959111559818276" calcext:value-type="percentage">
            <text:p>0.96%</text:p>
          </table:table-cell>
          <table:table-cell table:formula="of:=([.G184]-[.F184])/[.F184]" office:value-type="percentage" office:value="0.0101010101010101" calcext:value-type="percentage">
            <text:p>1.01%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0.2" calcext:value-type="float">
            <text:p>370.2</text:p>
          </table:table-cell>
          <table:table-cell office:value-type="float" office:value="371.2" calcext:value-type="float">
            <text:p>371.2</text:p>
          </table:table-cell>
          <table:table-cell office:value-type="float" office:value="370.6" calcext:value-type="float">
            <text:p>370.6</text:p>
          </table:table-cell>
          <table:table-cell office:value-type="float" office:value="371.8" calcext:value-type="float">
            <text:p>371.8</text:p>
          </table:table-cell>
          <table:table-cell office:value-type="float" office:value="370.9" calcext:value-type="float">
            <text:p>370.9</text:p>
          </table:table-cell>
          <table:table-cell office:value-type="float" office:value="375" calcext:value-type="float">
            <text:p>375</text:p>
          </table:table-cell>
          <table:table-cell table:formula="of:=([.G185]-[.A185])/[.A185]" office:value-type="percentage" office:value="0.0107816711590297" calcext:value-type="percentage">
            <text:p>1.08%</text:p>
          </table:table-cell>
          <table:table-cell table:formula="of:=([.G185]-[.B185])/[.B185]" office:value-type="percentage" office:value="0.0129659643435981" calcext:value-type="percentage">
            <text:p>1.30%</text:p>
          </table:table-cell>
          <table:table-cell table:formula="of:=([.G185]-[.C185])/[.C185]" office:value-type="percentage" office:value="0.0102370689655173" calcext:value-type="percentage">
            <text:p>1.02%</text:p>
          </table:table-cell>
          <table:table-cell table:formula="of:=([.G185]-[.D185])/[.D185]" office:value-type="percentage" office:value="0.0118726389638424" calcext:value-type="percentage">
            <text:p>1.19%</text:p>
          </table:table-cell>
          <table:table-cell table:formula="of:=([.G185]-[.E185])/[.E185]" office:value-type="percentage" office:value="0.00860677783754704" calcext:value-type="percentage">
            <text:p>0.86%</text:p>
          </table:table-cell>
          <table:table-cell table:formula="of:=([.G185]-[.F185])/[.F185]" office:value-type="percentage" office:value="0.0110541925047183" calcext:value-type="percentage">
            <text:p>1.11%</text:p>
          </table:table-cell>
        </table:table-row>
        <table:table-row table:style-name="ro1">
          <table:table-cell table:number-columns-repeated="7" office:value-type="float" office:value="403" calcext:value-type="float">
            <text:p>403</text:p>
          </table:table-cell>
          <table:table-cell table:formula="of:=([.G186]-[.A186])/[.A186]" office:value-type="percentage" office:value="0" calcext:value-type="percentage">
            <text:p>0.00%</text:p>
          </table:table-cell>
          <table:table-cell table:formula="of:=([.G186]-[.B186])/[.B186]" office:value-type="percentage" office:value="0" calcext:value-type="percentage">
            <text:p>0.00%</text:p>
          </table:table-cell>
          <table:table-cell table:formula="of:=([.G186]-[.C186])/[.C186]" office:value-type="percentage" office:value="0" calcext:value-type="percentage">
            <text:p>0.00%</text:p>
          </table:table-cell>
          <table:table-cell table:formula="of:=([.G186]-[.D186])/[.D186]" office:value-type="percentage" office:value="0" calcext:value-type="percentage">
            <text:p>0.00%</text:p>
          </table:table-cell>
          <table:table-cell table:formula="of:=([.G186]-[.E186])/[.E186]" office:value-type="percentage" office:value="0" calcext:value-type="percentage">
            <text:p>0.00%</text:p>
          </table:table-cell>
          <table:table-cell table:formula="of:=([.G186]-[.F186])/[.F18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8.6" calcext:value-type="float">
            <text:p>358.6</text:p>
          </table:table-cell>
          <table:table-cell office:value-type="float" office:value="357.3" calcext:value-type="float">
            <text:p>357.3</text:p>
          </table:table-cell>
          <table:table-cell office:value-type="float" office:value="358.7" calcext:value-type="float">
            <text:p>358.7</text:p>
          </table:table-cell>
          <table:table-cell office:value-type="float" office:value="357.4" calcext:value-type="float">
            <text:p>357.4</text:p>
          </table:table-cell>
          <table:table-cell office:value-type="float" office:value="358.5" calcext:value-type="float">
            <text:p>358.5</text:p>
          </table:table-cell>
          <table:table-cell office:value-type="float" office:value="358.4" calcext:value-type="float">
            <text:p>358.4</text:p>
          </table:table-cell>
          <table:table-cell office:value-type="float" office:value="362" calcext:value-type="float">
            <text:p>362</text:p>
          </table:table-cell>
          <table:table-cell table:formula="of:=([.G187]-[.A187])/[.A187]" office:value-type="percentage" office:value="0.00948131622978242" calcext:value-type="percentage">
            <text:p>0.95%</text:p>
          </table:table-cell>
          <table:table-cell table:formula="of:=([.G187]-[.B187])/[.B187]" office:value-type="percentage" office:value="0.0131542121466554" calcext:value-type="percentage">
            <text:p>1.32%</text:p>
          </table:table-cell>
          <table:table-cell table:formula="of:=([.G187]-[.C187])/[.C187]" office:value-type="percentage" office:value="0.0091998884862002" calcext:value-type="percentage">
            <text:p>0.92%</text:p>
          </table:table-cell>
          <table:table-cell table:formula="of:=([.G187]-[.D187])/[.D187]" office:value-type="percentage" office:value="0.0128707330721881" calcext:value-type="percentage">
            <text:p>1.29%</text:p>
          </table:table-cell>
          <table:table-cell table:formula="of:=([.G187]-[.E187])/[.E187]" office:value-type="percentage" office:value="0.0097629009762901" calcext:value-type="percentage">
            <text:p>0.98%</text:p>
          </table:table-cell>
          <table:table-cell table:formula="of:=([.G187]-[.F187])/[.F187]" office:value-type="percentage" office:value="0.0100446428571429" calcext:value-type="percentage">
            <text:p>1.00%</text:p>
          </table:table-cell>
        </table:table-row>
        <table:table-row table:style-name="ro1">
          <table:table-cell office:value-type="float" office:value="400.6" calcext:value-type="float">
            <text:p>400.6</text:p>
          </table:table-cell>
          <table:table-cell office:value-type="float" office:value="399.1" calcext:value-type="float">
            <text:p>399.1</text:p>
          </table:table-cell>
          <table:table-cell office:value-type="float" office:value="400.5" calcext:value-type="float">
            <text:p>400.5</text:p>
          </table:table-cell>
          <table:table-cell office:value-type="float" office:value="399.4" calcext:value-type="float">
            <text:p>399.4</text:p>
          </table:table-cell>
          <table:table-cell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office:value-type="float" office:value="406" calcext:value-type="float">
            <text:p>406</text:p>
          </table:table-cell>
          <table:table-cell table:formula="of:=([.G188]-[.A188])/[.A188]" office:value-type="percentage" office:value="0.0134797803295057" calcext:value-type="percentage">
            <text:p>1.35%</text:p>
          </table:table-cell>
          <table:table-cell table:formula="of:=([.G188]-[.B188])/[.B188]" office:value-type="percentage" office:value="0.0172889000250563" calcext:value-type="percentage">
            <text:p>1.73%</text:p>
          </table:table-cell>
          <table:table-cell table:formula="of:=([.G188]-[.C188])/[.C188]" office:value-type="percentage" office:value="0.0137328339575531" calcext:value-type="percentage">
            <text:p>1.37%</text:p>
          </table:table-cell>
          <table:table-cell table:formula="of:=([.G188]-[.D188])/[.D188]" office:value-type="percentage" office:value="0.0165247871807712" calcext:value-type="percentage">
            <text:p>1.65%</text:p>
          </table:table-cell>
          <table:table-cell table:formula="of:=([.G188]-[.E188])/[.E188]" office:value-type="percentage" office:value="0.0124688279301746" calcext:value-type="percentage">
            <text:p>1.25%</text:p>
          </table:table-cell>
          <table:table-cell table:formula="of:=([.G188]-[.F188])/[.F188]" office:value-type="percentage" office:value="0.015" calcext:value-type="percentage">
            <text:p>1.50%</text:p>
          </table:table-cell>
        </table:table-row>
        <table:table-row table:style-name="ro1">
          <table:table-cell table:number-columns-repeated="7" office:value-type="float" office:value="406" calcext:value-type="float">
            <text:p>406</text:p>
          </table:table-cell>
          <table:table-cell table:formula="of:=([.G189]-[.A189])/[.A189]" office:value-type="percentage" office:value="0" calcext:value-type="percentage">
            <text:p>0.00%</text:p>
          </table:table-cell>
          <table:table-cell table:formula="of:=([.G189]-[.B189])/[.B189]" office:value-type="percentage" office:value="0" calcext:value-type="percentage">
            <text:p>0.00%</text:p>
          </table:table-cell>
          <table:table-cell table:formula="of:=([.G189]-[.C189])/[.C189]" office:value-type="percentage" office:value="0" calcext:value-type="percentage">
            <text:p>0.00%</text:p>
          </table:table-cell>
          <table:table-cell table:formula="of:=([.G189]-[.D189])/[.D189]" office:value-type="percentage" office:value="0" calcext:value-type="percentage">
            <text:p>0.00%</text:p>
          </table:table-cell>
          <table:table-cell table:formula="of:=([.G189]-[.E189])/[.E189]" office:value-type="percentage" office:value="0" calcext:value-type="percentage">
            <text:p>0.00%</text:p>
          </table:table-cell>
          <table:table-cell table:formula="of:=([.G189]-[.F189])/[.F18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7.3" calcext:value-type="float">
            <text:p>387.3</text:p>
          </table:table-cell>
          <table:table-cell office:value-type="float" office:value="386.7" calcext:value-type="float">
            <text:p>386.7</text:p>
          </table:table-cell>
          <table:table-cell office:value-type="float" office:value="387.9" calcext:value-type="float">
            <text:p>387.9</text:p>
          </table:table-cell>
          <table:table-cell office:value-type="float" office:value="386.8" calcext:value-type="float">
            <text:p>386.8</text:p>
          </table:table-cell>
          <table:table-cell office:value-type="float" office:value="388.1" calcext:value-type="float">
            <text:p>388.1</text:p>
          </table:table-cell>
          <table:table-cell office:value-type="float" office:value="387.8" calcext:value-type="float">
            <text:p>387.8</text:p>
          </table:table-cell>
          <table:table-cell office:value-type="float" office:value="391" calcext:value-type="float">
            <text:p>391</text:p>
          </table:table-cell>
          <table:table-cell table:formula="of:=([.G190]-[.A190])/[.A190]" office:value-type="percentage" office:value="0.00955331784146653" calcext:value-type="percentage">
            <text:p>0.96%</text:p>
          </table:table-cell>
          <table:table-cell table:formula="of:=([.G190]-[.B190])/[.B190]" office:value-type="percentage" office:value="0.0111197310576675" calcext:value-type="percentage">
            <text:p>1.11%</text:p>
          </table:table-cell>
          <table:table-cell table:formula="of:=([.G190]-[.C190])/[.C190]" office:value-type="percentage" office:value="0.00799175045114726" calcext:value-type="percentage">
            <text:p>0.80%</text:p>
          </table:table-cell>
          <table:table-cell table:formula="of:=([.G190]-[.D190])/[.D190]" office:value-type="percentage" office:value="0.0108583247156153" calcext:value-type="percentage">
            <text:p>1.09%</text:p>
          </table:table-cell>
          <table:table-cell table:formula="of:=([.G190]-[.E190])/[.E190]" office:value-type="percentage" office:value="0.00747230095336248" calcext:value-type="percentage">
            <text:p>0.75%</text:p>
          </table:table-cell>
          <table:table-cell table:formula="of:=([.G190]-[.F190])/[.F190]" office:value-type="percentage" office:value="0.00825167612171219" calcext:value-type="percentage">
            <text:p>0.83%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393.4" calcext:value-type="float">
            <text:p>393.4</text:p>
          </table:table-cell>
          <table:table-cell office:value-type="float" office:value="395.6" calcext:value-type="float">
            <text:p>395.6</text:p>
          </table:table-cell>
          <table:table-cell office:value-type="float" office:value="394" calcext:value-type="float">
            <text:p>394</text:p>
          </table:table-cell>
          <table:table-cell office:value-type="float" office:value="395.5" calcext:value-type="float">
            <text:p>395.5</text:p>
          </table:table-cell>
          <table:table-cell office:value-type="float" office:value="394.7" calcext:value-type="float">
            <text:p>394.7</text:p>
          </table:table-cell>
          <table:table-cell office:value-type="float" office:value="403" calcext:value-type="float">
            <text:p>403</text:p>
          </table:table-cell>
          <table:table-cell table:formula="of:=([.G191]-[.A191])/[.A191]" office:value-type="percentage" office:value="0.0215462610899873" calcext:value-type="percentage">
            <text:p>2.15%</text:p>
          </table:table-cell>
          <table:table-cell table:formula="of:=([.G191]-[.B191])/[.B191]" office:value-type="percentage" office:value="0.0244026436197255" calcext:value-type="percentage">
            <text:p>2.44%</text:p>
          </table:table-cell>
          <table:table-cell table:formula="of:=([.G191]-[.C191])/[.C191]" office:value-type="percentage" office:value="0.018705763397371" calcext:value-type="percentage">
            <text:p>1.87%</text:p>
          </table:table-cell>
          <table:table-cell table:formula="of:=([.G191]-[.D191])/[.D191]" office:value-type="percentage" office:value="0.0228426395939086" calcext:value-type="percentage">
            <text:p>2.28%</text:p>
          </table:table-cell>
          <table:table-cell table:formula="of:=([.G191]-[.E191])/[.E191]" office:value-type="percentage" office:value="0.0189633375474083" calcext:value-type="percentage">
            <text:p>1.90%</text:p>
          </table:table-cell>
          <table:table-cell table:formula="of:=([.G191]-[.F191])/[.F191]" office:value-type="percentage" office:value="0.0210286293387383" calcext:value-type="percentage">
            <text:p>2.10%</text:p>
          </table:table-cell>
        </table:table-row>
        <table:table-row table:style-name="ro1">
          <table:table-cell table:number-columns-repeated="7" office:value-type="float" office:value="411" calcext:value-type="float">
            <text:p>411</text:p>
          </table:table-cell>
          <table:table-cell table:formula="of:=([.G192]-[.A192])/[.A192]" office:value-type="percentage" office:value="0" calcext:value-type="percentage">
            <text:p>0.00%</text:p>
          </table:table-cell>
          <table:table-cell table:formula="of:=([.G192]-[.B192])/[.B192]" office:value-type="percentage" office:value="0" calcext:value-type="percentage">
            <text:p>0.00%</text:p>
          </table:table-cell>
          <table:table-cell table:formula="of:=([.G192]-[.C192])/[.C192]" office:value-type="percentage" office:value="0" calcext:value-type="percentage">
            <text:p>0.00%</text:p>
          </table:table-cell>
          <table:table-cell table:formula="of:=([.G192]-[.D192])/[.D192]" office:value-type="percentage" office:value="0" calcext:value-type="percentage">
            <text:p>0.00%</text:p>
          </table:table-cell>
          <table:table-cell table:formula="of:=([.G192]-[.E192])/[.E192]" office:value-type="percentage" office:value="0" calcext:value-type="percentage">
            <text:p>0.00%</text:p>
          </table:table-cell>
          <table:table-cell table:formula="of:=([.G192]-[.F192])/[.F19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66.2" calcext:value-type="float">
            <text:p>566.2</text:p>
          </table:table-cell>
          <table:table-cell office:value-type="float" office:value="565.8" calcext:value-type="float">
            <text:p>565.8</text:p>
          </table:table-cell>
          <table:table-cell office:value-type="float" office:value="566.3" calcext:value-type="float">
            <text:p>566.3</text:p>
          </table:table-cell>
          <table:table-cell office:value-type="float" office:value="564.7" calcext:value-type="float">
            <text:p>564.7</text:p>
          </table:table-cell>
          <table:table-cell office:value-type="float" office:value="566.8" calcext:value-type="float">
            <text:p>566.8</text:p>
          </table:table-cell>
          <table:table-cell office:value-type="float" office:value="566.6" calcext:value-type="float">
            <text:p>566.6</text:p>
          </table:table-cell>
          <table:table-cell office:value-type="float" office:value="571" calcext:value-type="float">
            <text:p>571</text:p>
          </table:table-cell>
          <table:table-cell table:formula="of:=([.G193]-[.A193])/[.A193]" office:value-type="percentage" office:value="0.00847756976333443" calcext:value-type="percentage">
            <text:p>0.85%</text:p>
          </table:table-cell>
          <table:table-cell table:formula="of:=([.G193]-[.B193])/[.B193]" office:value-type="percentage" office:value="0.00919052668787566" calcext:value-type="percentage">
            <text:p>0.92%</text:p>
          </table:table-cell>
          <table:table-cell table:formula="of:=([.G193]-[.C193])/[.C193]" office:value-type="percentage" office:value="0.00829948790393792" calcext:value-type="percentage">
            <text:p>0.83%</text:p>
          </table:table-cell>
          <table:table-cell table:formula="of:=([.G193]-[.D193])/[.D193]" office:value-type="percentage" office:value="0.011156366212148" calcext:value-type="percentage">
            <text:p>1.12%</text:p>
          </table:table-cell>
          <table:table-cell table:formula="of:=([.G193]-[.E193])/[.E193]" office:value-type="percentage" office:value="0.00741002117148914" calcext:value-type="percentage">
            <text:p>0.74%</text:p>
          </table:table-cell>
          <table:table-cell table:formula="of:=([.G193]-[.F193])/[.F193]" office:value-type="percentage" office:value="0.00776561948464521" calcext:value-type="percentage">
            <text:p>0.78%</text:p>
          </table:table-cell>
        </table:table-row>
        <table:table-row table:style-name="ro1">
          <table:table-cell table:number-columns-repeated="7" office:value-type="float" office:value="749" calcext:value-type="float">
            <text:p>749</text:p>
          </table:table-cell>
          <table:table-cell table:formula="of:=([.G194]-[.A194])/[.A194]" office:value-type="percentage" office:value="0" calcext:value-type="percentage">
            <text:p>0.00%</text:p>
          </table:table-cell>
          <table:table-cell table:formula="of:=([.G194]-[.B194])/[.B194]" office:value-type="percentage" office:value="0" calcext:value-type="percentage">
            <text:p>0.00%</text:p>
          </table:table-cell>
          <table:table-cell table:formula="of:=([.G194]-[.C194])/[.C194]" office:value-type="percentage" office:value="0" calcext:value-type="percentage">
            <text:p>0.00%</text:p>
          </table:table-cell>
          <table:table-cell table:formula="of:=([.G194]-[.D194])/[.D194]" office:value-type="percentage" office:value="0" calcext:value-type="percentage">
            <text:p>0.00%</text:p>
          </table:table-cell>
          <table:table-cell table:formula="of:=([.G194]-[.E194])/[.E194]" office:value-type="percentage" office:value="0" calcext:value-type="percentage">
            <text:p>0.00%</text:p>
          </table:table-cell>
          <table:table-cell table:formula="of:=([.G194]-[.F194])/[.F19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/>
          <table:table-cell table:style-name="ce3" table:formula="of:=SUM([.H2:.H194])/193" office:value-type="percentage" office:value="0.00565303962782043" calcext:value-type="percentage">
            <text:p>0.57%</text:p>
          </table:table-cell>
          <table:table-cell table:style-name="ce3" table:formula="of:=SUM([.I2:.I194])/193" office:value-type="percentage" office:value="0.00657774739430855" calcext:value-type="percentage">
            <text:p>0.66%</text:p>
          </table:table-cell>
          <table:table-cell table:style-name="ce3" table:formula="of:=SUM([.J2:.J194])/193" office:value-type="percentage" office:value="0.00479929937194346" calcext:value-type="percentage">
            <text:p>0.48%</text:p>
          </table:table-cell>
          <table:table-cell table:style-name="ce3" table:formula="of:=SUM([.K2:.K194])/193" office:value-type="percentage" office:value="0.00630541253982964" calcext:value-type="percentage">
            <text:p>0.63%</text:p>
          </table:table-cell>
          <table:table-cell table:style-name="ce3" table:formula="of:=SUM([.L2:.L194])/193" office:value-type="percentage" office:value="0.00456771550349947" calcext:value-type="percentage">
            <text:p>0.46%</text:p>
          </table:table-cell>
          <table:table-cell table:style-name="ce3" table:formula="of:=SUM([.M2:.M194])/193" office:value-type="percentage" office:value="0.00537739551311859" calcext:value-type="percentage">
            <text:p>0.54%</text:p>
          </table:table-cell>
        </table:table-row>
        <table:table-row table:style-name="ro1"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</table:table-row>
      </table:table>
      <table:table table:name="D-objval" table:style-name="ta1">
        <table:table-column table:style-name="co1" table:number-columns-repeated="7" table:default-cell-style-name="Default"/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ir 5 ils j</text:p>
          </table:table-cell>
          <table:table-cell table:style-name="ce1" office:value-type="string" calcext:value-type="string">
            <text:p>ir 5 ils j/2</text:p>
          </table:table-cell>
          <table:table-cell table:style-name="ce1" office:value-type="string" calcext:value-type="string">
            <text:p>ir 10 ils j</text:p>
          </table:table-cell>
          <table:table-cell table:style-name="ce1" office:value-type="string" calcext:value-type="string">
            <text:p>ir 10 ils j/2</text:p>
          </table:table-cell>
          <table:table-cell table:style-name="ce1" office:value-type="string" calcext:value-type="string">
            <text:p>ir 15 ils j</text:p>
          </table:table-cell>
          <table:table-cell table:style-name="ce1" office:value-type="string" calcext:value-type="string">
            <text:p>ir 15 ils j/2</text:p>
          </table:table-cell>
          <table:table-cell table:style-name="ce1" office:value-type="string" calcext:value-type="string">
            <text:p>opt</text:p>
          </table:table-cell>
          <table:table-cell table:style-name="ce1" office:value-type="string" calcext:value-type="string">
            <text:p>gap ir 5 ils j</text:p>
          </table:table-cell>
          <table:table-cell table:style-name="ce1" office:value-type="string" calcext:value-type="string">
            <text:p><text:span text:style-name="T1">gap </text:span>ir 5 ils j/2</text:p>
          </table:table-cell>
          <table:table-cell table:style-name="ce1" office:value-type="string" calcext:value-type="string">
            <text:p><text:span text:style-name="T1">gap </text:span>ir 10 ils j</text:p>
          </table:table-cell>
          <table:table-cell table:style-name="ce1" office:value-type="string" calcext:value-type="string">
            <text:p><text:span text:style-name="T1">gap </text:span>ir 10 ils j/2</text:p>
          </table:table-cell>
          <table:table-cell table:style-name="ce1" office:value-type="string" calcext:value-type="string">
            <text:p><text:span text:style-name="T1">gap </text:span>ir 15 ils j</text:p>
          </table:table-cell>
          <table:table-cell table:style-name="ce1" office:value-type="string" calcext:value-type="string">
            <text:p><text:span text:style-name="T1">gap </text:span>ir 15 ils j/2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table:formula="of:=([.G2]-[.A2])/[.A2]" office:value-type="percentage" office:value="0" calcext:value-type="percentage">
            <text:p>0.00%</text:p>
          </table:table-cell>
          <table:table-cell table:formula="of:=([.G2]-[.B2])/[.B2]" office:value-type="percentage" office:value="0" calcext:value-type="percentage">
            <text:p>0.00%</text:p>
          </table:table-cell>
          <table:table-cell table:formula="of:=([.G2]-[.C2])/[.C2]" office:value-type="percentage" office:value="0" calcext:value-type="percentage">
            <text:p>0.00%</text:p>
          </table:table-cell>
          <table:table-cell table:formula="of:=([.G2]-[.D2])/[.D2]" office:value-type="percentage" office:value="0" calcext:value-type="percentage">
            <text:p>0.00%</text:p>
          </table:table-cell>
          <table:table-cell table:formula="of:=([.G2]-[.E2])/[.E2]" office:value-type="percentage" office:value="0" calcext:value-type="percentage">
            <text:p>0.00%</text:p>
          </table:table-cell>
          <table:table-cell table:formula="of:=([.G2]-[.F2])/[.F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table:formula="of:=([.G3]-[.A3])/[.A3]" office:value-type="percentage" office:value="0" calcext:value-type="percentage">
            <text:p>0.00%</text:p>
          </table:table-cell>
          <table:table-cell table:formula="of:=([.G3]-[.B3])/[.B3]" office:value-type="percentage" office:value="0" calcext:value-type="percentage">
            <text:p>0.00%</text:p>
          </table:table-cell>
          <table:table-cell table:formula="of:=([.G3]-[.C3])/[.C3]" office:value-type="percentage" office:value="0" calcext:value-type="percentage">
            <text:p>0.00%</text:p>
          </table:table-cell>
          <table:table-cell table:formula="of:=([.G3]-[.D3])/[.D3]" office:value-type="percentage" office:value="0" calcext:value-type="percentage">
            <text:p>0.00%</text:p>
          </table:table-cell>
          <table:table-cell table:formula="of:=([.G3]-[.E3])/[.E3]" office:value-type="percentage" office:value="0" calcext:value-type="percentage">
            <text:p>0.00%</text:p>
          </table:table-cell>
          <table:table-cell table:formula="of:=([.G3]-[.F3])/[.F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40.2" calcext:value-type="float">
            <text:p>40.2</text:p>
          </table:table-cell>
          <table:table-cell table:number-columns-repeated="3" office:value-type="float" office:value="40.5" calcext:value-type="float">
            <text:p>40.5</text:p>
          </table:table-cell>
          <table:table-cell office:value-type="float" office:value="40.6" calcext:value-type="float">
            <text:p>40.6</text:p>
          </table:table-cell>
          <table:table-cell office:value-type="float" office:value="41" calcext:value-type="float">
            <text:p>41</text:p>
          </table:table-cell>
          <table:table-cell table:formula="of:=([.G4]-[.A4])/[.A4]" office:value-type="percentage" office:value="0.0224438902743142" calcext:value-type="percentage">
            <text:p>2.24%</text:p>
          </table:table-cell>
          <table:table-cell table:formula="of:=([.G4]-[.B4])/[.B4]" office:value-type="percentage" office:value="0.0199004975124377" calcext:value-type="percentage">
            <text:p>1.99%</text:p>
          </table:table-cell>
          <table:table-cell table:formula="of:=([.G4]-[.C4])/[.C4]" office:value-type="percentage" office:value="0.0123456790123457" calcext:value-type="percentage">
            <text:p>1.23%</text:p>
          </table:table-cell>
          <table:table-cell table:formula="of:=([.G4]-[.D4])/[.D4]" office:value-type="percentage" office:value="0.0123456790123457" calcext:value-type="percentage">
            <text:p>1.23%</text:p>
          </table:table-cell>
          <table:table-cell table:formula="of:=([.G4]-[.E4])/[.E4]" office:value-type="percentage" office:value="0.0123456790123457" calcext:value-type="percentage">
            <text:p>1.23%</text:p>
          </table:table-cell>
          <table:table-cell table:formula="of:=([.G4]-[.F4])/[.F4]" office:value-type="percentage" office:value="0.00985221674876844" calcext:value-type="percentage">
            <text:p>0.99%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40.3" calcext:value-type="float">
            <text:p>40.3</text:p>
          </table:table-cell>
          <table:table-cell office:value-type="float" office:value="40.9" calcext:value-type="float">
            <text:p>40.9</text:p>
          </table:table-cell>
          <table:table-cell office:value-type="float" office:value="40.7" calcext:value-type="float">
            <text:p>40.7</text:p>
          </table:table-cell>
          <table:table-cell office:value-type="float" office:value="40.8" calcext:value-type="float">
            <text:p>40.8</text:p>
          </table:table-cell>
          <table:table-cell office:value-type="float" office:value="40.6" calcext:value-type="float">
            <text:p>40.6</text:p>
          </table:table-cell>
          <table:table-cell office:value-type="float" office:value="42" calcext:value-type="float">
            <text:p>42</text:p>
          </table:table-cell>
          <table:table-cell table:formula="of:=([.G5]-[.A5])/[.A5]" office:value-type="percentage" office:value="0.0344827586206896" calcext:value-type="percentage">
            <text:p>3.45%</text:p>
          </table:table-cell>
          <table:table-cell table:formula="of:=([.G5]-[.B5])/[.B5]" office:value-type="percentage" office:value="0.0421836228287842" calcext:value-type="percentage">
            <text:p>4.22%</text:p>
          </table:table-cell>
          <table:table-cell table:formula="of:=([.G5]-[.C5])/[.C5]" office:value-type="percentage" office:value="0.0268948655256724" calcext:value-type="percentage">
            <text:p>2.69%</text:p>
          </table:table-cell>
          <table:table-cell table:formula="of:=([.G5]-[.D5])/[.D5]" office:value-type="percentage" office:value="0.0319410319410319" calcext:value-type="percentage">
            <text:p>3.19%</text:p>
          </table:table-cell>
          <table:table-cell table:formula="of:=([.G5]-[.E5])/[.E5]" office:value-type="percentage" office:value="0.0294117647058824" calcext:value-type="percentage">
            <text:p>2.94%</text:p>
          </table:table-cell>
          <table:table-cell table:formula="of:=([.G5]-[.F5])/[.F5]" office:value-type="percentage" office:value="0.0344827586206896" calcext:value-type="percentage">
            <text:p>3.45%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44.6" calcext:value-type="float">
            <text:p>44.6</text:p>
          </table:table-cell>
          <table:table-cell office:value-type="float" office:value="44.9" calcext:value-type="float">
            <text:p>44.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.9" calcext:value-type="float">
            <text:p>44.9</text:p>
          </table:table-cell>
          <table:table-cell office:value-type="float" office:value="46" calcext:value-type="float">
            <text:p>46</text:p>
          </table:table-cell>
          <table:table-cell table:formula="of:=([.G6]-[.A6])/[.A6]" office:value-type="percentage" office:value="0.0267857142857143" calcext:value-type="percentage">
            <text:p>2.68%</text:p>
          </table:table-cell>
          <table:table-cell table:formula="of:=([.G6]-[.B6])/[.B6]" office:value-type="percentage" office:value="0.0313901345291479" calcext:value-type="percentage">
            <text:p>3.14%</text:p>
          </table:table-cell>
          <table:table-cell table:formula="of:=([.G6]-[.C6])/[.C6]" office:value-type="percentage" office:value="0.0244988864142539" calcext:value-type="percentage">
            <text:p>2.45%</text:p>
          </table:table-cell>
          <table:table-cell table:formula="of:=([.G6]-[.D6])/[.D6]" office:value-type="percentage" office:value="0.0222222222222222" calcext:value-type="percentage">
            <text:p>2.22%</text:p>
          </table:table-cell>
          <table:table-cell table:formula="of:=([.G6]-[.E6])/[.E6]" office:value-type="percentage" office:value="0.0222222222222222" calcext:value-type="percentage">
            <text:p>2.22%</text:p>
          </table:table-cell>
          <table:table-cell table:formula="of:=([.G6]-[.F6])/[.F6]" office:value-type="percentage" office:value="0.0244988864142539" calcext:value-type="percentage">
            <text:p>2.45%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69.3" calcext:value-type="float">
            <text:p>69.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9.9" calcext:value-type="float">
            <text:p>69.9</text:p>
          </table:table-cell>
          <table:table-cell office:value-type="float" office:value="70.1" calcext:value-type="float">
            <text:p>70.1</text:p>
          </table:table-cell>
          <table:table-cell office:value-type="float" office:value="71" calcext:value-type="float">
            <text:p>71</text:p>
          </table:table-cell>
          <table:table-cell table:formula="of:=([.G7]-[.A7])/[.A7]" office:value-type="percentage" office:value="0.0215827338129496" calcext:value-type="percentage">
            <text:p>2.16%</text:p>
          </table:table-cell>
          <table:table-cell table:formula="of:=([.G7]-[.B7])/[.B7]" office:value-type="percentage" office:value="0.0245310245310246" calcext:value-type="percentage">
            <text:p>2.45%</text:p>
          </table:table-cell>
          <table:table-cell table:formula="of:=([.G7]-[.C7])/[.C7]" office:value-type="percentage" office:value="0.0142857142857143" calcext:value-type="percentage">
            <text:p>1.43%</text:p>
          </table:table-cell>
          <table:table-cell table:formula="of:=([.G7]-[.D7])/[.D7]" office:value-type="percentage" office:value="0.0142857142857143" calcext:value-type="percentage">
            <text:p>1.43%</text:p>
          </table:table-cell>
          <table:table-cell table:formula="of:=([.G7]-[.E7])/[.E7]" office:value-type="percentage" office:value="0.0157367668097281" calcext:value-type="percentage">
            <text:p>1.57%</text:p>
          </table:table-cell>
          <table:table-cell table:formula="of:=([.G7]-[.F7])/[.F7]" office:value-type="percentage" office:value="0.0128388017118403" calcext:value-type="percentage">
            <text:p>1.28%</text:p>
          </table:table-cell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85.4" calcext:value-type="float">
            <text:p>85.4</text:p>
          </table:table-cell>
          <table:table-cell office:value-type="float" office:value="86.2" calcext:value-type="float">
            <text:p>86.2</text:p>
          </table:table-cell>
          <table:table-cell office:value-type="float" office:value="86.3" calcext:value-type="float">
            <text:p>86.3</text:p>
          </table:table-cell>
          <table:table-cell office:value-type="float" office:value="86.4" calcext:value-type="float">
            <text:p>86.4</text:p>
          </table:table-cell>
          <table:table-cell office:value-type="float" office:value="86.3" calcext:value-type="float">
            <text:p>86.3</text:p>
          </table:table-cell>
          <table:table-cell office:value-type="float" office:value="88" calcext:value-type="float">
            <text:p>88</text:p>
          </table:table-cell>
          <table:table-cell table:formula="of:=([.G8]-[.A8])/[.A8]" office:value-type="percentage" office:value="0.0256410256410257" calcext:value-type="percentage">
            <text:p>2.56%</text:p>
          </table:table-cell>
          <table:table-cell table:formula="of:=([.G8]-[.B8])/[.B8]" office:value-type="percentage" office:value="0.0304449648711943" calcext:value-type="percentage">
            <text:p>3.04%</text:p>
          </table:table-cell>
          <table:table-cell table:formula="of:=([.G8]-[.C8])/[.C8]" office:value-type="percentage" office:value="0.0208816705336427" calcext:value-type="percentage">
            <text:p>2.09%</text:p>
          </table:table-cell>
          <table:table-cell table:formula="of:=([.G8]-[.D8])/[.D8]" office:value-type="percentage" office:value="0.0196987253765933" calcext:value-type="percentage">
            <text:p>1.97%</text:p>
          </table:table-cell>
          <table:table-cell table:formula="of:=([.G8]-[.E8])/[.E8]" office:value-type="percentage" office:value="0.0185185185185185" calcext:value-type="percentage">
            <text:p>1.85%</text:p>
          </table:table-cell>
          <table:table-cell table:formula="of:=([.G8]-[.F8])/[.F8]" office:value-type="percentage" office:value="0.0196987253765933" calcext:value-type="percentage">
            <text:p>1.97%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91.3" calcext:value-type="float">
            <text:p>91.3</text:p>
          </table:table-cell>
          <table:table-cell office:value-type="float" office:value="91.7" calcext:value-type="float">
            <text:p>91.7</text:p>
          </table:table-cell>
          <table:table-cell office:value-type="float" office:value="91.6" calcext:value-type="float">
            <text:p>91.6</text:p>
          </table:table-cell>
          <table:table-cell office:value-type="float" office:value="91.9" calcext:value-type="float">
            <text:p>91.9</text:p>
          </table:table-cell>
          <table:table-cell office:value-type="float" office:value="91.5" calcext:value-type="float">
            <text:p>91.5</text:p>
          </table:table-cell>
          <table:table-cell office:value-type="float" office:value="93" calcext:value-type="float">
            <text:p>93</text:p>
          </table:table-cell>
          <table:table-cell table:formula="of:=([.G9]-[.A9])/[.A9]" office:value-type="percentage" office:value="0.0175054704595185" calcext:value-type="percentage">
            <text:p>1.75%</text:p>
          </table:table-cell>
          <table:table-cell table:formula="of:=([.G9]-[.B9])/[.B9]" office:value-type="percentage" office:value="0.0186199342825849" calcext:value-type="percentage">
            <text:p>1.86%</text:p>
          </table:table-cell>
          <table:table-cell table:formula="of:=([.G9]-[.C9])/[.C9]" office:value-type="percentage" office:value="0.0141766630316248" calcext:value-type="percentage">
            <text:p>1.42%</text:p>
          </table:table-cell>
          <table:table-cell table:formula="of:=([.G9]-[.D9])/[.D9]" office:value-type="percentage" office:value="0.0152838427947599" calcext:value-type="percentage">
            <text:p>1.53%</text:p>
          </table:table-cell>
          <table:table-cell table:formula="of:=([.G9]-[.E9])/[.E9]" office:value-type="percentage" office:value="0.0119695321001088" calcext:value-type="percentage">
            <text:p>1.20%</text:p>
          </table:table-cell>
          <table:table-cell table:formula="of:=([.G9]-[.F9])/[.F9]" office:value-type="percentage" office:value="0.0163934426229508" calcext:value-type="percentage">
            <text:p>1.64%</text:p>
          </table:table-cell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85.6" calcext:value-type="float">
            <text:p>85.6</text:p>
          </table:table-cell>
          <table:table-cell office:value-type="float" office:value="86.1" calcext:value-type="float">
            <text:p>86.1</text:p>
          </table:table-cell>
          <table:table-cell office:value-type="float" office:value="86" calcext:value-type="float">
            <text:p>86</text:p>
          </table:table-cell>
          <table:table-cell office:value-type="float" office:value="86.2" calcext:value-type="float">
            <text:p>86.2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formula="of:=([.G10]-[.A10])/[.A10]" office:value-type="percentage" office:value="0.0151691948658109" calcext:value-type="percentage">
            <text:p>1.52%</text:p>
          </table:table-cell>
          <table:table-cell table:formula="of:=([.G10]-[.B10])/[.B10]" office:value-type="percentage" office:value="0.016355140186916" calcext:value-type="percentage">
            <text:p>1.64%</text:p>
          </table:table-cell>
          <table:table-cell table:formula="of:=([.G10]-[.C10])/[.C10]" office:value-type="percentage" office:value="0.0104529616724739" calcext:value-type="percentage">
            <text:p>1.05%</text:p>
          </table:table-cell>
          <table:table-cell table:formula="of:=([.G10]-[.D10])/[.D10]" office:value-type="percentage" office:value="0.0116279069767442" calcext:value-type="percentage">
            <text:p>1.16%</text:p>
          </table:table-cell>
          <table:table-cell table:formula="of:=([.G10]-[.E10])/[.E10]" office:value-type="percentage" office:value="0.00928074245939672" calcext:value-type="percentage">
            <text:p>0.93%</text:p>
          </table:table-cell>
          <table:table-cell table:formula="of:=([.G10]-[.F10])/[.F10]" office:value-type="percentage" office:value="0.0116279069767442" calcext:value-type="percentage">
            <text:p>1.16%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92.4" calcext:value-type="float">
            <text:p>92.4</text:p>
          </table:table-cell>
          <table:table-cell office:value-type="float" office:value="92.5" calcext:value-type="float">
            <text:p>92.5</text:p>
          </table:table-cell>
          <table:table-cell office:value-type="float" office:value="92.4" calcext:value-type="float">
            <text:p>92.4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" calcext:value-type="float">
            <text:p>95</text:p>
          </table:table-cell>
          <table:table-cell table:formula="of:=([.G11]-[.A11])/[.A11]" office:value-type="percentage" office:value="0.027027027027027" calcext:value-type="percentage">
            <text:p>2.70%</text:p>
          </table:table-cell>
          <table:table-cell table:formula="of:=([.G11]-[.B11])/[.B11]" office:value-type="percentage" office:value="0.0281385281385281" calcext:value-type="percentage">
            <text:p>2.81%</text:p>
          </table:table-cell>
          <table:table-cell table:formula="of:=([.G11]-[.C11])/[.C11]" office:value-type="percentage" office:value="0.027027027027027" calcext:value-type="percentage">
            <text:p>2.70%</text:p>
          </table:table-cell>
          <table:table-cell table:formula="of:=([.G11]-[.D11])/[.D11]" office:value-type="percentage" office:value="0.0281385281385281" calcext:value-type="percentage">
            <text:p>2.81%</text:p>
          </table:table-cell>
          <table:table-cell table:formula="of:=([.G11]-[.E11])/[.E11]" office:value-type="percentage" office:value="0.021505376344086" calcext:value-type="percentage">
            <text:p>2.15%</text:p>
          </table:table-cell>
          <table:table-cell table:formula="of:=([.G11]-[.F11])/[.F11]" office:value-type="percentage" office:value="0.0237068965517242" calcext:value-type="percentage">
            <text:p>2.37%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99.1" calcext:value-type="float">
            <text:p>99.1</text:p>
          </table:table-cell>
          <table:table-cell office:value-type="float" office:value="99.7" calcext:value-type="float">
            <text:p>99.7</text:p>
          </table:table-cell>
          <table:table-cell office:value-type="float" office:value="99.4" calcext:value-type="float">
            <text:p>99.4</text:p>
          </table:table-cell>
          <table:table-cell office:value-type="float" office:value="99.9" calcext:value-type="float">
            <text:p>99.9</text:p>
          </table:table-cell>
          <table:table-cell office:value-type="float" office:value="99.5" calcext:value-type="float">
            <text:p>99.5</text:p>
          </table:table-cell>
          <table:table-cell office:value-type="float" office:value="104" calcext:value-type="float">
            <text:p>104</text:p>
          </table:table-cell>
          <table:table-cell table:formula="of:=([.G12]-[.A12])/[.A12]" office:value-type="percentage" office:value="0.0452261306532663" calcext:value-type="percentage">
            <text:p>4.52%</text:p>
          </table:table-cell>
          <table:table-cell table:formula="of:=([.G12]-[.B12])/[.B12]" office:value-type="percentage" office:value="0.0494450050454087" calcext:value-type="percentage">
            <text:p>4.94%</text:p>
          </table:table-cell>
          <table:table-cell table:formula="of:=([.G12]-[.C12])/[.C12]" office:value-type="percentage" office:value="0.0431293881644935" calcext:value-type="percentage">
            <text:p>4.31%</text:p>
          </table:table-cell>
          <table:table-cell table:formula="of:=([.G12]-[.D12])/[.D12]" office:value-type="percentage" office:value="0.0462776659959758" calcext:value-type="percentage">
            <text:p>4.63%</text:p>
          </table:table-cell>
          <table:table-cell table:formula="of:=([.G12]-[.E12])/[.E12]" office:value-type="percentage" office:value="0.041041041041041" calcext:value-type="percentage">
            <text:p>4.10%</text:p>
          </table:table-cell>
          <table:table-cell table:formula="of:=([.G12]-[.F12])/[.F12]" office:value-type="percentage" office:value="0.0452261306532663" calcext:value-type="percentage">
            <text:p>4.52%</text:p>
          </table:table-cell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100.8" calcext:value-type="float">
            <text:p>100.8</text:p>
          </table:table-cell>
          <table:table-cell office:value-type="float" office:value="101.4" calcext:value-type="float">
            <text:p>101.4</text:p>
          </table:table-cell>
          <table:table-cell office:value-type="float" office:value="100.9" calcext:value-type="float">
            <text:p>100.9</text:p>
          </table:table-cell>
          <table:table-cell office:value-type="float" office:value="101.6" calcext:value-type="float">
            <text:p>101.6</text:p>
          </table:table-cell>
          <table:table-cell office:value-type="float" office:value="100.8" calcext:value-type="float">
            <text:p>100.8</text:p>
          </table:table-cell>
          <table:table-cell office:value-type="float" office:value="104" calcext:value-type="float">
            <text:p>104</text:p>
          </table:table-cell>
          <table:table-cell table:formula="of:=([.G13]-[.A13])/[.A13]" office:value-type="percentage" office:value="0.0286844708209694" calcext:value-type="percentage">
            <text:p>2.87%</text:p>
          </table:table-cell>
          <table:table-cell table:formula="of:=([.G13]-[.B13])/[.B13]" office:value-type="percentage" office:value="0.0317460317460318" calcext:value-type="percentage">
            <text:p>3.17%</text:p>
          </table:table-cell>
          <table:table-cell table:formula="of:=([.G13]-[.C13])/[.C13]" office:value-type="percentage" office:value="0.0256410256410256" calcext:value-type="percentage">
            <text:p>2.56%</text:p>
          </table:table-cell>
          <table:table-cell table:formula="of:=([.G13]-[.D13])/[.D13]" office:value-type="percentage" office:value="0.0307234886025767" calcext:value-type="percentage">
            <text:p>3.07%</text:p>
          </table:table-cell>
          <table:table-cell table:formula="of:=([.G13]-[.E13])/[.E13]" office:value-type="percentage" office:value="0.0236220472440945" calcext:value-type="percentage">
            <text:p>2.36%</text:p>
          </table:table-cell>
          <table:table-cell table:formula="of:=([.G13]-[.F13])/[.F13]" office:value-type="percentage" office:value="0.0317460317460318" calcext:value-type="percentage">
            <text:p>3.17%</text:p>
          </table:table-cell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0.8" calcext:value-type="float">
            <text:p>100.8</text:p>
          </table:table-cell>
          <table:table-cell office:value-type="float" office:value="100.7" calcext:value-type="float">
            <text:p>100.7</text:p>
          </table:table-cell>
          <table:table-cell office:value-type="float" office:value="100.9" calcext:value-type="float">
            <text:p>100.9</text:p>
          </table:table-cell>
          <table:table-cell office:value-type="float" office:value="100.7" calcext:value-type="float">
            <text:p>100.7</text:p>
          </table:table-cell>
          <table:table-cell office:value-type="float" office:value="105" calcext:value-type="float">
            <text:p>105</text:p>
          </table:table-cell>
          <table:table-cell table:formula="of:=([.G14]-[.A14])/[.A14]" office:value-type="percentage" office:value="0.0427010923535253" calcext:value-type="percentage">
            <text:p>4.27%</text:p>
          </table:table-cell>
          <table:table-cell table:formula="of:=([.G14]-[.B14])/[.B14]" office:value-type="percentage" office:value="0.048951048951049" calcext:value-type="percentage">
            <text:p>4.90%</text:p>
          </table:table-cell>
          <table:table-cell table:formula="of:=([.G14]-[.C14])/[.C14]" office:value-type="percentage" office:value="0.0416666666666667" calcext:value-type="percentage">
            <text:p>4.17%</text:p>
          </table:table-cell>
          <table:table-cell table:formula="of:=([.G14]-[.D14])/[.D14]" office:value-type="percentage" office:value="0.0427010923535253" calcext:value-type="percentage">
            <text:p>4.27%</text:p>
          </table:table-cell>
          <table:table-cell table:formula="of:=([.G14]-[.E14])/[.E14]" office:value-type="percentage" office:value="0.0406342913776015" calcext:value-type="percentage">
            <text:p>4.06%</text:p>
          </table:table-cell>
          <table:table-cell table:formula="of:=([.G14]-[.F14])/[.F14]" office:value-type="percentage" office:value="0.0427010923535253" calcext:value-type="percentage">
            <text:p>4.27%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.1" calcext:value-type="float">
            <text:p>102.1</text:p>
          </table:table-cell>
          <table:table-cell office:value-type="float" office:value="102.9" calcext:value-type="float">
            <text:p>102.9</text:p>
          </table:table-cell>
          <table:table-cell office:value-type="float" office:value="102.8" calcext:value-type="float">
            <text:p>102.8</text:p>
          </table:table-cell>
          <table:table-cell office:value-type="float" office:value="103.1" calcext:value-type="float">
            <text:p>103.1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table:formula="of:=([.G15]-[.A15])/[.A15]" office:value-type="percentage" office:value="0.029126213592233" calcext:value-type="percentage">
            <text:p>2.91%</text:p>
          </table:table-cell>
          <table:table-cell table:formula="of:=([.G15]-[.B15])/[.B15]" office:value-type="percentage" office:value="0.0381978452497552" calcext:value-type="percentage">
            <text:p>3.82%</text:p>
          </table:table-cell>
          <table:table-cell table:formula="of:=([.G15]-[.C15])/[.C15]" office:value-type="percentage" office:value="0.0301263362487852" calcext:value-type="percentage">
            <text:p>3.01%</text:p>
          </table:table-cell>
          <table:table-cell table:formula="of:=([.G15]-[.D15])/[.D15]" office:value-type="percentage" office:value="0.0311284046692607" calcext:value-type="percentage">
            <text:p>3.11%</text:p>
          </table:table-cell>
          <table:table-cell table:formula="of:=([.G15]-[.E15])/[.E15]" office:value-type="percentage" office:value="0.0281280310378274" calcext:value-type="percentage">
            <text:p>2.81%</text:p>
          </table:table-cell>
          <table:table-cell table:formula="of:=([.G15]-[.F15])/[.F15]" office:value-type="percentage" office:value="0.029126213592233" calcext:value-type="percentage">
            <text:p>2.91%</text:p>
          </table:table-cell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105.1" calcext:value-type="float">
            <text:p>105.1</text:p>
          </table:table-cell>
          <table:table-cell office:value-type="float" office:value="105.5" calcext:value-type="float">
            <text:p>105.5</text:p>
          </table:table-cell>
          <table:table-cell office:value-type="float" office:value="105.6" calcext:value-type="float">
            <text:p>105.6</text:p>
          </table:table-cell>
          <table:table-cell office:value-type="float" office:value="105.8" calcext:value-type="float">
            <text:p>105.8</text:p>
          </table:table-cell>
          <table:table-cell office:value-type="float" office:value="105.7" calcext:value-type="float">
            <text:p>105.7</text:p>
          </table:table-cell>
          <table:table-cell office:value-type="float" office:value="106" calcext:value-type="float">
            <text:p>106</text:p>
          </table:table-cell>
          <table:table-cell table:formula="of:=([.G16]-[.A16])/[.A16]" office:value-type="percentage" office:value="0.00664767331434001" calcext:value-type="percentage">
            <text:p>0.66%</text:p>
          </table:table-cell>
          <table:table-cell table:formula="of:=([.G16]-[.B16])/[.B16]" office:value-type="percentage" office:value="0.00856327307326361" calcext:value-type="percentage">
            <text:p>0.86%</text:p>
          </table:table-cell>
          <table:table-cell table:formula="of:=([.G16]-[.C16])/[.C16]" office:value-type="percentage" office:value="0.004739336492891" calcext:value-type="percentage">
            <text:p>0.47%</text:p>
          </table:table-cell>
          <table:table-cell table:formula="of:=([.G16]-[.D16])/[.D16]" office:value-type="percentage" office:value="0.00378787878787884" calcext:value-type="percentage">
            <text:p>0.38%</text:p>
          </table:table-cell>
          <table:table-cell table:formula="of:=([.G16]-[.E16])/[.E16]" office:value-type="percentage" office:value="0.00189035916824199" calcext:value-type="percentage">
            <text:p>0.19%</text:p>
          </table:table-cell>
          <table:table-cell table:formula="of:=([.G16]-[.F16])/[.F16]" office:value-type="percentage" office:value="0.00283822138126771" calcext:value-type="percentage">
            <text:p>0.28%</text:p>
          </table:table-cell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111.8" calcext:value-type="float">
            <text:p>111.8</text:p>
          </table:table-cell>
          <table:table-cell table:number-columns-repeated="2" office:value-type="float" office:value="112.5" calcext:value-type="float">
            <text:p>112.5</text:p>
          </table:table-cell>
          <table:table-cell table:number-columns-repeated="2" office:value-type="float" office:value="112.9" calcext:value-type="float">
            <text:p>112.9</text:p>
          </table:table-cell>
          <table:table-cell office:value-type="float" office:value="116" calcext:value-type="float">
            <text:p>116</text:p>
          </table:table-cell>
          <table:table-cell table:formula="of:=([.G17]-[.A17])/[.A17]" office:value-type="percentage" office:value="0.0311111111111111" calcext:value-type="percentage">
            <text:p>3.11%</text:p>
          </table:table-cell>
          <table:table-cell table:formula="of:=([.G17]-[.B17])/[.B17]" office:value-type="percentage" office:value="0.037567084078712" calcext:value-type="percentage">
            <text:p>3.76%</text:p>
          </table:table-cell>
          <table:table-cell table:formula="of:=([.G17]-[.C17])/[.C17]" office:value-type="percentage" office:value="0.0311111111111111" calcext:value-type="percentage">
            <text:p>3.11%</text:p>
          </table:table-cell>
          <table:table-cell table:formula="of:=([.G17]-[.D17])/[.D17]" office:value-type="percentage" office:value="0.0311111111111111" calcext:value-type="percentage">
            <text:p>3.11%</text:p>
          </table:table-cell>
          <table:table-cell table:formula="of:=([.G17]-[.E17])/[.E17]" office:value-type="percentage" office:value="0.0274579273693534" calcext:value-type="percentage">
            <text:p>2.75%</text:p>
          </table:table-cell>
          <table:table-cell table:formula="of:=([.G17]-[.F17])/[.F17]" office:value-type="percentage" office:value="0.0274579273693534" calcext:value-type="percentage">
            <text:p>2.75%</text:p>
          </table:table-cell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112.3" calcext:value-type="float">
            <text:p>112.3</text:p>
          </table:table-cell>
          <table:table-cell office:value-type="float" office:value="113.3" calcext:value-type="float">
            <text:p>113.3</text:p>
          </table:table-cell>
          <table:table-cell office:value-type="float" office:value="113.4" calcext:value-type="float">
            <text:p>113.4</text:p>
          </table:table-cell>
          <table:table-cell office:value-type="float" office:value="114.3" calcext:value-type="float">
            <text:p>114.3</text:p>
          </table:table-cell>
          <table:table-cell office:value-type="float" office:value="113.4" calcext:value-type="float">
            <text:p>113.4</text:p>
          </table:table-cell>
          <table:table-cell office:value-type="float" office:value="120" calcext:value-type="float">
            <text:p>120</text:p>
          </table:table-cell>
          <table:table-cell table:formula="of:=([.G18]-[.A18])/[.A18]" office:value-type="percentage" office:value="0.0554089709762533" calcext:value-type="percentage">
            <text:p>5.54%</text:p>
          </table:table-cell>
          <table:table-cell table:formula="of:=([.G18]-[.B18])/[.B18]" office:value-type="percentage" office:value="0.068566340160285" calcext:value-type="percentage">
            <text:p>6.86%</text:p>
          </table:table-cell>
          <table:table-cell table:formula="of:=([.G18]-[.C18])/[.C18]" office:value-type="percentage" office:value="0.059135039717564" calcext:value-type="percentage">
            <text:p>5.91%</text:p>
          </table:table-cell>
          <table:table-cell table:formula="of:=([.G18]-[.D18])/[.D18]" office:value-type="percentage" office:value="0.0582010582010582" calcext:value-type="percentage">
            <text:p>5.82%</text:p>
          </table:table-cell>
          <table:table-cell table:formula="of:=([.G18]-[.E18])/[.E18]" office:value-type="percentage" office:value="0.0498687664041995" calcext:value-type="percentage">
            <text:p>4.99%</text:p>
          </table:table-cell>
          <table:table-cell table:formula="of:=([.G18]-[.F18])/[.F18]" office:value-type="percentage" office:value="0.0582010582010582" calcext:value-type="percentage">
            <text:p>5.82%</text:p>
          </table:table-cell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21.6" calcext:value-type="float">
            <text:p>121.6</text:p>
          </table:table-cell>
          <table:table-cell office:value-type="float" office:value="121.7" calcext:value-type="float">
            <text:p>121.7</text:p>
          </table:table-cell>
          <table:table-cell office:value-type="float" office:value="122.2" calcext:value-type="float">
            <text:p>122.2</text:p>
          </table:table-cell>
          <table:table-cell office:value-type="float" office:value="121.7" calcext:value-type="float">
            <text:p>121.7</text:p>
          </table:table-cell>
          <table:table-cell office:value-type="float" office:value="128" calcext:value-type="float">
            <text:p>128</text:p>
          </table:table-cell>
          <table:table-cell table:formula="of:=([.G19]-[.A19])/[.A19]" office:value-type="percentage" office:value="0.0561056105610561" calcext:value-type="percentage">
            <text:p>5.61%</text:p>
          </table:table-cell>
          <table:table-cell table:formula="of:=([.G19]-[.B19])/[.B19]" office:value-type="percentage" office:value="0.0543657331136738" calcext:value-type="percentage">
            <text:p>5.44%</text:p>
          </table:table-cell>
          <table:table-cell table:formula="of:=([.G19]-[.C19])/[.C19]" office:value-type="percentage" office:value="0.0526315789473685" calcext:value-type="percentage">
            <text:p>5.26%</text:p>
          </table:table-cell>
          <table:table-cell table:formula="of:=([.G19]-[.D19])/[.D19]" office:value-type="percentage" office:value="0.0517666392769104" calcext:value-type="percentage">
            <text:p>5.18%</text:p>
          </table:table-cell>
          <table:table-cell table:formula="of:=([.G19]-[.E19])/[.E19]" office:value-type="percentage" office:value="0.0474631751227496" calcext:value-type="percentage">
            <text:p>4.75%</text:p>
          </table:table-cell>
          <table:table-cell table:formula="of:=([.G19]-[.F19])/[.F19]" office:value-type="percentage" office:value="0.0517666392769104" calcext:value-type="percentage">
            <text:p>5.18%</text:p>
          </table:table-cell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125.2" calcext:value-type="float">
            <text:p>125.2</text:p>
          </table:table-cell>
          <table:table-cell office:value-type="float" office:value="126" calcext:value-type="float">
            <text:p>126</text:p>
          </table:table-cell>
          <table:table-cell office:value-type="float" office:value="125.9" calcext:value-type="float">
            <text:p>125.9</text:p>
          </table:table-cell>
          <table:table-cell office:value-type="float" office:value="126.5" calcext:value-type="float">
            <text:p>126.5</text:p>
          </table:table-cell>
          <table:table-cell office:value-type="float" office:value="126.1" calcext:value-type="float">
            <text:p>126.1</text:p>
          </table:table-cell>
          <table:table-cell office:value-type="float" office:value="130" calcext:value-type="float">
            <text:p>130</text:p>
          </table:table-cell>
          <table:table-cell table:formula="of:=([.G20]-[.A20])/[.A20]" office:value-type="percentage" office:value="0.0333863275039746" calcext:value-type="percentage">
            <text:p>3.34%</text:p>
          </table:table-cell>
          <table:table-cell table:formula="of:=([.G20]-[.B20])/[.B20]" office:value-type="percentage" office:value="0.0383386581469648" calcext:value-type="percentage">
            <text:p>3.83%</text:p>
          </table:table-cell>
          <table:table-cell table:formula="of:=([.G20]-[.C20])/[.C20]" office:value-type="percentage" office:value="0.0317460317460317" calcext:value-type="percentage">
            <text:p>3.17%</text:p>
          </table:table-cell>
          <table:table-cell table:formula="of:=([.G20]-[.D20])/[.D20]" office:value-type="percentage" office:value="0.0325655281969817" calcext:value-type="percentage">
            <text:p>3.26%</text:p>
          </table:table-cell>
          <table:table-cell table:formula="of:=([.G20]-[.E20])/[.E20]" office:value-type="percentage" office:value="0.0276679841897233" calcext:value-type="percentage">
            <text:p>2.77%</text:p>
          </table:table-cell>
          <table:table-cell table:formula="of:=([.G20]-[.F20])/[.F20]" office:value-type="percentage" office:value="0.0309278350515464" calcext:value-type="percentage">
            <text:p>3.09%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.7" calcext:value-type="float">
            <text:p>112.7</text:p>
          </table:table-cell>
          <table:table-cell office:value-type="float" office:value="113.5" calcext:value-type="float">
            <text:p>113.5</text:p>
          </table:table-cell>
          <table:table-cell office:value-type="float" office:value="113" calcext:value-type="float">
            <text:p>113</text:p>
          </table:table-cell>
          <table:table-cell office:value-type="float" office:value="114.1" calcext:value-type="float">
            <text:p>114.1</text:p>
          </table:table-cell>
          <table:table-cell office:value-type="float" office:value="113.5" calcext:value-type="float">
            <text:p>113.5</text:p>
          </table:table-cell>
          <table:table-cell office:value-type="float" office:value="121" calcext:value-type="float">
            <text:p>121</text:p>
          </table:table-cell>
          <table:table-cell table:formula="of:=([.G21]-[.A21])/[.A21]" office:value-type="percentage" office:value="0.0707964601769911" calcext:value-type="percentage">
            <text:p>7.08%</text:p>
          </table:table-cell>
          <table:table-cell table:formula="of:=([.G21]-[.B21])/[.B21]" office:value-type="percentage" office:value="0.0736468500443655" calcext:value-type="percentage">
            <text:p>7.36%</text:p>
          </table:table-cell>
          <table:table-cell table:formula="of:=([.G21]-[.C21])/[.C21]" office:value-type="percentage" office:value="0.066079295154185" calcext:value-type="percentage">
            <text:p>6.61%</text:p>
          </table:table-cell>
          <table:table-cell table:formula="of:=([.G21]-[.D21])/[.D21]" office:value-type="percentage" office:value="0.0707964601769911" calcext:value-type="percentage">
            <text:p>7.08%</text:p>
          </table:table-cell>
          <table:table-cell table:formula="of:=([.G21]-[.E21])/[.E21]" office:value-type="percentage" office:value="0.0604732690622262" calcext:value-type="percentage">
            <text:p>6.05%</text:p>
          </table:table-cell>
          <table:table-cell table:formula="of:=([.G21]-[.F21])/[.F21]" office:value-type="percentage" office:value="0.066079295154185" calcext:value-type="percentage">
            <text:p>6.61%</text:p>
          </table:table-cell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115.8" calcext:value-type="float">
            <text:p>115.8</text:p>
          </table:table-cell>
          <table:table-cell table:number-columns-repeated="2" office:value-type="float" office:value="116.8" calcext:value-type="float">
            <text:p>116.8</text:p>
          </table:table-cell>
          <table:table-cell office:value-type="float" office:value="117.1" calcext:value-type="float">
            <text:p>117.1</text:p>
          </table:table-cell>
          <table:table-cell office:value-type="float" office:value="116.2" calcext:value-type="float">
            <text:p>116.2</text:p>
          </table:table-cell>
          <table:table-cell office:value-type="float" office:value="123" calcext:value-type="float">
            <text:p>123</text:p>
          </table:table-cell>
          <table:table-cell table:formula="of:=([.G22]-[.A22])/[.A22]" office:value-type="percentage" office:value="0.0585197934595525" calcext:value-type="percentage">
            <text:p>5.85%</text:p>
          </table:table-cell>
          <table:table-cell table:formula="of:=([.G22]-[.B22])/[.B22]" office:value-type="percentage" office:value="0.0621761658031088" calcext:value-type="percentage">
            <text:p>6.22%</text:p>
          </table:table-cell>
          <table:table-cell table:formula="of:=([.G22]-[.C22])/[.C22]" office:value-type="percentage" office:value="0.0530821917808219" calcext:value-type="percentage">
            <text:p>5.31%</text:p>
          </table:table-cell>
          <table:table-cell table:formula="of:=([.G22]-[.D22])/[.D22]" office:value-type="percentage" office:value="0.0530821917808219" calcext:value-type="percentage">
            <text:p>5.31%</text:p>
          </table:table-cell>
          <table:table-cell table:formula="of:=([.G22]-[.E22])/[.E22]" office:value-type="percentage" office:value="0.0503842869342443" calcext:value-type="percentage">
            <text:p>5.04%</text:p>
          </table:table-cell>
          <table:table-cell table:formula="of:=([.G22]-[.F22])/[.F22]" office:value-type="percentage" office:value="0.0585197934595525" calcext:value-type="percentage">
            <text:p>5.85%</text:p>
          </table:table-cell>
        </table:table-row>
        <table:table-row table:style-name="ro1">
          <table:table-cell office:value-type="float" office:value="129.9" calcext:value-type="float">
            <text:p>129.9</text:p>
          </table:table-cell>
          <table:table-cell office:value-type="float" office:value="129.6" calcext:value-type="float">
            <text:p>129.6</text:p>
          </table:table-cell>
          <table:table-cell office:value-type="float" office:value="130" calcext:value-type="float">
            <text:p>130</text:p>
          </table:table-cell>
          <table:table-cell office:value-type="float" office:value="129.9" calcext:value-type="float">
            <text:p>129.9</text:p>
          </table:table-cell>
          <table:table-cell office:value-type="float" office:value="130.5" calcext:value-type="float">
            <text:p>130.5</text:p>
          </table:table-cell>
          <table:table-cell office:value-type="float" office:value="129.9" calcext:value-type="float">
            <text:p>129.9</text:p>
          </table:table-cell>
          <table:table-cell office:value-type="float" office:value="133" calcext:value-type="float">
            <text:p>133</text:p>
          </table:table-cell>
          <table:table-cell table:formula="of:=([.G23]-[.A23])/[.A23]" office:value-type="percentage" office:value="0.0238645111624326" calcext:value-type="percentage">
            <text:p>2.39%</text:p>
          </table:table-cell>
          <table:table-cell table:formula="of:=([.G23]-[.B23])/[.B23]" office:value-type="percentage" office:value="0.0262345679012346" calcext:value-type="percentage">
            <text:p>2.62%</text:p>
          </table:table-cell>
          <table:table-cell table:formula="of:=([.G23]-[.C23])/[.C23]" office:value-type="percentage" office:value="0.0230769230769231" calcext:value-type="percentage">
            <text:p>2.31%</text:p>
          </table:table-cell>
          <table:table-cell table:formula="of:=([.G23]-[.D23])/[.D23]" office:value-type="percentage" office:value="0.0238645111624326" calcext:value-type="percentage">
            <text:p>2.39%</text:p>
          </table:table-cell>
          <table:table-cell table:formula="of:=([.G23]-[.E23])/[.E23]" office:value-type="percentage" office:value="0.0191570881226054" calcext:value-type="percentage">
            <text:p>1.92%</text:p>
          </table:table-cell>
          <table:table-cell table:formula="of:=([.G23]-[.F23])/[.F23]" office:value-type="percentage" office:value="0.0238645111624326" calcext:value-type="percentage">
            <text:p>2.39%</text:p>
          </table:table-cell>
        </table:table-row>
        <table:table-row table:style-name="ro1">
          <table:table-cell office:value-type="float" office:value="133.9" calcext:value-type="float">
            <text:p>133.9</text:p>
          </table:table-cell>
          <table:table-cell office:value-type="float" office:value="133.4" calcext:value-type="float">
            <text:p>133.4</text:p>
          </table:table-cell>
          <table:table-cell office:value-type="float" office:value="134.1" calcext:value-type="float">
            <text:p>134.1</text:p>
          </table:table-cell>
          <table:table-cell office:value-type="float" office:value="133.3" calcext:value-type="float">
            <text:p>133.3</text:p>
          </table:table-cell>
          <table:table-cell office:value-type="float" office:value="134.3" calcext:value-type="float">
            <text:p>134.3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table:formula="of:=([.G24]-[.A24])/[.A24]" office:value-type="percentage" office:value="0.0380881254667662" calcext:value-type="percentage">
            <text:p>3.81%</text:p>
          </table:table-cell>
          <table:table-cell table:formula="of:=([.G24]-[.B24])/[.B24]" office:value-type="percentage" office:value="0.0419790104947526" calcext:value-type="percentage">
            <text:p>4.20%</text:p>
          </table:table-cell>
          <table:table-cell table:formula="of:=([.G24]-[.C24])/[.C24]" office:value-type="percentage" office:value="0.0365398956002983" calcext:value-type="percentage">
            <text:p>3.65%</text:p>
          </table:table-cell>
          <table:table-cell table:formula="of:=([.G24]-[.D24])/[.D24]" office:value-type="percentage" office:value="0.042760690172543" calcext:value-type="percentage">
            <text:p>4.28%</text:p>
          </table:table-cell>
          <table:table-cell table:formula="of:=([.G24]-[.E24])/[.E24]" office:value-type="percentage" office:value="0.0349962769918093" calcext:value-type="percentage">
            <text:p>3.50%</text:p>
          </table:table-cell>
          <table:table-cell table:formula="of:=([.G24]-[.F24])/[.F24]" office:value-type="percentage" office:value="0.0373134328358209" calcext:value-type="percentage">
            <text:p>3.73%</text:p>
          </table:table-cell>
        </table:table-row>
        <table:table-row table:style-name="ro1">
          <table:table-cell office:value-type="float" office:value="128.4" calcext:value-type="float">
            <text:p>128.4</text:p>
          </table:table-cell>
          <table:table-cell office:value-type="float" office:value="127.5" calcext:value-type="float">
            <text:p>127.5</text:p>
          </table:table-cell>
          <table:table-cell office:value-type="float" office:value="129.4" calcext:value-type="float">
            <text:p>129.4</text:p>
          </table:table-cell>
          <table:table-cell office:value-type="float" office:value="128.3" calcext:value-type="float">
            <text:p>128.3</text:p>
          </table:table-cell>
          <table:table-cell office:value-type="float" office:value="129.7" calcext:value-type="float">
            <text:p>129.7</text:p>
          </table:table-cell>
          <table:table-cell office:value-type="float" office:value="128.7" calcext:value-type="float">
            <text:p>128.7</text:p>
          </table:table-cell>
          <table:table-cell office:value-type="float" office:value="135" calcext:value-type="float">
            <text:p>135</text:p>
          </table:table-cell>
          <table:table-cell table:formula="of:=([.G25]-[.A25])/[.A25]" office:value-type="percentage" office:value="0.0514018691588785" calcext:value-type="percentage">
            <text:p>5.14%</text:p>
          </table:table-cell>
          <table:table-cell table:formula="of:=([.G25]-[.B25])/[.B25]" office:value-type="percentage" office:value="0.0588235294117647" calcext:value-type="percentage">
            <text:p>5.88%</text:p>
          </table:table-cell>
          <table:table-cell table:formula="of:=([.G25]-[.C25])/[.C25]" office:value-type="percentage" office:value="0.0432766615146831" calcext:value-type="percentage">
            <text:p>4.33%</text:p>
          </table:table-cell>
          <table:table-cell table:formula="of:=([.G25]-[.D25])/[.D25]" office:value-type="percentage" office:value="0.0522213561964146" calcext:value-type="percentage">
            <text:p>5.22%</text:p>
          </table:table-cell>
          <table:table-cell table:formula="of:=([.G25]-[.E25])/[.E25]" office:value-type="percentage" office:value="0.040863531225906" calcext:value-type="percentage">
            <text:p>4.09%</text:p>
          </table:table-cell>
          <table:table-cell table:formula="of:=([.G25]-[.F25])/[.F25]" office:value-type="percentage" office:value="0.048951048951049" calcext:value-type="percentage">
            <text:p>4.90%</text:p>
          </table:table-cell>
        </table:table-row>
        <table:table-row table:style-name="ro1">
          <table:table-cell office:value-type="float" office:value="141.1" calcext:value-type="float">
            <text:p>141.1</text:p>
          </table:table-cell>
          <table:table-cell office:value-type="float" office:value="140.9" calcext:value-type="float">
            <text:p>140.9</text:p>
          </table:table-cell>
          <table:table-cell table:number-columns-repeated="2" office:value-type="float" office:value="141.1" calcext:value-type="float">
            <text:p>141.1</text:p>
          </table:table-cell>
          <table:table-cell table:number-columns-repeated="2" office:value-type="float" office:value="141.5" calcext:value-type="float">
            <text:p>141.5</text:p>
          </table:table-cell>
          <table:table-cell office:value-type="float" office:value="145" calcext:value-type="float">
            <text:p>145</text:p>
          </table:table-cell>
          <table:table-cell table:formula="of:=([.G26]-[.A26])/[.A26]" office:value-type="percentage" office:value="0.0276399716513112" calcext:value-type="percentage">
            <text:p>2.76%</text:p>
          </table:table-cell>
          <table:table-cell table:formula="of:=([.G26]-[.B26])/[.B26]" office:value-type="percentage" office:value="0.0290986515259049" calcext:value-type="percentage">
            <text:p>2.91%</text:p>
          </table:table-cell>
          <table:table-cell table:formula="of:=([.G26]-[.C26])/[.C26]" office:value-type="percentage" office:value="0.0276399716513112" calcext:value-type="percentage">
            <text:p>2.76%</text:p>
          </table:table-cell>
          <table:table-cell table:formula="of:=([.G26]-[.D26])/[.D26]" office:value-type="percentage" office:value="0.0276399716513112" calcext:value-type="percentage">
            <text:p>2.76%</text:p>
          </table:table-cell>
          <table:table-cell table:formula="of:=([.G26]-[.E26])/[.E26]" office:value-type="percentage" office:value="0.0247349823321555" calcext:value-type="percentage">
            <text:p>2.47%</text:p>
          </table:table-cell>
          <table:table-cell table:formula="of:=([.G26]-[.F26])/[.F26]" office:value-type="percentage" office:value="0.0247349823321555" calcext:value-type="percentage">
            <text:p>2.47%</text:p>
          </table:table-cell>
        </table:table-row>
        <table:table-row table:style-name="ro1">
          <table:table-cell office:value-type="float" office:value="136.1" calcext:value-type="float">
            <text:p>136.1</text:p>
          </table:table-cell>
          <table:table-cell office:value-type="float" office:value="135.4" calcext:value-type="float">
            <text:p>135.4</text:p>
          </table:table-cell>
          <table:table-cell office:value-type="float" office:value="137" calcext:value-type="float">
            <text:p>137</text:p>
          </table:table-cell>
          <table:table-cell office:value-type="float" office:value="136.3" calcext:value-type="float">
            <text:p>136.3</text:p>
          </table:table-cell>
          <table:table-cell office:value-type="float" office:value="137" calcext:value-type="float">
            <text:p>137</text:p>
          </table:table-cell>
          <table:table-cell office:value-type="float" office:value="136.4" calcext:value-type="float">
            <text:p>136.4</text:p>
          </table:table-cell>
          <table:table-cell office:value-type="float" office:value="143" calcext:value-type="float">
            <text:p>143</text:p>
          </table:table-cell>
          <table:table-cell table:formula="of:=([.G27]-[.A27])/[.A27]" office:value-type="percentage" office:value="0.0506980161645849" calcext:value-type="percentage">
            <text:p>5.07%</text:p>
          </table:table-cell>
          <table:table-cell table:formula="of:=([.G27]-[.B27])/[.B27]" office:value-type="percentage" office:value="0.0561299852289512" calcext:value-type="percentage">
            <text:p>5.61%</text:p>
          </table:table-cell>
          <table:table-cell table:formula="of:=([.G27]-[.C27])/[.C27]" office:value-type="percentage" office:value="0.0437956204379562" calcext:value-type="percentage">
            <text:p>4.38%</text:p>
          </table:table-cell>
          <table:table-cell table:formula="of:=([.G27]-[.D27])/[.D27]" office:value-type="percentage" office:value="0.049156272927366" calcext:value-type="percentage">
            <text:p>4.92%</text:p>
          </table:table-cell>
          <table:table-cell table:formula="of:=([.G27]-[.E27])/[.E27]" office:value-type="percentage" office:value="0.0437956204379562" calcext:value-type="percentage">
            <text:p>4.38%</text:p>
          </table:table-cell>
          <table:table-cell table:formula="of:=([.G27]-[.F27])/[.F27]" office:value-type="percentage" office:value="0.0483870967741935" calcext:value-type="percentage">
            <text:p>4.84%</text:p>
          </table:table-cell>
        </table:table-row>
        <table:table-row table:style-name="ro1">
          <table:table-cell office:value-type="float" office:value="145.5" calcext:value-type="float">
            <text:p>145.5</text:p>
          </table:table-cell>
          <table:table-cell office:value-type="float" office:value="144.6" calcext:value-type="float">
            <text:p>144.6</text:p>
          </table:table-cell>
          <table:table-cell office:value-type="float" office:value="145.7" calcext:value-type="float">
            <text:p>145.7</text:p>
          </table:table-cell>
          <table:table-cell office:value-type="float" office:value="145.1" calcext:value-type="float">
            <text:p>145.1</text:p>
          </table:table-cell>
          <table:table-cell office:value-type="float" office:value="145.7" calcext:value-type="float">
            <text:p>145.7</text:p>
          </table:table-cell>
          <table:table-cell office:value-type="float" office:value="145.5" calcext:value-type="float">
            <text:p>145.5</text:p>
          </table:table-cell>
          <table:table-cell office:value-type="float" office:value="149" calcext:value-type="float">
            <text:p>149</text:p>
          </table:table-cell>
          <table:table-cell table:formula="of:=([.G28]-[.A28])/[.A28]" office:value-type="percentage" office:value="0.0240549828178694" calcext:value-type="percentage">
            <text:p>2.41%</text:p>
          </table:table-cell>
          <table:table-cell table:formula="of:=([.G28]-[.B28])/[.B28]" office:value-type="percentage" office:value="0.0304287690179807" calcext:value-type="percentage">
            <text:p>3.04%</text:p>
          </table:table-cell>
          <table:table-cell table:formula="of:=([.G28]-[.C28])/[.C28]" office:value-type="percentage" office:value="0.022649279341112" calcext:value-type="percentage">
            <text:p>2.26%</text:p>
          </table:table-cell>
          <table:table-cell table:formula="of:=([.G28]-[.D28])/[.D28]" office:value-type="percentage" office:value="0.0268780151619573" calcext:value-type="percentage">
            <text:p>2.69%</text:p>
          </table:table-cell>
          <table:table-cell table:formula="of:=([.G28]-[.E28])/[.E28]" office:value-type="percentage" office:value="0.022649279341112" calcext:value-type="percentage">
            <text:p>2.26%</text:p>
          </table:table-cell>
          <table:table-cell table:formula="of:=([.G28]-[.F28])/[.F28]" office:value-type="percentage" office:value="0.0240549828178694" calcext:value-type="percentage">
            <text:p>2.41%</text:p>
          </table:table-cell>
        </table:table-row>
        <table:table-row table:style-name="ro1">
          <table:table-cell office:value-type="float" office:value="138.8" calcext:value-type="float">
            <text:p>138.8</text:p>
          </table:table-cell>
          <table:table-cell office:value-type="float" office:value="137.5" calcext:value-type="float">
            <text:p>137.5</text:p>
          </table:table-cell>
          <table:table-cell office:value-type="float" office:value="139.1" calcext:value-type="float">
            <text:p>139.1</text:p>
          </table:table-cell>
          <table:table-cell office:value-type="float" office:value="138.2" calcext:value-type="float">
            <text:p>138.2</text:p>
          </table:table-cell>
          <table:table-cell office:value-type="float" office:value="139.4" calcext:value-type="float">
            <text:p>139.4</text:p>
          </table:table-cell>
          <table:table-cell office:value-type="float" office:value="138.8" calcext:value-type="float">
            <text:p>138.8</text:p>
          </table:table-cell>
          <table:table-cell office:value-type="float" office:value="142" calcext:value-type="float">
            <text:p>142</text:p>
          </table:table-cell>
          <table:table-cell table:formula="of:=([.G29]-[.A29])/[.A29]" office:value-type="percentage" office:value="0.0230547550432276" calcext:value-type="percentage">
            <text:p>2.31%</text:p>
          </table:table-cell>
          <table:table-cell table:formula="of:=([.G29]-[.B29])/[.B29]" office:value-type="percentage" office:value="0.0327272727272727" calcext:value-type="percentage">
            <text:p>3.27%</text:p>
          </table:table-cell>
          <table:table-cell table:formula="of:=([.G29]-[.C29])/[.C29]" office:value-type="percentage" office:value="0.0208483105679368" calcext:value-type="percentage">
            <text:p>2.08%</text:p>
          </table:table-cell>
          <table:table-cell table:formula="of:=([.G29]-[.D29])/[.D29]" office:value-type="percentage" office:value="0.0274963820549929" calcext:value-type="percentage">
            <text:p>2.75%</text:p>
          </table:table-cell>
          <table:table-cell table:formula="of:=([.G29]-[.E29])/[.E29]" office:value-type="percentage" office:value="0.018651362984218" calcext:value-type="percentage">
            <text:p>1.87%</text:p>
          </table:table-cell>
          <table:table-cell table:formula="of:=([.G29]-[.F29])/[.F29]" office:value-type="percentage" office:value="0.0230547550432276" calcext:value-type="percentage">
            <text:p>2.31%</text:p>
          </table:table-cell>
        </table:table-row>
        <table:table-row table:style-name="ro1">
          <table:table-cell office:value-type="float" office:value="143.7" calcext:value-type="float">
            <text:p>143.7</text:p>
          </table:table-cell>
          <table:table-cell office:value-type="float" office:value="143" calcext:value-type="float">
            <text:p>143</text:p>
          </table:table-cell>
          <table:table-cell office:value-type="float" office:value="144.1" calcext:value-type="float">
            <text:p>144.1</text:p>
          </table:table-cell>
          <table:table-cell office:value-type="float" office:value="143.3" calcext:value-type="float">
            <text:p>143.3</text:p>
          </table:table-cell>
          <table:table-cell office:value-type="float" office:value="144" calcext:value-type="float">
            <text:p>144</text:p>
          </table:table-cell>
          <table:table-cell office:value-type="float" office:value="143.8" calcext:value-type="float">
            <text:p>143.8</text:p>
          </table:table-cell>
          <table:table-cell office:value-type="float" office:value="150" calcext:value-type="float">
            <text:p>150</text:p>
          </table:table-cell>
          <table:table-cell table:formula="of:=([.G30]-[.A30])/[.A30]" office:value-type="percentage" office:value="0.0438413361169103" calcext:value-type="percentage">
            <text:p>4.38%</text:p>
          </table:table-cell>
          <table:table-cell table:formula="of:=([.G30]-[.B30])/[.B30]" office:value-type="percentage" office:value="0.048951048951049" calcext:value-type="percentage">
            <text:p>4.90%</text:p>
          </table:table-cell>
          <table:table-cell table:formula="of:=([.G30]-[.C30])/[.C30]" office:value-type="percentage" office:value="0.0409437890353921" calcext:value-type="percentage">
            <text:p>4.09%</text:p>
          </table:table-cell>
          <table:table-cell table:formula="of:=([.G30]-[.D30])/[.D30]" office:value-type="percentage" office:value="0.0467550593161199" calcext:value-type="percentage">
            <text:p>4.68%</text:p>
          </table:table-cell>
          <table:table-cell table:formula="of:=([.G30]-[.E30])/[.E30]" office:value-type="percentage" office:value="0.0416666666666667" calcext:value-type="percentage">
            <text:p>4.17%</text:p>
          </table:table-cell>
          <table:table-cell table:formula="of:=([.G30]-[.F30])/[.F30]" office:value-type="percentage" office:value="0.0431154381084839" calcext:value-type="percentage">
            <text:p>4.31%</text:p>
          </table:table-cell>
        </table:table-row>
        <table:table-row table:style-name="ro1">
          <table:table-cell table:number-columns-repeated="2" office:value-type="float" office:value="151.9" calcext:value-type="float">
            <text:p>151.9</text:p>
          </table:table-cell>
          <table:table-cell office:value-type="float" office:value="152.6" calcext:value-type="float">
            <text:p>152.6</text:p>
          </table:table-cell>
          <table:table-cell office:value-type="float" office:value="152.3" calcext:value-type="float">
            <text:p>152.3</text:p>
          </table:table-cell>
          <table:table-cell office:value-type="float" office:value="153" calcext:value-type="float">
            <text:p>153</text:p>
          </table:table-cell>
          <table:table-cell office:value-type="float" office:value="152.7" calcext:value-type="float">
            <text:p>152.7</text:p>
          </table:table-cell>
          <table:table-cell office:value-type="float" office:value="157" calcext:value-type="float">
            <text:p>157</text:p>
          </table:table-cell>
          <table:table-cell table:formula="of:=([.G31]-[.A31])/[.A31]" office:value-type="percentage" office:value="0.0335747202106649" calcext:value-type="percentage">
            <text:p>3.36%</text:p>
          </table:table-cell>
          <table:table-cell table:formula="of:=([.G31]-[.B31])/[.B31]" office:value-type="percentage" office:value="0.0335747202106649" calcext:value-type="percentage">
            <text:p>3.36%</text:p>
          </table:table-cell>
          <table:table-cell table:formula="of:=([.G31]-[.C31])/[.C31]" office:value-type="percentage" office:value="0.0288335517693316" calcext:value-type="percentage">
            <text:p>2.88%</text:p>
          </table:table-cell>
          <table:table-cell table:formula="of:=([.G31]-[.D31])/[.D31]" office:value-type="percentage" office:value="0.0308601444517399" calcext:value-type="percentage">
            <text:p>3.09%</text:p>
          </table:table-cell>
          <table:table-cell table:formula="of:=([.G31]-[.E31])/[.E31]" office:value-type="percentage" office:value="0.0261437908496732" calcext:value-type="percentage">
            <text:p>2.61%</text:p>
          </table:table-cell>
          <table:table-cell table:formula="of:=([.G31]-[.F31])/[.F31]" office:value-type="percentage" office:value="0.0281597904387689" calcext:value-type="percentage">
            <text:p>2.82%</text:p>
          </table:table-cell>
        </table:table-row>
        <table:table-row table:style-name="ro1">
          <table:table-cell office:value-type="float" office:value="145.2" calcext:value-type="float">
            <text:p>145.2</text:p>
          </table:table-cell>
          <table:table-cell office:value-type="float" office:value="144.2" calcext:value-type="float">
            <text:p>144.2</text:p>
          </table:table-cell>
          <table:table-cell office:value-type="float" office:value="145.1" calcext:value-type="float">
            <text:p>145.1</text:p>
          </table:table-cell>
          <table:table-cell office:value-type="float" office:value="144.2" calcext:value-type="float">
            <text:p>144.2</text:p>
          </table:table-cell>
          <table:table-cell office:value-type="float" office:value="145.2" calcext:value-type="float">
            <text:p>145.2</text:p>
          </table:table-cell>
          <table:table-cell office:value-type="float" office:value="145.1" calcext:value-type="float">
            <text:p>145.1</text:p>
          </table:table-cell>
          <table:table-cell office:value-type="float" office:value="148" calcext:value-type="float">
            <text:p>148</text:p>
          </table:table-cell>
          <table:table-cell table:formula="of:=([.G32]-[.A32])/[.A32]" office:value-type="percentage" office:value="0.0192837465564739" calcext:value-type="percentage">
            <text:p>1.93%</text:p>
          </table:table-cell>
          <table:table-cell table:formula="of:=([.G32]-[.B32])/[.B32]" office:value-type="percentage" office:value="0.0263522884882109" calcext:value-type="percentage">
            <text:p>2.64%</text:p>
          </table:table-cell>
          <table:table-cell table:formula="of:=([.G32]-[.C32])/[.C32]" office:value-type="percentage" office:value="0.0199862164024811" calcext:value-type="percentage">
            <text:p>2.00%</text:p>
          </table:table-cell>
          <table:table-cell table:formula="of:=([.G32]-[.D32])/[.D32]" office:value-type="percentage" office:value="0.0263522884882109" calcext:value-type="percentage">
            <text:p>2.64%</text:p>
          </table:table-cell>
          <table:table-cell table:formula="of:=([.G32]-[.E32])/[.E32]" office:value-type="percentage" office:value="0.0192837465564739" calcext:value-type="percentage">
            <text:p>1.93%</text:p>
          </table:table-cell>
          <table:table-cell table:formula="of:=([.G32]-[.F32])/[.F32]" office:value-type="percentage" office:value="0.0199862164024811" calcext:value-type="percentage">
            <text:p>2.00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49.8" calcext:value-type="float">
            <text:p>149.8</text:p>
          </table:table-cell>
          <table:table-cell office:value-type="float" office:value="150.2" calcext:value-type="float">
            <text:p>150.2</text:p>
          </table:table-cell>
          <table:table-cell office:value-type="float" office:value="150.3" calcext:value-type="float">
            <text:p>150.3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table:formula="of:=([.G33]-[.A33])/[.A33]" office:value-type="percentage" office:value="0.0266666666666667" calcext:value-type="percentage">
            <text:p>2.67%</text:p>
          </table:table-cell>
          <table:table-cell table:formula="of:=([.G33]-[.B33])/[.B33]" office:value-type="percentage" office:value="0.0335570469798658" calcext:value-type="percentage">
            <text:p>3.36%</text:p>
          </table:table-cell>
          <table:table-cell table:formula="of:=([.G33]-[.C33])/[.C33]" office:value-type="percentage" office:value="0.02803738317757" calcext:value-type="percentage">
            <text:p>2.80%</text:p>
          </table:table-cell>
          <table:table-cell table:formula="of:=([.G33]-[.D33])/[.D33]" office:value-type="percentage" office:value="0.0252996005326232" calcext:value-type="percentage">
            <text:p>2.53%</text:p>
          </table:table-cell>
          <table:table-cell table:formula="of:=([.G33]-[.E33])/[.E33]" office:value-type="percentage" office:value="0.0246174318030605" calcext:value-type="percentage">
            <text:p>2.46%</text:p>
          </table:table-cell>
          <table:table-cell table:formula="of:=([.G33]-[.F33])/[.F33]" office:value-type="percentage" office:value="0.0266666666666667" calcext:value-type="percentage">
            <text:p>2.67%</text:p>
          </table:table-cell>
        </table:table-row>
        <table:table-row table:style-name="ro1">
          <table:table-cell office:value-type="float" office:value="131.3" calcext:value-type="float">
            <text:p>13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31.8" calcext:value-type="float">
            <text:p>131.8</text:p>
          </table:table-cell>
          <table:table-cell office:value-type="float" office:value="130.9" calcext:value-type="float">
            <text:p>130.9</text:p>
          </table:table-cell>
          <table:table-cell office:value-type="float" office:value="131.6" calcext:value-type="float">
            <text:p>131.6</text:p>
          </table:table-cell>
          <table:table-cell office:value-type="float" office:value="131.1" calcext:value-type="float">
            <text:p>131.1</text:p>
          </table:table-cell>
          <table:table-cell office:value-type="float" office:value="141" calcext:value-type="float">
            <text:p>141</text:p>
          </table:table-cell>
          <table:table-cell table:formula="of:=([.G34]-[.A34])/[.A34]" office:value-type="percentage" office:value="0.0738766184310738" calcext:value-type="percentage">
            <text:p>7.39%</text:p>
          </table:table-cell>
          <table:table-cell table:formula="of:=([.G34]-[.B34])/[.B34]" office:value-type="percentage" office:value="0.0812883435582822" calcext:value-type="percentage">
            <text:p>8.13%</text:p>
          </table:table-cell>
          <table:table-cell table:formula="of:=([.G34]-[.C34])/[.C34]" office:value-type="percentage" office:value="0.069802731411229" calcext:value-type="percentage">
            <text:p>6.98%</text:p>
          </table:table-cell>
          <table:table-cell table:formula="of:=([.G34]-[.D34])/[.D34]" office:value-type="percentage" office:value="0.0771581359816654" calcext:value-type="percentage">
            <text:p>7.72%</text:p>
          </table:table-cell>
          <table:table-cell table:formula="of:=([.G34]-[.E34])/[.E34]" office:value-type="percentage" office:value="0.0714285714285715" calcext:value-type="percentage">
            <text:p>7.14%</text:p>
          </table:table-cell>
          <table:table-cell table:formula="of:=([.G34]-[.F34])/[.F34]" office:value-type="percentage" office:value="0.0755148741418765" calcext:value-type="percentage">
            <text:p>7.55%</text:p>
          </table:table-cell>
        </table:table-row>
        <table:table-row table:style-name="ro1">
          <table:table-cell office:value-type="float" office:value="154.4" calcext:value-type="float">
            <text:p>154.4</text:p>
          </table:table-cell>
          <table:table-cell office:value-type="float" office:value="154.3" calcext:value-type="float">
            <text:p>154.3</text:p>
          </table:table-cell>
          <table:table-cell office:value-type="float" office:value="155.3" calcext:value-type="float">
            <text:p>155.3</text:p>
          </table:table-cell>
          <table:table-cell office:value-type="float" office:value="154.7" calcext:value-type="float">
            <text:p>154.7</text:p>
          </table:table-cell>
          <table:table-cell office:value-type="float" office:value="154.8" calcext:value-type="float">
            <text:p>154.8</text:p>
          </table:table-cell>
          <table:table-cell office:value-type="float" office:value="155.1" calcext:value-type="float">
            <text:p>155.1</text:p>
          </table:table-cell>
          <table:table-cell office:value-type="float" office:value="159" calcext:value-type="float">
            <text:p>159</text:p>
          </table:table-cell>
          <table:table-cell table:formula="of:=([.G35]-[.A35])/[.A35]" office:value-type="percentage" office:value="0.0297927461139896" calcext:value-type="percentage">
            <text:p>2.98%</text:p>
          </table:table-cell>
          <table:table-cell table:formula="of:=([.G35]-[.B35])/[.B35]" office:value-type="percentage" office:value="0.0304601425793907" calcext:value-type="percentage">
            <text:p>3.05%</text:p>
          </table:table-cell>
          <table:table-cell table:formula="of:=([.G35]-[.C35])/[.C35]" office:value-type="percentage" office:value="0.0238248551191242" calcext:value-type="percentage">
            <text:p>2.38%</text:p>
          </table:table-cell>
          <table:table-cell table:formula="of:=([.G35]-[.D35])/[.D35]" office:value-type="percentage" office:value="0.0277957336780867" calcext:value-type="percentage">
            <text:p>2.78%</text:p>
          </table:table-cell>
          <table:table-cell table:formula="of:=([.G35]-[.E35])/[.E35]" office:value-type="percentage" office:value="0.0271317829457364" calcext:value-type="percentage">
            <text:p>2.71%</text:p>
          </table:table-cell>
          <table:table-cell table:formula="of:=([.G35]-[.F35])/[.F35]" office:value-type="percentage" office:value="0.0251450676982592" calcext:value-type="percentage">
            <text:p>2.51%</text:p>
          </table:table-cell>
        </table:table-row>
        <table:table-row table:style-name="ro1">
          <table:table-cell office:value-type="float" office:value="153.4" calcext:value-type="float">
            <text:p>153.4</text:p>
          </table:table-cell>
          <table:table-cell office:value-type="float" office:value="153.2" calcext:value-type="float">
            <text:p>153.2</text:p>
          </table:table-cell>
          <table:table-cell office:value-type="float" office:value="154.1" calcext:value-type="float">
            <text:p>154.1</text:p>
          </table:table-cell>
          <table:table-cell office:value-type="float" office:value="153.6" calcext:value-type="float">
            <text:p>153.6</text:p>
          </table:table-cell>
          <table:table-cell office:value-type="float" office:value="154.4" calcext:value-type="float">
            <text:p>154.4</text:p>
          </table:table-cell>
          <table:table-cell office:value-type="float" office:value="153.5" calcext:value-type="float">
            <text:p>153.5</text:p>
          </table:table-cell>
          <table:table-cell office:value-type="float" office:value="161" calcext:value-type="float">
            <text:p>161</text:p>
          </table:table-cell>
          <table:table-cell table:formula="of:=([.G36]-[.A36])/[.A36]" office:value-type="percentage" office:value="0.0495436766623207" calcext:value-type="percentage">
            <text:p>4.95%</text:p>
          </table:table-cell>
          <table:table-cell table:formula="of:=([.G36]-[.B36])/[.B36]" office:value-type="percentage" office:value="0.0509138381201045" calcext:value-type="percentage">
            <text:p>5.09%</text:p>
          </table:table-cell>
          <table:table-cell table:formula="of:=([.G36]-[.C36])/[.C36]" office:value-type="percentage" office:value="0.0447761194029851" calcext:value-type="percentage">
            <text:p>4.48%</text:p>
          </table:table-cell>
          <table:table-cell table:formula="of:=([.G36]-[.D36])/[.D36]" office:value-type="percentage" office:value="0.0481770833333334" calcext:value-type="percentage">
            <text:p>4.82%</text:p>
          </table:table-cell>
          <table:table-cell table:formula="of:=([.G36]-[.E36])/[.E36]" office:value-type="percentage" office:value="0.0427461139896373" calcext:value-type="percentage">
            <text:p>4.27%</text:p>
          </table:table-cell>
          <table:table-cell table:formula="of:=([.G36]-[.F36])/[.F36]" office:value-type="percentage" office:value="0.0488599348534202" calcext:value-type="percentage">
            <text:p>4.89%</text:p>
          </table:table-cell>
        </table:table-row>
        <table:table-row table:style-name="ro1">
          <table:table-cell office:value-type="float" office:value="155.8" calcext:value-type="float">
            <text:p>155.8</text:p>
          </table:table-cell>
          <table:table-cell office:value-type="float" office:value="155" calcext:value-type="float">
            <text:p>155</text:p>
          </table:table-cell>
          <table:table-cell office:value-type="float" office:value="156.6" calcext:value-type="float">
            <text:p>156.6</text:p>
          </table:table-cell>
          <table:table-cell office:value-type="float" office:value="155.7" calcext:value-type="float">
            <text:p>155.7</text:p>
          </table:table-cell>
          <table:table-cell office:value-type="float" office:value="157.2" calcext:value-type="float">
            <text:p>157.2</text:p>
          </table:table-cell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table:formula="of:=([.G37]-[.A37])/[.A37]" office:value-type="percentage" office:value="0.0590500641848523" calcext:value-type="percentage">
            <text:p>5.91%</text:p>
          </table:table-cell>
          <table:table-cell table:formula="of:=([.G37]-[.B37])/[.B37]" office:value-type="percentage" office:value="0.0645161290322581" calcext:value-type="percentage">
            <text:p>6.45%</text:p>
          </table:table-cell>
          <table:table-cell table:formula="of:=([.G37]-[.C37])/[.C37]" office:value-type="percentage" office:value="0.0536398467432951" calcext:value-type="percentage">
            <text:p>5.36%</text:p>
          </table:table-cell>
          <table:table-cell table:formula="of:=([.G37]-[.D37])/[.D37]" office:value-type="percentage" office:value="0.0597302504816957" calcext:value-type="percentage">
            <text:p>5.97%</text:p>
          </table:table-cell>
          <table:table-cell table:formula="of:=([.G37]-[.E37])/[.E37]" office:value-type="percentage" office:value="0.0496183206106871" calcext:value-type="percentage">
            <text:p>4.96%</text:p>
          </table:table-cell>
          <table:table-cell table:formula="of:=([.G37]-[.F37])/[.F37]" office:value-type="percentage" office:value="0.0576923076923077" calcext:value-type="percentage">
            <text:p>5.77%</text:p>
          </table:table-cell>
        </table:table-row>
        <table:table-row table:style-name="ro1">
          <table:table-cell office:value-type="float" office:value="148.3" calcext:value-type="float">
            <text:p>148.3</text:p>
          </table:table-cell>
          <table:table-cell office:value-type="float" office:value="147.4" calcext:value-type="float">
            <text:p>147.4</text:p>
          </table:table-cell>
          <table:table-cell office:value-type="float" office:value="149.4" calcext:value-type="float">
            <text:p>149.4</text:p>
          </table:table-cell>
          <table:table-cell office:value-type="float" office:value="148.3" calcext:value-type="float">
            <text:p>148.3</text:p>
          </table:table-cell>
          <table:table-cell office:value-type="float" office:value="150.3" calcext:value-type="float">
            <text:p>150.3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table:formula="of:=([.G38]-[.A38])/[.A38]" office:value-type="percentage" office:value="0.0654079568442346" calcext:value-type="percentage">
            <text:p>6.54%</text:p>
          </table:table-cell>
          <table:table-cell table:formula="of:=([.G38]-[.B38])/[.B38]" office:value-type="percentage" office:value="0.0719131614654002" calcext:value-type="percentage">
            <text:p>7.19%</text:p>
          </table:table-cell>
          <table:table-cell table:formula="of:=([.G38]-[.C38])/[.C38]" office:value-type="percentage" office:value="0.0575635876840696" calcext:value-type="percentage">
            <text:p>5.76%</text:p>
          </table:table-cell>
          <table:table-cell table:formula="of:=([.G38]-[.D38])/[.D38]" office:value-type="percentage" office:value="0.0654079568442346" calcext:value-type="percentage">
            <text:p>6.54%</text:p>
          </table:table-cell>
          <table:table-cell table:formula="of:=([.G38]-[.E38])/[.E38]" office:value-type="percentage" office:value="0.0512308715901529" calcext:value-type="percentage">
            <text:p>5.12%</text:p>
          </table:table-cell>
          <table:table-cell table:formula="of:=([.G38]-[.F38])/[.F38]" office:value-type="percentage" office:value="0.0675675675675676" calcext:value-type="percentage">
            <text:p>6.76%</text:p>
          </table:table-cell>
        </table:table-row>
        <table:table-row table:style-name="ro1">
          <table:table-cell office:value-type="float" office:value="148.9" calcext:value-type="float">
            <text:p>148.9</text:p>
          </table:table-cell>
          <table:table-cell office:value-type="float" office:value="147.9" calcext:value-type="float">
            <text:p>147.9</text:p>
          </table:table-cell>
          <table:table-cell office:value-type="float" office:value="148.8" calcext:value-type="float">
            <text:p>148.8</text:p>
          </table:table-cell>
          <table:table-cell office:value-type="float" office:value="148.6" calcext:value-type="float">
            <text:p>148.6</text:p>
          </table:table-cell>
          <table:table-cell office:value-type="float" office:value="150.3" calcext:value-type="float">
            <text:p>150.3</text:p>
          </table:table-cell>
          <table:table-cell office:value-type="float" office:value="148.4" calcext:value-type="float">
            <text:p>148.4</text:p>
          </table:table-cell>
          <table:table-cell office:value-type="float" office:value="160" calcext:value-type="float">
            <text:p>160</text:p>
          </table:table-cell>
          <table:table-cell table:formula="of:=([.G39]-[.A39])/[.A39]" office:value-type="percentage" office:value="0.0745466756212223" calcext:value-type="percentage">
            <text:p>7.45%</text:p>
          </table:table-cell>
          <table:table-cell table:formula="of:=([.G39]-[.B39])/[.B39]" office:value-type="percentage" office:value="0.0818120351588911" calcext:value-type="percentage">
            <text:p>8.18%</text:p>
          </table:table-cell>
          <table:table-cell table:formula="of:=([.G39]-[.C39])/[.C39]" office:value-type="percentage" office:value="0.075268817204301" calcext:value-type="percentage">
            <text:p>7.53%</text:p>
          </table:table-cell>
          <table:table-cell table:formula="of:=([.G39]-[.D39])/[.D39]" office:value-type="percentage" office:value="0.0767160161507403" calcext:value-type="percentage">
            <text:p>7.67%</text:p>
          </table:table-cell>
          <table:table-cell table:formula="of:=([.G39]-[.E39])/[.E39]" office:value-type="percentage" office:value="0.0645375914836992" calcext:value-type="percentage">
            <text:p>6.45%</text:p>
          </table:table-cell>
          <table:table-cell table:formula="of:=([.G39]-[.F39])/[.F39]" office:value-type="percentage" office:value="0.0781671159029649" calcext:value-type="percentage">
            <text:p>7.82%</text:p>
          </table:table-cell>
        </table:table-row>
        <table:table-row table:style-name="ro1">
          <table:table-cell office:value-type="float" office:value="161.8" calcext:value-type="float">
            <text:p>161.8</text:p>
          </table:table-cell>
          <table:table-cell office:value-type="float" office:value="161.5" calcext:value-type="float">
            <text:p>161.5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62.2" calcext:value-type="float">
            <text:p>162.2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table:formula="of:=([.G40]-[.A40])/[.A40]" office:value-type="percentage" office:value="0.0135970333745364" calcext:value-type="percentage">
            <text:p>1.36%</text:p>
          </table:table-cell>
          <table:table-cell table:formula="of:=([.G40]-[.B40])/[.B40]" office:value-type="percentage" office:value="0.0154798761609907" calcext:value-type="percentage">
            <text:p>1.55%</text:p>
          </table:table-cell>
          <table:table-cell table:formula="of:=([.G40]-[.C40])/[.C40]" office:value-type="percentage" office:value="0.0123456790123457" calcext:value-type="percentage">
            <text:p>1.23%</text:p>
          </table:table-cell>
          <table:table-cell table:formula="of:=([.G40]-[.D40])/[.D40]" office:value-type="percentage" office:value="0.0123456790123457" calcext:value-type="percentage">
            <text:p>1.23%</text:p>
          </table:table-cell>
          <table:table-cell table:formula="of:=([.G40]-[.E40])/[.E40]" office:value-type="percentage" office:value="0.0110974106041924" calcext:value-type="percentage">
            <text:p>1.11%</text:p>
          </table:table-cell>
          <table:table-cell table:formula="of:=([.G40]-[.F40])/[.F40]" office:value-type="percentage" office:value="0.0123456790123457" calcext:value-type="percentage">
            <text:p>1.23%</text:p>
          </table:table-cell>
        </table:table-row>
        <table:table-row table:style-name="ro1">
          <table:table-cell office:value-type="float" office:value="150.6" calcext:value-type="float">
            <text:p>150.6</text:p>
          </table:table-cell>
          <table:table-cell office:value-type="float" office:value="149.9" calcext:value-type="float">
            <text:p>149.9</text:p>
          </table:table-cell>
          <table:table-cell office:value-type="float" office:value="151.4" calcext:value-type="float">
            <text:p>151.4</text:p>
          </table:table-cell>
          <table:table-cell office:value-type="float" office:value="150.7" calcext:value-type="float">
            <text:p>150.7</text:p>
          </table:table-cell>
          <table:table-cell office:value-type="float" office:value="152" calcext:value-type="float">
            <text:p>152</text:p>
          </table:table-cell>
          <table:table-cell office:value-type="float" office:value="150.8" calcext:value-type="float">
            <text:p>150.8</text:p>
          </table:table-cell>
          <table:table-cell office:value-type="float" office:value="162" calcext:value-type="float">
            <text:p>162</text:p>
          </table:table-cell>
          <table:table-cell table:formula="of:=([.G41]-[.A41])/[.A41]" office:value-type="percentage" office:value="0.0756972111553785" calcext:value-type="percentage">
            <text:p>7.57%</text:p>
          </table:table-cell>
          <table:table-cell table:formula="of:=([.G41]-[.B41])/[.B41]" office:value-type="percentage" office:value="0.0807204803202134" calcext:value-type="percentage">
            <text:p>8.07%</text:p>
          </table:table-cell>
          <table:table-cell table:formula="of:=([.G41]-[.C41])/[.C41]" office:value-type="percentage" office:value="0.0700132100396301" calcext:value-type="percentage">
            <text:p>7.00%</text:p>
          </table:table-cell>
          <table:table-cell table:formula="of:=([.G41]-[.D41])/[.D41]" office:value-type="percentage" office:value="0.0749834107498342" calcext:value-type="percentage">
            <text:p>7.50%</text:p>
          </table:table-cell>
          <table:table-cell table:formula="of:=([.G41]-[.E41])/[.E41]" office:value-type="percentage" office:value="0.0657894736842105" calcext:value-type="percentage">
            <text:p>6.58%</text:p>
          </table:table-cell>
          <table:table-cell table:formula="of:=([.G41]-[.F41])/[.F41]" office:value-type="percentage" office:value="0.0742705570291776" calcext:value-type="percentage">
            <text:p>7.43%</text:p>
          </table:table-cell>
        </table:table-row>
        <table:table-row table:style-name="ro1">
          <table:table-cell office:value-type="float" office:value="160.2" calcext:value-type="float">
            <text:p>160.2</text:p>
          </table:table-cell>
          <table:table-cell office:value-type="float" office:value="160.1" calcext:value-type="float">
            <text:p>160.1</text:p>
          </table:table-cell>
          <table:table-cell office:value-type="float" office:value="161.6" calcext:value-type="float">
            <text:p>161.6</text:p>
          </table:table-cell>
          <table:table-cell office:value-type="float" office:value="160.9" calcext:value-type="float">
            <text:p>160.9</text:p>
          </table:table-cell>
          <table:table-cell office:value-type="float" office:value="161.7" calcext:value-type="float">
            <text:p>161.7</text:p>
          </table:table-cell>
          <table:table-cell office:value-type="float" office:value="160.8" calcext:value-type="float">
            <text:p>160.8</text:p>
          </table:table-cell>
          <table:table-cell office:value-type="float" office:value="169" calcext:value-type="float">
            <text:p>169</text:p>
          </table:table-cell>
          <table:table-cell table:formula="of:=([.G42]-[.A42])/[.A42]" office:value-type="percentage" office:value="0.0549313358302123" calcext:value-type="percentage">
            <text:p>5.49%</text:p>
          </table:table-cell>
          <table:table-cell table:formula="of:=([.G42]-[.B42])/[.B42]" office:value-type="percentage" office:value="0.0555902560899438" calcext:value-type="percentage">
            <text:p>5.56%</text:p>
          </table:table-cell>
          <table:table-cell table:formula="of:=([.G42]-[.C42])/[.C42]" office:value-type="percentage" office:value="0.0457920792079208" calcext:value-type="percentage">
            <text:p>4.58%</text:p>
          </table:table-cell>
          <table:table-cell table:formula="of:=([.G42]-[.D42])/[.D42]" office:value-type="percentage" office:value="0.0503418272218769" calcext:value-type="percentage">
            <text:p>5.03%</text:p>
          </table:table-cell>
          <table:table-cell table:formula="of:=([.G42]-[.E42])/[.E42]" office:value-type="percentage" office:value="0.0451453308596166" calcext:value-type="percentage">
            <text:p>4.51%</text:p>
          </table:table-cell>
          <table:table-cell table:formula="of:=([.G42]-[.F42])/[.F42]" office:value-type="percentage" office:value="0.0509950248756218" calcext:value-type="percentage">
            <text:p>5.10%</text:p>
          </table:table-cell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float" office:value="170.1" calcext:value-type="float">
            <text:p>170.1</text:p>
          </table:table-cell>
          <table:table-cell office:value-type="float" office:value="169.8" calcext:value-type="float">
            <text:p>169.8</text:p>
          </table:table-cell>
          <table:table-cell office:value-type="float" office:value="170.1" calcext:value-type="float">
            <text:p>170.1</text:p>
          </table:table-cell>
          <table:table-cell office:value-type="float" office:value="169.5" calcext:value-type="float">
            <text:p>169.5</text:p>
          </table:table-cell>
          <table:table-cell office:value-type="float" office:value="177" calcext:value-type="float">
            <text:p>177</text:p>
          </table:table-cell>
          <table:table-cell table:formula="of:=([.G43]-[.A43])/[.A43]" office:value-type="percentage" office:value="0.0473372781065089" calcext:value-type="percentage">
            <text:p>4.73%</text:p>
          </table:table-cell>
          <table:table-cell table:formula="of:=([.G43]-[.B43])/[.B43]" office:value-type="percentage" office:value="0.0473372781065089" calcext:value-type="percentage">
            <text:p>4.73%</text:p>
          </table:table-cell>
          <table:table-cell table:formula="of:=([.G43]-[.C43])/[.C43]" office:value-type="percentage" office:value="0.0405643738977073" calcext:value-type="percentage">
            <text:p>4.06%</text:p>
          </table:table-cell>
          <table:table-cell table:formula="of:=([.G43]-[.D43])/[.D43]" office:value-type="percentage" office:value="0.0424028268551236" calcext:value-type="percentage">
            <text:p>4.24%</text:p>
          </table:table-cell>
          <table:table-cell table:formula="of:=([.G43]-[.E43])/[.E43]" office:value-type="percentage" office:value="0.0405643738977073" calcext:value-type="percentage">
            <text:p>4.06%</text:p>
          </table:table-cell>
          <table:table-cell table:formula="of:=([.G43]-[.F43])/[.F43]" office:value-type="percentage" office:value="0.0442477876106195" calcext:value-type="percentage">
            <text:p>4.42%</text:p>
          </table:table-cell>
        </table:table-row>
        <table:table-row table:style-name="ro1">
          <table:table-cell office:value-type="float" office:value="173.6" calcext:value-type="float">
            <text:p>173.6</text:p>
          </table:table-cell>
          <table:table-cell office:value-type="float" office:value="172.8" calcext:value-type="float">
            <text:p>172.8</text:p>
          </table:table-cell>
          <table:table-cell office:value-type="float" office:value="173.5" calcext:value-type="float">
            <text:p>173.5</text:p>
          </table:table-cell>
          <table:table-cell office:value-type="float" office:value="173.2" calcext:value-type="float">
            <text:p>173.2</text:p>
          </table:table-cell>
          <table:table-cell table:number-columns-repeated="2" office:value-type="float" office:value="173.9" calcext:value-type="float">
            <text:p>173.9</text:p>
          </table:table-cell>
          <table:table-cell office:value-type="float" office:value="178" calcext:value-type="float">
            <text:p>178</text:p>
          </table:table-cell>
          <table:table-cell table:formula="of:=([.G44]-[.A44])/[.A44]" office:value-type="percentage" office:value="0.0253456221198157" calcext:value-type="percentage">
            <text:p>2.53%</text:p>
          </table:table-cell>
          <table:table-cell table:formula="of:=([.G44]-[.B44])/[.B44]" office:value-type="percentage" office:value="0.0300925925925925" calcext:value-type="percentage">
            <text:p>3.01%</text:p>
          </table:table-cell>
          <table:table-cell table:formula="of:=([.G44]-[.C44])/[.C44]" office:value-type="percentage" office:value="0.0259365994236311" calcext:value-type="percentage">
            <text:p>2.59%</text:p>
          </table:table-cell>
          <table:table-cell table:formula="of:=([.G44]-[.D44])/[.D44]" office:value-type="percentage" office:value="0.0277136258660509" calcext:value-type="percentage">
            <text:p>2.77%</text:p>
          </table:table-cell>
          <table:table-cell table:formula="of:=([.G44]-[.E44])/[.E44]" office:value-type="percentage" office:value="0.0235767682576193" calcext:value-type="percentage">
            <text:p>2.36%</text:p>
          </table:table-cell>
          <table:table-cell table:formula="of:=([.G44]-[.F44])/[.F44]" office:value-type="percentage" office:value="0.0235767682576193" calcext:value-type="percentage">
            <text:p>2.36%</text:p>
          </table:table-cell>
        </table:table-row>
        <table:table-row table:style-name="ro1">
          <table:table-cell office:value-type="float" office:value="165.9" calcext:value-type="float">
            <text:p>165.9</text:p>
          </table:table-cell>
          <table:table-cell office:value-type="float" office:value="165.4" calcext:value-type="float">
            <text:p>165.4</text:p>
          </table:table-cell>
          <table:table-cell office:value-type="float" office:value="166.7" calcext:value-type="float">
            <text:p>166.7</text:p>
          </table:table-cell>
          <table:table-cell office:value-type="float" office:value="166" calcext:value-type="float">
            <text:p>166</text:p>
          </table:table-cell>
          <table:table-cell office:value-type="float" office:value="166.5" calcext:value-type="float">
            <text:p>166.5</text:p>
          </table:table-cell>
          <table:table-cell office:value-type="float" office:value="166.7" calcext:value-type="float">
            <text:p>166.7</text:p>
          </table:table-cell>
          <table:table-cell office:value-type="float" office:value="175" calcext:value-type="float">
            <text:p>175</text:p>
          </table:table-cell>
          <table:table-cell table:formula="of:=([.G45]-[.A45])/[.A45]" office:value-type="percentage" office:value="0.0548523206751054" calcext:value-type="percentage">
            <text:p>5.49%</text:p>
          </table:table-cell>
          <table:table-cell table:formula="of:=([.G45]-[.B45])/[.B45]" office:value-type="percentage" office:value="0.0580411124546554" calcext:value-type="percentage">
            <text:p>5.80%</text:p>
          </table:table-cell>
          <table:table-cell table:formula="of:=([.G45]-[.C45])/[.C45]" office:value-type="percentage" office:value="0.0497900419916018" calcext:value-type="percentage">
            <text:p>4.98%</text:p>
          </table:table-cell>
          <table:table-cell table:formula="of:=([.G45]-[.D45])/[.D45]" office:value-type="percentage" office:value="0.0542168674698795" calcext:value-type="percentage">
            <text:p>5.42%</text:p>
          </table:table-cell>
          <table:table-cell table:formula="of:=([.G45]-[.E45])/[.E45]" office:value-type="percentage" office:value="0.0510510510510511" calcext:value-type="percentage">
            <text:p>5.11%</text:p>
          </table:table-cell>
          <table:table-cell table:formula="of:=([.G45]-[.F45])/[.F45]" office:value-type="percentage" office:value="0.0497900419916018" calcext:value-type="percentage">
            <text:p>4.98%</text:p>
          </table:table-cell>
        </table:table-row>
        <table:table-row table:style-name="ro1">
          <table:table-cell office:value-type="float" office:value="171.6" calcext:value-type="float">
            <text:p>171.6</text:p>
          </table:table-cell>
          <table:table-cell office:value-type="float" office:value="171" calcext:value-type="float">
            <text:p>171</text:p>
          </table:table-cell>
          <table:table-cell office:value-type="float" office:value="172.2" calcext:value-type="float">
            <text:p>172.2</text:p>
          </table:table-cell>
          <table:table-cell office:value-type="float" office:value="171.8" calcext:value-type="float">
            <text:p>171.8</text:p>
          </table:table-cell>
          <table:table-cell office:value-type="float" office:value="172.8" calcext:value-type="float">
            <text:p>172.8</text:p>
          </table:table-cell>
          <table:table-cell office:value-type="float" office:value="172.5" calcext:value-type="float">
            <text:p>172.5</text:p>
          </table:table-cell>
          <table:table-cell office:value-type="float" office:value="176" calcext:value-type="float">
            <text:p>176</text:p>
          </table:table-cell>
          <table:table-cell table:formula="of:=([.G46]-[.A46])/[.A46]" office:value-type="percentage" office:value="0.0256410256410257" calcext:value-type="percentage">
            <text:p>2.56%</text:p>
          </table:table-cell>
          <table:table-cell table:formula="of:=([.G46]-[.B46])/[.B46]" office:value-type="percentage" office:value="0.0292397660818713" calcext:value-type="percentage">
            <text:p>2.92%</text:p>
          </table:table-cell>
          <table:table-cell table:formula="of:=([.G46]-[.C46])/[.C46]" office:value-type="percentage" office:value="0.0220673635307782" calcext:value-type="percentage">
            <text:p>2.21%</text:p>
          </table:table-cell>
          <table:table-cell table:formula="of:=([.G46]-[.D46])/[.D46]" office:value-type="percentage" office:value="0.0244470314318975" calcext:value-type="percentage">
            <text:p>2.44%</text:p>
          </table:table-cell>
          <table:table-cell table:formula="of:=([.G46]-[.E46])/[.E46]" office:value-type="percentage" office:value="0.0185185185185185" calcext:value-type="percentage">
            <text:p>1.85%</text:p>
          </table:table-cell>
          <table:table-cell table:formula="of:=([.G46]-[.F46])/[.F46]" office:value-type="percentage" office:value="0.0202898550724638" calcext:value-type="percentage">
            <text:p>2.03%</text:p>
          </table:table-cell>
        </table:table-row>
        <table:table-row table:style-name="ro1">
          <table:table-cell office:value-type="float" office:value="171.1" calcext:value-type="float">
            <text:p>171.1</text:p>
          </table:table-cell>
          <table:table-cell office:value-type="float" office:value="169.8" calcext:value-type="float">
            <text:p>169.8</text:p>
          </table:table-cell>
          <table:table-cell office:value-type="float" office:value="170.9" calcext:value-type="float">
            <text:p>170.9</text:p>
          </table:table-cell>
          <table:table-cell office:value-type="float" office:value="170.4" calcext:value-type="float">
            <text:p>170.4</text:p>
          </table:table-cell>
          <table:table-cell office:value-type="float" office:value="170.7" calcext:value-type="float">
            <text:p>170.7</text:p>
          </table:table-cell>
          <table:table-cell office:value-type="float" office:value="170.2" calcext:value-type="float">
            <text:p>170.2</text:p>
          </table:table-cell>
          <table:table-cell office:value-type="float" office:value="176" calcext:value-type="float">
            <text:p>176</text:p>
          </table:table-cell>
          <table:table-cell table:formula="of:=([.G47]-[.A47])/[.A47]" office:value-type="percentage" office:value="0.0286382232612508" calcext:value-type="percentage">
            <text:p>2.86%</text:p>
          </table:table-cell>
          <table:table-cell table:formula="of:=([.G47]-[.B47])/[.B47]" office:value-type="percentage" office:value="0.0365135453474675" calcext:value-type="percentage">
            <text:p>3.65%</text:p>
          </table:table-cell>
          <table:table-cell table:formula="of:=([.G47]-[.C47])/[.C47]" office:value-type="percentage" office:value="0.0298420128730251" calcext:value-type="percentage">
            <text:p>2.98%</text:p>
          </table:table-cell>
          <table:table-cell table:formula="of:=([.G47]-[.D47])/[.D47]" office:value-type="percentage" office:value="0.0328638497652582" calcext:value-type="percentage">
            <text:p>3.29%</text:p>
          </table:table-cell>
          <table:table-cell table:formula="of:=([.G47]-[.E47])/[.E47]" office:value-type="percentage" office:value="0.0310486233157587" calcext:value-type="percentage">
            <text:p>3.10%</text:p>
          </table:table-cell>
          <table:table-cell table:formula="of:=([.G47]-[.F47])/[.F47]" office:value-type="percentage" office:value="0.0340775558166863" calcext:value-type="percentage">
            <text:p>3.41%</text:p>
          </table:table-cell>
        </table:table-row>
        <table:table-row table:style-name="ro1">
          <table:table-cell office:value-type="float" office:value="171.6" calcext:value-type="float">
            <text:p>171.6</text:p>
          </table:table-cell>
          <table:table-cell office:value-type="float" office:value="169.9" calcext:value-type="float">
            <text:p>169.9</text:p>
          </table:table-cell>
          <table:table-cell office:value-type="float" office:value="171.6" calcext:value-type="float">
            <text:p>171.6</text:p>
          </table:table-cell>
          <table:table-cell office:value-type="float" office:value="170.5" calcext:value-type="float">
            <text:p>170.5</text:p>
          </table:table-cell>
          <table:table-cell office:value-type="float" office:value="172.2" calcext:value-type="float">
            <text:p>172.2</text:p>
          </table:table-cell>
          <table:table-cell office:value-type="float" office:value="171.1" calcext:value-type="float">
            <text:p>171.1</text:p>
          </table:table-cell>
          <table:table-cell office:value-type="float" office:value="181" calcext:value-type="float">
            <text:p>181</text:p>
          </table:table-cell>
          <table:table-cell table:formula="of:=([.G48]-[.A48])/[.A48]" office:value-type="percentage" office:value="0.0547785547785548" calcext:value-type="percentage">
            <text:p>5.48%</text:p>
          </table:table-cell>
          <table:table-cell table:formula="of:=([.G48]-[.B48])/[.B48]" office:value-type="percentage" office:value="0.0653325485579752" calcext:value-type="percentage">
            <text:p>6.53%</text:p>
          </table:table-cell>
          <table:table-cell table:formula="of:=([.G48]-[.C48])/[.C48]" office:value-type="percentage" office:value="0.0547785547785548" calcext:value-type="percentage">
            <text:p>5.48%</text:p>
          </table:table-cell>
          <table:table-cell table:formula="of:=([.G48]-[.D48])/[.D48]" office:value-type="percentage" office:value="0.06158357771261" calcext:value-type="percentage">
            <text:p>6.16%</text:p>
          </table:table-cell>
          <table:table-cell table:formula="of:=([.G48]-[.E48])/[.E48]" office:value-type="percentage" office:value="0.051103368176539" calcext:value-type="percentage">
            <text:p>5.11%</text:p>
          </table:table-cell>
          <table:table-cell table:formula="of:=([.G48]-[.F48])/[.F48]" office:value-type="percentage" office:value="0.0578609000584454" calcext:value-type="percentage">
            <text:p>5.79%</text:p>
          </table:table-cell>
        </table:table-row>
        <table:table-row table:style-name="ro1">
          <table:table-cell office:value-type="float" office:value="176.1" calcext:value-type="float">
            <text:p>176.1</text:p>
          </table:table-cell>
          <table:table-cell office:value-type="float" office:value="175.5" calcext:value-type="float">
            <text:p>175.5</text:p>
          </table:table-cell>
          <table:table-cell office:value-type="float" office:value="176.1" calcext:value-type="float">
            <text:p>176.1</text:p>
          </table:table-cell>
          <table:table-cell office:value-type="float" office:value="175.3" calcext:value-type="float">
            <text:p>175.3</text:p>
          </table:table-cell>
          <table:table-cell office:value-type="float" office:value="176.6" calcext:value-type="float">
            <text:p>176.6</text:p>
          </table:table-cell>
          <table:table-cell office:value-type="float" office:value="176.3" calcext:value-type="float">
            <text:p>176.3</text:p>
          </table:table-cell>
          <table:table-cell office:value-type="float" office:value="184" calcext:value-type="float">
            <text:p>184</text:p>
          </table:table-cell>
          <table:table-cell table:formula="of:=([.G49]-[.A49])/[.A49]" office:value-type="percentage" office:value="0.0448608745031233" calcext:value-type="percentage">
            <text:p>4.49%</text:p>
          </table:table-cell>
          <table:table-cell table:formula="of:=([.G49]-[.B49])/[.B49]" office:value-type="percentage" office:value="0.0484330484330484" calcext:value-type="percentage">
            <text:p>4.84%</text:p>
          </table:table-cell>
          <table:table-cell table:formula="of:=([.G49]-[.C49])/[.C49]" office:value-type="percentage" office:value="0.0448608745031233" calcext:value-type="percentage">
            <text:p>4.49%</text:p>
          </table:table-cell>
          <table:table-cell table:formula="of:=([.G49]-[.D49])/[.D49]" office:value-type="percentage" office:value="0.0496292070735881" calcext:value-type="percentage">
            <text:p>4.96%</text:p>
          </table:table-cell>
          <table:table-cell table:formula="of:=([.G49]-[.E49])/[.E49]" office:value-type="percentage" office:value="0.0419026047565119" calcext:value-type="percentage">
            <text:p>4.19%</text:p>
          </table:table-cell>
          <table:table-cell table:formula="of:=([.G49]-[.F49])/[.F49]" office:value-type="percentage" office:value="0.0436755530346" calcext:value-type="percentage">
            <text:p>4.37%</text:p>
          </table:table-cell>
        </table:table-row>
        <table:table-row table:style-name="ro1">
          <table:table-cell office:value-type="float" office:value="177.8" calcext:value-type="float">
            <text:p>177.8</text:p>
          </table:table-cell>
          <table:table-cell office:value-type="float" office:value="178.3" calcext:value-type="float">
            <text:p>178.3</text:p>
          </table:table-cell>
          <table:table-cell office:value-type="float" office:value="178.8" calcext:value-type="float">
            <text:p>178.8</text:p>
          </table:table-cell>
          <table:table-cell office:value-type="float" office:value="178.4" calcext:value-type="float">
            <text:p>178.4</text:p>
          </table:table-cell>
          <table:table-cell office:value-type="float" office:value="178.8" calcext:value-type="float">
            <text:p>178.8</text:p>
          </table:table-cell>
          <table:table-cell office:value-type="float" office:value="178.9" calcext:value-type="float">
            <text:p>178.9</text:p>
          </table:table-cell>
          <table:table-cell office:value-type="float" office:value="184" calcext:value-type="float">
            <text:p>184</text:p>
          </table:table-cell>
          <table:table-cell table:formula="of:=([.G50]-[.A50])/[.A50]" office:value-type="percentage" office:value="0.0348706411698537" calcext:value-type="percentage">
            <text:p>3.49%</text:p>
          </table:table-cell>
          <table:table-cell table:formula="of:=([.G50]-[.B50])/[.B50]" office:value-type="percentage" office:value="0.0319685922602355" calcext:value-type="percentage">
            <text:p>3.20%</text:p>
          </table:table-cell>
          <table:table-cell table:formula="of:=([.G50]-[.C50])/[.C50]" office:value-type="percentage" office:value="0.0290827740492169" calcext:value-type="percentage">
            <text:p>2.91%</text:p>
          </table:table-cell>
          <table:table-cell table:formula="of:=([.G50]-[.D50])/[.D50]" office:value-type="percentage" office:value="0.0313901345291479" calcext:value-type="percentage">
            <text:p>3.14%</text:p>
          </table:table-cell>
          <table:table-cell table:formula="of:=([.G50]-[.E50])/[.E50]" office:value-type="percentage" office:value="0.0290827740492169" calcext:value-type="percentage">
            <text:p>2.91%</text:p>
          </table:table-cell>
          <table:table-cell table:formula="of:=([.G50]-[.F50])/[.F50]" office:value-type="percentage" office:value="0.0285075461151481" calcext:value-type="percentage">
            <text:p>2.85%</text:p>
          </table:table-cell>
        </table:table-row>
        <table:table-row table:style-name="ro1">
          <table:table-cell office:value-type="float" office:value="168.2" calcext:value-type="float">
            <text:p>168.2</text:p>
          </table:table-cell>
          <table:table-cell office:value-type="float" office:value="167.8" calcext:value-type="float">
            <text:p>167.8</text:p>
          </table:table-cell>
          <table:table-cell office:value-type="float" office:value="169.3" calcext:value-type="float">
            <text:p>169.3</text:p>
          </table:table-cell>
          <table:table-cell office:value-type="float" office:value="168.3" calcext:value-type="float">
            <text:p>168.3</text:p>
          </table:table-cell>
          <table:table-cell office:value-type="float" office:value="169.3" calcext:value-type="float">
            <text:p>169.3</text:p>
          </table:table-cell>
          <table:table-cell office:value-type="float" office:value="168.7" calcext:value-type="float">
            <text:p>168.7</text:p>
          </table:table-cell>
          <table:table-cell office:value-type="float" office:value="176" calcext:value-type="float">
            <text:p>176</text:p>
          </table:table-cell>
          <table:table-cell table:formula="of:=([.G51]-[.A51])/[.A51]" office:value-type="percentage" office:value="0.0463733650416172" calcext:value-type="percentage">
            <text:p>4.64%</text:p>
          </table:table-cell>
          <table:table-cell table:formula="of:=([.G51]-[.B51])/[.B51]" office:value-type="percentage" office:value="0.0488676996424314" calcext:value-type="percentage">
            <text:p>4.89%</text:p>
          </table:table-cell>
          <table:table-cell table:formula="of:=([.G51]-[.C51])/[.C51]" office:value-type="percentage" office:value="0.0395747194329592" calcext:value-type="percentage">
            <text:p>3.96%</text:p>
          </table:table-cell>
          <table:table-cell table:formula="of:=([.G51]-[.D51])/[.D51]" office:value-type="percentage" office:value="0.045751633986928" calcext:value-type="percentage">
            <text:p>4.58%</text:p>
          </table:table-cell>
          <table:table-cell table:formula="of:=([.G51]-[.E51])/[.E51]" office:value-type="percentage" office:value="0.0395747194329592" calcext:value-type="percentage">
            <text:p>3.96%</text:p>
          </table:table-cell>
          <table:table-cell table:formula="of:=([.G51]-[.F51])/[.F51]" office:value-type="percentage" office:value="0.043272080616479" calcext:value-type="percentage">
            <text:p>4.33%</text:p>
          </table:table-cell>
        </table:table-row>
        <table:table-row table:style-name="ro1">
          <table:table-cell office:value-type="float" office:value="162.7" calcext:value-type="float">
            <text:p>162.7</text:p>
          </table:table-cell>
          <table:table-cell office:value-type="float" office:value="163" calcext:value-type="float">
            <text:p>163</text:p>
          </table:table-cell>
          <table:table-cell office:value-type="float" office:value="163.2" calcext:value-type="float">
            <text:p>163.2</text:p>
          </table:table-cell>
          <table:table-cell office:value-type="float" office:value="162.6" calcext:value-type="float">
            <text:p>162.6</text:p>
          </table:table-cell>
          <table:table-cell office:value-type="float" office:value="163.6" calcext:value-type="float">
            <text:p>163.6</text:p>
          </table:table-cell>
          <table:table-cell office:value-type="float" office:value="162.6" calcext:value-type="float">
            <text:p>162.6</text:p>
          </table:table-cell>
          <table:table-cell office:value-type="float" office:value="169" calcext:value-type="float">
            <text:p>169</text:p>
          </table:table-cell>
          <table:table-cell table:formula="of:=([.G52]-[.A52])/[.A52]" office:value-type="percentage" office:value="0.038721573448064" calcext:value-type="percentage">
            <text:p>3.87%</text:p>
          </table:table-cell>
          <table:table-cell table:formula="of:=([.G52]-[.B52])/[.B52]" office:value-type="percentage" office:value="0.0368098159509202" calcext:value-type="percentage">
            <text:p>3.68%</text:p>
          </table:table-cell>
          <table:table-cell table:formula="of:=([.G52]-[.C52])/[.C52]" office:value-type="percentage" office:value="0.0355392156862746" calcext:value-type="percentage">
            <text:p>3.55%</text:p>
          </table:table-cell>
          <table:table-cell table:formula="of:=([.G52]-[.D52])/[.D52]" office:value-type="percentage" office:value="0.0393603936039361" calcext:value-type="percentage">
            <text:p>3.94%</text:p>
          </table:table-cell>
          <table:table-cell table:formula="of:=([.G52]-[.E52])/[.E52]" office:value-type="percentage" office:value="0.0330073349633252" calcext:value-type="percentage">
            <text:p>3.30%</text:p>
          </table:table-cell>
          <table:table-cell table:formula="of:=([.G52]-[.F52])/[.F52]" office:value-type="percentage" office:value="0.0393603936039361" calcext:value-type="percentage">
            <text:p>3.94%</text:p>
          </table:table-cell>
        </table:table-row>
        <table:table-row table:style-name="ro1">
          <table:table-cell office:value-type="float" office:value="171.3" calcext:value-type="float">
            <text:p>171.3</text:p>
          </table:table-cell>
          <table:table-cell office:value-type="float" office:value="170" calcext:value-type="float">
            <text:p>170</text:p>
          </table:table-cell>
          <table:table-cell office:value-type="float" office:value="172.1" calcext:value-type="float">
            <text:p>172.1</text:p>
          </table:table-cell>
          <table:table-cell office:value-type="float" office:value="171.4" calcext:value-type="float">
            <text:p>171.4</text:p>
          </table:table-cell>
          <table:table-cell office:value-type="float" office:value="172.8" calcext:value-type="float">
            <text:p>172.8</text:p>
          </table:table-cell>
          <table:table-cell office:value-type="float" office:value="171.9" calcext:value-type="float">
            <text:p>171.9</text:p>
          </table:table-cell>
          <table:table-cell office:value-type="float" office:value="179" calcext:value-type="float">
            <text:p>179</text:p>
          </table:table-cell>
          <table:table-cell table:formula="of:=([.G53]-[.A53])/[.A53]" office:value-type="percentage" office:value="0.044950379451255" calcext:value-type="percentage">
            <text:p>4.50%</text:p>
          </table:table-cell>
          <table:table-cell table:formula="of:=([.G53]-[.B53])/[.B53]" office:value-type="percentage" office:value="0.0529411764705882" calcext:value-type="percentage">
            <text:p>5.29%</text:p>
          </table:table-cell>
          <table:table-cell table:formula="of:=([.G53]-[.C53])/[.C53]" office:value-type="percentage" office:value="0.0400929692039512" calcext:value-type="percentage">
            <text:p>4.01%</text:p>
          </table:table-cell>
          <table:table-cell table:formula="of:=([.G53]-[.D53])/[.D53]" office:value-type="percentage" office:value="0.044340723453909" calcext:value-type="percentage">
            <text:p>4.43%</text:p>
          </table:table-cell>
          <table:table-cell table:formula="of:=([.G53]-[.E53])/[.E53]" office:value-type="percentage" office:value="0.0358796296296296" calcext:value-type="percentage">
            <text:p>3.59%</text:p>
          </table:table-cell>
          <table:table-cell table:formula="of:=([.G53]-[.F53])/[.F53]" office:value-type="percentage" office:value="0.0413030831878999" calcext:value-type="percentage">
            <text:p>4.13%</text:p>
          </table:table-cell>
        </table:table-row>
        <table:table-row table:style-name="ro1">
          <table:table-cell office:value-type="float" office:value="179.5" calcext:value-type="float">
            <text:p>179.5</text:p>
          </table:table-cell>
          <table:table-cell office:value-type="float" office:value="178" calcext:value-type="float">
            <text:p>178</text:p>
          </table:table-cell>
          <table:table-cell office:value-type="float" office:value="179.2" calcext:value-type="float">
            <text:p>179.2</text:p>
          </table:table-cell>
          <table:table-cell office:value-type="float" office:value="179.5" calcext:value-type="float">
            <text:p>179.5</text:p>
          </table:table-cell>
          <table:table-cell office:value-type="float" office:value="179.7" calcext:value-type="float">
            <text:p>179.7</text:p>
          </table:table-cell>
          <table:table-cell office:value-type="float" office:value="179.5" calcext:value-type="float">
            <text:p>179.5</text:p>
          </table:table-cell>
          <table:table-cell office:value-type="float" office:value="187" calcext:value-type="float">
            <text:p>187</text:p>
          </table:table-cell>
          <table:table-cell table:formula="of:=([.G54]-[.A54])/[.A54]" office:value-type="percentage" office:value="0.0417827298050139" calcext:value-type="percentage">
            <text:p>4.18%</text:p>
          </table:table-cell>
          <table:table-cell table:formula="of:=([.G54]-[.B54])/[.B54]" office:value-type="percentage" office:value="0.050561797752809" calcext:value-type="percentage">
            <text:p>5.06%</text:p>
          </table:table-cell>
          <table:table-cell table:formula="of:=([.G54]-[.C54])/[.C54]" office:value-type="percentage" office:value="0.0435267857142858" calcext:value-type="percentage">
            <text:p>4.35%</text:p>
          </table:table-cell>
          <table:table-cell table:formula="of:=([.G54]-[.D54])/[.D54]" office:value-type="percentage" office:value="0.0417827298050139" calcext:value-type="percentage">
            <text:p>4.18%</text:p>
          </table:table-cell>
          <table:table-cell table:formula="of:=([.G54]-[.E54])/[.E54]" office:value-type="percentage" office:value="0.0406232609905399" calcext:value-type="percentage">
            <text:p>4.06%</text:p>
          </table:table-cell>
          <table:table-cell table:formula="of:=([.G54]-[.F54])/[.F54]" office:value-type="percentage" office:value="0.0417827298050139" calcext:value-type="percentage">
            <text:p>4.18%</text:p>
          </table:table-cell>
        </table:table-row>
        <table:table-row table:style-name="ro1">
          <table:table-cell office:value-type="float" office:value="157.6" calcext:value-type="float">
            <text:p>157.6</text:p>
          </table:table-cell>
          <table:table-cell office:value-type="float" office:value="157.4" calcext:value-type="float">
            <text:p>157.4</text:p>
          </table:table-cell>
          <table:table-cell office:value-type="float" office:value="158.8" calcext:value-type="float">
            <text:p>158.8</text:p>
          </table:table-cell>
          <table:table-cell office:value-type="float" office:value="158.5" calcext:value-type="float">
            <text:p>158.5</text:p>
          </table:table-cell>
          <table:table-cell office:value-type="float" office:value="159" calcext:value-type="float">
            <text:p>159</text:p>
          </table:table-cell>
          <table:table-cell office:value-type="float" office:value="158.9" calcext:value-type="float">
            <text:p>158.9</text:p>
          </table:table-cell>
          <table:table-cell office:value-type="float" office:value="169" calcext:value-type="float">
            <text:p>169</text:p>
          </table:table-cell>
          <table:table-cell table:formula="of:=([.G55]-[.A55])/[.A55]" office:value-type="percentage" office:value="0.0723350253807107" calcext:value-type="percentage">
            <text:p>7.23%</text:p>
          </table:table-cell>
          <table:table-cell table:formula="of:=([.G55]-[.B55])/[.B55]" office:value-type="percentage" office:value="0.073697585768742" calcext:value-type="percentage">
            <text:p>7.37%</text:p>
          </table:table-cell>
          <table:table-cell table:formula="of:=([.G55]-[.C55])/[.C55]" office:value-type="percentage" office:value="0.0642317380352644" calcext:value-type="percentage">
            <text:p>6.42%</text:p>
          </table:table-cell>
          <table:table-cell table:formula="of:=([.G55]-[.D55])/[.D55]" office:value-type="percentage" office:value="0.0662460567823344" calcext:value-type="percentage">
            <text:p>6.62%</text:p>
          </table:table-cell>
          <table:table-cell table:formula="of:=([.G55]-[.E55])/[.E55]" office:value-type="percentage" office:value="0.0628930817610063" calcext:value-type="percentage">
            <text:p>6.29%</text:p>
          </table:table-cell>
          <table:table-cell table:formula="of:=([.G55]-[.F55])/[.F55]" office:value-type="percentage" office:value="0.0635619886721208" calcext:value-type="percentage">
            <text:p>6.36%</text:p>
          </table:table-cell>
        </table:table-row>
        <table:table-row table:style-name="ro1">
          <table:table-cell office:value-type="float" office:value="179.4" calcext:value-type="float">
            <text:p>179.4</text:p>
          </table:table-cell>
          <table:table-cell office:value-type="float" office:value="178.6" calcext:value-type="float">
            <text:p>178.6</text:p>
          </table:table-cell>
          <table:table-cell office:value-type="float" office:value="180" calcext:value-type="float">
            <text:p>180</text:p>
          </table:table-cell>
          <table:table-cell office:value-type="float" office:value="178.9" calcext:value-type="float">
            <text:p>178.9</text:p>
          </table:table-cell>
          <table:table-cell office:value-type="float" office:value="180.7" calcext:value-type="float">
            <text:p>180.7</text:p>
          </table:table-cell>
          <table:table-cell office:value-type="float" office:value="179.5" calcext:value-type="float">
            <text:p>179.5</text:p>
          </table:table-cell>
          <table:table-cell office:value-type="float" office:value="187" calcext:value-type="float">
            <text:p>187</text:p>
          </table:table-cell>
          <table:table-cell table:formula="of:=([.G56]-[.A56])/[.A56]" office:value-type="percentage" office:value="0.0423634336677815" calcext:value-type="percentage">
            <text:p>4.24%</text:p>
          </table:table-cell>
          <table:table-cell table:formula="of:=([.G56]-[.B56])/[.B56]" office:value-type="percentage" office:value="0.0470324748040314" calcext:value-type="percentage">
            <text:p>4.70%</text:p>
          </table:table-cell>
          <table:table-cell table:formula="of:=([.G56]-[.C56])/[.C56]" office:value-type="percentage" office:value="0.0388888888888889" calcext:value-type="percentage">
            <text:p>3.89%</text:p>
          </table:table-cell>
          <table:table-cell table:formula="of:=([.G56]-[.D56])/[.D56]" office:value-type="percentage" office:value="0.0452766908887646" calcext:value-type="percentage">
            <text:p>4.53%</text:p>
          </table:table-cell>
          <table:table-cell table:formula="of:=([.G56]-[.E56])/[.E56]" office:value-type="percentage" office:value="0.0348644161593803" calcext:value-type="percentage">
            <text:p>3.49%</text:p>
          </table:table-cell>
          <table:table-cell table:formula="of:=([.G56]-[.F56])/[.F56]" office:value-type="percentage" office:value="0.0417827298050139" calcext:value-type="percentage">
            <text:p>4.18%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office:value-type="float" office:value="170.9" calcext:value-type="float">
            <text:p>170.9</text:p>
          </table:table-cell>
          <table:table-cell office:value-type="float" office:value="172.2" calcext:value-type="float">
            <text:p>172.2</text:p>
          </table:table-cell>
          <table:table-cell office:value-type="float" office:value="171.6" calcext:value-type="float">
            <text:p>171.6</text:p>
          </table:table-cell>
          <table:table-cell office:value-type="float" office:value="173.1" calcext:value-type="float">
            <text:p>173.1</text:p>
          </table:table-cell>
          <table:table-cell office:value-type="float" office:value="171.9" calcext:value-type="float">
            <text:p>171.9</text:p>
          </table:table-cell>
          <table:table-cell office:value-type="float" office:value="181" calcext:value-type="float">
            <text:p>181</text:p>
          </table:table-cell>
          <table:table-cell table:formula="of:=([.G57]-[.A57])/[.A57]" office:value-type="percentage" office:value="0.0492753623188406" calcext:value-type="percentage">
            <text:p>4.93%</text:p>
          </table:table-cell>
          <table:table-cell table:formula="of:=([.G57]-[.B57])/[.B57]" office:value-type="percentage" office:value="0.0590988882387361" calcext:value-type="percentage">
            <text:p>5.91%</text:p>
          </table:table-cell>
          <table:table-cell table:formula="of:=([.G57]-[.C57])/[.C57]" office:value-type="percentage" office:value="0.051103368176539" calcext:value-type="percentage">
            <text:p>5.11%</text:p>
          </table:table-cell>
          <table:table-cell table:formula="of:=([.G57]-[.D57])/[.D57]" office:value-type="percentage" office:value="0.0547785547785548" calcext:value-type="percentage">
            <text:p>5.48%</text:p>
          </table:table-cell>
          <table:table-cell table:formula="of:=([.G57]-[.E57])/[.E57]" office:value-type="percentage" office:value="0.0456383593298672" calcext:value-type="percentage">
            <text:p>4.56%</text:p>
          </table:table-cell>
          <table:table-cell table:formula="of:=([.G57]-[.F57])/[.F57]" office:value-type="percentage" office:value="0.0529377545084351" calcext:value-type="percentage">
            <text:p>5.29%</text:p>
          </table:table-cell>
        </table:table-row>
        <table:table-row table:style-name="ro1">
          <table:table-cell office:value-type="float" office:value="182.8" calcext:value-type="float">
            <text:p>182.8</text:p>
          </table:table-cell>
          <table:table-cell office:value-type="float" office:value="183.1" calcext:value-type="float">
            <text:p>183.1</text:p>
          </table:table-cell>
          <table:table-cell office:value-type="float" office:value="183.6" calcext:value-type="float">
            <text:p>183.6</text:p>
          </table:table-cell>
          <table:table-cell office:value-type="float" office:value="182.7" calcext:value-type="float">
            <text:p>182.7</text:p>
          </table:table-cell>
          <table:table-cell office:value-type="float" office:value="183.7" calcext:value-type="float">
            <text:p>183.7</text:p>
          </table:table-cell>
          <table:table-cell office:value-type="float" office:value="183.2" calcext:value-type="float">
            <text:p>183.2</text:p>
          </table:table-cell>
          <table:table-cell office:value-type="float" office:value="190" calcext:value-type="float">
            <text:p>190</text:p>
          </table:table-cell>
          <table:table-cell table:formula="of:=([.G58]-[.A58])/[.A58]" office:value-type="percentage" office:value="0.0393873085339168" calcext:value-type="percentage">
            <text:p>3.94%</text:p>
          </table:table-cell>
          <table:table-cell table:formula="of:=([.G58]-[.B58])/[.B58]" office:value-type="percentage" office:value="0.0376843255051884" calcext:value-type="percentage">
            <text:p>3.77%</text:p>
          </table:table-cell>
          <table:table-cell table:formula="of:=([.G58]-[.C58])/[.C58]" office:value-type="percentage" office:value="0.0348583877995643" calcext:value-type="percentage">
            <text:p>3.49%</text:p>
          </table:table-cell>
          <table:table-cell table:formula="of:=([.G58]-[.D58])/[.D58]" office:value-type="percentage" office:value="0.0399562123700055" calcext:value-type="percentage">
            <text:p>4.00%</text:p>
          </table:table-cell>
          <table:table-cell table:formula="of:=([.G58]-[.E58])/[.E58]" office:value-type="percentage" office:value="0.0342950462710942" calcext:value-type="percentage">
            <text:p>3.43%</text:p>
          </table:table-cell>
          <table:table-cell table:formula="of:=([.G58]-[.F58])/[.F58]" office:value-type="percentage" office:value="0.0371179039301311" calcext:value-type="percentage">
            <text:p>3.71%</text:p>
          </table:table-cell>
        </table:table-row>
        <table:table-row table:style-name="ro1">
          <table:table-cell office:value-type="float" office:value="177.9" calcext:value-type="float">
            <text:p>177.9</text:p>
          </table:table-cell>
          <table:table-cell office:value-type="float" office:value="177.2" calcext:value-type="float">
            <text:p>177.2</text:p>
          </table:table-cell>
          <table:table-cell office:value-type="float" office:value="178.8" calcext:value-type="float">
            <text:p>178.8</text:p>
          </table:table-cell>
          <table:table-cell office:value-type="float" office:value="177.8" calcext:value-type="float">
            <text:p>177.8</text:p>
          </table:table-cell>
          <table:table-cell office:value-type="float" office:value="178.4" calcext:value-type="float">
            <text:p>178.4</text:p>
          </table:table-cell>
          <table:table-cell office:value-type="float" office:value="177.7" calcext:value-type="float">
            <text:p>177.7</text:p>
          </table:table-cell>
          <table:table-cell office:value-type="float" office:value="188" calcext:value-type="float">
            <text:p>188</text:p>
          </table:table-cell>
          <table:table-cell table:formula="of:=([.G59]-[.A59])/[.A59]" office:value-type="percentage" office:value="0.0567734682405846" calcext:value-type="percentage">
            <text:p>5.68%</text:p>
          </table:table-cell>
          <table:table-cell table:formula="of:=([.G59]-[.B59])/[.B59]" office:value-type="percentage" office:value="0.0609480812641084" calcext:value-type="percentage">
            <text:p>6.09%</text:p>
          </table:table-cell>
          <table:table-cell table:formula="of:=([.G59]-[.C59])/[.C59]" office:value-type="percentage" office:value="0.0514541387024608" calcext:value-type="percentage">
            <text:p>5.15%</text:p>
          </table:table-cell>
          <table:table-cell table:formula="of:=([.G59]-[.D59])/[.D59]" office:value-type="percentage" office:value="0.0573678290213723" calcext:value-type="percentage">
            <text:p>5.74%</text:p>
          </table:table-cell>
          <table:table-cell table:formula="of:=([.G59]-[.E59])/[.E59]" office:value-type="percentage" office:value="0.0538116591928251" calcext:value-type="percentage">
            <text:p>5.38%</text:p>
          </table:table-cell>
          <table:table-cell table:formula="of:=([.G59]-[.F59])/[.F59]" office:value-type="percentage" office:value="0.0579628587507035" calcext:value-type="percentage">
            <text:p>5.80%</text:p>
          </table:table-cell>
        </table:table-row>
        <table:table-row table:style-name="ro1">
          <table:table-cell office:value-type="float" office:value="177.2" calcext:value-type="float">
            <text:p>177.2</text:p>
          </table:table-cell>
          <table:table-cell office:value-type="float" office:value="176.1" calcext:value-type="float">
            <text:p>176.1</text:p>
          </table:table-cell>
          <table:table-cell office:value-type="float" office:value="177.8" calcext:value-type="float">
            <text:p>177.8</text:p>
          </table:table-cell>
          <table:table-cell office:value-type="float" office:value="176.7" calcext:value-type="float">
            <text:p>176.7</text:p>
          </table:table-cell>
          <table:table-cell table:number-columns-repeated="2" office:value-type="float" office:value="177.6" calcext:value-type="float">
            <text:p>177.6</text:p>
          </table:table-cell>
          <table:table-cell office:value-type="float" office:value="185" calcext:value-type="float">
            <text:p>185</text:p>
          </table:table-cell>
          <table:table-cell table:formula="of:=([.G60]-[.A60])/[.A60]" office:value-type="percentage" office:value="0.044018058690745" calcext:value-type="percentage">
            <text:p>4.40%</text:p>
          </table:table-cell>
          <table:table-cell table:formula="of:=([.G60]-[.B60])/[.B60]" office:value-type="percentage" office:value="0.0505394662123794" calcext:value-type="percentage">
            <text:p>5.05%</text:p>
          </table:table-cell>
          <table:table-cell table:formula="of:=([.G60]-[.C60])/[.C60]" office:value-type="percentage" office:value="0.0404949381327333" calcext:value-type="percentage">
            <text:p>4.05%</text:p>
          </table:table-cell>
          <table:table-cell table:formula="of:=([.G60]-[.D60])/[.D60]" office:value-type="percentage" office:value="0.0469722693831353" calcext:value-type="percentage">
            <text:p>4.70%</text:p>
          </table:table-cell>
          <table:table-cell table:formula="of:=([.G60]-[.E60])/[.E60]" office:value-type="percentage" office:value="0.0416666666666667" calcext:value-type="percentage">
            <text:p>4.17%</text:p>
          </table:table-cell>
          <table:table-cell table:formula="of:=([.G60]-[.F60])/[.F60]" office:value-type="percentage" office:value="0.0416666666666667" calcext:value-type="percentage">
            <text:p>4.17%</text:p>
          </table:table-cell>
        </table:table-row>
        <table:table-row table:style-name="ro1">
          <table:table-cell office:value-type="float" office:value="177.6" calcext:value-type="float">
            <text:p>177.6</text:p>
          </table:table-cell>
          <table:table-cell office:value-type="float" office:value="176.9" calcext:value-type="float">
            <text:p>176.9</text:p>
          </table:table-cell>
          <table:table-cell office:value-type="float" office:value="178.5" calcext:value-type="float">
            <text:p>178.5</text:p>
          </table:table-cell>
          <table:table-cell office:value-type="float" office:value="177.5" calcext:value-type="float">
            <text:p>177.5</text:p>
          </table:table-cell>
          <table:table-cell office:value-type="float" office:value="178.6" calcext:value-type="float">
            <text:p>178.6</text:p>
          </table:table-cell>
          <table:table-cell office:value-type="float" office:value="178.3" calcext:value-type="float">
            <text:p>178.3</text:p>
          </table:table-cell>
          <table:table-cell office:value-type="float" office:value="185" calcext:value-type="float">
            <text:p>185</text:p>
          </table:table-cell>
          <table:table-cell table:formula="of:=([.G61]-[.A61])/[.A61]" office:value-type="percentage" office:value="0.0416666666666667" calcext:value-type="percentage">
            <text:p>4.17%</text:p>
          </table:table-cell>
          <table:table-cell table:formula="of:=([.G61]-[.B61])/[.B61]" office:value-type="percentage" office:value="0.0457885811192764" calcext:value-type="percentage">
            <text:p>4.58%</text:p>
          </table:table-cell>
          <table:table-cell table:formula="of:=([.G61]-[.C61])/[.C61]" office:value-type="percentage" office:value="0.0364145658263305" calcext:value-type="percentage">
            <text:p>3.64%</text:p>
          </table:table-cell>
          <table:table-cell table:formula="of:=([.G61]-[.D61])/[.D61]" office:value-type="percentage" office:value="0.0422535211267606" calcext:value-type="percentage">
            <text:p>4.23%</text:p>
          </table:table-cell>
          <table:table-cell table:formula="of:=([.G61]-[.E61])/[.E61]" office:value-type="percentage" office:value="0.0358342665173573" calcext:value-type="percentage">
            <text:p>3.58%</text:p>
          </table:table-cell>
          <table:table-cell table:formula="of:=([.G61]-[.F61])/[.F61]" office:value-type="percentage" office:value="0.0375771172181716" calcext:value-type="percentage">
            <text:p>3.76%</text:p>
          </table:table-cell>
        </table:table-row>
        <table:table-row table:style-name="ro1">
          <table:table-cell office:value-type="float" office:value="175.5" calcext:value-type="float">
            <text:p>175.5</text:p>
          </table:table-cell>
          <table:table-cell office:value-type="float" office:value="174.7" calcext:value-type="float">
            <text:p>174.7</text:p>
          </table:table-cell>
          <table:table-cell office:value-type="float" office:value="175.7" calcext:value-type="float">
            <text:p>175.7</text:p>
          </table:table-cell>
          <table:table-cell office:value-type="float" office:value="175" calcext:value-type="float">
            <text:p>175</text:p>
          </table:table-cell>
          <table:table-cell office:value-type="float" office:value="176.8" calcext:value-type="float">
            <text:p>176.8</text:p>
          </table:table-cell>
          <table:table-cell office:value-type="float" office:value="176.3" calcext:value-type="float">
            <text:p>176.3</text:p>
          </table:table-cell>
          <table:table-cell office:value-type="float" office:value="181" calcext:value-type="float">
            <text:p>181</text:p>
          </table:table-cell>
          <table:table-cell table:formula="of:=([.G62]-[.A62])/[.A62]" office:value-type="percentage" office:value="0.0313390313390313" calcext:value-type="percentage">
            <text:p>3.13%</text:p>
          </table:table-cell>
          <table:table-cell table:formula="of:=([.G62]-[.B62])/[.B62]" office:value-type="percentage" office:value="0.0360618202633086" calcext:value-type="percentage">
            <text:p>3.61%</text:p>
          </table:table-cell>
          <table:table-cell table:formula="of:=([.G62]-[.C62])/[.C62]" office:value-type="percentage" office:value="0.0301650540694366" calcext:value-type="percentage">
            <text:p>3.02%</text:p>
          </table:table-cell>
          <table:table-cell table:formula="of:=([.G62]-[.D62])/[.D62]" office:value-type="percentage" office:value="0.0342857142857143" calcext:value-type="percentage">
            <text:p>3.43%</text:p>
          </table:table-cell>
          <table:table-cell table:formula="of:=([.G62]-[.E62])/[.E62]" office:value-type="percentage" office:value="0.0237556561085972" calcext:value-type="percentage">
            <text:p>2.38%</text:p>
          </table:table-cell>
          <table:table-cell table:formula="of:=([.G62]-[.F62])/[.F62]" office:value-type="percentage" office:value="0.0266591038003403" calcext:value-type="percentage">
            <text:p>2.67%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0.4" calcext:value-type="float">
            <text:p>170.4</text:p>
          </table:table-cell>
          <table:table-cell office:value-type="float" office:value="171.2" calcext:value-type="float">
            <text:p>171.2</text:p>
          </table:table-cell>
          <table:table-cell office:value-type="float" office:value="170.8" calcext:value-type="float">
            <text:p>170.8</text:p>
          </table:table-cell>
          <table:table-cell office:value-type="float" office:value="171.7" calcext:value-type="float">
            <text:p>171.7</text:p>
          </table:table-cell>
          <table:table-cell office:value-type="float" office:value="171.2" calcext:value-type="float">
            <text:p>171.2</text:p>
          </table:table-cell>
          <table:table-cell office:value-type="float" office:value="176" calcext:value-type="float">
            <text:p>176</text:p>
          </table:table-cell>
          <table:table-cell table:formula="of:=([.G63]-[.A63])/[.A63]" office:value-type="percentage" office:value="0.0292397660818713" calcext:value-type="percentage">
            <text:p>2.92%</text:p>
          </table:table-cell>
          <table:table-cell table:formula="of:=([.G63]-[.B63])/[.B63]" office:value-type="percentage" office:value="0.0328638497652582" calcext:value-type="percentage">
            <text:p>3.29%</text:p>
          </table:table-cell>
          <table:table-cell table:formula="of:=([.G63]-[.C63])/[.C63]" office:value-type="percentage" office:value="0.0280373831775702" calcext:value-type="percentage">
            <text:p>2.80%</text:p>
          </table:table-cell>
          <table:table-cell table:formula="of:=([.G63]-[.D63])/[.D63]" office:value-type="percentage" office:value="0.0304449648711943" calcext:value-type="percentage">
            <text:p>3.04%</text:p>
          </table:table-cell>
          <table:table-cell table:formula="of:=([.G63]-[.E63])/[.E63]" office:value-type="percentage" office:value="0.0250436808386722" calcext:value-type="percentage">
            <text:p>2.50%</text:p>
          </table:table-cell>
          <table:table-cell table:formula="of:=([.G63]-[.F63])/[.F63]" office:value-type="percentage" office:value="0.0280373831775702" calcext:value-type="percentage">
            <text:p>2.80%</text:p>
          </table:table-cell>
        </table:table-row>
        <table:table-row table:style-name="ro1">
          <table:table-cell office:value-type="float" office:value="178.4" calcext:value-type="float">
            <text:p>178.4</text:p>
          </table:table-cell>
          <table:table-cell office:value-type="float" office:value="177.5" calcext:value-type="float">
            <text:p>177.5</text:p>
          </table:table-cell>
          <table:table-cell office:value-type="float" office:value="178.6" calcext:value-type="float">
            <text:p>178.6</text:p>
          </table:table-cell>
          <table:table-cell office:value-type="float" office:value="178.1" calcext:value-type="float">
            <text:p>178.1</text:p>
          </table:table-cell>
          <table:table-cell office:value-type="float" office:value="179" calcext:value-type="float">
            <text:p>179</text:p>
          </table:table-cell>
          <table:table-cell office:value-type="float" office:value="177.9" calcext:value-type="float">
            <text:p>177.9</text:p>
          </table:table-cell>
          <table:table-cell office:value-type="float" office:value="182" calcext:value-type="float">
            <text:p>182</text:p>
          </table:table-cell>
          <table:table-cell table:formula="of:=([.G64]-[.A64])/[.A64]" office:value-type="percentage" office:value="0.0201793721973094" calcext:value-type="percentage">
            <text:p>2.02%</text:p>
          </table:table-cell>
          <table:table-cell table:formula="of:=([.G64]-[.B64])/[.B64]" office:value-type="percentage" office:value="0.0253521126760563" calcext:value-type="percentage">
            <text:p>2.54%</text:p>
          </table:table-cell>
          <table:table-cell table:formula="of:=([.G64]-[.C64])/[.C64]" office:value-type="percentage" office:value="0.0190369540873461" calcext:value-type="percentage">
            <text:p>1.90%</text:p>
          </table:table-cell>
          <table:table-cell table:formula="of:=([.G64]-[.D64])/[.D64]" office:value-type="percentage" office:value="0.0218978102189781" calcext:value-type="percentage">
            <text:p>2.19%</text:p>
          </table:table-cell>
          <table:table-cell table:formula="of:=([.G64]-[.E64])/[.E64]" office:value-type="percentage" office:value="0.0167597765363129" calcext:value-type="percentage">
            <text:p>1.68%</text:p>
          </table:table-cell>
          <table:table-cell table:formula="of:=([.G64]-[.F64])/[.F64]" office:value-type="percentage" office:value="0.0230466554243957" calcext:value-type="percentage">
            <text:p>2.30%</text:p>
          </table:table-cell>
        </table:table-row>
        <table:table-row table:style-name="ro1">
          <table:table-cell office:value-type="float" office:value="190.3" calcext:value-type="float">
            <text:p>190.3</text:p>
          </table:table-cell>
          <table:table-cell office:value-type="float" office:value="190.1" calcext:value-type="float">
            <text:p>190.1</text:p>
          </table:table-cell>
          <table:table-cell office:value-type="float" office:value="190.4" calcext:value-type="float">
            <text:p>190.4</text:p>
          </table:table-cell>
          <table:table-cell office:value-type="float" office:value="189.5" calcext:value-type="float">
            <text:p>189.5</text:p>
          </table:table-cell>
          <table:table-cell office:value-type="float" office:value="191" calcext:value-type="float">
            <text:p>191</text:p>
          </table:table-cell>
          <table:table-cell office:value-type="float" office:value="190.2" calcext:value-type="float">
            <text:p>190.2</text:p>
          </table:table-cell>
          <table:table-cell office:value-type="float" office:value="195" calcext:value-type="float">
            <text:p>195</text:p>
          </table:table-cell>
          <table:table-cell table:formula="of:=([.G65]-[.A65])/[.A65]" office:value-type="percentage" office:value="0.024697845507094" calcext:value-type="percentage">
            <text:p>2.47%</text:p>
          </table:table-cell>
          <table:table-cell table:formula="of:=([.G65]-[.B65])/[.B65]" office:value-type="percentage" office:value="0.0257759074171489" calcext:value-type="percentage">
            <text:p>2.58%</text:p>
          </table:table-cell>
          <table:table-cell table:formula="of:=([.G65]-[.C65])/[.C65]" office:value-type="percentage" office:value="0.0241596638655462" calcext:value-type="percentage">
            <text:p>2.42%</text:p>
          </table:table-cell>
          <table:table-cell table:formula="of:=([.G65]-[.D65])/[.D65]" office:value-type="percentage" office:value="0.029023746701847" calcext:value-type="percentage">
            <text:p>2.90%</text:p>
          </table:table-cell>
          <table:table-cell table:formula="of:=([.G65]-[.E65])/[.E65]" office:value-type="percentage" office:value="0.0209424083769633" calcext:value-type="percentage">
            <text:p>2.09%</text:p>
          </table:table-cell>
          <table:table-cell table:formula="of:=([.G65]-[.F65])/[.F65]" office:value-type="percentage" office:value="0.025236593059937" calcext:value-type="percentage">
            <text:p>2.52%</text:p>
          </table:table-cell>
        </table:table-row>
        <table:table-row table:style-name="ro1">
          <table:table-cell office:value-type="float" office:value="170.9" calcext:value-type="float">
            <text:p>170.9</text:p>
          </table:table-cell>
          <table:table-cell office:value-type="float" office:value="169.9" calcext:value-type="float">
            <text:p>169.9</text:p>
          </table:table-cell>
          <table:table-cell office:value-type="float" office:value="171.9" calcext:value-type="float">
            <text:p>171.9</text:p>
          </table:table-cell>
          <table:table-cell office:value-type="float" office:value="170.7" calcext:value-type="float">
            <text:p>170.7</text:p>
          </table:table-cell>
          <table:table-cell office:value-type="float" office:value="172.4" calcext:value-type="float">
            <text:p>172.4</text:p>
          </table:table-cell>
          <table:table-cell office:value-type="float" office:value="171.9" calcext:value-type="float">
            <text:p>171.9</text:p>
          </table:table-cell>
          <table:table-cell office:value-type="float" office:value="184" calcext:value-type="float">
            <text:p>184</text:p>
          </table:table-cell>
          <table:table-cell table:formula="of:=([.G66]-[.A66])/[.A66]" office:value-type="percentage" office:value="0.0766530134581626" calcext:value-type="percentage">
            <text:p>7.67%</text:p>
          </table:table-cell>
          <table:table-cell table:formula="of:=([.G66]-[.B66])/[.B66]" office:value-type="percentage" office:value="0.0829899941141848" calcext:value-type="percentage">
            <text:p>8.30%</text:p>
          </table:table-cell>
          <table:table-cell table:formula="of:=([.G66]-[.C66])/[.C66]" office:value-type="percentage" office:value="0.0703897614892379" calcext:value-type="percentage">
            <text:p>7.04%</text:p>
          </table:table-cell>
          <table:table-cell table:formula="of:=([.G66]-[.D66])/[.D66]" office:value-type="percentage" office:value="0.0779144698301114" calcext:value-type="percentage">
            <text:p>7.79%</text:p>
          </table:table-cell>
          <table:table-cell table:formula="of:=([.G66]-[.E66])/[.E66]" office:value-type="percentage" office:value="0.0672853828306264" calcext:value-type="percentage">
            <text:p>6.73%</text:p>
          </table:table-cell>
          <table:table-cell table:formula="of:=([.G66]-[.F66])/[.F66]" office:value-type="percentage" office:value="0.0703897614892379" calcext:value-type="percentage">
            <text:p>7.04%</text:p>
          </table:table-cell>
        </table:table-row>
        <table:table-row table:style-name="ro1">
          <table:table-cell office:value-type="float" office:value="173.9" calcext:value-type="float">
            <text:p>173.9</text:p>
          </table:table-cell>
          <table:table-cell office:value-type="float" office:value="172.8" calcext:value-type="float">
            <text:p>172.8</text:p>
          </table:table-cell>
          <table:table-cell office:value-type="float" office:value="174.7" calcext:value-type="float">
            <text:p>174.7</text:p>
          </table:table-cell>
          <table:table-cell office:value-type="float" office:value="174.1" calcext:value-type="float">
            <text:p>174.1</text:p>
          </table:table-cell>
          <table:table-cell office:value-type="float" office:value="175.2" calcext:value-type="float">
            <text:p>175.2</text:p>
          </table:table-cell>
          <table:table-cell office:value-type="float" office:value="174.6" calcext:value-type="float">
            <text:p>174.6</text:p>
          </table:table-cell>
          <table:table-cell office:value-type="float" office:value="187" calcext:value-type="float">
            <text:p>187</text:p>
          </table:table-cell>
          <table:table-cell table:formula="of:=([.G67]-[.A67])/[.A67]" office:value-type="percentage" office:value="0.0753306497987349" calcext:value-type="percentage">
            <text:p>7.53%</text:p>
          </table:table-cell>
          <table:table-cell table:formula="of:=([.G67]-[.B67])/[.B67]" office:value-type="percentage" office:value="0.0821759259259259" calcext:value-type="percentage">
            <text:p>8.22%</text:p>
          </table:table-cell>
          <table:table-cell table:formula="of:=([.G67]-[.C67])/[.C67]" office:value-type="percentage" office:value="0.0704064109902691" calcext:value-type="percentage">
            <text:p>7.04%</text:p>
          </table:table-cell>
          <table:table-cell table:formula="of:=([.G67]-[.D67])/[.D67]" office:value-type="percentage" office:value="0.074095347501436" calcext:value-type="percentage">
            <text:p>7.41%</text:p>
          </table:table-cell>
          <table:table-cell table:formula="of:=([.G67]-[.E67])/[.E67]" office:value-type="percentage" office:value="0.067351598173516" calcext:value-type="percentage">
            <text:p>6.74%</text:p>
          </table:table-cell>
          <table:table-cell table:formula="of:=([.G67]-[.F67])/[.F67]" office:value-type="percentage" office:value="0.0710194730813288" calcext:value-type="percentage">
            <text:p>7.10%</text:p>
          </table:table-cell>
        </table:table-row>
        <table:table-row table:style-name="ro1">
          <table:table-cell office:value-type="float" office:value="183.1" calcext:value-type="float">
            <text:p>183.1</text:p>
          </table:table-cell>
          <table:table-cell office:value-type="float" office:value="182.4" calcext:value-type="float">
            <text:p>182.4</text:p>
          </table:table-cell>
          <table:table-cell office:value-type="float" office:value="183.8" calcext:value-type="float">
            <text:p>183.8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3.6" calcext:value-type="float">
            <text:p>183.6</text:p>
          </table:table-cell>
          <table:table-cell office:value-type="float" office:value="189" calcext:value-type="float">
            <text:p>189</text:p>
          </table:table-cell>
          <table:table-cell table:formula="of:=([.G68]-[.A68])/[.A68]" office:value-type="percentage" office:value="0.0322228290551611" calcext:value-type="percentage">
            <text:p>3.22%</text:p>
          </table:table-cell>
          <table:table-cell table:formula="of:=([.G68]-[.B68])/[.B68]" office:value-type="percentage" office:value="0.0361842105263158" calcext:value-type="percentage">
            <text:p>3.62%</text:p>
          </table:table-cell>
          <table:table-cell table:formula="of:=([.G68]-[.C68])/[.C68]" office:value-type="percentage" office:value="0.0282916213275299" calcext:value-type="percentage">
            <text:p>2.83%</text:p>
          </table:table-cell>
          <table:table-cell table:formula="of:=([.G68]-[.D68])/[.D68]" office:value-type="percentage" office:value="0.0327868852459016" calcext:value-type="percentage">
            <text:p>3.28%</text:p>
          </table:table-cell>
          <table:table-cell table:formula="of:=([.G68]-[.E68])/[.E68]" office:value-type="percentage" office:value="0.0294117647058824" calcext:value-type="percentage">
            <text:p>2.94%</text:p>
          </table:table-cell>
          <table:table-cell table:formula="of:=([.G68]-[.F68])/[.F68]" office:value-type="percentage" office:value="0.0294117647058824" calcext:value-type="percentage">
            <text:p>2.94%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2.3" calcext:value-type="float">
            <text:p>172.3</text:p>
          </table:table-cell>
          <table:table-cell office:value-type="float" office:value="174" calcext:value-type="float">
            <text:p>174</text:p>
          </table:table-cell>
          <table:table-cell office:value-type="float" office:value="173.4" calcext:value-type="float">
            <text:p>173.4</text:p>
          </table:table-cell>
          <table:table-cell office:value-type="float" office:value="174.8" calcext:value-type="float">
            <text:p>174.8</text:p>
          </table:table-cell>
          <table:table-cell office:value-type="float" office:value="173.3" calcext:value-type="float">
            <text:p>173.3</text:p>
          </table:table-cell>
          <table:table-cell office:value-type="float" office:value="187" calcext:value-type="float">
            <text:p>187</text:p>
          </table:table-cell>
          <table:table-cell table:formula="of:=([.G69]-[.A69])/[.A69]" office:value-type="percentage" office:value="0.0747126436781609" calcext:value-type="percentage">
            <text:p>7.47%</text:p>
          </table:table-cell>
          <table:table-cell table:formula="of:=([.G69]-[.B69])/[.B69]" office:value-type="percentage" office:value="0.085316308763784" calcext:value-type="percentage">
            <text:p>8.53%</text:p>
          </table:table-cell>
          <table:table-cell table:formula="of:=([.G69]-[.C69])/[.C69]" office:value-type="percentage" office:value="0.0747126436781609" calcext:value-type="percentage">
            <text:p>7.47%</text:p>
          </table:table-cell>
          <table:table-cell table:formula="of:=([.G69]-[.D69])/[.D69]" office:value-type="percentage" office:value="0.0784313725490196" calcext:value-type="percentage">
            <text:p>7.84%</text:p>
          </table:table-cell>
          <table:table-cell table:formula="of:=([.G69]-[.E69])/[.E69]" office:value-type="percentage" office:value="0.0697940503432494" calcext:value-type="percentage">
            <text:p>6.98%</text:p>
          </table:table-cell>
          <table:table-cell table:formula="of:=([.G69]-[.F69])/[.F69]" office:value-type="percentage" office:value="0.0790536641661857" calcext:value-type="percentage">
            <text:p>7.91%</text:p>
          </table:table-cell>
        </table:table-row>
        <table:table-row table:style-name="ro1">
          <table:table-cell office:value-type="float" office:value="179.9" calcext:value-type="float">
            <text:p>179.9</text:p>
          </table:table-cell>
          <table:table-cell office:value-type="float" office:value="179.2" calcext:value-type="float">
            <text:p>179.2</text:p>
          </table:table-cell>
          <table:table-cell office:value-type="float" office:value="180.3" calcext:value-type="float">
            <text:p>180.3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79.7" calcext:value-type="float">
            <text:p>179.7</text:p>
          </table:table-cell>
          <table:table-cell office:value-type="float" office:value="185" calcext:value-type="float">
            <text:p>185</text:p>
          </table:table-cell>
          <table:table-cell table:formula="of:=([.G70]-[.A70])/[.A70]" office:value-type="percentage" office:value="0.028349082823791" calcext:value-type="percentage">
            <text:p>2.83%</text:p>
          </table:table-cell>
          <table:table-cell table:formula="of:=([.G70]-[.B70])/[.B70]" office:value-type="percentage" office:value="0.0323660714285715" calcext:value-type="percentage">
            <text:p>3.24%</text:p>
          </table:table-cell>
          <table:table-cell table:formula="of:=([.G70]-[.C70])/[.C70]" office:value-type="percentage" office:value="0.0260676650027731" calcext:value-type="percentage">
            <text:p>2.61%</text:p>
          </table:table-cell>
          <table:table-cell table:formula="of:=([.G70]-[.D70])/[.D70]" office:value-type="percentage" office:value="0.0277777777777778" calcext:value-type="percentage">
            <text:p>2.78%</text:p>
          </table:table-cell>
          <table:table-cell table:formula="of:=([.G70]-[.E70])/[.E70]" office:value-type="percentage" office:value="0.0220994475138122" calcext:value-type="percentage">
            <text:p>2.21%</text:p>
          </table:table-cell>
          <table:table-cell table:formula="of:=([.G70]-[.F70])/[.F70]" office:value-type="percentage" office:value="0.0294936004451865" calcext:value-type="percentage">
            <text:p>2.95%</text:p>
          </table:table-cell>
        </table:table-row>
        <table:table-row table:style-name="ro1">
          <table:table-cell office:value-type="float" office:value="185.9" calcext:value-type="float">
            <text:p>185.9</text:p>
          </table:table-cell>
          <table:table-cell office:value-type="float" office:value="185.6" calcext:value-type="float">
            <text:p>185.6</text:p>
          </table:table-cell>
          <table:table-cell office:value-type="float" office:value="186.9" calcext:value-type="float">
            <text:p>186.9</text:p>
          </table:table-cell>
          <table:table-cell office:value-type="float" office:value="186" calcext:value-type="float">
            <text:p>186</text:p>
          </table:table-cell>
          <table:table-cell office:value-type="float" office:value="186.9" calcext:value-type="float">
            <text:p>186.9</text:p>
          </table:table-cell>
          <table:table-cell office:value-type="float" office:value="186.1" calcext:value-type="float">
            <text:p>186.1</text:p>
          </table:table-cell>
          <table:table-cell office:value-type="float" office:value="191" calcext:value-type="float">
            <text:p>191</text:p>
          </table:table-cell>
          <table:table-cell table:formula="of:=([.G71]-[.A71])/[.A71]" office:value-type="percentage" office:value="0.0274341043571812" calcext:value-type="percentage">
            <text:p>2.74%</text:p>
          </table:table-cell>
          <table:table-cell table:formula="of:=([.G71]-[.B71])/[.B71]" office:value-type="percentage" office:value="0.0290948275862069" calcext:value-type="percentage">
            <text:p>2.91%</text:p>
          </table:table-cell>
          <table:table-cell table:formula="of:=([.G71]-[.C71])/[.C71]" office:value-type="percentage" office:value="0.0219368646334938" calcext:value-type="percentage">
            <text:p>2.19%</text:p>
          </table:table-cell>
          <table:table-cell table:formula="of:=([.G71]-[.D71])/[.D71]" office:value-type="percentage" office:value="0.0268817204301075" calcext:value-type="percentage">
            <text:p>2.69%</text:p>
          </table:table-cell>
          <table:table-cell table:formula="of:=([.G71]-[.E71])/[.E71]" office:value-type="percentage" office:value="0.0219368646334938" calcext:value-type="percentage">
            <text:p>2.19%</text:p>
          </table:table-cell>
          <table:table-cell table:formula="of:=([.G71]-[.F71])/[.F71]" office:value-type="percentage" office:value="0.0263299301450833" calcext:value-type="percentage">
            <text:p>2.63%</text:p>
          </table:table-cell>
        </table:table-row>
        <table:table-row table:style-name="ro1">
          <table:table-cell office:value-type="float" office:value="191.9" calcext:value-type="float">
            <text:p>191.9</text:p>
          </table:table-cell>
          <table:table-cell office:value-type="float" office:value="191.3" calcext:value-type="float">
            <text:p>191.3</text:p>
          </table:table-cell>
          <table:table-cell office:value-type="float" office:value="192" calcext:value-type="float">
            <text:p>192</text:p>
          </table:table-cell>
          <table:table-cell office:value-type="float" office:value="191.2" calcext:value-type="float">
            <text:p>191.2</text:p>
          </table:table-cell>
          <table:table-cell office:value-type="float" office:value="192.2" calcext:value-type="float">
            <text:p>192.2</text:p>
          </table:table-cell>
          <table:table-cell office:value-type="float" office:value="191.8" calcext:value-type="float">
            <text:p>191.8</text:p>
          </table:table-cell>
          <table:table-cell office:value-type="float" office:value="200" calcext:value-type="float">
            <text:p>200</text:p>
          </table:table-cell>
          <table:table-cell table:formula="of:=([.G72]-[.A72])/[.A72]" office:value-type="percentage" office:value="0.0422094841063053" calcext:value-type="percentage">
            <text:p>4.22%</text:p>
          </table:table-cell>
          <table:table-cell table:formula="of:=([.G72]-[.B72])/[.B72]" office:value-type="percentage" office:value="0.0454783063251437" calcext:value-type="percentage">
            <text:p>4.55%</text:p>
          </table:table-cell>
          <table:table-cell table:formula="of:=([.G72]-[.C72])/[.C72]" office:value-type="percentage" office:value="0.0416666666666667" calcext:value-type="percentage">
            <text:p>4.17%</text:p>
          </table:table-cell>
          <table:table-cell table:formula="of:=([.G72]-[.D72])/[.D72]" office:value-type="percentage" office:value="0.0460251046025105" calcext:value-type="percentage">
            <text:p>4.60%</text:p>
          </table:table-cell>
          <table:table-cell table:formula="of:=([.G72]-[.E72])/[.E72]" office:value-type="percentage" office:value="0.040582726326743" calcext:value-type="percentage">
            <text:p>4.06%</text:p>
          </table:table-cell>
          <table:table-cell table:formula="of:=([.G72]-[.F72])/[.F72]" office:value-type="percentage" office:value="0.0427528675703858" calcext:value-type="percentage">
            <text:p>4.28%</text:p>
          </table:table-cell>
        </table:table-row>
        <table:table-row table:style-name="ro1">
          <table:table-cell office:value-type="float" office:value="187.2" calcext:value-type="float">
            <text:p>187.2</text:p>
          </table:table-cell>
          <table:table-cell office:value-type="float" office:value="186.9" calcext:value-type="float">
            <text:p>186.9</text:p>
          </table:table-cell>
          <table:table-cell office:value-type="float" office:value="187.5" calcext:value-type="float">
            <text:p>187.5</text:p>
          </table:table-cell>
          <table:table-cell office:value-type="float" office:value="186.4" calcext:value-type="float">
            <text:p>186.4</text:p>
          </table:table-cell>
          <table:table-cell office:value-type="float" office:value="188.6" calcext:value-type="float">
            <text:p>188.6</text:p>
          </table:table-cell>
          <table:table-cell office:value-type="float" office:value="187.8" calcext:value-type="float">
            <text:p>187.8</text:p>
          </table:table-cell>
          <table:table-cell office:value-type="float" office:value="194" calcext:value-type="float">
            <text:p>194</text:p>
          </table:table-cell>
          <table:table-cell table:formula="of:=([.G73]-[.A73])/[.A73]" office:value-type="percentage" office:value="0.0363247863247864" calcext:value-type="percentage">
            <text:p>3.63%</text:p>
          </table:table-cell>
          <table:table-cell table:formula="of:=([.G73]-[.B73])/[.B73]" office:value-type="percentage" office:value="0.0379882289994649" calcext:value-type="percentage">
            <text:p>3.80%</text:p>
          </table:table-cell>
          <table:table-cell table:formula="of:=([.G73]-[.C73])/[.C73]" office:value-type="percentage" office:value="0.0346666666666667" calcext:value-type="percentage">
            <text:p>3.47%</text:p>
          </table:table-cell>
          <table:table-cell table:formula="of:=([.G73]-[.D73])/[.D73]" office:value-type="percentage" office:value="0.0407725321888412" calcext:value-type="percentage">
            <text:p>4.08%</text:p>
          </table:table-cell>
          <table:table-cell table:formula="of:=([.G73]-[.E73])/[.E73]" office:value-type="percentage" office:value="0.0286320254506893" calcext:value-type="percentage">
            <text:p>2.86%</text:p>
          </table:table-cell>
          <table:table-cell table:formula="of:=([.G73]-[.F73])/[.F73]" office:value-type="percentage" office:value="0.0330138445154419" calcext:value-type="percentage">
            <text:p>3.30%</text:p>
          </table:table-cell>
        </table:table-row>
        <table:table-row table:style-name="ro1">
          <table:table-cell office:value-type="float" office:value="197.5" calcext:value-type="float">
            <text:p>197.5</text:p>
          </table:table-cell>
          <table:table-cell office:value-type="float" office:value="196.7" calcext:value-type="float">
            <text:p>196.7</text:p>
          </table:table-cell>
          <table:table-cell office:value-type="float" office:value="197.7" calcext:value-type="float">
            <text:p>197.7</text:p>
          </table:table-cell>
          <table:table-cell office:value-type="float" office:value="197" calcext:value-type="float">
            <text:p>197</text:p>
          </table:table-cell>
          <table:table-cell office:value-type="float" office:value="198.4" calcext:value-type="float">
            <text:p>198.4</text:p>
          </table:table-cell>
          <table:table-cell office:value-type="float" office:value="197.3" calcext:value-type="float">
            <text:p>197.3</text:p>
          </table:table-cell>
          <table:table-cell office:value-type="float" office:value="203" calcext:value-type="float">
            <text:p>203</text:p>
          </table:table-cell>
          <table:table-cell table:formula="of:=([.G74]-[.A74])/[.A74]" office:value-type="percentage" office:value="0.0278481012658228" calcext:value-type="percentage">
            <text:p>2.78%</text:p>
          </table:table-cell>
          <table:table-cell table:formula="of:=([.G74]-[.B74])/[.B74]" office:value-type="percentage" office:value="0.0320284697508897" calcext:value-type="percentage">
            <text:p>3.20%</text:p>
          </table:table-cell>
          <table:table-cell table:formula="of:=([.G74]-[.C74])/[.C74]" office:value-type="percentage" office:value="0.0268082953970663" calcext:value-type="percentage">
            <text:p>2.68%</text:p>
          </table:table-cell>
          <table:table-cell table:formula="of:=([.G74]-[.D74])/[.D74]" office:value-type="percentage" office:value="0.0304568527918782" calcext:value-type="percentage">
            <text:p>3.05%</text:p>
          </table:table-cell>
          <table:table-cell table:formula="of:=([.G74]-[.E74])/[.E74]" office:value-type="percentage" office:value="0.0231854838709677" calcext:value-type="percentage">
            <text:p>2.32%</text:p>
          </table:table-cell>
          <table:table-cell table:formula="of:=([.G74]-[.F74])/[.F74]" office:value-type="percentage" office:value="0.0288900152052711" calcext:value-type="percentage">
            <text:p>2.89%</text:p>
          </table:table-cell>
        </table:table-row>
        <table:table-row table:style-name="ro1">
          <table:table-cell office:value-type="float" office:value="193.3" calcext:value-type="float">
            <text:p>193.3</text:p>
          </table:table-cell>
          <table:table-cell office:value-type="float" office:value="192.1" calcext:value-type="float">
            <text:p>192.1</text:p>
          </table:table-cell>
          <table:table-cell office:value-type="float" office:value="193.4" calcext:value-type="float">
            <text:p>193.4</text:p>
          </table:table-cell>
          <table:table-cell office:value-type="float" office:value="192.9" calcext:value-type="float">
            <text:p>192.9</text:p>
          </table:table-cell>
          <table:table-cell office:value-type="float" office:value="193.8" calcext:value-type="float">
            <text:p>193.8</text:p>
          </table:table-cell>
          <table:table-cell office:value-type="float" office:value="193.3" calcext:value-type="float">
            <text:p>193.3</text:p>
          </table:table-cell>
          <table:table-cell office:value-type="float" office:value="204" calcext:value-type="float">
            <text:p>204</text:p>
          </table:table-cell>
          <table:table-cell table:formula="of:=([.G75]-[.A75])/[.A75]" office:value-type="percentage" office:value="0.0553543714433522" calcext:value-type="percentage">
            <text:p>5.54%</text:p>
          </table:table-cell>
          <table:table-cell table:formula="of:=([.G75]-[.B75])/[.B75]" office:value-type="percentage" office:value="0.0619469026548673" calcext:value-type="percentage">
            <text:p>6.19%</text:p>
          </table:table-cell>
          <table:table-cell table:formula="of:=([.G75]-[.C75])/[.C75]" office:value-type="percentage" office:value="0.0548086866597725" calcext:value-type="percentage">
            <text:p>5.48%</text:p>
          </table:table-cell>
          <table:table-cell table:formula="of:=([.G75]-[.D75])/[.D75]" office:value-type="percentage" office:value="0.0575427682737169" calcext:value-type="percentage">
            <text:p>5.75%</text:p>
          </table:table-cell>
          <table:table-cell table:formula="of:=([.G75]-[.E75])/[.E75]" office:value-type="percentage" office:value="0.0526315789473684" calcext:value-type="percentage">
            <text:p>5.26%</text:p>
          </table:table-cell>
          <table:table-cell table:formula="of:=([.G75]-[.F75])/[.F75]" office:value-type="percentage" office:value="0.0553543714433522" calcext:value-type="percentage">
            <text:p>5.54%</text:p>
          </table:table-cell>
        </table:table-row>
        <table:table-row table:style-name="ro1">
          <table:table-cell office:value-type="float" office:value="189.4" calcext:value-type="float">
            <text:p>189.4</text:p>
          </table:table-cell>
          <table:table-cell office:value-type="float" office:value="188.5" calcext:value-type="float">
            <text:p>188.5</text:p>
          </table:table-cell>
          <table:table-cell office:value-type="float" office:value="190.5" calcext:value-type="float">
            <text:p>190.5</text:p>
          </table:table-cell>
          <table:table-cell office:value-type="float" office:value="189.2" calcext:value-type="float">
            <text:p>189.2</text:p>
          </table:table-cell>
          <table:table-cell office:value-type="float" office:value="190" calcext:value-type="float">
            <text:p>190</text:p>
          </table:table-cell>
          <table:table-cell office:value-type="float" office:value="189.5" calcext:value-type="float">
            <text:p>189.5</text:p>
          </table:table-cell>
          <table:table-cell office:value-type="float" office:value="199" calcext:value-type="float">
            <text:p>199</text:p>
          </table:table-cell>
          <table:table-cell table:formula="of:=([.G76]-[.A76])/[.A76]" office:value-type="percentage" office:value="0.0506863780359028" calcext:value-type="percentage">
            <text:p>5.07%</text:p>
          </table:table-cell>
          <table:table-cell table:formula="of:=([.G76]-[.B76])/[.B76]" office:value-type="percentage" office:value="0.0557029177718833" calcext:value-type="percentage">
            <text:p>5.57%</text:p>
          </table:table-cell>
          <table:table-cell table:formula="of:=([.G76]-[.C76])/[.C76]" office:value-type="percentage" office:value="0.0446194225721785" calcext:value-type="percentage">
            <text:p>4.46%</text:p>
          </table:table-cell>
          <table:table-cell table:formula="of:=([.G76]-[.D76])/[.D76]" office:value-type="percentage" office:value="0.0517970401691333" calcext:value-type="percentage">
            <text:p>5.18%</text:p>
          </table:table-cell>
          <table:table-cell table:formula="of:=([.G76]-[.E76])/[.E76]" office:value-type="percentage" office:value="0.0473684210526316" calcext:value-type="percentage">
            <text:p>4.74%</text:p>
          </table:table-cell>
          <table:table-cell table:formula="of:=([.G76]-[.F76])/[.F76]" office:value-type="percentage" office:value="0.050131926121372" calcext:value-type="percentage">
            <text:p>5.01%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82.4" calcext:value-type="float">
            <text:p>182.4</text:p>
          </table:table-cell>
          <table:table-cell office:value-type="float" office:value="182.1" calcext:value-type="float">
            <text:p>182.1</text:p>
          </table:table-cell>
          <table:table-cell office:value-type="float" office:value="183.2" calcext:value-type="float">
            <text:p>183.2</text:p>
          </table:table-cell>
          <table:table-cell office:value-type="float" office:value="182.5" calcext:value-type="float">
            <text:p>182.5</text:p>
          </table:table-cell>
          <table:table-cell office:value-type="float" office:value="196" calcext:value-type="float">
            <text:p>196</text:p>
          </table:table-cell>
          <table:table-cell table:formula="of:=([.G77]-[.A77])/[.A77]" office:value-type="percentage" office:value="0.0769230769230769" calcext:value-type="percentage">
            <text:p>7.69%</text:p>
          </table:table-cell>
          <table:table-cell table:formula="of:=([.G77]-[.B77])/[.B77]" office:value-type="percentage" office:value="0.0828729281767956" calcext:value-type="percentage">
            <text:p>8.29%</text:p>
          </table:table-cell>
          <table:table-cell table:formula="of:=([.G77]-[.C77])/[.C77]" office:value-type="percentage" office:value="0.0745614035087719" calcext:value-type="percentage">
            <text:p>7.46%</text:p>
          </table:table-cell>
          <table:table-cell table:formula="of:=([.G77]-[.D77])/[.D77]" office:value-type="percentage" office:value="0.0763316858868754" calcext:value-type="percentage">
            <text:p>7.63%</text:p>
          </table:table-cell>
          <table:table-cell table:formula="of:=([.G77]-[.E77])/[.E77]" office:value-type="percentage" office:value="0.0698689956331878" calcext:value-type="percentage">
            <text:p>6.99%</text:p>
          </table:table-cell>
          <table:table-cell table:formula="of:=([.G77]-[.F77])/[.F77]" office:value-type="percentage" office:value="0.073972602739726" calcext:value-type="percentage">
            <text:p>7.40%</text:p>
          </table:table-cell>
        </table:table-row>
        <table:table-row table:style-name="ro1">
          <table:table-cell office:value-type="float" office:value="204.8" calcext:value-type="float">
            <text:p>204.8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4" calcext:value-type="float">
            <text:p>204.4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9" calcext:value-type="float">
            <text:p>204.9</text:p>
          </table:table-cell>
          <table:table-cell office:value-type="float" office:value="204.3" calcext:value-type="float">
            <text:p>204.3</text:p>
          </table:table-cell>
          <table:table-cell office:value-type="float" office:value="215" calcext:value-type="float">
            <text:p>215</text:p>
          </table:table-cell>
          <table:table-cell table:formula="of:=([.G78]-[.A78])/[.A78]" office:value-type="percentage" office:value="0.0498046875" calcext:value-type="percentage">
            <text:p>4.98%</text:p>
          </table:table-cell>
          <table:table-cell table:formula="of:=([.G78]-[.B78])/[.B78]" office:value-type="percentage" office:value="0.0559921414538311" calcext:value-type="percentage">
            <text:p>5.60%</text:p>
          </table:table-cell>
          <table:table-cell table:formula="of:=([.G78]-[.C78])/[.C78]" office:value-type="percentage" office:value="0.0518590998043053" calcext:value-type="percentage">
            <text:p>5.19%</text:p>
          </table:table-cell>
          <table:table-cell table:formula="of:=([.G78]-[.D78])/[.D78]" office:value-type="percentage" office:value="0.0559921414538311" calcext:value-type="percentage">
            <text:p>5.60%</text:p>
          </table:table-cell>
          <table:table-cell table:formula="of:=([.G78]-[.E78])/[.E78]" office:value-type="percentage" office:value="0.0492923377257198" calcext:value-type="percentage">
            <text:p>4.93%</text:p>
          </table:table-cell>
          <table:table-cell table:formula="of:=([.G78]-[.F78])/[.F78]" office:value-type="percentage" office:value="0.0523739598629466" calcext:value-type="percentage">
            <text:p>5.24%</text:p>
          </table:table-cell>
        </table:table-row>
        <table:table-row table:style-name="ro1">
          <table:table-cell office:value-type="float" office:value="199.7" calcext:value-type="float">
            <text:p>199.7</text:p>
          </table:table-cell>
          <table:table-cell office:value-type="float" office:value="198.8" calcext:value-type="float">
            <text:p>198.8</text:p>
          </table:table-cell>
          <table:table-cell office:value-type="float" office:value="199.4" calcext:value-type="float">
            <text:p>199.4</text:p>
          </table:table-cell>
          <table:table-cell office:value-type="float" office:value="198.5" calcext:value-type="float">
            <text:p>198.5</text:p>
          </table:table-cell>
          <table:table-cell office:value-type="float" office:value="200" calcext:value-type="float">
            <text:p>200</text:p>
          </table:table-cell>
          <table:table-cell office:value-type="float" office:value="199.4" calcext:value-type="float">
            <text:p>199.4</text:p>
          </table:table-cell>
          <table:table-cell office:value-type="float" office:value="211" calcext:value-type="float">
            <text:p>211</text:p>
          </table:table-cell>
          <table:table-cell table:formula="of:=([.G79]-[.A79])/[.A79]" office:value-type="percentage" office:value="0.056584877315974" calcext:value-type="percentage">
            <text:p>5.66%</text:p>
          </table:table-cell>
          <table:table-cell table:formula="of:=([.G79]-[.B79])/[.B79]" office:value-type="percentage" office:value="0.0613682092555331" calcext:value-type="percentage">
            <text:p>6.14%</text:p>
          </table:table-cell>
          <table:table-cell table:formula="of:=([.G79]-[.C79])/[.C79]" office:value-type="percentage" office:value="0.0581745235707121" calcext:value-type="percentage">
            <text:p>5.82%</text:p>
          </table:table-cell>
          <table:table-cell table:formula="of:=([.G79]-[.D79])/[.D79]" office:value-type="percentage" office:value="0.0629722921914358" calcext:value-type="percentage">
            <text:p>6.30%</text:p>
          </table:table-cell>
          <table:table-cell table:formula="of:=([.G79]-[.E79])/[.E79]" office:value-type="percentage" office:value="0.055" calcext:value-type="percentage">
            <text:p>5.50%</text:p>
          </table:table-cell>
          <table:table-cell table:formula="of:=([.G79]-[.F79])/[.F79]" office:value-type="percentage" office:value="0.0581745235707121" calcext:value-type="percentage">
            <text:p>5.82%</text:p>
          </table:table-cell>
        </table:table-row>
        <table:table-row table:style-name="ro1">
          <table:table-cell office:value-type="float" office:value="210.8" calcext:value-type="float">
            <text:p>210.8</text:p>
          </table:table-cell>
          <table:table-cell office:value-type="float" office:value="210.2" calcext:value-type="float">
            <text:p>210.2</text:p>
          </table:table-cell>
          <table:table-cell office:value-type="float" office:value="211.5" calcext:value-type="float">
            <text:p>211.5</text:p>
          </table:table-cell>
          <table:table-cell office:value-type="float" office:value="210.6" calcext:value-type="float">
            <text:p>210.6</text:p>
          </table:table-cell>
          <table:table-cell office:value-type="float" office:value="211.8" calcext:value-type="float">
            <text:p>211.8</text:p>
          </table:table-cell>
          <table:table-cell office:value-type="float" office:value="211.3" calcext:value-type="float">
            <text:p>211.3</text:p>
          </table:table-cell>
          <table:table-cell office:value-type="float" office:value="220" calcext:value-type="float">
            <text:p>220</text:p>
          </table:table-cell>
          <table:table-cell table:formula="of:=([.G80]-[.A80])/[.A80]" office:value-type="percentage" office:value="0.0436432637571157" calcext:value-type="percentage">
            <text:p>4.36%</text:p>
          </table:table-cell>
          <table:table-cell table:formula="of:=([.G80]-[.B80])/[.B80]" office:value-type="percentage" office:value="0.0466222645099905" calcext:value-type="percentage">
            <text:p>4.66%</text:p>
          </table:table-cell>
          <table:table-cell table:formula="of:=([.G80]-[.C80])/[.C80]" office:value-type="percentage" office:value="0.0401891252955083" calcext:value-type="percentage">
            <text:p>4.02%</text:p>
          </table:table-cell>
          <table:table-cell table:formula="of:=([.G80]-[.D80])/[.D80]" office:value-type="percentage" office:value="0.0446343779677113" calcext:value-type="percentage">
            <text:p>4.46%</text:p>
          </table:table-cell>
          <table:table-cell table:formula="of:=([.G80]-[.E80])/[.E80]" office:value-type="percentage" office:value="0.0387157695939565" calcext:value-type="percentage">
            <text:p>3.87%</text:p>
          </table:table-cell>
          <table:table-cell table:formula="of:=([.G80]-[.F80])/[.F80]" office:value-type="percentage" office:value="0.0411736867013724" calcext:value-type="percentage">
            <text:p>4.12%</text:p>
          </table:table-cell>
        </table:table-row>
        <table:table-row table:style-name="ro1">
          <table:table-cell office:value-type="float" office:value="207.5" calcext:value-type="float">
            <text:p>207.5</text:p>
          </table:table-cell>
          <table:table-cell office:value-type="float" office:value="206.3" calcext:value-type="float">
            <text:p>206.3</text:p>
          </table:table-cell>
          <table:table-cell office:value-type="float" office:value="208" calcext:value-type="float">
            <text:p>208</text:p>
          </table:table-cell>
          <table:table-cell office:value-type="float" office:value="206.8" calcext:value-type="float">
            <text:p>206.8</text:p>
          </table:table-cell>
          <table:table-cell office:value-type="float" office:value="207.8" calcext:value-type="float">
            <text:p>207.8</text:p>
          </table:table-cell>
          <table:table-cell office:value-type="float" office:value="207.4" calcext:value-type="float">
            <text:p>207.4</text:p>
          </table:table-cell>
          <table:table-cell office:value-type="float" office:value="214" calcext:value-type="float">
            <text:p>214</text:p>
          </table:table-cell>
          <table:table-cell table:formula="of:=([.G81]-[.A81])/[.A81]" office:value-type="percentage" office:value="0.0313253012048193" calcext:value-type="percentage">
            <text:p>3.13%</text:p>
          </table:table-cell>
          <table:table-cell table:formula="of:=([.G81]-[.B81])/[.B81]" office:value-type="percentage" office:value="0.0373242850218128" calcext:value-type="percentage">
            <text:p>3.73%</text:p>
          </table:table-cell>
          <table:table-cell table:formula="of:=([.G81]-[.C81])/[.C81]" office:value-type="percentage" office:value="0.0288461538461538" calcext:value-type="percentage">
            <text:p>2.88%</text:p>
          </table:table-cell>
          <table:table-cell table:formula="of:=([.G81]-[.D81])/[.D81]" office:value-type="percentage" office:value="0.034816247582205" calcext:value-type="percentage">
            <text:p>3.48%</text:p>
          </table:table-cell>
          <table:table-cell table:formula="of:=([.G81]-[.E81])/[.E81]" office:value-type="percentage" office:value="0.0298363811357074" calcext:value-type="percentage">
            <text:p>2.98%</text:p>
          </table:table-cell>
          <table:table-cell table:formula="of:=([.G81]-[.F81])/[.F81]" office:value-type="percentage" office:value="0.0318225650916104" calcext:value-type="percentage">
            <text:p>3.18%</text:p>
          </table:table-cell>
        </table:table-row>
        <table:table-row table:style-name="ro1">
          <table:table-cell office:value-type="float" office:value="224.8" calcext:value-type="float">
            <text:p>224.8</text:p>
          </table:table-cell>
          <table:table-cell office:value-type="float" office:value="223.8" calcext:value-type="float">
            <text:p>223.8</text:p>
          </table:table-cell>
          <table:table-cell office:value-type="float" office:value="225" calcext:value-type="float">
            <text:p>225</text:p>
          </table:table-cell>
          <table:table-cell office:value-type="float" office:value="224.2" calcext:value-type="float">
            <text:p>224.2</text:p>
          </table:table-cell>
          <table:table-cell office:value-type="float" office:value="224.9" calcext:value-type="float">
            <text:p>224.9</text:p>
          </table:table-cell>
          <table:table-cell office:value-type="float" office:value="224.6" calcext:value-type="float">
            <text:p>224.6</text:p>
          </table:table-cell>
          <table:table-cell office:value-type="float" office:value="227" calcext:value-type="float">
            <text:p>227</text:p>
          </table:table-cell>
          <table:table-cell table:formula="of:=([.G82]-[.A82])/[.A82]" office:value-type="percentage" office:value="0.00978647686832735" calcext:value-type="percentage">
            <text:p>0.98%</text:p>
          </table:table-cell>
          <table:table-cell table:formula="of:=([.G82]-[.B82])/[.B82]" office:value-type="percentage" office:value="0.0142984807864164" calcext:value-type="percentage">
            <text:p>1.43%</text:p>
          </table:table-cell>
          <table:table-cell table:formula="of:=([.G82]-[.C82])/[.C82]" office:value-type="percentage" office:value="0.00888888888888889" calcext:value-type="percentage">
            <text:p>0.89%</text:p>
          </table:table-cell>
          <table:table-cell table:formula="of:=([.G82]-[.D82])/[.D82]" office:value-type="percentage" office:value="0.0124888492417485" calcext:value-type="percentage">
            <text:p>1.25%</text:p>
          </table:table-cell>
          <table:table-cell table:formula="of:=([.G82]-[.E82])/[.E82]" office:value-type="percentage" office:value="0.00933748332592261" calcext:value-type="percentage">
            <text:p>0.93%</text:p>
          </table:table-cell>
          <table:table-cell table:formula="of:=([.G82]-[.F82])/[.F82]" office:value-type="percentage" office:value="0.0106856634016029" calcext:value-type="percentage">
            <text:p>1.07%</text:p>
          </table:table-cell>
        </table:table-row>
        <table:table-row table:style-name="ro1">
          <table:table-cell office:value-type="float" office:value="249.9" calcext:value-type="float">
            <text:p>249.9</text:p>
          </table:table-cell>
          <table:table-cell office:value-type="float" office:value="249.5" calcext:value-type="float">
            <text:p>249.5</text:p>
          </table:table-cell>
          <table:table-cell office:value-type="float" office:value="249.9" calcext:value-type="float">
            <text:p>249.9</text:p>
          </table:table-cell>
          <table:table-cell office:value-type="float" office:value="249.1" calcext:value-type="float">
            <text:p>249.1</text:p>
          </table:table-cell>
          <table:table-cell office:value-type="float" office:value="250" calcext:value-type="float">
            <text:p>250</text:p>
          </table:table-cell>
          <table:table-cell office:value-type="float" office:value="249.7" calcext:value-type="float">
            <text:p>249.7</text:p>
          </table:table-cell>
          <table:table-cell office:value-type="float" office:value="253" calcext:value-type="float">
            <text:p>253</text:p>
          </table:table-cell>
          <table:table-cell table:formula="of:=([.G83]-[.A83])/[.A83]" office:value-type="percentage" office:value="0.0124049619847939" calcext:value-type="percentage">
            <text:p>1.24%</text:p>
          </table:table-cell>
          <table:table-cell table:formula="of:=([.G83]-[.B83])/[.B83]" office:value-type="percentage" office:value="0.0140280561122245" calcext:value-type="percentage">
            <text:p>1.40%</text:p>
          </table:table-cell>
          <table:table-cell table:formula="of:=([.G83]-[.C83])/[.C83]" office:value-type="percentage" office:value="0.0124049619847939" calcext:value-type="percentage">
            <text:p>1.24%</text:p>
          </table:table-cell>
          <table:table-cell table:formula="of:=([.G83]-[.D83])/[.D83]" office:value-type="percentage" office:value="0.0156563629064633" calcext:value-type="percentage">
            <text:p>1.57%</text:p>
          </table:table-cell>
          <table:table-cell table:formula="of:=([.G83]-[.E83])/[.E83]" office:value-type="percentage" office:value="0.012" calcext:value-type="percentage">
            <text:p>1.20%</text:p>
          </table:table-cell>
          <table:table-cell table:formula="of:=([.G83]-[.F83])/[.F83]" office:value-type="percentage" office:value="0.0132158590308371" calcext:value-type="percentage">
            <text:p>1.32%</text:p>
          </table:table-cell>
        </table:table-row>
        <table:table-row table:style-name="ro1">
          <table:table-cell office:value-type="float" office:value="259.2" calcext:value-type="float">
            <text:p>259.2</text:p>
          </table:table-cell>
          <table:table-cell office:value-type="float" office:value="258" calcext:value-type="float">
            <text:p>258</text:p>
          </table:table-cell>
          <table:table-cell office:value-type="float" office:value="259.7" calcext:value-type="float">
            <text:p>259.7</text:p>
          </table:table-cell>
          <table:table-cell office:value-type="float" office:value="258.5" calcext:value-type="float">
            <text:p>258.5</text:p>
          </table:table-cell>
          <table:table-cell office:value-type="float" office:value="260.1" calcext:value-type="float">
            <text:p>260.1</text:p>
          </table:table-cell>
          <table:table-cell office:value-type="float" office:value="259.1" calcext:value-type="float">
            <text:p>259.1</text:p>
          </table:table-cell>
          <table:table-cell office:value-type="float" office:value="266" calcext:value-type="float">
            <text:p>266</text:p>
          </table:table-cell>
          <table:table-cell table:formula="of:=([.G84]-[.A84])/[.A84]" office:value-type="percentage" office:value="0.0262345679012346" calcext:value-type="percentage">
            <text:p>2.62%</text:p>
          </table:table-cell>
          <table:table-cell table:formula="of:=([.G84]-[.B84])/[.B84]" office:value-type="percentage" office:value="0.0310077519379845" calcext:value-type="percentage">
            <text:p>3.10%</text:p>
          </table:table-cell>
          <table:table-cell table:formula="of:=([.G84]-[.C84])/[.C84]" office:value-type="percentage" office:value="0.0242587601078168" calcext:value-type="percentage">
            <text:p>2.43%</text:p>
          </table:table-cell>
          <table:table-cell table:formula="of:=([.G84]-[.D84])/[.D84]" office:value-type="percentage" office:value="0.0290135396518375" calcext:value-type="percentage">
            <text:p>2.90%</text:p>
          </table:table-cell>
          <table:table-cell table:formula="of:=([.G84]-[.E84])/[.E84]" office:value-type="percentage" office:value="0.0226835832372164" calcext:value-type="percentage">
            <text:p>2.27%</text:p>
          </table:table-cell>
          <table:table-cell table:formula="of:=([.G84]-[.F84])/[.F84]" office:value-type="percentage" office:value="0.026630644538788" calcext:value-type="percentage">
            <text:p>2.66%</text:p>
          </table:table-cell>
        </table:table-row>
        <table:table-row table:style-name="ro1">
          <table:table-cell office:value-type="float" office:value="256.7" calcext:value-type="float">
            <text:p>256.7</text:p>
          </table:table-cell>
          <table:table-cell office:value-type="float" office:value="256.4" calcext:value-type="float">
            <text:p>256.4</text:p>
          </table:table-cell>
          <table:table-cell office:value-type="float" office:value="256.9" calcext:value-type="float">
            <text:p>256.9</text:p>
          </table:table-cell>
          <table:table-cell office:value-type="float" office:value="256.5" calcext:value-type="float">
            <text:p>256.5</text:p>
          </table:table-cell>
          <table:table-cell office:value-type="float" office:value="257.3" calcext:value-type="float">
            <text:p>257.3</text:p>
          </table:table-cell>
          <table:table-cell office:value-type="float" office:value="256.7" calcext:value-type="float">
            <text:p>256.7</text:p>
          </table:table-cell>
          <table:table-cell office:value-type="float" office:value="259" calcext:value-type="float">
            <text:p>259</text:p>
          </table:table-cell>
          <table:table-cell table:formula="of:=([.G85]-[.A85])/[.A85]" office:value-type="percentage" office:value="0.00895987534086487" calcext:value-type="percentage">
            <text:p>0.90%</text:p>
          </table:table-cell>
          <table:table-cell table:formula="of:=([.G85]-[.B85])/[.B85]" office:value-type="percentage" office:value="0.0101404056162247" calcext:value-type="percentage">
            <text:p>1.01%</text:p>
          </table:table-cell>
          <table:table-cell table:formula="of:=([.G85]-[.C85])/[.C85]" office:value-type="percentage" office:value="0.00817438692098102" calcext:value-type="percentage">
            <text:p>0.82%</text:p>
          </table:table-cell>
          <table:table-cell table:formula="of:=([.G85]-[.D85])/[.D85]" office:value-type="percentage" office:value="0.00974658869395712" calcext:value-type="percentage">
            <text:p>0.97%</text:p>
          </table:table-cell>
          <table:table-cell table:formula="of:=([.G85]-[.E85])/[.E85]" office:value-type="percentage" office:value="0.00660707345511072" calcext:value-type="percentage">
            <text:p>0.66%</text:p>
          </table:table-cell>
          <table:table-cell table:formula="of:=([.G85]-[.F85])/[.F85]" office:value-type="percentage" office:value="0.00895987534086487" calcext:value-type="percentage">
            <text:p>0.90%</text:p>
          </table:table-cell>
        </table:table-row>
        <table:table-row table:style-name="ro1">
          <table:table-cell office:value-type="float" office:value="275.9" calcext:value-type="float">
            <text:p>275.9</text:p>
          </table:table-cell>
          <table:table-cell office:value-type="float" office:value="276.4" calcext:value-type="float">
            <text:p>276.4</text:p>
          </table:table-cell>
          <table:table-cell office:value-type="float" office:value="276.5" calcext:value-type="float">
            <text:p>276.5</text:p>
          </table:table-cell>
          <table:table-cell office:value-type="float" office:value="276.1" calcext:value-type="float">
            <text:p>276.1</text:p>
          </table:table-cell>
          <table:table-cell office:value-type="float" office:value="276.9" calcext:value-type="float">
            <text:p>276.9</text:p>
          </table:table-cell>
          <table:table-cell office:value-type="float" office:value="276.8" calcext:value-type="float">
            <text:p>276.8</text:p>
          </table:table-cell>
          <table:table-cell office:value-type="float" office:value="280" calcext:value-type="float">
            <text:p>280</text:p>
          </table:table-cell>
          <table:table-cell table:formula="of:=([.G86]-[.A86])/[.A86]" office:value-type="percentage" office:value="0.0148604566872056" calcext:value-type="percentage">
            <text:p>1.49%</text:p>
          </table:table-cell>
          <table:table-cell table:formula="of:=([.G86]-[.B86])/[.B86]" office:value-type="percentage" office:value="0.0130246020260493" calcext:value-type="percentage">
            <text:p>1.30%</text:p>
          </table:table-cell>
          <table:table-cell table:formula="of:=([.G86]-[.C86])/[.C86]" office:value-type="percentage" office:value="0.0126582278481013" calcext:value-type="percentage">
            <text:p>1.27%</text:p>
          </table:table-cell>
          <table:table-cell table:formula="of:=([.G86]-[.D86])/[.D86]" office:value-type="percentage" office:value="0.0141253169141615" calcext:value-type="percentage">
            <text:p>1.41%</text:p>
          </table:table-cell>
          <table:table-cell table:formula="of:=([.G86]-[.E86])/[.E86]" office:value-type="percentage" office:value="0.0111953773925606" calcext:value-type="percentage">
            <text:p>1.12%</text:p>
          </table:table-cell>
          <table:table-cell table:formula="of:=([.G86]-[.F86])/[.F86]" office:value-type="percentage" office:value="0.0115606936416185" calcext:value-type="percentage">
            <text:p>1.16%</text:p>
          </table:table-cell>
        </table:table-row>
        <table:table-row table:style-name="ro1">
          <table:table-cell office:value-type="float" office:value="277.5" calcext:value-type="float">
            <text:p>277.5</text:p>
          </table:table-cell>
          <table:table-cell office:value-type="float" office:value="277.2" calcext:value-type="float">
            <text:p>277.2</text:p>
          </table:table-cell>
          <table:table-cell office:value-type="float" office:value="278.1" calcext:value-type="float">
            <text:p>278.1</text:p>
          </table:table-cell>
          <table:table-cell office:value-type="float" office:value="277.3" calcext:value-type="float">
            <text:p>277.3</text:p>
          </table:table-cell>
          <table:table-cell office:value-type="float" office:value="278.4" calcext:value-type="float">
            <text:p>278.4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table:formula="of:=([.G87]-[.A87])/[.A87]" office:value-type="percentage" office:value="0.0234234234234234" calcext:value-type="percentage">
            <text:p>2.34%</text:p>
          </table:table-cell>
          <table:table-cell table:formula="of:=([.G87]-[.B87])/[.B87]" office:value-type="percentage" office:value="0.0245310245310246" calcext:value-type="percentage">
            <text:p>2.45%</text:p>
          </table:table-cell>
          <table:table-cell table:formula="of:=([.G87]-[.C87])/[.C87]" office:value-type="percentage" office:value="0.0212153901474289" calcext:value-type="percentage">
            <text:p>2.12%</text:p>
          </table:table-cell>
          <table:table-cell table:formula="of:=([.G87]-[.D87])/[.D87]" office:value-type="percentage" office:value="0.0241615578795528" calcext:value-type="percentage">
            <text:p>2.42%</text:p>
          </table:table-cell>
          <table:table-cell table:formula="of:=([.G87]-[.E87])/[.E87]" office:value-type="percentage" office:value="0.0201149425287357" calcext:value-type="percentage">
            <text:p>2.01%</text:p>
          </table:table-cell>
          <table:table-cell table:formula="of:=([.G87]-[.F87])/[.F87]" office:value-type="percentage" office:value="0.0215827338129496" calcext:value-type="percentage">
            <text:p>2.16%</text:p>
          </table:table-cell>
        </table:table-row>
        <table:table-row table:style-name="ro1">
          <table:table-cell office:value-type="float" office:value="264.2" calcext:value-type="float">
            <text:p>264.2</text:p>
          </table:table-cell>
          <table:table-cell office:value-type="float" office:value="264" calcext:value-type="float">
            <text:p>264</text:p>
          </table:table-cell>
          <table:table-cell office:value-type="float" office:value="264.6" calcext:value-type="float">
            <text:p>264.6</text:p>
          </table:table-cell>
          <table:table-cell office:value-type="float" office:value="264.1" calcext:value-type="float">
            <text:p>264.1</text:p>
          </table:table-cell>
          <table:table-cell office:value-type="float" office:value="264.7" calcext:value-type="float">
            <text:p>264.7</text:p>
          </table:table-cell>
          <table:table-cell office:value-type="float" office:value="264.8" calcext:value-type="float">
            <text:p>264.8</text:p>
          </table:table-cell>
          <table:table-cell office:value-type="float" office:value="266" calcext:value-type="float">
            <text:p>266</text:p>
          </table:table-cell>
          <table:table-cell table:formula="of:=([.G88]-[.A88])/[.A88]" office:value-type="percentage" office:value="0.00681302043906136" calcext:value-type="percentage">
            <text:p>0.68%</text:p>
          </table:table-cell>
          <table:table-cell table:formula="of:=([.G88]-[.B88])/[.B88]" office:value-type="percentage" office:value="0.00757575757575758" calcext:value-type="percentage">
            <text:p>0.76%</text:p>
          </table:table-cell>
          <table:table-cell table:formula="of:=([.G88]-[.C88])/[.C88]" office:value-type="percentage" office:value="0.00529100529100521" calcext:value-type="percentage">
            <text:p>0.53%</text:p>
          </table:table-cell>
          <table:table-cell table:formula="of:=([.G88]-[.D88])/[.D88]" office:value-type="percentage" office:value="0.00719424460431646" calcext:value-type="percentage">
            <text:p>0.72%</text:p>
          </table:table-cell>
          <table:table-cell table:formula="of:=([.G88]-[.E88])/[.E88]" office:value-type="percentage" office:value="0.00491122024933892" calcext:value-type="percentage">
            <text:p>0.49%</text:p>
          </table:table-cell>
          <table:table-cell table:formula="of:=([.G88]-[.F88])/[.F88]" office:value-type="percentage" office:value="0.00453172205438062" calcext:value-type="percentage">
            <text:p>0.45%</text:p>
          </table:table-cell>
        </table:table-row>
        <table:table-row table:style-name="ro1">
          <table:table-cell office:value-type="float" office:value="274.8" calcext:value-type="float">
            <text:p>274.8</text:p>
          </table:table-cell>
          <table:table-cell office:value-type="float" office:value="274.3" calcext:value-type="float">
            <text:p>274.3</text:p>
          </table:table-cell>
          <table:table-cell office:value-type="float" office:value="275.4" calcext:value-type="float">
            <text:p>275.4</text:p>
          </table:table-cell>
          <table:table-cell office:value-type="float" office:value="274" calcext:value-type="float">
            <text:p>274</text:p>
          </table:table-cell>
          <table:table-cell office:value-type="float" office:value="275.3" calcext:value-type="float">
            <text:p>275.3</text:p>
          </table:table-cell>
          <table:table-cell office:value-type="float" office:value="275.1" calcext:value-type="float">
            <text:p>275.1</text:p>
          </table:table-cell>
          <table:table-cell office:value-type="float" office:value="287" calcext:value-type="float">
            <text:p>287</text:p>
          </table:table-cell>
          <table:table-cell table:formula="of:=([.G89]-[.A89])/[.A89]" office:value-type="percentage" office:value="0.044395924308588" calcext:value-type="percentage">
            <text:p>4.44%</text:p>
          </table:table-cell>
          <table:table-cell table:formula="of:=([.G89]-[.B89])/[.B89]" office:value-type="percentage" office:value="0.0462996718920889" calcext:value-type="percentage">
            <text:p>4.63%</text:p>
          </table:table-cell>
          <table:table-cell table:formula="of:=([.G89]-[.C89])/[.C89]" office:value-type="percentage" office:value="0.0421205519244736" calcext:value-type="percentage">
            <text:p>4.21%</text:p>
          </table:table-cell>
          <table:table-cell table:formula="of:=([.G89]-[.D89])/[.D89]" office:value-type="percentage" office:value="0.0474452554744526" calcext:value-type="percentage">
            <text:p>4.74%</text:p>
          </table:table-cell>
          <table:table-cell table:formula="of:=([.G89]-[.E89])/[.E89]" office:value-type="percentage" office:value="0.0424990918997457" calcext:value-type="percentage">
            <text:p>4.25%</text:p>
          </table:table-cell>
          <table:table-cell table:formula="of:=([.G89]-[.F89])/[.F89]" office:value-type="percentage" office:value="0.0432569974554707" calcext:value-type="percentage">
            <text:p>4.33%</text:p>
          </table:table-cell>
        </table:table-row>
        <table:table-row table:style-name="ro1">
          <table:table-cell office:value-type="float" office:value="274.3" calcext:value-type="float">
            <text:p>274.3</text:p>
          </table:table-cell>
          <table:table-cell office:value-type="float" office:value="274" calcext:value-type="float">
            <text:p>274</text:p>
          </table:table-cell>
          <table:table-cell office:value-type="float" office:value="274.6" calcext:value-type="float">
            <text:p>274.6</text:p>
          </table:table-cell>
          <table:table-cell office:value-type="float" office:value="273.9" calcext:value-type="float">
            <text:p>273.9</text:p>
          </table:table-cell>
          <table:table-cell office:value-type="float" office:value="274.7" calcext:value-type="float">
            <text:p>274.7</text:p>
          </table:table-cell>
          <table:table-cell office:value-type="float" office:value="274.5" calcext:value-type="float">
            <text:p>274.5</text:p>
          </table:table-cell>
          <table:table-cell office:value-type="float" office:value="277" calcext:value-type="float">
            <text:p>277</text:p>
          </table:table-cell>
          <table:table-cell table:formula="of:=([.G90]-[.A90])/[.A90]" office:value-type="percentage" office:value="0.00984323733138895" calcext:value-type="percentage">
            <text:p>0.98%</text:p>
          </table:table-cell>
          <table:table-cell table:formula="of:=([.G90]-[.B90])/[.B90]" office:value-type="percentage" office:value="0.0109489051094891" calcext:value-type="percentage">
            <text:p>1.09%</text:p>
          </table:table-cell>
          <table:table-cell table:formula="of:=([.G90]-[.C90])/[.C90]" office:value-type="percentage" office:value="0.00873998543335753" calcext:value-type="percentage">
            <text:p>0.87%</text:p>
          </table:table-cell>
          <table:table-cell table:formula="of:=([.G90]-[.D90])/[.D90]" office:value-type="percentage" office:value="0.0113179992698066" calcext:value-type="percentage">
            <text:p>1.13%</text:p>
          </table:table-cell>
          <table:table-cell table:formula="of:=([.G90]-[.E90])/[.E90]" office:value-type="percentage" office:value="0.00837277029486717" calcext:value-type="percentage">
            <text:p>0.84%</text:p>
          </table:table-cell>
          <table:table-cell table:formula="of:=([.G90]-[.F90])/[.F90]" office:value-type="percentage" office:value="0.00910746812386157" calcext:value-type="percentage">
            <text:p>0.91%</text:p>
          </table:table-cell>
        </table:table-row>
        <table:table-row table:style-name="ro1">
          <table:table-cell table:number-columns-repeated="2" office:value-type="float" office:value="274.6" calcext:value-type="float">
            <text:p>274.6</text:p>
          </table:table-cell>
          <table:table-cell office:value-type="float" office:value="275" calcext:value-type="float">
            <text:p>275</text:p>
          </table:table-cell>
          <table:table-cell office:value-type="float" office:value="274.4" calcext:value-type="float">
            <text:p>274.4</text:p>
          </table:table-cell>
          <table:table-cell table:number-columns-repeated="2" office:value-type="float" office:value="275.1" calcext:value-type="float">
            <text:p>275.1</text:p>
          </table:table-cell>
          <table:table-cell office:value-type="float" office:value="277" calcext:value-type="float">
            <text:p>277</text:p>
          </table:table-cell>
          <table:table-cell table:formula="of:=([.G91]-[.A91])/[.A91]" office:value-type="percentage" office:value="0.00873998543335753" calcext:value-type="percentage">
            <text:p>0.87%</text:p>
          </table:table-cell>
          <table:table-cell table:formula="of:=([.G91]-[.B91])/[.B91]" office:value-type="percentage" office:value="0.00873998543335753" calcext:value-type="percentage">
            <text:p>0.87%</text:p>
          </table:table-cell>
          <table:table-cell table:formula="of:=([.G91]-[.C91])/[.C91]" office:value-type="percentage" office:value="0.00727272727272727" calcext:value-type="percentage">
            <text:p>0.73%</text:p>
          </table:table-cell>
          <table:table-cell table:formula="of:=([.G91]-[.D91])/[.D91]" office:value-type="percentage" office:value="0.00947521865889221" calcext:value-type="percentage">
            <text:p>0.95%</text:p>
          </table:table-cell>
          <table:table-cell table:formula="of:=([.G91]-[.E91])/[.E91]" office:value-type="percentage" office:value="0.00690657942566331" calcext:value-type="percentage">
            <text:p>0.69%</text:p>
          </table:table-cell>
          <table:table-cell table:formula="of:=([.G91]-[.F91])/[.F91]" office:value-type="percentage" office:value="0.00690657942566331" calcext:value-type="percentage">
            <text:p>0.69%</text:p>
          </table:table-cell>
        </table:table-row>
        <table:table-row table:style-name="ro1">
          <table:table-cell office:value-type="float" office:value="280.6" calcext:value-type="float">
            <text:p>280.6</text:p>
          </table:table-cell>
          <table:table-cell office:value-type="float" office:value="280" calcext:value-type="float">
            <text:p>280</text:p>
          </table:table-cell>
          <table:table-cell office:value-type="float" office:value="280.9" calcext:value-type="float">
            <text:p>280.9</text:p>
          </table:table-cell>
          <table:table-cell office:value-type="float" office:value="280" calcext:value-type="float">
            <text:p>280</text:p>
          </table:table-cell>
          <table:table-cell office:value-type="float" office:value="281.1" calcext:value-type="float">
            <text:p>281.1</text:p>
          </table:table-cell>
          <table:table-cell office:value-type="float" office:value="280.8" calcext:value-type="float">
            <text:p>280.8</text:p>
          </table:table-cell>
          <table:table-cell office:value-type="float" office:value="289" calcext:value-type="float">
            <text:p>289</text:p>
          </table:table-cell>
          <table:table-cell table:formula="of:=([.G92]-[.A92])/[.A92]" office:value-type="percentage" office:value="0.0299358517462579" calcext:value-type="percentage">
            <text:p>2.99%</text:p>
          </table:table-cell>
          <table:table-cell table:formula="of:=([.G92]-[.B92])/[.B92]" office:value-type="percentage" office:value="0.0321428571428571" calcext:value-type="percentage">
            <text:p>3.21%</text:p>
          </table:table-cell>
          <table:table-cell table:formula="of:=([.G92]-[.C92])/[.C92]" office:value-type="percentage" office:value="0.0288358846564615" calcext:value-type="percentage">
            <text:p>2.88%</text:p>
          </table:table-cell>
          <table:table-cell table:formula="of:=([.G92]-[.D92])/[.D92]" office:value-type="percentage" office:value="0.0321428571428571" calcext:value-type="percentage">
            <text:p>3.21%</text:p>
          </table:table-cell>
          <table:table-cell table:formula="of:=([.G92]-[.E92])/[.E92]" office:value-type="percentage" office:value="0.0281038776236214" calcext:value-type="percentage">
            <text:p>2.81%</text:p>
          </table:table-cell>
          <table:table-cell table:formula="of:=([.G92]-[.F92])/[.F92]" office:value-type="percentage" office:value="0.0292022792022792" calcext:value-type="percentage">
            <text:p>2.92%</text:p>
          </table:table-cell>
        </table:table-row>
        <table:table-row table:style-name="ro1">
          <table:table-cell office:value-type="float" office:value="278.6" calcext:value-type="float">
            <text:p>278.6</text:p>
          </table:table-cell>
          <table:table-cell office:value-type="float" office:value="278.2" calcext:value-type="float">
            <text:p>278.2</text:p>
          </table:table-cell>
          <table:table-cell office:value-type="float" office:value="278.8" calcext:value-type="float">
            <text:p>278.8</text:p>
          </table:table-cell>
          <table:table-cell office:value-type="float" office:value="278.1" calcext:value-type="float">
            <text:p>278.1</text:p>
          </table:table-cell>
          <table:table-cell office:value-type="float" office:value="279.9" calcext:value-type="float">
            <text:p>279.9</text:p>
          </table:table-cell>
          <table:table-cell office:value-type="float" office:value="279" calcext:value-type="float">
            <text:p>279</text:p>
          </table:table-cell>
          <table:table-cell office:value-type="float" office:value="290" calcext:value-type="float">
            <text:p>290</text:p>
          </table:table-cell>
          <table:table-cell table:formula="of:=([.G93]-[.A93])/[.A93]" office:value-type="percentage" office:value="0.0409188801148599" calcext:value-type="percentage">
            <text:p>4.09%</text:p>
          </table:table-cell>
          <table:table-cell table:formula="of:=([.G93]-[.B93])/[.B93]" office:value-type="percentage" office:value="0.0424155283968369" calcext:value-type="percentage">
            <text:p>4.24%</text:p>
          </table:table-cell>
          <table:table-cell table:formula="of:=([.G93]-[.C93])/[.C93]" office:value-type="percentage" office:value="0.0401721664275466" calcext:value-type="percentage">
            <text:p>4.02%</text:p>
          </table:table-cell>
          <table:table-cell table:formula="of:=([.G93]-[.D93])/[.D93]" office:value-type="percentage" office:value="0.0427903631787126" calcext:value-type="percentage">
            <text:p>4.28%</text:p>
          </table:table-cell>
          <table:table-cell table:formula="of:=([.G93]-[.E93])/[.E93]" office:value-type="percentage" office:value="0.0360843158270812" calcext:value-type="percentage">
            <text:p>3.61%</text:p>
          </table:table-cell>
          <table:table-cell table:formula="of:=([.G93]-[.F93])/[.F93]" office:value-type="percentage" office:value="0.039426523297491" calcext:value-type="percentage">
            <text:p>3.94%</text:p>
          </table:table-cell>
        </table:table-row>
        <table:table-row table:style-name="ro1">
          <table:table-cell office:value-type="float" office:value="284.4" calcext:value-type="float">
            <text:p>284.4</text:p>
          </table:table-cell>
          <table:table-cell office:value-type="float" office:value="283.7" calcext:value-type="float">
            <text:p>283.7</text:p>
          </table:table-cell>
          <table:table-cell office:value-type="float" office:value="284.8" calcext:value-type="float">
            <text:p>284.8</text:p>
          </table:table-cell>
          <table:table-cell office:value-type="float" office:value="283.7" calcext:value-type="float">
            <text:p>283.7</text:p>
          </table:table-cell>
          <table:table-cell office:value-type="float" office:value="285.3" calcext:value-type="float">
            <text:p>285.3</text:p>
          </table:table-cell>
          <table:table-cell office:value-type="float" office:value="284.3" calcext:value-type="float">
            <text:p>284.3</text:p>
          </table:table-cell>
          <table:table-cell office:value-type="float" office:value="293" calcext:value-type="float">
            <text:p>293</text:p>
          </table:table-cell>
          <table:table-cell table:formula="of:=([.G94]-[.A94])/[.A94]" office:value-type="percentage" office:value="0.0302390998593531" calcext:value-type="percentage">
            <text:p>3.02%</text:p>
          </table:table-cell>
          <table:table-cell table:formula="of:=([.G94]-[.B94])/[.B94]" office:value-type="percentage" office:value="0.0327811068029609" calcext:value-type="percentage">
            <text:p>3.28%</text:p>
          </table:table-cell>
          <table:table-cell table:formula="of:=([.G94]-[.C94])/[.C94]" office:value-type="percentage" office:value="0.0287921348314606" calcext:value-type="percentage">
            <text:p>2.88%</text:p>
          </table:table-cell>
          <table:table-cell table:formula="of:=([.G94]-[.D94])/[.D94]" office:value-type="percentage" office:value="0.0327811068029609" calcext:value-type="percentage">
            <text:p>3.28%</text:p>
          </table:table-cell>
          <table:table-cell table:formula="of:=([.G94]-[.E94])/[.E94]" office:value-type="percentage" office:value="0.0269891342446547" calcext:value-type="percentage">
            <text:p>2.70%</text:p>
          </table:table-cell>
          <table:table-cell table:formula="of:=([.G94]-[.F94])/[.F94]" office:value-type="percentage" office:value="0.0306014773126978" calcext:value-type="percentage">
            <text:p>3.06%</text:p>
          </table:table-cell>
        </table:table-row>
        <table:table-row table:style-name="ro1">
          <table:table-cell office:value-type="float" office:value="278.6" calcext:value-type="float">
            <text:p>278.6</text:p>
          </table:table-cell>
          <table:table-cell office:value-type="float" office:value="277" calcext:value-type="float">
            <text:p>277</text:p>
          </table:table-cell>
          <table:table-cell office:value-type="float" office:value="279.5" calcext:value-type="float">
            <text:p>279.5</text:p>
          </table:table-cell>
          <table:table-cell office:value-type="float" office:value="277.5" calcext:value-type="float">
            <text:p>277.5</text:p>
          </table:table-cell>
          <table:table-cell office:value-type="float" office:value="279.6" calcext:value-type="float">
            <text:p>279.6</text:p>
          </table:table-cell>
          <table:table-cell office:value-type="float" office:value="279" calcext:value-type="float">
            <text:p>279</text:p>
          </table:table-cell>
          <table:table-cell office:value-type="float" office:value="292" calcext:value-type="float">
            <text:p>292</text:p>
          </table:table-cell>
          <table:table-cell table:formula="of:=([.G95]-[.A95])/[.A95]" office:value-type="percentage" office:value="0.0480976310122038" calcext:value-type="percentage">
            <text:p>4.81%</text:p>
          </table:table-cell>
          <table:table-cell table:formula="of:=([.G95]-[.B95])/[.B95]" office:value-type="percentage" office:value="0.0541516245487365" calcext:value-type="percentage">
            <text:p>5.42%</text:p>
          </table:table-cell>
          <table:table-cell table:formula="of:=([.G95]-[.C95])/[.C95]" office:value-type="percentage" office:value="0.0447227191413238" calcext:value-type="percentage">
            <text:p>4.47%</text:p>
          </table:table-cell>
          <table:table-cell table:formula="of:=([.G95]-[.D95])/[.D95]" office:value-type="percentage" office:value="0.0522522522522523" calcext:value-type="percentage">
            <text:p>5.23%</text:p>
          </table:table-cell>
          <table:table-cell table:formula="of:=([.G95]-[.E95])/[.E95]" office:value-type="percentage" office:value="0.044349070100143" calcext:value-type="percentage">
            <text:p>4.43%</text:p>
          </table:table-cell>
          <table:table-cell table:formula="of:=([.G95]-[.F95])/[.F95]" office:value-type="percentage" office:value="0.046594982078853" calcext:value-type="percentage">
            <text:p>4.66%</text:p>
          </table:table-cell>
        </table:table-row>
        <table:table-row table:style-name="ro1">
          <table:table-cell office:value-type="float" office:value="289.7" calcext:value-type="float">
            <text:p>289.7</text:p>
          </table:table-cell>
          <table:table-cell office:value-type="float" office:value="289.4" calcext:value-type="float">
            <text:p>289.4</text:p>
          </table:table-cell>
          <table:table-cell office:value-type="float" office:value="290.3" calcext:value-type="float">
            <text:p>290.3</text:p>
          </table:table-cell>
          <table:table-cell office:value-type="float" office:value="289.4" calcext:value-type="float">
            <text:p>289.4</text:p>
          </table:table-cell>
          <table:table-cell office:value-type="float" office:value="290.2" calcext:value-type="float">
            <text:p>290.2</text:p>
          </table:table-cell>
          <table:table-cell office:value-type="float" office:value="289.8" calcext:value-type="float">
            <text:p>289.8</text:p>
          </table:table-cell>
          <table:table-cell office:value-type="float" office:value="296" calcext:value-type="float">
            <text:p>296</text:p>
          </table:table-cell>
          <table:table-cell table:formula="of:=([.G96]-[.A96])/[.A96]" office:value-type="percentage" office:value="0.0217466344494305" calcext:value-type="percentage">
            <text:p>2.17%</text:p>
          </table:table-cell>
          <table:table-cell table:formula="of:=([.G96]-[.B96])/[.B96]" office:value-type="percentage" office:value="0.0228058051140291" calcext:value-type="percentage">
            <text:p>2.28%</text:p>
          </table:table-cell>
          <table:table-cell table:formula="of:=([.G96]-[.C96])/[.C96]" office:value-type="percentage" office:value="0.0196348604891491" calcext:value-type="percentage">
            <text:p>1.96%</text:p>
          </table:table-cell>
          <table:table-cell table:formula="of:=([.G96]-[.D96])/[.D96]" office:value-type="percentage" office:value="0.0228058051140291" calcext:value-type="percentage">
            <text:p>2.28%</text:p>
          </table:table-cell>
          <table:table-cell table:formula="of:=([.G96]-[.E96])/[.E96]" office:value-type="percentage" office:value="0.0199862164024811" calcext:value-type="percentage">
            <text:p>2.00%</text:p>
          </table:table-cell>
          <table:table-cell table:formula="of:=([.G96]-[.F96])/[.F96]" office:value-type="percentage" office:value="0.0213940648723257" calcext:value-type="percentage">
            <text:p>2.14%</text:p>
          </table:table-cell>
        </table:table-row>
        <table:table-row table:style-name="ro1">
          <table:table-cell office:value-type="float" office:value="295.8" calcext:value-type="float">
            <text:p>295.8</text:p>
          </table:table-cell>
          <table:table-cell office:value-type="float" office:value="295.4" calcext:value-type="float">
            <text:p>295.4</text:p>
          </table:table-cell>
          <table:table-cell office:value-type="float" office:value="296.5" calcext:value-type="float">
            <text:p>296.5</text:p>
          </table:table-cell>
          <table:table-cell office:value-type="float" office:value="295.4" calcext:value-type="float">
            <text:p>295.4</text:p>
          </table:table-cell>
          <table:table-cell office:value-type="float" office:value="296.7" calcext:value-type="float">
            <text:p>296.7</text:p>
          </table:table-cell>
          <table:table-cell office:value-type="float" office:value="296.4" calcext:value-type="float">
            <text:p>296.4</text:p>
          </table:table-cell>
          <table:table-cell office:value-type="float" office:value="301" calcext:value-type="float">
            <text:p>301</text:p>
          </table:table-cell>
          <table:table-cell table:formula="of:=([.G97]-[.A97])/[.A97]" office:value-type="percentage" office:value="0.0175794455713319" calcext:value-type="percentage">
            <text:p>1.76%</text:p>
          </table:table-cell>
          <table:table-cell table:formula="of:=([.G97]-[.B97])/[.B97]" office:value-type="percentage" office:value="0.0189573459715641" calcext:value-type="percentage">
            <text:p>1.90%</text:p>
          </table:table-cell>
          <table:table-cell table:formula="of:=([.G97]-[.C97])/[.C97]" office:value-type="percentage" office:value="0.015177065767285" calcext:value-type="percentage">
            <text:p>1.52%</text:p>
          </table:table-cell>
          <table:table-cell table:formula="of:=([.G97]-[.D97])/[.D97]" office:value-type="percentage" office:value="0.0189573459715641" calcext:value-type="percentage">
            <text:p>1.90%</text:p>
          </table:table-cell>
          <table:table-cell table:formula="of:=([.G97]-[.E97])/[.E97]" office:value-type="percentage" office:value="0.0144927536231884" calcext:value-type="percentage">
            <text:p>1.45%</text:p>
          </table:table-cell>
          <table:table-cell table:formula="of:=([.G97]-[.F97])/[.F97]" office:value-type="percentage" office:value="0.0155195681511472" calcext:value-type="percentage">
            <text:p>1.55%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7.2" calcext:value-type="float">
            <text:p>277.2</text:p>
          </table:table-cell>
          <table:table-cell office:value-type="float" office:value="278.2" calcext:value-type="float">
            <text:p>278.2</text:p>
          </table:table-cell>
          <table:table-cell office:value-type="float" office:value="276.9" calcext:value-type="float">
            <text:p>276.9</text:p>
          </table:table-cell>
          <table:table-cell office:value-type="float" office:value="278.8" calcext:value-type="float">
            <text:p>278.8</text:p>
          </table:table-cell>
          <table:table-cell office:value-type="float" office:value="277.6" calcext:value-type="float">
            <text:p>277.6</text:p>
          </table:table-cell>
          <table:table-cell office:value-type="float" office:value="283" calcext:value-type="float">
            <text:p>283</text:p>
          </table:table-cell>
          <table:table-cell table:formula="of:=([.G98]-[.A98])/[.A98]" office:value-type="percentage" office:value="0.0216606498194946" calcext:value-type="percentage">
            <text:p>2.17%</text:p>
          </table:table-cell>
          <table:table-cell table:formula="of:=([.G98]-[.B98])/[.B98]" office:value-type="percentage" office:value="0.020923520923521" calcext:value-type="percentage">
            <text:p>2.09%</text:p>
          </table:table-cell>
          <table:table-cell table:formula="of:=([.G98]-[.C98])/[.C98]" office:value-type="percentage" office:value="0.0172537742631201" calcext:value-type="percentage">
            <text:p>1.73%</text:p>
          </table:table-cell>
          <table:table-cell table:formula="of:=([.G98]-[.D98])/[.D98]" office:value-type="percentage" office:value="0.0220296135789094" calcext:value-type="percentage">
            <text:p>2.20%</text:p>
          </table:table-cell>
          <table:table-cell table:formula="of:=([.G98]-[.E98])/[.E98]" office:value-type="percentage" office:value="0.0150645624103299" calcext:value-type="percentage">
            <text:p>1.51%</text:p>
          </table:table-cell>
          <table:table-cell table:formula="of:=([.G98]-[.F98])/[.F98]" office:value-type="percentage" office:value="0.0194524495677233" calcext:value-type="percentage">
            <text:p>1.95%</text:p>
          </table:table-cell>
        </table:table-row>
        <table:table-row table:style-name="ro1">
          <table:table-cell table:number-columns-repeated="2" office:value-type="float" office:value="294" calcext:value-type="float">
            <text:p>294</text:p>
          </table:table-cell>
          <table:table-cell office:value-type="float" office:value="294.5" calcext:value-type="float">
            <text:p>294.5</text:p>
          </table:table-cell>
          <table:table-cell office:value-type="float" office:value="293.9" calcext:value-type="float">
            <text:p>293.9</text:p>
          </table:table-cell>
          <table:table-cell office:value-type="float" office:value="294.5" calcext:value-type="float">
            <text:p>294.5</text:p>
          </table:table-cell>
          <table:table-cell office:value-type="float" office:value="294.3" calcext:value-type="float">
            <text:p>294.3</text:p>
          </table:table-cell>
          <table:table-cell office:value-type="float" office:value="297" calcext:value-type="float">
            <text:p>297</text:p>
          </table:table-cell>
          <table:table-cell table:formula="of:=([.G99]-[.A99])/[.A99]" office:value-type="percentage" office:value="0.0102040816326531" calcext:value-type="percentage">
            <text:p>1.02%</text:p>
          </table:table-cell>
          <table:table-cell table:formula="of:=([.G99]-[.B99])/[.B99]" office:value-type="percentage" office:value="0.0102040816326531" calcext:value-type="percentage">
            <text:p>1.02%</text:p>
          </table:table-cell>
          <table:table-cell table:formula="of:=([.G99]-[.C99])/[.C99]" office:value-type="percentage" office:value="0.00848896434634974" calcext:value-type="percentage">
            <text:p>0.85%</text:p>
          </table:table-cell>
          <table:table-cell table:formula="of:=([.G99]-[.D99])/[.D99]" office:value-type="percentage" office:value="0.0105478053759783" calcext:value-type="percentage">
            <text:p>1.05%</text:p>
          </table:table-cell>
          <table:table-cell table:formula="of:=([.G99]-[.E99])/[.E99]" office:value-type="percentage" office:value="0.00848896434634974" calcext:value-type="percentage">
            <text:p>0.85%</text:p>
          </table:table-cell>
          <table:table-cell table:formula="of:=([.G99]-[.F99])/[.F99]" office:value-type="percentage" office:value="0.00917431192660547" calcext:value-type="percentage">
            <text:p>0.92%</text:p>
          </table:table-cell>
        </table:table-row>
        <table:table-row table:style-name="ro1">
          <table:table-cell office:value-type="float" office:value="296.5" calcext:value-type="float">
            <text:p>296.5</text:p>
          </table:table-cell>
          <table:table-cell office:value-type="float" office:value="296.4" calcext:value-type="float">
            <text:p>296.4</text:p>
          </table:table-cell>
          <table:table-cell office:value-type="float" office:value="297.2" calcext:value-type="float">
            <text:p>297.2</text:p>
          </table:table-cell>
          <table:table-cell office:value-type="float" office:value="296.6" calcext:value-type="float">
            <text:p>296.6</text:p>
          </table:table-cell>
          <table:table-cell office:value-type="float" office:value="296.9" calcext:value-type="float">
            <text:p>296.9</text:p>
          </table:table-cell>
          <table:table-cell office:value-type="float" office:value="296.7" calcext:value-type="float">
            <text:p>296.7</text:p>
          </table:table-cell>
          <table:table-cell office:value-type="float" office:value="300" calcext:value-type="float">
            <text:p>300</text:p>
          </table:table-cell>
          <table:table-cell table:formula="of:=([.G100]-[.A100])/[.A100]" office:value-type="percentage" office:value="0.0118043844856661" calcext:value-type="percentage">
            <text:p>1.18%</text:p>
          </table:table-cell>
          <table:table-cell table:formula="of:=([.G100]-[.B100])/[.B100]" office:value-type="percentage" office:value="0.0121457489878543" calcext:value-type="percentage">
            <text:p>1.21%</text:p>
          </table:table-cell>
          <table:table-cell table:formula="of:=([.G100]-[.C100])/[.C100]" office:value-type="percentage" office:value="0.00942126514131902" calcext:value-type="percentage">
            <text:p>0.94%</text:p>
          </table:table-cell>
          <table:table-cell table:formula="of:=([.G100]-[.D100])/[.D100]" office:value-type="percentage" office:value="0.0114632501685771" calcext:value-type="percentage">
            <text:p>1.15%</text:p>
          </table:table-cell>
          <table:table-cell table:formula="of:=([.G100]-[.E100])/[.E100]" office:value-type="percentage" office:value="0.010441226002021" calcext:value-type="percentage">
            <text:p>1.04%</text:p>
          </table:table-cell>
          <table:table-cell table:formula="of:=([.G100]-[.F100])/[.F100]" office:value-type="percentage" office:value="0.0111223458038423" calcext:value-type="percentage">
            <text:p>1.11%</text:p>
          </table:table-cell>
        </table:table-row>
        <table:table-row table:style-name="ro1">
          <table:table-cell office:value-type="float" office:value="296.9" calcext:value-type="float">
            <text:p>296.9</text:p>
          </table:table-cell>
          <table:table-cell office:value-type="float" office:value="296.3" calcext:value-type="float">
            <text:p>296.3</text:p>
          </table:table-cell>
          <table:table-cell office:value-type="float" office:value="297.2" calcext:value-type="float">
            <text:p>297.2</text:p>
          </table:table-cell>
          <table:table-cell office:value-type="float" office:value="296.4" calcext:value-type="float">
            <text:p>296.4</text:p>
          </table:table-cell>
          <table:table-cell office:value-type="float" office:value="298.2" calcext:value-type="float">
            <text:p>298.2</text:p>
          </table:table-cell>
          <table:table-cell office:value-type="float" office:value="297.3" calcext:value-type="float">
            <text:p>297.3</text:p>
          </table:table-cell>
          <table:table-cell office:value-type="float" office:value="302" calcext:value-type="float">
            <text:p>302</text:p>
          </table:table-cell>
          <table:table-cell table:formula="of:=([.G101]-[.A101])/[.A101]" office:value-type="percentage" office:value="0.0171775008420344" calcext:value-type="percentage">
            <text:p>1.72%</text:p>
          </table:table-cell>
          <table:table-cell table:formula="of:=([.G101]-[.B101])/[.B101]" office:value-type="percentage" office:value="0.0192372595342558" calcext:value-type="percentage">
            <text:p>1.92%</text:p>
          </table:table-cell>
          <table:table-cell table:formula="of:=([.G101]-[.C101])/[.C101]" office:value-type="percentage" office:value="0.0161507402422611" calcext:value-type="percentage">
            <text:p>1.62%</text:p>
          </table:table-cell>
          <table:table-cell table:formula="of:=([.G101]-[.D101])/[.D101]" office:value-type="percentage" office:value="0.01889338731444" calcext:value-type="percentage">
            <text:p>1.89%</text:p>
          </table:table-cell>
          <table:table-cell table:formula="of:=([.G101]-[.E101])/[.E101]" office:value-type="percentage" office:value="0.0127431254191818" calcext:value-type="percentage">
            <text:p>1.27%</text:p>
          </table:table-cell>
          <table:table-cell table:formula="of:=([.G101]-[.F101])/[.F101]" office:value-type="percentage" office:value="0.0158089471913891" calcext:value-type="percentage">
            <text:p>1.58%</text:p>
          </table:table-cell>
        </table:table-row>
        <table:table-row table:style-name="ro1">
          <table:table-cell office:value-type="float" office:value="297.3" calcext:value-type="float">
            <text:p>297.3</text:p>
          </table:table-cell>
          <table:table-cell office:value-type="float" office:value="296.5" calcext:value-type="float">
            <text:p>296.5</text:p>
          </table:table-cell>
          <table:table-cell office:value-type="float" office:value="297.4" calcext:value-type="float">
            <text:p>297.4</text:p>
          </table:table-cell>
          <table:table-cell office:value-type="float" office:value="297" calcext:value-type="float">
            <text:p>297</text:p>
          </table:table-cell>
          <table:table-cell office:value-type="float" office:value="298.1" calcext:value-type="float">
            <text:p>298.1</text:p>
          </table:table-cell>
          <table:table-cell office:value-type="float" office:value="297.9" calcext:value-type="float">
            <text:p>297.9</text:p>
          </table:table-cell>
          <table:table-cell office:value-type="float" office:value="303" calcext:value-type="float">
            <text:p>303</text:p>
          </table:table-cell>
          <table:table-cell table:formula="of:=([.G102]-[.A102])/[.A102]" office:value-type="percentage" office:value="0.0191725529767911" calcext:value-type="percentage">
            <text:p>1.92%</text:p>
          </table:table-cell>
          <table:table-cell table:formula="of:=([.G102]-[.B102])/[.B102]" office:value-type="percentage" office:value="0.0219224283305228" calcext:value-type="percentage">
            <text:p>2.19%</text:p>
          </table:table-cell>
          <table:table-cell table:formula="of:=([.G102]-[.C102])/[.C102]" office:value-type="percentage" office:value="0.0188298587760593" calcext:value-type="percentage">
            <text:p>1.88%</text:p>
          </table:table-cell>
          <table:table-cell table:formula="of:=([.G102]-[.D102])/[.D102]" office:value-type="percentage" office:value="0.0202020202020202" calcext:value-type="percentage">
            <text:p>2.02%</text:p>
          </table:table-cell>
          <table:table-cell table:formula="of:=([.G102]-[.E102])/[.E102]" office:value-type="percentage" office:value="0.0164374371016437" calcext:value-type="percentage">
            <text:p>1.64%</text:p>
          </table:table-cell>
          <table:table-cell table:formula="of:=([.G102]-[.F102])/[.F102]" office:value-type="percentage" office:value="0.0171198388721048" calcext:value-type="percentage">
            <text:p>1.71%</text:p>
          </table:table-cell>
        </table:table-row>
        <table:table-row table:style-name="ro1">
          <table:table-cell office:value-type="float" office:value="300.7" calcext:value-type="float">
            <text:p>300.7</text:p>
          </table:table-cell>
          <table:table-cell office:value-type="float" office:value="300.4" calcext:value-type="float">
            <text:p>300.4</text:p>
          </table:table-cell>
          <table:table-cell office:value-type="float" office:value="301.2" calcext:value-type="float">
            <text:p>301.2</text:p>
          </table:table-cell>
          <table:table-cell office:value-type="float" office:value="300.6" calcext:value-type="float">
            <text:p>300.6</text:p>
          </table:table-cell>
          <table:table-cell office:value-type="float" office:value="301.3" calcext:value-type="float">
            <text:p>301.3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table:formula="of:=([.G103]-[.A103])/[.A103]" office:value-type="percentage" office:value="0.00764881942135022" calcext:value-type="percentage">
            <text:p>0.76%</text:p>
          </table:table-cell>
          <table:table-cell table:formula="of:=([.G103]-[.B103])/[.B103]" office:value-type="percentage" office:value="0.00865512649800274" calcext:value-type="percentage">
            <text:p>0.87%</text:p>
          </table:table-cell>
          <table:table-cell table:formula="of:=([.G103]-[.C103])/[.C103]" office:value-type="percentage" office:value="0.00597609561752992" calcext:value-type="percentage">
            <text:p>0.60%</text:p>
          </table:table-cell>
          <table:table-cell table:formula="of:=([.G103]-[.D103])/[.D103]" office:value-type="percentage" office:value="0.00798403193612767" calcext:value-type="percentage">
            <text:p>0.80%</text:p>
          </table:table-cell>
          <table:table-cell table:formula="of:=([.G103]-[.E103])/[.E103]" office:value-type="percentage" office:value="0.00564221705940919" calcext:value-type="percentage">
            <text:p>0.56%</text:p>
          </table:table-cell>
          <table:table-cell table:formula="of:=([.G103]-[.F103])/[.F103]" office:value-type="percentage" office:value="0.00664451827242525" calcext:value-type="percentage">
            <text:p>0.66%</text:p>
          </table:table-cell>
        </table:table-row>
        <table:table-row table:style-name="ro1">
          <table:table-cell office:value-type="float" office:value="303.2" calcext:value-type="float">
            <text:p>303.2</text:p>
          </table:table-cell>
          <table:table-cell office:value-type="float" office:value="302.1" calcext:value-type="float">
            <text:p>302.1</text:p>
          </table:table-cell>
          <table:table-cell office:value-type="float" office:value="303.2" calcext:value-type="float">
            <text:p>303.2</text:p>
          </table:table-cell>
          <table:table-cell office:value-type="float" office:value="302.2" calcext:value-type="float">
            <text:p>302.2</text:p>
          </table:table-cell>
          <table:table-cell office:value-type="float" office:value="303.6" calcext:value-type="float">
            <text:p>303.6</text:p>
          </table:table-cell>
          <table:table-cell office:value-type="float" office:value="302.6" calcext:value-type="float">
            <text:p>302.6</text:p>
          </table:table-cell>
          <table:table-cell office:value-type="float" office:value="308" calcext:value-type="float">
            <text:p>308</text:p>
          </table:table-cell>
          <table:table-cell table:formula="of:=([.G104]-[.A104])/[.A104]" office:value-type="percentage" office:value="0.0158311345646438" calcext:value-type="percentage">
            <text:p>1.58%</text:p>
          </table:table-cell>
          <table:table-cell table:formula="of:=([.G104]-[.B104])/[.B104]" office:value-type="percentage" office:value="0.0195299569678914" calcext:value-type="percentage">
            <text:p>1.95%</text:p>
          </table:table-cell>
          <table:table-cell table:formula="of:=([.G104]-[.C104])/[.C104]" office:value-type="percentage" office:value="0.0158311345646438" calcext:value-type="percentage">
            <text:p>1.58%</text:p>
          </table:table-cell>
          <table:table-cell table:formula="of:=([.G104]-[.D104])/[.D104]" office:value-type="percentage" office:value="0.0191925876902714" calcext:value-type="percentage">
            <text:p>1.92%</text:p>
          </table:table-cell>
          <table:table-cell table:formula="of:=([.G104]-[.E104])/[.E104]" office:value-type="percentage" office:value="0.0144927536231883" calcext:value-type="percentage">
            <text:p>1.45%</text:p>
          </table:table-cell>
          <table:table-cell table:formula="of:=([.G104]-[.F104])/[.F104]" office:value-type="percentage" office:value="0.0178453403833443" calcext:value-type="percentage">
            <text:p>1.78%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7.6" calcext:value-type="float">
            <text:p>307.6</text:p>
          </table:table-cell>
          <table:table-cell office:value-type="float" office:value="308.2" calcext:value-type="float">
            <text:p>308.2</text:p>
          </table:table-cell>
          <table:table-cell office:value-type="float" office:value="308" calcext:value-type="float">
            <text:p>308</text:p>
          </table:table-cell>
          <table:table-cell office:value-type="float" office:value="308.5" calcext:value-type="float">
            <text:p>308.5</text:p>
          </table:table-cell>
          <table:table-cell office:value-type="float" office:value="308" calcext:value-type="float">
            <text:p>308</text:p>
          </table:table-cell>
          <table:table-cell office:value-type="float" office:value="313" calcext:value-type="float">
            <text:p>313</text:p>
          </table:table-cell>
          <table:table-cell table:formula="of:=([.G105]-[.A105])/[.A105]" office:value-type="percentage" office:value="0.0162337662337662" calcext:value-type="percentage">
            <text:p>1.62%</text:p>
          </table:table-cell>
          <table:table-cell table:formula="of:=([.G105]-[.B105])/[.B105]" office:value-type="percentage" office:value="0.0175552665799739" calcext:value-type="percentage">
            <text:p>1.76%</text:p>
          </table:table-cell>
          <table:table-cell table:formula="of:=([.G105]-[.C105])/[.C105]" office:value-type="percentage" office:value="0.0155743024010383" calcext:value-type="percentage">
            <text:p>1.56%</text:p>
          </table:table-cell>
          <table:table-cell table:formula="of:=([.G105]-[.D105])/[.D105]" office:value-type="percentage" office:value="0.0162337662337662" calcext:value-type="percentage">
            <text:p>1.62%</text:p>
          </table:table-cell>
          <table:table-cell table:formula="of:=([.G105]-[.E105])/[.E105]" office:value-type="percentage" office:value="0.0145867098865478" calcext:value-type="percentage">
            <text:p>1.46%</text:p>
          </table:table-cell>
          <table:table-cell table:formula="of:=([.G105]-[.F105])/[.F105]" office:value-type="percentage" office:value="0.0162337662337662" calcext:value-type="percentage">
            <text:p>1.62%</text:p>
          </table:table-cell>
        </table:table-row>
        <table:table-row table:style-name="ro1">
          <table:table-cell office:value-type="float" office:value="302.6" calcext:value-type="float">
            <text:p>302.6</text:p>
          </table:table-cell>
          <table:table-cell office:value-type="float" office:value="302.2" calcext:value-type="float">
            <text:p>302.2</text:p>
          </table:table-cell>
          <table:table-cell office:value-type="float" office:value="302.9" calcext:value-type="float">
            <text:p>302.9</text:p>
          </table:table-cell>
          <table:table-cell office:value-type="float" office:value="302.1" calcext:value-type="float">
            <text:p>302.1</text:p>
          </table:table-cell>
          <table:table-cell office:value-type="float" office:value="303" calcext:value-type="float">
            <text:p>303</text:p>
          </table:table-cell>
          <table:table-cell office:value-type="float" office:value="302.5" calcext:value-type="float">
            <text:p>302.5</text:p>
          </table:table-cell>
          <table:table-cell office:value-type="float" office:value="305" calcext:value-type="float">
            <text:p>305</text:p>
          </table:table-cell>
          <table:table-cell table:formula="of:=([.G106]-[.A106])/[.A106]" office:value-type="percentage" office:value="0.00793126239259741" calcext:value-type="percentage">
            <text:p>0.79%</text:p>
          </table:table-cell>
          <table:table-cell table:formula="of:=([.G106]-[.B106])/[.B106]" office:value-type="percentage" office:value="0.00926538716082069" calcext:value-type="percentage">
            <text:p>0.93%</text:p>
          </table:table-cell>
          <table:table-cell table:formula="of:=([.G106]-[.C106])/[.C106]" office:value-type="percentage" office:value="0.0069329811819083" calcext:value-type="percentage">
            <text:p>0.69%</text:p>
          </table:table-cell>
          <table:table-cell table:formula="of:=([.G106]-[.D106])/[.D106]" office:value-type="percentage" office:value="0.00959947037404825" calcext:value-type="percentage">
            <text:p>0.96%</text:p>
          </table:table-cell>
          <table:table-cell table:formula="of:=([.G106]-[.E106])/[.E106]" office:value-type="percentage" office:value="0.0066006600660066" calcext:value-type="percentage">
            <text:p>0.66%</text:p>
          </table:table-cell>
          <table:table-cell table:formula="of:=([.G106]-[.F106])/[.F106]" office:value-type="percentage" office:value="0.00826446280991736" calcext:value-type="percentage">
            <text:p>0.83%</text:p>
          </table:table-cell>
        </table:table-row>
        <table:table-row table:style-name="ro1">
          <table:table-cell office:value-type="float" office:value="313.2" calcext:value-type="float">
            <text:p>313.2</text:p>
          </table:table-cell>
          <table:table-cell office:value-type="float" office:value="313.3" calcext:value-type="float">
            <text:p>313.3</text:p>
          </table:table-cell>
          <table:table-cell office:value-type="float" office:value="313.8" calcext:value-type="float">
            <text:p>313.8</text:p>
          </table:table-cell>
          <table:table-cell office:value-type="float" office:value="313.2" calcext:value-type="float">
            <text:p>313.2</text:p>
          </table:table-cell>
          <table:table-cell office:value-type="float" office:value="314" calcext:value-type="float">
            <text:p>314</text:p>
          </table:table-cell>
          <table:table-cell office:value-type="float" office:value="313.8" calcext:value-type="float">
            <text:p>313.8</text:p>
          </table:table-cell>
          <table:table-cell office:value-type="float" office:value="319" calcext:value-type="float">
            <text:p>319</text:p>
          </table:table-cell>
          <table:table-cell table:formula="of:=([.G107]-[.A107])/[.A107]" office:value-type="percentage" office:value="0.0185185185185186" calcext:value-type="percentage">
            <text:p>1.85%</text:p>
          </table:table-cell>
          <table:table-cell table:formula="of:=([.G107]-[.B107])/[.B107]" office:value-type="percentage" office:value="0.0181934248324289" calcext:value-type="percentage">
            <text:p>1.82%</text:p>
          </table:table-cell>
          <table:table-cell table:formula="of:=([.G107]-[.C107])/[.C107]" office:value-type="percentage" office:value="0.0165710643722116" calcext:value-type="percentage">
            <text:p>1.66%</text:p>
          </table:table-cell>
          <table:table-cell table:formula="of:=([.G107]-[.D107])/[.D107]" office:value-type="percentage" office:value="0.0185185185185186" calcext:value-type="percentage">
            <text:p>1.85%</text:p>
          </table:table-cell>
          <table:table-cell table:formula="of:=([.G107]-[.E107])/[.E107]" office:value-type="percentage" office:value="0.0159235668789809" calcext:value-type="percentage">
            <text:p>1.59%</text:p>
          </table:table-cell>
          <table:table-cell table:formula="of:=([.G107]-[.F107])/[.F107]" office:value-type="percentage" office:value="0.0165710643722116" calcext:value-type="percentage">
            <text:p>1.66%</text:p>
          </table:table-cell>
        </table:table-row>
        <table:table-row table:style-name="ro1">
          <table:table-cell office:value-type="float" office:value="307.4" calcext:value-type="float">
            <text:p>307.4</text:p>
          </table:table-cell>
          <table:table-cell office:value-type="float" office:value="307.3" calcext:value-type="float">
            <text:p>307.3</text:p>
          </table:table-cell>
          <table:table-cell office:value-type="float" office:value="307.5" calcext:value-type="float">
            <text:p>307.5</text:p>
          </table:table-cell>
          <table:table-cell office:value-type="float" office:value="307.1" calcext:value-type="float">
            <text:p>307.1</text:p>
          </table:table-cell>
          <table:table-cell office:value-type="float" office:value="307.5" calcext:value-type="float">
            <text:p>307.5</text:p>
          </table:table-cell>
          <table:table-cell office:value-type="float" office:value="307.6" calcext:value-type="float">
            <text:p>307.6</text:p>
          </table:table-cell>
          <table:table-cell office:value-type="float" office:value="310" calcext:value-type="float">
            <text:p>310</text:p>
          </table:table-cell>
          <table:table-cell table:formula="of:=([.G108]-[.A108])/[.A108]" office:value-type="percentage" office:value="0.00845803513337678" calcext:value-type="percentage">
            <text:p>0.85%</text:p>
          </table:table-cell>
          <table:table-cell table:formula="of:=([.G108]-[.B108])/[.B108]" office:value-type="percentage" office:value="0.00878620240807025" calcext:value-type="percentage">
            <text:p>0.88%</text:p>
          </table:table-cell>
          <table:table-cell table:formula="of:=([.G108]-[.C108])/[.C108]" office:value-type="percentage" office:value="0.00813008130081301" calcext:value-type="percentage">
            <text:p>0.81%</text:p>
          </table:table-cell>
          <table:table-cell table:formula="of:=([.G108]-[.D108])/[.D108]" office:value-type="percentage" office:value="0.00944317811787684" calcext:value-type="percentage">
            <text:p>0.94%</text:p>
          </table:table-cell>
          <table:table-cell table:formula="of:=([.G108]-[.E108])/[.E108]" office:value-type="percentage" office:value="0.00813008130081301" calcext:value-type="percentage">
            <text:p>0.81%</text:p>
          </table:table-cell>
          <table:table-cell table:formula="of:=([.G108]-[.F108])/[.F108]" office:value-type="percentage" office:value="0.00780234070221059" calcext:value-type="percentage">
            <text:p>0.78%</text:p>
          </table:table-cell>
        </table:table-row>
        <table:table-row table:style-name="ro1">
          <table:table-cell office:value-type="float" office:value="316.1" calcext:value-type="float">
            <text:p>316.1</text:p>
          </table:table-cell>
          <table:table-cell office:value-type="float" office:value="315.5" calcext:value-type="float">
            <text:p>315.5</text:p>
          </table:table-cell>
          <table:table-cell office:value-type="float" office:value="316.3" calcext:value-type="float">
            <text:p>316.3</text:p>
          </table:table-cell>
          <table:table-cell office:value-type="float" office:value="315.4" calcext:value-type="float">
            <text:p>315.4</text:p>
          </table:table-cell>
          <table:table-cell office:value-type="float" office:value="316.7" calcext:value-type="float">
            <text:p>316.7</text:p>
          </table:table-cell>
          <table:table-cell office:value-type="float" office:value="316.2" calcext:value-type="float">
            <text:p>316.2</text:p>
          </table:table-cell>
          <table:table-cell office:value-type="float" office:value="322" calcext:value-type="float">
            <text:p>322</text:p>
          </table:table-cell>
          <table:table-cell table:formula="of:=([.G109]-[.A109])/[.A109]" office:value-type="percentage" office:value="0.018664979436887" calcext:value-type="percentage">
            <text:p>1.87%</text:p>
          </table:table-cell>
          <table:table-cell table:formula="of:=([.G109]-[.B109])/[.B109]" office:value-type="percentage" office:value="0.0206022187004754" calcext:value-type="percentage">
            <text:p>2.06%</text:p>
          </table:table-cell>
          <table:table-cell table:formula="of:=([.G109]-[.C109])/[.C109]" office:value-type="percentage" office:value="0.0180208662662029" calcext:value-type="percentage">
            <text:p>1.80%</text:p>
          </table:table-cell>
          <table:table-cell table:formula="of:=([.G109]-[.D109])/[.D109]" office:value-type="percentage" office:value="0.0209258084971466" calcext:value-type="percentage">
            <text:p>2.09%</text:p>
          </table:table-cell>
          <table:table-cell table:formula="of:=([.G109]-[.E109])/[.E109]" office:value-type="percentage" office:value="0.0167350805178403" calcext:value-type="percentage">
            <text:p>1.67%</text:p>
          </table:table-cell>
          <table:table-cell table:formula="of:=([.G109]-[.F109])/[.F109]" office:value-type="percentage" office:value="0.0183428209993675" calcext:value-type="percentage">
            <text:p>1.83%</text:p>
          </table:table-cell>
        </table:table-row>
        <table:table-row table:style-name="ro1">
          <table:table-cell office:value-type="float" office:value="312.8" calcext:value-type="float">
            <text:p>312.8</text:p>
          </table:table-cell>
          <table:table-cell office:value-type="float" office:value="313.3" calcext:value-type="float">
            <text:p>313.3</text:p>
          </table:table-cell>
          <table:table-cell office:value-type="float" office:value="313.5" calcext:value-type="float">
            <text:p>313.5</text:p>
          </table:table-cell>
          <table:table-cell office:value-type="float" office:value="312.9" calcext:value-type="float">
            <text:p>312.9</text:p>
          </table:table-cell>
          <table:table-cell office:value-type="float" office:value="313.8" calcext:value-type="float">
            <text:p>313.8</text:p>
          </table:table-cell>
          <table:table-cell office:value-type="float" office:value="313.5" calcext:value-type="float">
            <text:p>313.5</text:p>
          </table:table-cell>
          <table:table-cell office:value-type="float" office:value="317" calcext:value-type="float">
            <text:p>317</text:p>
          </table:table-cell>
          <table:table-cell table:formula="of:=([.G110]-[.A110])/[.A110]" office:value-type="percentage" office:value="0.0134271099744245" calcext:value-type="percentage">
            <text:p>1.34%</text:p>
          </table:table-cell>
          <table:table-cell table:formula="of:=([.G110]-[.B110])/[.B110]" office:value-type="percentage" office:value="0.011809766996489" calcext:value-type="percentage">
            <text:p>1.18%</text:p>
          </table:table-cell>
          <table:table-cell table:formula="of:=([.G110]-[.C110])/[.C110]" office:value-type="percentage" office:value="0.0111642743221691" calcext:value-type="percentage">
            <text:p>1.12%</text:p>
          </table:table-cell>
          <table:table-cell table:formula="of:=([.G110]-[.D110])/[.D110]" office:value-type="percentage" office:value="0.0131032278683286" calcext:value-type="percentage">
            <text:p>1.31%</text:p>
          </table:table-cell>
          <table:table-cell table:formula="of:=([.G110]-[.E110])/[.E110]" office:value-type="percentage" office:value="0.0101975780752071" calcext:value-type="percentage">
            <text:p>1.02%</text:p>
          </table:table-cell>
          <table:table-cell table:formula="of:=([.G110]-[.F110])/[.F110]" office:value-type="percentage" office:value="0.0111642743221691" calcext:value-type="percentage">
            <text:p>1.12%</text:p>
          </table:table-cell>
        </table:table-row>
        <table:table-row table:style-name="ro1">
          <table:table-cell office:value-type="float" office:value="300.3" calcext:value-type="float">
            <text:p>300.3</text:p>
          </table:table-cell>
          <table:table-cell office:value-type="float" office:value="300.1" calcext:value-type="float">
            <text:p>300.1</text:p>
          </table:table-cell>
          <table:table-cell office:value-type="float" office:value="300.7" calcext:value-type="float">
            <text:p>300.7</text:p>
          </table:table-cell>
          <table:table-cell office:value-type="float" office:value="300.2" calcext:value-type="float">
            <text:p>300.2</text:p>
          </table:table-cell>
          <table:table-cell office:value-type="float" office:value="300.7" calcext:value-type="float">
            <text:p>300.7</text:p>
          </table:table-cell>
          <table:table-cell office:value-type="float" office:value="300.8" calcext:value-type="float">
            <text:p>300.8</text:p>
          </table:table-cell>
          <table:table-cell office:value-type="float" office:value="303" calcext:value-type="float">
            <text:p>303</text:p>
          </table:table-cell>
          <table:table-cell table:formula="of:=([.G111]-[.A111])/[.A111]" office:value-type="percentage" office:value="0.00899100899100895" calcext:value-type="percentage">
            <text:p>0.90%</text:p>
          </table:table-cell>
          <table:table-cell table:formula="of:=([.G111]-[.B111])/[.B111]" office:value-type="percentage" office:value="0.00966344551816054" calcext:value-type="percentage">
            <text:p>0.97%</text:p>
          </table:table-cell>
          <table:table-cell table:formula="of:=([.G111]-[.C111])/[.C111]" office:value-type="percentage" office:value="0.00764881942135022" calcext:value-type="percentage">
            <text:p>0.76%</text:p>
          </table:table-cell>
          <table:table-cell table:formula="of:=([.G111]-[.D111])/[.D111]" office:value-type="percentage" office:value="0.00932711525649571" calcext:value-type="percentage">
            <text:p>0.93%</text:p>
          </table:table-cell>
          <table:table-cell table:formula="of:=([.G111]-[.E111])/[.E111]" office:value-type="percentage" office:value="0.00764881942135022" calcext:value-type="percentage">
            <text:p>0.76%</text:p>
          </table:table-cell>
          <table:table-cell table:formula="of:=([.G111]-[.F111])/[.F111]" office:value-type="percentage" office:value="0.007313829787234" calcext:value-type="percentage">
            <text:p>0.73%</text:p>
          </table:table-cell>
        </table:table-row>
        <table:table-row table:style-name="ro1">
          <table:table-cell table:number-columns-repeated="2" office:value-type="float" office:value="319.9" calcext:value-type="float">
            <text:p>319.9</text:p>
          </table:table-cell>
          <table:table-cell office:value-type="float" office:value="320.2" calcext:value-type="float">
            <text:p>320.2</text:p>
          </table:table-cell>
          <table:table-cell office:value-type="float" office:value="319.3" calcext:value-type="float">
            <text:p>319.3</text:p>
          </table:table-cell>
          <table:table-cell office:value-type="float" office:value="320.5" calcext:value-type="float">
            <text:p>320.5</text:p>
          </table:table-cell>
          <table:table-cell office:value-type="float" office:value="320.3" calcext:value-type="float">
            <text:p>320.3</text:p>
          </table:table-cell>
          <table:table-cell office:value-type="float" office:value="326" calcext:value-type="float">
            <text:p>326</text:p>
          </table:table-cell>
          <table:table-cell table:formula="of:=([.G112]-[.A112])/[.A112]" office:value-type="percentage" office:value="0.0190684588934043" calcext:value-type="percentage">
            <text:p>1.91%</text:p>
          </table:table-cell>
          <table:table-cell table:formula="of:=([.G112]-[.B112])/[.B112]" office:value-type="percentage" office:value="0.0190684588934043" calcext:value-type="percentage">
            <text:p>1.91%</text:p>
          </table:table-cell>
          <table:table-cell table:formula="of:=([.G112]-[.C112])/[.C112]" office:value-type="percentage" office:value="0.0181136789506559" calcext:value-type="percentage">
            <text:p>1.81%</text:p>
          </table:table-cell>
          <table:table-cell table:formula="of:=([.G112]-[.D112])/[.D112]" office:value-type="percentage" office:value="0.0209834011901033" calcext:value-type="percentage">
            <text:p>2.10%</text:p>
          </table:table-cell>
          <table:table-cell table:formula="of:=([.G112]-[.E112])/[.E112]" office:value-type="percentage" office:value="0.0171606864274571" calcext:value-type="percentage">
            <text:p>1.72%</text:p>
          </table:table-cell>
          <table:table-cell table:formula="of:=([.G112]-[.F112])/[.F112]" office:value-type="percentage" office:value="0.0177958164221042" calcext:value-type="percentage">
            <text:p>1.78%</text:p>
          </table:table-cell>
        </table:table-row>
        <table:table-row table:style-name="ro1">
          <table:table-cell office:value-type="float" office:value="297.5" calcext:value-type="float">
            <text:p>297.5</text:p>
          </table:table-cell>
          <table:table-cell office:value-type="float" office:value="296.7" calcext:value-type="float">
            <text:p>296.7</text:p>
          </table:table-cell>
          <table:table-cell office:value-type="float" office:value="298.1" calcext:value-type="float">
            <text:p>298.1</text:p>
          </table:table-cell>
          <table:table-cell office:value-type="float" office:value="297" calcext:value-type="float">
            <text:p>297</text:p>
          </table:table-cell>
          <table:table-cell office:value-type="float" office:value="298.3" calcext:value-type="float">
            <text:p>298.3</text:p>
          </table:table-cell>
          <table:table-cell office:value-type="float" office:value="297.9" calcext:value-type="float">
            <text:p>297.9</text:p>
          </table:table-cell>
          <table:table-cell office:value-type="float" office:value="302" calcext:value-type="float">
            <text:p>302</text:p>
          </table:table-cell>
          <table:table-cell table:formula="of:=([.G113]-[.A113])/[.A113]" office:value-type="percentage" office:value="0.0151260504201681" calcext:value-type="percentage">
            <text:p>1.51%</text:p>
          </table:table-cell>
          <table:table-cell table:formula="of:=([.G113]-[.B113])/[.B113]" office:value-type="percentage" office:value="0.0178631614425346" calcext:value-type="percentage">
            <text:p>1.79%</text:p>
          </table:table-cell>
          <table:table-cell table:formula="of:=([.G113]-[.C113])/[.C113]" office:value-type="percentage" office:value="0.0130828581013082" calcext:value-type="percentage">
            <text:p>1.31%</text:p>
          </table:table-cell>
          <table:table-cell table:formula="of:=([.G113]-[.D113])/[.D113]" office:value-type="percentage" office:value="0.0168350168350168" calcext:value-type="percentage">
            <text:p>1.68%</text:p>
          </table:table-cell>
          <table:table-cell table:formula="of:=([.G113]-[.E113])/[.E113]" office:value-type="percentage" office:value="0.0124036205162588" calcext:value-type="percentage">
            <text:p>1.24%</text:p>
          </table:table-cell>
          <table:table-cell table:formula="of:=([.G113]-[.F113])/[.F113]" office:value-type="percentage" office:value="0.0137630077207117" calcext:value-type="percentage">
            <text:p>1.38%</text:p>
          </table:table-cell>
        </table:table-row>
        <table:table-row table:style-name="ro1">
          <table:table-cell office:value-type="float" office:value="321.8" calcext:value-type="float">
            <text:p>321.8</text:p>
          </table:table-cell>
          <table:table-cell office:value-type="float" office:value="320.6" calcext:value-type="float">
            <text:p>320.6</text:p>
          </table:table-cell>
          <table:table-cell office:value-type="float" office:value="321.7" calcext:value-type="float">
            <text:p>321.7</text:p>
          </table:table-cell>
          <table:table-cell office:value-type="float" office:value="321.1" calcext:value-type="float">
            <text:p>321.1</text:p>
          </table:table-cell>
          <table:table-cell table:number-columns-repeated="2" office:value-type="float" office:value="321.6" calcext:value-type="float">
            <text:p>321.6</text:p>
          </table:table-cell>
          <table:table-cell office:value-type="float" office:value="328" calcext:value-type="float">
            <text:p>328</text:p>
          </table:table-cell>
          <table:table-cell table:formula="of:=([.G114]-[.A114])/[.A114]" office:value-type="percentage" office:value="0.019266625233064" calcext:value-type="percentage">
            <text:p>1.93%</text:p>
          </table:table-cell>
          <table:table-cell table:formula="of:=([.G114]-[.B114])/[.B114]" office:value-type="percentage" office:value="0.023081721771678" calcext:value-type="percentage">
            <text:p>2.31%</text:p>
          </table:table-cell>
          <table:table-cell table:formula="of:=([.G114]-[.C114])/[.C114]" office:value-type="percentage" office:value="0.0195834628535903" calcext:value-type="percentage">
            <text:p>1.96%</text:p>
          </table:table-cell>
          <table:table-cell table:formula="of:=([.G114]-[.D114])/[.D114]" office:value-type="percentage" office:value="0.0214886328246651" calcext:value-type="percentage">
            <text:p>2.15%</text:p>
          </table:table-cell>
          <table:table-cell table:formula="of:=([.G114]-[.E114])/[.E114]" office:value-type="percentage" office:value="0.0199004975124377" calcext:value-type="percentage">
            <text:p>1.99%</text:p>
          </table:table-cell>
          <table:table-cell table:formula="of:=([.G114]-[.F114])/[.F114]" office:value-type="percentage" office:value="0.0199004975124377" calcext:value-type="percentage">
            <text:p>1.99%</text:p>
          </table:table-cell>
        </table:table-row>
        <table:table-row table:style-name="ro1">
          <table:table-cell table:number-columns-repeated="2" office:value-type="float" office:value="325.3" calcext:value-type="float">
            <text:p>325.3</text:p>
          </table:table-cell>
          <table:table-cell office:value-type="float" office:value="326.7" calcext:value-type="float">
            <text:p>326.7</text:p>
          </table:table-cell>
          <table:table-cell office:value-type="float" office:value="325.5" calcext:value-type="float">
            <text:p>325.5</text:p>
          </table:table-cell>
          <table:table-cell office:value-type="float" office:value="326.3" calcext:value-type="float">
            <text:p>326.3</text:p>
          </table:table-cell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table:formula="of:=([.G115]-[.A115])/[.A115]" office:value-type="percentage" office:value="0.0205963725791577" calcext:value-type="percentage">
            <text:p>2.06%</text:p>
          </table:table-cell>
          <table:table-cell table:formula="of:=([.G115]-[.B115])/[.B115]" office:value-type="percentage" office:value="0.0205963725791577" calcext:value-type="percentage">
            <text:p>2.06%</text:p>
          </table:table-cell>
          <table:table-cell table:formula="of:=([.G115]-[.C115])/[.C115]" office:value-type="percentage" office:value="0.0162228344046526" calcext:value-type="percentage">
            <text:p>1.62%</text:p>
          </table:table-cell>
          <table:table-cell table:formula="of:=([.G115]-[.D115])/[.D115]" office:value-type="percentage" office:value="0.0199692780337942" calcext:value-type="percentage">
            <text:p>2.00%</text:p>
          </table:table-cell>
          <table:table-cell table:formula="of:=([.G115]-[.E115])/[.E115]" office:value-type="percentage" office:value="0.0174685871897027" calcext:value-type="percentage">
            <text:p>1.75%</text:p>
          </table:table-cell>
          <table:table-cell table:formula="of:=([.G115]-[.F115])/[.F115]" office:value-type="percentage" office:value="0.0184049079754601" calcext:value-type="percentage">
            <text:p>1.84%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.8" calcext:value-type="float">
            <text:p>309.8</text:p>
          </table:table-cell>
          <table:table-cell office:value-type="float" office:value="310.7" calcext:value-type="float">
            <text:p>310.7</text:p>
          </table:table-cell>
          <table:table-cell office:value-type="float" office:value="309.7" calcext:value-type="float">
            <text:p>309.7</text:p>
          </table:table-cell>
          <table:table-cell office:value-type="float" office:value="311" calcext:value-type="float">
            <text:p>311</text:p>
          </table:table-cell>
          <table:table-cell office:value-type="float" office:value="310.4" calcext:value-type="float">
            <text:p>310.4</text:p>
          </table:table-cell>
          <table:table-cell office:value-type="float" office:value="316" calcext:value-type="float">
            <text:p>316</text:p>
          </table:table-cell>
          <table:table-cell table:formula="of:=([.G116]-[.A116])/[.A116]" office:value-type="percentage" office:value="0.0193548387096774" calcext:value-type="percentage">
            <text:p>1.94%</text:p>
          </table:table-cell>
          <table:table-cell table:formula="of:=([.G116]-[.B116])/[.B116]" office:value-type="percentage" office:value="0.0200129115558424" calcext:value-type="percentage">
            <text:p>2.00%</text:p>
          </table:table-cell>
          <table:table-cell table:formula="of:=([.G116]-[.C116])/[.C116]" office:value-type="percentage" office:value="0.0170582555519794" calcext:value-type="percentage">
            <text:p>1.71%</text:p>
          </table:table-cell>
          <table:table-cell table:formula="of:=([.G116]-[.D116])/[.D116]" office:value-type="percentage" office:value="0.0203422667097191" calcext:value-type="percentage">
            <text:p>2.03%</text:p>
          </table:table-cell>
          <table:table-cell table:formula="of:=([.G116]-[.E116])/[.E116]" office:value-type="percentage" office:value="0.0160771704180064" calcext:value-type="percentage">
            <text:p>1.61%</text:p>
          </table:table-cell>
          <table:table-cell table:formula="of:=([.G116]-[.F116])/[.F116]" office:value-type="percentage" office:value="0.0180412371134021" calcext:value-type="percentage">
            <text:p>1.80%</text:p>
          </table:table-cell>
        </table:table-row>
        <table:table-row table:style-name="ro1">
          <table:table-cell office:value-type="float" office:value="323.9" calcext:value-type="float">
            <text:p>323.9</text:p>
          </table:table-cell>
          <table:table-cell office:value-type="float" office:value="323.2" calcext:value-type="float">
            <text:p>323.2</text:p>
          </table:table-cell>
          <table:table-cell office:value-type="float" office:value="324.7" calcext:value-type="float">
            <text:p>324.7</text:p>
          </table:table-cell>
          <table:table-cell office:value-type="float" office:value="323.4" calcext:value-type="float">
            <text:p>323.4</text:p>
          </table:table-cell>
          <table:table-cell table:number-columns-repeated="2" office:value-type="float" office:value="324.1" calcext:value-type="float">
            <text:p>324.1</text:p>
          </table:table-cell>
          <table:table-cell office:value-type="float" office:value="335" calcext:value-type="float">
            <text:p>335</text:p>
          </table:table-cell>
          <table:table-cell table:formula="of:=([.G117]-[.A117])/[.A117]" office:value-type="percentage" office:value="0.0342698363692498" calcext:value-type="percentage">
            <text:p>3.43%</text:p>
          </table:table-cell>
          <table:table-cell table:formula="of:=([.G117]-[.B117])/[.B117]" office:value-type="percentage" office:value="0.036509900990099" calcext:value-type="percentage">
            <text:p>3.65%</text:p>
          </table:table-cell>
          <table:table-cell table:formula="of:=([.G117]-[.C117])/[.C117]" office:value-type="percentage" office:value="0.0317215891592239" calcext:value-type="percentage">
            <text:p>3.17%</text:p>
          </table:table-cell>
          <table:table-cell table:formula="of:=([.G117]-[.D117])/[.D117]" office:value-type="percentage" office:value="0.0358688930117502" calcext:value-type="percentage">
            <text:p>3.59%</text:p>
          </table:table-cell>
          <table:table-cell table:formula="of:=([.G117]-[.E117])/[.E117]" office:value-type="percentage" office:value="0.0336315951866707" calcext:value-type="percentage">
            <text:p>3.36%</text:p>
          </table:table-cell>
          <table:table-cell table:formula="of:=([.G117]-[.F117])/[.F117]" office:value-type="percentage" office:value="0.0336315951866707" calcext:value-type="percentage">
            <text:p>3.36%</text:p>
          </table:table-cell>
        </table:table-row>
        <table:table-row table:style-name="ro1">
          <table:table-cell office:value-type="float" office:value="310.7" calcext:value-type="float">
            <text:p>310.7</text:p>
          </table:table-cell>
          <table:table-cell office:value-type="float" office:value="310.1" calcext:value-type="float">
            <text:p>310.1</text:p>
          </table:table-cell>
          <table:table-cell office:value-type="float" office:value="311.1" calcext:value-type="float">
            <text:p>311.1</text:p>
          </table:table-cell>
          <table:table-cell office:value-type="float" office:value="310.5" calcext:value-type="float">
            <text:p>310.5</text:p>
          </table:table-cell>
          <table:table-cell office:value-type="float" office:value="311.1" calcext:value-type="float">
            <text:p>311.1</text:p>
          </table:table-cell>
          <table:table-cell office:value-type="float" office:value="311.2" calcext:value-type="float">
            <text:p>311.2</text:p>
          </table:table-cell>
          <table:table-cell office:value-type="float" office:value="314" calcext:value-type="float">
            <text:p>314</text:p>
          </table:table-cell>
          <table:table-cell table:formula="of:=([.G118]-[.A118])/[.A118]" office:value-type="percentage" office:value="0.0106211779851948" calcext:value-type="percentage">
            <text:p>1.06%</text:p>
          </table:table-cell>
          <table:table-cell table:formula="of:=([.G118]-[.B118])/[.B118]" office:value-type="percentage" office:value="0.0125765881973556" calcext:value-type="percentage">
            <text:p>1.26%</text:p>
          </table:table-cell>
          <table:table-cell table:formula="of:=([.G118]-[.C118])/[.C118]" office:value-type="percentage" office:value="0.00932176149148176" calcext:value-type="percentage">
            <text:p>0.93%</text:p>
          </table:table-cell>
          <table:table-cell table:formula="of:=([.G118]-[.D118])/[.D118]" office:value-type="percentage" office:value="0.0112721417069243" calcext:value-type="percentage">
            <text:p>1.13%</text:p>
          </table:table-cell>
          <table:table-cell table:formula="of:=([.G118]-[.E118])/[.E118]" office:value-type="percentage" office:value="0.00932176149148176" calcext:value-type="percentage">
            <text:p>0.93%</text:p>
          </table:table-cell>
          <table:table-cell table:formula="of:=([.G118]-[.F118])/[.F118]" office:value-type="percentage" office:value="0.00899742930591263" calcext:value-type="percentage">
            <text:p>0.90%</text:p>
          </table:table-cell>
        </table:table-row>
        <table:table-row table:style-name="ro1">
          <table:table-cell office:value-type="float" office:value="333.5" calcext:value-type="float">
            <text:p>333.5</text:p>
          </table:table-cell>
          <table:table-cell office:value-type="float" office:value="332.9" calcext:value-type="float">
            <text:p>332.9</text:p>
          </table:table-cell>
          <table:table-cell office:value-type="float" office:value="333.9" calcext:value-type="float">
            <text:p>333.9</text:p>
          </table:table-cell>
          <table:table-cell office:value-type="float" office:value="333" calcext:value-type="float">
            <text:p>333</text:p>
          </table:table-cell>
          <table:table-cell office:value-type="float" office:value="333.8" calcext:value-type="float">
            <text:p>333.8</text:p>
          </table:table-cell>
          <table:table-cell office:value-type="float" office:value="333.9" calcext:value-type="float">
            <text:p>333.9</text:p>
          </table:table-cell>
          <table:table-cell office:value-type="float" office:value="339" calcext:value-type="float">
            <text:p>339</text:p>
          </table:table-cell>
          <table:table-cell table:formula="of:=([.G119]-[.A119])/[.A119]" office:value-type="percentage" office:value="0.0164917541229385" calcext:value-type="percentage">
            <text:p>1.65%</text:p>
          </table:table-cell>
          <table:table-cell table:formula="of:=([.G119]-[.B119])/[.B119]" office:value-type="percentage" office:value="0.0183238209672575" calcext:value-type="percentage">
            <text:p>1.83%</text:p>
          </table:table-cell>
          <table:table-cell table:formula="of:=([.G119]-[.C119])/[.C119]" office:value-type="percentage" office:value="0.0152740341419587" calcext:value-type="percentage">
            <text:p>1.53%</text:p>
          </table:table-cell>
          <table:table-cell table:formula="of:=([.G119]-[.D119])/[.D119]" office:value-type="percentage" office:value="0.018018018018018" calcext:value-type="percentage">
            <text:p>1.80%</text:p>
          </table:table-cell>
          <table:table-cell table:formula="of:=([.G119]-[.E119])/[.E119]" office:value-type="percentage" office:value="0.0155781905332534" calcext:value-type="percentage">
            <text:p>1.56%</text:p>
          </table:table-cell>
          <table:table-cell table:formula="of:=([.G119]-[.F119])/[.F119]" office:value-type="percentage" office:value="0.0152740341419587" calcext:value-type="percentage">
            <text:p>1.53%</text:p>
          </table:table-cell>
        </table:table-row>
        <table:table-row table:style-name="ro1">
          <table:table-cell table:number-columns-repeated="2" office:value-type="float" office:value="330.3" calcext:value-type="float">
            <text:p>330.3</text:p>
          </table:table-cell>
          <table:table-cell office:value-type="float" office:value="330.8" calcext:value-type="float">
            <text:p>330.8</text:p>
          </table:table-cell>
          <table:table-cell office:value-type="float" office:value="329.8" calcext:value-type="float">
            <text:p>329.8</text:p>
          </table:table-cell>
          <table:table-cell office:value-type="float" office:value="331" calcext:value-type="float">
            <text:p>331</text:p>
          </table:table-cell>
          <table:table-cell office:value-type="float" office:value="330.7" calcext:value-type="float">
            <text:p>330.7</text:p>
          </table:table-cell>
          <table:table-cell office:value-type="float" office:value="336" calcext:value-type="float">
            <text:p>336</text:p>
          </table:table-cell>
          <table:table-cell table:formula="of:=([.G120]-[.A120])/[.A120]" office:value-type="percentage" office:value="0.0172570390554041" calcext:value-type="percentage">
            <text:p>1.73%</text:p>
          </table:table-cell>
          <table:table-cell table:formula="of:=([.G120]-[.B120])/[.B120]" office:value-type="percentage" office:value="0.0172570390554041" calcext:value-type="percentage">
            <text:p>1.73%</text:p>
          </table:table-cell>
          <table:table-cell table:formula="of:=([.G120]-[.C120])/[.C120]" office:value-type="percentage" office:value="0.0157194679564691" calcext:value-type="percentage">
            <text:p>1.57%</text:p>
          </table:table-cell>
          <table:table-cell table:formula="of:=([.G120]-[.D120])/[.D120]" office:value-type="percentage" office:value="0.018799272286234" calcext:value-type="percentage">
            <text:p>1.88%</text:p>
          </table:table-cell>
          <table:table-cell table:formula="of:=([.G120]-[.E120])/[.E120]" office:value-type="percentage" office:value="0.0151057401812689" calcext:value-type="percentage">
            <text:p>1.51%</text:p>
          </table:table-cell>
          <table:table-cell table:formula="of:=([.G120]-[.F120])/[.F120]" office:value-type="percentage" office:value="0.0160266102207439" calcext:value-type="percentage">
            <text:p>1.60%</text:p>
          </table:table-cell>
        </table:table-row>
        <table:table-row table:style-name="ro1">
          <table:table-cell office:value-type="float" office:value="331.2" calcext:value-type="float">
            <text:p>331.2</text:p>
          </table:table-cell>
          <table:table-cell office:value-type="float" office:value="330.3" calcext:value-type="float">
            <text:p>330.3</text:p>
          </table:table-cell>
          <table:table-cell office:value-type="float" office:value="331" calcext:value-type="float">
            <text:p>331</text:p>
          </table:table-cell>
          <table:table-cell office:value-type="float" office:value="330.2" calcext:value-type="float">
            <text:p>330.2</text:p>
          </table:table-cell>
          <table:table-cell office:value-type="float" office:value="331.5" calcext:value-type="float">
            <text:p>331.5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table:formula="of:=([.G121]-[.A121])/[.A121]" office:value-type="percentage" office:value="0.0114734299516909" calcext:value-type="percentage">
            <text:p>1.15%</text:p>
          </table:table-cell>
          <table:table-cell table:formula="of:=([.G121]-[.B121])/[.B121]" office:value-type="percentage" office:value="0.0142294883439297" calcext:value-type="percentage">
            <text:p>1.42%</text:p>
          </table:table-cell>
          <table:table-cell table:formula="of:=([.G121]-[.C121])/[.C121]" office:value-type="percentage" office:value="0.0120845921450151" calcext:value-type="percentage">
            <text:p>1.21%</text:p>
          </table:table-cell>
          <table:table-cell table:formula="of:=([.G121]-[.D121])/[.D121]" office:value-type="percentage" office:value="0.0145366444579043" calcext:value-type="percentage">
            <text:p>1.45%</text:p>
          </table:table-cell>
          <table:table-cell table:formula="of:=([.G121]-[.E121])/[.E121]" office:value-type="percentage" office:value="0.0105580693815988" calcext:value-type="percentage">
            <text:p>1.06%</text:p>
          </table:table-cell>
          <table:table-cell table:formula="of:=([.G121]-[.F121])/[.F121]" office:value-type="percentage" office:value="0.0120845921450151" calcext:value-type="percentage">
            <text:p>1.21%</text:p>
          </table:table-cell>
        </table:table-row>
        <table:table-row table:style-name="ro1">
          <table:table-cell office:value-type="float" office:value="317.7" calcext:value-type="float">
            <text:p>317.7</text:p>
          </table:table-cell>
          <table:table-cell office:value-type="float" office:value="316.9" calcext:value-type="float">
            <text:p>316.9</text:p>
          </table:table-cell>
          <table:table-cell office:value-type="float" office:value="317.4" calcext:value-type="float">
            <text:p>317.4</text:p>
          </table:table-cell>
          <table:table-cell office:value-type="float" office:value="316.6" calcext:value-type="float">
            <text:p>316.6</text:p>
          </table:table-cell>
          <table:table-cell office:value-type="float" office:value="317.9" calcext:value-type="float">
            <text:p>317.9</text:p>
          </table:table-cell>
          <table:table-cell office:value-type="float" office:value="317.3" calcext:value-type="float">
            <text:p>317.3</text:p>
          </table:table-cell>
          <table:table-cell office:value-type="float" office:value="320" calcext:value-type="float">
            <text:p>320</text:p>
          </table:table-cell>
          <table:table-cell table:formula="of:=([.G122]-[.A122])/[.A122]" office:value-type="percentage" office:value="0.00723953415171549" calcext:value-type="percentage">
            <text:p>0.72%</text:p>
          </table:table-cell>
          <table:table-cell table:formula="of:=([.G122]-[.B122])/[.B122]" office:value-type="percentage" office:value="0.00978226569895874" calcext:value-type="percentage">
            <text:p>0.98%</text:p>
          </table:table-cell>
          <table:table-cell table:formula="of:=([.G122]-[.C122])/[.C122]" office:value-type="percentage" office:value="0.00819155639571526" calcext:value-type="percentage">
            <text:p>0.82%</text:p>
          </table:table-cell>
          <table:table-cell table:formula="of:=([.G122]-[.D122])/[.D122]" office:value-type="percentage" office:value="0.010739102969046" calcext:value-type="percentage">
            <text:p>1.07%</text:p>
          </table:table-cell>
          <table:table-cell table:formula="of:=([.G122]-[.E122])/[.E122]" office:value-type="percentage" office:value="0.00660585089650841" calcext:value-type="percentage">
            <text:p>0.66%</text:p>
          </table:table-cell>
          <table:table-cell table:formula="of:=([.G122]-[.F122])/[.F122]" office:value-type="percentage" office:value="0.00850929719508348" calcext:value-type="percentage">
            <text:p>0.85%</text:p>
          </table:table-cell>
        </table:table-row>
        <table:table-row table:style-name="ro1">
          <table:table-cell office:value-type="float" office:value="333.5" calcext:value-type="float">
            <text:p>333.5</text:p>
          </table:table-cell>
          <table:table-cell office:value-type="float" office:value="333.7" calcext:value-type="float">
            <text:p>333.7</text:p>
          </table:table-cell>
          <table:table-cell office:value-type="float" office:value="334.6" calcext:value-type="float">
            <text:p>334.6</text:p>
          </table:table-cell>
          <table:table-cell office:value-type="float" office:value="334.1" calcext:value-type="float">
            <text:p>334.1</text:p>
          </table:table-cell>
          <table:table-cell office:value-type="float" office:value="334.6" calcext:value-type="float">
            <text:p>334.6</text:p>
          </table:table-cell>
          <table:table-cell office:value-type="float" office:value="334.2" calcext:value-type="float">
            <text:p>334.2</text:p>
          </table:table-cell>
          <table:table-cell office:value-type="float" office:value="340" calcext:value-type="float">
            <text:p>340</text:p>
          </table:table-cell>
          <table:table-cell table:formula="of:=([.G123]-[.A123])/[.A123]" office:value-type="percentage" office:value="0.0194902548725637" calcext:value-type="percentage">
            <text:p>1.95%</text:p>
          </table:table-cell>
          <table:table-cell table:formula="of:=([.G123]-[.B123])/[.B123]" office:value-type="percentage" office:value="0.0188792328438718" calcext:value-type="percentage">
            <text:p>1.89%</text:p>
          </table:table-cell>
          <table:table-cell table:formula="of:=([.G123]-[.C123])/[.C123]" office:value-type="percentage" office:value="0.0161386730424387" calcext:value-type="percentage">
            <text:p>1.61%</text:p>
          </table:table-cell>
          <table:table-cell table:formula="of:=([.G123]-[.D123])/[.D123]" office:value-type="percentage" office:value="0.0176593834181382" calcext:value-type="percentage">
            <text:p>1.77%</text:p>
          </table:table-cell>
          <table:table-cell table:formula="of:=([.G123]-[.E123])/[.E123]" office:value-type="percentage" office:value="0.0161386730424387" calcext:value-type="percentage">
            <text:p>1.61%</text:p>
          </table:table-cell>
          <table:table-cell table:formula="of:=([.G123]-[.F123])/[.F123]" office:value-type="percentage" office:value="0.0173548773189707" calcext:value-type="percentage">
            <text:p>1.74%</text:p>
          </table:table-cell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334.6" calcext:value-type="float">
            <text:p>334.6</text:p>
          </table:table-cell>
          <table:table-cell office:value-type="float" office:value="335.9" calcext:value-type="float">
            <text:p>335.9</text:p>
          </table:table-cell>
          <table:table-cell office:value-type="float" office:value="334.8" calcext:value-type="float">
            <text:p>334.8</text:p>
          </table:table-cell>
          <table:table-cell office:value-type="float" office:value="336" calcext:value-type="float">
            <text:p>336</text:p>
          </table:table-cell>
          <table:table-cell office:value-type="float" office:value="335.9" calcext:value-type="float">
            <text:p>335.9</text:p>
          </table:table-cell>
          <table:table-cell office:value-type="float" office:value="339" calcext:value-type="float">
            <text:p>339</text:p>
          </table:table-cell>
          <table:table-cell table:formula="of:=([.G124]-[.A124])/[.A124]" office:value-type="percentage" office:value="0.0104321907600596" calcext:value-type="percentage">
            <text:p>1.04%</text:p>
          </table:table-cell>
          <table:table-cell table:formula="of:=([.G124]-[.B124])/[.B124]" office:value-type="percentage" office:value="0.0131500298864315" calcext:value-type="percentage">
            <text:p>1.32%</text:p>
          </table:table-cell>
          <table:table-cell table:formula="of:=([.G124]-[.C124])/[.C124]" office:value-type="percentage" office:value="0.00922893718368569" calcext:value-type="percentage">
            <text:p>0.92%</text:p>
          </table:table-cell>
          <table:table-cell table:formula="of:=([.G124]-[.D124])/[.D124]" office:value-type="percentage" office:value="0.0125448028673835" calcext:value-type="percentage">
            <text:p>1.25%</text:p>
          </table:table-cell>
          <table:table-cell table:formula="of:=([.G124]-[.E124])/[.E124]" office:value-type="percentage" office:value="0.00892857142857143" calcext:value-type="percentage">
            <text:p>0.89%</text:p>
          </table:table-cell>
          <table:table-cell table:formula="of:=([.G124]-[.F124])/[.F124]" office:value-type="percentage" office:value="0.00922893718368569" calcext:value-type="percentage">
            <text:p>0.92%</text:p>
          </table:table-cell>
        </table:table-row>
        <table:table-row table:style-name="ro1">
          <table:table-cell office:value-type="float" office:value="337.1" calcext:value-type="float">
            <text:p>337.1</text:p>
          </table:table-cell>
          <table:table-cell office:value-type="float" office:value="336.4" calcext:value-type="float">
            <text:p>336.4</text:p>
          </table:table-cell>
          <table:table-cell office:value-type="float" office:value="337.5" calcext:value-type="float">
            <text:p>337.5</text:p>
          </table:table-cell>
          <table:table-cell office:value-type="float" office:value="336.4" calcext:value-type="float">
            <text:p>336.4</text:p>
          </table:table-cell>
          <table:table-cell office:value-type="float" office:value="337.9" calcext:value-type="float">
            <text:p>337.9</text:p>
          </table:table-cell>
          <table:table-cell office:value-type="float" office:value="337.1" calcext:value-type="float">
            <text:p>337.1</text:p>
          </table:table-cell>
          <table:table-cell office:value-type="float" office:value="341" calcext:value-type="float">
            <text:p>341</text:p>
          </table:table-cell>
          <table:table-cell table:formula="of:=([.G125]-[.A125])/[.A125]" office:value-type="percentage" office:value="0.0115692672797389" calcext:value-type="percentage">
            <text:p>1.16%</text:p>
          </table:table-cell>
          <table:table-cell table:formula="of:=([.G125]-[.B125])/[.B125]" office:value-type="percentage" office:value="0.0136741973840667" calcext:value-type="percentage">
            <text:p>1.37%</text:p>
          </table:table-cell>
          <table:table-cell table:formula="of:=([.G125]-[.C125])/[.C125]" office:value-type="percentage" office:value="0.0103703703703704" calcext:value-type="percentage">
            <text:p>1.04%</text:p>
          </table:table-cell>
          <table:table-cell table:formula="of:=([.G125]-[.D125])/[.D125]" office:value-type="percentage" office:value="0.0136741973840667" calcext:value-type="percentage">
            <text:p>1.37%</text:p>
          </table:table-cell>
          <table:table-cell table:formula="of:=([.G125]-[.E125])/[.E125]" office:value-type="percentage" office:value="0.00917431192660557" calcext:value-type="percentage">
            <text:p>0.92%</text:p>
          </table:table-cell>
          <table:table-cell table:formula="of:=([.G125]-[.F125])/[.F125]" office:value-type="percentage" office:value="0.0115692672797389" calcext:value-type="percentage">
            <text:p>1.16%</text:p>
          </table:table-cell>
        </table:table-row>
        <table:table-row table:style-name="ro1">
          <table:table-cell table:number-columns-repeated="2" office:value-type="float" office:value="339.8" calcext:value-type="float">
            <text:p>339.8</text:p>
          </table:table-cell>
          <table:table-cell office:value-type="float" office:value="340.1" calcext:value-type="float">
            <text:p>340.1</text:p>
          </table:table-cell>
          <table:table-cell office:value-type="float" office:value="339.6" calcext:value-type="float">
            <text:p>339.6</text:p>
          </table:table-cell>
          <table:table-cell office:value-type="float" office:value="340.5" calcext:value-type="float">
            <text:p>340.5</text:p>
          </table:table-cell>
          <table:table-cell office:value-type="float" office:value="340.1" calcext:value-type="float">
            <text:p>340.1</text:p>
          </table:table-cell>
          <table:table-cell office:value-type="float" office:value="346" calcext:value-type="float">
            <text:p>346</text:p>
          </table:table-cell>
          <table:table-cell table:formula="of:=([.G126]-[.A126])/[.A126]" office:value-type="percentage" office:value="0.0182460270747498" calcext:value-type="percentage">
            <text:p>1.82%</text:p>
          </table:table-cell>
          <table:table-cell table:formula="of:=([.G126]-[.B126])/[.B126]" office:value-type="percentage" office:value="0.0182460270747498" calcext:value-type="percentage">
            <text:p>1.82%</text:p>
          </table:table-cell>
          <table:table-cell table:formula="of:=([.G126]-[.C126])/[.C126]" office:value-type="percentage" office:value="0.0173478388709203" calcext:value-type="percentage">
            <text:p>1.73%</text:p>
          </table:table-cell>
          <table:table-cell table:formula="of:=([.G126]-[.D126])/[.D126]" office:value-type="percentage" office:value="0.0188457008244993" calcext:value-type="percentage">
            <text:p>1.88%</text:p>
          </table:table-cell>
          <table:table-cell table:formula="of:=([.G126]-[.E126])/[.E126]" office:value-type="percentage" office:value="0.0161527165932452" calcext:value-type="percentage">
            <text:p>1.62%</text:p>
          </table:table-cell>
          <table:table-cell table:formula="of:=([.G126]-[.F126])/[.F126]" office:value-type="percentage" office:value="0.0173478388709203" calcext:value-type="percentage">
            <text:p>1.73%</text:p>
          </table:table-cell>
        </table:table-row>
        <table:table-row table:style-name="ro1">
          <table:table-cell office:value-type="float" office:value="339.5" calcext:value-type="float">
            <text:p>339.5</text:p>
          </table:table-cell>
          <table:table-cell office:value-type="float" office:value="339.9" calcext:value-type="float">
            <text:p>339.9</text:p>
          </table:table-cell>
          <table:table-cell office:value-type="float" office:value="340" calcext:value-type="float">
            <text:p>340</text:p>
          </table:table-cell>
          <table:table-cell office:value-type="float" office:value="339.6" calcext:value-type="float">
            <text:p>339.6</text:p>
          </table:table-cell>
          <table:table-cell office:value-type="float" office:value="340.1" calcext:value-type="float">
            <text:p>340.1</text:p>
          </table:table-cell>
          <table:table-cell office:value-type="float" office:value="339.8" calcext:value-type="float">
            <text:p>339.8</text:p>
          </table:table-cell>
          <table:table-cell office:value-type="float" office:value="345" calcext:value-type="float">
            <text:p>345</text:p>
          </table:table-cell>
          <table:table-cell table:formula="of:=([.G127]-[.A127])/[.A127]" office:value-type="percentage" office:value="0.01620029455081" calcext:value-type="percentage">
            <text:p>1.62%</text:p>
          </table:table-cell>
          <table:table-cell table:formula="of:=([.G127]-[.B127])/[.B127]" office:value-type="percentage" office:value="0.0150044130626656" calcext:value-type="percentage">
            <text:p>1.50%</text:p>
          </table:table-cell>
          <table:table-cell table:formula="of:=([.G127]-[.C127])/[.C127]" office:value-type="percentage" office:value="0.0147058823529412" calcext:value-type="percentage">
            <text:p>1.47%</text:p>
          </table:table-cell>
          <table:table-cell table:formula="of:=([.G127]-[.D127])/[.D127]" office:value-type="percentage" office:value="0.0159010600706713" calcext:value-type="percentage">
            <text:p>1.59%</text:p>
          </table:table-cell>
          <table:table-cell table:formula="of:=([.G127]-[.E127])/[.E127]" office:value-type="percentage" office:value="0.0144075271978829" calcext:value-type="percentage">
            <text:p>1.44%</text:p>
          </table:table-cell>
          <table:table-cell table:formula="of:=([.G127]-[.F127])/[.F127]" office:value-type="percentage" office:value="0.0153031194820482" calcext:value-type="percentage">
            <text:p>1.53%</text:p>
          </table:table-cell>
        </table:table-row>
        <table:table-row table:style-name="ro1">
          <table:table-cell office:value-type="float" office:value="339.8" calcext:value-type="float">
            <text:p>339.8</text:p>
          </table:table-cell>
          <table:table-cell office:value-type="float" office:value="339.7" calcext:value-type="float">
            <text:p>339.7</text:p>
          </table:table-cell>
          <table:table-cell office:value-type="float" office:value="340" calcext:value-type="float">
            <text:p>340</text:p>
          </table:table-cell>
          <table:table-cell office:value-type="float" office:value="339.7" calcext:value-type="float">
            <text:p>339.7</text:p>
          </table:table-cell>
          <table:table-cell office:value-type="float" office:value="340.2" calcext:value-type="float">
            <text:p>340.2</text:p>
          </table:table-cell>
          <table:table-cell office:value-type="float" office:value="340.3" calcext:value-type="float">
            <text:p>340.3</text:p>
          </table:table-cell>
          <table:table-cell office:value-type="float" office:value="346" calcext:value-type="float">
            <text:p>346</text:p>
          </table:table-cell>
          <table:table-cell table:formula="of:=([.G128]-[.A128])/[.A128]" office:value-type="percentage" office:value="0.0182460270747498" calcext:value-type="percentage">
            <text:p>1.82%</text:p>
          </table:table-cell>
          <table:table-cell table:formula="of:=([.G128]-[.B128])/[.B128]" office:value-type="percentage" office:value="0.0185457756844275" calcext:value-type="percentage">
            <text:p>1.85%</text:p>
          </table:table-cell>
          <table:table-cell table:formula="of:=([.G128]-[.C128])/[.C128]" office:value-type="percentage" office:value="0.0176470588235294" calcext:value-type="percentage">
            <text:p>1.76%</text:p>
          </table:table-cell>
          <table:table-cell table:formula="of:=([.G128]-[.D128])/[.D128]" office:value-type="percentage" office:value="0.0185457756844275" calcext:value-type="percentage">
            <text:p>1.85%</text:p>
          </table:table-cell>
          <table:table-cell table:formula="of:=([.G128]-[.E128])/[.E128]" office:value-type="percentage" office:value="0.0170487948265726" calcext:value-type="percentage">
            <text:p>1.70%</text:p>
          </table:table-cell>
          <table:table-cell table:formula="of:=([.G128]-[.F128])/[.F128]" office:value-type="percentage" office:value="0.0167499265354099" calcext:value-type="percentage">
            <text:p>1.67%</text:p>
          </table:table-cell>
        </table:table-row>
        <table:table-row table:style-name="ro1">
          <table:table-cell office:value-type="float" office:value="316.2" calcext:value-type="float">
            <text:p>316.2</text:p>
          </table:table-cell>
          <table:table-cell office:value-type="float" office:value="315.2" calcext:value-type="float">
            <text:p>315.2</text:p>
          </table:table-cell>
          <table:table-cell office:value-type="float" office:value="316.4" calcext:value-type="float">
            <text:p>316.4</text:p>
          </table:table-cell>
          <table:table-cell office:value-type="float" office:value="315.3" calcext:value-type="float">
            <text:p>315.3</text:p>
          </table:table-cell>
          <table:table-cell office:value-type="float" office:value="317.3" calcext:value-type="float">
            <text:p>317.3</text:p>
          </table:table-cell>
          <table:table-cell office:value-type="float" office:value="315.8" calcext:value-type="float">
            <text:p>315.8</text:p>
          </table:table-cell>
          <table:table-cell office:value-type="float" office:value="326" calcext:value-type="float">
            <text:p>326</text:p>
          </table:table-cell>
          <table:table-cell table:formula="of:=([.G129]-[.A129])/[.A129]" office:value-type="percentage" office:value="0.0309930423782417" calcext:value-type="percentage">
            <text:p>3.10%</text:p>
          </table:table-cell>
          <table:table-cell table:formula="of:=([.G129]-[.B129])/[.B129]" office:value-type="percentage" office:value="0.034263959390863" calcext:value-type="percentage">
            <text:p>3.43%</text:p>
          </table:table-cell>
          <table:table-cell table:formula="of:=([.G129]-[.C129])/[.C129]" office:value-type="percentage" office:value="0.0303413400758534" calcext:value-type="percentage">
            <text:p>3.03%</text:p>
          </table:table-cell>
          <table:table-cell table:formula="of:=([.G129]-[.D129])/[.D129]" office:value-type="percentage" office:value="0.0339359340310815" calcext:value-type="percentage">
            <text:p>3.39%</text:p>
          </table:table-cell>
          <table:table-cell table:formula="of:=([.G129]-[.E129])/[.E129]" office:value-type="percentage" office:value="0.0274188465174913" calcext:value-type="percentage">
            <text:p>2.74%</text:p>
          </table:table-cell>
          <table:table-cell table:formula="of:=([.G129]-[.F129])/[.F129]" office:value-type="percentage" office:value="0.032298923369221" calcext:value-type="percentage">
            <text:p>3.23%</text:p>
          </table:table-cell>
        </table:table-row>
        <table:table-row table:style-name="ro1">
          <table:table-cell office:value-type="float" office:value="330.6" calcext:value-type="float">
            <text:p>330.6</text:p>
          </table:table-cell>
          <table:table-cell office:value-type="float" office:value="329.8" calcext:value-type="float">
            <text:p>329.8</text:p>
          </table:table-cell>
          <table:table-cell office:value-type="float" office:value="331.1" calcext:value-type="float">
            <text:p>331.1</text:p>
          </table:table-cell>
          <table:table-cell office:value-type="float" office:value="329.9" calcext:value-type="float">
            <text:p>329.9</text:p>
          </table:table-cell>
          <table:table-cell table:number-columns-repeated="2" office:value-type="float" office:value="330.8" calcext:value-type="float">
            <text:p>330.8</text:p>
          </table:table-cell>
          <table:table-cell office:value-type="float" office:value="332" calcext:value-type="float">
            <text:p>332</text:p>
          </table:table-cell>
          <table:table-cell table:formula="of:=([.G130]-[.A130])/[.A130]" office:value-type="percentage" office:value="0.00423472474289164" calcext:value-type="percentage">
            <text:p>0.42%</text:p>
          </table:table-cell>
          <table:table-cell table:formula="of:=([.G130]-[.B130])/[.B130]" office:value-type="percentage" office:value="0.00667070952092174" calcext:value-type="percentage">
            <text:p>0.67%</text:p>
          </table:table-cell>
          <table:table-cell table:formula="of:=([.G130]-[.C130])/[.C130]" office:value-type="percentage" office:value="0.00271821202053753" calcext:value-type="percentage">
            <text:p>0.27%</text:p>
          </table:table-cell>
          <table:table-cell table:formula="of:=([.G130]-[.D130])/[.D130]" office:value-type="percentage" office:value="0.00636556532282517" calcext:value-type="percentage">
            <text:p>0.64%</text:p>
          </table:table-cell>
          <table:table-cell table:formula="of:=([.G130]-[.E130])/[.E130]" office:value-type="percentage" office:value="0.00362756952841593" calcext:value-type="percentage">
            <text:p>0.36%</text:p>
          </table:table-cell>
          <table:table-cell table:formula="of:=([.G130]-[.F130])/[.F130]" office:value-type="percentage" office:value="0.00362756952841593" calcext:value-type="percentage">
            <text:p>0.36%</text:p>
          </table:table-cell>
        </table:table-row>
        <table:table-row table:style-name="ro1">
          <table:table-cell office:value-type="float" office:value="326.5" calcext:value-type="float">
            <text:p>326.5</text:p>
          </table:table-cell>
          <table:table-cell office:value-type="float" office:value="324.9" calcext:value-type="float">
            <text:p>324.9</text:p>
          </table:table-cell>
          <table:table-cell office:value-type="float" office:value="326" calcext:value-type="float">
            <text:p>326</text:p>
          </table:table-cell>
          <table:table-cell office:value-type="float" office:value="325.3" calcext:value-type="float">
            <text:p>325.3</text:p>
          </table:table-cell>
          <table:table-cell office:value-type="float" office:value="326.6" calcext:value-type="float">
            <text:p>326.6</text:p>
          </table:table-cell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table:formula="of:=([.G131]-[.A131])/[.A131]" office:value-type="percentage" office:value="0.0168453292496172" calcext:value-type="percentage">
            <text:p>1.68%</text:p>
          </table:table-cell>
          <table:table-cell table:formula="of:=([.G131]-[.B131])/[.B131]" office:value-type="percentage" office:value="0.0218528778085565" calcext:value-type="percentage">
            <text:p>2.19%</text:p>
          </table:table-cell>
          <table:table-cell table:formula="of:=([.G131]-[.C131])/[.C131]" office:value-type="percentage" office:value="0.0184049079754601" calcext:value-type="percentage">
            <text:p>1.84%</text:p>
          </table:table-cell>
          <table:table-cell table:formula="of:=([.G131]-[.D131])/[.D131]" office:value-type="percentage" office:value="0.0205963725791577" calcext:value-type="percentage">
            <text:p>2.06%</text:p>
          </table:table-cell>
          <table:table-cell table:formula="of:=([.G131]-[.E131])/[.E131]" office:value-type="percentage" office:value="0.0165339865278628" calcext:value-type="percentage">
            <text:p>1.65%</text:p>
          </table:table-cell>
          <table:table-cell table:formula="of:=([.G131]-[.F131])/[.F131]" office:value-type="percentage" office:value="0.0184049079754601" calcext:value-type="percentage">
            <text:p>1.84%</text:p>
          </table:table-cell>
        </table:table-row>
        <table:table-row table:style-name="ro1">
          <table:table-cell office:value-type="float" office:value="338.7" calcext:value-type="float">
            <text:p>338.7</text:p>
          </table:table-cell>
          <table:table-cell office:value-type="float" office:value="338.6" calcext:value-type="float">
            <text:p>338.6</text:p>
          </table:table-cell>
          <table:table-cell office:value-type="float" office:value="339.7" calcext:value-type="float">
            <text:p>339.7</text:p>
          </table:table-cell>
          <table:table-cell office:value-type="float" office:value="338.5" calcext:value-type="float">
            <text:p>338.5</text:p>
          </table:table-cell>
          <table:table-cell office:value-type="float" office:value="340.3" calcext:value-type="float">
            <text:p>340.3</text:p>
          </table:table-cell>
          <table:table-cell office:value-type="float" office:value="338.5" calcext:value-type="float">
            <text:p>338.5</text:p>
          </table:table-cell>
          <table:table-cell office:value-type="float" office:value="345" calcext:value-type="float">
            <text:p>345</text:p>
          </table:table-cell>
          <table:table-cell table:formula="of:=([.G132]-[.A132])/[.A132]" office:value-type="percentage" office:value="0.0186005314437556" calcext:value-type="percentage">
            <text:p>1.86%</text:p>
          </table:table-cell>
          <table:table-cell table:formula="of:=([.G132]-[.B132])/[.B132]" office:value-type="percentage" office:value="0.0189013585351446" calcext:value-type="percentage">
            <text:p>1.89%</text:p>
          </table:table-cell>
          <table:table-cell table:formula="of:=([.G132]-[.C132])/[.C132]" office:value-type="percentage" office:value="0.0156020017662644" calcext:value-type="percentage">
            <text:p>1.56%</text:p>
          </table:table-cell>
          <table:table-cell table:formula="of:=([.G132]-[.D132])/[.D132]" office:value-type="percentage" office:value="0.0192023633677991" calcext:value-type="percentage">
            <text:p>1.92%</text:p>
          </table:table-cell>
          <table:table-cell table:formula="of:=([.G132]-[.E132])/[.E132]" office:value-type="percentage" office:value="0.0138113429327064" calcext:value-type="percentage">
            <text:p>1.38%</text:p>
          </table:table-cell>
          <table:table-cell table:formula="of:=([.G132]-[.F132])/[.F132]" office:value-type="percentage" office:value="0.0192023633677991" calcext:value-type="percentage">
            <text:p>1.92%</text:p>
          </table:table-cell>
        </table:table-row>
        <table:table-row table:style-name="ro1">
          <table:table-cell office:value-type="float" office:value="326.3" calcext:value-type="float">
            <text:p>326.3</text:p>
          </table:table-cell>
          <table:table-cell office:value-type="float" office:value="326" calcext:value-type="float">
            <text:p>326</text:p>
          </table:table-cell>
          <table:table-cell office:value-type="float" office:value="326.2" calcext:value-type="float">
            <text:p>326.2</text:p>
          </table:table-cell>
          <table:table-cell office:value-type="float" office:value="325.7" calcext:value-type="float">
            <text:p>325.7</text:p>
          </table:table-cell>
          <table:table-cell office:value-type="float" office:value="326.5" calcext:value-type="float">
            <text:p>326.5</text:p>
          </table:table-cell>
          <table:table-cell office:value-type="float" office:value="326.6" calcext:value-type="float">
            <text:p>326.6</text:p>
          </table:table-cell>
          <table:table-cell office:value-type="float" office:value="328" calcext:value-type="float">
            <text:p>328</text:p>
          </table:table-cell>
          <table:table-cell table:formula="of:=([.G133]-[.A133])/[.A133]" office:value-type="percentage" office:value="0.00520992951271832" calcext:value-type="percentage">
            <text:p>0.52%</text:p>
          </table:table-cell>
          <table:table-cell table:formula="of:=([.G133]-[.B133])/[.B133]" office:value-type="percentage" office:value="0.00613496932515337" calcext:value-type="percentage">
            <text:p>0.61%</text:p>
          </table:table-cell>
          <table:table-cell table:formula="of:=([.G133]-[.C133])/[.C133]" office:value-type="percentage" office:value="0.00551808706315148" calcext:value-type="percentage">
            <text:p>0.55%</text:p>
          </table:table-cell>
          <table:table-cell table:formula="of:=([.G133]-[.D133])/[.D133]" office:value-type="percentage" office:value="0.00706171323303657" calcext:value-type="percentage">
            <text:p>0.71%</text:p>
          </table:table-cell>
          <table:table-cell table:formula="of:=([.G133]-[.E133])/[.E133]" office:value-type="percentage" office:value="0.00459418070444104" calcext:value-type="percentage">
            <text:p>0.46%</text:p>
          </table:table-cell>
          <table:table-cell table:formula="of:=([.G133]-[.F133])/[.F133]" office:value-type="percentage" office:value="0.00428658909981622" calcext:value-type="percentage">
            <text:p>0.43%</text:p>
          </table:table-cell>
        </table:table-row>
        <table:table-row table:style-name="ro1">
          <table:table-cell office:value-type="float" office:value="345.1" calcext:value-type="float">
            <text:p>345.1</text:p>
          </table:table-cell>
          <table:table-cell office:value-type="float" office:value="344.8" calcext:value-type="float">
            <text:p>344.8</text:p>
          </table:table-cell>
          <table:table-cell office:value-type="float" office:value="345.6" calcext:value-type="float">
            <text:p>345.6</text:p>
          </table:table-cell>
          <table:table-cell office:value-type="float" office:value="344.2" calcext:value-type="float">
            <text:p>344.2</text:p>
          </table:table-cell>
          <table:table-cell office:value-type="float" office:value="345.6" calcext:value-type="float">
            <text:p>345.6</text:p>
          </table:table-cell>
          <table:table-cell office:value-type="float" office:value="345.7" calcext:value-type="float">
            <text:p>345.7</text:p>
          </table:table-cell>
          <table:table-cell office:value-type="float" office:value="352" calcext:value-type="float">
            <text:p>352</text:p>
          </table:table-cell>
          <table:table-cell table:formula="of:=([.G134]-[.A134])/[.A134]" office:value-type="percentage" office:value="0.019994204578383" calcext:value-type="percentage">
            <text:p>2.00%</text:p>
          </table:table-cell>
          <table:table-cell table:formula="of:=([.G134]-[.B134])/[.B134]" office:value-type="percentage" office:value="0.0208816705336427" calcext:value-type="percentage">
            <text:p>2.09%</text:p>
          </table:table-cell>
          <table:table-cell table:formula="of:=([.G134]-[.C134])/[.C134]" office:value-type="percentage" office:value="0.0185185185185185" calcext:value-type="percentage">
            <text:p>1.85%</text:p>
          </table:table-cell>
          <table:table-cell table:formula="of:=([.G134]-[.D134])/[.D134]" office:value-type="percentage" office:value="0.0226612434631029" calcext:value-type="percentage">
            <text:p>2.27%</text:p>
          </table:table-cell>
          <table:table-cell table:formula="of:=([.G134]-[.E134])/[.E134]" office:value-type="percentage" office:value="0.0185185185185185" calcext:value-type="percentage">
            <text:p>1.85%</text:p>
          </table:table-cell>
          <table:table-cell table:formula="of:=([.G134]-[.F134])/[.F134]" office:value-type="percentage" office:value="0.0182238935493203" calcext:value-type="percentage">
            <text:p>1.82%</text:p>
          </table:table-cell>
        </table:table-row>
        <table:table-row table:style-name="ro1">
          <table:table-cell office:value-type="float" office:value="346.5" calcext:value-type="float">
            <text:p>346.5</text:p>
          </table:table-cell>
          <table:table-cell office:value-type="float" office:value="345.4" calcext:value-type="float">
            <text:p>345.4</text:p>
          </table:table-cell>
          <table:table-cell office:value-type="float" office:value="346.8" calcext:value-type="float">
            <text:p>346.8</text:p>
          </table:table-cell>
          <table:table-cell office:value-type="float" office:value="345.7" calcext:value-type="float">
            <text:p>345.7</text:p>
          </table:table-cell>
          <table:table-cell office:value-type="float" office:value="346.5" calcext:value-type="float">
            <text:p>346.5</text:p>
          </table:table-cell>
          <table:table-cell office:value-type="float" office:value="346.4" calcext:value-type="float">
            <text:p>346.4</text:p>
          </table:table-cell>
          <table:table-cell office:value-type="float" office:value="353" calcext:value-type="float">
            <text:p>353</text:p>
          </table:table-cell>
          <table:table-cell table:formula="of:=([.G135]-[.A135])/[.A135]" office:value-type="percentage" office:value="0.0187590187590188" calcext:value-type="percentage">
            <text:p>1.88%</text:p>
          </table:table-cell>
          <table:table-cell table:formula="of:=([.G135]-[.B135])/[.B135]" office:value-type="percentage" office:value="0.0220034742327737" calcext:value-type="percentage">
            <text:p>2.20%</text:p>
          </table:table-cell>
          <table:table-cell table:formula="of:=([.G135]-[.C135])/[.C135]" office:value-type="percentage" office:value="0.0178777393310265" calcext:value-type="percentage">
            <text:p>1.79%</text:p>
          </table:table-cell>
          <table:table-cell table:formula="of:=([.G135]-[.D135])/[.D135]" office:value-type="percentage" office:value="0.0211165750650854" calcext:value-type="percentage">
            <text:p>2.11%</text:p>
          </table:table-cell>
          <table:table-cell table:formula="of:=([.G135]-[.E135])/[.E135]" office:value-type="percentage" office:value="0.0187590187590188" calcext:value-type="percentage">
            <text:p>1.88%</text:p>
          </table:table-cell>
          <table:table-cell table:formula="of:=([.G135]-[.F135])/[.F135]" office:value-type="percentage" office:value="0.01905311778291" calcext:value-type="percentage">
            <text:p>1.91%</text:p>
          </table:table-cell>
        </table:table-row>
        <table:table-row table:style-name="ro1">
          <table:table-cell office:value-type="float" office:value="343.2" calcext:value-type="float">
            <text:p>343.2</text:p>
          </table:table-cell>
          <table:table-cell office:value-type="float" office:value="342.8" calcext:value-type="float">
            <text:p>342.8</text:p>
          </table:table-cell>
          <table:table-cell office:value-type="float" office:value="343.7" calcext:value-type="float">
            <text:p>343.7</text:p>
          </table:table-cell>
          <table:table-cell office:value-type="float" office:value="342.8" calcext:value-type="float">
            <text:p>342.8</text:p>
          </table:table-cell>
          <table:table-cell office:value-type="float" office:value="343.4" calcext:value-type="float">
            <text:p>343.4</text:p>
          </table:table-cell>
          <table:table-cell office:value-type="float" office:value="343.3" calcext:value-type="float">
            <text:p>343.3</text:p>
          </table:table-cell>
          <table:table-cell office:value-type="float" office:value="348" calcext:value-type="float">
            <text:p>348</text:p>
          </table:table-cell>
          <table:table-cell table:formula="of:=([.G136]-[.A136])/[.A136]" office:value-type="percentage" office:value="0.013986013986014" calcext:value-type="percentage">
            <text:p>1.40%</text:p>
          </table:table-cell>
          <table:table-cell table:formula="of:=([.G136]-[.B136])/[.B136]" office:value-type="percentage" office:value="0.0151691948658109" calcext:value-type="percentage">
            <text:p>1.52%</text:p>
          </table:table-cell>
          <table:table-cell table:formula="of:=([.G136]-[.C136])/[.C136]" office:value-type="percentage" office:value="0.0125109106779168" calcext:value-type="percentage">
            <text:p>1.25%</text:p>
          </table:table-cell>
          <table:table-cell table:formula="of:=([.G136]-[.D136])/[.D136]" office:value-type="percentage" office:value="0.0151691948658109" calcext:value-type="percentage">
            <text:p>1.52%</text:p>
          </table:table-cell>
          <table:table-cell table:formula="of:=([.G136]-[.E136])/[.E136]" office:value-type="percentage" office:value="0.0133954571927782" calcext:value-type="percentage">
            <text:p>1.34%</text:p>
          </table:table-cell>
          <table:table-cell table:formula="of:=([.G136]-[.F136])/[.F136]" office:value-type="percentage" office:value="0.0136906495776289" calcext:value-type="percentage">
            <text:p>1.37%</text:p>
          </table:table-cell>
        </table:table-row>
        <table:table-row table:style-name="ro1">
          <table:table-cell office:value-type="float" office:value="345.9" calcext:value-type="float">
            <text:p>345.9</text:p>
          </table:table-cell>
          <table:table-cell office:value-type="float" office:value="345.8" calcext:value-type="float">
            <text:p>345.8</text:p>
          </table:table-cell>
          <table:table-cell office:value-type="float" office:value="346.1" calcext:value-type="float">
            <text:p>346.1</text:p>
          </table:table-cell>
          <table:table-cell office:value-type="float" office:value="345.2" calcext:value-type="float">
            <text:p>345.2</text:p>
          </table:table-cell>
          <table:table-cell office:value-type="float" office:value="346.4" calcext:value-type="float">
            <text:p>346.4</text:p>
          </table:table-cell>
          <table:table-cell office:value-type="float" office:value="345.6" calcext:value-type="float">
            <text:p>345.6</text:p>
          </table:table-cell>
          <table:table-cell office:value-type="float" office:value="350" calcext:value-type="float">
            <text:p>350</text:p>
          </table:table-cell>
          <table:table-cell table:formula="of:=([.G137]-[.A137])/[.A137]" office:value-type="percentage" office:value="0.011853136744724" calcext:value-type="percentage">
            <text:p>1.19%</text:p>
          </table:table-cell>
          <table:table-cell table:formula="of:=([.G137]-[.B137])/[.B137]" office:value-type="percentage" office:value="0.0121457489878542" calcext:value-type="percentage">
            <text:p>1.21%</text:p>
          </table:table-cell>
          <table:table-cell table:formula="of:=([.G137]-[.C137])/[.C137]" office:value-type="percentage" office:value="0.0112684195319271" calcext:value-type="percentage">
            <text:p>1.13%</text:p>
          </table:table-cell>
          <table:table-cell table:formula="of:=([.G137]-[.D137])/[.D137]" office:value-type="percentage" office:value="0.0139049826187718" calcext:value-type="percentage">
            <text:p>1.39%</text:p>
          </table:table-cell>
          <table:table-cell table:formula="of:=([.G137]-[.E137])/[.E137]" office:value-type="percentage" office:value="0.0103926096997691" calcext:value-type="percentage">
            <text:p>1.04%</text:p>
          </table:table-cell>
          <table:table-cell table:formula="of:=([.G137]-[.F137])/[.F137]" office:value-type="percentage" office:value="0.0127314814814814" calcext:value-type="percentage">
            <text:p>1.27%</text:p>
          </table:table-cell>
        </table:table-row>
        <table:table-row table:style-name="ro1">
          <table:table-cell office:value-type="float" office:value="319.1" calcext:value-type="float">
            <text:p>319.1</text:p>
          </table:table-cell>
          <table:table-cell office:value-type="float" office:value="318.8" calcext:value-type="float">
            <text:p>318.8</text:p>
          </table:table-cell>
          <table:table-cell office:value-type="float" office:value="319.1" calcext:value-type="float">
            <text:p>319.1</text:p>
          </table:table-cell>
          <table:table-cell office:value-type="float" office:value="318.6" calcext:value-type="float">
            <text:p>318.6</text:p>
          </table:table-cell>
          <table:table-cell office:value-type="float" office:value="319.3" calcext:value-type="float">
            <text:p>319.3</text:p>
          </table:table-cell>
          <table:table-cell office:value-type="float" office:value="319.1" calcext:value-type="float">
            <text:p>319.1</text:p>
          </table:table-cell>
          <table:table-cell office:value-type="float" office:value="321" calcext:value-type="float">
            <text:p>321</text:p>
          </table:table-cell>
          <table:table-cell table:formula="of:=([.G138]-[.A138])/[.A138]" office:value-type="percentage" office:value="0.00595424631776865" calcext:value-type="percentage">
            <text:p>0.60%</text:p>
          </table:table-cell>
          <table:table-cell table:formula="of:=([.G138]-[.B138])/[.B138]" office:value-type="percentage" office:value="0.00690087829360097" calcext:value-type="percentage">
            <text:p>0.69%</text:p>
          </table:table-cell>
          <table:table-cell table:formula="of:=([.G138]-[.C138])/[.C138]" office:value-type="percentage" office:value="0.00595424631776865" calcext:value-type="percentage">
            <text:p>0.60%</text:p>
          </table:table-cell>
          <table:table-cell table:formula="of:=([.G138]-[.D138])/[.D138]" office:value-type="percentage" office:value="0.00753295668549899" calcext:value-type="percentage">
            <text:p>0.75%</text:p>
          </table:table-cell>
          <table:table-cell table:formula="of:=([.G138]-[.E138])/[.E138]" office:value-type="percentage" office:value="0.0053241465706232" calcext:value-type="percentage">
            <text:p>0.53%</text:p>
          </table:table-cell>
          <table:table-cell table:formula="of:=([.G138]-[.F138])/[.F138]" office:value-type="percentage" office:value="0.00595424631776865" calcext:value-type="percentage">
            <text:p>0.60%</text:p>
          </table:table-cell>
        </table:table-row>
        <table:table-row table:style-name="ro1">
          <table:table-cell office:value-type="float" office:value="335.8" calcext:value-type="float">
            <text:p>335.8</text:p>
          </table:table-cell>
          <table:table-cell office:value-type="float" office:value="333.4" calcext:value-type="float">
            <text:p>333.4</text:p>
          </table:table-cell>
          <table:table-cell office:value-type="float" office:value="336.9" calcext:value-type="float">
            <text:p>336.9</text:p>
          </table:table-cell>
          <table:table-cell office:value-type="float" office:value="334.5" calcext:value-type="float">
            <text:p>334.5</text:p>
          </table:table-cell>
          <table:table-cell office:value-type="float" office:value="337.3" calcext:value-type="float">
            <text:p>337.3</text:p>
          </table:table-cell>
          <table:table-cell office:value-type="float" office:value="334.6" calcext:value-type="float">
            <text:p>334.6</text:p>
          </table:table-cell>
          <table:table-cell office:value-type="float" office:value="350" calcext:value-type="float">
            <text:p>350</text:p>
          </table:table-cell>
          <table:table-cell table:formula="of:=([.G139]-[.A139])/[.A139]" office:value-type="percentage" office:value="0.042287075640262" calcext:value-type="percentage">
            <text:p>4.23%</text:p>
          </table:table-cell>
          <table:table-cell table:formula="of:=([.G139]-[.B139])/[.B139]" office:value-type="percentage" office:value="0.0497900419916018" calcext:value-type="percentage">
            <text:p>4.98%</text:p>
          </table:table-cell>
          <table:table-cell table:formula="of:=([.G139]-[.C139])/[.C139]" office:value-type="percentage" office:value="0.0388839418224993" calcext:value-type="percentage">
            <text:p>3.89%</text:p>
          </table:table-cell>
          <table:table-cell table:formula="of:=([.G139]-[.D139])/[.D139]" office:value-type="percentage" office:value="0.0463378176382661" calcext:value-type="percentage">
            <text:p>4.63%</text:p>
          </table:table-cell>
          <table:table-cell table:formula="of:=([.G139]-[.E139])/[.E139]" office:value-type="percentage" office:value="0.0376519418914912" calcext:value-type="percentage">
            <text:p>3.77%</text:p>
          </table:table-cell>
          <table:table-cell table:formula="of:=([.G139]-[.F139])/[.F139]" office:value-type="percentage" office:value="0.0460251046025104" calcext:value-type="percentage">
            <text:p>4.60%</text:p>
          </table:table-cell>
        </table:table-row>
        <table:table-row table:style-name="ro1">
          <table:table-cell office:value-type="float" office:value="329.4" calcext:value-type="float">
            <text:p>329.4</text:p>
          </table:table-cell>
          <table:table-cell office:value-type="float" office:value="328.7" calcext:value-type="float">
            <text:p>328.7</text:p>
          </table:table-cell>
          <table:table-cell office:value-type="float" office:value="329.4" calcext:value-type="float">
            <text:p>329.4</text:p>
          </table:table-cell>
          <table:table-cell office:value-type="float" office:value="328.7" calcext:value-type="float">
            <text:p>328.7</text:p>
          </table:table-cell>
          <table:table-cell office:value-type="float" office:value="330" calcext:value-type="float">
            <text:p>330</text:p>
          </table:table-cell>
          <table:table-cell office:value-type="float" office:value="329.5" calcext:value-type="float">
            <text:p>329.5</text:p>
          </table:table-cell>
          <table:table-cell office:value-type="float" office:value="332" calcext:value-type="float">
            <text:p>332</text:p>
          </table:table-cell>
          <table:table-cell table:formula="of:=([.G140]-[.A140])/[.A140]" office:value-type="percentage" office:value="0.00789313904068009" calcext:value-type="percentage">
            <text:p>0.79%</text:p>
          </table:table-cell>
          <table:table-cell table:formula="of:=([.G140]-[.B140])/[.B140]" office:value-type="percentage" office:value="0.0100395497414056" calcext:value-type="percentage">
            <text:p>1.00%</text:p>
          </table:table-cell>
          <table:table-cell table:formula="of:=([.G140]-[.C140])/[.C140]" office:value-type="percentage" office:value="0.00789313904068009" calcext:value-type="percentage">
            <text:p>0.79%</text:p>
          </table:table-cell>
          <table:table-cell table:formula="of:=([.G140]-[.D140])/[.D140]" office:value-type="percentage" office:value="0.0100395497414056" calcext:value-type="percentage">
            <text:p>1.00%</text:p>
          </table:table-cell>
          <table:table-cell table:formula="of:=([.G140]-[.E140])/[.E140]" office:value-type="percentage" office:value="0.00606060606060606" calcext:value-type="percentage">
            <text:p>0.61%</text:p>
          </table:table-cell>
          <table:table-cell table:formula="of:=([.G140]-[.F140])/[.F140]" office:value-type="percentage" office:value="0.00758725341426404" calcext:value-type="percentage">
            <text:p>0.76%</text:p>
          </table:table-cell>
        </table:table-row>
        <table:table-row table:style-name="ro1">
          <table:table-cell office:value-type="float" office:value="341.8" calcext:value-type="float">
            <text:p>341.8</text:p>
          </table:table-cell>
          <table:table-cell office:value-type="float" office:value="340.5" calcext:value-type="float">
            <text:p>340.5</text:p>
          </table:table-cell>
          <table:table-cell office:value-type="float" office:value="342.4" calcext:value-type="float">
            <text:p>342.4</text:p>
          </table:table-cell>
          <table:table-cell office:value-type="float" office:value="341" calcext:value-type="float">
            <text:p>341</text:p>
          </table:table-cell>
          <table:table-cell office:value-type="float" office:value="342.6" calcext:value-type="float">
            <text:p>342.6</text:p>
          </table:table-cell>
          <table:table-cell office:value-type="float" office:value="341.7" calcext:value-type="float">
            <text:p>341.7</text:p>
          </table:table-cell>
          <table:table-cell office:value-type="float" office:value="351" calcext:value-type="float">
            <text:p>351</text:p>
          </table:table-cell>
          <table:table-cell table:formula="of:=([.G141]-[.A141])/[.A141]" office:value-type="percentage" office:value="0.026916325336454" calcext:value-type="percentage">
            <text:p>2.69%</text:p>
          </table:table-cell>
          <table:table-cell table:formula="of:=([.G141]-[.B141])/[.B141]" office:value-type="percentage" office:value="0.0308370044052863" calcext:value-type="percentage">
            <text:p>3.08%</text:p>
          </table:table-cell>
          <table:table-cell table:formula="of:=([.G141]-[.C141])/[.C141]" office:value-type="percentage" office:value="0.0251168224299066" calcext:value-type="percentage">
            <text:p>2.51%</text:p>
          </table:table-cell>
          <table:table-cell table:formula="of:=([.G141]-[.D141])/[.D141]" office:value-type="percentage" office:value="0.0293255131964809" calcext:value-type="percentage">
            <text:p>2.93%</text:p>
          </table:table-cell>
          <table:table-cell table:formula="of:=([.G141]-[.E141])/[.E141]" office:value-type="percentage" office:value="0.0245183887915936" calcext:value-type="percentage">
            <text:p>2.45%</text:p>
          </table:table-cell>
          <table:table-cell table:formula="of:=([.G141]-[.F141])/[.F141]" office:value-type="percentage" office:value="0.0272168568920106" calcext:value-type="percentage">
            <text:p>2.72%</text:p>
          </table:table-cell>
        </table:table-row>
        <table:table-row table:style-name="ro1">
          <table:table-cell office:value-type="float" office:value="357.6" calcext:value-type="float">
            <text:p>357.6</text:p>
          </table:table-cell>
          <table:table-cell office:value-type="float" office:value="357.4" calcext:value-type="float">
            <text:p>357.4</text:p>
          </table:table-cell>
          <table:table-cell office:value-type="float" office:value="358" calcext:value-type="float">
            <text:p>358</text:p>
          </table:table-cell>
          <table:table-cell office:value-type="float" office:value="357.6" calcext:value-type="float">
            <text:p>357.6</text:p>
          </table:table-cell>
          <table:table-cell office:value-type="float" office:value="358.2" calcext:value-type="float">
            <text:p>358.2</text:p>
          </table:table-cell>
          <table:table-cell office:value-type="float" office:value="357.9" calcext:value-type="float">
            <text:p>357.9</text:p>
          </table:table-cell>
          <table:table-cell office:value-type="float" office:value="363" calcext:value-type="float">
            <text:p>363</text:p>
          </table:table-cell>
          <table:table-cell table:formula="of:=([.G142]-[.A142])/[.A142]" office:value-type="percentage" office:value="0.0151006711409395" calcext:value-type="percentage">
            <text:p>1.51%</text:p>
          </table:table-cell>
          <table:table-cell table:formula="of:=([.G142]-[.B142])/[.B142]" office:value-type="percentage" office:value="0.0156687185226637" calcext:value-type="percentage">
            <text:p>1.57%</text:p>
          </table:table-cell>
          <table:table-cell table:formula="of:=([.G142]-[.C142])/[.C142]" office:value-type="percentage" office:value="0.0139664804469274" calcext:value-type="percentage">
            <text:p>1.40%</text:p>
          </table:table-cell>
          <table:table-cell table:formula="of:=([.G142]-[.D142])/[.D142]" office:value-type="percentage" office:value="0.0151006711409395" calcext:value-type="percentage">
            <text:p>1.51%</text:p>
          </table:table-cell>
          <table:table-cell table:formula="of:=([.G142]-[.E142])/[.E142]" office:value-type="percentage" office:value="0.0134003350083752" calcext:value-type="percentage">
            <text:p>1.34%</text:p>
          </table:table-cell>
          <table:table-cell table:formula="of:=([.G142]-[.F142])/[.F142]" office:value-type="percentage" office:value="0.0142497904442582" calcext:value-type="percentage">
            <text:p>1.42%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1.9" calcext:value-type="float">
            <text:p>321.9</text:p>
          </table:table-cell>
          <table:table-cell office:value-type="float" office:value="322.5" calcext:value-type="float">
            <text:p>322.5</text:p>
          </table:table-cell>
          <table:table-cell office:value-type="float" office:value="321.7" calcext:value-type="float">
            <text:p>321.7</text:p>
          </table:table-cell>
          <table:table-cell table:number-columns-repeated="2" office:value-type="float" office:value="322.2" calcext:value-type="float">
            <text:p>322.2</text:p>
          </table:table-cell>
          <table:table-cell office:value-type="float" office:value="325" calcext:value-type="float">
            <text:p>325</text:p>
          </table:table-cell>
          <table:table-cell table:formula="of:=([.G143]-[.A143])/[.A143]" office:value-type="percentage" office:value="0.0093167701863354" calcext:value-type="percentage">
            <text:p>0.93%</text:p>
          </table:table-cell>
          <table:table-cell table:formula="of:=([.G143]-[.B143])/[.B143]" office:value-type="percentage" office:value="0.00963031997514763" calcext:value-type="percentage">
            <text:p>0.96%</text:p>
          </table:table-cell>
          <table:table-cell table:formula="of:=([.G143]-[.C143])/[.C143]" office:value-type="percentage" office:value="0.00775193798449612" calcext:value-type="percentage">
            <text:p>0.78%</text:p>
          </table:table-cell>
          <table:table-cell table:formula="of:=([.G143]-[.D143])/[.D143]" office:value-type="percentage" office:value="0.0102580043518807" calcext:value-type="percentage">
            <text:p>1.03%</text:p>
          </table:table-cell>
          <table:table-cell table:formula="of:=([.G143]-[.E143])/[.E143]" office:value-type="percentage" office:value="0.0086902545003104" calcext:value-type="percentage">
            <text:p>0.87%</text:p>
          </table:table-cell>
          <table:table-cell table:formula="of:=([.G143]-[.F143])/[.F143]" office:value-type="percentage" office:value="0.0086902545003104" calcext:value-type="percentage">
            <text:p>0.87%</text:p>
          </table:table-cell>
        </table:table-row>
        <table:table-row table:style-name="ro1">
          <table:table-cell office:value-type="float" office:value="355.7" calcext:value-type="float">
            <text:p>355.7</text:p>
          </table:table-cell>
          <table:table-cell office:value-type="float" office:value="355.5" calcext:value-type="float">
            <text:p>355.5</text:p>
          </table:table-cell>
          <table:table-cell office:value-type="float" office:value="355.7" calcext:value-type="float">
            <text:p>355.7</text:p>
          </table:table-cell>
          <table:table-cell office:value-type="float" office:value="355.4" calcext:value-type="float">
            <text:p>355.4</text:p>
          </table:table-cell>
          <table:table-cell office:value-type="float" office:value="356.2" calcext:value-type="float">
            <text:p>356.2</text:p>
          </table:table-cell>
          <table:table-cell office:value-type="float" office:value="355.8" calcext:value-type="float">
            <text:p>355.8</text:p>
          </table:table-cell>
          <table:table-cell office:value-type="float" office:value="359" calcext:value-type="float">
            <text:p>359</text:p>
          </table:table-cell>
          <table:table-cell table:formula="of:=([.G144]-[.A144])/[.A144]" office:value-type="percentage" office:value="0.0092774810233343" calcext:value-type="percentage">
            <text:p>0.93%</text:p>
          </table:table-cell>
          <table:table-cell table:formula="of:=([.G144]-[.B144])/[.B144]" office:value-type="percentage" office:value="0.00984528832630098" calcext:value-type="percentage">
            <text:p>0.98%</text:p>
          </table:table-cell>
          <table:table-cell table:formula="of:=([.G144]-[.C144])/[.C144]" office:value-type="percentage" office:value="0.0092774810233343" calcext:value-type="percentage">
            <text:p>0.93%</text:p>
          </table:table-cell>
          <table:table-cell table:formula="of:=([.G144]-[.D144])/[.D144]" office:value-type="percentage" office:value="0.0101294316263366" calcext:value-type="percentage">
            <text:p>1.01%</text:p>
          </table:table-cell>
          <table:table-cell table:formula="of:=([.G144]-[.E144])/[.E144]" office:value-type="percentage" office:value="0.00786075238629986" calcext:value-type="percentage">
            <text:p>0.79%</text:p>
          </table:table-cell>
          <table:table-cell table:formula="of:=([.G144]-[.F144])/[.F144]" office:value-type="percentage" office:value="0.00899381675098367" calcext:value-type="percentage">
            <text:p>0.90%</text:p>
          </table:table-cell>
        </table:table-row>
        <table:table-row table:style-name="ro1">
          <table:table-cell office:value-type="float" office:value="356.2" calcext:value-type="float">
            <text:p>356.2</text:p>
          </table:table-cell>
          <table:table-cell office:value-type="float" office:value="356" calcext:value-type="float">
            <text:p>356</text:p>
          </table:table-cell>
          <table:table-cell office:value-type="float" office:value="356.4" calcext:value-type="float">
            <text:p>356.4</text:p>
          </table:table-cell>
          <table:table-cell office:value-type="float" office:value="356" calcext:value-type="float">
            <text:p>356</text:p>
          </table:table-cell>
          <table:table-cell office:value-type="float" office:value="356.9" calcext:value-type="float">
            <text:p>356.9</text:p>
          </table:table-cell>
          <table:table-cell office:value-type="float" office:value="356.4" calcext:value-type="float">
            <text:p>356.4</text:p>
          </table:table-cell>
          <table:table-cell office:value-type="float" office:value="359" calcext:value-type="float">
            <text:p>359</text:p>
          </table:table-cell>
          <table:table-cell table:formula="of:=([.G145]-[.A145])/[.A145]" office:value-type="percentage" office:value="0.00786075238629986" calcext:value-type="percentage">
            <text:p>0.79%</text:p>
          </table:table-cell>
          <table:table-cell table:formula="of:=([.G145]-[.B145])/[.B145]" office:value-type="percentage" office:value="0.00842696629213483" calcext:value-type="percentage">
            <text:p>0.84%</text:p>
          </table:table-cell>
          <table:table-cell table:formula="of:=([.G145]-[.C145])/[.C145]" office:value-type="percentage" office:value="0.00729517396184069" calcext:value-type="percentage">
            <text:p>0.73%</text:p>
          </table:table-cell>
          <table:table-cell table:formula="of:=([.G145]-[.D145])/[.D145]" office:value-type="percentage" office:value="0.00842696629213483" calcext:value-type="percentage">
            <text:p>0.84%</text:p>
          </table:table-cell>
          <table:table-cell table:formula="of:=([.G145]-[.E145])/[.E145]" office:value-type="percentage" office:value="0.00588400112076218" calcext:value-type="percentage">
            <text:p>0.59%</text:p>
          </table:table-cell>
          <table:table-cell table:formula="of:=([.G145]-[.F145])/[.F145]" office:value-type="percentage" office:value="0.00729517396184069" calcext:value-type="percentage">
            <text:p>0.73%</text:p>
          </table:table-cell>
        </table:table-row>
        <table:table-row table:style-name="ro1">
          <table:table-cell office:value-type="float" office:value="325.3" calcext:value-type="float">
            <text:p>325.3</text:p>
          </table:table-cell>
          <table:table-cell office:value-type="float" office:value="324.3" calcext:value-type="float">
            <text:p>324.3</text:p>
          </table:table-cell>
          <table:table-cell office:value-type="float" office:value="325.4" calcext:value-type="float">
            <text:p>325.4</text:p>
          </table:table-cell>
          <table:table-cell office:value-type="float" office:value="325.1" calcext:value-type="float">
            <text:p>325.1</text:p>
          </table:table-cell>
          <table:table-cell office:value-type="float" office:value="325.8" calcext:value-type="float">
            <text:p>325.8</text:p>
          </table:table-cell>
          <table:table-cell office:value-type="float" office:value="325.7" calcext:value-type="float">
            <text:p>325.7</text:p>
          </table:table-cell>
          <table:table-cell office:value-type="float" office:value="327" calcext:value-type="float">
            <text:p>327</text:p>
          </table:table-cell>
          <table:table-cell table:formula="of:=([.G146]-[.A146])/[.A146]" office:value-type="percentage" office:value="0.00522594528127878" calcext:value-type="percentage">
            <text:p>0.52%</text:p>
          </table:table-cell>
          <table:table-cell table:formula="of:=([.G146]-[.B146])/[.B146]" office:value-type="percentage" office:value="0.0083256244218316" calcext:value-type="percentage">
            <text:p>0.83%</text:p>
          </table:table-cell>
          <table:table-cell table:formula="of:=([.G146]-[.C146])/[.C146]" office:value-type="percentage" office:value="0.00491702519975422" calcext:value-type="percentage">
            <text:p>0.49%</text:p>
          </table:table-cell>
          <table:table-cell table:formula="of:=([.G146]-[.D146])/[.D146]" office:value-type="percentage" office:value="0.0058443555828975" calcext:value-type="percentage">
            <text:p>0.58%</text:p>
          </table:table-cell>
          <table:table-cell table:formula="of:=([.G146]-[.E146])/[.E146]" office:value-type="percentage" office:value="0.00368324125230199" calcext:value-type="percentage">
            <text:p>0.37%</text:p>
          </table:table-cell>
          <table:table-cell table:formula="of:=([.G146]-[.F146])/[.F146]" office:value-type="percentage" office:value="0.00399140313171634" calcext:value-type="percentage">
            <text:p>0.40%</text:p>
          </table:table-cell>
        </table:table-row>
        <table:table-row table:style-name="ro1">
          <table:table-cell office:value-type="float" office:value="338.1" calcext:value-type="float">
            <text:p>338.1</text:p>
          </table:table-cell>
          <table:table-cell office:value-type="float" office:value="336.9" calcext:value-type="float">
            <text:p>336.9</text:p>
          </table:table-cell>
          <table:table-cell office:value-type="float" office:value="338.3" calcext:value-type="float">
            <text:p>338.3</text:p>
          </table:table-cell>
          <table:table-cell office:value-type="float" office:value="337.1" calcext:value-type="float">
            <text:p>337.1</text:p>
          </table:table-cell>
          <table:table-cell office:value-type="float" office:value="338.5" calcext:value-type="float">
            <text:p>338.5</text:p>
          </table:table-cell>
          <table:table-cell office:value-type="float" office:value="337.8" calcext:value-type="float">
            <text:p>337.8</text:p>
          </table:table-cell>
          <table:table-cell office:value-type="float" office:value="344" calcext:value-type="float">
            <text:p>344</text:p>
          </table:table-cell>
          <table:table-cell table:formula="of:=([.G147]-[.A147])/[.A147]" office:value-type="percentage" office:value="0.0174504584442472" calcext:value-type="percentage">
            <text:p>1.75%</text:p>
          </table:table-cell>
          <table:table-cell table:formula="of:=([.G147]-[.B147])/[.B147]" office:value-type="percentage" office:value="0.0210745028198279" calcext:value-type="percentage">
            <text:p>2.11%</text:p>
          </table:table-cell>
          <table:table-cell table:formula="of:=([.G147]-[.C147])/[.C147]" office:value-type="percentage" office:value="0.0168489506355306" calcext:value-type="percentage">
            <text:p>1.68%</text:p>
          </table:table-cell>
          <table:table-cell table:formula="of:=([.G147]-[.D147])/[.D147]" office:value-type="percentage" office:value="0.0204687036487688" calcext:value-type="percentage">
            <text:p>2.05%</text:p>
          </table:table-cell>
          <table:table-cell table:formula="of:=([.G147]-[.E147])/[.E147]" office:value-type="percentage" office:value="0.0162481536189069" calcext:value-type="percentage">
            <text:p>1.62%</text:p>
          </table:table-cell>
          <table:table-cell table:formula="of:=([.G147]-[.F147])/[.F147]" office:value-type="percentage" office:value="0.0183540556542332" calcext:value-type="percentage">
            <text:p>1.84%</text:p>
          </table:table-cell>
        </table:table-row>
        <table:table-row table:style-name="ro1">
          <table:table-cell table:number-columns-repeated="2" office:value-type="float" office:value="360.3" calcext:value-type="float">
            <text:p>360.3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office:value-type="float" office:value="361.4" calcext:value-type="float">
            <text:p>361.4</text:p>
          </table:table-cell>
          <table:table-cell office:value-type="float" office:value="360.6" calcext:value-type="float">
            <text:p>360.6</text:p>
          </table:table-cell>
          <table:table-cell office:value-type="float" office:value="367" calcext:value-type="float">
            <text:p>367</text:p>
          </table:table-cell>
          <table:table-cell table:formula="of:=([.G148]-[.A148])/[.A148]" office:value-type="percentage" office:value="0.0185956147654732" calcext:value-type="percentage">
            <text:p>1.86%</text:p>
          </table:table-cell>
          <table:table-cell table:formula="of:=([.G148]-[.B148])/[.B148]" office:value-type="percentage" office:value="0.0185956147654732" calcext:value-type="percentage">
            <text:p>1.86%</text:p>
          </table:table-cell>
          <table:table-cell table:formula="of:=([.G148]-[.C148])/[.C148]" office:value-type="percentage" office:value="0.0166204986149585" calcext:value-type="percentage">
            <text:p>1.66%</text:p>
          </table:table-cell>
          <table:table-cell table:formula="of:=([.G148]-[.D148])/[.D148]" office:value-type="percentage" office:value="0.0194444444444444" calcext:value-type="percentage">
            <text:p>1.94%</text:p>
          </table:table-cell>
          <table:table-cell table:formula="of:=([.G148]-[.E148])/[.E148]" office:value-type="percentage" office:value="0.0154952960708357" calcext:value-type="percentage">
            <text:p>1.55%</text:p>
          </table:table-cell>
          <table:table-cell table:formula="of:=([.G148]-[.F148])/[.F148]" office:value-type="percentage" office:value="0.0177481974486966" calcext:value-type="percentage">
            <text:p>1.77%</text:p>
          </table:table-cell>
        </table:table-row>
        <table:table-row table:style-name="ro1">
          <table:table-cell office:value-type="float" office:value="319.2" calcext:value-type="float">
            <text:p>319.2</text:p>
          </table:table-cell>
          <table:table-cell office:value-type="float" office:value="318.9" calcext:value-type="float">
            <text:p>318.9</text:p>
          </table:table-cell>
          <table:table-cell office:value-type="float" office:value="319.6" calcext:value-type="float">
            <text:p>319.6</text:p>
          </table:table-cell>
          <table:table-cell office:value-type="float" office:value="319.2" calcext:value-type="float">
            <text:p>319.2</text:p>
          </table:table-cell>
          <table:table-cell office:value-type="float" office:value="320" calcext:value-type="float">
            <text:p>320</text:p>
          </table:table-cell>
          <table:table-cell office:value-type="float" office:value="319.4" calcext:value-type="float">
            <text:p>319.4</text:p>
          </table:table-cell>
          <table:table-cell office:value-type="float" office:value="321" calcext:value-type="float">
            <text:p>321</text:p>
          </table:table-cell>
          <table:table-cell table:formula="of:=([.G149]-[.A149])/[.A149]" office:value-type="percentage" office:value="0.00563909774436094" calcext:value-type="percentage">
            <text:p>0.56%</text:p>
          </table:table-cell>
          <table:table-cell table:formula="of:=([.G149]-[.B149])/[.B149]" office:value-type="percentage" office:value="0.00658513640639706" calcext:value-type="percentage">
            <text:p>0.66%</text:p>
          </table:table-cell>
          <table:table-cell table:formula="of:=([.G149]-[.C149])/[.C149]" office:value-type="percentage" office:value="0.00438047559449305" calcext:value-type="percentage">
            <text:p>0.44%</text:p>
          </table:table-cell>
          <table:table-cell table:formula="of:=([.G149]-[.D149])/[.D149]" office:value-type="percentage" office:value="0.00563909774436094" calcext:value-type="percentage">
            <text:p>0.56%</text:p>
          </table:table-cell>
          <table:table-cell table:formula="of:=([.G149]-[.E149])/[.E149]" office:value-type="percentage" office:value="0.003125" calcext:value-type="percentage">
            <text:p>0.31%</text:p>
          </table:table-cell>
          <table:table-cell table:formula="of:=([.G149]-[.F149])/[.F149]" office:value-type="percentage" office:value="0.00500939261114597" calcext:value-type="percentage">
            <text:p>0.50%</text:p>
          </table:table-cell>
        </table:table-row>
        <table:table-row table:style-name="ro1">
          <table:table-cell office:value-type="float" office:value="363.9" calcext:value-type="float">
            <text:p>363.9</text:p>
          </table:table-cell>
          <table:table-cell office:value-type="float" office:value="363.7" calcext:value-type="float">
            <text:p>363.7</text:p>
          </table:table-cell>
          <table:table-cell office:value-type="float" office:value="364.2" calcext:value-type="float">
            <text:p>364.2</text:p>
          </table:table-cell>
          <table:table-cell office:value-type="float" office:value="363.7" calcext:value-type="float">
            <text:p>363.7</text:p>
          </table:table-cell>
          <table:table-cell office:value-type="float" office:value="364.5" calcext:value-type="float">
            <text:p>364.5</text:p>
          </table:table-cell>
          <table:table-cell office:value-type="float" office:value="364.2" calcext:value-type="float">
            <text:p>364.2</text:p>
          </table:table-cell>
          <table:table-cell office:value-type="float" office:value="370" calcext:value-type="float">
            <text:p>370</text:p>
          </table:table-cell>
          <table:table-cell table:formula="of:=([.G150]-[.A150])/[.A150]" office:value-type="percentage" office:value="0.0167628469359715" calcext:value-type="percentage">
            <text:p>1.68%</text:p>
          </table:table-cell>
          <table:table-cell table:formula="of:=([.G150]-[.B150])/[.B150]" office:value-type="percentage" office:value="0.0173219686554853" calcext:value-type="percentage">
            <text:p>1.73%</text:p>
          </table:table-cell>
          <table:table-cell table:formula="of:=([.G150]-[.C150])/[.C150]" office:value-type="percentage" office:value="0.0159253157605711" calcext:value-type="percentage">
            <text:p>1.59%</text:p>
          </table:table-cell>
          <table:table-cell table:formula="of:=([.G150]-[.D150])/[.D150]" office:value-type="percentage" office:value="0.0173219686554853" calcext:value-type="percentage">
            <text:p>1.73%</text:p>
          </table:table-cell>
          <table:table-cell table:formula="of:=([.G150]-[.E150])/[.E150]" office:value-type="percentage" office:value="0.0150891632373114" calcext:value-type="percentage">
            <text:p>1.51%</text:p>
          </table:table-cell>
          <table:table-cell table:formula="of:=([.G150]-[.F150])/[.F150]" office:value-type="percentage" office:value="0.0159253157605711" calcext:value-type="percentage">
            <text:p>1.59%</text:p>
          </table:table-cell>
        </table:table-row>
        <table:table-row table:style-name="ro1">
          <table:table-cell office:value-type="float" office:value="357.1" calcext:value-type="float">
            <text:p>357.1</text:p>
          </table:table-cell>
          <table:table-cell office:value-type="float" office:value="356.9" calcext:value-type="float">
            <text:p>356.9</text:p>
          </table:table-cell>
          <table:table-cell office:value-type="float" office:value="357.5" calcext:value-type="float">
            <text:p>357.5</text:p>
          </table:table-cell>
          <table:table-cell office:value-type="float" office:value="356.3" calcext:value-type="float">
            <text:p>356.3</text:p>
          </table:table-cell>
          <table:table-cell office:value-type="float" office:value="357.7" calcext:value-type="float">
            <text:p>357.7</text:p>
          </table:table-cell>
          <table:table-cell office:value-type="float" office:value="357.2" calcext:value-type="float">
            <text:p>357.2</text:p>
          </table:table-cell>
          <table:table-cell office:value-type="float" office:value="361" calcext:value-type="float">
            <text:p>361</text:p>
          </table:table-cell>
          <table:table-cell table:formula="of:=([.G151]-[.A151])/[.A151]" office:value-type="percentage" office:value="0.0109213105572668" calcext:value-type="percentage">
            <text:p>1.09%</text:p>
          </table:table-cell>
          <table:table-cell table:formula="of:=([.G151]-[.B151])/[.B151]" office:value-type="percentage" office:value="0.0114878117119642" calcext:value-type="percentage">
            <text:p>1.15%</text:p>
          </table:table-cell>
          <table:table-cell table:formula="of:=([.G151]-[.C151])/[.C151]" office:value-type="percentage" office:value="0.00979020979020979" calcext:value-type="percentage">
            <text:p>0.98%</text:p>
          </table:table-cell>
          <table:table-cell table:formula="of:=([.G151]-[.D151])/[.D151]" office:value-type="percentage" office:value="0.0131911310693236" calcext:value-type="percentage">
            <text:p>1.32%</text:p>
          </table:table-cell>
          <table:table-cell table:formula="of:=([.G151]-[.E151])/[.E151]" office:value-type="percentage" office:value="0.00922560805143979" calcext:value-type="percentage">
            <text:p>0.92%</text:p>
          </table:table-cell>
          <table:table-cell table:formula="of:=([.G151]-[.F151])/[.F151]" office:value-type="percentage" office:value="0.0106382978723405" calcext:value-type="percentage">
            <text:p>1.06%</text:p>
          </table:table-cell>
        </table:table-row>
        <table:table-row table:style-name="ro1">
          <table:table-cell office:value-type="float" office:value="359.4" calcext:value-type="float">
            <text:p>359.4</text:p>
          </table:table-cell>
          <table:table-cell office:value-type="float" office:value="358.3" calcext:value-type="float">
            <text:p>358.3</text:p>
          </table:table-cell>
          <table:table-cell office:value-type="float" office:value="359.7" calcext:value-type="float">
            <text:p>359.7</text:p>
          </table:table-cell>
          <table:table-cell office:value-type="float" office:value="358.6" calcext:value-type="float">
            <text:p>358.6</text:p>
          </table:table-cell>
          <table:table-cell office:value-type="float" office:value="359.6" calcext:value-type="float">
            <text:p>359.6</text:p>
          </table:table-cell>
          <table:table-cell office:value-type="float" office:value="358.8" calcext:value-type="float">
            <text:p>358.8</text:p>
          </table:table-cell>
          <table:table-cell office:value-type="float" office:value="362" calcext:value-type="float">
            <text:p>362</text:p>
          </table:table-cell>
          <table:table-cell table:formula="of:=([.G152]-[.A152])/[.A152]" office:value-type="percentage" office:value="0.00723427935447975" calcext:value-type="percentage">
            <text:p>0.72%</text:p>
          </table:table-cell>
          <table:table-cell table:formula="of:=([.G152]-[.B152])/[.B152]" office:value-type="percentage" office:value="0.0103265420039073" calcext:value-type="percentage">
            <text:p>1.03%</text:p>
          </table:table-cell>
          <table:table-cell table:formula="of:=([.G152]-[.C152])/[.C152]" office:value-type="percentage" office:value="0.00639421740339175" calcext:value-type="percentage">
            <text:p>0.64%</text:p>
          </table:table-cell>
          <table:table-cell table:formula="of:=([.G152]-[.D152])/[.D152]" office:value-type="percentage" office:value="0.00948131622978242" calcext:value-type="percentage">
            <text:p>0.95%</text:p>
          </table:table-cell>
          <table:table-cell table:formula="of:=([.G152]-[.E152])/[.E152]" office:value-type="percentage" office:value="0.0066740823136818" calcext:value-type="percentage">
            <text:p>0.67%</text:p>
          </table:table-cell>
          <table:table-cell table:formula="of:=([.G152]-[.F152])/[.F152]" office:value-type="percentage" office:value="0.00891861761426976" calcext:value-type="percentage">
            <text:p>0.89%</text:p>
          </table:table-cell>
        </table:table-row>
        <table:table-row table:style-name="ro1">
          <table:table-cell office:value-type="float" office:value="343.2" calcext:value-type="float">
            <text:p>343.2</text:p>
          </table:table-cell>
          <table:table-cell table:number-columns-repeated="2" office:value-type="float" office:value="343.4" calcext:value-type="float">
            <text:p>343.4</text:p>
          </table:table-cell>
          <table:table-cell office:value-type="float" office:value="341.8" calcext:value-type="float">
            <text:p>341.8</text:p>
          </table:table-cell>
          <table:table-cell office:value-type="float" office:value="344.3" calcext:value-type="float">
            <text:p>344.3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table:formula="of:=([.G153]-[.A153])/[.A153]" office:value-type="percentage" office:value="0.0343822843822844" calcext:value-type="percentage">
            <text:p>3.44%</text:p>
          </table:table-cell>
          <table:table-cell table:formula="of:=([.G153]-[.B153])/[.B153]" office:value-type="percentage" office:value="0.0337798485730927" calcext:value-type="percentage">
            <text:p>3.38%</text:p>
          </table:table-cell>
          <table:table-cell table:formula="of:=([.G153]-[.C153])/[.C153]" office:value-type="percentage" office:value="0.0337798485730927" calcext:value-type="percentage">
            <text:p>3.38%</text:p>
          </table:table-cell>
          <table:table-cell table:formula="of:=([.G153]-[.D153])/[.D153]" office:value-type="percentage" office:value="0.0386190754827384" calcext:value-type="percentage">
            <text:p>3.86%</text:p>
          </table:table-cell>
          <table:table-cell table:formula="of:=([.G153]-[.E153])/[.E153]" office:value-type="percentage" office:value="0.0310775486494336" calcext:value-type="percentage">
            <text:p>3.11%</text:p>
          </table:table-cell>
          <table:table-cell table:formula="of:=([.G153]-[.F153])/[.F153]" office:value-type="percentage" office:value="0.0319767441860465" calcext:value-type="percentage">
            <text:p>3.20%</text:p>
          </table:table-cell>
        </table:table-row>
        <table:table-row table:style-name="ro1">
          <table:table-cell office:value-type="float" office:value="342.6" calcext:value-type="float">
            <text:p>342.6</text:p>
          </table:table-cell>
          <table:table-cell office:value-type="float" office:value="342.1" calcext:value-type="float">
            <text:p>342.1</text:p>
          </table:table-cell>
          <table:table-cell office:value-type="float" office:value="342.6" calcext:value-type="float">
            <text:p>342.6</text:p>
          </table:table-cell>
          <table:table-cell office:value-type="float" office:value="342.5" calcext:value-type="float">
            <text:p>342.5</text:p>
          </table:table-cell>
          <table:table-cell office:value-type="float" office:value="343" calcext:value-type="float">
            <text:p>343</text:p>
          </table:table-cell>
          <table:table-cell office:value-type="float" office:value="342.6" calcext:value-type="float">
            <text:p>342.6</text:p>
          </table:table-cell>
          <table:table-cell office:value-type="float" office:value="345" calcext:value-type="float">
            <text:p>345</text:p>
          </table:table-cell>
          <table:table-cell table:formula="of:=([.G154]-[.A154])/[.A154]" office:value-type="percentage" office:value="0.00700525394045527" calcext:value-type="percentage">
            <text:p>0.70%</text:p>
          </table:table-cell>
          <table:table-cell table:formula="of:=([.G154]-[.B154])/[.B154]" office:value-type="percentage" office:value="0.0084770534931306" calcext:value-type="percentage">
            <text:p>0.85%</text:p>
          </table:table-cell>
          <table:table-cell table:formula="of:=([.G154]-[.C154])/[.C154]" office:value-type="percentage" office:value="0.00700525394045527" calcext:value-type="percentage">
            <text:p>0.70%</text:p>
          </table:table-cell>
          <table:table-cell table:formula="of:=([.G154]-[.D154])/[.D154]" office:value-type="percentage" office:value="0.0072992700729927" calcext:value-type="percentage">
            <text:p>0.73%</text:p>
          </table:table-cell>
          <table:table-cell table:formula="of:=([.G154]-[.E154])/[.E154]" office:value-type="percentage" office:value="0.00583090379008746" calcext:value-type="percentage">
            <text:p>0.58%</text:p>
          </table:table-cell>
          <table:table-cell table:formula="of:=([.G154]-[.F154])/[.F154]" office:value-type="percentage" office:value="0.00700525394045527" calcext:value-type="percentage">
            <text:p>0.70%</text:p>
          </table:table-cell>
        </table:table-row>
        <table:table-row table:style-name="ro1">
          <table:table-cell office:value-type="float" office:value="337.9" calcext:value-type="float">
            <text:p>337.9</text:p>
          </table:table-cell>
          <table:table-cell office:value-type="float" office:value="337.5" calcext:value-type="float">
            <text:p>337.5</text:p>
          </table:table-cell>
          <table:table-cell office:value-type="float" office:value="337.9" calcext:value-type="float">
            <text:p>337.9</text:p>
          </table:table-cell>
          <table:table-cell office:value-type="float" office:value="337.2" calcext:value-type="float">
            <text:p>337.2</text:p>
          </table:table-cell>
          <table:table-cell office:value-type="float" office:value="338.8" calcext:value-type="float">
            <text:p>338.8</text:p>
          </table:table-cell>
          <table:table-cell office:value-type="float" office:value="338" calcext:value-type="float">
            <text:p>338</text:p>
          </table:table-cell>
          <table:table-cell office:value-type="float" office:value="341" calcext:value-type="float">
            <text:p>341</text:p>
          </table:table-cell>
          <table:table-cell table:formula="of:=([.G155]-[.A155])/[.A155]" office:value-type="percentage" office:value="0.00917431192660557" calcext:value-type="percentage">
            <text:p>0.92%</text:p>
          </table:table-cell>
          <table:table-cell table:formula="of:=([.G155]-[.B155])/[.B155]" office:value-type="percentage" office:value="0.0103703703703704" calcext:value-type="percentage">
            <text:p>1.04%</text:p>
          </table:table-cell>
          <table:table-cell table:formula="of:=([.G155]-[.C155])/[.C155]" office:value-type="percentage" office:value="0.00917431192660557" calcext:value-type="percentage">
            <text:p>0.92%</text:p>
          </table:table-cell>
          <table:table-cell table:formula="of:=([.G155]-[.D155])/[.D155]" office:value-type="percentage" office:value="0.0112692763938316" calcext:value-type="percentage">
            <text:p>1.13%</text:p>
          </table:table-cell>
          <table:table-cell table:formula="of:=([.G155]-[.E155])/[.E155]" office:value-type="percentage" office:value="0.00649350649350646" calcext:value-type="percentage">
            <text:p>0.65%</text:p>
          </table:table-cell>
          <table:table-cell table:formula="of:=([.G155]-[.F155])/[.F155]" office:value-type="percentage" office:value="0.00887573964497041" calcext:value-type="percentage">
            <text:p>0.89%</text:p>
          </table:table-cell>
        </table:table-row>
        <table:table-row table:style-name="ro1">
          <table:table-cell office:value-type="float" office:value="362.9" calcext:value-type="float">
            <text:p>362.9</text:p>
          </table:table-cell>
          <table:table-cell office:value-type="float" office:value="362.4" calcext:value-type="float">
            <text:p>362.4</text:p>
          </table:table-cell>
          <table:table-cell office:value-type="float" office:value="363.3" calcext:value-type="float">
            <text:p>363.3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363.2" calcext:value-type="float">
            <text:p>363.2</text:p>
          </table:table-cell>
          <table:table-cell office:value-type="float" office:value="369" calcext:value-type="float">
            <text:p>369</text:p>
          </table:table-cell>
          <table:table-cell table:formula="of:=([.G156]-[.A156])/[.A156]" office:value-type="percentage" office:value="0.0168090383025628" calcext:value-type="percentage">
            <text:p>1.68%</text:p>
          </table:table-cell>
          <table:table-cell table:formula="of:=([.G156]-[.B156])/[.B156]" office:value-type="percentage" office:value="0.0182119205298014" calcext:value-type="percentage">
            <text:p>1.82%</text:p>
          </table:table-cell>
          <table:table-cell table:formula="of:=([.G156]-[.C156])/[.C156]" office:value-type="percentage" office:value="0.0156895127993394" calcext:value-type="percentage">
            <text:p>1.57%</text:p>
          </table:table-cell>
          <table:table-cell table:formula="of:=([.G156]-[.D156])/[.D156]" office:value-type="percentage" office:value="0.0165289256198347" calcext:value-type="percentage">
            <text:p>1.65%</text:p>
          </table:table-cell>
          <table:table-cell table:formula="of:=([.G156]-[.E156])/[.E156]" office:value-type="percentage" office:value="0.0159691629955947" calcext:value-type="percentage">
            <text:p>1.60%</text:p>
          </table:table-cell>
          <table:table-cell table:formula="of:=([.G156]-[.F156])/[.F156]" office:value-type="percentage" office:value="0.0159691629955947" calcext:value-type="percentage">
            <text:p>1.60%</text:p>
          </table:table-cell>
        </table:table-row>
        <table:table-row table:style-name="ro1">
          <table:table-cell office:value-type="float" office:value="364.6" calcext:value-type="float">
            <text:p>364.6</text:p>
          </table:table-cell>
          <table:table-cell office:value-type="float" office:value="363.5" calcext:value-type="float">
            <text:p>363.5</text:p>
          </table:table-cell>
          <table:table-cell office:value-type="float" office:value="364.8" calcext:value-type="float">
            <text:p>364.8</text:p>
          </table:table-cell>
          <table:table-cell office:value-type="float" office:value="363.8" calcext:value-type="float">
            <text:p>363.8</text:p>
          </table:table-cell>
          <table:table-cell office:value-type="float" office:value="365.4" calcext:value-type="float">
            <text:p>365.4</text:p>
          </table:table-cell>
          <table:table-cell office:value-type="float" office:value="365.1" calcext:value-type="float">
            <text:p>365.1</text:p>
          </table:table-cell>
          <table:table-cell office:value-type="float" office:value="371" calcext:value-type="float">
            <text:p>371</text:p>
          </table:table-cell>
          <table:table-cell table:formula="of:=([.G157]-[.A157])/[.A157]" office:value-type="percentage" office:value="0.0175534832693362" calcext:value-type="percentage">
            <text:p>1.76%</text:p>
          </table:table-cell>
          <table:table-cell table:formula="of:=([.G157]-[.B157])/[.B157]" office:value-type="percentage" office:value="0.0206327372764787" calcext:value-type="percentage">
            <text:p>2.06%</text:p>
          </table:table-cell>
          <table:table-cell table:formula="of:=([.G157]-[.C157])/[.C157]" office:value-type="percentage" office:value="0.0169956140350877" calcext:value-type="percentage">
            <text:p>1.70%</text:p>
          </table:table-cell>
          <table:table-cell table:formula="of:=([.G157]-[.D157])/[.D157]" office:value-type="percentage" office:value="0.0197910940076965" calcext:value-type="percentage">
            <text:p>1.98%</text:p>
          </table:table-cell>
          <table:table-cell table:formula="of:=([.G157]-[.E157])/[.E157]" office:value-type="percentage" office:value="0.0153256704980844" calcext:value-type="percentage">
            <text:p>1.53%</text:p>
          </table:table-cell>
          <table:table-cell table:formula="of:=([.G157]-[.F157])/[.F157]" office:value-type="percentage" office:value="0.01615995617639" calcext:value-type="percentage">
            <text:p>1.62%</text:p>
          </table:table-cell>
        </table:table-row>
        <table:table-row table:style-name="ro1">
          <table:table-cell office:value-type="float" office:value="366.9" calcext:value-type="float">
            <text:p>366.9</text:p>
          </table:table-cell>
          <table:table-cell office:value-type="float" office:value="366.5" calcext:value-type="float">
            <text:p>366.5</text:p>
          </table:table-cell>
          <table:table-cell office:value-type="float" office:value="367.3" calcext:value-type="float">
            <text:p>367.3</text:p>
          </table:table-cell>
          <table:table-cell office:value-type="float" office:value="366.8" calcext:value-type="float">
            <text:p>366.8</text:p>
          </table:table-cell>
          <table:table-cell office:value-type="float" office:value="367.4" calcext:value-type="float">
            <text:p>367.4</text:p>
          </table:table-cell>
          <table:table-cell office:value-type="float" office:value="367.5" calcext:value-type="float">
            <text:p>367.5</text:p>
          </table:table-cell>
          <table:table-cell office:value-type="float" office:value="375" calcext:value-type="float">
            <text:p>375</text:p>
          </table:table-cell>
          <table:table-cell table:formula="of:=([.G158]-[.A158])/[.A158]" office:value-type="percentage" office:value="0.0220768601798856" calcext:value-type="percentage">
            <text:p>2.21%</text:p>
          </table:table-cell>
          <table:table-cell table:formula="of:=([.G158]-[.B158])/[.B158]" office:value-type="percentage" office:value="0.0231923601637108" calcext:value-type="percentage">
            <text:p>2.32%</text:p>
          </table:table-cell>
          <table:table-cell table:formula="of:=([.G158]-[.C158])/[.C158]" office:value-type="percentage" office:value="0.0209637898175878" calcext:value-type="percentage">
            <text:p>2.10%</text:p>
          </table:table-cell>
          <table:table-cell table:formula="of:=([.G158]-[.D158])/[.D158]" office:value-type="percentage" office:value="0.0223555070883315" calcext:value-type="percentage">
            <text:p>2.24%</text:p>
          </table:table-cell>
          <table:table-cell table:formula="of:=([.G158]-[.E158])/[.E158]" office:value-type="percentage" office:value="0.0206859009254219" calcext:value-type="percentage">
            <text:p>2.07%</text:p>
          </table:table-cell>
          <table:table-cell table:formula="of:=([.G158]-[.F158])/[.F158]" office:value-type="percentage" office:value="0.0204081632653061" calcext:value-type="percentage">
            <text:p>2.04%</text:p>
          </table:table-cell>
        </table:table-row>
        <table:table-row table:style-name="ro1">
          <table:table-cell office:value-type="float" office:value="353.9" calcext:value-type="float">
            <text:p>353.9</text:p>
          </table:table-cell>
          <table:table-cell office:value-type="float" office:value="353.4" calcext:value-type="float">
            <text:p>353.4</text:p>
          </table:table-cell>
          <table:table-cell office:value-type="float" office:value="354" calcext:value-type="float">
            <text:p>354</text:p>
          </table:table-cell>
          <table:table-cell office:value-type="float" office:value="353.6" calcext:value-type="float">
            <text:p>353.6</text:p>
          </table:table-cell>
          <table:table-cell office:value-type="float" office:value="354.2" calcext:value-type="float">
            <text:p>354.2</text:p>
          </table:table-cell>
          <table:table-cell office:value-type="float" office:value="353.9" calcext:value-type="float">
            <text:p>353.9</text:p>
          </table:table-cell>
          <table:table-cell office:value-type="float" office:value="356" calcext:value-type="float">
            <text:p>356</text:p>
          </table:table-cell>
          <table:table-cell table:formula="of:=([.G159]-[.A159])/[.A159]" office:value-type="percentage" office:value="0.00593387962701335" calcext:value-type="percentage">
            <text:p>0.59%</text:p>
          </table:table-cell>
          <table:table-cell table:formula="of:=([.G159]-[.B159])/[.B159]" office:value-type="percentage" office:value="0.00735710243350318" calcext:value-type="percentage">
            <text:p>0.74%</text:p>
          </table:table-cell>
          <table:table-cell table:formula="of:=([.G159]-[.C159])/[.C159]" office:value-type="percentage" office:value="0.00564971751412429" calcext:value-type="percentage">
            <text:p>0.56%</text:p>
          </table:table-cell>
          <table:table-cell table:formula="of:=([.G159]-[.D159])/[.D159]" office:value-type="percentage" office:value="0.00678733031674202" calcext:value-type="percentage">
            <text:p>0.68%</text:p>
          </table:table-cell>
          <table:table-cell table:formula="of:=([.G159]-[.E159])/[.E159]" office:value-type="percentage" office:value="0.00508187464709207" calcext:value-type="percentage">
            <text:p>0.51%</text:p>
          </table:table-cell>
          <table:table-cell table:formula="of:=([.G159]-[.F159])/[.F159]" office:value-type="percentage" office:value="0.00593387962701335" calcext:value-type="percentage">
            <text:p>0.59%</text:p>
          </table:table-cell>
        </table:table-row>
        <table:table-row table:style-name="ro1">
          <table:table-cell office:value-type="float" office:value="360.4" calcext:value-type="float">
            <text:p>360.4</text:p>
          </table:table-cell>
          <table:table-cell office:value-type="float" office:value="359.9" calcext:value-type="float">
            <text:p>359.9</text:p>
          </table:table-cell>
          <table:table-cell office:value-type="float" office:value="360.5" calcext:value-type="float">
            <text:p>360.5</text:p>
          </table:table-cell>
          <table:table-cell office:value-type="float" office:value="359.9" calcext:value-type="float">
            <text:p>359.9</text:p>
          </table:table-cell>
          <table:table-cell office:value-type="float" office:value="360.6" calcext:value-type="float">
            <text:p>360.6</text:p>
          </table:table-cell>
          <table:table-cell office:value-type="float" office:value="360.5" calcext:value-type="float">
            <text:p>360.5</text:p>
          </table:table-cell>
          <table:table-cell office:value-type="float" office:value="367" calcext:value-type="float">
            <text:p>367</text:p>
          </table:table-cell>
          <table:table-cell table:formula="of:=([.G160]-[.A160])/[.A160]" office:value-type="percentage" office:value="0.0183129855715872" calcext:value-type="percentage">
            <text:p>1.83%</text:p>
          </table:table-cell>
          <table:table-cell table:formula="of:=([.G160]-[.B160])/[.B160]" office:value-type="percentage" office:value="0.0197277021394833" calcext:value-type="percentage">
            <text:p>1.97%</text:p>
          </table:table-cell>
          <table:table-cell table:formula="of:=([.G160]-[.C160])/[.C160]" office:value-type="percentage" office:value="0.0180305131761442" calcext:value-type="percentage">
            <text:p>1.80%</text:p>
          </table:table-cell>
          <table:table-cell table:formula="of:=([.G160]-[.D160])/[.D160]" office:value-type="percentage" office:value="0.0197277021394833" calcext:value-type="percentage">
            <text:p>1.97%</text:p>
          </table:table-cell>
          <table:table-cell table:formula="of:=([.G160]-[.E160])/[.E160]" office:value-type="percentage" office:value="0.0177481974486966" calcext:value-type="percentage">
            <text:p>1.77%</text:p>
          </table:table-cell>
          <table:table-cell table:formula="of:=([.G160]-[.F160])/[.F160]" office:value-type="percentage" office:value="0.0180305131761442" calcext:value-type="percentage">
            <text:p>1.80%</text:p>
          </table:table-cell>
        </table:table-row>
        <table:table-row table:style-name="ro1">
          <table:table-cell office:value-type="float" office:value="359.5" calcext:value-type="float">
            <text:p>359.5</text:p>
          </table:table-cell>
          <table:table-cell office:value-type="float" office:value="359.4" calcext:value-type="float">
            <text:p>359.4</text:p>
          </table:table-cell>
          <table:table-cell office:value-type="float" office:value="360.1" calcext:value-type="float">
            <text:p>360.1</text:p>
          </table:table-cell>
          <table:table-cell office:value-type="float" office:value="359" calcext:value-type="float">
            <text:p>359</text:p>
          </table:table-cell>
          <table:table-cell office:value-type="float" office:value="360.2" calcext:value-type="float">
            <text:p>360.2</text:p>
          </table:table-cell>
          <table:table-cell office:value-type="float" office:value="359.8" calcext:value-type="float">
            <text:p>359.8</text:p>
          </table:table-cell>
          <table:table-cell office:value-type="float" office:value="363" calcext:value-type="float">
            <text:p>363</text:p>
          </table:table-cell>
          <table:table-cell table:formula="of:=([.G161]-[.A161])/[.A161]" office:value-type="percentage" office:value="0.00973574408901252" calcext:value-type="percentage">
            <text:p>0.97%</text:p>
          </table:table-cell>
          <table:table-cell table:formula="of:=([.G161]-[.B161])/[.B161]" office:value-type="percentage" office:value="0.0100166944908181" calcext:value-type="percentage">
            <text:p>1.00%</text:p>
          </table:table-cell>
          <table:table-cell table:formula="of:=([.G161]-[.C161])/[.C161]" office:value-type="percentage" office:value="0.00805331852263254" calcext:value-type="percentage">
            <text:p>0.81%</text:p>
          </table:table-cell>
          <table:table-cell table:formula="of:=([.G161]-[.D161])/[.D161]" office:value-type="percentage" office:value="0.011142061281337" calcext:value-type="percentage">
            <text:p>1.11%</text:p>
          </table:table-cell>
          <table:table-cell table:formula="of:=([.G161]-[.E161])/[.E161]" office:value-type="percentage" office:value="0.00777345918933929" calcext:value-type="percentage">
            <text:p>0.78%</text:p>
          </table:table-cell>
          <table:table-cell table:formula="of:=([.G161]-[.F161])/[.F161]" office:value-type="percentage" office:value="0.00889382990550303" calcext:value-type="percentage">
            <text:p>0.89%</text:p>
          </table:table-cell>
        </table:table-row>
        <table:table-row table:style-name="ro1">
          <table:table-cell office:value-type="float" office:value="357.4" calcext:value-type="float">
            <text:p>357.4</text:p>
          </table:table-cell>
          <table:table-cell office:value-type="float" office:value="357.3" calcext:value-type="float">
            <text:p>357.3</text:p>
          </table:table-cell>
          <table:table-cell office:value-type="float" office:value="358" calcext:value-type="float">
            <text:p>358</text:p>
          </table:table-cell>
          <table:table-cell office:value-type="float" office:value="357.2" calcext:value-type="float">
            <text:p>357.2</text:p>
          </table:table-cell>
          <table:table-cell office:value-type="float" office:value="358.4" calcext:value-type="float">
            <text:p>358.4</text:p>
          </table:table-cell>
          <table:table-cell office:value-type="float" office:value="357.9" calcext:value-type="float">
            <text:p>357.9</text:p>
          </table:table-cell>
          <table:table-cell office:value-type="float" office:value="370" calcext:value-type="float">
            <text:p>370</text:p>
          </table:table-cell>
          <table:table-cell table:formula="of:=([.G162]-[.A162])/[.A162]" office:value-type="percentage" office:value="0.0352546166759934" calcext:value-type="percentage">
            <text:p>3.53%</text:p>
          </table:table-cell>
          <table:table-cell table:formula="of:=([.G162]-[.B162])/[.B162]" office:value-type="percentage" office:value="0.0355443604813882" calcext:value-type="percentage">
            <text:p>3.55%</text:p>
          </table:table-cell>
          <table:table-cell table:formula="of:=([.G162]-[.C162])/[.C162]" office:value-type="percentage" office:value="0.0335195530726257" calcext:value-type="percentage">
            <text:p>3.35%</text:p>
          </table:table-cell>
          <table:table-cell table:formula="of:=([.G162]-[.D162])/[.D162]" office:value-type="percentage" office:value="0.0358342665173573" calcext:value-type="percentage">
            <text:p>3.58%</text:p>
          </table:table-cell>
          <table:table-cell table:formula="of:=([.G162]-[.E162])/[.E162]" office:value-type="percentage" office:value="0.0323660714285715" calcext:value-type="percentage">
            <text:p>3.24%</text:p>
          </table:table-cell>
          <table:table-cell table:formula="of:=([.G162]-[.F162])/[.F162]" office:value-type="percentage" office:value="0.033808326348142" calcext:value-type="percentage">
            <text:p>3.38%</text:p>
          </table:table-cell>
        </table:table-row>
        <table:table-row table:style-name="ro1">
          <table:table-cell office:value-type="float" office:value="370.7" calcext:value-type="float">
            <text:p>370.7</text:p>
          </table:table-cell>
          <table:table-cell office:value-type="float" office:value="370.1" calcext:value-type="float">
            <text:p>370.1</text:p>
          </table:table-cell>
          <table:table-cell office:value-type="float" office:value="370.7" calcext:value-type="float">
            <text:p>370.7</text:p>
          </table:table-cell>
          <table:table-cell office:value-type="float" office:value="369.8" calcext:value-type="float">
            <text:p>369.8</text:p>
          </table:table-cell>
          <table:table-cell office:value-type="float" office:value="371.2" calcext:value-type="float">
            <text:p>371.2</text:p>
          </table:table-cell>
          <table:table-cell office:value-type="float" office:value="370.7" calcext:value-type="float">
            <text:p>370.7</text:p>
          </table:table-cell>
          <table:table-cell office:value-type="float" office:value="374" calcext:value-type="float">
            <text:p>374</text:p>
          </table:table-cell>
          <table:table-cell table:formula="of:=([.G163]-[.A163])/[.A163]" office:value-type="percentage" office:value="0.00890207715133534" calcext:value-type="percentage">
            <text:p>0.89%</text:p>
          </table:table-cell>
          <table:table-cell table:formula="of:=([.G163]-[.B163])/[.B163]" office:value-type="percentage" office:value="0.0105376925155363" calcext:value-type="percentage">
            <text:p>1.05%</text:p>
          </table:table-cell>
          <table:table-cell table:formula="of:=([.G163]-[.C163])/[.C163]" office:value-type="percentage" office:value="0.00890207715133534" calcext:value-type="percentage">
            <text:p>0.89%</text:p>
          </table:table-cell>
          <table:table-cell table:formula="of:=([.G163]-[.D163])/[.D163]" office:value-type="percentage" office:value="0.0113574905354245" calcext:value-type="percentage">
            <text:p>1.14%</text:p>
          </table:table-cell>
          <table:table-cell table:formula="of:=([.G163]-[.E163])/[.E163]" office:value-type="percentage" office:value="0.00754310344827589" calcext:value-type="percentage">
            <text:p>0.75%</text:p>
          </table:table-cell>
          <table:table-cell table:formula="of:=([.G163]-[.F163])/[.F163]" office:value-type="percentage" office:value="0.00890207715133534" calcext:value-type="percentage">
            <text:p>0.89%</text:p>
          </table:table-cell>
        </table:table-row>
        <table:table-row table:style-name="ro1">
          <table:table-cell office:value-type="float" office:value="333.1" calcext:value-type="float">
            <text:p>333.1</text:p>
          </table:table-cell>
          <table:table-cell office:value-type="float" office:value="332.9" calcext:value-type="float">
            <text:p>332.9</text:p>
          </table:table-cell>
          <table:table-cell office:value-type="float" office:value="333.5" calcext:value-type="float">
            <text:p>333.5</text:p>
          </table:table-cell>
          <table:table-cell office:value-type="float" office:value="332.6" calcext:value-type="float">
            <text:p>332.6</text:p>
          </table:table-cell>
          <table:table-cell office:value-type="float" office:value="333.8" calcext:value-type="float">
            <text:p>333.8</text:p>
          </table:table-cell>
          <table:table-cell office:value-type="float" office:value="333.5" calcext:value-type="float">
            <text:p>333.5</text:p>
          </table:table-cell>
          <table:table-cell office:value-type="float" office:value="335" calcext:value-type="float">
            <text:p>335</text:p>
          </table:table-cell>
          <table:table-cell table:formula="of:=([.G164]-[.A164])/[.A164]" office:value-type="percentage" office:value="0.0057039927949564" calcext:value-type="percentage">
            <text:p>0.57%</text:p>
          </table:table-cell>
          <table:table-cell table:formula="of:=([.G164]-[.B164])/[.B164]" office:value-type="percentage" office:value="0.00630820066085919" calcext:value-type="percentage">
            <text:p>0.63%</text:p>
          </table:table-cell>
          <table:table-cell table:formula="of:=([.G164]-[.C164])/[.C164]" office:value-type="percentage" office:value="0.00449775112443778" calcext:value-type="percentage">
            <text:p>0.45%</text:p>
          </table:table-cell>
          <table:table-cell table:formula="of:=([.G164]-[.D164])/[.D164]" office:value-type="percentage" office:value="0.00721587492483457" calcext:value-type="percentage">
            <text:p>0.72%</text:p>
          </table:table-cell>
          <table:table-cell table:formula="of:=([.G164]-[.E164])/[.E164]" office:value-type="percentage" office:value="0.00359496704613538" calcext:value-type="percentage">
            <text:p>0.36%</text:p>
          </table:table-cell>
          <table:table-cell table:formula="of:=([.G164]-[.F164])/[.F164]" office:value-type="percentage" office:value="0.00449775112443778" calcext:value-type="percentage">
            <text:p>0.45%</text:p>
          </table:table-cell>
        </table:table-row>
        <table:table-row table:style-name="ro1">
          <table:table-cell office:value-type="float" office:value="366.2" calcext:value-type="float">
            <text:p>366.2</text:p>
          </table:table-cell>
          <table:table-cell office:value-type="float" office:value="365.7" calcext:value-type="float">
            <text:p>365.7</text:p>
          </table:table-cell>
          <table:table-cell office:value-type="float" office:value="366.2" calcext:value-type="float">
            <text:p>366.2</text:p>
          </table:table-cell>
          <table:table-cell office:value-type="float" office:value="365.6" calcext:value-type="float">
            <text:p>365.6</text:p>
          </table:table-cell>
          <table:table-cell office:value-type="float" office:value="366.6" calcext:value-type="float">
            <text:p>366.6</text:p>
          </table:table-cell>
          <table:table-cell office:value-type="float" office:value="366.4" calcext:value-type="float">
            <text:p>366.4</text:p>
          </table:table-cell>
          <table:table-cell office:value-type="float" office:value="369" calcext:value-type="float">
            <text:p>369</text:p>
          </table:table-cell>
          <table:table-cell table:formula="of:=([.G165]-[.A165])/[.A165]" office:value-type="percentage" office:value="0.00764609503003826" calcext:value-type="percentage">
            <text:p>0.76%</text:p>
          </table:table-cell>
          <table:table-cell table:formula="of:=([.G165]-[.B165])/[.B165]" office:value-type="percentage" office:value="0.00902378999179659" calcext:value-type="percentage">
            <text:p>0.90%</text:p>
          </table:table-cell>
          <table:table-cell table:formula="of:=([.G165]-[.C165])/[.C165]" office:value-type="percentage" office:value="0.00764609503003826" calcext:value-type="percentage">
            <text:p>0.76%</text:p>
          </table:table-cell>
          <table:table-cell table:formula="of:=([.G165]-[.D165])/[.D165]" office:value-type="percentage" office:value="0.00929978118161919" calcext:value-type="percentage">
            <text:p>0.93%</text:p>
          </table:table-cell>
          <table:table-cell table:formula="of:=([.G165]-[.E165])/[.E165]" office:value-type="percentage" office:value="0.00654664484451712" calcext:value-type="percentage">
            <text:p>0.65%</text:p>
          </table:table-cell>
          <table:table-cell table:formula="of:=([.G165]-[.F165])/[.F165]" office:value-type="percentage" office:value="0.0070960698689957" calcext:value-type="percentage">
            <text:p>0.71%</text:p>
          </table:table-cell>
        </table:table-row>
        <table:table-row table:style-name="ro1">
          <table:table-cell office:value-type="float" office:value="346.5" calcext:value-type="float">
            <text:p>346.5</text:p>
          </table:table-cell>
          <table:table-cell office:value-type="float" office:value="345.8" calcext:value-type="float">
            <text:p>345.8</text:p>
          </table:table-cell>
          <table:table-cell office:value-type="float" office:value="347.1" calcext:value-type="float">
            <text:p>347.1</text:p>
          </table:table-cell>
          <table:table-cell office:value-type="float" office:value="345.7" calcext:value-type="float">
            <text:p>345.7</text:p>
          </table:table-cell>
          <table:table-cell office:value-type="float" office:value="347.4" calcext:value-type="float">
            <text:p>347.4</text:p>
          </table:table-cell>
          <table:table-cell office:value-type="float" office:value="346.9" calcext:value-type="float">
            <text:p>346.9</text:p>
          </table:table-cell>
          <table:table-cell office:value-type="float" office:value="350" calcext:value-type="float">
            <text:p>350</text:p>
          </table:table-cell>
          <table:table-cell table:formula="of:=([.G166]-[.A166])/[.A166]" office:value-type="percentage" office:value="0.0101010101010101" calcext:value-type="percentage">
            <text:p>1.01%</text:p>
          </table:table-cell>
          <table:table-cell table:formula="of:=([.G166]-[.B166])/[.B166]" office:value-type="percentage" office:value="0.0121457489878542" calcext:value-type="percentage">
            <text:p>1.21%</text:p>
          </table:table-cell>
          <table:table-cell table:formula="of:=([.G166]-[.C166])/[.C166]" office:value-type="percentage" office:value="0.00835494093921054" calcext:value-type="percentage">
            <text:p>0.84%</text:p>
          </table:table-cell>
          <table:table-cell table:formula="of:=([.G166]-[.D166])/[.D166]" office:value-type="percentage" office:value="0.01243853051779" calcext:value-type="percentage">
            <text:p>1.24%</text:p>
          </table:table-cell>
          <table:table-cell table:formula="of:=([.G166]-[.E166])/[.E166]" office:value-type="percentage" office:value="0.00748416810592983" calcext:value-type="percentage">
            <text:p>0.75%</text:p>
          </table:table-cell>
          <table:table-cell table:formula="of:=([.G166]-[.F166])/[.F166]" office:value-type="percentage" office:value="0.00893629287979251" calcext:value-type="percentage">
            <text:p>0.89%</text:p>
          </table:table-cell>
        </table:table-row>
        <table:table-row table:style-name="ro1">
          <table:table-cell office:value-type="float" office:value="371.8" calcext:value-type="float">
            <text:p>371.8</text:p>
          </table:table-cell>
          <table:table-cell office:value-type="float" office:value="371.3" calcext:value-type="float">
            <text:p>371.3</text:p>
          </table:table-cell>
          <table:table-cell office:value-type="float" office:value="372.3" calcext:value-type="float">
            <text:p>372.3</text:p>
          </table:table-cell>
          <table:table-cell office:value-type="float" office:value="371.9" calcext:value-type="float">
            <text:p>371.9</text:p>
          </table:table-cell>
          <table:table-cell office:value-type="float" office:value="372.4" calcext:value-type="float">
            <text:p>372.4</text:p>
          </table:table-cell>
          <table:table-cell office:value-type="float" office:value="372.1" calcext:value-type="float">
            <text:p>372.1</text:p>
          </table:table-cell>
          <table:table-cell office:value-type="float" office:value="377" calcext:value-type="float">
            <text:p>377</text:p>
          </table:table-cell>
          <table:table-cell table:formula="of:=([.G167]-[.A167])/[.A167]" office:value-type="percentage" office:value="0.013986013986014" calcext:value-type="percentage">
            <text:p>1.40%</text:p>
          </table:table-cell>
          <table:table-cell table:formula="of:=([.G167]-[.B167])/[.B167]" office:value-type="percentage" office:value="0.0153514678157824" calcext:value-type="percentage">
            <text:p>1.54%</text:p>
          </table:table-cell>
          <table:table-cell table:formula="of:=([.G167]-[.C167])/[.C167]" office:value-type="percentage" office:value="0.0126242277733011" calcext:value-type="percentage">
            <text:p>1.26%</text:p>
          </table:table-cell>
          <table:table-cell table:formula="of:=([.G167]-[.D167])/[.D167]" office:value-type="percentage" office:value="0.0137133638074752" calcext:value-type="percentage">
            <text:p>1.37%</text:p>
          </table:table-cell>
          <table:table-cell table:formula="of:=([.G167]-[.E167])/[.E167]" office:value-type="percentage" office:value="0.0123523093447906" calcext:value-type="percentage">
            <text:p>1.24%</text:p>
          </table:table-cell>
          <table:table-cell table:formula="of:=([.G167]-[.F167])/[.F167]" office:value-type="percentage" office:value="0.013168503090567" calcext:value-type="percentage">
            <text:p>1.32%</text:p>
          </table:table-cell>
        </table:table-row>
        <table:table-row table:style-name="ro1">
          <table:table-cell office:value-type="float" office:value="371.3" calcext:value-type="float">
            <text:p>371.3</text:p>
          </table:table-cell>
          <table:table-cell office:value-type="float" office:value="371" calcext:value-type="float">
            <text:p>371</text:p>
          </table:table-cell>
          <table:table-cell office:value-type="float" office:value="371.2" calcext:value-type="float">
            <text:p>371.2</text:p>
          </table:table-cell>
          <table:table-cell office:value-type="float" office:value="370.9" calcext:value-type="float">
            <text:p>370.9</text:p>
          </table:table-cell>
          <table:table-cell office:value-type="float" office:value="372" calcext:value-type="float">
            <text:p>372</text:p>
          </table:table-cell>
          <table:table-cell office:value-type="float" office:value="371.6" calcext:value-type="float">
            <text:p>371.6</text:p>
          </table:table-cell>
          <table:table-cell office:value-type="float" office:value="379" calcext:value-type="float">
            <text:p>379</text:p>
          </table:table-cell>
          <table:table-cell table:formula="of:=([.G168]-[.A168])/[.A168]" office:value-type="percentage" office:value="0.0207379477511446" calcext:value-type="percentage">
            <text:p>2.07%</text:p>
          </table:table-cell>
          <table:table-cell table:formula="of:=([.G168]-[.B168])/[.B168]" office:value-type="percentage" office:value="0.0215633423180593" calcext:value-type="percentage">
            <text:p>2.16%</text:p>
          </table:table-cell>
          <table:table-cell table:formula="of:=([.G168]-[.C168])/[.C168]" office:value-type="percentage" office:value="0.0210129310344828" calcext:value-type="percentage">
            <text:p>2.10%</text:p>
          </table:table-cell>
          <table:table-cell table:formula="of:=([.G168]-[.D168])/[.D168]" office:value-type="percentage" office:value="0.021838770558102" calcext:value-type="percentage">
            <text:p>2.18%</text:p>
          </table:table-cell>
          <table:table-cell table:formula="of:=([.G168]-[.E168])/[.E168]" office:value-type="percentage" office:value="0.0188172043010753" calcext:value-type="percentage">
            <text:p>1.88%</text:p>
          </table:table-cell>
          <table:table-cell table:formula="of:=([.G168]-[.F168])/[.F168]" office:value-type="percentage" office:value="0.0199138858988159" calcext:value-type="percentage">
            <text:p>1.99%</text:p>
          </table:table-cell>
        </table:table-row>
        <table:table-row table:style-name="ro1">
          <table:table-cell office:value-type="float" office:value="372.9" calcext:value-type="float">
            <text:p>372.9</text:p>
          </table:table-cell>
          <table:table-cell office:value-type="float" office:value="372.5" calcext:value-type="float">
            <text:p>372.5</text:p>
          </table:table-cell>
          <table:table-cell office:value-type="float" office:value="373.3" calcext:value-type="float">
            <text:p>373.3</text:p>
          </table:table-cell>
          <table:table-cell office:value-type="float" office:value="372.5" calcext:value-type="float">
            <text:p>372.5</text:p>
          </table:table-cell>
          <table:table-cell office:value-type="float" office:value="373.4" calcext:value-type="float">
            <text:p>373.4</text:p>
          </table:table-cell>
          <table:table-cell office:value-type="float" office:value="373.3" calcext:value-type="float">
            <text:p>373.3</text:p>
          </table:table-cell>
          <table:table-cell office:value-type="float" office:value="379" calcext:value-type="float">
            <text:p>379</text:p>
          </table:table-cell>
          <table:table-cell table:formula="of:=([.G169]-[.A169])/[.A169]" office:value-type="percentage" office:value="0.0163582729954412" calcext:value-type="percentage">
            <text:p>1.64%</text:p>
          </table:table-cell>
          <table:table-cell table:formula="of:=([.G169]-[.B169])/[.B169]" office:value-type="percentage" office:value="0.0174496644295302" calcext:value-type="percentage">
            <text:p>1.74%</text:p>
          </table:table-cell>
          <table:table-cell table:formula="of:=([.G169]-[.C169])/[.C169]" office:value-type="percentage" office:value="0.015269220466113" calcext:value-type="percentage">
            <text:p>1.53%</text:p>
          </table:table-cell>
          <table:table-cell table:formula="of:=([.G169]-[.D169])/[.D169]" office:value-type="percentage" office:value="0.0174496644295302" calcext:value-type="percentage">
            <text:p>1.74%</text:p>
          </table:table-cell>
          <table:table-cell table:formula="of:=([.G169]-[.E169])/[.E169]" office:value-type="percentage" office:value="0.0149973219068024" calcext:value-type="percentage">
            <text:p>1.50%</text:p>
          </table:table-cell>
          <table:table-cell table:formula="of:=([.G169]-[.F169])/[.F169]" office:value-type="percentage" office:value="0.015269220466113" calcext:value-type="percentage">
            <text:p>1.53%</text:p>
          </table:table-cell>
        </table:table-row>
        <table:table-row table:style-name="ro1">
          <table:table-cell office:value-type="float" office:value="374.5" calcext:value-type="float">
            <text:p>374.5</text:p>
          </table:table-cell>
          <table:table-cell office:value-type="float" office:value="374.3" calcext:value-type="float">
            <text:p>374.3</text:p>
          </table:table-cell>
          <table:table-cell office:value-type="float" office:value="375.3" calcext:value-type="float">
            <text:p>375.3</text:p>
          </table:table-cell>
          <table:table-cell office:value-type="float" office:value="374.3" calcext:value-type="float">
            <text:p>374.3</text:p>
          </table:table-cell>
          <table:table-cell office:value-type="float" office:value="375.1" calcext:value-type="float">
            <text:p>375.1</text:p>
          </table:table-cell>
          <table:table-cell office:value-type="float" office:value="374.8" calcext:value-type="float">
            <text:p>374.8</text:p>
          </table:table-cell>
          <table:table-cell office:value-type="float" office:value="380" calcext:value-type="float">
            <text:p>380</text:p>
          </table:table-cell>
          <table:table-cell table:formula="of:=([.G170]-[.A170])/[.A170]" office:value-type="percentage" office:value="0.0146862483311081" calcext:value-type="percentage">
            <text:p>1.47%</text:p>
          </table:table-cell>
          <table:table-cell table:formula="of:=([.G170]-[.B170])/[.B170]" office:value-type="percentage" office:value="0.0152284263959391" calcext:value-type="percentage">
            <text:p>1.52%</text:p>
          </table:table-cell>
          <table:table-cell table:formula="of:=([.G170]-[.C170])/[.C170]" office:value-type="percentage" office:value="0.012523314681588" calcext:value-type="percentage">
            <text:p>1.25%</text:p>
          </table:table-cell>
          <table:table-cell table:formula="of:=([.G170]-[.D170])/[.D170]" office:value-type="percentage" office:value="0.0152284263959391" calcext:value-type="percentage">
            <text:p>1.52%</text:p>
          </table:table-cell>
          <table:table-cell table:formula="of:=([.G170]-[.E170])/[.E170]" office:value-type="percentage" office:value="0.0130631831511596" calcext:value-type="percentage">
            <text:p>1.31%</text:p>
          </table:table-cell>
          <table:table-cell table:formula="of:=([.G170]-[.F170])/[.F170]" office:value-type="percentage" office:value="0.0138740661686232" calcext:value-type="percentage">
            <text:p>1.39%</text:p>
          </table:table-cell>
        </table:table-row>
        <table:table-row table:style-name="ro1">
          <table:table-cell office:value-type="float" office:value="378.1" calcext:value-type="float">
            <text:p>378.1</text:p>
          </table:table-cell>
          <table:table-cell office:value-type="float" office:value="377.3" calcext:value-type="float">
            <text:p>377.3</text:p>
          </table:table-cell>
          <table:table-cell office:value-type="float" office:value="378.7" calcext:value-type="float">
            <text:p>378.7</text:p>
          </table:table-cell>
          <table:table-cell office:value-type="float" office:value="377.8" calcext:value-type="float">
            <text:p>377.8</text:p>
          </table:table-cell>
          <table:table-cell office:value-type="float" office:value="378.3" calcext:value-type="float">
            <text:p>378.3</text:p>
          </table:table-cell>
          <table:table-cell office:value-type="float" office:value="378.4" calcext:value-type="float">
            <text:p>378.4</text:p>
          </table:table-cell>
          <table:table-cell office:value-type="float" office:value="385" calcext:value-type="float">
            <text:p>385</text:p>
          </table:table-cell>
          <table:table-cell table:formula="of:=([.G171]-[.A171])/[.A171]" office:value-type="percentage" office:value="0.0182491404390372" calcext:value-type="percentage">
            <text:p>1.82%</text:p>
          </table:table-cell>
          <table:table-cell table:formula="of:=([.G171]-[.B171])/[.B171]" office:value-type="percentage" office:value="0.0204081632653061" calcext:value-type="percentage">
            <text:p>2.04%</text:p>
          </table:table-cell>
          <table:table-cell table:formula="of:=([.G171]-[.C171])/[.C171]" office:value-type="percentage" office:value="0.0166358595194085" calcext:value-type="percentage">
            <text:p>1.66%</text:p>
          </table:table-cell>
          <table:table-cell table:formula="of:=([.G171]-[.D171])/[.D171]" office:value-type="percentage" office:value="0.0190577024880889" calcext:value-type="percentage">
            <text:p>1.91%</text:p>
          </table:table-cell>
          <table:table-cell table:formula="of:=([.G171]-[.E171])/[.E171]" office:value-type="percentage" office:value="0.0177108115252445" calcext:value-type="percentage">
            <text:p>1.77%</text:p>
          </table:table-cell>
          <table:table-cell table:formula="of:=([.G171]-[.F171])/[.F171]" office:value-type="percentage" office:value="0.0174418604651163" calcext:value-type="percentage">
            <text:p>1.74%</text:p>
          </table:table-cell>
        </table:table-row>
        <table:table-row table:style-name="ro1">
          <table:table-cell office:value-type="float" office:value="363.6" calcext:value-type="float">
            <text:p>363.6</text:p>
          </table:table-cell>
          <table:table-cell office:value-type="float" office:value="363.9" calcext:value-type="float">
            <text:p>363.9</text:p>
          </table:table-cell>
          <table:table-cell office:value-type="float" office:value="364.2" calcext:value-type="float">
            <text:p>364.2</text:p>
          </table:table-cell>
          <table:table-cell office:value-type="float" office:value="363.3" calcext:value-type="float">
            <text:p>363.3</text:p>
          </table:table-cell>
          <table:table-cell office:value-type="float" office:value="364.2" calcext:value-type="float">
            <text:p>364.2</text:p>
          </table:table-cell>
          <table:table-cell office:value-type="float" office:value="364.1" calcext:value-type="float">
            <text:p>364.1</text:p>
          </table:table-cell>
          <table:table-cell office:value-type="float" office:value="367" calcext:value-type="float">
            <text:p>367</text:p>
          </table:table-cell>
          <table:table-cell table:formula="of:=([.G172]-[.A172])/[.A172]" office:value-type="percentage" office:value="0.00935093509350929" calcext:value-type="percentage">
            <text:p>0.94%</text:p>
          </table:table-cell>
          <table:table-cell table:formula="of:=([.G172]-[.B172])/[.B172]" office:value-type="percentage" office:value="0.00851882385270685" calcext:value-type="percentage">
            <text:p>0.85%</text:p>
          </table:table-cell>
          <table:table-cell table:formula="of:=([.G172]-[.C172])/[.C172]" office:value-type="percentage" office:value="0.00768808347062057" calcext:value-type="percentage">
            <text:p>0.77%</text:p>
          </table:table-cell>
          <table:table-cell table:formula="of:=([.G172]-[.D172])/[.D172]" office:value-type="percentage" office:value="0.0101844205890448" calcext:value-type="percentage">
            <text:p>1.02%</text:p>
          </table:table-cell>
          <table:table-cell table:formula="of:=([.G172]-[.E172])/[.E172]" office:value-type="percentage" office:value="0.00768808347062057" calcext:value-type="percentage">
            <text:p>0.77%</text:p>
          </table:table-cell>
          <table:table-cell table:formula="of:=([.G172]-[.F172])/[.F172]" office:value-type="percentage" office:value="0.0079648448228508" calcext:value-type="percentage">
            <text:p>0.80%</text:p>
          </table:table-cell>
        </table:table-row>
        <table:table-row table:style-name="ro1">
          <table:table-cell office:value-type="float" office:value="326.4" calcext:value-type="float">
            <text:p>326.4</text:p>
          </table:table-cell>
          <table:table-cell office:value-type="float" office:value="325.8" calcext:value-type="float">
            <text:p>325.8</text:p>
          </table:table-cell>
          <table:table-cell office:value-type="float" office:value="326.6" calcext:value-type="float">
            <text:p>326.6</text:p>
          </table:table-cell>
          <table:table-cell office:value-type="float" office:value="325.7" calcext:value-type="float">
            <text:p>325.7</text:p>
          </table:table-cell>
          <table:table-cell office:value-type="float" office:value="326.9" calcext:value-type="float">
            <text:p>326.9</text:p>
          </table:table-cell>
          <table:table-cell office:value-type="float" office:value="326.1" calcext:value-type="float">
            <text:p>326.1</text:p>
          </table:table-cell>
          <table:table-cell office:value-type="float" office:value="328" calcext:value-type="float">
            <text:p>328</text:p>
          </table:table-cell>
          <table:table-cell table:formula="of:=([.G173]-[.A173])/[.A173]" office:value-type="percentage" office:value="0.0049019607843138" calcext:value-type="percentage">
            <text:p>0.49%</text:p>
          </table:table-cell>
          <table:table-cell table:formula="of:=([.G173]-[.B173])/[.B173]" office:value-type="percentage" office:value="0.00675260896255368" calcext:value-type="percentage">
            <text:p>0.68%</text:p>
          </table:table-cell>
          <table:table-cell table:formula="of:=([.G173]-[.C173])/[.C173]" office:value-type="percentage" office:value="0.00428658909981622" calcext:value-type="percentage">
            <text:p>0.43%</text:p>
          </table:table-cell>
          <table:table-cell table:formula="of:=([.G173]-[.D173])/[.D173]" office:value-type="percentage" office:value="0.00706171323303657" calcext:value-type="percentage">
            <text:p>0.71%</text:p>
          </table:table-cell>
          <table:table-cell table:formula="of:=([.G173]-[.E173])/[.E173]" office:value-type="percentage" office:value="0.00336494340777003" calcext:value-type="percentage">
            <text:p>0.34%</text:p>
          </table:table-cell>
          <table:table-cell table:formula="of:=([.G173]-[.F173])/[.F173]" office:value-type="percentage" office:value="0.00582643360932222" calcext:value-type="percentage">
            <text:p>0.58%</text:p>
          </table:table-cell>
        </table:table-row>
        <table:table-row table:style-name="ro1">
          <table:table-cell office:value-type="float" office:value="374.7" calcext:value-type="float">
            <text:p>374.7</text:p>
          </table:table-cell>
          <table:table-cell office:value-type="float" office:value="374.3" calcext:value-type="float">
            <text:p>374.3</text:p>
          </table:table-cell>
          <table:table-cell office:value-type="float" office:value="374.9" calcext:value-type="float">
            <text:p>374.9</text:p>
          </table:table-cell>
          <table:table-cell office:value-type="float" office:value="374.2" calcext:value-type="float">
            <text:p>374.2</text:p>
          </table:table-cell>
          <table:table-cell office:value-type="float" office:value="375.8" calcext:value-type="float">
            <text:p>375.8</text:p>
          </table:table-cell>
          <table:table-cell office:value-type="float" office:value="375.3" calcext:value-type="float">
            <text:p>375.3</text:p>
          </table:table-cell>
          <table:table-cell office:value-type="float" office:value="384" calcext:value-type="float">
            <text:p>384</text:p>
          </table:table-cell>
          <table:table-cell table:formula="of:=([.G174]-[.A174])/[.A174]" office:value-type="percentage" office:value="0.0248198558847078" calcext:value-type="percentage">
            <text:p>2.48%</text:p>
          </table:table-cell>
          <table:table-cell table:formula="of:=([.G174]-[.B174])/[.B174]" office:value-type="percentage" office:value="0.0259150414106332" calcext:value-type="percentage">
            <text:p>2.59%</text:p>
          </table:table-cell>
          <table:table-cell table:formula="of:=([.G174]-[.C174])/[.C174]" office:value-type="percentage" office:value="0.0242731395038678" calcext:value-type="percentage">
            <text:p>2.43%</text:p>
          </table:table-cell>
          <table:table-cell table:formula="of:=([.G174]-[.D174])/[.D174]" office:value-type="percentage" office:value="0.0261892036344201" calcext:value-type="percentage">
            <text:p>2.62%</text:p>
          </table:table-cell>
          <table:table-cell table:formula="of:=([.G174]-[.E174])/[.E174]" office:value-type="percentage" office:value="0.021820117083555" calcext:value-type="percentage">
            <text:p>2.18%</text:p>
          </table:table-cell>
          <table:table-cell table:formula="of:=([.G174]-[.F174])/[.F174]" office:value-type="percentage" office:value="0.0231814548361311" calcext:value-type="percentage">
            <text:p>2.32%</text:p>
          </table:table-cell>
        </table:table-row>
        <table:table-row table:style-name="ro1">
          <table:table-cell office:value-type="float" office:value="381.9" calcext:value-type="float">
            <text:p>381.9</text:p>
          </table:table-cell>
          <table:table-cell office:value-type="float" office:value="381.5" calcext:value-type="float">
            <text:p>381.5</text:p>
          </table:table-cell>
          <table:table-cell office:value-type="float" office:value="382.3" calcext:value-type="float">
            <text:p>382.3</text:p>
          </table:table-cell>
          <table:table-cell office:value-type="float" office:value="381.5" calcext:value-type="float">
            <text:p>381.5</text:p>
          </table:table-cell>
          <table:table-cell office:value-type="float" office:value="382.1" calcext:value-type="float">
            <text:p>382.1</text:p>
          </table:table-cell>
          <table:table-cell office:value-type="float" office:value="382.2" calcext:value-type="float">
            <text:p>382.2</text:p>
          </table:table-cell>
          <table:table-cell office:value-type="float" office:value="388" calcext:value-type="float">
            <text:p>388</text:p>
          </table:table-cell>
          <table:table-cell table:formula="of:=([.G175]-[.A175])/[.A175]" office:value-type="percentage" office:value="0.0159727677402462" calcext:value-type="percentage">
            <text:p>1.60%</text:p>
          </table:table-cell>
          <table:table-cell table:formula="of:=([.G175]-[.B175])/[.B175]" office:value-type="percentage" office:value="0.0170380078636959" calcext:value-type="percentage">
            <text:p>1.70%</text:p>
          </table:table-cell>
          <table:table-cell table:formula="of:=([.G175]-[.C175])/[.C175]" office:value-type="percentage" office:value="0.014909756735548" calcext:value-type="percentage">
            <text:p>1.49%</text:p>
          </table:table-cell>
          <table:table-cell table:formula="of:=([.G175]-[.D175])/[.D175]" office:value-type="percentage" office:value="0.0170380078636959" calcext:value-type="percentage">
            <text:p>1.70%</text:p>
          </table:table-cell>
          <table:table-cell table:formula="of:=([.G175]-[.E175])/[.E175]" office:value-type="percentage" office:value="0.0154409840355927" calcext:value-type="percentage">
            <text:p>1.54%</text:p>
          </table:table-cell>
          <table:table-cell table:formula="of:=([.G175]-[.F175])/[.F175]" office:value-type="percentage" office:value="0.0151753008895866" calcext:value-type="percentage">
            <text:p>1.52%</text:p>
          </table:table-cell>
        </table:table-row>
        <table:table-row table:style-name="ro1">
          <table:table-cell office:value-type="float" office:value="377.7" calcext:value-type="float">
            <text:p>377.7</text:p>
          </table:table-cell>
          <table:table-cell office:value-type="float" office:value="377.5" calcext:value-type="float">
            <text:p>377.5</text:p>
          </table:table-cell>
          <table:table-cell office:value-type="float" office:value="378.2" calcext:value-type="float">
            <text:p>378.2</text:p>
          </table:table-cell>
          <table:table-cell office:value-type="float" office:value="377.4" calcext:value-type="float">
            <text:p>377.4</text:p>
          </table:table-cell>
          <table:table-cell office:value-type="float" office:value="378.3" calcext:value-type="float">
            <text:p>378.3</text:p>
          </table:table-cell>
          <table:table-cell office:value-type="float" office:value="377.9" calcext:value-type="float">
            <text:p>377.9</text:p>
          </table:table-cell>
          <table:table-cell office:value-type="float" office:value="382" calcext:value-type="float">
            <text:p>382</text:p>
          </table:table-cell>
          <table:table-cell table:formula="of:=([.G176]-[.A176])/[.A176]" office:value-type="percentage" office:value="0.0113846968493514" calcext:value-type="percentage">
            <text:p>1.14%</text:p>
          </table:table-cell>
          <table:table-cell table:formula="of:=([.G176]-[.B176])/[.B176]" office:value-type="percentage" office:value="0.0119205298013245" calcext:value-type="percentage">
            <text:p>1.19%</text:p>
          </table:table-cell>
          <table:table-cell table:formula="of:=([.G176]-[.C176])/[.C176]" office:value-type="percentage" office:value="0.0100475938656796" calcext:value-type="percentage">
            <text:p>1.00%</text:p>
          </table:table-cell>
          <table:table-cell table:formula="of:=([.G176]-[.D176])/[.D176]" office:value-type="percentage" office:value="0.0121886592474828" calcext:value-type="percentage">
            <text:p>1.22%</text:p>
          </table:table-cell>
          <table:table-cell table:formula="of:=([.G176]-[.E176])/[.E176]" office:value-type="percentage" office:value="0.00978059740946336" calcext:value-type="percentage">
            <text:p>0.98%</text:p>
          </table:table-cell>
          <table:table-cell table:formula="of:=([.G176]-[.F176])/[.F176]" office:value-type="percentage" office:value="0.0108494310664197" calcext:value-type="percentage">
            <text:p>1.08%</text:p>
          </table:table-cell>
        </table:table-row>
        <table:table-row table:style-name="ro1">
          <table:table-cell office:value-type="float" office:value="346.7" calcext:value-type="float">
            <text:p>346.7</text:p>
          </table:table-cell>
          <table:table-cell office:value-type="float" office:value="346.5" calcext:value-type="float">
            <text:p>346.5</text:p>
          </table:table-cell>
          <table:table-cell office:value-type="float" office:value="347.2" calcext:value-type="float">
            <text:p>347.2</text:p>
          </table:table-cell>
          <table:table-cell office:value-type="float" office:value="346.6" calcext:value-type="float">
            <text:p>346.6</text:p>
          </table:table-cell>
          <table:table-cell office:value-type="float" office:value="347.1" calcext:value-type="float">
            <text:p>347.1</text:p>
          </table:table-cell>
          <table:table-cell office:value-type="float" office:value="346.8" calcext:value-type="float">
            <text:p>346.8</text:p>
          </table:table-cell>
          <table:table-cell office:value-type="float" office:value="349" calcext:value-type="float">
            <text:p>349</text:p>
          </table:table-cell>
          <table:table-cell table:formula="of:=([.G177]-[.A177])/[.A177]" office:value-type="percentage" office:value="0.00663397750216329" calcext:value-type="percentage">
            <text:p>0.66%</text:p>
          </table:table-cell>
          <table:table-cell table:formula="of:=([.G177]-[.B177])/[.B177]" office:value-type="percentage" office:value="0.00721500721500721" calcext:value-type="percentage">
            <text:p>0.72%</text:p>
          </table:table-cell>
          <table:table-cell table:formula="of:=([.G177]-[.C177])/[.C177]" office:value-type="percentage" office:value="0.00518433179723506" calcext:value-type="percentage">
            <text:p>0.52%</text:p>
          </table:table-cell>
          <table:table-cell table:formula="of:=([.G177]-[.D177])/[.D177]" office:value-type="percentage" office:value="0.0069244085401038" calcext:value-type="percentage">
            <text:p>0.69%</text:p>
          </table:table-cell>
          <table:table-cell table:formula="of:=([.G177]-[.E177])/[.E177]" office:value-type="percentage" office:value="0.00547392682224136" calcext:value-type="percentage">
            <text:p>0.55%</text:p>
          </table:table-cell>
          <table:table-cell table:formula="of:=([.G177]-[.F177])/[.F177]" office:value-type="percentage" office:value="0.00634371395617067" calcext:value-type="percentage">
            <text:p>0.63%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4.6" calcext:value-type="float">
            <text:p>384.6</text:p>
          </table:table-cell>
          <table:table-cell office:value-type="float" office:value="385.1" calcext:value-type="float">
            <text:p>385.1</text:p>
          </table:table-cell>
          <table:table-cell table:number-columns-repeated="2" office:value-type="float" office:value="385.5" calcext:value-type="float">
            <text:p>385.5</text:p>
          </table:table-cell>
          <table:table-cell office:value-type="float" office:value="385.3" calcext:value-type="float">
            <text:p>385.3</text:p>
          </table:table-cell>
          <table:table-cell office:value-type="float" office:value="389" calcext:value-type="float">
            <text:p>389</text:p>
          </table:table-cell>
          <table:table-cell table:formula="of:=([.G178]-[.A178])/[.A178]" office:value-type="percentage" office:value="0.0103896103896104" calcext:value-type="percentage">
            <text:p>1.04%</text:p>
          </table:table-cell>
          <table:table-cell table:formula="of:=([.G178]-[.B178])/[.B178]" office:value-type="percentage" office:value="0.0114404576183047" calcext:value-type="percentage">
            <text:p>1.14%</text:p>
          </table:table-cell>
          <table:table-cell table:formula="of:=([.G178]-[.C178])/[.C178]" office:value-type="percentage" office:value="0.0101272396780057" calcext:value-type="percentage">
            <text:p>1.01%</text:p>
          </table:table-cell>
          <table:table-cell table:formula="of:=([.G178]-[.D178])/[.D178]" office:value-type="percentage" office:value="0.00907911802853437" calcext:value-type="percentage">
            <text:p>0.91%</text:p>
          </table:table-cell>
          <table:table-cell table:formula="of:=([.G178]-[.E178])/[.E178]" office:value-type="percentage" office:value="0.00907911802853437" calcext:value-type="percentage">
            <text:p>0.91%</text:p>
          </table:table-cell>
          <table:table-cell table:formula="of:=([.G178]-[.F178])/[.F178]" office:value-type="percentage" office:value="0.00960290682584996" calcext:value-type="percentage">
            <text:p>0.96%</text:p>
          </table:table-cell>
        </table:table-row>
        <table:table-row table:style-name="ro1">
          <table:table-cell office:value-type="float" office:value="372.2" calcext:value-type="float">
            <text:p>372.2</text:p>
          </table:table-cell>
          <table:table-cell office:value-type="float" office:value="371.7" calcext:value-type="float">
            <text:p>371.7</text:p>
          </table:table-cell>
          <table:table-cell office:value-type="float" office:value="372.3" calcext:value-type="float">
            <text:p>372.3</text:p>
          </table:table-cell>
          <table:table-cell office:value-type="float" office:value="371.3" calcext:value-type="float">
            <text:p>371.3</text:p>
          </table:table-cell>
          <table:table-cell office:value-type="float" office:value="372.5" calcext:value-type="float">
            <text:p>372.5</text:p>
          </table:table-cell>
          <table:table-cell office:value-type="float" office:value="372.2" calcext:value-type="float">
            <text:p>372.2</text:p>
          </table:table-cell>
          <table:table-cell office:value-type="float" office:value="375" calcext:value-type="float">
            <text:p>375</text:p>
          </table:table-cell>
          <table:table-cell table:formula="of:=([.G179]-[.A179])/[.A179]" office:value-type="percentage" office:value="0.00752283718430954" calcext:value-type="percentage">
            <text:p>0.75%</text:p>
          </table:table-cell>
          <table:table-cell table:formula="of:=([.G179]-[.B179])/[.B179]" office:value-type="percentage" office:value="0.00887812752219535" calcext:value-type="percentage">
            <text:p>0.89%</text:p>
          </table:table-cell>
          <table:table-cell table:formula="of:=([.G179]-[.C179])/[.C179]" office:value-type="percentage" office:value="0.00725221595487507" calcext:value-type="percentage">
            <text:p>0.73%</text:p>
          </table:table-cell>
          <table:table-cell table:formula="of:=([.G179]-[.D179])/[.D179]" office:value-type="percentage" office:value="0.00996498788042011" calcext:value-type="percentage">
            <text:p>1.00%</text:p>
          </table:table-cell>
          <table:table-cell table:formula="of:=([.G179]-[.E179])/[.E179]" office:value-type="percentage" office:value="0.00671140939597315" calcext:value-type="percentage">
            <text:p>0.67%</text:p>
          </table:table-cell>
          <table:table-cell table:formula="of:=([.G179]-[.F179])/[.F179]" office:value-type="percentage" office:value="0.00752283718430954" calcext:value-type="percentage">
            <text:p>0.75%</text:p>
          </table:table-cell>
        </table:table-row>
        <table:table-row table:style-name="ro1">
          <table:table-cell office:value-type="float" office:value="389.5" calcext:value-type="float">
            <text:p>389.5</text:p>
          </table:table-cell>
          <table:table-cell office:value-type="float" office:value="388.8" calcext:value-type="float">
            <text:p>388.8</text:p>
          </table:table-cell>
          <table:table-cell office:value-type="float" office:value="389.2" calcext:value-type="float">
            <text:p>389.2</text:p>
          </table:table-cell>
          <table:table-cell office:value-type="float" office:value="388.5" calcext:value-type="float">
            <text:p>388.5</text:p>
          </table:table-cell>
          <table:table-cell office:value-type="float" office:value="389.8" calcext:value-type="float">
            <text:p>389.8</text:p>
          </table:table-cell>
          <table:table-cell office:value-type="float" office:value="389.1" calcext:value-type="float">
            <text:p>389.1</text:p>
          </table:table-cell>
          <table:table-cell office:value-type="float" office:value="393" calcext:value-type="float">
            <text:p>393</text:p>
          </table:table-cell>
          <table:table-cell table:formula="of:=([.G180]-[.A180])/[.A180]" office:value-type="percentage" office:value="0.00898587933247754" calcext:value-type="percentage">
            <text:p>0.90%</text:p>
          </table:table-cell>
          <table:table-cell table:formula="of:=([.G180]-[.B180])/[.B180]" office:value-type="percentage" office:value="0.0108024691358024" calcext:value-type="percentage">
            <text:p>1.08%</text:p>
          </table:table-cell>
          <table:table-cell table:formula="of:=([.G180]-[.C180])/[.C180]" office:value-type="percentage" office:value="0.00976361767728677" calcext:value-type="percentage">
            <text:p>0.98%</text:p>
          </table:table-cell>
          <table:table-cell table:formula="of:=([.G180]-[.D180])/[.D180]" office:value-type="percentage" office:value="0.0115830115830116" calcext:value-type="percentage">
            <text:p>1.16%</text:p>
          </table:table-cell>
          <table:table-cell table:formula="of:=([.G180]-[.E180])/[.E180]" office:value-type="percentage" office:value="0.00820933812211388" calcext:value-type="percentage">
            <text:p>0.82%</text:p>
          </table:table-cell>
          <table:table-cell table:formula="of:=([.G180]-[.F180])/[.F180]" office:value-type="percentage" office:value="0.0100231303006939" calcext:value-type="percentage">
            <text:p>1.00%</text:p>
          </table:table-cell>
        </table:table-row>
        <table:table-row table:style-name="ro1">
          <table:table-cell office:value-type="float" office:value="384.6" calcext:value-type="float">
            <text:p>384.6</text:p>
          </table:table-cell>
          <table:table-cell office:value-type="float" office:value="384.7" calcext:value-type="float">
            <text:p>384.7</text:p>
          </table:table-cell>
          <table:table-cell office:value-type="float" office:value="385.8" calcext:value-type="float">
            <text:p>385.8</text:p>
          </table:table-cell>
          <table:table-cell office:value-type="float" office:value="385.1" calcext:value-type="float">
            <text:p>385.1</text:p>
          </table:table-cell>
          <table:table-cell office:value-type="float" office:value="386" calcext:value-type="float">
            <text:p>386</text:p>
          </table:table-cell>
          <table:table-cell office:value-type="float" office:value="385.2" calcext:value-type="float">
            <text:p>385.2</text:p>
          </table:table-cell>
          <table:table-cell office:value-type="float" office:value="394" calcext:value-type="float">
            <text:p>394</text:p>
          </table:table-cell>
          <table:table-cell table:formula="of:=([.G181]-[.A181])/[.A181]" office:value-type="percentage" office:value="0.0244409776391055" calcext:value-type="percentage">
            <text:p>2.44%</text:p>
          </table:table-cell>
          <table:table-cell table:formula="of:=([.G181]-[.B181])/[.B181]" office:value-type="percentage" office:value="0.0241746815700546" calcext:value-type="percentage">
            <text:p>2.42%</text:p>
          </table:table-cell>
          <table:table-cell table:formula="of:=([.G181]-[.C181])/[.C181]" office:value-type="percentage" office:value="0.0212545360290306" calcext:value-type="percentage">
            <text:p>2.13%</text:p>
          </table:table-cell>
          <table:table-cell table:formula="of:=([.G181]-[.D181])/[.D181]" office:value-type="percentage" office:value="0.0231108802908335" calcext:value-type="percentage">
            <text:p>2.31%</text:p>
          </table:table-cell>
          <table:table-cell table:formula="of:=([.G181]-[.E181])/[.E181]" office:value-type="percentage" office:value="0.0207253886010363" calcext:value-type="percentage">
            <text:p>2.07%</text:p>
          </table:table-cell>
          <table:table-cell table:formula="of:=([.G181]-[.F181])/[.F181]" office:value-type="percentage" office:value="0.0228452751817238" calcext:value-type="percentage">
            <text:p>2.28%</text:p>
          </table:table-cell>
        </table:table-row>
        <table:table-row table:style-name="ro1">
          <table:table-cell office:value-type="float" office:value="386.9" calcext:value-type="float">
            <text:p>386.9</text:p>
          </table:table-cell>
          <table:table-cell office:value-type="float" office:value="386.3" calcext:value-type="float">
            <text:p>386.3</text:p>
          </table:table-cell>
          <table:table-cell office:value-type="float" office:value="387" calcext:value-type="float">
            <text:p>387</text:p>
          </table:table-cell>
          <table:table-cell office:value-type="float" office:value="386.2" calcext:value-type="float">
            <text:p>386.2</text:p>
          </table:table-cell>
          <table:table-cell office:value-type="float" office:value="387.4" calcext:value-type="float">
            <text:p>387.4</text:p>
          </table:table-cell>
          <table:table-cell office:value-type="float" office:value="386.9" calcext:value-type="float">
            <text:p>386.9</text:p>
          </table:table-cell>
          <table:table-cell office:value-type="float" office:value="396" calcext:value-type="float">
            <text:p>396</text:p>
          </table:table-cell>
          <table:table-cell table:formula="of:=([.G182]-[.A182])/[.A182]" office:value-type="percentage" office:value="0.023520289480486" calcext:value-type="percentage">
            <text:p>2.35%</text:p>
          </table:table-cell>
          <table:table-cell table:formula="of:=([.G182]-[.B182])/[.B182]" office:value-type="percentage" office:value="0.0251100181206316" calcext:value-type="percentage">
            <text:p>2.51%</text:p>
          </table:table-cell>
          <table:table-cell table:formula="of:=([.G182]-[.C182])/[.C182]" office:value-type="percentage" office:value="0.0232558139534884" calcext:value-type="percentage">
            <text:p>2.33%</text:p>
          </table:table-cell>
          <table:table-cell table:formula="of:=([.G182]-[.D182])/[.D182]" office:value-type="percentage" office:value="0.0253754531330917" calcext:value-type="percentage">
            <text:p>2.54%</text:p>
          </table:table-cell>
          <table:table-cell table:formula="of:=([.G182]-[.E182])/[.E182]" office:value-type="percentage" office:value="0.0221992772328343" calcext:value-type="percentage">
            <text:p>2.22%</text:p>
          </table:table-cell>
          <table:table-cell table:formula="of:=([.G182]-[.F182])/[.F182]" office:value-type="percentage" office:value="0.023520289480486" calcext:value-type="percentage">
            <text:p>2.35%</text:p>
          </table:table-cell>
        </table:table-row>
        <table:table-row table:style-name="ro1">
          <table:table-cell table:number-columns-repeated="2" office:value-type="float" office:value="385.4" calcext:value-type="float">
            <text:p>385.4</text:p>
          </table:table-cell>
          <table:table-cell office:value-type="float" office:value="386" calcext:value-type="float">
            <text:p>386</text:p>
          </table:table-cell>
          <table:table-cell office:value-type="float" office:value="385" calcext:value-type="float">
            <text:p>385</text:p>
          </table:table-cell>
          <table:table-cell office:value-type="float" office:value="386.2" calcext:value-type="float">
            <text:p>386.2</text:p>
          </table:table-cell>
          <table:table-cell office:value-type="float" office:value="385.7" calcext:value-type="float">
            <text:p>385.7</text:p>
          </table:table-cell>
          <table:table-cell office:value-type="float" office:value="391" calcext:value-type="float">
            <text:p>391</text:p>
          </table:table-cell>
          <table:table-cell table:formula="of:=([.G183]-[.A183])/[.A183]" office:value-type="percentage" office:value="0.0145303580695382" calcext:value-type="percentage">
            <text:p>1.45%</text:p>
          </table:table-cell>
          <table:table-cell table:formula="of:=([.G183]-[.B183])/[.B183]" office:value-type="percentage" office:value="0.0145303580695382" calcext:value-type="percentage">
            <text:p>1.45%</text:p>
          </table:table-cell>
          <table:table-cell table:formula="of:=([.G183]-[.C183])/[.C183]" office:value-type="percentage" office:value="0.0129533678756477" calcext:value-type="percentage">
            <text:p>1.30%</text:p>
          </table:table-cell>
          <table:table-cell table:formula="of:=([.G183]-[.D183])/[.D183]" office:value-type="percentage" office:value="0.0155844155844156" calcext:value-type="percentage">
            <text:p>1.56%</text:p>
          </table:table-cell>
          <table:table-cell table:formula="of:=([.G183]-[.E183])/[.E183]" office:value-type="percentage" office:value="0.0124287933713102" calcext:value-type="percentage">
            <text:p>1.24%</text:p>
          </table:table-cell>
          <table:table-cell table:formula="of:=([.G183]-[.F183])/[.F183]" office:value-type="percentage" office:value="0.013741249675914" calcext:value-type="percentage">
            <text:p>1.37%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5.1" calcext:value-type="float">
            <text:p>385.1</text:p>
          </table:table-cell>
          <table:table-cell office:value-type="float" office:value="386.2" calcext:value-type="float">
            <text:p>386.2</text:p>
          </table:table-cell>
          <table:table-cell office:value-type="float" office:value="385.1" calcext:value-type="float">
            <text:p>385.1</text:p>
          </table:table-cell>
          <table:table-cell office:value-type="float" office:value="386.5" calcext:value-type="float">
            <text:p>386.5</text:p>
          </table:table-cell>
          <table:table-cell office:value-type="float" office:value="385.8" calcext:value-type="float">
            <text:p>385.8</text:p>
          </table:table-cell>
          <table:table-cell office:value-type="float" office:value="391" calcext:value-type="float">
            <text:p>391</text:p>
          </table:table-cell>
          <table:table-cell table:formula="of:=([.G184]-[.A184])/[.A184]" office:value-type="percentage" office:value="0.0129533678756477" calcext:value-type="percentage">
            <text:p>1.30%</text:p>
          </table:table-cell>
          <table:table-cell table:formula="of:=([.G184]-[.B184])/[.B184]" office:value-type="percentage" office:value="0.0153206959231368" calcext:value-type="percentage">
            <text:p>1.53%</text:p>
          </table:table-cell>
          <table:table-cell table:formula="of:=([.G184]-[.C184])/[.C184]" office:value-type="percentage" office:value="0.0124287933713102" calcext:value-type="percentage">
            <text:p>1.24%</text:p>
          </table:table-cell>
          <table:table-cell table:formula="of:=([.G184]-[.D184])/[.D184]" office:value-type="percentage" office:value="0.0153206959231368" calcext:value-type="percentage">
            <text:p>1.53%</text:p>
          </table:table-cell>
          <table:table-cell table:formula="of:=([.G184]-[.E184])/[.E184]" office:value-type="percentage" office:value="0.0116429495472186" calcext:value-type="percentage">
            <text:p>1.16%</text:p>
          </table:table-cell>
          <table:table-cell table:formula="of:=([.G184]-[.F184])/[.F184]" office:value-type="percentage" office:value="0.013478486262312" calcext:value-type="percentage">
            <text:p>1.35%</text:p>
          </table:table-cell>
        </table:table-row>
        <table:table-row table:style-name="ro1">
          <table:table-cell office:value-type="float" office:value="351.8" calcext:value-type="float">
            <text:p>351.8</text:p>
          </table:table-cell>
          <table:table-cell office:value-type="float" office:value="351.4" calcext:value-type="float">
            <text:p>351.4</text:p>
          </table:table-cell>
          <table:table-cell office:value-type="float" office:value="351.9" calcext:value-type="float">
            <text:p>351.9</text:p>
          </table:table-cell>
          <table:table-cell office:value-type="float" office:value="351.1" calcext:value-type="float">
            <text:p>351.1</text:p>
          </table:table-cell>
          <table:table-cell office:value-type="float" office:value="352.2" calcext:value-type="float">
            <text:p>352.2</text:p>
          </table:table-cell>
          <table:table-cell office:value-type="float" office:value="352.1" calcext:value-type="float">
            <text:p>352.1</text:p>
          </table:table-cell>
          <table:table-cell office:value-type="float" office:value="355" calcext:value-type="float">
            <text:p>355</text:p>
          </table:table-cell>
          <table:table-cell table:formula="of:=([.G185]-[.A185])/[.A185]" office:value-type="percentage" office:value="0.00909607731665716" calcext:value-type="percentage">
            <text:p>0.91%</text:p>
          </table:table-cell>
          <table:table-cell table:formula="of:=([.G185]-[.B185])/[.B185]" office:value-type="percentage" office:value="0.010244735344337" calcext:value-type="percentage">
            <text:p>1.02%</text:p>
          </table:table-cell>
          <table:table-cell table:formula="of:=([.G185]-[.C185])/[.C185]" office:value-type="percentage" office:value="0.00880932082978125" calcext:value-type="percentage">
            <text:p>0.88%</text:p>
          </table:table-cell>
          <table:table-cell table:formula="of:=([.G185]-[.D185])/[.D185]" office:value-type="percentage" office:value="0.0111079464540016" calcext:value-type="percentage">
            <text:p>1.11%</text:p>
          </table:table-cell>
          <table:table-cell table:formula="of:=([.G185]-[.E185])/[.E185]" office:value-type="percentage" office:value="0.00795002839295858" calcext:value-type="percentage">
            <text:p>0.80%</text:p>
          </table:table-cell>
          <table:table-cell table:formula="of:=([.G185]-[.F185])/[.F185]" office:value-type="percentage" office:value="0.00823629650667418" calcext:value-type="percentage">
            <text:p>0.82%</text:p>
          </table:table-cell>
        </table:table-row>
        <table:table-row table:style-name="ro1">
          <table:table-cell office:value-type="float" office:value="398.2" calcext:value-type="float">
            <text:p>398.2</text:p>
          </table:table-cell>
          <table:table-cell office:value-type="float" office:value="397.6" calcext:value-type="float">
            <text:p>397.6</text:p>
          </table:table-cell>
          <table:table-cell office:value-type="float" office:value="398.5" calcext:value-type="float">
            <text:p>398.5</text:p>
          </table:table-cell>
          <table:table-cell office:value-type="float" office:value="397.7" calcext:value-type="float">
            <text:p>397.7</text:p>
          </table:table-cell>
          <table:table-cell office:value-type="float" office:value="398.9" calcext:value-type="float">
            <text:p>398.9</text:p>
          </table:table-cell>
          <table:table-cell office:value-type="float" office:value="398" calcext:value-type="float">
            <text:p>398</text:p>
          </table:table-cell>
          <table:table-cell office:value-type="float" office:value="403" calcext:value-type="float">
            <text:p>403</text:p>
          </table:table-cell>
          <table:table-cell table:formula="of:=([.G186]-[.A186])/[.A186]" office:value-type="percentage" office:value="0.012054244098443" calcext:value-type="percentage">
            <text:p>1.21%</text:p>
          </table:table-cell>
          <table:table-cell table:formula="of:=([.G186]-[.B186])/[.B186]" office:value-type="percentage" office:value="0.0135814889336016" calcext:value-type="percentage">
            <text:p>1.36%</text:p>
          </table:table-cell>
          <table:table-cell table:formula="of:=([.G186]-[.C186])/[.C186]" office:value-type="percentage" office:value="0.0112923462986198" calcext:value-type="percentage">
            <text:p>1.13%</text:p>
          </table:table-cell>
          <table:table-cell table:formula="of:=([.G186]-[.D186])/[.D186]" office:value-type="percentage" office:value="0.013326628111642" calcext:value-type="percentage">
            <text:p>1.33%</text:p>
          </table:table-cell>
          <table:table-cell table:formula="of:=([.G186]-[.E186])/[.E186]" office:value-type="percentage" office:value="0.0102782652293809" calcext:value-type="percentage">
            <text:p>1.03%</text:p>
          </table:table-cell>
          <table:table-cell table:formula="of:=([.G186]-[.F186])/[.F186]" office:value-type="percentage" office:value="0.0125628140703518" calcext:value-type="percentage">
            <text:p>1.26%</text:p>
          </table:table-cell>
        </table:table-row>
        <table:table-row table:style-name="ro1">
          <table:table-cell office:value-type="float" office:value="351.1" calcext:value-type="float">
            <text:p>351.1</text:p>
          </table:table-cell>
          <table:table-cell office:value-type="float" office:value="350.4" calcext:value-type="float">
            <text:p>350.4</text:p>
          </table:table-cell>
          <table:table-cell office:value-type="float" office:value="351.1" calcext:value-type="float">
            <text:p>351.1</text:p>
          </table:table-cell>
          <table:table-cell office:value-type="float" office:value="350.2" calcext:value-type="float">
            <text:p>350.2</text:p>
          </table:table-cell>
          <table:table-cell office:value-type="float" office:value="351.4" calcext:value-type="float">
            <text:p>351.4</text:p>
          </table:table-cell>
          <table:table-cell office:value-type="float" office:value="351" calcext:value-type="float">
            <text:p>351</text:p>
          </table:table-cell>
          <table:table-cell office:value-type="float" office:value="353" calcext:value-type="float">
            <text:p>353</text:p>
          </table:table-cell>
          <table:table-cell table:formula="of:=([.G187]-[.A187])/[.A187]" office:value-type="percentage" office:value="0.00541156365707769" calcext:value-type="percentage">
            <text:p>0.54%</text:p>
          </table:table-cell>
          <table:table-cell table:formula="of:=([.G187]-[.B187])/[.B187]" office:value-type="percentage" office:value="0.00742009132420098" calcext:value-type="percentage">
            <text:p>0.74%</text:p>
          </table:table-cell>
          <table:table-cell table:formula="of:=([.G187]-[.C187])/[.C187]" office:value-type="percentage" office:value="0.00541156365707769" calcext:value-type="percentage">
            <text:p>0.54%</text:p>
          </table:table-cell>
          <table:table-cell table:formula="of:=([.G187]-[.D187])/[.D187]" office:value-type="percentage" office:value="0.00799543118218164" calcext:value-type="percentage">
            <text:p>0.80%</text:p>
          </table:table-cell>
          <table:table-cell table:formula="of:=([.G187]-[.E187])/[.E187]" office:value-type="percentage" office:value="0.00455321570859426" calcext:value-type="percentage">
            <text:p>0.46%</text:p>
          </table:table-cell>
          <table:table-cell table:formula="of:=([.G187]-[.F187])/[.F187]" office:value-type="percentage" office:value="0.0056980056980057" calcext:value-type="percentage">
            <text:p>0.57%</text:p>
          </table:table-cell>
        </table:table-row>
        <table:table-row table:style-name="ro1">
          <table:table-cell office:value-type="float" office:value="399.4" calcext:value-type="float">
            <text:p>399.4</text:p>
          </table:table-cell>
          <table:table-cell office:value-type="float" office:value="399" calcext:value-type="float">
            <text:p>399</text:p>
          </table:table-cell>
          <table:table-cell office:value-type="float" office:value="399.8" calcext:value-type="float">
            <text:p>399.8</text:p>
          </table:table-cell>
          <table:table-cell office:value-type="float" office:value="399.4" calcext:value-type="float">
            <text:p>399.4</text:p>
          </table:table-cell>
          <table:table-cell office:value-type="float" office:value="400" calcext:value-type="float">
            <text:p>400</text:p>
          </table:table-cell>
          <table:table-cell office:value-type="float" office:value="400.2" calcext:value-type="float">
            <text:p>400.2</text:p>
          </table:table-cell>
          <table:table-cell office:value-type="float" office:value="406" calcext:value-type="float">
            <text:p>406</text:p>
          </table:table-cell>
          <table:table-cell table:formula="of:=([.G188]-[.A188])/[.A188]" office:value-type="percentage" office:value="0.0165247871807712" calcext:value-type="percentage">
            <text:p>1.65%</text:p>
          </table:table-cell>
          <table:table-cell table:formula="of:=([.G188]-[.B188])/[.B188]" office:value-type="percentage" office:value="0.0175438596491228" calcext:value-type="percentage">
            <text:p>1.75%</text:p>
          </table:table-cell>
          <table:table-cell table:formula="of:=([.G188]-[.C188])/[.C188]" office:value-type="percentage" office:value="0.0155077538769384" calcext:value-type="percentage">
            <text:p>1.55%</text:p>
          </table:table-cell>
          <table:table-cell table:formula="of:=([.G188]-[.D188])/[.D188]" office:value-type="percentage" office:value="0.0165247871807712" calcext:value-type="percentage">
            <text:p>1.65%</text:p>
          </table:table-cell>
          <table:table-cell table:formula="of:=([.G188]-[.E188])/[.E188]" office:value-type="percentage" office:value="0.015" calcext:value-type="percentage">
            <text:p>1.50%</text:p>
          </table:table-cell>
          <table:table-cell table:formula="of:=([.G188]-[.F188])/[.F188]" office:value-type="percentage" office:value="0.0144927536231884" calcext:value-type="percentage">
            <text:p>1.45%</text:p>
          </table:table-cell>
        </table:table-row>
        <table:table-row table:style-name="ro1">
          <table:table-cell office:value-type="float" office:value="402.8" calcext:value-type="float">
            <text:p>402.8</text:p>
          </table:table-cell>
          <table:table-cell office:value-type="float" office:value="402.9" calcext:value-type="float">
            <text:p>402.9</text:p>
          </table:table-cell>
          <table:table-cell office:value-type="float" office:value="403.6" calcext:value-type="float">
            <text:p>403.6</text:p>
          </table:table-cell>
          <table:table-cell office:value-type="float" office:value="403.2" calcext:value-type="float">
            <text:p>403.2</text:p>
          </table:table-cell>
          <table:table-cell office:value-type="float" office:value="403.6" calcext:value-type="float">
            <text:p>403.6</text:p>
          </table:table-cell>
          <table:table-cell office:value-type="float" office:value="403.1" calcext:value-type="float">
            <text:p>403.1</text:p>
          </table:table-cell>
          <table:table-cell office:value-type="float" office:value="406" calcext:value-type="float">
            <text:p>406</text:p>
          </table:table-cell>
          <table:table-cell table:formula="of:=([.G189]-[.A189])/[.A189]" office:value-type="percentage" office:value="0.00794438927507445" calcext:value-type="percentage">
            <text:p>0.79%</text:p>
          </table:table-cell>
          <table:table-cell table:formula="of:=([.G189]-[.B189])/[.B189]" office:value-type="percentage" office:value="0.0076942169272773" calcext:value-type="percentage">
            <text:p>0.77%</text:p>
          </table:table-cell>
          <table:table-cell table:formula="of:=([.G189]-[.C189])/[.C189]" office:value-type="percentage" office:value="0.00594648166501481" calcext:value-type="percentage">
            <text:p>0.59%</text:p>
          </table:table-cell>
          <table:table-cell table:formula="of:=([.G189]-[.D189])/[.D189]" office:value-type="percentage" office:value="0.00694444444444447" calcext:value-type="percentage">
            <text:p>0.69%</text:p>
          </table:table-cell>
          <table:table-cell table:formula="of:=([.G189]-[.E189])/[.E189]" office:value-type="percentage" office:value="0.00594648166501481" calcext:value-type="percentage">
            <text:p>0.59%</text:p>
          </table:table-cell>
          <table:table-cell table:formula="of:=([.G189]-[.F189])/[.F189]" office:value-type="percentage" office:value="0.00719424460431649" calcext:value-type="percentage">
            <text:p>0.72%</text:p>
          </table:table-cell>
        </table:table-row>
        <table:table-row table:style-name="ro1">
          <table:table-cell office:value-type="float" office:value="386.8" calcext:value-type="float">
            <text:p>386.8</text:p>
          </table:table-cell>
          <table:table-cell office:value-type="float" office:value="386.1" calcext:value-type="float">
            <text:p>386.1</text:p>
          </table:table-cell>
          <table:table-cell office:value-type="float" office:value="387.4" calcext:value-type="float">
            <text:p>387.4</text:p>
          </table:table-cell>
          <table:table-cell office:value-type="float" office:value="386.1" calcext:value-type="float">
            <text:p>386.1</text:p>
          </table:table-cell>
          <table:table-cell office:value-type="float" office:value="387.4" calcext:value-type="float">
            <text:p>387.4</text:p>
          </table:table-cell>
          <table:table-cell office:value-type="float" office:value="387.1" calcext:value-type="float">
            <text:p>387.1</text:p>
          </table:table-cell>
          <table:table-cell office:value-type="float" office:value="389" calcext:value-type="float">
            <text:p>389</text:p>
          </table:table-cell>
          <table:table-cell table:formula="of:=([.G190]-[.A190])/[.A190]" office:value-type="percentage" office:value="0.00568769389865561" calcext:value-type="percentage">
            <text:p>0.57%</text:p>
          </table:table-cell>
          <table:table-cell table:formula="of:=([.G190]-[.B190])/[.B190]" office:value-type="percentage" office:value="0.00751100751100745" calcext:value-type="percentage">
            <text:p>0.75%</text:p>
          </table:table-cell>
          <table:table-cell table:formula="of:=([.G190]-[.C190])/[.C190]" office:value-type="percentage" office:value="0.00413009808982969" calcext:value-type="percentage">
            <text:p>0.41%</text:p>
          </table:table-cell>
          <table:table-cell table:formula="of:=([.G190]-[.D190])/[.D190]" office:value-type="percentage" office:value="0.00751100751100745" calcext:value-type="percentage">
            <text:p>0.75%</text:p>
          </table:table-cell>
          <table:table-cell table:formula="of:=([.G190]-[.E190])/[.E190]" office:value-type="percentage" office:value="0.00413009808982969" calcext:value-type="percentage">
            <text:p>0.41%</text:p>
          </table:table-cell>
          <table:table-cell table:formula="of:=([.G190]-[.F190])/[.F190]" office:value-type="percentage" office:value="0.00490829243089635" calcext:value-type="percentage">
            <text:p>0.49%</text:p>
          </table:table-cell>
        </table:table-row>
        <table:table-row table:style-name="ro1">
          <table:table-cell office:value-type="float" office:value="393.8" calcext:value-type="float">
            <text:p>393.8</text:p>
          </table:table-cell>
          <table:table-cell office:value-type="float" office:value="393.6" calcext:value-type="float">
            <text:p>393.6</text:p>
          </table:table-cell>
          <table:table-cell office:value-type="float" office:value="394" calcext:value-type="float">
            <text:p>394</text:p>
          </table:table-cell>
          <table:table-cell office:value-type="float" office:value="393" calcext:value-type="float">
            <text:p>393</text:p>
          </table:table-cell>
          <table:table-cell office:value-type="float" office:value="394.1" calcext:value-type="float">
            <text:p>394.1</text:p>
          </table:table-cell>
          <table:table-cell office:value-type="float" office:value="393.6" calcext:value-type="float">
            <text:p>393.6</text:p>
          </table:table-cell>
          <table:table-cell office:value-type="float" office:value="404" calcext:value-type="float">
            <text:p>404</text:p>
          </table:table-cell>
          <table:table-cell table:formula="of:=([.G191]-[.A191])/[.A191]" office:value-type="percentage" office:value="0.0259014728288471" calcext:value-type="percentage">
            <text:p>2.59%</text:p>
          </table:table-cell>
          <table:table-cell table:formula="of:=([.G191]-[.B191])/[.B191]" office:value-type="percentage" office:value="0.0264227642276422" calcext:value-type="percentage">
            <text:p>2.64%</text:p>
          </table:table-cell>
          <table:table-cell table:formula="of:=([.G191]-[.C191])/[.C191]" office:value-type="percentage" office:value="0.0253807106598985" calcext:value-type="percentage">
            <text:p>2.54%</text:p>
          </table:table-cell>
          <table:table-cell table:formula="of:=([.G191]-[.D191])/[.D191]" office:value-type="percentage" office:value="0.0279898218829517" calcext:value-type="percentage">
            <text:p>2.80%</text:p>
          </table:table-cell>
          <table:table-cell table:formula="of:=([.G191]-[.E191])/[.E191]" office:value-type="percentage" office:value="0.0251205277848261" calcext:value-type="percentage">
            <text:p>2.51%</text:p>
          </table:table-cell>
          <table:table-cell table:formula="of:=([.G191]-[.F191])/[.F191]" office:value-type="percentage" office:value="0.0264227642276422" calcext:value-type="percentage">
            <text:p>2.64%</text:p>
          </table:table-cell>
        </table:table-row>
        <table:table-row table:style-name="ro1">
          <table:table-cell office:value-type="float" office:value="408.7" calcext:value-type="float">
            <text:p>408.7</text:p>
          </table:table-cell>
          <table:table-cell office:value-type="float" office:value="408.6" calcext:value-type="float">
            <text:p>408.6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float" office:value="409.4" calcext:value-type="float">
            <text:p>409.4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table:formula="of:=([.G192]-[.A192])/[.A192]" office:value-type="percentage" office:value="0.00562759970638613" calcext:value-type="percentage">
            <text:p>0.56%</text:p>
          </table:table-cell>
          <table:table-cell table:formula="of:=([.G192]-[.B192])/[.B192]" office:value-type="percentage" office:value="0.00587371512481639" calcext:value-type="percentage">
            <text:p>0.59%</text:p>
          </table:table-cell>
          <table:table-cell table:formula="of:=([.G192]-[.C192])/[.C192]" office:value-type="percentage" office:value="0.00488997555012225" calcext:value-type="percentage">
            <text:p>0.49%</text:p>
          </table:table-cell>
          <table:table-cell table:formula="of:=([.G192]-[.D192])/[.D192]" office:value-type="percentage" office:value="0.00488997555012225" calcext:value-type="percentage">
            <text:p>0.49%</text:p>
          </table:table-cell>
          <table:table-cell table:formula="of:=([.G192]-[.E192])/[.E192]" office:value-type="percentage" office:value="0.00390815828041041" calcext:value-type="percentage">
            <text:p>0.39%</text:p>
          </table:table-cell>
          <table:table-cell table:formula="of:=([.G192]-[.F192])/[.F192]" office:value-type="percentage" office:value="0.00488997555012225" calcext:value-type="percentage">
            <text:p>0.49%</text:p>
          </table:table-cell>
        </table:table-row>
        <table:table-row table:style-name="ro1">
          <table:table-cell office:value-type="float" office:value="542.9" calcext:value-type="float">
            <text:p>542.9</text:p>
          </table:table-cell>
          <table:table-cell office:value-type="float" office:value="541.6" calcext:value-type="float">
            <text:p>541.6</text:p>
          </table:table-cell>
          <table:table-cell office:value-type="float" office:value="543" calcext:value-type="float">
            <text:p>543</text:p>
          </table:table-cell>
          <table:table-cell office:value-type="float" office:value="541" calcext:value-type="float">
            <text:p>541</text:p>
          </table:table-cell>
          <table:table-cell office:value-type="float" office:value="543" calcext:value-type="float">
            <text:p>543</text:p>
          </table:table-cell>
          <table:table-cell office:value-type="float" office:value="542.4" calcext:value-type="float">
            <text:p>542.4</text:p>
          </table:table-cell>
          <table:table-cell office:value-type="float" office:value="547" calcext:value-type="float">
            <text:p>547</text:p>
          </table:table-cell>
          <table:table-cell table:formula="of:=([.G193]-[.A193])/[.A193]" office:value-type="percentage" office:value="0.00755203536562907" calcext:value-type="percentage">
            <text:p>0.76%</text:p>
          </table:table-cell>
          <table:table-cell table:formula="of:=([.G193]-[.B193])/[.B193]" office:value-type="percentage" office:value="0.00997045790251104" calcext:value-type="percentage">
            <text:p>1.00%</text:p>
          </table:table-cell>
          <table:table-cell table:formula="of:=([.G193]-[.C193])/[.C193]" office:value-type="percentage" office:value="0.00736648250460405" calcext:value-type="percentage">
            <text:p>0.74%</text:p>
          </table:table-cell>
          <table:table-cell table:formula="of:=([.G193]-[.D193])/[.D193]" office:value-type="percentage" office:value="0.011090573012939" calcext:value-type="percentage">
            <text:p>1.11%</text:p>
          </table:table-cell>
          <table:table-cell table:formula="of:=([.G193]-[.E193])/[.E193]" office:value-type="percentage" office:value="0.00736648250460405" calcext:value-type="percentage">
            <text:p>0.74%</text:p>
          </table:table-cell>
          <table:table-cell table:formula="of:=([.G193]-[.F193])/[.F193]" office:value-type="percentage" office:value="0.00848082595870211" calcext:value-type="percentage">
            <text:p>0.85%</text:p>
          </table:table-cell>
        </table:table-row>
        <table:table-row table:style-name="ro1">
          <table:table-cell table:number-columns-repeated="7" office:value-type="float" office:value="749" calcext:value-type="float">
            <text:p>749</text:p>
          </table:table-cell>
          <table:table-cell table:formula="of:=([.G194]-[.A194])/[.A194]" office:value-type="percentage" office:value="0" calcext:value-type="percentage">
            <text:p>0.00%</text:p>
          </table:table-cell>
          <table:table-cell table:formula="of:=([.G194]-[.B194])/[.B194]" office:value-type="percentage" office:value="0" calcext:value-type="percentage">
            <text:p>0.00%</text:p>
          </table:table-cell>
          <table:table-cell table:formula="of:=([.G194]-[.C194])/[.C194]" office:value-type="percentage" office:value="0" calcext:value-type="percentage">
            <text:p>0.00%</text:p>
          </table:table-cell>
          <table:table-cell table:formula="of:=([.G194]-[.D194])/[.D194]" office:value-type="percentage" office:value="0" calcext:value-type="percentage">
            <text:p>0.00%</text:p>
          </table:table-cell>
          <table:table-cell table:formula="of:=([.G194]-[.E194])/[.E194]" office:value-type="percentage" office:value="0" calcext:value-type="percentage">
            <text:p>0.00%</text:p>
          </table:table-cell>
          <table:table-cell table:formula="of:=([.G194]-[.F194])/[.F19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/>
          <table:table-cell table:style-name="ce3" table:formula="of:=SUM([.H2:.H194])/193" office:value-type="percentage" office:value="0.0257884937909098" calcext:value-type="percentage">
            <text:p>2.58%</text:p>
          </table:table-cell>
          <table:table-cell table:style-name="ce3" table:formula="of:=SUM([.I2:.I194])/193" office:value-type="percentage" office:value="0.0283489273888277" calcext:value-type="percentage">
            <text:p>2.83%</text:p>
          </table:table-cell>
          <table:table-cell table:style-name="ce3" table:formula="of:=SUM([.J2:.J194])/193" office:value-type="percentage" office:value="0.0239339009425093" calcext:value-type="percentage">
            <text:p>2.39%</text:p>
          </table:table-cell>
          <table:table-cell table:style-name="ce3" table:formula="of:=SUM([.K2:.K194])/193" office:value-type="percentage" office:value="0.0267418536491844" calcext:value-type="percentage">
            <text:p>2.67%</text:p>
          </table:table-cell>
          <table:table-cell table:style-name="ce3" table:formula="of:=SUM([.L2:.L194])/193" office:value-type="percentage" office:value="0.022632275803294" calcext:value-type="percentage">
            <text:p>2.26%</text:p>
          </table:table-cell>
          <table:table-cell table:style-name="ce3" table:formula="of:=SUM([.M2:.M194])/193" office:value-type="percentage" office:value="0.0248315381401746" calcext:value-type="percentage">
            <text:p>2.48%</text:p>
          </table:table-cell>
        </table:table-row>
        <table:table-row table:style-name="ro1"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</table:table-row>
      </table:table>
      <table:table table:name="A-time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ir 5 ils j</text:p>
          </table:table-cell>
          <table:table-cell table:style-name="ce1" office:value-type="string" calcext:value-type="string">
            <text:p>ir 5 ils j/2</text:p>
          </table:table-cell>
          <table:table-cell table:style-name="ce1" office:value-type="string" calcext:value-type="string">
            <text:p>ir 10 ils j</text:p>
          </table:table-cell>
          <table:table-cell table:style-name="ce1" office:value-type="string" calcext:value-type="string">
            <text:p>ir 10 ils j/2</text:p>
          </table:table-cell>
          <table:table-cell table:style-name="ce1" office:value-type="string" calcext:value-type="string">
            <text:p>ir 15 ils j</text:p>
          </table:table-cell>
          <table:table-cell table:style-name="ce1" office:value-type="string" calcext:value-type="string">
            <text:p>ir 15 ils j/2</text:p>
          </table:table-cell>
        </table:table-row>
        <table:table-row table:style-name="ro1">
          <table:table-cell office:value-type="float" office:value="0.2447" calcext:value-type="float">
            <text:p>0.2447</text:p>
          </table:table-cell>
          <table:table-cell office:value-type="float" office:value="0.133657" calcext:value-type="float">
            <text:p>0.133657</text:p>
          </table:table-cell>
          <table:table-cell office:value-type="float" office:value="0.456546" calcext:value-type="float">
            <text:p>0.456546</text:p>
          </table:table-cell>
          <table:table-cell office:value-type="float" office:value="0.286672" calcext:value-type="float">
            <text:p>0.286672</text:p>
          </table:table-cell>
          <table:table-cell office:value-type="float" office:value="0.664163" calcext:value-type="float">
            <text:p>0.664163</text:p>
          </table:table-cell>
          <table:table-cell office:value-type="float" office:value="0.395655" calcext:value-type="float">
            <text:p>0.395655</text:p>
          </table:table-cell>
        </table:table-row>
        <table:table-row table:style-name="ro1">
          <table:table-cell office:value-type="float" office:value="0.00133765" calcext:value-type="float">
            <text:p>0.00133765</text:p>
          </table:table-cell>
          <table:table-cell office:value-type="float" office:value="0.00151457" calcext:value-type="float">
            <text:p>0.00151457</text:p>
          </table:table-cell>
          <table:table-cell office:value-type="float" office:value="0.00139711" calcext:value-type="float">
            <text:p>0.00139711</text:p>
          </table:table-cell>
          <table:table-cell office:value-type="float" office:value="0.000934108" calcext:value-type="float">
            <text:p>0.000934108</text:p>
          </table:table-cell>
          <table:table-cell office:value-type="float" office:value="0.00149939" calcext:value-type="float">
            <text:p>0.00149939</text:p>
          </table:table-cell>
          <table:table-cell office:value-type="float" office:value="0.00150409" calcext:value-type="float">
            <text:p>0.00150409</text:p>
          </table:table-cell>
        </table:table-row>
        <table:table-row table:style-name="ro1">
          <table:table-cell table:style-name="ce4" office:value-type="float" office:value="0.0000681779" calcext:value-type="float">
            <text:p>6.82E-05</text:p>
          </table:table-cell>
          <table:table-cell table:style-name="ce4" office:value-type="float" office:value="0.0000625459" calcext:value-type="float">
            <text:p>6.25E-05</text:p>
          </table:table-cell>
          <table:table-cell office:value-type="float" office:value="0.000202949" calcext:value-type="float">
            <text:p>0.000202949</text:p>
          </table:table-cell>
          <table:table-cell table:style-name="ce4" office:value-type="float" office:value="0.0000619346" calcext:value-type="float">
            <text:p>6.19E-05</text:p>
          </table:table-cell>
          <table:table-cell office:value-type="float" office:value="0.00020657" calcext:value-type="float">
            <text:p>0.00020657</text:p>
          </table:table-cell>
          <table:table-cell office:value-type="float" office:value="0.000208689" calcext:value-type="float">
            <text:p>0.000208689</text:p>
          </table:table-cell>
        </table:table-row>
        <table:table-row table:style-name="ro1">
          <table:table-cell office:value-type="float" office:value="0.0003966" calcext:value-type="float">
            <text:p>0.0003966</text:p>
          </table:table-cell>
          <table:table-cell office:value-type="float" office:value="0.000542701" calcext:value-type="float">
            <text:p>0.000542701</text:p>
          </table:table-cell>
          <table:table-cell office:value-type="float" office:value="0.000244885" calcext:value-type="float">
            <text:p>0.000244885</text:p>
          </table:table-cell>
          <table:table-cell office:value-type="float" office:value="0.00053298" calcext:value-type="float">
            <text:p>0.00053298</text:p>
          </table:table-cell>
          <table:table-cell office:value-type="float" office:value="0.000259228" calcext:value-type="float">
            <text:p>0.000259228</text:p>
          </table:table-cell>
          <table:table-cell office:value-type="float" office:value="0.000266286" calcext:value-type="float">
            <text:p>0.000266286</text:p>
          </table:table-cell>
        </table:table-row>
        <table:table-row table:style-name="ro1">
          <table:table-cell office:value-type="float" office:value="0.0011384" calcext:value-type="float">
            <text:p>0.0011384</text:p>
          </table:table-cell>
          <table:table-cell office:value-type="float" office:value="0.00107651" calcext:value-type="float">
            <text:p>0.00107651</text:p>
          </table:table-cell>
          <table:table-cell office:value-type="float" office:value="0.000951492" calcext:value-type="float">
            <text:p>0.000951492</text:p>
          </table:table-cell>
          <table:table-cell office:value-type="float" office:value="0.00118231" calcext:value-type="float">
            <text:p>0.00118231</text:p>
          </table:table-cell>
          <table:table-cell office:value-type="float" office:value="0.00107789" calcext:value-type="float">
            <text:p>0.00107789</text:p>
          </table:table-cell>
          <table:table-cell office:value-type="float" office:value="0.000979626" calcext:value-type="float">
            <text:p>0.000979626</text:p>
          </table:table-cell>
        </table:table-row>
        <table:table-row table:style-name="ro1">
          <table:table-cell office:value-type="float" office:value="0.000984276" calcext:value-type="float">
            <text:p>0.000984276</text:p>
          </table:table-cell>
          <table:table-cell office:value-type="float" office:value="0.00095014" calcext:value-type="float">
            <text:p>0.00095014</text:p>
          </table:table-cell>
          <table:table-cell office:value-type="float" office:value="0.000947813" calcext:value-type="float">
            <text:p>0.000947813</text:p>
          </table:table-cell>
          <table:table-cell office:value-type="float" office:value="0.00110927" calcext:value-type="float">
            <text:p>0.00110927</text:p>
          </table:table-cell>
          <table:table-cell office:value-type="float" office:value="0.00103625" calcext:value-type="float">
            <text:p>0.00103625</text:p>
          </table:table-cell>
          <table:table-cell office:value-type="float" office:value="0.00102367" calcext:value-type="float">
            <text:p>0.00102367</text:p>
          </table:table-cell>
        </table:table-row>
        <table:table-row table:style-name="ro1">
          <table:table-cell office:value-type="float" office:value="0.000733797" calcext:value-type="float">
            <text:p>0.000733797</text:p>
          </table:table-cell>
          <table:table-cell office:value-type="float" office:value="0.000877184" calcext:value-type="float">
            <text:p>0.000877184</text:p>
          </table:table-cell>
          <table:table-cell office:value-type="float" office:value="0.000861685" calcext:value-type="float">
            <text:p>0.000861685</text:p>
          </table:table-cell>
          <table:table-cell office:value-type="float" office:value="0.000810056" calcext:value-type="float">
            <text:p>0.000810056</text:p>
          </table:table-cell>
          <table:table-cell office:value-type="float" office:value="0.00114679" calcext:value-type="float">
            <text:p>0.00114679</text:p>
          </table:table-cell>
          <table:table-cell office:value-type="float" office:value="0.000938038" calcext:value-type="float">
            <text:p>0.000938038</text:p>
          </table:table-cell>
        </table:table-row>
        <table:table-row table:style-name="ro1">
          <table:table-cell office:value-type="float" office:value="0.000296162" calcext:value-type="float">
            <text:p>0.000296162</text:p>
          </table:table-cell>
          <table:table-cell office:value-type="float" office:value="0.000228661" calcext:value-type="float">
            <text:p>0.000228661</text:p>
          </table:table-cell>
          <table:table-cell office:value-type="float" office:value="0.000212899" calcext:value-type="float">
            <text:p>0.000212899</text:p>
          </table:table-cell>
          <table:table-cell office:value-type="float" office:value="0.00035536" calcext:value-type="float">
            <text:p>0.00035536</text:p>
          </table:table-cell>
          <table:table-cell office:value-type="float" office:value="0.000173165" calcext:value-type="float">
            <text:p>0.000173165</text:p>
          </table:table-cell>
          <table:table-cell office:value-type="float" office:value="0.000240258" calcext:value-type="float">
            <text:p>0.000240258</text:p>
          </table:table-cell>
        </table:table-row>
        <table:table-row table:style-name="ro1">
          <table:table-cell office:value-type="float" office:value="0.00141824" calcext:value-type="float">
            <text:p>0.00141824</text:p>
          </table:table-cell>
          <table:table-cell office:value-type="float" office:value="0.00161997" calcext:value-type="float">
            <text:p>0.00161997</text:p>
          </table:table-cell>
          <table:table-cell office:value-type="float" office:value="0.00111966" calcext:value-type="float">
            <text:p>0.00111966</text:p>
          </table:table-cell>
          <table:table-cell office:value-type="float" office:value="0.00173042" calcext:value-type="float">
            <text:p>0.00173042</text:p>
          </table:table-cell>
          <table:table-cell office:value-type="float" office:value="0.00175034" calcext:value-type="float">
            <text:p>0.00175034</text:p>
          </table:table-cell>
          <table:table-cell office:value-type="float" office:value="0.00139983" calcext:value-type="float">
            <text:p>0.00139983</text:p>
          </table:table-cell>
        </table:table-row>
        <table:table-row table:style-name="ro1">
          <table:table-cell office:value-type="float" office:value="0.00122141" calcext:value-type="float">
            <text:p>0.00122141</text:p>
          </table:table-cell>
          <table:table-cell office:value-type="float" office:value="0.00131348" calcext:value-type="float">
            <text:p>0.00131348</text:p>
          </table:table-cell>
          <table:table-cell office:value-type="float" office:value="0.00100312" calcext:value-type="float">
            <text:p>0.00100312</text:p>
          </table:table-cell>
          <table:table-cell office:value-type="float" office:value="0.00313403" calcext:value-type="float">
            <text:p>0.00313403</text:p>
          </table:table-cell>
          <table:table-cell office:value-type="float" office:value="0.00112256" calcext:value-type="float">
            <text:p>0.00112256</text:p>
          </table:table-cell>
          <table:table-cell office:value-type="float" office:value="0.00106707" calcext:value-type="float">
            <text:p>0.00106707</text:p>
          </table:table-cell>
        </table:table-row>
        <table:table-row table:style-name="ro1">
          <table:table-cell office:value-type="float" office:value="0.00686711" calcext:value-type="float">
            <text:p>0.00686711</text:p>
          </table:table-cell>
          <table:table-cell office:value-type="float" office:value="0.0075319" calcext:value-type="float">
            <text:p>0.0075319</text:p>
          </table:table-cell>
          <table:table-cell office:value-type="float" office:value="0.00452638" calcext:value-type="float">
            <text:p>0.00452638</text:p>
          </table:table-cell>
          <table:table-cell office:value-type="float" office:value="0.00822278" calcext:value-type="float">
            <text:p>0.00822278</text:p>
          </table:table-cell>
          <table:table-cell office:value-type="float" office:value="0.0059069" calcext:value-type="float">
            <text:p>0.0059069</text:p>
          </table:table-cell>
          <table:table-cell office:value-type="float" office:value="0.00600718" calcext:value-type="float">
            <text:p>0.00600718</text:p>
          </table:table-cell>
        </table:table-row>
        <table:table-row table:style-name="ro1">
          <table:table-cell office:value-type="float" office:value="0.00196125" calcext:value-type="float">
            <text:p>0.00196125</text:p>
          </table:table-cell>
          <table:table-cell office:value-type="float" office:value="0.00197358" calcext:value-type="float">
            <text:p>0.00197358</text:p>
          </table:table-cell>
          <table:table-cell office:value-type="float" office:value="0.00140717" calcext:value-type="float">
            <text:p>0.00140717</text:p>
          </table:table-cell>
          <table:table-cell office:value-type="float" office:value="0.00172549" calcext:value-type="float">
            <text:p>0.00172549</text:p>
          </table:table-cell>
          <table:table-cell office:value-type="float" office:value="0.00146441" calcext:value-type="float">
            <text:p>0.00146441</text:p>
          </table:table-cell>
          <table:table-cell office:value-type="float" office:value="0.00180397" calcext:value-type="float">
            <text:p>0.00180397</text:p>
          </table:table-cell>
        </table:table-row>
        <table:table-row table:style-name="ro1">
          <table:table-cell office:value-type="float" office:value="1.0967" calcext:value-type="float">
            <text:p>1.0967</text:p>
          </table:table-cell>
          <table:table-cell office:value-type="float" office:value="0.614196" calcext:value-type="float">
            <text:p>0.614196</text:p>
          </table:table-cell>
          <table:table-cell office:value-type="float" office:value="1.9798" calcext:value-type="float">
            <text:p>1.9798</text:p>
          </table:table-cell>
          <table:table-cell office:value-type="float" office:value="1.16796" calcext:value-type="float">
            <text:p>1.16796</text:p>
          </table:table-cell>
          <table:table-cell office:value-type="float" office:value="2.85081" calcext:value-type="float">
            <text:p>2.85081</text:p>
          </table:table-cell>
          <table:table-cell office:value-type="float" office:value="1.69078" calcext:value-type="float">
            <text:p>1.69078</text:p>
          </table:table-cell>
        </table:table-row>
        <table:table-row table:style-name="ro1">
          <table:table-cell office:value-type="float" office:value="0.0028095" calcext:value-type="float">
            <text:p>0.0028095</text:p>
          </table:table-cell>
          <table:table-cell office:value-type="float" office:value="0.00304213" calcext:value-type="float">
            <text:p>0.00304213</text:p>
          </table:table-cell>
          <table:table-cell office:value-type="float" office:value="0.00364359" calcext:value-type="float">
            <text:p>0.00364359</text:p>
          </table:table-cell>
          <table:table-cell office:value-type="float" office:value="0.00392346" calcext:value-type="float">
            <text:p>0.00392346</text:p>
          </table:table-cell>
          <table:table-cell office:value-type="float" office:value="0.00325653" calcext:value-type="float">
            <text:p>0.00325653</text:p>
          </table:table-cell>
          <table:table-cell office:value-type="float" office:value="0.00400591" calcext:value-type="float">
            <text:p>0.00400591</text:p>
          </table:table-cell>
        </table:table-row>
        <table:table-row table:style-name="ro1">
          <table:table-cell office:value-type="float" office:value="0.00154453" calcext:value-type="float">
            <text:p>0.00154453</text:p>
          </table:table-cell>
          <table:table-cell office:value-type="float" office:value="0.00221776" calcext:value-type="float">
            <text:p>0.00221776</text:p>
          </table:table-cell>
          <table:table-cell office:value-type="float" office:value="0.00224259" calcext:value-type="float">
            <text:p>0.00224259</text:p>
          </table:table-cell>
          <table:table-cell office:value-type="float" office:value="0.00221936" calcext:value-type="float">
            <text:p>0.00221936</text:p>
          </table:table-cell>
          <table:table-cell office:value-type="float" office:value="0.00235434" calcext:value-type="float">
            <text:p>0.00235434</text:p>
          </table:table-cell>
          <table:table-cell office:value-type="float" office:value="0.00135199" calcext:value-type="float">
            <text:p>0.00135199</text:p>
          </table:table-cell>
        </table:table-row>
        <table:table-row table:style-name="ro1">
          <table:table-cell office:value-type="float" office:value="0.00639963" calcext:value-type="float">
            <text:p>0.00639963</text:p>
          </table:table-cell>
          <table:table-cell office:value-type="float" office:value="0.0103966" calcext:value-type="float">
            <text:p>0.0103966</text:p>
          </table:table-cell>
          <table:table-cell office:value-type="float" office:value="0.0102638" calcext:value-type="float">
            <text:p>0.0102638</text:p>
          </table:table-cell>
          <table:table-cell office:value-type="float" office:value="0.0146661" calcext:value-type="float">
            <text:p>0.0146661</text:p>
          </table:table-cell>
          <table:table-cell office:value-type="float" office:value="0.0101271" calcext:value-type="float">
            <text:p>0.0101271</text:p>
          </table:table-cell>
          <table:table-cell office:value-type="float" office:value="0.00870285" calcext:value-type="float">
            <text:p>0.00870285</text:p>
          </table:table-cell>
        </table:table-row>
        <table:table-row table:style-name="ro1">
          <table:table-cell office:value-type="float" office:value="0.0035556" calcext:value-type="float">
            <text:p>0.0035556</text:p>
          </table:table-cell>
          <table:table-cell office:value-type="float" office:value="0.00353426" calcext:value-type="float">
            <text:p>0.00353426</text:p>
          </table:table-cell>
          <table:table-cell office:value-type="float" office:value="0.00408344" calcext:value-type="float">
            <text:p>0.00408344</text:p>
          </table:table-cell>
          <table:table-cell office:value-type="float" office:value="0.00622715" calcext:value-type="float">
            <text:p>0.00622715</text:p>
          </table:table-cell>
          <table:table-cell office:value-type="float" office:value="0.00206251" calcext:value-type="float">
            <text:p>0.00206251</text:p>
          </table:table-cell>
          <table:table-cell office:value-type="float" office:value="0.00394444" calcext:value-type="float">
            <text:p>0.00394444</text:p>
          </table:table-cell>
        </table:table-row>
        <table:table-row table:style-name="ro1">
          <table:table-cell office:value-type="float" office:value="1.1287" calcext:value-type="float">
            <text:p>1.1287</text:p>
          </table:table-cell>
          <table:table-cell office:value-type="float" office:value="0.646223" calcext:value-type="float">
            <text:p>0.646223</text:p>
          </table:table-cell>
          <table:table-cell office:value-type="float" office:value="2.0954" calcext:value-type="float">
            <text:p>2.0954</text:p>
          </table:table-cell>
          <table:table-cell office:value-type="float" office:value="1.28121" calcext:value-type="float">
            <text:p>1.28121</text:p>
          </table:table-cell>
          <table:table-cell office:value-type="float" office:value="3.13234" calcext:value-type="float">
            <text:p>3.13234</text:p>
          </table:table-cell>
          <table:table-cell office:value-type="float" office:value="1.84922" calcext:value-type="float">
            <text:p>1.84922</text:p>
          </table:table-cell>
        </table:table-row>
        <table:table-row table:style-name="ro1">
          <table:table-cell office:value-type="float" office:value="0.00250232" calcext:value-type="float">
            <text:p>0.00250232</text:p>
          </table:table-cell>
          <table:table-cell office:value-type="float" office:value="0.00193095" calcext:value-type="float">
            <text:p>0.00193095</text:p>
          </table:table-cell>
          <table:table-cell office:value-type="float" office:value="0.00298276" calcext:value-type="float">
            <text:p>0.00298276</text:p>
          </table:table-cell>
          <table:table-cell office:value-type="float" office:value="0.0021079" calcext:value-type="float">
            <text:p>0.0021079</text:p>
          </table:table-cell>
          <table:table-cell office:value-type="float" office:value="0.00177905" calcext:value-type="float">
            <text:p>0.00177905</text:p>
          </table:table-cell>
          <table:table-cell office:value-type="float" office:value="0.00245587" calcext:value-type="float">
            <text:p>0.00245587</text:p>
          </table:table-cell>
        </table:table-row>
        <table:table-row table:style-name="ro1">
          <table:table-cell office:value-type="float" office:value="0.00273801" calcext:value-type="float">
            <text:p>0.00273801</text:p>
          </table:table-cell>
          <table:table-cell office:value-type="float" office:value="0.00309423" calcext:value-type="float">
            <text:p>0.00309423</text:p>
          </table:table-cell>
          <table:table-cell office:value-type="float" office:value="0.00235922" calcext:value-type="float">
            <text:p>0.00235922</text:p>
          </table:table-cell>
          <table:table-cell office:value-type="float" office:value="0.00364835" calcext:value-type="float">
            <text:p>0.00364835</text:p>
          </table:table-cell>
          <table:table-cell office:value-type="float" office:value="0.00230679" calcext:value-type="float">
            <text:p>0.00230679</text:p>
          </table:table-cell>
          <table:table-cell office:value-type="float" office:value="0.00226323" calcext:value-type="float">
            <text:p>0.00226323</text:p>
          </table:table-cell>
        </table:table-row>
        <table:table-row table:style-name="ro1">
          <table:table-cell office:value-type="float" office:value="0.00308192" calcext:value-type="float">
            <text:p>0.00308192</text:p>
          </table:table-cell>
          <table:table-cell office:value-type="float" office:value="0.00232202" calcext:value-type="float">
            <text:p>0.00232202</text:p>
          </table:table-cell>
          <table:table-cell office:value-type="float" office:value="0.00217677" calcext:value-type="float">
            <text:p>0.00217677</text:p>
          </table:table-cell>
          <table:table-cell office:value-type="float" office:value="0.00297407" calcext:value-type="float">
            <text:p>0.00297407</text:p>
          </table:table-cell>
          <table:table-cell office:value-type="float" office:value="0.00210697" calcext:value-type="float">
            <text:p>0.00210697</text:p>
          </table:table-cell>
          <table:table-cell office:value-type="float" office:value="0.00268481" calcext:value-type="float">
            <text:p>0.00268481</text:p>
          </table:table-cell>
        </table:table-row>
        <table:table-row table:style-name="ro1">
          <table:table-cell office:value-type="float" office:value="0.00166158" calcext:value-type="float">
            <text:p>0.00166158</text:p>
          </table:table-cell>
          <table:table-cell office:value-type="float" office:value="0.00182205" calcext:value-type="float">
            <text:p>0.00182205</text:p>
          </table:table-cell>
          <table:table-cell office:value-type="float" office:value="0.00198188" calcext:value-type="float">
            <text:p>0.00198188</text:p>
          </table:table-cell>
          <table:table-cell office:value-type="float" office:value="0.00307814" calcext:value-type="float">
            <text:p>0.00307814</text:p>
          </table:table-cell>
          <table:table-cell office:value-type="float" office:value="0.00201867" calcext:value-type="float">
            <text:p>0.00201867</text:p>
          </table:table-cell>
          <table:table-cell office:value-type="float" office:value="0.00250226" calcext:value-type="float">
            <text:p>0.00250226</text:p>
          </table:table-cell>
        </table:table-row>
        <table:table-row table:style-name="ro1">
          <table:table-cell office:value-type="float" office:value="0.00012279" calcext:value-type="float">
            <text:p>0.00012279</text:p>
          </table:table-cell>
          <table:table-cell office:value-type="float" office:value="0.000125699" calcext:value-type="float">
            <text:p>0.000125699</text:p>
          </table:table-cell>
          <table:table-cell office:value-type="float" office:value="0.000118696" calcext:value-type="float">
            <text:p>0.000118696</text:p>
          </table:table-cell>
          <table:table-cell office:value-type="float" office:value="0.000119788" calcext:value-type="float">
            <text:p>0.000119788</text:p>
          </table:table-cell>
          <table:table-cell office:value-type="float" office:value="0.000123829" calcext:value-type="float">
            <text:p>0.000123829</text:p>
          </table:table-cell>
          <table:table-cell office:value-type="float" office:value="0.00012378" calcext:value-type="float">
            <text:p>0.00012378</text:p>
          </table:table-cell>
        </table:table-row>
        <table:table-row table:style-name="ro1">
          <table:table-cell office:value-type="float" office:value="0.00366081" calcext:value-type="float">
            <text:p>0.00366081</text:p>
          </table:table-cell>
          <table:table-cell office:value-type="float" office:value="0.00231734" calcext:value-type="float">
            <text:p>0.00231734</text:p>
          </table:table-cell>
          <table:table-cell office:value-type="float" office:value="0.00340541" calcext:value-type="float">
            <text:p>0.00340541</text:p>
          </table:table-cell>
          <table:table-cell office:value-type="float" office:value="0.0039337" calcext:value-type="float">
            <text:p>0.0039337</text:p>
          </table:table-cell>
          <table:table-cell office:value-type="float" office:value="0.00200526" calcext:value-type="float">
            <text:p>0.00200526</text:p>
          </table:table-cell>
          <table:table-cell office:value-type="float" office:value="0.00264844" calcext:value-type="float">
            <text:p>0.00264844</text:p>
          </table:table-cell>
        </table:table-row>
        <table:table-row table:style-name="ro1">
          <table:table-cell office:value-type="float" office:value="0.600918" calcext:value-type="float">
            <text:p>0.600918</text:p>
          </table:table-cell>
          <table:table-cell office:value-type="float" office:value="0.316916" calcext:value-type="float">
            <text:p>0.316916</text:p>
          </table:table-cell>
          <table:table-cell office:value-type="float" office:value="1.04852" calcext:value-type="float">
            <text:p>1.04852</text:p>
          </table:table-cell>
          <table:table-cell office:value-type="float" office:value="0.662408" calcext:value-type="float">
            <text:p>0.662408</text:p>
          </table:table-cell>
          <table:table-cell office:value-type="float" office:value="1.58463" calcext:value-type="float">
            <text:p>1.58463</text:p>
          </table:table-cell>
          <table:table-cell office:value-type="float" office:value="0.889598" calcext:value-type="float">
            <text:p>0.889598</text:p>
          </table:table-cell>
        </table:table-row>
        <table:table-row table:style-name="ro1">
          <table:table-cell office:value-type="float" office:value="0.00179438" calcext:value-type="float">
            <text:p>0.00179438</text:p>
          </table:table-cell>
          <table:table-cell office:value-type="float" office:value="0.00287781" calcext:value-type="float">
            <text:p>0.00287781</text:p>
          </table:table-cell>
          <table:table-cell office:value-type="float" office:value="0.00247207" calcext:value-type="float">
            <text:p>0.00247207</text:p>
          </table:table-cell>
          <table:table-cell office:value-type="float" office:value="0.00223394" calcext:value-type="float">
            <text:p>0.00223394</text:p>
          </table:table-cell>
          <table:table-cell office:value-type="float" office:value="0.00212836" calcext:value-type="float">
            <text:p>0.00212836</text:p>
          </table:table-cell>
          <table:table-cell office:value-type="float" office:value="0.0030708" calcext:value-type="float">
            <text:p>0.0030708</text:p>
          </table:table-cell>
        </table:table-row>
        <table:table-row table:style-name="ro1">
          <table:table-cell office:value-type="float" office:value="0.00246256" calcext:value-type="float">
            <text:p>0.00246256</text:p>
          </table:table-cell>
          <table:table-cell office:value-type="float" office:value="0.00110577" calcext:value-type="float">
            <text:p>0.00110577</text:p>
          </table:table-cell>
          <table:table-cell office:value-type="float" office:value="0.00237814" calcext:value-type="float">
            <text:p>0.00237814</text:p>
          </table:table-cell>
          <table:table-cell office:value-type="float" office:value="0.00218463" calcext:value-type="float">
            <text:p>0.00218463</text:p>
          </table:table-cell>
          <table:table-cell office:value-type="float" office:value="0.00275769" calcext:value-type="float">
            <text:p>0.00275769</text:p>
          </table:table-cell>
          <table:table-cell office:value-type="float" office:value="0.0026003" calcext:value-type="float">
            <text:p>0.0026003</text:p>
          </table:table-cell>
        </table:table-row>
        <table:table-row table:style-name="ro1">
          <table:table-cell office:value-type="float" office:value="1.07442" calcext:value-type="float">
            <text:p>1.07442</text:p>
          </table:table-cell>
          <table:table-cell office:value-type="float" office:value="0.602668" calcext:value-type="float">
            <text:p>0.602668</text:p>
          </table:table-cell>
          <table:table-cell office:value-type="float" office:value="2.04454" calcext:value-type="float">
            <text:p>2.04454</text:p>
          </table:table-cell>
          <table:table-cell office:value-type="float" office:value="1.061" calcext:value-type="float">
            <text:p>1.061</text:p>
          </table:table-cell>
          <table:table-cell office:value-type="float" office:value="2.96451" calcext:value-type="float">
            <text:p>2.96451</text:p>
          </table:table-cell>
          <table:table-cell office:value-type="float" office:value="1.7328" calcext:value-type="float">
            <text:p>1.7328</text:p>
          </table:table-cell>
        </table:table-row>
        <table:table-row table:style-name="ro1">
          <table:table-cell office:value-type="float" office:value="0.933663" calcext:value-type="float">
            <text:p>0.933663</text:p>
          </table:table-cell>
          <table:table-cell office:value-type="float" office:value="0.535692" calcext:value-type="float">
            <text:p>0.535692</text:p>
          </table:table-cell>
          <table:table-cell office:value-type="float" office:value="1.66053" calcext:value-type="float">
            <text:p>1.66053</text:p>
          </table:table-cell>
          <table:table-cell office:value-type="float" office:value="1.16778" calcext:value-type="float">
            <text:p>1.16778</text:p>
          </table:table-cell>
          <table:table-cell office:value-type="float" office:value="2.42571" calcext:value-type="float">
            <text:p>2.42571</text:p>
          </table:table-cell>
          <table:table-cell office:value-type="float" office:value="1.54903" calcext:value-type="float">
            <text:p>1.54903</text:p>
          </table:table-cell>
        </table:table-row>
        <table:table-row table:style-name="ro1">
          <table:table-cell office:value-type="float" office:value="0.00818675" calcext:value-type="float">
            <text:p>0.00818675</text:p>
          </table:table-cell>
          <table:table-cell office:value-type="float" office:value="0.00966801" calcext:value-type="float">
            <text:p>0.00966801</text:p>
          </table:table-cell>
          <table:table-cell office:value-type="float" office:value="0.0113958" calcext:value-type="float">
            <text:p>0.0113958</text:p>
          </table:table-cell>
          <table:table-cell office:value-type="float" office:value="0.0113427" calcext:value-type="float">
            <text:p>0.0113427</text:p>
          </table:table-cell>
          <table:table-cell office:value-type="float" office:value="0.00714193" calcext:value-type="float">
            <text:p>0.00714193</text:p>
          </table:table-cell>
          <table:table-cell office:value-type="float" office:value="0.00977692" calcext:value-type="float">
            <text:p>0.00977692</text:p>
          </table:table-cell>
        </table:table-row>
        <table:table-row table:style-name="ro1">
          <table:table-cell office:value-type="float" office:value="0.0943781" calcext:value-type="float">
            <text:p>0.0943781</text:p>
          </table:table-cell>
          <table:table-cell office:value-type="float" office:value="0.0926871" calcext:value-type="float">
            <text:p>0.0926871</text:p>
          </table:table-cell>
          <table:table-cell office:value-type="float" office:value="0.0739537" calcext:value-type="float">
            <text:p>0.0739537</text:p>
          </table:table-cell>
          <table:table-cell office:value-type="float" office:value="0.108352" calcext:value-type="float">
            <text:p>0.108352</text:p>
          </table:table-cell>
          <table:table-cell office:value-type="float" office:value="0.0965341" calcext:value-type="float">
            <text:p>0.0965341</text:p>
          </table:table-cell>
          <table:table-cell office:value-type="float" office:value="0.0936107" calcext:value-type="float">
            <text:p>0.0936107</text:p>
          </table:table-cell>
        </table:table-row>
        <table:table-row table:style-name="ro1">
          <table:table-cell office:value-type="float" office:value="0.00244908" calcext:value-type="float">
            <text:p>0.00244908</text:p>
          </table:table-cell>
          <table:table-cell office:value-type="float" office:value="0.00263935" calcext:value-type="float">
            <text:p>0.00263935</text:p>
          </table:table-cell>
          <table:table-cell office:value-type="float" office:value="0.00231036" calcext:value-type="float">
            <text:p>0.00231036</text:p>
          </table:table-cell>
          <table:table-cell office:value-type="float" office:value="0.00269728" calcext:value-type="float">
            <text:p>0.00269728</text:p>
          </table:table-cell>
          <table:table-cell office:value-type="float" office:value="0.00144183" calcext:value-type="float">
            <text:p>0.00144183</text:p>
          </table:table-cell>
          <table:table-cell office:value-type="float" office:value="0.00207084" calcext:value-type="float">
            <text:p>0.00207084</text:p>
          </table:table-cell>
        </table:table-row>
        <table:table-row table:style-name="ro1">
          <table:table-cell office:value-type="float" office:value="0.0581779" calcext:value-type="float">
            <text:p>0.0581779</text:p>
          </table:table-cell>
          <table:table-cell office:value-type="float" office:value="0.0598846" calcext:value-type="float">
            <text:p>0.0598846</text:p>
          </table:table-cell>
          <table:table-cell office:value-type="float" office:value="0.0377268" calcext:value-type="float">
            <text:p>0.0377268</text:p>
          </table:table-cell>
          <table:table-cell office:value-type="float" office:value="0.0582537" calcext:value-type="float">
            <text:p>0.0582537</text:p>
          </table:table-cell>
          <table:table-cell office:value-type="float" office:value="0.0394551" calcext:value-type="float">
            <text:p>0.0394551</text:p>
          </table:table-cell>
          <table:table-cell office:value-type="float" office:value="0.0627448" calcext:value-type="float">
            <text:p>0.0627448</text:p>
          </table:table-cell>
        </table:table-row>
        <table:table-row table:style-name="ro1">
          <table:table-cell office:value-type="float" office:value="0.00295083" calcext:value-type="float">
            <text:p>0.00295083</text:p>
          </table:table-cell>
          <table:table-cell office:value-type="float" office:value="0.00324795" calcext:value-type="float">
            <text:p>0.00324795</text:p>
          </table:table-cell>
          <table:table-cell office:value-type="float" office:value="0.00320798" calcext:value-type="float">
            <text:p>0.00320798</text:p>
          </table:table-cell>
          <table:table-cell office:value-type="float" office:value="0.00396792" calcext:value-type="float">
            <text:p>0.00396792</text:p>
          </table:table-cell>
          <table:table-cell office:value-type="float" office:value="0.00403025" calcext:value-type="float">
            <text:p>0.00403025</text:p>
          </table:table-cell>
          <table:table-cell office:value-type="float" office:value="0.00479659" calcext:value-type="float">
            <text:p>0.00479659</text:p>
          </table:table-cell>
        </table:table-row>
        <table:table-row table:style-name="ro1">
          <table:table-cell office:value-type="float" office:value="0.00154302" calcext:value-type="float">
            <text:p>0.00154302</text:p>
          </table:table-cell>
          <table:table-cell office:value-type="float" office:value="0.00110904" calcext:value-type="float">
            <text:p>0.00110904</text:p>
          </table:table-cell>
          <table:table-cell office:value-type="float" office:value="0.00142891" calcext:value-type="float">
            <text:p>0.00142891</text:p>
          </table:table-cell>
          <table:table-cell office:value-type="float" office:value="0.00170636" calcext:value-type="float">
            <text:p>0.00170636</text:p>
          </table:table-cell>
          <table:table-cell office:value-type="float" office:value="0.000583485" calcext:value-type="float">
            <text:p>0.000583485</text:p>
          </table:table-cell>
          <table:table-cell office:value-type="float" office:value="0.00145931" calcext:value-type="float">
            <text:p>0.00145931</text:p>
          </table:table-cell>
        </table:table-row>
        <table:table-row table:style-name="ro1">
          <table:table-cell office:value-type="float" office:value="0.000117433" calcext:value-type="float">
            <text:p>0.000117433</text:p>
          </table:table-cell>
          <table:table-cell office:value-type="float" office:value="0.000108918" calcext:value-type="float">
            <text:p>0.000108918</text:p>
          </table:table-cell>
          <table:table-cell office:value-type="float" office:value="0.000111368" calcext:value-type="float">
            <text:p>0.000111368</text:p>
          </table:table-cell>
          <table:table-cell office:value-type="float" office:value="0.000126463" calcext:value-type="float">
            <text:p>0.000126463</text:p>
          </table:table-cell>
          <table:table-cell office:value-type="float" office:value="0.00011096" calcext:value-type="float">
            <text:p>0.00011096</text:p>
          </table:table-cell>
          <table:table-cell office:value-type="float" office:value="0.000121362" calcext:value-type="float">
            <text:p>0.000121362</text:p>
          </table:table-cell>
        </table:table-row>
        <table:table-row table:style-name="ro1">
          <table:table-cell office:value-type="float" office:value="0.0031768" calcext:value-type="float">
            <text:p>0.0031768</text:p>
          </table:table-cell>
          <table:table-cell office:value-type="float" office:value="0.00182197" calcext:value-type="float">
            <text:p>0.00182197</text:p>
          </table:table-cell>
          <table:table-cell office:value-type="float" office:value="0.000996148" calcext:value-type="float">
            <text:p>0.000996148</text:p>
          </table:table-cell>
          <table:table-cell office:value-type="float" office:value="0.00476702" calcext:value-type="float">
            <text:p>0.00476702</text:p>
          </table:table-cell>
          <table:table-cell office:value-type="float" office:value="0.00277099" calcext:value-type="float">
            <text:p>0.00277099</text:p>
          </table:table-cell>
          <table:table-cell office:value-type="float" office:value="0.00113434" calcext:value-type="float">
            <text:p>0.00113434</text:p>
          </table:table-cell>
        </table:table-row>
        <table:table-row table:style-name="ro1">
          <table:table-cell office:value-type="float" office:value="0.000127238" calcext:value-type="float">
            <text:p>0.000127238</text:p>
          </table:table-cell>
          <table:table-cell office:value-type="float" office:value="0.000176631" calcext:value-type="float">
            <text:p>0.000176631</text:p>
          </table:table-cell>
          <table:table-cell office:value-type="float" office:value="0.000764686" calcext:value-type="float">
            <text:p>0.000764686</text:p>
          </table:table-cell>
          <table:table-cell office:value-type="float" office:value="0.000889297" calcext:value-type="float">
            <text:p>0.000889297</text:p>
          </table:table-cell>
          <table:table-cell office:value-type="float" office:value="0.000163214" calcext:value-type="float">
            <text:p>0.000163214</text:p>
          </table:table-cell>
          <table:table-cell office:value-type="float" office:value="0.00028455" calcext:value-type="float">
            <text:p>0.00028455</text:p>
          </table:table-cell>
        </table:table-row>
        <table:table-row table:style-name="ro1">
          <table:table-cell office:value-type="float" office:value="0.000138867" calcext:value-type="float">
            <text:p>0.000138867</text:p>
          </table:table-cell>
          <table:table-cell office:value-type="float" office:value="0.000139241" calcext:value-type="float">
            <text:p>0.000139241</text:p>
          </table:table-cell>
          <table:table-cell office:value-type="float" office:value="0.00015666" calcext:value-type="float">
            <text:p>0.00015666</text:p>
          </table:table-cell>
          <table:table-cell office:value-type="float" office:value="0.000162553" calcext:value-type="float">
            <text:p>0.000162553</text:p>
          </table:table-cell>
          <table:table-cell office:value-type="float" office:value="0.000145473" calcext:value-type="float">
            <text:p>0.000145473</text:p>
          </table:table-cell>
          <table:table-cell office:value-type="float" office:value="0.000251315" calcext:value-type="float">
            <text:p>0.000251315</text:p>
          </table:table-cell>
        </table:table-row>
        <table:table-row table:style-name="ro1">
          <table:table-cell office:value-type="float" office:value="0.00539194" calcext:value-type="float">
            <text:p>0.00539194</text:p>
          </table:table-cell>
          <table:table-cell office:value-type="float" office:value="0.0039262" calcext:value-type="float">
            <text:p>0.0039262</text:p>
          </table:table-cell>
          <table:table-cell office:value-type="float" office:value="0.00533102" calcext:value-type="float">
            <text:p>0.00533102</text:p>
          </table:table-cell>
          <table:table-cell office:value-type="float" office:value="0.00815485" calcext:value-type="float">
            <text:p>0.00815485</text:p>
          </table:table-cell>
          <table:table-cell office:value-type="float" office:value="0.00807259" calcext:value-type="float">
            <text:p>0.00807259</text:p>
          </table:table-cell>
          <table:table-cell office:value-type="float" office:value="0.005083" calcext:value-type="float">
            <text:p>0.005083</text:p>
          </table:table-cell>
        </table:table-row>
        <table:table-row table:style-name="ro1">
          <table:table-cell office:value-type="float" office:value="0.00323632" calcext:value-type="float">
            <text:p>0.00323632</text:p>
          </table:table-cell>
          <table:table-cell office:value-type="float" office:value="0.00189394" calcext:value-type="float">
            <text:p>0.00189394</text:p>
          </table:table-cell>
          <table:table-cell office:value-type="float" office:value="0.00239376" calcext:value-type="float">
            <text:p>0.00239376</text:p>
          </table:table-cell>
          <table:table-cell office:value-type="float" office:value="0.00460876" calcext:value-type="float">
            <text:p>0.00460876</text:p>
          </table:table-cell>
          <table:table-cell office:value-type="float" office:value="0.00297124" calcext:value-type="float">
            <text:p>0.00297124</text:p>
          </table:table-cell>
          <table:table-cell office:value-type="float" office:value="0.00310892" calcext:value-type="float">
            <text:p>0.00310892</text:p>
          </table:table-cell>
        </table:table-row>
        <table:table-row table:style-name="ro1">
          <table:table-cell office:value-type="float" office:value="0.000101502" calcext:value-type="float">
            <text:p>0.000101502</text:p>
          </table:table-cell>
          <table:table-cell table:style-name="ce4" office:value-type="float" office:value="0.0000761436" calcext:value-type="float">
            <text:p>7.61E-05</text:p>
          </table:table-cell>
          <table:table-cell office:value-type="float" office:value="0.000104095" calcext:value-type="float">
            <text:p>0.000104095</text:p>
          </table:table-cell>
          <table:table-cell office:value-type="float" office:value="0.000115819" calcext:value-type="float">
            <text:p>0.000115819</text:p>
          </table:table-cell>
          <table:table-cell office:value-type="float" office:value="0.000120606" calcext:value-type="float">
            <text:p>0.000120606</text:p>
          </table:table-cell>
          <table:table-cell office:value-type="float" office:value="0.000100093" calcext:value-type="float">
            <text:p>0.000100093</text:p>
          </table:table-cell>
        </table:table-row>
        <table:table-row table:style-name="ro1">
          <table:table-cell office:value-type="float" office:value="0.00549256" calcext:value-type="float">
            <text:p>0.00549256</text:p>
          </table:table-cell>
          <table:table-cell office:value-type="float" office:value="0.00188463" calcext:value-type="float">
            <text:p>0.00188463</text:p>
          </table:table-cell>
          <table:table-cell office:value-type="float" office:value="0.00237044" calcext:value-type="float">
            <text:p>0.00237044</text:p>
          </table:table-cell>
          <table:table-cell office:value-type="float" office:value="0.00341776" calcext:value-type="float">
            <text:p>0.00341776</text:p>
          </table:table-cell>
          <table:table-cell office:value-type="float" office:value="0.00324928" calcext:value-type="float">
            <text:p>0.00324928</text:p>
          </table:table-cell>
          <table:table-cell office:value-type="float" office:value="0.00448018" calcext:value-type="float">
            <text:p>0.00448018</text:p>
          </table:table-cell>
        </table:table-row>
        <table:table-row table:style-name="ro1">
          <table:table-cell office:value-type="float" office:value="0.0487034" calcext:value-type="float">
            <text:p>0.0487034</text:p>
          </table:table-cell>
          <table:table-cell office:value-type="float" office:value="0.0462266" calcext:value-type="float">
            <text:p>0.0462266</text:p>
          </table:table-cell>
          <table:table-cell office:value-type="float" office:value="0.0551141" calcext:value-type="float">
            <text:p>0.0551141</text:p>
          </table:table-cell>
          <table:table-cell office:value-type="float" office:value="0.0481605" calcext:value-type="float">
            <text:p>0.0481605</text:p>
          </table:table-cell>
          <table:table-cell office:value-type="float" office:value="0.0418683" calcext:value-type="float">
            <text:p>0.0418683</text:p>
          </table:table-cell>
          <table:table-cell office:value-type="float" office:value="0.0689764" calcext:value-type="float">
            <text:p>0.0689764</text:p>
          </table:table-cell>
        </table:table-row>
        <table:table-row table:style-name="ro1">
          <table:table-cell office:value-type="float" office:value="0.0550288" calcext:value-type="float">
            <text:p>0.0550288</text:p>
          </table:table-cell>
          <table:table-cell office:value-type="float" office:value="0.0525139" calcext:value-type="float">
            <text:p>0.0525139</text:p>
          </table:table-cell>
          <table:table-cell office:value-type="float" office:value="0.0553987" calcext:value-type="float">
            <text:p>0.0553987</text:p>
          </table:table-cell>
          <table:table-cell office:value-type="float" office:value="0.0489846" calcext:value-type="float">
            <text:p>0.0489846</text:p>
          </table:table-cell>
          <table:table-cell office:value-type="float" office:value="0.0648906" calcext:value-type="float">
            <text:p>0.0648906</text:p>
          </table:table-cell>
          <table:table-cell office:value-type="float" office:value="0.0641198" calcext:value-type="float">
            <text:p>0.0641198</text:p>
          </table:table-cell>
        </table:table-row>
        <table:table-row table:style-name="ro1">
          <table:table-cell office:value-type="float" office:value="0.00119713" calcext:value-type="float">
            <text:p>0.00119713</text:p>
          </table:table-cell>
          <table:table-cell office:value-type="float" office:value="0.00226769" calcext:value-type="float">
            <text:p>0.00226769</text:p>
          </table:table-cell>
          <table:table-cell office:value-type="float" office:value="0.000830159" calcext:value-type="float">
            <text:p>0.000830159</text:p>
          </table:table-cell>
          <table:table-cell office:value-type="float" office:value="0.000858225" calcext:value-type="float">
            <text:p>0.000858225</text:p>
          </table:table-cell>
          <table:table-cell office:value-type="float" office:value="0.000159635" calcext:value-type="float">
            <text:p>0.000159635</text:p>
          </table:table-cell>
          <table:table-cell office:value-type="float" office:value="0.00129786" calcext:value-type="float">
            <text:p>0.00129786</text:p>
          </table:table-cell>
        </table:table-row>
        <table:table-row table:style-name="ro1">
          <table:table-cell office:value-type="float" office:value="0.311737" calcext:value-type="float">
            <text:p>0.311737</text:p>
          </table:table-cell>
          <table:table-cell office:value-type="float" office:value="0.501141" calcext:value-type="float">
            <text:p>0.501141</text:p>
          </table:table-cell>
          <table:table-cell office:value-type="float" office:value="0.375338" calcext:value-type="float">
            <text:p>0.375338</text:p>
          </table:table-cell>
          <table:table-cell office:value-type="float" office:value="0.506458" calcext:value-type="float">
            <text:p>0.506458</text:p>
          </table:table-cell>
          <table:table-cell office:value-type="float" office:value="0.292019" calcext:value-type="float">
            <text:p>0.292019</text:p>
          </table:table-cell>
          <table:table-cell office:value-type="float" office:value="0.423794" calcext:value-type="float">
            <text:p>0.423794</text:p>
          </table:table-cell>
        </table:table-row>
        <table:table-row table:style-name="ro1">
          <table:table-cell office:value-type="float" office:value="0.0035844" calcext:value-type="float">
            <text:p>0.0035844</text:p>
          </table:table-cell>
          <table:table-cell office:value-type="float" office:value="0.00345469" calcext:value-type="float">
            <text:p>0.00345469</text:p>
          </table:table-cell>
          <table:table-cell office:value-type="float" office:value="0.00406585" calcext:value-type="float">
            <text:p>0.00406585</text:p>
          </table:table-cell>
          <table:table-cell office:value-type="float" office:value="0.00379354" calcext:value-type="float">
            <text:p>0.00379354</text:p>
          </table:table-cell>
          <table:table-cell office:value-type="float" office:value="0.0031604" calcext:value-type="float">
            <text:p>0.0031604</text:p>
          </table:table-cell>
          <table:table-cell office:value-type="float" office:value="0.00235535" calcext:value-type="float">
            <text:p>0.00235535</text:p>
          </table:table-cell>
        </table:table-row>
        <table:table-row table:style-name="ro1">
          <table:table-cell office:value-type="float" office:value="0.00531273" calcext:value-type="float">
            <text:p>0.00531273</text:p>
          </table:table-cell>
          <table:table-cell office:value-type="float" office:value="0.00485238" calcext:value-type="float">
            <text:p>0.00485238</text:p>
          </table:table-cell>
          <table:table-cell office:value-type="float" office:value="0.00331355" calcext:value-type="float">
            <text:p>0.00331355</text:p>
          </table:table-cell>
          <table:table-cell office:value-type="float" office:value="0.00484385" calcext:value-type="float">
            <text:p>0.00484385</text:p>
          </table:table-cell>
          <table:table-cell office:value-type="float" office:value="0.00392207" calcext:value-type="float">
            <text:p>0.00392207</text:p>
          </table:table-cell>
          <table:table-cell office:value-type="float" office:value="0.00530958" calcext:value-type="float">
            <text:p>0.00530958</text:p>
          </table:table-cell>
        </table:table-row>
        <table:table-row table:style-name="ro1">
          <table:table-cell office:value-type="float" office:value="0.00262682" calcext:value-type="float">
            <text:p>0.00262682</text:p>
          </table:table-cell>
          <table:table-cell office:value-type="float" office:value="0.00254268" calcext:value-type="float">
            <text:p>0.00254268</text:p>
          </table:table-cell>
          <table:table-cell office:value-type="float" office:value="0.00306152" calcext:value-type="float">
            <text:p>0.00306152</text:p>
          </table:table-cell>
          <table:table-cell office:value-type="float" office:value="0.00292793" calcext:value-type="float">
            <text:p>0.00292793</text:p>
          </table:table-cell>
          <table:table-cell office:value-type="float" office:value="0.00237713" calcext:value-type="float">
            <text:p>0.00237713</text:p>
          </table:table-cell>
          <table:table-cell office:value-type="float" office:value="0.00305995" calcext:value-type="float">
            <text:p>0.00305995</text:p>
          </table:table-cell>
        </table:table-row>
        <table:table-row table:style-name="ro1">
          <table:table-cell office:value-type="float" office:value="0.00985766" calcext:value-type="float">
            <text:p>0.00985766</text:p>
          </table:table-cell>
          <table:table-cell office:value-type="float" office:value="0.00817793" calcext:value-type="float">
            <text:p>0.00817793</text:p>
          </table:table-cell>
          <table:table-cell office:value-type="float" office:value="0.00696182" calcext:value-type="float">
            <text:p>0.00696182</text:p>
          </table:table-cell>
          <table:table-cell office:value-type="float" office:value="0.0143929" calcext:value-type="float">
            <text:p>0.0143929</text:p>
          </table:table-cell>
          <table:table-cell office:value-type="float" office:value="0.00899565" calcext:value-type="float">
            <text:p>0.00899565</text:p>
          </table:table-cell>
          <table:table-cell office:value-type="float" office:value="0.00812666" calcext:value-type="float">
            <text:p>0.00812666</text:p>
          </table:table-cell>
        </table:table-row>
        <table:table-row table:style-name="ro1">
          <table:table-cell office:value-type="float" office:value="0.00199966" calcext:value-type="float">
            <text:p>0.00199966</text:p>
          </table:table-cell>
          <table:table-cell office:value-type="float" office:value="0.000772354" calcext:value-type="float">
            <text:p>0.000772354</text:p>
          </table:table-cell>
          <table:table-cell office:value-type="float" office:value="0.00113378" calcext:value-type="float">
            <text:p>0.00113378</text:p>
          </table:table-cell>
          <table:table-cell office:value-type="float" office:value="0.000576365" calcext:value-type="float">
            <text:p>0.000576365</text:p>
          </table:table-cell>
          <table:table-cell office:value-type="float" office:value="0.000997786" calcext:value-type="float">
            <text:p>0.000997786</text:p>
          </table:table-cell>
          <table:table-cell office:value-type="float" office:value="0.000171001" calcext:value-type="float">
            <text:p>0.000171001</text:p>
          </table:table-cell>
        </table:table-row>
        <table:table-row table:style-name="ro1">
          <table:table-cell office:value-type="float" office:value="0.00562365" calcext:value-type="float">
            <text:p>0.00562365</text:p>
          </table:table-cell>
          <table:table-cell office:value-type="float" office:value="0.00342609" calcext:value-type="float">
            <text:p>0.00342609</text:p>
          </table:table-cell>
          <table:table-cell office:value-type="float" office:value="0.0041672" calcext:value-type="float">
            <text:p>0.0041672</text:p>
          </table:table-cell>
          <table:table-cell office:value-type="float" office:value="0.00752321" calcext:value-type="float">
            <text:p>0.00752321</text:p>
          </table:table-cell>
          <table:table-cell office:value-type="float" office:value="0.00408827" calcext:value-type="float">
            <text:p>0.00408827</text:p>
          </table:table-cell>
          <table:table-cell office:value-type="float" office:value="0.00397844" calcext:value-type="float">
            <text:p>0.00397844</text:p>
          </table:table-cell>
        </table:table-row>
        <table:table-row table:style-name="ro1">
          <table:table-cell office:value-type="float" office:value="0.00359201" calcext:value-type="float">
            <text:p>0.00359201</text:p>
          </table:table-cell>
          <table:table-cell office:value-type="float" office:value="0.00362179" calcext:value-type="float">
            <text:p>0.00362179</text:p>
          </table:table-cell>
          <table:table-cell office:value-type="float" office:value="0.0034084" calcext:value-type="float">
            <text:p>0.0034084</text:p>
          </table:table-cell>
          <table:table-cell office:value-type="float" office:value="0.0040731" calcext:value-type="float">
            <text:p>0.0040731</text:p>
          </table:table-cell>
          <table:table-cell office:value-type="float" office:value="0.00386881" calcext:value-type="float">
            <text:p>0.00386881</text:p>
          </table:table-cell>
          <table:table-cell office:value-type="float" office:value="0.00167637" calcext:value-type="float">
            <text:p>0.00167637</text:p>
          </table:table-cell>
        </table:table-row>
        <table:table-row table:style-name="ro1">
          <table:table-cell office:value-type="float" office:value="0.00904888" calcext:value-type="float">
            <text:p>0.00904888</text:p>
          </table:table-cell>
          <table:table-cell office:value-type="float" office:value="0.00674076" calcext:value-type="float">
            <text:p>0.00674076</text:p>
          </table:table-cell>
          <table:table-cell office:value-type="float" office:value="0.00901935" calcext:value-type="float">
            <text:p>0.00901935</text:p>
          </table:table-cell>
          <table:table-cell office:value-type="float" office:value="0.0114419" calcext:value-type="float">
            <text:p>0.0114419</text:p>
          </table:table-cell>
          <table:table-cell office:value-type="float" office:value="0.00731541" calcext:value-type="float">
            <text:p>0.00731541</text:p>
          </table:table-cell>
          <table:table-cell office:value-type="float" office:value="0.00948882" calcext:value-type="float">
            <text:p>0.00948882</text:p>
          </table:table-cell>
        </table:table-row>
        <table:table-row table:style-name="ro1">
          <table:table-cell office:value-type="float" office:value="0.00475548" calcext:value-type="float">
            <text:p>0.00475548</text:p>
          </table:table-cell>
          <table:table-cell office:value-type="float" office:value="0.00612966" calcext:value-type="float">
            <text:p>0.00612966</text:p>
          </table:table-cell>
          <table:table-cell office:value-type="float" office:value="0.00798329" calcext:value-type="float">
            <text:p>0.00798329</text:p>
          </table:table-cell>
          <table:table-cell office:value-type="float" office:value="0.00971887" calcext:value-type="float">
            <text:p>0.00971887</text:p>
          </table:table-cell>
          <table:table-cell office:value-type="float" office:value="0.00875182" calcext:value-type="float">
            <text:p>0.00875182</text:p>
          </table:table-cell>
          <table:table-cell office:value-type="float" office:value="0.00931956" calcext:value-type="float">
            <text:p>0.00931956</text:p>
          </table:table-cell>
        </table:table-row>
        <table:table-row table:style-name="ro1">
          <table:table-cell office:value-type="float" office:value="0.000114826" calcext:value-type="float">
            <text:p>0.000114826</text:p>
          </table:table-cell>
          <table:table-cell office:value-type="float" office:value="0.000141356" calcext:value-type="float">
            <text:p>0.000141356</text:p>
          </table:table-cell>
          <table:table-cell office:value-type="float" office:value="0.000150005" calcext:value-type="float">
            <text:p>0.000150005</text:p>
          </table:table-cell>
          <table:table-cell office:value-type="float" office:value="0.00013971" calcext:value-type="float">
            <text:p>0.00013971</text:p>
          </table:table-cell>
          <table:table-cell office:value-type="float" office:value="0.00013556" calcext:value-type="float">
            <text:p>0.00013556</text:p>
          </table:table-cell>
          <table:table-cell office:value-type="float" office:value="0.000140018" calcext:value-type="float">
            <text:p>0.000140018</text:p>
          </table:table-cell>
        </table:table-row>
        <table:table-row table:style-name="ro1">
          <table:table-cell office:value-type="float" office:value="1.10283" calcext:value-type="float">
            <text:p>1.10283</text:p>
          </table:table-cell>
          <table:table-cell office:value-type="float" office:value="0.655162" calcext:value-type="float">
            <text:p>0.655162</text:p>
          </table:table-cell>
          <table:table-cell office:value-type="float" office:value="2.17393" calcext:value-type="float">
            <text:p>2.17393</text:p>
          </table:table-cell>
          <table:table-cell office:value-type="float" office:value="1.33553" calcext:value-type="float">
            <text:p>1.33553</text:p>
          </table:table-cell>
          <table:table-cell office:value-type="float" office:value="3.10549" calcext:value-type="float">
            <text:p>3.10549</text:p>
          </table:table-cell>
          <table:table-cell office:value-type="float" office:value="1.68863" calcext:value-type="float">
            <text:p>1.68863</text:p>
          </table:table-cell>
        </table:table-row>
        <table:table-row table:style-name="ro1">
          <table:table-cell office:value-type="float" office:value="0.00519262" calcext:value-type="float">
            <text:p>0.00519262</text:p>
          </table:table-cell>
          <table:table-cell office:value-type="float" office:value="0.00366861" calcext:value-type="float">
            <text:p>0.00366861</text:p>
          </table:table-cell>
          <table:table-cell office:value-type="float" office:value="0.0053959" calcext:value-type="float">
            <text:p>0.0053959</text:p>
          </table:table-cell>
          <table:table-cell office:value-type="float" office:value="0.00575502" calcext:value-type="float">
            <text:p>0.00575502</text:p>
          </table:table-cell>
          <table:table-cell office:value-type="float" office:value="0.00353253" calcext:value-type="float">
            <text:p>0.00353253</text:p>
          </table:table-cell>
          <table:table-cell office:value-type="float" office:value="0.00441783" calcext:value-type="float">
            <text:p>0.00441783</text:p>
          </table:table-cell>
        </table:table-row>
        <table:table-row table:style-name="ro1">
          <table:table-cell office:value-type="float" office:value="0.00211822" calcext:value-type="float">
            <text:p>0.00211822</text:p>
          </table:table-cell>
          <table:table-cell office:value-type="float" office:value="0.00187822" calcext:value-type="float">
            <text:p>0.00187822</text:p>
          </table:table-cell>
          <table:table-cell office:value-type="float" office:value="0.000349723" calcext:value-type="float">
            <text:p>0.000349723</text:p>
          </table:table-cell>
          <table:table-cell office:value-type="float" office:value="0.000640659" calcext:value-type="float">
            <text:p>0.000640659</text:p>
          </table:table-cell>
          <table:table-cell office:value-type="float" office:value="0.00288788" calcext:value-type="float">
            <text:p>0.00288788</text:p>
          </table:table-cell>
          <table:table-cell office:value-type="float" office:value="0.000438126" calcext:value-type="float">
            <text:p>0.000438126</text:p>
          </table:table-cell>
        </table:table-row>
        <table:table-row table:style-name="ro1">
          <table:table-cell office:value-type="float" office:value="0.00421151" calcext:value-type="float">
            <text:p>0.00421151</text:p>
          </table:table-cell>
          <table:table-cell office:value-type="float" office:value="0.0041906" calcext:value-type="float">
            <text:p>0.0041906</text:p>
          </table:table-cell>
          <table:table-cell office:value-type="float" office:value="0.00352841" calcext:value-type="float">
            <text:p>0.00352841</text:p>
          </table:table-cell>
          <table:table-cell office:value-type="float" office:value="0.00388057" calcext:value-type="float">
            <text:p>0.00388057</text:p>
          </table:table-cell>
          <table:table-cell office:value-type="float" office:value="0.00270631" calcext:value-type="float">
            <text:p>0.00270631</text:p>
          </table:table-cell>
          <table:table-cell office:value-type="float" office:value="0.00419728" calcext:value-type="float">
            <text:p>0.00419728</text:p>
          </table:table-cell>
        </table:table-row>
        <table:table-row table:style-name="ro1">
          <table:table-cell office:value-type="float" office:value="0.185461" calcext:value-type="float">
            <text:p>0.185461</text:p>
          </table:table-cell>
          <table:table-cell office:value-type="float" office:value="0.204603" calcext:value-type="float">
            <text:p>0.204603</text:p>
          </table:table-cell>
          <table:table-cell office:value-type="float" office:value="0.203237" calcext:value-type="float">
            <text:p>0.203237</text:p>
          </table:table-cell>
          <table:table-cell office:value-type="float" office:value="0.194943" calcext:value-type="float">
            <text:p>0.194943</text:p>
          </table:table-cell>
          <table:table-cell office:value-type="float" office:value="0.181457" calcext:value-type="float">
            <text:p>0.181457</text:p>
          </table:table-cell>
          <table:table-cell office:value-type="float" office:value="0.217142" calcext:value-type="float">
            <text:p>0.217142</text:p>
          </table:table-cell>
        </table:table-row>
        <table:table-row table:style-name="ro1">
          <table:table-cell office:value-type="float" office:value="0.000174135" calcext:value-type="float">
            <text:p>0.000174135</text:p>
          </table:table-cell>
          <table:table-cell office:value-type="float" office:value="0.000152179" calcext:value-type="float">
            <text:p>0.000152179</text:p>
          </table:table-cell>
          <table:table-cell office:value-type="float" office:value="0.000166309" calcext:value-type="float">
            <text:p>0.000166309</text:p>
          </table:table-cell>
          <table:table-cell office:value-type="float" office:value="0.000155995" calcext:value-type="float">
            <text:p>0.000155995</text:p>
          </table:table-cell>
          <table:table-cell office:value-type="float" office:value="0.000163997" calcext:value-type="float">
            <text:p>0.000163997</text:p>
          </table:table-cell>
          <table:table-cell office:value-type="float" office:value="0.000169198" calcext:value-type="float">
            <text:p>0.000169198</text:p>
          </table:table-cell>
        </table:table-row>
        <table:table-row table:style-name="ro1">
          <table:table-cell office:value-type="float" office:value="0.00213025" calcext:value-type="float">
            <text:p>0.00213025</text:p>
          </table:table-cell>
          <table:table-cell office:value-type="float" office:value="0.00239902" calcext:value-type="float">
            <text:p>0.00239902</text:p>
          </table:table-cell>
          <table:table-cell office:value-type="float" office:value="0.00129779" calcext:value-type="float">
            <text:p>0.00129779</text:p>
          </table:table-cell>
          <table:table-cell office:value-type="float" office:value="0.00293155" calcext:value-type="float">
            <text:p>0.00293155</text:p>
          </table:table-cell>
          <table:table-cell office:value-type="float" office:value="0.0027873" calcext:value-type="float">
            <text:p>0.0027873</text:p>
          </table:table-cell>
          <table:table-cell office:value-type="float" office:value="0.00136141" calcext:value-type="float">
            <text:p>0.00136141</text:p>
          </table:table-cell>
        </table:table-row>
        <table:table-row table:style-name="ro1">
          <table:table-cell office:value-type="float" office:value="0.00423121" calcext:value-type="float">
            <text:p>0.00423121</text:p>
          </table:table-cell>
          <table:table-cell office:value-type="float" office:value="0.00347289" calcext:value-type="float">
            <text:p>0.00347289</text:p>
          </table:table-cell>
          <table:table-cell office:value-type="float" office:value="0.00108103" calcext:value-type="float">
            <text:p>0.00108103</text:p>
          </table:table-cell>
          <table:table-cell office:value-type="float" office:value="0.00406821" calcext:value-type="float">
            <text:p>0.00406821</text:p>
          </table:table-cell>
          <table:table-cell office:value-type="float" office:value="0.00324814" calcext:value-type="float">
            <text:p>0.00324814</text:p>
          </table:table-cell>
          <table:table-cell office:value-type="float" office:value="0.00763925" calcext:value-type="float">
            <text:p>0.00763925</text:p>
          </table:table-cell>
        </table:table-row>
        <table:table-row table:style-name="ro1">
          <table:table-cell office:value-type="float" office:value="0.00162913" calcext:value-type="float">
            <text:p>0.00162913</text:p>
          </table:table-cell>
          <table:table-cell office:value-type="float" office:value="0.000956234" calcext:value-type="float">
            <text:p>0.000956234</text:p>
          </table:table-cell>
          <table:table-cell office:value-type="float" office:value="0.00189024" calcext:value-type="float">
            <text:p>0.00189024</text:p>
          </table:table-cell>
          <table:table-cell office:value-type="float" office:value="0.0037317" calcext:value-type="float">
            <text:p>0.0037317</text:p>
          </table:table-cell>
          <table:table-cell office:value-type="float" office:value="0.0021237" calcext:value-type="float">
            <text:p>0.0021237</text:p>
          </table:table-cell>
          <table:table-cell office:value-type="float" office:value="0.00147742" calcext:value-type="float">
            <text:p>0.00147742</text:p>
          </table:table-cell>
        </table:table-row>
        <table:table-row table:style-name="ro1">
          <table:table-cell office:value-type="float" office:value="0.00342003" calcext:value-type="float">
            <text:p>0.00342003</text:p>
          </table:table-cell>
          <table:table-cell office:value-type="float" office:value="0.00475697" calcext:value-type="float">
            <text:p>0.00475697</text:p>
          </table:table-cell>
          <table:table-cell office:value-type="float" office:value="0.00540722" calcext:value-type="float">
            <text:p>0.00540722</text:p>
          </table:table-cell>
          <table:table-cell office:value-type="float" office:value="0.00380075" calcext:value-type="float">
            <text:p>0.00380075</text:p>
          </table:table-cell>
          <table:table-cell office:value-type="float" office:value="0.00290894" calcext:value-type="float">
            <text:p>0.00290894</text:p>
          </table:table-cell>
          <table:table-cell office:value-type="float" office:value="0.00573169" calcext:value-type="float">
            <text:p>0.00573169</text:p>
          </table:table-cell>
        </table:table-row>
        <table:table-row table:style-name="ro1">
          <table:table-cell office:value-type="float" office:value="0.00452737" calcext:value-type="float">
            <text:p>0.00452737</text:p>
          </table:table-cell>
          <table:table-cell office:value-type="float" office:value="0.004462" calcext:value-type="float">
            <text:p>0.004462</text:p>
          </table:table-cell>
          <table:table-cell office:value-type="float" office:value="0.00473303" calcext:value-type="float">
            <text:p>0.00473303</text:p>
          </table:table-cell>
          <table:table-cell office:value-type="float" office:value="0.00377058" calcext:value-type="float">
            <text:p>0.00377058</text:p>
          </table:table-cell>
          <table:table-cell office:value-type="float" office:value="0.0047951" calcext:value-type="float">
            <text:p>0.0047951</text:p>
          </table:table-cell>
          <table:table-cell office:value-type="float" office:value="0.00461701" calcext:value-type="float">
            <text:p>0.00461701</text:p>
          </table:table-cell>
        </table:table-row>
        <table:table-row table:style-name="ro1">
          <table:table-cell office:value-type="float" office:value="0.0184969" calcext:value-type="float">
            <text:p>0.0184969</text:p>
          </table:table-cell>
          <table:table-cell office:value-type="float" office:value="0.0123592" calcext:value-type="float">
            <text:p>0.0123592</text:p>
          </table:table-cell>
          <table:table-cell office:value-type="float" office:value="0.0110556" calcext:value-type="float">
            <text:p>0.0110556</text:p>
          </table:table-cell>
          <table:table-cell office:value-type="float" office:value="0.0186144" calcext:value-type="float">
            <text:p>0.0186144</text:p>
          </table:table-cell>
          <table:table-cell office:value-type="float" office:value="0.018354" calcext:value-type="float">
            <text:p>0.018354</text:p>
          </table:table-cell>
          <table:table-cell office:value-type="float" office:value="0.0119342" calcext:value-type="float">
            <text:p>0.0119342</text:p>
          </table:table-cell>
        </table:table-row>
        <table:table-row table:style-name="ro1">
          <table:table-cell office:value-type="float" office:value="0.00386591" calcext:value-type="float">
            <text:p>0.00386591</text:p>
          </table:table-cell>
          <table:table-cell office:value-type="float" office:value="0.00238363" calcext:value-type="float">
            <text:p>0.00238363</text:p>
          </table:table-cell>
          <table:table-cell office:value-type="float" office:value="0.00216844" calcext:value-type="float">
            <text:p>0.00216844</text:p>
          </table:table-cell>
          <table:table-cell office:value-type="float" office:value="0.0024027" calcext:value-type="float">
            <text:p>0.0024027</text:p>
          </table:table-cell>
          <table:table-cell office:value-type="float" office:value="0.00251657" calcext:value-type="float">
            <text:p>0.00251657</text:p>
          </table:table-cell>
          <table:table-cell office:value-type="float" office:value="0.00338672" calcext:value-type="float">
            <text:p>0.00338672</text:p>
          </table:table-cell>
        </table:table-row>
        <table:table-row table:style-name="ro1">
          <table:table-cell office:value-type="float" office:value="0.00653653" calcext:value-type="float">
            <text:p>0.00653653</text:p>
          </table:table-cell>
          <table:table-cell office:value-type="float" office:value="0.00645883" calcext:value-type="float">
            <text:p>0.00645883</text:p>
          </table:table-cell>
          <table:table-cell office:value-type="float" office:value="0.0088983" calcext:value-type="float">
            <text:p>0.0088983</text:p>
          </table:table-cell>
          <table:table-cell office:value-type="float" office:value="0.00644299" calcext:value-type="float">
            <text:p>0.00644299</text:p>
          </table:table-cell>
          <table:table-cell office:value-type="float" office:value="0.00662775" calcext:value-type="float">
            <text:p>0.00662775</text:p>
          </table:table-cell>
          <table:table-cell office:value-type="float" office:value="0.00542474" calcext:value-type="float">
            <text:p>0.00542474</text:p>
          </table:table-cell>
        </table:table-row>
        <table:table-row table:style-name="ro1">
          <table:table-cell office:value-type="float" office:value="0.00294025" calcext:value-type="float">
            <text:p>0.00294025</text:p>
          </table:table-cell>
          <table:table-cell office:value-type="float" office:value="0.0043476" calcext:value-type="float">
            <text:p>0.0043476</text:p>
          </table:table-cell>
          <table:table-cell office:value-type="float" office:value="0.0035145" calcext:value-type="float">
            <text:p>0.0035145</text:p>
          </table:table-cell>
          <table:table-cell office:value-type="float" office:value="0.00436541" calcext:value-type="float">
            <text:p>0.00436541</text:p>
          </table:table-cell>
          <table:table-cell office:value-type="float" office:value="0.0029202" calcext:value-type="float">
            <text:p>0.0029202</text:p>
          </table:table-cell>
          <table:table-cell office:value-type="float" office:value="0.00470215" calcext:value-type="float">
            <text:p>0.00470215</text:p>
          </table:table-cell>
        </table:table-row>
        <table:table-row table:style-name="ro1">
          <table:table-cell office:value-type="float" office:value="0.00463088" calcext:value-type="float">
            <text:p>0.00463088</text:p>
          </table:table-cell>
          <table:table-cell office:value-type="float" office:value="0.00561415" calcext:value-type="float">
            <text:p>0.00561415</text:p>
          </table:table-cell>
          <table:table-cell office:value-type="float" office:value="0.00458665" calcext:value-type="float">
            <text:p>0.00458665</text:p>
          </table:table-cell>
          <table:table-cell office:value-type="float" office:value="0.0043485" calcext:value-type="float">
            <text:p>0.0043485</text:p>
          </table:table-cell>
          <table:table-cell office:value-type="float" office:value="0.00627213" calcext:value-type="float">
            <text:p>0.00627213</text:p>
          </table:table-cell>
          <table:table-cell office:value-type="float" office:value="0.0081475" calcext:value-type="float">
            <text:p>0.0081475</text:p>
          </table:table-cell>
        </table:table-row>
        <table:table-row table:style-name="ro1">
          <table:table-cell office:value-type="float" office:value="0.00291045" calcext:value-type="float">
            <text:p>0.00291045</text:p>
          </table:table-cell>
          <table:table-cell office:value-type="float" office:value="0.00291402" calcext:value-type="float">
            <text:p>0.00291402</text:p>
          </table:table-cell>
          <table:table-cell office:value-type="float" office:value="0.00313022" calcext:value-type="float">
            <text:p>0.00313022</text:p>
          </table:table-cell>
          <table:table-cell office:value-type="float" office:value="0.00131258" calcext:value-type="float">
            <text:p>0.00131258</text:p>
          </table:table-cell>
          <table:table-cell office:value-type="float" office:value="0.00413424" calcext:value-type="float">
            <text:p>0.00413424</text:p>
          </table:table-cell>
          <table:table-cell office:value-type="float" office:value="0.00112957" calcext:value-type="float">
            <text:p>0.00112957</text:p>
          </table:table-cell>
        </table:table-row>
        <table:table-row table:style-name="ro1">
          <table:table-cell office:value-type="float" office:value="0.000184546" calcext:value-type="float">
            <text:p>0.000184546</text:p>
          </table:table-cell>
          <table:table-cell office:value-type="float" office:value="0.000162213" calcext:value-type="float">
            <text:p>0.000162213</text:p>
          </table:table-cell>
          <table:table-cell office:value-type="float" office:value="0.000110148" calcext:value-type="float">
            <text:p>0.000110148</text:p>
          </table:table-cell>
          <table:table-cell office:value-type="float" office:value="0.000162445" calcext:value-type="float">
            <text:p>0.000162445</text:p>
          </table:table-cell>
          <table:table-cell office:value-type="float" office:value="0.000186201" calcext:value-type="float">
            <text:p>0.000186201</text:p>
          </table:table-cell>
          <table:table-cell office:value-type="float" office:value="0.000149269" calcext:value-type="float">
            <text:p>0.000149269</text:p>
          </table:table-cell>
        </table:table-row>
        <table:table-row table:style-name="ro1">
          <table:table-cell office:value-type="float" office:value="0.00423088" calcext:value-type="float">
            <text:p>0.00423088</text:p>
          </table:table-cell>
          <table:table-cell office:value-type="float" office:value="0.00192323" calcext:value-type="float">
            <text:p>0.00192323</text:p>
          </table:table-cell>
          <table:table-cell office:value-type="float" office:value="0.0095765" calcext:value-type="float">
            <text:p>0.0095765</text:p>
          </table:table-cell>
          <table:table-cell office:value-type="float" office:value="0.00749164" calcext:value-type="float">
            <text:p>0.00749164</text:p>
          </table:table-cell>
          <table:table-cell office:value-type="float" office:value="0.00155356" calcext:value-type="float">
            <text:p>0.00155356</text:p>
          </table:table-cell>
          <table:table-cell office:value-type="float" office:value="0.00352757" calcext:value-type="float">
            <text:p>0.00352757</text:p>
          </table:table-cell>
        </table:table-row>
        <table:table-row table:style-name="ro1">
          <table:table-cell office:value-type="float" office:value="0.00506863" calcext:value-type="float">
            <text:p>0.00506863</text:p>
          </table:table-cell>
          <table:table-cell office:value-type="float" office:value="0.00703362" calcext:value-type="float">
            <text:p>0.00703362</text:p>
          </table:table-cell>
          <table:table-cell office:value-type="float" office:value="0.005419" calcext:value-type="float">
            <text:p>0.005419</text:p>
          </table:table-cell>
          <table:table-cell office:value-type="float" office:value="0.00678869" calcext:value-type="float">
            <text:p>0.00678869</text:p>
          </table:table-cell>
          <table:table-cell office:value-type="float" office:value="0.00485992" calcext:value-type="float">
            <text:p>0.00485992</text:p>
          </table:table-cell>
          <table:table-cell office:value-type="float" office:value="0.00406887" calcext:value-type="float">
            <text:p>0.00406887</text:p>
          </table:table-cell>
        </table:table-row>
        <table:table-row table:style-name="ro1">
          <table:table-cell office:value-type="float" office:value="0.000200127" calcext:value-type="float">
            <text:p>0.000200127</text:p>
          </table:table-cell>
          <table:table-cell office:value-type="float" office:value="0.00019669" calcext:value-type="float">
            <text:p>0.00019669</text:p>
          </table:table-cell>
          <table:table-cell office:value-type="float" office:value="0.000187052" calcext:value-type="float">
            <text:p>0.000187052</text:p>
          </table:table-cell>
          <table:table-cell office:value-type="float" office:value="0.000147598" calcext:value-type="float">
            <text:p>0.000147598</text:p>
          </table:table-cell>
          <table:table-cell office:value-type="float" office:value="0.000183403" calcext:value-type="float">
            <text:p>0.000183403</text:p>
          </table:table-cell>
          <table:table-cell office:value-type="float" office:value="0.000155693" calcext:value-type="float">
            <text:p>0.000155693</text:p>
          </table:table-cell>
        </table:table-row>
        <table:table-row table:style-name="ro1">
          <table:table-cell office:value-type="float" office:value="0.00473202" calcext:value-type="float">
            <text:p>0.00473202</text:p>
          </table:table-cell>
          <table:table-cell office:value-type="float" office:value="0.00742511" calcext:value-type="float">
            <text:p>0.00742511</text:p>
          </table:table-cell>
          <table:table-cell office:value-type="float" office:value="0.00503828" calcext:value-type="float">
            <text:p>0.00503828</text:p>
          </table:table-cell>
          <table:table-cell office:value-type="float" office:value="0.00617626" calcext:value-type="float">
            <text:p>0.00617626</text:p>
          </table:table-cell>
          <table:table-cell office:value-type="float" office:value="0.00587476" calcext:value-type="float">
            <text:p>0.00587476</text:p>
          </table:table-cell>
          <table:table-cell office:value-type="float" office:value="0.00910742" calcext:value-type="float">
            <text:p>0.00910742</text:p>
          </table:table-cell>
        </table:table-row>
        <table:table-row table:style-name="ro1">
          <table:table-cell office:value-type="float" office:value="0.00491477" calcext:value-type="float">
            <text:p>0.00491477</text:p>
          </table:table-cell>
          <table:table-cell office:value-type="float" office:value="0.00923807" calcext:value-type="float">
            <text:p>0.00923807</text:p>
          </table:table-cell>
          <table:table-cell office:value-type="float" office:value="0.00877494" calcext:value-type="float">
            <text:p>0.00877494</text:p>
          </table:table-cell>
          <table:table-cell office:value-type="float" office:value="0.00957099" calcext:value-type="float">
            <text:p>0.00957099</text:p>
          </table:table-cell>
          <table:table-cell office:value-type="float" office:value="0.00867662" calcext:value-type="float">
            <text:p>0.00867662</text:p>
          </table:table-cell>
          <table:table-cell office:value-type="float" office:value="0.00990562" calcext:value-type="float">
            <text:p>0.00990562</text:p>
          </table:table-cell>
        </table:table-row>
        <table:table-row table:style-name="ro1">
          <table:table-cell office:value-type="float" office:value="0.0450237" calcext:value-type="float">
            <text:p>0.0450237</text:p>
          </table:table-cell>
          <table:table-cell office:value-type="float" office:value="0.046456" calcext:value-type="float">
            <text:p>0.046456</text:p>
          </table:table-cell>
          <table:table-cell office:value-type="float" office:value="0.0332957" calcext:value-type="float">
            <text:p>0.0332957</text:p>
          </table:table-cell>
          <table:table-cell office:value-type="float" office:value="0.049038" calcext:value-type="float">
            <text:p>0.049038</text:p>
          </table:table-cell>
          <table:table-cell office:value-type="float" office:value="0.044241" calcext:value-type="float">
            <text:p>0.044241</text:p>
          </table:table-cell>
          <table:table-cell office:value-type="float" office:value="0.0548905" calcext:value-type="float">
            <text:p>0.0548905</text:p>
          </table:table-cell>
        </table:table-row>
        <table:table-row table:style-name="ro1">
          <table:table-cell office:value-type="float" office:value="0.00488156" calcext:value-type="float">
            <text:p>0.00488156</text:p>
          </table:table-cell>
          <table:table-cell office:value-type="float" office:value="0.00358855" calcext:value-type="float">
            <text:p>0.00358855</text:p>
          </table:table-cell>
          <table:table-cell office:value-type="float" office:value="0.00186143" calcext:value-type="float">
            <text:p>0.00186143</text:p>
          </table:table-cell>
          <table:table-cell office:value-type="float" office:value="0.000650376" calcext:value-type="float">
            <text:p>0.000650376</text:p>
          </table:table-cell>
          <table:table-cell office:value-type="float" office:value="0.000492233" calcext:value-type="float">
            <text:p>0.000492233</text:p>
          </table:table-cell>
          <table:table-cell office:value-type="float" office:value="0.000826077" calcext:value-type="float">
            <text:p>0.000826077</text:p>
          </table:table-cell>
        </table:table-row>
        <table:table-row table:style-name="ro1">
          <table:table-cell office:value-type="float" office:value="0.000243736" calcext:value-type="float">
            <text:p>0.000243736</text:p>
          </table:table-cell>
          <table:table-cell office:value-type="float" office:value="0.00020372" calcext:value-type="float">
            <text:p>0.00020372</text:p>
          </table:table-cell>
          <table:table-cell office:value-type="float" office:value="0.000227802" calcext:value-type="float">
            <text:p>0.000227802</text:p>
          </table:table-cell>
          <table:table-cell office:value-type="float" office:value="0.00021365" calcext:value-type="float">
            <text:p>0.00021365</text:p>
          </table:table-cell>
          <table:table-cell office:value-type="float" office:value="0.00024283" calcext:value-type="float">
            <text:p>0.00024283</text:p>
          </table:table-cell>
          <table:table-cell office:value-type="float" office:value="0.000247446" calcext:value-type="float">
            <text:p>0.000247446</text:p>
          </table:table-cell>
        </table:table-row>
        <table:table-row table:style-name="ro1">
          <table:table-cell office:value-type="float" office:value="0.00624602" calcext:value-type="float">
            <text:p>0.00624602</text:p>
          </table:table-cell>
          <table:table-cell office:value-type="float" office:value="0.0113957" calcext:value-type="float">
            <text:p>0.0113957</text:p>
          </table:table-cell>
          <table:table-cell office:value-type="float" office:value="0.00970018" calcext:value-type="float">
            <text:p>0.00970018</text:p>
          </table:table-cell>
          <table:table-cell office:value-type="float" office:value="0.0131158" calcext:value-type="float">
            <text:p>0.0131158</text:p>
          </table:table-cell>
          <table:table-cell office:value-type="float" office:value="0.00756014" calcext:value-type="float">
            <text:p>0.00756014</text:p>
          </table:table-cell>
          <table:table-cell office:value-type="float" office:value="0.00769209" calcext:value-type="float">
            <text:p>0.00769209</text:p>
          </table:table-cell>
        </table:table-row>
        <table:table-row table:style-name="ro1">
          <table:table-cell office:value-type="float" office:value="0.0152159" calcext:value-type="float">
            <text:p>0.0152159</text:p>
          </table:table-cell>
          <table:table-cell office:value-type="float" office:value="0.0259628" calcext:value-type="float">
            <text:p>0.0259628</text:p>
          </table:table-cell>
          <table:table-cell office:value-type="float" office:value="0.0122075" calcext:value-type="float">
            <text:p>0.0122075</text:p>
          </table:table-cell>
          <table:table-cell office:value-type="float" office:value="0.0197547" calcext:value-type="float">
            <text:p>0.0197547</text:p>
          </table:table-cell>
          <table:table-cell office:value-type="float" office:value="0.0162379" calcext:value-type="float">
            <text:p>0.0162379</text:p>
          </table:table-cell>
          <table:table-cell office:value-type="float" office:value="0.0148809" calcext:value-type="float">
            <text:p>0.0148809</text:p>
          </table:table-cell>
        </table:table-row>
        <table:table-row table:style-name="ro1">
          <table:table-cell office:value-type="float" office:value="0.0100057" calcext:value-type="float">
            <text:p>0.0100057</text:p>
          </table:table-cell>
          <table:table-cell office:value-type="float" office:value="0.00677086" calcext:value-type="float">
            <text:p>0.00677086</text:p>
          </table:table-cell>
          <table:table-cell office:value-type="float" office:value="0.00490001" calcext:value-type="float">
            <text:p>0.00490001</text:p>
          </table:table-cell>
          <table:table-cell office:value-type="float" office:value="0.00844557" calcext:value-type="float">
            <text:p>0.00844557</text:p>
          </table:table-cell>
          <table:table-cell office:value-type="float" office:value="0.00647351" calcext:value-type="float">
            <text:p>0.00647351</text:p>
          </table:table-cell>
          <table:table-cell office:value-type="float" office:value="0.00480165" calcext:value-type="float">
            <text:p>0.00480165</text:p>
          </table:table-cell>
        </table:table-row>
        <table:table-row table:style-name="ro1">
          <table:table-cell office:value-type="float" office:value="6.59047" calcext:value-type="float">
            <text:p>6.59047</text:p>
          </table:table-cell>
          <table:table-cell office:value-type="float" office:value="3.20198" calcext:value-type="float">
            <text:p>3.20198</text:p>
          </table:table-cell>
          <table:table-cell office:value-type="float" office:value="12.8204" calcext:value-type="float">
            <text:p>12.8204</text:p>
          </table:table-cell>
          <table:table-cell office:value-type="float" office:value="6.07174" calcext:value-type="float">
            <text:p>6.07174</text:p>
          </table:table-cell>
          <table:table-cell office:value-type="float" office:value="18.586" calcext:value-type="float">
            <text:p>18.586</text:p>
          </table:table-cell>
          <table:table-cell office:value-type="float" office:value="10.1932" calcext:value-type="float">
            <text:p>10.1932</text:p>
          </table:table-cell>
        </table:table-row>
        <table:table-row table:style-name="ro1">
          <table:table-cell office:value-type="float" office:value="0.00299132" calcext:value-type="float">
            <text:p>0.00299132</text:p>
          </table:table-cell>
          <table:table-cell office:value-type="float" office:value="0.00210879" calcext:value-type="float">
            <text:p>0.00210879</text:p>
          </table:table-cell>
          <table:table-cell office:value-type="float" office:value="0.000229038" calcext:value-type="float">
            <text:p>0.000229038</text:p>
          </table:table-cell>
          <table:table-cell office:value-type="float" office:value="0.00205202" calcext:value-type="float">
            <text:p>0.00205202</text:p>
          </table:table-cell>
          <table:table-cell office:value-type="float" office:value="0.000527015" calcext:value-type="float">
            <text:p>0.000527015</text:p>
          </table:table-cell>
          <table:table-cell office:value-type="float" office:value="0.00204642" calcext:value-type="float">
            <text:p>0.00204642</text:p>
          </table:table-cell>
        </table:table-row>
        <table:table-row table:style-name="ro1">
          <table:table-cell office:value-type="float" office:value="0.00734998" calcext:value-type="float">
            <text:p>0.00734998</text:p>
          </table:table-cell>
          <table:table-cell office:value-type="float" office:value="0.0081111" calcext:value-type="float">
            <text:p>0.0081111</text:p>
          </table:table-cell>
          <table:table-cell office:value-type="float" office:value="0.00375958" calcext:value-type="float">
            <text:p>0.00375958</text:p>
          </table:table-cell>
          <table:table-cell office:value-type="float" office:value="0.00344506" calcext:value-type="float">
            <text:p>0.00344506</text:p>
          </table:table-cell>
          <table:table-cell office:value-type="float" office:value="0.00260494" calcext:value-type="float">
            <text:p>0.00260494</text:p>
          </table:table-cell>
          <table:table-cell office:value-type="float" office:value="0.00241838" calcext:value-type="float">
            <text:p>0.00241838</text:p>
          </table:table-cell>
        </table:table-row>
        <table:table-row table:style-name="ro1">
          <table:table-cell office:value-type="float" office:value="4.30156" calcext:value-type="float">
            <text:p>4.30156</text:p>
          </table:table-cell>
          <table:table-cell office:value-type="float" office:value="2.36673" calcext:value-type="float">
            <text:p>2.36673</text:p>
          </table:table-cell>
          <table:table-cell office:value-type="float" office:value="7.92027" calcext:value-type="float">
            <text:p>7.92027</text:p>
          </table:table-cell>
          <table:table-cell office:value-type="float" office:value="5.3669" calcext:value-type="float">
            <text:p>5.3669</text:p>
          </table:table-cell>
          <table:table-cell office:value-type="float" office:value="12.0209" calcext:value-type="float">
            <text:p>12.0209</text:p>
          </table:table-cell>
          <table:table-cell office:value-type="float" office:value="6.89913" calcext:value-type="float">
            <text:p>6.89913</text:p>
          </table:table-cell>
        </table:table-row>
        <table:table-row table:style-name="ro1">
          <table:table-cell office:value-type="float" office:value="0.00580431" calcext:value-type="float">
            <text:p>0.00580431</text:p>
          </table:table-cell>
          <table:table-cell office:value-type="float" office:value="0.00749626" calcext:value-type="float">
            <text:p>0.00749626</text:p>
          </table:table-cell>
          <table:table-cell office:value-type="float" office:value="0.0117796" calcext:value-type="float">
            <text:p>0.0117796</text:p>
          </table:table-cell>
          <table:table-cell office:value-type="float" office:value="0.00531919" calcext:value-type="float">
            <text:p>0.00531919</text:p>
          </table:table-cell>
          <table:table-cell office:value-type="float" office:value="0.00696734" calcext:value-type="float">
            <text:p>0.00696734</text:p>
          </table:table-cell>
          <table:table-cell office:value-type="float" office:value="0.00572435" calcext:value-type="float">
            <text:p>0.00572435</text:p>
          </table:table-cell>
        </table:table-row>
        <table:table-row table:style-name="ro1">
          <table:table-cell office:value-type="float" office:value="0.00656308" calcext:value-type="float">
            <text:p>0.00656308</text:p>
          </table:table-cell>
          <table:table-cell office:value-type="float" office:value="0.00616001" calcext:value-type="float">
            <text:p>0.00616001</text:p>
          </table:table-cell>
          <table:table-cell office:value-type="float" office:value="0.00677951" calcext:value-type="float">
            <text:p>0.00677951</text:p>
          </table:table-cell>
          <table:table-cell office:value-type="float" office:value="0.00660401" calcext:value-type="float">
            <text:p>0.00660401</text:p>
          </table:table-cell>
          <table:table-cell office:value-type="float" office:value="0.00568172" calcext:value-type="float">
            <text:p>0.00568172</text:p>
          </table:table-cell>
          <table:table-cell office:value-type="float" office:value="0.00734327" calcext:value-type="float">
            <text:p>0.00734327</text:p>
          </table:table-cell>
        </table:table-row>
        <table:table-row table:style-name="ro1">
          <table:table-cell office:value-type="float" office:value="0.00559485" calcext:value-type="float">
            <text:p>0.00559485</text:p>
          </table:table-cell>
          <table:table-cell office:value-type="float" office:value="0.00355216" calcext:value-type="float">
            <text:p>0.00355216</text:p>
          </table:table-cell>
          <table:table-cell office:value-type="float" office:value="0.00371362" calcext:value-type="float">
            <text:p>0.00371362</text:p>
          </table:table-cell>
          <table:table-cell office:value-type="float" office:value="0.00377379" calcext:value-type="float">
            <text:p>0.00377379</text:p>
          </table:table-cell>
          <table:table-cell office:value-type="float" office:value="0.00387117" calcext:value-type="float">
            <text:p>0.00387117</text:p>
          </table:table-cell>
          <table:table-cell office:value-type="float" office:value="0.000486695" calcext:value-type="float">
            <text:p>0.000486695</text:p>
          </table:table-cell>
        </table:table-row>
        <table:table-row table:style-name="ro1">
          <table:table-cell office:value-type="float" office:value="0.00635411" calcext:value-type="float">
            <text:p>0.00635411</text:p>
          </table:table-cell>
          <table:table-cell office:value-type="float" office:value="0.00469878" calcext:value-type="float">
            <text:p>0.00469878</text:p>
          </table:table-cell>
          <table:table-cell office:value-type="float" office:value="0.00675673" calcext:value-type="float">
            <text:p>0.00675673</text:p>
          </table:table-cell>
          <table:table-cell office:value-type="float" office:value="0.00775241" calcext:value-type="float">
            <text:p>0.00775241</text:p>
          </table:table-cell>
          <table:table-cell office:value-type="float" office:value="0.00517968" calcext:value-type="float">
            <text:p>0.00517968</text:p>
          </table:table-cell>
          <table:table-cell office:value-type="float" office:value="0.00543595" calcext:value-type="float">
            <text:p>0.00543595</text:p>
          </table:table-cell>
        </table:table-row>
        <table:table-row table:style-name="ro1">
          <table:table-cell office:value-type="float" office:value="0.000207456" calcext:value-type="float">
            <text:p>0.000207456</text:p>
          </table:table-cell>
          <table:table-cell office:value-type="float" office:value="0.000211417" calcext:value-type="float">
            <text:p>0.000211417</text:p>
          </table:table-cell>
          <table:table-cell office:value-type="float" office:value="0.000194012" calcext:value-type="float">
            <text:p>0.000194012</text:p>
          </table:table-cell>
          <table:table-cell office:value-type="float" office:value="0.000171974" calcext:value-type="float">
            <text:p>0.000171974</text:p>
          </table:table-cell>
          <table:table-cell office:value-type="float" office:value="0.000208905" calcext:value-type="float">
            <text:p>0.000208905</text:p>
          </table:table-cell>
          <table:table-cell office:value-type="float" office:value="0.000202251" calcext:value-type="float">
            <text:p>0.000202251</text:p>
          </table:table-cell>
        </table:table-row>
        <table:table-row table:style-name="ro1">
          <table:table-cell office:value-type="float" office:value="0.00336101" calcext:value-type="float">
            <text:p>0.00336101</text:p>
          </table:table-cell>
          <table:table-cell office:value-type="float" office:value="0.0110397" calcext:value-type="float">
            <text:p>0.0110397</text:p>
          </table:table-cell>
          <table:table-cell office:value-type="float" office:value="0.00790032" calcext:value-type="float">
            <text:p>0.00790032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0643861" calcext:value-type="float">
            <text:p>0.00643861</text:p>
          </table:table-cell>
          <table:table-cell office:value-type="float" office:value="0.00343885" calcext:value-type="float">
            <text:p>0.00343885</text:p>
          </table:table-cell>
        </table:table-row>
        <table:table-row table:style-name="ro1">
          <table:table-cell office:value-type="float" office:value="0.000194652" calcext:value-type="float">
            <text:p>0.000194652</text:p>
          </table:table-cell>
          <table:table-cell office:value-type="float" office:value="0.000823077" calcext:value-type="float">
            <text:p>0.000823077</text:p>
          </table:table-cell>
          <table:table-cell office:value-type="float" office:value="0.000238869" calcext:value-type="float">
            <text:p>0.000238869</text:p>
          </table:table-cell>
          <table:table-cell office:value-type="float" office:value="0.000767758" calcext:value-type="float">
            <text:p>0.000767758</text:p>
          </table:table-cell>
          <table:table-cell office:value-type="float" office:value="0.00182058" calcext:value-type="float">
            <text:p>0.00182058</text:p>
          </table:table-cell>
          <table:table-cell office:value-type="float" office:value="0.000850969" calcext:value-type="float">
            <text:p>0.000850969</text:p>
          </table:table-cell>
        </table:table-row>
        <table:table-row table:style-name="ro1">
          <table:table-cell office:value-type="float" office:value="0.0111585" calcext:value-type="float">
            <text:p>0.0111585</text:p>
          </table:table-cell>
          <table:table-cell office:value-type="float" office:value="0.0150759" calcext:value-type="float">
            <text:p>0.0150759</text:p>
          </table:table-cell>
          <table:table-cell office:value-type="float" office:value="0.0130786" calcext:value-type="float">
            <text:p>0.0130786</text:p>
          </table:table-cell>
          <table:table-cell office:value-type="float" office:value="0.0147123" calcext:value-type="float">
            <text:p>0.0147123</text:p>
          </table:table-cell>
          <table:table-cell office:value-type="float" office:value="0.00497036" calcext:value-type="float">
            <text:p>0.00497036</text:p>
          </table:table-cell>
          <table:table-cell office:value-type="float" office:value="0.0145651" calcext:value-type="float">
            <text:p>0.0145651</text:p>
          </table:table-cell>
        </table:table-row>
        <table:table-row table:style-name="ro1">
          <table:table-cell office:value-type="float" office:value="0.000207262" calcext:value-type="float">
            <text:p>0.000207262</text:p>
          </table:table-cell>
          <table:table-cell office:value-type="float" office:value="0.000213283" calcext:value-type="float">
            <text:p>0.000213283</text:p>
          </table:table-cell>
          <table:table-cell office:value-type="float" office:value="0.000210565" calcext:value-type="float">
            <text:p>0.000210565</text:p>
          </table:table-cell>
          <table:table-cell office:value-type="float" office:value="0.000177871" calcext:value-type="float">
            <text:p>0.000177871</text:p>
          </table:table-cell>
          <table:table-cell office:value-type="float" office:value="0.000212455" calcext:value-type="float">
            <text:p>0.000212455</text:p>
          </table:table-cell>
          <table:table-cell office:value-type="float" office:value="0.000217894" calcext:value-type="float">
            <text:p>0.000217894</text:p>
          </table:table-cell>
        </table:table-row>
        <table:table-row table:style-name="ro1">
          <table:table-cell office:value-type="float" office:value="0.000252217" calcext:value-type="float">
            <text:p>0.000252217</text:p>
          </table:table-cell>
          <table:table-cell office:value-type="float" office:value="0.00259468" calcext:value-type="float">
            <text:p>0.00259468</text:p>
          </table:table-cell>
          <table:table-cell office:value-type="float" office:value="0.000294016" calcext:value-type="float">
            <text:p>0.000294016</text:p>
          </table:table-cell>
          <table:table-cell office:value-type="float" office:value="0.000291396" calcext:value-type="float">
            <text:p>0.000291396</text:p>
          </table:table-cell>
          <table:table-cell office:value-type="float" office:value="0.000626526" calcext:value-type="float">
            <text:p>0.000626526</text:p>
          </table:table-cell>
          <table:table-cell office:value-type="float" office:value="0.000998169" calcext:value-type="float">
            <text:p>0.000998169</text:p>
          </table:table-cell>
        </table:table-row>
        <table:table-row table:style-name="ro1">
          <table:table-cell office:value-type="float" office:value="0.0101615" calcext:value-type="float">
            <text:p>0.0101615</text:p>
          </table:table-cell>
          <table:table-cell office:value-type="float" office:value="0.00651572" calcext:value-type="float">
            <text:p>0.00651572</text:p>
          </table:table-cell>
          <table:table-cell office:value-type="float" office:value="0.00692065" calcext:value-type="float">
            <text:p>0.00692065</text:p>
          </table:table-cell>
          <table:table-cell office:value-type="float" office:value="0.00842944" calcext:value-type="float">
            <text:p>0.00842944</text:p>
          </table:table-cell>
          <table:table-cell office:value-type="float" office:value="0.00933663" calcext:value-type="float">
            <text:p>0.00933663</text:p>
          </table:table-cell>
          <table:table-cell office:value-type="float" office:value="0.00485329" calcext:value-type="float">
            <text:p>0.00485329</text:p>
          </table:table-cell>
        </table:table-row>
        <table:table-row table:style-name="ro1">
          <table:table-cell office:value-type="float" office:value="0.0106181" calcext:value-type="float">
            <text:p>0.0106181</text:p>
          </table:table-cell>
          <table:table-cell office:value-type="float" office:value="0.00788247" calcext:value-type="float">
            <text:p>0.00788247</text:p>
          </table:table-cell>
          <table:table-cell office:value-type="float" office:value="0.00665157" calcext:value-type="float">
            <text:p>0.00665157</text:p>
          </table:table-cell>
          <table:table-cell office:value-type="float" office:value="0.0122305" calcext:value-type="float">
            <text:p>0.0122305</text:p>
          </table:table-cell>
          <table:table-cell office:value-type="float" office:value="0.00982463" calcext:value-type="float">
            <text:p>0.00982463</text:p>
          </table:table-cell>
          <table:table-cell office:value-type="float" office:value="0.00810161" calcext:value-type="float">
            <text:p>0.00810161</text:p>
          </table:table-cell>
        </table:table-row>
        <table:table-row table:style-name="ro1">
          <table:table-cell office:value-type="float" office:value="0.0139526" calcext:value-type="float">
            <text:p>0.0139526</text:p>
          </table:table-cell>
          <table:table-cell office:value-type="float" office:value="0.00906087" calcext:value-type="float">
            <text:p>0.00906087</text:p>
          </table:table-cell>
          <table:table-cell office:value-type="float" office:value="0.0108716" calcext:value-type="float">
            <text:p>0.0108716</text:p>
          </table:table-cell>
          <table:table-cell office:value-type="float" office:value="0.0139349" calcext:value-type="float">
            <text:p>0.0139349</text:p>
          </table:table-cell>
          <table:table-cell office:value-type="float" office:value="0.0112365" calcext:value-type="float">
            <text:p>0.0112365</text:p>
          </table:table-cell>
          <table:table-cell office:value-type="float" office:value="0.0121697" calcext:value-type="float">
            <text:p>0.0121697</text:p>
          </table:table-cell>
        </table:table-row>
        <table:table-row table:style-name="ro1">
          <table:table-cell office:value-type="float" office:value="0.0121615" calcext:value-type="float">
            <text:p>0.0121615</text:p>
          </table:table-cell>
          <table:table-cell office:value-type="float" office:value="0.00873645" calcext:value-type="float">
            <text:p>0.00873645</text:p>
          </table:table-cell>
          <table:table-cell office:value-type="float" office:value="0.0105408" calcext:value-type="float">
            <text:p>0.0105408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0.00605512" calcext:value-type="float">
            <text:p>0.00605512</text:p>
          </table:table-cell>
          <table:table-cell office:value-type="float" office:value="0.00647895" calcext:value-type="float">
            <text:p>0.00647895</text:p>
          </table:table-cell>
        </table:table-row>
        <table:table-row table:style-name="ro1">
          <table:table-cell office:value-type="float" office:value="0.00948497" calcext:value-type="float">
            <text:p>0.00948497</text:p>
          </table:table-cell>
          <table:table-cell office:value-type="float" office:value="0.0113799" calcext:value-type="float">
            <text:p>0.0113799</text:p>
          </table:table-cell>
          <table:table-cell office:value-type="float" office:value="0.0117453" calcext:value-type="float">
            <text:p>0.0117453</text:p>
          </table:table-cell>
          <table:table-cell office:value-type="float" office:value="0.0139688" calcext:value-type="float">
            <text:p>0.0139688</text:p>
          </table:table-cell>
          <table:table-cell office:value-type="float" office:value="0.0127227" calcext:value-type="float">
            <text:p>0.0127227</text:p>
          </table:table-cell>
          <table:table-cell office:value-type="float" office:value="0.010399" calcext:value-type="float">
            <text:p>0.010399</text:p>
          </table:table-cell>
        </table:table-row>
        <table:table-row table:style-name="ro1">
          <table:table-cell office:value-type="float" office:value="0.0143283" calcext:value-type="float">
            <text:p>0.0143283</text:p>
          </table:table-cell>
          <table:table-cell office:value-type="float" office:value="0.0126754" calcext:value-type="float">
            <text:p>0.0126754</text:p>
          </table:table-cell>
          <table:table-cell office:value-type="float" office:value="0.0108157" calcext:value-type="float">
            <text:p>0.0108157</text:p>
          </table:table-cell>
          <table:table-cell office:value-type="float" office:value="0.0117984" calcext:value-type="float">
            <text:p>0.0117984</text:p>
          </table:table-cell>
          <table:table-cell office:value-type="float" office:value="0.00450826" calcext:value-type="float">
            <text:p>0.00450826</text:p>
          </table:table-cell>
          <table:table-cell office:value-type="float" office:value="0.00859519" calcext:value-type="float">
            <text:p>0.00859519</text:p>
          </table:table-cell>
        </table:table-row>
        <table:table-row table:style-name="ro1">
          <table:table-cell office:value-type="float" office:value="0.00702606" calcext:value-type="float">
            <text:p>0.00702606</text:p>
          </table:table-cell>
          <table:table-cell office:value-type="float" office:value="0.00911737" calcext:value-type="float">
            <text:p>0.00911737</text:p>
          </table:table-cell>
          <table:table-cell office:value-type="float" office:value="0.0078933" calcext:value-type="float">
            <text:p>0.0078933</text:p>
          </table:table-cell>
          <table:table-cell office:value-type="float" office:value="0.0102527" calcext:value-type="float">
            <text:p>0.0102527</text:p>
          </table:table-cell>
          <table:table-cell office:value-type="float" office:value="0.00554814" calcext:value-type="float">
            <text:p>0.00554814</text:p>
          </table:table-cell>
          <table:table-cell office:value-type="float" office:value="0.00900534" calcext:value-type="float">
            <text:p>0.00900534</text:p>
          </table:table-cell>
        </table:table-row>
        <table:table-row table:style-name="ro1">
          <table:table-cell office:value-type="float" office:value="5.02583" calcext:value-type="float">
            <text:p>5.02583</text:p>
          </table:table-cell>
          <table:table-cell office:value-type="float" office:value="2.74256" calcext:value-type="float">
            <text:p>2.74256</text:p>
          </table:table-cell>
          <table:table-cell office:value-type="float" office:value="9.77796" calcext:value-type="float">
            <text:p>9.77796</text:p>
          </table:table-cell>
          <table:table-cell office:value-type="float" office:value="6.20481" calcext:value-type="float">
            <text:p>6.20481</text:p>
          </table:table-cell>
          <table:table-cell office:value-type="float" office:value="14.4505" calcext:value-type="float">
            <text:p>14.4505</text:p>
          </table:table-cell>
          <table:table-cell office:value-type="float" office:value="8.61161" calcext:value-type="float">
            <text:p>8.61161</text:p>
          </table:table-cell>
        </table:table-row>
        <table:table-row table:style-name="ro1">
          <table:table-cell office:value-type="float" office:value="10.6831" calcext:value-type="float">
            <text:p>10.6831</text:p>
          </table:table-cell>
          <table:table-cell office:value-type="float" office:value="6.11072" calcext:value-type="float">
            <text:p>6.11072</text:p>
          </table:table-cell>
          <table:table-cell office:value-type="float" office:value="20.4363" calcext:value-type="float">
            <text:p>20.4363</text:p>
          </table:table-cell>
          <table:table-cell office:value-type="float" office:value="15.1719" calcext:value-type="float">
            <text:p>15.1719</text:p>
          </table:table-cell>
          <table:table-cell office:value-type="float" office:value="30.8571" calcext:value-type="float">
            <text:p>30.8571</text:p>
          </table:table-cell>
          <table:table-cell office:value-type="float" office:value="19.1972" calcext:value-type="float">
            <text:p>19.1972</text:p>
          </table:table-cell>
        </table:table-row>
        <table:table-row table:style-name="ro1">
          <table:table-cell office:value-type="float" office:value="8.52918" calcext:value-type="float">
            <text:p>8.52918</text:p>
          </table:table-cell>
          <table:table-cell office:value-type="float" office:value="5.08617" calcext:value-type="float">
            <text:p>5.08617</text:p>
          </table:table-cell>
          <table:table-cell office:value-type="float" office:value="16.8478" calcext:value-type="float">
            <text:p>16.8478</text:p>
          </table:table-cell>
          <table:table-cell office:value-type="float" office:value="10.9222" calcext:value-type="float">
            <text:p>10.9222</text:p>
          </table:table-cell>
          <table:table-cell office:value-type="float" office:value="25.2706" calcext:value-type="float">
            <text:p>25.2706</text:p>
          </table:table-cell>
          <table:table-cell office:value-type="float" office:value="16.1825" calcext:value-type="float">
            <text:p>16.1825</text:p>
          </table:table-cell>
        </table:table-row>
        <table:table-row table:style-name="ro1">
          <table:table-cell office:value-type="float" office:value="0.0146775" calcext:value-type="float">
            <text:p>0.0146775</text:p>
          </table:table-cell>
          <table:table-cell office:value-type="float" office:value="0.0144496" calcext:value-type="float">
            <text:p>0.0144496</text:p>
          </table:table-cell>
          <table:table-cell office:value-type="float" office:value="0.0100221" calcext:value-type="float">
            <text:p>0.0100221</text:p>
          </table:table-cell>
          <table:table-cell office:value-type="float" office:value="0.0133119" calcext:value-type="float">
            <text:p>0.0133119</text:p>
          </table:table-cell>
          <table:table-cell office:value-type="float" office:value="0.0141429" calcext:value-type="float">
            <text:p>0.0141429</text:p>
          </table:table-cell>
          <table:table-cell office:value-type="float" office:value="0.00778804" calcext:value-type="float">
            <text:p>0.00778804</text:p>
          </table:table-cell>
        </table:table-row>
        <table:table-row table:style-name="ro1">
          <table:table-cell office:value-type="float" office:value="0.000221445" calcext:value-type="float">
            <text:p>0.000221445</text:p>
          </table:table-cell>
          <table:table-cell office:value-type="float" office:value="0.00131468" calcext:value-type="float">
            <text:p>0.00131468</text:p>
          </table:table-cell>
          <table:table-cell office:value-type="float" office:value="0.000238644" calcext:value-type="float">
            <text:p>0.000238644</text:p>
          </table:table-cell>
          <table:table-cell office:value-type="float" office:value="0.000247106" calcext:value-type="float">
            <text:p>0.000247106</text:p>
          </table:table-cell>
          <table:table-cell office:value-type="float" office:value="0.000264394" calcext:value-type="float">
            <text:p>0.000264394</text:p>
          </table:table-cell>
          <table:table-cell office:value-type="float" office:value="0.000269541" calcext:value-type="float">
            <text:p>0.000269541</text:p>
          </table:table-cell>
        </table:table-row>
        <table:table-row table:style-name="ro1">
          <table:table-cell office:value-type="float" office:value="0.0123173" calcext:value-type="float">
            <text:p>0.0123173</text:p>
          </table:table-cell>
          <table:table-cell office:value-type="float" office:value="0.0145497" calcext:value-type="float">
            <text:p>0.0145497</text:p>
          </table:table-cell>
          <table:table-cell office:value-type="float" office:value="0.00952937" calcext:value-type="float">
            <text:p>0.00952937</text:p>
          </table:table-cell>
          <table:table-cell office:value-type="float" office:value="0.0156234" calcext:value-type="float">
            <text:p>0.0156234</text:p>
          </table:table-cell>
          <table:table-cell office:value-type="float" office:value="0.0104749" calcext:value-type="float">
            <text:p>0.0104749</text:p>
          </table:table-cell>
          <table:table-cell office:value-type="float" office:value="0.00704477" calcext:value-type="float">
            <text:p>0.00704477</text:p>
          </table:table-cell>
        </table:table-row>
        <table:table-row table:style-name="ro1">
          <table:table-cell office:value-type="float" office:value="0.00734464" calcext:value-type="float">
            <text:p>0.00734464</text:p>
          </table:table-cell>
          <table:table-cell office:value-type="float" office:value="0.00595104" calcext:value-type="float">
            <text:p>0.00595104</text:p>
          </table:table-cell>
          <table:table-cell office:value-type="float" office:value="0.0100628" calcext:value-type="float">
            <text:p>0.0100628</text:p>
          </table:table-cell>
          <table:table-cell office:value-type="float" office:value="0.0140953" calcext:value-type="float">
            <text:p>0.0140953</text:p>
          </table:table-cell>
          <table:table-cell office:value-type="float" office:value="0.0121408" calcext:value-type="float">
            <text:p>0.0121408</text:p>
          </table:table-cell>
          <table:table-cell office:value-type="float" office:value="0.010606" calcext:value-type="float">
            <text:p>0.010606</text:p>
          </table:table-cell>
        </table:table-row>
        <table:table-row table:style-name="ro1">
          <table:table-cell office:value-type="float" office:value="0.000329049" calcext:value-type="float">
            <text:p>0.000329049</text:p>
          </table:table-cell>
          <table:table-cell office:value-type="float" office:value="0.000325675" calcext:value-type="float">
            <text:p>0.000325675</text:p>
          </table:table-cell>
          <table:table-cell office:value-type="float" office:value="0.000321163" calcext:value-type="float">
            <text:p>0.000321163</text:p>
          </table:table-cell>
          <table:table-cell office:value-type="float" office:value="0.000296796" calcext:value-type="float">
            <text:p>0.000296796</text:p>
          </table:table-cell>
          <table:table-cell office:value-type="float" office:value="0.00032273" calcext:value-type="float">
            <text:p>0.00032273</text:p>
          </table:table-cell>
          <table:table-cell office:value-type="float" office:value="0.000328755" calcext:value-type="float">
            <text:p>0.000328755</text:p>
          </table:table-cell>
        </table:table-row>
        <table:table-row table:style-name="ro1">
          <table:table-cell office:value-type="float" office:value="0.0080534" calcext:value-type="float">
            <text:p>0.0080534</text:p>
          </table:table-cell>
          <table:table-cell office:value-type="float" office:value="0.0102167" calcext:value-type="float">
            <text:p>0.0102167</text:p>
          </table:table-cell>
          <table:table-cell office:value-type="float" office:value="0.00834284" calcext:value-type="float">
            <text:p>0.00834284</text:p>
          </table:table-cell>
          <table:table-cell office:value-type="float" office:value="0.0134593" calcext:value-type="float">
            <text:p>0.0134593</text:p>
          </table:table-cell>
          <table:table-cell office:value-type="float" office:value="0.00547605" calcext:value-type="float">
            <text:p>0.00547605</text:p>
          </table:table-cell>
          <table:table-cell office:value-type="float" office:value="0.0123811" calcext:value-type="float">
            <text:p>0.0123811</text:p>
          </table:table-cell>
        </table:table-row>
        <table:table-row table:style-name="ro1">
          <table:table-cell office:value-type="float" office:value="0.0116903" calcext:value-type="float">
            <text:p>0.0116903</text:p>
          </table:table-cell>
          <table:table-cell office:value-type="float" office:value="0.00995908" calcext:value-type="float">
            <text:p>0.00995908</text:p>
          </table:table-cell>
          <table:table-cell office:value-type="float" office:value="0.0126068" calcext:value-type="float">
            <text:p>0.0126068</text:p>
          </table:table-cell>
          <table:table-cell office:value-type="float" office:value="0.0115373" calcext:value-type="float">
            <text:p>0.0115373</text:p>
          </table:table-cell>
          <table:table-cell office:value-type="float" office:value="0.00699564" calcext:value-type="float">
            <text:p>0.00699564</text:p>
          </table:table-cell>
          <table:table-cell office:value-type="float" office:value="0.00569672" calcext:value-type="float">
            <text:p>0.00569672</text:p>
          </table:table-cell>
        </table:table-row>
        <table:table-row table:style-name="ro1">
          <table:table-cell office:value-type="float" office:value="0.000277534" calcext:value-type="float">
            <text:p>0.000277534</text:p>
          </table:table-cell>
          <table:table-cell office:value-type="float" office:value="0.000270976" calcext:value-type="float">
            <text:p>0.000270976</text:p>
          </table:table-cell>
          <table:table-cell office:value-type="float" office:value="0.000267503" calcext:value-type="float">
            <text:p>0.000267503</text:p>
          </table:table-cell>
          <table:table-cell office:value-type="float" office:value="0.000250003" calcext:value-type="float">
            <text:p>0.000250003</text:p>
          </table:table-cell>
          <table:table-cell office:value-type="float" office:value="0.000227677" calcext:value-type="float">
            <text:p>0.000227677</text:p>
          </table:table-cell>
          <table:table-cell office:value-type="float" office:value="0.000266671" calcext:value-type="float">
            <text:p>0.000266671</text:p>
          </table:table-cell>
        </table:table-row>
        <table:table-row table:style-name="ro1">
          <table:table-cell office:value-type="float" office:value="0.00023833" calcext:value-type="float">
            <text:p>0.00023833</text:p>
          </table:table-cell>
          <table:table-cell office:value-type="float" office:value="0.000238675" calcext:value-type="float">
            <text:p>0.000238675</text:p>
          </table:table-cell>
          <table:table-cell office:value-type="float" office:value="0.000236691" calcext:value-type="float">
            <text:p>0.000236691</text:p>
          </table:table-cell>
          <table:table-cell office:value-type="float" office:value="0.000232079" calcext:value-type="float">
            <text:p>0.000232079</text:p>
          </table:table-cell>
          <table:table-cell office:value-type="float" office:value="0.000239299" calcext:value-type="float">
            <text:p>0.000239299</text:p>
          </table:table-cell>
          <table:table-cell office:value-type="float" office:value="0.000220917" calcext:value-type="float">
            <text:p>0.000220917</text:p>
          </table:table-cell>
        </table:table-row>
        <table:table-row table:style-name="ro1">
          <table:table-cell office:value-type="float" office:value="0.0117246" calcext:value-type="float">
            <text:p>0.0117246</text:p>
          </table:table-cell>
          <table:table-cell office:value-type="float" office:value="0.00815749" calcext:value-type="float">
            <text:p>0.00815749</text:p>
          </table:table-cell>
          <table:table-cell office:value-type="float" office:value="0.0134757" calcext:value-type="float">
            <text:p>0.0134757</text:p>
          </table:table-cell>
          <table:table-cell office:value-type="float" office:value="0.0108885" calcext:value-type="float">
            <text:p>0.0108885</text:p>
          </table:table-cell>
          <table:table-cell office:value-type="float" office:value="0.00903537" calcext:value-type="float">
            <text:p>0.00903537</text:p>
          </table:table-cell>
          <table:table-cell office:value-type="float" office:value="0.0124643" calcext:value-type="float">
            <text:p>0.0124643</text:p>
          </table:table-cell>
        </table:table-row>
        <table:table-row table:style-name="ro1">
          <table:table-cell office:value-type="float" office:value="0.0140491" calcext:value-type="float">
            <text:p>0.0140491</text:p>
          </table:table-cell>
          <table:table-cell office:value-type="float" office:value="0.00946649" calcext:value-type="float">
            <text:p>0.00946649</text:p>
          </table:table-cell>
          <table:table-cell office:value-type="float" office:value="0.00905533" calcext:value-type="float">
            <text:p>0.00905533</text:p>
          </table:table-cell>
          <table:table-cell office:value-type="float" office:value="0.0155875" calcext:value-type="float">
            <text:p>0.0155875</text:p>
          </table:table-cell>
          <table:table-cell office:value-type="float" office:value="0.014894" calcext:value-type="float">
            <text:p>0.014894</text:p>
          </table:table-cell>
          <table:table-cell office:value-type="float" office:value="0.0111547" calcext:value-type="float">
            <text:p>0.0111547</text:p>
          </table:table-cell>
        </table:table-row>
        <table:table-row table:style-name="ro1">
          <table:table-cell office:value-type="float" office:value="0.0819965" calcext:value-type="float">
            <text:p>0.0819965</text:p>
          </table:table-cell>
          <table:table-cell office:value-type="float" office:value="0.0756339" calcext:value-type="float">
            <text:p>0.0756339</text:p>
          </table:table-cell>
          <table:table-cell office:value-type="float" office:value="0.0762054" calcext:value-type="float">
            <text:p>0.0762054</text:p>
          </table:table-cell>
          <table:table-cell office:value-type="float" office:value="0.107357" calcext:value-type="float">
            <text:p>0.107357</text:p>
          </table:table-cell>
          <table:table-cell office:value-type="float" office:value="0.0807055" calcext:value-type="float">
            <text:p>0.0807055</text:p>
          </table:table-cell>
          <table:table-cell office:value-type="float" office:value="0.0758019" calcext:value-type="float">
            <text:p>0.0758019</text:p>
          </table:table-cell>
        </table:table-row>
        <table:table-row table:style-name="ro1">
          <table:table-cell office:value-type="float" office:value="5.21898" calcext:value-type="float">
            <text:p>5.21898</text:p>
          </table:table-cell>
          <table:table-cell office:value-type="float" office:value="2.62816" calcext:value-type="float">
            <text:p>2.62816</text:p>
          </table:table-cell>
          <table:table-cell office:value-type="float" office:value="9.97654" calcext:value-type="float">
            <text:p>9.97654</text:p>
          </table:table-cell>
          <table:table-cell office:value-type="float" office:value="5.96801" calcext:value-type="float">
            <text:p>5.96801</text:p>
          </table:table-cell>
          <table:table-cell office:value-type="float" office:value="15.0924" calcext:value-type="float">
            <text:p>15.0924</text:p>
          </table:table-cell>
          <table:table-cell office:value-type="float" office:value="7.83698" calcext:value-type="float">
            <text:p>7.83698</text:p>
          </table:table-cell>
        </table:table-row>
        <table:table-row table:style-name="ro1">
          <table:table-cell office:value-type="float" office:value="0.0102767" calcext:value-type="float">
            <text:p>0.0102767</text:p>
          </table:table-cell>
          <table:table-cell office:value-type="float" office:value="0.00791438" calcext:value-type="float">
            <text:p>0.00791438</text:p>
          </table:table-cell>
          <table:table-cell office:value-type="float" office:value="0.00850751" calcext:value-type="float">
            <text:p>0.00850751</text:p>
          </table:table-cell>
          <table:table-cell office:value-type="float" office:value="0.00725049" calcext:value-type="float">
            <text:p>0.00725049</text:p>
          </table:table-cell>
          <table:table-cell office:value-type="float" office:value="0.00635058" calcext:value-type="float">
            <text:p>0.00635058</text:p>
          </table:table-cell>
          <table:table-cell office:value-type="float" office:value="0.00660919" calcext:value-type="float">
            <text:p>0.00660919</text:p>
          </table:table-cell>
        </table:table-row>
        <table:table-row table:style-name="ro1">
          <table:table-cell office:value-type="float" office:value="0.00915085" calcext:value-type="float">
            <text:p>0.00915085</text:p>
          </table:table-cell>
          <table:table-cell office:value-type="float" office:value="0.0104086" calcext:value-type="float">
            <text:p>0.0104086</text:p>
          </table:table-cell>
          <table:table-cell office:value-type="float" office:value="0.00889984" calcext:value-type="float">
            <text:p>0.00889984</text:p>
          </table:table-cell>
          <table:table-cell office:value-type="float" office:value="0.0130523" calcext:value-type="float">
            <text:p>0.0130523</text:p>
          </table:table-cell>
          <table:table-cell office:value-type="float" office:value="0.011924" calcext:value-type="float">
            <text:p>0.011924</text:p>
          </table:table-cell>
          <table:table-cell office:value-type="float" office:value="0.00834074" calcext:value-type="float">
            <text:p>0.00834074</text:p>
          </table:table-cell>
        </table:table-row>
        <table:table-row table:style-name="ro1">
          <table:table-cell office:value-type="float" office:value="0.0106278" calcext:value-type="float">
            <text:p>0.0106278</text:p>
          </table:table-cell>
          <table:table-cell office:value-type="float" office:value="0.0123439" calcext:value-type="float">
            <text:p>0.0123439</text:p>
          </table:table-cell>
          <table:table-cell office:value-type="float" office:value="0.00928894" calcext:value-type="float">
            <text:p>0.00928894</text:p>
          </table:table-cell>
          <table:table-cell office:value-type="float" office:value="0.00894781" calcext:value-type="float">
            <text:p>0.00894781</text:p>
          </table:table-cell>
          <table:table-cell office:value-type="float" office:value="0.00821401" calcext:value-type="float">
            <text:p>0.00821401</text:p>
          </table:table-cell>
          <table:table-cell office:value-type="float" office:value="0.0095585" calcext:value-type="float">
            <text:p>0.0095585</text:p>
          </table:table-cell>
        </table:table-row>
        <table:table-row table:style-name="ro1">
          <table:table-cell office:value-type="float" office:value="0.0117337" calcext:value-type="float">
            <text:p>0.0117337</text:p>
          </table:table-cell>
          <table:table-cell office:value-type="float" office:value="0.00979609" calcext:value-type="float">
            <text:p>0.00979609</text:p>
          </table:table-cell>
          <table:table-cell office:value-type="float" office:value="0.0154006" calcext:value-type="float">
            <text:p>0.0154006</text:p>
          </table:table-cell>
          <table:table-cell office:value-type="float" office:value="0.0142557" calcext:value-type="float">
            <text:p>0.0142557</text:p>
          </table:table-cell>
          <table:table-cell office:value-type="float" office:value="0.00782898" calcext:value-type="float">
            <text:p>0.00782898</text:p>
          </table:table-cell>
          <table:table-cell office:value-type="float" office:value="0.00958423" calcext:value-type="float">
            <text:p>0.00958423</text:p>
          </table:table-cell>
        </table:table-row>
        <table:table-row table:style-name="ro1">
          <table:table-cell office:value-type="float" office:value="0.0112738" calcext:value-type="float">
            <text:p>0.0112738</text:p>
          </table:table-cell>
          <table:table-cell office:value-type="float" office:value="0.0119507" calcext:value-type="float">
            <text:p>0.0119507</text:p>
          </table:table-cell>
          <table:table-cell office:value-type="float" office:value="0.00820159" calcext:value-type="float">
            <text:p>0.00820159</text:p>
          </table:table-cell>
          <table:table-cell office:value-type="float" office:value="0.010215" calcext:value-type="float">
            <text:p>0.010215</text:p>
          </table:table-cell>
          <table:table-cell office:value-type="float" office:value="0.00731009" calcext:value-type="float">
            <text:p>0.00731009</text:p>
          </table:table-cell>
          <table:table-cell office:value-type="float" office:value="0.0105102" calcext:value-type="float">
            <text:p>0.0105102</text:p>
          </table:table-cell>
        </table:table-row>
        <table:table-row table:style-name="ro1">
          <table:table-cell office:value-type="float" office:value="0.0111843" calcext:value-type="float">
            <text:p>0.0111843</text:p>
          </table:table-cell>
          <table:table-cell office:value-type="float" office:value="0.018044" calcext:value-type="float">
            <text:p>0.018044</text:p>
          </table:table-cell>
          <table:table-cell office:value-type="float" office:value="0.0126121" calcext:value-type="float">
            <text:p>0.0126121</text:p>
          </table:table-cell>
          <table:table-cell office:value-type="float" office:value="0.0163744" calcext:value-type="float">
            <text:p>0.0163744</text:p>
          </table:table-cell>
          <table:table-cell office:value-type="float" office:value="0.0162203" calcext:value-type="float">
            <text:p>0.0162203</text:p>
          </table:table-cell>
          <table:table-cell office:value-type="float" office:value="0.0112563" calcext:value-type="float">
            <text:p>0.0112563</text:p>
          </table:table-cell>
        </table:table-row>
        <table:table-row table:style-name="ro1">
          <table:table-cell office:value-type="float" office:value="0.668429" calcext:value-type="float">
            <text:p>0.668429</text:p>
          </table:table-cell>
          <table:table-cell office:value-type="float" office:value="0.517741" calcext:value-type="float">
            <text:p>0.517741</text:p>
          </table:table-cell>
          <table:table-cell office:value-type="float" office:value="0.535762" calcext:value-type="float">
            <text:p>0.535762</text:p>
          </table:table-cell>
          <table:table-cell office:value-type="float" office:value="1.81964" calcext:value-type="float">
            <text:p>1.81964</text:p>
          </table:table-cell>
          <table:table-cell office:value-type="float" office:value="0.597715" calcext:value-type="float">
            <text:p>0.597715</text:p>
          </table:table-cell>
          <table:table-cell office:value-type="float" office:value="0.586046" calcext:value-type="float">
            <text:p>0.586046</text:p>
          </table:table-cell>
        </table:table-row>
        <table:table-row table:style-name="ro1">
          <table:table-cell office:value-type="float" office:value="8.75994" calcext:value-type="float">
            <text:p>8.75994</text:p>
          </table:table-cell>
          <table:table-cell office:value-type="float" office:value="4.82579" calcext:value-type="float">
            <text:p>4.82579</text:p>
          </table:table-cell>
          <table:table-cell office:value-type="float" office:value="16.5482" calcext:value-type="float">
            <text:p>16.5482</text:p>
          </table:table-cell>
          <table:table-cell office:value-type="float" office:value="11.5933" calcext:value-type="float">
            <text:p>11.5933</text:p>
          </table:table-cell>
          <table:table-cell office:value-type="float" office:value="24.4861" calcext:value-type="float">
            <text:p>24.4861</text:p>
          </table:table-cell>
          <table:table-cell office:value-type="float" office:value="15.5166" calcext:value-type="float">
            <text:p>15.5166</text:p>
          </table:table-cell>
        </table:table-row>
        <table:table-row table:style-name="ro1">
          <table:table-cell office:value-type="float" office:value="1.43694" calcext:value-type="float">
            <text:p>1.43694</text:p>
          </table:table-cell>
          <table:table-cell office:value-type="float" office:value="1.07639" calcext:value-type="float">
            <text:p>1.07639</text:p>
          </table:table-cell>
          <table:table-cell office:value-type="float" office:value="1.35181" calcext:value-type="float">
            <text:p>1.35181</text:p>
          </table:table-cell>
          <table:table-cell office:value-type="float" office:value="2.15205" calcext:value-type="float">
            <text:p>2.15205</text:p>
          </table:table-cell>
          <table:table-cell office:value-type="float" office:value="1.26352" calcext:value-type="float">
            <text:p>1.26352</text:p>
          </table:table-cell>
          <table:table-cell office:value-type="float" office:value="1.10068" calcext:value-type="float">
            <text:p>1.10068</text:p>
          </table:table-cell>
        </table:table-row>
        <table:table-row table:style-name="ro1">
          <table:table-cell office:value-type="float" office:value="10.8316" calcext:value-type="float">
            <text:p>10.8316</text:p>
          </table:table-cell>
          <table:table-cell office:value-type="float" office:value="10.5372" calcext:value-type="float">
            <text:p>10.5372</text:p>
          </table:table-cell>
          <table:table-cell office:value-type="float" office:value="14.6731" calcext:value-type="float">
            <text:p>14.6731</text:p>
          </table:table-cell>
          <table:table-cell office:value-type="float" office:value="24.853" calcext:value-type="float">
            <text:p>24.853</text:p>
          </table:table-cell>
          <table:table-cell office:value-type="float" office:value="23.8833" calcext:value-type="float">
            <text:p>23.8833</text:p>
          </table:table-cell>
          <table:table-cell office:value-type="float" office:value="13.9443" calcext:value-type="float">
            <text:p>13.9443</text:p>
          </table:table-cell>
        </table:table-row>
        <table:table-row table:style-name="ro1">
          <table:table-cell office:value-type="float" office:value="0.000257379" calcext:value-type="float">
            <text:p>0.000257379</text:p>
          </table:table-cell>
          <table:table-cell office:value-type="float" office:value="0.000262587" calcext:value-type="float">
            <text:p>0.000262587</text:p>
          </table:table-cell>
          <table:table-cell office:value-type="float" office:value="0.00028085" calcext:value-type="float">
            <text:p>0.00028085</text:p>
          </table:table-cell>
          <table:table-cell office:value-type="float" office:value="0.000265793" calcext:value-type="float">
            <text:p>0.000265793</text:p>
          </table:table-cell>
          <table:table-cell office:value-type="float" office:value="0.000274067" calcext:value-type="float">
            <text:p>0.000274067</text:p>
          </table:table-cell>
          <table:table-cell office:value-type="float" office:value="0.000273536" calcext:value-type="float">
            <text:p>0.000273536</text:p>
          </table:table-cell>
        </table:table-row>
        <table:table-row table:style-name="ro1">
          <table:table-cell office:value-type="float" office:value="0.604959" calcext:value-type="float">
            <text:p>0.604959</text:p>
          </table:table-cell>
          <table:table-cell office:value-type="float" office:value="0.457495" calcext:value-type="float">
            <text:p>0.457495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921721" calcext:value-type="float">
            <text:p>0.921721</text:p>
          </table:table-cell>
          <table:table-cell office:value-type="float" office:value="0.511782" calcext:value-type="float">
            <text:p>0.511782</text:p>
          </table:table-cell>
          <table:table-cell office:value-type="float" office:value="0.770067" calcext:value-type="float">
            <text:p>0.770067</text:p>
          </table:table-cell>
        </table:table-row>
        <table:table-row table:style-name="ro1">
          <table:table-cell office:value-type="float" office:value="0.00023085" calcext:value-type="float">
            <text:p>0.00023085</text:p>
          </table:table-cell>
          <table:table-cell office:value-type="float" office:value="0.000297861" calcext:value-type="float">
            <text:p>0.000297861</text:p>
          </table:table-cell>
          <table:table-cell office:value-type="float" office:value="0.000272477" calcext:value-type="float">
            <text:p>0.000272477</text:p>
          </table:table-cell>
          <table:table-cell office:value-type="float" office:value="0.000291552" calcext:value-type="float">
            <text:p>0.000291552</text:p>
          </table:table-cell>
          <table:table-cell office:value-type="float" office:value="0.000281883" calcext:value-type="float">
            <text:p>0.000281883</text:p>
          </table:table-cell>
          <table:table-cell office:value-type="float" office:value="0.000263758" calcext:value-type="float">
            <text:p>0.000263758</text:p>
          </table:table-cell>
        </table:table-row>
        <table:table-row table:style-name="ro1">
          <table:table-cell office:value-type="float" office:value="13.2465" calcext:value-type="float">
            <text:p>13.2465</text:p>
          </table:table-cell>
          <table:table-cell office:value-type="float" office:value="7.13558" calcext:value-type="float">
            <text:p>7.13558</text:p>
          </table:table-cell>
          <table:table-cell office:value-type="float" office:value="26.5941" calcext:value-type="float">
            <text:p>26.5941</text:p>
          </table:table-cell>
          <table:table-cell office:value-type="float" office:value="12.4907" calcext:value-type="float">
            <text:p>12.4907</text:p>
          </table:table-cell>
          <table:table-cell office:value-type="float" office:value="39.2389" calcext:value-type="float">
            <text:p>39.2389</text:p>
          </table:table-cell>
          <table:table-cell office:value-type="float" office:value="21.6018" calcext:value-type="float">
            <text:p>21.6018</text:p>
          </table:table-cell>
        </table:table-row>
        <table:table-row table:style-name="ro1">
          <table:table-cell office:value-type="float" office:value="6.14164" calcext:value-type="float">
            <text:p>6.14164</text:p>
          </table:table-cell>
          <table:table-cell office:value-type="float" office:value="3.00295" calcext:value-type="float">
            <text:p>3.00295</text:p>
          </table:table-cell>
          <table:table-cell office:value-type="float" office:value="11.3691" calcext:value-type="float">
            <text:p>11.3691</text:p>
          </table:table-cell>
          <table:table-cell office:value-type="float" office:value="6.84621" calcext:value-type="float">
            <text:p>6.84621</text:p>
          </table:table-cell>
          <table:table-cell office:value-type="float" office:value="17.4399" calcext:value-type="float">
            <text:p>17.4399</text:p>
          </table:table-cell>
          <table:table-cell office:value-type="float" office:value="9.31715" calcext:value-type="float">
            <text:p>9.31715</text:p>
          </table:table-cell>
        </table:table-row>
        <table:table-row table:style-name="ro1">
          <table:table-cell office:value-type="float" office:value="0.0200407" calcext:value-type="float">
            <text:p>0.0200407</text:p>
          </table:table-cell>
          <table:table-cell office:value-type="float" office:value="0.0175837" calcext:value-type="float">
            <text:p>0.0175837</text:p>
          </table:table-cell>
          <table:table-cell office:value-type="float" office:value="0.0192685" calcext:value-type="float">
            <text:p>0.0192685</text:p>
          </table:table-cell>
          <table:table-cell office:value-type="float" office:value="0.0210213" calcext:value-type="float">
            <text:p>0.0210213</text:p>
          </table:table-cell>
          <table:table-cell office:value-type="float" office:value="0.0193491" calcext:value-type="float">
            <text:p>0.0193491</text:p>
          </table:table-cell>
          <table:table-cell office:value-type="float" office:value="0.0156734" calcext:value-type="float">
            <text:p>0.0156734</text:p>
          </table:table-cell>
        </table:table-row>
        <table:table-row table:style-name="ro1">
          <table:table-cell office:value-type="float" office:value="0.000247524" calcext:value-type="float">
            <text:p>0.000247524</text:p>
          </table:table-cell>
          <table:table-cell office:value-type="float" office:value="0.000218412" calcext:value-type="float">
            <text:p>0.000218412</text:p>
          </table:table-cell>
          <table:table-cell office:value-type="float" office:value="0.000242727" calcext:value-type="float">
            <text:p>0.000242727</text:p>
          </table:table-cell>
          <table:table-cell office:value-type="float" office:value="0.000215279" calcext:value-type="float">
            <text:p>0.000215279</text:p>
          </table:table-cell>
          <table:table-cell office:value-type="float" office:value="0.000242788" calcext:value-type="float">
            <text:p>0.000242788</text:p>
          </table:table-cell>
          <table:table-cell office:value-type="float" office:value="0.000202851" calcext:value-type="float">
            <text:p>0.000202851</text:p>
          </table:table-cell>
        </table:table-row>
        <table:table-row table:style-name="ro1">
          <table:table-cell office:value-type="float" office:value="13.8213" calcext:value-type="float">
            <text:p>13.8213</text:p>
          </table:table-cell>
          <table:table-cell office:value-type="float" office:value="7.17371" calcext:value-type="float">
            <text:p>7.17371</text:p>
          </table:table-cell>
          <table:table-cell office:value-type="float" office:value="25.5422" calcext:value-type="float">
            <text:p>25.5422</text:p>
          </table:table-cell>
          <table:table-cell office:value-type="float" office:value="13.2425" calcext:value-type="float">
            <text:p>13.2425</text:p>
          </table:table-cell>
          <table:table-cell office:value-type="float" office:value="37.0844" calcext:value-type="float">
            <text:p>37.0844</text:p>
          </table:table-cell>
          <table:table-cell office:value-type="float" office:value="21.8139" calcext:value-type="float">
            <text:p>21.8139</text:p>
          </table:table-cell>
        </table:table-row>
        <table:table-row table:style-name="ro1">
          <table:table-cell office:value-type="float" office:value="0.0131487" calcext:value-type="float">
            <text:p>0.0131487</text:p>
          </table:table-cell>
          <table:table-cell office:value-type="float" office:value="0.016012" calcext:value-type="float">
            <text:p>0.016012</text:p>
          </table:table-cell>
          <table:table-cell office:value-type="float" office:value="0.00529171" calcext:value-type="float">
            <text:p>0.00529171</text:p>
          </table:table-cell>
          <table:table-cell office:value-type="float" office:value="0.015697" calcext:value-type="float">
            <text:p>0.015697</text:p>
          </table:table-cell>
          <table:table-cell office:value-type="float" office:value="0.0143904" calcext:value-type="float">
            <text:p>0.0143904</text:p>
          </table:table-cell>
          <table:table-cell office:value-type="float" office:value="0.0181701" calcext:value-type="float">
            <text:p>0.0181701</text:p>
          </table:table-cell>
        </table:table-row>
        <table:table-row table:style-name="ro1">
          <table:table-cell office:value-type="float" office:value="0.0113121" calcext:value-type="float">
            <text:p>0.0113121</text:p>
          </table:table-cell>
          <table:table-cell office:value-type="float" office:value="0.0132253" calcext:value-type="float">
            <text:p>0.0132253</text:p>
          </table:table-cell>
          <table:table-cell office:value-type="float" office:value="0.00708665" calcext:value-type="float">
            <text:p>0.00708665</text:p>
          </table:table-cell>
          <table:table-cell office:value-type="float" office:value="0.0116444" calcext:value-type="float">
            <text:p>0.0116444</text:p>
          </table:table-cell>
          <table:table-cell office:value-type="float" office:value="0.00525713" calcext:value-type="float">
            <text:p>0.00525713</text:p>
          </table:table-cell>
          <table:table-cell office:value-type="float" office:value="0.0162134" calcext:value-type="float">
            <text:p>0.0162134</text:p>
          </table:table-cell>
        </table:table-row>
        <table:table-row table:style-name="ro1">
          <table:table-cell office:value-type="float" office:value="0.0200161" calcext:value-type="float">
            <text:p>0.0200161</text:p>
          </table:table-cell>
          <table:table-cell office:value-type="float" office:value="0.0193575" calcext:value-type="float">
            <text:p>0.0193575</text:p>
          </table:table-cell>
          <table:table-cell office:value-type="float" office:value="0.0251672" calcext:value-type="float">
            <text:p>0.0251672</text:p>
          </table:table-cell>
          <table:table-cell office:value-type="float" office:value="0.0278107" calcext:value-type="float">
            <text:p>0.0278107</text:p>
          </table:table-cell>
          <table:table-cell office:value-type="float" office:value="0.0228051" calcext:value-type="float">
            <text:p>0.0228051</text:p>
          </table:table-cell>
          <table:table-cell office:value-type="float" office:value="0.0217819" calcext:value-type="float">
            <text:p>0.0217819</text:p>
          </table:table-cell>
        </table:table-row>
        <table:table-row table:style-name="ro1">
          <table:table-cell office:value-type="float" office:value="10.7191" calcext:value-type="float">
            <text:p>10.7191</text:p>
          </table:table-cell>
          <table:table-cell office:value-type="float" office:value="5.75212" calcext:value-type="float">
            <text:p>5.75212</text:p>
          </table:table-cell>
          <table:table-cell office:value-type="float" office:value="19.9656" calcext:value-type="float">
            <text:p>19.9656</text:p>
          </table:table-cell>
          <table:table-cell office:value-type="float" office:value="15.4384" calcext:value-type="float">
            <text:p>15.4384</text:p>
          </table:table-cell>
          <table:table-cell office:value-type="float" office:value="30.5106" calcext:value-type="float">
            <text:p>30.5106</text:p>
          </table:table-cell>
          <table:table-cell office:value-type="float" office:value="18.3796" calcext:value-type="float">
            <text:p>18.3796</text:p>
          </table:table-cell>
        </table:table-row>
        <table:table-row table:style-name="ro1">
          <table:table-cell office:value-type="float" office:value="0.0167177" calcext:value-type="float">
            <text:p>0.0167177</text:p>
          </table:table-cell>
          <table:table-cell office:value-type="float" office:value="0.0163324" calcext:value-type="float">
            <text:p>0.0163324</text:p>
          </table:table-cell>
          <table:table-cell office:value-type="float" office:value="0.0159787" calcext:value-type="float">
            <text:p>0.0159787</text:p>
          </table:table-cell>
          <table:table-cell office:value-type="float" office:value="0.0264841" calcext:value-type="float">
            <text:p>0.0264841</text:p>
          </table:table-cell>
          <table:table-cell office:value-type="float" office:value="0.0174742" calcext:value-type="float">
            <text:p>0.0174742</text:p>
          </table:table-cell>
          <table:table-cell office:value-type="float" office:value="0.012168" calcext:value-type="float">
            <text:p>0.012168</text:p>
          </table:table-cell>
        </table:table-row>
        <table:table-row table:style-name="ro1">
          <table:table-cell office:value-type="float" office:value="0.0197172" calcext:value-type="float">
            <text:p>0.0197172</text:p>
          </table:table-cell>
          <table:table-cell office:value-type="float" office:value="0.0223853" calcext:value-type="float">
            <text:p>0.0223853</text:p>
          </table:table-cell>
          <table:table-cell office:value-type="float" office:value="0.0148475" calcext:value-type="float">
            <text:p>0.0148475</text:p>
          </table:table-cell>
          <table:table-cell office:value-type="float" office:value="0.0232293" calcext:value-type="float">
            <text:p>0.0232293</text:p>
          </table:table-cell>
          <table:table-cell office:value-type="float" office:value="0.0163467" calcext:value-type="float">
            <text:p>0.0163467</text:p>
          </table:table-cell>
          <table:table-cell office:value-type="float" office:value="0.0229923" calcext:value-type="float">
            <text:p>0.0229923</text:p>
          </table:table-cell>
        </table:table-row>
        <table:table-row table:style-name="ro1">
          <table:table-cell office:value-type="float" office:value="0.0131359" calcext:value-type="float">
            <text:p>0.0131359</text:p>
          </table:table-cell>
          <table:table-cell office:value-type="float" office:value="0.0055569" calcext:value-type="float">
            <text:p>0.0055569</text:p>
          </table:table-cell>
          <table:table-cell office:value-type="float" office:value="0.0146265" calcext:value-type="float">
            <text:p>0.0146265</text:p>
          </table:table-cell>
          <table:table-cell office:value-type="float" office:value="0.0074536" calcext:value-type="float">
            <text:p>0.0074536</text:p>
          </table:table-cell>
          <table:table-cell office:value-type="float" office:value="0.00506611" calcext:value-type="float">
            <text:p>0.00506611</text:p>
          </table:table-cell>
          <table:table-cell office:value-type="float" office:value="0.0120122" calcext:value-type="float">
            <text:p>0.0120122</text:p>
          </table:table-cell>
        </table:table-row>
        <table:table-row table:style-name="ro1">
          <table:table-cell office:value-type="float" office:value="0.0146609" calcext:value-type="float">
            <text:p>0.0146609</text:p>
          </table:table-cell>
          <table:table-cell office:value-type="float" office:value="0.0136058" calcext:value-type="float">
            <text:p>0.0136058</text:p>
          </table:table-cell>
          <table:table-cell office:value-type="float" office:value="0.0118037" calcext:value-type="float">
            <text:p>0.0118037</text:p>
          </table:table-cell>
          <table:table-cell office:value-type="float" office:value="0.0198844" calcext:value-type="float">
            <text:p>0.0198844</text:p>
          </table:table-cell>
          <table:table-cell office:value-type="float" office:value="0.0179735" calcext:value-type="float">
            <text:p>0.0179735</text:p>
          </table:table-cell>
          <table:table-cell office:value-type="float" office:value="0.0164094" calcext:value-type="float">
            <text:p>0.0164094</text:p>
          </table:table-cell>
        </table:table-row>
        <table:table-row table:style-name="ro1">
          <table:table-cell office:value-type="float" office:value="0.010198" calcext:value-type="float">
            <text:p>0.010198</text:p>
          </table:table-cell>
          <table:table-cell office:value-type="float" office:value="0.0112968" calcext:value-type="float">
            <text:p>0.0112968</text:p>
          </table:table-cell>
          <table:table-cell office:value-type="float" office:value="0.00907902" calcext:value-type="float">
            <text:p>0.00907902</text:p>
          </table:table-cell>
          <table:table-cell office:value-type="float" office:value="0.0138641" calcext:value-type="float">
            <text:p>0.0138641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0.0137271" calcext:value-type="float">
            <text:p>0.0137271</text:p>
          </table:table-cell>
        </table:table-row>
        <table:table-row table:style-name="ro1">
          <table:table-cell office:value-type="float" office:value="0.0133384" calcext:value-type="float">
            <text:p>0.0133384</text:p>
          </table:table-cell>
          <table:table-cell office:value-type="float" office:value="0.0111824" calcext:value-type="float">
            <text:p>0.0111824</text:p>
          </table:table-cell>
          <table:table-cell office:value-type="float" office:value="0.00858878" calcext:value-type="float">
            <text:p>0.00858878</text:p>
          </table:table-cell>
          <table:table-cell office:value-type="float" office:value="0.0104097" calcext:value-type="float">
            <text:p>0.0104097</text:p>
          </table:table-cell>
          <table:table-cell office:value-type="float" office:value="0.0128929" calcext:value-type="float">
            <text:p>0.0128929</text:p>
          </table:table-cell>
          <table:table-cell office:value-type="float" office:value="0.0133088" calcext:value-type="float">
            <text:p>0.0133088</text:p>
          </table:table-cell>
        </table:table-row>
        <table:table-row table:style-name="ro1">
          <table:table-cell office:value-type="float" office:value="0.0138499" calcext:value-type="float">
            <text:p>0.0138499</text:p>
          </table:table-cell>
          <table:table-cell office:value-type="float" office:value="0.0142098" calcext:value-type="float">
            <text:p>0.0142098</text:p>
          </table:table-cell>
          <table:table-cell office:value-type="float" office:value="0.0178627" calcext:value-type="float">
            <text:p>0.0178627</text:p>
          </table:table-cell>
          <table:table-cell office:value-type="float" office:value="0.0181623" calcext:value-type="float">
            <text:p>0.0181623</text:p>
          </table:table-cell>
          <table:table-cell office:value-type="float" office:value="0.00944126" calcext:value-type="float">
            <text:p>0.00944126</text:p>
          </table:table-cell>
          <table:table-cell office:value-type="float" office:value="0.0147466" calcext:value-type="float">
            <text:p>0.0147466</text:p>
          </table:table-cell>
        </table:table-row>
        <table:table-row table:style-name="ro1">
          <table:table-cell office:value-type="float" office:value="0.0151347" calcext:value-type="float">
            <text:p>0.0151347</text:p>
          </table:table-cell>
          <table:table-cell office:value-type="float" office:value="0.014868" calcext:value-type="float">
            <text:p>0.014868</text:p>
          </table:table-cell>
          <table:table-cell office:value-type="float" office:value="0.0102212" calcext:value-type="float">
            <text:p>0.0102212</text:p>
          </table:table-cell>
          <table:table-cell office:value-type="float" office:value="0.0139914" calcext:value-type="float">
            <text:p>0.0139914</text:p>
          </table:table-cell>
          <table:table-cell office:value-type="float" office:value="0.0140417" calcext:value-type="float">
            <text:p>0.0140417</text:p>
          </table:table-cell>
          <table:table-cell office:value-type="float" office:value="0.00890062" calcext:value-type="float">
            <text:p>0.00890062</text:p>
          </table:table-cell>
        </table:table-row>
        <table:table-row table:style-name="ro1">
          <table:table-cell office:value-type="float" office:value="0.0113115" calcext:value-type="float">
            <text:p>0.0113115</text:p>
          </table:table-cell>
          <table:table-cell office:value-type="float" office:value="0.0169708" calcext:value-type="float">
            <text:p>0.0169708</text:p>
          </table:table-cell>
          <table:table-cell office:value-type="float" office:value="0.016277" calcext:value-type="float">
            <text:p>0.016277</text:p>
          </table:table-cell>
          <table:table-cell office:value-type="float" office:value="0.019307" calcext:value-type="float">
            <text:p>0.019307</text:p>
          </table:table-cell>
          <table:table-cell office:value-type="float" office:value="0.0134431" calcext:value-type="float">
            <text:p>0.0134431</text:p>
          </table:table-cell>
          <table:table-cell office:value-type="float" office:value="0.016477" calcext:value-type="float">
            <text:p>0.016477</text:p>
          </table:table-cell>
        </table:table-row>
        <table:table-row table:style-name="ro1">
          <table:table-cell office:value-type="float" office:value="0.238796" calcext:value-type="float">
            <text:p>0.238796</text:p>
          </table:table-cell>
          <table:table-cell office:value-type="float" office:value="0.179563" calcext:value-type="float">
            <text:p>0.179563</text:p>
          </table:table-cell>
          <table:table-cell office:value-type="float" office:value="0.189223" calcext:value-type="float">
            <text:p>0.189223</text:p>
          </table:table-cell>
          <table:table-cell office:value-type="float" office:value="0.169032" calcext:value-type="float">
            <text:p>0.169032</text:p>
          </table:table-cell>
          <table:table-cell office:value-type="float" office:value="0.150509" calcext:value-type="float">
            <text:p>0.150509</text:p>
          </table:table-cell>
          <table:table-cell office:value-type="float" office:value="0.159575" calcext:value-type="float">
            <text:p>0.159575</text:p>
          </table:table-cell>
        </table:table-row>
        <table:table-row table:style-name="ro1">
          <table:table-cell office:value-type="float" office:value="0.00822882" calcext:value-type="float">
            <text:p>0.00822882</text:p>
          </table:table-cell>
          <table:table-cell office:value-type="float" office:value="0.00819028" calcext:value-type="float">
            <text:p>0.00819028</text:p>
          </table:table-cell>
          <table:table-cell office:value-type="float" office:value="0.00439114" calcext:value-type="float">
            <text:p>0.00439114</text:p>
          </table:table-cell>
          <table:table-cell office:value-type="float" office:value="0.0127102" calcext:value-type="float">
            <text:p>0.0127102</text:p>
          </table:table-cell>
          <table:table-cell office:value-type="float" office:value="0.00843977" calcext:value-type="float">
            <text:p>0.00843977</text:p>
          </table:table-cell>
          <table:table-cell office:value-type="float" office:value="0.00822963" calcext:value-type="float">
            <text:p>0.00822963</text:p>
          </table:table-cell>
        </table:table-row>
        <table:table-row table:style-name="ro1">
          <table:table-cell office:value-type="float" office:value="0.00624994" calcext:value-type="float">
            <text:p>0.00624994</text:p>
          </table:table-cell>
          <table:table-cell office:value-type="float" office:value="0.00336659" calcext:value-type="float">
            <text:p>0.00336659</text:p>
          </table:table-cell>
          <table:table-cell office:value-type="float" office:value="0.00910817" calcext:value-type="float">
            <text:p>0.00910817</text:p>
          </table:table-cell>
          <table:table-cell office:value-type="float" office:value="0.00405871" calcext:value-type="float">
            <text:p>0.00405871</text:p>
          </table:table-cell>
          <table:table-cell office:value-type="float" office:value="0.00437424" calcext:value-type="float">
            <text:p>0.00437424</text:p>
          </table:table-cell>
          <table:table-cell office:value-type="float" office:value="0.0105384" calcext:value-type="float">
            <text:p>0.0105384</text:p>
          </table:table-cell>
        </table:table-row>
        <table:table-row table:style-name="ro1">
          <table:table-cell office:value-type="float" office:value="7.962" calcext:value-type="float">
            <text:p>7.962</text:p>
          </table:table-cell>
          <table:table-cell office:value-type="float" office:value="4.11085" calcext:value-type="float">
            <text:p>4.11085</text:p>
          </table:table-cell>
          <table:table-cell office:value-type="float" office:value="15.1245" calcext:value-type="float">
            <text:p>15.1245</text:p>
          </table:table-cell>
          <table:table-cell office:value-type="float" office:value="9.67215" calcext:value-type="float">
            <text:p>9.67215</text:p>
          </table:table-cell>
          <table:table-cell office:value-type="float" office:value="22.5583" calcext:value-type="float">
            <text:p>22.5583</text:p>
          </table:table-cell>
          <table:table-cell office:value-type="float" office:value="13.092" calcext:value-type="float">
            <text:p>13.092</text:p>
          </table:table-cell>
        </table:table-row>
        <table:table-row table:style-name="ro1">
          <table:table-cell office:value-type="float" office:value="0.0132087" calcext:value-type="float">
            <text:p>0.0132087</text:p>
          </table:table-cell>
          <table:table-cell office:value-type="float" office:value="0.0132386" calcext:value-type="float">
            <text:p>0.0132386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0978695" calcext:value-type="float">
            <text:p>0.00978695</text:p>
          </table:table-cell>
          <table:table-cell office:value-type="float" office:value="0.00903977" calcext:value-type="float">
            <text:p>0.00903977</text:p>
          </table:table-cell>
        </table:table-row>
        <table:table-row table:style-name="ro1">
          <table:table-cell office:value-type="float" office:value="0.0135395" calcext:value-type="float">
            <text:p>0.0135395</text:p>
          </table:table-cell>
          <table:table-cell office:value-type="float" office:value="0.00833318" calcext:value-type="float">
            <text:p>0.00833318</text:p>
          </table:table-cell>
          <table:table-cell office:value-type="float" office:value="0.0127225" calcext:value-type="float">
            <text:p>0.0127225</text:p>
          </table:table-cell>
          <table:table-cell office:value-type="float" office:value="0.0142261" calcext:value-type="float">
            <text:p>0.0142261</text:p>
          </table:table-cell>
          <table:table-cell office:value-type="float" office:value="0.00761748" calcext:value-type="float">
            <text:p>0.00761748</text:p>
          </table:table-cell>
          <table:table-cell office:value-type="float" office:value="0.0132141" calcext:value-type="float">
            <text:p>0.0132141</text:p>
          </table:table-cell>
        </table:table-row>
        <table:table-row table:style-name="ro1">
          <table:table-cell office:value-type="float" office:value="0.011796" calcext:value-type="float">
            <text:p>0.011796</text:p>
          </table:table-cell>
          <table:table-cell office:value-type="float" office:value="0.0124478" calcext:value-type="float">
            <text:p>0.0124478</text:p>
          </table:table-cell>
          <table:table-cell office:value-type="float" office:value="0.00719414" calcext:value-type="float">
            <text:p>0.00719414</text:p>
          </table:table-cell>
          <table:table-cell office:value-type="float" office:value="0.0159119" calcext:value-type="float">
            <text:p>0.0159119</text:p>
          </table:table-cell>
          <table:table-cell office:value-type="float" office:value="0.00797793" calcext:value-type="float">
            <text:p>0.00797793</text:p>
          </table:table-cell>
          <table:table-cell office:value-type="float" office:value="0.00879884" calcext:value-type="float">
            <text:p>0.00879884</text:p>
          </table:table-cell>
        </table:table-row>
        <table:table-row table:style-name="ro1">
          <table:table-cell office:value-type="float" office:value="0.00751463" calcext:value-type="float">
            <text:p>0.00751463</text:p>
          </table:table-cell>
          <table:table-cell office:value-type="float" office:value="0.000301504" calcext:value-type="float">
            <text:p>0.000301504</text:p>
          </table:table-cell>
          <table:table-cell office:value-type="float" office:value="0.000683897" calcext:value-type="float">
            <text:p>0.000683897</text:p>
          </table:table-cell>
          <table:table-cell office:value-type="float" office:value="0.000268532" calcext:value-type="float">
            <text:p>0.000268532</text:p>
          </table:table-cell>
          <table:table-cell office:value-type="float" office:value="0.000283732" calcext:value-type="float">
            <text:p>0.000283732</text:p>
          </table:table-cell>
          <table:table-cell office:value-type="float" office:value="0.00029381" calcext:value-type="float">
            <text:p>0.00029381</text:p>
          </table:table-cell>
        </table:table-row>
        <table:table-row table:style-name="ro1">
          <table:table-cell office:value-type="float" office:value="0.0191493" calcext:value-type="float">
            <text:p>0.0191493</text:p>
          </table:table-cell>
          <table:table-cell office:value-type="float" office:value="0.0147387" calcext:value-type="float">
            <text:p>0.0147387</text:p>
          </table:table-cell>
          <table:table-cell office:value-type="float" office:value="0.0114771" calcext:value-type="float">
            <text:p>0.0114771</text:p>
          </table:table-cell>
          <table:table-cell office:value-type="float" office:value="0.0144506" calcext:value-type="float">
            <text:p>0.0144506</text:p>
          </table:table-cell>
          <table:table-cell office:value-type="float" office:value="0.0213831" calcext:value-type="float">
            <text:p>0.0213831</text:p>
          </table:table-cell>
          <table:table-cell office:value-type="float" office:value="0.0215449" calcext:value-type="float">
            <text:p>0.0215449</text:p>
          </table:table-cell>
        </table:table-row>
        <table:table-row table:style-name="ro1">
          <table:table-cell office:value-type="float" office:value="0.0178003" calcext:value-type="float">
            <text:p>0.0178003</text:p>
          </table:table-cell>
          <table:table-cell office:value-type="float" office:value="0.00983001" calcext:value-type="float">
            <text:p>0.00983001</text:p>
          </table:table-cell>
          <table:table-cell office:value-type="float" office:value="0.0107289" calcext:value-type="float">
            <text:p>0.0107289</text:p>
          </table:table-cell>
          <table:table-cell office:value-type="float" office:value="0.0213433" calcext:value-type="float">
            <text:p>0.0213433</text:p>
          </table:table-cell>
          <table:table-cell office:value-type="float" office:value="0.0163336" calcext:value-type="float">
            <text:p>0.0163336</text:p>
          </table:table-cell>
          <table:table-cell office:value-type="float" office:value="0.0141112" calcext:value-type="float">
            <text:p>0.0141112</text:p>
          </table:table-cell>
        </table:table-row>
        <table:table-row table:style-name="ro1">
          <table:table-cell office:value-type="float" office:value="14.113" calcext:value-type="float">
            <text:p>14.113</text:p>
          </table:table-cell>
          <table:table-cell office:value-type="float" office:value="8.70913" calcext:value-type="float">
            <text:p>8.70913</text:p>
          </table:table-cell>
          <table:table-cell office:value-type="float" office:value="25.6311" calcext:value-type="float">
            <text:p>25.6311</text:p>
          </table:table-cell>
          <table:table-cell office:value-type="float" office:value="18.1998" calcext:value-type="float">
            <text:p>18.1998</text:p>
          </table:table-cell>
          <table:table-cell office:value-type="float" office:value="30.5781" calcext:value-type="float">
            <text:p>30.5781</text:p>
          </table:table-cell>
          <table:table-cell office:value-type="float" office:value="23.7238" calcext:value-type="float">
            <text:p>23.7238</text:p>
          </table:table-cell>
        </table:table-row>
        <table:table-row table:style-name="ro1">
          <table:table-cell office:value-type="float" office:value="0.0169887" calcext:value-type="float">
            <text:p>0.0169887</text:p>
          </table:table-cell>
          <table:table-cell office:value-type="float" office:value="0.013729" calcext:value-type="float">
            <text:p>0.013729</text:p>
          </table:table-cell>
          <table:table-cell office:value-type="float" office:value="0.010167" calcext:value-type="float">
            <text:p>0.010167</text:p>
          </table:table-cell>
          <table:table-cell office:value-type="float" office:value="0.016924" calcext:value-type="float">
            <text:p>0.016924</text:p>
          </table:table-cell>
          <table:table-cell office:value-type="float" office:value="0.0119601" calcext:value-type="float">
            <text:p>0.0119601</text:p>
          </table:table-cell>
          <table:table-cell office:value-type="float" office:value="0.0132084" calcext:value-type="float">
            <text:p>0.0132084</text:p>
          </table:table-cell>
        </table:table-row>
        <table:table-row table:style-name="ro1">
          <table:table-cell office:value-type="float" office:value="0.000205181" calcext:value-type="float">
            <text:p>0.000205181</text:p>
          </table:table-cell>
          <table:table-cell office:value-type="float" office:value="0.00273268" calcext:value-type="float">
            <text:p>0.00273268</text:p>
          </table:table-cell>
          <table:table-cell office:value-type="float" office:value="0.000507037" calcext:value-type="float">
            <text:p>0.000507037</text:p>
          </table:table-cell>
          <table:table-cell office:value-type="float" office:value="0.00367891" calcext:value-type="float">
            <text:p>0.00367891</text:p>
          </table:table-cell>
          <table:table-cell office:value-type="float" office:value="0.00855077" calcext:value-type="float">
            <text:p>0.00855077</text:p>
          </table:table-cell>
          <table:table-cell office:value-type="float" office:value="0.00259716" calcext:value-type="float">
            <text:p>0.00259716</text:p>
          </table:table-cell>
        </table:table-row>
        <table:table-row table:style-name="ro1">
          <table:table-cell office:value-type="float" office:value="0.00420313" calcext:value-type="float">
            <text:p>0.00420313</text:p>
          </table:table-cell>
          <table:table-cell office:value-type="float" office:value="0.0047332" calcext:value-type="float">
            <text:p>0.0047332</text:p>
          </table:table-cell>
          <table:table-cell office:value-type="float" office:value="0.0140002" calcext:value-type="float">
            <text:p>0.0140002</text:p>
          </table:table-cell>
          <table:table-cell office:value-type="float" office:value="0.00629886" calcext:value-type="float">
            <text:p>0.00629886</text:p>
          </table:table-cell>
          <table:table-cell office:value-type="float" office:value="0.00876879" calcext:value-type="float">
            <text:p>0.00876879</text:p>
          </table:table-cell>
          <table:table-cell office:value-type="float" office:value="0.00293076" calcext:value-type="float">
            <text:p>0.00293076</text:p>
          </table:table-cell>
        </table:table-row>
        <table:table-row table:style-name="ro1">
          <table:table-cell office:value-type="float" office:value="0.0364204" calcext:value-type="float">
            <text:p>0.0364204</text:p>
          </table:table-cell>
          <table:table-cell office:value-type="float" office:value="0.0324179" calcext:value-type="float">
            <text:p>0.0324179</text:p>
          </table:table-cell>
          <table:table-cell office:value-type="float" office:value="0.050392" calcext:value-type="float">
            <text:p>0.050392</text:p>
          </table:table-cell>
          <table:table-cell office:value-type="float" office:value="0.0401165" calcext:value-type="float">
            <text:p>0.0401165</text:p>
          </table:table-cell>
          <table:table-cell office:value-type="float" office:value="0.0507042" calcext:value-type="float">
            <text:p>0.0507042</text:p>
          </table:table-cell>
          <table:table-cell office:value-type="float" office:value="0.0405595" calcext:value-type="float">
            <text:p>0.0405595</text:p>
          </table:table-cell>
        </table:table-row>
        <table:table-row table:style-name="ro1">
          <table:table-cell office:value-type="float" office:value="0.000242938" calcext:value-type="float">
            <text:p>0.000242938</text:p>
          </table:table-cell>
          <table:table-cell office:value-type="float" office:value="0.00023058" calcext:value-type="float">
            <text:p>0.00023058</text:p>
          </table:table-cell>
          <table:table-cell office:value-type="float" office:value="0.000236277" calcext:value-type="float">
            <text:p>0.000236277</text:p>
          </table:table-cell>
          <table:table-cell office:value-type="float" office:value="0.000216946" calcext:value-type="float">
            <text:p>0.000216946</text:p>
          </table:table-cell>
          <table:table-cell office:value-type="float" office:value="0.000244627" calcext:value-type="float">
            <text:p>0.000244627</text:p>
          </table:table-cell>
          <table:table-cell office:value-type="float" office:value="0.000246269" calcext:value-type="float">
            <text:p>0.000246269</text:p>
          </table:table-cell>
        </table:table-row>
        <table:table-row table:style-name="ro1">
          <table:table-cell office:value-type="float" office:value="0.0169665" calcext:value-type="float">
            <text:p>0.0169665</text:p>
          </table:table-cell>
          <table:table-cell office:value-type="float" office:value="0.018306" calcext:value-type="float">
            <text:p>0.018306</text:p>
          </table:table-cell>
          <table:table-cell office:value-type="float" office:value="0.0147843" calcext:value-type="float">
            <text:p>0.0147843</text:p>
          </table:table-cell>
          <table:table-cell office:value-type="float" office:value="0.0094184" calcext:value-type="float">
            <text:p>0.0094184</text:p>
          </table:table-cell>
          <table:table-cell office:value-type="float" office:value="0.0103713" calcext:value-type="float">
            <text:p>0.0103713</text:p>
          </table:table-cell>
          <table:table-cell office:value-type="float" office:value="0.0125316" calcext:value-type="float">
            <text:p>0.0125316</text:p>
          </table:table-cell>
        </table:table-row>
        <table:table-row table:style-name="ro1">
          <table:table-cell office:value-type="float" office:value="0.00320072" calcext:value-type="float">
            <text:p>0.00320072</text:p>
          </table:table-cell>
          <table:table-cell office:value-type="float" office:value="0.00309435" calcext:value-type="float">
            <text:p>0.00309435</text:p>
          </table:table-cell>
          <table:table-cell office:value-type="float" office:value="0.00357344" calcext:value-type="float">
            <text:p>0.00357344</text:p>
          </table:table-cell>
          <table:table-cell office:value-type="float" office:value="0.0087648" calcext:value-type="float">
            <text:p>0.0087648</text:p>
          </table:table-cell>
          <table:table-cell office:value-type="float" office:value="0.00458597" calcext:value-type="float">
            <text:p>0.00458597</text:p>
          </table:table-cell>
          <table:table-cell office:value-type="float" office:value="0.00448174" calcext:value-type="float">
            <text:p>0.00448174</text:p>
          </table:table-cell>
        </table:table-row>
        <table:table-row table:style-name="ro1">
          <table:table-cell office:value-type="float" office:value="0.00917511" calcext:value-type="float">
            <text:p>0.00917511</text:p>
          </table:table-cell>
          <table:table-cell office:value-type="float" office:value="0.0108241" calcext:value-type="float">
            <text:p>0.0108241</text:p>
          </table:table-cell>
          <table:table-cell office:value-type="float" office:value="0.014753" calcext:value-type="float">
            <text:p>0.014753</text:p>
          </table:table-cell>
          <table:table-cell office:value-type="float" office:value="0.00965792" calcext:value-type="float">
            <text:p>0.00965792</text:p>
          </table:table-cell>
          <table:table-cell office:value-type="float" office:value="0.0164491" calcext:value-type="float">
            <text:p>0.0164491</text:p>
          </table:table-cell>
          <table:table-cell office:value-type="float" office:value="0.0164311" calcext:value-type="float">
            <text:p>0.0164311</text:p>
          </table:table-cell>
        </table:table-row>
        <table:table-row table:style-name="ro1">
          <table:table-cell office:value-type="float" office:value="0.0143966" calcext:value-type="float">
            <text:p>0.0143966</text:p>
          </table:table-cell>
          <table:table-cell office:value-type="float" office:value="0.0176818" calcext:value-type="float">
            <text:p>0.0176818</text:p>
          </table:table-cell>
          <table:table-cell office:value-type="float" office:value="0.00685594" calcext:value-type="float">
            <text:p>0.00685594</text:p>
          </table:table-cell>
          <table:table-cell office:value-type="float" office:value="0.0149919" calcext:value-type="float">
            <text:p>0.0149919</text:p>
          </table:table-cell>
          <table:table-cell office:value-type="float" office:value="0.0109605" calcext:value-type="float">
            <text:p>0.0109605</text:p>
          </table:table-cell>
          <table:table-cell office:value-type="float" office:value="0.0150963" calcext:value-type="float">
            <text:p>0.0150963</text:p>
          </table:table-cell>
        </table:table-row>
        <table:table-row table:style-name="ro1">
          <table:table-cell office:value-type="float" office:value="0.00932668" calcext:value-type="float">
            <text:p>0.00932668</text:p>
          </table:table-cell>
          <table:table-cell office:value-type="float" office:value="0.00780932" calcext:value-type="float">
            <text:p>0.00780932</text:p>
          </table:table-cell>
          <table:table-cell office:value-type="float" office:value="0.00467922" calcext:value-type="float">
            <text:p>0.00467922</text:p>
          </table:table-cell>
          <table:table-cell office:value-type="float" office:value="0.0201459" calcext:value-type="float">
            <text:p>0.0201459</text:p>
          </table:table-cell>
          <table:table-cell office:value-type="float" office:value="0.00883629" calcext:value-type="float">
            <text:p>0.00883629</text:p>
          </table:table-cell>
          <table:table-cell office:value-type="float" office:value="0.00601092" calcext:value-type="float">
            <text:p>0.00601092</text:p>
          </table:table-cell>
        </table:table-row>
        <table:table-row table:style-name="ro1">
          <table:table-cell office:value-type="float" office:value="0.0168844" calcext:value-type="float">
            <text:p>0.0168844</text:p>
          </table:table-cell>
          <table:table-cell office:value-type="float" office:value="0.0132685" calcext:value-type="float">
            <text:p>0.0132685</text:p>
          </table:table-cell>
          <table:table-cell office:value-type="float" office:value="0.0155664" calcext:value-type="float">
            <text:p>0.0155664</text:p>
          </table:table-cell>
          <table:table-cell office:value-type="float" office:value="0.0125514" calcext:value-type="float">
            <text:p>0.0125514</text:p>
          </table:table-cell>
          <table:table-cell office:value-type="float" office:value="0.0159245" calcext:value-type="float">
            <text:p>0.0159245</text:p>
          </table:table-cell>
          <table:table-cell office:value-type="float" office:value="0.0124902" calcext:value-type="float">
            <text:p>0.0124902</text:p>
          </table:table-cell>
        </table:table-row>
        <table:table-row table:style-name="ro1">
          <table:table-cell office:value-type="float" office:value="0.328323" calcext:value-type="float">
            <text:p>0.328323</text:p>
          </table:table-cell>
          <table:table-cell office:value-type="float" office:value="0.416888" calcext:value-type="float">
            <text:p>0.416888</text:p>
          </table:table-cell>
          <table:table-cell office:value-type="float" office:value="0.308087" calcext:value-type="float">
            <text:p>0.308087</text:p>
          </table:table-cell>
          <table:table-cell office:value-type="float" office:value="0.369725" calcext:value-type="float">
            <text:p>0.369725</text:p>
          </table:table-cell>
          <table:table-cell office:value-type="float" office:value="0.298813" calcext:value-type="float">
            <text:p>0.298813</text:p>
          </table:table-cell>
          <table:table-cell office:value-type="float" office:value="0.304881" calcext:value-type="float">
            <text:p>0.304881</text:p>
          </table:table-cell>
        </table:table-row>
        <table:table-row table:style-name="ro1">
          <table:table-cell office:value-type="float" office:value="0.000309643" calcext:value-type="float">
            <text:p>0.000309643</text:p>
          </table:table-cell>
          <table:table-cell office:value-type="float" office:value="0.000286719" calcext:value-type="float">
            <text:p>0.000286719</text:p>
          </table:table-cell>
          <table:table-cell office:value-type="float" office:value="0.000263108" calcext:value-type="float">
            <text:p>0.000263108</text:p>
          </table:table-cell>
          <table:table-cell office:value-type="float" office:value="0.000270351" calcext:value-type="float">
            <text:p>0.000270351</text:p>
          </table:table-cell>
          <table:table-cell office:value-type="float" office:value="0.00028915" calcext:value-type="float">
            <text:p>0.00028915</text:p>
          </table:table-cell>
          <table:table-cell office:value-type="float" office:value="0.000263429" calcext:value-type="float">
            <text:p>0.000263429</text:p>
          </table:table-cell>
        </table:table-row>
        <table:table-row table:style-name="ro1">
          <table:table-cell office:value-type="float" office:value="26.9438" calcext:value-type="float">
            <text:p>26.9438</text:p>
          </table:table-cell>
          <table:table-cell office:value-type="float" office:value="12.9135" calcext:value-type="float">
            <text:p>12.9135</text:p>
          </table:table-cell>
          <table:table-cell office:value-type="float" office:value="48.146" calcext:value-type="float">
            <text:p>48.146</text:p>
          </table:table-cell>
          <table:table-cell office:value-type="float" office:value="27.1614" calcext:value-type="float">
            <text:p>27.1614</text:p>
          </table:table-cell>
          <table:table-cell office:value-type="float" office:value="74.2875" calcext:value-type="float">
            <text:p>74.2875</text:p>
          </table:table-cell>
          <table:table-cell office:value-type="float" office:value="42.4201" calcext:value-type="float">
            <text:p>42.4201</text:p>
          </table:table-cell>
        </table:table-row>
        <table:table-row table:style-name="ro1">
          <table:table-cell office:value-type="float" office:value="0.0179834" calcext:value-type="float">
            <text:p>0.0179834</text:p>
          </table:table-cell>
          <table:table-cell office:value-type="float" office:value="0.0178771" calcext:value-type="float">
            <text:p>0.0178771</text:p>
          </table:table-cell>
          <table:table-cell office:value-type="float" office:value="0.0147017" calcext:value-type="float">
            <text:p>0.0147017</text:p>
          </table:table-cell>
          <table:table-cell office:value-type="float" office:value="0.016293" calcext:value-type="float">
            <text:p>0.016293</text:p>
          </table:table-cell>
          <table:table-cell office:value-type="float" office:value="0.0123829" calcext:value-type="float">
            <text:p>0.0123829</text:p>
          </table:table-cell>
          <table:table-cell office:value-type="float" office:value="0.0119623" calcext:value-type="float">
            <text:p>0.0119623</text:p>
          </table:table-cell>
        </table:table-row>
        <table:table-row table:style-name="ro1">
          <table:table-cell office:value-type="float" office:value="0.00903125" calcext:value-type="float">
            <text:p>0.00903125</text:p>
          </table:table-cell>
          <table:table-cell office:value-type="float" office:value="0.0084731" calcext:value-type="float">
            <text:p>0.0084731</text:p>
          </table:table-cell>
          <table:table-cell office:value-type="float" office:value="0.0106696" calcext:value-type="float">
            <text:p>0.0106696</text:p>
          </table:table-cell>
          <table:table-cell office:value-type="float" office:value="0.0154347" calcext:value-type="float">
            <text:p>0.0154347</text:p>
          </table:table-cell>
          <table:table-cell office:value-type="float" office:value="0.00340903" calcext:value-type="float">
            <text:p>0.00340903</text:p>
          </table:table-cell>
          <table:table-cell office:value-type="float" office:value="0.00837058" calcext:value-type="float">
            <text:p>0.00837058</text:p>
          </table:table-cell>
        </table:table-row>
        <table:table-row table:style-name="ro1">
          <table:table-cell office:value-type="float" office:value="0.0123282" calcext:value-type="float">
            <text:p>0.0123282</text:p>
          </table:table-cell>
          <table:table-cell office:value-type="float" office:value="0.0147854" calcext:value-type="float">
            <text:p>0.0147854</text:p>
          </table:table-cell>
          <table:table-cell office:value-type="float" office:value="0.0165802" calcext:value-type="float">
            <text:p>0.0165802</text:p>
          </table:table-cell>
          <table:table-cell office:value-type="float" office:value="0.0194656" calcext:value-type="float">
            <text:p>0.0194656</text:p>
          </table:table-cell>
          <table:table-cell office:value-type="float" office:value="0.0199734" calcext:value-type="float">
            <text:p>0.0199734</text:p>
          </table:table-cell>
          <table:table-cell office:value-type="float" office:value="0.0138497" calcext:value-type="float">
            <text:p>0.0138497</text:p>
          </table:table-cell>
        </table:table-row>
        <table:table-row table:style-name="ro1">
          <table:table-cell office:value-type="float" office:value="0.085981" calcext:value-type="float">
            <text:p>0.085981</text:p>
          </table:table-cell>
          <table:table-cell office:value-type="float" office:value="0.0836401" calcext:value-type="float">
            <text:p>0.0836401</text:p>
          </table:table-cell>
          <table:table-cell office:value-type="float" office:value="0.105093" calcext:value-type="float">
            <text:p>0.105093</text:p>
          </table:table-cell>
          <table:table-cell office:value-type="float" office:value="0.0862547" calcext:value-type="float">
            <text:p>0.0862547</text:p>
          </table:table-cell>
          <table:table-cell office:value-type="float" office:value="0.0808048" calcext:value-type="float">
            <text:p>0.0808048</text:p>
          </table:table-cell>
          <table:table-cell office:value-type="float" office:value="0.0680293" calcext:value-type="float">
            <text:p>0.0680293</text:p>
          </table:table-cell>
        </table:table-row>
        <table:table-row table:style-name="ro1">
          <table:table-cell office:value-type="float" office:value="0.000724901" calcext:value-type="float">
            <text:p>0.000724901</text:p>
          </table:table-cell>
          <table:table-cell office:value-type="float" office:value="0.000263034" calcext:value-type="float">
            <text:p>0.000263034</text:p>
          </table:table-cell>
          <table:table-cell office:value-type="float" office:value="0.000265516" calcext:value-type="float">
            <text:p>0.000265516</text:p>
          </table:table-cell>
          <table:table-cell office:value-type="float" office:value="0.000267681" calcext:value-type="float">
            <text:p>0.000267681</text:p>
          </table:table-cell>
          <table:table-cell office:value-type="float" office:value="0.000711451" calcext:value-type="float">
            <text:p>0.000711451</text:p>
          </table:table-cell>
          <table:table-cell office:value-type="float" office:value="0.000252148" calcext:value-type="float">
            <text:p>0.000252148</text:p>
          </table:table-cell>
        </table:table-row>
        <table:table-row table:style-name="ro1">
          <table:table-cell office:value-type="float" office:value="0.000198529" calcext:value-type="float">
            <text:p>0.000198529</text:p>
          </table:table-cell>
          <table:table-cell office:value-type="float" office:value="0.000267756" calcext:value-type="float">
            <text:p>0.000267756</text:p>
          </table:table-cell>
          <table:table-cell office:value-type="float" office:value="0.00024479" calcext:value-type="float">
            <text:p>0.00024479</text:p>
          </table:table-cell>
          <table:table-cell office:value-type="float" office:value="0.000271289" calcext:value-type="float">
            <text:p>0.000271289</text:p>
          </table:table-cell>
          <table:table-cell office:value-type="float" office:value="0.000200164" calcext:value-type="float">
            <text:p>0.000200164</text:p>
          </table:table-cell>
          <table:table-cell office:value-type="float" office:value="0.000188937" calcext:value-type="float">
            <text:p>0.000188937</text:p>
          </table:table-cell>
        </table:table-row>
        <table:table-row table:style-name="ro1">
          <table:table-cell office:value-type="float" office:value="0.000575268" calcext:value-type="float">
            <text:p>0.000575268</text:p>
          </table:table-cell>
          <table:table-cell office:value-type="float" office:value="0.000925474" calcext:value-type="float">
            <text:p>0.000925474</text:p>
          </table:table-cell>
          <table:table-cell office:value-type="float" office:value="0.00148341" calcext:value-type="float">
            <text:p>0.00148341</text:p>
          </table:table-cell>
          <table:table-cell office:value-type="float" office:value="0.00142904" calcext:value-type="float">
            <text:p>0.00142904</text:p>
          </table:table-cell>
          <table:table-cell office:value-type="float" office:value="0.000764543" calcext:value-type="float">
            <text:p>0.000764543</text:p>
          </table:table-cell>
          <table:table-cell office:value-type="float" office:value="0.000778856" calcext:value-type="float">
            <text:p>0.000778856</text:p>
          </table:table-cell>
        </table:table-row>
        <table:table-row table:style-name="ro1">
          <table:table-cell table:style-name="ce4" office:value-type="float" office:value="0.0000455734" calcext:value-type="float">
            <text:p>4.56E-05</text:p>
          </table:table-cell>
          <table:table-cell table:style-name="ce4" office:value-type="float" office:value="0.0000403434" calcext:value-type="float">
            <text:p>4.03E-05</text:p>
          </table:table-cell>
          <table:table-cell table:style-name="ce4" office:value-type="float" office:value="0.0000693691" calcext:value-type="float">
            <text:p>6.94E-05</text:p>
          </table:table-cell>
          <table:table-cell table:style-name="ce4" office:value-type="float" office:value="0.0000823541" calcext:value-type="float">
            <text:p>8.24E-05</text:p>
          </table:table-cell>
          <table:table-cell table:style-name="ce4" office:value-type="float" office:value="0.0000479281" calcext:value-type="float">
            <text:p>4.79E-05</text:p>
          </table:table-cell>
          <table:table-cell table:style-name="ce4" office:value-type="float" office:value="0.0000329952" calcext:value-type="float">
            <text:p>3.30E-05</text:p>
          </table:table-cell>
        </table:table-row>
        <table:table-row table:style-name="ro1">
          <table:table-cell office:value-type="float" office:value="0.365528" calcext:value-type="float">
            <text:p>0.365528</text:p>
          </table:table-cell>
          <table:table-cell office:value-type="float" office:value="0.400669" calcext:value-type="float">
            <text:p>0.400669</text:p>
          </table:table-cell>
          <table:table-cell office:value-type="float" office:value="0.413272" calcext:value-type="float">
            <text:p>0.413272</text:p>
          </table:table-cell>
          <table:table-cell office:value-type="float" office:value="0.337687" calcext:value-type="float">
            <text:p>0.337687</text:p>
          </table:table-cell>
          <table:table-cell office:value-type="float" office:value="0.428263" calcext:value-type="float">
            <text:p>0.428263</text:p>
          </table:table-cell>
          <table:table-cell office:value-type="float" office:value="0.448185" calcext:value-type="float">
            <text:p>0.448185</text:p>
          </table:table-cell>
        </table:table-row>
        <table:table-row table:style-name="ro1">
          <table:table-cell office:value-type="float" office:value="0.130427" calcext:value-type="float">
            <text:p>0.130427</text:p>
          </table:table-cell>
          <table:table-cell office:value-type="float" office:value="0.0962984" calcext:value-type="float">
            <text:p>0.0962984</text:p>
          </table:table-cell>
          <table:table-cell office:value-type="float" office:value="0.0827987" calcext:value-type="float">
            <text:p>0.0827987</text:p>
          </table:table-cell>
          <table:table-cell office:value-type="float" office:value="0.164109" calcext:value-type="float">
            <text:p>0.164109</text:p>
          </table:table-cell>
          <table:table-cell office:value-type="float" office:value="0.100562" calcext:value-type="float">
            <text:p>0.100562</text:p>
          </table:table-cell>
          <table:table-cell office:value-type="float" office:value="0.0929656" calcext:value-type="float">
            <text:p>0.0929656</text:p>
          </table:table-cell>
        </table:table-row>
        <table:table-row table:style-name="ro1">
          <table:table-cell office:value-type="float" office:value="0.00021182" calcext:value-type="float">
            <text:p>0.00021182</text:p>
          </table:table-cell>
          <table:table-cell office:value-type="float" office:value="0.000307942" calcext:value-type="float">
            <text:p>0.000307942</text:p>
          </table:table-cell>
          <table:table-cell office:value-type="float" office:value="0.00034644" calcext:value-type="float">
            <text:p>0.00034644</text:p>
          </table:table-cell>
          <table:table-cell office:value-type="float" office:value="0.000555661" calcext:value-type="float">
            <text:p>0.000555661</text:p>
          </table:table-cell>
          <table:table-cell office:value-type="float" office:value="0.000226621" calcext:value-type="float">
            <text:p>0.000226621</text:p>
          </table:table-cell>
          <table:table-cell office:value-type="float" office:value="0.000301395" calcext:value-type="float">
            <text:p>0.000301395</text:p>
          </table:table-cell>
        </table:table-row>
        <table:table-row table:style-name="ro1">
          <table:table-cell table:style-name="ce4" office:value-type="float" office:value="0.0000402663" calcext:value-type="float">
            <text:p>4.03E-05</text:p>
          </table:table-cell>
          <table:table-cell table:style-name="ce4" office:value-type="float" office:value="0.0000397046" calcext:value-type="float">
            <text:p>3.97E-05</text:p>
          </table:table-cell>
          <table:table-cell table:style-name="ce4" office:value-type="float" office:value="0.0000411872" calcext:value-type="float">
            <text:p>4.12E-05</text:p>
          </table:table-cell>
          <table:table-cell table:style-name="ce4" office:value-type="float" office:value="0.0000419881" calcext:value-type="float">
            <text:p>4.20E-05</text:p>
          </table:table-cell>
          <table:table-cell table:style-name="ce4" office:value-type="float" office:value="0.0000426944" calcext:value-type="float">
            <text:p>4.27E-05</text:p>
          </table:table-cell>
          <table:table-cell table:style-name="ce4" office:value-type="float" office:value="0.000038656" calcext:value-type="float">
            <text:p>3.87E-05</text:p>
          </table:table-cell>
        </table:table-row>
        <table:table-row table:style-name="ro1">
          <table:table-cell table:style-name="ce4" office:value-type="float" office:value="0.0000421373" calcext:value-type="float">
            <text:p>4.21E-05</text:p>
          </table:table-cell>
          <table:table-cell table:style-name="ce4" office:value-type="float" office:value="0.0000422607" calcext:value-type="float">
            <text:p>4.23E-05</text:p>
          </table:table-cell>
          <table:table-cell table:style-name="ce4" office:value-type="float" office:value="0.0000446747" calcext:value-type="float">
            <text:p>4.47E-05</text:p>
          </table:table-cell>
          <table:table-cell table:style-name="ce4" office:value-type="float" office:value="0.0000445125" calcext:value-type="float">
            <text:p>4.45E-05</text:p>
          </table:table-cell>
          <table:table-cell table:style-name="ce4" office:value-type="float" office:value="0.0000373657" calcext:value-type="float">
            <text:p>3.74E-05</text:p>
          </table:table-cell>
          <table:table-cell table:style-name="ce4" office:value-type="float" office:value="0.000051943" calcext:value-type="float">
            <text:p>5.19E-05</text:p>
          </table:table-cell>
        </table:table-row>
        <table:table-row table:style-name="ro1">
          <table:table-cell office:value-type="float" office:value="0.000951679" calcext:value-type="float">
            <text:p>0.000951679</text:p>
          </table:table-cell>
          <table:table-cell office:value-type="float" office:value="0.000701272" calcext:value-type="float">
            <text:p>0.000701272</text:p>
          </table:table-cell>
          <table:table-cell office:value-type="float" office:value="0.000843884" calcext:value-type="float">
            <text:p>0.000843884</text:p>
          </table:table-cell>
          <table:table-cell office:value-type="float" office:value="0.000916494" calcext:value-type="float">
            <text:p>0.000916494</text:p>
          </table:table-cell>
          <table:table-cell office:value-type="float" office:value="0.000835599" calcext:value-type="float">
            <text:p>0.000835599</text:p>
          </table:table-cell>
          <table:table-cell office:value-type="float" office:value="0.000455294" calcext:value-type="float">
            <text:p>0.000455294</text:p>
          </table:table-cell>
        </table:table-row>
        <table:table-row table:style-name="ro1">
          <table:table-cell table:style-name="ce1" table:formula="of:=SUM([.A2:.A194])/193" office:value-type="float" office:value="0.853867056305181" calcext:value-type="float">
            <text:p>0.853867056305181</text:p>
          </table:table-cell>
          <table:table-cell table:style-name="ce1" table:formula="of:=SUM([.B2:.B194])/193" office:value-type="float" office:value="0.49259154120829" calcext:value-type="float">
            <text:p>0.49259154120829</text:p>
          </table:table-cell>
          <table:table-cell table:style-name="ce1" table:formula="of:=SUM([.C2:.C194])/193" office:value-type="float" office:value="1.54556672351813" calcext:value-type="float">
            <text:p>1.54556672351813</text:p>
          </table:table-cell>
          <table:table-cell table:style-name="ce1" table:formula="of:=SUM([.D2:.D194])/193" office:value-type="float" office:value="1.05930896433834" calcext:value-type="float">
            <text:p>1.05930896433834</text:p>
          </table:table-cell>
          <table:table-cell table:style-name="ce1" table:formula="of:=SUM([.E2:.E194])/193" office:value-type="float" office:value="2.27078175481451" calcext:value-type="float">
            <text:p>2.27078175481451</text:p>
          </table:table-cell>
          <table:table-cell table:style-name="ce1" table:formula="of:=SUM([.F2:.F194])/193" office:value-type="float" office:value="1.36811526924456" calcext:value-type="float">
            <text:p>1.36811526924456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</table:table-row>
      </table:table>
      <table:table table:name="B-time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ir 5 ils j</text:p>
          </table:table-cell>
          <table:table-cell table:style-name="ce1" office:value-type="string" calcext:value-type="string">
            <text:p>ir 5 ils j/2</text:p>
          </table:table-cell>
          <table:table-cell table:style-name="ce1" office:value-type="string" calcext:value-type="string">
            <text:p>ir 10 ils j</text:p>
          </table:table-cell>
          <table:table-cell table:style-name="ce1" office:value-type="string" calcext:value-type="string">
            <text:p>ir 10 ils j/2</text:p>
          </table:table-cell>
          <table:table-cell table:style-name="ce1" office:value-type="string" calcext:value-type="string">
            <text:p>ir 15 ils j</text:p>
          </table:table-cell>
          <table:table-cell table:style-name="ce1" office:value-type="string" calcext:value-type="string">
            <text:p>ir 15 ils j/2</text:p>
          </table:table-cell>
        </table:table-row>
        <table:table-row table:style-name="ro1">
          <table:table-cell office:value-type="float" office:value="0.00168418" calcext:value-type="float">
            <text:p>0.00168418</text:p>
          </table:table-cell>
          <table:table-cell office:value-type="float" office:value="0.00141394" calcext:value-type="float">
            <text:p>0.00141394</text:p>
          </table:table-cell>
          <table:table-cell office:value-type="float" office:value="0.0015667" calcext:value-type="float">
            <text:p>0.0015667</text:p>
          </table:table-cell>
          <table:table-cell office:value-type="float" office:value="0.00130225" calcext:value-type="float">
            <text:p>0.00130225</text:p>
          </table:table-cell>
          <table:table-cell office:value-type="float" office:value="0.00104674" calcext:value-type="float">
            <text:p>0.00104674</text:p>
          </table:table-cell>
          <table:table-cell office:value-type="float" office:value="0.00205499" calcext:value-type="float">
            <text:p>0.00205499</text:p>
          </table:table-cell>
        </table:table-row>
        <table:table-row table:style-name="ro1">
          <table:table-cell office:value-type="float" office:value="0.364464" calcext:value-type="float">
            <text:p>0.364464</text:p>
          </table:table-cell>
          <table:table-cell office:value-type="float" office:value="0.179906" calcext:value-type="float">
            <text:p>0.179906</text:p>
          </table:table-cell>
          <table:table-cell office:value-type="float" office:value="0.540515" calcext:value-type="float">
            <text:p>0.540515</text:p>
          </table:table-cell>
          <table:table-cell office:value-type="float" office:value="0.332466" calcext:value-type="float">
            <text:p>0.332466</text:p>
          </table:table-cell>
          <table:table-cell office:value-type="float" office:value="0.911839" calcext:value-type="float">
            <text:p>0.911839</text:p>
          </table:table-cell>
          <table:table-cell office:value-type="float" office:value="0.506546" calcext:value-type="float">
            <text:p>0.506546</text:p>
          </table:table-cell>
        </table:table-row>
        <table:table-row table:style-name="ro1">
          <table:table-cell office:value-type="float" office:value="0.000155136" calcext:value-type="float">
            <text:p>0.000155136</text:p>
          </table:table-cell>
          <table:table-cell office:value-type="float" office:value="0.000381847" calcext:value-type="float">
            <text:p>0.000381847</text:p>
          </table:table-cell>
          <table:table-cell office:value-type="float" office:value="0.000177982" calcext:value-type="float">
            <text:p>0.000177982</text:p>
          </table:table-cell>
          <table:table-cell office:value-type="float" office:value="0.000196007" calcext:value-type="float">
            <text:p>0.000196007</text:p>
          </table:table-cell>
          <table:table-cell office:value-type="float" office:value="0.000347417" calcext:value-type="float">
            <text:p>0.000347417</text:p>
          </table:table-cell>
          <table:table-cell office:value-type="float" office:value="0.000437947" calcext:value-type="float">
            <text:p>0.000437947</text:p>
          </table:table-cell>
        </table:table-row>
        <table:table-row table:style-name="ro1">
          <table:table-cell office:value-type="float" office:value="0.000380929" calcext:value-type="float">
            <text:p>0.000380929</text:p>
          </table:table-cell>
          <table:table-cell office:value-type="float" office:value="0.000704865" calcext:value-type="float">
            <text:p>0.000704865</text:p>
          </table:table-cell>
          <table:table-cell office:value-type="float" office:value="0.000673375" calcext:value-type="float">
            <text:p>0.000673375</text:p>
          </table:table-cell>
          <table:table-cell office:value-type="float" office:value="0.000579183" calcext:value-type="float">
            <text:p>0.000579183</text:p>
          </table:table-cell>
          <table:table-cell office:value-type="float" office:value="0.000407389" calcext:value-type="float">
            <text:p>0.000407389</text:p>
          </table:table-cell>
          <table:table-cell office:value-type="float" office:value="0.00038192" calcext:value-type="float">
            <text:p>0.00038192</text:p>
          </table:table-cell>
        </table:table-row>
        <table:table-row table:style-name="ro1">
          <table:table-cell office:value-type="float" office:value="0.00131397" calcext:value-type="float">
            <text:p>0.00131397</text:p>
          </table:table-cell>
          <table:table-cell office:value-type="float" office:value="0.00117982" calcext:value-type="float">
            <text:p>0.00117982</text:p>
          </table:table-cell>
          <table:table-cell office:value-type="float" office:value="0.00137976" calcext:value-type="float">
            <text:p>0.00137976</text:p>
          </table:table-cell>
          <table:table-cell office:value-type="float" office:value="0.00118539" calcext:value-type="float">
            <text:p>0.00118539</text:p>
          </table:table-cell>
          <table:table-cell office:value-type="float" office:value="0.00131818" calcext:value-type="float">
            <text:p>0.00131818</text:p>
          </table:table-cell>
          <table:table-cell office:value-type="float" office:value="0.00130515" calcext:value-type="float">
            <text:p>0.00130515</text:p>
          </table:table-cell>
        </table:table-row>
        <table:table-row table:style-name="ro1">
          <table:table-cell office:value-type="float" office:value="0.00125243" calcext:value-type="float">
            <text:p>0.00125243</text:p>
          </table:table-cell>
          <table:table-cell office:value-type="float" office:value="0.0010566" calcext:value-type="float">
            <text:p>0.0010566</text:p>
          </table:table-cell>
          <table:table-cell office:value-type="float" office:value="0.000875096" calcext:value-type="float">
            <text:p>0.000875096</text:p>
          </table:table-cell>
          <table:table-cell office:value-type="float" office:value="0.00089137" calcext:value-type="float">
            <text:p>0.00089137</text:p>
          </table:table-cell>
          <table:table-cell office:value-type="float" office:value="0.000945336" calcext:value-type="float">
            <text:p>0.000945336</text:p>
          </table:table-cell>
          <table:table-cell office:value-type="float" office:value="0.000978239" calcext:value-type="float">
            <text:p>0.000978239</text:p>
          </table:table-cell>
        </table:table-row>
        <table:table-row table:style-name="ro1">
          <table:table-cell office:value-type="float" office:value="0.00098792" calcext:value-type="float">
            <text:p>0.00098792</text:p>
          </table:table-cell>
          <table:table-cell office:value-type="float" office:value="0.00121809" calcext:value-type="float">
            <text:p>0.00121809</text:p>
          </table:table-cell>
          <table:table-cell office:value-type="float" office:value="0.00146852" calcext:value-type="float">
            <text:p>0.00146852</text:p>
          </table:table-cell>
          <table:table-cell office:value-type="float" office:value="0.000886431" calcext:value-type="float">
            <text:p>0.000886431</text:p>
          </table:table-cell>
          <table:table-cell office:value-type="float" office:value="0.000846675" calcext:value-type="float">
            <text:p>0.000846675</text:p>
          </table:table-cell>
          <table:table-cell office:value-type="float" office:value="0.00089557" calcext:value-type="float">
            <text:p>0.00089557</text:p>
          </table:table-cell>
        </table:table-row>
        <table:table-row table:style-name="ro1">
          <table:table-cell office:value-type="float" office:value="0.373916" calcext:value-type="float">
            <text:p>0.373916</text:p>
          </table:table-cell>
          <table:table-cell office:value-type="float" office:value="0.254878" calcext:value-type="float">
            <text:p>0.254878</text:p>
          </table:table-cell>
          <table:table-cell office:value-type="float" office:value="0.724586" calcext:value-type="float">
            <text:p>0.724586</text:p>
          </table:table-cell>
          <table:table-cell office:value-type="float" office:value="0.506738" calcext:value-type="float">
            <text:p>0.506738</text:p>
          </table:table-cell>
          <table:table-cell office:value-type="float" office:value="0.918343" calcext:value-type="float">
            <text:p>0.918343</text:p>
          </table:table-cell>
          <table:table-cell office:value-type="float" office:value="0.674247" calcext:value-type="float">
            <text:p>0.674247</text:p>
          </table:table-cell>
        </table:table-row>
        <table:table-row table:style-name="ro1">
          <table:table-cell office:value-type="float" office:value="0.00173785" calcext:value-type="float">
            <text:p>0.00173785</text:p>
          </table:table-cell>
          <table:table-cell office:value-type="float" office:value="0.00197941" calcext:value-type="float">
            <text:p>0.00197941</text:p>
          </table:table-cell>
          <table:table-cell office:value-type="float" office:value="0.00220912" calcext:value-type="float">
            <text:p>0.00220912</text:p>
          </table:table-cell>
          <table:table-cell office:value-type="float" office:value="0.000929195" calcext:value-type="float">
            <text:p>0.000929195</text:p>
          </table:table-cell>
          <table:table-cell office:value-type="float" office:value="0.0016554" calcext:value-type="float">
            <text:p>0.0016554</text:p>
          </table:table-cell>
          <table:table-cell office:value-type="float" office:value="0.00173363" calcext:value-type="float">
            <text:p>0.00173363</text:p>
          </table:table-cell>
        </table:table-row>
        <table:table-row table:style-name="ro1">
          <table:table-cell office:value-type="float" office:value="0.00169106" calcext:value-type="float">
            <text:p>0.00169106</text:p>
          </table:table-cell>
          <table:table-cell office:value-type="float" office:value="0.00137316" calcext:value-type="float">
            <text:p>0.00137316</text:p>
          </table:table-cell>
          <table:table-cell office:value-type="float" office:value="0.00176628" calcext:value-type="float">
            <text:p>0.00176628</text:p>
          </table:table-cell>
          <table:table-cell office:value-type="float" office:value="0.00167851" calcext:value-type="float">
            <text:p>0.00167851</text:p>
          </table:table-cell>
          <table:table-cell office:value-type="float" office:value="0.0017367" calcext:value-type="float">
            <text:p>0.0017367</text:p>
          </table:table-cell>
          <table:table-cell office:value-type="float" office:value="0.00121853" calcext:value-type="float">
            <text:p>0.00121853</text:p>
          </table:table-cell>
        </table:table-row>
        <table:table-row table:style-name="ro1">
          <table:table-cell office:value-type="float" office:value="0.0424575" calcext:value-type="float">
            <text:p>0.0424575</text:p>
          </table:table-cell>
          <table:table-cell office:value-type="float" office:value="0.0387391" calcext:value-type="float">
            <text:p>0.0387391</text:p>
          </table:table-cell>
          <table:table-cell office:value-type="float" office:value="0.0553419" calcext:value-type="float">
            <text:p>0.0553419</text:p>
          </table:table-cell>
          <table:table-cell office:value-type="float" office:value="0.0308997" calcext:value-type="float">
            <text:p>0.0308997</text:p>
          </table:table-cell>
          <table:table-cell office:value-type="float" office:value="0.0359958" calcext:value-type="float">
            <text:p>0.0359958</text:p>
          </table:table-cell>
          <table:table-cell office:value-type="float" office:value="0.0373035" calcext:value-type="float">
            <text:p>0.0373035</text:p>
          </table:table-cell>
        </table:table-row>
        <table:table-row table:style-name="ro1">
          <table:table-cell office:value-type="float" office:value="0.00190474" calcext:value-type="float">
            <text:p>0.00190474</text:p>
          </table:table-cell>
          <table:table-cell office:value-type="float" office:value="0.00201177" calcext:value-type="float">
            <text:p>0.00201177</text:p>
          </table:table-cell>
          <table:table-cell office:value-type="float" office:value="0.00189571" calcext:value-type="float">
            <text:p>0.00189571</text:p>
          </table:table-cell>
          <table:table-cell office:value-type="float" office:value="0.00203342" calcext:value-type="float">
            <text:p>0.00203342</text:p>
          </table:table-cell>
          <table:table-cell office:value-type="float" office:value="0.00239617" calcext:value-type="float">
            <text:p>0.00239617</text:p>
          </table:table-cell>
          <table:table-cell office:value-type="float" office:value="0.00181554" calcext:value-type="float">
            <text:p>0.00181554</text:p>
          </table:table-cell>
        </table:table-row>
        <table:table-row table:style-name="ro1">
          <table:table-cell office:value-type="float" office:value="1.06114" calcext:value-type="float">
            <text:p>1.06114</text:p>
          </table:table-cell>
          <table:table-cell office:value-type="float" office:value="0.586737" calcext:value-type="float">
            <text:p>0.586737</text:p>
          </table:table-cell>
          <table:table-cell office:value-type="float" office:value="1.92563" calcext:value-type="float">
            <text:p>1.92563</text:p>
          </table:table-cell>
          <table:table-cell office:value-type="float" office:value="1.19473" calcext:value-type="float">
            <text:p>1.19473</text:p>
          </table:table-cell>
          <table:table-cell office:value-type="float" office:value="3.06001" calcext:value-type="float">
            <text:p>3.06001</text:p>
          </table:table-cell>
          <table:table-cell office:value-type="float" office:value="1.73231" calcext:value-type="float">
            <text:p>1.73231</text:p>
          </table:table-cell>
        </table:table-row>
        <table:table-row table:style-name="ro1">
          <table:table-cell office:value-type="float" office:value="0.0920194" calcext:value-type="float">
            <text:p>0.0920194</text:p>
          </table:table-cell>
          <table:table-cell office:value-type="float" office:value="0.0952932" calcext:value-type="float">
            <text:p>0.0952932</text:p>
          </table:table-cell>
          <table:table-cell office:value-type="float" office:value="0.105907" calcext:value-type="float">
            <text:p>0.105907</text:p>
          </table:table-cell>
          <table:table-cell office:value-type="float" office:value="0.0931789" calcext:value-type="float">
            <text:p>0.0931789</text:p>
          </table:table-cell>
          <table:table-cell office:value-type="float" office:value="0.108711" calcext:value-type="float">
            <text:p>0.108711</text:p>
          </table:table-cell>
          <table:table-cell office:value-type="float" office:value="0.0783559" calcext:value-type="float">
            <text:p>0.0783559</text:p>
          </table:table-cell>
        </table:table-row>
        <table:table-row table:style-name="ro1">
          <table:table-cell office:value-type="float" office:value="0.00298915" calcext:value-type="float">
            <text:p>0.00298915</text:p>
          </table:table-cell>
          <table:table-cell office:value-type="float" office:value="0.00300443" calcext:value-type="float">
            <text:p>0.00300443</text:p>
          </table:table-cell>
          <table:table-cell office:value-type="float" office:value="0.00262206" calcext:value-type="float">
            <text:p>0.00262206</text:p>
          </table:table-cell>
          <table:table-cell office:value-type="float" office:value="0.00391064" calcext:value-type="float">
            <text:p>0.00391064</text:p>
          </table:table-cell>
          <table:table-cell office:value-type="float" office:value="0.00248423" calcext:value-type="float">
            <text:p>0.00248423</text:p>
          </table:table-cell>
          <table:table-cell office:value-type="float" office:value="0.00309972" calcext:value-type="float">
            <text:p>0.00309972</text:p>
          </table:table-cell>
        </table:table-row>
        <table:table-row table:style-name="ro1">
          <table:table-cell office:value-type="float" office:value="0.00312545" calcext:value-type="float">
            <text:p>0.00312545</text:p>
          </table:table-cell>
          <table:table-cell office:value-type="float" office:value="0.00245648" calcext:value-type="float">
            <text:p>0.00245648</text:p>
          </table:table-cell>
          <table:table-cell office:value-type="float" office:value="0.00213014" calcext:value-type="float">
            <text:p>0.00213014</text:p>
          </table:table-cell>
          <table:table-cell office:value-type="float" office:value="0.0036476" calcext:value-type="float">
            <text:p>0.0036476</text:p>
          </table:table-cell>
          <table:table-cell office:value-type="float" office:value="0.00307295" calcext:value-type="float">
            <text:p>0.00307295</text:p>
          </table:table-cell>
          <table:table-cell office:value-type="float" office:value="0.00229559" calcext:value-type="float">
            <text:p>0.00229559</text:p>
          </table:table-cell>
        </table:table-row>
        <table:table-row table:style-name="ro1">
          <table:table-cell office:value-type="float" office:value="0.0898996" calcext:value-type="float">
            <text:p>0.0898996</text:p>
          </table:table-cell>
          <table:table-cell office:value-type="float" office:value="0.105098" calcext:value-type="float">
            <text:p>0.105098</text:p>
          </table:table-cell>
          <table:table-cell office:value-type="float" office:value="0.0703074" calcext:value-type="float">
            <text:p>0.0703074</text:p>
          </table:table-cell>
          <table:table-cell office:value-type="float" office:value="0.0964969" calcext:value-type="float">
            <text:p>0.0964969</text:p>
          </table:table-cell>
          <table:table-cell office:value-type="float" office:value="0.0868193" calcext:value-type="float">
            <text:p>0.0868193</text:p>
          </table:table-cell>
          <table:table-cell office:value-type="float" office:value="0.120592" calcext:value-type="float">
            <text:p>0.120592</text:p>
          </table:table-cell>
        </table:table-row>
        <table:table-row table:style-name="ro1">
          <table:table-cell office:value-type="float" office:value="1.45595" calcext:value-type="float">
            <text:p>1.45595</text:p>
          </table:table-cell>
          <table:table-cell office:value-type="float" office:value="0.873932" calcext:value-type="float">
            <text:p>0.873932</text:p>
          </table:table-cell>
          <table:table-cell office:value-type="float" office:value="2.88099" calcext:value-type="float">
            <text:p>2.88099</text:p>
          </table:table-cell>
          <table:table-cell office:value-type="float" office:value="1.82413" calcext:value-type="float">
            <text:p>1.82413</text:p>
          </table:table-cell>
          <table:table-cell office:value-type="float" office:value="4.34623" calcext:value-type="float">
            <text:p>4.34623</text:p>
          </table:table-cell>
          <table:table-cell office:value-type="float" office:value="2.74808" calcext:value-type="float">
            <text:p>2.74808</text:p>
          </table:table-cell>
        </table:table-row>
        <table:table-row table:style-name="ro1">
          <table:table-cell office:value-type="float" office:value="0.00267915" calcext:value-type="float">
            <text:p>0.00267915</text:p>
          </table:table-cell>
          <table:table-cell office:value-type="float" office:value="0.00206108" calcext:value-type="float">
            <text:p>0.00206108</text:p>
          </table:table-cell>
          <table:table-cell office:value-type="float" office:value="0.00290243" calcext:value-type="float">
            <text:p>0.00290243</text:p>
          </table:table-cell>
          <table:table-cell office:value-type="float" office:value="0.00252795" calcext:value-type="float">
            <text:p>0.00252795</text:p>
          </table:table-cell>
          <table:table-cell office:value-type="float" office:value="0.00173892" calcext:value-type="float">
            <text:p>0.00173892</text:p>
          </table:table-cell>
          <table:table-cell office:value-type="float" office:value="0.00192442" calcext:value-type="float">
            <text:p>0.00192442</text:p>
          </table:table-cell>
        </table:table-row>
        <table:table-row table:style-name="ro1">
          <table:table-cell office:value-type="float" office:value="0.00293542" calcext:value-type="float">
            <text:p>0.00293542</text:p>
          </table:table-cell>
          <table:table-cell office:value-type="float" office:value="0.00323592" calcext:value-type="float">
            <text:p>0.00323592</text:p>
          </table:table-cell>
          <table:table-cell office:value-type="float" office:value="0.00383544" calcext:value-type="float">
            <text:p>0.00383544</text:p>
          </table:table-cell>
          <table:table-cell office:value-type="float" office:value="0.00330112" calcext:value-type="float">
            <text:p>0.00330112</text:p>
          </table:table-cell>
          <table:table-cell office:value-type="float" office:value="0.0013516" calcext:value-type="float">
            <text:p>0.0013516</text:p>
          </table:table-cell>
          <table:table-cell office:value-type="float" office:value="0.00196196" calcext:value-type="float">
            <text:p>0.00196196</text:p>
          </table:table-cell>
        </table:table-row>
        <table:table-row table:style-name="ro1">
          <table:table-cell office:value-type="float" office:value="0.00740035" calcext:value-type="float">
            <text:p>0.00740035</text:p>
          </table:table-cell>
          <table:table-cell office:value-type="float" office:value="0.0115061" calcext:value-type="float">
            <text:p>0.0115061</text:p>
          </table:table-cell>
          <table:table-cell office:value-type="float" office:value="0.012459" calcext:value-type="float">
            <text:p>0.012459</text:p>
          </table:table-cell>
          <table:table-cell office:value-type="float" office:value="0.00968993" calcext:value-type="float">
            <text:p>0.00968993</text:p>
          </table:table-cell>
          <table:table-cell office:value-type="float" office:value="0.0081231" calcext:value-type="float">
            <text:p>0.0081231</text:p>
          </table:table-cell>
          <table:table-cell office:value-type="float" office:value="0.0127289" calcext:value-type="float">
            <text:p>0.0127289</text:p>
          </table:table-cell>
        </table:table-row>
        <table:table-row table:style-name="ro1">
          <table:table-cell office:value-type="float" office:value="0.00142859" calcext:value-type="float">
            <text:p>0.00142859</text:p>
          </table:table-cell>
          <table:table-cell office:value-type="float" office:value="0.00354194" calcext:value-type="float">
            <text:p>0.00354194</text:p>
          </table:table-cell>
          <table:table-cell office:value-type="float" office:value="0.00179986" calcext:value-type="float">
            <text:p>0.00179986</text:p>
          </table:table-cell>
          <table:table-cell office:value-type="float" office:value="0.00221983" calcext:value-type="float">
            <text:p>0.00221983</text:p>
          </table:table-cell>
          <table:table-cell office:value-type="float" office:value="0.00162089" calcext:value-type="float">
            <text:p>0.00162089</text:p>
          </table:table-cell>
          <table:table-cell office:value-type="float" office:value="0.00337272" calcext:value-type="float">
            <text:p>0.00337272</text:p>
          </table:table-cell>
        </table:table-row>
        <table:table-row table:style-name="ro1">
          <table:table-cell office:value-type="float" office:value="0.000313102" calcext:value-type="float">
            <text:p>0.000313102</text:p>
          </table:table-cell>
          <table:table-cell office:value-type="float" office:value="0.00037576" calcext:value-type="float">
            <text:p>0.00037576</text:p>
          </table:table-cell>
          <table:table-cell office:value-type="float" office:value="0.0003773" calcext:value-type="float">
            <text:p>0.0003773</text:p>
          </table:table-cell>
          <table:table-cell office:value-type="float" office:value="0.000303776" calcext:value-type="float">
            <text:p>0.000303776</text:p>
          </table:table-cell>
          <table:table-cell office:value-type="float" office:value="0.000312103" calcext:value-type="float">
            <text:p>0.000312103</text:p>
          </table:table-cell>
          <table:table-cell office:value-type="float" office:value="0.000352997" calcext:value-type="float">
            <text:p>0.000352997</text:p>
          </table:table-cell>
        </table:table-row>
        <table:table-row table:style-name="ro1">
          <table:table-cell office:value-type="float" office:value="0.00342191" calcext:value-type="float">
            <text:p>0.00342191</text:p>
          </table:table-cell>
          <table:table-cell office:value-type="float" office:value="0.00459687" calcext:value-type="float">
            <text:p>0.00459687</text:p>
          </table:table-cell>
          <table:table-cell office:value-type="float" office:value="0.00601039" calcext:value-type="float">
            <text:p>0.00601039</text:p>
          </table:table-cell>
          <table:table-cell office:value-type="float" office:value="0.00275498" calcext:value-type="float">
            <text:p>0.00275498</text:p>
          </table:table-cell>
          <table:table-cell office:value-type="float" office:value="0.00451007" calcext:value-type="float">
            <text:p>0.00451007</text:p>
          </table:table-cell>
          <table:table-cell office:value-type="float" office:value="0.00450003" calcext:value-type="float">
            <text:p>0.00450003</text:p>
          </table:table-cell>
        </table:table-row>
        <table:table-row table:style-name="ro1">
          <table:table-cell office:value-type="float" office:value="0.843384" calcext:value-type="float">
            <text:p>0.843384</text:p>
          </table:table-cell>
          <table:table-cell office:value-type="float" office:value="0.524014" calcext:value-type="float">
            <text:p>0.524014</text:p>
          </table:table-cell>
          <table:table-cell office:value-type="float" office:value="1.60803" calcext:value-type="float">
            <text:p>1.60803</text:p>
          </table:table-cell>
          <table:table-cell office:value-type="float" office:value="1.01637" calcext:value-type="float">
            <text:p>1.01637</text:p>
          </table:table-cell>
          <table:table-cell office:value-type="float" office:value="2.33402" calcext:value-type="float">
            <text:p>2.33402</text:p>
          </table:table-cell>
          <table:table-cell office:value-type="float" office:value="1.39884" calcext:value-type="float">
            <text:p>1.39884</text:p>
          </table:table-cell>
        </table:table-row>
        <table:table-row table:style-name="ro1">
          <table:table-cell office:value-type="float" office:value="0.00373058" calcext:value-type="float">
            <text:p>0.00373058</text:p>
          </table:table-cell>
          <table:table-cell office:value-type="float" office:value="0.0044061" calcext:value-type="float">
            <text:p>0.0044061</text:p>
          </table:table-cell>
          <table:table-cell office:value-type="float" office:value="0.00529073" calcext:value-type="float">
            <text:p>0.00529073</text:p>
          </table:table-cell>
          <table:table-cell office:value-type="float" office:value="0.00552801" calcext:value-type="float">
            <text:p>0.00552801</text:p>
          </table:table-cell>
          <table:table-cell office:value-type="float" office:value="0.0036538" calcext:value-type="float">
            <text:p>0.0036538</text:p>
          </table:table-cell>
          <table:table-cell office:value-type="float" office:value="0.00291052" calcext:value-type="float">
            <text:p>0.00291052</text:p>
          </table:table-cell>
        </table:table-row>
        <table:table-row table:style-name="ro1">
          <table:table-cell office:value-type="float" office:value="0.00277016" calcext:value-type="float">
            <text:p>0.00277016</text:p>
          </table:table-cell>
          <table:table-cell office:value-type="float" office:value="0.00424501" calcext:value-type="float">
            <text:p>0.00424501</text:p>
          </table:table-cell>
          <table:table-cell office:value-type="float" office:value="0.00392086" calcext:value-type="float">
            <text:p>0.00392086</text:p>
          </table:table-cell>
          <table:table-cell office:value-type="float" office:value="0.00378008" calcext:value-type="float">
            <text:p>0.00378008</text:p>
          </table:table-cell>
          <table:table-cell office:value-type="float" office:value="0.00359127" calcext:value-type="float">
            <text:p>0.00359127</text:p>
          </table:table-cell>
          <table:table-cell office:value-type="float" office:value="0.00231953" calcext:value-type="float">
            <text:p>0.00231953</text:p>
          </table:table-cell>
        </table:table-row>
        <table:table-row table:style-name="ro1">
          <table:table-cell office:value-type="float" office:value="0.0060306" calcext:value-type="float">
            <text:p>0.0060306</text:p>
          </table:table-cell>
          <table:table-cell office:value-type="float" office:value="0.0063822" calcext:value-type="float">
            <text:p>0.0063822</text:p>
          </table:table-cell>
          <table:table-cell office:value-type="float" office:value="0.00559329" calcext:value-type="float">
            <text:p>0.00559329</text:p>
          </table:table-cell>
          <table:table-cell office:value-type="float" office:value="0.00835675" calcext:value-type="float">
            <text:p>0.00835675</text:p>
          </table:table-cell>
          <table:table-cell office:value-type="float" office:value="0.00485828" calcext:value-type="float">
            <text:p>0.00485828</text:p>
          </table:table-cell>
          <table:table-cell office:value-type="float" office:value="0.00359522" calcext:value-type="float">
            <text:p>0.00359522</text:p>
          </table:table-cell>
        </table:table-row>
        <table:table-row table:style-name="ro1">
          <table:table-cell office:value-type="float" office:value="1.24513" calcext:value-type="float">
            <text:p>1.24513</text:p>
          </table:table-cell>
          <table:table-cell office:value-type="float" office:value="0.718127" calcext:value-type="float">
            <text:p>0.718127</text:p>
          </table:table-cell>
          <table:table-cell office:value-type="float" office:value="2.38593" calcext:value-type="float">
            <text:p>2.38593</text:p>
          </table:table-cell>
          <table:table-cell office:value-type="float" office:value="1.52643" calcext:value-type="float">
            <text:p>1.52643</text:p>
          </table:table-cell>
          <table:table-cell office:value-type="float" office:value="3.62611" calcext:value-type="float">
            <text:p>3.62611</text:p>
          </table:table-cell>
          <table:table-cell office:value-type="float" office:value="2.23153" calcext:value-type="float">
            <text:p>2.23153</text:p>
          </table:table-cell>
        </table:table-row>
        <table:table-row table:style-name="ro1">
          <table:table-cell office:value-type="float" office:value="0.821555" calcext:value-type="float">
            <text:p>0.821555</text:p>
          </table:table-cell>
          <table:table-cell office:value-type="float" office:value="0.48344" calcext:value-type="float">
            <text:p>0.48344</text:p>
          </table:table-cell>
          <table:table-cell office:value-type="float" office:value="0.55944" calcext:value-type="float">
            <text:p>0.55944</text:p>
          </table:table-cell>
          <table:table-cell office:value-type="float" office:value="0.92151" calcext:value-type="float">
            <text:p>0.92151</text:p>
          </table:table-cell>
          <table:table-cell office:value-type="float" office:value="0.591741" calcext:value-type="float">
            <text:p>0.591741</text:p>
          </table:table-cell>
          <table:table-cell office:value-type="float" office:value="1.15677" calcext:value-type="float">
            <text:p>1.15677</text:p>
          </table:table-cell>
        </table:table-row>
        <table:table-row table:style-name="ro1">
          <table:table-cell office:value-type="float" office:value="2.4807" calcext:value-type="float">
            <text:p>2.4807</text:p>
          </table:table-cell>
          <table:table-cell office:value-type="float" office:value="1.33932" calcext:value-type="float">
            <text:p>1.33932</text:p>
          </table:table-cell>
          <table:table-cell office:value-type="float" office:value="4.87935" calcext:value-type="float">
            <text:p>4.87935</text:p>
          </table:table-cell>
          <table:table-cell office:value-type="float" office:value="2.79717" calcext:value-type="float">
            <text:p>2.79717</text:p>
          </table:table-cell>
          <table:table-cell office:value-type="float" office:value="7.4261" calcext:value-type="float">
            <text:p>7.4261</text:p>
          </table:table-cell>
          <table:table-cell office:value-type="float" office:value="4.01853" calcext:value-type="float">
            <text:p>4.01853</text:p>
          </table:table-cell>
        </table:table-row>
        <table:table-row table:style-name="ro1">
          <table:table-cell office:value-type="float" office:value="0.00409046" calcext:value-type="float">
            <text:p>0.00409046</text:p>
          </table:table-cell>
          <table:table-cell office:value-type="float" office:value="0.00258424" calcext:value-type="float">
            <text:p>0.00258424</text:p>
          </table:table-cell>
          <table:table-cell office:value-type="float" office:value="0.00282255" calcext:value-type="float">
            <text:p>0.00282255</text:p>
          </table:table-cell>
          <table:table-cell office:value-type="float" office:value="0.00426111" calcext:value-type="float">
            <text:p>0.00426111</text:p>
          </table:table-cell>
          <table:table-cell office:value-type="float" office:value="0.00333372" calcext:value-type="float">
            <text:p>0.00333372</text:p>
          </table:table-cell>
          <table:table-cell office:value-type="float" office:value="0.00328236" calcext:value-type="float">
            <text:p>0.00328236</text:p>
          </table:table-cell>
        </table:table-row>
        <table:table-row table:style-name="ro1">
          <table:table-cell office:value-type="float" office:value="0.832433" calcext:value-type="float">
            <text:p>0.832433</text:p>
          </table:table-cell>
          <table:table-cell office:value-type="float" office:value="1.12767" calcext:value-type="float">
            <text:p>1.12767</text:p>
          </table:table-cell>
          <table:table-cell office:value-type="float" office:value="1.22022" calcext:value-type="float">
            <text:p>1.22022</text:p>
          </table:table-cell>
          <table:table-cell office:value-type="float" office:value="1.00688" calcext:value-type="float">
            <text:p>1.00688</text:p>
          </table:table-cell>
          <table:table-cell office:value-type="float" office:value="0.721381" calcext:value-type="float">
            <text:p>0.721381</text:p>
          </table:table-cell>
          <table:table-cell office:value-type="float" office:value="1.88553" calcext:value-type="float">
            <text:p>1.88553</text:p>
          </table:table-cell>
        </table:table-row>
        <table:table-row table:style-name="ro1">
          <table:table-cell office:value-type="float" office:value="0.00685194" calcext:value-type="float">
            <text:p>0.00685194</text:p>
          </table:table-cell>
          <table:table-cell office:value-type="float" office:value="0.00776107" calcext:value-type="float">
            <text:p>0.00776107</text:p>
          </table:table-cell>
          <table:table-cell office:value-type="float" office:value="0.00933978" calcext:value-type="float">
            <text:p>0.00933978</text:p>
          </table:table-cell>
          <table:table-cell office:value-type="float" office:value="0.0143537" calcext:value-type="float">
            <text:p>0.0143537</text:p>
          </table:table-cell>
          <table:table-cell office:value-type="float" office:value="0.0121617" calcext:value-type="float">
            <text:p>0.0121617</text:p>
          </table:table-cell>
          <table:table-cell office:value-type="float" office:value="0.00836376" calcext:value-type="float">
            <text:p>0.00836376</text:p>
          </table:table-cell>
        </table:table-row>
        <table:table-row table:style-name="ro1">
          <table:table-cell office:value-type="float" office:value="0.000476348" calcext:value-type="float">
            <text:p>0.000476348</text:p>
          </table:table-cell>
          <table:table-cell office:value-type="float" office:value="0.00125847" calcext:value-type="float">
            <text:p>0.00125847</text:p>
          </table:table-cell>
          <table:table-cell office:value-type="float" office:value="0.000550842" calcext:value-type="float">
            <text:p>0.000550842</text:p>
          </table:table-cell>
          <table:table-cell office:value-type="float" office:value="0.00194615" calcext:value-type="float">
            <text:p>0.00194615</text:p>
          </table:table-cell>
          <table:table-cell office:value-type="float" office:value="0.00124305" calcext:value-type="float">
            <text:p>0.00124305</text:p>
          </table:table-cell>
          <table:table-cell office:value-type="float" office:value="0.00227533" calcext:value-type="float">
            <text:p>0.00227533</text:p>
          </table:table-cell>
        </table:table-row>
        <table:table-row table:style-name="ro1">
          <table:table-cell office:value-type="float" office:value="0.000386571" calcext:value-type="float">
            <text:p>0.000386571</text:p>
          </table:table-cell>
          <table:table-cell office:value-type="float" office:value="0.00037412" calcext:value-type="float">
            <text:p>0.00037412</text:p>
          </table:table-cell>
          <table:table-cell office:value-type="float" office:value="0.000374319" calcext:value-type="float">
            <text:p>0.000374319</text:p>
          </table:table-cell>
          <table:table-cell office:value-type="float" office:value="0.0003617" calcext:value-type="float">
            <text:p>0.0003617</text:p>
          </table:table-cell>
          <table:table-cell office:value-type="float" office:value="0.000368118" calcext:value-type="float">
            <text:p>0.000368118</text:p>
          </table:table-cell>
          <table:table-cell office:value-type="float" office:value="0.000346721" calcext:value-type="float">
            <text:p>0.000346721</text:p>
          </table:table-cell>
        </table:table-row>
        <table:table-row table:style-name="ro1">
          <table:table-cell office:value-type="float" office:value="0.00471819" calcext:value-type="float">
            <text:p>0.00471819</text:p>
          </table:table-cell>
          <table:table-cell office:value-type="float" office:value="0.00600313" calcext:value-type="float">
            <text:p>0.00600313</text:p>
          </table:table-cell>
          <table:table-cell office:value-type="float" office:value="0.00166179" calcext:value-type="float">
            <text:p>0.00166179</text:p>
          </table:table-cell>
          <table:table-cell office:value-type="float" office:value="0.00141742" calcext:value-type="float">
            <text:p>0.00141742</text:p>
          </table:table-cell>
          <table:table-cell office:value-type="float" office:value="0.00475354" calcext:value-type="float">
            <text:p>0.00475354</text:p>
          </table:table-cell>
          <table:table-cell office:value-type="float" office:value="0.0037228" calcext:value-type="float">
            <text:p>0.0037228</text:p>
          </table:table-cell>
        </table:table-row>
        <table:table-row table:style-name="ro1">
          <table:table-cell office:value-type="float" office:value="0.00158312" calcext:value-type="float">
            <text:p>0.00158312</text:p>
          </table:table-cell>
          <table:table-cell office:value-type="float" office:value="0.000492686" calcext:value-type="float">
            <text:p>0.000492686</text:p>
          </table:table-cell>
          <table:table-cell office:value-type="float" office:value="0.00122292" calcext:value-type="float">
            <text:p>0.00122292</text:p>
          </table:table-cell>
          <table:table-cell office:value-type="float" office:value="0.00178444" calcext:value-type="float">
            <text:p>0.00178444</text:p>
          </table:table-cell>
          <table:table-cell office:value-type="float" office:value="0.000558527" calcext:value-type="float">
            <text:p>0.000558527</text:p>
          </table:table-cell>
          <table:table-cell office:value-type="float" office:value="0.00248124" calcext:value-type="float">
            <text:p>0.00248124</text:p>
          </table:table-cell>
        </table:table-row>
        <table:table-row table:style-name="ro1">
          <table:table-cell office:value-type="float" office:value="0.000825253" calcext:value-type="float">
            <text:p>0.000825253</text:p>
          </table:table-cell>
          <table:table-cell office:value-type="float" office:value="0.000606955" calcext:value-type="float">
            <text:p>0.000606955</text:p>
          </table:table-cell>
          <table:table-cell office:value-type="float" office:value="0.000698834" calcext:value-type="float">
            <text:p>0.000698834</text:p>
          </table:table-cell>
          <table:table-cell office:value-type="float" office:value="0.000561095" calcext:value-type="float">
            <text:p>0.000561095</text:p>
          </table:table-cell>
          <table:table-cell office:value-type="float" office:value="0.000576585" calcext:value-type="float">
            <text:p>0.000576585</text:p>
          </table:table-cell>
          <table:table-cell office:value-type="float" office:value="0.000521536" calcext:value-type="float">
            <text:p>0.000521536</text:p>
          </table:table-cell>
        </table:table-row>
        <table:table-row table:style-name="ro1">
          <table:table-cell office:value-type="float" office:value="0.0110594" calcext:value-type="float">
            <text:p>0.0110594</text:p>
          </table:table-cell>
          <table:table-cell office:value-type="float" office:value="0.00931535" calcext:value-type="float">
            <text:p>0.00931535</text:p>
          </table:table-cell>
          <table:table-cell office:value-type="float" office:value="0.0113424" calcext:value-type="float">
            <text:p>0.0113424</text:p>
          </table:table-cell>
          <table:table-cell office:value-type="float" office:value="0.0115171" calcext:value-type="float">
            <text:p>0.0115171</text:p>
          </table:table-cell>
          <table:table-cell office:value-type="float" office:value="0.013265" calcext:value-type="float">
            <text:p>0.013265</text:p>
          </table:table-cell>
          <table:table-cell office:value-type="float" office:value="0.0143599" calcext:value-type="float">
            <text:p>0.0143599</text:p>
          </table:table-cell>
        </table:table-row>
        <table:table-row table:style-name="ro1">
          <table:table-cell office:value-type="float" office:value="0.00345042" calcext:value-type="float">
            <text:p>0.00345042</text:p>
          </table:table-cell>
          <table:table-cell office:value-type="float" office:value="0.00425217" calcext:value-type="float">
            <text:p>0.00425217</text:p>
          </table:table-cell>
          <table:table-cell office:value-type="float" office:value="0.00498985" calcext:value-type="float">
            <text:p>0.00498985</text:p>
          </table:table-cell>
          <table:table-cell office:value-type="float" office:value="0.00552454" calcext:value-type="float">
            <text:p>0.00552454</text:p>
          </table:table-cell>
          <table:table-cell office:value-type="float" office:value="0.00554216" calcext:value-type="float">
            <text:p>0.00554216</text:p>
          </table:table-cell>
          <table:table-cell office:value-type="float" office:value="0.00544741" calcext:value-type="float">
            <text:p>0.00544741</text:p>
          </table:table-cell>
        </table:table-row>
        <table:table-row table:style-name="ro1">
          <table:table-cell office:value-type="float" office:value="0.000411056" calcext:value-type="float">
            <text:p>0.000411056</text:p>
          </table:table-cell>
          <table:table-cell office:value-type="float" office:value="0.000393089" calcext:value-type="float">
            <text:p>0.000393089</text:p>
          </table:table-cell>
          <table:table-cell office:value-type="float" office:value="0.000363564" calcext:value-type="float">
            <text:p>0.000363564</text:p>
          </table:table-cell>
          <table:table-cell office:value-type="float" office:value="0.000380625" calcext:value-type="float">
            <text:p>0.000380625</text:p>
          </table:table-cell>
          <table:table-cell office:value-type="float" office:value="0.000395937" calcext:value-type="float">
            <text:p>0.000395937</text:p>
          </table:table-cell>
          <table:table-cell office:value-type="float" office:value="0.000360009" calcext:value-type="float">
            <text:p>0.000360009</text:p>
          </table:table-cell>
        </table:table-row>
        <table:table-row table:style-name="ro1">
          <table:table-cell office:value-type="float" office:value="0.00372372" calcext:value-type="float">
            <text:p>0.00372372</text:p>
          </table:table-cell>
          <table:table-cell office:value-type="float" office:value="0.00374163" calcext:value-type="float">
            <text:p>0.00374163</text:p>
          </table:table-cell>
          <table:table-cell office:value-type="float" office:value="0.00674763" calcext:value-type="float">
            <text:p>0.00674763</text:p>
          </table:table-cell>
          <table:table-cell office:value-type="float" office:value="0.00465636" calcext:value-type="float">
            <text:p>0.00465636</text:p>
          </table:table-cell>
          <table:table-cell office:value-type="float" office:value="0.00482996" calcext:value-type="float">
            <text:p>0.00482996</text:p>
          </table:table-cell>
          <table:table-cell office:value-type="float" office:value="0.00629767" calcext:value-type="float">
            <text:p>0.00629767</text:p>
          </table:table-cell>
        </table:table-row>
        <table:table-row table:style-name="ro1">
          <table:table-cell office:value-type="float" office:value="2.98983" calcext:value-type="float">
            <text:p>2.98983</text:p>
          </table:table-cell>
          <table:table-cell office:value-type="float" office:value="1.52491" calcext:value-type="float">
            <text:p>1.52491</text:p>
          </table:table-cell>
          <table:table-cell office:value-type="float" office:value="5.69461" calcext:value-type="float">
            <text:p>5.69461</text:p>
          </table:table-cell>
          <table:table-cell office:value-type="float" office:value="3.21852" calcext:value-type="float">
            <text:p>3.21852</text:p>
          </table:table-cell>
          <table:table-cell office:value-type="float" office:value="8.82639" calcext:value-type="float">
            <text:p>8.82639</text:p>
          </table:table-cell>
          <table:table-cell office:value-type="float" office:value="4.65632" calcext:value-type="float">
            <text:p>4.65632</text:p>
          </table:table-cell>
        </table:table-row>
        <table:table-row table:style-name="ro1">
          <table:table-cell office:value-type="float" office:value="0.203155" calcext:value-type="float">
            <text:p>0.203155</text:p>
          </table:table-cell>
          <table:table-cell office:value-type="float" office:value="0.249492" calcext:value-type="float">
            <text:p>0.249492</text:p>
          </table:table-cell>
          <table:table-cell office:value-type="float" office:value="0.231651" calcext:value-type="float">
            <text:p>0.231651</text:p>
          </table:table-cell>
          <table:table-cell office:value-type="float" office:value="0.310613" calcext:value-type="float">
            <text:p>0.310613</text:p>
          </table:table-cell>
          <table:table-cell office:value-type="float" office:value="0.222626" calcext:value-type="float">
            <text:p>0.222626</text:p>
          </table:table-cell>
          <table:table-cell office:value-type="float" office:value="0.205501" calcext:value-type="float">
            <text:p>0.205501</text:p>
          </table:table-cell>
        </table:table-row>
        <table:table-row table:style-name="ro1">
          <table:table-cell office:value-type="float" office:value="0.00236459" calcext:value-type="float">
            <text:p>0.00236459</text:p>
          </table:table-cell>
          <table:table-cell office:value-type="float" office:value="0.00291959" calcext:value-type="float">
            <text:p>0.00291959</text:p>
          </table:table-cell>
          <table:table-cell office:value-type="float" office:value="0.00153532" calcext:value-type="float">
            <text:p>0.00153532</text:p>
          </table:table-cell>
          <table:table-cell office:value-type="float" office:value="0.00211234" calcext:value-type="float">
            <text:p>0.00211234</text:p>
          </table:table-cell>
          <table:table-cell office:value-type="float" office:value="0.00155059" calcext:value-type="float">
            <text:p>0.00155059</text:p>
          </table:table-cell>
          <table:table-cell office:value-type="float" office:value="0.00256697" calcext:value-type="float">
            <text:p>0.00256697</text:p>
          </table:table-cell>
        </table:table-row>
        <table:table-row table:style-name="ro1">
          <table:table-cell office:value-type="float" office:value="2.94567" calcext:value-type="float">
            <text:p>2.94567</text:p>
          </table:table-cell>
          <table:table-cell office:value-type="float" office:value="1.60268" calcext:value-type="float">
            <text:p>1.60268</text:p>
          </table:table-cell>
          <table:table-cell office:value-type="float" office:value="5.80173" calcext:value-type="float">
            <text:p>5.80173</text:p>
          </table:table-cell>
          <table:table-cell office:value-type="float" office:value="3.31942" calcext:value-type="float">
            <text:p>3.31942</text:p>
          </table:table-cell>
          <table:table-cell office:value-type="float" office:value="8.67472" calcext:value-type="float">
            <text:p>8.67472</text:p>
          </table:table-cell>
          <table:table-cell office:value-type="float" office:value="4.86153" calcext:value-type="float">
            <text:p>4.86153</text:p>
          </table:table-cell>
        </table:table-row>
        <table:table-row table:style-name="ro1">
          <table:table-cell office:value-type="float" office:value="0.00545567" calcext:value-type="float">
            <text:p>0.00545567</text:p>
          </table:table-cell>
          <table:table-cell office:value-type="float" office:value="0.00297367" calcext:value-type="float">
            <text:p>0.00297367</text:p>
          </table:table-cell>
          <table:table-cell office:value-type="float" office:value="0.00650105" calcext:value-type="float">
            <text:p>0.00650105</text:p>
          </table:table-cell>
          <table:table-cell office:value-type="float" office:value="0.00516641" calcext:value-type="float">
            <text:p>0.00516641</text:p>
          </table:table-cell>
          <table:table-cell office:value-type="float" office:value="0.00277382" calcext:value-type="float">
            <text:p>0.00277382</text:p>
          </table:table-cell>
          <table:table-cell office:value-type="float" office:value="0.00307894" calcext:value-type="float">
            <text:p>0.00307894</text:p>
          </table:table-cell>
        </table:table-row>
        <table:table-row table:style-name="ro1">
          <table:table-cell office:value-type="float" office:value="0.0615271" calcext:value-type="float">
            <text:p>0.0615271</text:p>
          </table:table-cell>
          <table:table-cell office:value-type="float" office:value="0.0406844" calcext:value-type="float">
            <text:p>0.0406844</text:p>
          </table:table-cell>
          <table:table-cell office:value-type="float" office:value="0.037471" calcext:value-type="float">
            <text:p>0.037471</text:p>
          </table:table-cell>
          <table:table-cell office:value-type="float" office:value="0.0354543" calcext:value-type="float">
            <text:p>0.0354543</text:p>
          </table:table-cell>
          <table:table-cell office:value-type="float" office:value="0.0512543" calcext:value-type="float">
            <text:p>0.0512543</text:p>
          </table:table-cell>
          <table:table-cell office:value-type="float" office:value="0.0504926" calcext:value-type="float">
            <text:p>0.0504926</text:p>
          </table:table-cell>
        </table:table-row>
        <table:table-row table:style-name="ro1">
          <table:table-cell office:value-type="float" office:value="0.00166165" calcext:value-type="float">
            <text:p>0.00166165</text:p>
          </table:table-cell>
          <table:table-cell office:value-type="float" office:value="0.000650513" calcext:value-type="float">
            <text:p>0.000650513</text:p>
          </table:table-cell>
          <table:table-cell office:value-type="float" office:value="0.00258729" calcext:value-type="float">
            <text:p>0.00258729</text:p>
          </table:table-cell>
          <table:table-cell office:value-type="float" office:value="0.00137952" calcext:value-type="float">
            <text:p>0.00137952</text:p>
          </table:table-cell>
          <table:table-cell office:value-type="float" office:value="0.00193951" calcext:value-type="float">
            <text:p>0.00193951</text:p>
          </table:table-cell>
          <table:table-cell office:value-type="float" office:value="0.00159438" calcext:value-type="float">
            <text:p>0.00159438</text:p>
          </table:table-cell>
        </table:table-row>
        <table:table-row table:style-name="ro1">
          <table:table-cell office:value-type="float" office:value="0.0541626" calcext:value-type="float">
            <text:p>0.0541626</text:p>
          </table:table-cell>
          <table:table-cell office:value-type="float" office:value="0.0544787" calcext:value-type="float">
            <text:p>0.0544787</text:p>
          </table:table-cell>
          <table:table-cell office:value-type="float" office:value="0.062425" calcext:value-type="float">
            <text:p>0.062425</text:p>
          </table:table-cell>
          <table:table-cell office:value-type="float" office:value="0.0429428" calcext:value-type="float">
            <text:p>0.0429428</text:p>
          </table:table-cell>
          <table:table-cell office:value-type="float" office:value="0.0605669" calcext:value-type="float">
            <text:p>0.0605669</text:p>
          </table:table-cell>
          <table:table-cell office:value-type="float" office:value="0.0789907" calcext:value-type="float">
            <text:p>0.0789907</text:p>
          </table:table-cell>
        </table:table-row>
        <table:table-row table:style-name="ro1">
          <table:table-cell office:value-type="float" office:value="0.00459582" calcext:value-type="float">
            <text:p>0.00459582</text:p>
          </table:table-cell>
          <table:table-cell office:value-type="float" office:value="0.0059021" calcext:value-type="float">
            <text:p>0.0059021</text:p>
          </table:table-cell>
          <table:table-cell office:value-type="float" office:value="0.00426025" calcext:value-type="float">
            <text:p>0.00426025</text:p>
          </table:table-cell>
          <table:table-cell office:value-type="float" office:value="0.0042131" calcext:value-type="float">
            <text:p>0.0042131</text:p>
          </table:table-cell>
          <table:table-cell office:value-type="float" office:value="0.00498337" calcext:value-type="float">
            <text:p>0.00498337</text:p>
          </table:table-cell>
          <table:table-cell office:value-type="float" office:value="0.00797676" calcext:value-type="float">
            <text:p>0.00797676</text:p>
          </table:table-cell>
        </table:table-row>
        <table:table-row table:style-name="ro1">
          <table:table-cell office:value-type="float" office:value="0.00667144" calcext:value-type="float">
            <text:p>0.00667144</text:p>
          </table:table-cell>
          <table:table-cell office:value-type="float" office:value="0.00440251" calcext:value-type="float">
            <text:p>0.00440251</text:p>
          </table:table-cell>
          <table:table-cell office:value-type="float" office:value="0.00534403" calcext:value-type="float">
            <text:p>0.00534403</text:p>
          </table:table-cell>
          <table:table-cell office:value-type="float" office:value="0.00398842" calcext:value-type="float">
            <text:p>0.00398842</text:p>
          </table:table-cell>
          <table:table-cell office:value-type="float" office:value="0.00671131" calcext:value-type="float">
            <text:p>0.00671131</text:p>
          </table:table-cell>
          <table:table-cell office:value-type="float" office:value="0.00885286" calcext:value-type="float">
            <text:p>0.00885286</text:p>
          </table:table-cell>
        </table:table-row>
        <table:table-row table:style-name="ro1">
          <table:table-cell office:value-type="float" office:value="0.270332" calcext:value-type="float">
            <text:p>0.270332</text:p>
          </table:table-cell>
          <table:table-cell office:value-type="float" office:value="0.383809" calcext:value-type="float">
            <text:p>0.383809</text:p>
          </table:table-cell>
          <table:table-cell office:value-type="float" office:value="0.496785" calcext:value-type="float">
            <text:p>0.496785</text:p>
          </table:table-cell>
          <table:table-cell office:value-type="float" office:value="0.366995" calcext:value-type="float">
            <text:p>0.366995</text:p>
          </table:table-cell>
          <table:table-cell office:value-type="float" office:value="0.386307" calcext:value-type="float">
            <text:p>0.386307</text:p>
          </table:table-cell>
          <table:table-cell office:value-type="float" office:value="0.381579" calcext:value-type="float">
            <text:p>0.381579</text:p>
          </table:table-cell>
        </table:table-row>
        <table:table-row table:style-name="ro1">
          <table:table-cell office:value-type="float" office:value="2.75956" calcext:value-type="float">
            <text:p>2.75956</text:p>
          </table:table-cell>
          <table:table-cell office:value-type="float" office:value="1.43818" calcext:value-type="float">
            <text:p>1.43818</text:p>
          </table:table-cell>
          <table:table-cell office:value-type="float" office:value="5.32102" calcext:value-type="float">
            <text:p>5.32102</text:p>
          </table:table-cell>
          <table:table-cell office:value-type="float" office:value="3.01623" calcext:value-type="float">
            <text:p>3.01623</text:p>
          </table:table-cell>
          <table:table-cell office:value-type="float" office:value="7.93892" calcext:value-type="float">
            <text:p>7.93892</text:p>
          </table:table-cell>
          <table:table-cell office:value-type="float" office:value="4.72434" calcext:value-type="float">
            <text:p>4.72434</text:p>
          </table:table-cell>
        </table:table-row>
        <table:table-row table:style-name="ro1">
          <table:table-cell office:value-type="float" office:value="1.3836" calcext:value-type="float">
            <text:p>1.3836</text:p>
          </table:table-cell>
          <table:table-cell office:value-type="float" office:value="1.1551" calcext:value-type="float">
            <text:p>1.1551</text:p>
          </table:table-cell>
          <table:table-cell office:value-type="float" office:value="1.75569" calcext:value-type="float">
            <text:p>1.75569</text:p>
          </table:table-cell>
          <table:table-cell office:value-type="float" office:value="1.67902" calcext:value-type="float">
            <text:p>1.67902</text:p>
          </table:table-cell>
          <table:table-cell office:value-type="float" office:value="1.37655" calcext:value-type="float">
            <text:p>1.37655</text:p>
          </table:table-cell>
          <table:table-cell office:value-type="float" office:value="1.90878" calcext:value-type="float">
            <text:p>1.90878</text:p>
          </table:table-cell>
        </table:table-row>
        <table:table-row table:style-name="ro1">
          <table:table-cell office:value-type="float" office:value="0.00143607" calcext:value-type="float">
            <text:p>0.00143607</text:p>
          </table:table-cell>
          <table:table-cell office:value-type="float" office:value="0.000451983" calcext:value-type="float">
            <text:p>0.000451983</text:p>
          </table:table-cell>
          <table:table-cell office:value-type="float" office:value="0.000782137" calcext:value-type="float">
            <text:p>0.000782137</text:p>
          </table:table-cell>
          <table:table-cell office:value-type="float" office:value="0.00139067" calcext:value-type="float">
            <text:p>0.00139067</text:p>
          </table:table-cell>
          <table:table-cell office:value-type="float" office:value="0.0023276" calcext:value-type="float">
            <text:p>0.0023276</text:p>
          </table:table-cell>
          <table:table-cell office:value-type="float" office:value="0.000347425" calcext:value-type="float">
            <text:p>0.000347425</text:p>
          </table:table-cell>
        </table:table-row>
        <table:table-row table:style-name="ro1">
          <table:table-cell office:value-type="float" office:value="1.56248" calcext:value-type="float">
            <text:p>1.56248</text:p>
          </table:table-cell>
          <table:table-cell office:value-type="float" office:value="0.829581" calcext:value-type="float">
            <text:p>0.829581</text:p>
          </table:table-cell>
          <table:table-cell office:value-type="float" office:value="2.97338" calcext:value-type="float">
            <text:p>2.97338</text:p>
          </table:table-cell>
          <table:table-cell office:value-type="float" office:value="1.96981" calcext:value-type="float">
            <text:p>1.96981</text:p>
          </table:table-cell>
          <table:table-cell office:value-type="float" office:value="4.4217" calcext:value-type="float">
            <text:p>4.4217</text:p>
          </table:table-cell>
          <table:table-cell office:value-type="float" office:value="2.49428" calcext:value-type="float">
            <text:p>2.49428</text:p>
          </table:table-cell>
        </table:table-row>
        <table:table-row table:style-name="ro1">
          <table:table-cell office:value-type="float" office:value="0.0503296" calcext:value-type="float">
            <text:p>0.0503296</text:p>
          </table:table-cell>
          <table:table-cell office:value-type="float" office:value="0.00688984" calcext:value-type="float">
            <text:p>0.00688984</text:p>
          </table:table-cell>
          <table:table-cell office:value-type="float" office:value="0.00997449" calcext:value-type="float">
            <text:p>0.00997449</text:p>
          </table:table-cell>
          <table:table-cell office:value-type="float" office:value="0.0199038" calcext:value-type="float">
            <text:p>0.0199038</text:p>
          </table:table-cell>
          <table:table-cell office:value-type="float" office:value="0.0439223" calcext:value-type="float">
            <text:p>0.0439223</text:p>
          </table:table-cell>
          <table:table-cell office:value-type="float" office:value="0.0253524" calcext:value-type="float">
            <text:p>0.0253524</text:p>
          </table:table-cell>
        </table:table-row>
        <table:table-row table:style-name="ro1">
          <table:table-cell office:value-type="float" office:value="0.00377194" calcext:value-type="float">
            <text:p>0.00377194</text:p>
          </table:table-cell>
          <table:table-cell office:value-type="float" office:value="0.00429227" calcext:value-type="float">
            <text:p>0.00429227</text:p>
          </table:table-cell>
          <table:table-cell office:value-type="float" office:value="0.0033454" calcext:value-type="float">
            <text:p>0.0033454</text:p>
          </table:table-cell>
          <table:table-cell office:value-type="float" office:value="0.00262003" calcext:value-type="float">
            <text:p>0.00262003</text:p>
          </table:table-cell>
          <table:table-cell office:value-type="float" office:value="0.00330989" calcext:value-type="float">
            <text:p>0.00330989</text:p>
          </table:table-cell>
          <table:table-cell office:value-type="float" office:value="0.00330122" calcext:value-type="float">
            <text:p>0.00330122</text:p>
          </table:table-cell>
        </table:table-row>
        <table:table-row table:style-name="ro1">
          <table:table-cell office:value-type="float" office:value="1.12953" calcext:value-type="float">
            <text:p>1.12953</text:p>
          </table:table-cell>
          <table:table-cell office:value-type="float" office:value="1.2096" calcext:value-type="float">
            <text:p>1.2096</text:p>
          </table:table-cell>
          <table:table-cell office:value-type="float" office:value="0.783512" calcext:value-type="float">
            <text:p>0.783512</text:p>
          </table:table-cell>
          <table:table-cell office:value-type="float" office:value="2.52189" calcext:value-type="float">
            <text:p>2.52189</text:p>
          </table:table-cell>
          <table:table-cell office:value-type="float" office:value="1.31058" calcext:value-type="float">
            <text:p>1.31058</text:p>
          </table:table-cell>
          <table:table-cell office:value-type="float" office:value="1.80682" calcext:value-type="float">
            <text:p>1.80682</text:p>
          </table:table-cell>
        </table:table-row>
        <table:table-row table:style-name="ro1">
          <table:table-cell office:value-type="float" office:value="3.65586" calcext:value-type="float">
            <text:p>3.65586</text:p>
          </table:table-cell>
          <table:table-cell office:value-type="float" office:value="2.19116" calcext:value-type="float">
            <text:p>2.19116</text:p>
          </table:table-cell>
          <table:table-cell office:value-type="float" office:value="5.28661" calcext:value-type="float">
            <text:p>5.28661</text:p>
          </table:table-cell>
          <table:table-cell office:value-type="float" office:value="5.31387" calcext:value-type="float">
            <text:p>5.31387</text:p>
          </table:table-cell>
          <table:table-cell office:value-type="float" office:value="7.04302" calcext:value-type="float">
            <text:p>7.04302</text:p>
          </table:table-cell>
          <table:table-cell office:value-type="float" office:value="6.80459" calcext:value-type="float">
            <text:p>6.80459</text:p>
          </table:table-cell>
        </table:table-row>
        <table:table-row table:style-name="ro1">
          <table:table-cell office:value-type="float" office:value="0.00203773" calcext:value-type="float">
            <text:p>0.00203773</text:p>
          </table:table-cell>
          <table:table-cell office:value-type="float" office:value="0.00102365" calcext:value-type="float">
            <text:p>0.00102365</text:p>
          </table:table-cell>
          <table:table-cell office:value-type="float" office:value="0.00325927" calcext:value-type="float">
            <text:p>0.00325927</text:p>
          </table:table-cell>
          <table:table-cell office:value-type="float" office:value="0.00274548" calcext:value-type="float">
            <text:p>0.00274548</text:p>
          </table:table-cell>
          <table:table-cell office:value-type="float" office:value="0.00304603" calcext:value-type="float">
            <text:p>0.00304603</text:p>
          </table:table-cell>
          <table:table-cell office:value-type="float" office:value="0.00270593" calcext:value-type="float">
            <text:p>0.00270593</text:p>
          </table:table-cell>
        </table:table-row>
        <table:table-row table:style-name="ro1">
          <table:table-cell office:value-type="float" office:value="0.00310115" calcext:value-type="float">
            <text:p>0.00310115</text:p>
          </table:table-cell>
          <table:table-cell office:value-type="float" office:value="0.00539222" calcext:value-type="float">
            <text:p>0.00539222</text:p>
          </table:table-cell>
          <table:table-cell office:value-type="float" office:value="0.00750109" calcext:value-type="float">
            <text:p>0.00750109</text:p>
          </table:table-cell>
          <table:table-cell office:value-type="float" office:value="0.0046757" calcext:value-type="float">
            <text:p>0.0046757</text:p>
          </table:table-cell>
          <table:table-cell office:value-type="float" office:value="0.00418513" calcext:value-type="float">
            <text:p>0.00418513</text:p>
          </table:table-cell>
          <table:table-cell office:value-type="float" office:value="0.00600429" calcext:value-type="float">
            <text:p>0.00600429</text:p>
          </table:table-cell>
        </table:table-row>
        <table:table-row table:style-name="ro1">
          <table:table-cell office:value-type="float" office:value="0.0056231" calcext:value-type="float">
            <text:p>0.0056231</text:p>
          </table:table-cell>
          <table:table-cell office:value-type="float" office:value="0.00609246" calcext:value-type="float">
            <text:p>0.00609246</text:p>
          </table:table-cell>
          <table:table-cell office:value-type="float" office:value="0.0081291" calcext:value-type="float">
            <text:p>0.0081291</text:p>
          </table:table-cell>
          <table:table-cell office:value-type="float" office:value="0.00778944" calcext:value-type="float">
            <text:p>0.00778944</text:p>
          </table:table-cell>
          <table:table-cell office:value-type="float" office:value="0.00565698" calcext:value-type="float">
            <text:p>0.00565698</text:p>
          </table:table-cell>
          <table:table-cell office:value-type="float" office:value="0.00683077" calcext:value-type="float">
            <text:p>0.00683077</text:p>
          </table:table-cell>
        </table:table-row>
        <table:table-row table:style-name="ro1">
          <table:table-cell office:value-type="float" office:value="0.00457375" calcext:value-type="float">
            <text:p>0.00457375</text:p>
          </table:table-cell>
          <table:table-cell office:value-type="float" office:value="0.00333313" calcext:value-type="float">
            <text:p>0.00333313</text:p>
          </table:table-cell>
          <table:table-cell office:value-type="float" office:value="0.00137492" calcext:value-type="float">
            <text:p>0.00137492</text:p>
          </table:table-cell>
          <table:table-cell office:value-type="float" office:value="0.00366561" calcext:value-type="float">
            <text:p>0.00366561</text:p>
          </table:table-cell>
          <table:table-cell office:value-type="float" office:value="0.0044246" calcext:value-type="float">
            <text:p>0.0044246</text:p>
          </table:table-cell>
          <table:table-cell office:value-type="float" office:value="0.00180362" calcext:value-type="float">
            <text:p>0.00180362</text:p>
          </table:table-cell>
        </table:table-row>
        <table:table-row table:style-name="ro1">
          <table:table-cell office:value-type="float" office:value="0.0074754" calcext:value-type="float">
            <text:p>0.0074754</text:p>
          </table:table-cell>
          <table:table-cell office:value-type="float" office:value="0.00681911" calcext:value-type="float">
            <text:p>0.00681911</text:p>
          </table:table-cell>
          <table:table-cell office:value-type="float" office:value="0.00664327" calcext:value-type="float">
            <text:p>0.00664327</text:p>
          </table:table-cell>
          <table:table-cell office:value-type="float" office:value="0.00714766" calcext:value-type="float">
            <text:p>0.00714766</text:p>
          </table:table-cell>
          <table:table-cell office:value-type="float" office:value="0.00591668" calcext:value-type="float">
            <text:p>0.00591668</text:p>
          </table:table-cell>
          <table:table-cell office:value-type="float" office:value="0.00810749" calcext:value-type="float">
            <text:p>0.00810749</text:p>
          </table:table-cell>
        </table:table-row>
        <table:table-row table:style-name="ro1">
          <table:table-cell office:value-type="float" office:value="0.0076863" calcext:value-type="float">
            <text:p>0.0076863</text:p>
          </table:table-cell>
          <table:table-cell office:value-type="float" office:value="0.00626904" calcext:value-type="float">
            <text:p>0.00626904</text:p>
          </table:table-cell>
          <table:table-cell office:value-type="float" office:value="0.00476565" calcext:value-type="float">
            <text:p>0.00476565</text:p>
          </table:table-cell>
          <table:table-cell office:value-type="float" office:value="0.00731042" calcext:value-type="float">
            <text:p>0.00731042</text:p>
          </table:table-cell>
          <table:table-cell office:value-type="float" office:value="0.00441534" calcext:value-type="float">
            <text:p>0.00441534</text:p>
          </table:table-cell>
          <table:table-cell office:value-type="float" office:value="0.00593451" calcext:value-type="float">
            <text:p>0.00593451</text:p>
          </table:table-cell>
        </table:table-row>
        <table:table-row table:style-name="ro1">
          <table:table-cell office:value-type="float" office:value="0.412306" calcext:value-type="float">
            <text:p>0.412306</text:p>
          </table:table-cell>
          <table:table-cell office:value-type="float" office:value="0.776601" calcext:value-type="float">
            <text:p>0.776601</text:p>
          </table:table-cell>
          <table:table-cell office:value-type="float" office:value="0.569754" calcext:value-type="float">
            <text:p>0.569754</text:p>
          </table:table-cell>
          <table:table-cell office:value-type="float" office:value="0.979043" calcext:value-type="float">
            <text:p>0.979043</text:p>
          </table:table-cell>
          <table:table-cell office:value-type="float" office:value="0.703927" calcext:value-type="float">
            <text:p>0.703927</text:p>
          </table:table-cell>
          <table:table-cell office:value-type="float" office:value="0.387587" calcext:value-type="float">
            <text:p>0.387587</text:p>
          </table:table-cell>
        </table:table-row>
        <table:table-row table:style-name="ro1">
          <table:table-cell office:value-type="float" office:value="0.00249887" calcext:value-type="float">
            <text:p>0.00249887</text:p>
          </table:table-cell>
          <table:table-cell office:value-type="float" office:value="0.0036414" calcext:value-type="float">
            <text:p>0.0036414</text:p>
          </table:table-cell>
          <table:table-cell office:value-type="float" office:value="0.00284309" calcext:value-type="float">
            <text:p>0.00284309</text:p>
          </table:table-cell>
          <table:table-cell office:value-type="float" office:value="0.00336079" calcext:value-type="float">
            <text:p>0.00336079</text:p>
          </table:table-cell>
          <table:table-cell office:value-type="float" office:value="0.00459632" calcext:value-type="float">
            <text:p>0.00459632</text:p>
          </table:table-cell>
          <table:table-cell office:value-type="float" office:value="0.00174856" calcext:value-type="float">
            <text:p>0.00174856</text:p>
          </table:table-cell>
        </table:table-row>
        <table:table-row table:style-name="ro1">
          <table:table-cell office:value-type="float" office:value="0.00374203" calcext:value-type="float">
            <text:p>0.00374203</text:p>
          </table:table-cell>
          <table:table-cell office:value-type="float" office:value="0.00779964" calcext:value-type="float">
            <text:p>0.00779964</text:p>
          </table:table-cell>
          <table:table-cell office:value-type="float" office:value="0.00798661" calcext:value-type="float">
            <text:p>0.00798661</text:p>
          </table:table-cell>
          <table:table-cell office:value-type="float" office:value="0.00971391" calcext:value-type="float">
            <text:p>0.00971391</text:p>
          </table:table-cell>
          <table:table-cell office:value-type="float" office:value="0.00715661" calcext:value-type="float">
            <text:p>0.00715661</text:p>
          </table:table-cell>
          <table:table-cell office:value-type="float" office:value="0.00700248" calcext:value-type="float">
            <text:p>0.00700248</text:p>
          </table:table-cell>
        </table:table-row>
        <table:table-row table:style-name="ro1">
          <table:table-cell office:value-type="float" office:value="0.00540598" calcext:value-type="float">
            <text:p>0.00540598</text:p>
          </table:table-cell>
          <table:table-cell office:value-type="float" office:value="0.00489818" calcext:value-type="float">
            <text:p>0.00489818</text:p>
          </table:table-cell>
          <table:table-cell office:value-type="float" office:value="0.00407224" calcext:value-type="float">
            <text:p>0.00407224</text:p>
          </table:table-cell>
          <table:table-cell office:value-type="float" office:value="0.0060058" calcext:value-type="float">
            <text:p>0.0060058</text:p>
          </table:table-cell>
          <table:table-cell office:value-type="float" office:value="0.00475956" calcext:value-type="float">
            <text:p>0.00475956</text:p>
          </table:table-cell>
          <table:table-cell office:value-type="float" office:value="0.00594067" calcext:value-type="float">
            <text:p>0.00594067</text:p>
          </table:table-cell>
        </table:table-row>
        <table:table-row table:style-name="ro1">
          <table:table-cell office:value-type="float" office:value="0.00799255" calcext:value-type="float">
            <text:p>0.00799255</text:p>
          </table:table-cell>
          <table:table-cell office:value-type="float" office:value="0.00595355" calcext:value-type="float">
            <text:p>0.00595355</text:p>
          </table:table-cell>
          <table:table-cell office:value-type="float" office:value="0.00780542" calcext:value-type="float">
            <text:p>0.00780542</text:p>
          </table:table-cell>
          <table:table-cell office:value-type="float" office:value="0.00614867" calcext:value-type="float">
            <text:p>0.00614867</text:p>
          </table:table-cell>
          <table:table-cell office:value-type="float" office:value="0.00589909" calcext:value-type="float">
            <text:p>0.00589909</text:p>
          </table:table-cell>
          <table:table-cell office:value-type="float" office:value="0.00479948" calcext:value-type="float">
            <text:p>0.00479948</text:p>
          </table:table-cell>
        </table:table-row>
        <table:table-row table:style-name="ro1">
          <table:table-cell office:value-type="float" office:value="0.00865428" calcext:value-type="float">
            <text:p>0.00865428</text:p>
          </table:table-cell>
          <table:table-cell office:value-type="float" office:value="0.00838016" calcext:value-type="float">
            <text:p>0.00838016</text:p>
          </table:table-cell>
          <table:table-cell office:value-type="float" office:value="0.0120655" calcext:value-type="float">
            <text:p>0.0120655</text:p>
          </table:table-cell>
          <table:table-cell office:value-type="float" office:value="0.00763913" calcext:value-type="float">
            <text:p>0.00763913</text:p>
          </table:table-cell>
          <table:table-cell office:value-type="float" office:value="0.00910286" calcext:value-type="float">
            <text:p>0.00910286</text:p>
          </table:table-cell>
          <table:table-cell office:value-type="float" office:value="0.0154887" calcext:value-type="float">
            <text:p>0.0154887</text:p>
          </table:table-cell>
        </table:table-row>
        <table:table-row table:style-name="ro1">
          <table:table-cell office:value-type="float" office:value="0.000699869" calcext:value-type="float">
            <text:p>0.000699869</text:p>
          </table:table-cell>
          <table:table-cell office:value-type="float" office:value="0.000671887" calcext:value-type="float">
            <text:p>0.000671887</text:p>
          </table:table-cell>
          <table:table-cell office:value-type="float" office:value="0.000723898" calcext:value-type="float">
            <text:p>0.000723898</text:p>
          </table:table-cell>
          <table:table-cell office:value-type="float" office:value="0.000741559" calcext:value-type="float">
            <text:p>0.000741559</text:p>
          </table:table-cell>
          <table:table-cell office:value-type="float" office:value="0.000711751" calcext:value-type="float">
            <text:p>0.000711751</text:p>
          </table:table-cell>
          <table:table-cell office:value-type="float" office:value="0.000736106" calcext:value-type="float">
            <text:p>0.000736106</text:p>
          </table:table-cell>
        </table:table-row>
        <table:table-row table:style-name="ro1">
          <table:table-cell office:value-type="float" office:value="0.00440888" calcext:value-type="float">
            <text:p>0.00440888</text:p>
          </table:table-cell>
          <table:table-cell office:value-type="float" office:value="0.00460301" calcext:value-type="float">
            <text:p>0.00460301</text:p>
          </table:table-cell>
          <table:table-cell office:value-type="float" office:value="0.00668212" calcext:value-type="float">
            <text:p>0.00668212</text:p>
          </table:table-cell>
          <table:table-cell office:value-type="float" office:value="0.012073" calcext:value-type="float">
            <text:p>0.012073</text:p>
          </table:table-cell>
          <table:table-cell office:value-type="float" office:value="0.00760897" calcext:value-type="float">
            <text:p>0.00760897</text:p>
          </table:table-cell>
          <table:table-cell office:value-type="float" office:value="0.00611586" calcext:value-type="float">
            <text:p>0.00611586</text:p>
          </table:table-cell>
        </table:table-row>
        <table:table-row table:style-name="ro1">
          <table:table-cell office:value-type="float" office:value="0.00916851" calcext:value-type="float">
            <text:p>0.00916851</text:p>
          </table:table-cell>
          <table:table-cell office:value-type="float" office:value="0.0135148" calcext:value-type="float">
            <text:p>0.0135148</text:p>
          </table:table-cell>
          <table:table-cell office:value-type="float" office:value="0.0207974" calcext:value-type="float">
            <text:p>0.0207974</text:p>
          </table:table-cell>
          <table:table-cell office:value-type="float" office:value="0.00969812" calcext:value-type="float">
            <text:p>0.00969812</text:p>
          </table:table-cell>
          <table:table-cell office:value-type="float" office:value="0.0115026" calcext:value-type="float">
            <text:p>0.0115026</text:p>
          </table:table-cell>
          <table:table-cell office:value-type="float" office:value="0.00831392" calcext:value-type="float">
            <text:p>0.00831392</text:p>
          </table:table-cell>
        </table:table-row>
        <table:table-row table:style-name="ro1">
          <table:table-cell office:value-type="float" office:value="0.000671444" calcext:value-type="float">
            <text:p>0.000671444</text:p>
          </table:table-cell>
          <table:table-cell office:value-type="float" office:value="0.00074474" calcext:value-type="float">
            <text:p>0.00074474</text:p>
          </table:table-cell>
          <table:table-cell office:value-type="float" office:value="0.000746319" calcext:value-type="float">
            <text:p>0.000746319</text:p>
          </table:table-cell>
          <table:table-cell office:value-type="float" office:value="0.000564763" calcext:value-type="float">
            <text:p>0.000564763</text:p>
          </table:table-cell>
          <table:table-cell office:value-type="float" office:value="0.000719103" calcext:value-type="float">
            <text:p>0.000719103</text:p>
          </table:table-cell>
          <table:table-cell office:value-type="float" office:value="0.000757263" calcext:value-type="float">
            <text:p>0.000757263</text:p>
          </table:table-cell>
        </table:table-row>
        <table:table-row table:style-name="ro1">
          <table:table-cell office:value-type="float" office:value="0.00712654" calcext:value-type="float">
            <text:p>0.00712654</text:p>
          </table:table-cell>
          <table:table-cell office:value-type="float" office:value="0.0041002" calcext:value-type="float">
            <text:p>0.0041002</text:p>
          </table:table-cell>
          <table:table-cell office:value-type="float" office:value="0.00867505" calcext:value-type="float">
            <text:p>0.00867505</text:p>
          </table:table-cell>
          <table:table-cell office:value-type="float" office:value="0.00865802" calcext:value-type="float">
            <text:p>0.00865802</text:p>
          </table:table-cell>
          <table:table-cell office:value-type="float" office:value="0.00822271" calcext:value-type="float">
            <text:p>0.00822271</text:p>
          </table:table-cell>
          <table:table-cell office:value-type="float" office:value="0.00643148" calcext:value-type="float">
            <text:p>0.00643148</text:p>
          </table:table-cell>
        </table:table-row>
        <table:table-row table:style-name="ro1">
          <table:table-cell office:value-type="float" office:value="0.185828" calcext:value-type="float">
            <text:p>0.185828</text:p>
          </table:table-cell>
          <table:table-cell office:value-type="float" office:value="0.165813" calcext:value-type="float">
            <text:p>0.165813</text:p>
          </table:table-cell>
          <table:table-cell office:value-type="float" office:value="0.354396" calcext:value-type="float">
            <text:p>0.354396</text:p>
          </table:table-cell>
          <table:table-cell office:value-type="float" office:value="0.335731" calcext:value-type="float">
            <text:p>0.335731</text:p>
          </table:table-cell>
          <table:table-cell office:value-type="float" office:value="0.20349" calcext:value-type="float">
            <text:p>0.20349</text:p>
          </table:table-cell>
          <table:table-cell office:value-type="float" office:value="0.261885" calcext:value-type="float">
            <text:p>0.261885</text:p>
          </table:table-cell>
        </table:table-row>
        <table:table-row table:style-name="ro1">
          <table:table-cell office:value-type="float" office:value="0.313267" calcext:value-type="float">
            <text:p>0.313267</text:p>
          </table:table-cell>
          <table:table-cell office:value-type="float" office:value="0.268182" calcext:value-type="float">
            <text:p>0.268182</text:p>
          </table:table-cell>
          <table:table-cell office:value-type="float" office:value="0.274031" calcext:value-type="float">
            <text:p>0.274031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277222" calcext:value-type="float">
            <text:p>0.277222</text:p>
          </table:table-cell>
          <table:table-cell office:value-type="float" office:value="0.263494" calcext:value-type="float">
            <text:p>0.263494</text:p>
          </table:table-cell>
        </table:table-row>
        <table:table-row table:style-name="ro1">
          <table:table-cell office:value-type="float" office:value="0.00668626" calcext:value-type="float">
            <text:p>0.00668626</text:p>
          </table:table-cell>
          <table:table-cell office:value-type="float" office:value="0.0056626" calcext:value-type="float">
            <text:p>0.0056626</text:p>
          </table:table-cell>
          <table:table-cell office:value-type="float" office:value="0.00420614" calcext:value-type="float">
            <text:p>0.00420614</text:p>
          </table:table-cell>
          <table:table-cell office:value-type="float" office:value="0.00950871" calcext:value-type="float">
            <text:p>0.00950871</text:p>
          </table:table-cell>
          <table:table-cell office:value-type="float" office:value="0.00294331" calcext:value-type="float">
            <text:p>0.00294331</text:p>
          </table:table-cell>
          <table:table-cell office:value-type="float" office:value="0.00869307" calcext:value-type="float">
            <text:p>0.00869307</text:p>
          </table:table-cell>
        </table:table-row>
        <table:table-row table:style-name="ro1">
          <table:table-cell office:value-type="float" office:value="0.000856693" calcext:value-type="float">
            <text:p>0.000856693</text:p>
          </table:table-cell>
          <table:table-cell office:value-type="float" office:value="0.000889028" calcext:value-type="float">
            <text:p>0.000889028</text:p>
          </table:table-cell>
          <table:table-cell office:value-type="float" office:value="0.000909437" calcext:value-type="float">
            <text:p>0.000909437</text:p>
          </table:table-cell>
          <table:table-cell office:value-type="float" office:value="0.000913382" calcext:value-type="float">
            <text:p>0.000913382</text:p>
          </table:table-cell>
          <table:table-cell office:value-type="float" office:value="0.000880454" calcext:value-type="float">
            <text:p>0.000880454</text:p>
          </table:table-cell>
          <table:table-cell office:value-type="float" office:value="0.00089664" calcext:value-type="float">
            <text:p>0.00089664</text:p>
          </table:table-cell>
        </table:table-row>
        <table:table-row table:style-name="ro1">
          <table:table-cell office:value-type="float" office:value="0.0382191" calcext:value-type="float">
            <text:p>0.0382191</text:p>
          </table:table-cell>
          <table:table-cell office:value-type="float" office:value="0.0445526" calcext:value-type="float">
            <text:p>0.0445526</text:p>
          </table:table-cell>
          <table:table-cell office:value-type="float" office:value="0.0201633" calcext:value-type="float">
            <text:p>0.0201633</text:p>
          </table:table-cell>
          <table:table-cell office:value-type="float" office:value="0.035763" calcext:value-type="float">
            <text:p>0.035763</text:p>
          </table:table-cell>
          <table:table-cell office:value-type="float" office:value="0.0355742" calcext:value-type="float">
            <text:p>0.0355742</text:p>
          </table:table-cell>
          <table:table-cell office:value-type="float" office:value="0.0262502" calcext:value-type="float">
            <text:p>0.0262502</text:p>
          </table:table-cell>
        </table:table-row>
        <table:table-row table:style-name="ro1">
          <table:table-cell office:value-type="float" office:value="0.182134" calcext:value-type="float">
            <text:p>0.182134</text:p>
          </table:table-cell>
          <table:table-cell office:value-type="float" office:value="0.159335" calcext:value-type="float">
            <text:p>0.159335</text:p>
          </table:table-cell>
          <table:table-cell office:value-type="float" office:value="0.155292" calcext:value-type="float">
            <text:p>0.155292</text:p>
          </table:table-cell>
          <table:table-cell office:value-type="float" office:value="0.183297" calcext:value-type="float">
            <text:p>0.183297</text:p>
          </table:table-cell>
          <table:table-cell office:value-type="float" office:value="0.182485" calcext:value-type="float">
            <text:p>0.182485</text:p>
          </table:table-cell>
          <table:table-cell office:value-type="float" office:value="0.175884" calcext:value-type="float">
            <text:p>0.175884</text:p>
          </table:table-cell>
        </table:table-row>
        <table:table-row table:style-name="ro1">
          <table:table-cell office:value-type="float" office:value="0.0106571" calcext:value-type="float">
            <text:p>0.0106571</text:p>
          </table:table-cell>
          <table:table-cell office:value-type="float" office:value="0.00744306" calcext:value-type="float">
            <text:p>0.00744306</text:p>
          </table:table-cell>
          <table:table-cell office:value-type="float" office:value="0.00784599" calcext:value-type="float">
            <text:p>0.00784599</text:p>
          </table:table-cell>
          <table:table-cell office:value-type="float" office:value="0.0130544" calcext:value-type="float">
            <text:p>0.0130544</text:p>
          </table:table-cell>
          <table:table-cell office:value-type="float" office:value="0.011143" calcext:value-type="float">
            <text:p>0.011143</text:p>
          </table:table-cell>
          <table:table-cell office:value-type="float" office:value="0.0111641" calcext:value-type="float">
            <text:p>0.0111641</text:p>
          </table:table-cell>
        </table:table-row>
        <table:table-row table:style-name="ro1">
          <table:table-cell office:value-type="float" office:value="0.0124077" calcext:value-type="float">
            <text:p>0.0124077</text:p>
          </table:table-cell>
          <table:table-cell office:value-type="float" office:value="0.0117714" calcext:value-type="float">
            <text:p>0.0117714</text:p>
          </table:table-cell>
          <table:table-cell office:value-type="float" office:value="0.0131607" calcext:value-type="float">
            <text:p>0.0131607</text:p>
          </table:table-cell>
          <table:table-cell office:value-type="float" office:value="0.0124538" calcext:value-type="float">
            <text:p>0.0124538</text:p>
          </table:table-cell>
          <table:table-cell office:value-type="float" office:value="0.0111497" calcext:value-type="float">
            <text:p>0.0111497</text:p>
          </table:table-cell>
          <table:table-cell office:value-type="float" office:value="0.0127729" calcext:value-type="float">
            <text:p>0.0127729</text:p>
          </table:table-cell>
        </table:table-row>
        <table:table-row table:style-name="ro1">
          <table:table-cell office:value-type="float" office:value="0.00280954" calcext:value-type="float">
            <text:p>0.00280954</text:p>
          </table:table-cell>
          <table:table-cell office:value-type="float" office:value="0.00273782" calcext:value-type="float">
            <text:p>0.00273782</text:p>
          </table:table-cell>
          <table:table-cell office:value-type="float" office:value="0.00305185" calcext:value-type="float">
            <text:p>0.00305185</text:p>
          </table:table-cell>
          <table:table-cell office:value-type="float" office:value="0.00344492" calcext:value-type="float">
            <text:p>0.00344492</text:p>
          </table:table-cell>
          <table:table-cell office:value-type="float" office:value="0.00293966" calcext:value-type="float">
            <text:p>0.00293966</text:p>
          </table:table-cell>
          <table:table-cell office:value-type="float" office:value="0.000776804" calcext:value-type="float">
            <text:p>0.000776804</text:p>
          </table:table-cell>
        </table:table-row>
        <table:table-row table:style-name="ro1">
          <table:table-cell office:value-type="float" office:value="0.0100639" calcext:value-type="float">
            <text:p>0.0100639</text:p>
          </table:table-cell>
          <table:table-cell office:value-type="float" office:value="0.00316604" calcext:value-type="float">
            <text:p>0.00316604</text:p>
          </table:table-cell>
          <table:table-cell office:value-type="float" office:value="0.00528312" calcext:value-type="float">
            <text:p>0.00528312</text:p>
          </table:table-cell>
          <table:table-cell office:value-type="float" office:value="0.00538511" calcext:value-type="float">
            <text:p>0.00538511</text:p>
          </table:table-cell>
          <table:table-cell office:value-type="float" office:value="0.00636427" calcext:value-type="float">
            <text:p>0.00636427</text:p>
          </table:table-cell>
          <table:table-cell office:value-type="float" office:value="0.0111826" calcext:value-type="float">
            <text:p>0.0111826</text:p>
          </table:table-cell>
        </table:table-row>
        <table:table-row table:style-name="ro1">
          <table:table-cell office:value-type="float" office:value="7.62208" calcext:value-type="float">
            <text:p>7.62208</text:p>
          </table:table-cell>
          <table:table-cell office:value-type="float" office:value="4.20173" calcext:value-type="float">
            <text:p>4.20173</text:p>
          </table:table-cell>
          <table:table-cell office:value-type="float" office:value="14.5142" calcext:value-type="float">
            <text:p>14.5142</text:p>
          </table:table-cell>
          <table:table-cell office:value-type="float" office:value="9.35263" calcext:value-type="float">
            <text:p>9.35263</text:p>
          </table:table-cell>
          <table:table-cell office:value-type="float" office:value="22.4769" calcext:value-type="float">
            <text:p>22.4769</text:p>
          </table:table-cell>
          <table:table-cell office:value-type="float" office:value="13.3703" calcext:value-type="float">
            <text:p>13.3703</text:p>
          </table:table-cell>
        </table:table-row>
        <table:table-row table:style-name="ro1">
          <table:table-cell office:value-type="float" office:value="0.00792157" calcext:value-type="float">
            <text:p>0.00792157</text:p>
          </table:table-cell>
          <table:table-cell office:value-type="float" office:value="0.0135795" calcext:value-type="float">
            <text:p>0.0135795</text:p>
          </table:table-cell>
          <table:table-cell office:value-type="float" office:value="0.0110466" calcext:value-type="float">
            <text:p>0.0110466</text:p>
          </table:table-cell>
          <table:table-cell office:value-type="float" office:value="0.00944871" calcext:value-type="float">
            <text:p>0.00944871</text:p>
          </table:table-cell>
          <table:table-cell office:value-type="float" office:value="0.0100218" calcext:value-type="float">
            <text:p>0.0100218</text:p>
          </table:table-cell>
          <table:table-cell office:value-type="float" office:value="0.00782908" calcext:value-type="float">
            <text:p>0.00782908</text:p>
          </table:table-cell>
        </table:table-row>
        <table:table-row table:style-name="ro1">
          <table:table-cell office:value-type="float" office:value="0.010288" calcext:value-type="float">
            <text:p>0.010288</text:p>
          </table:table-cell>
          <table:table-cell office:value-type="float" office:value="0.00817965" calcext:value-type="float">
            <text:p>0.00817965</text:p>
          </table:table-cell>
          <table:table-cell office:value-type="float" office:value="0.00985988" calcext:value-type="float">
            <text:p>0.00985988</text:p>
          </table:table-cell>
          <table:table-cell office:value-type="float" office:value="0.0118491" calcext:value-type="float">
            <text:p>0.0118491</text:p>
          </table:table-cell>
          <table:table-cell office:value-type="float" office:value="0.0110486" calcext:value-type="float">
            <text:p>0.0110486</text:p>
          </table:table-cell>
          <table:table-cell office:value-type="float" office:value="0.00960391" calcext:value-type="float">
            <text:p>0.00960391</text:p>
          </table:table-cell>
        </table:table-row>
        <table:table-row table:style-name="ro1">
          <table:table-cell office:value-type="float" office:value="0.00267284" calcext:value-type="float">
            <text:p>0.00267284</text:p>
          </table:table-cell>
          <table:table-cell office:value-type="float" office:value="0.0014904" calcext:value-type="float">
            <text:p>0.0014904</text:p>
          </table:table-cell>
          <table:table-cell office:value-type="float" office:value="0.000925134" calcext:value-type="float">
            <text:p>0.000925134</text:p>
          </table:table-cell>
          <table:table-cell office:value-type="float" office:value="0.00153088" calcext:value-type="float">
            <text:p>0.00153088</text:p>
          </table:table-cell>
          <table:table-cell office:value-type="float" office:value="0.00658464" calcext:value-type="float">
            <text:p>0.00658464</text:p>
          </table:table-cell>
          <table:table-cell office:value-type="float" office:value="0.000810232" calcext:value-type="float">
            <text:p>0.000810232</text:p>
          </table:table-cell>
        </table:table-row>
        <table:table-row table:style-name="ro1">
          <table:table-cell office:value-type="float" office:value="0.0108494" calcext:value-type="float">
            <text:p>0.0108494</text:p>
          </table:table-cell>
          <table:table-cell office:value-type="float" office:value="0.00670011" calcext:value-type="float">
            <text:p>0.00670011</text:p>
          </table:table-cell>
          <table:table-cell office:value-type="float" office:value="0.00839154" calcext:value-type="float">
            <text:p>0.00839154</text:p>
          </table:table-cell>
          <table:table-cell office:value-type="float" office:value="0.0101654" calcext:value-type="float">
            <text:p>0.0101654</text:p>
          </table:table-cell>
          <table:table-cell office:value-type="float" office:value="0.00401693" calcext:value-type="float">
            <text:p>0.00401693</text:p>
          </table:table-cell>
          <table:table-cell office:value-type="float" office:value="0.0101999" calcext:value-type="float">
            <text:p>0.0101999</text:p>
          </table:table-cell>
        </table:table-row>
        <table:table-row table:style-name="ro1">
          <table:table-cell office:value-type="float" office:value="0.00066712" calcext:value-type="float">
            <text:p>0.00066712</text:p>
          </table:table-cell>
          <table:table-cell office:value-type="float" office:value="0.000582913" calcext:value-type="float">
            <text:p>0.000582913</text:p>
          </table:table-cell>
          <table:table-cell office:value-type="float" office:value="0.000777496" calcext:value-type="float">
            <text:p>0.000777496</text:p>
          </table:table-cell>
          <table:table-cell office:value-type="float" office:value="0.000727822" calcext:value-type="float">
            <text:p>0.000727822</text:p>
          </table:table-cell>
          <table:table-cell office:value-type="float" office:value="0.000649478" calcext:value-type="float">
            <text:p>0.000649478</text:p>
          </table:table-cell>
          <table:table-cell office:value-type="float" office:value="0.000708887" calcext:value-type="float">
            <text:p>0.000708887</text:p>
          </table:table-cell>
        </table:table-row>
        <table:table-row table:style-name="ro1">
          <table:table-cell office:value-type="float" office:value="0.0152753" calcext:value-type="float">
            <text:p>0.0152753</text:p>
          </table:table-cell>
          <table:table-cell office:value-type="float" office:value="0.0144481" calcext:value-type="float">
            <text:p>0.0144481</text:p>
          </table:table-cell>
          <table:table-cell office:value-type="float" office:value="0.0145395" calcext:value-type="float">
            <text:p>0.0145395</text:p>
          </table:table-cell>
          <table:table-cell office:value-type="float" office:value="0.0153995" calcext:value-type="float">
            <text:p>0.0153995</text:p>
          </table:table-cell>
          <table:table-cell office:value-type="float" office:value="0.00683973" calcext:value-type="float">
            <text:p>0.00683973</text:p>
          </table:table-cell>
          <table:table-cell office:value-type="float" office:value="0.0158501" calcext:value-type="float">
            <text:p>0.0158501</text:p>
          </table:table-cell>
        </table:table-row>
        <table:table-row table:style-name="ro1">
          <table:table-cell office:value-type="float" office:value="0.00195504" calcext:value-type="float">
            <text:p>0.00195504</text:p>
          </table:table-cell>
          <table:table-cell office:value-type="float" office:value="0.00185809" calcext:value-type="float">
            <text:p>0.00185809</text:p>
          </table:table-cell>
          <table:table-cell office:value-type="float" office:value="0.00104077" calcext:value-type="float">
            <text:p>0.00104077</text:p>
          </table:table-cell>
          <table:table-cell office:value-type="float" office:value="0.00306345" calcext:value-type="float">
            <text:p>0.00306345</text:p>
          </table:table-cell>
          <table:table-cell office:value-type="float" office:value="0.0018458" calcext:value-type="float">
            <text:p>0.0018458</text:p>
          </table:table-cell>
          <table:table-cell office:value-type="float" office:value="0.00103899" calcext:value-type="float">
            <text:p>0.00103899</text:p>
          </table:table-cell>
        </table:table-row>
        <table:table-row table:style-name="ro1">
          <table:table-cell office:value-type="float" office:value="0.0148269" calcext:value-type="float">
            <text:p>0.0148269</text:p>
          </table:table-cell>
          <table:table-cell office:value-type="float" office:value="0.00641863" calcext:value-type="float">
            <text:p>0.00641863</text:p>
          </table:table-cell>
          <table:table-cell office:value-type="float" office:value="0.0147294" calcext:value-type="float">
            <text:p>0.0147294</text:p>
          </table:table-cell>
          <table:table-cell office:value-type="float" office:value="0.0168954" calcext:value-type="float">
            <text:p>0.0168954</text:p>
          </table:table-cell>
          <table:table-cell office:value-type="float" office:value="0.0100931" calcext:value-type="float">
            <text:p>0.0100931</text:p>
          </table:table-cell>
          <table:table-cell office:value-type="float" office:value="0.0166743" calcext:value-type="float">
            <text:p>0.0166743</text:p>
          </table:table-cell>
        </table:table-row>
        <table:table-row table:style-name="ro1">
          <table:table-cell office:value-type="float" office:value="0.000889845" calcext:value-type="float">
            <text:p>0.000889845</text:p>
          </table:table-cell>
          <table:table-cell office:value-type="float" office:value="0.000758345" calcext:value-type="float">
            <text:p>0.000758345</text:p>
          </table:table-cell>
          <table:table-cell office:value-type="float" office:value="0.000749739" calcext:value-type="float">
            <text:p>0.000749739</text:p>
          </table:table-cell>
          <table:table-cell office:value-type="float" office:value="0.000898289" calcext:value-type="float">
            <text:p>0.000898289</text:p>
          </table:table-cell>
          <table:table-cell office:value-type="float" office:value="0.00092191" calcext:value-type="float">
            <text:p>0.00092191</text:p>
          </table:table-cell>
          <table:table-cell office:value-type="float" office:value="0.000953771" calcext:value-type="float">
            <text:p>0.000953771</text:p>
          </table:table-cell>
        </table:table-row>
        <table:table-row table:style-name="ro1">
          <table:table-cell office:value-type="float" office:value="0.00212629" calcext:value-type="float">
            <text:p>0.00212629</text:p>
          </table:table-cell>
          <table:table-cell office:value-type="float" office:value="0.00519334" calcext:value-type="float">
            <text:p>0.00519334</text:p>
          </table:table-cell>
          <table:table-cell office:value-type="float" office:value="0.00692846" calcext:value-type="float">
            <text:p>0.00692846</text:p>
          </table:table-cell>
          <table:table-cell office:value-type="float" office:value="0.00415717" calcext:value-type="float">
            <text:p>0.00415717</text:p>
          </table:table-cell>
          <table:table-cell office:value-type="float" office:value="0.00400435" calcext:value-type="float">
            <text:p>0.00400435</text:p>
          </table:table-cell>
          <table:table-cell office:value-type="float" office:value="0.00199705" calcext:value-type="float">
            <text:p>0.00199705</text:p>
          </table:table-cell>
        </table:table-row>
        <table:table-row table:style-name="ro1">
          <table:table-cell office:value-type="float" office:value="0.0108863" calcext:value-type="float">
            <text:p>0.0108863</text:p>
          </table:table-cell>
          <table:table-cell office:value-type="float" office:value="0.00713428" calcext:value-type="float">
            <text:p>0.00713428</text:p>
          </table:table-cell>
          <table:table-cell office:value-type="float" office:value="0.0137435" calcext:value-type="float">
            <text:p>0.0137435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0.011974" calcext:value-type="float">
            <text:p>0.011974</text:p>
          </table:table-cell>
          <table:table-cell office:value-type="float" office:value="0.0134845" calcext:value-type="float">
            <text:p>0.0134845</text:p>
          </table:table-cell>
        </table:table-row>
        <table:table-row table:style-name="ro1">
          <table:table-cell office:value-type="float" office:value="0.00749314" calcext:value-type="float">
            <text:p>0.00749314</text:p>
          </table:table-cell>
          <table:table-cell office:value-type="float" office:value="0.008131" calcext:value-type="float">
            <text:p>0.008131</text:p>
          </table:table-cell>
          <table:table-cell office:value-type="float" office:value="0.0122647" calcext:value-type="float">
            <text:p>0.0122647</text:p>
          </table:table-cell>
          <table:table-cell office:value-type="float" office:value="0.00992036" calcext:value-type="float">
            <text:p>0.00992036</text:p>
          </table:table-cell>
          <table:table-cell office:value-type="float" office:value="0.00957362" calcext:value-type="float">
            <text:p>0.00957362</text:p>
          </table:table-cell>
          <table:table-cell office:value-type="float" office:value="0.00818543" calcext:value-type="float">
            <text:p>0.00818543</text:p>
          </table:table-cell>
        </table:table-row>
        <table:table-row table:style-name="ro1">
          <table:table-cell office:value-type="float" office:value="0.406825" calcext:value-type="float">
            <text:p>0.406825</text:p>
          </table:table-cell>
          <table:table-cell office:value-type="float" office:value="0.478851" calcext:value-type="float">
            <text:p>0.478851</text:p>
          </table:table-cell>
          <table:table-cell office:value-type="float" office:value="0.482345" calcext:value-type="float">
            <text:p>0.482345</text:p>
          </table:table-cell>
          <table:table-cell office:value-type="float" office:value="0.464513" calcext:value-type="float">
            <text:p>0.464513</text:p>
          </table:table-cell>
          <table:table-cell office:value-type="float" office:value="0.285226" calcext:value-type="float">
            <text:p>0.285226</text:p>
          </table:table-cell>
          <table:table-cell office:value-type="float" office:value="0.604209" calcext:value-type="float">
            <text:p>0.604209</text:p>
          </table:table-cell>
        </table:table-row>
        <table:table-row table:style-name="ro1">
          <table:table-cell office:value-type="float" office:value="0.0109475" calcext:value-type="float">
            <text:p>0.0109475</text:p>
          </table:table-cell>
          <table:table-cell office:value-type="float" office:value="0.0110779" calcext:value-type="float">
            <text:p>0.0110779</text:p>
          </table:table-cell>
          <table:table-cell office:value-type="float" office:value="0.0136888" calcext:value-type="float">
            <text:p>0.0136888</text:p>
          </table:table-cell>
          <table:table-cell office:value-type="float" office:value="0.0102988" calcext:value-type="float">
            <text:p>0.0102988</text:p>
          </table:table-cell>
          <table:table-cell office:value-type="float" office:value="0.0170827" calcext:value-type="float">
            <text:p>0.0170827</text:p>
          </table:table-cell>
          <table:table-cell office:value-type="float" office:value="0.0126944" calcext:value-type="float">
            <text:p>0.0126944</text:p>
          </table:table-cell>
        </table:table-row>
        <table:table-row table:style-name="ro1">
          <table:table-cell office:value-type="float" office:value="0.0200502" calcext:value-type="float">
            <text:p>0.0200502</text:p>
          </table:table-cell>
          <table:table-cell office:value-type="float" office:value="0.0184369" calcext:value-type="float">
            <text:p>0.0184369</text:p>
          </table:table-cell>
          <table:table-cell office:value-type="float" office:value="0.0150857" calcext:value-type="float">
            <text:p>0.0150857</text:p>
          </table:table-cell>
          <table:table-cell office:value-type="float" office:value="0.0185691" calcext:value-type="float">
            <text:p>0.0185691</text:p>
          </table:table-cell>
          <table:table-cell office:value-type="float" office:value="0.0126787" calcext:value-type="float">
            <text:p>0.0126787</text:p>
          </table:table-cell>
          <table:table-cell office:value-type="float" office:value="0.0124039" calcext:value-type="float">
            <text:p>0.0124039</text:p>
          </table:table-cell>
        </table:table-row>
        <table:table-row table:style-name="ro1">
          <table:table-cell office:value-type="float" office:value="0.0106288" calcext:value-type="float">
            <text:p>0.0106288</text:p>
          </table:table-cell>
          <table:table-cell office:value-type="float" office:value="0.0148678" calcext:value-type="float">
            <text:p>0.0148678</text:p>
          </table:table-cell>
          <table:table-cell office:value-type="float" office:value="0.0142779" calcext:value-type="float">
            <text:p>0.0142779</text:p>
          </table:table-cell>
          <table:table-cell office:value-type="float" office:value="0.0186696" calcext:value-type="float">
            <text:p>0.0186696</text:p>
          </table:table-cell>
          <table:table-cell office:value-type="float" office:value="0.0216069" calcext:value-type="float">
            <text:p>0.0216069</text:p>
          </table:table-cell>
          <table:table-cell office:value-type="float" office:value="0.0122085" calcext:value-type="float">
            <text:p>0.0122085</text:p>
          </table:table-cell>
        </table:table-row>
        <table:table-row table:style-name="ro1">
          <table:table-cell office:value-type="float" office:value="0.0133487" calcext:value-type="float">
            <text:p>0.0133487</text:p>
          </table:table-cell>
          <table:table-cell office:value-type="float" office:value="0.0106234" calcext:value-type="float">
            <text:p>0.0106234</text:p>
          </table:table-cell>
          <table:table-cell office:value-type="float" office:value="0.0127936" calcext:value-type="float">
            <text:p>0.0127936</text:p>
          </table:table-cell>
          <table:table-cell office:value-type="float" office:value="0.0143782" calcext:value-type="float">
            <text:p>0.0143782</text:p>
          </table:table-cell>
          <table:table-cell office:value-type="float" office:value="0.0129364" calcext:value-type="float">
            <text:p>0.0129364</text:p>
          </table:table-cell>
          <table:table-cell office:value-type="float" office:value="0.00862035" calcext:value-type="float">
            <text:p>0.00862035</text:p>
          </table:table-cell>
        </table:table-row>
        <table:table-row table:style-name="ro1">
          <table:table-cell office:value-type="float" office:value="8.65115" calcext:value-type="float">
            <text:p>8.65115</text:p>
          </table:table-cell>
          <table:table-cell office:value-type="float" office:value="4.90523" calcext:value-type="float">
            <text:p>4.90523</text:p>
          </table:table-cell>
          <table:table-cell office:value-type="float" office:value="15.7857" calcext:value-type="float">
            <text:p>15.7857</text:p>
          </table:table-cell>
          <table:table-cell office:value-type="float" office:value="10.7347" calcext:value-type="float">
            <text:p>10.7347</text:p>
          </table:table-cell>
          <table:table-cell office:value-type="float" office:value="25.5732" calcext:value-type="float">
            <text:p>25.5732</text:p>
          </table:table-cell>
          <table:table-cell office:value-type="float" office:value="15.3988" calcext:value-type="float">
            <text:p>15.3988</text:p>
          </table:table-cell>
        </table:table-row>
        <table:table-row table:style-name="ro1">
          <table:table-cell office:value-type="float" office:value="13.3217" calcext:value-type="float">
            <text:p>13.3217</text:p>
          </table:table-cell>
          <table:table-cell office:value-type="float" office:value="9.39435" calcext:value-type="float">
            <text:p>9.39435</text:p>
          </table:table-cell>
          <table:table-cell office:value-type="float" office:value="17.7223" calcext:value-type="float">
            <text:p>17.7223</text:p>
          </table:table-cell>
          <table:table-cell office:value-type="float" office:value="22.3047" calcext:value-type="float">
            <text:p>22.3047</text:p>
          </table:table-cell>
          <table:table-cell office:value-type="float" office:value="25.7176" calcext:value-type="float">
            <text:p>25.7176</text:p>
          </table:table-cell>
          <table:table-cell office:value-type="float" office:value="27.2553" calcext:value-type="float">
            <text:p>27.2553</text:p>
          </table:table-cell>
        </table:table-row>
        <table:table-row table:style-name="ro1">
          <table:table-cell office:value-type="float" office:value="5.54586" calcext:value-type="float">
            <text:p>5.54586</text:p>
          </table:table-cell>
          <table:table-cell office:value-type="float" office:value="4.646" calcext:value-type="float">
            <text:p>4.646</text:p>
          </table:table-cell>
          <table:table-cell office:value-type="float" office:value="6.40889" calcext:value-type="float">
            <text:p>6.40889</text:p>
          </table:table-cell>
          <table:table-cell office:value-type="float" office:value="5.67677" calcext:value-type="float">
            <text:p>5.67677</text:p>
          </table:table-cell>
          <table:table-cell office:value-type="float" office:value="9.29356" calcext:value-type="float">
            <text:p>9.29356</text:p>
          </table:table-cell>
          <table:table-cell office:value-type="float" office:value="8.11651" calcext:value-type="float">
            <text:p>8.11651</text:p>
          </table:table-cell>
        </table:table-row>
        <table:table-row table:style-name="ro1">
          <table:table-cell office:value-type="float" office:value="0.017133" calcext:value-type="float">
            <text:p>0.017133</text:p>
          </table:table-cell>
          <table:table-cell office:value-type="float" office:value="0.0149413" calcext:value-type="float">
            <text:p>0.0149413</text:p>
          </table:table-cell>
          <table:table-cell office:value-type="float" office:value="0.0130847" calcext:value-type="float">
            <text:p>0.0130847</text:p>
          </table:table-cell>
          <table:table-cell office:value-type="float" office:value="0.012918" calcext:value-type="float">
            <text:p>0.012918</text:p>
          </table:table-cell>
          <table:table-cell office:value-type="float" office:value="0.0126497" calcext:value-type="float">
            <text:p>0.0126497</text:p>
          </table:table-cell>
          <table:table-cell office:value-type="float" office:value="0.0152184" calcext:value-type="float">
            <text:p>0.0152184</text:p>
          </table:table-cell>
        </table:table-row>
        <table:table-row table:style-name="ro1">
          <table:table-cell office:value-type="float" office:value="0.00658701" calcext:value-type="float">
            <text:p>0.00658701</text:p>
          </table:table-cell>
          <table:table-cell office:value-type="float" office:value="0.00675035" calcext:value-type="float">
            <text:p>0.00675035</text:p>
          </table:table-cell>
          <table:table-cell office:value-type="float" office:value="0.00178562" calcext:value-type="float">
            <text:p>0.00178562</text:p>
          </table:table-cell>
          <table:table-cell office:value-type="float" office:value="0.00598265" calcext:value-type="float">
            <text:p>0.00598265</text:p>
          </table:table-cell>
          <table:table-cell office:value-type="float" office:value="0.00822952" calcext:value-type="float">
            <text:p>0.00822952</text:p>
          </table:table-cell>
          <table:table-cell office:value-type="float" office:value="0.0041269" calcext:value-type="float">
            <text:p>0.0041269</text:p>
          </table:table-cell>
        </table:table-row>
        <table:table-row table:style-name="ro1">
          <table:table-cell office:value-type="float" office:value="0.0194574" calcext:value-type="float">
            <text:p>0.0194574</text:p>
          </table:table-cell>
          <table:table-cell office:value-type="float" office:value="0.015131" calcext:value-type="float">
            <text:p>0.015131</text:p>
          </table:table-cell>
          <table:table-cell office:value-type="float" office:value="0.0129351" calcext:value-type="float">
            <text:p>0.0129351</text:p>
          </table:table-cell>
          <table:table-cell office:value-type="float" office:value="0.0188971" calcext:value-type="float">
            <text:p>0.0188971</text:p>
          </table:table-cell>
          <table:table-cell office:value-type="float" office:value="0.0141271" calcext:value-type="float">
            <text:p>0.0141271</text:p>
          </table:table-cell>
          <table:table-cell office:value-type="float" office:value="0.0135964" calcext:value-type="float">
            <text:p>0.0135964</text:p>
          </table:table-cell>
        </table:table-row>
        <table:table-row table:style-name="ro1">
          <table:table-cell office:value-type="float" office:value="0.0106376" calcext:value-type="float">
            <text:p>0.0106376</text:p>
          </table:table-cell>
          <table:table-cell office:value-type="float" office:value="0.0100198" calcext:value-type="float">
            <text:p>0.0100198</text:p>
          </table:table-cell>
          <table:table-cell office:value-type="float" office:value="0.00668497" calcext:value-type="float">
            <text:p>0.00668497</text:p>
          </table:table-cell>
          <table:table-cell office:value-type="float" office:value="0.0166761" calcext:value-type="float">
            <text:p>0.0166761</text:p>
          </table:table-cell>
          <table:table-cell office:value-type="float" office:value="0.0160785" calcext:value-type="float">
            <text:p>0.0160785</text:p>
          </table:table-cell>
          <table:table-cell office:value-type="float" office:value="0.0100071" calcext:value-type="float">
            <text:p>0.0100071</text:p>
          </table:table-cell>
        </table:table-row>
        <table:table-row table:style-name="ro1">
          <table:table-cell office:value-type="float" office:value="0.00118892" calcext:value-type="float">
            <text:p>0.00118892</text:p>
          </table:table-cell>
          <table:table-cell office:value-type="float" office:value="0.000998022" calcext:value-type="float">
            <text:p>0.000998022</text:p>
          </table:table-cell>
          <table:table-cell office:value-type="float" office:value="0.00109996" calcext:value-type="float">
            <text:p>0.00109996</text:p>
          </table:table-cell>
          <table:table-cell office:value-type="float" office:value="0.00125953" calcext:value-type="float">
            <text:p>0.00125953</text:p>
          </table:table-cell>
          <table:table-cell office:value-type="float" office:value="0.00122264" calcext:value-type="float">
            <text:p>0.00122264</text:p>
          </table:table-cell>
          <table:table-cell office:value-type="float" office:value="0.00118798" calcext:value-type="float">
            <text:p>0.00118798</text:p>
          </table:table-cell>
        </table:table-row>
        <table:table-row table:style-name="ro1">
          <table:table-cell office:value-type="float" office:value="0.0276" calcext:value-type="float">
            <text:p>0.0276</text:p>
          </table:table-cell>
          <table:table-cell office:value-type="float" office:value="0.0147955" calcext:value-type="float">
            <text:p>0.0147955</text:p>
          </table:table-cell>
          <table:table-cell office:value-type="float" office:value="0.0163138" calcext:value-type="float">
            <text:p>0.0163138</text:p>
          </table:table-cell>
          <table:table-cell office:value-type="float" office:value="0.0267234" calcext:value-type="float">
            <text:p>0.0267234</text:p>
          </table:table-cell>
          <table:table-cell office:value-type="float" office:value="0.0166445" calcext:value-type="float">
            <text:p>0.0166445</text:p>
          </table:table-cell>
          <table:table-cell office:value-type="float" office:value="0.0231963" calcext:value-type="float">
            <text:p>0.0231963</text:p>
          </table:table-cell>
        </table:table-row>
        <table:table-row table:style-name="ro1">
          <table:table-cell office:value-type="float" office:value="0.0111255" calcext:value-type="float">
            <text:p>0.0111255</text:p>
          </table:table-cell>
          <table:table-cell office:value-type="float" office:value="0.00992727" calcext:value-type="float">
            <text:p>0.00992727</text:p>
          </table:table-cell>
          <table:table-cell office:value-type="float" office:value="0.00770958" calcext:value-type="float">
            <text:p>0.00770958</text:p>
          </table:table-cell>
          <table:table-cell office:value-type="float" office:value="0.0154898" calcext:value-type="float">
            <text:p>0.0154898</text:p>
          </table:table-cell>
          <table:table-cell office:value-type="float" office:value="0.00952487" calcext:value-type="float">
            <text:p>0.00952487</text:p>
          </table:table-cell>
          <table:table-cell office:value-type="float" office:value="0.0114402" calcext:value-type="float">
            <text:p>0.0114402</text:p>
          </table:table-cell>
        </table:table-row>
        <table:table-row table:style-name="ro1">
          <table:table-cell office:value-type="float" office:value="0.00116376" calcext:value-type="float">
            <text:p>0.00116376</text:p>
          </table:table-cell>
          <table:table-cell office:value-type="float" office:value="0.00108941" calcext:value-type="float">
            <text:p>0.00108941</text:p>
          </table:table-cell>
          <table:table-cell office:value-type="float" office:value="0.00129581" calcext:value-type="float">
            <text:p>0.00129581</text:p>
          </table:table-cell>
          <table:table-cell office:value-type="float" office:value="0.00359757" calcext:value-type="float">
            <text:p>0.00359757</text:p>
          </table:table-cell>
          <table:table-cell office:value-type="float" office:value="0.00126919" calcext:value-type="float">
            <text:p>0.00126919</text:p>
          </table:table-cell>
          <table:table-cell office:value-type="float" office:value="0.00125555" calcext:value-type="float">
            <text:p>0.00125555</text:p>
          </table:table-cell>
        </table:table-row>
        <table:table-row table:style-name="ro1">
          <table:table-cell office:value-type="float" office:value="0.000830526" calcext:value-type="float">
            <text:p>0.000830526</text:p>
          </table:table-cell>
          <table:table-cell office:value-type="float" office:value="0.000856019" calcext:value-type="float">
            <text:p>0.000856019</text:p>
          </table:table-cell>
          <table:table-cell office:value-type="float" office:value="0.000803721" calcext:value-type="float">
            <text:p>0.000803721</text:p>
          </table:table-cell>
          <table:table-cell office:value-type="float" office:value="0.000847559" calcext:value-type="float">
            <text:p>0.000847559</text:p>
          </table:table-cell>
          <table:table-cell office:value-type="float" office:value="0.000918398" calcext:value-type="float">
            <text:p>0.000918398</text:p>
          </table:table-cell>
          <table:table-cell office:value-type="float" office:value="0.000832489" calcext:value-type="float">
            <text:p>0.000832489</text:p>
          </table:table-cell>
        </table:table-row>
        <table:table-row table:style-name="ro1">
          <table:table-cell office:value-type="float" office:value="0.0180361" calcext:value-type="float">
            <text:p>0.0180361</text:p>
          </table:table-cell>
          <table:table-cell office:value-type="float" office:value="0.0174108" calcext:value-type="float">
            <text:p>0.0174108</text:p>
          </table:table-cell>
          <table:table-cell office:value-type="float" office:value="0.0107436" calcext:value-type="float">
            <text:p>0.0107436</text:p>
          </table:table-cell>
          <table:table-cell office:value-type="float" office:value="0.0196022" calcext:value-type="float">
            <text:p>0.0196022</text:p>
          </table:table-cell>
          <table:table-cell office:value-type="float" office:value="0.0145881" calcext:value-type="float">
            <text:p>0.0145881</text:p>
          </table:table-cell>
          <table:table-cell office:value-type="float" office:value="0.0166755" calcext:value-type="float">
            <text:p>0.0166755</text:p>
          </table:table-cell>
        </table:table-row>
        <table:table-row table:style-name="ro1">
          <table:table-cell office:value-type="float" office:value="0.116825" calcext:value-type="float">
            <text:p>0.116825</text:p>
          </table:table-cell>
          <table:table-cell office:value-type="float" office:value="0.122839" calcext:value-type="float">
            <text:p>0.122839</text:p>
          </table:table-cell>
          <table:table-cell office:value-type="float" office:value="0.172591" calcext:value-type="float">
            <text:p>0.172591</text:p>
          </table:table-cell>
          <table:table-cell office:value-type="float" office:value="0.109763" calcext:value-type="float">
            <text:p>0.109763</text:p>
          </table:table-cell>
          <table:table-cell office:value-type="float" office:value="0.146902" calcext:value-type="float">
            <text:p>0.146902</text:p>
          </table:table-cell>
          <table:table-cell office:value-type="float" office:value="0.121438" calcext:value-type="float">
            <text:p>0.121438</text:p>
          </table:table-cell>
        </table:table-row>
        <table:table-row table:style-name="ro1">
          <table:table-cell office:value-type="float" office:value="0.426274" calcext:value-type="float">
            <text:p>0.426274</text:p>
          </table:table-cell>
          <table:table-cell office:value-type="float" office:value="0.663708" calcext:value-type="float">
            <text:p>0.663708</text:p>
          </table:table-cell>
          <table:table-cell office:value-type="float" office:value="0.447322" calcext:value-type="float">
            <text:p>0.447322</text:p>
          </table:table-cell>
          <table:table-cell office:value-type="float" office:value="0.618198" calcext:value-type="float">
            <text:p>0.618198</text:p>
          </table:table-cell>
          <table:table-cell office:value-type="float" office:value="0.37666" calcext:value-type="float">
            <text:p>0.37666</text:p>
          </table:table-cell>
          <table:table-cell office:value-type="float" office:value="0.360814" calcext:value-type="float">
            <text:p>0.360814</text:p>
          </table:table-cell>
        </table:table-row>
        <table:table-row table:style-name="ro1">
          <table:table-cell office:value-type="float" office:value="10.4027" calcext:value-type="float">
            <text:p>10.4027</text:p>
          </table:table-cell>
          <table:table-cell office:value-type="float" office:value="5.58867" calcext:value-type="float">
            <text:p>5.58867</text:p>
          </table:table-cell>
          <table:table-cell office:value-type="float" office:value="20.6526" calcext:value-type="float">
            <text:p>20.6526</text:p>
          </table:table-cell>
          <table:table-cell office:value-type="float" office:value="14.3503" calcext:value-type="float">
            <text:p>14.3503</text:p>
          </table:table-cell>
          <table:table-cell office:value-type="float" office:value="30.4692" calcext:value-type="float">
            <text:p>30.4692</text:p>
          </table:table-cell>
          <table:table-cell office:value-type="float" office:value="18.5531" calcext:value-type="float">
            <text:p>18.5531</text:p>
          </table:table-cell>
        </table:table-row>
        <table:table-row table:style-name="ro1">
          <table:table-cell office:value-type="float" office:value="0.0233211" calcext:value-type="float">
            <text:p>0.0233211</text:p>
          </table:table-cell>
          <table:table-cell office:value-type="float" office:value="0.0262924" calcext:value-type="float">
            <text:p>0.0262924</text:p>
          </table:table-cell>
          <table:table-cell office:value-type="float" office:value="0.0234124" calcext:value-type="float">
            <text:p>0.0234124</text:p>
          </table:table-cell>
          <table:table-cell office:value-type="float" office:value="0.016074" calcext:value-type="float">
            <text:p>0.016074</text:p>
          </table:table-cell>
          <table:table-cell office:value-type="float" office:value="0.0248598" calcext:value-type="float">
            <text:p>0.0248598</text:p>
          </table:table-cell>
          <table:table-cell office:value-type="float" office:value="0.0256362" calcext:value-type="float">
            <text:p>0.0256362</text:p>
          </table:table-cell>
        </table:table-row>
        <table:table-row table:style-name="ro1">
          <table:table-cell office:value-type="float" office:value="0.0137444" calcext:value-type="float">
            <text:p>0.0137444</text:p>
          </table:table-cell>
          <table:table-cell office:value-type="float" office:value="0.00917079" calcext:value-type="float">
            <text:p>0.00917079</text:p>
          </table:table-cell>
          <table:table-cell office:value-type="float" office:value="0.013711" calcext:value-type="float">
            <text:p>0.013711</text:p>
          </table:table-cell>
          <table:table-cell office:value-type="float" office:value="0.0140942" calcext:value-type="float">
            <text:p>0.0140942</text:p>
          </table:table-cell>
          <table:table-cell office:value-type="float" office:value="0.016863" calcext:value-type="float">
            <text:p>0.016863</text:p>
          </table:table-cell>
          <table:table-cell office:value-type="float" office:value="0.0118508" calcext:value-type="float">
            <text:p>0.0118508</text:p>
          </table:table-cell>
        </table:table-row>
        <table:table-row table:style-name="ro1">
          <table:table-cell office:value-type="float" office:value="0.0156709" calcext:value-type="float">
            <text:p>0.0156709</text:p>
          </table:table-cell>
          <table:table-cell office:value-type="float" office:value="0.0178181" calcext:value-type="float">
            <text:p>0.0178181</text:p>
          </table:table-cell>
          <table:table-cell office:value-type="float" office:value="0.0123344" calcext:value-type="float">
            <text:p>0.0123344</text:p>
          </table:table-cell>
          <table:table-cell office:value-type="float" office:value="0.0202629" calcext:value-type="float">
            <text:p>0.0202629</text:p>
          </table:table-cell>
          <table:table-cell office:value-type="float" office:value="0.0134891" calcext:value-type="float">
            <text:p>0.0134891</text:p>
          </table:table-cell>
          <table:table-cell office:value-type="float" office:value="0.0116877" calcext:value-type="float">
            <text:p>0.0116877</text:p>
          </table:table-cell>
        </table:table-row>
        <table:table-row table:style-name="ro1">
          <table:table-cell office:value-type="float" office:value="0.0143706" calcext:value-type="float">
            <text:p>0.0143706</text:p>
          </table:table-cell>
          <table:table-cell office:value-type="float" office:value="0.0173833" calcext:value-type="float">
            <text:p>0.0173833</text:p>
          </table:table-cell>
          <table:table-cell office:value-type="float" office:value="0.0157453" calcext:value-type="float">
            <text:p>0.0157453</text:p>
          </table:table-cell>
          <table:table-cell office:value-type="float" office:value="0.0123479" calcext:value-type="float">
            <text:p>0.0123479</text:p>
          </table:table-cell>
          <table:table-cell office:value-type="float" office:value="0.0112826" calcext:value-type="float">
            <text:p>0.0112826</text:p>
          </table:table-cell>
          <table:table-cell office:value-type="float" office:value="0.0199003" calcext:value-type="float">
            <text:p>0.0199003</text:p>
          </table:table-cell>
        </table:table-row>
        <table:table-row table:style-name="ro1">
          <table:table-cell office:value-type="float" office:value="0.0176903" calcext:value-type="float">
            <text:p>0.0176903</text:p>
          </table:table-cell>
          <table:table-cell office:value-type="float" office:value="0.0173222" calcext:value-type="float">
            <text:p>0.0173222</text:p>
          </table:table-cell>
          <table:table-cell office:value-type="float" office:value="0.0160582" calcext:value-type="float">
            <text:p>0.0160582</text:p>
          </table:table-cell>
          <table:table-cell office:value-type="float" office:value="0.0105964" calcext:value-type="float">
            <text:p>0.0105964</text:p>
          </table:table-cell>
          <table:table-cell office:value-type="float" office:value="0.0149566" calcext:value-type="float">
            <text:p>0.0149566</text:p>
          </table:table-cell>
          <table:table-cell office:value-type="float" office:value="0.0146113" calcext:value-type="float">
            <text:p>0.0146113</text:p>
          </table:table-cell>
        </table:table-row>
        <table:table-row table:style-name="ro1">
          <table:table-cell office:value-type="float" office:value="0.0164259" calcext:value-type="float">
            <text:p>0.0164259</text:p>
          </table:table-cell>
          <table:table-cell office:value-type="float" office:value="0.0120874" calcext:value-type="float">
            <text:p>0.0120874</text:p>
          </table:table-cell>
          <table:table-cell office:value-type="float" office:value="0.0179777" calcext:value-type="float">
            <text:p>0.0179777</text:p>
          </table:table-cell>
          <table:table-cell office:value-type="float" office:value="0.0197707" calcext:value-type="float">
            <text:p>0.0197707</text:p>
          </table:table-cell>
          <table:table-cell office:value-type="float" office:value="0.0161912" calcext:value-type="float">
            <text:p>0.0161912</text:p>
          </table:table-cell>
          <table:table-cell office:value-type="float" office:value="0.0155674" calcext:value-type="float">
            <text:p>0.0155674</text:p>
          </table:table-cell>
        </table:table-row>
        <table:table-row table:style-name="ro1">
          <table:table-cell office:value-type="float" office:value="13.4245" calcext:value-type="float">
            <text:p>13.4245</text:p>
          </table:table-cell>
          <table:table-cell office:value-type="float" office:value="7.27445" calcext:value-type="float">
            <text:p>7.27445</text:p>
          </table:table-cell>
          <table:table-cell office:value-type="float" office:value="24.8269" calcext:value-type="float">
            <text:p>24.8269</text:p>
          </table:table-cell>
          <table:table-cell office:value-type="float" office:value="14.3003" calcext:value-type="float">
            <text:p>14.3003</text:p>
          </table:table-cell>
          <table:table-cell office:value-type="float" office:value="38.3057" calcext:value-type="float">
            <text:p>38.3057</text:p>
          </table:table-cell>
          <table:table-cell office:value-type="float" office:value="21.5542" calcext:value-type="float">
            <text:p>21.5542</text:p>
          </table:table-cell>
        </table:table-row>
        <table:table-row table:style-name="ro1">
          <table:table-cell office:value-type="float" office:value="18.5314" calcext:value-type="float">
            <text:p>18.5314</text:p>
          </table:table-cell>
          <table:table-cell office:value-type="float" office:value="9.93868" calcext:value-type="float">
            <text:p>9.93868</text:p>
          </table:table-cell>
          <table:table-cell office:value-type="float" office:value="36.1824" calcext:value-type="float">
            <text:p>36.1824</text:p>
          </table:table-cell>
          <table:table-cell office:value-type="float" office:value="24.0351" calcext:value-type="float">
            <text:p>24.0351</text:p>
          </table:table-cell>
          <table:table-cell office:value-type="float" office:value="54.5751" calcext:value-type="float">
            <text:p>54.5751</text:p>
          </table:table-cell>
          <table:table-cell office:value-type="float" office:value="32.2022" calcext:value-type="float">
            <text:p>32.2022</text:p>
          </table:table-cell>
        </table:table-row>
        <table:table-row table:style-name="ro1">
          <table:table-cell office:value-type="float" office:value="17.453" calcext:value-type="float">
            <text:p>17.453</text:p>
          </table:table-cell>
          <table:table-cell office:value-type="float" office:value="9.1205" calcext:value-type="float">
            <text:p>9.1205</text:p>
          </table:table-cell>
          <table:table-cell office:value-type="float" office:value="31.8716" calcext:value-type="float">
            <text:p>31.8716</text:p>
          </table:table-cell>
          <table:table-cell office:value-type="float" office:value="18.7625" calcext:value-type="float">
            <text:p>18.7625</text:p>
          </table:table-cell>
          <table:table-cell office:value-type="float" office:value="51.2953" calcext:value-type="float">
            <text:p>51.2953</text:p>
          </table:table-cell>
          <table:table-cell office:value-type="float" office:value="27.5292" calcext:value-type="float">
            <text:p>27.5292</text:p>
          </table:table-cell>
        </table:table-row>
        <table:table-row table:style-name="ro1">
          <table:table-cell office:value-type="float" office:value="21.8926" calcext:value-type="float">
            <text:p>21.8926</text:p>
          </table:table-cell>
          <table:table-cell office:value-type="float" office:value="12.5642" calcext:value-type="float">
            <text:p>12.5642</text:p>
          </table:table-cell>
          <table:table-cell office:value-type="float" office:value="42.5161" calcext:value-type="float">
            <text:p>42.5161</text:p>
          </table:table-cell>
          <table:table-cell office:value-type="float" office:value="24.5848" calcext:value-type="float">
            <text:p>24.5848</text:p>
          </table:table-cell>
          <table:table-cell office:value-type="float" office:value="65.0678" calcext:value-type="float">
            <text:p>65.0678</text:p>
          </table:table-cell>
          <table:table-cell office:value-type="float" office:value="36.5196" calcext:value-type="float">
            <text:p>36.5196</text:p>
          </table:table-cell>
        </table:table-row>
        <table:table-row table:style-name="ro1">
          <table:table-cell office:value-type="float" office:value="0.00114607" calcext:value-type="float">
            <text:p>0.00114607</text:p>
          </table:table-cell>
          <table:table-cell office:value-type="float" office:value="0.00114202" calcext:value-type="float">
            <text:p>0.00114202</text:p>
          </table:table-cell>
          <table:table-cell office:value-type="float" office:value="0.00117871" calcext:value-type="float">
            <text:p>0.00117871</text:p>
          </table:table-cell>
          <table:table-cell office:value-type="float" office:value="0.00121917" calcext:value-type="float">
            <text:p>0.00121917</text:p>
          </table:table-cell>
          <table:table-cell office:value-type="float" office:value="0.00117481" calcext:value-type="float">
            <text:p>0.00117481</text:p>
          </table:table-cell>
          <table:table-cell office:value-type="float" office:value="0.00103545" calcext:value-type="float">
            <text:p>0.00103545</text:p>
          </table:table-cell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8.6148" calcext:value-type="float">
            <text:p>8.6148</text:p>
          </table:table-cell>
          <table:table-cell office:value-type="float" office:value="32.5533" calcext:value-type="float">
            <text:p>32.5533</text:p>
          </table:table-cell>
          <table:table-cell office:value-type="float" office:value="18.6875" calcext:value-type="float">
            <text:p>18.6875</text:p>
          </table:table-cell>
          <table:table-cell office:value-type="float" office:value="47.3674" calcext:value-type="float">
            <text:p>47.3674</text:p>
          </table:table-cell>
          <table:table-cell office:value-type="float" office:value="27.3822" calcext:value-type="float">
            <text:p>27.3822</text:p>
          </table:table-cell>
        </table:table-row>
        <table:table-row table:style-name="ro1">
          <table:table-cell office:value-type="float" office:value="0.00105163" calcext:value-type="float">
            <text:p>0.00105163</text:p>
          </table:table-cell>
          <table:table-cell office:value-type="float" office:value="0.000997328" calcext:value-type="float">
            <text:p>0.000997328</text:p>
          </table:table-cell>
          <table:table-cell office:value-type="float" office:value="0.00103642" calcext:value-type="float">
            <text:p>0.00103642</text:p>
          </table:table-cell>
          <table:table-cell office:value-type="float" office:value="0.00102652" calcext:value-type="float">
            <text:p>0.00102652</text:p>
          </table:table-cell>
          <table:table-cell office:value-type="float" office:value="0.00111308" calcext:value-type="float">
            <text:p>0.00111308</text:p>
          </table:table-cell>
          <table:table-cell office:value-type="float" office:value="0.00111715" calcext:value-type="float">
            <text:p>0.00111715</text:p>
          </table:table-cell>
        </table:table-row>
        <table:table-row table:style-name="ro1">
          <table:table-cell office:value-type="float" office:value="11.7536" calcext:value-type="float">
            <text:p>11.7536</text:p>
          </table:table-cell>
          <table:table-cell office:value-type="float" office:value="6.71064" calcext:value-type="float">
            <text:p>6.71064</text:p>
          </table:table-cell>
          <table:table-cell office:value-type="float" office:value="23.0327" calcext:value-type="float">
            <text:p>23.0327</text:p>
          </table:table-cell>
          <table:table-cell office:value-type="float" office:value="13.1125" calcext:value-type="float">
            <text:p>13.1125</text:p>
          </table:table-cell>
          <table:table-cell office:value-type="float" office:value="34.7134" calcext:value-type="float">
            <text:p>34.7134</text:p>
          </table:table-cell>
          <table:table-cell office:value-type="float" office:value="19.4831" calcext:value-type="float">
            <text:p>19.4831</text:p>
          </table:table-cell>
        </table:table-row>
        <table:table-row table:style-name="ro1">
          <table:table-cell office:value-type="float" office:value="9.45246" calcext:value-type="float">
            <text:p>9.45246</text:p>
          </table:table-cell>
          <table:table-cell office:value-type="float" office:value="4.94882" calcext:value-type="float">
            <text:p>4.94882</text:p>
          </table:table-cell>
          <table:table-cell office:value-type="float" office:value="18.0931" calcext:value-type="float">
            <text:p>18.0931</text:p>
          </table:table-cell>
          <table:table-cell office:value-type="float" office:value="11.2577" calcext:value-type="float">
            <text:p>11.2577</text:p>
          </table:table-cell>
          <table:table-cell office:value-type="float" office:value="26.8605" calcext:value-type="float">
            <text:p>26.8605</text:p>
          </table:table-cell>
          <table:table-cell office:value-type="float" office:value="15.906" calcext:value-type="float">
            <text:p>15.906</text:p>
          </table:table-cell>
        </table:table-row>
        <table:table-row table:style-name="ro1">
          <table:table-cell office:value-type="float" office:value="0.0286311" calcext:value-type="float">
            <text:p>0.0286311</text:p>
          </table:table-cell>
          <table:table-cell office:value-type="float" office:value="0.0300191" calcext:value-type="float">
            <text:p>0.0300191</text:p>
          </table:table-cell>
          <table:table-cell office:value-type="float" office:value="0.0173712" calcext:value-type="float">
            <text:p>0.0173712</text:p>
          </table:table-cell>
          <table:table-cell office:value-type="float" office:value="0.0387597" calcext:value-type="float">
            <text:p>0.0387597</text:p>
          </table:table-cell>
          <table:table-cell office:value-type="float" office:value="0.0370399" calcext:value-type="float">
            <text:p>0.0370399</text:p>
          </table:table-cell>
          <table:table-cell office:value-type="float" office:value="0.0343566" calcext:value-type="float">
            <text:p>0.0343566</text:p>
          </table:table-cell>
        </table:table-row>
        <table:table-row table:style-name="ro1">
          <table:table-cell office:value-type="float" office:value="0.0011212" calcext:value-type="float">
            <text:p>0.0011212</text:p>
          </table:table-cell>
          <table:table-cell office:value-type="float" office:value="0.000945981" calcext:value-type="float">
            <text:p>0.000945981</text:p>
          </table:table-cell>
          <table:table-cell office:value-type="float" office:value="0.00112144" calcext:value-type="float">
            <text:p>0.00112144</text:p>
          </table:table-cell>
          <table:table-cell office:value-type="float" office:value="0.00107125" calcext:value-type="float">
            <text:p>0.00107125</text:p>
          </table:table-cell>
          <table:table-cell office:value-type="float" office:value="0.000874126" calcext:value-type="float">
            <text:p>0.000874126</text:p>
          </table:table-cell>
          <table:table-cell office:value-type="float" office:value="0.00082894" calcext:value-type="float">
            <text:p>0.00082894</text:p>
          </table:table-cell>
        </table:table-row>
        <table:table-row table:style-name="ro1">
          <table:table-cell office:value-type="float" office:value="12.5872" calcext:value-type="float">
            <text:p>12.5872</text:p>
          </table:table-cell>
          <table:table-cell office:value-type="float" office:value="5.99701" calcext:value-type="float">
            <text:p>5.99701</text:p>
          </table:table-cell>
          <table:table-cell office:value-type="float" office:value="23.2333" calcext:value-type="float">
            <text:p>23.2333</text:p>
          </table:table-cell>
          <table:table-cell office:value-type="float" office:value="13.5231" calcext:value-type="float">
            <text:p>13.5231</text:p>
          </table:table-cell>
          <table:table-cell office:value-type="float" office:value="35.7791" calcext:value-type="float">
            <text:p>35.7791</text:p>
          </table:table-cell>
          <table:table-cell office:value-type="float" office:value="20.7776" calcext:value-type="float">
            <text:p>20.7776</text:p>
          </table:table-cell>
        </table:table-row>
        <table:table-row table:style-name="ro1">
          <table:table-cell office:value-type="float" office:value="0.0163568" calcext:value-type="float">
            <text:p>0.0163568</text:p>
          </table:table-cell>
          <table:table-cell office:value-type="float" office:value="0.0109877" calcext:value-type="float">
            <text:p>0.0109877</text:p>
          </table:table-cell>
          <table:table-cell office:value-type="float" office:value="0.00957704" calcext:value-type="float">
            <text:p>0.00957704</text:p>
          </table:table-cell>
          <table:table-cell office:value-type="float" office:value="0.0207793" calcext:value-type="float">
            <text:p>0.0207793</text:p>
          </table:table-cell>
          <table:table-cell office:value-type="float" office:value="0.0141076" calcext:value-type="float">
            <text:p>0.0141076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float" office:value="0.00874674" calcext:value-type="float">
            <text:p>0.00874674</text:p>
          </table:table-cell>
          <table:table-cell office:value-type="float" office:value="0.00571925" calcext:value-type="float">
            <text:p>0.00571925</text:p>
          </table:table-cell>
          <table:table-cell office:value-type="float" office:value="0.0101062" calcext:value-type="float">
            <text:p>0.0101062</text:p>
          </table:table-cell>
          <table:table-cell office:value-type="float" office:value="0.0155356" calcext:value-type="float">
            <text:p>0.0155356</text:p>
          </table:table-cell>
          <table:table-cell office:value-type="float" office:value="0.00526702" calcext:value-type="float">
            <text:p>0.00526702</text:p>
          </table:table-cell>
          <table:table-cell office:value-type="float" office:value="0.0120593" calcext:value-type="float">
            <text:p>0.0120593</text:p>
          </table:table-cell>
        </table:table-row>
        <table:table-row table:style-name="ro1">
          <table:table-cell office:value-type="float" office:value="0.0142936" calcext:value-type="float">
            <text:p>0.0142936</text:p>
          </table:table-cell>
          <table:table-cell office:value-type="float" office:value="0.016211" calcext:value-type="float">
            <text:p>0.016211</text:p>
          </table:table-cell>
          <table:table-cell office:value-type="float" office:value="0.0144945" calcext:value-type="float">
            <text:p>0.0144945</text:p>
          </table:table-cell>
          <table:table-cell office:value-type="float" office:value="0.0169341" calcext:value-type="float">
            <text:p>0.0169341</text:p>
          </table:table-cell>
          <table:table-cell office:value-type="float" office:value="0.0176339" calcext:value-type="float">
            <text:p>0.0176339</text:p>
          </table:table-cell>
          <table:table-cell office:value-type="float" office:value="0.0184182" calcext:value-type="float">
            <text:p>0.0184182</text:p>
          </table:table-cell>
        </table:table-row>
        <table:table-row table:style-name="ro1">
          <table:table-cell office:value-type="float" office:value="21.0474" calcext:value-type="float">
            <text:p>21.0474</text:p>
          </table:table-cell>
          <table:table-cell office:value-type="float" office:value="11.7751" calcext:value-type="float">
            <text:p>11.7751</text:p>
          </table:table-cell>
          <table:table-cell office:value-type="float" office:value="40.6299" calcext:value-type="float">
            <text:p>40.6299</text:p>
          </table:table-cell>
          <table:table-cell office:value-type="float" office:value="24.2319" calcext:value-type="float">
            <text:p>24.2319</text:p>
          </table:table-cell>
          <table:table-cell office:value-type="float" office:value="63.9782" calcext:value-type="float">
            <text:p>63.9782</text:p>
          </table:table-cell>
          <table:table-cell office:value-type="float" office:value="34.6313" calcext:value-type="float">
            <text:p>34.6313</text:p>
          </table:table-cell>
        </table:table-row>
        <table:table-row table:style-name="ro1">
          <table:table-cell office:value-type="float" office:value="0.884355" calcext:value-type="float">
            <text:p>0.884355</text:p>
          </table:table-cell>
          <table:table-cell office:value-type="float" office:value="0.990694" calcext:value-type="float">
            <text:p>0.990694</text:p>
          </table:table-cell>
          <table:table-cell office:value-type="float" office:value="0.965732" calcext:value-type="float">
            <text:p>0.965732</text:p>
          </table:table-cell>
          <table:table-cell office:value-type="float" office:value="1.73279" calcext:value-type="float">
            <text:p>1.73279</text:p>
          </table:table-cell>
          <table:table-cell office:value-type="float" office:value="0.895707" calcext:value-type="float">
            <text:p>0.895707</text:p>
          </table:table-cell>
          <table:table-cell office:value-type="float" office:value="0.977718" calcext:value-type="float">
            <text:p>0.977718</text:p>
          </table:table-cell>
        </table:table-row>
        <table:table-row table:style-name="ro1">
          <table:table-cell office:value-type="float" office:value="0.282596" calcext:value-type="float">
            <text:p>0.282596</text:p>
          </table:table-cell>
          <table:table-cell office:value-type="float" office:value="0.328168" calcext:value-type="float">
            <text:p>0.328168</text:p>
          </table:table-cell>
          <table:table-cell office:value-type="float" office:value="0.26536" calcext:value-type="float">
            <text:p>0.26536</text:p>
          </table:table-cell>
          <table:table-cell office:value-type="float" office:value="0.267427" calcext:value-type="float">
            <text:p>0.267427</text:p>
          </table:table-cell>
          <table:table-cell office:value-type="float" office:value="0.269854" calcext:value-type="float">
            <text:p>0.269854</text:p>
          </table:table-cell>
          <table:table-cell office:value-type="float" office:value="0.29586" calcext:value-type="float">
            <text:p>0.29586</text:p>
          </table:table-cell>
        </table:table-row>
        <table:table-row table:style-name="ro1">
          <table:table-cell office:value-type="float" office:value="0.0142086" calcext:value-type="float">
            <text:p>0.0142086</text:p>
          </table:table-cell>
          <table:table-cell office:value-type="float" office:value="0.0154801" calcext:value-type="float">
            <text:p>0.0154801</text:p>
          </table:table-cell>
          <table:table-cell office:value-type="float" office:value="0.0183848" calcext:value-type="float">
            <text:p>0.0183848</text:p>
          </table:table-cell>
          <table:table-cell office:value-type="float" office:value="0.0186227" calcext:value-type="float">
            <text:p>0.0186227</text:p>
          </table:table-cell>
          <table:table-cell office:value-type="float" office:value="0.0236709" calcext:value-type="float">
            <text:p>0.0236709</text:p>
          </table:table-cell>
          <table:table-cell office:value-type="float" office:value="0.0214133" calcext:value-type="float">
            <text:p>0.0214133</text:p>
          </table:table-cell>
        </table:table-row>
        <table:table-row table:style-name="ro1">
          <table:table-cell office:value-type="float" office:value="0.0193948" calcext:value-type="float">
            <text:p>0.0193948</text:p>
          </table:table-cell>
          <table:table-cell office:value-type="float" office:value="0.0233504" calcext:value-type="float">
            <text:p>0.0233504</text:p>
          </table:table-cell>
          <table:table-cell office:value-type="float" office:value="0.0180292" calcext:value-type="float">
            <text:p>0.0180292</text:p>
          </table:table-cell>
          <table:table-cell office:value-type="float" office:value="0.0284181" calcext:value-type="float">
            <text:p>0.0284181</text:p>
          </table:table-cell>
          <table:table-cell office:value-type="float" office:value="0.0177411" calcext:value-type="float">
            <text:p>0.0177411</text:p>
          </table:table-cell>
          <table:table-cell office:value-type="float" office:value="0.0207546" calcext:value-type="float">
            <text:p>0.0207546</text:p>
          </table:table-cell>
        </table:table-row>
        <table:table-row table:style-name="ro1">
          <table:table-cell office:value-type="float" office:value="0.0145085" calcext:value-type="float">
            <text:p>0.0145085</text:p>
          </table:table-cell>
          <table:table-cell office:value-type="float" office:value="0.0160351" calcext:value-type="float">
            <text:p>0.0160351</text:p>
          </table:table-cell>
          <table:table-cell office:value-type="float" office:value="0.012369" calcext:value-type="float">
            <text:p>0.012369</text:p>
          </table:table-cell>
          <table:table-cell office:value-type="float" office:value="0.0160202" calcext:value-type="float">
            <text:p>0.0160202</text:p>
          </table:table-cell>
          <table:table-cell office:value-type="float" office:value="0.010818" calcext:value-type="float">
            <text:p>0.010818</text:p>
          </table:table-cell>
          <table:table-cell office:value-type="float" office:value="0.0129432" calcext:value-type="float">
            <text:p>0.0129432</text:p>
          </table:table-cell>
        </table:table-row>
        <table:table-row table:style-name="ro1">
          <table:table-cell office:value-type="float" office:value="0.00999148" calcext:value-type="float">
            <text:p>0.00999148</text:p>
          </table:table-cell>
          <table:table-cell office:value-type="float" office:value="0.0110114" calcext:value-type="float">
            <text:p>0.0110114</text:p>
          </table:table-cell>
          <table:table-cell office:value-type="float" office:value="0.016325" calcext:value-type="float">
            <text:p>0.016325</text:p>
          </table:table-cell>
          <table:table-cell office:value-type="float" office:value="0.0162818" calcext:value-type="float">
            <text:p>0.0162818</text:p>
          </table:table-cell>
          <table:table-cell office:value-type="float" office:value="0.00709714" calcext:value-type="float">
            <text:p>0.00709714</text:p>
          </table:table-cell>
          <table:table-cell office:value-type="float" office:value="0.0212459" calcext:value-type="float">
            <text:p>0.0212459</text:p>
          </table:table-cell>
        </table:table-row>
        <table:table-row table:style-name="ro1">
          <table:table-cell office:value-type="float" office:value="0.0184049" calcext:value-type="float">
            <text:p>0.0184049</text:p>
          </table:table-cell>
          <table:table-cell office:value-type="float" office:value="0.0118368" calcext:value-type="float">
            <text:p>0.0118368</text:p>
          </table:table-cell>
          <table:table-cell office:value-type="float" office:value="0.0159153" calcext:value-type="float">
            <text:p>0.0159153</text:p>
          </table:table-cell>
          <table:table-cell office:value-type="float" office:value="0.0184612" calcext:value-type="float">
            <text:p>0.0184612</text:p>
          </table:table-cell>
          <table:table-cell office:value-type="float" office:value="0.0164521" calcext:value-type="float">
            <text:p>0.0164521</text:p>
          </table:table-cell>
          <table:table-cell office:value-type="float" office:value="0.0221981" calcext:value-type="float">
            <text:p>0.0221981</text:p>
          </table:table-cell>
        </table:table-row>
        <table:table-row table:style-name="ro1">
          <table:table-cell office:value-type="float" office:value="0.0310451" calcext:value-type="float">
            <text:p>0.0310451</text:p>
          </table:table-cell>
          <table:table-cell office:value-type="float" office:value="0.0194534" calcext:value-type="float">
            <text:p>0.0194534</text:p>
          </table:table-cell>
          <table:table-cell office:value-type="float" office:value="0.0180907" calcext:value-type="float">
            <text:p>0.0180907</text:p>
          </table:table-cell>
          <table:table-cell office:value-type="float" office:value="0.0256079" calcext:value-type="float">
            <text:p>0.0256079</text:p>
          </table:table-cell>
          <table:table-cell office:value-type="float" office:value="0.0288693" calcext:value-type="float">
            <text:p>0.0288693</text:p>
          </table:table-cell>
          <table:table-cell office:value-type="float" office:value="0.0225676" calcext:value-type="float">
            <text:p>0.0225676</text:p>
          </table:table-cell>
        </table:table-row>
        <table:table-row table:style-name="ro1">
          <table:table-cell office:value-type="float" office:value="0.139023" calcext:value-type="float">
            <text:p>0.139023</text:p>
          </table:table-cell>
          <table:table-cell office:value-type="float" office:value="0.172537" calcext:value-type="float">
            <text:p>0.172537</text:p>
          </table:table-cell>
          <table:table-cell office:value-type="float" office:value="0.145363" calcext:value-type="float">
            <text:p>0.145363</text:p>
          </table:table-cell>
          <table:table-cell office:value-type="float" office:value="0.113528" calcext:value-type="float">
            <text:p>0.113528</text:p>
          </table:table-cell>
          <table:table-cell office:value-type="float" office:value="0.150382" calcext:value-type="float">
            <text:p>0.150382</text:p>
          </table:table-cell>
          <table:table-cell office:value-type="float" office:value="0.111208" calcext:value-type="float">
            <text:p>0.111208</text:p>
          </table:table-cell>
        </table:table-row>
        <table:table-row table:style-name="ro1">
          <table:table-cell office:value-type="float" office:value="19.0959" calcext:value-type="float">
            <text:p>19.0959</text:p>
          </table:table-cell>
          <table:table-cell office:value-type="float" office:value="8.80531" calcext:value-type="float">
            <text:p>8.80531</text:p>
          </table:table-cell>
          <table:table-cell office:value-type="float" office:value="35.3242" calcext:value-type="float">
            <text:p>35.3242</text:p>
          </table:table-cell>
          <table:table-cell office:value-type="float" office:value="19.1574" calcext:value-type="float">
            <text:p>19.1574</text:p>
          </table:table-cell>
          <table:table-cell office:value-type="float" office:value="51.3411" calcext:value-type="float">
            <text:p>51.3411</text:p>
          </table:table-cell>
          <table:table-cell office:value-type="float" office:value="29.5557" calcext:value-type="float">
            <text:p>29.5557</text:p>
          </table:table-cell>
        </table:table-row>
        <table:table-row table:style-name="ro1">
          <table:table-cell office:value-type="float" office:value="0.0141394" calcext:value-type="float">
            <text:p>0.0141394</text:p>
          </table:table-cell>
          <table:table-cell office:value-type="float" office:value="0.0160625" calcext:value-type="float">
            <text:p>0.0160625</text:p>
          </table:table-cell>
          <table:table-cell office:value-type="float" office:value="0.0132563" calcext:value-type="float">
            <text:p>0.0132563</text:p>
          </table:table-cell>
          <table:table-cell office:value-type="float" office:value="0.0203395" calcext:value-type="float">
            <text:p>0.0203395</text:p>
          </table:table-cell>
          <table:table-cell office:value-type="float" office:value="0.00394978" calcext:value-type="float">
            <text:p>0.00394978</text:p>
          </table:table-cell>
          <table:table-cell office:value-type="float" office:value="0.0133919" calcext:value-type="float">
            <text:p>0.0133919</text:p>
          </table:table-cell>
        </table:table-row>
        <table:table-row table:style-name="ro1">
          <table:table-cell office:value-type="float" office:value="0.0154811" calcext:value-type="float">
            <text:p>0.0154811</text:p>
          </table:table-cell>
          <table:table-cell office:value-type="float" office:value="0.0152715" calcext:value-type="float">
            <text:p>0.0152715</text:p>
          </table:table-cell>
          <table:table-cell office:value-type="float" office:value="0.0143698" calcext:value-type="float">
            <text:p>0.0143698</text:p>
          </table:table-cell>
          <table:table-cell office:value-type="float" office:value="0.01582" calcext:value-type="float">
            <text:p>0.01582</text:p>
          </table:table-cell>
          <table:table-cell office:value-type="float" office:value="0.0195678" calcext:value-type="float">
            <text:p>0.0195678</text:p>
          </table:table-cell>
          <table:table-cell office:value-type="float" office:value="0.023151" calcext:value-type="float">
            <text:p>0.023151</text:p>
          </table:table-cell>
        </table:table-row>
        <table:table-row table:style-name="ro1">
          <table:table-cell office:value-type="float" office:value="19.0061" calcext:value-type="float">
            <text:p>19.0061</text:p>
          </table:table-cell>
          <table:table-cell office:value-type="float" office:value="9.81249" calcext:value-type="float">
            <text:p>9.81249</text:p>
          </table:table-cell>
          <table:table-cell office:value-type="float" office:value="38.4157" calcext:value-type="float">
            <text:p>38.4157</text:p>
          </table:table-cell>
          <table:table-cell office:value-type="float" office:value="22.1447" calcext:value-type="float">
            <text:p>22.1447</text:p>
          </table:table-cell>
          <table:table-cell office:value-type="float" office:value="56.604" calcext:value-type="float">
            <text:p>56.604</text:p>
          </table:table-cell>
          <table:table-cell office:value-type="float" office:value="32.0716" calcext:value-type="float">
            <text:p>32.0716</text:p>
          </table:table-cell>
        </table:table-row>
        <table:table-row table:style-name="ro1">
          <table:table-cell office:value-type="float" office:value="0.022192" calcext:value-type="float">
            <text:p>0.022192</text:p>
          </table:table-cell>
          <table:table-cell office:value-type="float" office:value="0.0165228" calcext:value-type="float">
            <text:p>0.0165228</text:p>
          </table:table-cell>
          <table:table-cell office:value-type="float" office:value="0.0131345" calcext:value-type="float">
            <text:p>0.0131345</text:p>
          </table:table-cell>
          <table:table-cell office:value-type="float" office:value="0.0199365" calcext:value-type="float">
            <text:p>0.0199365</text:p>
          </table:table-cell>
          <table:table-cell office:value-type="float" office:value="0.0197176" calcext:value-type="float">
            <text:p>0.0197176</text:p>
          </table:table-cell>
          <table:table-cell office:value-type="float" office:value="0.0155813" calcext:value-type="float">
            <text:p>0.0155813</text:p>
          </table:table-cell>
        </table:table-row>
        <table:table-row table:style-name="ro1">
          <table:table-cell office:value-type="float" office:value="0.0162801" calcext:value-type="float">
            <text:p>0.0162801</text:p>
          </table:table-cell>
          <table:table-cell office:value-type="float" office:value="0.0225665" calcext:value-type="float">
            <text:p>0.0225665</text:p>
          </table:table-cell>
          <table:table-cell office:value-type="float" office:value="0.017516" calcext:value-type="float">
            <text:p>0.017516</text:p>
          </table:table-cell>
          <table:table-cell office:value-type="float" office:value="0.0208873" calcext:value-type="float">
            <text:p>0.0208873</text:p>
          </table:table-cell>
          <table:table-cell office:value-type="float" office:value="0.0138607" calcext:value-type="float">
            <text:p>0.0138607</text:p>
          </table:table-cell>
          <table:table-cell office:value-type="float" office:value="0.0189159" calcext:value-type="float">
            <text:p>0.0189159</text:p>
          </table:table-cell>
        </table:table-row>
        <table:table-row table:style-name="ro1">
          <table:table-cell office:value-type="float" office:value="0.00229458" calcext:value-type="float">
            <text:p>0.00229458</text:p>
          </table:table-cell>
          <table:table-cell office:value-type="float" office:value="0.00668993" calcext:value-type="float">
            <text:p>0.00668993</text:p>
          </table:table-cell>
          <table:table-cell office:value-type="float" office:value="0.00377457" calcext:value-type="float">
            <text:p>0.00377457</text:p>
          </table:table-cell>
          <table:table-cell office:value-type="float" office:value="0.00600178" calcext:value-type="float">
            <text:p>0.00600178</text:p>
          </table:table-cell>
          <table:table-cell office:value-type="float" office:value="0.00929005" calcext:value-type="float">
            <text:p>0.00929005</text:p>
          </table:table-cell>
          <table:table-cell office:value-type="float" office:value="0.00122559" calcext:value-type="float">
            <text:p>0.00122559</text:p>
          </table:table-cell>
        </table:table-row>
        <table:table-row table:style-name="ro1">
          <table:table-cell office:value-type="float" office:value="0.00489556" calcext:value-type="float">
            <text:p>0.00489556</text:p>
          </table:table-cell>
          <table:table-cell office:value-type="float" office:value="0.00134094" calcext:value-type="float">
            <text:p>0.00134094</text:p>
          </table:table-cell>
          <table:table-cell office:value-type="float" office:value="0.0041147" calcext:value-type="float">
            <text:p>0.0041147</text:p>
          </table:table-cell>
          <table:table-cell office:value-type="float" office:value="0.00134198" calcext:value-type="float">
            <text:p>0.00134198</text:p>
          </table:table-cell>
          <table:table-cell office:value-type="float" office:value="0.00401397" calcext:value-type="float">
            <text:p>0.00401397</text:p>
          </table:table-cell>
          <table:table-cell office:value-type="float" office:value="0.0042831" calcext:value-type="float">
            <text:p>0.0042831</text:p>
          </table:table-cell>
        </table:table-row>
        <table:table-row table:style-name="ro1">
          <table:table-cell office:value-type="float" office:value="0.0164186" calcext:value-type="float">
            <text:p>0.0164186</text:p>
          </table:table-cell>
          <table:table-cell office:value-type="float" office:value="0.0155925" calcext:value-type="float">
            <text:p>0.0155925</text:p>
          </table:table-cell>
          <table:table-cell office:value-type="float" office:value="0.00923204" calcext:value-type="float">
            <text:p>0.00923204</text:p>
          </table:table-cell>
          <table:table-cell office:value-type="float" office:value="0.0169971" calcext:value-type="float">
            <text:p>0.0169971</text:p>
          </table:table-cell>
          <table:table-cell office:value-type="float" office:value="0.0137005" calcext:value-type="float">
            <text:p>0.0137005</text:p>
          </table:table-cell>
          <table:table-cell office:value-type="float" office:value="0.0173002" calcext:value-type="float">
            <text:p>0.0173002</text:p>
          </table:table-cell>
        </table:table-row>
        <table:table-row table:style-name="ro1">
          <table:table-cell office:value-type="float" office:value="0.0131302" calcext:value-type="float">
            <text:p>0.0131302</text:p>
          </table:table-cell>
          <table:table-cell office:value-type="float" office:value="0.0166675" calcext:value-type="float">
            <text:p>0.0166675</text:p>
          </table:table-cell>
          <table:table-cell office:value-type="float" office:value="0.0142694" calcext:value-type="float">
            <text:p>0.0142694</text:p>
          </table:table-cell>
          <table:table-cell office:value-type="float" office:value="0.0264723" calcext:value-type="float">
            <text:p>0.0264723</text:p>
          </table:table-cell>
          <table:table-cell office:value-type="float" office:value="0.0182574" calcext:value-type="float">
            <text:p>0.0182574</text:p>
          </table:table-cell>
          <table:table-cell office:value-type="float" office:value="0.0168625" calcext:value-type="float">
            <text:p>0.0168625</text:p>
          </table:table-cell>
        </table:table-row>
        <table:table-row table:style-name="ro1">
          <table:table-cell office:value-type="float" office:value="16.6161" calcext:value-type="float">
            <text:p>16.6161</text:p>
          </table:table-cell>
          <table:table-cell office:value-type="float" office:value="8.6974" calcext:value-type="float">
            <text:p>8.6974</text:p>
          </table:table-cell>
          <table:table-cell office:value-type="float" office:value="30.7945" calcext:value-type="float">
            <text:p>30.7945</text:p>
          </table:table-cell>
          <table:table-cell office:value-type="float" office:value="16.7803" calcext:value-type="float">
            <text:p>16.7803</text:p>
          </table:table-cell>
          <table:table-cell office:value-type="float" office:value="47.6038" calcext:value-type="float">
            <text:p>47.6038</text:p>
          </table:table-cell>
          <table:table-cell office:value-type="float" office:value="25.4594" calcext:value-type="float">
            <text:p>25.4594</text:p>
          </table:table-cell>
        </table:table-row>
        <table:table-row table:style-name="ro1">
          <table:table-cell office:value-type="float" office:value="0.0181818" calcext:value-type="float">
            <text:p>0.0181818</text:p>
          </table:table-cell>
          <table:table-cell office:value-type="float" office:value="0.0176452" calcext:value-type="float">
            <text:p>0.0176452</text:p>
          </table:table-cell>
          <table:table-cell office:value-type="float" office:value="0.0226123" calcext:value-type="float">
            <text:p>0.0226123</text:p>
          </table:table-cell>
          <table:table-cell office:value-type="float" office:value="0.0226379" calcext:value-type="float">
            <text:p>0.0226379</text:p>
          </table:table-cell>
          <table:table-cell office:value-type="float" office:value="0.0159324" calcext:value-type="float">
            <text:p>0.0159324</text:p>
          </table:table-cell>
          <table:table-cell office:value-type="float" office:value="0.02204" calcext:value-type="float">
            <text:p>0.02204</text:p>
          </table:table-cell>
        </table:table-row>
        <table:table-row table:style-name="ro1">
          <table:table-cell office:value-type="float" office:value="0.0093238" calcext:value-type="float">
            <text:p>0.0093238</text:p>
          </table:table-cell>
          <table:table-cell office:value-type="float" office:value="0.00485348" calcext:value-type="float">
            <text:p>0.00485348</text:p>
          </table:table-cell>
          <table:table-cell office:value-type="float" office:value="0.00289013" calcext:value-type="float">
            <text:p>0.00289013</text:p>
          </table:table-cell>
          <table:table-cell office:value-type="float" office:value="0.00878401" calcext:value-type="float">
            <text:p>0.00878401</text:p>
          </table:table-cell>
          <table:table-cell office:value-type="float" office:value="0.0137228" calcext:value-type="float">
            <text:p>0.0137228</text:p>
          </table:table-cell>
          <table:table-cell office:value-type="float" office:value="0.00887537" calcext:value-type="float">
            <text:p>0.00887537</text:p>
          </table:table-cell>
        </table:table-row>
        <table:table-row table:style-name="ro1">
          <table:table-cell office:value-type="float" office:value="0.0116885" calcext:value-type="float">
            <text:p>0.0116885</text:p>
          </table:table-cell>
          <table:table-cell office:value-type="float" office:value="0.00361081" calcext:value-type="float">
            <text:p>0.00361081</text:p>
          </table:table-cell>
          <table:table-cell office:value-type="float" office:value="0.0114368" calcext:value-type="float">
            <text:p>0.0114368</text:p>
          </table:table-cell>
          <table:table-cell office:value-type="float" office:value="0.00440498" calcext:value-type="float">
            <text:p>0.00440498</text:p>
          </table:table-cell>
          <table:table-cell office:value-type="float" office:value="0.00434167" calcext:value-type="float">
            <text:p>0.00434167</text:p>
          </table:table-cell>
          <table:table-cell office:value-type="float" office:value="0.00517999" calcext:value-type="float">
            <text:p>0.00517999</text:p>
          </table:table-cell>
        </table:table-row>
        <table:table-row table:style-name="ro1">
          <table:table-cell office:value-type="float" office:value="16.791" calcext:value-type="float">
            <text:p>16.791</text:p>
          </table:table-cell>
          <table:table-cell office:value-type="float" office:value="8.92512" calcext:value-type="float">
            <text:p>8.92512</text:p>
          </table:table-cell>
          <table:table-cell office:value-type="float" office:value="32.0782" calcext:value-type="float">
            <text:p>32.0782</text:p>
          </table:table-cell>
          <table:table-cell office:value-type="float" office:value="17.8374" calcext:value-type="float">
            <text:p>17.8374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27.1147" calcext:value-type="float">
            <text:p>27.1147</text:p>
          </table:table-cell>
        </table:table-row>
        <table:table-row table:style-name="ro1">
          <table:table-cell office:value-type="float" office:value="0.00103643" calcext:value-type="float">
            <text:p>0.00103643</text:p>
          </table:table-cell>
          <table:table-cell office:value-type="float" office:value="0.00116498" calcext:value-type="float">
            <text:p>0.00116498</text:p>
          </table:table-cell>
          <table:table-cell office:value-type="float" office:value="0.00111597" calcext:value-type="float">
            <text:p>0.00111597</text:p>
          </table:table-cell>
          <table:table-cell office:value-type="float" office:value="0.00097695" calcext:value-type="float">
            <text:p>0.00097695</text:p>
          </table:table-cell>
          <table:table-cell office:value-type="float" office:value="0.0010349" calcext:value-type="float">
            <text:p>0.0010349</text:p>
          </table:table-cell>
          <table:table-cell office:value-type="float" office:value="0.00113136" calcext:value-type="float">
            <text:p>0.00113136</text:p>
          </table:table-cell>
        </table:table-row>
        <table:table-row table:style-name="ro1">
          <table:table-cell office:value-type="float" office:value="0.0217343" calcext:value-type="float">
            <text:p>0.0217343</text:p>
          </table:table-cell>
          <table:table-cell office:value-type="float" office:value="0.0214284" calcext:value-type="float">
            <text:p>0.0214284</text:p>
          </table:table-cell>
          <table:table-cell office:value-type="float" office:value="0.0204673" calcext:value-type="float">
            <text:p>0.0204673</text:p>
          </table:table-cell>
          <table:table-cell office:value-type="float" office:value="0.0201511" calcext:value-type="float">
            <text:p>0.0201511</text:p>
          </table:table-cell>
          <table:table-cell office:value-type="float" office:value="0.0148694" calcext:value-type="float">
            <text:p>0.0148694</text:p>
          </table:table-cell>
          <table:table-cell office:value-type="float" office:value="0.0171445" calcext:value-type="float">
            <text:p>0.0171445</text:p>
          </table:table-cell>
        </table:table-row>
        <table:table-row table:style-name="ro1">
          <table:table-cell office:value-type="float" office:value="0.00499522" calcext:value-type="float">
            <text:p>0.00499522</text:p>
          </table:table-cell>
          <table:table-cell office:value-type="float" office:value="0.0053061" calcext:value-type="float">
            <text:p>0.0053061</text:p>
          </table:table-cell>
          <table:table-cell office:value-type="float" office:value="0.0127669" calcext:value-type="float">
            <text:p>0.0127669</text:p>
          </table:table-cell>
          <table:table-cell office:value-type="float" office:value="0.00885125" calcext:value-type="float">
            <text:p>0.00885125</text:p>
          </table:table-cell>
          <table:table-cell office:value-type="float" office:value="0.0103848" calcext:value-type="float">
            <text:p>0.0103848</text:p>
          </table:table-cell>
          <table:table-cell office:value-type="float" office:value="0.00347676" calcext:value-type="float">
            <text:p>0.00347676</text:p>
          </table:table-cell>
        </table:table-row>
        <table:table-row table:style-name="ro1">
          <table:table-cell office:value-type="float" office:value="0.0186639" calcext:value-type="float">
            <text:p>0.0186639</text:p>
          </table:table-cell>
          <table:table-cell office:value-type="float" office:value="0.0279233" calcext:value-type="float">
            <text:p>0.0279233</text:p>
          </table:table-cell>
          <table:table-cell office:value-type="float" office:value="0.0183398" calcext:value-type="float">
            <text:p>0.0183398</text:p>
          </table:table-cell>
          <table:table-cell office:value-type="float" office:value="0.0253684" calcext:value-type="float">
            <text:p>0.0253684</text:p>
          </table:table-cell>
          <table:table-cell office:value-type="float" office:value="0.0203876" calcext:value-type="float">
            <text:p>0.0203876</text:p>
          </table:table-cell>
          <table:table-cell office:value-type="float" office:value="0.0267951" calcext:value-type="float">
            <text:p>0.0267951</text:p>
          </table:table-cell>
        </table:table-row>
        <table:table-row table:style-name="ro1">
          <table:table-cell office:value-type="float" office:value="0.0264308" calcext:value-type="float">
            <text:p>0.0264308</text:p>
          </table:table-cell>
          <table:table-cell office:value-type="float" office:value="0.0357392" calcext:value-type="float">
            <text:p>0.0357392</text:p>
          </table:table-cell>
          <table:table-cell office:value-type="float" office:value="0.0198554" calcext:value-type="float">
            <text:p>0.0198554</text:p>
          </table:table-cell>
          <table:table-cell office:value-type="float" office:value="0.0218312" calcext:value-type="float">
            <text:p>0.0218312</text:p>
          </table:table-cell>
          <table:table-cell office:value-type="float" office:value="0.0253316" calcext:value-type="float">
            <text:p>0.0253316</text:p>
          </table:table-cell>
          <table:table-cell office:value-type="float" office:value="0.0251412" calcext:value-type="float">
            <text:p>0.0251412</text:p>
          </table:table-cell>
        </table:table-row>
        <table:table-row table:style-name="ro1">
          <table:table-cell office:value-type="float" office:value="0.00422883" calcext:value-type="float">
            <text:p>0.00422883</text:p>
          </table:table-cell>
          <table:table-cell office:value-type="float" office:value="0.00674408" calcext:value-type="float">
            <text:p>0.00674408</text:p>
          </table:table-cell>
          <table:table-cell office:value-type="float" office:value="0.0127401" calcext:value-type="float">
            <text:p>0.0127401</text:p>
          </table:table-cell>
          <table:table-cell office:value-type="float" office:value="0.00937949" calcext:value-type="float">
            <text:p>0.00937949</text:p>
          </table:table-cell>
          <table:table-cell office:value-type="float" office:value="0.00892724" calcext:value-type="float">
            <text:p>0.00892724</text:p>
          </table:table-cell>
          <table:table-cell office:value-type="float" office:value="0.0134767" calcext:value-type="float">
            <text:p>0.0134767</text:p>
          </table:table-cell>
        </table:table-row>
        <table:table-row table:style-name="ro1">
          <table:table-cell office:value-type="float" office:value="0.01909" calcext:value-type="float">
            <text:p>0.01909</text:p>
          </table:table-cell>
          <table:table-cell office:value-type="float" office:value="0.00892581" calcext:value-type="float">
            <text:p>0.00892581</text:p>
          </table:table-cell>
          <table:table-cell office:value-type="float" office:value="0.0109847" calcext:value-type="float">
            <text:p>0.0109847</text:p>
          </table:table-cell>
          <table:table-cell office:value-type="float" office:value="0.0138925" calcext:value-type="float">
            <text:p>0.0138925</text:p>
          </table:table-cell>
          <table:table-cell office:value-type="float" office:value="0.0154055" calcext:value-type="float">
            <text:p>0.0154055</text:p>
          </table:table-cell>
          <table:table-cell office:value-type="float" office:value="0.0146077" calcext:value-type="float">
            <text:p>0.0146077</text:p>
          </table:table-cell>
        </table:table-row>
        <table:table-row table:style-name="ro1">
          <table:table-cell office:value-type="float" office:value="27.7884" calcext:value-type="float">
            <text:p>27.7884</text:p>
          </table:table-cell>
          <table:table-cell office:value-type="float" office:value="14.1953" calcext:value-type="float">
            <text:p>14.1953</text:p>
          </table:table-cell>
          <table:table-cell office:value-type="float" office:value="50.7633" calcext:value-type="float">
            <text:p>50.7633</text:p>
          </table:table-cell>
          <table:table-cell office:value-type="float" office:value="28.1106" calcext:value-type="float">
            <text:p>28.1106</text:p>
          </table:table-cell>
          <table:table-cell office:value-type="float" office:value="73.1463" calcext:value-type="float">
            <text:p>73.1463</text:p>
          </table:table-cell>
          <table:table-cell office:value-type="float" office:value="42.4292" calcext:value-type="float">
            <text:p>42.4292</text:p>
          </table:table-cell>
        </table:table-row>
        <table:table-row table:style-name="ro1">
          <table:table-cell office:value-type="float" office:value="0.00127003" calcext:value-type="float">
            <text:p>0.00127003</text:p>
          </table:table-cell>
          <table:table-cell office:value-type="float" office:value="0.00121589" calcext:value-type="float">
            <text:p>0.00121589</text:p>
          </table:table-cell>
          <table:table-cell office:value-type="float" office:value="0.00126943" calcext:value-type="float">
            <text:p>0.00126943</text:p>
          </table:table-cell>
          <table:table-cell office:value-type="float" office:value="0.00131735" calcext:value-type="float">
            <text:p>0.00131735</text:p>
          </table:table-cell>
          <table:table-cell office:value-type="float" office:value="0.00125155" calcext:value-type="float">
            <text:p>0.00125155</text:p>
          </table:table-cell>
          <table:table-cell office:value-type="float" office:value="0.00135092" calcext:value-type="float">
            <text:p>0.00135092</text:p>
          </table:table-cell>
        </table:table-row>
        <table:table-row table:style-name="ro1">
          <table:table-cell office:value-type="float" office:value="22.8624" calcext:value-type="float">
            <text:p>22.8624</text:p>
          </table:table-cell>
          <table:table-cell office:value-type="float" office:value="12.5119" calcext:value-type="float">
            <text:p>12.5119</text:p>
          </table:table-cell>
          <table:table-cell office:value-type="float" office:value="45.2509" calcext:value-type="float">
            <text:p>45.2509</text:p>
          </table:table-cell>
          <table:table-cell office:value-type="float" office:value="25.3283" calcext:value-type="float">
            <text:p>25.3283</text:p>
          </table:table-cell>
          <table:table-cell office:value-type="float" office:value="67.439" calcext:value-type="float">
            <text:p>67.439</text:p>
          </table:table-cell>
          <table:table-cell office:value-type="float" office:value="39.9225" calcext:value-type="float">
            <text:p>39.9225</text:p>
          </table:table-cell>
        </table:table-row>
        <table:table-row table:style-name="ro1">
          <table:table-cell office:value-type="float" office:value="0.0152557" calcext:value-type="float">
            <text:p>0.0152557</text:p>
          </table:table-cell>
          <table:table-cell office:value-type="float" office:value="0.019831" calcext:value-type="float">
            <text:p>0.019831</text:p>
          </table:table-cell>
          <table:table-cell office:value-type="float" office:value="0.00999495" calcext:value-type="float">
            <text:p>0.00999495</text:p>
          </table:table-cell>
          <table:table-cell office:value-type="float" office:value="0.0212934" calcext:value-type="float">
            <text:p>0.0212934</text:p>
          </table:table-cell>
          <table:table-cell office:value-type="float" office:value="0.0194256" calcext:value-type="float">
            <text:p>0.0194256</text:p>
          </table:table-cell>
          <table:table-cell office:value-type="float" office:value="0.0247116" calcext:value-type="float">
            <text:p>0.0247116</text:p>
          </table:table-cell>
        </table:table-row>
        <table:table-row table:style-name="ro1">
          <table:table-cell office:value-type="float" office:value="0.00352125" calcext:value-type="float">
            <text:p>0.00352125</text:p>
          </table:table-cell>
          <table:table-cell office:value-type="float" office:value="0.00379153" calcext:value-type="float">
            <text:p>0.00379153</text:p>
          </table:table-cell>
          <table:table-cell office:value-type="float" office:value="0.010789" calcext:value-type="float">
            <text:p>0.010789</text:p>
          </table:table-cell>
          <table:table-cell office:value-type="float" office:value="0.0109636" calcext:value-type="float">
            <text:p>0.0109636</text:p>
          </table:table-cell>
          <table:table-cell office:value-type="float" office:value="0.00711906" calcext:value-type="float">
            <text:p>0.00711906</text:p>
          </table:table-cell>
          <table:table-cell office:value-type="float" office:value="0.00395786" calcext:value-type="float">
            <text:p>0.00395786</text:p>
          </table:table-cell>
        </table:table-row>
        <table:table-row table:style-name="ro1">
          <table:table-cell office:value-type="float" office:value="0.964958" calcext:value-type="float">
            <text:p>0.964958</text:p>
          </table:table-cell>
          <table:table-cell office:value-type="float" office:value="0.570587" calcext:value-type="float">
            <text:p>0.570587</text:p>
          </table:table-cell>
          <table:table-cell office:value-type="float" office:value="0.523713" calcext:value-type="float">
            <text:p>0.523713</text:p>
          </table:table-cell>
          <table:table-cell office:value-type="float" office:value="1.39037" calcext:value-type="float">
            <text:p>1.39037</text:p>
          </table:table-cell>
          <table:table-cell office:value-type="float" office:value="0.856063" calcext:value-type="float">
            <text:p>0.856063</text:p>
          </table:table-cell>
          <table:table-cell office:value-type="float" office:value="0.806355" calcext:value-type="float">
            <text:p>0.806355</text:p>
          </table:table-cell>
        </table:table-row>
        <table:table-row table:style-name="ro1">
          <table:table-cell office:value-type="float" office:value="3.47568" calcext:value-type="float">
            <text:p>3.47568</text:p>
          </table:table-cell>
          <table:table-cell office:value-type="float" office:value="4.20125" calcext:value-type="float">
            <text:p>4.20125</text:p>
          </table:table-cell>
          <table:table-cell office:value-type="float" office:value="2.84968" calcext:value-type="float">
            <text:p>2.84968</text:p>
          </table:table-cell>
          <table:table-cell office:value-type="float" office:value="6.45737" calcext:value-type="float">
            <text:p>6.45737</text:p>
          </table:table-cell>
          <table:table-cell office:value-type="float" office:value="3.67803" calcext:value-type="float">
            <text:p>3.67803</text:p>
          </table:table-cell>
          <table:table-cell office:value-type="float" office:value="3.3509" calcext:value-type="float">
            <text:p>3.3509</text:p>
          </table:table-cell>
        </table:table-row>
        <table:table-row table:style-name="ro1">
          <table:table-cell office:value-type="float" office:value="0.00461112" calcext:value-type="float">
            <text:p>0.00461112</text:p>
          </table:table-cell>
          <table:table-cell office:value-type="float" office:value="0.00266518" calcext:value-type="float">
            <text:p>0.00266518</text:p>
          </table:table-cell>
          <table:table-cell office:value-type="float" office:value="0.0043161" calcext:value-type="float">
            <text:p>0.0043161</text:p>
          </table:table-cell>
          <table:table-cell office:value-type="float" office:value="0.00118183" calcext:value-type="float">
            <text:p>0.00118183</text:p>
          </table:table-cell>
          <table:table-cell office:value-type="float" office:value="0.00143913" calcext:value-type="float">
            <text:p>0.00143913</text:p>
          </table:table-cell>
          <table:table-cell office:value-type="float" office:value="0.00513524" calcext:value-type="float">
            <text:p>0.00513524</text:p>
          </table:table-cell>
        </table:table-row>
        <table:table-row table:style-name="ro1">
          <table:table-cell office:value-type="float" office:value="0.000362243" calcext:value-type="float">
            <text:p>0.000362243</text:p>
          </table:table-cell>
          <table:table-cell office:value-type="float" office:value="0.000331461" calcext:value-type="float">
            <text:p>0.000331461</text:p>
          </table:table-cell>
          <table:table-cell office:value-type="float" office:value="0.000234963" calcext:value-type="float">
            <text:p>0.000234963</text:p>
          </table:table-cell>
          <table:table-cell office:value-type="float" office:value="0.000381673" calcext:value-type="float">
            <text:p>0.000381673</text:p>
          </table:table-cell>
          <table:table-cell office:value-type="float" office:value="0.000238358" calcext:value-type="float">
            <text:p>0.000238358</text:p>
          </table:table-cell>
          <table:table-cell office:value-type="float" office:value="0.000324814" calcext:value-type="float">
            <text:p>0.000324814</text:p>
          </table:table-cell>
        </table:table-row>
        <table:table-row table:style-name="ro1">
          <table:table-cell office:value-type="float" office:value="0.0003901" calcext:value-type="float">
            <text:p>0.0003901</text:p>
          </table:table-cell>
          <table:table-cell office:value-type="float" office:value="0.00032321" calcext:value-type="float">
            <text:p>0.00032321</text:p>
          </table:table-cell>
          <table:table-cell office:value-type="float" office:value="0.000358472" calcext:value-type="float">
            <text:p>0.000358472</text:p>
          </table:table-cell>
          <table:table-cell office:value-type="float" office:value="0.000366549" calcext:value-type="float">
            <text:p>0.000366549</text:p>
          </table:table-cell>
          <table:table-cell office:value-type="float" office:value="0.000389903" calcext:value-type="float">
            <text:p>0.000389903</text:p>
          </table:table-cell>
          <table:table-cell office:value-type="float" office:value="0.000325083" calcext:value-type="float">
            <text:p>0.000325083</text:p>
          </table:table-cell>
        </table:table-row>
        <table:table-row table:style-name="ro1">
          <table:table-cell table:style-name="ce4" office:value-type="float" office:value="0.0000623888" calcext:value-type="float">
            <text:p>6.24E-05</text:p>
          </table:table-cell>
          <table:table-cell table:style-name="ce4" office:value-type="float" office:value="0.0000942465" calcext:value-type="float">
            <text:p>9.42E-05</text:p>
          </table:table-cell>
          <table:table-cell table:style-name="ce4" office:value-type="float" office:value="0.0000667315" calcext:value-type="float">
            <text:p>6.67E-05</text:p>
          </table:table-cell>
          <table:table-cell table:style-name="ce4" office:value-type="float" office:value="0.0000674608" calcext:value-type="float">
            <text:p>6.75E-05</text:p>
          </table:table-cell>
          <table:table-cell table:style-name="ce4" office:value-type="float" office:value="0.0000884011" calcext:value-type="float">
            <text:p>8.84E-05</text:p>
          </table:table-cell>
          <table:table-cell table:style-name="ce4" office:value-type="float" office:value="0.0000975577" calcext:value-type="float">
            <text:p>9.76E-05</text:p>
          </table:table-cell>
        </table:table-row>
        <table:table-row table:style-name="ro1">
          <table:table-cell office:value-type="float" office:value="71.6862" calcext:value-type="float">
            <text:p>71.6862</text:p>
          </table:table-cell>
          <table:table-cell office:value-type="float" office:value="33.2852" calcext:value-type="float">
            <text:p>33.2852</text:p>
          </table:table-cell>
          <table:table-cell office:value-type="float" office:value="135.065" calcext:value-type="float">
            <text:p>135.065</text:p>
          </table:table-cell>
          <table:table-cell office:value-type="float" office:value="74.5082" calcext:value-type="float">
            <text:p>74.5082</text:p>
          </table:table-cell>
          <table:table-cell office:value-type="float" office:value="197.465" calcext:value-type="float">
            <text:p>197.465</text:p>
          </table:table-cell>
          <table:table-cell office:value-type="float" office:value="111.746" calcext:value-type="float">
            <text:p>111.746</text:p>
          </table:table-cell>
        </table:table-row>
        <table:table-row table:style-name="ro1">
          <table:table-cell office:value-type="float" office:value="7.33165" calcext:value-type="float">
            <text:p>7.33165</text:p>
          </table:table-cell>
          <table:table-cell office:value-type="float" office:value="9.86558" calcext:value-type="float">
            <text:p>9.86558</text:p>
          </table:table-cell>
          <table:table-cell office:value-type="float" office:value="7.6749" calcext:value-type="float">
            <text:p>7.6749</text:p>
          </table:table-cell>
          <table:table-cell office:value-type="float" office:value="78.9032" calcext:value-type="float">
            <text:p>78.9032</text:p>
          </table:table-cell>
          <table:table-cell office:value-type="float" office:value="8.00539" calcext:value-type="float">
            <text:p>8.00539</text:p>
          </table:table-cell>
          <table:table-cell office:value-type="float" office:value="12.0368" calcext:value-type="float">
            <text:p>12.0368</text:p>
          </table:table-cell>
        </table:table-row>
        <table:table-row table:style-name="ro1">
          <table:table-cell office:value-type="float" office:value="0.0251348" calcext:value-type="float">
            <text:p>0.0251348</text:p>
          </table:table-cell>
          <table:table-cell office:value-type="float" office:value="0.0140136" calcext:value-type="float">
            <text:p>0.0140136</text:p>
          </table:table-cell>
          <table:table-cell office:value-type="float" office:value="0.0221187" calcext:value-type="float">
            <text:p>0.0221187</text:p>
          </table:table-cell>
          <table:table-cell office:value-type="float" office:value="0.0115111" calcext:value-type="float">
            <text:p>0.0115111</text:p>
          </table:table-cell>
          <table:table-cell office:value-type="float" office:value="0.0195415" calcext:value-type="float">
            <text:p>0.0195415</text:p>
          </table:table-cell>
          <table:table-cell office:value-type="float" office:value="0.0214001" calcext:value-type="float">
            <text:p>0.0214001</text:p>
          </table:table-cell>
        </table:table-row>
        <table:table-row table:style-name="ro1">
          <table:table-cell table:style-name="ce4" office:value-type="float" office:value="0.000037529" calcext:value-type="float">
            <text:p>3.75E-05</text:p>
          </table:table-cell>
          <table:table-cell table:style-name="ce4" office:value-type="float" office:value="0.0000424282" calcext:value-type="float">
            <text:p>4.24E-05</text:p>
          </table:table-cell>
          <table:table-cell table:style-name="ce4" office:value-type="float" office:value="0.0000420964" calcext:value-type="float">
            <text:p>4.21E-05</text:p>
          </table:table-cell>
          <table:table-cell table:style-name="ce4" office:value-type="float" office:value="0.0000377808" calcext:value-type="float">
            <text:p>3.78E-05</text:p>
          </table:table-cell>
          <table:table-cell table:style-name="ce4" office:value-type="float" office:value="0.0000343118" calcext:value-type="float">
            <text:p>3.43E-05</text:p>
          </table:table-cell>
          <table:table-cell table:style-name="ce4" office:value-type="float" office:value="0.0000435632" calcext:value-type="float">
            <text:p>4.36E-05</text:p>
          </table:table-cell>
        </table:table-row>
        <table:table-row table:style-name="ro1">
          <table:table-cell table:style-name="ce4" office:value-type="float" office:value="0.0000498296" calcext:value-type="float">
            <text:p>4.98E-05</text:p>
          </table:table-cell>
          <table:table-cell table:style-name="ce4" office:value-type="float" office:value="0.0000384517" calcext:value-type="float">
            <text:p>3.85E-05</text:p>
          </table:table-cell>
          <table:table-cell table:style-name="ce4" office:value-type="float" office:value="0.0000448543" calcext:value-type="float">
            <text:p>4.49E-05</text:p>
          </table:table-cell>
          <table:table-cell table:style-name="ce4" office:value-type="float" office:value="0.0000545498" calcext:value-type="float">
            <text:p>5.45E-05</text:p>
          </table:table-cell>
          <table:table-cell table:style-name="ce4" office:value-type="float" office:value="0.0000428956" calcext:value-type="float">
            <text:p>4.29E-05</text:p>
          </table:table-cell>
          <table:table-cell table:style-name="ce4" office:value-type="float" office:value="0.0000352456" calcext:value-type="float">
            <text:p>3.52E-05</text:p>
          </table:table-cell>
        </table:table-row>
        <table:table-row table:style-name="ro1">
          <table:table-cell office:value-type="float" office:value="0.00109247" calcext:value-type="float">
            <text:p>0.00109247</text:p>
          </table:table-cell>
          <table:table-cell office:value-type="float" office:value="0.000988479" calcext:value-type="float">
            <text:p>0.000988479</text:p>
          </table:table-cell>
          <table:table-cell office:value-type="float" office:value="0.00145408" calcext:value-type="float">
            <text:p>0.00145408</text:p>
          </table:table-cell>
          <table:table-cell office:value-type="float" office:value="0.00178266" calcext:value-type="float">
            <text:p>0.00178266</text:p>
          </table:table-cell>
          <table:table-cell office:value-type="float" office:value="0.000892595" calcext:value-type="float">
            <text:p>0.000892595</text:p>
          </table:table-cell>
          <table:table-cell office:value-type="float" office:value="0.000909412" calcext:value-type="float">
            <text:p>0.000909412</text:p>
          </table:table-cell>
        </table:table-row>
        <table:table-row table:style-name="ro1">
          <table:table-cell table:style-name="ce1" table:formula="of:=SUM([.A2:.A194])/193" office:value-type="float" office:value="2.20193415477927" calcext:value-type="float">
            <text:p>2.20193415477927</text:p>
          </table:table-cell>
          <table:table-cell table:style-name="ce1" table:formula="of:=SUM([.B2:.B194])/193" office:value-type="float" office:value="1.23698334459793" calcext:value-type="float">
            <text:p>1.23698334459793</text:p>
          </table:table-cell>
          <table:table-cell table:style-name="ce1" table:formula="of:=SUM([.C2:.C194])/193" office:value-type="float" office:value="4.02610670699586" calcext:value-type="float">
            <text:p>4.02610670699586</text:p>
          </table:table-cell>
          <table:table-cell table:style-name="ce1" table:formula="of:=SUM([.D2:.D194])/193" office:value-type="float" office:value="2.87568108015233" calcext:value-type="float">
            <text:p>2.87568108015233</text:p>
          </table:table-cell>
          <table:table-cell table:style-name="ce1" table:formula="of:=SUM([.E2:.E194])/193" office:value-type="float" office:value="5.98386065596632" calcext:value-type="float">
            <text:p>5.98386065596632</text:p>
          </table:table-cell>
          <table:table-cell table:style-name="ce1" table:formula="of:=SUM([.F2:.F194])/193" office:value-type="float" office:value="3.58779768746891" calcext:value-type="float">
            <text:p>3.5877976874689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</table:table-row>
      </table:table>
      <table:table table:name="C-time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ir 5 ils j</text:p>
          </table:table-cell>
          <table:table-cell table:style-name="ce1" office:value-type="string" calcext:value-type="string">
            <text:p>ir 5 ils j/2</text:p>
          </table:table-cell>
          <table:table-cell table:style-name="ce1" office:value-type="string" calcext:value-type="string">
            <text:p>ir 10 ils j</text:p>
          </table:table-cell>
          <table:table-cell table:style-name="ce1" office:value-type="string" calcext:value-type="string">
            <text:p>ir 10 ils j/2</text:p>
          </table:table-cell>
          <table:table-cell table:style-name="ce1" office:value-type="string" calcext:value-type="string">
            <text:p>ir 15 ils j</text:p>
          </table:table-cell>
          <table:table-cell table:style-name="ce1" office:value-type="string" calcext:value-type="string">
            <text:p>ir 15 ils j/2</text:p>
          </table:table-cell>
        </table:table-row>
        <table:table-row table:style-name="ro1">
          <table:table-cell office:value-type="float" office:value="0.00172944" calcext:value-type="float">
            <text:p>0.00172944</text:p>
          </table:table-cell>
          <table:table-cell office:value-type="float" office:value="0.00101277" calcext:value-type="float">
            <text:p>0.00101277</text:p>
          </table:table-cell>
          <table:table-cell office:value-type="float" office:value="0.00168482" calcext:value-type="float">
            <text:p>0.00168482</text:p>
          </table:table-cell>
          <table:table-cell office:value-type="float" office:value="0.00129111" calcext:value-type="float">
            <text:p>0.00129111</text:p>
          </table:table-cell>
          <table:table-cell office:value-type="float" office:value="0.00170538" calcext:value-type="float">
            <text:p>0.00170538</text:p>
          </table:table-cell>
          <table:table-cell office:value-type="float" office:value="0.00136223" calcext:value-type="float">
            <text:p>0.00136223</text:p>
          </table:table-cell>
        </table:table-row>
        <table:table-row table:style-name="ro1">
          <table:table-cell office:value-type="float" office:value="0.355621" calcext:value-type="float">
            <text:p>0.355621</text:p>
          </table:table-cell>
          <table:table-cell office:value-type="float" office:value="0.193258" calcext:value-type="float">
            <text:p>0.193258</text:p>
          </table:table-cell>
          <table:table-cell office:value-type="float" office:value="0.631173" calcext:value-type="float">
            <text:p>0.631173</text:p>
          </table:table-cell>
          <table:table-cell office:value-type="float" office:value="0.405968" calcext:value-type="float">
            <text:p>0.405968</text:p>
          </table:table-cell>
          <table:table-cell office:value-type="float" office:value="0.95659" calcext:value-type="float">
            <text:p>0.95659</text:p>
          </table:table-cell>
          <table:table-cell office:value-type="float" office:value="0.510039" calcext:value-type="float">
            <text:p>0.510039</text:p>
          </table:table-cell>
        </table:table-row>
        <table:table-row table:style-name="ro1">
          <table:table-cell office:value-type="float" office:value="0.000484125" calcext:value-type="float">
            <text:p>0.000484125</text:p>
          </table:table-cell>
          <table:table-cell office:value-type="float" office:value="0.00069966" calcext:value-type="float">
            <text:p>0.00069966</text:p>
          </table:table-cell>
          <table:table-cell office:value-type="float" office:value="0.000688968" calcext:value-type="float">
            <text:p>0.000688968</text:p>
          </table:table-cell>
          <table:table-cell office:value-type="float" office:value="0.00113715" calcext:value-type="float">
            <text:p>0.00113715</text:p>
          </table:table-cell>
          <table:table-cell office:value-type="float" office:value="0.000493218" calcext:value-type="float">
            <text:p>0.000493218</text:p>
          </table:table-cell>
          <table:table-cell office:value-type="float" office:value="0.00103129" calcext:value-type="float">
            <text:p>0.00103129</text:p>
          </table:table-cell>
        </table:table-row>
        <table:table-row table:style-name="ro1">
          <table:table-cell office:value-type="float" office:value="0.000322655" calcext:value-type="float">
            <text:p>0.000322655</text:p>
          </table:table-cell>
          <table:table-cell office:value-type="float" office:value="0.000270055" calcext:value-type="float">
            <text:p>0.000270055</text:p>
          </table:table-cell>
          <table:table-cell office:value-type="float" office:value="0.000408183" calcext:value-type="float">
            <text:p>0.000408183</text:p>
          </table:table-cell>
          <table:table-cell office:value-type="float" office:value="0.000294276" calcext:value-type="float">
            <text:p>0.000294276</text:p>
          </table:table-cell>
          <table:table-cell office:value-type="float" office:value="0.000547728" calcext:value-type="float">
            <text:p>0.000547728</text:p>
          </table:table-cell>
          <table:table-cell office:value-type="float" office:value="0.000280465" calcext:value-type="float">
            <text:p>0.000280465</text:p>
          </table:table-cell>
        </table:table-row>
        <table:table-row table:style-name="ro1">
          <table:table-cell office:value-type="float" office:value="0.00165314" calcext:value-type="float">
            <text:p>0.00165314</text:p>
          </table:table-cell>
          <table:table-cell office:value-type="float" office:value="0.00189649" calcext:value-type="float">
            <text:p>0.00189649</text:p>
          </table:table-cell>
          <table:table-cell office:value-type="float" office:value="0.00185695" calcext:value-type="float">
            <text:p>0.00185695</text:p>
          </table:table-cell>
          <table:table-cell office:value-type="float" office:value="0.00144487" calcext:value-type="float">
            <text:p>0.00144487</text:p>
          </table:table-cell>
          <table:table-cell office:value-type="float" office:value="0.00151326" calcext:value-type="float">
            <text:p>0.00151326</text:p>
          </table:table-cell>
          <table:table-cell office:value-type="float" office:value="0.0020183" calcext:value-type="float">
            <text:p>0.0020183</text:p>
          </table:table-cell>
        </table:table-row>
        <table:table-row table:style-name="ro1">
          <table:table-cell office:value-type="float" office:value="0.00244167" calcext:value-type="float">
            <text:p>0.00244167</text:p>
          </table:table-cell>
          <table:table-cell office:value-type="float" office:value="0.00401585" calcext:value-type="float">
            <text:p>0.00401585</text:p>
          </table:table-cell>
          <table:table-cell office:value-type="float" office:value="0.00164648" calcext:value-type="float">
            <text:p>0.00164648</text:p>
          </table:table-cell>
          <table:table-cell office:value-type="float" office:value="0.00392149" calcext:value-type="float">
            <text:p>0.00392149</text:p>
          </table:table-cell>
          <table:table-cell office:value-type="float" office:value="0.00195514" calcext:value-type="float">
            <text:p>0.00195514</text:p>
          </table:table-cell>
          <table:table-cell office:value-type="float" office:value="0.00337791" calcext:value-type="float">
            <text:p>0.00337791</text:p>
          </table:table-cell>
        </table:table-row>
        <table:table-row table:style-name="ro1">
          <table:table-cell office:value-type="float" office:value="0.00147679" calcext:value-type="float">
            <text:p>0.00147679</text:p>
          </table:table-cell>
          <table:table-cell office:value-type="float" office:value="0.00128594" calcext:value-type="float">
            <text:p>0.00128594</text:p>
          </table:table-cell>
          <table:table-cell office:value-type="float" office:value="0.00101967" calcext:value-type="float">
            <text:p>0.00101967</text:p>
          </table:table-cell>
          <table:table-cell office:value-type="float" office:value="0.00169478" calcext:value-type="float">
            <text:p>0.00169478</text:p>
          </table:table-cell>
          <table:table-cell office:value-type="float" office:value="0.000985769" calcext:value-type="float">
            <text:p>0.000985769</text:p>
          </table:table-cell>
          <table:table-cell office:value-type="float" office:value="0.0017311" calcext:value-type="float">
            <text:p>0.0017311</text:p>
          </table:table-cell>
        </table:table-row>
        <table:table-row table:style-name="ro1">
          <table:table-cell office:value-type="float" office:value="0.485749" calcext:value-type="float">
            <text:p>0.485749</text:p>
          </table:table-cell>
          <table:table-cell office:value-type="float" office:value="0.24634" calcext:value-type="float">
            <text:p>0.24634</text:p>
          </table:table-cell>
          <table:table-cell office:value-type="float" office:value="0.865708" calcext:value-type="float">
            <text:p>0.865708</text:p>
          </table:table-cell>
          <table:table-cell office:value-type="float" office:value="0.534356" calcext:value-type="float">
            <text:p>0.534356</text:p>
          </table:table-cell>
          <table:table-cell office:value-type="float" office:value="1.27155" calcext:value-type="float">
            <text:p>1.27155</text:p>
          </table:table-cell>
          <table:table-cell office:value-type="float" office:value="0.695338" calcext:value-type="float">
            <text:p>0.695338</text:p>
          </table:table-cell>
        </table:table-row>
        <table:table-row table:style-name="ro1">
          <table:table-cell office:value-type="float" office:value="0.0163128" calcext:value-type="float">
            <text:p>0.0163128</text:p>
          </table:table-cell>
          <table:table-cell office:value-type="float" office:value="0.00668734" calcext:value-type="float">
            <text:p>0.00668734</text:p>
          </table:table-cell>
          <table:table-cell office:value-type="float" office:value="0.0133821" calcext:value-type="float">
            <text:p>0.0133821</text:p>
          </table:table-cell>
          <table:table-cell office:value-type="float" office:value="0.00736481" calcext:value-type="float">
            <text:p>0.00736481</text:p>
          </table:table-cell>
          <table:table-cell office:value-type="float" office:value="0.00491102" calcext:value-type="float">
            <text:p>0.00491102</text:p>
          </table:table-cell>
          <table:table-cell office:value-type="float" office:value="0.00476848" calcext:value-type="float">
            <text:p>0.00476848</text:p>
          </table:table-cell>
        </table:table-row>
        <table:table-row table:style-name="ro1">
          <table:table-cell office:value-type="float" office:value="0.0460164" calcext:value-type="float">
            <text:p>0.0460164</text:p>
          </table:table-cell>
          <table:table-cell office:value-type="float" office:value="0.0341763" calcext:value-type="float">
            <text:p>0.0341763</text:p>
          </table:table-cell>
          <table:table-cell office:value-type="float" office:value="0.052894" calcext:value-type="float">
            <text:p>0.052894</text:p>
          </table:table-cell>
          <table:table-cell office:value-type="float" office:value="0.0380232" calcext:value-type="float">
            <text:p>0.0380232</text:p>
          </table:table-cell>
          <table:table-cell office:value-type="float" office:value="0.0291514" calcext:value-type="float">
            <text:p>0.0291514</text:p>
          </table:table-cell>
          <table:table-cell office:value-type="float" office:value="0.0290539" calcext:value-type="float">
            <text:p>0.0290539</text:p>
          </table:table-cell>
        </table:table-row>
        <table:table-row table:style-name="ro1">
          <table:table-cell office:value-type="float" office:value="0.977057" calcext:value-type="float">
            <text:p>0.977057</text:p>
          </table:table-cell>
          <table:table-cell office:value-type="float" office:value="0.581935" calcext:value-type="float">
            <text:p>0.581935</text:p>
          </table:table-cell>
          <table:table-cell office:value-type="float" office:value="1.83762" calcext:value-type="float">
            <text:p>1.83762</text:p>
          </table:table-cell>
          <table:table-cell office:value-type="float" office:value="1.14894" calcext:value-type="float">
            <text:p>1.14894</text:p>
          </table:table-cell>
          <table:table-cell office:value-type="float" office:value="2.66584" calcext:value-type="float">
            <text:p>2.66584</text:p>
          </table:table-cell>
          <table:table-cell office:value-type="float" office:value="1.5871" calcext:value-type="float">
            <text:p>1.5871</text:p>
          </table:table-cell>
        </table:table-row>
        <table:table-row table:style-name="ro1">
          <table:table-cell office:value-type="float" office:value="0.00197186" calcext:value-type="float">
            <text:p>0.00197186</text:p>
          </table:table-cell>
          <table:table-cell office:value-type="float" office:value="0.0018023" calcext:value-type="float">
            <text:p>0.0018023</text:p>
          </table:table-cell>
          <table:table-cell office:value-type="float" office:value="0.00296764" calcext:value-type="float">
            <text:p>0.00296764</text:p>
          </table:table-cell>
          <table:table-cell office:value-type="float" office:value="0.00267245" calcext:value-type="float">
            <text:p>0.00267245</text:p>
          </table:table-cell>
          <table:table-cell office:value-type="float" office:value="0.00168769" calcext:value-type="float">
            <text:p>0.00168769</text:p>
          </table:table-cell>
          <table:table-cell office:value-type="float" office:value="0.00244384" calcext:value-type="float">
            <text:p>0.00244384</text:p>
          </table:table-cell>
        </table:table-row>
        <table:table-row table:style-name="ro1">
          <table:table-cell office:value-type="float" office:value="1.12064" calcext:value-type="float">
            <text:p>1.12064</text:p>
          </table:table-cell>
          <table:table-cell office:value-type="float" office:value="0.614507" calcext:value-type="float">
            <text:p>0.614507</text:p>
          </table:table-cell>
          <table:table-cell office:value-type="float" office:value="2.14853" calcext:value-type="float">
            <text:p>2.14853</text:p>
          </table:table-cell>
          <table:table-cell office:value-type="float" office:value="1.27697" calcext:value-type="float">
            <text:p>1.27697</text:p>
          </table:table-cell>
          <table:table-cell office:value-type="float" office:value="3.132" calcext:value-type="float">
            <text:p>3.132</text:p>
          </table:table-cell>
          <table:table-cell office:value-type="float" office:value="1.83887" calcext:value-type="float">
            <text:p>1.83887</text:p>
          </table:table-cell>
        </table:table-row>
        <table:table-row table:style-name="ro1">
          <table:table-cell office:value-type="float" office:value="1.01756" calcext:value-type="float">
            <text:p>1.01756</text:p>
          </table:table-cell>
          <table:table-cell office:value-type="float" office:value="0.606024" calcext:value-type="float">
            <text:p>0.606024</text:p>
          </table:table-cell>
          <table:table-cell office:value-type="float" office:value="1.91684" calcext:value-type="float">
            <text:p>1.91684</text:p>
          </table:table-cell>
          <table:table-cell office:value-type="float" office:value="1.12833" calcext:value-type="float">
            <text:p>1.12833</text:p>
          </table:table-cell>
          <table:table-cell office:value-type="float" office:value="2.86716" calcext:value-type="float">
            <text:p>2.86716</text:p>
          </table:table-cell>
          <table:table-cell office:value-type="float" office:value="1.69459" calcext:value-type="float">
            <text:p>1.69459</text:p>
          </table:table-cell>
        </table:table-row>
        <table:table-row table:style-name="ro1">
          <table:table-cell office:value-type="float" office:value="0.00299667" calcext:value-type="float">
            <text:p>0.00299667</text:p>
          </table:table-cell>
          <table:table-cell office:value-type="float" office:value="0.00416193" calcext:value-type="float">
            <text:p>0.00416193</text:p>
          </table:table-cell>
          <table:table-cell office:value-type="float" office:value="0.00367401" calcext:value-type="float">
            <text:p>0.00367401</text:p>
          </table:table-cell>
          <table:table-cell office:value-type="float" office:value="0.00309507" calcext:value-type="float">
            <text:p>0.00309507</text:p>
          </table:table-cell>
          <table:table-cell office:value-type="float" office:value="0.00251364" calcext:value-type="float">
            <text:p>0.00251364</text:p>
          </table:table-cell>
          <table:table-cell office:value-type="float" office:value="0.00342355" calcext:value-type="float">
            <text:p>0.00342355</text:p>
          </table:table-cell>
        </table:table-row>
        <table:table-row table:style-name="ro1">
          <table:table-cell office:value-type="float" office:value="0.0109413" calcext:value-type="float">
            <text:p>0.0109413</text:p>
          </table:table-cell>
          <table:table-cell office:value-type="float" office:value="0.00674491" calcext:value-type="float">
            <text:p>0.00674491</text:p>
          </table:table-cell>
          <table:table-cell office:value-type="float" office:value="0.00495622" calcext:value-type="float">
            <text:p>0.00495622</text:p>
          </table:table-cell>
          <table:table-cell office:value-type="float" office:value="0.00871629" calcext:value-type="float">
            <text:p>0.00871629</text:p>
          </table:table-cell>
          <table:table-cell office:value-type="float" office:value="0.0186201" calcext:value-type="float">
            <text:p>0.0186201</text:p>
          </table:table-cell>
          <table:table-cell office:value-type="float" office:value="0.00797499" calcext:value-type="float">
            <text:p>0.00797499</text:p>
          </table:table-cell>
        </table:table-row>
        <table:table-row table:style-name="ro1">
          <table:table-cell office:value-type="float" office:value="1.44132" calcext:value-type="float">
            <text:p>1.44132</text:p>
          </table:table-cell>
          <table:table-cell office:value-type="float" office:value="0.729488" calcext:value-type="float">
            <text:p>0.729488</text:p>
          </table:table-cell>
          <table:table-cell office:value-type="float" office:value="2.72188" calcext:value-type="float">
            <text:p>2.72188</text:p>
          </table:table-cell>
          <table:table-cell office:value-type="float" office:value="1.68222" calcext:value-type="float">
            <text:p>1.68222</text:p>
          </table:table-cell>
          <table:table-cell office:value-type="float" office:value="3.97249" calcext:value-type="float">
            <text:p>3.97249</text:p>
          </table:table-cell>
          <table:table-cell office:value-type="float" office:value="2.10594" calcext:value-type="float">
            <text:p>2.10594</text:p>
          </table:table-cell>
        </table:table-row>
        <table:table-row table:style-name="ro1">
          <table:table-cell office:value-type="float" office:value="1.72064" calcext:value-type="float">
            <text:p>1.72064</text:p>
          </table:table-cell>
          <table:table-cell office:value-type="float" office:value="1.00659" calcext:value-type="float">
            <text:p>1.00659</text:p>
          </table:table-cell>
          <table:table-cell office:value-type="float" office:value="3.3028" calcext:value-type="float">
            <text:p>3.3028</text:p>
          </table:table-cell>
          <table:table-cell office:value-type="float" office:value="2.05222" calcext:value-type="float">
            <text:p>2.05222</text:p>
          </table:table-cell>
          <table:table-cell office:value-type="float" office:value="4.85663" calcext:value-type="float">
            <text:p>4.85663</text:p>
          </table:table-cell>
          <table:table-cell office:value-type="float" office:value="2.92128" calcext:value-type="float">
            <text:p>2.92128</text:p>
          </table:table-cell>
        </table:table-row>
        <table:table-row table:style-name="ro1">
          <table:table-cell office:value-type="float" office:value="0.00257377" calcext:value-type="float">
            <text:p>0.00257377</text:p>
          </table:table-cell>
          <table:table-cell office:value-type="float" office:value="0.00391584" calcext:value-type="float">
            <text:p>0.00391584</text:p>
          </table:table-cell>
          <table:table-cell office:value-type="float" office:value="0.00358418" calcext:value-type="float">
            <text:p>0.00358418</text:p>
          </table:table-cell>
          <table:table-cell office:value-type="float" office:value="0.00256537" calcext:value-type="float">
            <text:p>0.00256537</text:p>
          </table:table-cell>
          <table:table-cell office:value-type="float" office:value="0.00354442" calcext:value-type="float">
            <text:p>0.00354442</text:p>
          </table:table-cell>
          <table:table-cell office:value-type="float" office:value="0.00266164" calcext:value-type="float">
            <text:p>0.00266164</text:p>
          </table:table-cell>
        </table:table-row>
        <table:table-row table:style-name="ro1">
          <table:table-cell office:value-type="float" office:value="0.00171101" calcext:value-type="float">
            <text:p>0.00171101</text:p>
          </table:table-cell>
          <table:table-cell office:value-type="float" office:value="0.00151132" calcext:value-type="float">
            <text:p>0.00151132</text:p>
          </table:table-cell>
          <table:table-cell office:value-type="float" office:value="0.0021458" calcext:value-type="float">
            <text:p>0.0021458</text:p>
          </table:table-cell>
          <table:table-cell office:value-type="float" office:value="0.00238134" calcext:value-type="float">
            <text:p>0.00238134</text:p>
          </table:table-cell>
          <table:table-cell office:value-type="float" office:value="0.00382116" calcext:value-type="float">
            <text:p>0.00382116</text:p>
          </table:table-cell>
          <table:table-cell office:value-type="float" office:value="0.00114641" calcext:value-type="float">
            <text:p>0.00114641</text:p>
          </table:table-cell>
        </table:table-row>
        <table:table-row table:style-name="ro1">
          <table:table-cell office:value-type="float" office:value="1.59614" calcext:value-type="float">
            <text:p>1.59614</text:p>
          </table:table-cell>
          <table:table-cell office:value-type="float" office:value="0.83314" calcext:value-type="float">
            <text:p>0.83314</text:p>
          </table:table-cell>
          <table:table-cell office:value-type="float" office:value="2.81237" calcext:value-type="float">
            <text:p>2.81237</text:p>
          </table:table-cell>
          <table:table-cell office:value-type="float" office:value="1.65542" calcext:value-type="float">
            <text:p>1.65542</text:p>
          </table:table-cell>
          <table:table-cell office:value-type="float" office:value="4.08191" calcext:value-type="float">
            <text:p>4.08191</text:p>
          </table:table-cell>
          <table:table-cell office:value-type="float" office:value="2.30424" calcext:value-type="float">
            <text:p>2.30424</text:p>
          </table:table-cell>
        </table:table-row>
        <table:table-row table:style-name="ro1">
          <table:table-cell office:value-type="float" office:value="0.00427981" calcext:value-type="float">
            <text:p>0.00427981</text:p>
          </table:table-cell>
          <table:table-cell office:value-type="float" office:value="0.00869485" calcext:value-type="float">
            <text:p>0.00869485</text:p>
          </table:table-cell>
          <table:table-cell office:value-type="float" office:value="0.00515656" calcext:value-type="float">
            <text:p>0.00515656</text:p>
          </table:table-cell>
          <table:table-cell office:value-type="float" office:value="0.00976455" calcext:value-type="float">
            <text:p>0.00976455</text:p>
          </table:table-cell>
          <table:table-cell office:value-type="float" office:value="0.0207269" calcext:value-type="float">
            <text:p>0.0207269</text:p>
          </table:table-cell>
          <table:table-cell office:value-type="float" office:value="0.00413931" calcext:value-type="float">
            <text:p>0.00413931</text:p>
          </table:table-cell>
        </table:table-row>
        <table:table-row table:style-name="ro1">
          <table:table-cell office:value-type="float" office:value="0.00071624" calcext:value-type="float">
            <text:p>0.00071624</text:p>
          </table:table-cell>
          <table:table-cell office:value-type="float" office:value="0.000706611" calcext:value-type="float">
            <text:p>0.000706611</text:p>
          </table:table-cell>
          <table:table-cell office:value-type="float" office:value="0.000634402" calcext:value-type="float">
            <text:p>0.000634402</text:p>
          </table:table-cell>
          <table:table-cell office:value-type="float" office:value="0.000756063" calcext:value-type="float">
            <text:p>0.000756063</text:p>
          </table:table-cell>
          <table:table-cell office:value-type="float" office:value="0.000674463" calcext:value-type="float">
            <text:p>0.000674463</text:p>
          </table:table-cell>
          <table:table-cell office:value-type="float" office:value="0.000736879" calcext:value-type="float">
            <text:p>0.000736879</text:p>
          </table:table-cell>
        </table:table-row>
        <table:table-row table:style-name="ro1">
          <table:table-cell office:value-type="float" office:value="1.69981" calcext:value-type="float">
            <text:p>1.69981</text:p>
          </table:table-cell>
          <table:table-cell office:value-type="float" office:value="0.852217" calcext:value-type="float">
            <text:p>0.852217</text:p>
          </table:table-cell>
          <table:table-cell office:value-type="float" office:value="3.06127" calcext:value-type="float">
            <text:p>3.06127</text:p>
          </table:table-cell>
          <table:table-cell office:value-type="float" office:value="1.63706" calcext:value-type="float">
            <text:p>1.63706</text:p>
          </table:table-cell>
          <table:table-cell office:value-type="float" office:value="4.43754" calcext:value-type="float">
            <text:p>4.43754</text:p>
          </table:table-cell>
          <table:table-cell office:value-type="float" office:value="2.4488" calcext:value-type="float">
            <text:p>2.4488</text:p>
          </table:table-cell>
        </table:table-row>
        <table:table-row table:style-name="ro1">
          <table:table-cell office:value-type="float" office:value="1.49251" calcext:value-type="float">
            <text:p>1.49251</text:p>
          </table:table-cell>
          <table:table-cell office:value-type="float" office:value="0.740108" calcext:value-type="float">
            <text:p>0.740108</text:p>
          </table:table-cell>
          <table:table-cell office:value-type="float" office:value="2.83752" calcext:value-type="float">
            <text:p>2.83752</text:p>
          </table:table-cell>
          <table:table-cell office:value-type="float" office:value="1.59687" calcext:value-type="float">
            <text:p>1.59687</text:p>
          </table:table-cell>
          <table:table-cell office:value-type="float" office:value="4.27226" calcext:value-type="float">
            <text:p>4.27226</text:p>
          </table:table-cell>
          <table:table-cell office:value-type="float" office:value="2.31162" calcext:value-type="float">
            <text:p>2.31162</text:p>
          </table:table-cell>
        </table:table-row>
        <table:table-row table:style-name="ro1">
          <table:table-cell office:value-type="float" office:value="0.38309" calcext:value-type="float">
            <text:p>0.38309</text:p>
          </table:table-cell>
          <table:table-cell office:value-type="float" office:value="0.242173" calcext:value-type="float">
            <text:p>0.242173</text:p>
          </table:table-cell>
          <table:table-cell office:value-type="float" office:value="0.18995" calcext:value-type="float">
            <text:p>0.18995</text:p>
          </table:table-cell>
          <table:table-cell office:value-type="float" office:value="0.434644" calcext:value-type="float">
            <text:p>0.434644</text:p>
          </table:table-cell>
          <table:table-cell office:value-type="float" office:value="0.255415" calcext:value-type="float">
            <text:p>0.255415</text:p>
          </table:table-cell>
          <table:table-cell office:value-type="float" office:value="0.371761" calcext:value-type="float">
            <text:p>0.371761</text:p>
          </table:table-cell>
        </table:table-row>
        <table:table-row table:style-name="ro1">
          <table:table-cell office:value-type="float" office:value="0.0213105" calcext:value-type="float">
            <text:p>0.0213105</text:p>
          </table:table-cell>
          <table:table-cell office:value-type="float" office:value="0.00883058" calcext:value-type="float">
            <text:p>0.00883058</text:p>
          </table:table-cell>
          <table:table-cell office:value-type="float" office:value="0.0126826" calcext:value-type="float">
            <text:p>0.0126826</text:p>
          </table:table-cell>
          <table:table-cell office:value-type="float" office:value="0.0195005" calcext:value-type="float">
            <text:p>0.0195005</text:p>
          </table:table-cell>
          <table:table-cell office:value-type="float" office:value="0.0158764" calcext:value-type="float">
            <text:p>0.0158764</text:p>
          </table:table-cell>
          <table:table-cell office:value-type="float" office:value="0.0145743" calcext:value-type="float">
            <text:p>0.0145743</text:p>
          </table:table-cell>
        </table:table-row>
        <table:table-row table:style-name="ro1">
          <table:table-cell office:value-type="float" office:value="0.00455453" calcext:value-type="float">
            <text:p>0.00455453</text:p>
          </table:table-cell>
          <table:table-cell office:value-type="float" office:value="0.00579539" calcext:value-type="float">
            <text:p>0.00579539</text:p>
          </table:table-cell>
          <table:table-cell office:value-type="float" office:value="0.00579762" calcext:value-type="float">
            <text:p>0.00579762</text:p>
          </table:table-cell>
          <table:table-cell office:value-type="float" office:value="0.00491386" calcext:value-type="float">
            <text:p>0.00491386</text:p>
          </table:table-cell>
          <table:table-cell office:value-type="float" office:value="0.00390818" calcext:value-type="float">
            <text:p>0.00390818</text:p>
          </table:table-cell>
          <table:table-cell office:value-type="float" office:value="0.00366468" calcext:value-type="float">
            <text:p>0.00366468</text:p>
          </table:table-cell>
        </table:table-row>
        <table:table-row table:style-name="ro1">
          <table:table-cell office:value-type="float" office:value="0.590947" calcext:value-type="float">
            <text:p>0.590947</text:p>
          </table:table-cell>
          <table:table-cell office:value-type="float" office:value="0.555584" calcext:value-type="float">
            <text:p>0.555584</text:p>
          </table:table-cell>
          <table:table-cell office:value-type="float" office:value="0.505124" calcext:value-type="float">
            <text:p>0.505124</text:p>
          </table:table-cell>
          <table:table-cell office:value-type="float" office:value="1.07524" calcext:value-type="float">
            <text:p>1.07524</text:p>
          </table:table-cell>
          <table:table-cell office:value-type="float" office:value="0.773493" calcext:value-type="float">
            <text:p>0.773493</text:p>
          </table:table-cell>
          <table:table-cell office:value-type="float" office:value="1.14946" calcext:value-type="float">
            <text:p>1.14946</text:p>
          </table:table-cell>
        </table:table-row>
        <table:table-row table:style-name="ro1">
          <table:table-cell office:value-type="float" office:value="2.21804" calcext:value-type="float">
            <text:p>2.21804</text:p>
          </table:table-cell>
          <table:table-cell office:value-type="float" office:value="1.18535" calcext:value-type="float">
            <text:p>1.18535</text:p>
          </table:table-cell>
          <table:table-cell office:value-type="float" office:value="4.19661" calcext:value-type="float">
            <text:p>4.19661</text:p>
          </table:table-cell>
          <table:table-cell office:value-type="float" office:value="2.45088" calcext:value-type="float">
            <text:p>2.45088</text:p>
          </table:table-cell>
          <table:table-cell office:value-type="float" office:value="6.18937" calcext:value-type="float">
            <text:p>6.18937</text:p>
          </table:table-cell>
          <table:table-cell office:value-type="float" office:value="3.72975" calcext:value-type="float">
            <text:p>3.72975</text:p>
          </table:table-cell>
        </table:table-row>
        <table:table-row table:style-name="ro1">
          <table:table-cell office:value-type="float" office:value="2.54601" calcext:value-type="float">
            <text:p>2.54601</text:p>
          </table:table-cell>
          <table:table-cell office:value-type="float" office:value="1.31201" calcext:value-type="float">
            <text:p>1.31201</text:p>
          </table:table-cell>
          <table:table-cell office:value-type="float" office:value="4.80386" calcext:value-type="float">
            <text:p>4.80386</text:p>
          </table:table-cell>
          <table:table-cell office:value-type="float" office:value="2.66619" calcext:value-type="float">
            <text:p>2.66619</text:p>
          </table:table-cell>
          <table:table-cell office:value-type="float" office:value="6.93161" calcext:value-type="float">
            <text:p>6.93161</text:p>
          </table:table-cell>
          <table:table-cell office:value-type="float" office:value="3.99341" calcext:value-type="float">
            <text:p>3.99341</text:p>
          </table:table-cell>
        </table:table-row>
        <table:table-row table:style-name="ro1">
          <table:table-cell office:value-type="float" office:value="0.853475" calcext:value-type="float">
            <text:p>0.853475</text:p>
          </table:table-cell>
          <table:table-cell office:value-type="float" office:value="0.607577" calcext:value-type="float">
            <text:p>0.607577</text:p>
          </table:table-cell>
          <table:table-cell office:value-type="float" office:value="0.831991" calcext:value-type="float">
            <text:p>0.831991</text:p>
          </table:table-cell>
          <table:table-cell office:value-type="float" office:value="1.216" calcext:value-type="float">
            <text:p>1.216</text:p>
          </table:table-cell>
          <table:table-cell office:value-type="float" office:value="1.61484" calcext:value-type="float">
            <text:p>1.61484</text:p>
          </table:table-cell>
          <table:table-cell office:value-type="float" office:value="1.12986" calcext:value-type="float">
            <text:p>1.12986</text:p>
          </table:table-cell>
        </table:table-row>
        <table:table-row table:style-name="ro1">
          <table:table-cell office:value-type="float" office:value="2.76908" calcext:value-type="float">
            <text:p>2.76908</text:p>
          </table:table-cell>
          <table:table-cell office:value-type="float" office:value="1.47735" calcext:value-type="float">
            <text:p>1.47735</text:p>
          </table:table-cell>
          <table:table-cell office:value-type="float" office:value="5.5199" calcext:value-type="float">
            <text:p>5.5199</text:p>
          </table:table-cell>
          <table:table-cell office:value-type="float" office:value="3.21209" calcext:value-type="float">
            <text:p>3.21209</text:p>
          </table:table-cell>
          <table:table-cell office:value-type="float" office:value="8.84024" calcext:value-type="float">
            <text:p>8.84024</text:p>
          </table:table-cell>
          <table:table-cell office:value-type="float" office:value="4.82188" calcext:value-type="float">
            <text:p>4.82188</text:p>
          </table:table-cell>
        </table:table-row>
        <table:table-row table:style-name="ro1">
          <table:table-cell office:value-type="float" office:value="2.20082" calcext:value-type="float">
            <text:p>2.20082</text:p>
          </table:table-cell>
          <table:table-cell office:value-type="float" office:value="1.29869" calcext:value-type="float">
            <text:p>1.29869</text:p>
          </table:table-cell>
          <table:table-cell office:value-type="float" office:value="4.06967" calcext:value-type="float">
            <text:p>4.06967</text:p>
          </table:table-cell>
          <table:table-cell office:value-type="float" office:value="2.63939" calcext:value-type="float">
            <text:p>2.63939</text:p>
          </table:table-cell>
          <table:table-cell office:value-type="float" office:value="5.55694" calcext:value-type="float">
            <text:p>5.55694</text:p>
          </table:table-cell>
          <table:table-cell office:value-type="float" office:value="3.54557" calcext:value-type="float">
            <text:p>3.54557</text:p>
          </table:table-cell>
        </table:table-row>
        <table:table-row table:style-name="ro1">
          <table:table-cell office:value-type="float" office:value="0.00223843" calcext:value-type="float">
            <text:p>0.00223843</text:p>
          </table:table-cell>
          <table:table-cell office:value-type="float" office:value="0.0018215" calcext:value-type="float">
            <text:p>0.0018215</text:p>
          </table:table-cell>
          <table:table-cell office:value-type="float" office:value="0.000830009" calcext:value-type="float">
            <text:p>0.000830009</text:p>
          </table:table-cell>
          <table:table-cell office:value-type="float" office:value="0.000867997" calcext:value-type="float">
            <text:p>0.000867997</text:p>
          </table:table-cell>
          <table:table-cell office:value-type="float" office:value="0.00766944" calcext:value-type="float">
            <text:p>0.00766944</text:p>
          </table:table-cell>
          <table:table-cell office:value-type="float" office:value="0.00153595" calcext:value-type="float">
            <text:p>0.00153595</text:p>
          </table:table-cell>
        </table:table-row>
        <table:table-row table:style-name="ro1">
          <table:table-cell office:value-type="float" office:value="0.00088716" calcext:value-type="float">
            <text:p>0.00088716</text:p>
          </table:table-cell>
          <table:table-cell office:value-type="float" office:value="0.000840605" calcext:value-type="float">
            <text:p>0.000840605</text:p>
          </table:table-cell>
          <table:table-cell office:value-type="float" office:value="0.000875426" calcext:value-type="float">
            <text:p>0.000875426</text:p>
          </table:table-cell>
          <table:table-cell office:value-type="float" office:value="0.000827421" calcext:value-type="float">
            <text:p>0.000827421</text:p>
          </table:table-cell>
          <table:table-cell office:value-type="float" office:value="0.000822662" calcext:value-type="float">
            <text:p>0.000822662</text:p>
          </table:table-cell>
          <table:table-cell office:value-type="float" office:value="0.000912214" calcext:value-type="float">
            <text:p>0.000912214</text:p>
          </table:table-cell>
        </table:table-row>
        <table:table-row table:style-name="ro1">
          <table:table-cell office:value-type="float" office:value="1.47683" calcext:value-type="float">
            <text:p>1.47683</text:p>
          </table:table-cell>
          <table:table-cell office:value-type="float" office:value="1.02023" calcext:value-type="float">
            <text:p>1.02023</text:p>
          </table:table-cell>
          <table:table-cell office:value-type="float" office:value="2.29564" calcext:value-type="float">
            <text:p>2.29564</text:p>
          </table:table-cell>
          <table:table-cell office:value-type="float" office:value="1.81082" calcext:value-type="float">
            <text:p>1.81082</text:p>
          </table:table-cell>
          <table:table-cell office:value-type="float" office:value="2.84474" calcext:value-type="float">
            <text:p>2.84474</text:p>
          </table:table-cell>
          <table:table-cell office:value-type="float" office:value="2.41926" calcext:value-type="float">
            <text:p>2.41926</text:p>
          </table:table-cell>
        </table:table-row>
        <table:table-row table:style-name="ro1">
          <table:table-cell office:value-type="float" office:value="0.11494" calcext:value-type="float">
            <text:p>0.11494</text:p>
          </table:table-cell>
          <table:table-cell office:value-type="float" office:value="0.124947" calcext:value-type="float">
            <text:p>0.124947</text:p>
          </table:table-cell>
          <table:table-cell office:value-type="float" office:value="0.232476" calcext:value-type="float">
            <text:p>0.232476</text:p>
          </table:table-cell>
          <table:table-cell office:value-type="float" office:value="0.206137" calcext:value-type="float">
            <text:p>0.206137</text:p>
          </table:table-cell>
          <table:table-cell office:value-type="float" office:value="0.0752965" calcext:value-type="float">
            <text:p>0.0752965</text:p>
          </table:table-cell>
          <table:table-cell office:value-type="float" office:value="0.126656" calcext:value-type="float">
            <text:p>0.126656</text:p>
          </table:table-cell>
        </table:table-row>
        <table:table-row table:style-name="ro1">
          <table:table-cell office:value-type="float" office:value="0.0996195" calcext:value-type="float">
            <text:p>0.0996195</text:p>
          </table:table-cell>
          <table:table-cell office:value-type="float" office:value="0.0456142" calcext:value-type="float">
            <text:p>0.0456142</text:p>
          </table:table-cell>
          <table:table-cell office:value-type="float" office:value="0.0546089" calcext:value-type="float">
            <text:p>0.0546089</text:p>
          </table:table-cell>
          <table:table-cell office:value-type="float" office:value="0.108284" calcext:value-type="float">
            <text:p>0.108284</text:p>
          </table:table-cell>
          <table:table-cell office:value-type="float" office:value="0.0670381" calcext:value-type="float">
            <text:p>0.0670381</text:p>
          </table:table-cell>
          <table:table-cell office:value-type="float" office:value="0.0433334" calcext:value-type="float">
            <text:p>0.0433334</text:p>
          </table:table-cell>
        </table:table-row>
        <table:table-row table:style-name="ro1">
          <table:table-cell office:value-type="float" office:value="0.363653" calcext:value-type="float">
            <text:p>0.363653</text:p>
          </table:table-cell>
          <table:table-cell office:value-type="float" office:value="0.370789" calcext:value-type="float">
            <text:p>0.370789</text:p>
          </table:table-cell>
          <table:table-cell office:value-type="float" office:value="0.20155" calcext:value-type="float">
            <text:p>0.20155</text:p>
          </table:table-cell>
          <table:table-cell office:value-type="float" office:value="0.427763" calcext:value-type="float">
            <text:p>0.427763</text:p>
          </table:table-cell>
          <table:table-cell office:value-type="float" office:value="0.525034" calcext:value-type="float">
            <text:p>0.525034</text:p>
          </table:table-cell>
          <table:table-cell office:value-type="float" office:value="0.366587" calcext:value-type="float">
            <text:p>0.366587</text:p>
          </table:table-cell>
        </table:table-row>
        <table:table-row table:style-name="ro1">
          <table:table-cell office:value-type="float" office:value="0.00711532" calcext:value-type="float">
            <text:p>0.00711532</text:p>
          </table:table-cell>
          <table:table-cell office:value-type="float" office:value="0.00605982" calcext:value-type="float">
            <text:p>0.00605982</text:p>
          </table:table-cell>
          <table:table-cell office:value-type="float" office:value="0.00679208" calcext:value-type="float">
            <text:p>0.00679208</text:p>
          </table:table-cell>
          <table:table-cell office:value-type="float" office:value="0.0071118" calcext:value-type="float">
            <text:p>0.0071118</text:p>
          </table:table-cell>
          <table:table-cell office:value-type="float" office:value="0.00641586" calcext:value-type="float">
            <text:p>0.00641586</text:p>
          </table:table-cell>
          <table:table-cell office:value-type="float" office:value="0.00560533" calcext:value-type="float">
            <text:p>0.00560533</text:p>
          </table:table-cell>
        </table:table-row>
        <table:table-row table:style-name="ro1">
          <table:table-cell office:value-type="float" office:value="0.000881519" calcext:value-type="float">
            <text:p>0.000881519</text:p>
          </table:table-cell>
          <table:table-cell office:value-type="float" office:value="0.000866481" calcext:value-type="float">
            <text:p>0.000866481</text:p>
          </table:table-cell>
          <table:table-cell office:value-type="float" office:value="0.000768128" calcext:value-type="float">
            <text:p>0.000768128</text:p>
          </table:table-cell>
          <table:table-cell office:value-type="float" office:value="0.000799857" calcext:value-type="float">
            <text:p>0.000799857</text:p>
          </table:table-cell>
          <table:table-cell office:value-type="float" office:value="0.000808793" calcext:value-type="float">
            <text:p>0.000808793</text:p>
          </table:table-cell>
          <table:table-cell office:value-type="float" office:value="0.000872009" calcext:value-type="float">
            <text:p>0.000872009</text:p>
          </table:table-cell>
        </table:table-row>
        <table:table-row table:style-name="ro1">
          <table:table-cell office:value-type="float" office:value="2.65806" calcext:value-type="float">
            <text:p>2.65806</text:p>
          </table:table-cell>
          <table:table-cell office:value-type="float" office:value="1.39312" calcext:value-type="float">
            <text:p>1.39312</text:p>
          </table:table-cell>
          <table:table-cell office:value-type="float" office:value="5.00757" calcext:value-type="float">
            <text:p>5.00757</text:p>
          </table:table-cell>
          <table:table-cell office:value-type="float" office:value="2.89416" calcext:value-type="float">
            <text:p>2.89416</text:p>
          </table:table-cell>
          <table:table-cell office:value-type="float" office:value="7.76433" calcext:value-type="float">
            <text:p>7.76433</text:p>
          </table:table-cell>
          <table:table-cell office:value-type="float" office:value="4.13019" calcext:value-type="float">
            <text:p>4.13019</text:p>
          </table:table-cell>
        </table:table-row>
        <table:table-row table:style-name="ro1">
          <table:table-cell office:value-type="float" office:value="2.60523" calcext:value-type="float">
            <text:p>2.60523</text:p>
          </table:table-cell>
          <table:table-cell office:value-type="float" office:value="1.3398" calcext:value-type="float">
            <text:p>1.3398</text:p>
          </table:table-cell>
          <table:table-cell office:value-type="float" office:value="4.86" calcext:value-type="float">
            <text:p>4.86</text:p>
          </table:table-cell>
          <table:table-cell office:value-type="float" office:value="2.83194" calcext:value-type="float">
            <text:p>2.83194</text:p>
          </table:table-cell>
          <table:table-cell office:value-type="float" office:value="7.90239" calcext:value-type="float">
            <text:p>7.90239</text:p>
          </table:table-cell>
          <table:table-cell office:value-type="float" office:value="3.88646" calcext:value-type="float">
            <text:p>3.88646</text:p>
          </table:table-cell>
        </table:table-row>
        <table:table-row table:style-name="ro1">
          <table:table-cell office:value-type="float" office:value="3.26974" calcext:value-type="float">
            <text:p>3.26974</text:p>
          </table:table-cell>
          <table:table-cell office:value-type="float" office:value="1.75445" calcext:value-type="float">
            <text:p>1.75445</text:p>
          </table:table-cell>
          <table:table-cell office:value-type="float" office:value="6.30087" calcext:value-type="float">
            <text:p>6.30087</text:p>
          </table:table-cell>
          <table:table-cell office:value-type="float" office:value="3.6039" calcext:value-type="float">
            <text:p>3.6039</text:p>
          </table:table-cell>
          <table:table-cell office:value-type="float" office:value="9.52322" calcext:value-type="float">
            <text:p>9.52322</text:p>
          </table:table-cell>
          <table:table-cell office:value-type="float" office:value="5.21593" calcext:value-type="float">
            <text:p>5.21593</text:p>
          </table:table-cell>
        </table:table-row>
        <table:table-row table:style-name="ro1">
          <table:table-cell office:value-type="float" office:value="0.0188596" calcext:value-type="float">
            <text:p>0.0188596</text:p>
          </table:table-cell>
          <table:table-cell office:value-type="float" office:value="0.0158923" calcext:value-type="float">
            <text:p>0.0158923</text:p>
          </table:table-cell>
          <table:table-cell office:value-type="float" office:value="0.00885136" calcext:value-type="float">
            <text:p>0.00885136</text:p>
          </table:table-cell>
          <table:table-cell office:value-type="float" office:value="0.00893534" calcext:value-type="float">
            <text:p>0.00893534</text:p>
          </table:table-cell>
          <table:table-cell office:value-type="float" office:value="0.00889648" calcext:value-type="float">
            <text:p>0.00889648</text:p>
          </table:table-cell>
          <table:table-cell office:value-type="float" office:value="0.0119568" calcext:value-type="float">
            <text:p>0.0119568</text:p>
          </table:table-cell>
        </table:table-row>
        <table:table-row table:style-name="ro1">
          <table:table-cell office:value-type="float" office:value="2.91359" calcext:value-type="float">
            <text:p>2.91359</text:p>
          </table:table-cell>
          <table:table-cell office:value-type="float" office:value="1.42147" calcext:value-type="float">
            <text:p>1.42147</text:p>
          </table:table-cell>
          <table:table-cell office:value-type="float" office:value="5.72726" calcext:value-type="float">
            <text:p>5.72726</text:p>
          </table:table-cell>
          <table:table-cell office:value-type="float" office:value="3.05611" calcext:value-type="float">
            <text:p>3.05611</text:p>
          </table:table-cell>
          <table:table-cell office:value-type="float" office:value="8.02772" calcext:value-type="float">
            <text:p>8.02772</text:p>
          </table:table-cell>
          <table:table-cell office:value-type="float" office:value="4.57278" calcext:value-type="float">
            <text:p>4.57278</text:p>
          </table:table-cell>
        </table:table-row>
        <table:table-row table:style-name="ro1">
          <table:table-cell office:value-type="float" office:value="0.172597" calcext:value-type="float">
            <text:p>0.172597</text:p>
          </table:table-cell>
          <table:table-cell office:value-type="float" office:value="0.167719" calcext:value-type="float">
            <text:p>0.167719</text:p>
          </table:table-cell>
          <table:table-cell office:value-type="float" office:value="0.116786" calcext:value-type="float">
            <text:p>0.116786</text:p>
          </table:table-cell>
          <table:table-cell office:value-type="float" office:value="0.156109" calcext:value-type="float">
            <text:p>0.156109</text:p>
          </table:table-cell>
          <table:table-cell office:value-type="float" office:value="0.156153" calcext:value-type="float">
            <text:p>0.156153</text:p>
          </table:table-cell>
          <table:table-cell office:value-type="float" office:value="0.142448" calcext:value-type="float">
            <text:p>0.142448</text:p>
          </table:table-cell>
        </table:table-row>
        <table:table-row table:style-name="ro1">
          <table:table-cell office:value-type="float" office:value="3.49559" calcext:value-type="float">
            <text:p>3.49559</text:p>
          </table:table-cell>
          <table:table-cell office:value-type="float" office:value="1.89046" calcext:value-type="float">
            <text:p>1.89046</text:p>
          </table:table-cell>
          <table:table-cell office:value-type="float" office:value="6.19329" calcext:value-type="float">
            <text:p>6.19329</text:p>
          </table:table-cell>
          <table:table-cell office:value-type="float" office:value="4.02543" calcext:value-type="float">
            <text:p>4.02543</text:p>
          </table:table-cell>
          <table:table-cell office:value-type="float" office:value="9.29988" calcext:value-type="float">
            <text:p>9.29988</text:p>
          </table:table-cell>
          <table:table-cell office:value-type="float" office:value="5.91211" calcext:value-type="float">
            <text:p>5.91211</text:p>
          </table:table-cell>
        </table:table-row>
        <table:table-row table:style-name="ro1">
          <table:table-cell office:value-type="float" office:value="0.00337572" calcext:value-type="float">
            <text:p>0.00337572</text:p>
          </table:table-cell>
          <table:table-cell office:value-type="float" office:value="0.0017958" calcext:value-type="float">
            <text:p>0.0017958</text:p>
          </table:table-cell>
          <table:table-cell office:value-type="float" office:value="0.000931485" calcext:value-type="float">
            <text:p>0.000931485</text:p>
          </table:table-cell>
          <table:table-cell office:value-type="float" office:value="0.00194862" calcext:value-type="float">
            <text:p>0.00194862</text:p>
          </table:table-cell>
          <table:table-cell office:value-type="float" office:value="0.0039993" calcext:value-type="float">
            <text:p>0.0039993</text:p>
          </table:table-cell>
          <table:table-cell office:value-type="float" office:value="0.00234515" calcext:value-type="float">
            <text:p>0.00234515</text:p>
          </table:table-cell>
        </table:table-row>
        <table:table-row table:style-name="ro1">
          <table:table-cell office:value-type="float" office:value="2.18246" calcext:value-type="float">
            <text:p>2.18246</text:p>
          </table:table-cell>
          <table:table-cell office:value-type="float" office:value="1.72657" calcext:value-type="float">
            <text:p>1.72657</text:p>
          </table:table-cell>
          <table:table-cell office:value-type="float" office:value="2.64997" calcext:value-type="float">
            <text:p>2.64997</text:p>
          </table:table-cell>
          <table:table-cell office:value-type="float" office:value="2.20676" calcext:value-type="float">
            <text:p>2.20676</text:p>
          </table:table-cell>
          <table:table-cell office:value-type="float" office:value="2.50539" calcext:value-type="float">
            <text:p>2.50539</text:p>
          </table:table-cell>
          <table:table-cell office:value-type="float" office:value="3.12596" calcext:value-type="float">
            <text:p>3.12596</text:p>
          </table:table-cell>
        </table:table-row>
        <table:table-row table:style-name="ro1">
          <table:table-cell office:value-type="float" office:value="2.31684" calcext:value-type="float">
            <text:p>2.31684</text:p>
          </table:table-cell>
          <table:table-cell office:value-type="float" office:value="1.21586" calcext:value-type="float">
            <text:p>1.21586</text:p>
          </table:table-cell>
          <table:table-cell office:value-type="float" office:value="3.32342" calcext:value-type="float">
            <text:p>3.32342</text:p>
          </table:table-cell>
          <table:table-cell office:value-type="float" office:value="2.52337" calcext:value-type="float">
            <text:p>2.52337</text:p>
          </table:table-cell>
          <table:table-cell office:value-type="float" office:value="5.36779" calcext:value-type="float">
            <text:p>5.36779</text:p>
          </table:table-cell>
          <table:table-cell office:value-type="float" office:value="3.24543" calcext:value-type="float">
            <text:p>3.24543</text:p>
          </table:table-cell>
        </table:table-row>
        <table:table-row table:style-name="ro1">
          <table:table-cell office:value-type="float" office:value="0.502556" calcext:value-type="float">
            <text:p>0.502556</text:p>
          </table:table-cell>
          <table:table-cell office:value-type="float" office:value="0.761657" calcext:value-type="float">
            <text:p>0.761657</text:p>
          </table:table-cell>
          <table:table-cell office:value-type="float" office:value="1.05483" calcext:value-type="float">
            <text:p>1.05483</text:p>
          </table:table-cell>
          <table:table-cell office:value-type="float" office:value="1.30652" calcext:value-type="float">
            <text:p>1.30652</text:p>
          </table:table-cell>
          <table:table-cell office:value-type="float" office:value="1.06" calcext:value-type="float">
            <text:p>1.06</text:p>
          </table:table-cell>
          <table:table-cell office:value-type="float" office:value="0.611047" calcext:value-type="float">
            <text:p>0.611047</text:p>
          </table:table-cell>
        </table:table-row>
        <table:table-row table:style-name="ro1">
          <table:table-cell office:value-type="float" office:value="2.7313" calcext:value-type="float">
            <text:p>2.7313</text:p>
          </table:table-cell>
          <table:table-cell office:value-type="float" office:value="1.42972" calcext:value-type="float">
            <text:p>1.42972</text:p>
          </table:table-cell>
          <table:table-cell office:value-type="float" office:value="5.77465" calcext:value-type="float">
            <text:p>5.77465</text:p>
          </table:table-cell>
          <table:table-cell office:value-type="float" office:value="3.05293" calcext:value-type="float">
            <text:p>3.05293</text:p>
          </table:table-cell>
          <table:table-cell office:value-type="float" office:value="8.34053" calcext:value-type="float">
            <text:p>8.34053</text:p>
          </table:table-cell>
          <table:table-cell office:value-type="float" office:value="4.64586" calcext:value-type="float">
            <text:p>4.64586</text:p>
          </table:table-cell>
        </table:table-row>
        <table:table-row table:style-name="ro1">
          <table:table-cell office:value-type="float" office:value="2.8522" calcext:value-type="float">
            <text:p>2.8522</text:p>
          </table:table-cell>
          <table:table-cell office:value-type="float" office:value="1.50883" calcext:value-type="float">
            <text:p>1.50883</text:p>
          </table:table-cell>
          <table:table-cell office:value-type="float" office:value="5.27761" calcext:value-type="float">
            <text:p>5.27761</text:p>
          </table:table-cell>
          <table:table-cell office:value-type="float" office:value="3.13226" calcext:value-type="float">
            <text:p>3.13226</text:p>
          </table:table-cell>
          <table:table-cell office:value-type="float" office:value="8.34558" calcext:value-type="float">
            <text:p>8.34558</text:p>
          </table:table-cell>
          <table:table-cell office:value-type="float" office:value="4.4898" calcext:value-type="float">
            <text:p>4.4898</text:p>
          </table:table-cell>
        </table:table-row>
        <table:table-row table:style-name="ro1">
          <table:table-cell office:value-type="float" office:value="3.01473" calcext:value-type="float">
            <text:p>3.01473</text:p>
          </table:table-cell>
          <table:table-cell office:value-type="float" office:value="1.78841" calcext:value-type="float">
            <text:p>1.78841</text:p>
          </table:table-cell>
          <table:table-cell office:value-type="float" office:value="6.09596" calcext:value-type="float">
            <text:p>6.09596</text:p>
          </table:table-cell>
          <table:table-cell office:value-type="float" office:value="3.33731" calcext:value-type="float">
            <text:p>3.33731</text:p>
          </table:table-cell>
          <table:table-cell office:value-type="float" office:value="9.42051" calcext:value-type="float">
            <text:p>9.42051</text:p>
          </table:table-cell>
          <table:table-cell office:value-type="float" office:value="5.21078" calcext:value-type="float">
            <text:p>5.21078</text:p>
          </table:table-cell>
        </table:table-row>
        <table:table-row table:style-name="ro1">
          <table:table-cell office:value-type="float" office:value="0.00339791" calcext:value-type="float">
            <text:p>0.00339791</text:p>
          </table:table-cell>
          <table:table-cell office:value-type="float" office:value="0.00322201" calcext:value-type="float">
            <text:p>0.00322201</text:p>
          </table:table-cell>
          <table:table-cell office:value-type="float" office:value="0.00230685" calcext:value-type="float">
            <text:p>0.00230685</text:p>
          </table:table-cell>
          <table:table-cell office:value-type="float" office:value="0.00318438" calcext:value-type="float">
            <text:p>0.00318438</text:p>
          </table:table-cell>
          <table:table-cell office:value-type="float" office:value="0.00108446" calcext:value-type="float">
            <text:p>0.00108446</text:p>
          </table:table-cell>
          <table:table-cell office:value-type="float" office:value="0.000981115" calcext:value-type="float">
            <text:p>0.000981115</text:p>
          </table:table-cell>
        </table:table-row>
        <table:table-row table:style-name="ro1">
          <table:table-cell office:value-type="float" office:value="3.37801" calcext:value-type="float">
            <text:p>3.37801</text:p>
          </table:table-cell>
          <table:table-cell office:value-type="float" office:value="1.85521" calcext:value-type="float">
            <text:p>1.85521</text:p>
          </table:table-cell>
          <table:table-cell office:value-type="float" office:value="6.39219" calcext:value-type="float">
            <text:p>6.39219</text:p>
          </table:table-cell>
          <table:table-cell office:value-type="float" office:value="3.96532" calcext:value-type="float">
            <text:p>3.96532</text:p>
          </table:table-cell>
          <table:table-cell office:value-type="float" office:value="9.9911" calcext:value-type="float">
            <text:p>9.9911</text:p>
          </table:table-cell>
          <table:table-cell office:value-type="float" office:value="5.70912" calcext:value-type="float">
            <text:p>5.70912</text:p>
          </table:table-cell>
        </table:table-row>
        <table:table-row table:style-name="ro1">
          <table:table-cell office:value-type="float" office:value="3.63371" calcext:value-type="float">
            <text:p>3.63371</text:p>
          </table:table-cell>
          <table:table-cell office:value-type="float" office:value="1.99706" calcext:value-type="float">
            <text:p>1.99706</text:p>
          </table:table-cell>
          <table:table-cell office:value-type="float" office:value="7.04237" calcext:value-type="float">
            <text:p>7.04237</text:p>
          </table:table-cell>
          <table:table-cell office:value-type="float" office:value="3.84226" calcext:value-type="float">
            <text:p>3.84226</text:p>
          </table:table-cell>
          <table:table-cell office:value-type="float" office:value="10.864" calcext:value-type="float">
            <text:p>10.864</text:p>
          </table:table-cell>
          <table:table-cell office:value-type="float" office:value="5.68169" calcext:value-type="float">
            <text:p>5.68169</text:p>
          </table:table-cell>
        </table:table-row>
        <table:table-row table:style-name="ro1">
          <table:table-cell office:value-type="float" office:value="3.22313" calcext:value-type="float">
            <text:p>3.22313</text:p>
          </table:table-cell>
          <table:table-cell office:value-type="float" office:value="1.62968" calcext:value-type="float">
            <text:p>1.62968</text:p>
          </table:table-cell>
          <table:table-cell office:value-type="float" office:value="5.79359" calcext:value-type="float">
            <text:p>5.79359</text:p>
          </table:table-cell>
          <table:table-cell office:value-type="float" office:value="3.22782" calcext:value-type="float">
            <text:p>3.22782</text:p>
          </table:table-cell>
          <table:table-cell office:value-type="float" office:value="8.59247" calcext:value-type="float">
            <text:p>8.59247</text:p>
          </table:table-cell>
          <table:table-cell office:value-type="float" office:value="5.02776" calcext:value-type="float">
            <text:p>5.02776</text:p>
          </table:table-cell>
        </table:table-row>
        <table:table-row table:style-name="ro1">
          <table:table-cell office:value-type="float" office:value="2.94913" calcext:value-type="float">
            <text:p>2.94913</text:p>
          </table:table-cell>
          <table:table-cell office:value-type="float" office:value="1.51452" calcext:value-type="float">
            <text:p>1.51452</text:p>
          </table:table-cell>
          <table:table-cell office:value-type="float" office:value="5.66226" calcext:value-type="float">
            <text:p>5.66226</text:p>
          </table:table-cell>
          <table:table-cell office:value-type="float" office:value="3.36159" calcext:value-type="float">
            <text:p>3.36159</text:p>
          </table:table-cell>
          <table:table-cell office:value-type="float" office:value="8.99077" calcext:value-type="float">
            <text:p>8.99077</text:p>
          </table:table-cell>
          <table:table-cell office:value-type="float" office:value="4.85058" calcext:value-type="float">
            <text:p>4.85058</text:p>
          </table:table-cell>
        </table:table-row>
        <table:table-row table:style-name="ro1">
          <table:table-cell office:value-type="float" office:value="4.62823" calcext:value-type="float">
            <text:p>4.62823</text:p>
          </table:table-cell>
          <table:table-cell office:value-type="float" office:value="2.39241" calcext:value-type="float">
            <text:p>2.39241</text:p>
          </table:table-cell>
          <table:table-cell office:value-type="float" office:value="8.98425" calcext:value-type="float">
            <text:p>8.98425</text:p>
          </table:table-cell>
          <table:table-cell office:value-type="float" office:value="5.10433" calcext:value-type="float">
            <text:p>5.10433</text:p>
          </table:table-cell>
          <table:table-cell office:value-type="float" office:value="13.3699" calcext:value-type="float">
            <text:p>13.3699</text:p>
          </table:table-cell>
          <table:table-cell office:value-type="float" office:value="7.41101" calcext:value-type="float">
            <text:p>7.41101</text:p>
          </table:table-cell>
        </table:table-row>
        <table:table-row table:style-name="ro1">
          <table:table-cell office:value-type="float" office:value="3.26736" calcext:value-type="float">
            <text:p>3.26736</text:p>
          </table:table-cell>
          <table:table-cell office:value-type="float" office:value="1.63241" calcext:value-type="float">
            <text:p>1.63241</text:p>
          </table:table-cell>
          <table:table-cell office:value-type="float" office:value="6.01936" calcext:value-type="float">
            <text:p>6.01936</text:p>
          </table:table-cell>
          <table:table-cell office:value-type="float" office:value="3.30176" calcext:value-type="float">
            <text:p>3.30176</text:p>
          </table:table-cell>
          <table:table-cell office:value-type="float" office:value="9.25618" calcext:value-type="float">
            <text:p>9.25618</text:p>
          </table:table-cell>
          <table:table-cell office:value-type="float" office:value="5.04761" calcext:value-type="float">
            <text:p>5.04761</text:p>
          </table:table-cell>
        </table:table-row>
        <table:table-row table:style-name="ro1">
          <table:table-cell office:value-type="float" office:value="0.170134" calcext:value-type="float">
            <text:p>0.170134</text:p>
          </table:table-cell>
          <table:table-cell office:value-type="float" office:value="0.19887" calcext:value-type="float">
            <text:p>0.19887</text:p>
          </table:table-cell>
          <table:table-cell office:value-type="float" office:value="0.0686941" calcext:value-type="float">
            <text:p>0.0686941</text:p>
          </table:table-cell>
          <table:table-cell office:value-type="float" office:value="0.101367" calcext:value-type="float">
            <text:p>0.101367</text:p>
          </table:table-cell>
          <table:table-cell office:value-type="float" office:value="0.0716558" calcext:value-type="float">
            <text:p>0.0716558</text:p>
          </table:table-cell>
          <table:table-cell office:value-type="float" office:value="0.157991" calcext:value-type="float">
            <text:p>0.157991</text:p>
          </table:table-cell>
        </table:table-row>
        <table:table-row table:style-name="ro1">
          <table:table-cell office:value-type="float" office:value="1.50142" calcext:value-type="float">
            <text:p>1.50142</text:p>
          </table:table-cell>
          <table:table-cell office:value-type="float" office:value="1.25145" calcext:value-type="float">
            <text:p>1.25145</text:p>
          </table:table-cell>
          <table:table-cell office:value-type="float" office:value="1.71763" calcext:value-type="float">
            <text:p>1.71763</text:p>
          </table:table-cell>
          <table:table-cell office:value-type="float" office:value="2.18184" calcext:value-type="float">
            <text:p>2.18184</text:p>
          </table:table-cell>
          <table:table-cell office:value-type="float" office:value="3.08872" calcext:value-type="float">
            <text:p>3.08872</text:p>
          </table:table-cell>
          <table:table-cell office:value-type="float" office:value="1.8966" calcext:value-type="float">
            <text:p>1.8966</text:p>
          </table:table-cell>
        </table:table-row>
        <table:table-row table:style-name="ro1">
          <table:table-cell office:value-type="float" office:value="0.00591431" calcext:value-type="float">
            <text:p>0.00591431</text:p>
          </table:table-cell>
          <table:table-cell office:value-type="float" office:value="0.00487696" calcext:value-type="float">
            <text:p>0.00487696</text:p>
          </table:table-cell>
          <table:table-cell office:value-type="float" office:value="0.00585792" calcext:value-type="float">
            <text:p>0.00585792</text:p>
          </table:table-cell>
          <table:table-cell office:value-type="float" office:value="0.0050205" calcext:value-type="float">
            <text:p>0.0050205</text:p>
          </table:table-cell>
          <table:table-cell office:value-type="float" office:value="0.00414714" calcext:value-type="float">
            <text:p>0.00414714</text:p>
          </table:table-cell>
          <table:table-cell office:value-type="float" office:value="0.0035503" calcext:value-type="float">
            <text:p>0.0035503</text:p>
          </table:table-cell>
        </table:table-row>
        <table:table-row table:style-name="ro1">
          <table:table-cell office:value-type="float" office:value="0.00727154" calcext:value-type="float">
            <text:p>0.00727154</text:p>
          </table:table-cell>
          <table:table-cell office:value-type="float" office:value="0.00679211" calcext:value-type="float">
            <text:p>0.00679211</text:p>
          </table:table-cell>
          <table:table-cell office:value-type="float" office:value="0.0106975" calcext:value-type="float">
            <text:p>0.0106975</text:p>
          </table:table-cell>
          <table:table-cell office:value-type="float" office:value="0.00718706" calcext:value-type="float">
            <text:p>0.00718706</text:p>
          </table:table-cell>
          <table:table-cell office:value-type="float" office:value="0.00707447" calcext:value-type="float">
            <text:p>0.00707447</text:p>
          </table:table-cell>
          <table:table-cell office:value-type="float" office:value="0.00784747" calcext:value-type="float">
            <text:p>0.00784747</text:p>
          </table:table-cell>
        </table:table-row>
        <table:table-row table:style-name="ro1">
          <table:table-cell office:value-type="float" office:value="0.0535829" calcext:value-type="float">
            <text:p>0.0535829</text:p>
          </table:table-cell>
          <table:table-cell office:value-type="float" office:value="0.0560325" calcext:value-type="float">
            <text:p>0.0560325</text:p>
          </table:table-cell>
          <table:table-cell office:value-type="float" office:value="0.0500144" calcext:value-type="float">
            <text:p>0.0500144</text:p>
          </table:table-cell>
          <table:table-cell office:value-type="float" office:value="0.0867667" calcext:value-type="float">
            <text:p>0.0867667</text:p>
          </table:table-cell>
          <table:table-cell office:value-type="float" office:value="0.0657471" calcext:value-type="float">
            <text:p>0.0657471</text:p>
          </table:table-cell>
          <table:table-cell office:value-type="float" office:value="0.0480519" calcext:value-type="float">
            <text:p>0.0480519</text:p>
          </table:table-cell>
        </table:table-row>
        <table:table-row table:style-name="ro1">
          <table:table-cell office:value-type="float" office:value="4.80771" calcext:value-type="float">
            <text:p>4.80771</text:p>
          </table:table-cell>
          <table:table-cell office:value-type="float" office:value="2.47228" calcext:value-type="float">
            <text:p>2.47228</text:p>
          </table:table-cell>
          <table:table-cell office:value-type="float" office:value="9.15211" calcext:value-type="float">
            <text:p>9.15211</text:p>
          </table:table-cell>
          <table:table-cell office:value-type="float" office:value="5.29579" calcext:value-type="float">
            <text:p>5.29579</text:p>
          </table:table-cell>
          <table:table-cell office:value-type="float" office:value="14.1602" calcext:value-type="float">
            <text:p>14.1602</text:p>
          </table:table-cell>
          <table:table-cell office:value-type="float" office:value="7.79853" calcext:value-type="float">
            <text:p>7.79853</text:p>
          </table:table-cell>
        </table:table-row>
        <table:table-row table:style-name="ro1">
          <table:table-cell office:value-type="float" office:value="0.00632562" calcext:value-type="float">
            <text:p>0.00632562</text:p>
          </table:table-cell>
          <table:table-cell office:value-type="float" office:value="0.00482128" calcext:value-type="float">
            <text:p>0.00482128</text:p>
          </table:table-cell>
          <table:table-cell office:value-type="float" office:value="0.00586878" calcext:value-type="float">
            <text:p>0.00586878</text:p>
          </table:table-cell>
          <table:table-cell office:value-type="float" office:value="0.00423646" calcext:value-type="float">
            <text:p>0.00423646</text:p>
          </table:table-cell>
          <table:table-cell office:value-type="float" office:value="0.00445652" calcext:value-type="float">
            <text:p>0.00445652</text:p>
          </table:table-cell>
          <table:table-cell office:value-type="float" office:value="0.00348284" calcext:value-type="float">
            <text:p>0.00348284</text:p>
          </table:table-cell>
        </table:table-row>
        <table:table-row table:style-name="ro1">
          <table:table-cell office:value-type="float" office:value="4.47393" calcext:value-type="float">
            <text:p>4.47393</text:p>
          </table:table-cell>
          <table:table-cell office:value-type="float" office:value="2.51017" calcext:value-type="float">
            <text:p>2.51017</text:p>
          </table:table-cell>
          <table:table-cell office:value-type="float" office:value="8.7876" calcext:value-type="float">
            <text:p>8.7876</text:p>
          </table:table-cell>
          <table:table-cell office:value-type="float" office:value="5.10291" calcext:value-type="float">
            <text:p>5.10291</text:p>
          </table:table-cell>
          <table:table-cell office:value-type="float" office:value="13.2425" calcext:value-type="float">
            <text:p>13.2425</text:p>
          </table:table-cell>
          <table:table-cell office:value-type="float" office:value="7.23363" calcext:value-type="float">
            <text:p>7.23363</text:p>
          </table:table-cell>
        </table:table-row>
        <table:table-row table:style-name="ro1">
          <table:table-cell office:value-type="float" office:value="0.0208991" calcext:value-type="float">
            <text:p>0.0208991</text:p>
          </table:table-cell>
          <table:table-cell office:value-type="float" office:value="0.0124059" calcext:value-type="float">
            <text:p>0.0124059</text:p>
          </table:table-cell>
          <table:table-cell office:value-type="float" office:value="0.0306384" calcext:value-type="float">
            <text:p>0.0306384</text:p>
          </table:table-cell>
          <table:table-cell office:value-type="float" office:value="0.0204489" calcext:value-type="float">
            <text:p>0.0204489</text:p>
          </table:table-cell>
          <table:table-cell office:value-type="float" office:value="0.0234078" calcext:value-type="float">
            <text:p>0.0234078</text:p>
          </table:table-cell>
          <table:table-cell office:value-type="float" office:value="0.017898" calcext:value-type="float">
            <text:p>0.017898</text:p>
          </table:table-cell>
        </table:table-row>
        <table:table-row table:style-name="ro1">
          <table:table-cell office:value-type="float" office:value="1.74915" calcext:value-type="float">
            <text:p>1.74915</text:p>
          </table:table-cell>
          <table:table-cell office:value-type="float" office:value="1.83458" calcext:value-type="float">
            <text:p>1.83458</text:p>
          </table:table-cell>
          <table:table-cell office:value-type="float" office:value="3.65164" calcext:value-type="float">
            <text:p>3.65164</text:p>
          </table:table-cell>
          <table:table-cell office:value-type="float" office:value="3.28415" calcext:value-type="float">
            <text:p>3.28415</text:p>
          </table:table-cell>
          <table:table-cell office:value-type="float" office:value="7.10818" calcext:value-type="float">
            <text:p>7.10818</text:p>
          </table:table-cell>
          <table:table-cell office:value-type="float" office:value="2.88023" calcext:value-type="float">
            <text:p>2.88023</text:p>
          </table:table-cell>
        </table:table-row>
        <table:table-row table:style-name="ro1">
          <table:table-cell office:value-type="float" office:value="5.98567" calcext:value-type="float">
            <text:p>5.98567</text:p>
          </table:table-cell>
          <table:table-cell office:value-type="float" office:value="2.96291" calcext:value-type="float">
            <text:p>2.96291</text:p>
          </table:table-cell>
          <table:table-cell office:value-type="float" office:value="10.6901" calcext:value-type="float">
            <text:p>10.6901</text:p>
          </table:table-cell>
          <table:table-cell office:value-type="float" office:value="6.11651" calcext:value-type="float">
            <text:p>6.11651</text:p>
          </table:table-cell>
          <table:table-cell office:value-type="float" office:value="16.5406" calcext:value-type="float">
            <text:p>16.5406</text:p>
          </table:table-cell>
          <table:table-cell office:value-type="float" office:value="9.036" calcext:value-type="float">
            <text:p>9.036</text:p>
          </table:table-cell>
        </table:table-row>
        <table:table-row table:style-name="ro1">
          <table:table-cell office:value-type="float" office:value="0.00280371" calcext:value-type="float">
            <text:p>0.00280371</text:p>
          </table:table-cell>
          <table:table-cell office:value-type="float" office:value="0.0359883" calcext:value-type="float">
            <text:p>0.0359883</text:p>
          </table:table-cell>
          <table:table-cell office:value-type="float" office:value="0.0218243" calcext:value-type="float">
            <text:p>0.0218243</text:p>
          </table:table-cell>
          <table:table-cell office:value-type="float" office:value="0.00162167" calcext:value-type="float">
            <text:p>0.00162167</text:p>
          </table:table-cell>
          <table:table-cell office:value-type="float" office:value="0.00181218" calcext:value-type="float">
            <text:p>0.00181218</text:p>
          </table:table-cell>
          <table:table-cell office:value-type="float" office:value="0.0626567" calcext:value-type="float">
            <text:p>0.0626567</text:p>
          </table:table-cell>
        </table:table-row>
        <table:table-row table:style-name="ro1">
          <table:table-cell office:value-type="float" office:value="0.0128822" calcext:value-type="float">
            <text:p>0.0128822</text:p>
          </table:table-cell>
          <table:table-cell office:value-type="float" office:value="0.0176163" calcext:value-type="float">
            <text:p>0.0176163</text:p>
          </table:table-cell>
          <table:table-cell office:value-type="float" office:value="0.0162186" calcext:value-type="float">
            <text:p>0.0162186</text:p>
          </table:table-cell>
          <table:table-cell office:value-type="float" office:value="0.0146083" calcext:value-type="float">
            <text:p>0.0146083</text:p>
          </table:table-cell>
          <table:table-cell office:value-type="float" office:value="0.0108822" calcext:value-type="float">
            <text:p>0.0108822</text:p>
          </table:table-cell>
          <table:table-cell office:value-type="float" office:value="0.0167258" calcext:value-type="float">
            <text:p>0.0167258</text:p>
          </table:table-cell>
        </table:table-row>
        <table:table-row table:style-name="ro1">
          <table:table-cell office:value-type="float" office:value="7.72625" calcext:value-type="float">
            <text:p>7.72625</text:p>
          </table:table-cell>
          <table:table-cell office:value-type="float" office:value="3.8902" calcext:value-type="float">
            <text:p>3.8902</text:p>
          </table:table-cell>
          <table:table-cell office:value-type="float" office:value="15.3197" calcext:value-type="float">
            <text:p>15.3197</text:p>
          </table:table-cell>
          <table:table-cell office:value-type="float" office:value="8.68796" calcext:value-type="float">
            <text:p>8.68796</text:p>
          </table:table-cell>
          <table:table-cell office:value-type="float" office:value="22.2917" calcext:value-type="float">
            <text:p>22.2917</text:p>
          </table:table-cell>
          <table:table-cell office:value-type="float" office:value="12.9383" calcext:value-type="float">
            <text:p>12.9383</text:p>
          </table:table-cell>
        </table:table-row>
        <table:table-row table:style-name="ro1">
          <table:table-cell office:value-type="float" office:value="0.0018444" calcext:value-type="float">
            <text:p>0.0018444</text:p>
          </table:table-cell>
          <table:table-cell office:value-type="float" office:value="0.00188698" calcext:value-type="float">
            <text:p>0.00188698</text:p>
          </table:table-cell>
          <table:table-cell office:value-type="float" office:value="0.00193499" calcext:value-type="float">
            <text:p>0.00193499</text:p>
          </table:table-cell>
          <table:table-cell office:value-type="float" office:value="0.00191988" calcext:value-type="float">
            <text:p>0.00191988</text:p>
          </table:table-cell>
          <table:table-cell office:value-type="float" office:value="0.00184752" calcext:value-type="float">
            <text:p>0.00184752</text:p>
          </table:table-cell>
          <table:table-cell office:value-type="float" office:value="0.0018378" calcext:value-type="float">
            <text:p>0.0018378</text:p>
          </table:table-cell>
        </table:table-row>
        <table:table-row table:style-name="ro1">
          <table:table-cell office:value-type="float" office:value="0.0137978" calcext:value-type="float">
            <text:p>0.0137978</text:p>
          </table:table-cell>
          <table:table-cell office:value-type="float" office:value="0.0205986" calcext:value-type="float">
            <text:p>0.0205986</text:p>
          </table:table-cell>
          <table:table-cell office:value-type="float" office:value="0.0063384" calcext:value-type="float">
            <text:p>0.0063384</text:p>
          </table:table-cell>
          <table:table-cell office:value-type="float" office:value="0.017437" calcext:value-type="float">
            <text:p>0.017437</text:p>
          </table:table-cell>
          <table:table-cell office:value-type="float" office:value="0.0118349" calcext:value-type="float">
            <text:p>0.0118349</text:p>
          </table:table-cell>
          <table:table-cell office:value-type="float" office:value="0.0106269" calcext:value-type="float">
            <text:p>0.0106269</text:p>
          </table:table-cell>
        </table:table-row>
        <table:table-row table:style-name="ro1">
          <table:table-cell office:value-type="float" office:value="6.50912" calcext:value-type="float">
            <text:p>6.50912</text:p>
          </table:table-cell>
          <table:table-cell office:value-type="float" office:value="3.31333" calcext:value-type="float">
            <text:p>3.31333</text:p>
          </table:table-cell>
          <table:table-cell office:value-type="float" office:value="12.5223" calcext:value-type="float">
            <text:p>12.5223</text:p>
          </table:table-cell>
          <table:table-cell office:value-type="float" office:value="6.98358" calcext:value-type="float">
            <text:p>6.98358</text:p>
          </table:table-cell>
          <table:table-cell office:value-type="float" office:value="19.0339" calcext:value-type="float">
            <text:p>19.0339</text:p>
          </table:table-cell>
          <table:table-cell office:value-type="float" office:value="9.71303" calcext:value-type="float">
            <text:p>9.71303</text:p>
          </table:table-cell>
        </table:table-row>
        <table:table-row table:style-name="ro1">
          <table:table-cell office:value-type="float" office:value="13.6209" calcext:value-type="float">
            <text:p>13.6209</text:p>
          </table:table-cell>
          <table:table-cell office:value-type="float" office:value="6.57998" calcext:value-type="float">
            <text:p>6.57998</text:p>
          </table:table-cell>
          <table:table-cell office:value-type="float" office:value="26.3919" calcext:value-type="float">
            <text:p>26.3919</text:p>
          </table:table-cell>
          <table:table-cell office:value-type="float" office:value="14.305" calcext:value-type="float">
            <text:p>14.305</text:p>
          </table:table-cell>
          <table:table-cell office:value-type="float" office:value="36.5332" calcext:value-type="float">
            <text:p>36.5332</text:p>
          </table:table-cell>
          <table:table-cell office:value-type="float" office:value="21.888" calcext:value-type="float">
            <text:p>21.888</text:p>
          </table:table-cell>
        </table:table-row>
        <table:table-row table:style-name="ro1">
          <table:table-cell office:value-type="float" office:value="5.55004" calcext:value-type="float">
            <text:p>5.55004</text:p>
          </table:table-cell>
          <table:table-cell office:value-type="float" office:value="2.87434" calcext:value-type="float">
            <text:p>2.87434</text:p>
          </table:table-cell>
          <table:table-cell office:value-type="float" office:value="9.15752" calcext:value-type="float">
            <text:p>9.15752</text:p>
          </table:table-cell>
          <table:table-cell office:value-type="float" office:value="8.64393" calcext:value-type="float">
            <text:p>8.64393</text:p>
          </table:table-cell>
          <table:table-cell office:value-type="float" office:value="9.71816" calcext:value-type="float">
            <text:p>9.71816</text:p>
          </table:table-cell>
          <table:table-cell office:value-type="float" office:value="9.02688" calcext:value-type="float">
            <text:p>9.02688</text:p>
          </table:table-cell>
        </table:table-row>
        <table:table-row table:style-name="ro1">
          <table:table-cell office:value-type="float" office:value="7.52359" calcext:value-type="float">
            <text:p>7.52359</text:p>
          </table:table-cell>
          <table:table-cell office:value-type="float" office:value="3.93246" calcext:value-type="float">
            <text:p>3.93246</text:p>
          </table:table-cell>
          <table:table-cell office:value-type="float" office:value="14.2026" calcext:value-type="float">
            <text:p>14.2026</text:p>
          </table:table-cell>
          <table:table-cell office:value-type="float" office:value="8.09531" calcext:value-type="float">
            <text:p>8.09531</text:p>
          </table:table-cell>
          <table:table-cell office:value-type="float" office:value="22.9552" calcext:value-type="float">
            <text:p>22.9552</text:p>
          </table:table-cell>
          <table:table-cell office:value-type="float" office:value="11.2721" calcext:value-type="float">
            <text:p>11.2721</text:p>
          </table:table-cell>
        </table:table-row>
        <table:table-row table:style-name="ro1">
          <table:table-cell office:value-type="float" office:value="10.3067" calcext:value-type="float">
            <text:p>10.3067</text:p>
          </table:table-cell>
          <table:table-cell office:value-type="float" office:value="5.17967" calcext:value-type="float">
            <text:p>5.17967</text:p>
          </table:table-cell>
          <table:table-cell office:value-type="float" office:value="19.6247" calcext:value-type="float">
            <text:p>19.6247</text:p>
          </table:table-cell>
          <table:table-cell office:value-type="float" office:value="10.7208" calcext:value-type="float">
            <text:p>10.7208</text:p>
          </table:table-cell>
          <table:table-cell office:value-type="float" office:value="28.9825" calcext:value-type="float">
            <text:p>28.9825</text:p>
          </table:table-cell>
          <table:table-cell office:value-type="float" office:value="16.6694" calcext:value-type="float">
            <text:p>16.6694</text:p>
          </table:table-cell>
        </table:table-row>
        <table:table-row table:style-name="ro1">
          <table:table-cell office:value-type="float" office:value="10.9852" calcext:value-type="float">
            <text:p>10.9852</text:p>
          </table:table-cell>
          <table:table-cell office:value-type="float" office:value="5.95007" calcext:value-type="float">
            <text:p>5.95007</text:p>
          </table:table-cell>
          <table:table-cell office:value-type="float" office:value="21.5368" calcext:value-type="float">
            <text:p>21.5368</text:p>
          </table:table-cell>
          <table:table-cell office:value-type="float" office:value="12.6377" calcext:value-type="float">
            <text:p>12.6377</text:p>
          </table:table-cell>
          <table:table-cell office:value-type="float" office:value="32.5373" calcext:value-type="float">
            <text:p>32.5373</text:p>
          </table:table-cell>
          <table:table-cell office:value-type="float" office:value="18.7637" calcext:value-type="float">
            <text:p>18.7637</text:p>
          </table:table-cell>
        </table:table-row>
        <table:table-row table:style-name="ro1">
          <table:table-cell office:value-type="float" office:value="0.073378" calcext:value-type="float">
            <text:p>0.073378</text:p>
          </table:table-cell>
          <table:table-cell office:value-type="float" office:value="0.0947584" calcext:value-type="float">
            <text:p>0.0947584</text:p>
          </table:table-cell>
          <table:table-cell office:value-type="float" office:value="0.0713745" calcext:value-type="float">
            <text:p>0.0713745</text:p>
          </table:table-cell>
          <table:table-cell office:value-type="float" office:value="0.0863641" calcext:value-type="float">
            <text:p>0.0863641</text:p>
          </table:table-cell>
          <table:table-cell office:value-type="float" office:value="0.0184732" calcext:value-type="float">
            <text:p>0.0184732</text:p>
          </table:table-cell>
          <table:table-cell office:value-type="float" office:value="0.0575659" calcext:value-type="float">
            <text:p>0.0575659</text:p>
          </table:table-cell>
        </table:table-row>
        <table:table-row table:style-name="ro1">
          <table:table-cell office:value-type="float" office:value="8.04025" calcext:value-type="float">
            <text:p>8.04025</text:p>
          </table:table-cell>
          <table:table-cell office:value-type="float" office:value="4.57511" calcext:value-type="float">
            <text:p>4.57511</text:p>
          </table:table-cell>
          <table:table-cell office:value-type="float" office:value="14.8321" calcext:value-type="float">
            <text:p>14.8321</text:p>
          </table:table-cell>
          <table:table-cell office:value-type="float" office:value="9.84905" calcext:value-type="float">
            <text:p>9.84905</text:p>
          </table:table-cell>
          <table:table-cell office:value-type="float" office:value="24.0851" calcext:value-type="float">
            <text:p>24.0851</text:p>
          </table:table-cell>
          <table:table-cell office:value-type="float" office:value="13.9272" calcext:value-type="float">
            <text:p>13.9272</text:p>
          </table:table-cell>
        </table:table-row>
        <table:table-row table:style-name="ro1">
          <table:table-cell office:value-type="float" office:value="0.0103425" calcext:value-type="float">
            <text:p>0.0103425</text:p>
          </table:table-cell>
          <table:table-cell office:value-type="float" office:value="0.0142024" calcext:value-type="float">
            <text:p>0.0142024</text:p>
          </table:table-cell>
          <table:table-cell office:value-type="float" office:value="0.00816013" calcext:value-type="float">
            <text:p>0.00816013</text:p>
          </table:table-cell>
          <table:table-cell office:value-type="float" office:value="0.0126642" calcext:value-type="float">
            <text:p>0.0126642</text:p>
          </table:table-cell>
          <table:table-cell office:value-type="float" office:value="0.0108835" calcext:value-type="float">
            <text:p>0.0108835</text:p>
          </table:table-cell>
          <table:table-cell office:value-type="float" office:value="0.0118586" calcext:value-type="float">
            <text:p>0.0118586</text:p>
          </table:table-cell>
        </table:table-row>
        <table:table-row table:style-name="ro1">
          <table:table-cell office:value-type="float" office:value="0.0100462" calcext:value-type="float">
            <text:p>0.0100462</text:p>
          </table:table-cell>
          <table:table-cell office:value-type="float" office:value="0.0136903" calcext:value-type="float">
            <text:p>0.0136903</text:p>
          </table:table-cell>
          <table:table-cell office:value-type="float" office:value="0.00984223" calcext:value-type="float">
            <text:p>0.00984223</text:p>
          </table:table-cell>
          <table:table-cell office:value-type="float" office:value="0.00525059" calcext:value-type="float">
            <text:p>0.00525059</text:p>
          </table:table-cell>
          <table:table-cell office:value-type="float" office:value="0.0153026" calcext:value-type="float">
            <text:p>0.0153026</text:p>
          </table:table-cell>
          <table:table-cell office:value-type="float" office:value="0.0187947" calcext:value-type="float">
            <text:p>0.0187947</text:p>
          </table:table-cell>
        </table:table-row>
        <table:table-row table:style-name="ro1">
          <table:table-cell office:value-type="float" office:value="13.192" calcext:value-type="float">
            <text:p>13.192</text:p>
          </table:table-cell>
          <table:table-cell office:value-type="float" office:value="6.41754" calcext:value-type="float">
            <text:p>6.41754</text:p>
          </table:table-cell>
          <table:table-cell office:value-type="float" office:value="23.4246" calcext:value-type="float">
            <text:p>23.4246</text:p>
          </table:table-cell>
          <table:table-cell office:value-type="float" office:value="14.5049" calcext:value-type="float">
            <text:p>14.5049</text:p>
          </table:table-cell>
          <table:table-cell office:value-type="float" office:value="36.4656" calcext:value-type="float">
            <text:p>36.4656</text:p>
          </table:table-cell>
          <table:table-cell office:value-type="float" office:value="20.0736" calcext:value-type="float">
            <text:p>20.0736</text:p>
          </table:table-cell>
        </table:table-row>
        <table:table-row table:style-name="ro1">
          <table:table-cell office:value-type="float" office:value="0.04312" calcext:value-type="float">
            <text:p>0.04312</text:p>
          </table:table-cell>
          <table:table-cell office:value-type="float" office:value="0.0435609" calcext:value-type="float">
            <text:p>0.0435609</text:p>
          </table:table-cell>
          <table:table-cell office:value-type="float" office:value="0.0540142" calcext:value-type="float">
            <text:p>0.0540142</text:p>
          </table:table-cell>
          <table:table-cell office:value-type="float" office:value="0.0328486" calcext:value-type="float">
            <text:p>0.0328486</text:p>
          </table:table-cell>
          <table:table-cell office:value-type="float" office:value="0.106614" calcext:value-type="float">
            <text:p>0.106614</text:p>
          </table:table-cell>
          <table:table-cell office:value-type="float" office:value="0.0613496" calcext:value-type="float">
            <text:p>0.0613496</text:p>
          </table:table-cell>
        </table:table-row>
        <table:table-row table:style-name="ro1">
          <table:table-cell office:value-type="float" office:value="3.89493" calcext:value-type="float">
            <text:p>3.89493</text:p>
          </table:table-cell>
          <table:table-cell office:value-type="float" office:value="3.4822" calcext:value-type="float">
            <text:p>3.4822</text:p>
          </table:table-cell>
          <table:table-cell office:value-type="float" office:value="4.45626" calcext:value-type="float">
            <text:p>4.45626</text:p>
          </table:table-cell>
          <table:table-cell office:value-type="float" office:value="4.22666" calcext:value-type="float">
            <text:p>4.22666</text:p>
          </table:table-cell>
          <table:table-cell office:value-type="float" office:value="7.05161" calcext:value-type="float">
            <text:p>7.05161</text:p>
          </table:table-cell>
          <table:table-cell office:value-type="float" office:value="3.14077" calcext:value-type="float">
            <text:p>3.14077</text:p>
          </table:table-cell>
        </table:table-row>
        <table:table-row table:style-name="ro1">
          <table:table-cell office:value-type="float" office:value="0.0105501" calcext:value-type="float">
            <text:p>0.0105501</text:p>
          </table:table-cell>
          <table:table-cell office:value-type="float" office:value="0.0161018" calcext:value-type="float">
            <text:p>0.0161018</text:p>
          </table:table-cell>
          <table:table-cell office:value-type="float" office:value="0.0772902" calcext:value-type="float">
            <text:p>0.0772902</text:p>
          </table:table-cell>
          <table:table-cell office:value-type="float" office:value="0.00785747" calcext:value-type="float">
            <text:p>0.00785747</text:p>
          </table:table-cell>
          <table:table-cell office:value-type="float" office:value="0.0280534" calcext:value-type="float">
            <text:p>0.0280534</text:p>
          </table:table-cell>
          <table:table-cell office:value-type="float" office:value="0.0341764" calcext:value-type="float">
            <text:p>0.0341764</text:p>
          </table:table-cell>
        </table:table-row>
        <table:table-row table:style-name="ro1">
          <table:table-cell office:value-type="float" office:value="0.921403" calcext:value-type="float">
            <text:p>0.921403</text:p>
          </table:table-cell>
          <table:table-cell office:value-type="float" office:value="0.376294" calcext:value-type="float">
            <text:p>0.376294</text:p>
          </table:table-cell>
          <table:table-cell office:value-type="float" office:value="0.673767" calcext:value-type="float">
            <text:p>0.673767</text:p>
          </table:table-cell>
          <table:table-cell office:value-type="float" office:value="0.536986" calcext:value-type="float">
            <text:p>0.536986</text:p>
          </table:table-cell>
          <table:table-cell office:value-type="float" office:value="0.791107" calcext:value-type="float">
            <text:p>0.791107</text:p>
          </table:table-cell>
          <table:table-cell office:value-type="float" office:value="0.711413" calcext:value-type="float">
            <text:p>0.711413</text:p>
          </table:table-cell>
        </table:table-row>
        <table:table-row table:style-name="ro1">
          <table:table-cell office:value-type="float" office:value="0.205977" calcext:value-type="float">
            <text:p>0.205977</text:p>
          </table:table-cell>
          <table:table-cell office:value-type="float" office:value="0.218275" calcext:value-type="float">
            <text:p>0.218275</text:p>
          </table:table-cell>
          <table:table-cell office:value-type="float" office:value="0.0639088" calcext:value-type="float">
            <text:p>0.0639088</text:p>
          </table:table-cell>
          <table:table-cell office:value-type="float" office:value="0.387044" calcext:value-type="float">
            <text:p>0.387044</text:p>
          </table:table-cell>
          <table:table-cell office:value-type="float" office:value="0.176549" calcext:value-type="float">
            <text:p>0.176549</text:p>
          </table:table-cell>
          <table:table-cell office:value-type="float" office:value="0.306563" calcext:value-type="float">
            <text:p>0.306563</text:p>
          </table:table-cell>
        </table:table-row>
        <table:table-row table:style-name="ro1">
          <table:table-cell office:value-type="float" office:value="5.92908" calcext:value-type="float">
            <text:p>5.92908</text:p>
          </table:table-cell>
          <table:table-cell office:value-type="float" office:value="4.31172" calcext:value-type="float">
            <text:p>4.31172</text:p>
          </table:table-cell>
          <table:table-cell office:value-type="float" office:value="12.9628" calcext:value-type="float">
            <text:p>12.9628</text:p>
          </table:table-cell>
          <table:table-cell office:value-type="float" office:value="10.0189" calcext:value-type="float">
            <text:p>10.0189</text:p>
          </table:table-cell>
          <table:table-cell office:value-type="float" office:value="14.3492" calcext:value-type="float">
            <text:p>14.3492</text:p>
          </table:table-cell>
          <table:table-cell office:value-type="float" office:value="12.843" calcext:value-type="float">
            <text:p>12.843</text:p>
          </table:table-cell>
        </table:table-row>
        <table:table-row table:style-name="ro1">
          <table:table-cell office:value-type="float" office:value="0.0163468" calcext:value-type="float">
            <text:p>0.0163468</text:p>
          </table:table-cell>
          <table:table-cell office:value-type="float" office:value="0.0052297" calcext:value-type="float">
            <text:p>0.0052297</text:p>
          </table:table-cell>
          <table:table-cell office:value-type="float" office:value="0.00543875" calcext:value-type="float">
            <text:p>0.00543875</text:p>
          </table:table-cell>
          <table:table-cell office:value-type="float" office:value="0.0217521" calcext:value-type="float">
            <text:p>0.0217521</text:p>
          </table:table-cell>
          <table:table-cell office:value-type="float" office:value="0.0074315" calcext:value-type="float">
            <text:p>0.0074315</text:p>
          </table:table-cell>
          <table:table-cell office:value-type="float" office:value="0.00532494" calcext:value-type="float">
            <text:p>0.00532494</text:p>
          </table:table-cell>
        </table:table-row>
        <table:table-row table:style-name="ro1">
          <table:table-cell office:value-type="float" office:value="10.6232" calcext:value-type="float">
            <text:p>10.6232</text:p>
          </table:table-cell>
          <table:table-cell office:value-type="float" office:value="5.26361" calcext:value-type="float">
            <text:p>5.26361</text:p>
          </table:table-cell>
          <table:table-cell office:value-type="float" office:value="19.8229" calcext:value-type="float">
            <text:p>19.8229</text:p>
          </table:table-cell>
          <table:table-cell office:value-type="float" office:value="11.7277" calcext:value-type="float">
            <text:p>11.7277</text:p>
          </table:table-cell>
          <table:table-cell office:value-type="float" office:value="27.8402" calcext:value-type="float">
            <text:p>27.8402</text:p>
          </table:table-cell>
          <table:table-cell office:value-type="float" office:value="14.3608" calcext:value-type="float">
            <text:p>14.3608</text:p>
          </table:table-cell>
        </table:table-row>
        <table:table-row table:style-name="ro1">
          <table:table-cell office:value-type="float" office:value="0.00224406" calcext:value-type="float">
            <text:p>0.00224406</text:p>
          </table:table-cell>
          <table:table-cell office:value-type="float" office:value="0.0020268" calcext:value-type="float">
            <text:p>0.0020268</text:p>
          </table:table-cell>
          <table:table-cell office:value-type="float" office:value="0.00188101" calcext:value-type="float">
            <text:p>0.00188101</text:p>
          </table:table-cell>
          <table:table-cell office:value-type="float" office:value="0.00222404" calcext:value-type="float">
            <text:p>0.00222404</text:p>
          </table:table-cell>
          <table:table-cell office:value-type="float" office:value="0.00218747" calcext:value-type="float">
            <text:p>0.00218747</text:p>
          </table:table-cell>
          <table:table-cell office:value-type="float" office:value="0.00226617" calcext:value-type="float">
            <text:p>0.00226617</text:p>
          </table:table-cell>
        </table:table-row>
        <table:table-row table:style-name="ro1">
          <table:table-cell office:value-type="float" office:value="10.8747" calcext:value-type="float">
            <text:p>10.8747</text:p>
          </table:table-cell>
          <table:table-cell office:value-type="float" office:value="5.71077" calcext:value-type="float">
            <text:p>5.71077</text:p>
          </table:table-cell>
          <table:table-cell office:value-type="float" office:value="20.9782" calcext:value-type="float">
            <text:p>20.9782</text:p>
          </table:table-cell>
          <table:table-cell office:value-type="float" office:value="11.0985" calcext:value-type="float">
            <text:p>11.0985</text:p>
          </table:table-cell>
          <table:table-cell office:value-type="float" office:value="31.6851" calcext:value-type="float">
            <text:p>31.6851</text:p>
          </table:table-cell>
          <table:table-cell office:value-type="float" office:value="16.8458" calcext:value-type="float">
            <text:p>16.8458</text:p>
          </table:table-cell>
        </table:table-row>
        <table:table-row table:style-name="ro1">
          <table:table-cell office:value-type="float" office:value="0.0602511" calcext:value-type="float">
            <text:p>0.0602511</text:p>
          </table:table-cell>
          <table:table-cell office:value-type="float" office:value="0.115754" calcext:value-type="float">
            <text:p>0.115754</text:p>
          </table:table-cell>
          <table:table-cell office:value-type="float" office:value="0.0560392" calcext:value-type="float">
            <text:p>0.0560392</text:p>
          </table:table-cell>
          <table:table-cell office:value-type="float" office:value="0.141883" calcext:value-type="float">
            <text:p>0.141883</text:p>
          </table:table-cell>
          <table:table-cell office:value-type="float" office:value="0.0859603" calcext:value-type="float">
            <text:p>0.0859603</text:p>
          </table:table-cell>
          <table:table-cell office:value-type="float" office:value="0.0375906" calcext:value-type="float">
            <text:p>0.0375906</text:p>
          </table:table-cell>
        </table:table-row>
        <table:table-row table:style-name="ro1">
          <table:table-cell office:value-type="float" office:value="0.794677" calcext:value-type="float">
            <text:p>0.794677</text:p>
          </table:table-cell>
          <table:table-cell office:value-type="float" office:value="0.856898" calcext:value-type="float">
            <text:p>0.856898</text:p>
          </table:table-cell>
          <table:table-cell office:value-type="float" office:value="0.729759" calcext:value-type="float">
            <text:p>0.729759</text:p>
          </table:table-cell>
          <table:table-cell office:value-type="float" office:value="0.630529" calcext:value-type="float">
            <text:p>0.630529</text:p>
          </table:table-cell>
          <table:table-cell office:value-type="float" office:value="0.823388" calcext:value-type="float">
            <text:p>0.823388</text:p>
          </table:table-cell>
          <table:table-cell office:value-type="float" office:value="0.706975" calcext:value-type="float">
            <text:p>0.706975</text:p>
          </table:table-cell>
        </table:table-row>
        <table:table-row table:style-name="ro1">
          <table:table-cell office:value-type="float" office:value="12.0654" calcext:value-type="float">
            <text:p>12.0654</text:p>
          </table:table-cell>
          <table:table-cell office:value-type="float" office:value="6.08997" calcext:value-type="float">
            <text:p>6.08997</text:p>
          </table:table-cell>
          <table:table-cell office:value-type="float" office:value="23.1515" calcext:value-type="float">
            <text:p>23.1515</text:p>
          </table:table-cell>
          <table:table-cell office:value-type="float" office:value="12.9667" calcext:value-type="float">
            <text:p>12.9667</text:p>
          </table:table-cell>
          <table:table-cell office:value-type="float" office:value="33.7079" calcext:value-type="float">
            <text:p>33.7079</text:p>
          </table:table-cell>
          <table:table-cell office:value-type="float" office:value="18.5471" calcext:value-type="float">
            <text:p>18.5471</text:p>
          </table:table-cell>
        </table:table-row>
        <table:table-row table:style-name="ro1">
          <table:table-cell office:value-type="float" office:value="0.0191913" calcext:value-type="float">
            <text:p>0.0191913</text:p>
          </table:table-cell>
          <table:table-cell office:value-type="float" office:value="0.0132852" calcext:value-type="float">
            <text:p>0.0132852</text:p>
          </table:table-cell>
          <table:table-cell office:value-type="float" office:value="0.0102645" calcext:value-type="float">
            <text:p>0.0102645</text:p>
          </table:table-cell>
          <table:table-cell office:value-type="float" office:value="0.0210903" calcext:value-type="float">
            <text:p>0.0210903</text:p>
          </table:table-cell>
          <table:table-cell office:value-type="float" office:value="0.0195794" calcext:value-type="float">
            <text:p>0.0195794</text:p>
          </table:table-cell>
          <table:table-cell office:value-type="float" office:value="0.017751" calcext:value-type="float">
            <text:p>0.017751</text:p>
          </table:table-cell>
        </table:table-row>
        <table:table-row table:style-name="ro1">
          <table:table-cell office:value-type="float" office:value="14.5183" calcext:value-type="float">
            <text:p>14.5183</text:p>
          </table:table-cell>
          <table:table-cell office:value-type="float" office:value="7.0825" calcext:value-type="float">
            <text:p>7.0825</text:p>
          </table:table-cell>
          <table:table-cell office:value-type="float" office:value="26.463" calcext:value-type="float">
            <text:p>26.463</text:p>
          </table:table-cell>
          <table:table-cell office:value-type="float" office:value="15.0495" calcext:value-type="float">
            <text:p>15.0495</text:p>
          </table:table-cell>
          <table:table-cell office:value-type="float" office:value="39.2676" calcext:value-type="float">
            <text:p>39.2676</text:p>
          </table:table-cell>
          <table:table-cell office:value-type="float" office:value="22.1891" calcext:value-type="float">
            <text:p>22.1891</text:p>
          </table:table-cell>
        </table:table-row>
        <table:table-row table:style-name="ro1">
          <table:table-cell office:value-type="float" office:value="2.70474" calcext:value-type="float">
            <text:p>2.70474</text:p>
          </table:table-cell>
          <table:table-cell office:value-type="float" office:value="2.67444" calcext:value-type="float">
            <text:p>2.67444</text:p>
          </table:table-cell>
          <table:table-cell office:value-type="float" office:value="6.48232" calcext:value-type="float">
            <text:p>6.48232</text:p>
          </table:table-cell>
          <table:table-cell office:value-type="float" office:value="4.2804" calcext:value-type="float">
            <text:p>4.2804</text:p>
          </table:table-cell>
          <table:table-cell office:value-type="float" office:value="3.6763" calcext:value-type="float">
            <text:p>3.6763</text:p>
          </table:table-cell>
          <table:table-cell office:value-type="float" office:value="4.3452" calcext:value-type="float">
            <text:p>4.3452</text:p>
          </table:table-cell>
        </table:table-row>
        <table:table-row table:style-name="ro1">
          <table:table-cell office:value-type="float" office:value="10.4573" calcext:value-type="float">
            <text:p>10.4573</text:p>
          </table:table-cell>
          <table:table-cell office:value-type="float" office:value="5.26584" calcext:value-type="float">
            <text:p>5.26584</text:p>
          </table:table-cell>
          <table:table-cell office:value-type="float" office:value="17.1738" calcext:value-type="float">
            <text:p>17.1738</text:p>
          </table:table-cell>
          <table:table-cell office:value-type="float" office:value="12.196" calcext:value-type="float">
            <text:p>12.196</text:p>
          </table:table-cell>
          <table:table-cell office:value-type="float" office:value="19.4291" calcext:value-type="float">
            <text:p>19.4291</text:p>
          </table:table-cell>
          <table:table-cell office:value-type="float" office:value="15.295" calcext:value-type="float">
            <text:p>15.295</text:p>
          </table:table-cell>
        </table:table-row>
        <table:table-row table:style-name="ro1">
          <table:table-cell office:value-type="float" office:value="13.2694" calcext:value-type="float">
            <text:p>13.2694</text:p>
          </table:table-cell>
          <table:table-cell office:value-type="float" office:value="7.67869" calcext:value-type="float">
            <text:p>7.67869</text:p>
          </table:table-cell>
          <table:table-cell office:value-type="float" office:value="23.306" calcext:value-type="float">
            <text:p>23.306</text:p>
          </table:table-cell>
          <table:table-cell office:value-type="float" office:value="15.3444" calcext:value-type="float">
            <text:p>15.3444</text:p>
          </table:table-cell>
          <table:table-cell office:value-type="float" office:value="35.9064" calcext:value-type="float">
            <text:p>35.9064</text:p>
          </table:table-cell>
          <table:table-cell office:value-type="float" office:value="23.5614" calcext:value-type="float">
            <text:p>23.5614</text:p>
          </table:table-cell>
        </table:table-row>
        <table:table-row table:style-name="ro1">
          <table:table-cell office:value-type="float" office:value="19.2743" calcext:value-type="float">
            <text:p>19.2743</text:p>
          </table:table-cell>
          <table:table-cell office:value-type="float" office:value="10.4876" calcext:value-type="float">
            <text:p>10.4876</text:p>
          </table:table-cell>
          <table:table-cell office:value-type="float" office:value="36.7868" calcext:value-type="float">
            <text:p>36.7868</text:p>
          </table:table-cell>
          <table:table-cell office:value-type="float" office:value="22.2294" calcext:value-type="float">
            <text:p>22.2294</text:p>
          </table:table-cell>
          <table:table-cell office:value-type="float" office:value="56.0618" calcext:value-type="float">
            <text:p>56.0618</text:p>
          </table:table-cell>
          <table:table-cell office:value-type="float" office:value="30.8592" calcext:value-type="float">
            <text:p>30.8592</text:p>
          </table:table-cell>
        </table:table-row>
        <table:table-row table:style-name="ro1">
          <table:table-cell office:value-type="float" office:value="17.4955" calcext:value-type="float">
            <text:p>17.4955</text:p>
          </table:table-cell>
          <table:table-cell office:value-type="float" office:value="8.85065" calcext:value-type="float">
            <text:p>8.85065</text:p>
          </table:table-cell>
          <table:table-cell office:value-type="float" office:value="34.1914" calcext:value-type="float">
            <text:p>34.1914</text:p>
          </table:table-cell>
          <table:table-cell office:value-type="float" office:value="18.2978" calcext:value-type="float">
            <text:p>18.2978</text:p>
          </table:table-cell>
          <table:table-cell office:value-type="float" office:value="50.8697" calcext:value-type="float">
            <text:p>50.8697</text:p>
          </table:table-cell>
          <table:table-cell office:value-type="float" office:value="27.968" calcext:value-type="float">
            <text:p>27.968</text:p>
          </table:table-cell>
        </table:table-row>
        <table:table-row table:style-name="ro1">
          <table:table-cell office:value-type="float" office:value="0.0779889" calcext:value-type="float">
            <text:p>0.0779889</text:p>
          </table:table-cell>
          <table:table-cell office:value-type="float" office:value="0.0343291" calcext:value-type="float">
            <text:p>0.0343291</text:p>
          </table:table-cell>
          <table:table-cell office:value-type="float" office:value="0.0276481" calcext:value-type="float">
            <text:p>0.0276481</text:p>
          </table:table-cell>
          <table:table-cell office:value-type="float" office:value="0.0725743" calcext:value-type="float">
            <text:p>0.0725743</text:p>
          </table:table-cell>
          <table:table-cell office:value-type="float" office:value="0.0495592" calcext:value-type="float">
            <text:p>0.0495592</text:p>
          </table:table-cell>
          <table:table-cell office:value-type="float" office:value="0.0395773" calcext:value-type="float">
            <text:p>0.0395773</text:p>
          </table:table-cell>
        </table:table-row>
        <table:table-row table:style-name="ro1">
          <table:table-cell office:value-type="float" office:value="0.100245" calcext:value-type="float">
            <text:p>0.100245</text:p>
          </table:table-cell>
          <table:table-cell office:value-type="float" office:value="0.0340624" calcext:value-type="float">
            <text:p>0.0340624</text:p>
          </table:table-cell>
          <table:table-cell office:value-type="float" office:value="0.159294" calcext:value-type="float">
            <text:p>0.159294</text:p>
          </table:table-cell>
          <table:table-cell office:value-type="float" office:value="0.109181" calcext:value-type="float">
            <text:p>0.109181</text:p>
          </table:table-cell>
          <table:table-cell office:value-type="float" office:value="0.10093" calcext:value-type="float">
            <text:p>0.10093</text:p>
          </table:table-cell>
          <table:table-cell office:value-type="float" office:value="0.0710978" calcext:value-type="float">
            <text:p>0.0710978</text:p>
          </table:table-cell>
        </table:table-row>
        <table:table-row table:style-name="ro1">
          <table:table-cell office:value-type="float" office:value="4.41257" calcext:value-type="float">
            <text:p>4.41257</text:p>
          </table:table-cell>
          <table:table-cell office:value-type="float" office:value="4.72164" calcext:value-type="float">
            <text:p>4.72164</text:p>
          </table:table-cell>
          <table:table-cell office:value-type="float" office:value="3.2279" calcext:value-type="float">
            <text:p>3.2279</text:p>
          </table:table-cell>
          <table:table-cell office:value-type="float" office:value="10.9719" calcext:value-type="float">
            <text:p>10.9719</text:p>
          </table:table-cell>
          <table:table-cell office:value-type="float" office:value="3.52224" calcext:value-type="float">
            <text:p>3.52224</text:p>
          </table:table-cell>
          <table:table-cell office:value-type="float" office:value="4.37503" calcext:value-type="float">
            <text:p>4.37503</text:p>
          </table:table-cell>
        </table:table-row>
        <table:table-row table:style-name="ro1">
          <table:table-cell office:value-type="float" office:value="14.2428" calcext:value-type="float">
            <text:p>14.2428</text:p>
          </table:table-cell>
          <table:table-cell office:value-type="float" office:value="7.51053" calcext:value-type="float">
            <text:p>7.51053</text:p>
          </table:table-cell>
          <table:table-cell office:value-type="float" office:value="27.6413" calcext:value-type="float">
            <text:p>27.6413</text:p>
          </table:table-cell>
          <table:table-cell office:value-type="float" office:value="15.8485" calcext:value-type="float">
            <text:p>15.8485</text:p>
          </table:table-cell>
          <table:table-cell office:value-type="float" office:value="43.9104" calcext:value-type="float">
            <text:p>43.9104</text:p>
          </table:table-cell>
          <table:table-cell office:value-type="float" office:value="23.0657" calcext:value-type="float">
            <text:p>23.0657</text:p>
          </table:table-cell>
        </table:table-row>
        <table:table-row table:style-name="ro1">
          <table:table-cell office:value-type="float" office:value="6.42833" calcext:value-type="float">
            <text:p>6.42833</text:p>
          </table:table-cell>
          <table:table-cell office:value-type="float" office:value="3.9823" calcext:value-type="float">
            <text:p>3.9823</text:p>
          </table:table-cell>
          <table:table-cell office:value-type="float" office:value="9.76301" calcext:value-type="float">
            <text:p>9.76301</text:p>
          </table:table-cell>
          <table:table-cell office:value-type="float" office:value="10.2084" calcext:value-type="float">
            <text:p>10.2084</text:p>
          </table:table-cell>
          <table:table-cell office:value-type="float" office:value="5.83198" calcext:value-type="float">
            <text:p>5.83198</text:p>
          </table:table-cell>
          <table:table-cell office:value-type="float" office:value="7.25599" calcext:value-type="float">
            <text:p>7.25599</text:p>
          </table:table-cell>
        </table:table-row>
        <table:table-row table:style-name="ro1">
          <table:table-cell office:value-type="float" office:value="12.5282" calcext:value-type="float">
            <text:p>12.5282</text:p>
          </table:table-cell>
          <table:table-cell office:value-type="float" office:value="7.04877" calcext:value-type="float">
            <text:p>7.04877</text:p>
          </table:table-cell>
          <table:table-cell office:value-type="float" office:value="16.9343" calcext:value-type="float">
            <text:p>16.9343</text:p>
          </table:table-cell>
          <table:table-cell office:value-type="float" office:value="13.8885" calcext:value-type="float">
            <text:p>13.8885</text:p>
          </table:table-cell>
          <table:table-cell office:value-type="float" office:value="28.7459" calcext:value-type="float">
            <text:p>28.7459</text:p>
          </table:table-cell>
          <table:table-cell office:value-type="float" office:value="16.0569" calcext:value-type="float">
            <text:p>16.0569</text:p>
          </table:table-cell>
        </table:table-row>
        <table:table-row table:style-name="ro1">
          <table:table-cell office:value-type="float" office:value="0.0535191" calcext:value-type="float">
            <text:p>0.053519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46859" calcext:value-type="float">
            <text:p>0.046859</text:p>
          </table:table-cell>
          <table:table-cell office:value-type="float" office:value="0.112523" calcext:value-type="float">
            <text:p>0.112523</text:p>
          </table:table-cell>
          <table:table-cell office:value-type="float" office:value="0.0482386" calcext:value-type="float">
            <text:p>0.0482386</text:p>
          </table:table-cell>
          <table:table-cell office:value-type="float" office:value="0.0496177" calcext:value-type="float">
            <text:p>0.0496177</text:p>
          </table:table-cell>
        </table:table-row>
        <table:table-row table:style-name="ro1">
          <table:table-cell office:value-type="float" office:value="0.00544012" calcext:value-type="float">
            <text:p>0.00544012</text:p>
          </table:table-cell>
          <table:table-cell office:value-type="float" office:value="0.00879215" calcext:value-type="float">
            <text:p>0.00879215</text:p>
          </table:table-cell>
          <table:table-cell office:value-type="float" office:value="0.0027273" calcext:value-type="float">
            <text:p>0.0027273</text:p>
          </table:table-cell>
          <table:table-cell office:value-type="float" office:value="0.00260773" calcext:value-type="float">
            <text:p>0.00260773</text:p>
          </table:table-cell>
          <table:table-cell office:value-type="float" office:value="0.0903422" calcext:value-type="float">
            <text:p>0.0903422</text:p>
          </table:table-cell>
          <table:table-cell office:value-type="float" office:value="0.0127911" calcext:value-type="float">
            <text:p>0.0127911</text:p>
          </table:table-cell>
        </table:table-row>
        <table:table-row table:style-name="ro1">
          <table:table-cell office:value-type="float" office:value="0.00231102" calcext:value-type="float">
            <text:p>0.00231102</text:p>
          </table:table-cell>
          <table:table-cell office:value-type="float" office:value="0.00239636" calcext:value-type="float">
            <text:p>0.00239636</text:p>
          </table:table-cell>
          <table:table-cell office:value-type="float" office:value="0.00223269" calcext:value-type="float">
            <text:p>0.00223269</text:p>
          </table:table-cell>
          <table:table-cell office:value-type="float" office:value="0.00234264" calcext:value-type="float">
            <text:p>0.00234264</text:p>
          </table:table-cell>
          <table:table-cell office:value-type="float" office:value="0.00240115" calcext:value-type="float">
            <text:p>0.00240115</text:p>
          </table:table-cell>
          <table:table-cell office:value-type="float" office:value="0.00220907" calcext:value-type="float">
            <text:p>0.00220907</text:p>
          </table:table-cell>
        </table:table-row>
        <table:table-row table:style-name="ro1">
          <table:table-cell office:value-type="float" office:value="0.485419" calcext:value-type="float">
            <text:p>0.485419</text:p>
          </table:table-cell>
          <table:table-cell office:value-type="float" office:value="0.715867" calcext:value-type="float">
            <text:p>0.715867</text:p>
          </table:table-cell>
          <table:table-cell office:value-type="float" office:value="0.558598" calcext:value-type="float">
            <text:p>0.558598</text:p>
          </table:table-cell>
          <table:table-cell office:value-type="float" office:value="0.62607" calcext:value-type="float">
            <text:p>0.62607</text:p>
          </table:table-cell>
          <table:table-cell office:value-type="float" office:value="0.689368" calcext:value-type="float">
            <text:p>0.689368</text:p>
          </table:table-cell>
          <table:table-cell office:value-type="float" office:value="0.546189" calcext:value-type="float">
            <text:p>0.546189</text:p>
          </table:table-cell>
        </table:table-row>
        <table:table-row table:style-name="ro1">
          <table:table-cell office:value-type="float" office:value="15.8133" calcext:value-type="float">
            <text:p>15.8133</text:p>
          </table:table-cell>
          <table:table-cell office:value-type="float" office:value="8.12202" calcext:value-type="float">
            <text:p>8.12202</text:p>
          </table:table-cell>
          <table:table-cell office:value-type="float" office:value="31.6357" calcext:value-type="float">
            <text:p>31.6357</text:p>
          </table:table-cell>
          <table:table-cell office:value-type="float" office:value="17.5108" calcext:value-type="float">
            <text:p>17.5108</text:p>
          </table:table-cell>
          <table:table-cell office:value-type="float" office:value="46.148" calcext:value-type="float">
            <text:p>46.148</text:p>
          </table:table-cell>
          <table:table-cell office:value-type="float" office:value="25.9935" calcext:value-type="float">
            <text:p>25.9935</text:p>
          </table:table-cell>
        </table:table-row>
        <table:table-row table:style-name="ro1">
          <table:table-cell office:value-type="float" office:value="20.6497" calcext:value-type="float">
            <text:p>20.6497</text:p>
          </table:table-cell>
          <table:table-cell office:value-type="float" office:value="11.2811" calcext:value-type="float">
            <text:p>11.2811</text:p>
          </table:table-cell>
          <table:table-cell office:value-type="float" office:value="39.7047" calcext:value-type="float">
            <text:p>39.7047</text:p>
          </table:table-cell>
          <table:table-cell office:value-type="float" office:value="24.6746" calcext:value-type="float">
            <text:p>24.6746</text:p>
          </table:table-cell>
          <table:table-cell office:value-type="float" office:value="57.9575" calcext:value-type="float">
            <text:p>57.9575</text:p>
          </table:table-cell>
          <table:table-cell office:value-type="float" office:value="34.4759" calcext:value-type="float">
            <text:p>34.4759</text:p>
          </table:table-cell>
        </table:table-row>
        <table:table-row table:style-name="ro1">
          <table:table-cell office:value-type="float" office:value="21.3318" calcext:value-type="float">
            <text:p>21.3318</text:p>
          </table:table-cell>
          <table:table-cell office:value-type="float" office:value="10.5624" calcext:value-type="float">
            <text:p>10.5624</text:p>
          </table:table-cell>
          <table:table-cell office:value-type="float" office:value="40.5159" calcext:value-type="float">
            <text:p>40.5159</text:p>
          </table:table-cell>
          <table:table-cell office:value-type="float" office:value="25.5432" calcext:value-type="float">
            <text:p>25.5432</text:p>
          </table:table-cell>
          <table:table-cell office:value-type="float" office:value="61.2012" calcext:value-type="float">
            <text:p>61.2012</text:p>
          </table:table-cell>
          <table:table-cell office:value-type="float" office:value="33.2382" calcext:value-type="float">
            <text:p>33.2382</text:p>
          </table:table-cell>
        </table:table-row>
        <table:table-row table:style-name="ro1">
          <table:table-cell office:value-type="float" office:value="12.3597" calcext:value-type="float">
            <text:p>12.3597</text:p>
          </table:table-cell>
          <table:table-cell office:value-type="float" office:value="7.83466" calcext:value-type="float">
            <text:p>7.83466</text:p>
          </table:table-cell>
          <table:table-cell office:value-type="float" office:value="15.9561" calcext:value-type="float">
            <text:p>15.9561</text:p>
          </table:table-cell>
          <table:table-cell office:value-type="float" office:value="15.3203" calcext:value-type="float">
            <text:p>15.3203</text:p>
          </table:table-cell>
          <table:table-cell office:value-type="float" office:value="23.7436" calcext:value-type="float">
            <text:p>23.7436</text:p>
          </table:table-cell>
          <table:table-cell office:value-type="float" office:value="14.4674" calcext:value-type="float">
            <text:p>14.4674</text:p>
          </table:table-cell>
        </table:table-row>
        <table:table-row table:style-name="ro1">
          <table:table-cell office:value-type="float" office:value="13.0183" calcext:value-type="float">
            <text:p>13.0183</text:p>
          </table:table-cell>
          <table:table-cell office:value-type="float" office:value="6.99559" calcext:value-type="float">
            <text:p>6.99559</text:p>
          </table:table-cell>
          <table:table-cell office:value-type="float" office:value="26.9583" calcext:value-type="float">
            <text:p>26.9583</text:p>
          </table:table-cell>
          <table:table-cell office:value-type="float" office:value="15.809" calcext:value-type="float">
            <text:p>15.809</text:p>
          </table:table-cell>
          <table:table-cell office:value-type="float" office:value="39.5806" calcext:value-type="float">
            <text:p>39.5806</text:p>
          </table:table-cell>
          <table:table-cell office:value-type="float" office:value="21.3824" calcext:value-type="float">
            <text:p>21.3824</text:p>
          </table:table-cell>
        </table:table-row>
        <table:table-row table:style-name="ro1">
          <table:table-cell office:value-type="float" office:value="0.169492" calcext:value-type="float">
            <text:p>0.169492</text:p>
          </table:table-cell>
          <table:table-cell office:value-type="float" office:value="0.040556" calcext:value-type="float">
            <text:p>0.040556</text:p>
          </table:table-cell>
          <table:table-cell office:value-type="float" office:value="0.0581874" calcext:value-type="float">
            <text:p>0.0581874</text:p>
          </table:table-cell>
          <table:table-cell office:value-type="float" office:value="0.0537289" calcext:value-type="float">
            <text:p>0.0537289</text:p>
          </table:table-cell>
          <table:table-cell office:value-type="float" office:value="0.0737114" calcext:value-type="float">
            <text:p>0.0737114</text:p>
          </table:table-cell>
          <table:table-cell office:value-type="float" office:value="0.0977226" calcext:value-type="float">
            <text:p>0.0977226</text:p>
          </table:table-cell>
        </table:table-row>
        <table:table-row table:style-name="ro1">
          <table:table-cell office:value-type="float" office:value="1.35286" calcext:value-type="float">
            <text:p>1.35286</text:p>
          </table:table-cell>
          <table:table-cell office:value-type="float" office:value="1.07774" calcext:value-type="float">
            <text:p>1.07774</text:p>
          </table:table-cell>
          <table:table-cell office:value-type="float" office:value="1.89256" calcext:value-type="float">
            <text:p>1.89256</text:p>
          </table:table-cell>
          <table:table-cell office:value-type="float" office:value="1.89949" calcext:value-type="float">
            <text:p>1.89949</text:p>
          </table:table-cell>
          <table:table-cell office:value-type="float" office:value="0.878053" calcext:value-type="float">
            <text:p>0.878053</text:p>
          </table:table-cell>
          <table:table-cell office:value-type="float" office:value="1.91675" calcext:value-type="float">
            <text:p>1.91675</text:p>
          </table:table-cell>
        </table:table-row>
        <table:table-row table:style-name="ro1">
          <table:table-cell office:value-type="float" office:value="3.0952" calcext:value-type="float">
            <text:p>3.0952</text:p>
          </table:table-cell>
          <table:table-cell office:value-type="float" office:value="1.5503" calcext:value-type="float">
            <text:p>1.5503</text:p>
          </table:table-cell>
          <table:table-cell office:value-type="float" office:value="1.54183" calcext:value-type="float">
            <text:p>1.54183</text:p>
          </table:table-cell>
          <table:table-cell office:value-type="float" office:value="3.3483" calcext:value-type="float">
            <text:p>3.3483</text:p>
          </table:table-cell>
          <table:table-cell office:value-type="float" office:value="1.85384" calcext:value-type="float">
            <text:p>1.85384</text:p>
          </table:table-cell>
          <table:table-cell office:value-type="float" office:value="2.33969" calcext:value-type="float">
            <text:p>2.33969</text:p>
          </table:table-cell>
        </table:table-row>
        <table:table-row table:style-name="ro1">
          <table:table-cell office:value-type="float" office:value="3.55518" calcext:value-type="float">
            <text:p>3.55518</text:p>
          </table:table-cell>
          <table:table-cell office:value-type="float" office:value="3.42027" calcext:value-type="float">
            <text:p>3.42027</text:p>
          </table:table-cell>
          <table:table-cell office:value-type="float" office:value="2.92861" calcext:value-type="float">
            <text:p>2.92861</text:p>
          </table:table-cell>
          <table:table-cell office:value-type="float" office:value="3.90664" calcext:value-type="float">
            <text:p>3.90664</text:p>
          </table:table-cell>
          <table:table-cell office:value-type="float" office:value="2.93555" calcext:value-type="float">
            <text:p>2.93555</text:p>
          </table:table-cell>
          <table:table-cell office:value-type="float" office:value="3.21608" calcext:value-type="float">
            <text:p>3.21608</text:p>
          </table:table-cell>
        </table:table-row>
        <table:table-row table:style-name="ro1">
          <table:table-cell office:value-type="float" office:value="13.7638" calcext:value-type="float">
            <text:p>13.7638</text:p>
          </table:table-cell>
          <table:table-cell office:value-type="float" office:value="7.14795" calcext:value-type="float">
            <text:p>7.14795</text:p>
          </table:table-cell>
          <table:table-cell office:value-type="float" office:value="27.5935" calcext:value-type="float">
            <text:p>27.5935</text:p>
          </table:table-cell>
          <table:table-cell office:value-type="float" office:value="13.9943" calcext:value-type="float">
            <text:p>13.9943</text:p>
          </table:table-cell>
          <table:table-cell office:value-type="float" office:value="41.0114" calcext:value-type="float">
            <text:p>41.0114</text:p>
          </table:table-cell>
          <table:table-cell office:value-type="float" office:value="20.5539" calcext:value-type="float">
            <text:p>20.5539</text:p>
          </table:table-cell>
        </table:table-row>
        <table:table-row table:style-name="ro1">
          <table:table-cell office:value-type="float" office:value="23.6721" calcext:value-type="float">
            <text:p>23.6721</text:p>
          </table:table-cell>
          <table:table-cell office:value-type="float" office:value="12.3043" calcext:value-type="float">
            <text:p>12.3043</text:p>
          </table:table-cell>
          <table:table-cell office:value-type="float" office:value="44.9691" calcext:value-type="float">
            <text:p>44.9691</text:p>
          </table:table-cell>
          <table:table-cell office:value-type="float" office:value="28.0582" calcext:value-type="float">
            <text:p>28.0582</text:p>
          </table:table-cell>
          <table:table-cell office:value-type="float" office:value="70.5581" calcext:value-type="float">
            <text:p>70.5581</text:p>
          </table:table-cell>
          <table:table-cell office:value-type="float" office:value="38.4888" calcext:value-type="float">
            <text:p>38.4888</text:p>
          </table:table-cell>
        </table:table-row>
        <table:table-row table:style-name="ro1">
          <table:table-cell office:value-type="float" office:value="15.9698" calcext:value-type="float">
            <text:p>15.9698</text:p>
          </table:table-cell>
          <table:table-cell office:value-type="float" office:value="7.58808" calcext:value-type="float">
            <text:p>7.58808</text:p>
          </table:table-cell>
          <table:table-cell office:value-type="float" office:value="32.6972" calcext:value-type="float">
            <text:p>32.6972</text:p>
          </table:table-cell>
          <table:table-cell office:value-type="float" office:value="16.3417" calcext:value-type="float">
            <text:p>16.3417</text:p>
          </table:table-cell>
          <table:table-cell office:value-type="float" office:value="46.0848" calcext:value-type="float">
            <text:p>46.0848</text:p>
          </table:table-cell>
          <table:table-cell office:value-type="float" office:value="24.5896" calcext:value-type="float">
            <text:p>24.5896</text:p>
          </table:table-cell>
        </table:table-row>
        <table:table-row table:style-name="ro1">
          <table:table-cell office:value-type="float" office:value="23.3811" calcext:value-type="float">
            <text:p>23.3811</text:p>
          </table:table-cell>
          <table:table-cell office:value-type="float" office:value="11.6099" calcext:value-type="float">
            <text:p>11.6099</text:p>
          </table:table-cell>
          <table:table-cell office:value-type="float" office:value="43.4632" calcext:value-type="float">
            <text:p>43.4632</text:p>
          </table:table-cell>
          <table:table-cell office:value-type="float" office:value="25.5196" calcext:value-type="float">
            <text:p>25.5196</text:p>
          </table:table-cell>
          <table:table-cell office:value-type="float" office:value="66.0293" calcext:value-type="float">
            <text:p>66.0293</text:p>
          </table:table-cell>
          <table:table-cell office:value-type="float" office:value="39.7494" calcext:value-type="float">
            <text:p>39.7494</text:p>
          </table:table-cell>
        </table:table-row>
        <table:table-row table:style-name="ro1">
          <table:table-cell office:value-type="float" office:value="0.00278725" calcext:value-type="float">
            <text:p>0.00278725</text:p>
          </table:table-cell>
          <table:table-cell office:value-type="float" office:value="0.00257517" calcext:value-type="float">
            <text:p>0.00257517</text:p>
          </table:table-cell>
          <table:table-cell office:value-type="float" office:value="0.00270109" calcext:value-type="float">
            <text:p>0.00270109</text:p>
          </table:table-cell>
          <table:table-cell office:value-type="float" office:value="0.00274895" calcext:value-type="float">
            <text:p>0.00274895</text:p>
          </table:table-cell>
          <table:table-cell office:value-type="float" office:value="0.00266248" calcext:value-type="float">
            <text:p>0.00266248</text:p>
          </table:table-cell>
          <table:table-cell office:value-type="float" office:value="0.00283978" calcext:value-type="float">
            <text:p>0.00283978</text:p>
          </table:table-cell>
        </table:table-row>
        <table:table-row table:style-name="ro1">
          <table:table-cell office:value-type="float" office:value="16.8852" calcext:value-type="float">
            <text:p>16.8852</text:p>
          </table:table-cell>
          <table:table-cell office:value-type="float" office:value="8.21099" calcext:value-type="float">
            <text:p>8.21099</text:p>
          </table:table-cell>
          <table:table-cell office:value-type="float" office:value="30.2099" calcext:value-type="float">
            <text:p>30.2099</text:p>
          </table:table-cell>
          <table:table-cell office:value-type="float" office:value="16.3967" calcext:value-type="float">
            <text:p>16.3967</text:p>
          </table:table-cell>
          <table:table-cell office:value-type="float" office:value="47.1942" calcext:value-type="float">
            <text:p>47.1942</text:p>
          </table:table-cell>
          <table:table-cell office:value-type="float" office:value="25.4727" calcext:value-type="float">
            <text:p>25.4727</text:p>
          </table:table-cell>
        </table:table-row>
        <table:table-row table:style-name="ro1">
          <table:table-cell office:value-type="float" office:value="12.5429" calcext:value-type="float">
            <text:p>12.5429</text:p>
          </table:table-cell>
          <table:table-cell office:value-type="float" office:value="5.0031" calcext:value-type="float">
            <text:p>5.0031</text:p>
          </table:table-cell>
          <table:table-cell office:value-type="float" office:value="20.0412" calcext:value-type="float">
            <text:p>20.0412</text:p>
          </table:table-cell>
          <table:table-cell office:value-type="float" office:value="12.572" calcext:value-type="float">
            <text:p>12.572</text:p>
          </table:table-cell>
          <table:table-cell office:value-type="float" office:value="16.1322" calcext:value-type="float">
            <text:p>16.1322</text:p>
          </table:table-cell>
          <table:table-cell office:value-type="float" office:value="17.2577" calcext:value-type="float">
            <text:p>17.2577</text:p>
          </table:table-cell>
        </table:table-row>
        <table:table-row table:style-name="ro1">
          <table:table-cell office:value-type="float" office:value="13.6412" calcext:value-type="float">
            <text:p>13.6412</text:p>
          </table:table-cell>
          <table:table-cell office:value-type="float" office:value="6.49832" calcext:value-type="float">
            <text:p>6.49832</text:p>
          </table:table-cell>
          <table:table-cell office:value-type="float" office:value="24.2371" calcext:value-type="float">
            <text:p>24.2371</text:p>
          </table:table-cell>
          <table:table-cell office:value-type="float" office:value="13.8996" calcext:value-type="float">
            <text:p>13.8996</text:p>
          </table:table-cell>
          <table:table-cell office:value-type="float" office:value="37.8091" calcext:value-type="float">
            <text:p>37.8091</text:p>
          </table:table-cell>
          <table:table-cell office:value-type="float" office:value="20.2572" calcext:value-type="float">
            <text:p>20.2572</text:p>
          </table:table-cell>
        </table:table-row>
        <table:table-row table:style-name="ro1">
          <table:table-cell office:value-type="float" office:value="19.9078" calcext:value-type="float">
            <text:p>19.9078</text:p>
          </table:table-cell>
          <table:table-cell office:value-type="float" office:value="9.80072" calcext:value-type="float">
            <text:p>9.80072</text:p>
          </table:table-cell>
          <table:table-cell office:value-type="float" office:value="38.9646" calcext:value-type="float">
            <text:p>38.9646</text:p>
          </table:table-cell>
          <table:table-cell office:value-type="float" office:value="22.6755" calcext:value-type="float">
            <text:p>22.6755</text:p>
          </table:table-cell>
          <table:table-cell office:value-type="float" office:value="55.0583" calcext:value-type="float">
            <text:p>55.0583</text:p>
          </table:table-cell>
          <table:table-cell office:value-type="float" office:value="32.2091" calcext:value-type="float">
            <text:p>32.2091</text:p>
          </table:table-cell>
        </table:table-row>
        <table:table-row table:style-name="ro1">
          <table:table-cell office:value-type="float" office:value="17.0442" calcext:value-type="float">
            <text:p>17.0442</text:p>
          </table:table-cell>
          <table:table-cell office:value-type="float" office:value="8.18093" calcext:value-type="float">
            <text:p>8.18093</text:p>
          </table:table-cell>
          <table:table-cell office:value-type="float" office:value="32.3958" calcext:value-type="float">
            <text:p>32.3958</text:p>
          </table:table-cell>
          <table:table-cell office:value-type="float" office:value="19.4158" calcext:value-type="float">
            <text:p>19.4158</text:p>
          </table:table-cell>
          <table:table-cell office:value-type="float" office:value="46.922" calcext:value-type="float">
            <text:p>46.922</text:p>
          </table:table-cell>
          <table:table-cell office:value-type="float" office:value="26.0938" calcext:value-type="float">
            <text:p>26.0938</text:p>
          </table:table-cell>
        </table:table-row>
        <table:table-row table:style-name="ro1">
          <table:table-cell office:value-type="float" office:value="0.00280031" calcext:value-type="float">
            <text:p>0.00280031</text:p>
          </table:table-cell>
          <table:table-cell office:value-type="float" office:value="0.00254798" calcext:value-type="float">
            <text:p>0.00254798</text:p>
          </table:table-cell>
          <table:table-cell office:value-type="float" office:value="0.00244323" calcext:value-type="float">
            <text:p>0.00244323</text:p>
          </table:table-cell>
          <table:table-cell office:value-type="float" office:value="0.00263847" calcext:value-type="float">
            <text:p>0.00263847</text:p>
          </table:table-cell>
          <table:table-cell office:value-type="float" office:value="0.00273551" calcext:value-type="float">
            <text:p>0.00273551</text:p>
          </table:table-cell>
          <table:table-cell office:value-type="float" office:value="0.00274804" calcext:value-type="float">
            <text:p>0.00274804</text:p>
          </table:table-cell>
        </table:table-row>
        <table:table-row table:style-name="ro1">
          <table:table-cell office:value-type="float" office:value="15.0071" calcext:value-type="float">
            <text:p>15.0071</text:p>
          </table:table-cell>
          <table:table-cell office:value-type="float" office:value="7.18799" calcext:value-type="float">
            <text:p>7.18799</text:p>
          </table:table-cell>
          <table:table-cell office:value-type="float" office:value="25.7878" calcext:value-type="float">
            <text:p>25.7878</text:p>
          </table:table-cell>
          <table:table-cell office:value-type="float" office:value="15.4288" calcext:value-type="float">
            <text:p>15.4288</text:p>
          </table:table-cell>
          <table:table-cell office:value-type="float" office:value="39.2049" calcext:value-type="float">
            <text:p>39.2049</text:p>
          </table:table-cell>
          <table:table-cell office:value-type="float" office:value="22.2212" calcext:value-type="float">
            <text:p>22.2212</text:p>
          </table:table-cell>
        </table:table-row>
        <table:table-row table:style-name="ro1">
          <table:table-cell office:value-type="float" office:value="0.179378" calcext:value-type="float">
            <text:p>0.179378</text:p>
          </table:table-cell>
          <table:table-cell office:value-type="float" office:value="0.0560227" calcext:value-type="float">
            <text:p>0.0560227</text:p>
          </table:table-cell>
          <table:table-cell office:value-type="float" office:value="0.0933403" calcext:value-type="float">
            <text:p>0.0933403</text:p>
          </table:table-cell>
          <table:table-cell office:value-type="float" office:value="0.130417" calcext:value-type="float">
            <text:p>0.130417</text:p>
          </table:table-cell>
          <table:table-cell office:value-type="float" office:value="0.0766898" calcext:value-type="float">
            <text:p>0.0766898</text:p>
          </table:table-cell>
          <table:table-cell office:value-type="float" office:value="0.0463219" calcext:value-type="float">
            <text:p>0.0463219</text:p>
          </table:table-cell>
        </table:table-row>
        <table:table-row table:style-name="ro1">
          <table:table-cell office:value-type="float" office:value="11.591" calcext:value-type="float">
            <text:p>11.591</text:p>
          </table:table-cell>
          <table:table-cell office:value-type="float" office:value="6.48328" calcext:value-type="float">
            <text:p>6.48328</text:p>
          </table:table-cell>
          <table:table-cell office:value-type="float" office:value="18.9692" calcext:value-type="float">
            <text:p>18.9692</text:p>
          </table:table-cell>
          <table:table-cell office:value-type="float" office:value="15.486" calcext:value-type="float">
            <text:p>15.486</text:p>
          </table:table-cell>
          <table:table-cell office:value-type="float" office:value="28.5743" calcext:value-type="float">
            <text:p>28.5743</text:p>
          </table:table-cell>
          <table:table-cell office:value-type="float" office:value="16.8299" calcext:value-type="float">
            <text:p>16.8299</text:p>
          </table:table-cell>
        </table:table-row>
        <table:table-row table:style-name="ro1">
          <table:table-cell office:value-type="float" office:value="18.5379" calcext:value-type="float">
            <text:p>18.5379</text:p>
          </table:table-cell>
          <table:table-cell office:value-type="float" office:value="8.81264" calcext:value-type="float">
            <text:p>8.81264</text:p>
          </table:table-cell>
          <table:table-cell office:value-type="float" office:value="36.1946" calcext:value-type="float">
            <text:p>36.1946</text:p>
          </table:table-cell>
          <table:table-cell office:value-type="float" office:value="19.1541" calcext:value-type="float">
            <text:p>19.1541</text:p>
          </table:table-cell>
          <table:table-cell office:value-type="float" office:value="50.0839" calcext:value-type="float">
            <text:p>50.0839</text:p>
          </table:table-cell>
          <table:table-cell office:value-type="float" office:value="26.7629" calcext:value-type="float">
            <text:p>26.7629</text:p>
          </table:table-cell>
        </table:table-row>
        <table:table-row table:style-name="ro1">
          <table:table-cell office:value-type="float" office:value="25.9978" calcext:value-type="float">
            <text:p>25.9978</text:p>
          </table:table-cell>
          <table:table-cell office:value-type="float" office:value="13.2425" calcext:value-type="float">
            <text:p>13.2425</text:p>
          </table:table-cell>
          <table:table-cell office:value-type="float" office:value="47.9431" calcext:value-type="float">
            <text:p>47.9431</text:p>
          </table:table-cell>
          <table:table-cell office:value-type="float" office:value="30.2506" calcext:value-type="float">
            <text:p>30.2506</text:p>
          </table:table-cell>
          <table:table-cell office:value-type="float" office:value="78.0763" calcext:value-type="float">
            <text:p>78.0763</text:p>
          </table:table-cell>
          <table:table-cell office:value-type="float" office:value="43.1865" calcext:value-type="float">
            <text:p>43.1865</text:p>
          </table:table-cell>
        </table:table-row>
        <table:table-row table:style-name="ro1">
          <table:table-cell office:value-type="float" office:value="17.097" calcext:value-type="float">
            <text:p>17.097</text:p>
          </table:table-cell>
          <table:table-cell office:value-type="float" office:value="9.08758" calcext:value-type="float">
            <text:p>9.08758</text:p>
          </table:table-cell>
          <table:table-cell office:value-type="float" office:value="32.5178" calcext:value-type="float">
            <text:p>32.5178</text:p>
          </table:table-cell>
          <table:table-cell office:value-type="float" office:value="18.398" calcext:value-type="float">
            <text:p>18.398</text:p>
          </table:table-cell>
          <table:table-cell office:value-type="float" office:value="50.4377" calcext:value-type="float">
            <text:p>50.4377</text:p>
          </table:table-cell>
          <table:table-cell office:value-type="float" office:value="27.1874" calcext:value-type="float">
            <text:p>27.1874</text:p>
          </table:table-cell>
        </table:table-row>
        <table:table-row table:style-name="ro1">
          <table:table-cell office:value-type="float" office:value="21.726" calcext:value-type="float">
            <text:p>21.726</text:p>
          </table:table-cell>
          <table:table-cell office:value-type="float" office:value="11.3727" calcext:value-type="float">
            <text:p>11.3727</text:p>
          </table:table-cell>
          <table:table-cell office:value-type="float" office:value="41.7818" calcext:value-type="float">
            <text:p>41.7818</text:p>
          </table:table-cell>
          <table:table-cell office:value-type="float" office:value="24.5926" calcext:value-type="float">
            <text:p>24.5926</text:p>
          </table:table-cell>
          <table:table-cell office:value-type="float" office:value="64.3174" calcext:value-type="float">
            <text:p>64.3174</text:p>
          </table:table-cell>
          <table:table-cell office:value-type="float" office:value="33.2638" calcext:value-type="float">
            <text:p>33.2638</text:p>
          </table:table-cell>
        </table:table-row>
        <table:table-row table:style-name="ro1">
          <table:table-cell office:value-type="float" office:value="17.4452" calcext:value-type="float">
            <text:p>17.4452</text:p>
          </table:table-cell>
          <table:table-cell office:value-type="float" office:value="8.96725" calcext:value-type="float">
            <text:p>8.96725</text:p>
          </table:table-cell>
          <table:table-cell office:value-type="float" office:value="34.1699" calcext:value-type="float">
            <text:p>34.1699</text:p>
          </table:table-cell>
          <table:table-cell office:value-type="float" office:value="19.6247" calcext:value-type="float">
            <text:p>19.6247</text:p>
          </table:table-cell>
          <table:table-cell office:value-type="float" office:value="52.2199" calcext:value-type="float">
            <text:p>52.2199</text:p>
          </table:table-cell>
          <table:table-cell office:value-type="float" office:value="28.4318" calcext:value-type="float">
            <text:p>28.4318</text:p>
          </table:table-cell>
        </table:table-row>
        <table:table-row table:style-name="ro1">
          <table:table-cell office:value-type="float" office:value="17.7275" calcext:value-type="float">
            <text:p>17.7275</text:p>
          </table:table-cell>
          <table:table-cell office:value-type="float" office:value="9.78551" calcext:value-type="float">
            <text:p>9.78551</text:p>
          </table:table-cell>
          <table:table-cell office:value-type="float" office:value="37.3813" calcext:value-type="float">
            <text:p>37.3813</text:p>
          </table:table-cell>
          <table:table-cell office:value-type="float" office:value="21.3713" calcext:value-type="float">
            <text:p>21.3713</text:p>
          </table:table-cell>
          <table:table-cell office:value-type="float" office:value="47.3308" calcext:value-type="float">
            <text:p>47.3308</text:p>
          </table:table-cell>
          <table:table-cell office:value-type="float" office:value="28.8868" calcext:value-type="float">
            <text:p>28.8868</text:p>
          </table:table-cell>
        </table:table-row>
        <table:table-row table:style-name="ro1">
          <table:table-cell office:value-type="float" office:value="0.0853036" calcext:value-type="float">
            <text:p>0.0853036</text:p>
          </table:table-cell>
          <table:table-cell office:value-type="float" office:value="0.0826731" calcext:value-type="float">
            <text:p>0.0826731</text:p>
          </table:table-cell>
          <table:table-cell office:value-type="float" office:value="0.214361" calcext:value-type="float">
            <text:p>0.214361</text:p>
          </table:table-cell>
          <table:table-cell office:value-type="float" office:value="0.437588" calcext:value-type="float">
            <text:p>0.437588</text:p>
          </table:table-cell>
          <table:table-cell office:value-type="float" office:value="0.0920203" calcext:value-type="float">
            <text:p>0.0920203</text:p>
          </table:table-cell>
          <table:table-cell office:value-type="float" office:value="0.0463578" calcext:value-type="float">
            <text:p>0.0463578</text:p>
          </table:table-cell>
        </table:table-row>
        <table:table-row table:style-name="ro1">
          <table:table-cell office:value-type="float" office:value="14.8425" calcext:value-type="float">
            <text:p>14.8425</text:p>
          </table:table-cell>
          <table:table-cell office:value-type="float" office:value="7.1135" calcext:value-type="float">
            <text:p>7.1135</text:p>
          </table:table-cell>
          <table:table-cell office:value-type="float" office:value="29.8646" calcext:value-type="float">
            <text:p>29.8646</text:p>
          </table:table-cell>
          <table:table-cell office:value-type="float" office:value="16.6397" calcext:value-type="float">
            <text:p>16.6397</text:p>
          </table:table-cell>
          <table:table-cell office:value-type="float" office:value="42.4195" calcext:value-type="float">
            <text:p>42.4195</text:p>
          </table:table-cell>
          <table:table-cell office:value-type="float" office:value="22.7519" calcext:value-type="float">
            <text:p>22.7519</text:p>
          </table:table-cell>
        </table:table-row>
        <table:table-row table:style-name="ro1">
          <table:table-cell office:value-type="float" office:value="20.7762" calcext:value-type="float">
            <text:p>20.7762</text:p>
          </table:table-cell>
          <table:table-cell office:value-type="float" office:value="9.60237" calcext:value-type="float">
            <text:p>9.60237</text:p>
          </table:table-cell>
          <table:table-cell office:value-type="float" office:value="37.6191" calcext:value-type="float">
            <text:p>37.6191</text:p>
          </table:table-cell>
          <table:table-cell office:value-type="float" office:value="22.5951" calcext:value-type="float">
            <text:p>22.5951</text:p>
          </table:table-cell>
          <table:table-cell office:value-type="float" office:value="57.3312" calcext:value-type="float">
            <text:p>57.3312</text:p>
          </table:table-cell>
          <table:table-cell office:value-type="float" office:value="31.3329" calcext:value-type="float">
            <text:p>31.3329</text:p>
          </table:table-cell>
        </table:table-row>
        <table:table-row table:style-name="ro1">
          <table:table-cell office:value-type="float" office:value="19.124" calcext:value-type="float">
            <text:p>19.124</text:p>
          </table:table-cell>
          <table:table-cell office:value-type="float" office:value="9.6124" calcext:value-type="float">
            <text:p>9.6124</text:p>
          </table:table-cell>
          <table:table-cell office:value-type="float" office:value="36.7803" calcext:value-type="float">
            <text:p>36.7803</text:p>
          </table:table-cell>
          <table:table-cell office:value-type="float" office:value="21.112" calcext:value-type="float">
            <text:p>21.112</text:p>
          </table:table-cell>
          <table:table-cell office:value-type="float" office:value="53.8931" calcext:value-type="float">
            <text:p>53.8931</text:p>
          </table:table-cell>
          <table:table-cell office:value-type="float" office:value="30.8822" calcext:value-type="float">
            <text:p>30.8822</text:p>
          </table:table-cell>
        </table:table-row>
        <table:table-row table:style-name="ro1">
          <table:table-cell office:value-type="float" office:value="21.9485" calcext:value-type="float">
            <text:p>21.9485</text:p>
          </table:table-cell>
          <table:table-cell office:value-type="float" office:value="12.2895" calcext:value-type="float">
            <text:p>12.2895</text:p>
          </table:table-cell>
          <table:table-cell office:value-type="float" office:value="42.535" calcext:value-type="float">
            <text:p>42.535</text:p>
          </table:table-cell>
          <table:table-cell office:value-type="float" office:value="26.0342" calcext:value-type="float">
            <text:p>26.0342</text:p>
          </table:table-cell>
          <table:table-cell office:value-type="float" office:value="62.2057" calcext:value-type="float">
            <text:p>62.2057</text:p>
          </table:table-cell>
          <table:table-cell office:value-type="float" office:value="36.8739" calcext:value-type="float">
            <text:p>36.8739</text:p>
          </table:table-cell>
        </table:table-row>
        <table:table-row table:style-name="ro1">
          <table:table-cell office:value-type="float" office:value="16.3447" calcext:value-type="float">
            <text:p>16.3447</text:p>
          </table:table-cell>
          <table:table-cell office:value-type="float" office:value="7.90281" calcext:value-type="float">
            <text:p>7.90281</text:p>
          </table:table-cell>
          <table:table-cell office:value-type="float" office:value="28.9478" calcext:value-type="float">
            <text:p>28.9478</text:p>
          </table:table-cell>
          <table:table-cell office:value-type="float" office:value="17.4504" calcext:value-type="float">
            <text:p>17.4504</text:p>
          </table:table-cell>
          <table:table-cell office:value-type="float" office:value="48.2365" calcext:value-type="float">
            <text:p>48.2365</text:p>
          </table:table-cell>
          <table:table-cell office:value-type="float" office:value="26.577" calcext:value-type="float">
            <text:p>26.577</text:p>
          </table:table-cell>
        </table:table-row>
        <table:table-row table:style-name="ro1">
          <table:table-cell office:value-type="float" office:value="0.106896" calcext:value-type="float">
            <text:p>0.106896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0.174157" calcext:value-type="float">
            <text:p>0.174157</text:p>
          </table:table-cell>
          <table:table-cell office:value-type="float" office:value="0.216987" calcext:value-type="float">
            <text:p>0.216987</text:p>
          </table:table-cell>
          <table:table-cell office:value-type="float" office:value="0.103069" calcext:value-type="float">
            <text:p>0.103069</text:p>
          </table:table-cell>
          <table:table-cell office:value-type="float" office:value="0.189543" calcext:value-type="float">
            <text:p>0.189543</text:p>
          </table:table-cell>
        </table:table-row>
        <table:table-row table:style-name="ro1">
          <table:table-cell office:value-type="float" office:value="20.6098" calcext:value-type="float">
            <text:p>20.6098</text:p>
          </table:table-cell>
          <table:table-cell office:value-type="float" office:value="8.98308" calcext:value-type="float">
            <text:p>8.98308</text:p>
          </table:table-cell>
          <table:table-cell office:value-type="float" office:value="37.1298" calcext:value-type="float">
            <text:p>37.1298</text:p>
          </table:table-cell>
          <table:table-cell office:value-type="float" office:value="19.4445" calcext:value-type="float">
            <text:p>19.4445</text:p>
          </table:table-cell>
          <table:table-cell office:value-type="float" office:value="55.2238" calcext:value-type="float">
            <text:p>55.2238</text:p>
          </table:table-cell>
          <table:table-cell office:value-type="float" office:value="28.4724" calcext:value-type="float">
            <text:p>28.4724</text:p>
          </table:table-cell>
        </table:table-row>
        <table:table-row table:style-name="ro1">
          <table:table-cell office:value-type="float" office:value="18.4978" calcext:value-type="float">
            <text:p>18.4978</text:p>
          </table:table-cell>
          <table:table-cell office:value-type="float" office:value="10.2716" calcext:value-type="float">
            <text:p>10.2716</text:p>
          </table:table-cell>
          <table:table-cell office:value-type="float" office:value="36.9744" calcext:value-type="float">
            <text:p>36.9744</text:p>
          </table:table-cell>
          <table:table-cell office:value-type="float" office:value="22.38" calcext:value-type="float">
            <text:p>22.38</text:p>
          </table:table-cell>
          <table:table-cell office:value-type="float" office:value="56.4039" calcext:value-type="float">
            <text:p>56.4039</text:p>
          </table:table-cell>
          <table:table-cell office:value-type="float" office:value="29.621" calcext:value-type="float">
            <text:p>29.621</text:p>
          </table:table-cell>
        </table:table-row>
        <table:table-row table:style-name="ro1">
          <table:table-cell office:value-type="float" office:value="7.41211" calcext:value-type="float">
            <text:p>7.41211</text:p>
          </table:table-cell>
          <table:table-cell office:value-type="float" office:value="2.95627" calcext:value-type="float">
            <text:p>2.95627</text:p>
          </table:table-cell>
          <table:table-cell office:value-type="float" office:value="4.79489" calcext:value-type="float">
            <text:p>4.79489</text:p>
          </table:table-cell>
          <table:table-cell office:value-type="float" office:value="9.74194" calcext:value-type="float">
            <text:p>9.74194</text:p>
          </table:table-cell>
          <table:table-cell office:value-type="float" office:value="4.21306" calcext:value-type="float">
            <text:p>4.21306</text:p>
          </table:table-cell>
          <table:table-cell office:value-type="float" office:value="7.36059" calcext:value-type="float">
            <text:p>7.36059</text:p>
          </table:table-cell>
        </table:table-row>
        <table:table-row table:style-name="ro1">
          <table:table-cell office:value-type="float" office:value="14.9316" calcext:value-type="float">
            <text:p>14.9316</text:p>
          </table:table-cell>
          <table:table-cell office:value-type="float" office:value="7.35059" calcext:value-type="float">
            <text:p>7.35059</text:p>
          </table:table-cell>
          <table:table-cell office:value-type="float" office:value="20.1149" calcext:value-type="float">
            <text:p>20.1149</text:p>
          </table:table-cell>
          <table:table-cell office:value-type="float" office:value="17.2961" calcext:value-type="float">
            <text:p>17.2961</text:p>
          </table:table-cell>
          <table:table-cell office:value-type="float" office:value="27.9515" calcext:value-type="float">
            <text:p>27.9515</text:p>
          </table:table-cell>
          <table:table-cell office:value-type="float" office:value="14.9773" calcext:value-type="float">
            <text:p>14.9773</text:p>
          </table:table-cell>
        </table:table-row>
        <table:table-row table:style-name="ro1">
          <table:table-cell office:value-type="float" office:value="0.685336" calcext:value-type="float">
            <text:p>0.685336</text:p>
          </table:table-cell>
          <table:table-cell office:value-type="float" office:value="0.778383" calcext:value-type="float">
            <text:p>0.778383</text:p>
          </table:table-cell>
          <table:table-cell office:value-type="float" office:value="0.639339" calcext:value-type="float">
            <text:p>0.639339</text:p>
          </table:table-cell>
          <table:table-cell office:value-type="float" office:value="1.42361" calcext:value-type="float">
            <text:p>1.42361</text:p>
          </table:table-cell>
          <table:table-cell office:value-type="float" office:value="0.431834" calcext:value-type="float">
            <text:p>0.431834</text:p>
          </table:table-cell>
          <table:table-cell office:value-type="float" office:value="1.12692" calcext:value-type="float">
            <text:p>1.12692</text:p>
          </table:table-cell>
        </table:table-row>
        <table:table-row table:style-name="ro1">
          <table:table-cell office:value-type="float" office:value="0.0157686" calcext:value-type="float">
            <text:p>0.0157686</text:p>
          </table:table-cell>
          <table:table-cell office:value-type="float" office:value="0.0169356" calcext:value-type="float">
            <text:p>0.0169356</text:p>
          </table:table-cell>
          <table:table-cell office:value-type="float" office:value="0.0821991" calcext:value-type="float">
            <text:p>0.0821991</text:p>
          </table:table-cell>
          <table:table-cell office:value-type="float" office:value="0.0156334" calcext:value-type="float">
            <text:p>0.0156334</text:p>
          </table:table-cell>
          <table:table-cell office:value-type="float" office:value="0.0171743" calcext:value-type="float">
            <text:p>0.0171743</text:p>
          </table:table-cell>
          <table:table-cell office:value-type="float" office:value="0.0143939" calcext:value-type="float">
            <text:p>0.0143939</text:p>
          </table:table-cell>
        </table:table-row>
        <table:table-row table:style-name="ro1">
          <table:table-cell office:value-type="float" office:value="0.0583947" calcext:value-type="float">
            <text:p>0.0583947</text:p>
          </table:table-cell>
          <table:table-cell office:value-type="float" office:value="0.125993" calcext:value-type="float">
            <text:p>0.125993</text:p>
          </table:table-cell>
          <table:table-cell office:value-type="float" office:value="0.0349838" calcext:value-type="float">
            <text:p>0.0349838</text:p>
          </table:table-cell>
          <table:table-cell office:value-type="float" office:value="0.222865" calcext:value-type="float">
            <text:p>0.222865</text:p>
          </table:table-cell>
          <table:table-cell office:value-type="float" office:value="0.0314421" calcext:value-type="float">
            <text:p>0.0314421</text:p>
          </table:table-cell>
          <table:table-cell office:value-type="float" office:value="0.0586146" calcext:value-type="float">
            <text:p>0.0586146</text:p>
          </table:table-cell>
        </table:table-row>
        <table:table-row table:style-name="ro1">
          <table:table-cell office:value-type="float" office:value="18.8986" calcext:value-type="float">
            <text:p>18.8986</text:p>
          </table:table-cell>
          <table:table-cell office:value-type="float" office:value="10.3644" calcext:value-type="float">
            <text:p>10.3644</text:p>
          </table:table-cell>
          <table:table-cell office:value-type="float" office:value="37.2606" calcext:value-type="float">
            <text:p>37.2606</text:p>
          </table:table-cell>
          <table:table-cell office:value-type="float" office:value="21.9013" calcext:value-type="float">
            <text:p>21.9013</text:p>
          </table:table-cell>
          <table:table-cell office:value-type="float" office:value="55.4327" calcext:value-type="float">
            <text:p>55.4327</text:p>
          </table:table-cell>
          <table:table-cell office:value-type="float" office:value="29.9708" calcext:value-type="float">
            <text:p>29.9708</text:p>
          </table:table-cell>
        </table:table-row>
        <table:table-row table:style-name="ro1">
          <table:table-cell office:value-type="float" office:value="14.8806" calcext:value-type="float">
            <text:p>14.8806</text:p>
          </table:table-cell>
          <table:table-cell office:value-type="float" office:value="7.53274" calcext:value-type="float">
            <text:p>7.53274</text:p>
          </table:table-cell>
          <table:table-cell office:value-type="float" office:value="31.144" calcext:value-type="float">
            <text:p>31.144</text:p>
          </table:table-cell>
          <table:table-cell office:value-type="float" office:value="16.7782" calcext:value-type="float">
            <text:p>16.7782</text:p>
          </table:table-cell>
          <table:table-cell office:value-type="float" office:value="44.8414" calcext:value-type="float">
            <text:p>44.8414</text:p>
          </table:table-cell>
          <table:table-cell office:value-type="float" office:value="25.4488" calcext:value-type="float">
            <text:p>25.4488</text:p>
          </table:table-cell>
        </table:table-row>
        <table:table-row table:style-name="ro1">
          <table:table-cell office:value-type="float" office:value="18.2425" calcext:value-type="float">
            <text:p>18.2425</text:p>
          </table:table-cell>
          <table:table-cell office:value-type="float" office:value="9.34554" calcext:value-type="float">
            <text:p>9.34554</text:p>
          </table:table-cell>
          <table:table-cell office:value-type="float" office:value="35.6989" calcext:value-type="float">
            <text:p>35.6989</text:p>
          </table:table-cell>
          <table:table-cell office:value-type="float" office:value="20.3454" calcext:value-type="float">
            <text:p>20.3454</text:p>
          </table:table-cell>
          <table:table-cell office:value-type="float" office:value="52.4082" calcext:value-type="float">
            <text:p>52.4082</text:p>
          </table:table-cell>
          <table:table-cell office:value-type="float" office:value="27.304" calcext:value-type="float">
            <text:p>27.304</text:p>
          </table:table-cell>
        </table:table-row>
        <table:table-row table:style-name="ro1">
          <table:table-cell office:value-type="float" office:value="0.0189926" calcext:value-type="float">
            <text:p>0.0189926</text:p>
          </table:table-cell>
          <table:table-cell office:value-type="float" office:value="0.0102398" calcext:value-type="float">
            <text:p>0.0102398</text:p>
          </table:table-cell>
          <table:table-cell office:value-type="float" office:value="0.0243014" calcext:value-type="float">
            <text:p>0.0243014</text:p>
          </table:table-cell>
          <table:table-cell office:value-type="float" office:value="0.0206913" calcext:value-type="float">
            <text:p>0.0206913</text:p>
          </table:table-cell>
          <table:table-cell office:value-type="float" office:value="0.0248129" calcext:value-type="float">
            <text:p>0.0248129</text:p>
          </table:table-cell>
          <table:table-cell office:value-type="float" office:value="0.018893" calcext:value-type="float">
            <text:p>0.018893</text:p>
          </table:table-cell>
        </table:table-row>
        <table:table-row table:style-name="ro1">
          <table:table-cell office:value-type="float" office:value="1.86007" calcext:value-type="float">
            <text:p>1.86007</text:p>
          </table:table-cell>
          <table:table-cell office:value-type="float" office:value="1.75583" calcext:value-type="float">
            <text:p>1.75583</text:p>
          </table:table-cell>
          <table:table-cell office:value-type="float" office:value="2.76435" calcext:value-type="float">
            <text:p>2.76435</text:p>
          </table:table-cell>
          <table:table-cell office:value-type="float" office:value="2.99116" calcext:value-type="float">
            <text:p>2.99116</text:p>
          </table:table-cell>
          <table:table-cell office:value-type="float" office:value="2.54679" calcext:value-type="float">
            <text:p>2.54679</text:p>
          </table:table-cell>
          <table:table-cell office:value-type="float" office:value="2.81701" calcext:value-type="float">
            <text:p>2.81701</text:p>
          </table:table-cell>
        </table:table-row>
        <table:table-row table:style-name="ro1">
          <table:table-cell office:value-type="float" office:value="16.9356" calcext:value-type="float">
            <text:p>16.9356</text:p>
          </table:table-cell>
          <table:table-cell office:value-type="float" office:value="8.37506" calcext:value-type="float">
            <text:p>8.37506</text:p>
          </table:table-cell>
          <table:table-cell office:value-type="float" office:value="31.928" calcext:value-type="float">
            <text:p>31.928</text:p>
          </table:table-cell>
          <table:table-cell office:value-type="float" office:value="18.5219" calcext:value-type="float">
            <text:p>18.5219</text:p>
          </table:table-cell>
          <table:table-cell office:value-type="float" office:value="48.7019" calcext:value-type="float">
            <text:p>48.7019</text:p>
          </table:table-cell>
          <table:table-cell office:value-type="float" office:value="27.2707" calcext:value-type="float">
            <text:p>27.2707</text:p>
          </table:table-cell>
        </table:table-row>
        <table:table-row table:style-name="ro1">
          <table:table-cell office:value-type="float" office:value="0.00284673" calcext:value-type="float">
            <text:p>0.00284673</text:p>
          </table:table-cell>
          <table:table-cell office:value-type="float" office:value="0.00352162" calcext:value-type="float">
            <text:p>0.00352162</text:p>
          </table:table-cell>
          <table:table-cell office:value-type="float" office:value="0.00610259" calcext:value-type="float">
            <text:p>0.00610259</text:p>
          </table:table-cell>
          <table:table-cell office:value-type="float" office:value="0.00279515" calcext:value-type="float">
            <text:p>0.00279515</text:p>
          </table:table-cell>
          <table:table-cell office:value-type="float" office:value="0.00283637" calcext:value-type="float">
            <text:p>0.00283637</text:p>
          </table:table-cell>
          <table:table-cell office:value-type="float" office:value="0.00601904" calcext:value-type="float">
            <text:p>0.00601904</text:p>
          </table:table-cell>
        </table:table-row>
        <table:table-row table:style-name="ro1">
          <table:table-cell office:value-type="float" office:value="18.2167" calcext:value-type="float">
            <text:p>18.2167</text:p>
          </table:table-cell>
          <table:table-cell office:value-type="float" office:value="9.37979" calcext:value-type="float">
            <text:p>9.37979</text:p>
          </table:table-cell>
          <table:table-cell office:value-type="float" office:value="34.8879" calcext:value-type="float">
            <text:p>34.8879</text:p>
          </table:table-cell>
          <table:table-cell office:value-type="float" office:value="20.1159" calcext:value-type="float">
            <text:p>20.1159</text:p>
          </table:table-cell>
          <table:table-cell office:value-type="float" office:value="51.7921" calcext:value-type="float">
            <text:p>51.7921</text:p>
          </table:table-cell>
          <table:table-cell office:value-type="float" office:value="29.3868" calcext:value-type="float">
            <text:p>29.3868</text:p>
          </table:table-cell>
        </table:table-row>
        <table:table-row table:style-name="ro1">
          <table:table-cell office:value-type="float" office:value="0.01078" calcext:value-type="float">
            <text:p>0.01078</text:p>
          </table:table-cell>
          <table:table-cell office:value-type="float" office:value="0.0155059" calcext:value-type="float">
            <text:p>0.0155059</text:p>
          </table:table-cell>
          <table:table-cell office:value-type="float" office:value="0.0128793" calcext:value-type="float">
            <text:p>0.0128793</text:p>
          </table:table-cell>
          <table:table-cell office:value-type="float" office:value="0.0167266" calcext:value-type="float">
            <text:p>0.0167266</text:p>
          </table:table-cell>
          <table:table-cell office:value-type="float" office:value="0.00683219" calcext:value-type="float">
            <text:p>0.00683219</text:p>
          </table:table-cell>
          <table:table-cell office:value-type="float" office:value="0.0142475" calcext:value-type="float">
            <text:p>0.0142475</text:p>
          </table:table-cell>
        </table:table-row>
        <table:table-row table:style-name="ro1">
          <table:table-cell office:value-type="float" office:value="22.2759" calcext:value-type="float">
            <text:p>22.2759</text:p>
          </table:table-cell>
          <table:table-cell office:value-type="float" office:value="11.2789" calcext:value-type="float">
            <text:p>11.2789</text:p>
          </table:table-cell>
          <table:table-cell office:value-type="float" office:value="44.5133" calcext:value-type="float">
            <text:p>44.5133</text:p>
          </table:table-cell>
          <table:table-cell office:value-type="float" office:value="25.6875" calcext:value-type="float">
            <text:p>25.6875</text:p>
          </table:table-cell>
          <table:table-cell office:value-type="float" office:value="63.6689" calcext:value-type="float">
            <text:p>63.6689</text:p>
          </table:table-cell>
          <table:table-cell office:value-type="float" office:value="33.9745" calcext:value-type="float">
            <text:p>33.9745</text:p>
          </table:table-cell>
        </table:table-row>
        <table:table-row table:style-name="ro1">
          <table:table-cell office:value-type="float" office:value="19.5134" calcext:value-type="float">
            <text:p>19.5134</text:p>
          </table:table-cell>
          <table:table-cell office:value-type="float" office:value="10.8795" calcext:value-type="float">
            <text:p>10.8795</text:p>
          </table:table-cell>
          <table:table-cell office:value-type="float" office:value="40.7906" calcext:value-type="float">
            <text:p>40.7906</text:p>
          </table:table-cell>
          <table:table-cell office:value-type="float" office:value="23.7369" calcext:value-type="float">
            <text:p>23.7369</text:p>
          </table:table-cell>
          <table:table-cell office:value-type="float" office:value="61.2623" calcext:value-type="float">
            <text:p>61.2623</text:p>
          </table:table-cell>
          <table:table-cell office:value-type="float" office:value="34.8109" calcext:value-type="float">
            <text:p>34.8109</text:p>
          </table:table-cell>
        </table:table-row>
        <table:table-row table:style-name="ro1">
          <table:table-cell office:value-type="float" office:value="19.2256" calcext:value-type="float">
            <text:p>19.2256</text:p>
          </table:table-cell>
          <table:table-cell office:value-type="float" office:value="9.51261" calcext:value-type="float">
            <text:p>9.51261</text:p>
          </table:table-cell>
          <table:table-cell office:value-type="float" office:value="39.1462" calcext:value-type="float">
            <text:p>39.1462</text:p>
          </table:table-cell>
          <table:table-cell office:value-type="float" office:value="22.819" calcext:value-type="float">
            <text:p>22.819</text:p>
          </table:table-cell>
          <table:table-cell office:value-type="float" office:value="55.9942" calcext:value-type="float">
            <text:p>55.9942</text:p>
          </table:table-cell>
          <table:table-cell office:value-type="float" office:value="29.1468" calcext:value-type="float">
            <text:p>29.1468</text:p>
          </table:table-cell>
        </table:table-row>
        <table:table-row table:style-name="ro1">
          <table:table-cell office:value-type="float" office:value="20.0773" calcext:value-type="float">
            <text:p>20.0773</text:p>
          </table:table-cell>
          <table:table-cell office:value-type="float" office:value="9.88484" calcext:value-type="float">
            <text:p>9.88484</text:p>
          </table:table-cell>
          <table:table-cell office:value-type="float" office:value="38.7801" calcext:value-type="float">
            <text:p>38.7801</text:p>
          </table:table-cell>
          <table:table-cell office:value-type="float" office:value="21.9494" calcext:value-type="float">
            <text:p>21.9494</text:p>
          </table:table-cell>
          <table:table-cell office:value-type="float" office:value="59.9344" calcext:value-type="float">
            <text:p>59.9344</text:p>
          </table:table-cell>
          <table:table-cell office:value-type="float" office:value="31.656" calcext:value-type="float">
            <text:p>31.656</text:p>
          </table:table-cell>
        </table:table-row>
        <table:table-row table:style-name="ro1">
          <table:table-cell office:value-type="float" office:value="23.8555" calcext:value-type="float">
            <text:p>23.8555</text:p>
          </table:table-cell>
          <table:table-cell office:value-type="float" office:value="11.1755" calcext:value-type="float">
            <text:p>11.1755</text:p>
          </table:table-cell>
          <table:table-cell office:value-type="float" office:value="41.5319" calcext:value-type="float">
            <text:p>41.5319</text:p>
          </table:table-cell>
          <table:table-cell office:value-type="float" office:value="25.5622" calcext:value-type="float">
            <text:p>25.5622</text:p>
          </table:table-cell>
          <table:table-cell office:value-type="float" office:value="65.8639" calcext:value-type="float">
            <text:p>65.8639</text:p>
          </table:table-cell>
          <table:table-cell office:value-type="float" office:value="35.9237" calcext:value-type="float">
            <text:p>35.9237</text:p>
          </table:table-cell>
        </table:table-row>
        <table:table-row table:style-name="ro1">
          <table:table-cell office:value-type="float" office:value="0.0030872" calcext:value-type="float">
            <text:p>0.0030872</text:p>
          </table:table-cell>
          <table:table-cell office:value-type="float" office:value="0.00395275" calcext:value-type="float">
            <text:p>0.00395275</text:p>
          </table:table-cell>
          <table:table-cell office:value-type="float" office:value="0.00675017" calcext:value-type="float">
            <text:p>0.00675017</text:p>
          </table:table-cell>
          <table:table-cell office:value-type="float" office:value="0.00321541" calcext:value-type="float">
            <text:p>0.00321541</text:p>
          </table:table-cell>
          <table:table-cell office:value-type="float" office:value="0.013087" calcext:value-type="float">
            <text:p>0.013087</text:p>
          </table:table-cell>
          <table:table-cell office:value-type="float" office:value="0.00406793" calcext:value-type="float">
            <text:p>0.00406793</text:p>
          </table:table-cell>
        </table:table-row>
        <table:table-row table:style-name="ro1">
          <table:table-cell office:value-type="float" office:value="22.5065" calcext:value-type="float">
            <text:p>22.5065</text:p>
          </table:table-cell>
          <table:table-cell office:value-type="float" office:value="10.4882" calcext:value-type="float">
            <text:p>10.4882</text:p>
          </table:table-cell>
          <table:table-cell office:value-type="float" office:value="42.6232" calcext:value-type="float">
            <text:p>42.6232</text:p>
          </table:table-cell>
          <table:table-cell office:value-type="float" office:value="22.872" calcext:value-type="float">
            <text:p>22.872</text:p>
          </table:table-cell>
          <table:table-cell office:value-type="float" office:value="61.402" calcext:value-type="float">
            <text:p>61.402</text:p>
          </table:table-cell>
          <table:table-cell office:value-type="float" office:value="33.6998" calcext:value-type="float">
            <text:p>33.6998</text:p>
          </table:table-cell>
        </table:table-row>
        <table:table-row table:style-name="ro1">
          <table:table-cell office:value-type="float" office:value="23.3448" calcext:value-type="float">
            <text:p>23.3448</text:p>
          </table:table-cell>
          <table:table-cell office:value-type="float" office:value="9.91207" calcext:value-type="float">
            <text:p>9.91207</text:p>
          </table:table-cell>
          <table:table-cell office:value-type="float" office:value="44.646" calcext:value-type="float">
            <text:p>44.646</text:p>
          </table:table-cell>
          <table:table-cell office:value-type="float" office:value="22.8015" calcext:value-type="float">
            <text:p>22.8015</text:p>
          </table:table-cell>
          <table:table-cell office:value-type="float" office:value="65.6056" calcext:value-type="float">
            <text:p>65.6056</text:p>
          </table:table-cell>
          <table:table-cell office:value-type="float" office:value="34.409" calcext:value-type="float">
            <text:p>34.409</text:p>
          </table:table-cell>
        </table:table-row>
        <table:table-row table:style-name="ro1">
          <table:table-cell office:value-type="float" office:value="0.0529219" calcext:value-type="float">
            <text:p>0.0529219</text:p>
          </table:table-cell>
          <table:table-cell office:value-type="float" office:value="0.0258987" calcext:value-type="float">
            <text:p>0.0258987</text:p>
          </table:table-cell>
          <table:table-cell office:value-type="float" office:value="0.0445047" calcext:value-type="float">
            <text:p>0.0445047</text:p>
          </table:table-cell>
          <table:table-cell office:value-type="float" office:value="0.0543898" calcext:value-type="float">
            <text:p>0.0543898</text:p>
          </table:table-cell>
          <table:table-cell office:value-type="float" office:value="0.0455932" calcext:value-type="float">
            <text:p>0.0455932</text:p>
          </table:table-cell>
          <table:table-cell office:value-type="float" office:value="0.0381226" calcext:value-type="float">
            <text:p>0.0381226</text:p>
          </table:table-cell>
        </table:table-row>
        <table:table-row table:style-name="ro1">
          <table:table-cell office:value-type="float" office:value="22.0344" calcext:value-type="float">
            <text:p>22.0344</text:p>
          </table:table-cell>
          <table:table-cell office:value-type="float" office:value="11.9339" calcext:value-type="float">
            <text:p>11.9339</text:p>
          </table:table-cell>
          <table:table-cell office:value-type="float" office:value="42.6898" calcext:value-type="float">
            <text:p>42.6898</text:p>
          </table:table-cell>
          <table:table-cell office:value-type="float" office:value="25.1988" calcext:value-type="float">
            <text:p>25.1988</text:p>
          </table:table-cell>
          <table:table-cell office:value-type="float" office:value="65.4923" calcext:value-type="float">
            <text:p>65.4923</text:p>
          </table:table-cell>
          <table:table-cell office:value-type="float" office:value="37.0464" calcext:value-type="float">
            <text:p>37.0464</text:p>
          </table:table-cell>
        </table:table-row>
        <table:table-row table:style-name="ro1">
          <table:table-cell office:value-type="float" office:value="34.3744" calcext:value-type="float">
            <text:p>34.3744</text:p>
          </table:table-cell>
          <table:table-cell office:value-type="float" office:value="18.3213" calcext:value-type="float">
            <text:p>18.3213</text:p>
          </table:table-cell>
          <table:table-cell office:value-type="float" office:value="66.0929" calcext:value-type="float">
            <text:p>66.0929</text:p>
          </table:table-cell>
          <table:table-cell office:value-type="float" office:value="38.4971" calcext:value-type="float">
            <text:p>38.4971</text:p>
          </table:table-cell>
          <table:table-cell office:value-type="float" office:value="99.4401" calcext:value-type="float">
            <text:p>99.4401</text:p>
          </table:table-cell>
          <table:table-cell office:value-type="float" office:value="60.5234" calcext:value-type="float">
            <text:p>60.5234</text:p>
          </table:table-cell>
        </table:table-row>
        <table:table-row table:style-name="ro1">
          <table:table-cell office:value-type="float" office:value="0.00704473" calcext:value-type="float">
            <text:p>0.00704473</text:p>
          </table:table-cell>
          <table:table-cell office:value-type="float" office:value="0.00619149" calcext:value-type="float">
            <text:p>0.00619149</text:p>
          </table:table-cell>
          <table:table-cell office:value-type="float" office:value="0.00405491" calcext:value-type="float">
            <text:p>0.00405491</text:p>
          </table:table-cell>
          <table:table-cell office:value-type="float" office:value="0.0268379" calcext:value-type="float">
            <text:p>0.0268379</text:p>
          </table:table-cell>
          <table:table-cell office:value-type="float" office:value="0.00465629" calcext:value-type="float">
            <text:p>0.00465629</text:p>
          </table:table-cell>
          <table:table-cell office:value-type="float" office:value="0.00749403" calcext:value-type="float">
            <text:p>0.00749403</text:p>
          </table:table-cell>
        </table:table-row>
        <table:table-row table:style-name="ro1">
          <table:table-cell office:value-type="float" office:value="0.000399616" calcext:value-type="float">
            <text:p>0.000399616</text:p>
          </table:table-cell>
          <table:table-cell office:value-type="float" office:value="0.000322739" calcext:value-type="float">
            <text:p>0.000322739</text:p>
          </table:table-cell>
          <table:table-cell office:value-type="float" office:value="0.000332615" calcext:value-type="float">
            <text:p>0.000332615</text:p>
          </table:table-cell>
          <table:table-cell office:value-type="float" office:value="0.000322253" calcext:value-type="float">
            <text:p>0.000322253</text:p>
          </table:table-cell>
          <table:table-cell office:value-type="float" office:value="0.000248641" calcext:value-type="float">
            <text:p>0.000248641</text:p>
          </table:table-cell>
          <table:table-cell office:value-type="float" office:value="0.000641963" calcext:value-type="float">
            <text:p>0.000641963</text:p>
          </table:table-cell>
        </table:table-row>
        <table:table-row table:style-name="ro1">
          <table:table-cell office:value-type="float" office:value="0.0167457" calcext:value-type="float">
            <text:p>0.0167457</text:p>
          </table:table-cell>
          <table:table-cell office:value-type="float" office:value="0.00734733" calcext:value-type="float">
            <text:p>0.00734733</text:p>
          </table:table-cell>
          <table:table-cell office:value-type="float" office:value="0.00995106" calcext:value-type="float">
            <text:p>0.00995106</text:p>
          </table:table-cell>
          <table:table-cell office:value-type="float" office:value="0.0112168" calcext:value-type="float">
            <text:p>0.0112168</text:p>
          </table:table-cell>
          <table:table-cell office:value-type="float" office:value="0.0104511" calcext:value-type="float">
            <text:p>0.0104511</text:p>
          </table:table-cell>
          <table:table-cell office:value-type="float" office:value="0.0133181" calcext:value-type="float">
            <text:p>0.0133181</text:p>
          </table:table-cell>
        </table:table-row>
        <table:table-row table:style-name="ro1">
          <table:table-cell table:style-name="ce4" office:value-type="float" office:value="0.0000958666" calcext:value-type="float">
            <text:p>9.59E-05</text:p>
          </table:table-cell>
          <table:table-cell table:style-name="ce4" office:value-type="float" office:value="0.0000895862" calcext:value-type="float">
            <text:p>8.96E-05</text:p>
          </table:table-cell>
          <table:table-cell table:style-name="ce4" office:value-type="float" office:value="0.0000869857" calcext:value-type="float">
            <text:p>8.70E-05</text:p>
          </table:table-cell>
          <table:table-cell table:style-name="ce4" office:value-type="float" office:value="0.0000891952" calcext:value-type="float">
            <text:p>8.92E-05</text:p>
          </table:table-cell>
          <table:table-cell table:style-name="ce4" office:value-type="float" office:value="0.0000904436" calcext:value-type="float">
            <text:p>9.04E-05</text:p>
          </table:table-cell>
          <table:table-cell office:value-type="float" office:value="0.000145333" calcext:value-type="float">
            <text:p>0.000145333</text:p>
          </table:table-cell>
        </table:table-row>
        <table:table-row table:style-name="ro1">
          <table:table-cell office:value-type="float" office:value="72.2447" calcext:value-type="float">
            <text:p>72.2447</text:p>
          </table:table-cell>
          <table:table-cell office:value-type="float" office:value="35.8093" calcext:value-type="float">
            <text:p>35.8093</text:p>
          </table:table-cell>
          <table:table-cell office:value-type="float" office:value="132.07" calcext:value-type="float">
            <text:p>132.07</text:p>
          </table:table-cell>
          <table:table-cell office:value-type="float" office:value="72.0214" calcext:value-type="float">
            <text:p>72.0214</text:p>
          </table:table-cell>
          <table:table-cell office:value-type="float" office:value="208.659" calcext:value-type="float">
            <text:p>208.659</text:p>
          </table:table-cell>
          <table:table-cell office:value-type="float" office:value="118.623" calcext:value-type="float">
            <text:p>118.623</text:p>
          </table:table-cell>
        </table:table-row>
        <table:table-row table:style-name="ro1">
          <table:table-cell office:value-type="float" office:value="1.08747" calcext:value-type="float">
            <text:p>1.08747</text:p>
          </table:table-cell>
          <table:table-cell office:value-type="float" office:value="1.17025" calcext:value-type="float">
            <text:p>1.17025</text:p>
          </table:table-cell>
          <table:table-cell office:value-type="float" office:value="1.0624" calcext:value-type="float">
            <text:p>1.0624</text:p>
          </table:table-cell>
          <table:table-cell office:value-type="float" office:value="7.04367" calcext:value-type="float">
            <text:p>7.04367</text:p>
          </table:table-cell>
          <table:table-cell office:value-type="float" office:value="1.66384" calcext:value-type="float">
            <text:p>1.66384</text:p>
          </table:table-cell>
          <table:table-cell office:value-type="float" office:value="1.84623" calcext:value-type="float">
            <text:p>1.84623</text:p>
          </table:table-cell>
        </table:table-row>
        <table:table-row table:style-name="ro1">
          <table:table-cell office:value-type="float" office:value="0.067083" calcext:value-type="float">
            <text:p>0.067083</text:p>
          </table:table-cell>
          <table:table-cell office:value-type="float" office:value="0.0566782" calcext:value-type="float">
            <text:p>0.0566782</text:p>
          </table:table-cell>
          <table:table-cell office:value-type="float" office:value="0.101722" calcext:value-type="float">
            <text:p>0.101722</text:p>
          </table:table-cell>
          <table:table-cell office:value-type="float" office:value="0.0659122" calcext:value-type="float">
            <text:p>0.0659122</text:p>
          </table:table-cell>
          <table:table-cell office:value-type="float" office:value="0.126459" calcext:value-type="float">
            <text:p>0.126459</text:p>
          </table:table-cell>
          <table:table-cell office:value-type="float" office:value="0.0580029" calcext:value-type="float">
            <text:p>0.0580029</text:p>
          </table:table-cell>
        </table:table-row>
        <table:table-row table:style-name="ro1">
          <table:table-cell table:style-name="ce4" office:value-type="float" office:value="0.0000364574" calcext:value-type="float">
            <text:p>3.65E-05</text:p>
          </table:table-cell>
          <table:table-cell table:style-name="ce4" office:value-type="float" office:value="0.0000374264" calcext:value-type="float">
            <text:p>3.74E-05</text:p>
          </table:table-cell>
          <table:table-cell table:style-name="ce4" office:value-type="float" office:value="0.0000423549" calcext:value-type="float">
            <text:p>4.24E-05</text:p>
          </table:table-cell>
          <table:table-cell table:style-name="ce4" office:value-type="float" office:value="0.0000354344" calcext:value-type="float">
            <text:p>3.54E-05</text:p>
          </table:table-cell>
          <table:table-cell table:style-name="ce4" office:value-type="float" office:value="0.0000393369" calcext:value-type="float">
            <text:p>3.93E-05</text:p>
          </table:table-cell>
          <table:table-cell table:style-name="ce4" office:value-type="float" office:value="0.0000371685" calcext:value-type="float">
            <text:p>3.72E-05</text:p>
          </table:table-cell>
        </table:table-row>
        <table:table-row table:style-name="ro1">
          <table:table-cell table:style-name="ce4" office:value-type="float" office:value="0.0000512463" calcext:value-type="float">
            <text:p>5.12E-05</text:p>
          </table:table-cell>
          <table:table-cell table:style-name="ce4" office:value-type="float" office:value="0.000047865" calcext:value-type="float">
            <text:p>4.79E-05</text:p>
          </table:table-cell>
          <table:table-cell table:style-name="ce4" office:value-type="float" office:value="0.0000482738" calcext:value-type="float">
            <text:p>4.83E-05</text:p>
          </table:table-cell>
          <table:table-cell table:style-name="ce4" office:value-type="float" office:value="0.0000354035" calcext:value-type="float">
            <text:p>3.54E-05</text:p>
          </table:table-cell>
          <table:table-cell table:style-name="ce4" office:value-type="float" office:value="0.0000393953" calcext:value-type="float">
            <text:p>3.94E-05</text:p>
          </table:table-cell>
          <table:table-cell table:style-name="ce4" office:value-type="float" office:value="0.0000475377" calcext:value-type="float">
            <text:p>4.75E-05</text:p>
          </table:table-cell>
        </table:table-row>
        <table:table-row table:style-name="ro1">
          <table:table-cell office:value-type="float" office:value="0.00791269" calcext:value-type="float">
            <text:p>0.00791269</text:p>
          </table:table-cell>
          <table:table-cell office:value-type="float" office:value="0.00209404" calcext:value-type="float">
            <text:p>0.00209404</text:p>
          </table:table-cell>
          <table:table-cell office:value-type="float" office:value="0.00628997" calcext:value-type="float">
            <text:p>0.00628997</text:p>
          </table:table-cell>
          <table:table-cell office:value-type="float" office:value="0.00591165" calcext:value-type="float">
            <text:p>0.00591165</text:p>
          </table:table-cell>
          <table:table-cell office:value-type="float" office:value="0.00337534" calcext:value-type="float">
            <text:p>0.00337534</text:p>
          </table:table-cell>
          <table:table-cell office:value-type="float" office:value="0.0047871" calcext:value-type="float">
            <text:p>0.0047871</text:p>
          </table:table-cell>
        </table:table-row>
        <table:table-row table:style-name="ro1">
          <table:table-cell table:style-name="ce1" table:formula="of:=SUM([.A2:.A194])/193" office:value-type="float" office:value="6.51825851215181" calcext:value-type="float">
            <text:p>6.51825851215181</text:p>
          </table:table-cell>
          <table:table-cell table:style-name="ce1" table:formula="of:=SUM([.B2:.B194])/193" office:value-type="float" office:value="3.39778016885285" calcext:value-type="float">
            <text:p>3.39778016885285</text:p>
          </table:table-cell>
          <table:table-cell table:style-name="ce1" table:formula="of:=SUM([.C2:.C194])/193" office:value-type="float" office:value="12.0670484802611" calcext:value-type="float">
            <text:p>12.0670484802611</text:p>
          </table:table-cell>
          <table:table-cell table:style-name="ce1" table:formula="of:=SUM([.D2:.D194])/193" office:value-type="float" office:value="7.34563458523368" calcext:value-type="float">
            <text:p>7.34563458523368</text:p>
          </table:table-cell>
          <table:table-cell table:style-name="ce1" table:formula="of:=SUM([.E2:.E194])/193" office:value-type="float" office:value="17.8340748689627" calcext:value-type="float">
            <text:p>17.8340748689627</text:p>
          </table:table-cell>
          <table:table-cell table:style-name="ce1" table:formula="of:=SUM([.F2:.F194])/193" office:value-type="float" office:value="10.1498508427679" calcext:value-type="float">
            <text:p>10.1498508427679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</table:table-row>
      </table:table>
      <table:table table:name="D-time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ir 5 ils j</text:p>
          </table:table-cell>
          <table:table-cell table:style-name="ce1" office:value-type="string" calcext:value-type="string">
            <text:p>ir 5 ils j/2</text:p>
          </table:table-cell>
          <table:table-cell table:style-name="ce1" office:value-type="string" calcext:value-type="string">
            <text:p>ir 10 ils j</text:p>
          </table:table-cell>
          <table:table-cell table:style-name="ce1" office:value-type="string" calcext:value-type="string">
            <text:p>ir 10 ils j/2</text:p>
          </table:table-cell>
          <table:table-cell table:style-name="ce1" office:value-type="string" calcext:value-type="string">
            <text:p>ir 15 ils j</text:p>
          </table:table-cell>
          <table:table-cell table:style-name="ce1" office:value-type="string" calcext:value-type="string">
            <text:p>ir 15 ils j/2</text:p>
          </table:table-cell>
        </table:table-row>
        <table:table-row table:style-name="ro1">
          <table:table-cell office:value-type="float" office:value="0.431545" calcext:value-type="float">
            <text:p>0.431545</text:p>
          </table:table-cell>
          <table:table-cell office:value-type="float" office:value="0.212638" calcext:value-type="float">
            <text:p>0.212638</text:p>
          </table:table-cell>
          <table:table-cell office:value-type="float" office:value="0.726289" calcext:value-type="float">
            <text:p>0.726289</text:p>
          </table:table-cell>
          <table:table-cell office:value-type="float" office:value="0.457559" calcext:value-type="float">
            <text:p>0.457559</text:p>
          </table:table-cell>
          <table:table-cell office:value-type="float" office:value="1.04025" calcext:value-type="float">
            <text:p>1.04025</text:p>
          </table:table-cell>
          <table:table-cell office:value-type="float" office:value="0.571527" calcext:value-type="float">
            <text:p>0.571527</text:p>
          </table:table-cell>
        </table:table-row>
        <table:table-row table:style-name="ro1">
          <table:table-cell office:value-type="float" office:value="0.446942" calcext:value-type="float">
            <text:p>0.446942</text:p>
          </table:table-cell>
          <table:table-cell office:value-type="float" office:value="0.232081" calcext:value-type="float">
            <text:p>0.232081</text:p>
          </table:table-cell>
          <table:table-cell office:value-type="float" office:value="0.726143" calcext:value-type="float">
            <text:p>0.726143</text:p>
          </table:table-cell>
          <table:table-cell office:value-type="float" office:value="0.464292" calcext:value-type="float">
            <text:p>0.464292</text:p>
          </table:table-cell>
          <table:table-cell office:value-type="float" office:value="1.08497" calcext:value-type="float">
            <text:p>1.08497</text:p>
          </table:table-cell>
          <table:table-cell office:value-type="float" office:value="0.617374" calcext:value-type="float">
            <text:p>0.617374</text:p>
          </table:table-cell>
        </table:table-row>
        <table:table-row table:style-name="ro1">
          <table:table-cell office:value-type="float" office:value="0.402992" calcext:value-type="float">
            <text:p>0.402992</text:p>
          </table:table-cell>
          <table:table-cell office:value-type="float" office:value="0.213151" calcext:value-type="float">
            <text:p>0.213151</text:p>
          </table:table-cell>
          <table:table-cell office:value-type="float" office:value="0.655428" calcext:value-type="float">
            <text:p>0.655428</text:p>
          </table:table-cell>
          <table:table-cell office:value-type="float" office:value="0.415714" calcext:value-type="float">
            <text:p>0.415714</text:p>
          </table:table-cell>
          <table:table-cell office:value-type="float" office:value="1.01101" calcext:value-type="float">
            <text:p>1.01101</text:p>
          </table:table-cell>
          <table:table-cell office:value-type="float" office:value="0.543537" calcext:value-type="float">
            <text:p>0.543537</text:p>
          </table:table-cell>
        </table:table-row>
        <table:table-row table:style-name="ro1">
          <table:table-cell office:value-type="float" office:value="0.496674" calcext:value-type="float">
            <text:p>0.496674</text:p>
          </table:table-cell>
          <table:table-cell office:value-type="float" office:value="0.233447" calcext:value-type="float">
            <text:p>0.233447</text:p>
          </table:table-cell>
          <table:table-cell office:value-type="float" office:value="0.794986" calcext:value-type="float">
            <text:p>0.794986</text:p>
          </table:table-cell>
          <table:table-cell office:value-type="float" office:value="0.497742" calcext:value-type="float">
            <text:p>0.497742</text:p>
          </table:table-cell>
          <table:table-cell office:value-type="float" office:value="1.16629" calcext:value-type="float">
            <text:p>1.16629</text:p>
          </table:table-cell>
          <table:table-cell office:value-type="float" office:value="0.659248" calcext:value-type="float">
            <text:p>0.659248</text:p>
          </table:table-cell>
        </table:table-row>
        <table:table-row table:style-name="ro1">
          <table:table-cell office:value-type="float" office:value="0.479629" calcext:value-type="float">
            <text:p>0.479629</text:p>
          </table:table-cell>
          <table:table-cell office:value-type="float" office:value="0.244378" calcext:value-type="float">
            <text:p>0.244378</text:p>
          </table:table-cell>
          <table:table-cell office:value-type="float" office:value="0.945942" calcext:value-type="float">
            <text:p>0.945942</text:p>
          </table:table-cell>
          <table:table-cell office:value-type="float" office:value="0.542442" calcext:value-type="float">
            <text:p>0.542442</text:p>
          </table:table-cell>
          <table:table-cell office:value-type="float" office:value="1.36532" calcext:value-type="float">
            <text:p>1.36532</text:p>
          </table:table-cell>
          <table:table-cell office:value-type="float" office:value="0.754809" calcext:value-type="float">
            <text:p>0.754809</text:p>
          </table:table-cell>
        </table:table-row>
        <table:table-row table:style-name="ro1">
          <table:table-cell office:value-type="float" office:value="0.615943" calcext:value-type="float">
            <text:p>0.615943</text:p>
          </table:table-cell>
          <table:table-cell office:value-type="float" office:value="0.294247" calcext:value-type="float">
            <text:p>0.294247</text:p>
          </table:table-cell>
          <table:table-cell office:value-type="float" office:value="1.065" calcext:value-type="float">
            <text:p>1.065</text:p>
          </table:table-cell>
          <table:table-cell office:value-type="float" office:value="0.617939" calcext:value-type="float">
            <text:p>0.617939</text:p>
          </table:table-cell>
          <table:table-cell office:value-type="float" office:value="1.46496" calcext:value-type="float">
            <text:p>1.46496</text:p>
          </table:table-cell>
          <table:table-cell office:value-type="float" office:value="0.814452" calcext:value-type="float">
            <text:p>0.814452</text:p>
          </table:table-cell>
        </table:table-row>
        <table:table-row table:style-name="ro1">
          <table:table-cell office:value-type="float" office:value="0.536044" calcext:value-type="float">
            <text:p>0.536044</text:p>
          </table:table-cell>
          <table:table-cell office:value-type="float" office:value="0.269073" calcext:value-type="float">
            <text:p>0.269073</text:p>
          </table:table-cell>
          <table:table-cell office:value-type="float" office:value="1.02723" calcext:value-type="float">
            <text:p>1.02723</text:p>
          </table:table-cell>
          <table:table-cell office:value-type="float" office:value="0.590051" calcext:value-type="float">
            <text:p>0.590051</text:p>
          </table:table-cell>
          <table:table-cell office:value-type="float" office:value="1.45701" calcext:value-type="float">
            <text:p>1.45701</text:p>
          </table:table-cell>
          <table:table-cell office:value-type="float" office:value="0.762227" calcext:value-type="float">
            <text:p>0.762227</text:p>
          </table:table-cell>
        </table:table-row>
        <table:table-row table:style-name="ro1">
          <table:table-cell office:value-type="float" office:value="0.687356" calcext:value-type="float">
            <text:p>0.687356</text:p>
          </table:table-cell>
          <table:table-cell office:value-type="float" office:value="0.324279" calcext:value-type="float">
            <text:p>0.324279</text:p>
          </table:table-cell>
          <table:table-cell office:value-type="float" office:value="1.24102" calcext:value-type="float">
            <text:p>1.24102</text:p>
          </table:table-cell>
          <table:table-cell office:value-type="float" office:value="0.680353" calcext:value-type="float">
            <text:p>0.680353</text:p>
          </table:table-cell>
          <table:table-cell office:value-type="float" office:value="1.75156" calcext:value-type="float">
            <text:p>1.75156</text:p>
          </table:table-cell>
          <table:table-cell office:value-type="float" office:value="0.955954" calcext:value-type="float">
            <text:p>0.955954</text:p>
          </table:table-cell>
        </table:table-row>
        <table:table-row table:style-name="ro1">
          <table:table-cell office:value-type="float" office:value="0.842403" calcext:value-type="float">
            <text:p>0.842403</text:p>
          </table:table-cell>
          <table:table-cell office:value-type="float" office:value="0.429977" calcext:value-type="float">
            <text:p>0.429977</text:p>
          </table:table-cell>
          <table:table-cell office:value-type="float" office:value="1.48843" calcext:value-type="float">
            <text:p>1.48843</text:p>
          </table:table-cell>
          <table:table-cell office:value-type="float" office:value="0.859133" calcext:value-type="float">
            <text:p>0.859133</text:p>
          </table:table-cell>
          <table:table-cell office:value-type="float" office:value="2.22549" calcext:value-type="float">
            <text:p>2.22549</text:p>
          </table:table-cell>
          <table:table-cell office:value-type="float" office:value="1.26547" calcext:value-type="float">
            <text:p>1.26547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583855" calcext:value-type="float">
            <text:p>0.583855</text:p>
          </table:table-cell>
          <table:table-cell office:value-type="float" office:value="1.96004" calcext:value-type="float">
            <text:p>1.96004</text:p>
          </table:table-cell>
          <table:table-cell office:value-type="float" office:value="1.1096" calcext:value-type="float">
            <text:p>1.1096</text:p>
          </table:table-cell>
          <table:table-cell office:value-type="float" office:value="2.86091" calcext:value-type="float">
            <text:p>2.86091</text:p>
          </table:table-cell>
          <table:table-cell office:value-type="float" office:value="1.63565" calcext:value-type="float">
            <text:p>1.63565</text:p>
          </table:table-cell>
        </table:table-row>
        <table:table-row table:style-name="ro1">
          <table:table-cell office:value-type="float" office:value="1.17231" calcext:value-type="float">
            <text:p>1.17231</text:p>
          </table:table-cell>
          <table:table-cell office:value-type="float" office:value="0.605625" calcext:value-type="float">
            <text:p>0.605625</text:p>
          </table:table-cell>
          <table:table-cell office:value-type="float" office:value="2.21751" calcext:value-type="float">
            <text:p>2.21751</text:p>
          </table:table-cell>
          <table:table-cell office:value-type="float" office:value="1.1931" calcext:value-type="float">
            <text:p>1.1931</text:p>
          </table:table-cell>
          <table:table-cell office:value-type="float" office:value="3.34399" calcext:value-type="float">
            <text:p>3.34399</text:p>
          </table:table-cell>
          <table:table-cell office:value-type="float" office:value="1.82903" calcext:value-type="float">
            <text:p>1.82903</text:p>
          </table:table-cell>
        </table:table-row>
        <table:table-row table:style-name="ro1">
          <table:table-cell office:value-type="float" office:value="1.03434" calcext:value-type="float">
            <text:p>1.03434</text:p>
          </table:table-cell>
          <table:table-cell office:value-type="float" office:value="0.527316" calcext:value-type="float">
            <text:p>0.527316</text:p>
          </table:table-cell>
          <table:table-cell office:value-type="float" office:value="1.79144" calcext:value-type="float">
            <text:p>1.79144</text:p>
          </table:table-cell>
          <table:table-cell office:value-type="float" office:value="0.989359" calcext:value-type="float">
            <text:p>0.989359</text:p>
          </table:table-cell>
          <table:table-cell office:value-type="float" office:value="2.89222" calcext:value-type="float">
            <text:p>2.89222</text:p>
          </table:table-cell>
          <table:table-cell office:value-type="float" office:value="1.47942" calcext:value-type="float">
            <text:p>1.47942</text:p>
          </table:table-cell>
        </table:table-row>
        <table:table-row table:style-name="ro1">
          <table:table-cell office:value-type="float" office:value="1.28202" calcext:value-type="float">
            <text:p>1.28202</text:p>
          </table:table-cell>
          <table:table-cell office:value-type="float" office:value="0.69484" calcext:value-type="float">
            <text:p>0.69484</text:p>
          </table:table-cell>
          <table:table-cell office:value-type="float" office:value="2.38571" calcext:value-type="float">
            <text:p>2.38571</text:p>
          </table:table-cell>
          <table:table-cell office:value-type="float" office:value="1.22943" calcext:value-type="float">
            <text:p>1.22943</text:p>
          </table:table-cell>
          <table:table-cell office:value-type="float" office:value="3.37815" calcext:value-type="float">
            <text:p>3.37815</text:p>
          </table:table-cell>
          <table:table-cell office:value-type="float" office:value="1.84349" calcext:value-type="float">
            <text:p>1.84349</text:p>
          </table:table-cell>
        </table:table-row>
        <table:table-row table:style-name="ro1">
          <table:table-cell office:value-type="float" office:value="1.37536" calcext:value-type="float">
            <text:p>1.37536</text:p>
          </table:table-cell>
          <table:table-cell office:value-type="float" office:value="0.653425" calcext:value-type="float">
            <text:p>0.653425</text:p>
          </table:table-cell>
          <table:table-cell office:value-type="float" office:value="2.27215" calcext:value-type="float">
            <text:p>2.27215</text:p>
          </table:table-cell>
          <table:table-cell office:value-type="float" office:value="1.36939" calcext:value-type="float">
            <text:p>1.36939</text:p>
          </table:table-cell>
          <table:table-cell office:value-type="float" office:value="3.57673" calcext:value-type="float">
            <text:p>3.57673</text:p>
          </table:table-cell>
          <table:table-cell office:value-type="float" office:value="1.96481" calcext:value-type="float">
            <text:p>1.96481</text:p>
          </table:table-cell>
        </table:table-row>
        <table:table-row table:style-name="ro1">
          <table:table-cell office:value-type="float" office:value="1.27358" calcext:value-type="float">
            <text:p>1.27358</text:p>
          </table:table-cell>
          <table:table-cell office:value-type="float" office:value="0.675615" calcext:value-type="float">
            <text:p>0.675615</text:p>
          </table:table-cell>
          <table:table-cell office:value-type="float" office:value="2.37425" calcext:value-type="float">
            <text:p>2.37425</text:p>
          </table:table-cell>
          <table:table-cell office:value-type="float" office:value="1.30356" calcext:value-type="float">
            <text:p>1.30356</text:p>
          </table:table-cell>
          <table:table-cell office:value-type="float" office:value="3.54716" calcext:value-type="float">
            <text:p>3.54716</text:p>
          </table:table-cell>
          <table:table-cell office:value-type="float" office:value="1.90278" calcext:value-type="float">
            <text:p>1.90278</text:p>
          </table:table-cell>
        </table:table-row>
        <table:table-row table:style-name="ro1">
          <table:table-cell office:value-type="float" office:value="1.6929" calcext:value-type="float">
            <text:p>1.6929</text:p>
          </table:table-cell>
          <table:table-cell office:value-type="float" office:value="0.837619" calcext:value-type="float">
            <text:p>0.837619</text:p>
          </table:table-cell>
          <table:table-cell office:value-type="float" office:value="3.12827" calcext:value-type="float">
            <text:p>3.12827</text:p>
          </table:table-cell>
          <table:table-cell office:value-type="float" office:value="1.64308" calcext:value-type="float">
            <text:p>1.64308</text:p>
          </table:table-cell>
          <table:table-cell office:value-type="float" office:value="4.5918" calcext:value-type="float">
            <text:p>4.5918</text:p>
          </table:table-cell>
          <table:table-cell office:value-type="float" office:value="2.68131" calcext:value-type="float">
            <text:p>2.68131</text:p>
          </table:table-cell>
        </table:table-row>
        <table:table-row table:style-name="ro1">
          <table:table-cell office:value-type="float" office:value="1.69552" calcext:value-type="float">
            <text:p>1.69552</text:p>
          </table:table-cell>
          <table:table-cell office:value-type="float" office:value="0.829065" calcext:value-type="float">
            <text:p>0.829065</text:p>
          </table:table-cell>
          <table:table-cell office:value-type="float" office:value="3.06462" calcext:value-type="float">
            <text:p>3.06462</text:p>
          </table:table-cell>
          <table:table-cell office:value-type="float" office:value="1.78638" calcext:value-type="float">
            <text:p>1.78638</text:p>
          </table:table-cell>
          <table:table-cell office:value-type="float" office:value="4.68035" calcext:value-type="float">
            <text:p>4.68035</text:p>
          </table:table-cell>
          <table:table-cell office:value-type="float" office:value="2.66728" calcext:value-type="float">
            <text:p>2.66728</text:p>
          </table:table-cell>
        </table:table-row>
        <table:table-row table:style-name="ro1">
          <table:table-cell office:value-type="float" office:value="1.91554" calcext:value-type="float">
            <text:p>1.91554</text:p>
          </table:table-cell>
          <table:table-cell office:value-type="float" office:value="1.01202" calcext:value-type="float">
            <text:p>1.01202</text:p>
          </table:table-cell>
          <table:table-cell office:value-type="float" office:value="4.10567" calcext:value-type="float">
            <text:p>4.10567</text:p>
          </table:table-cell>
          <table:table-cell office:value-type="float" office:value="2.13632" calcext:value-type="float">
            <text:p>2.13632</text:p>
          </table:table-cell>
          <table:table-cell office:value-type="float" office:value="5.41035" calcext:value-type="float">
            <text:p>5.41035</text:p>
          </table:table-cell>
          <table:table-cell office:value-type="float" office:value="3.14033" calcext:value-type="float">
            <text:p>3.14033</text:p>
          </table:table-cell>
        </table:table-row>
        <table:table-row table:style-name="ro1">
          <table:table-cell office:value-type="float" office:value="1.41713" calcext:value-type="float">
            <text:p>1.41713</text:p>
          </table:table-cell>
          <table:table-cell office:value-type="float" office:value="0.709538" calcext:value-type="float">
            <text:p>0.709538</text:p>
          </table:table-cell>
          <table:table-cell office:value-type="float" office:value="2.913" calcext:value-type="float">
            <text:p>2.913</text:p>
          </table:table-cell>
          <table:table-cell office:value-type="float" office:value="1.49867" calcext:value-type="float">
            <text:p>1.49867</text:p>
          </table:table-cell>
          <table:table-cell office:value-type="float" office:value="3.97858" calcext:value-type="float">
            <text:p>3.97858</text:p>
          </table:table-cell>
          <table:table-cell office:value-type="float" office:value="2.21835" calcext:value-type="float">
            <text:p>2.21835</text:p>
          </table:table-cell>
        </table:table-row>
        <table:table-row table:style-name="ro1">
          <table:table-cell office:value-type="float" office:value="1.79609" calcext:value-type="float">
            <text:p>1.79609</text:p>
          </table:table-cell>
          <table:table-cell office:value-type="float" office:value="0.939883" calcext:value-type="float">
            <text:p>0.939883</text:p>
          </table:table-cell>
          <table:table-cell office:value-type="float" office:value="3.19047" calcext:value-type="float">
            <text:p>3.19047</text:p>
          </table:table-cell>
          <table:table-cell office:value-type="float" office:value="1.80444" calcext:value-type="float">
            <text:p>1.80444</text:p>
          </table:table-cell>
          <table:table-cell office:value-type="float" office:value="4.68186" calcext:value-type="float">
            <text:p>4.68186</text:p>
          </table:table-cell>
          <table:table-cell office:value-type="float" office:value="2.68696" calcext:value-type="float">
            <text:p>2.68696</text:p>
          </table:table-cell>
        </table:table-row>
        <table:table-row table:style-name="ro1">
          <table:table-cell office:value-type="float" office:value="1.92326" calcext:value-type="float">
            <text:p>1.92326</text:p>
          </table:table-cell>
          <table:table-cell office:value-type="float" office:value="0.933978" calcext:value-type="float">
            <text:p>0.933978</text:p>
          </table:table-cell>
          <table:table-cell office:value-type="float" office:value="3.54896" calcext:value-type="float">
            <text:p>3.54896</text:p>
          </table:table-cell>
          <table:table-cell office:value-type="float" office:value="1.90939" calcext:value-type="float">
            <text:p>1.90939</text:p>
          </table:table-cell>
          <table:table-cell office:value-type="float" office:value="5.30894" calcext:value-type="float">
            <text:p>5.30894</text:p>
          </table:table-cell>
          <table:table-cell office:value-type="float" office:value="2.91702" calcext:value-type="float">
            <text:p>2.91702</text:p>
          </table:table-cell>
        </table:table-row>
        <table:table-row table:style-name="ro1">
          <table:table-cell office:value-type="float" office:value="1.89663" calcext:value-type="float">
            <text:p>1.89663</text:p>
          </table:table-cell>
          <table:table-cell office:value-type="float" office:value="0.86328" calcext:value-type="float">
            <text:p>0.86328</text:p>
          </table:table-cell>
          <table:table-cell office:value-type="float" office:value="3.44067" calcext:value-type="float">
            <text:p>3.44067</text:p>
          </table:table-cell>
          <table:table-cell office:value-type="float" office:value="1.84629" calcext:value-type="float">
            <text:p>1.84629</text:p>
          </table:table-cell>
          <table:table-cell office:value-type="float" office:value="5.02052" calcext:value-type="float">
            <text:p>5.02052</text:p>
          </table:table-cell>
          <table:table-cell office:value-type="float" office:value="2.65188" calcext:value-type="float">
            <text:p>2.65188</text:p>
          </table:table-cell>
        </table:table-row>
        <table:table-row table:style-name="ro1">
          <table:table-cell office:value-type="float" office:value="1.78323" calcext:value-type="float">
            <text:p>1.78323</text:p>
          </table:table-cell>
          <table:table-cell office:value-type="float" office:value="0.77624" calcext:value-type="float">
            <text:p>0.77624</text:p>
          </table:table-cell>
          <table:table-cell office:value-type="float" office:value="3.17475" calcext:value-type="float">
            <text:p>3.17475</text:p>
          </table:table-cell>
          <table:table-cell office:value-type="float" office:value="1.86708" calcext:value-type="float">
            <text:p>1.86708</text:p>
          </table:table-cell>
          <table:table-cell office:value-type="float" office:value="4.98726" calcext:value-type="float">
            <text:p>4.98726</text:p>
          </table:table-cell>
          <table:table-cell office:value-type="float" office:value="2.57006" calcext:value-type="float">
            <text:p>2.57006</text:p>
          </table:table-cell>
        </table:table-row>
        <table:table-row table:style-name="ro1">
          <table:table-cell office:value-type="float" office:value="2.16773" calcext:value-type="float">
            <text:p>2.16773</text:p>
          </table:table-cell>
          <table:table-cell office:value-type="float" office:value="1.03764" calcext:value-type="float">
            <text:p>1.03764</text:p>
          </table:table-cell>
          <table:table-cell office:value-type="float" office:value="4.01421" calcext:value-type="float">
            <text:p>4.01421</text:p>
          </table:table-cell>
          <table:table-cell office:value-type="float" office:value="2.07926" calcext:value-type="float">
            <text:p>2.07926</text:p>
          </table:table-cell>
          <table:table-cell office:value-type="float" office:value="5.97082" calcext:value-type="float">
            <text:p>5.97082</text:p>
          </table:table-cell>
          <table:table-cell office:value-type="float" office:value="3.30139" calcext:value-type="float">
            <text:p>3.30139</text:p>
          </table:table-cell>
        </table:table-row>
        <table:table-row table:style-name="ro1">
          <table:table-cell office:value-type="float" office:value="2.24175" calcext:value-type="float">
            <text:p>2.24175</text:p>
          </table:table-cell>
          <table:table-cell office:value-type="float" office:value="1.13698" calcext:value-type="float">
            <text:p>1.13698</text:p>
          </table:table-cell>
          <table:table-cell office:value-type="float" office:value="4.2483" calcext:value-type="float">
            <text:p>4.2483</text:p>
          </table:table-cell>
          <table:table-cell office:value-type="float" office:value="2.19741" calcext:value-type="float">
            <text:p>2.19741</text:p>
          </table:table-cell>
          <table:table-cell office:value-type="float" office:value="6.23217" calcext:value-type="float">
            <text:p>6.23217</text:p>
          </table:table-cell>
          <table:table-cell office:value-type="float" office:value="3.56537" calcext:value-type="float">
            <text:p>3.56537</text:p>
          </table:table-cell>
        </table:table-row>
        <table:table-row table:style-name="ro1">
          <table:table-cell office:value-type="float" office:value="2.20301" calcext:value-type="float">
            <text:p>2.20301</text:p>
          </table:table-cell>
          <table:table-cell office:value-type="float" office:value="1.09906" calcext:value-type="float">
            <text:p>1.09906</text:p>
          </table:table-cell>
          <table:table-cell office:value-type="float" office:value="4.18286" calcext:value-type="float">
            <text:p>4.18286</text:p>
          </table:table-cell>
          <table:table-cell office:value-type="float" office:value="2.29794" calcext:value-type="float">
            <text:p>2.29794</text:p>
          </table:table-cell>
          <table:table-cell office:value-type="float" office:value="6.1388" calcext:value-type="float">
            <text:p>6.1388</text:p>
          </table:table-cell>
          <table:table-cell office:value-type="float" office:value="3.4297" calcext:value-type="float">
            <text:p>3.4297</text:p>
          </table:table-cell>
        </table:table-row>
        <table:table-row table:style-name="ro1">
          <table:table-cell office:value-type="float" office:value="1.97435" calcext:value-type="float">
            <text:p>1.97435</text:p>
          </table:table-cell>
          <table:table-cell office:value-type="float" office:value="1.0372" calcext:value-type="float">
            <text:p>1.0372</text:p>
          </table:table-cell>
          <table:table-cell office:value-type="float" office:value="4.09641" calcext:value-type="float">
            <text:p>4.09641</text:p>
          </table:table-cell>
          <table:table-cell office:value-type="float" office:value="2.33501" calcext:value-type="float">
            <text:p>2.33501</text:p>
          </table:table-cell>
          <table:table-cell office:value-type="float" office:value="5.78367" calcext:value-type="float">
            <text:p>5.78367</text:p>
          </table:table-cell>
          <table:table-cell office:value-type="float" office:value="3.3715" calcext:value-type="float">
            <text:p>3.3715</text:p>
          </table:table-cell>
        </table:table-row>
        <table:table-row table:style-name="ro1">
          <table:table-cell office:value-type="float" office:value="2.09092" calcext:value-type="float">
            <text:p>2.09092</text:p>
          </table:table-cell>
          <table:table-cell office:value-type="float" office:value="1.21834" calcext:value-type="float">
            <text:p>1.21834</text:p>
          </table:table-cell>
          <table:table-cell office:value-type="float" office:value="4.62723" calcext:value-type="float">
            <text:p>4.62723</text:p>
          </table:table-cell>
          <table:table-cell office:value-type="float" office:value="2.37358" calcext:value-type="float">
            <text:p>2.37358</text:p>
          </table:table-cell>
          <table:table-cell office:value-type="float" office:value="6.43512" calcext:value-type="float">
            <text:p>6.43512</text:p>
          </table:table-cell>
          <table:table-cell office:value-type="float" office:value="3.48809" calcext:value-type="float">
            <text:p>3.48809</text:p>
          </table:table-cell>
        </table:table-row>
        <table:table-row table:style-name="ro1">
          <table:table-cell office:value-type="float" office:value="2.55064" calcext:value-type="float">
            <text:p>2.55064</text:p>
          </table:table-cell>
          <table:table-cell office:value-type="float" office:value="1.34087" calcext:value-type="float">
            <text:p>1.34087</text:p>
          </table:table-cell>
          <table:table-cell office:value-type="float" office:value="5.0002" calcext:value-type="float">
            <text:p>5.0002</text:p>
          </table:table-cell>
          <table:table-cell office:value-type="float" office:value="2.6823" calcext:value-type="float">
            <text:p>2.6823</text:p>
          </table:table-cell>
          <table:table-cell office:value-type="float" office:value="7.14414" calcext:value-type="float">
            <text:p>7.14414</text:p>
          </table:table-cell>
          <table:table-cell office:value-type="float" office:value="4.05568" calcext:value-type="float">
            <text:p>4.05568</text:p>
          </table:table-cell>
        </table:table-row>
        <table:table-row table:style-name="ro1">
          <table:table-cell office:value-type="float" office:value="2.84943" calcext:value-type="float">
            <text:p>2.84943</text:p>
          </table:table-cell>
          <table:table-cell office:value-type="float" office:value="1.46961" calcext:value-type="float">
            <text:p>1.46961</text:p>
          </table:table-cell>
          <table:table-cell office:value-type="float" office:value="4.92871" calcext:value-type="float">
            <text:p>4.92871</text:p>
          </table:table-cell>
          <table:table-cell office:value-type="float" office:value="2.80168" calcext:value-type="float">
            <text:p>2.80168</text:p>
          </table:table-cell>
          <table:table-cell office:value-type="float" office:value="7.9778" calcext:value-type="float">
            <text:p>7.9778</text:p>
          </table:table-cell>
          <table:table-cell office:value-type="float" office:value="4.11581" calcext:value-type="float">
            <text:p>4.11581</text:p>
          </table:table-cell>
        </table:table-row>
        <table:table-row table:style-name="ro1">
          <table:table-cell office:value-type="float" office:value="3.00363" calcext:value-type="float">
            <text:p>3.00363</text:p>
          </table:table-cell>
          <table:table-cell office:value-type="float" office:value="1.53587" calcext:value-type="float">
            <text:p>1.53587</text:p>
          </table:table-cell>
          <table:table-cell office:value-type="float" office:value="5.66772" calcext:value-type="float">
            <text:p>5.66772</text:p>
          </table:table-cell>
          <table:table-cell office:value-type="float" office:value="3.17836" calcext:value-type="float">
            <text:p>3.17836</text:p>
          </table:table-cell>
          <table:table-cell office:value-type="float" office:value="8.40668" calcext:value-type="float">
            <text:p>8.40668</text:p>
          </table:table-cell>
          <table:table-cell office:value-type="float" office:value="4.83714" calcext:value-type="float">
            <text:p>4.83714</text:p>
          </table:table-cell>
        </table:table-row>
        <table:table-row table:style-name="ro1">
          <table:table-cell office:value-type="float" office:value="2.50915" calcext:value-type="float">
            <text:p>2.50915</text:p>
          </table:table-cell>
          <table:table-cell office:value-type="float" office:value="1.27686" calcext:value-type="float">
            <text:p>1.27686</text:p>
          </table:table-cell>
          <table:table-cell office:value-type="float" office:value="4.67008" calcext:value-type="float">
            <text:p>4.67008</text:p>
          </table:table-cell>
          <table:table-cell office:value-type="float" office:value="2.61992" calcext:value-type="float">
            <text:p>2.61992</text:p>
          </table:table-cell>
          <table:table-cell office:value-type="float" office:value="6.91165" calcext:value-type="float">
            <text:p>6.91165</text:p>
          </table:table-cell>
          <table:table-cell office:value-type="float" office:value="3.70299" calcext:value-type="float">
            <text:p>3.70299</text:p>
          </table:table-cell>
        </table:table-row>
        <table:table-row table:style-name="ro1">
          <table:table-cell office:value-type="float" office:value="3.29924" calcext:value-type="float">
            <text:p>3.29924</text:p>
          </table:table-cell>
          <table:table-cell office:value-type="float" office:value="1.84611" calcext:value-type="float">
            <text:p>1.84611</text:p>
          </table:table-cell>
          <table:table-cell office:value-type="float" office:value="6.6" calcext:value-type="float">
            <text:p>6.6</text:p>
          </table:table-cell>
          <table:table-cell office:value-type="float" office:value="3.69245" calcext:value-type="float">
            <text:p>3.69245</text:p>
          </table:table-cell>
          <table:table-cell office:value-type="float" office:value="9.43292" calcext:value-type="float">
            <text:p>9.43292</text:p>
          </table:table-cell>
          <table:table-cell office:value-type="float" office:value="5.51368" calcext:value-type="float">
            <text:p>5.51368</text:p>
          </table:table-cell>
        </table:table-row>
        <table:table-row table:style-name="ro1">
          <table:table-cell office:value-type="float" office:value="3.4113" calcext:value-type="float">
            <text:p>3.4113</text:p>
          </table:table-cell>
          <table:table-cell office:value-type="float" office:value="1.63082" calcext:value-type="float">
            <text:p>1.63082</text:p>
          </table:table-cell>
          <table:table-cell office:value-type="float" office:value="6.46032" calcext:value-type="float">
            <text:p>6.46032</text:p>
          </table:table-cell>
          <table:table-cell office:value-type="float" office:value="3.46872" calcext:value-type="float">
            <text:p>3.46872</text:p>
          </table:table-cell>
          <table:table-cell office:value-type="float" office:value="8.96912" calcext:value-type="float">
            <text:p>8.96912</text:p>
          </table:table-cell>
          <table:table-cell office:value-type="float" office:value="5.37088" calcext:value-type="float">
            <text:p>5.37088</text:p>
          </table:table-cell>
        </table:table-row>
        <table:table-row table:style-name="ro1">
          <table:table-cell office:value-type="float" office:value="2.84603" calcext:value-type="float">
            <text:p>2.84603</text:p>
          </table:table-cell>
          <table:table-cell office:value-type="float" office:value="1.3504" calcext:value-type="float">
            <text:p>1.3504</text:p>
          </table:table-cell>
          <table:table-cell office:value-type="float" office:value="5.25143" calcext:value-type="float">
            <text:p>5.25143</text:p>
          </table:table-cell>
          <table:table-cell office:value-type="float" office:value="2.95529" calcext:value-type="float">
            <text:p>2.95529</text:p>
          </table:table-cell>
          <table:table-cell office:value-type="float" office:value="8.36165" calcext:value-type="float">
            <text:p>8.36165</text:p>
          </table:table-cell>
          <table:table-cell office:value-type="float" office:value="4.35881" calcext:value-type="float">
            <text:p>4.35881</text:p>
          </table:table-cell>
        </table:table-row>
        <table:table-row table:style-name="ro1">
          <table:table-cell office:value-type="float" office:value="2.41278" calcext:value-type="float">
            <text:p>2.41278</text:p>
          </table:table-cell>
          <table:table-cell office:value-type="float" office:value="1.17305" calcext:value-type="float">
            <text:p>1.17305</text:p>
          </table:table-cell>
          <table:table-cell office:value-type="float" office:value="4.91245" calcext:value-type="float">
            <text:p>4.91245</text:p>
          </table:table-cell>
          <table:table-cell office:value-type="float" office:value="2.62355" calcext:value-type="float">
            <text:p>2.62355</text:p>
          </table:table-cell>
          <table:table-cell office:value-type="float" office:value="7.27657" calcext:value-type="float">
            <text:p>7.27657</text:p>
          </table:table-cell>
          <table:table-cell office:value-type="float" office:value="3.6582" calcext:value-type="float">
            <text:p>3.6582</text:p>
          </table:table-cell>
        </table:table-row>
        <table:table-row table:style-name="ro1">
          <table:table-cell office:value-type="float" office:value="3.27399" calcext:value-type="float">
            <text:p>3.27399</text:p>
          </table:table-cell>
          <table:table-cell office:value-type="float" office:value="1.59002" calcext:value-type="float">
            <text:p>1.59002</text:p>
          </table:table-cell>
          <table:table-cell office:value-type="float" office:value="6.4603" calcext:value-type="float">
            <text:p>6.4603</text:p>
          </table:table-cell>
          <table:table-cell office:value-type="float" office:value="3.44843" calcext:value-type="float">
            <text:p>3.44843</text:p>
          </table:table-cell>
          <table:table-cell office:value-type="float" office:value="9.61407" calcext:value-type="float">
            <text:p>9.61407</text:p>
          </table:table-cell>
          <table:table-cell office:value-type="float" office:value="5.12869" calcext:value-type="float">
            <text:p>5.12869</text:p>
          </table:table-cell>
        </table:table-row>
        <table:table-row table:style-name="ro1">
          <table:table-cell office:value-type="float" office:value="2.98217" calcext:value-type="float">
            <text:p>2.98217</text:p>
          </table:table-cell>
          <table:table-cell office:value-type="float" office:value="1.42336" calcext:value-type="float">
            <text:p>1.42336</text:p>
          </table:table-cell>
          <table:table-cell office:value-type="float" office:value="5.85248" calcext:value-type="float">
            <text:p>5.85248</text:p>
          </table:table-cell>
          <table:table-cell office:value-type="float" office:value="3.18965" calcext:value-type="float">
            <text:p>3.18965</text:p>
          </table:table-cell>
          <table:table-cell office:value-type="float" office:value="8.8959" calcext:value-type="float">
            <text:p>8.8959</text:p>
          </table:table-cell>
          <table:table-cell office:value-type="float" office:value="4.75737" calcext:value-type="float">
            <text:p>4.75737</text:p>
          </table:table-cell>
        </table:table-row>
        <table:table-row table:style-name="ro1">
          <table:table-cell office:value-type="float" office:value="2.76502" calcext:value-type="float">
            <text:p>2.76502</text:p>
          </table:table-cell>
          <table:table-cell office:value-type="float" office:value="1.48976" calcext:value-type="float">
            <text:p>1.48976</text:p>
          </table:table-cell>
          <table:table-cell office:value-type="float" office:value="5.68599" calcext:value-type="float">
            <text:p>5.68599</text:p>
          </table:table-cell>
          <table:table-cell office:value-type="float" office:value="2.89915" calcext:value-type="float">
            <text:p>2.89915</text:p>
          </table:table-cell>
          <table:table-cell office:value-type="float" office:value="8.04697" calcext:value-type="float">
            <text:p>8.04697</text:p>
          </table:table-cell>
          <table:table-cell office:value-type="float" office:value="4.26885" calcext:value-type="float">
            <text:p>4.26885</text:p>
          </table:table-cell>
        </table:table-row>
        <table:table-row table:style-name="ro1">
          <table:table-cell office:value-type="float" office:value="3.90527" calcext:value-type="float">
            <text:p>3.90527</text:p>
          </table:table-cell>
          <table:table-cell office:value-type="float" office:value="1.8827" calcext:value-type="float">
            <text:p>1.8827</text:p>
          </table:table-cell>
          <table:table-cell office:value-type="float" office:value="7.23587" calcext:value-type="float">
            <text:p>7.23587</text:p>
          </table:table-cell>
          <table:table-cell office:value-type="float" office:value="4.06923" calcext:value-type="float">
            <text:p>4.06923</text:p>
          </table:table-cell>
          <table:table-cell office:value-type="float" office:value="11.0963" calcext:value-type="float">
            <text:p>11.0963</text:p>
          </table:table-cell>
          <table:table-cell office:value-type="float" office:value="5.85571" calcext:value-type="float">
            <text:p>5.85571</text:p>
          </table:table-cell>
        </table:table-row>
        <table:table-row table:style-name="ro1">
          <table:table-cell office:value-type="float" office:value="3.76584" calcext:value-type="float">
            <text:p>3.76584</text:p>
          </table:table-cell>
          <table:table-cell office:value-type="float" office:value="1.86282" calcext:value-type="float">
            <text:p>1.86282</text:p>
          </table:table-cell>
          <table:table-cell office:value-type="float" office:value="6.56981" calcext:value-type="float">
            <text:p>6.56981</text:p>
          </table:table-cell>
          <table:table-cell office:value-type="float" office:value="3.57116" calcext:value-type="float">
            <text:p>3.57116</text:p>
          </table:table-cell>
          <table:table-cell office:value-type="float" office:value="9.74086" calcext:value-type="float">
            <text:p>9.74086</text:p>
          </table:table-cell>
          <table:table-cell office:value-type="float" office:value="5.45925" calcext:value-type="float">
            <text:p>5.45925</text:p>
          </table:table-cell>
        </table:table-row>
        <table:table-row table:style-name="ro1">
          <table:table-cell office:value-type="float" office:value="2.97315" calcext:value-type="float">
            <text:p>2.97315</text:p>
          </table:table-cell>
          <table:table-cell office:value-type="float" office:value="1.37366" calcext:value-type="float">
            <text:p>1.37366</text:p>
          </table:table-cell>
          <table:table-cell office:value-type="float" office:value="5.3518" calcext:value-type="float">
            <text:p>5.3518</text:p>
          </table:table-cell>
          <table:table-cell office:value-type="float" office:value="2.63321" calcext:value-type="float">
            <text:p>2.63321</text:p>
          </table:table-cell>
          <table:table-cell office:value-type="float" office:value="7.70392" calcext:value-type="float">
            <text:p>7.70392</text:p>
          </table:table-cell>
          <table:table-cell office:value-type="float" office:value="4.0444" calcext:value-type="float">
            <text:p>4.0444</text:p>
          </table:table-cell>
        </table:table-row>
        <table:table-row table:style-name="ro1">
          <table:table-cell office:value-type="float" office:value="3.78619" calcext:value-type="float">
            <text:p>3.78619</text:p>
          </table:table-cell>
          <table:table-cell office:value-type="float" office:value="1.91842" calcext:value-type="float">
            <text:p>1.91842</text:p>
          </table:table-cell>
          <table:table-cell office:value-type="float" office:value="7.15062" calcext:value-type="float">
            <text:p>7.15062</text:p>
          </table:table-cell>
          <table:table-cell office:value-type="float" office:value="3.97269" calcext:value-type="float">
            <text:p>3.97269</text:p>
          </table:table-cell>
          <table:table-cell office:value-type="float" office:value="10.8818" calcext:value-type="float">
            <text:p>10.8818</text:p>
          </table:table-cell>
          <table:table-cell office:value-type="float" office:value="5.87075" calcext:value-type="float">
            <text:p>5.87075</text:p>
          </table:table-cell>
        </table:table-row>
        <table:table-row table:style-name="ro1">
          <table:table-cell office:value-type="float" office:value="3.44282" calcext:value-type="float">
            <text:p>3.44282</text:p>
          </table:table-cell>
          <table:table-cell office:value-type="float" office:value="1.91023" calcext:value-type="float">
            <text:p>1.91023</text:p>
          </table:table-cell>
          <table:table-cell office:value-type="float" office:value="7.03178" calcext:value-type="float">
            <text:p>7.03178</text:p>
          </table:table-cell>
          <table:table-cell office:value-type="float" office:value="3.80946" calcext:value-type="float">
            <text:p>3.80946</text:p>
          </table:table-cell>
          <table:table-cell office:value-type="float" office:value="10.0217" calcext:value-type="float">
            <text:p>10.0217</text:p>
          </table:table-cell>
          <table:table-cell office:value-type="float" office:value="5.3788" calcext:value-type="float">
            <text:p>5.3788</text:p>
          </table:table-cell>
        </table:table-row>
        <table:table-row table:style-name="ro1">
          <table:table-cell office:value-type="float" office:value="4.50399" calcext:value-type="float">
            <text:p>4.50399</text:p>
          </table:table-cell>
          <table:table-cell office:value-type="float" office:value="2.15717" calcext:value-type="float">
            <text:p>2.15717</text:p>
          </table:table-cell>
          <table:table-cell office:value-type="float" office:value="8.26836" calcext:value-type="float">
            <text:p>8.26836</text:p>
          </table:table-cell>
          <table:table-cell office:value-type="float" office:value="4.84294" calcext:value-type="float">
            <text:p>4.84294</text:p>
          </table:table-cell>
          <table:table-cell office:value-type="float" office:value="12.3905" calcext:value-type="float">
            <text:p>12.3905</text:p>
          </table:table-cell>
          <table:table-cell office:value-type="float" office:value="7.06863" calcext:value-type="float">
            <text:p>7.06863</text:p>
          </table:table-cell>
        </table:table-row>
        <table:table-row table:style-name="ro1">
          <table:table-cell office:value-type="float" office:value="3.72751" calcext:value-type="float">
            <text:p>3.72751</text:p>
          </table:table-cell>
          <table:table-cell office:value-type="float" office:value="1.70871" calcext:value-type="float">
            <text:p>1.70871</text:p>
          </table:table-cell>
          <table:table-cell office:value-type="float" office:value="6.5449" calcext:value-type="float">
            <text:p>6.5449</text:p>
          </table:table-cell>
          <table:table-cell office:value-type="float" office:value="3.64984" calcext:value-type="float">
            <text:p>3.64984</text:p>
          </table:table-cell>
          <table:table-cell office:value-type="float" office:value="9.59456" calcext:value-type="float">
            <text:p>9.59456</text:p>
          </table:table-cell>
          <table:table-cell office:value-type="float" office:value="5.48475" calcext:value-type="float">
            <text:p>5.48475</text:p>
          </table:table-cell>
        </table:table-row>
        <table:table-row table:style-name="ro1">
          <table:table-cell office:value-type="float" office:value="3.93117" calcext:value-type="float">
            <text:p>3.93117</text:p>
          </table:table-cell>
          <table:table-cell office:value-type="float" office:value="2.01958" calcext:value-type="float">
            <text:p>2.01958</text:p>
          </table:table-cell>
          <table:table-cell office:value-type="float" office:value="7.47875" calcext:value-type="float">
            <text:p>7.47875</text:p>
          </table:table-cell>
          <table:table-cell office:value-type="float" office:value="3.9134" calcext:value-type="float">
            <text:p>3.9134</text:p>
          </table:table-cell>
          <table:table-cell office:value-type="float" office:value="11.1905" calcext:value-type="float">
            <text:p>11.1905</text:p>
          </table:table-cell>
          <table:table-cell office:value-type="float" office:value="6.40377" calcext:value-type="float">
            <text:p>6.40377</text:p>
          </table:table-cell>
        </table:table-row>
        <table:table-row table:style-name="ro1">
          <table:table-cell office:value-type="float" office:value="4.10447" calcext:value-type="float">
            <text:p>4.10447</text:p>
          </table:table-cell>
          <table:table-cell office:value-type="float" office:value="2.09301" calcext:value-type="float">
            <text:p>2.09301</text:p>
          </table:table-cell>
          <table:table-cell office:value-type="float" office:value="7.25426" calcext:value-type="float">
            <text:p>7.25426</text:p>
          </table:table-cell>
          <table:table-cell office:value-type="float" office:value="4.238" calcext:value-type="float">
            <text:p>4.238</text:p>
          </table:table-cell>
          <table:table-cell office:value-type="float" office:value="11.2861" calcext:value-type="float">
            <text:p>11.2861</text:p>
          </table:table-cell>
          <table:table-cell office:value-type="float" office:value="6.44788" calcext:value-type="float">
            <text:p>6.44788</text:p>
          </table:table-cell>
        </table:table-row>
        <table:table-row table:style-name="ro1">
          <table:table-cell office:value-type="float" office:value="4.80166" calcext:value-type="float">
            <text:p>4.80166</text:p>
          </table:table-cell>
          <table:table-cell office:value-type="float" office:value="2.26808" calcext:value-type="float">
            <text:p>2.26808</text:p>
          </table:table-cell>
          <table:table-cell office:value-type="float" office:value="8.48386" calcext:value-type="float">
            <text:p>8.48386</text:p>
          </table:table-cell>
          <table:table-cell office:value-type="float" office:value="4.93282" calcext:value-type="float">
            <text:p>4.93282</text:p>
          </table:table-cell>
          <table:table-cell office:value-type="float" office:value="14.0177" calcext:value-type="float">
            <text:p>14.0177</text:p>
          </table:table-cell>
          <table:table-cell office:value-type="float" office:value="7.25344" calcext:value-type="float">
            <text:p>7.25344</text:p>
          </table:table-cell>
        </table:table-row>
        <table:table-row table:style-name="ro1">
          <table:table-cell office:value-type="float" office:value="3.74095" calcext:value-type="float">
            <text:p>3.74095</text:p>
          </table:table-cell>
          <table:table-cell office:value-type="float" office:value="1.79744" calcext:value-type="float">
            <text:p>1.79744</text:p>
          </table:table-cell>
          <table:table-cell office:value-type="float" office:value="6.91191" calcext:value-type="float">
            <text:p>6.91191</text:p>
          </table:table-cell>
          <table:table-cell office:value-type="float" office:value="3.92681" calcext:value-type="float">
            <text:p>3.92681</text:p>
          </table:table-cell>
          <table:table-cell office:value-type="float" office:value="10.1907" calcext:value-type="float">
            <text:p>10.1907</text:p>
          </table:table-cell>
          <table:table-cell office:value-type="float" office:value="5.64099" calcext:value-type="float">
            <text:p>5.64099</text:p>
          </table:table-cell>
        </table:table-row>
        <table:table-row table:style-name="ro1">
          <table:table-cell office:value-type="float" office:value="4.71617" calcext:value-type="float">
            <text:p>4.71617</text:p>
          </table:table-cell>
          <table:table-cell office:value-type="float" office:value="2.41472" calcext:value-type="float">
            <text:p>2.41472</text:p>
          </table:table-cell>
          <table:table-cell office:value-type="float" office:value="8.96437" calcext:value-type="float">
            <text:p>8.96437</text:p>
          </table:table-cell>
          <table:table-cell office:value-type="float" office:value="5.49271" calcext:value-type="float">
            <text:p>5.49271</text:p>
          </table:table-cell>
          <table:table-cell office:value-type="float" office:value="13.9878" calcext:value-type="float">
            <text:p>13.9878</text:p>
          </table:table-cell>
          <table:table-cell office:value-type="float" office:value="7.98681" calcext:value-type="float">
            <text:p>7.98681</text:p>
          </table:table-cell>
        </table:table-row>
        <table:table-row table:style-name="ro1">
          <table:table-cell office:value-type="float" office:value="4.21271" calcext:value-type="float">
            <text:p>4.21271</text:p>
          </table:table-cell>
          <table:table-cell office:value-type="float" office:value="2.10526" calcext:value-type="float">
            <text:p>2.10526</text:p>
          </table:table-cell>
          <table:table-cell office:value-type="float" office:value="7.76281" calcext:value-type="float">
            <text:p>7.76281</text:p>
          </table:table-cell>
          <table:table-cell office:value-type="float" office:value="4.43995" calcext:value-type="float">
            <text:p>4.43995</text:p>
          </table:table-cell>
          <table:table-cell office:value-type="float" office:value="11.355" calcext:value-type="float">
            <text:p>11.355</text:p>
          </table:table-cell>
          <table:table-cell office:value-type="float" office:value="6.47311" calcext:value-type="float">
            <text:p>6.47311</text:p>
          </table:table-cell>
        </table:table-row>
        <table:table-row table:style-name="ro1">
          <table:table-cell office:value-type="float" office:value="4.17181" calcext:value-type="float">
            <text:p>4.17181</text:p>
          </table:table-cell>
          <table:table-cell office:value-type="float" office:value="2.21938" calcext:value-type="float">
            <text:p>2.21938</text:p>
          </table:table-cell>
          <table:table-cell office:value-type="float" office:value="7.90387" calcext:value-type="float">
            <text:p>7.90387</text:p>
          </table:table-cell>
          <table:table-cell office:value-type="float" office:value="4.4455" calcext:value-type="float">
            <text:p>4.4455</text:p>
          </table:table-cell>
          <table:table-cell office:value-type="float" office:value="12.2898" calcext:value-type="float">
            <text:p>12.2898</text:p>
          </table:table-cell>
          <table:table-cell office:value-type="float" office:value="6.7406" calcext:value-type="float">
            <text:p>6.7406</text:p>
          </table:table-cell>
        </table:table-row>
        <table:table-row table:style-name="ro1">
          <table:table-cell office:value-type="float" office:value="4.05415" calcext:value-type="float">
            <text:p>4.05415</text:p>
          </table:table-cell>
          <table:table-cell office:value-type="float" office:value="2.1216" calcext:value-type="float">
            <text:p>2.1216</text:p>
          </table:table-cell>
          <table:table-cell office:value-type="float" office:value="7.96156" calcext:value-type="float">
            <text:p>7.96156</text:p>
          </table:table-cell>
          <table:table-cell office:value-type="float" office:value="4.13046" calcext:value-type="float">
            <text:p>4.13046</text:p>
          </table:table-cell>
          <table:table-cell office:value-type="float" office:value="12.7289" calcext:value-type="float">
            <text:p>12.7289</text:p>
          </table:table-cell>
          <table:table-cell office:value-type="float" office:value="6.39516" calcext:value-type="float">
            <text:p>6.39516</text:p>
          </table:table-cell>
        </table:table-row>
        <table:table-row table:style-name="ro1">
          <table:table-cell office:value-type="float" office:value="4.11594" calcext:value-type="float">
            <text:p>4.11594</text:p>
          </table:table-cell>
          <table:table-cell office:value-type="float" office:value="2.17029" calcext:value-type="float">
            <text:p>2.17029</text:p>
          </table:table-cell>
          <table:table-cell office:value-type="float" office:value="7.71638" calcext:value-type="float">
            <text:p>7.71638</text:p>
          </table:table-cell>
          <table:table-cell office:value-type="float" office:value="4.45982" calcext:value-type="float">
            <text:p>4.45982</text:p>
          </table:table-cell>
          <table:table-cell office:value-type="float" office:value="12.1508" calcext:value-type="float">
            <text:p>12.1508</text:p>
          </table:table-cell>
          <table:table-cell office:value-type="float" office:value="6.74938" calcext:value-type="float">
            <text:p>6.74938</text:p>
          </table:table-cell>
        </table:table-row>
        <table:table-row table:style-name="ro1">
          <table:table-cell office:value-type="float" office:value="4.48215" calcext:value-type="float">
            <text:p>4.48215</text:p>
          </table:table-cell>
          <table:table-cell office:value-type="float" office:value="2.14929" calcext:value-type="float">
            <text:p>2.14929</text:p>
          </table:table-cell>
          <table:table-cell office:value-type="float" office:value="8.14402" calcext:value-type="float">
            <text:p>8.14402</text:p>
          </table:table-cell>
          <table:table-cell office:value-type="float" office:value="4.45392" calcext:value-type="float">
            <text:p>4.45392</text:p>
          </table:table-cell>
          <table:table-cell office:value-type="float" office:value="11.6653" calcext:value-type="float">
            <text:p>11.6653</text:p>
          </table:table-cell>
          <table:table-cell office:value-type="float" office:value="6.57611" calcext:value-type="float">
            <text:p>6.57611</text:p>
          </table:table-cell>
        </table:table-row>
        <table:table-row table:style-name="ro1">
          <table:table-cell office:value-type="float" office:value="3.85609" calcext:value-type="float">
            <text:p>3.85609</text:p>
          </table:table-cell>
          <table:table-cell office:value-type="float" office:value="1.9024" calcext:value-type="float">
            <text:p>1.9024</text:p>
          </table:table-cell>
          <table:table-cell office:value-type="float" office:value="7.57372" calcext:value-type="float">
            <text:p>7.57372</text:p>
          </table:table-cell>
          <table:table-cell office:value-type="float" office:value="3.91407" calcext:value-type="float">
            <text:p>3.91407</text:p>
          </table:table-cell>
          <table:table-cell office:value-type="float" office:value="11.109" calcext:value-type="float">
            <text:p>11.109</text:p>
          </table:table-cell>
          <table:table-cell office:value-type="float" office:value="6.00355" calcext:value-type="float">
            <text:p>6.00355</text:p>
          </table:table-cell>
        </table:table-row>
        <table:table-row table:style-name="ro1">
          <table:table-cell office:value-type="float" office:value="5.194" calcext:value-type="float">
            <text:p>5.194</text:p>
          </table:table-cell>
          <table:table-cell office:value-type="float" office:value="2.67407" calcext:value-type="float">
            <text:p>2.67407</text:p>
          </table:table-cell>
          <table:table-cell office:value-type="float" office:value="10.3862" calcext:value-type="float">
            <text:p>10.3862</text:p>
          </table:table-cell>
          <table:table-cell office:value-type="float" office:value="5.6152" calcext:value-type="float">
            <text:p>5.6152</text:p>
          </table:table-cell>
          <table:table-cell office:value-type="float" office:value="15.9705" calcext:value-type="float">
            <text:p>15.9705</text:p>
          </table:table-cell>
          <table:table-cell office:value-type="float" office:value="9.00815" calcext:value-type="float">
            <text:p>9.00815</text:p>
          </table:table-cell>
        </table:table-row>
        <table:table-row table:style-name="ro1">
          <table:table-cell office:value-type="float" office:value="4.8614" calcext:value-type="float">
            <text:p>4.8614</text:p>
          </table:table-cell>
          <table:table-cell office:value-type="float" office:value="2.61293" calcext:value-type="float">
            <text:p>2.61293</text:p>
          </table:table-cell>
          <table:table-cell office:value-type="float" office:value="9.57671" calcext:value-type="float">
            <text:p>9.57671</text:p>
          </table:table-cell>
          <table:table-cell office:value-type="float" office:value="5.16286" calcext:value-type="float">
            <text:p>5.16286</text:p>
          </table:table-cell>
          <table:table-cell office:value-type="float" office:value="14.8216" calcext:value-type="float">
            <text:p>14.8216</text:p>
          </table:table-cell>
          <table:table-cell office:value-type="float" office:value="8.30058" calcext:value-type="float">
            <text:p>8.30058</text:p>
          </table:table-cell>
        </table:table-row>
        <table:table-row table:style-name="ro1">
          <table:table-cell office:value-type="float" office:value="4.35532" calcext:value-type="float">
            <text:p>4.35532</text:p>
          </table:table-cell>
          <table:table-cell office:value-type="float" office:value="2.22886" calcext:value-type="float">
            <text:p>2.22886</text:p>
          </table:table-cell>
          <table:table-cell office:value-type="float" office:value="9.09014" calcext:value-type="float">
            <text:p>9.09014</text:p>
          </table:table-cell>
          <table:table-cell office:value-type="float" office:value="4.68483" calcext:value-type="float">
            <text:p>4.68483</text:p>
          </table:table-cell>
          <table:table-cell office:value-type="float" office:value="12.3394" calcext:value-type="float">
            <text:p>12.3394</text:p>
          </table:table-cell>
          <table:table-cell office:value-type="float" office:value="7.104" calcext:value-type="float">
            <text:p>7.104</text:p>
          </table:table-cell>
        </table:table-row>
        <table:table-row table:style-name="ro1">
          <table:table-cell office:value-type="float" office:value="4.55419" calcext:value-type="float">
            <text:p>4.55419</text:p>
          </table:table-cell>
          <table:table-cell office:value-type="float" office:value="2.21043" calcext:value-type="float">
            <text:p>2.21043</text:p>
          </table:table-cell>
          <table:table-cell office:value-type="float" office:value="8.60445" calcext:value-type="float">
            <text:p>8.60445</text:p>
          </table:table-cell>
          <table:table-cell office:value-type="float" office:value="4.70788" calcext:value-type="float">
            <text:p>4.70788</text:p>
          </table:table-cell>
          <table:table-cell office:value-type="float" office:value="13.2344" calcext:value-type="float">
            <text:p>13.2344</text:p>
          </table:table-cell>
          <table:table-cell office:value-type="float" office:value="6.99162" calcext:value-type="float">
            <text:p>6.99162</text:p>
          </table:table-cell>
        </table:table-row>
        <table:table-row table:style-name="ro1">
          <table:table-cell office:value-type="float" office:value="5.42298" calcext:value-type="float">
            <text:p>5.42298</text:p>
          </table:table-cell>
          <table:table-cell office:value-type="float" office:value="2.84419" calcext:value-type="float">
            <text:p>2.84419</text:p>
          </table:table-cell>
          <table:table-cell office:value-type="float" office:value="10.2779" calcext:value-type="float">
            <text:p>10.2779</text:p>
          </table:table-cell>
          <table:table-cell office:value-type="float" office:value="5.78729" calcext:value-type="float">
            <text:p>5.78729</text:p>
          </table:table-cell>
          <table:table-cell office:value-type="float" office:value="14.6892" calcext:value-type="float">
            <text:p>14.6892</text:p>
          </table:table-cell>
          <table:table-cell office:value-type="float" office:value="8.15423" calcext:value-type="float">
            <text:p>8.15423</text:p>
          </table:table-cell>
        </table:table-row>
        <table:table-row table:style-name="ro1">
          <table:table-cell office:value-type="float" office:value="4.74467" calcext:value-type="float">
            <text:p>4.74467</text:p>
          </table:table-cell>
          <table:table-cell office:value-type="float" office:value="2.33478" calcext:value-type="float">
            <text:p>2.33478</text:p>
          </table:table-cell>
          <table:table-cell office:value-type="float" office:value="8.60398" calcext:value-type="float">
            <text:p>8.60398</text:p>
          </table:table-cell>
          <table:table-cell office:value-type="float" office:value="4.63247" calcext:value-type="float">
            <text:p>4.63247</text:p>
          </table:table-cell>
          <table:table-cell office:value-type="float" office:value="12.8896" calcext:value-type="float">
            <text:p>12.8896</text:p>
          </table:table-cell>
          <table:table-cell office:value-type="float" office:value="7.15595" calcext:value-type="float">
            <text:p>7.15595</text:p>
          </table:table-cell>
        </table:table-row>
        <table:table-row table:style-name="ro1">
          <table:table-cell office:value-type="float" office:value="5.29515" calcext:value-type="float">
            <text:p>5.29515</text:p>
          </table:table-cell>
          <table:table-cell office:value-type="float" office:value="2.48643" calcext:value-type="float">
            <text:p>2.48643</text:p>
          </table:table-cell>
          <table:table-cell office:value-type="float" office:value="9.72428" calcext:value-type="float">
            <text:p>9.72428</text:p>
          </table:table-cell>
          <table:table-cell office:value-type="float" office:value="5.11681" calcext:value-type="float">
            <text:p>5.11681</text:p>
          </table:table-cell>
          <table:table-cell office:value-type="float" office:value="14.5249" calcext:value-type="float">
            <text:p>14.5249</text:p>
          </table:table-cell>
          <table:table-cell office:value-type="float" office:value="7.55876" calcext:value-type="float">
            <text:p>7.55876</text:p>
          </table:table-cell>
        </table:table-row>
        <table:table-row table:style-name="ro1">
          <table:table-cell office:value-type="float" office:value="4.91353" calcext:value-type="float">
            <text:p>4.91353</text:p>
          </table:table-cell>
          <table:table-cell office:value-type="float" office:value="2.46557" calcext:value-type="float">
            <text:p>2.46557</text:p>
          </table:table-cell>
          <table:table-cell office:value-type="float" office:value="9.13539" calcext:value-type="float">
            <text:p>9.13539</text:p>
          </table:table-cell>
          <table:table-cell office:value-type="float" office:value="4.96247" calcext:value-type="float">
            <text:p>4.96247</text:p>
          </table:table-cell>
          <table:table-cell office:value-type="float" office:value="13.184" calcext:value-type="float">
            <text:p>13.184</text:p>
          </table:table-cell>
          <table:table-cell office:value-type="float" office:value="7.55133" calcext:value-type="float">
            <text:p>7.55133</text:p>
          </table:table-cell>
        </table:table-row>
        <table:table-row table:style-name="ro1">
          <table:table-cell office:value-type="float" office:value="4.34524" calcext:value-type="float">
            <text:p>4.34524</text:p>
          </table:table-cell>
          <table:table-cell office:value-type="float" office:value="2.24853" calcext:value-type="float">
            <text:p>2.24853</text:p>
          </table:table-cell>
          <table:table-cell office:value-type="float" office:value="8.76692" calcext:value-type="float">
            <text:p>8.76692</text:p>
          </table:table-cell>
          <table:table-cell office:value-type="float" office:value="4.51231" calcext:value-type="float">
            <text:p>4.51231</text:p>
          </table:table-cell>
          <table:table-cell office:value-type="float" office:value="12.5655" calcext:value-type="float">
            <text:p>12.5655</text:p>
          </table:table-cell>
          <table:table-cell office:value-type="float" office:value="6.87987" calcext:value-type="float">
            <text:p>6.87987</text:p>
          </table:table-cell>
        </table:table-row>
        <table:table-row table:style-name="ro1">
          <table:table-cell office:value-type="float" office:value="4.95799" calcext:value-type="float">
            <text:p>4.95799</text:p>
          </table:table-cell>
          <table:table-cell office:value-type="float" office:value="2.3953" calcext:value-type="float">
            <text:p>2.3953</text:p>
          </table:table-cell>
          <table:table-cell office:value-type="float" office:value="9.20407" calcext:value-type="float">
            <text:p>9.20407</text:p>
          </table:table-cell>
          <table:table-cell office:value-type="float" office:value="5.4111" calcext:value-type="float">
            <text:p>5.4111</text:p>
          </table:table-cell>
          <table:table-cell office:value-type="float" office:value="13.7961" calcext:value-type="float">
            <text:p>13.7961</text:p>
          </table:table-cell>
          <table:table-cell office:value-type="float" office:value="7.48122" calcext:value-type="float">
            <text:p>7.48122</text:p>
          </table:table-cell>
        </table:table-row>
        <table:table-row table:style-name="ro1">
          <table:table-cell office:value-type="float" office:value="5.28765" calcext:value-type="float">
            <text:p>5.28765</text:p>
          </table:table-cell>
          <table:table-cell office:value-type="float" office:value="2.81903" calcext:value-type="float">
            <text:p>2.81903</text:p>
          </table:table-cell>
          <table:table-cell office:value-type="float" office:value="9.53616" calcext:value-type="float">
            <text:p>9.53616</text:p>
          </table:table-cell>
          <table:table-cell office:value-type="float" office:value="5.68245" calcext:value-type="float">
            <text:p>5.68245</text:p>
          </table:table-cell>
          <table:table-cell office:value-type="float" office:value="14.6493" calcext:value-type="float">
            <text:p>14.6493</text:p>
          </table:table-cell>
          <table:table-cell office:value-type="float" office:value="7.63753" calcext:value-type="float">
            <text:p>7.63753</text:p>
          </table:table-cell>
        </table:table-row>
        <table:table-row table:style-name="ro1">
          <table:table-cell office:value-type="float" office:value="5.67507" calcext:value-type="float">
            <text:p>5.67507</text:p>
          </table:table-cell>
          <table:table-cell office:value-type="float" office:value="2.81216" calcext:value-type="float">
            <text:p>2.81216</text:p>
          </table:table-cell>
          <table:table-cell office:value-type="float" office:value="10.1372" calcext:value-type="float">
            <text:p>10.1372</text:p>
          </table:table-cell>
          <table:table-cell office:value-type="float" office:value="5.90511" calcext:value-type="float">
            <text:p>5.90511</text:p>
          </table:table-cell>
          <table:table-cell office:value-type="float" office:value="15.8125" calcext:value-type="float">
            <text:p>15.8125</text:p>
          </table:table-cell>
          <table:table-cell office:value-type="float" office:value="8.66117" calcext:value-type="float">
            <text:p>8.66117</text:p>
          </table:table-cell>
        </table:table-row>
        <table:table-row table:style-name="ro1">
          <table:table-cell office:value-type="float" office:value="6.37912" calcext:value-type="float">
            <text:p>6.37912</text:p>
          </table:table-cell>
          <table:table-cell office:value-type="float" office:value="3.32875" calcext:value-type="float">
            <text:p>3.32875</text:p>
          </table:table-cell>
          <table:table-cell office:value-type="float" office:value="11.4412" calcext:value-type="float">
            <text:p>11.4412</text:p>
          </table:table-cell>
          <table:table-cell office:value-type="float" office:value="6.10208" calcext:value-type="float">
            <text:p>6.10208</text:p>
          </table:table-cell>
          <table:table-cell office:value-type="float" office:value="18.0253" calcext:value-type="float">
            <text:p>18.0253</text:p>
          </table:table-cell>
          <table:table-cell office:value-type="float" office:value="9.32392" calcext:value-type="float">
            <text:p>9.32392</text:p>
          </table:table-cell>
        </table:table-row>
        <table:table-row table:style-name="ro1">
          <table:table-cell office:value-type="float" office:value="6.94582" calcext:value-type="float">
            <text:p>6.94582</text:p>
          </table:table-cell>
          <table:table-cell office:value-type="float" office:value="3.3526" calcext:value-type="float">
            <text:p>3.3526</text:p>
          </table:table-cell>
          <table:table-cell office:value-type="float" office:value="13.3499" calcext:value-type="float">
            <text:p>13.3499</text:p>
          </table:table-cell>
          <table:table-cell office:value-type="float" office:value="6.94356" calcext:value-type="float">
            <text:p>6.94356</text:p>
          </table:table-cell>
          <table:table-cell office:value-type="float" office:value="19.3732" calcext:value-type="float">
            <text:p>19.3732</text:p>
          </table:table-cell>
          <table:table-cell office:value-type="float" office:value="10.7428" calcext:value-type="float">
            <text:p>10.7428</text:p>
          </table:table-cell>
        </table:table-row>
        <table:table-row table:style-name="ro1">
          <table:table-cell office:value-type="float" office:value="5.88386" calcext:value-type="float">
            <text:p>5.88386</text:p>
          </table:table-cell>
          <table:table-cell office:value-type="float" office:value="3.0677" calcext:value-type="float">
            <text:p>3.0677</text:p>
          </table:table-cell>
          <table:table-cell office:value-type="float" office:value="12.1175" calcext:value-type="float">
            <text:p>12.1175</text:p>
          </table:table-cell>
          <table:table-cell office:value-type="float" office:value="5.7378" calcext:value-type="float">
            <text:p>5.7378</text:p>
          </table:table-cell>
          <table:table-cell office:value-type="float" office:value="16.8458" calcext:value-type="float">
            <text:p>16.8458</text:p>
          </table:table-cell>
          <table:table-cell office:value-type="float" office:value="9.26995" calcext:value-type="float">
            <text:p>9.26995</text:p>
          </table:table-cell>
        </table:table-row>
        <table:table-row table:style-name="ro1">
          <table:table-cell office:value-type="float" office:value="7.6871" calcext:value-type="float">
            <text:p>7.6871</text:p>
          </table:table-cell>
          <table:table-cell office:value-type="float" office:value="3.5216" calcext:value-type="float">
            <text:p>3.5216</text:p>
          </table:table-cell>
          <table:table-cell office:value-type="float" office:value="14.2269" calcext:value-type="float">
            <text:p>14.2269</text:p>
          </table:table-cell>
          <table:table-cell office:value-type="float" office:value="7.38761" calcext:value-type="float">
            <text:p>7.38761</text:p>
          </table:table-cell>
          <table:table-cell office:value-type="float" office:value="20.2384" calcext:value-type="float">
            <text:p>20.2384</text:p>
          </table:table-cell>
          <table:table-cell office:value-type="float" office:value="10.9728" calcext:value-type="float">
            <text:p>10.9728</text:p>
          </table:table-cell>
        </table:table-row>
        <table:table-row table:style-name="ro1">
          <table:table-cell office:value-type="float" office:value="7.41542" calcext:value-type="float">
            <text:p>7.41542</text:p>
          </table:table-cell>
          <table:table-cell office:value-type="float" office:value="3.38138" calcext:value-type="float">
            <text:p>3.38138</text:p>
          </table:table-cell>
          <table:table-cell office:value-type="float" office:value="13.6853" calcext:value-type="float">
            <text:p>13.6853</text:p>
          </table:table-cell>
          <table:table-cell office:value-type="float" office:value="6.80377" calcext:value-type="float">
            <text:p>6.80377</text:p>
          </table:table-cell>
          <table:table-cell office:value-type="float" office:value="20.0987" calcext:value-type="float">
            <text:p>20.0987</text:p>
          </table:table-cell>
          <table:table-cell office:value-type="float" office:value="10.8415" calcext:value-type="float">
            <text:p>10.8415</text:p>
          </table:table-cell>
        </table:table-row>
        <table:table-row table:style-name="ro1">
          <table:table-cell office:value-type="float" office:value="6.62461" calcext:value-type="float">
            <text:p>6.62461</text:p>
          </table:table-cell>
          <table:table-cell office:value-type="float" office:value="2.9647" calcext:value-type="float">
            <text:p>2.9647</text:p>
          </table:table-cell>
          <table:table-cell office:value-type="float" office:value="12.0321" calcext:value-type="float">
            <text:p>12.0321</text:p>
          </table:table-cell>
          <table:table-cell office:value-type="float" office:value="6.11965" calcext:value-type="float">
            <text:p>6.11965</text:p>
          </table:table-cell>
          <table:table-cell office:value-type="float" office:value="18.1818" calcext:value-type="float">
            <text:p>18.1818</text:p>
          </table:table-cell>
          <table:table-cell office:value-type="float" office:value="9.4074" calcext:value-type="float">
            <text:p>9.4074</text:p>
          </table:table-cell>
        </table:table-row>
        <table:table-row table:style-name="ro1">
          <table:table-cell office:value-type="float" office:value="8.71276" calcext:value-type="float">
            <text:p>8.71276</text:p>
          </table:table-cell>
          <table:table-cell office:value-type="float" office:value="4.11937" calcext:value-type="float">
            <text:p>4.11937</text:p>
          </table:table-cell>
          <table:table-cell office:value-type="float" office:value="17.7893" calcext:value-type="float">
            <text:p>17.7893</text:p>
          </table:table-cell>
          <table:table-cell office:value-type="float" office:value="8.94383" calcext:value-type="float">
            <text:p>8.94383</text:p>
          </table:table-cell>
          <table:table-cell office:value-type="float" office:value="26.1253" calcext:value-type="float">
            <text:p>26.1253</text:p>
          </table:table-cell>
          <table:table-cell office:value-type="float" office:value="13.0718" calcext:value-type="float">
            <text:p>13.0718</text:p>
          </table:table-cell>
        </table:table-row>
        <table:table-row table:style-name="ro1">
          <table:table-cell office:value-type="float" office:value="9.70026" calcext:value-type="float">
            <text:p>9.70026</text:p>
          </table:table-cell>
          <table:table-cell office:value-type="float" office:value="5.28465" calcext:value-type="float">
            <text:p>5.28465</text:p>
          </table:table-cell>
          <table:table-cell office:value-type="float" office:value="18.5909" calcext:value-type="float">
            <text:p>18.5909</text:p>
          </table:table-cell>
          <table:table-cell office:value-type="float" office:value="10.2993" calcext:value-type="float">
            <text:p>10.2993</text:p>
          </table:table-cell>
          <table:table-cell office:value-type="float" office:value="26.768" calcext:value-type="float">
            <text:p>26.768</text:p>
          </table:table-cell>
          <table:table-cell office:value-type="float" office:value="15.7205" calcext:value-type="float">
            <text:p>15.7205</text:p>
          </table:table-cell>
        </table:table-row>
        <table:table-row table:style-name="ro1">
          <table:table-cell office:value-type="float" office:value="7.86264" calcext:value-type="float">
            <text:p>7.86264</text:p>
          </table:table-cell>
          <table:table-cell office:value-type="float" office:value="3.96307" calcext:value-type="float">
            <text:p>3.96307</text:p>
          </table:table-cell>
          <table:table-cell office:value-type="float" office:value="14.2959" calcext:value-type="float">
            <text:p>14.2959</text:p>
          </table:table-cell>
          <table:table-cell office:value-type="float" office:value="7.88839" calcext:value-type="float">
            <text:p>7.88839</text:p>
          </table:table-cell>
          <table:table-cell office:value-type="float" office:value="22.8889" calcext:value-type="float">
            <text:p>22.8889</text:p>
          </table:table-cell>
          <table:table-cell office:value-type="float" office:value="11.8217" calcext:value-type="float">
            <text:p>11.8217</text:p>
          </table:table-cell>
        </table:table-row>
        <table:table-row table:style-name="ro1">
          <table:table-cell office:value-type="float" office:value="10.8926" calcext:value-type="float">
            <text:p>10.8926</text:p>
          </table:table-cell>
          <table:table-cell office:value-type="float" office:value="5.36069" calcext:value-type="float">
            <text:p>5.36069</text:p>
          </table:table-cell>
          <table:table-cell office:value-type="float" office:value="20.57" calcext:value-type="float">
            <text:p>20.57</text:p>
          </table:table-cell>
          <table:table-cell office:value-type="float" office:value="11.8506" calcext:value-type="float">
            <text:p>11.8506</text:p>
          </table:table-cell>
          <table:table-cell office:value-type="float" office:value="30.0583" calcext:value-type="float">
            <text:p>30.0583</text:p>
          </table:table-cell>
          <table:table-cell office:value-type="float" office:value="16.6975" calcext:value-type="float">
            <text:p>16.6975</text:p>
          </table:table-cell>
        </table:table-row>
        <table:table-row table:style-name="ro1">
          <table:table-cell office:value-type="float" office:value="7.7978" calcext:value-type="float">
            <text:p>7.7978</text:p>
          </table:table-cell>
          <table:table-cell office:value-type="float" office:value="4.20988" calcext:value-type="float">
            <text:p>4.20988</text:p>
          </table:table-cell>
          <table:table-cell office:value-type="float" office:value="16.3645" calcext:value-type="float">
            <text:p>16.3645</text:p>
          </table:table-cell>
          <table:table-cell office:value-type="float" office:value="8.76866" calcext:value-type="float">
            <text:p>8.76866</text:p>
          </table:table-cell>
          <table:table-cell office:value-type="float" office:value="23.5324" calcext:value-type="float">
            <text:p>23.5324</text:p>
          </table:table-cell>
          <table:table-cell office:value-type="float" office:value="12.8233" calcext:value-type="float">
            <text:p>12.8233</text:p>
          </table:table-cell>
        </table:table-row>
        <table:table-row table:style-name="ro1">
          <table:table-cell office:value-type="float" office:value="13.6815" calcext:value-type="float">
            <text:p>13.6815</text:p>
          </table:table-cell>
          <table:table-cell office:value-type="float" office:value="7.06972" calcext:value-type="float">
            <text:p>7.06972</text:p>
          </table:table-cell>
          <table:table-cell office:value-type="float" office:value="24.2562" calcext:value-type="float">
            <text:p>24.2562</text:p>
          </table:table-cell>
          <table:table-cell office:value-type="float" office:value="14.8999" calcext:value-type="float">
            <text:p>14.8999</text:p>
          </table:table-cell>
          <table:table-cell office:value-type="float" office:value="38.4339" calcext:value-type="float">
            <text:p>38.4339</text:p>
          </table:table-cell>
          <table:table-cell office:value-type="float" office:value="21.8926" calcext:value-type="float">
            <text:p>21.8926</text:p>
          </table:table-cell>
        </table:table-row>
        <table:table-row table:style-name="ro1">
          <table:table-cell office:value-type="float" office:value="10.5649" calcext:value-type="float">
            <text:p>10.5649</text:p>
          </table:table-cell>
          <table:table-cell office:value-type="float" office:value="5.02027" calcext:value-type="float">
            <text:p>5.02027</text:p>
          </table:table-cell>
          <table:table-cell office:value-type="float" office:value="18.5898" calcext:value-type="float">
            <text:p>18.5898</text:p>
          </table:table-cell>
          <table:table-cell office:value-type="float" office:value="10.2603" calcext:value-type="float">
            <text:p>10.2603</text:p>
          </table:table-cell>
          <table:table-cell office:value-type="float" office:value="28.3258" calcext:value-type="float">
            <text:p>28.3258</text:p>
          </table:table-cell>
          <table:table-cell office:value-type="float" office:value="15.4988" calcext:value-type="float">
            <text:p>15.4988</text:p>
          </table:table-cell>
        </table:table-row>
        <table:table-row table:style-name="ro1">
          <table:table-cell office:value-type="float" office:value="8.68544" calcext:value-type="float">
            <text:p>8.68544</text:p>
          </table:table-cell>
          <table:table-cell office:value-type="float" office:value="4.19396" calcext:value-type="float">
            <text:p>4.19396</text:p>
          </table:table-cell>
          <table:table-cell office:value-type="float" office:value="16.7037" calcext:value-type="float">
            <text:p>16.7037</text:p>
          </table:table-cell>
          <table:table-cell office:value-type="float" office:value="8.69352" calcext:value-type="float">
            <text:p>8.69352</text:p>
          </table:table-cell>
          <table:table-cell office:value-type="float" office:value="25.2585" calcext:value-type="float">
            <text:p>25.2585</text:p>
          </table:table-cell>
          <table:table-cell office:value-type="float" office:value="13.3018" calcext:value-type="float">
            <text:p>13.3018</text:p>
          </table:table-cell>
        </table:table-row>
        <table:table-row table:style-name="ro1">
          <table:table-cell office:value-type="float" office:value="10.8171" calcext:value-type="float">
            <text:p>10.8171</text:p>
          </table:table-cell>
          <table:table-cell office:value-type="float" office:value="5.62856" calcext:value-type="float">
            <text:p>5.62856</text:p>
          </table:table-cell>
          <table:table-cell office:value-type="float" office:value="21.8265" calcext:value-type="float">
            <text:p>21.8265</text:p>
          </table:table-cell>
          <table:table-cell office:value-type="float" office:value="12.1487" calcext:value-type="float">
            <text:p>12.1487</text:p>
          </table:table-cell>
          <table:table-cell office:value-type="float" office:value="31.8826" calcext:value-type="float">
            <text:p>31.8826</text:p>
          </table:table-cell>
          <table:table-cell office:value-type="float" office:value="18.4158" calcext:value-type="float">
            <text:p>18.4158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6.36712" calcext:value-type="float">
            <text:p>6.36712</text:p>
          </table:table-cell>
          <table:table-cell office:value-type="float" office:value="25.6713" calcext:value-type="float">
            <text:p>25.6713</text:p>
          </table:table-cell>
          <table:table-cell office:value-type="float" office:value="13.3582" calcext:value-type="float">
            <text:p>13.3582</text:p>
          </table:table-cell>
          <table:table-cell office:value-type="float" office:value="37.0798" calcext:value-type="float">
            <text:p>37.0798</text:p>
          </table:table-cell>
          <table:table-cell office:value-type="float" office:value="20.3222" calcext:value-type="float">
            <text:p>20.3222</text:p>
          </table:table-cell>
        </table:table-row>
        <table:table-row table:style-name="ro1">
          <table:table-cell office:value-type="float" office:value="10.6314" calcext:value-type="float">
            <text:p>10.6314</text:p>
          </table:table-cell>
          <table:table-cell office:value-type="float" office:value="4.88983" calcext:value-type="float">
            <text:p>4.88983</text:p>
          </table:table-cell>
          <table:table-cell office:value-type="float" office:value="21.0705" calcext:value-type="float">
            <text:p>21.0705</text:p>
          </table:table-cell>
          <table:table-cell office:value-type="float" office:value="11.5147" calcext:value-type="float">
            <text:p>11.5147</text:p>
          </table:table-cell>
          <table:table-cell office:value-type="float" office:value="31.6651" calcext:value-type="float">
            <text:p>31.6651</text:p>
          </table:table-cell>
          <table:table-cell office:value-type="float" office:value="17.0138" calcext:value-type="float">
            <text:p>17.0138</text:p>
          </table:table-cell>
        </table:table-row>
        <table:table-row table:style-name="ro1">
          <table:table-cell office:value-type="float" office:value="11.3268" calcext:value-type="float">
            <text:p>11.3268</text:p>
          </table:table-cell>
          <table:table-cell office:value-type="float" office:value="5.47831" calcext:value-type="float">
            <text:p>5.47831</text:p>
          </table:table-cell>
          <table:table-cell office:value-type="float" office:value="22.7228" calcext:value-type="float">
            <text:p>22.7228</text:p>
          </table:table-cell>
          <table:table-cell office:value-type="float" office:value="12.7753" calcext:value-type="float">
            <text:p>12.7753</text:p>
          </table:table-cell>
          <table:table-cell office:value-type="float" office:value="32.4362" calcext:value-type="float">
            <text:p>32.4362</text:p>
          </table:table-cell>
          <table:table-cell office:value-type="float" office:value="19.2329" calcext:value-type="float">
            <text:p>19.2329</text:p>
          </table:table-cell>
        </table:table-row>
        <table:table-row table:style-name="ro1">
          <table:table-cell office:value-type="float" office:value="10.1181" calcext:value-type="float">
            <text:p>10.1181</text:p>
          </table:table-cell>
          <table:table-cell office:value-type="float" office:value="4.50295" calcext:value-type="float">
            <text:p>4.50295</text:p>
          </table:table-cell>
          <table:table-cell office:value-type="float" office:value="18.5858" calcext:value-type="float">
            <text:p>18.5858</text:p>
          </table:table-cell>
          <table:table-cell office:value-type="float" office:value="10.3597" calcext:value-type="float">
            <text:p>10.3597</text:p>
          </table:table-cell>
          <table:table-cell office:value-type="float" office:value="26.2444" calcext:value-type="float">
            <text:p>26.2444</text:p>
          </table:table-cell>
          <table:table-cell office:value-type="float" office:value="15.1282" calcext:value-type="float">
            <text:p>15.1282</text:p>
          </table:table-cell>
        </table:table-row>
        <table:table-row table:style-name="ro1">
          <table:table-cell office:value-type="float" office:value="9.82661" calcext:value-type="float">
            <text:p>9.82661</text:p>
          </table:table-cell>
          <table:table-cell office:value-type="float" office:value="4.38332" calcext:value-type="float">
            <text:p>4.38332</text:p>
          </table:table-cell>
          <table:table-cell office:value-type="float" office:value="18.8891" calcext:value-type="float">
            <text:p>18.8891</text:p>
          </table:table-cell>
          <table:table-cell office:value-type="float" office:value="9.71673" calcext:value-type="float">
            <text:p>9.71673</text:p>
          </table:table-cell>
          <table:table-cell office:value-type="float" office:value="27.9491" calcext:value-type="float">
            <text:p>27.9491</text:p>
          </table:table-cell>
          <table:table-cell office:value-type="float" office:value="15.3624" calcext:value-type="float">
            <text:p>15.3624</text:p>
          </table:table-cell>
        </table:table-row>
        <table:table-row table:style-name="ro1">
          <table:table-cell office:value-type="float" office:value="13.2702" calcext:value-type="float">
            <text:p>13.2702</text:p>
          </table:table-cell>
          <table:table-cell office:value-type="float" office:value="6.56412" calcext:value-type="float">
            <text:p>6.56412</text:p>
          </table:table-cell>
          <table:table-cell office:value-type="float" office:value="26.0971" calcext:value-type="float">
            <text:p>26.0971</text:p>
          </table:table-cell>
          <table:table-cell office:value-type="float" office:value="14.9092" calcext:value-type="float">
            <text:p>14.9092</text:p>
          </table:table-cell>
          <table:table-cell office:value-type="float" office:value="39.1363" calcext:value-type="float">
            <text:p>39.1363</text:p>
          </table:table-cell>
          <table:table-cell office:value-type="float" office:value="21.1231" calcext:value-type="float">
            <text:p>21.1231</text:p>
          </table:table-cell>
        </table:table-row>
        <table:table-row table:style-name="ro1">
          <table:table-cell office:value-type="float" office:value="9.38619" calcext:value-type="float">
            <text:p>9.38619</text:p>
          </table:table-cell>
          <table:table-cell office:value-type="float" office:value="4.77119" calcext:value-type="float">
            <text:p>4.77119</text:p>
          </table:table-cell>
          <table:table-cell office:value-type="float" office:value="17.256" calcext:value-type="float">
            <text:p>17.256</text:p>
          </table:table-cell>
          <table:table-cell office:value-type="float" office:value="10.2271" calcext:value-type="float">
            <text:p>10.2271</text:p>
          </table:table-cell>
          <table:table-cell office:value-type="float" office:value="26.4185" calcext:value-type="float">
            <text:p>26.4185</text:p>
          </table:table-cell>
          <table:table-cell office:value-type="float" office:value="14.0845" calcext:value-type="float">
            <text:p>14.0845</text:p>
          </table:table-cell>
        </table:table-row>
        <table:table-row table:style-name="ro1">
          <table:table-cell office:value-type="float" office:value="9.86823" calcext:value-type="float">
            <text:p>9.86823</text:p>
          </table:table-cell>
          <table:table-cell office:value-type="float" office:value="4.92665" calcext:value-type="float">
            <text:p>4.92665</text:p>
          </table:table-cell>
          <table:table-cell office:value-type="float" office:value="19.7602" calcext:value-type="float">
            <text:p>19.7602</text:p>
          </table:table-cell>
          <table:table-cell office:value-type="float" office:value="11.2063" calcext:value-type="float">
            <text:p>11.2063</text:p>
          </table:table-cell>
          <table:table-cell office:value-type="float" office:value="29.2384" calcext:value-type="float">
            <text:p>29.2384</text:p>
          </table:table-cell>
          <table:table-cell office:value-type="float" office:value="16.6111" calcext:value-type="float">
            <text:p>16.6111</text:p>
          </table:table-cell>
        </table:table-row>
        <table:table-row table:style-name="ro1">
          <table:table-cell office:value-type="float" office:value="10.0394" calcext:value-type="float">
            <text:p>10.0394</text:p>
          </table:table-cell>
          <table:table-cell office:value-type="float" office:value="4.85921" calcext:value-type="float">
            <text:p>4.85921</text:p>
          </table:table-cell>
          <table:table-cell office:value-type="float" office:value="19.6458" calcext:value-type="float">
            <text:p>19.6458</text:p>
          </table:table-cell>
          <table:table-cell office:value-type="float" office:value="10.004" calcext:value-type="float">
            <text:p>10.004</text:p>
          </table:table-cell>
          <table:table-cell office:value-type="float" office:value="29.5001" calcext:value-type="float">
            <text:p>29.5001</text:p>
          </table:table-cell>
          <table:table-cell office:value-type="float" office:value="14.6583" calcext:value-type="float">
            <text:p>14.6583</text:p>
          </table:table-cell>
        </table:table-row>
        <table:table-row table:style-name="ro1">
          <table:table-cell office:value-type="float" office:value="10.9256" calcext:value-type="float">
            <text:p>10.9256</text:p>
          </table:table-cell>
          <table:table-cell office:value-type="float" office:value="5.36154" calcext:value-type="float">
            <text:p>5.36154</text:p>
          </table:table-cell>
          <table:table-cell office:value-type="float" office:value="22.0869" calcext:value-type="float">
            <text:p>22.0869</text:p>
          </table:table-cell>
          <table:table-cell office:value-type="float" office:value="12.0229" calcext:value-type="float">
            <text:p>12.0229</text:p>
          </table:table-cell>
          <table:table-cell office:value-type="float" office:value="32.6012" calcext:value-type="float">
            <text:p>32.6012</text:p>
          </table:table-cell>
          <table:table-cell office:value-type="float" office:value="17.7867" calcext:value-type="float">
            <text:p>17.7867</text:p>
          </table:table-cell>
        </table:table-row>
        <table:table-row table:style-name="ro1">
          <table:table-cell office:value-type="float" office:value="9.36149" calcext:value-type="float">
            <text:p>9.36149</text:p>
          </table:table-cell>
          <table:table-cell office:value-type="float" office:value="4.0892" calcext:value-type="float">
            <text:p>4.0892</text:p>
          </table:table-cell>
          <table:table-cell office:value-type="float" office:value="17.9951" calcext:value-type="float">
            <text:p>17.9951</text:p>
          </table:table-cell>
          <table:table-cell office:value-type="float" office:value="9.3701" calcext:value-type="float">
            <text:p>9.3701</text:p>
          </table:table-cell>
          <table:table-cell office:value-type="float" office:value="26.8494" calcext:value-type="float">
            <text:p>26.8494</text:p>
          </table:table-cell>
          <table:table-cell office:value-type="float" office:value="13.8742" calcext:value-type="float">
            <text:p>13.8742</text:p>
          </table:table-cell>
        </table:table-row>
        <table:table-row table:style-name="ro1">
          <table:table-cell office:value-type="float" office:value="12.6853" calcext:value-type="float">
            <text:p>12.6853</text:p>
          </table:table-cell>
          <table:table-cell office:value-type="float" office:value="5.96523" calcext:value-type="float">
            <text:p>5.96523</text:p>
          </table:table-cell>
          <table:table-cell office:value-type="float" office:value="22.03" calcext:value-type="float">
            <text:p>22.03</text:p>
          </table:table-cell>
          <table:table-cell office:value-type="float" office:value="12.2001" calcext:value-type="float">
            <text:p>12.2001</text:p>
          </table:table-cell>
          <table:table-cell office:value-type="float" office:value="33.6714" calcext:value-type="float">
            <text:p>33.6714</text:p>
          </table:table-cell>
          <table:table-cell office:value-type="float" office:value="17.2221" calcext:value-type="float">
            <text:p>17.2221</text:p>
          </table:table-cell>
        </table:table-row>
        <table:table-row table:style-name="ro1">
          <table:table-cell office:value-type="float" office:value="9.60743" calcext:value-type="float">
            <text:p>9.60743</text:p>
          </table:table-cell>
          <table:table-cell office:value-type="float" office:value="4.20434" calcext:value-type="float">
            <text:p>4.20434</text:p>
          </table:table-cell>
          <table:table-cell office:value-type="float" office:value="18.085" calcext:value-type="float">
            <text:p>18.085</text:p>
          </table:table-cell>
          <table:table-cell office:value-type="float" office:value="9.55468" calcext:value-type="float">
            <text:p>9.55468</text:p>
          </table:table-cell>
          <table:table-cell office:value-type="float" office:value="27.7883" calcext:value-type="float">
            <text:p>27.7883</text:p>
          </table:table-cell>
          <table:table-cell office:value-type="float" office:value="14.2835" calcext:value-type="float">
            <text:p>14.2835</text:p>
          </table:table-cell>
        </table:table-row>
        <table:table-row table:style-name="ro1">
          <table:table-cell office:value-type="float" office:value="11.9481" calcext:value-type="float">
            <text:p>11.9481</text:p>
          </table:table-cell>
          <table:table-cell office:value-type="float" office:value="6.47263" calcext:value-type="float">
            <text:p>6.47263</text:p>
          </table:table-cell>
          <table:table-cell office:value-type="float" office:value="23.2209" calcext:value-type="float">
            <text:p>23.2209</text:p>
          </table:table-cell>
          <table:table-cell office:value-type="float" office:value="12.5885" calcext:value-type="float">
            <text:p>12.5885</text:p>
          </table:table-cell>
          <table:table-cell office:value-type="float" office:value="34.5995" calcext:value-type="float">
            <text:p>34.5995</text:p>
          </table:table-cell>
          <table:table-cell office:value-type="float" office:value="18.6272" calcext:value-type="float">
            <text:p>18.6272</text:p>
          </table:table-cell>
        </table:table-row>
        <table:table-row table:style-name="ro1">
          <table:table-cell office:value-type="float" office:value="9.04702" calcext:value-type="float">
            <text:p>9.04702</text:p>
          </table:table-cell>
          <table:table-cell office:value-type="float" office:value="3.98518" calcext:value-type="float">
            <text:p>3.98518</text:p>
          </table:table-cell>
          <table:table-cell office:value-type="float" office:value="18.0079" calcext:value-type="float">
            <text:p>18.0079</text:p>
          </table:table-cell>
          <table:table-cell office:value-type="float" office:value="8.819" calcext:value-type="float">
            <text:p>8.819</text:p>
          </table:table-cell>
          <table:table-cell office:value-type="float" office:value="25.1797" calcext:value-type="float">
            <text:p>25.1797</text:p>
          </table:table-cell>
          <table:table-cell office:value-type="float" office:value="13.0803" calcext:value-type="float">
            <text:p>13.0803</text:p>
          </table:table-cell>
        </table:table-row>
        <table:table-row table:style-name="ro1">
          <table:table-cell office:value-type="float" office:value="11.4506" calcext:value-type="float">
            <text:p>11.4506</text:p>
          </table:table-cell>
          <table:table-cell office:value-type="float" office:value="5.87977" calcext:value-type="float">
            <text:p>5.87977</text:p>
          </table:table-cell>
          <table:table-cell office:value-type="float" office:value="21.1204" calcext:value-type="float">
            <text:p>21.1204</text:p>
          </table:table-cell>
          <table:table-cell office:value-type="float" office:value="11.9617" calcext:value-type="float">
            <text:p>11.9617</text:p>
          </table:table-cell>
          <table:table-cell office:value-type="float" office:value="32.5103" calcext:value-type="float">
            <text:p>32.5103</text:p>
          </table:table-cell>
          <table:table-cell office:value-type="float" office:value="17.4526" calcext:value-type="float">
            <text:p>17.4526</text:p>
          </table:table-cell>
        </table:table-row>
        <table:table-row table:style-name="ro1">
          <table:table-cell office:value-type="float" office:value="10.1804" calcext:value-type="float">
            <text:p>10.1804</text:p>
          </table:table-cell>
          <table:table-cell office:value-type="float" office:value="4.6508" calcext:value-type="float">
            <text:p>4.6508</text:p>
          </table:table-cell>
          <table:table-cell office:value-type="float" office:value="21.2735" calcext:value-type="float">
            <text:p>21.2735</text:p>
          </table:table-cell>
          <table:table-cell office:value-type="float" office:value="10.972" calcext:value-type="float">
            <text:p>10.972</text:p>
          </table:table-cell>
          <table:table-cell office:value-type="float" office:value="31.3028" calcext:value-type="float">
            <text:p>31.3028</text:p>
          </table:table-cell>
          <table:table-cell office:value-type="float" office:value="16.1014" calcext:value-type="float">
            <text:p>16.1014</text:p>
          </table:table-cell>
        </table:table-row>
        <table:table-row table:style-name="ro1">
          <table:table-cell office:value-type="float" office:value="12.7735" calcext:value-type="float">
            <text:p>12.7735</text:p>
          </table:table-cell>
          <table:table-cell office:value-type="float" office:value="6.4051" calcext:value-type="float">
            <text:p>6.4051</text:p>
          </table:table-cell>
          <table:table-cell office:value-type="float" office:value="24.7459" calcext:value-type="float">
            <text:p>24.7459</text:p>
          </table:table-cell>
          <table:table-cell office:value-type="float" office:value="13.9612" calcext:value-type="float">
            <text:p>13.9612</text:p>
          </table:table-cell>
          <table:table-cell office:value-type="float" office:value="36.0353" calcext:value-type="float">
            <text:p>36.0353</text:p>
          </table:table-cell>
          <table:table-cell office:value-type="float" office:value="19.7344" calcext:value-type="float">
            <text:p>19.7344</text:p>
          </table:table-cell>
        </table:table-row>
        <table:table-row table:style-name="ro1">
          <table:table-cell office:value-type="float" office:value="12.1131" calcext:value-type="float">
            <text:p>12.1131</text:p>
          </table:table-cell>
          <table:table-cell office:value-type="float" office:value="6.55813" calcext:value-type="float">
            <text:p>6.55813</text:p>
          </table:table-cell>
          <table:table-cell office:value-type="float" office:value="23.7308" calcext:value-type="float">
            <text:p>23.7308</text:p>
          </table:table-cell>
          <table:table-cell office:value-type="float" office:value="12.8339" calcext:value-type="float">
            <text:p>12.8339</text:p>
          </table:table-cell>
          <table:table-cell office:value-type="float" office:value="37.9682" calcext:value-type="float">
            <text:p>37.9682</text:p>
          </table:table-cell>
          <table:table-cell office:value-type="float" office:value="19.865" calcext:value-type="float">
            <text:p>19.865</text:p>
          </table:table-cell>
        </table:table-row>
        <table:table-row table:style-name="ro1">
          <table:table-cell office:value-type="float" office:value="11.3226" calcext:value-type="float">
            <text:p>11.3226</text:p>
          </table:table-cell>
          <table:table-cell office:value-type="float" office:value="5.62726" calcext:value-type="float">
            <text:p>5.62726</text:p>
          </table:table-cell>
          <table:table-cell office:value-type="float" office:value="22.575" calcext:value-type="float">
            <text:p>22.575</text:p>
          </table:table-cell>
          <table:table-cell office:value-type="float" office:value="12.0254" calcext:value-type="float">
            <text:p>12.0254</text:p>
          </table:table-cell>
          <table:table-cell office:value-type="float" office:value="34.7865" calcext:value-type="float">
            <text:p>34.7865</text:p>
          </table:table-cell>
          <table:table-cell office:value-type="float" office:value="17.8462" calcext:value-type="float">
            <text:p>17.8462</text:p>
          </table:table-cell>
        </table:table-row>
        <table:table-row table:style-name="ro1">
          <table:table-cell office:value-type="float" office:value="18.146" calcext:value-type="float">
            <text:p>18.146</text:p>
          </table:table-cell>
          <table:table-cell office:value-type="float" office:value="8.80737" calcext:value-type="float">
            <text:p>8.80737</text:p>
          </table:table-cell>
          <table:table-cell office:value-type="float" office:value="33.6539" calcext:value-type="float">
            <text:p>33.6539</text:p>
          </table:table-cell>
          <table:table-cell office:value-type="float" office:value="17.8172" calcext:value-type="float">
            <text:p>17.8172</text:p>
          </table:table-cell>
          <table:table-cell office:value-type="float" office:value="48.024" calcext:value-type="float">
            <text:p>48.024</text:p>
          </table:table-cell>
          <table:table-cell office:value-type="float" office:value="28.5309" calcext:value-type="float">
            <text:p>28.5309</text:p>
          </table:table-cell>
        </table:table-row>
        <table:table-row table:style-name="ro1">
          <table:table-cell office:value-type="float" office:value="15.2384" calcext:value-type="float">
            <text:p>15.2384</text:p>
          </table:table-cell>
          <table:table-cell office:value-type="float" office:value="7.23161" calcext:value-type="float">
            <text:p>7.23161</text:p>
          </table:table-cell>
          <table:table-cell office:value-type="float" office:value="26.641" calcext:value-type="float">
            <text:p>26.641</text:p>
          </table:table-cell>
          <table:table-cell office:value-type="float" office:value="14.9525" calcext:value-type="float">
            <text:p>14.9525</text:p>
          </table:table-cell>
          <table:table-cell office:value-type="float" office:value="39.643" calcext:value-type="float">
            <text:p>39.643</text:p>
          </table:table-cell>
          <table:table-cell office:value-type="float" office:value="22.0816" calcext:value-type="float">
            <text:p>22.0816</text:p>
          </table:table-cell>
        </table:table-row>
        <table:table-row table:style-name="ro1">
          <table:table-cell office:value-type="float" office:value="14.2009" calcext:value-type="float">
            <text:p>14.2009</text:p>
          </table:table-cell>
          <table:table-cell office:value-type="float" office:value="7.10689" calcext:value-type="float">
            <text:p>7.10689</text:p>
          </table:table-cell>
          <table:table-cell office:value-type="float" office:value="28.2134" calcext:value-type="float">
            <text:p>28.2134</text:p>
          </table:table-cell>
          <table:table-cell office:value-type="float" office:value="15.9917" calcext:value-type="float">
            <text:p>15.9917</text:p>
          </table:table-cell>
          <table:table-cell office:value-type="float" office:value="42.2752" calcext:value-type="float">
            <text:p>42.2752</text:p>
          </table:table-cell>
          <table:table-cell office:value-type="float" office:value="22.5276" calcext:value-type="float">
            <text:p>22.5276</text:p>
          </table:table-cell>
        </table:table-row>
        <table:table-row table:style-name="ro1">
          <table:table-cell office:value-type="float" office:value="18.754" calcext:value-type="float">
            <text:p>18.754</text:p>
          </table:table-cell>
          <table:table-cell office:value-type="float" office:value="9.57956" calcext:value-type="float">
            <text:p>9.57956</text:p>
          </table:table-cell>
          <table:table-cell office:value-type="float" office:value="35.7285" calcext:value-type="float">
            <text:p>35.7285</text:p>
          </table:table-cell>
          <table:table-cell office:value-type="float" office:value="21.4057" calcext:value-type="float">
            <text:p>21.4057</text:p>
          </table:table-cell>
          <table:table-cell office:value-type="float" office:value="57.9734" calcext:value-type="float">
            <text:p>57.9734</text:p>
          </table:table-cell>
          <table:table-cell office:value-type="float" office:value="30.1099" calcext:value-type="float">
            <text:p>30.1099</text:p>
          </table:table-cell>
        </table:table-row>
        <table:table-row table:style-name="ro1">
          <table:table-cell office:value-type="float" office:value="17.696" calcext:value-type="float">
            <text:p>17.696</text:p>
          </table:table-cell>
          <table:table-cell office:value-type="float" office:value="8.78747" calcext:value-type="float">
            <text:p>8.78747</text:p>
          </table:table-cell>
          <table:table-cell office:value-type="float" office:value="33.2214" calcext:value-type="float">
            <text:p>33.2214</text:p>
          </table:table-cell>
          <table:table-cell office:value-type="float" office:value="20.3782" calcext:value-type="float">
            <text:p>20.3782</text:p>
          </table:table-cell>
          <table:table-cell office:value-type="float" office:value="49.8102" calcext:value-type="float">
            <text:p>49.8102</text:p>
          </table:table-cell>
          <table:table-cell office:value-type="float" office:value="29.4654" calcext:value-type="float">
            <text:p>29.4654</text:p>
          </table:table-cell>
        </table:table-row>
        <table:table-row table:style-name="ro1">
          <table:table-cell office:value-type="float" office:value="16.0974" calcext:value-type="float">
            <text:p>16.0974</text:p>
          </table:table-cell>
          <table:table-cell office:value-type="float" office:value="8.33732" calcext:value-type="float">
            <text:p>8.33732</text:p>
          </table:table-cell>
          <table:table-cell office:value-type="float" office:value="29.2276" calcext:value-type="float">
            <text:p>29.2276</text:p>
          </table:table-cell>
          <table:table-cell office:value-type="float" office:value="17.0647" calcext:value-type="float">
            <text:p>17.0647</text:p>
          </table:table-cell>
          <table:table-cell office:value-type="float" office:value="46.4958" calcext:value-type="float">
            <text:p>46.4958</text:p>
          </table:table-cell>
          <table:table-cell office:value-type="float" office:value="25.6638" calcext:value-type="float">
            <text:p>25.6638</text:p>
          </table:table-cell>
        </table:table-row>
        <table:table-row table:style-name="ro1">
          <table:table-cell office:value-type="float" office:value="14.8515" calcext:value-type="float">
            <text:p>14.8515</text:p>
          </table:table-cell>
          <table:table-cell office:value-type="float" office:value="7.77643" calcext:value-type="float">
            <text:p>7.77643</text:p>
          </table:table-cell>
          <table:table-cell office:value-type="float" office:value="31.3301" calcext:value-type="float">
            <text:p>31.3301</text:p>
          </table:table-cell>
          <table:table-cell office:value-type="float" office:value="17.6209" calcext:value-type="float">
            <text:p>17.6209</text:p>
          </table:table-cell>
          <table:table-cell office:value-type="float" office:value="43.942" calcext:value-type="float">
            <text:p>43.942</text:p>
          </table:table-cell>
          <table:table-cell office:value-type="float" office:value="24.2923" calcext:value-type="float">
            <text:p>24.2923</text:p>
          </table:table-cell>
        </table:table-row>
        <table:table-row table:style-name="ro1">
          <table:table-cell office:value-type="float" office:value="12.0198" calcext:value-type="float">
            <text:p>12.0198</text:p>
          </table:table-cell>
          <table:table-cell office:value-type="float" office:value="5.53853" calcext:value-type="float">
            <text:p>5.53853</text:p>
          </table:table-cell>
          <table:table-cell office:value-type="float" office:value="23.0321" calcext:value-type="float">
            <text:p>23.0321</text:p>
          </table:table-cell>
          <table:table-cell office:value-type="float" office:value="11.5564" calcext:value-type="float">
            <text:p>11.5564</text:p>
          </table:table-cell>
          <table:table-cell office:value-type="float" office:value="34.7545" calcext:value-type="float">
            <text:p>34.7545</text:p>
          </table:table-cell>
          <table:table-cell office:value-type="float" office:value="17.9233" calcext:value-type="float">
            <text:p>17.9233</text:p>
          </table:table-cell>
        </table:table-row>
        <table:table-row table:style-name="ro1">
          <table:table-cell office:value-type="float" office:value="13.2415" calcext:value-type="float">
            <text:p>13.2415</text:p>
          </table:table-cell>
          <table:table-cell office:value-type="float" office:value="5.98178" calcext:value-type="float">
            <text:p>5.98178</text:p>
          </table:table-cell>
          <table:table-cell office:value-type="float" office:value="25.4754" calcext:value-type="float">
            <text:p>25.4754</text:p>
          </table:table-cell>
          <table:table-cell office:value-type="float" office:value="12.3771" calcext:value-type="float">
            <text:p>12.3771</text:p>
          </table:table-cell>
          <table:table-cell office:value-type="float" office:value="38.6758" calcext:value-type="float">
            <text:p>38.6758</text:p>
          </table:table-cell>
          <table:table-cell office:value-type="float" office:value="19.6923" calcext:value-type="float">
            <text:p>19.6923</text:p>
          </table:table-cell>
        </table:table-row>
        <table:table-row table:style-name="ro1">
          <table:table-cell office:value-type="float" office:value="15.2306" calcext:value-type="float">
            <text:p>15.2306</text:p>
          </table:table-cell>
          <table:table-cell office:value-type="float" office:value="7.45675" calcext:value-type="float">
            <text:p>7.45675</text:p>
          </table:table-cell>
          <table:table-cell office:value-type="float" office:value="28.4453" calcext:value-type="float">
            <text:p>28.4453</text:p>
          </table:table-cell>
          <table:table-cell office:value-type="float" office:value="14.7416" calcext:value-type="float">
            <text:p>14.7416</text:p>
          </table:table-cell>
          <table:table-cell office:value-type="float" office:value="44.0828" calcext:value-type="float">
            <text:p>44.0828</text:p>
          </table:table-cell>
          <table:table-cell office:value-type="float" office:value="22.4973" calcext:value-type="float">
            <text:p>22.4973</text:p>
          </table:table-cell>
        </table:table-row>
        <table:table-row table:style-name="ro1">
          <table:table-cell office:value-type="float" office:value="12.9448" calcext:value-type="float">
            <text:p>12.9448</text:p>
          </table:table-cell>
          <table:table-cell office:value-type="float" office:value="5.73658" calcext:value-type="float">
            <text:p>5.73658</text:p>
          </table:table-cell>
          <table:table-cell office:value-type="float" office:value="24.1084" calcext:value-type="float">
            <text:p>24.1084</text:p>
          </table:table-cell>
          <table:table-cell office:value-type="float" office:value="12.7009" calcext:value-type="float">
            <text:p>12.7009</text:p>
          </table:table-cell>
          <table:table-cell office:value-type="float" office:value="38.1524" calcext:value-type="float">
            <text:p>38.1524</text:p>
          </table:table-cell>
          <table:table-cell office:value-type="float" office:value="18.4583" calcext:value-type="float">
            <text:p>18.4583</text:p>
          </table:table-cell>
        </table:table-row>
        <table:table-row table:style-name="ro1">
          <table:table-cell office:value-type="float" office:value="12.8564" calcext:value-type="float">
            <text:p>12.8564</text:p>
          </table:table-cell>
          <table:table-cell office:value-type="float" office:value="6.20496" calcext:value-type="float">
            <text:p>6.20496</text:p>
          </table:table-cell>
          <table:table-cell office:value-type="float" office:value="24.895" calcext:value-type="float">
            <text:p>24.895</text:p>
          </table:table-cell>
          <table:table-cell office:value-type="float" office:value="13.8735" calcext:value-type="float">
            <text:p>13.8735</text:p>
          </table:table-cell>
          <table:table-cell office:value-type="float" office:value="38.5842" calcext:value-type="float">
            <text:p>38.5842</text:p>
          </table:table-cell>
          <table:table-cell office:value-type="float" office:value="19.729" calcext:value-type="float">
            <text:p>19.729</text:p>
          </table:table-cell>
        </table:table-row>
        <table:table-row table:style-name="ro1">
          <table:table-cell office:value-type="float" office:value="12.3636" calcext:value-type="float">
            <text:p>12.3636</text:p>
          </table:table-cell>
          <table:table-cell office:value-type="float" office:value="6.05638" calcext:value-type="float">
            <text:p>6.05638</text:p>
          </table:table-cell>
          <table:table-cell office:value-type="float" office:value="22.2574" calcext:value-type="float">
            <text:p>22.2574</text:p>
          </table:table-cell>
          <table:table-cell office:value-type="float" office:value="11.3503" calcext:value-type="float">
            <text:p>11.3503</text:p>
          </table:table-cell>
          <table:table-cell office:value-type="float" office:value="33.0801" calcext:value-type="float">
            <text:p>33.0801</text:p>
          </table:table-cell>
          <table:table-cell office:value-type="float" office:value="17.0039" calcext:value-type="float">
            <text:p>17.0039</text:p>
          </table:table-cell>
        </table:table-row>
        <table:table-row table:style-name="ro1">
          <table:table-cell office:value-type="float" office:value="12.1472" calcext:value-type="float">
            <text:p>12.1472</text:p>
          </table:table-cell>
          <table:table-cell office:value-type="float" office:value="5.38421" calcext:value-type="float">
            <text:p>5.38421</text:p>
          </table:table-cell>
          <table:table-cell office:value-type="float" office:value="23.2394" calcext:value-type="float">
            <text:p>23.2394</text:p>
          </table:table-cell>
          <table:table-cell office:value-type="float" office:value="11.7003" calcext:value-type="float">
            <text:p>11.7003</text:p>
          </table:table-cell>
          <table:table-cell office:value-type="float" office:value="35.459" calcext:value-type="float">
            <text:p>35.459</text:p>
          </table:table-cell>
          <table:table-cell office:value-type="float" office:value="17.0781" calcext:value-type="float">
            <text:p>17.0781</text:p>
          </table:table-cell>
        </table:table-row>
        <table:table-row table:style-name="ro1">
          <table:table-cell office:value-type="float" office:value="11.9466" calcext:value-type="float">
            <text:p>11.9466</text:p>
          </table:table-cell>
          <table:table-cell office:value-type="float" office:value="5.31383" calcext:value-type="float">
            <text:p>5.31383</text:p>
          </table:table-cell>
          <table:table-cell office:value-type="float" office:value="22.3481" calcext:value-type="float">
            <text:p>22.3481</text:p>
          </table:table-cell>
          <table:table-cell office:value-type="float" office:value="11.6278" calcext:value-type="float">
            <text:p>11.6278</text:p>
          </table:table-cell>
          <table:table-cell office:value-type="float" office:value="34.1774" calcext:value-type="float">
            <text:p>34.1774</text:p>
          </table:table-cell>
          <table:table-cell office:value-type="float" office:value="16.6949" calcext:value-type="float">
            <text:p>16.6949</text:p>
          </table:table-cell>
        </table:table-row>
        <table:table-row table:style-name="ro1">
          <table:table-cell office:value-type="float" office:value="15.1723" calcext:value-type="float">
            <text:p>15.1723</text:p>
          </table:table-cell>
          <table:table-cell office:value-type="float" office:value="7.86366" calcext:value-type="float">
            <text:p>7.86366</text:p>
          </table:table-cell>
          <table:table-cell office:value-type="float" office:value="29.7974" calcext:value-type="float">
            <text:p>29.7974</text:p>
          </table:table-cell>
          <table:table-cell office:value-type="float" office:value="17.0653" calcext:value-type="float">
            <text:p>17.0653</text:p>
          </table:table-cell>
          <table:table-cell office:value-type="float" office:value="43.5588" calcext:value-type="float">
            <text:p>43.5588</text:p>
          </table:table-cell>
          <table:table-cell office:value-type="float" office:value="23.9635" calcext:value-type="float">
            <text:p>23.9635</text:p>
          </table:table-cell>
        </table:table-row>
        <table:table-row table:style-name="ro1">
          <table:table-cell office:value-type="float" office:value="15.6557" calcext:value-type="float">
            <text:p>15.6557</text:p>
          </table:table-cell>
          <table:table-cell office:value-type="float" office:value="7.12785" calcext:value-type="float">
            <text:p>7.12785</text:p>
          </table:table-cell>
          <table:table-cell office:value-type="float" office:value="27.6973" calcext:value-type="float">
            <text:p>27.6973</text:p>
          </table:table-cell>
          <table:table-cell office:value-type="float" office:value="15.1998" calcext:value-type="float">
            <text:p>15.1998</text:p>
          </table:table-cell>
          <table:table-cell office:value-type="float" office:value="43.7976" calcext:value-type="float">
            <text:p>43.7976</text:p>
          </table:table-cell>
          <table:table-cell office:value-type="float" office:value="23.5073" calcext:value-type="float">
            <text:p>23.5073</text:p>
          </table:table-cell>
        </table:table-row>
        <table:table-row table:style-name="ro1">
          <table:table-cell office:value-type="float" office:value="22.9147" calcext:value-type="float">
            <text:p>22.9147</text:p>
          </table:table-cell>
          <table:table-cell office:value-type="float" office:value="12.6639" calcext:value-type="float">
            <text:p>12.6639</text:p>
          </table:table-cell>
          <table:table-cell office:value-type="float" office:value="44.4501" calcext:value-type="float">
            <text:p>44.4501</text:p>
          </table:table-cell>
          <table:table-cell office:value-type="float" office:value="24.0058" calcext:value-type="float">
            <text:p>24.0058</text:p>
          </table:table-cell>
          <table:table-cell office:value-type="float" office:value="63.8235" calcext:value-type="float">
            <text:p>63.8235</text:p>
          </table:table-cell>
          <table:table-cell office:value-type="float" office:value="35.2326" calcext:value-type="float">
            <text:p>35.2326</text:p>
          </table:table-cell>
        </table:table-row>
        <table:table-row table:style-name="ro1">
          <table:table-cell office:value-type="float" office:value="20.2889" calcext:value-type="float">
            <text:p>20.2889</text:p>
          </table:table-cell>
          <table:table-cell office:value-type="float" office:value="10.4746" calcext:value-type="float">
            <text:p>10.4746</text:p>
          </table:table-cell>
          <table:table-cell office:value-type="float" office:value="36.036" calcext:value-type="float">
            <text:p>36.036</text:p>
          </table:table-cell>
          <table:table-cell office:value-type="float" office:value="22.1587" calcext:value-type="float">
            <text:p>22.1587</text:p>
          </table:table-cell>
          <table:table-cell office:value-type="float" office:value="53.9899" calcext:value-type="float">
            <text:p>53.9899</text:p>
          </table:table-cell>
          <table:table-cell office:value-type="float" office:value="31.6034" calcext:value-type="float">
            <text:p>31.6034</text:p>
          </table:table-cell>
        </table:table-row>
        <table:table-row table:style-name="ro1">
          <table:table-cell office:value-type="float" office:value="21.1172" calcext:value-type="float">
            <text:p>21.1172</text:p>
          </table:table-cell>
          <table:table-cell office:value-type="float" office:value="11.3625" calcext:value-type="float">
            <text:p>11.3625</text:p>
          </table:table-cell>
          <table:table-cell office:value-type="float" office:value="37.2991" calcext:value-type="float">
            <text:p>37.2991</text:p>
          </table:table-cell>
          <table:table-cell office:value-type="float" office:value="24.7447" calcext:value-type="float">
            <text:p>24.7447</text:p>
          </table:table-cell>
          <table:table-cell office:value-type="float" office:value="59.0874" calcext:value-type="float">
            <text:p>59.0874</text:p>
          </table:table-cell>
          <table:table-cell office:value-type="float" office:value="35.4704" calcext:value-type="float">
            <text:p>35.4704</text:p>
          </table:table-cell>
        </table:table-row>
        <table:table-row table:style-name="ro1">
          <table:table-cell office:value-type="float" office:value="14.891" calcext:value-type="float">
            <text:p>14.891</text:p>
          </table:table-cell>
          <table:table-cell office:value-type="float" office:value="7.50862" calcext:value-type="float">
            <text:p>7.50862</text:p>
          </table:table-cell>
          <table:table-cell office:value-type="float" office:value="27.2821" calcext:value-type="float">
            <text:p>27.2821</text:p>
          </table:table-cell>
          <table:table-cell office:value-type="float" office:value="15.5648" calcext:value-type="float">
            <text:p>15.5648</text:p>
          </table:table-cell>
          <table:table-cell office:value-type="float" office:value="41.3776" calcext:value-type="float">
            <text:p>41.3776</text:p>
          </table:table-cell>
          <table:table-cell office:value-type="float" office:value="24.2244" calcext:value-type="float">
            <text:p>24.2244</text:p>
          </table:table-cell>
        </table:table-row>
        <table:table-row table:style-name="ro1">
          <table:table-cell office:value-type="float" office:value="13.6811" calcext:value-type="float">
            <text:p>13.6811</text:p>
          </table:table-cell>
          <table:table-cell office:value-type="float" office:value="6.43685" calcext:value-type="float">
            <text:p>6.43685</text:p>
          </table:table-cell>
          <table:table-cell office:value-type="float" office:value="28.3186" calcext:value-type="float">
            <text:p>28.3186</text:p>
          </table:table-cell>
          <table:table-cell office:value-type="float" office:value="13.6087" calcext:value-type="float">
            <text:p>13.6087</text:p>
          </table:table-cell>
          <table:table-cell office:value-type="float" office:value="40.4481" calcext:value-type="float">
            <text:p>40.4481</text:p>
          </table:table-cell>
          <table:table-cell office:value-type="float" office:value="20.5228" calcext:value-type="float">
            <text:p>20.5228</text:p>
          </table:table-cell>
        </table:table-row>
        <table:table-row table:style-name="ro1">
          <table:table-cell office:value-type="float" office:value="14.1977" calcext:value-type="float">
            <text:p>14.1977</text:p>
          </table:table-cell>
          <table:table-cell office:value-type="float" office:value="6.87439" calcext:value-type="float">
            <text:p>6.87439</text:p>
          </table:table-cell>
          <table:table-cell office:value-type="float" office:value="26.3415" calcext:value-type="float">
            <text:p>26.3415</text:p>
          </table:table-cell>
          <table:table-cell office:value-type="float" office:value="13.1297" calcext:value-type="float">
            <text:p>13.1297</text:p>
          </table:table-cell>
          <table:table-cell office:value-type="float" office:value="37.5092" calcext:value-type="float">
            <text:p>37.5092</text:p>
          </table:table-cell>
          <table:table-cell office:value-type="float" office:value="19.8129" calcext:value-type="float">
            <text:p>19.8129</text:p>
          </table:table-cell>
        </table:table-row>
        <table:table-row table:style-name="ro1">
          <table:table-cell office:value-type="float" office:value="13.5604" calcext:value-type="float">
            <text:p>13.5604</text:p>
          </table:table-cell>
          <table:table-cell office:value-type="float" office:value="5.97082" calcext:value-type="float">
            <text:p>5.97082</text:p>
          </table:table-cell>
          <table:table-cell office:value-type="float" office:value="25.4329" calcext:value-type="float">
            <text:p>25.4329</text:p>
          </table:table-cell>
          <table:table-cell office:value-type="float" office:value="12.4545" calcext:value-type="float">
            <text:p>12.4545</text:p>
          </table:table-cell>
          <table:table-cell office:value-type="float" office:value="40.1847" calcext:value-type="float">
            <text:p>40.1847</text:p>
          </table:table-cell>
          <table:table-cell office:value-type="float" office:value="19.9375" calcext:value-type="float">
            <text:p>19.9375</text:p>
          </table:table-cell>
        </table:table-row>
        <table:table-row table:style-name="ro1">
          <table:table-cell office:value-type="float" office:value="14.4753" calcext:value-type="float">
            <text:p>14.4753</text:p>
          </table:table-cell>
          <table:table-cell office:value-type="float" office:value="6.33583" calcext:value-type="float">
            <text:p>6.33583</text:p>
          </table:table-cell>
          <table:table-cell office:value-type="float" office:value="26.7783" calcext:value-type="float">
            <text:p>26.7783</text:p>
          </table:table-cell>
          <table:table-cell office:value-type="float" office:value="12.8528" calcext:value-type="float">
            <text:p>12.8528</text:p>
          </table:table-cell>
          <table:table-cell office:value-type="float" office:value="39.7191" calcext:value-type="float">
            <text:p>39.7191</text:p>
          </table:table-cell>
          <table:table-cell office:value-type="float" office:value="19.8612" calcext:value-type="float">
            <text:p>19.8612</text:p>
          </table:table-cell>
        </table:table-row>
        <table:table-row table:style-name="ro1">
          <table:table-cell office:value-type="float" office:value="14.6001" calcext:value-type="float">
            <text:p>14.6001</text:p>
          </table:table-cell>
          <table:table-cell office:value-type="float" office:value="6.73039" calcext:value-type="float">
            <text:p>6.73039</text:p>
          </table:table-cell>
          <table:table-cell office:value-type="float" office:value="26.1553" calcext:value-type="float">
            <text:p>26.1553</text:p>
          </table:table-cell>
          <table:table-cell office:value-type="float" office:value="14.6599" calcext:value-type="float">
            <text:p>14.6599</text:p>
          </table:table-cell>
          <table:table-cell office:value-type="float" office:value="40.0654" calcext:value-type="float">
            <text:p>40.0654</text:p>
          </table:table-cell>
          <table:table-cell office:value-type="float" office:value="21.2189" calcext:value-type="float">
            <text:p>21.2189</text:p>
          </table:table-cell>
        </table:table-row>
        <table:table-row table:style-name="ro1">
          <table:table-cell office:value-type="float" office:value="28.8285" calcext:value-type="float">
            <text:p>28.8285</text:p>
          </table:table-cell>
          <table:table-cell office:value-type="float" office:value="14.0565" calcext:value-type="float">
            <text:p>14.0565</text:p>
          </table:table-cell>
          <table:table-cell office:value-type="float" office:value="53.4763" calcext:value-type="float">
            <text:p>53.4763</text:p>
          </table:table-cell>
          <table:table-cell office:value-type="float" office:value="31.2168" calcext:value-type="float">
            <text:p>31.2168</text:p>
          </table:table-cell>
          <table:table-cell office:value-type="float" office:value="78.8432" calcext:value-type="float">
            <text:p>78.8432</text:p>
          </table:table-cell>
          <table:table-cell office:value-type="float" office:value="45.38" calcext:value-type="float">
            <text:p>45.38</text:p>
          </table:table-cell>
        </table:table-row>
        <table:table-row table:style-name="ro1">
          <table:table-cell office:value-type="float" office:value="16.4621" calcext:value-type="float">
            <text:p>16.4621</text:p>
          </table:table-cell>
          <table:table-cell office:value-type="float" office:value="7.28699" calcext:value-type="float">
            <text:p>7.28699</text:p>
          </table:table-cell>
          <table:table-cell office:value-type="float" office:value="30.7514" calcext:value-type="float">
            <text:p>30.7514</text:p>
          </table:table-cell>
          <table:table-cell office:value-type="float" office:value="15.8635" calcext:value-type="float">
            <text:p>15.8635</text:p>
          </table:table-cell>
          <table:table-cell office:value-type="float" office:value="46.2973" calcext:value-type="float">
            <text:p>46.2973</text:p>
          </table:table-cell>
          <table:table-cell office:value-type="float" office:value="22.449" calcext:value-type="float">
            <text:p>22.449</text:p>
          </table:table-cell>
        </table:table-row>
        <table:table-row table:style-name="ro1">
          <table:table-cell office:value-type="float" office:value="25.2439" calcext:value-type="float">
            <text:p>25.2439</text:p>
          </table:table-cell>
          <table:table-cell office:value-type="float" office:value="13.7429" calcext:value-type="float">
            <text:p>13.7429</text:p>
          </table:table-cell>
          <table:table-cell office:value-type="float" office:value="49.3265" calcext:value-type="float">
            <text:p>49.3265</text:p>
          </table:table-cell>
          <table:table-cell office:value-type="float" office:value="27.9196" calcext:value-type="float">
            <text:p>27.9196</text:p>
          </table:table-cell>
          <table:table-cell office:value-type="float" office:value="74.2002" calcext:value-type="float">
            <text:p>74.2002</text:p>
          </table:table-cell>
          <table:table-cell office:value-type="float" office:value="40.8639" calcext:value-type="float">
            <text:p>40.8639</text:p>
          </table:table-cell>
        </table:table-row>
        <table:table-row table:style-name="ro1">
          <table:table-cell office:value-type="float" office:value="14.6685" calcext:value-type="float">
            <text:p>14.6685</text:p>
          </table:table-cell>
          <table:table-cell office:value-type="float" office:value="6.09702" calcext:value-type="float">
            <text:p>6.09702</text:p>
          </table:table-cell>
          <table:table-cell office:value-type="float" office:value="25.0123" calcext:value-type="float">
            <text:p>25.0123</text:p>
          </table:table-cell>
          <table:table-cell office:value-type="float" office:value="12.5267" calcext:value-type="float">
            <text:p>12.5267</text:p>
          </table:table-cell>
          <table:table-cell office:value-type="float" office:value="38.1632" calcext:value-type="float">
            <text:p>38.1632</text:p>
          </table:table-cell>
          <table:table-cell office:value-type="float" office:value="18.4696" calcext:value-type="float">
            <text:p>18.4696</text:p>
          </table:table-cell>
        </table:table-row>
        <table:table-row table:style-name="ro1">
          <table:table-cell office:value-type="float" office:value="15.065" calcext:value-type="float">
            <text:p>15.065</text:p>
          </table:table-cell>
          <table:table-cell office:value-type="float" office:value="7.32488" calcext:value-type="float">
            <text:p>7.32488</text:p>
          </table:table-cell>
          <table:table-cell office:value-type="float" office:value="28.7992" calcext:value-type="float">
            <text:p>28.7992</text:p>
          </table:table-cell>
          <table:table-cell office:value-type="float" office:value="16.6671" calcext:value-type="float">
            <text:p>16.6671</text:p>
          </table:table-cell>
          <table:table-cell office:value-type="float" office:value="44.3594" calcext:value-type="float">
            <text:p>44.3594</text:p>
          </table:table-cell>
          <table:table-cell office:value-type="float" office:value="23.5345" calcext:value-type="float">
            <text:p>23.5345</text:p>
          </table:table-cell>
        </table:table-row>
        <table:table-row table:style-name="ro1">
          <table:table-cell office:value-type="float" office:value="13.2675" calcext:value-type="float">
            <text:p>13.2675</text:p>
          </table:table-cell>
          <table:table-cell office:value-type="float" office:value="5.99679" calcext:value-type="float">
            <text:p>5.99679</text:p>
          </table:table-cell>
          <table:table-cell office:value-type="float" office:value="24.7031" calcext:value-type="float">
            <text:p>24.7031</text:p>
          </table:table-cell>
          <table:table-cell office:value-type="float" office:value="13.2904" calcext:value-type="float">
            <text:p>13.2904</text:p>
          </table:table-cell>
          <table:table-cell office:value-type="float" office:value="37.9788" calcext:value-type="float">
            <text:p>37.9788</text:p>
          </table:table-cell>
          <table:table-cell office:value-type="float" office:value="19.5793" calcext:value-type="float">
            <text:p>19.5793</text:p>
          </table:table-cell>
        </table:table-row>
        <table:table-row table:style-name="ro1">
          <table:table-cell office:value-type="float" office:value="15.2603" calcext:value-type="float">
            <text:p>15.2603</text:p>
          </table:table-cell>
          <table:table-cell office:value-type="float" office:value="7.06145" calcext:value-type="float">
            <text:p>7.06145</text:p>
          </table:table-cell>
          <table:table-cell office:value-type="float" office:value="26.0363" calcext:value-type="float">
            <text:p>26.0363</text:p>
          </table:table-cell>
          <table:table-cell office:value-type="float" office:value="16.1186" calcext:value-type="float">
            <text:p>16.1186</text:p>
          </table:table-cell>
          <table:table-cell office:value-type="float" office:value="43.1983" calcext:value-type="float">
            <text:p>43.1983</text:p>
          </table:table-cell>
          <table:table-cell office:value-type="float" office:value="22.9383" calcext:value-type="float">
            <text:p>22.9383</text:p>
          </table:table-cell>
        </table:table-row>
        <table:table-row table:style-name="ro1">
          <table:table-cell office:value-type="float" office:value="22.0573" calcext:value-type="float">
            <text:p>22.0573</text:p>
          </table:table-cell>
          <table:table-cell office:value-type="float" office:value="10.2127" calcext:value-type="float">
            <text:p>10.2127</text:p>
          </table:table-cell>
          <table:table-cell office:value-type="float" office:value="42.0328" calcext:value-type="float">
            <text:p>42.0328</text:p>
          </table:table-cell>
          <table:table-cell office:value-type="float" office:value="24.4384" calcext:value-type="float">
            <text:p>24.4384</text:p>
          </table:table-cell>
          <table:table-cell office:value-type="float" office:value="61.4948" calcext:value-type="float">
            <text:p>61.4948</text:p>
          </table:table-cell>
          <table:table-cell office:value-type="float" office:value="34.3446" calcext:value-type="float">
            <text:p>34.3446</text:p>
          </table:table-cell>
        </table:table-row>
        <table:table-row table:style-name="ro1">
          <table:table-cell office:value-type="float" office:value="15.425" calcext:value-type="float">
            <text:p>15.425</text:p>
          </table:table-cell>
          <table:table-cell office:value-type="float" office:value="7.40659" calcext:value-type="float">
            <text:p>7.40659</text:p>
          </table:table-cell>
          <table:table-cell office:value-type="float" office:value="30.0775" calcext:value-type="float">
            <text:p>30.0775</text:p>
          </table:table-cell>
          <table:table-cell office:value-type="float" office:value="16.6156" calcext:value-type="float">
            <text:p>16.6156</text:p>
          </table:table-cell>
          <table:table-cell office:value-type="float" office:value="44.5045" calcext:value-type="float">
            <text:p>44.5045</text:p>
          </table:table-cell>
          <table:table-cell office:value-type="float" office:value="24.0132" calcext:value-type="float">
            <text:p>24.0132</text:p>
          </table:table-cell>
        </table:table-row>
        <table:table-row table:style-name="ro1">
          <table:table-cell office:value-type="float" office:value="14.1928" calcext:value-type="float">
            <text:p>14.1928</text:p>
          </table:table-cell>
          <table:table-cell office:value-type="float" office:value="6.45395" calcext:value-type="float">
            <text:p>6.45395</text:p>
          </table:table-cell>
          <table:table-cell office:value-type="float" office:value="25.7763" calcext:value-type="float">
            <text:p>25.7763</text:p>
          </table:table-cell>
          <table:table-cell office:value-type="float" office:value="14.0386" calcext:value-type="float">
            <text:p>14.0386</text:p>
          </table:table-cell>
          <table:table-cell office:value-type="float" office:value="39.3976" calcext:value-type="float">
            <text:p>39.3976</text:p>
          </table:table-cell>
          <table:table-cell office:value-type="float" office:value="20.3371" calcext:value-type="float">
            <text:p>20.3371</text:p>
          </table:table-cell>
        </table:table-row>
        <table:table-row table:style-name="ro1">
          <table:table-cell office:value-type="float" office:value="14.3785" calcext:value-type="float">
            <text:p>14.3785</text:p>
          </table:table-cell>
          <table:table-cell office:value-type="float" office:value="7.57135" calcext:value-type="float">
            <text:p>7.57135</text:p>
          </table:table-cell>
          <table:table-cell office:value-type="float" office:value="29.0384" calcext:value-type="float">
            <text:p>29.0384</text:p>
          </table:table-cell>
          <table:table-cell office:value-type="float" office:value="15.437" calcext:value-type="float">
            <text:p>15.437</text:p>
          </table:table-cell>
          <table:table-cell office:value-type="float" office:value="44.0166" calcext:value-type="float">
            <text:p>44.0166</text:p>
          </table:table-cell>
          <table:table-cell office:value-type="float" office:value="23.3467" calcext:value-type="float">
            <text:p>23.3467</text:p>
          </table:table-cell>
        </table:table-row>
        <table:table-row table:style-name="ro1">
          <table:table-cell office:value-type="float" office:value="13.4893" calcext:value-type="float">
            <text:p>13.4893</text:p>
          </table:table-cell>
          <table:table-cell office:value-type="float" office:value="6.34364" calcext:value-type="float">
            <text:p>6.34364</text:p>
          </table:table-cell>
          <table:table-cell office:value-type="float" office:value="25.4573" calcext:value-type="float">
            <text:p>25.4573</text:p>
          </table:table-cell>
          <table:table-cell office:value-type="float" office:value="13.6762" calcext:value-type="float">
            <text:p>13.6762</text:p>
          </table:table-cell>
          <table:table-cell office:value-type="float" office:value="39.307" calcext:value-type="float">
            <text:p>39.307</text:p>
          </table:table-cell>
          <table:table-cell office:value-type="float" office:value="19.7787" calcext:value-type="float">
            <text:p>19.7787</text:p>
          </table:table-cell>
        </table:table-row>
        <table:table-row table:style-name="ro1">
          <table:table-cell office:value-type="float" office:value="13.5106" calcext:value-type="float">
            <text:p>13.5106</text:p>
          </table:table-cell>
          <table:table-cell office:value-type="float" office:value="6.94353" calcext:value-type="float">
            <text:p>6.94353</text:p>
          </table:table-cell>
          <table:table-cell office:value-type="float" office:value="28.2446" calcext:value-type="float">
            <text:p>28.2446</text:p>
          </table:table-cell>
          <table:table-cell office:value-type="float" office:value="14.5665" calcext:value-type="float">
            <text:p>14.5665</text:p>
          </table:table-cell>
          <table:table-cell office:value-type="float" office:value="41.6995" calcext:value-type="float">
            <text:p>41.6995</text:p>
          </table:table-cell>
          <table:table-cell office:value-type="float" office:value="22.7565" calcext:value-type="float">
            <text:p>22.7565</text:p>
          </table:table-cell>
        </table:table-row>
        <table:table-row table:style-name="ro1">
          <table:table-cell office:value-type="float" office:value="18.8249" calcext:value-type="float">
            <text:p>18.8249</text:p>
          </table:table-cell>
          <table:table-cell office:value-type="float" office:value="9.04442" calcext:value-type="float">
            <text:p>9.04442</text:p>
          </table:table-cell>
          <table:table-cell office:value-type="float" office:value="37.2059" calcext:value-type="float">
            <text:p>37.2059</text:p>
          </table:table-cell>
          <table:table-cell office:value-type="float" office:value="22.0058" calcext:value-type="float">
            <text:p>22.0058</text:p>
          </table:table-cell>
          <table:table-cell office:value-type="float" office:value="55.3297" calcext:value-type="float">
            <text:p>55.3297</text:p>
          </table:table-cell>
          <table:table-cell office:value-type="float" office:value="29.3652" calcext:value-type="float">
            <text:p>29.3652</text:p>
          </table:table-cell>
        </table:table-row>
        <table:table-row table:style-name="ro1">
          <table:table-cell office:value-type="float" office:value="26.8491" calcext:value-type="float">
            <text:p>26.8491</text:p>
          </table:table-cell>
          <table:table-cell office:value-type="float" office:value="15.7269" calcext:value-type="float">
            <text:p>15.7269</text:p>
          </table:table-cell>
          <table:table-cell office:value-type="float" office:value="53.2325" calcext:value-type="float">
            <text:p>53.2325</text:p>
          </table:table-cell>
          <table:table-cell office:value-type="float" office:value="28.1067" calcext:value-type="float">
            <text:p>28.1067</text:p>
          </table:table-cell>
          <table:table-cell office:value-type="float" office:value="81.4562" calcext:value-type="float">
            <text:p>81.4562</text:p>
          </table:table-cell>
          <table:table-cell office:value-type="float" office:value="47.1463" calcext:value-type="float">
            <text:p>47.1463</text:p>
          </table:table-cell>
        </table:table-row>
        <table:table-row table:style-name="ro1">
          <table:table-cell office:value-type="float" office:value="17.3249" calcext:value-type="float">
            <text:p>17.3249</text:p>
          </table:table-cell>
          <table:table-cell office:value-type="float" office:value="8.11013" calcext:value-type="float">
            <text:p>8.11013</text:p>
          </table:table-cell>
          <table:table-cell office:value-type="float" office:value="32.8982" calcext:value-type="float">
            <text:p>32.8982</text:p>
          </table:table-cell>
          <table:table-cell office:value-type="float" office:value="17.8435" calcext:value-type="float">
            <text:p>17.8435</text:p>
          </table:table-cell>
          <table:table-cell office:value-type="float" office:value="46.9204" calcext:value-type="float">
            <text:p>46.9204</text:p>
          </table:table-cell>
          <table:table-cell office:value-type="float" office:value="24.7513" calcext:value-type="float">
            <text:p>24.7513</text:p>
          </table:table-cell>
        </table:table-row>
        <table:table-row table:style-name="ro1">
          <table:table-cell office:value-type="float" office:value="19.8958" calcext:value-type="float">
            <text:p>19.8958</text:p>
          </table:table-cell>
          <table:table-cell office:value-type="float" office:value="9.37532" calcext:value-type="float">
            <text:p>9.37532</text:p>
          </table:table-cell>
          <table:table-cell office:value-type="float" office:value="36.5924" calcext:value-type="float">
            <text:p>36.5924</text:p>
          </table:table-cell>
          <table:table-cell office:value-type="float" office:value="20.8625" calcext:value-type="float">
            <text:p>20.8625</text:p>
          </table:table-cell>
          <table:table-cell office:value-type="float" office:value="55.1617" calcext:value-type="float">
            <text:p>55.1617</text:p>
          </table:table-cell>
          <table:table-cell office:value-type="float" office:value="29.6155" calcext:value-type="float">
            <text:p>29.6155</text:p>
          </table:table-cell>
        </table:table-row>
        <table:table-row table:style-name="ro1">
          <table:table-cell office:value-type="float" office:value="15.7142" calcext:value-type="float">
            <text:p>15.7142</text:p>
          </table:table-cell>
          <table:table-cell office:value-type="float" office:value="7.48346" calcext:value-type="float">
            <text:p>7.48346</text:p>
          </table:table-cell>
          <table:table-cell office:value-type="float" office:value="29.9509" calcext:value-type="float">
            <text:p>29.9509</text:p>
          </table:table-cell>
          <table:table-cell office:value-type="float" office:value="15.1956" calcext:value-type="float">
            <text:p>15.1956</text:p>
          </table:table-cell>
          <table:table-cell office:value-type="float" office:value="41.0709" calcext:value-type="float">
            <text:p>41.0709</text:p>
          </table:table-cell>
          <table:table-cell office:value-type="float" office:value="23.056" calcext:value-type="float">
            <text:p>23.056</text:p>
          </table:table-cell>
        </table:table-row>
        <table:table-row table:style-name="ro1">
          <table:table-cell office:value-type="float" office:value="18.4928" calcext:value-type="float">
            <text:p>18.4928</text:p>
          </table:table-cell>
          <table:table-cell office:value-type="float" office:value="9.12115" calcext:value-type="float">
            <text:p>9.12115</text:p>
          </table:table-cell>
          <table:table-cell office:value-type="float" office:value="35.9161" calcext:value-type="float">
            <text:p>35.9161</text:p>
          </table:table-cell>
          <table:table-cell office:value-type="float" office:value="20.0863" calcext:value-type="float">
            <text:p>20.0863</text:p>
          </table:table-cell>
          <table:table-cell office:value-type="float" office:value="52.6347" calcext:value-type="float">
            <text:p>52.6347</text:p>
          </table:table-cell>
          <table:table-cell office:value-type="float" office:value="27.3987" calcext:value-type="float">
            <text:p>27.3987</text:p>
          </table:table-cell>
        </table:table-row>
        <table:table-row table:style-name="ro1">
          <table:table-cell office:value-type="float" office:value="13.9997" calcext:value-type="float">
            <text:p>13.9997</text:p>
          </table:table-cell>
          <table:table-cell office:value-type="float" office:value="6.32789" calcext:value-type="float">
            <text:p>6.32789</text:p>
          </table:table-cell>
          <table:table-cell office:value-type="float" office:value="26.1913" calcext:value-type="float">
            <text:p>26.1913</text:p>
          </table:table-cell>
          <table:table-cell office:value-type="float" office:value="14.5229" calcext:value-type="float">
            <text:p>14.5229</text:p>
          </table:table-cell>
          <table:table-cell office:value-type="float" office:value="38.5228" calcext:value-type="float">
            <text:p>38.5228</text:p>
          </table:table-cell>
          <table:table-cell office:value-type="float" office:value="20.6277" calcext:value-type="float">
            <text:p>20.6277</text:p>
          </table:table-cell>
        </table:table-row>
        <table:table-row table:style-name="ro1">
          <table:table-cell office:value-type="float" office:value="15.6534" calcext:value-type="float">
            <text:p>15.6534</text:p>
          </table:table-cell>
          <table:table-cell office:value-type="float" office:value="7.55893" calcext:value-type="float">
            <text:p>7.55893</text:p>
          </table:table-cell>
          <table:table-cell office:value-type="float" office:value="29.3008" calcext:value-type="float">
            <text:p>29.3008</text:p>
          </table:table-cell>
          <table:table-cell office:value-type="float" office:value="16.7719" calcext:value-type="float">
            <text:p>16.7719</text:p>
          </table:table-cell>
          <table:table-cell office:value-type="float" office:value="45.2298" calcext:value-type="float">
            <text:p>45.2298</text:p>
          </table:table-cell>
          <table:table-cell office:value-type="float" office:value="24.7398" calcext:value-type="float">
            <text:p>24.7398</text:p>
          </table:table-cell>
        </table:table-row>
        <table:table-row table:style-name="ro1">
          <table:table-cell office:value-type="float" office:value="18.3189" calcext:value-type="float">
            <text:p>18.3189</text:p>
          </table:table-cell>
          <table:table-cell office:value-type="float" office:value="8.92349" calcext:value-type="float">
            <text:p>8.92349</text:p>
          </table:table-cell>
          <table:table-cell office:value-type="float" office:value="34.6727" calcext:value-type="float">
            <text:p>34.6727</text:p>
          </table:table-cell>
          <table:table-cell office:value-type="float" office:value="19.48" calcext:value-type="float">
            <text:p>19.48</text:p>
          </table:table-cell>
          <table:table-cell office:value-type="float" office:value="54.1044" calcext:value-type="float">
            <text:p>54.1044</text:p>
          </table:table-cell>
          <table:table-cell office:value-type="float" office:value="27.9104" calcext:value-type="float">
            <text:p>27.9104</text:p>
          </table:table-cell>
        </table:table-row>
        <table:table-row table:style-name="ro1">
          <table:table-cell office:value-type="float" office:value="19.0068" calcext:value-type="float">
            <text:p>19.0068</text:p>
          </table:table-cell>
          <table:table-cell office:value-type="float" office:value="8.4919" calcext:value-type="float">
            <text:p>8.4919</text:p>
          </table:table-cell>
          <table:table-cell office:value-type="float" office:value="33.8188" calcext:value-type="float">
            <text:p>33.8188</text:p>
          </table:table-cell>
          <table:table-cell office:value-type="float" office:value="18.6295" calcext:value-type="float">
            <text:p>18.6295</text:p>
          </table:table-cell>
          <table:table-cell office:value-type="float" office:value="51.7994" calcext:value-type="float">
            <text:p>51.7994</text:p>
          </table:table-cell>
          <table:table-cell office:value-type="float" office:value="27.4662" calcext:value-type="float">
            <text:p>27.4662</text:p>
          </table:table-cell>
        </table:table-row>
        <table:table-row table:style-name="ro1">
          <table:table-cell office:value-type="float" office:value="23.5521" calcext:value-type="float">
            <text:p>23.5521</text:p>
          </table:table-cell>
          <table:table-cell office:value-type="float" office:value="12.4305" calcext:value-type="float">
            <text:p>12.4305</text:p>
          </table:table-cell>
          <table:table-cell office:value-type="float" office:value="42.1" calcext:value-type="float">
            <text:p>42.1</text:p>
          </table:table-cell>
          <table:table-cell office:value-type="float" office:value="25.2078" calcext:value-type="float">
            <text:p>25.2078</text:p>
          </table:table-cell>
          <table:table-cell office:value-type="float" office:value="67.5991" calcext:value-type="float">
            <text:p>67.5991</text:p>
          </table:table-cell>
          <table:table-cell office:value-type="float" office:value="37.5754" calcext:value-type="float">
            <text:p>37.5754</text:p>
          </table:table-cell>
        </table:table-row>
        <table:table-row table:style-name="ro1">
          <table:table-cell office:value-type="float" office:value="16.2311" calcext:value-type="float">
            <text:p>16.2311</text:p>
          </table:table-cell>
          <table:table-cell office:value-type="float" office:value="8.01493" calcext:value-type="float">
            <text:p>8.01493</text:p>
          </table:table-cell>
          <table:table-cell office:value-type="float" office:value="29.5835" calcext:value-type="float">
            <text:p>29.5835</text:p>
          </table:table-cell>
          <table:table-cell office:value-type="float" office:value="17.1258" calcext:value-type="float">
            <text:p>17.1258</text:p>
          </table:table-cell>
          <table:table-cell office:value-type="float" office:value="45.9685" calcext:value-type="float">
            <text:p>45.9685</text:p>
          </table:table-cell>
          <table:table-cell office:value-type="float" office:value="25.3927" calcext:value-type="float">
            <text:p>25.3927</text:p>
          </table:table-cell>
        </table:table-row>
        <table:table-row table:style-name="ro1">
          <table:table-cell office:value-type="float" office:value="18.0469" calcext:value-type="float">
            <text:p>18.0469</text:p>
          </table:table-cell>
          <table:table-cell office:value-type="float" office:value="8.33414" calcext:value-type="float">
            <text:p>8.33414</text:p>
          </table:table-cell>
          <table:table-cell office:value-type="float" office:value="33.449" calcext:value-type="float">
            <text:p>33.449</text:p>
          </table:table-cell>
          <table:table-cell office:value-type="float" office:value="18.6972" calcext:value-type="float">
            <text:p>18.6972</text:p>
          </table:table-cell>
          <table:table-cell office:value-type="float" office:value="53.1721" calcext:value-type="float">
            <text:p>53.1721</text:p>
          </table:table-cell>
          <table:table-cell office:value-type="float" office:value="27.9402" calcext:value-type="float">
            <text:p>27.9402</text:p>
          </table:table-cell>
        </table:table-row>
        <table:table-row table:style-name="ro1">
          <table:table-cell office:value-type="float" office:value="17.6349" calcext:value-type="float">
            <text:p>17.6349</text:p>
          </table:table-cell>
          <table:table-cell office:value-type="float" office:value="9.11851" calcext:value-type="float">
            <text:p>9.11851</text:p>
          </table:table-cell>
          <table:table-cell office:value-type="float" office:value="31.5607" calcext:value-type="float">
            <text:p>31.5607</text:p>
          </table:table-cell>
          <table:table-cell office:value-type="float" office:value="18.2042" calcext:value-type="float">
            <text:p>18.2042</text:p>
          </table:table-cell>
          <table:table-cell office:value-type="float" office:value="50.34" calcext:value-type="float">
            <text:p>50.34</text:p>
          </table:table-cell>
          <table:table-cell office:value-type="float" office:value="26.4666" calcext:value-type="float">
            <text:p>26.4666</text:p>
          </table:table-cell>
        </table:table-row>
        <table:table-row table:style-name="ro1">
          <table:table-cell office:value-type="float" office:value="17.4596" calcext:value-type="float">
            <text:p>17.4596</text:p>
          </table:table-cell>
          <table:table-cell office:value-type="float" office:value="8.65392" calcext:value-type="float">
            <text:p>8.65392</text:p>
          </table:table-cell>
          <table:table-cell office:value-type="float" office:value="32.3152" calcext:value-type="float">
            <text:p>32.3152</text:p>
          </table:table-cell>
          <table:table-cell office:value-type="float" office:value="18.7202" calcext:value-type="float">
            <text:p>18.7202</text:p>
          </table:table-cell>
          <table:table-cell office:value-type="float" office:value="53.2787" calcext:value-type="float">
            <text:p>53.2787</text:p>
          </table:table-cell>
          <table:table-cell office:value-type="float" office:value="26.8186" calcext:value-type="float">
            <text:p>26.8186</text:p>
          </table:table-cell>
        </table:table-row>
        <table:table-row table:style-name="ro1">
          <table:table-cell office:value-type="float" office:value="14.734" calcext:value-type="float">
            <text:p>14.734</text:p>
          </table:table-cell>
          <table:table-cell office:value-type="float" office:value="6.27959" calcext:value-type="float">
            <text:p>6.27959</text:p>
          </table:table-cell>
          <table:table-cell office:value-type="float" office:value="25.7243" calcext:value-type="float">
            <text:p>25.7243</text:p>
          </table:table-cell>
          <table:table-cell office:value-type="float" office:value="13.8429" calcext:value-type="float">
            <text:p>13.8429</text:p>
          </table:table-cell>
          <table:table-cell office:value-type="float" office:value="39.4391" calcext:value-type="float">
            <text:p>39.4391</text:p>
          </table:table-cell>
          <table:table-cell office:value-type="float" office:value="20.3393" calcext:value-type="float">
            <text:p>20.3393</text:p>
          </table:table-cell>
        </table:table-row>
        <table:table-row table:style-name="ro1">
          <table:table-cell office:value-type="float" office:value="17.8706" calcext:value-type="float">
            <text:p>17.8706</text:p>
          </table:table-cell>
          <table:table-cell office:value-type="float" office:value="9.22117" calcext:value-type="float">
            <text:p>9.22117</text:p>
          </table:table-cell>
          <table:table-cell office:value-type="float" office:value="34.6339" calcext:value-type="float">
            <text:p>34.6339</text:p>
          </table:table-cell>
          <table:table-cell office:value-type="float" office:value="18.7538" calcext:value-type="float">
            <text:p>18.7538</text:p>
          </table:table-cell>
          <table:table-cell office:value-type="float" office:value="51.9281" calcext:value-type="float">
            <text:p>51.9281</text:p>
          </table:table-cell>
          <table:table-cell office:value-type="float" office:value="26.8824" calcext:value-type="float">
            <text:p>26.8824</text:p>
          </table:table-cell>
        </table:table-row>
        <table:table-row table:style-name="ro1">
          <table:table-cell office:value-type="float" office:value="13.9206" calcext:value-type="float">
            <text:p>13.9206</text:p>
          </table:table-cell>
          <table:table-cell office:value-type="float" office:value="5.73738" calcext:value-type="float">
            <text:p>5.73738</text:p>
          </table:table-cell>
          <table:table-cell office:value-type="float" office:value="22.431" calcext:value-type="float">
            <text:p>22.431</text:p>
          </table:table-cell>
          <table:table-cell office:value-type="float" office:value="12.5471" calcext:value-type="float">
            <text:p>12.5471</text:p>
          </table:table-cell>
          <table:table-cell office:value-type="float" office:value="36.0699" calcext:value-type="float">
            <text:p>36.0699</text:p>
          </table:table-cell>
          <table:table-cell office:value-type="float" office:value="18.4939" calcext:value-type="float">
            <text:p>18.4939</text:p>
          </table:table-cell>
        </table:table-row>
        <table:table-row table:style-name="ro1">
          <table:table-cell office:value-type="float" office:value="16.0756" calcext:value-type="float">
            <text:p>16.0756</text:p>
          </table:table-cell>
          <table:table-cell office:value-type="float" office:value="6.70631" calcext:value-type="float">
            <text:p>6.70631</text:p>
          </table:table-cell>
          <table:table-cell office:value-type="float" office:value="28.7508" calcext:value-type="float">
            <text:p>28.7508</text:p>
          </table:table-cell>
          <table:table-cell office:value-type="float" office:value="15.3368" calcext:value-type="float">
            <text:p>15.3368</text:p>
          </table:table-cell>
          <table:table-cell office:value-type="float" office:value="45.5195" calcext:value-type="float">
            <text:p>45.5195</text:p>
          </table:table-cell>
          <table:table-cell office:value-type="float" office:value="22.3894" calcext:value-type="float">
            <text:p>22.3894</text:p>
          </table:table-cell>
        </table:table-row>
        <table:table-row table:style-name="ro1">
          <table:table-cell office:value-type="float" office:value="15.7204" calcext:value-type="float">
            <text:p>15.7204</text:p>
          </table:table-cell>
          <table:table-cell office:value-type="float" office:value="7.4044" calcext:value-type="float">
            <text:p>7.4044</text:p>
          </table:table-cell>
          <table:table-cell office:value-type="float" office:value="30.9128" calcext:value-type="float">
            <text:p>30.9128</text:p>
          </table:table-cell>
          <table:table-cell office:value-type="float" office:value="15.8848" calcext:value-type="float">
            <text:p>15.8848</text:p>
          </table:table-cell>
          <table:table-cell office:value-type="float" office:value="46.7974" calcext:value-type="float">
            <text:p>46.7974</text:p>
          </table:table-cell>
          <table:table-cell office:value-type="float" office:value="24.5975" calcext:value-type="float">
            <text:p>24.5975</text:p>
          </table:table-cell>
        </table:table-row>
        <table:table-row table:style-name="ro1">
          <table:table-cell office:value-type="float" office:value="19.146" calcext:value-type="float">
            <text:p>19.146</text:p>
          </table:table-cell>
          <table:table-cell office:value-type="float" office:value="11.0659" calcext:value-type="float">
            <text:p>11.0659</text:p>
          </table:table-cell>
          <table:table-cell office:value-type="float" office:value="36.8856" calcext:value-type="float">
            <text:p>36.8856</text:p>
          </table:table-cell>
          <table:table-cell office:value-type="float" office:value="20.4545" calcext:value-type="float">
            <text:p>20.4545</text:p>
          </table:table-cell>
          <table:table-cell office:value-type="float" office:value="57.8359" calcext:value-type="float">
            <text:p>57.8359</text:p>
          </table:table-cell>
          <table:table-cell office:value-type="float" office:value="31.3988" calcext:value-type="float">
            <text:p>31.3988</text:p>
          </table:table-cell>
        </table:table-row>
        <table:table-row table:style-name="ro1">
          <table:table-cell office:value-type="float" office:value="16.1017" calcext:value-type="float">
            <text:p>16.1017</text:p>
          </table:table-cell>
          <table:table-cell office:value-type="float" office:value="8.37366" calcext:value-type="float">
            <text:p>8.37366</text:p>
          </table:table-cell>
          <table:table-cell office:value-type="float" office:value="29.0815" calcext:value-type="float">
            <text:p>29.0815</text:p>
          </table:table-cell>
          <table:table-cell office:value-type="float" office:value="16.914" calcext:value-type="float">
            <text:p>16.914</text:p>
          </table:table-cell>
          <table:table-cell office:value-type="float" office:value="48.4373" calcext:value-type="float">
            <text:p>48.4373</text:p>
          </table:table-cell>
          <table:table-cell office:value-type="float" office:value="25.3125" calcext:value-type="float">
            <text:p>25.3125</text:p>
          </table:table-cell>
        </table:table-row>
        <table:table-row table:style-name="ro1">
          <table:table-cell office:value-type="float" office:value="20.8944" calcext:value-type="float">
            <text:p>20.8944</text:p>
          </table:table-cell>
          <table:table-cell office:value-type="float" office:value="10.0766" calcext:value-type="float">
            <text:p>10.0766</text:p>
          </table:table-cell>
          <table:table-cell office:value-type="float" office:value="39.5536" calcext:value-type="float">
            <text:p>39.5536</text:p>
          </table:table-cell>
          <table:table-cell office:value-type="float" office:value="22.4573" calcext:value-type="float">
            <text:p>22.4573</text:p>
          </table:table-cell>
          <table:table-cell office:value-type="float" office:value="61.2489" calcext:value-type="float">
            <text:p>61.2489</text:p>
          </table:table-cell>
          <table:table-cell office:value-type="float" office:value="32.1179" calcext:value-type="float">
            <text:p>32.1179</text:p>
          </table:table-cell>
        </table:table-row>
        <table:table-row table:style-name="ro1">
          <table:table-cell office:value-type="float" office:value="16.1291" calcext:value-type="float">
            <text:p>16.1291</text:p>
          </table:table-cell>
          <table:table-cell office:value-type="float" office:value="7.3089" calcext:value-type="float">
            <text:p>7.3089</text:p>
          </table:table-cell>
          <table:table-cell office:value-type="float" office:value="28.3642" calcext:value-type="float">
            <text:p>28.3642</text:p>
          </table:table-cell>
          <table:table-cell office:value-type="float" office:value="14.9963" calcext:value-type="float">
            <text:p>14.9963</text:p>
          </table:table-cell>
          <table:table-cell office:value-type="float" office:value="44.5101" calcext:value-type="float">
            <text:p>44.5101</text:p>
          </table:table-cell>
          <table:table-cell office:value-type="float" office:value="21.5108" calcext:value-type="float">
            <text:p>21.5108</text:p>
          </table:table-cell>
        </table:table-row>
        <table:table-row table:style-name="ro1">
          <table:table-cell office:value-type="float" office:value="14.6674" calcext:value-type="float">
            <text:p>14.6674</text:p>
          </table:table-cell>
          <table:table-cell office:value-type="float" office:value="7.02454" calcext:value-type="float">
            <text:p>7.02454</text:p>
          </table:table-cell>
          <table:table-cell office:value-type="float" office:value="29.0712" calcext:value-type="float">
            <text:p>29.0712</text:p>
          </table:table-cell>
          <table:table-cell office:value-type="float" office:value="15.1465" calcext:value-type="float">
            <text:p>15.1465</text:p>
          </table:table-cell>
          <table:table-cell office:value-type="float" office:value="44.2397" calcext:value-type="float">
            <text:p>44.2397</text:p>
          </table:table-cell>
          <table:table-cell office:value-type="float" office:value="21.5875" calcext:value-type="float">
            <text:p>21.5875</text:p>
          </table:table-cell>
        </table:table-row>
        <table:table-row table:style-name="ro1">
          <table:table-cell office:value-type="float" office:value="16.6526" calcext:value-type="float">
            <text:p>16.6526</text:p>
          </table:table-cell>
          <table:table-cell office:value-type="float" office:value="8.76246" calcext:value-type="float">
            <text:p>8.76246</text:p>
          </table:table-cell>
          <table:table-cell office:value-type="float" office:value="32.7606" calcext:value-type="float">
            <text:p>32.7606</text:p>
          </table:table-cell>
          <table:table-cell office:value-type="float" office:value="17.8167" calcext:value-type="float">
            <text:p>17.8167</text:p>
          </table:table-cell>
          <table:table-cell office:value-type="float" office:value="50.9599" calcext:value-type="float">
            <text:p>50.9599</text:p>
          </table:table-cell>
          <table:table-cell office:value-type="float" office:value="27.6739" calcext:value-type="float">
            <text:p>27.6739</text:p>
          </table:table-cell>
        </table:table-row>
        <table:table-row table:style-name="ro1">
          <table:table-cell office:value-type="float" office:value="15.5291" calcext:value-type="float">
            <text:p>15.5291</text:p>
          </table:table-cell>
          <table:table-cell office:value-type="float" office:value="6.10763" calcext:value-type="float">
            <text:p>6.10763</text:p>
          </table:table-cell>
          <table:table-cell office:value-type="float" office:value="26.0945" calcext:value-type="float">
            <text:p>26.0945</text:p>
          </table:table-cell>
          <table:table-cell office:value-type="float" office:value="13.4645" calcext:value-type="float">
            <text:p>13.4645</text:p>
          </table:table-cell>
          <table:table-cell office:value-type="float" office:value="39.2705" calcext:value-type="float">
            <text:p>39.2705</text:p>
          </table:table-cell>
          <table:table-cell office:value-type="float" office:value="20.4013" calcext:value-type="float">
            <text:p>20.4013</text:p>
          </table:table-cell>
        </table:table-row>
        <table:table-row table:style-name="ro1">
          <table:table-cell office:value-type="float" office:value="19.8634" calcext:value-type="float">
            <text:p>19.8634</text:p>
          </table:table-cell>
          <table:table-cell office:value-type="float" office:value="9.54913" calcext:value-type="float">
            <text:p>9.54913</text:p>
          </table:table-cell>
          <table:table-cell office:value-type="float" office:value="35.1115" calcext:value-type="float">
            <text:p>35.1115</text:p>
          </table:table-cell>
          <table:table-cell office:value-type="float" office:value="20.3895" calcext:value-type="float">
            <text:p>20.3895</text:p>
          </table:table-cell>
          <table:table-cell office:value-type="float" office:value="56.1883" calcext:value-type="float">
            <text:p>56.1883</text:p>
          </table:table-cell>
          <table:table-cell office:value-type="float" office:value="30.2493" calcext:value-type="float">
            <text:p>30.2493</text:p>
          </table:table-cell>
        </table:table-row>
        <table:table-row table:style-name="ro1">
          <table:table-cell office:value-type="float" office:value="14.4103" calcext:value-type="float">
            <text:p>14.4103</text:p>
          </table:table-cell>
          <table:table-cell office:value-type="float" office:value="6.91862" calcext:value-type="float">
            <text:p>6.91862</text:p>
          </table:table-cell>
          <table:table-cell office:value-type="float" office:value="27.6071" calcext:value-type="float">
            <text:p>27.6071</text:p>
          </table:table-cell>
          <table:table-cell office:value-type="float" office:value="13.5485" calcext:value-type="float">
            <text:p>13.5485</text:p>
          </table:table-cell>
          <table:table-cell office:value-type="float" office:value="41.9354" calcext:value-type="float">
            <text:p>41.9354</text:p>
          </table:table-cell>
          <table:table-cell office:value-type="float" office:value="20.979" calcext:value-type="float">
            <text:p>20.979</text:p>
          </table:table-cell>
        </table:table-row>
        <table:table-row table:style-name="ro1">
          <table:table-cell office:value-type="float" office:value="18.2914" calcext:value-type="float">
            <text:p>18.2914</text:p>
          </table:table-cell>
          <table:table-cell office:value-type="float" office:value="9.20599" calcext:value-type="float">
            <text:p>9.20599</text:p>
          </table:table-cell>
          <table:table-cell office:value-type="float" office:value="37.0506" calcext:value-type="float">
            <text:p>37.0506</text:p>
          </table:table-cell>
          <table:table-cell office:value-type="float" office:value="21.0359" calcext:value-type="float">
            <text:p>21.0359</text:p>
          </table:table-cell>
          <table:table-cell office:value-type="float" office:value="55.6098" calcext:value-type="float">
            <text:p>55.6098</text:p>
          </table:table-cell>
          <table:table-cell office:value-type="float" office:value="28.2664" calcext:value-type="float">
            <text:p>28.2664</text:p>
          </table:table-cell>
        </table:table-row>
        <table:table-row table:style-name="ro1">
          <table:table-cell office:value-type="float" office:value="21.9422" calcext:value-type="float">
            <text:p>21.9422</text:p>
          </table:table-cell>
          <table:table-cell office:value-type="float" office:value="9.51663" calcext:value-type="float">
            <text:p>9.51663</text:p>
          </table:table-cell>
          <table:table-cell office:value-type="float" office:value="37.0854" calcext:value-type="float">
            <text:p>37.0854</text:p>
          </table:table-cell>
          <table:table-cell office:value-type="float" office:value="22.3441" calcext:value-type="float">
            <text:p>22.3441</text:p>
          </table:table-cell>
          <table:table-cell office:value-type="float" office:value="59.1985" calcext:value-type="float">
            <text:p>59.1985</text:p>
          </table:table-cell>
          <table:table-cell office:value-type="float" office:value="29.8862" calcext:value-type="float">
            <text:p>29.8862</text:p>
          </table:table-cell>
        </table:table-row>
        <table:table-row table:style-name="ro1">
          <table:table-cell office:value-type="float" office:value="17.3837" calcext:value-type="float">
            <text:p>17.3837</text:p>
          </table:table-cell>
          <table:table-cell office:value-type="float" office:value="10.288" calcext:value-type="float">
            <text:p>10.288</text:p>
          </table:table-cell>
          <table:table-cell office:value-type="float" office:value="36.8539" calcext:value-type="float">
            <text:p>36.8539</text:p>
          </table:table-cell>
          <table:table-cell office:value-type="float" office:value="18.933" calcext:value-type="float">
            <text:p>18.933</text:p>
          </table:table-cell>
          <table:table-cell office:value-type="float" office:value="55.8862" calcext:value-type="float">
            <text:p>55.8862</text:p>
          </table:table-cell>
          <table:table-cell office:value-type="float" office:value="29.3971" calcext:value-type="float">
            <text:p>29.3971</text:p>
          </table:table-cell>
        </table:table-row>
        <table:table-row table:style-name="ro1">
          <table:table-cell office:value-type="float" office:value="19.8642" calcext:value-type="float">
            <text:p>19.8642</text:p>
          </table:table-cell>
          <table:table-cell office:value-type="float" office:value="9.96365" calcext:value-type="float">
            <text:p>9.96365</text:p>
          </table:table-cell>
          <table:table-cell office:value-type="float" office:value="36.7957" calcext:value-type="float">
            <text:p>36.7957</text:p>
          </table:table-cell>
          <table:table-cell office:value-type="float" office:value="20.5256" calcext:value-type="float">
            <text:p>20.5256</text:p>
          </table:table-cell>
          <table:table-cell office:value-type="float" office:value="56.5473" calcext:value-type="float">
            <text:p>56.5473</text:p>
          </table:table-cell>
          <table:table-cell office:value-type="float" office:value="29.8389" calcext:value-type="float">
            <text:p>29.8389</text:p>
          </table:table-cell>
        </table:table-row>
        <table:table-row table:style-name="ro1">
          <table:table-cell office:value-type="float" office:value="19.7756" calcext:value-type="float">
            <text:p>19.7756</text:p>
          </table:table-cell>
          <table:table-cell office:value-type="float" office:value="10.0966" calcext:value-type="float">
            <text:p>10.0966</text:p>
          </table:table-cell>
          <table:table-cell office:value-type="float" office:value="35.9086" calcext:value-type="float">
            <text:p>35.9086</text:p>
          </table:table-cell>
          <table:table-cell office:value-type="float" office:value="19.9287" calcext:value-type="float">
            <text:p>19.9287</text:p>
          </table:table-cell>
          <table:table-cell office:value-type="float" office:value="56.0641" calcext:value-type="float">
            <text:p>56.0641</text:p>
          </table:table-cell>
          <table:table-cell office:value-type="float" office:value="30.0113" calcext:value-type="float">
            <text:p>30.0113</text:p>
          </table:table-cell>
        </table:table-row>
        <table:table-row table:style-name="ro1">
          <table:table-cell office:value-type="float" office:value="16.8449" calcext:value-type="float">
            <text:p>16.8449</text:p>
          </table:table-cell>
          <table:table-cell office:value-type="float" office:value="8.18219" calcext:value-type="float">
            <text:p>8.18219</text:p>
          </table:table-cell>
          <table:table-cell office:value-type="float" office:value="29.0575" calcext:value-type="float">
            <text:p>29.0575</text:p>
          </table:table-cell>
          <table:table-cell office:value-type="float" office:value="16.0527" calcext:value-type="float">
            <text:p>16.0527</text:p>
          </table:table-cell>
          <table:table-cell office:value-type="float" office:value="47.0705" calcext:value-type="float">
            <text:p>47.0705</text:p>
          </table:table-cell>
          <table:table-cell office:value-type="float" office:value="23.1287" calcext:value-type="float">
            <text:p>23.1287</text:p>
          </table:table-cell>
        </table:table-row>
        <table:table-row table:style-name="ro1">
          <table:table-cell office:value-type="float" office:value="18.986" calcext:value-type="float">
            <text:p>18.986</text:p>
          </table:table-cell>
          <table:table-cell office:value-type="float" office:value="9.20834" calcext:value-type="float">
            <text:p>9.20834</text:p>
          </table:table-cell>
          <table:table-cell office:value-type="float" office:value="36.0941" calcext:value-type="float">
            <text:p>36.0941</text:p>
          </table:table-cell>
          <table:table-cell office:value-type="float" office:value="18.2168" calcext:value-type="float">
            <text:p>18.2168</text:p>
          </table:table-cell>
          <table:table-cell office:value-type="float" office:value="55.9585" calcext:value-type="float">
            <text:p>55.9585</text:p>
          </table:table-cell>
          <table:table-cell office:value-type="float" office:value="29.5417" calcext:value-type="float">
            <text:p>29.5417</text:p>
          </table:table-cell>
        </table:table-row>
        <table:table-row table:style-name="ro1">
          <table:table-cell office:value-type="float" office:value="18.0502" calcext:value-type="float">
            <text:p>18.0502</text:p>
          </table:table-cell>
          <table:table-cell office:value-type="float" office:value="8.64502" calcext:value-type="float">
            <text:p>8.64502</text:p>
          </table:table-cell>
          <table:table-cell office:value-type="float" office:value="32.3871" calcext:value-type="float">
            <text:p>32.3871</text:p>
          </table:table-cell>
          <table:table-cell office:value-type="float" office:value="18.9797" calcext:value-type="float">
            <text:p>18.9797</text:p>
          </table:table-cell>
          <table:table-cell office:value-type="float" office:value="51.9551" calcext:value-type="float">
            <text:p>51.9551</text:p>
          </table:table-cell>
          <table:table-cell office:value-type="float" office:value="27.3477" calcext:value-type="float">
            <text:p>27.3477</text:p>
          </table:table-cell>
        </table:table-row>
        <table:table-row table:style-name="ro1">
          <table:table-cell office:value-type="float" office:value="15.8889" calcext:value-type="float">
            <text:p>15.8889</text:p>
          </table:table-cell>
          <table:table-cell office:value-type="float" office:value="6.76323" calcext:value-type="float">
            <text:p>6.76323</text:p>
          </table:table-cell>
          <table:table-cell office:value-type="float" office:value="27.0487" calcext:value-type="float">
            <text:p>27.0487</text:p>
          </table:table-cell>
          <table:table-cell office:value-type="float" office:value="15.3502" calcext:value-type="float">
            <text:p>15.3502</text:p>
          </table:table-cell>
          <table:table-cell office:value-type="float" office:value="45.1257" calcext:value-type="float">
            <text:p>45.1257</text:p>
          </table:table-cell>
          <table:table-cell office:value-type="float" office:value="21.2651" calcext:value-type="float">
            <text:p>21.2651</text:p>
          </table:table-cell>
        </table:table-row>
        <table:table-row table:style-name="ro1">
          <table:table-cell office:value-type="float" office:value="19.7484" calcext:value-type="float">
            <text:p>19.7484</text:p>
          </table:table-cell>
          <table:table-cell office:value-type="float" office:value="11.0774" calcext:value-type="float">
            <text:p>11.0774</text:p>
          </table:table-cell>
          <table:table-cell office:value-type="float" office:value="39.5632" calcext:value-type="float">
            <text:p>39.5632</text:p>
          </table:table-cell>
          <table:table-cell office:value-type="float" office:value="20.9333" calcext:value-type="float">
            <text:p>20.9333</text:p>
          </table:table-cell>
          <table:table-cell office:value-type="float" office:value="60.4135" calcext:value-type="float">
            <text:p>60.4135</text:p>
          </table:table-cell>
          <table:table-cell office:value-type="float" office:value="32.7854" calcext:value-type="float">
            <text:p>32.7854</text:p>
          </table:table-cell>
        </table:table-row>
        <table:table-row table:style-name="ro1">
          <table:table-cell office:value-type="float" office:value="24.9937" calcext:value-type="float">
            <text:p>24.9937</text:p>
          </table:table-cell>
          <table:table-cell office:value-type="float" office:value="12.9484" calcext:value-type="float">
            <text:p>12.9484</text:p>
          </table:table-cell>
          <table:table-cell office:value-type="float" office:value="48.8257" calcext:value-type="float">
            <text:p>48.8257</text:p>
          </table:table-cell>
          <table:table-cell office:value-type="float" office:value="31.2294" calcext:value-type="float">
            <text:p>31.2294</text:p>
          </table:table-cell>
          <table:table-cell office:value-type="float" office:value="74.3518" calcext:value-type="float">
            <text:p>74.3518</text:p>
          </table:table-cell>
          <table:table-cell office:value-type="float" office:value="42.0722" calcext:value-type="float">
            <text:p>42.0722</text:p>
          </table:table-cell>
        </table:table-row>
        <table:table-row table:style-name="ro1">
          <table:table-cell office:value-type="float" office:value="14.0378" calcext:value-type="float">
            <text:p>14.0378</text:p>
          </table:table-cell>
          <table:table-cell office:value-type="float" office:value="7.0854" calcext:value-type="float">
            <text:p>7.0854</text:p>
          </table:table-cell>
          <table:table-cell office:value-type="float" office:value="27.2486" calcext:value-type="float">
            <text:p>27.2486</text:p>
          </table:table-cell>
          <table:table-cell office:value-type="float" office:value="14.9794" calcext:value-type="float">
            <text:p>14.9794</text:p>
          </table:table-cell>
          <table:table-cell office:value-type="float" office:value="42.4317" calcext:value-type="float">
            <text:p>42.4317</text:p>
          </table:table-cell>
          <table:table-cell office:value-type="float" office:value="21.1478" calcext:value-type="float">
            <text:p>21.1478</text:p>
          </table:table-cell>
        </table:table-row>
        <table:table-row table:style-name="ro1">
          <table:table-cell office:value-type="float" office:value="0.0397344" calcext:value-type="float">
            <text:p>0.0397344</text:p>
          </table:table-cell>
          <table:table-cell office:value-type="float" office:value="0.0198266" calcext:value-type="float">
            <text:p>0.0198266</text:p>
          </table:table-cell>
          <table:table-cell office:value-type="float" office:value="0.0629332" calcext:value-type="float">
            <text:p>0.0629332</text:p>
          </table:table-cell>
          <table:table-cell office:value-type="float" office:value="0.0437542" calcext:value-type="float">
            <text:p>0.0437542</text:p>
          </table:table-cell>
          <table:table-cell office:value-type="float" office:value="0.093623" calcext:value-type="float">
            <text:p>0.093623</text:p>
          </table:table-cell>
          <table:table-cell office:value-type="float" office:value="0.0531247" calcext:value-type="float">
            <text:p>0.0531247</text:p>
          </table:table-cell>
        </table:table-row>
        <table:table-row table:style-name="ro1">
          <table:table-cell office:value-type="float" office:value="0.0341474" calcext:value-type="float">
            <text:p>0.0341474</text:p>
          </table:table-cell>
          <table:table-cell office:value-type="float" office:value="0.018719" calcext:value-type="float">
            <text:p>0.018719</text:p>
          </table:table-cell>
          <table:table-cell office:value-type="float" office:value="0.0542653" calcext:value-type="float">
            <text:p>0.0542653</text:p>
          </table:table-cell>
          <table:table-cell office:value-type="float" office:value="0.0396381" calcext:value-type="float">
            <text:p>0.0396381</text:p>
          </table:table-cell>
          <table:table-cell office:value-type="float" office:value="0.0865561" calcext:value-type="float">
            <text:p>0.0865561</text:p>
          </table:table-cell>
          <table:table-cell office:value-type="float" office:value="0.0497218" calcext:value-type="float">
            <text:p>0.0497218</text:p>
          </table:table-cell>
        </table:table-row>
        <table:table-row table:style-name="ro1">
          <table:table-cell office:value-type="float" office:value="0.0399309" calcext:value-type="float">
            <text:p>0.0399309</text:p>
          </table:table-cell>
          <table:table-cell office:value-type="float" office:value="0.0251931" calcext:value-type="float">
            <text:p>0.0251931</text:p>
          </table:table-cell>
          <table:table-cell office:value-type="float" office:value="0.0690885" calcext:value-type="float">
            <text:p>0.0690885</text:p>
          </table:table-cell>
          <table:table-cell office:value-type="float" office:value="0.0524607" calcext:value-type="float">
            <text:p>0.0524607</text:p>
          </table:table-cell>
          <table:table-cell office:value-type="float" office:value="0.109191" calcext:value-type="float">
            <text:p>0.109191</text:p>
          </table:table-cell>
          <table:table-cell office:value-type="float" office:value="0.0608246" calcext:value-type="float">
            <text:p>0.0608246</text:p>
          </table:table-cell>
        </table:table-row>
        <table:table-row table:style-name="ro1">
          <table:table-cell office:value-type="float" office:value="64.3666" calcext:value-type="float">
            <text:p>64.3666</text:p>
          </table:table-cell>
          <table:table-cell office:value-type="float" office:value="32.1636" calcext:value-type="float">
            <text:p>32.1636</text:p>
          </table:table-cell>
          <table:table-cell office:value-type="float" office:value="111.259" calcext:value-type="float">
            <text:p>111.259</text:p>
          </table:table-cell>
          <table:table-cell office:value-type="float" office:value="63.4283" calcext:value-type="float">
            <text:p>63.4283</text:p>
          </table:table-cell>
          <table:table-cell office:value-type="float" office:value="175.989" calcext:value-type="float">
            <text:p>175.989</text:p>
          </table:table-cell>
          <table:table-cell office:value-type="float" office:value="96.3474" calcext:value-type="float">
            <text:p>96.3474</text:p>
          </table:table-cell>
        </table:table-row>
        <table:table-row table:style-name="ro1">
          <table:table-cell office:value-type="float" office:value="0.028519" calcext:value-type="float">
            <text:p>0.028519</text:p>
          </table:table-cell>
          <table:table-cell office:value-type="float" office:value="0.0349845" calcext:value-type="float">
            <text:p>0.0349845</text:p>
          </table:table-cell>
          <table:table-cell office:value-type="float" office:value="0.025675" calcext:value-type="float">
            <text:p>0.025675</text:p>
          </table:table-cell>
          <table:table-cell office:value-type="float" office:value="0.0323621" calcext:value-type="float">
            <text:p>0.0323621</text:p>
          </table:table-cell>
          <table:table-cell office:value-type="float" office:value="0.00808142" calcext:value-type="float">
            <text:p>0.00808142</text:p>
          </table:table-cell>
          <table:table-cell office:value-type="float" office:value="0.0388986" calcext:value-type="float">
            <text:p>0.0388986</text:p>
          </table:table-cell>
        </table:table-row>
        <table:table-row table:style-name="ro1">
          <table:table-cell office:value-type="float" office:value="0.193904" calcext:value-type="float">
            <text:p>0.193904</text:p>
          </table:table-cell>
          <table:table-cell office:value-type="float" office:value="0.11704" calcext:value-type="float">
            <text:p>0.11704</text:p>
          </table:table-cell>
          <table:table-cell office:value-type="float" office:value="0.366721" calcext:value-type="float">
            <text:p>0.366721</text:p>
          </table:table-cell>
          <table:table-cell office:value-type="float" office:value="0.235871" calcext:value-type="float">
            <text:p>0.235871</text:p>
          </table:table-cell>
          <table:table-cell office:value-type="float" office:value="0.576428" calcext:value-type="float">
            <text:p>0.576428</text:p>
          </table:table-cell>
          <table:table-cell office:value-type="float" office:value="0.322708" calcext:value-type="float">
            <text:p>0.322708</text:p>
          </table:table-cell>
        </table:table-row>
        <table:table-row table:style-name="ro1">
          <table:table-cell table:style-name="ce4" office:value-type="float" office:value="0.000036109" calcext:value-type="float">
            <text:p>3.61E-05</text:p>
          </table:table-cell>
          <table:table-cell table:style-name="ce4" office:value-type="float" office:value="0.0000337755" calcext:value-type="float">
            <text:p>3.38E-05</text:p>
          </table:table-cell>
          <table:table-cell table:style-name="ce4" office:value-type="float" office:value="0.0000404484" calcext:value-type="float">
            <text:p>4.04E-05</text:p>
          </table:table-cell>
          <table:table-cell table:style-name="ce4" office:value-type="float" office:value="0.0000364454" calcext:value-type="float">
            <text:p>3.64E-05</text:p>
          </table:table-cell>
          <table:table-cell table:style-name="ce4" office:value-type="float" office:value="0.0000371723" calcext:value-type="float">
            <text:p>3.72E-05</text:p>
          </table:table-cell>
          <table:table-cell table:style-name="ce4" office:value-type="float" office:value="0.0000355244" calcext:value-type="float">
            <text:p>3.55E-05</text:p>
          </table:table-cell>
        </table:table-row>
        <table:table-row table:style-name="ro1">
          <table:table-cell table:style-name="ce4" office:value-type="float" office:value="0.0000378697" calcext:value-type="float">
            <text:p>3.79E-05</text:p>
          </table:table-cell>
          <table:table-cell table:style-name="ce4" office:value-type="float" office:value="0.0000426812" calcext:value-type="float">
            <text:p>4.27E-05</text:p>
          </table:table-cell>
          <table:table-cell table:style-name="ce4" office:value-type="float" office:value="0.0000335751" calcext:value-type="float">
            <text:p>3.36E-05</text:p>
          </table:table-cell>
          <table:table-cell table:style-name="ce4" office:value-type="float" office:value="0.0000399266" calcext:value-type="float">
            <text:p>3.99E-05</text:p>
          </table:table-cell>
          <table:table-cell table:style-name="ce4" office:value-type="float" office:value="0.0000508349" calcext:value-type="float">
            <text:p>5.08E-05</text:p>
          </table:table-cell>
          <table:table-cell table:style-name="ce4" office:value-type="float" office:value="0.0000524711" calcext:value-type="float">
            <text:p>5.25E-05</text:p>
          </table:table-cell>
        </table:table-row>
        <table:table-row table:style-name="ro1">
          <table:table-cell office:value-type="float" office:value="0.360404" calcext:value-type="float">
            <text:p>0.360404</text:p>
          </table:table-cell>
          <table:table-cell office:value-type="float" office:value="0.191675" calcext:value-type="float">
            <text:p>0.191675</text:p>
          </table:table-cell>
          <table:table-cell office:value-type="float" office:value="0.625102" calcext:value-type="float">
            <text:p>0.625102</text:p>
          </table:table-cell>
          <table:table-cell office:value-type="float" office:value="0.406409" calcext:value-type="float">
            <text:p>0.406409</text:p>
          </table:table-cell>
          <table:table-cell office:value-type="float" office:value="0.981899" calcext:value-type="float">
            <text:p>0.981899</text:p>
          </table:table-cell>
          <table:table-cell office:value-type="float" office:value="0.552411" calcext:value-type="float">
            <text:p>0.552411</text:p>
          </table:table-cell>
        </table:table-row>
        <table:table-row table:style-name="ro1">
          <table:table-cell table:style-name="ce1" table:formula="of:=SUM([.A2:.A194])/193" office:value-type="float" office:value="10.2008280915995" calcext:value-type="float">
            <text:p>10.2008280915995</text:p>
          </table:table-cell>
          <table:table-cell table:style-name="ce1" table:formula="of:=SUM([.B2:.B194])/193" office:value-type="float" office:value="5.00165054226269" calcext:value-type="float">
            <text:p>5.00165054226269</text:p>
          </table:table-cell>
          <table:table-cell table:style-name="ce1" table:formula="of:=SUM([.C2:.C194])/193" office:value-type="float" office:value="19.155173974215" calcext:value-type="float">
            <text:p>19.155173974215</text:p>
          </table:table-cell>
          <table:table-cell table:style-name="ce1" table:formula="of:=SUM([.D2:.D194])/193" office:value-type="float" office:value="10.573567023171" calcext:value-type="float">
            <text:p>10.573567023171</text:p>
          </table:table-cell>
          <table:table-cell table:style-name="ce1" table:formula="of:=SUM([.E2:.E194])/193" office:value-type="float" office:value="29.1237141788974" calcext:value-type="float">
            <text:p>29.1237141788974</text:p>
          </table:table-cell>
          <table:table-cell table:style-name="ce1" table:formula="of:=SUM([.F2:.F194])/193" office:value-type="float" office:value="15.5792723559352" calcext:value-type="float">
            <text:p>15.579272355935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 Regula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1:41:51.69580936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2:30:04.235717507</meta:creation-date>
    <dc:date>2021-09-29T12:07:31.687250894</dc:date>
    <meta:editing-duration>PT3H46S</meta:editing-duration>
    <meta:editing-cycles>7</meta:editing-cycles>
    <meta:generator>LibreOffice/7.2.1.2$Linux_X86_64 LibreOffice_project/87b77fad49947c1441b67c559c339af8f3517e22</meta:generator>
    <meta:document-statistic meta:table-count="8" meta:cell-count="14840" meta:object-count="0"/>
  </office:meta>
</office:document-meta>
</file>